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rdf+xml" manifest:full-path="manifest.rdf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image/png" manifest:full-path="Thumbnails/thumbnail.png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5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7.033cm"/>
    </style:style>
    <style:style style:name="co2" style:family="table-column">
      <style:table-column-properties fo:break-before="auto" style:column-width="1.921cm"/>
    </style:style>
    <style:style style:name="co3" style:family="table-column">
      <style:table-column-properties fo:break-before="auto" style:column-width="3.041cm"/>
    </style:style>
    <style:style style:name="co4" style:family="table-column">
      <style:table-column-properties fo:break-before="auto" style:column-width="2.439cm"/>
    </style:style>
    <style:style style:name="co5" style:family="table-column">
      <style:table-column-properties fo:break-before="auto" style:column-width="2.33cm"/>
    </style:style>
    <style:style style:name="co6" style:family="table-column">
      <style:table-column-properties fo:break-before="auto" style:column-width="2.304cm"/>
    </style:style>
    <style:style style:name="co7" style:family="table-column">
      <style:table-column-properties fo:break-before="auto" style:column-width="1.647cm"/>
    </style:style>
    <style:style style:name="co8" style:family="table-column">
      <style:table-column-properties fo:break-before="auto" style:column-width="0.744cm"/>
    </style:style>
    <style:style style:name="co9" style:family="table-column">
      <style:table-column-properties fo:break-before="auto" style:column-width="1.455cm"/>
    </style:style>
    <style:style style:name="co10" style:family="table-column">
      <style:table-column-properties fo:break-before="auto" style:column-width="1.838cm"/>
    </style:style>
    <style:style style:name="co11" style:family="table-column">
      <style:table-column-properties fo:break-before="auto" style:column-width="0.937cm"/>
    </style:style>
    <style:style style:name="co12" style:family="table-column">
      <style:table-column-properties fo:break-before="auto" style:column-width="1.265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3.992cm"/>
    </style:style>
    <style:style style:name="co15" style:family="table-column">
      <style:table-column-properties fo:break-before="auto" style:column-width="2.796cm"/>
    </style:style>
    <style:style style:name="co16" style:family="table-column">
      <style:table-column-properties fo:break-before="auto" style:column-width="3.24cm"/>
    </style:style>
    <style:style style:name="co17" style:family="table-column">
      <style:table-column-properties fo:break-before="auto" style:column-width="2.932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7.477cm"/>
    </style:style>
    <style:style style:name="co20" style:family="table-column">
      <style:table-column-properties fo:break-before="auto" style:column-width="2.522cm"/>
    </style:style>
    <style:style style:name="co21" style:family="table-column">
      <style:table-column-properties fo:break-before="auto" style:column-width="2.678cm"/>
    </style:style>
    <style:style style:name="co22" style:family="table-column">
      <style:table-column-properties fo:break-before="auto" style:column-width="2.741cm"/>
    </style:style>
    <style:style style:name="co23" style:family="table-column">
      <style:table-column-properties fo:break-before="auto" style:column-width="2.487cm"/>
    </style:style>
    <style:style style:name="co24" style:family="table-column">
      <style:table-column-properties fo:break-before="auto" style:column-width="3.771cm"/>
    </style:style>
    <style:style style:name="co25" style:family="table-column">
      <style:table-column-properties fo:break-before="auto" style:column-width="3.443cm"/>
    </style:style>
    <style:style style:name="co26" style:family="table-column">
      <style:table-column-properties fo:break-before="auto" style:column-width="3.635cm"/>
    </style:style>
    <style:style style:name="co27" style:family="table-column">
      <style:table-column-properties fo:break-before="auto" style:column-width="3.552cm"/>
    </style:style>
    <style:style style:name="co28" style:family="table-column">
      <style:table-column-properties fo:break-before="auto" style:column-width="3.143cm"/>
    </style:style>
    <style:style style:name="co29" style:family="table-column">
      <style:table-column-properties fo:break-before="auto" style:column-width="3.69cm"/>
    </style:style>
    <style:style style:name="co30" style:family="table-column">
      <style:table-column-properties fo:break-before="auto" style:column-width="4.346cm"/>
    </style:style>
    <style:style style:name="co31" style:family="table-column">
      <style:table-column-properties fo:break-before="auto" style:column-width="3.388cm"/>
    </style:style>
    <style:style style:name="co32" style:family="table-column">
      <style:table-column-properties fo:break-before="auto" style:column-width="3.089cm"/>
    </style:style>
    <style:style style:name="co33" style:family="table-column">
      <style:table-column-properties fo:break-before="auto" style:column-width="3.498cm"/>
    </style:style>
    <style:style style:name="co34" style:family="table-column">
      <style:table-column-properties fo:break-before="auto" style:column-width="3.4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/>
    <style:style style:name="ce5" style:family="table-cell" style:parent-style-name="Default" style:data-style-name="N60"/>
    <style:style style:name="ce6" style:family="table-cell" style:parent-style-name="Default" style:data-style-name="N0"/>
    <style:style style:name="ce7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unt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number-columns-repeated="14" table:default-cell-style-name="Default"/>
        <table:table-column table:style-name="co11" table:number-columns-repeated="11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960" table:default-cell-style-name="Default"/>
        <table:table-row table:style-name="ro1">
          <table:table-cell table:style-name="ce1" office:value-type="string">
            <text:p>kernel</text:p>
          </table:table-cell>
          <table:table-cell table:style-name="ce1" office:value-type="string">
            <text:p>block size</text:p>
          </table:table-cell>
          <table:table-cell table:style-name="ce1" office:value-type="string">
            <text:p>threads per block</text:p>
          </table:table-cell>
          <table:table-cell table:style-name="ce1" office:value-type="string">
            <text:p>OCL_TIMER</text:p>
          </table:table-cell>
          <table:table-cell table:style-name="ce1" office:value-type="string">
            <text:p>TIMESTAMP</text:p>
          </table:table-cell>
          <table:table-cell table:style-name="ce1" office:value-type="string">
            <text:p>GPU_TICKS</text:p>
          </table:table-cell>
          <table:table-cell table:style-name="ce1" office:value-type="string">
            <text:p>CPU_TICKS</text:p>
          </table:table-cell>
          <table:table-cell table:style-name="ce1" office:value-type="string">
            <text:p>A0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3</text:p>
          </table:table-cell>
          <table:table-cell table:style-name="ce1" office:value-type="string">
            <text:p>A4</text:p>
          </table:table-cell>
          <table:table-cell table:style-name="ce1" office:value-type="string">
            <text:p>A5</text:p>
          </table:table-cell>
          <table:table-cell table:style-name="ce1" office:value-type="string">
            <text:p>A6</text:p>
          </table:table-cell>
          <table:table-cell table:style-name="ce1" office:value-type="string">
            <text:p>A7</text:p>
          </table:table-cell>
          <table:table-cell table:style-name="ce1" office:value-type="string">
            <text:p>A8</text:p>
          </table:table-cell>
          <table:table-cell table:style-name="ce1" office:value-type="string">
            <text:p>A9</text:p>
          </table:table-cell>
          <table:table-cell table:style-name="ce1" office:value-type="string">
            <text:p>A10</text:p>
          </table:table-cell>
          <table:table-cell table:style-name="ce1" office:value-type="string">
            <text:p>A11</text:p>
          </table:table-cell>
          <table:table-cell table:style-name="ce1" office:value-type="string">
            <text:p>A12</text:p>
          </table:table-cell>
          <table:table-cell table:style-name="ce1" office:value-type="string">
            <text:p>A13</text:p>
          </table:table-cell>
          <table:table-cell table:style-name="ce1" office:value-type="string">
            <text:p>A14</text:p>
          </table:table-cell>
          <table:table-cell table:style-name="ce1" office:value-type="string">
            <text:p>A15</text:p>
          </table:table-cell>
          <table:table-cell table:style-name="ce1" office:value-type="string">
            <text:p>A16</text:p>
          </table:table-cell>
          <table:table-cell table:style-name="ce1" office:value-type="string">
            <text:p>A17</text:p>
          </table:table-cell>
          <table:table-cell table:style-name="ce1" office:value-type="string">
            <text:p>A18</text:p>
          </table:table-cell>
          <table:table-cell table:style-name="ce1" office:value-type="string">
            <text:p>A19</text:p>
          </table:table-cell>
          <table:table-cell table:style-name="ce1" office:value-type="string">
            <text:p>A20</text:p>
          </table:table-cell>
          <table:table-cell table:style-name="ce1" office:value-type="string">
            <text:p>A21</text:p>
          </table:table-cell>
          <table:table-cell table:style-name="ce1" office:value-type="string">
            <text:p>A22</text:p>
          </table:table-cell>
          <table:table-cell table:style-name="ce1" office:value-type="string">
            <text:p>A23</text:p>
          </table:table-cell>
          <table:table-cell table:style-name="ce1" office:value-type="string">
            <text:p>A24</text:p>
          </table:table-cell>
          <table:table-cell table:style-name="ce1" office:value-type="string">
            <text:p>A25</text:p>
          </table:table-cell>
          <table:table-cell table:style-name="ce1" office:value-type="string">
            <text:p>A26</text:p>
          </table:table-cell>
          <table:table-cell table:style-name="ce1" office:value-type="string">
            <text:p>A27</text:p>
          </table:table-cell>
          <table:table-cell table:style-name="ce1" office:value-type="string">
            <text:p>A28</text:p>
          </table:table-cell>
          <table:table-cell table:style-name="ce1" office:value-type="string">
            <text:p>A29</text:p>
          </table:table-cell>
          <table:table-cell table:style-name="ce1" office:value-type="string">
            <text:p>A30</text:p>
          </table:table-cell>
          <table:table-cell table:style-name="ce1" office:value-type="string">
            <text:p>A31</text:p>
          </table:table-cell>
          <table:table-cell table:style-name="ce1" office:value-type="string">
            <text:p>A32</text:p>
          </table:table-cell>
          <table:table-cell table:style-name="ce1" office:value-type="string">
            <text:p>A33</text:p>
          </table:table-cell>
          <table:table-cell table:style-name="ce1" office:value-type="string">
            <text:p>A34</text:p>
          </table:table-cell>
          <table:table-cell table:style-name="ce1" office:value-type="string">
            <text:p>A35</text:p>
          </table:table-cell>
          <table:table-cell table:style-name="ce1" office:value-type="string">
            <text:p>B0</text:p>
          </table:table-cell>
          <table:table-cell table:style-name="ce1" office:value-type="string">
            <text:p>B1</text:p>
          </table:table-cell>
          <table:table-cell table:style-name="ce1" office:value-type="string">
            <text:p>B2</text:p>
          </table:table-cell>
          <table:table-cell table:style-name="ce1" office:value-type="string">
            <text:p>B3</text:p>
          </table:table-cell>
          <table:table-cell table:style-name="ce1" office:value-type="string">
            <text:p>B4</text:p>
          </table:table-cell>
          <table:table-cell table:style-name="ce1" office:value-type="string">
            <text:p>B5</text:p>
          </table:table-cell>
          <table:table-cell table:style-name="ce1" office:value-type="string">
            <text:p>B6</text:p>
          </table:table-cell>
          <table:table-cell table:style-name="ce1" office:value-type="string">
            <text:p>B7</text:p>
          </table:table-cell>
          <table:table-cell table:style-name="ce1" office:value-type="string">
            <text:p>C0</text:p>
          </table:table-cell>
          <table:table-cell table:style-name="ce1" office:value-type="string">
            <text:p>C1</text:p>
          </table:table-cell>
          <table:table-cell table:style-name="ce1" office:value-type="string">
            <text:p>C2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C5</text:p>
          </table:table-cell>
          <table:table-cell table:style-name="ce1" office:value-type="string">
            <text:p>C6</text:p>
          </table:table-cell>
          <table:table-cell table:style-name="ce1" office:value-type="string">
            <text:p>C7</text:p>
          </table:table-cell>
          <table:table-cell table:style-name="ce1" office:value-type="string">
            <text:p>PSYS_ENERGY</text:p>
          </table:table-cell>
          <table:table-cell table:style-name="ce1" office:value-type="string">
            <text:p>PKG_ENERGY</text:p>
          </table:table-cell>
          <table:table-cell table:style-name="ce1" office:value-type="string">
            <text:p>PP0_ENERGY</text:p>
          </table:table-cell>
          <table:table-cell table:style-name="ce1" office:value-type="string">
            <text:p>DRAM_ENERGY</text:p>
          </table:table-cell>
          <table:table-cell table:style-name="ce1" office:value-type="string">
            <text:p>GPU_ENERGY</text:p>
          </table:table-cell>
          <table:table-cell table:style-name="ce1"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947131511">
            <text:p>947131511</text:p>
          </table:table-cell>
          <table:table-cell office:value-type="float" office:value="11458239">
            <text:p>11458239</text:p>
          </table:table-cell>
          <table:table-cell office:value-type="float" office:value="999188677">
            <text:p>999188677</text:p>
          </table:table-cell>
          <table:table-cell office:value-type="float" office:value="2751651783">
            <text:p>2751651783</text:p>
          </table:table-cell>
          <table:table-cell office:value-type="float" office:value="999015386">
            <text:p>999015386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5280">
            <text:p>685280</text:p>
          </table:table-cell>
          <table:table-cell table:number-columns-repeated="10" office:value-type="float" office:value="24083435">
            <text:p>24083435</text:p>
          </table:table-cell>
          <table:table-cell table:number-columns-repeated="2" office:value-type="float" office:value="24079817">
            <text:p>24079817</text:p>
          </table:table-cell>
          <table:table-cell table:number-columns-repeated="2" office:value-type="float" office:value="24083435">
            <text:p>24083435</text:p>
          </table:table-cell>
          <table:table-cell office:value-type="float" office:value="3776940">
            <text:p>37769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28302">
            <text:p>2728302</text:p>
          </table:table-cell>
          <table:table-cell office:value-type="float" office:value="16258">
            <text:p>16258</text:p>
          </table:table-cell>
          <table:table-cell office:value-type="float" office:value="1765327">
            <text:p>1765327</text:p>
          </table:table-cell>
          <table:table-cell office:value-type="float" office:value="433523">
            <text:p>433523</text:p>
          </table:table-cell>
          <table:table-cell table:number-columns-repeated="2" office:value-type="float" office:value="0">
            <text:p>0</text:p>
          </table:table-cell>
          <table:table-cell office:value-type="float" office:value="16777217">
            <text:p>16777217</text:p>
          </table:table-cell>
          <table:table-cell office:value-type="float" office:value="999093768">
            <text:p>999093768</text:p>
          </table:table-cell>
          <table:table-cell table:number-columns-repeated="4" office:value-type="float" office:value="0">
            <text:p>0</text:p>
          </table:table-cell>
          <table:table-cell office:value-type="float" office:value="999188677">
            <text:p>999188677</text:p>
          </table:table-cell>
          <table:table-cell office:value-type="float" office:value="0">
            <text:p>0</text:p>
          </table:table-cell>
          <table:table-cell office:value-type="float" office:value="999188677">
            <text:p>999188677</text:p>
          </table:table-cell>
          <table:table-cell office:value-type="float" office:value="15613081">
            <text:p>15613081</text:p>
          </table:table-cell>
          <table:table-cell office:value-type="float" office:value="499594339">
            <text:p>499594339</text:p>
          </table:table-cell>
          <table:table-cell office:value-type="float" office:value="0">
            <text:p>0</text:p>
          </table:table-cell>
          <table:table-cell office:value-type="float" office:value="333062892">
            <text:p>333062892</text:p>
          </table:table-cell>
          <table:table-cell office:value-type="float" office:value="0">
            <text:p>0</text:p>
          </table:table-cell>
          <table:table-cell office:value-type="float" office:value="333062892">
            <text:p>333062892</text:p>
          </table:table-cell>
          <table:table-cell office:value-type="float" office:value="0">
            <text:p>0</text:p>
          </table:table-cell>
          <table:table-cell office:value-type="float" office:value="166531446">
            <text:p>166531446</text:p>
          </table:table-cell>
          <table:table-cell office:value-type="float" office:value="498970482">
            <text:p>498970482</text:p>
          </table:table-cell>
          <table:table-cell office:value-type="float" office:value="666125785">
            <text:p>666125785</text:p>
          </table:table-cell>
          <table:table-cell office:value-type="float" office:value="999188677">
            <text:p>999188677</text:p>
          </table:table-cell>
          <table:table-cell office:value-type="float" office:value="2015563964">
            <text:p>2015563964</text:p>
          </table:table-cell>
          <table:table-cell office:value-type="float" office:value="8117370605">
            <text:p>8117370605</text:p>
          </table:table-cell>
          <table:table-cell office:value-type="float" office:value="800323486">
            <text:p>800323486</text:p>
          </table:table-cell>
          <table:table-cell office:value-type="float" office:value="212493896">
            <text:p>21249389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47010380">
            <text:p>947010380</text:p>
          </table:table-cell>
          <table:table-cell office:value-type="float" office:value="11456186">
            <text:p>11456186</text:p>
          </table:table-cell>
          <table:table-cell office:value-type="float" office:value="999120787">
            <text:p>999120787</text:p>
          </table:table-cell>
          <table:table-cell office:value-type="float" office:value="2751375323">
            <text:p>2751375323</text:p>
          </table:table-cell>
          <table:table-cell office:value-type="float" office:value="998945465">
            <text:p>998945465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5280">
            <text:p>685280</text:p>
          </table:table-cell>
          <table:table-cell table:number-columns-repeated="10" office:value-type="float" office:value="24087438">
            <text:p>24087438</text:p>
          </table:table-cell>
          <table:table-cell table:number-columns-repeated="2" office:value-type="float" office:value="24083136">
            <text:p>24083136</text:p>
          </table:table-cell>
          <table:table-cell table:number-columns-repeated="2" office:value-type="float" office:value="24087438">
            <text:p>24087438</text:p>
          </table:table-cell>
          <table:table-cell office:value-type="float" office:value="3776940">
            <text:p>37769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28302">
            <text:p>2728302</text:p>
          </table:table-cell>
          <table:table-cell office:value-type="float" office:value="16258">
            <text:p>16258</text:p>
          </table:table-cell>
          <table:table-cell office:value-type="float" office:value="1765327">
            <text:p>1765327</text:p>
          </table:table-cell>
          <table:table-cell office:value-type="float" office:value="433194">
            <text:p>433194</text:p>
          </table:table-cell>
          <table:table-cell table:number-columns-repeated="2" office:value-type="float" office:value="0">
            <text:p>0</text:p>
          </table:table-cell>
          <table:table-cell office:value-type="float" office:value="16777217">
            <text:p>16777217</text:p>
          </table:table-cell>
          <table:table-cell office:value-type="float" office:value="999079188">
            <text:p>999079188</text:p>
          </table:table-cell>
          <table:table-cell table:number-columns-repeated="4" office:value-type="float" office:value="0">
            <text:p>0</text:p>
          </table:table-cell>
          <table:table-cell office:value-type="float" office:value="999120787">
            <text:p>999120787</text:p>
          </table:table-cell>
          <table:table-cell office:value-type="float" office:value="0">
            <text:p>0</text:p>
          </table:table-cell>
          <table:table-cell office:value-type="float" office:value="999120787">
            <text:p>999120787</text:p>
          </table:table-cell>
          <table:table-cell office:value-type="float" office:value="15612252">
            <text:p>15612252</text:p>
          </table:table-cell>
          <table:table-cell office:value-type="float" office:value="499560394">
            <text:p>499560394</text:p>
          </table:table-cell>
          <table:table-cell office:value-type="float" office:value="0">
            <text:p>0</text:p>
          </table:table-cell>
          <table:table-cell office:value-type="float" office:value="333040263">
            <text:p>333040263</text:p>
          </table:table-cell>
          <table:table-cell office:value-type="float" office:value="0">
            <text:p>0</text:p>
          </table:table-cell>
          <table:table-cell office:value-type="float" office:value="333040262">
            <text:p>333040262</text:p>
          </table:table-cell>
          <table:table-cell office:value-type="float" office:value="499521323">
            <text:p>499521323</text:p>
          </table:table-cell>
          <table:table-cell office:value-type="float" office:value="166520130">
            <text:p>166520130</text:p>
          </table:table-cell>
          <table:table-cell office:value-type="float" office:value="62136">
            <text:p>62136</text:p>
          </table:table-cell>
          <table:table-cell office:value-type="float" office:value="666080525">
            <text:p>666080525</text:p>
          </table:table-cell>
          <table:table-cell office:value-type="float" office:value="999120787">
            <text:p>999120787</text:p>
          </table:table-cell>
          <table:table-cell office:value-type="float" office:value="1981597899">
            <text:p>1981597899</text:p>
          </table:table-cell>
          <table:table-cell office:value-type="float" office:value="8095306396">
            <text:p>8095306396</text:p>
          </table:table-cell>
          <table:table-cell office:value-type="float" office:value="803985595">
            <text:p>803985595</text:p>
          </table:table-cell>
          <table:table-cell office:value-type="float" office:value="212677001">
            <text:p>21267700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47146198">
            <text:p>947146198</text:p>
          </table:table-cell>
          <table:table-cell office:value-type="float" office:value="11455710">
            <text:p>11455710</text:p>
          </table:table-cell>
          <table:table-cell office:value-type="float" office:value="999102951">
            <text:p>999102951</text:p>
          </table:table-cell>
          <table:table-cell office:value-type="float" office:value="2751366559">
            <text:p>2751366559</text:p>
          </table:table-cell>
          <table:table-cell office:value-type="float" office:value="998927822">
            <text:p>998927822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5281">
            <text:p>685281</text:p>
          </table:table-cell>
          <table:table-cell table:number-columns-repeated="10" office:value-type="float" office:value="24093834">
            <text:p>24093834</text:p>
          </table:table-cell>
          <table:table-cell table:number-columns-repeated="2" office:value-type="float" office:value="24093189">
            <text:p>24093189</text:p>
          </table:table-cell>
          <table:table-cell table:number-columns-repeated="2" office:value-type="float" office:value="24093834">
            <text:p>24093834</text:p>
          </table:table-cell>
          <table:table-cell office:value-type="float" office:value="3776942">
            <text:p>3776942</text:p>
          </table:table-cell>
          <table:table-cell table:number-columns-repeated="4" office:value-type="float" office:value="0">
            <text:p>0</text:p>
          </table:table-cell>
          <table:table-cell office:value-type="float" office:value="2728304">
            <text:p>2728304</text:p>
          </table:table-cell>
          <table:table-cell office:value-type="float" office:value="16257">
            <text:p>16257</text:p>
          </table:table-cell>
          <table:table-cell office:value-type="float" office:value="1765324">
            <text:p>1765324</text:p>
          </table:table-cell>
          <table:table-cell office:value-type="float" office:value="433344">
            <text:p>433344</text:p>
          </table:table-cell>
          <table:table-cell table:number-columns-repeated="2" office:value-type="float" office:value="0">
            <text:p>0</text:p>
          </table:table-cell>
          <table:table-cell office:value-type="float" office:value="16777217">
            <text:p>16777217</text:p>
          </table:table-cell>
          <table:table-cell office:value-type="float" office:value="998999316">
            <text:p>998999316</text:p>
          </table:table-cell>
          <table:table-cell table:number-columns-repeated="4" office:value-type="float" office:value="0">
            <text:p>0</text:p>
          </table:table-cell>
          <table:table-cell office:value-type="float" office:value="999102951">
            <text:p>999102951</text:p>
          </table:table-cell>
          <table:table-cell office:value-type="float" office:value="0">
            <text:p>0</text:p>
          </table:table-cell>
          <table:table-cell office:value-type="float" office:value="999102951">
            <text:p>999102951</text:p>
          </table:table-cell>
          <table:table-cell office:value-type="float" office:value="15612636">
            <text:p>15612636</text:p>
          </table:table-cell>
          <table:table-cell office:value-type="float" office:value="499551476">
            <text:p>499551476</text:p>
          </table:table-cell>
          <table:table-cell office:value-type="float" office:value="0">
            <text:p>0</text:p>
          </table:table-cell>
          <table:table-cell office:value-type="float" office:value="333034317">
            <text:p>333034317</text:p>
          </table:table-cell>
          <table:table-cell office:value-type="float" office:value="0">
            <text:p>0</text:p>
          </table:table-cell>
          <table:table-cell office:value-type="float" office:value="333034317">
            <text:p>333034317</text:p>
          </table:table-cell>
          <table:table-cell office:value-type="float" office:value="499414566">
            <text:p>499414566</text:p>
          </table:table-cell>
          <table:table-cell office:value-type="float" office:value="166517158">
            <text:p>166517158</text:p>
          </table:table-cell>
          <table:table-cell office:value-type="float" office:value="47181">
            <text:p>47181</text:p>
          </table:table-cell>
          <table:table-cell office:value-type="float" office:value="666068634">
            <text:p>666068634</text:p>
          </table:table-cell>
          <table:table-cell office:value-type="float" office:value="999102951">
            <text:p>999102951</text:p>
          </table:table-cell>
          <table:table-cell office:value-type="float" office:value="2054077148">
            <text:p>2054077148</text:p>
          </table:table-cell>
          <table:table-cell office:value-type="float" office:value="8176605224">
            <text:p>8176605224</text:p>
          </table:table-cell>
          <table:table-cell office:value-type="float" office:value="831359863">
            <text:p>831359863</text:p>
          </table:table-cell>
          <table:table-cell office:value-type="float" office:value="212158203">
            <text:p>21215820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47130689">
            <text:p>947130689</text:p>
          </table:table-cell>
          <table:table-cell office:value-type="float" office:value="11457714">
            <text:p>11457714</text:p>
          </table:table-cell>
          <table:table-cell office:value-type="float" office:value="999157881">
            <text:p>999157881</text:p>
          </table:table-cell>
          <table:table-cell office:value-type="float" office:value="2751569905">
            <text:p>2751569905</text:p>
          </table:table-cell>
          <table:table-cell office:value-type="float" office:value="998986700">
            <text:p>998986700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5279">
            <text:p>685279</text:p>
          </table:table-cell>
          <table:table-cell table:number-columns-repeated="10" office:value-type="float" office:value="24093253">
            <text:p>24093253</text:p>
          </table:table-cell>
          <table:table-cell table:number-columns-repeated="2" office:value-type="float" office:value="24089372">
            <text:p>24089372</text:p>
          </table:table-cell>
          <table:table-cell table:number-columns-repeated="2" office:value-type="float" office:value="24093253">
            <text:p>24093253</text:p>
          </table:table-cell>
          <table:table-cell office:value-type="float" office:value="3776937">
            <text:p>3776937</text:p>
          </table:table-cell>
          <table:table-cell table:number-columns-repeated="4" office:value-type="float" office:value="0">
            <text:p>0</text:p>
          </table:table-cell>
          <table:table-cell office:value-type="float" office:value="2728299">
            <text:p>2728299</text:p>
          </table:table-cell>
          <table:table-cell office:value-type="float" office:value="16258">
            <text:p>16258</text:p>
          </table:table-cell>
          <table:table-cell office:value-type="float" office:value="1765327">
            <text:p>1765327</text:p>
          </table:table-cell>
          <table:table-cell office:value-type="float" office:value="433330">
            <text:p>433330</text:p>
          </table:table-cell>
          <table:table-cell table:number-columns-repeated="2" office:value-type="float" office:value="0">
            <text:p>0</text:p>
          </table:table-cell>
          <table:table-cell office:value-type="float" office:value="16777217">
            <text:p>16777217</text:p>
          </table:table-cell>
          <table:table-cell office:value-type="float" office:value="999002088">
            <text:p>999002088</text:p>
          </table:table-cell>
          <table:table-cell table:number-columns-repeated="4" office:value-type="float" office:value="0">
            <text:p>0</text:p>
          </table:table-cell>
          <table:table-cell office:value-type="float" office:value="999157881">
            <text:p>999157881</text:p>
          </table:table-cell>
          <table:table-cell office:value-type="float" office:value="0">
            <text:p>0</text:p>
          </table:table-cell>
          <table:table-cell office:value-type="float" office:value="999157881">
            <text:p>999157881</text:p>
          </table:table-cell>
          <table:table-cell office:value-type="float" office:value="15611865">
            <text:p>15611865</text:p>
          </table:table-cell>
          <table:table-cell office:value-type="float" office:value="499578940">
            <text:p>499578940</text:p>
          </table:table-cell>
          <table:table-cell office:value-type="float" office:value="0">
            <text:p>0</text:p>
          </table:table-cell>
          <table:table-cell office:value-type="float" office:value="333052627">
            <text:p>333052627</text:p>
          </table:table-cell>
          <table:table-cell office:value-type="float" office:value="0">
            <text:p>0</text:p>
          </table:table-cell>
          <table:table-cell office:value-type="float" office:value="333052627">
            <text:p>333052627</text:p>
          </table:table-cell>
          <table:table-cell office:value-type="float" office:value="0">
            <text:p>0</text:p>
          </table:table-cell>
          <table:table-cell office:value-type="float" office:value="166526313">
            <text:p>166526313</text:p>
          </table:table-cell>
          <table:table-cell office:value-type="float" office:value="48079">
            <text:p>48079</text:p>
          </table:table-cell>
          <table:table-cell office:value-type="float" office:value="666105254">
            <text:p>666105254</text:p>
          </table:table-cell>
          <table:table-cell office:value-type="float" office:value="999157881">
            <text:p>999157881</text:p>
          </table:table-cell>
          <table:table-cell office:value-type="float" office:value="2050262451">
            <text:p>2050262451</text:p>
          </table:table-cell>
          <table:table-cell office:value-type="float" office:value="8081146240">
            <text:p>8081146240</text:p>
          </table:table-cell>
          <table:table-cell office:value-type="float" office:value="792480468">
            <text:p>792480468</text:p>
          </table:table-cell>
          <table:table-cell office:value-type="float" office:value="212493896">
            <text:p>21249389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63090059">
            <text:p>963090059</text:p>
          </table:table-cell>
          <table:table-cell office:value-type="float" office:value="11649695">
            <text:p>11649695</text:p>
          </table:table-cell>
          <table:table-cell office:value-type="float" office:value="1015969153">
            <text:p>1015969153</text:p>
          </table:table-cell>
          <table:table-cell office:value-type="float" office:value="2798045660">
            <text:p>2798045660</text:p>
          </table:table-cell>
          <table:table-cell office:value-type="float" office:value="1015785239">
            <text:p>1015785239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5275">
            <text:p>685275</text:p>
          </table:table-cell>
          <table:table-cell table:number-columns-repeated="10" office:value-type="float" office:value="40861242">
            <text:p>40861242</text:p>
          </table:table-cell>
          <table:table-cell table:number-columns-repeated="2" office:value-type="float" office:value="40859332">
            <text:p>40859332</text:p>
          </table:table-cell>
          <table:table-cell table:number-columns-repeated="2" office:value-type="float" office:value="40861242">
            <text:p>40861242</text:p>
          </table:table-cell>
          <table:table-cell office:value-type="float" office:value="3776919">
            <text:p>3776919</text:p>
          </table:table-cell>
          <table:table-cell table:number-columns-repeated="4" office:value-type="float" office:value="0">
            <text:p>0</text:p>
          </table:table-cell>
          <table:table-cell office:value-type="float" office:value="2728281">
            <text:p>2728281</text:p>
          </table:table-cell>
          <table:table-cell office:value-type="float" office:value="16237">
            <text:p>16237</text:p>
          </table:table-cell>
          <table:table-cell office:value-type="float" office:value="1765222">
            <text:p>1765222</text:p>
          </table:table-cell>
          <table:table-cell office:value-type="float" office:value="433337">
            <text:p>433337</text:p>
          </table:table-cell>
          <table:table-cell table:number-columns-repeated="2" office:value-type="float" office:value="0">
            <text:p>0</text:p>
          </table:table-cell>
          <table:table-cell office:value-type="float" office:value="16777217">
            <text:p>16777217</text:p>
          </table:table-cell>
          <table:table-cell office:value-type="float" office:value="503961828">
            <text:p>503961828</text:p>
          </table:table-cell>
          <table:table-cell table:number-columns-repeated="4" office:value-type="float" office:value="0">
            <text:p>0</text:p>
          </table:table-cell>
          <table:table-cell office:value-type="float" office:value="1015969153">
            <text:p>1015969153</text:p>
          </table:table-cell>
          <table:table-cell office:value-type="float" office:value="0">
            <text:p>0</text:p>
          </table:table-cell>
          <table:table-cell office:value-type="float" office:value="1015969153">
            <text:p>1015969153</text:p>
          </table:table-cell>
          <table:table-cell office:value-type="float" office:value="15874932">
            <text:p>15874932</text:p>
          </table:table-cell>
          <table:table-cell office:value-type="float" office:value="507984577">
            <text:p>507984577</text:p>
          </table:table-cell>
          <table:table-cell office:value-type="float" office:value="0">
            <text:p>0</text:p>
          </table:table-cell>
          <table:table-cell office:value-type="float" office:value="338656384">
            <text:p>338656384</text:p>
          </table:table-cell>
          <table:table-cell office:value-type="float" office:value="0">
            <text:p>0</text:p>
          </table:table-cell>
          <table:table-cell office:value-type="float" office:value="338656384">
            <text:p>338656384</text:p>
          </table:table-cell>
          <table:table-cell office:value-type="float" office:value="0">
            <text:p>0</text:p>
          </table:table-cell>
          <table:table-cell office:value-type="float" office:value="169328192">
            <text:p>169328192</text:p>
          </table:table-cell>
          <table:table-cell office:value-type="float" office:value="51255">
            <text:p>51255</text:p>
          </table:table-cell>
          <table:table-cell office:value-type="float" office:value="677312768">
            <text:p>677312768</text:p>
          </table:table-cell>
          <table:table-cell office:value-type="float" office:value="1015969153">
            <text:p>1015969153</text:p>
          </table:table-cell>
          <table:table-cell office:value-type="float" office:value="2090942382">
            <text:p>2090942382</text:p>
          </table:table-cell>
          <table:table-cell office:value-type="float" office:value="8198486327">
            <text:p>8198486327</text:p>
          </table:table-cell>
          <table:table-cell office:value-type="float" office:value="802612304">
            <text:p>802612304</text:p>
          </table:table-cell>
          <table:table-cell office:value-type="float" office:value="216217040">
            <text:p>21621704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963052281">
            <text:p>963052281</text:p>
          </table:table-cell>
          <table:table-cell office:value-type="float" office:value="11649759">
            <text:p>11649759</text:p>
          </table:table-cell>
          <table:table-cell office:value-type="float" office:value="1015944656">
            <text:p>1015944656</text:p>
          </table:table-cell>
          <table:table-cell office:value-type="float" office:value="2797804792">
            <text:p>2797804792</text:p>
          </table:table-cell>
          <table:table-cell office:value-type="float" office:value="1015771899">
            <text:p>1015771899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5277">
            <text:p>685277</text:p>
          </table:table-cell>
          <table:table-cell table:number-columns-repeated="10" office:value-type="float" office:value="74421315">
            <text:p>74421315</text:p>
          </table:table-cell>
          <table:table-cell table:number-columns-repeated="2" office:value-type="float" office:value="74417413">
            <text:p>74417413</text:p>
          </table:table-cell>
          <table:table-cell table:number-columns-repeated="2" office:value-type="float" office:value="74421315">
            <text:p>74421315</text:p>
          </table:table-cell>
          <table:table-cell office:value-type="float" office:value="3776924">
            <text:p>37769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28285">
            <text:p>2728285</text:p>
          </table:table-cell>
          <table:table-cell office:value-type="float" office:value="16236">
            <text:p>16236</text:p>
          </table:table-cell>
          <table:table-cell office:value-type="float" office:value="1765134">
            <text:p>1765134</text:p>
          </table:table-cell>
          <table:table-cell office:value-type="float" office:value="433215">
            <text:p>433215</text:p>
          </table:table-cell>
          <table:table-cell table:number-columns-repeated="2" office:value-type="float" office:value="0">
            <text:p>0</text:p>
          </table:table-cell>
          <table:table-cell office:value-type="float" office:value="33554434">
            <text:p>33554434</text:p>
          </table:table-cell>
          <table:table-cell office:value-type="float" office:value="1015857036">
            <text:p>1015857036</text:p>
          </table:table-cell>
          <table:table-cell table:number-columns-repeated="4" office:value-type="float" office:value="0">
            <text:p>0</text:p>
          </table:table-cell>
          <table:table-cell office:value-type="float" office:value="1015944656">
            <text:p>1015944656</text:p>
          </table:table-cell>
          <table:table-cell office:value-type="float" office:value="0">
            <text:p>0</text:p>
          </table:table-cell>
          <table:table-cell office:value-type="float" office:value="1015944656">
            <text:p>1015944656</text:p>
          </table:table-cell>
          <table:table-cell office:value-type="float" office:value="15874799">
            <text:p>15874799</text:p>
          </table:table-cell>
          <table:table-cell office:value-type="float" office:value="507972328">
            <text:p>507972328</text:p>
          </table:table-cell>
          <table:table-cell office:value-type="float" office:value="0">
            <text:p>0</text:p>
          </table:table-cell>
          <table:table-cell office:value-type="float" office:value="338648218">
            <text:p>338648218</text:p>
          </table:table-cell>
          <table:table-cell office:value-type="float" office:value="0">
            <text:p>0</text:p>
          </table:table-cell>
          <table:table-cell office:value-type="float" office:value="338648218">
            <text:p>338648218</text:p>
          </table:table-cell>
          <table:table-cell office:value-type="float" office:value="1015871615">
            <text:p>1015871615</text:p>
          </table:table-cell>
          <table:table-cell office:value-type="float" office:value="169324109">
            <text:p>169324109</text:p>
          </table:table-cell>
          <table:table-cell office:value-type="float" office:value="74223">
            <text:p>74223</text:p>
          </table:table-cell>
          <table:table-cell office:value-type="float" office:value="677296437">
            <text:p>677296437</text:p>
          </table:table-cell>
          <table:table-cell office:value-type="float" office:value="1015944656">
            <text:p>1015944656</text:p>
          </table:table-cell>
          <table:table-cell office:value-type="float" office:value="2097351073">
            <text:p>2097351073</text:p>
          </table:table-cell>
          <table:table-cell office:value-type="float" office:value="8200256347">
            <text:p>8200256347</text:p>
          </table:table-cell>
          <table:table-cell office:value-type="float" office:value="799896239">
            <text:p>799896239</text:p>
          </table:table-cell>
          <table:table-cell office:value-type="float" office:value="216156005">
            <text:p>21615600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963111715">
            <text:p>963111715</text:p>
          </table:table-cell>
          <table:table-cell office:value-type="float" office:value="11647539">
            <text:p>11647539</text:p>
          </table:table-cell>
          <table:table-cell office:value-type="float" office:value="1015868627">
            <text:p>1015868627</text:p>
          </table:table-cell>
          <table:table-cell office:value-type="float" office:value="2797522409">
            <text:p>2797522409</text:p>
          </table:table-cell>
          <table:table-cell office:value-type="float" office:value="1015698079">
            <text:p>1015698079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85275">
            <text:p>685275</text:p>
          </table:table-cell>
          <table:table-cell table:number-columns-repeated="10" office:value-type="float" office:value="142199122">
            <text:p>142199122</text:p>
          </table:table-cell>
          <table:table-cell table:number-columns-repeated="2" office:value-type="float" office:value="142198308">
            <text:p>142198308</text:p>
          </table:table-cell>
          <table:table-cell table:number-columns-repeated="2" office:value-type="float" office:value="142199122">
            <text:p>142199122</text:p>
          </table:table-cell>
          <table:table-cell office:value-type="float" office:value="3776919">
            <text:p>37769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28281">
            <text:p>2728281</text:p>
          </table:table-cell>
          <table:table-cell office:value-type="float" office:value="16237">
            <text:p>16237</text:p>
          </table:table-cell>
          <table:table-cell office:value-type="float" office:value="1765222">
            <text:p>1765222</text:p>
          </table:table-cell>
          <table:table-cell office:value-type="float" office:value="433305">
            <text:p>433305</text:p>
          </table:table-cell>
          <table:table-cell table:number-columns-repeated="2" office:value-type="float" office:value="0">
            <text:p>0</text:p>
          </table:table-cell>
          <table:table-cell office:value-type="float" office:value="67108868">
            <text:p>67108868</text:p>
          </table:table-cell>
          <table:table-cell office:value-type="float" office:value="507911168">
            <text:p>507911168</text:p>
          </table:table-cell>
          <table:table-cell table:number-columns-repeated="4" office:value-type="float" office:value="0">
            <text:p>0</text:p>
          </table:table-cell>
          <table:table-cell office:value-type="float" office:value="1015868627">
            <text:p>1015868627</text:p>
          </table:table-cell>
          <table:table-cell office:value-type="float" office:value="0">
            <text:p>0</text:p>
          </table:table-cell>
          <table:table-cell office:value-type="float" office:value="1015868627">
            <text:p>1015868627</text:p>
          </table:table-cell>
          <table:table-cell office:value-type="float" office:value="15874002">
            <text:p>15874002</text:p>
          </table:table-cell>
          <table:table-cell office:value-type="float" office:value="507934313">
            <text:p>507934313</text:p>
          </table:table-cell>
          <table:table-cell office:value-type="float" office:value="0">
            <text:p>0</text:p>
          </table:table-cell>
          <table:table-cell office:value-type="float" office:value="338622876">
            <text:p>338622876</text:p>
          </table:table-cell>
          <table:table-cell office:value-type="float" office:value="0">
            <text:p>0</text:p>
          </table:table-cell>
          <table:table-cell office:value-type="float" office:value="338622876">
            <text:p>338622876</text:p>
          </table:table-cell>
          <table:table-cell office:value-type="float" office:value="1015767550">
            <text:p>1015767550</text:p>
          </table:table-cell>
          <table:table-cell office:value-type="float" office:value="169311438">
            <text:p>169311438</text:p>
          </table:table-cell>
          <table:table-cell office:value-type="float" office:value="73358">
            <text:p>73358</text:p>
          </table:table-cell>
          <table:table-cell office:value-type="float" office:value="677245751">
            <text:p>677245751</text:p>
          </table:table-cell>
          <table:table-cell office:value-type="float" office:value="1015868627">
            <text:p>1015868627</text:p>
          </table:table-cell>
          <table:table-cell office:value-type="float" office:value="2188385009">
            <text:p>2188385009</text:p>
          </table:table-cell>
          <table:table-cell office:value-type="float" office:value="8606201171">
            <text:p>8606201171</text:p>
          </table:table-cell>
          <table:table-cell office:value-type="float" office:value="1013641357">
            <text:p>1013641357</text:p>
          </table:table-cell>
          <table:table-cell office:value-type="float" office:value="215698242">
            <text:p>21569824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963312376">
            <text:p>963312376</text:p>
          </table:table-cell>
          <table:table-cell office:value-type="float" office:value="11652389">
            <text:p>11652389</text:p>
          </table:table-cell>
          <table:table-cell office:value-type="float" office:value="1016081175">
            <text:p>1016081175</text:p>
          </table:table-cell>
          <table:table-cell office:value-type="float" office:value="2798635124">
            <text:p>2798635124</text:p>
          </table:table-cell>
          <table:table-cell office:value-type="float" office:value="1015895336">
            <text:p>1015895336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85273">
            <text:p>685273</text:p>
          </table:table-cell>
          <table:table-cell table:number-columns-repeated="10" office:value-type="float" office:value="277749474">
            <text:p>277749474</text:p>
          </table:table-cell>
          <table:table-cell table:number-columns-repeated="2" office:value-type="float" office:value="277749469">
            <text:p>277749469</text:p>
          </table:table-cell>
          <table:table-cell table:number-columns-repeated="2" office:value-type="float" office:value="277749474">
            <text:p>277749474</text:p>
          </table:table-cell>
          <table:table-cell office:value-type="float" office:value="3776914">
            <text:p>3776914</text:p>
          </table:table-cell>
          <table:table-cell table:number-columns-repeated="4" office:value-type="float" office:value="0">
            <text:p>0</text:p>
          </table:table-cell>
          <table:table-cell office:value-type="float" office:value="2728276">
            <text:p>2728276</text:p>
          </table:table-cell>
          <table:table-cell office:value-type="float" office:value="16237">
            <text:p>16237</text:p>
          </table:table-cell>
          <table:table-cell office:value-type="float" office:value="1765224">
            <text:p>1765224</text:p>
          </table:table-cell>
          <table:table-cell office:value-type="float" office:value="433329">
            <text:p>433329</text:p>
          </table:table-cell>
          <table:table-cell table:number-columns-repeated="2" office:value-type="float" office:value="0">
            <text:p>0</text:p>
          </table:table-cell>
          <table:table-cell office:value-type="float" office:value="134217736">
            <text:p>134217736</text:p>
          </table:table-cell>
          <table:table-cell office:value-type="float" office:value="1015893376">
            <text:p>1015893376</text:p>
          </table:table-cell>
          <table:table-cell table:number-columns-repeated="4" office:value-type="float" office:value="0">
            <text:p>0</text:p>
          </table:table-cell>
          <table:table-cell office:value-type="float" office:value="1016081175">
            <text:p>1016081175</text:p>
          </table:table-cell>
          <table:table-cell office:value-type="float" office:value="0">
            <text:p>0</text:p>
          </table:table-cell>
          <table:table-cell office:value-type="float" office:value="1016081175">
            <text:p>1016081175</text:p>
          </table:table-cell>
          <table:table-cell office:value-type="float" office:value="15880080">
            <text:p>15880080</text:p>
          </table:table-cell>
          <table:table-cell office:value-type="float" office:value="508040587">
            <text:p>508040587</text:p>
          </table:table-cell>
          <table:table-cell office:value-type="float" office:value="0">
            <text:p>0</text:p>
          </table:table-cell>
          <table:table-cell office:value-type="float" office:value="338693725">
            <text:p>338693725</text:p>
          </table:table-cell>
          <table:table-cell office:value-type="float" office:value="0">
            <text:p>0</text:p>
          </table:table-cell>
          <table:table-cell office:value-type="float" office:value="338693725">
            <text:p>338693725</text:p>
          </table:table-cell>
          <table:table-cell office:value-type="float" office:value="507800239">
            <text:p>507800239</text:p>
          </table:table-cell>
          <table:table-cell office:value-type="float" office:value="169346862">
            <text:p>169346862</text:p>
          </table:table-cell>
          <table:table-cell office:value-type="float" office:value="57830">
            <text:p>57830</text:p>
          </table:table-cell>
          <table:table-cell office:value-type="float" office:value="677387450">
            <text:p>677387450</text:p>
          </table:table-cell>
          <table:table-cell office:value-type="float" office:value="1016081175">
            <text:p>1016081175</text:p>
          </table:table-cell>
          <table:table-cell office:value-type="float" office:value="2214294433">
            <text:p>2214294433</text:p>
          </table:table-cell>
          <table:table-cell office:value-type="float" office:value="8746765136">
            <text:p>8746765136</text:p>
          </table:table-cell>
          <table:table-cell office:value-type="float" office:value="882171630">
            <text:p>882171630</text:p>
          </table:table-cell>
          <table:table-cell office:value-type="float" office:value="215881347">
            <text:p>21588134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058430873">
            <text:p>1058430873</text:p>
          </table:table-cell>
          <table:table-cell office:value-type="float" office:value="12800756">
            <text:p>12800756</text:p>
          </table:table-cell>
          <table:table-cell office:value-type="float" office:value="1116061685">
            <text:p>1116061685</text:p>
          </table:table-cell>
          <table:table-cell office:value-type="float" office:value="3074749180">
            <text:p>3074749180</text:p>
          </table:table-cell>
          <table:table-cell office:value-type="float" office:value="1115876974">
            <text:p>1115876974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85280">
            <text:p>685280</text:p>
          </table:table-cell>
          <table:table-cell table:number-columns-repeated="10" office:value-type="float" office:value="548858751">
            <text:p>548858751</text:p>
          </table:table-cell>
          <table:table-cell table:number-columns-repeated="2" office:value-type="float" office:value="548853414">
            <text:p>548853414</text:p>
          </table:table-cell>
          <table:table-cell table:number-columns-repeated="2" office:value-type="float" office:value="548858751">
            <text:p>548858751</text:p>
          </table:table-cell>
          <table:table-cell office:value-type="float" office:value="3776940">
            <text:p>37769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28301">
            <text:p>2728301</text:p>
          </table:table-cell>
          <table:table-cell office:value-type="float" office:value="16236">
            <text:p>16236</text:p>
          </table:table-cell>
          <table:table-cell office:value-type="float" office:value="1765308">
            <text:p>1765308</text:p>
          </table:table-cell>
          <table:table-cell office:value-type="float" office:value="433440">
            <text:p>433440</text:p>
          </table:table-cell>
          <table:table-cell table:number-columns-repeated="2" office:value-type="float" office:value="0">
            <text:p>0</text:p>
          </table:table-cell>
          <table:table-cell office:value-type="float" office:value="268435472">
            <text:p>268435472</text:p>
          </table:table-cell>
          <table:table-cell office:value-type="float" office:value="1113090160">
            <text:p>1113090160</text:p>
          </table:table-cell>
          <table:table-cell table:number-columns-repeated="4" office:value-type="float" office:value="0">
            <text:p>0</text:p>
          </table:table-cell>
          <table:table-cell office:value-type="float" office:value="1116061685">
            <text:p>1116061685</text:p>
          </table:table-cell>
          <table:table-cell office:value-type="float" office:value="0">
            <text:p>0</text:p>
          </table:table-cell>
          <table:table-cell office:value-type="float" office:value="1116061685">
            <text:p>1116061685</text:p>
          </table:table-cell>
          <table:table-cell office:value-type="float" office:value="17439794">
            <text:p>17439794</text:p>
          </table:table-cell>
          <table:table-cell office:value-type="float" office:value="558030842">
            <text:p>558030842</text:p>
          </table:table-cell>
          <table:table-cell office:value-type="float" office:value="0">
            <text:p>0</text:p>
          </table:table-cell>
          <table:table-cell office:value-type="float" office:value="372020562">
            <text:p>372020562</text:p>
          </table:table-cell>
          <table:table-cell office:value-type="float" office:value="0">
            <text:p>0</text:p>
          </table:table-cell>
          <table:table-cell office:value-type="float" office:value="372020561">
            <text:p>372020561</text:p>
          </table:table-cell>
          <table:table-cell office:value-type="float" office:value="1115297310">
            <text:p>1115297310</text:p>
          </table:table-cell>
          <table:table-cell office:value-type="float" office:value="186010281">
            <text:p>186010281</text:p>
          </table:table-cell>
          <table:table-cell office:value-type="float" office:value="169189">
            <text:p>169189</text:p>
          </table:table-cell>
          <table:table-cell office:value-type="float" office:value="744041123">
            <text:p>744041123</text:p>
          </table:table-cell>
          <table:table-cell office:value-type="float" office:value="1116061685">
            <text:p>1116061685</text:p>
          </table:table-cell>
          <table:table-cell office:value-type="float" office:value="2441497802">
            <text:p>2441497802</text:p>
          </table:table-cell>
          <table:table-cell office:value-type="float" office:value="10141876220">
            <text:p>10141876220</text:p>
          </table:table-cell>
          <table:table-cell office:value-type="float" office:value="867614745">
            <text:p>867614745</text:p>
          </table:table-cell>
          <table:table-cell office:value-type="float" office:value="236938476">
            <text:p>23693847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177718000">
            <text:p>1177718000</text:p>
          </table:table-cell>
          <table:table-cell office:value-type="float" office:value="14223113">
            <text:p>14223113</text:p>
          </table:table-cell>
          <table:table-cell office:value-type="float" office:value="1240503806">
            <text:p>1240503806</text:p>
          </table:table-cell>
          <table:table-cell office:value-type="float" office:value="3421235528">
            <text:p>3421235528</text:p>
          </table:table-cell>
          <table:table-cell office:value-type="float" office:value="1240324354">
            <text:p>1240324354</text:p>
          </table:table-cell>
          <table:table-cell office:value-type="float" office:value="137">
            <text:p>137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85323">
            <text:p>685323</text:p>
          </table:table-cell>
          <table:table-cell table:number-columns-repeated="10" office:value-type="float" office:value="1091076070">
            <text:p>1091076070</text:p>
          </table:table-cell>
          <table:table-cell office:value-type="float" office:value="1089337844">
            <text:p>1089337844</text:p>
          </table:table-cell>
          <table:table-cell office:value-type="float" office:value="1089337491">
            <text:p>1089337491</text:p>
          </table:table-cell>
          <table:table-cell table:number-columns-repeated="2" office:value-type="float" office:value="1091076070">
            <text:p>1091076070</text:p>
          </table:table-cell>
          <table:table-cell office:value-type="float" office:value="3776987">
            <text:p>3776987</text:p>
          </table:table-cell>
          <table:table-cell table:number-columns-repeated="4" office:value-type="float" office:value="0">
            <text:p>0</text:p>
          </table:table-cell>
          <table:table-cell office:value-type="float" office:value="2728348">
            <text:p>2728348</text:p>
          </table:table-cell>
          <table:table-cell office:value-type="float" office:value="16261">
            <text:p>16261</text:p>
          </table:table-cell>
          <table:table-cell office:value-type="float" office:value="1765338">
            <text:p>1765338</text:p>
          </table:table-cell>
          <table:table-cell office:value-type="float" office:value="433322">
            <text:p>433322</text:p>
          </table:table-cell>
          <table:table-cell table:number-columns-repeated="2" office:value-type="float" office:value="0">
            <text:p>0</text:p>
          </table:table-cell>
          <table:table-cell office:value-type="float" office:value="536870944">
            <text:p>536870944</text:p>
          </table:table-cell>
          <table:table-cell table:number-columns-repeated="5" office:value-type="float" office:value="0">
            <text:p>0</text:p>
          </table:table-cell>
          <table:table-cell office:value-type="float" office:value="1240503806">
            <text:p>1240503806</text:p>
          </table:table-cell>
          <table:table-cell office:value-type="float" office:value="0">
            <text:p>0</text:p>
          </table:table-cell>
          <table:table-cell office:value-type="float" office:value="1240503806">
            <text:p>1240503806</text:p>
          </table:table-cell>
          <table:table-cell office:value-type="float" office:value="19382894">
            <text:p>19382894</text:p>
          </table:table-cell>
          <table:table-cell office:value-type="float" office:value="620251903">
            <text:p>620251903</text:p>
          </table:table-cell>
          <table:table-cell office:value-type="float" office:value="0">
            <text:p>0</text:p>
          </table:table-cell>
          <table:table-cell office:value-type="float" office:value="413501269">
            <text:p>413501269</text:p>
          </table:table-cell>
          <table:table-cell office:value-type="float" office:value="0">
            <text:p>0</text:p>
          </table:table-cell>
          <table:table-cell office:value-type="float" office:value="413501268">
            <text:p>413501268</text:p>
          </table:table-cell>
          <table:table-cell office:value-type="float" office:value="1239387761">
            <text:p>1239387761</text:p>
          </table:table-cell>
          <table:table-cell office:value-type="float" office:value="206750634">
            <text:p>206750634</text:p>
          </table:table-cell>
          <table:table-cell office:value-type="float" office:value="66289">
            <text:p>66289</text:p>
          </table:table-cell>
          <table:table-cell office:value-type="float" office:value="827002537">
            <text:p>827002537</text:p>
          </table:table-cell>
          <table:table-cell office:value-type="float" office:value="1240503806">
            <text:p>1240503806</text:p>
          </table:table-cell>
          <table:table-cell office:value-type="float" office:value="2983398437">
            <text:p>2983398437</text:p>
          </table:table-cell>
          <table:table-cell office:value-type="float" office:value="12412048339">
            <text:p>12412048339</text:p>
          </table:table-cell>
          <table:table-cell office:value-type="float" office:value="979400634">
            <text:p>979400634</text:p>
          </table:table-cell>
          <table:table-cell office:value-type="float" office:value="263977050">
            <text:p>26397705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283244881">
            <text:p>1283244881</text:p>
          </table:table-cell>
          <table:table-cell office:value-type="float" office:value="15509078">
            <text:p>15509078</text:p>
          </table:table-cell>
          <table:table-cell office:value-type="float" office:value="1351497040">
            <text:p>1351497040</text:p>
          </table:table-cell>
          <table:table-cell office:value-type="float" office:value="3727824290">
            <text:p>3727824290</text:p>
          </table:table-cell>
          <table:table-cell office:value-type="float" office:value="1351291115">
            <text:p>1351291115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815065">
            <text:p>815065</text:p>
          </table:table-cell>
          <table:table-cell table:number-columns-repeated="10" office:value-type="float" office:value="1634456047">
            <text:p>1634456047</text:p>
          </table:table-cell>
          <table:table-cell office:value-type="float" office:value="1631844081">
            <text:p>1631844081</text:p>
          </table:table-cell>
          <table:table-cell office:value-type="float" office:value="1631844156">
            <text:p>1631844156</text:p>
          </table:table-cell>
          <table:table-cell table:number-columns-repeated="2" office:value-type="float" office:value="1634456047">
            <text:p>1634456047</text:p>
          </table:table-cell>
          <table:table-cell office:value-type="float" office:value="4296068">
            <text:p>42960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47429">
            <text:p>3247429</text:p>
          </table:table-cell>
          <table:table-cell office:value-type="float" office:value="16260">
            <text:p>16260</text:p>
          </table:table-cell>
          <table:table-cell office:value-type="float" office:value="2284449">
            <text:p>2284449</text:p>
          </table:table-cell>
          <table:table-cell office:value-type="float" office:value="566883">
            <text:p>566883</text:p>
          </table:table-cell>
          <table:table-cell table:number-columns-repeated="2" office:value-type="float" office:value="0">
            <text:p>0</text:p>
          </table:table-cell>
          <table:table-cell office:value-type="float" office:value="805306416">
            <text:p>805306416</text:p>
          </table:table-cell>
          <table:table-cell table:number-columns-repeated="5" office:value-type="float" office:value="0">
            <text:p>0</text:p>
          </table:table-cell>
          <table:table-cell office:value-type="float" office:value="1351497040">
            <text:p>1351497040</text:p>
          </table:table-cell>
          <table:table-cell office:value-type="float" office:value="0">
            <text:p>0</text:p>
          </table:table-cell>
          <table:table-cell office:value-type="float" office:value="1351497040">
            <text:p>1351497040</text:p>
          </table:table-cell>
          <table:table-cell office:value-type="float" office:value="21118595">
            <text:p>21118595</text:p>
          </table:table-cell>
          <table:table-cell office:value-type="float" office:value="675748520">
            <text:p>675748520</text:p>
          </table:table-cell>
          <table:table-cell office:value-type="float" office:value="0">
            <text:p>0</text:p>
          </table:table-cell>
          <table:table-cell office:value-type="float" office:value="450499013">
            <text:p>450499013</text:p>
          </table:table-cell>
          <table:table-cell office:value-type="float" office:value="0">
            <text:p>0</text:p>
          </table:table-cell>
          <table:table-cell office:value-type="float" office:value="450499013">
            <text:p>450499013</text:p>
          </table:table-cell>
          <table:table-cell office:value-type="float" office:value="1344871254">
            <text:p>1344871254</text:p>
          </table:table-cell>
          <table:table-cell office:value-type="float" office:value="225249507">
            <text:p>225249507</text:p>
          </table:table-cell>
          <table:table-cell office:value-type="float" office:value="231918">
            <text:p>231918</text:p>
          </table:table-cell>
          <table:table-cell office:value-type="float" office:value="900998026">
            <text:p>900998026</text:p>
          </table:table-cell>
          <table:table-cell office:value-type="float" office:value="1351497040">
            <text:p>1351497040</text:p>
          </table:table-cell>
          <table:table-cell office:value-type="float" office:value="3460540771">
            <text:p>3460540771</text:p>
          </table:table-cell>
          <table:table-cell office:value-type="float" office:value="14559417724">
            <text:p>14559417724</text:p>
          </table:table-cell>
          <table:table-cell office:value-type="float" office:value="1074035644">
            <text:p>1074035644</text:p>
          </table:table-cell>
          <table:table-cell office:value-type="float" office:value="289825439">
            <text:p>28982543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209011765">
            <text:p>1209011765</text:p>
          </table:table-cell>
          <table:table-cell office:value-type="float" office:value="14617003">
            <text:p>14617003</text:p>
          </table:table-cell>
          <table:table-cell office:value-type="float" office:value="1274648220">
            <text:p>1274648220</text:p>
          </table:table-cell>
          <table:table-cell office:value-type="float" office:value="3515855855">
            <text:p>3515855855</text:p>
          </table:table-cell>
          <table:table-cell office:value-type="float" office:value="1274455812">
            <text:p>1274455812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15056">
            <text:p>815056</text:p>
          </table:table-cell>
          <table:table-cell table:number-columns-repeated="10" office:value-type="float" office:value="1634455874">
            <text:p>1634455874</text:p>
          </table:table-cell>
          <table:table-cell office:value-type="float" office:value="1631843051">
            <text:p>1631843051</text:p>
          </table:table-cell>
          <table:table-cell office:value-type="float" office:value="1631843180">
            <text:p>1631843180</text:p>
          </table:table-cell>
          <table:table-cell table:number-columns-repeated="2" office:value-type="float" office:value="1634455874">
            <text:p>1634455874</text:p>
          </table:table-cell>
          <table:table-cell office:value-type="float" office:value="4296037">
            <text:p>4296037</text:p>
          </table:table-cell>
          <table:table-cell table:number-columns-repeated="4" office:value-type="float" office:value="0">
            <text:p>0</text:p>
          </table:table-cell>
          <table:table-cell office:value-type="float" office:value="3247399">
            <text:p>3247399</text:p>
          </table:table-cell>
          <table:table-cell office:value-type="float" office:value="16260">
            <text:p>16260</text:p>
          </table:table-cell>
          <table:table-cell office:value-type="float" office:value="2045080">
            <text:p>2045080</text:p>
          </table:table-cell>
          <table:table-cell office:value-type="float" office:value="504142">
            <text:p>504142</text:p>
          </table:table-cell>
          <table:table-cell table:number-columns-repeated="2" office:value-type="float" office:value="0">
            <text:p>0</text:p>
          </table:table-cell>
          <table:table-cell office:value-type="float" office:value="1073741888">
            <text:p>1073741888</text:p>
          </table:table-cell>
          <table:table-cell table:number-columns-repeated="5" office:value-type="float" office:value="0">
            <text:p>0</text:p>
          </table:table-cell>
          <table:table-cell office:value-type="float" office:value="1274648220">
            <text:p>1274648220</text:p>
          </table:table-cell>
          <table:table-cell office:value-type="float" office:value="0">
            <text:p>0</text:p>
          </table:table-cell>
          <table:table-cell office:value-type="float" office:value="1274648220">
            <text:p>1274648220</text:p>
          </table:table-cell>
          <table:table-cell office:value-type="float" office:value="19917380">
            <text:p>19917380</text:p>
          </table:table-cell>
          <table:table-cell office:value-type="float" office:value="637324110">
            <text:p>637324110</text:p>
          </table:table-cell>
          <table:table-cell office:value-type="float" office:value="0">
            <text:p>0</text:p>
          </table:table-cell>
          <table:table-cell office:value-type="float" office:value="424882740">
            <text:p>424882740</text:p>
          </table:table-cell>
          <table:table-cell office:value-type="float" office:value="0">
            <text:p>0</text:p>
          </table:table-cell>
          <table:table-cell office:value-type="float" office:value="424882740">
            <text:p>424882740</text:p>
          </table:table-cell>
          <table:table-cell office:value-type="float" office:value="1273686151">
            <text:p>1273686151</text:p>
          </table:table-cell>
          <table:table-cell office:value-type="float" office:value="212441370">
            <text:p>212441370</text:p>
          </table:table-cell>
          <table:table-cell office:value-type="float" office:value="260424">
            <text:p>260424</text:p>
          </table:table-cell>
          <table:table-cell office:value-type="float" office:value="849765481">
            <text:p>849765481</text:p>
          </table:table-cell>
          <table:table-cell office:value-type="float" office:value="1274648220">
            <text:p>1274648220</text:p>
          </table:table-cell>
          <table:table-cell office:value-type="float" office:value="3532012939">
            <text:p>3532012939</text:p>
          </table:table-cell>
          <table:table-cell office:value-type="float" office:value="14881317138">
            <text:p>14881317138</text:p>
          </table:table-cell>
          <table:table-cell office:value-type="float" office:value="1016967773">
            <text:p>1016967773</text:p>
          </table:table-cell>
          <table:table-cell office:value-type="float" office:value="272918701">
            <text:p>27291870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1217707843">
            <text:p>1217707843</text:p>
          </table:table-cell>
          <table:table-cell office:value-type="float" office:value="14707999">
            <text:p>14707999</text:p>
          </table:table-cell>
          <table:table-cell office:value-type="float" office:value="1282818599">
            <text:p>1282818599</text:p>
          </table:table-cell>
          <table:table-cell office:value-type="float" office:value="3537323684">
            <text:p>3537323684</text:p>
          </table:table-cell>
          <table:table-cell office:value-type="float" office:value="1282629938">
            <text:p>1282629938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85280">
            <text:p>685280</text:p>
          </table:table-cell>
          <table:table-cell table:number-columns-repeated="10" office:value-type="float" office:value="1633295984">
            <text:p>1633295984</text:p>
          </table:table-cell>
          <table:table-cell office:value-type="float" office:value="1631563303">
            <text:p>1631563303</text:p>
          </table:table-cell>
          <table:table-cell office:value-type="float" office:value="1631563783">
            <text:p>1631563783</text:p>
          </table:table-cell>
          <table:table-cell table:number-columns-repeated="2" office:value-type="float" office:value="1633295984">
            <text:p>1633295984</text:p>
          </table:table-cell>
          <table:table-cell office:value-type="float" office:value="3776941">
            <text:p>3776941</text:p>
          </table:table-cell>
          <table:table-cell table:number-columns-repeated="4" office:value-type="float" office:value="0">
            <text:p>0</text:p>
          </table:table-cell>
          <table:table-cell office:value-type="float" office:value="2728302">
            <text:p>2728302</text:p>
          </table:table-cell>
          <table:table-cell office:value-type="float" office:value="16257">
            <text:p>16257</text:p>
          </table:table-cell>
          <table:table-cell office:value-type="float" office:value="1765332">
            <text:p>1765332</text:p>
          </table:table-cell>
          <table:table-cell office:value-type="float" office:value="433436">
            <text:p>433436</text:p>
          </table:table-cell>
          <table:table-cell table:number-columns-repeated="2" office:value-type="float" office:value="0">
            <text:p>0</text:p>
          </table:table-cell>
          <table:table-cell office:value-type="float" office:value="1342177360">
            <text:p>1342177360</text:p>
          </table:table-cell>
          <table:table-cell table:number-columns-repeated="5" office:value-type="float" office:value="0">
            <text:p>0</text:p>
          </table:table-cell>
          <table:table-cell office:value-type="float" office:value="1282818599">
            <text:p>1282818599</text:p>
          </table:table-cell>
          <table:table-cell office:value-type="float" office:value="0">
            <text:p>0</text:p>
          </table:table-cell>
          <table:table-cell office:value-type="float" office:value="1282818599">
            <text:p>1282818599</text:p>
          </table:table-cell>
          <table:table-cell office:value-type="float" office:value="20049478">
            <text:p>20049478</text:p>
          </table:table-cell>
          <table:table-cell office:value-type="float" office:value="641409299">
            <text:p>641409299</text:p>
          </table:table-cell>
          <table:table-cell office:value-type="float" office:value="0">
            <text:p>0</text:p>
          </table:table-cell>
          <table:table-cell office:value-type="float" office:value="427606200">
            <text:p>427606200</text:p>
          </table:table-cell>
          <table:table-cell office:value-type="float" office:value="0">
            <text:p>0</text:p>
          </table:table-cell>
          <table:table-cell office:value-type="float" office:value="427606199">
            <text:p>427606199</text:p>
          </table:table-cell>
          <table:table-cell office:value-type="float" office:value="1280942705">
            <text:p>1280942705</text:p>
          </table:table-cell>
          <table:table-cell office:value-type="float" office:value="213803100">
            <text:p>213803100</text:p>
          </table:table-cell>
          <table:table-cell office:value-type="float" office:value="639781963">
            <text:p>639781963</text:p>
          </table:table-cell>
          <table:table-cell office:value-type="float" office:value="855212399">
            <text:p>855212399</text:p>
          </table:table-cell>
          <table:table-cell office:value-type="float" office:value="1282818599">
            <text:p>1282818599</text:p>
          </table:table-cell>
          <table:table-cell office:value-type="float" office:value="3777526855">
            <text:p>3777526855</text:p>
          </table:table-cell>
          <table:table-cell office:value-type="float" office:value="16101501464">
            <text:p>16101501464</text:p>
          </table:table-cell>
          <table:table-cell office:value-type="float" office:value="1307250976">
            <text:p>1307250976</text:p>
          </table:table-cell>
          <table:table-cell office:value-type="float" office:value="273040771">
            <text:p>27304077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1323506853">
            <text:p>1323506853</text:p>
          </table:table-cell>
          <table:table-cell office:value-type="float" office:value="15979010">
            <text:p>15979010</text:p>
          </table:table-cell>
          <table:table-cell office:value-type="float" office:value="1393322278">
            <text:p>1393322278</text:p>
          </table:table-cell>
          <table:table-cell office:value-type="float" office:value="3848382880">
            <text:p>3848382880</text:p>
          </table:table-cell>
          <table:table-cell office:value-type="float" office:value="1393137563">
            <text:p>1393137563</text:p>
          </table:table-cell>
          <table:table-cell office:value-type="float" office:value="151">
            <text:p>151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817082">
            <text:p>817082</text:p>
          </table:table-cell>
          <table:table-cell table:number-columns-repeated="10" office:value-type="float" office:value="1634480184">
            <text:p>1634480184</text:p>
          </table:table-cell>
          <table:table-cell office:value-type="float" office:value="1632576046">
            <text:p>1632576046</text:p>
          </table:table-cell>
          <table:table-cell office:value-type="float" office:value="1632575504">
            <text:p>1632575504</text:p>
          </table:table-cell>
          <table:table-cell table:number-columns-repeated="2" office:value-type="float" office:value="1634480184">
            <text:p>1634480184</text:p>
          </table:table-cell>
          <table:table-cell office:value-type="float" office:value="4359833">
            <text:p>4359833</text:p>
          </table:table-cell>
          <table:table-cell table:number-columns-repeated="4" office:value-type="float" office:value="0">
            <text:p>0</text:p>
          </table:table-cell>
          <table:table-cell office:value-type="float" office:value="3252800">
            <text:p>3252800</text:p>
          </table:table-cell>
          <table:table-cell office:value-type="float" office:value="19973">
            <text:p>19973</text:p>
          </table:table-cell>
          <table:table-cell office:value-type="float" office:value="2024892">
            <text:p>2024892</text:p>
          </table:table-cell>
          <table:table-cell office:value-type="float" office:value="499973">
            <text:p>499973</text:p>
          </table:table-cell>
          <table:table-cell table:number-columns-repeated="2" office:value-type="float" office:value="0">
            <text:p>0</text:p>
          </table:table-cell>
          <table:table-cell office:value-type="float" office:value="1610612832">
            <text:p>1610612832</text:p>
          </table:table-cell>
          <table:table-cell office:value-type="float" office:value="693817692">
            <text:p>693817692</text:p>
          </table:table-cell>
          <table:table-cell table:number-columns-repeated="4" office:value-type="float" office:value="0">
            <text:p>0</text:p>
          </table:table-cell>
          <table:table-cell office:value-type="float" office:value="1393322278">
            <text:p>1393322278</text:p>
          </table:table-cell>
          <table:table-cell office:value-type="float" office:value="0">
            <text:p>0</text:p>
          </table:table-cell>
          <table:table-cell office:value-type="float" office:value="1393322278">
            <text:p>1393322278</text:p>
          </table:table-cell>
          <table:table-cell office:value-type="float" office:value="21785058">
            <text:p>21785058</text:p>
          </table:table-cell>
          <table:table-cell office:value-type="float" office:value="696661139">
            <text:p>696661139</text:p>
          </table:table-cell>
          <table:table-cell office:value-type="float" office:value="0">
            <text:p>0</text:p>
          </table:table-cell>
          <table:table-cell office:value-type="float" office:value="464440760">
            <text:p>464440760</text:p>
          </table:table-cell>
          <table:table-cell office:value-type="float" office:value="0">
            <text:p>0</text:p>
          </table:table-cell>
          <table:table-cell office:value-type="float" office:value="464440759">
            <text:p>464440759</text:p>
          </table:table-cell>
          <table:table-cell office:value-type="float" office:value="1386937001">
            <text:p>1386937001</text:p>
          </table:table-cell>
          <table:table-cell office:value-type="float" office:value="232220380">
            <text:p>232220380</text:p>
          </table:table-cell>
          <table:table-cell office:value-type="float" office:value="1383711307">
            <text:p>1383711307</text:p>
          </table:table-cell>
          <table:table-cell office:value-type="float" office:value="928881518">
            <text:p>928881518</text:p>
          </table:table-cell>
          <table:table-cell office:value-type="float" office:value="1393322278">
            <text:p>1393322278</text:p>
          </table:table-cell>
          <table:table-cell office:value-type="float" office:value="4139404296">
            <text:p>4139404296</text:p>
          </table:table-cell>
          <table:table-cell office:value-type="float" office:value="17785797119">
            <text:p>17785797119</text:p>
          </table:table-cell>
          <table:table-cell office:value-type="float" office:value="1182739257">
            <text:p>1182739257</text:p>
          </table:table-cell>
          <table:table-cell office:value-type="float" office:value="299652099">
            <text:p>29965209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1610596850">
            <text:p>1610596850</text:p>
          </table:table-cell>
          <table:table-cell office:value-type="float" office:value="19451432">
            <text:p>19451432</text:p>
          </table:table-cell>
          <table:table-cell office:value-type="float" office:value="1696306954">
            <text:p>1696306954</text:p>
          </table:table-cell>
          <table:table-cell office:value-type="float" office:value="389855180">
            <text:p>389855180</text:p>
          </table:table-cell>
          <table:table-cell office:value-type="float" office:value="1696103468">
            <text:p>1696103468</text:p>
          </table:table-cell>
          <table:table-cell office:value-type="float" office:value="151">
            <text:p>151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831047">
            <text:p>831047</text:p>
          </table:table-cell>
          <table:table-cell table:number-columns-repeated="10" office:value-type="float" office:value="1907299683">
            <text:p>1907299683</text:p>
          </table:table-cell>
          <table:table-cell office:value-type="float" office:value="1904028231">
            <text:p>1904028231</text:p>
          </table:table-cell>
          <table:table-cell office:value-type="float" office:value="1904028420">
            <text:p>1904028420</text:p>
          </table:table-cell>
          <table:table-cell table:number-columns-repeated="2" office:value-type="float" office:value="1907299683">
            <text:p>1907299683</text:p>
          </table:table-cell>
          <table:table-cell office:value-type="float" office:value="4359887">
            <text:p>4359887</text:p>
          </table:table-cell>
          <table:table-cell table:number-columns-repeated="4" office:value-type="float" office:value="0">
            <text:p>0</text:p>
          </table:table-cell>
          <table:table-cell office:value-type="float" office:value="3307678">
            <text:p>3307678</text:p>
          </table:table-cell>
          <table:table-cell office:value-type="float" office:value="19978">
            <text:p>19978</text:p>
          </table:table-cell>
          <table:table-cell office:value-type="float" office:value="2284444">
            <text:p>2284444</text:p>
          </table:table-cell>
          <table:table-cell office:value-type="float" office:value="567009">
            <text:p>567009</text:p>
          </table:table-cell>
          <table:table-cell table:number-columns-repeated="2" office:value-type="float" office:value="0">
            <text:p>0</text:p>
          </table:table-cell>
          <table:table-cell office:value-type="float" office:value="1879048304">
            <text:p>1879048304</text:p>
          </table:table-cell>
          <table:table-cell table:number-columns-repeated="5" office:value-type="float" office:value="0">
            <text:p>0</text:p>
          </table:table-cell>
          <table:table-cell office:value-type="float" office:value="1696306954">
            <text:p>1696306954</text:p>
          </table:table-cell>
          <table:table-cell office:value-type="float" office:value="0">
            <text:p>0</text:p>
          </table:table-cell>
          <table:table-cell office:value-type="float" office:value="1696306954">
            <text:p>1696306954</text:p>
          </table:table-cell>
          <table:table-cell office:value-type="float" office:value="26506744">
            <text:p>26506744</text:p>
          </table:table-cell>
          <table:table-cell office:value-type="float" office:value="848153477">
            <text:p>848153477</text:p>
          </table:table-cell>
          <table:table-cell office:value-type="float" office:value="0">
            <text:p>0</text:p>
          </table:table-cell>
          <table:table-cell office:value-type="float" office:value="565435651">
            <text:p>565435651</text:p>
          </table:table-cell>
          <table:table-cell office:value-type="float" office:value="0">
            <text:p>0</text:p>
          </table:table-cell>
          <table:table-cell office:value-type="float" office:value="565435651">
            <text:p>565435651</text:p>
          </table:table-cell>
          <table:table-cell office:value-type="float" office:value="1694107296">
            <text:p>1694107296</text:p>
          </table:table-cell>
          <table:table-cell office:value-type="float" office:value="282717825">
            <text:p>282717825</text:p>
          </table:table-cell>
          <table:table-cell office:value-type="float" office:value="1692307281">
            <text:p>1692307281</text:p>
          </table:table-cell>
          <table:table-cell office:value-type="float" office:value="1130871302">
            <text:p>1130871302</text:p>
          </table:table-cell>
          <table:table-cell office:value-type="float" office:value="1696306954">
            <text:p>1696306954</text:p>
          </table:table-cell>
          <table:table-cell office:value-type="float" office:value="4963623046">
            <text:p>4963623046</text:p>
          </table:table-cell>
          <table:table-cell office:value-type="float" office:value="21378387450">
            <text:p>21378387450</text:p>
          </table:table-cell>
          <table:table-cell office:value-type="float" office:value="1394561767">
            <text:p>1394561767</text:p>
          </table:table-cell>
          <table:table-cell office:value-type="float" office:value="365081786">
            <text:p>36508178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1867421880">
            <text:p>1867421880</text:p>
          </table:table-cell>
          <table:table-cell office:value-type="float" office:value="22526711">
            <text:p>22526711</text:p>
          </table:table-cell>
          <table:table-cell office:value-type="float" office:value="1964286543">
            <text:p>1964286543</text:p>
          </table:table-cell>
          <table:table-cell office:value-type="float" office:value="1134289376">
            <text:p>1134289376</text:p>
          </table:table-cell>
          <table:table-cell office:value-type="float" office:value="1964127851">
            <text:p>1964127851</text:p>
          </table:table-cell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833266">
            <text:p>833266</text:p>
          </table:table-cell>
          <table:table-cell table:number-columns-repeated="10" office:value-type="float" office:value="2177197091">
            <text:p>2177197091</text:p>
          </table:table-cell>
          <table:table-cell office:value-type="float" office:value="2173566096">
            <text:p>2173566096</text:p>
          </table:table-cell>
          <table:table-cell office:value-type="float" office:value="2173566473">
            <text:p>2173566473</text:p>
          </table:table-cell>
          <table:table-cell table:number-columns-repeated="2" office:value-type="float" office:value="2177197091">
            <text:p>2177197091</text:p>
          </table:table-cell>
          <table:table-cell office:value-type="float" office:value="4683184">
            <text:p>4683184</text:p>
          </table:table-cell>
          <table:table-cell table:number-columns-repeated="4" office:value-type="float" office:value="0">
            <text:p>0</text:p>
          </table:table-cell>
          <table:table-cell office:value-type="float" office:value="3313855">
            <text:p>3313855</text:p>
          </table:table-cell>
          <table:table-cell office:value-type="float" office:value="23702">
            <text:p>23702</text:p>
          </table:table-cell>
          <table:table-cell office:value-type="float" office:value="2377038">
            <text:p>2377038</text:p>
          </table:table-cell>
          <table:table-cell office:value-type="float" office:value="581249">
            <text:p>581249</text:p>
          </table:table-cell>
          <table:table-cell table:number-columns-repeated="2" office:value-type="float" office:value="0">
            <text:p>0</text:p>
          </table:table-cell>
          <table:table-cell office:value-type="float" office:value="2147483776">
            <text:p>2147483776</text:p>
          </table:table-cell>
          <table:table-cell table:number-columns-repeated="5" office:value-type="float" office:value="0">
            <text:p>0</text:p>
          </table:table-cell>
          <table:table-cell office:value-type="float" office:value="1964286543">
            <text:p>1964286543</text:p>
          </table:table-cell>
          <table:table-cell office:value-type="float" office:value="0">
            <text:p>0</text:p>
          </table:table-cell>
          <table:table-cell office:value-type="float" office:value="1964286543">
            <text:p>1964286543</text:p>
          </table:table-cell>
          <table:table-cell office:value-type="float" office:value="30732675">
            <text:p>30732675</text:p>
          </table:table-cell>
          <table:table-cell office:value-type="float" office:value="982143272">
            <text:p>982143272</text:p>
          </table:table-cell>
          <table:table-cell office:value-type="float" office:value="0">
            <text:p>0</text:p>
          </table:table-cell>
          <table:table-cell office:value-type="float" office:value="654762181">
            <text:p>654762181</text:p>
          </table:table-cell>
          <table:table-cell office:value-type="float" office:value="0">
            <text:p>0</text:p>
          </table:table-cell>
          <table:table-cell office:value-type="float" office:value="654762181">
            <text:p>654762181</text:p>
          </table:table-cell>
          <table:table-cell office:value-type="float" office:value="0">
            <text:p>0</text:p>
          </table:table-cell>
          <table:table-cell office:value-type="float" office:value="327381090">
            <text:p>327381090</text:p>
          </table:table-cell>
          <table:table-cell office:value-type="float" office:value="135223">
            <text:p>135223</text:p>
          </table:table-cell>
          <table:table-cell office:value-type="float" office:value="1309524362">
            <text:p>1309524362</text:p>
          </table:table-cell>
          <table:table-cell office:value-type="float" office:value="1964286543">
            <text:p>1964286543</text:p>
          </table:table-cell>
          <table:table-cell office:value-type="float" office:value="5677398681">
            <text:p>5677398681</text:p>
          </table:table-cell>
          <table:table-cell office:value-type="float" office:value="24591705322">
            <text:p>24591705322</text:p>
          </table:table-cell>
          <table:table-cell office:value-type="float" office:value="1553527831">
            <text:p>1553527831</text:p>
          </table:table-cell>
          <table:table-cell office:value-type="float" office:value="422332763">
            <text:p>42233276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1924483697">
            <text:p>1924483697</text:p>
          </table:table-cell>
          <table:table-cell office:value-type="float" office:value="23232724">
            <text:p>23232724</text:p>
          </table:table-cell>
          <table:table-cell office:value-type="float" office:value="2026195546">
            <text:p>2026195546</text:p>
          </table:table-cell>
          <table:table-cell office:value-type="float" office:value="1304195187">
            <text:p>1304195187</text:p>
          </table:table-cell>
          <table:table-cell office:value-type="float" office:value="2025978253">
            <text:p>2025978253</text:p>
          </table:table-cell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976797">
            <text:p>976797</text:p>
          </table:table-cell>
          <table:table-cell table:number-columns-repeated="10" office:value-type="float" office:value="2444617481">
            <text:p>2444617481</text:p>
          </table:table-cell>
          <table:table-cell office:value-type="float" office:value="2439864158">
            <text:p>2439864158</text:p>
          </table:table-cell>
          <table:table-cell office:value-type="float" office:value="2439864481">
            <text:p>2439864481</text:p>
          </table:table-cell>
          <table:table-cell table:number-columns-repeated="2" office:value-type="float" office:value="2444617481">
            <text:p>2444617481</text:p>
          </table:table-cell>
          <table:table-cell office:value-type="float" office:value="4942783">
            <text:p>4942783</text:p>
          </table:table-cell>
          <table:table-cell table:number-columns-repeated="4" office:value-type="float" office:value="0">
            <text:p>0</text:p>
          </table:table-cell>
          <table:table-cell office:value-type="float" office:value="3886976">
            <text:p>3886976</text:p>
          </table:table-cell>
          <table:table-cell office:value-type="float" office:value="23771">
            <text:p>23771</text:p>
          </table:table-cell>
          <table:table-cell office:value-type="float" office:value="2988201">
            <text:p>2988201</text:p>
          </table:table-cell>
          <table:table-cell office:value-type="float" office:value="727597">
            <text:p>727597</text:p>
          </table:table-cell>
          <table:table-cell table:number-columns-repeated="2" office:value-type="float" office:value="0">
            <text:p>0</text:p>
          </table:table-cell>
          <table:table-cell office:value-type="float" office:value="2415919248">
            <text:p>2415919248</text:p>
          </table:table-cell>
          <table:table-cell table:number-columns-repeated="5" office:value-type="float" office:value="0">
            <text:p>0</text:p>
          </table:table-cell>
          <table:table-cell office:value-type="float" office:value="2026195546">
            <text:p>2026195546</text:p>
          </table:table-cell>
          <table:table-cell office:value-type="float" office:value="0">
            <text:p>0</text:p>
          </table:table-cell>
          <table:table-cell office:value-type="float" office:value="2026195546">
            <text:p>2026195546</text:p>
          </table:table-cell>
          <table:table-cell office:value-type="float" office:value="31663092">
            <text:p>31663092</text:p>
          </table:table-cell>
          <table:table-cell office:value-type="float" office:value="1013097773">
            <text:p>1013097773</text:p>
          </table:table-cell>
          <table:table-cell office:value-type="float" office:value="0">
            <text:p>0</text:p>
          </table:table-cell>
          <table:table-cell office:value-type="float" office:value="675398515">
            <text:p>675398515</text:p>
          </table:table-cell>
          <table:table-cell office:value-type="float" office:value="0">
            <text:p>0</text:p>
          </table:table-cell>
          <table:table-cell office:value-type="float" office:value="675398515">
            <text:p>675398515</text:p>
          </table:table-cell>
          <table:table-cell office:value-type="float" office:value="1011180846">
            <text:p>1011180846</text:p>
          </table:table-cell>
          <table:table-cell office:value-type="float" office:value="337699258">
            <text:p>337699258</text:p>
          </table:table-cell>
          <table:table-cell office:value-type="float" office:value="260230">
            <text:p>260230</text:p>
          </table:table-cell>
          <table:table-cell office:value-type="float" office:value="1350797031">
            <text:p>1350797031</text:p>
          </table:table-cell>
          <table:table-cell office:value-type="float" office:value="2026195546">
            <text:p>2026195546</text:p>
          </table:table-cell>
          <table:table-cell office:value-type="float" office:value="6262359618">
            <text:p>6262359618</text:p>
          </table:table-cell>
          <table:table-cell office:value-type="float" office:value="26760131835">
            <text:p>26760131835</text:p>
          </table:table-cell>
          <table:table-cell office:value-type="float" office:value="2101165771">
            <text:p>2101165771</text:p>
          </table:table-cell>
          <table:table-cell office:value-type="float" office:value="435333251">
            <text:p>4353332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2274480139">
            <text:p>2274480139</text:p>
          </table:table-cell>
          <table:table-cell office:value-type="float" office:value="27442628">
            <text:p>27442628</text:p>
          </table:table-cell>
          <table:table-cell office:value-type="float" office:value="2393096823">
            <text:p>2393096823</text:p>
          </table:table-cell>
          <table:table-cell office:value-type="float" office:value="2315841287">
            <text:p>2315841287</text:p>
          </table:table-cell>
          <table:table-cell office:value-type="float" office:value="2392895991">
            <text:p>2392895991</text:p>
          </table:table-cell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976793">
            <text:p>976793</text:p>
          </table:table-cell>
          <table:table-cell table:number-columns-repeated="10" office:value-type="float" office:value="2722569100">
            <text:p>2722569100</text:p>
          </table:table-cell>
          <table:table-cell office:value-type="float" office:value="2717453610">
            <text:p>2717453610</text:p>
          </table:table-cell>
          <table:table-cell office:value-type="float" office:value="2717454473">
            <text:p>2717454473</text:p>
          </table:table-cell>
          <table:table-cell table:number-columns-repeated="2" office:value-type="float" office:value="2722569100">
            <text:p>2722569100</text:p>
          </table:table-cell>
          <table:table-cell office:value-type="float" office:value="5545561">
            <text:p>55455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832895">
            <text:p>3832895</text:p>
          </table:table-cell>
          <table:table-cell office:value-type="float" office:value="24307">
            <text:p>24307</text:p>
          </table:table-cell>
          <table:table-cell office:value-type="float" office:value="2472077">
            <text:p>2472077</text:p>
          </table:table-cell>
          <table:table-cell office:value-type="float" office:value="592878">
            <text:p>592878</text:p>
          </table:table-cell>
          <table:table-cell table:number-columns-repeated="2" office:value-type="float" office:value="0">
            <text:p>0</text:p>
          </table:table-cell>
          <table:table-cell office:value-type="float" office:value="2684354720">
            <text:p>2684354720</text:p>
          </table:table-cell>
          <table:table-cell office:value-type="float" office:value="2391517288">
            <text:p>2391517288</text:p>
          </table:table-cell>
          <table:table-cell table:number-columns-repeated="4" office:value-type="float" office:value="0">
            <text:p>0</text:p>
          </table:table-cell>
          <table:table-cell office:value-type="float" office:value="2393096823">
            <text:p>2393096823</text:p>
          </table:table-cell>
          <table:table-cell office:value-type="float" office:value="0">
            <text:p>0</text:p>
          </table:table-cell>
          <table:table-cell office:value-type="float" office:value="2393096823">
            <text:p>2393096823</text:p>
          </table:table-cell>
          <table:table-cell office:value-type="float" office:value="37395980">
            <text:p>37395980</text:p>
          </table:table-cell>
          <table:table-cell office:value-type="float" office:value="1196548411">
            <text:p>1196548411</text:p>
          </table:table-cell>
          <table:table-cell office:value-type="float" office:value="0">
            <text:p>0</text:p>
          </table:table-cell>
          <table:table-cell office:value-type="float" office:value="797698941">
            <text:p>797698941</text:p>
          </table:table-cell>
          <table:table-cell office:value-type="float" office:value="0">
            <text:p>0</text:p>
          </table:table-cell>
          <table:table-cell office:value-type="float" office:value="797698941">
            <text:p>797698941</text:p>
          </table:table-cell>
          <table:table-cell office:value-type="float" office:value="2391517649">
            <text:p>2391517649</text:p>
          </table:table-cell>
          <table:table-cell office:value-type="float" office:value="398849470">
            <text:p>398849470</text:p>
          </table:table-cell>
          <table:table-cell office:value-type="float" office:value="5702217">
            <text:p>5702217</text:p>
          </table:table-cell>
          <table:table-cell office:value-type="float" office:value="1595397882">
            <text:p>1595397882</text:p>
          </table:table-cell>
          <table:table-cell office:value-type="float" office:value="2393096823">
            <text:p>2393096823</text:p>
          </table:table-cell>
          <table:table-cell office:value-type="float" office:value="7057800292">
            <text:p>7057800292</text:p>
          </table:table-cell>
          <table:table-cell office:value-type="float" office:value="30544647216">
            <text:p>30544647216</text:p>
          </table:table-cell>
          <table:table-cell office:value-type="float" office:value="2203277587">
            <text:p>2203277587</text:p>
          </table:table-cell>
          <table:table-cell office:value-type="float" office:value="511169433">
            <text:p>51116943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2462152559">
            <text:p>2462152559</text:p>
          </table:table-cell>
          <table:table-cell office:value-type="float" office:value="29692935">
            <text:p>29692935</text:p>
          </table:table-cell>
          <table:table-cell office:value-type="float" office:value="2589757287">
            <text:p>2589757287</text:p>
          </table:table-cell>
          <table:table-cell office:value-type="float" office:value="2865340583">
            <text:p>2865340583</text:p>
          </table:table-cell>
          <table:table-cell office:value-type="float" office:value="2589570279">
            <text:p>2589570279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110966">
            <text:p>1110966</text:p>
          </table:table-cell>
          <table:table-cell table:number-columns-repeated="10" office:value-type="float" office:value="2995533635">
            <text:p>2995533635</text:p>
          </table:table-cell>
          <table:table-cell office:value-type="float" office:value="2989108680">
            <text:p>2989108680</text:p>
          </table:table-cell>
          <table:table-cell office:value-type="float" office:value="2989108349">
            <text:p>2989108349</text:p>
          </table:table-cell>
          <table:table-cell table:number-columns-repeated="2" office:value-type="float" office:value="2995533635">
            <text:p>2995533635</text:p>
          </table:table-cell>
          <table:table-cell office:value-type="float" office:value="6515506">
            <text:p>65155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418229">
            <text:p>4418229</text:p>
          </table:table-cell>
          <table:table-cell office:value-type="float" office:value="32350">
            <text:p>32350</text:p>
          </table:table-cell>
          <table:table-cell office:value-type="float" office:value="2491739">
            <text:p>2491739</text:p>
          </table:table-cell>
          <table:table-cell office:value-type="float" office:value="597556">
            <text:p>597556</text:p>
          </table:table-cell>
          <table:table-cell table:number-columns-repeated="2" office:value-type="float" office:value="0">
            <text:p>0</text:p>
          </table:table-cell>
          <table:table-cell office:value-type="float" office:value="2952790192">
            <text:p>2952790192</text:p>
          </table:table-cell>
          <table:table-cell office:value-type="float" office:value="2585134764">
            <text:p>2585134764</text:p>
          </table:table-cell>
          <table:table-cell table:number-columns-repeated="4" office:value-type="float" office:value="0">
            <text:p>0</text:p>
          </table:table-cell>
          <table:table-cell office:value-type="float" office:value="2589757287">
            <text:p>2589757287</text:p>
          </table:table-cell>
          <table:table-cell office:value-type="float" office:value="0">
            <text:p>0</text:p>
          </table:table-cell>
          <table:table-cell office:value-type="float" office:value="2589757287">
            <text:p>2589757287</text:p>
          </table:table-cell>
          <table:table-cell office:value-type="float" office:value="40468317">
            <text:p>40468317</text:p>
          </table:table-cell>
          <table:table-cell office:value-type="float" office:value="1294878643">
            <text:p>1294878643</text:p>
          </table:table-cell>
          <table:table-cell office:value-type="float" office:value="0">
            <text:p>0</text:p>
          </table:table-cell>
          <table:table-cell office:value-type="float" office:value="863252429">
            <text:p>863252429</text:p>
          </table:table-cell>
          <table:table-cell office:value-type="float" office:value="0">
            <text:p>0</text:p>
          </table:table-cell>
          <table:table-cell office:value-type="float" office:value="863252428">
            <text:p>863252428</text:p>
          </table:table-cell>
          <table:table-cell office:value-type="float" office:value="2585147076">
            <text:p>2585147076</text:p>
          </table:table-cell>
          <table:table-cell office:value-type="float" office:value="431626214">
            <text:p>431626214</text:p>
          </table:table-cell>
          <table:table-cell office:value-type="float" office:value="316462">
            <text:p>316462</text:p>
          </table:table-cell>
          <table:table-cell office:value-type="float" office:value="1726504858">
            <text:p>1726504858</text:p>
          </table:table-cell>
          <table:table-cell office:value-type="float" office:value="2589757287">
            <text:p>2589757287</text:p>
          </table:table-cell>
          <table:table-cell office:value-type="float" office:value="7677856445">
            <text:p>7677856445</text:p>
          </table:table-cell>
          <table:table-cell office:value-type="float" office:value="33176788329">
            <text:p>33176788329</text:p>
          </table:table-cell>
          <table:table-cell office:value-type="float" office:value="2100463866">
            <text:p>2100463866</text:p>
          </table:table-cell>
          <table:table-cell office:value-type="float" office:value="554992675">
            <text:p>55499267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2565823809">
            <text:p>2565823809</text:p>
          </table:table-cell>
          <table:table-cell office:value-type="float" office:value="30941929">
            <text:p>30941929</text:p>
          </table:table-cell>
          <table:table-cell office:value-type="float" office:value="2698523018">
            <text:p>2698523018</text:p>
          </table:table-cell>
          <table:table-cell office:value-type="float" office:value="3164725135">
            <text:p>3164725135</text:p>
          </table:table-cell>
          <table:table-cell office:value-type="float" office:value="2698338105">
            <text:p>269833810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111008">
            <text:p>1111008</text:p>
          </table:table-cell>
          <table:table-cell table:number-columns-repeated="10" office:value-type="float" office:value="3264219753">
            <text:p>3264219753</text:p>
          </table:table-cell>
          <table:table-cell office:value-type="float" office:value="3257838865">
            <text:p>3257838865</text:p>
          </table:table-cell>
          <table:table-cell office:value-type="float" office:value="3257838744">
            <text:p>3257838744</text:p>
          </table:table-cell>
          <table:table-cell table:number-columns-repeated="2" office:value-type="float" office:value="3264219753">
            <text:p>3264219753</text:p>
          </table:table-cell>
          <table:table-cell office:value-type="float" office:value="6515664">
            <text:p>65156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418413">
            <text:p>4418413</text:p>
          </table:table-cell>
          <table:table-cell office:value-type="float" office:value="32383">
            <text:p>32383</text:p>
          </table:table-cell>
          <table:table-cell office:value-type="float" office:value="2740781">
            <text:p>2740781</text:p>
          </table:table-cell>
          <table:table-cell office:value-type="float" office:value="662507">
            <text:p>662507</text:p>
          </table:table-cell>
          <table:table-cell table:number-columns-repeated="2" office:value-type="float" office:value="0">
            <text:p>0</text:p>
          </table:table-cell>
          <table:table-cell office:value-type="float" office:value="3221225664">
            <text:p>3221225664</text:p>
          </table:table-cell>
          <table:table-cell office:value-type="float" office:value="2696963480">
            <text:p>2696963480</text:p>
          </table:table-cell>
          <table:table-cell table:number-columns-repeated="4" office:value-type="float" office:value="0">
            <text:p>0</text:p>
          </table:table-cell>
          <table:table-cell office:value-type="float" office:value="2698523018">
            <text:p>2698523018</text:p>
          </table:table-cell>
          <table:table-cell office:value-type="float" office:value="0">
            <text:p>0</text:p>
          </table:table-cell>
          <table:table-cell office:value-type="float" office:value="2698523018">
            <text:p>2698523018</text:p>
          </table:table-cell>
          <table:table-cell office:value-type="float" office:value="42165685">
            <text:p>42165685</text:p>
          </table:table-cell>
          <table:table-cell office:value-type="float" office:value="1349261509">
            <text:p>1349261509</text:p>
          </table:table-cell>
          <table:table-cell office:value-type="float" office:value="0">
            <text:p>0</text:p>
          </table:table-cell>
          <table:table-cell office:value-type="float" office:value="899507672">
            <text:p>899507672</text:p>
          </table:table-cell>
          <table:table-cell office:value-type="float" office:value="0">
            <text:p>0</text:p>
          </table:table-cell>
          <table:table-cell office:value-type="float" office:value="899507673">
            <text:p>899507673</text:p>
          </table:table-cell>
          <table:table-cell office:value-type="float" office:value="2696963792">
            <text:p>2696963792</text:p>
          </table:table-cell>
          <table:table-cell office:value-type="float" office:value="449753836">
            <text:p>449753836</text:p>
          </table:table-cell>
          <table:table-cell office:value-type="float" office:value="368614">
            <text:p>368614</text:p>
          </table:table-cell>
          <table:table-cell office:value-type="float" office:value="1799015345">
            <text:p>1799015345</text:p>
          </table:table-cell>
          <table:table-cell office:value-type="float" office:value="2698523018">
            <text:p>2698523018</text:p>
          </table:table-cell>
          <table:table-cell office:value-type="float" office:value="8142852782">
            <text:p>8142852782</text:p>
          </table:table-cell>
          <table:table-cell office:value-type="float" office:value="35196136474">
            <text:p>35196136474</text:p>
          </table:table-cell>
          <table:table-cell office:value-type="float" office:value="2139434813">
            <text:p>2139434813</text:p>
          </table:table-cell>
          <table:table-cell office:value-type="float" office:value="577728271">
            <text:p>57772827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2886825901">
            <text:p>2886825901</text:p>
          </table:table-cell>
          <table:table-cell office:value-type="float" office:value="34767607">
            <text:p>34767607</text:p>
          </table:table-cell>
          <table:table-cell office:value-type="float" office:value="3032085887">
            <text:p>3032085887</text:p>
          </table:table-cell>
          <table:table-cell office:value-type="float" office:value="4093548421">
            <text:p>4093548421</text:p>
          </table:table-cell>
          <table:table-cell office:value-type="float" office:value="3031886176">
            <text:p>3031886176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49277">
            <text:p>949277</text:p>
          </table:table-cell>
          <table:table-cell table:number-columns-repeated="10" office:value-type="float" office:value="3536026163">
            <text:p>3536026163</text:p>
          </table:table-cell>
          <table:table-cell office:value-type="float" office:value="3529495221">
            <text:p>3529495221</text:p>
          </table:table-cell>
          <table:table-cell office:value-type="float" office:value="3529495228">
            <text:p>3529495228</text:p>
          </table:table-cell>
          <table:table-cell table:number-columns-repeated="2" office:value-type="float" office:value="3536026163">
            <text:p>3536026163</text:p>
          </table:table-cell>
          <table:table-cell office:value-type="float" office:value="5868961">
            <text:p>58689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778878">
            <text:p>3778878</text:p>
          </table:table-cell>
          <table:table-cell office:value-type="float" office:value="24995">
            <text:p>24995</text:p>
          </table:table-cell>
          <table:table-cell office:value-type="float" office:value="1788270">
            <text:p>1788270</text:p>
          </table:table-cell>
          <table:table-cell office:value-type="float" office:value="437510">
            <text:p>437510</text:p>
          </table:table-cell>
          <table:table-cell table:number-columns-repeated="2" office:value-type="float" office:value="0">
            <text:p>0</text:p>
          </table:table-cell>
          <table:table-cell office:value-type="float" office:value="3489661136">
            <text:p>3489661136</text:p>
          </table:table-cell>
          <table:table-cell office:value-type="float" office:value="3031864952">
            <text:p>3031864952</text:p>
          </table:table-cell>
          <table:table-cell table:number-columns-repeated="4" office:value-type="float" office:value="0">
            <text:p>0</text:p>
          </table:table-cell>
          <table:table-cell office:value-type="float" office:value="3032085887">
            <text:p>3032085887</text:p>
          </table:table-cell>
          <table:table-cell office:value-type="float" office:value="0">
            <text:p>0</text:p>
          </table:table-cell>
          <table:table-cell office:value-type="float" office:value="3032085887">
            <text:p>3032085887</text:p>
          </table:table-cell>
          <table:table-cell office:value-type="float" office:value="47377726">
            <text:p>47377726</text:p>
          </table:table-cell>
          <table:table-cell office:value-type="float" office:value="1516042943">
            <text:p>1516042943</text:p>
          </table:table-cell>
          <table:table-cell office:value-type="float" office:value="0">
            <text:p>0</text:p>
          </table:table-cell>
          <table:table-cell office:value-type="float" office:value="1010695296">
            <text:p>1010695296</text:p>
          </table:table-cell>
          <table:table-cell office:value-type="float" office:value="0">
            <text:p>0</text:p>
          </table:table-cell>
          <table:table-cell office:value-type="float" office:value="1010695295">
            <text:p>1010695295</text:p>
          </table:table-cell>
          <table:table-cell office:value-type="float" office:value="3031929738">
            <text:p>3031929738</text:p>
          </table:table-cell>
          <table:table-cell office:value-type="float" office:value="505347648">
            <text:p>505347648</text:p>
          </table:table-cell>
          <table:table-cell office:value-type="float" office:value="397726">
            <text:p>397726</text:p>
          </table:table-cell>
          <table:table-cell office:value-type="float" office:value="2021390591">
            <text:p>2021390591</text:p>
          </table:table-cell>
          <table:table-cell office:value-type="float" office:value="3032085887">
            <text:p>3032085887</text:p>
          </table:table-cell>
          <table:table-cell office:value-type="float" office:value="9004699706">
            <text:p>9004699706</text:p>
          </table:table-cell>
          <table:table-cell office:value-type="float" office:value="38930816650">
            <text:p>38930816650</text:p>
          </table:table-cell>
          <table:table-cell office:value-type="float" office:value="2432403564">
            <text:p>2432403564</text:p>
          </table:table-cell>
          <table:table-cell office:value-type="float" office:value="647399902">
            <text:p>64739990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3047009324">
            <text:p>3047009324</text:p>
          </table:table-cell>
          <table:table-cell office:value-type="float" office:value="36706844">
            <text:p>36706844</text:p>
          </table:table-cell>
          <table:table-cell office:value-type="float" office:value="3201631788">
            <text:p>3201631788</text:p>
          </table:table-cell>
          <table:table-cell office:value-type="float" office:value="261274435">
            <text:p>261274435</text:p>
          </table:table-cell>
          <table:table-cell office:value-type="float" office:value="3201469688">
            <text:p>3201469688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079020">
            <text:p>1079020</text:p>
          </table:table-cell>
          <table:table-cell table:number-columns-repeated="10" office:value-type="float" office:value="3810304726">
            <text:p>3810304726</text:p>
          </table:table-cell>
          <table:table-cell office:value-type="float" office:value="3802958615">
            <text:p>3802958615</text:p>
          </table:table-cell>
          <table:table-cell office:value-type="float" office:value="3802958106">
            <text:p>3802958106</text:p>
          </table:table-cell>
          <table:table-cell table:number-columns-repeated="2" office:value-type="float" office:value="3810304726">
            <text:p>3810304726</text:p>
          </table:table-cell>
          <table:table-cell office:value-type="float" office:value="6387944">
            <text:p>63879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297835">
            <text:p>4297835</text:p>
          </table:table-cell>
          <table:table-cell office:value-type="float" office:value="25047">
            <text:p>25047</text:p>
          </table:table-cell>
          <table:table-cell office:value-type="float" office:value="2306937">
            <text:p>2306937</text:p>
          </table:table-cell>
          <table:table-cell office:value-type="float" office:value="571848">
            <text:p>571848</text:p>
          </table:table-cell>
          <table:table-cell table:number-columns-repeated="2" office:value-type="float" office:value="0">
            <text:p>0</text:p>
          </table:table-cell>
          <table:table-cell office:value-type="float" office:value="3758096608">
            <text:p>3758096608</text:p>
          </table:table-cell>
          <table:table-cell office:value-type="float" office:value="3201631504">
            <text:p>3201631504</text:p>
          </table:table-cell>
          <table:table-cell table:number-columns-repeated="4" office:value-type="float" office:value="0">
            <text:p>0</text:p>
          </table:table-cell>
          <table:table-cell office:value-type="float" office:value="3201631788">
            <text:p>3201631788</text:p>
          </table:table-cell>
          <table:table-cell office:value-type="float" office:value="0">
            <text:p>0</text:p>
          </table:table-cell>
          <table:table-cell office:value-type="float" office:value="3201631788">
            <text:p>3201631788</text:p>
          </table:table-cell>
          <table:table-cell office:value-type="float" office:value="50025615">
            <text:p>50025615</text:p>
          </table:table-cell>
          <table:table-cell office:value-type="float" office:value="1600815894">
            <text:p>1600815894</text:p>
          </table:table-cell>
          <table:table-cell office:value-type="float" office:value="0">
            <text:p>0</text:p>
          </table:table-cell>
          <table:table-cell office:value-type="float" office:value="1067210596">
            <text:p>1067210596</text:p>
          </table:table-cell>
          <table:table-cell office:value-type="float" office:value="0">
            <text:p>0</text:p>
          </table:table-cell>
          <table:table-cell office:value-type="float" office:value="1067210596">
            <text:p>1067210596</text:p>
          </table:table-cell>
          <table:table-cell office:value-type="float" office:value="3201631788">
            <text:p>3201631788</text:p>
          </table:table-cell>
          <table:table-cell office:value-type="float" office:value="533605298">
            <text:p>533605298</text:p>
          </table:table-cell>
          <table:table-cell office:value-type="float" office:value="460562">
            <text:p>460562</text:p>
          </table:table-cell>
          <table:table-cell office:value-type="float" office:value="2134421192">
            <text:p>2134421192</text:p>
          </table:table-cell>
          <table:table-cell office:value-type="float" office:value="3201631788">
            <text:p>3201631788</text:p>
          </table:table-cell>
          <table:table-cell office:value-type="float" office:value="9648620605">
            <text:p>9648620605</text:p>
          </table:table-cell>
          <table:table-cell office:value-type="float" office:value="41414184570">
            <text:p>41414184570</text:p>
          </table:table-cell>
          <table:table-cell office:value-type="float" office:value="2557128905">
            <text:p>2557128905</text:p>
          </table:table-cell>
          <table:table-cell office:value-type="float" office:value="682708740">
            <text:p>68270874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3207602702">
            <text:p>3207602702</text:p>
          </table:table-cell>
          <table:table-cell office:value-type="float" office:value="38619555">
            <text:p>38619555</text:p>
          </table:table-cell>
          <table:table-cell office:value-type="float" office:value="3367684404">
            <text:p>3367684404</text:p>
          </table:table-cell>
          <table:table-cell office:value-type="float" office:value="727539999">
            <text:p>727539999</text:p>
          </table:table-cell>
          <table:table-cell office:value-type="float" office:value="3367471991">
            <text:p>3367471991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949264">
            <text:p>949264</text:p>
          </table:table-cell>
          <table:table-cell table:number-columns-repeated="10" office:value-type="float" office:value="4081909262">
            <text:p>4081909262</text:p>
          </table:table-cell>
          <table:table-cell office:value-type="float" office:value="4075383138">
            <text:p>4075383138</text:p>
          </table:table-cell>
          <table:table-cell office:value-type="float" office:value="4075383232">
            <text:p>4075383232</text:p>
          </table:table-cell>
          <table:table-cell table:number-columns-repeated="2" office:value-type="float" office:value="4081909262">
            <text:p>4081909262</text:p>
          </table:table-cell>
          <table:table-cell office:value-type="float" office:value="5868921">
            <text:p>58689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778812">
            <text:p>3778812</text:p>
          </table:table-cell>
          <table:table-cell office:value-type="float" office:value="24981">
            <text:p>24981</text:p>
          </table:table-cell>
          <table:table-cell office:value-type="float" office:value="1788185">
            <text:p>1788185</text:p>
          </table:table-cell>
          <table:table-cell office:value-type="float" office:value="437290">
            <text:p>437290</text:p>
          </table:table-cell>
          <table:table-cell table:number-columns-repeated="2" office:value-type="float" office:value="0">
            <text:p>0</text:p>
          </table:table-cell>
          <table:table-cell office:value-type="float" office:value="4026532080">
            <text:p>4026532080</text:p>
          </table:table-cell>
          <table:table-cell office:value-type="float" office:value="3367432044">
            <text:p>3367432044</text:p>
          </table:table-cell>
          <table:table-cell table:number-columns-repeated="4" office:value-type="float" office:value="0">
            <text:p>0</text:p>
          </table:table-cell>
          <table:table-cell office:value-type="float" office:value="3367684404">
            <text:p>3367684404</text:p>
          </table:table-cell>
          <table:table-cell office:value-type="float" office:value="0">
            <text:p>0</text:p>
          </table:table-cell>
          <table:table-cell office:value-type="float" office:value="3367684404">
            <text:p>3367684404</text:p>
          </table:table-cell>
          <table:table-cell office:value-type="float" office:value="52620142">
            <text:p>52620142</text:p>
          </table:table-cell>
          <table:table-cell office:value-type="float" office:value="1683842202">
            <text:p>1683842202</text:p>
          </table:table-cell>
          <table:table-cell office:value-type="float" office:value="0">
            <text:p>0</text:p>
          </table:table-cell>
          <table:table-cell office:value-type="float" office:value="1122561468">
            <text:p>1122561468</text:p>
          </table:table-cell>
          <table:table-cell office:value-type="float" office:value="0">
            <text:p>0</text:p>
          </table:table-cell>
          <table:table-cell office:value-type="float" office:value="1122561468">
            <text:p>1122561468</text:p>
          </table:table-cell>
          <table:table-cell office:value-type="float" office:value="3367684404">
            <text:p>3367684404</text:p>
          </table:table-cell>
          <table:table-cell office:value-type="float" office:value="561280734">
            <text:p>561280734</text:p>
          </table:table-cell>
          <table:table-cell office:value-type="float" office:value="343420">
            <text:p>343420</text:p>
          </table:table-cell>
          <table:table-cell office:value-type="float" office:value="2245122936">
            <text:p>2245122936</text:p>
          </table:table-cell>
          <table:table-cell office:value-type="float" office:value="3367684404">
            <text:p>3367684404</text:p>
          </table:table-cell>
          <table:table-cell office:value-type="float" office:value="10134246825">
            <text:p>10134246825</text:p>
          </table:table-cell>
          <table:table-cell office:value-type="float" office:value="43861053466">
            <text:p>43861053466</text:p>
          </table:table-cell>
          <table:table-cell office:value-type="float" office:value="2656951903">
            <text:p>2656951903</text:p>
          </table:table-cell>
          <table:table-cell office:value-type="float" office:value="718170165">
            <text:p>71817016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3528186896">
            <text:p>3528186896</text:p>
          </table:table-cell>
          <table:table-cell office:value-type="float" office:value="42484858">
            <text:p>42484858</text:p>
          </table:table-cell>
          <table:table-cell office:value-type="float" office:value="3705250641">
            <text:p>3705250641</text:p>
          </table:table-cell>
          <table:table-cell office:value-type="float" office:value="1661776118">
            <text:p>1661776118</text:p>
          </table:table-cell>
          <table:table-cell office:value-type="float" office:value="3705074311">
            <text:p>3705074311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95036">
            <text:p>1095036</text:p>
          </table:table-cell>
          <table:table-cell table:number-columns-repeated="10" office:value-type="float" office:value="4352357710">
            <text:p>4352357710</text:p>
          </table:table-cell>
          <table:table-cell office:value-type="float" office:value="4345842211">
            <text:p>4345842211</text:p>
          </table:table-cell>
          <table:table-cell office:value-type="float" office:value="4345842149">
            <text:p>4345842149</text:p>
          </table:table-cell>
          <table:table-cell table:number-columns-repeated="2" office:value-type="float" office:value="4352357710">
            <text:p>4352357710</text:p>
          </table:table-cell>
          <table:table-cell office:value-type="float" office:value="6451880">
            <text:p>64518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358213">
            <text:p>4358213</text:p>
          </table:table-cell>
          <table:table-cell office:value-type="float" office:value="28679">
            <text:p>28679</text:p>
          </table:table-cell>
          <table:table-cell office:value-type="float" office:value="2399918">
            <text:p>2399918</text:p>
          </table:table-cell>
          <table:table-cell office:value-type="float" office:value="584721">
            <text:p>584721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3705222724">
            <text:p>3705222724</text:p>
          </table:table-cell>
          <table:table-cell table:number-columns-repeated="4" office:value-type="float" office:value="0">
            <text:p>0</text:p>
          </table:table-cell>
          <table:table-cell office:value-type="float" office:value="3705250641">
            <text:p>3705250641</text:p>
          </table:table-cell>
          <table:table-cell office:value-type="float" office:value="0">
            <text:p>0</text:p>
          </table:table-cell>
          <table:table-cell office:value-type="float" office:value="3705250641">
            <text:p>3705250641</text:p>
          </table:table-cell>
          <table:table-cell office:value-type="float" office:value="57895525">
            <text:p>57895525</text:p>
          </table:table-cell>
          <table:table-cell office:value-type="float" office:value="1852625321">
            <text:p>1852625321</text:p>
          </table:table-cell>
          <table:table-cell office:value-type="float" office:value="0">
            <text:p>0</text:p>
          </table:table-cell>
          <table:table-cell office:value-type="float" office:value="1235083547">
            <text:p>1235083547</text:p>
          </table:table-cell>
          <table:table-cell office:value-type="float" office:value="0">
            <text:p>0</text:p>
          </table:table-cell>
          <table:table-cell office:value-type="float" office:value="1235083547">
            <text:p>1235083547</text:p>
          </table:table-cell>
          <table:table-cell office:value-type="float" office:value="3704916517">
            <text:p>3704916517</text:p>
          </table:table-cell>
          <table:table-cell office:value-type="float" office:value="617541773">
            <text:p>617541773</text:p>
          </table:table-cell>
          <table:table-cell office:value-type="float" office:value="333601">
            <text:p>333601</text:p>
          </table:table-cell>
          <table:table-cell office:value-type="float" office:value="2470167094">
            <text:p>2470167094</text:p>
          </table:table-cell>
          <table:table-cell office:value-type="float" office:value="3705250641">
            <text:p>3705250641</text:p>
          </table:table-cell>
          <table:table-cell office:value-type="float" office:value="11074493407">
            <text:p>11074493407</text:p>
          </table:table-cell>
          <table:table-cell office:value-type="float" office:value="47699401855">
            <text:p>47699401855</text:p>
          </table:table-cell>
          <table:table-cell office:value-type="float" office:value="2992095947">
            <text:p>2992095947</text:p>
          </table:table-cell>
          <table:table-cell office:value-type="float" office:value="790008544">
            <text:p>79000854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3688578151">
            <text:p>3688578151</text:p>
          </table:table-cell>
          <table:table-cell office:value-type="float" office:value="44404061">
            <text:p>44404061</text:p>
          </table:table-cell>
          <table:table-cell office:value-type="float" office:value="3872866879">
            <text:p>3872866879</text:p>
          </table:table-cell>
          <table:table-cell office:value-type="float" office:value="2127972074">
            <text:p>2127972074</text:p>
          </table:table-cell>
          <table:table-cell office:value-type="float" office:value="3872708958">
            <text:p>3872708958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079011">
            <text:p>1079011</text:p>
          </table:table-cell>
          <table:table-cell table:number-columns-repeated="10" office:value-type="float" office:value="4620758471">
            <text:p>4620758471</text:p>
          </table:table-cell>
          <table:table-cell office:value-type="float" office:value="4613746441">
            <text:p>4613746441</text:p>
          </table:table-cell>
          <table:table-cell office:value-type="float" office:value="4613746443">
            <text:p>4613746443</text:p>
          </table:table-cell>
          <table:table-cell table:number-columns-repeated="2" office:value-type="float" office:value="4620758471">
            <text:p>4620758471</text:p>
          </table:table-cell>
          <table:table-cell office:value-type="float" office:value="6387900">
            <text:p>6387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297791">
            <text:p>4297791</text:p>
          </table:table-cell>
          <table:table-cell office:value-type="float" office:value="25032">
            <text:p>25032</text:p>
          </table:table-cell>
          <table:table-cell office:value-type="float" office:value="2306717">
            <text:p>2306717</text:p>
          </table:table-cell>
          <table:table-cell office:value-type="float" office:value="571851">
            <text:p>571851</text:p>
          </table:table-cell>
          <table:table-cell table:number-columns-repeated="2" office:value-type="float" office:value="0">
            <text:p>0</text:p>
          </table:table-cell>
          <table:table-cell office:value-type="float" office:value="268435728">
            <text:p>268435728</text:p>
          </table:table-cell>
          <table:table-cell office:value-type="float" office:value="3872053576">
            <text:p>3872053576</text:p>
          </table:table-cell>
          <table:table-cell table:number-columns-repeated="4" office:value-type="float" office:value="0">
            <text:p>0</text:p>
          </table:table-cell>
          <table:table-cell office:value-type="float" office:value="3872866879">
            <text:p>3872866879</text:p>
          </table:table-cell>
          <table:table-cell office:value-type="float" office:value="0">
            <text:p>0</text:p>
          </table:table-cell>
          <table:table-cell office:value-type="float" office:value="3872866879">
            <text:p>3872866879</text:p>
          </table:table-cell>
          <table:table-cell office:value-type="float" office:value="60513876">
            <text:p>60513876</text:p>
          </table:table-cell>
          <table:table-cell office:value-type="float" office:value="1936433439">
            <text:p>1936433439</text:p>
          </table:table-cell>
          <table:table-cell office:value-type="float" office:value="0">
            <text:p>0</text:p>
          </table:table-cell>
          <table:table-cell office:value-type="float" office:value="1290955626">
            <text:p>1290955626</text:p>
          </table:table-cell>
          <table:table-cell office:value-type="float" office:value="0">
            <text:p>0</text:p>
          </table:table-cell>
          <table:table-cell office:value-type="float" office:value="1290955626">
            <text:p>1290955626</text:p>
          </table:table-cell>
          <table:table-cell office:value-type="float" office:value="3872866879">
            <text:p>3872866879</text:p>
          </table:table-cell>
          <table:table-cell office:value-type="float" office:value="645477813">
            <text:p>645477813</text:p>
          </table:table-cell>
          <table:table-cell office:value-type="float" office:value="500885">
            <text:p>500885</text:p>
          </table:table-cell>
          <table:table-cell office:value-type="float" office:value="2581911253">
            <text:p>2581911253</text:p>
          </table:table-cell>
          <table:table-cell office:value-type="float" office:value="3872866879">
            <text:p>3872866879</text:p>
          </table:table-cell>
          <table:table-cell office:value-type="float" office:value="11656188964">
            <text:p>11656188964</text:p>
          </table:table-cell>
          <table:table-cell office:value-type="float" office:value="50374755859">
            <text:p>50374755859</text:p>
          </table:table-cell>
          <table:table-cell office:value-type="float" office:value="3039154052">
            <text:p>3039154052</text:p>
          </table:table-cell>
          <table:table-cell office:value-type="float" office:value="826080322">
            <text:p>82608032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3849169385">
            <text:p>3849169385</text:p>
          </table:table-cell>
          <table:table-cell office:value-type="float" office:value="46312343">
            <text:p>46312343</text:p>
          </table:table-cell>
          <table:table-cell office:value-type="float" office:value="4038953124">
            <text:p>4038953124</text:p>
          </table:table-cell>
          <table:table-cell office:value-type="float" office:value="2589423326">
            <text:p>2589423326</text:p>
          </table:table-cell>
          <table:table-cell office:value-type="float" office:value="4038748202">
            <text:p>4038748202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949268">
            <text:p>949268</text:p>
          </table:table-cell>
          <table:table-cell table:number-columns-repeated="10" office:value-type="float" office:value="4888964787">
            <text:p>4888964787</text:p>
          </table:table-cell>
          <table:table-cell office:value-type="float" office:value="4882446293">
            <text:p>4882446293</text:p>
          </table:table-cell>
          <table:table-cell office:value-type="float" office:value="4882446448">
            <text:p>4882446448</text:p>
          </table:table-cell>
          <table:table-cell table:number-columns-repeated="2" office:value-type="float" office:value="4888964787">
            <text:p>4888964787</text:p>
          </table:table-cell>
          <table:table-cell office:value-type="float" office:value="5868940">
            <text:p>58689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778831">
            <text:p>3778831</text:p>
          </table:table-cell>
          <table:table-cell office:value-type="float" office:value="24976">
            <text:p>24976</text:p>
          </table:table-cell>
          <table:table-cell office:value-type="float" office:value="1788185">
            <text:p>1788185</text:p>
          </table:table-cell>
          <table:table-cell office:value-type="float" office:value="437048">
            <text:p>437048</text:p>
          </table:table-cell>
          <table:table-cell table:number-columns-repeated="2" office:value-type="float" office:value="0">
            <text:p>0</text:p>
          </table:table-cell>
          <table:table-cell office:value-type="float" office:value="536871200">
            <text:p>536871200</text:p>
          </table:table-cell>
          <table:table-cell office:value-type="float" office:value="4038722292">
            <text:p>4038722292</text:p>
          </table:table-cell>
          <table:table-cell table:number-columns-repeated="4" office:value-type="float" office:value="0">
            <text:p>0</text:p>
          </table:table-cell>
          <table:table-cell office:value-type="float" office:value="4038953124">
            <text:p>4038953124</text:p>
          </table:table-cell>
          <table:table-cell office:value-type="float" office:value="0">
            <text:p>0</text:p>
          </table:table-cell>
          <table:table-cell office:value-type="float" office:value="4038953124">
            <text:p>4038953124</text:p>
          </table:table-cell>
          <table:table-cell office:value-type="float" office:value="63108730">
            <text:p>63108730</text:p>
          </table:table-cell>
          <table:table-cell office:value-type="float" office:value="2019476562">
            <text:p>2019476562</text:p>
          </table:table-cell>
          <table:table-cell office:value-type="float" office:value="0">
            <text:p>0</text:p>
          </table:table-cell>
          <table:table-cell office:value-type="float" office:value="1346317708">
            <text:p>1346317708</text:p>
          </table:table-cell>
          <table:table-cell office:value-type="float" office:value="0">
            <text:p>0</text:p>
          </table:table-cell>
          <table:table-cell office:value-type="float" office:value="1346317708">
            <text:p>1346317708</text:p>
          </table:table-cell>
          <table:table-cell office:value-type="float" office:value="4038836644">
            <text:p>4038836644</text:p>
          </table:table-cell>
          <table:table-cell office:value-type="float" office:value="673158854">
            <text:p>673158854</text:p>
          </table:table-cell>
          <table:table-cell office:value-type="float" office:value="308712">
            <text:p>308712</text:p>
          </table:table-cell>
          <table:table-cell office:value-type="float" office:value="2692635416">
            <text:p>2692635416</text:p>
          </table:table-cell>
          <table:table-cell office:value-type="float" office:value="4038953124">
            <text:p>4038953124</text:p>
          </table:table-cell>
          <table:table-cell office:value-type="float" office:value="12264160156">
            <text:p>12264160156</text:p>
          </table:table-cell>
          <table:table-cell office:value-type="float" office:value="53191070556">
            <text:p>53191070556</text:p>
          </table:table-cell>
          <table:table-cell office:value-type="float" office:value="3482879638">
            <text:p>3482879638</text:p>
          </table:table-cell>
          <table:table-cell office:value-type="float" office:value="858581542">
            <text:p>85858154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4170225006">
            <text:p>4170225006</text:p>
          </table:table-cell>
          <table:table-cell office:value-type="float" office:value="50186800">
            <text:p>50186800</text:p>
          </table:table-cell>
          <table:table-cell office:value-type="float" office:value="81836630">
            <text:p>81836630</text:p>
          </table:table-cell>
          <table:table-cell office:value-type="float" office:value="3530539066">
            <text:p>3530539066</text:p>
          </table:table-cell>
          <table:table-cell office:value-type="float" office:value="4376548619">
            <text:p>4376548619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079035">
            <text:p>1079035</text:p>
          </table:table-cell>
          <table:table-cell table:number-columns-repeated="10" office:value-type="float" office:value="5163292610">
            <text:p>5163292610</text:p>
          </table:table-cell>
          <table:table-cell office:value-type="float" office:value="5156049308">
            <text:p>5156049308</text:p>
          </table:table-cell>
          <table:table-cell office:value-type="float" office:value="5156050338">
            <text:p>5156050338</text:p>
          </table:table-cell>
          <table:table-cell table:number-columns-repeated="2" office:value-type="float" office:value="5163292610">
            <text:p>5163292610</text:p>
          </table:table-cell>
          <table:table-cell office:value-type="float" office:value="6387971">
            <text:p>63879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297888">
            <text:p>4297888</text:p>
          </table:table-cell>
          <table:table-cell office:value-type="float" office:value="25014">
            <text:p>25014</text:p>
          </table:table-cell>
          <table:table-cell office:value-type="float" office:value="2306840">
            <text:p>2306840</text:p>
          </table:table-cell>
          <table:table-cell office:value-type="float" office:value="571653">
            <text:p>571653</text:p>
          </table:table-cell>
          <table:table-cell table:number-columns-repeated="2" office:value-type="float" office:value="0">
            <text:p>0</text:p>
          </table:table-cell>
          <table:table-cell office:value-type="float" office:value="805306672">
            <text:p>805306672</text:p>
          </table:table-cell>
          <table:table-cell office:value-type="float" office:value="81773092">
            <text:p>81773092</text:p>
          </table:table-cell>
          <table:table-cell table:number-columns-repeated="4" office:value-type="float" office:value="0">
            <text:p>0</text:p>
          </table:table-cell>
          <table:table-cell office:value-type="float" office:value="81836630">
            <text:p>81836630</text:p>
          </table:table-cell>
          <table:table-cell office:value-type="float" office:value="0">
            <text:p>0</text:p>
          </table:table-cell>
          <table:table-cell office:value-type="float" office:value="81836630">
            <text:p>81836630</text:p>
          </table:table-cell>
          <table:table-cell office:value-type="float" office:value="68391252">
            <text:p>68391252</text:p>
          </table:table-cell>
          <table:table-cell office:value-type="float" office:value="2188401963">
            <text:p>2188401963</text:p>
          </table:table-cell>
          <table:table-cell office:value-type="float" office:value="0">
            <text:p>0</text:p>
          </table:table-cell>
          <table:table-cell office:value-type="float" office:value="1458934642">
            <text:p>1458934642</text:p>
          </table:table-cell>
          <table:table-cell office:value-type="float" office:value="0">
            <text:p>0</text:p>
          </table:table-cell>
          <table:table-cell office:value-type="float" office:value="1458934642">
            <text:p>1458934642</text:p>
          </table:table-cell>
          <table:table-cell office:value-type="float" office:value="80437359">
            <text:p>80437359</text:p>
          </table:table-cell>
          <table:table-cell office:value-type="float" office:value="729467321">
            <text:p>729467321</text:p>
          </table:table-cell>
          <table:table-cell office:value-type="float" office:value="350609">
            <text:p>350609</text:p>
          </table:table-cell>
          <table:table-cell office:value-type="float" office:value="2917869284">
            <text:p>2917869284</text:p>
          </table:table-cell>
          <table:table-cell office:value-type="float" office:value="81836630">
            <text:p>81836630</text:p>
          </table:table-cell>
          <table:table-cell office:value-type="float" office:value="13051544189">
            <text:p>13051544189</text:p>
          </table:table-cell>
          <table:table-cell office:value-type="float" office:value="56788787841">
            <text:p>56788787841</text:p>
          </table:table-cell>
          <table:table-cell office:value-type="float" office:value="3667907714">
            <text:p>3667907714</text:p>
          </table:table-cell>
          <table:table-cell office:value-type="float" office:value="935485839">
            <text:p>93548583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4332951662">
            <text:p>4332951662</text:p>
          </table:table-cell>
          <table:table-cell office:value-type="float" office:value="52133396">
            <text:p>52133396</text:p>
          </table:table-cell>
          <table:table-cell office:value-type="float" office:value="250686898">
            <text:p>250686898</text:p>
          </table:table-cell>
          <table:table-cell office:value-type="float" office:value="3999181319">
            <text:p>3999181319</text:p>
          </table:table-cell>
          <table:table-cell office:value-type="float" office:value="4545453080">
            <text:p>4545453080</text:p>
          </table:table-cell>
          <table:table-cell office:value-type="float" office:value="327">
            <text:p>327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1113336">
            <text:p>1113336</text:p>
          </table:table-cell>
          <table:table-cell table:number-columns-repeated="10" office:value-type="float" office:value="5436655792">
            <text:p>5436655792</text:p>
          </table:table-cell>
          <table:table-cell office:value-type="float" office:value="5430113714">
            <text:p>5430113714</text:p>
          </table:table-cell>
          <table:table-cell office:value-type="float" office:value="5430113179">
            <text:p>5430113179</text:p>
          </table:table-cell>
          <table:table-cell table:number-columns-repeated="2" office:value-type="float" office:value="5436655792">
            <text:p>5436655792</text:p>
          </table:table-cell>
          <table:table-cell office:value-type="float" office:value="6524712">
            <text:p>65247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427487">
            <text:p>4427487</text:p>
          </table:table-cell>
          <table:table-cell office:value-type="float" office:value="50084">
            <text:p>50084</text:p>
          </table:table-cell>
          <table:table-cell office:value-type="float" office:value="2501475">
            <text:p>2501475</text:p>
          </table:table-cell>
          <table:table-cell office:value-type="float" office:value="598789">
            <text:p>598789</text:p>
          </table:table-cell>
          <table:table-cell table:number-columns-repeated="2" office:value-type="float" office:value="0">
            <text:p>0</text:p>
          </table:table-cell>
          <table:table-cell office:value-type="float" office:value="1073742144">
            <text:p>1073742144</text:p>
          </table:table-cell>
          <table:table-cell office:value-type="float" office:value="250686540">
            <text:p>250686540</text:p>
          </table:table-cell>
          <table:table-cell table:number-columns-repeated="4" office:value-type="float" office:value="0">
            <text:p>0</text:p>
          </table:table-cell>
          <table:table-cell office:value-type="float" office:value="250686898">
            <text:p>250686898</text:p>
          </table:table-cell>
          <table:table-cell office:value-type="float" office:value="0">
            <text:p>0</text:p>
          </table:table-cell>
          <table:table-cell office:value-type="float" office:value="250686898">
            <text:p>250686898</text:p>
          </table:table-cell>
          <table:table-cell office:value-type="float" office:value="71063440">
            <text:p>71063440</text:p>
          </table:table-cell>
          <table:table-cell office:value-type="float" office:value="2272827097">
            <text:p>2272827097</text:p>
          </table:table-cell>
          <table:table-cell office:value-type="float" office:value="0">
            <text:p>0</text:p>
          </table:table-cell>
          <table:table-cell office:value-type="float" office:value="1515218064">
            <text:p>1515218064</text:p>
          </table:table-cell>
          <table:table-cell office:value-type="float" office:value="0">
            <text:p>0</text:p>
          </table:table-cell>
          <table:table-cell office:value-type="float" office:value="1515218064">
            <text:p>1515218064</text:p>
          </table:table-cell>
          <table:table-cell office:value-type="float" office:value="248296260">
            <text:p>248296260</text:p>
          </table:table-cell>
          <table:table-cell office:value-type="float" office:value="757609032">
            <text:p>757609032</text:p>
          </table:table-cell>
          <table:table-cell office:value-type="float" office:value="347477">
            <text:p>347477</text:p>
          </table:table-cell>
          <table:table-cell office:value-type="float" office:value="3030436129">
            <text:p>3030436129</text:p>
          </table:table-cell>
          <table:table-cell office:value-type="float" office:value="250686898">
            <text:p>250686898</text:p>
          </table:table-cell>
          <table:table-cell office:value-type="float" office:value="13652374267">
            <text:p>13652374267</text:p>
          </table:table-cell>
          <table:table-cell office:value-type="float" office:value="59651672363">
            <text:p>59651672363</text:p>
          </table:table-cell>
          <table:table-cell office:value-type="float" office:value="3851440429">
            <text:p>3851440429</text:p>
          </table:table-cell>
          <table:table-cell office:value-type="float" office:value="970489501">
            <text:p>97048950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5328729957">
            <text:p>5328729957</text:p>
          </table:table-cell>
          <table:table-cell office:value-type="float" office:value="64079855">
            <text:p>64079855</text:p>
          </table:table-cell>
          <table:table-cell office:value-type="float" office:value="1280903616">
            <text:p>1280903616</text:p>
          </table:table-cell>
          <table:table-cell office:value-type="float" office:value="2592668438">
            <text:p>2592668438</text:p>
          </table:table-cell>
          <table:table-cell office:value-type="float" office:value="5575670681">
            <text:p>5575670681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1085220">
            <text:p>1085220</text:p>
          </table:table-cell>
          <table:table-cell table:number-columns-repeated="10" office:value-type="float" office:value="5809751349">
            <text:p>5809751349</text:p>
          </table:table-cell>
          <table:table-cell office:value-type="float" office:value="5801787745">
            <text:p>5801787745</text:p>
          </table:table-cell>
          <table:table-cell office:value-type="float" office:value="5801787110">
            <text:p>5801787110</text:p>
          </table:table-cell>
          <table:table-cell table:number-columns-repeated="2" office:value-type="float" office:value="5809751349">
            <text:p>5809751349</text:p>
          </table:table-cell>
          <table:table-cell office:value-type="float" office:value="6420917">
            <text:p>64209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317919">
            <text:p>4317919</text:p>
          </table:table-cell>
          <table:table-cell office:value-type="float" office:value="28738">
            <text:p>28738</text:p>
          </table:table-cell>
          <table:table-cell office:value-type="float" office:value="2322554">
            <text:p>2322554</text:p>
          </table:table-cell>
          <table:table-cell office:value-type="float" office:value="572913">
            <text:p>572913</text:p>
          </table:table-cell>
          <table:table-cell table:number-columns-repeated="2" office:value-type="float" office:value="0">
            <text:p>0</text:p>
          </table:table-cell>
          <table:table-cell office:value-type="float" office:value="1342177616">
            <text:p>1342177616</text:p>
          </table:table-cell>
          <table:table-cell office:value-type="float" office:value="1278855760">
            <text:p>1278855760</text:p>
          </table:table-cell>
          <table:table-cell table:number-columns-repeated="4" office:value-type="float" office:value="0">
            <text:p>0</text:p>
          </table:table-cell>
          <table:table-cell office:value-type="float" office:value="1280903616">
            <text:p>1280903616</text:p>
          </table:table-cell>
          <table:table-cell office:value-type="float" office:value="0">
            <text:p>0</text:p>
          </table:table-cell>
          <table:table-cell office:value-type="float" office:value="1280903616">
            <text:p>1280903616</text:p>
          </table:table-cell>
          <table:table-cell office:value-type="float" office:value="87124874">
            <text:p>87124874</text:p>
          </table:table-cell>
          <table:table-cell office:value-type="float" office:value="2787935456">
            <text:p>2787935456</text:p>
          </table:table-cell>
          <table:table-cell office:value-type="float" office:value="0">
            <text:p>0</text:p>
          </table:table-cell>
          <table:table-cell office:value-type="float" office:value="1858623637">
            <text:p>1858623637</text:p>
          </table:table-cell>
          <table:table-cell office:value-type="float" office:value="0">
            <text:p>0</text:p>
          </table:table-cell>
          <table:table-cell office:value-type="float" office:value="1858623637">
            <text:p>1858623637</text:p>
          </table:table-cell>
          <table:table-cell office:value-type="float" office:value="1276703454">
            <text:p>1276703454</text:p>
          </table:table-cell>
          <table:table-cell office:value-type="float" office:value="929311819">
            <text:p>929311819</text:p>
          </table:table-cell>
          <table:table-cell office:value-type="float" office:value="328413">
            <text:p>328413</text:p>
          </table:table-cell>
          <table:table-cell office:value-type="float" office:value="3717247274">
            <text:p>3717247274</text:p>
          </table:table-cell>
          <table:table-cell office:value-type="float" office:value="1280903616">
            <text:p>1280903616</text:p>
          </table:table-cell>
          <table:table-cell office:value-type="float" office:value="16004211425">
            <text:p>16004211425</text:p>
          </table:table-cell>
          <table:table-cell office:value-type="float" office:value="69159027099">
            <text:p>69159027099</text:p>
          </table:table-cell>
          <table:table-cell office:value-type="float" office:value="4914764404">
            <text:p>4914764404</text:p>
          </table:table-cell>
          <table:table-cell office:value-type="float" office:value="1189910888">
            <text:p>118991088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5335166813">
            <text:p>5335166813</text:p>
          </table:table-cell>
          <table:table-cell office:value-type="float" office:value="64159441">
            <text:p>64159441</text:p>
          </table:table-cell>
          <table:table-cell office:value-type="float" office:value="1295040383">
            <text:p>1295040383</text:p>
          </table:table-cell>
          <table:table-cell office:value-type="float" office:value="2614925461">
            <text:p>2614925461</text:p>
          </table:table-cell>
          <table:table-cell office:value-type="float" office:value="5589803881">
            <text:p>5589803881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078990">
            <text:p>1078990</text:p>
          </table:table-cell>
          <table:table-cell table:number-columns-repeated="10" office:value-type="float" office:value="6013263668">
            <text:p>6013263668</text:p>
          </table:table-cell>
          <table:table-cell office:value-type="float" office:value="6006437763">
            <text:p>6006437763</text:p>
          </table:table-cell>
          <table:table-cell office:value-type="float" office:value="6006437698">
            <text:p>6006437698</text:p>
          </table:table-cell>
          <table:table-cell table:number-columns-repeated="2" office:value-type="float" office:value="6013263668">
            <text:p>6013263668</text:p>
          </table:table-cell>
          <table:table-cell office:value-type="float" office:value="6387816">
            <text:p>63878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297707">
            <text:p>4297707</text:p>
          </table:table-cell>
          <table:table-cell office:value-type="float" office:value="25012">
            <text:p>25012</text:p>
          </table:table-cell>
          <table:table-cell office:value-type="float" office:value="2306297">
            <text:p>2306297</text:p>
          </table:table-cell>
          <table:table-cell office:value-type="float" office:value="571729">
            <text:p>571729</text:p>
          </table:table-cell>
          <table:table-cell table:number-columns-repeated="2" office:value-type="float" office:value="0">
            <text:p>0</text:p>
          </table:table-cell>
          <table:table-cell office:value-type="float" office:value="1610613088">
            <text:p>1610613088</text:p>
          </table:table-cell>
          <table:table-cell office:value-type="float" office:value="1293989364">
            <text:p>1293989364</text:p>
          </table:table-cell>
          <table:table-cell table:number-columns-repeated="4" office:value-type="float" office:value="0">
            <text:p>0</text:p>
          </table:table-cell>
          <table:table-cell office:value-type="float" office:value="1295040383">
            <text:p>1295040383</text:p>
          </table:table-cell>
          <table:table-cell office:value-type="float" office:value="0">
            <text:p>0</text:p>
          </table:table-cell>
          <table:table-cell office:value-type="float" office:value="1295040383">
            <text:p>1295040383</text:p>
          </table:table-cell>
          <table:table-cell office:value-type="float" office:value="87346989">
            <text:p>87346989</text:p>
          </table:table-cell>
          <table:table-cell office:value-type="float" office:value="2795003840">
            <text:p>2795003840</text:p>
          </table:table-cell>
          <table:table-cell office:value-type="float" office:value="0">
            <text:p>0</text:p>
          </table:table-cell>
          <table:table-cell office:value-type="float" office:value="1863335893">
            <text:p>1863335893</text:p>
          </table:table-cell>
          <table:table-cell office:value-type="float" office:value="0">
            <text:p>0</text:p>
          </table:table-cell>
          <table:table-cell office:value-type="float" office:value="1863335893">
            <text:p>1863335893</text:p>
          </table:table-cell>
          <table:table-cell office:value-type="float" office:value="646461584">
            <text:p>646461584</text:p>
          </table:table-cell>
          <table:table-cell office:value-type="float" office:value="931667946">
            <text:p>931667946</text:p>
          </table:table-cell>
          <table:table-cell office:value-type="float" office:value="338955">
            <text:p>338955</text:p>
          </table:table-cell>
          <table:table-cell office:value-type="float" office:value="3726671786">
            <text:p>3726671786</text:p>
          </table:table-cell>
          <table:table-cell office:value-type="float" office:value="1295040383">
            <text:p>1295040383</text:p>
          </table:table-cell>
          <table:table-cell office:value-type="float" office:value="16155578613">
            <text:p>16155578613</text:p>
          </table:table-cell>
          <table:table-cell office:value-type="float" office:value="69866760253">
            <text:p>69866760253</text:p>
          </table:table-cell>
          <table:table-cell office:value-type="float" office:value="4615142822">
            <text:p>4615142822</text:p>
          </table:table-cell>
          <table:table-cell office:value-type="float" office:value="1191284179">
            <text:p>119128417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5382026794">
            <text:p>5382026794</text:p>
          </table:table-cell>
          <table:table-cell office:value-type="float" office:value="64718435">
            <text:p>64718435</text:p>
          </table:table-cell>
          <table:table-cell office:value-type="float" office:value="1339619841">
            <text:p>1339619841</text:p>
          </table:table-cell>
          <table:table-cell office:value-type="float" office:value="2748712448">
            <text:p>2748712448</text:p>
          </table:table-cell>
          <table:table-cell office:value-type="float" office:value="5634393935">
            <text:p>563439393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110984">
            <text:p>1110984</text:p>
          </table:table-cell>
          <table:table-cell table:number-columns-repeated="10" office:value-type="float" office:value="6264835774">
            <text:p>6264835774</text:p>
          </table:table-cell>
          <table:table-cell office:value-type="float" office:value="6259193305">
            <text:p>6259193305</text:p>
          </table:table-cell>
          <table:table-cell office:value-type="float" office:value="6259193189">
            <text:p>6259193189</text:p>
          </table:table-cell>
          <table:table-cell table:number-columns-repeated="2" office:value-type="float" office:value="6264835774">
            <text:p>6264835774</text:p>
          </table:table-cell>
          <table:table-cell office:value-type="float" office:value="6515583">
            <text:p>651558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418306">
            <text:p>4418306</text:p>
          </table:table-cell>
          <table:table-cell office:value-type="float" office:value="32458">
            <text:p>32458</text:p>
          </table:table-cell>
          <table:table-cell office:value-type="float" office:value="2492124">
            <text:p>2492124</text:p>
          </table:table-cell>
          <table:table-cell office:value-type="float" office:value="597456">
            <text:p>597456</text:p>
          </table:table-cell>
          <table:table-cell table:number-columns-repeated="2" office:value-type="float" office:value="0">
            <text:p>0</text:p>
          </table:table-cell>
          <table:table-cell office:value-type="float" office:value="1879048560">
            <text:p>1879048560</text:p>
          </table:table-cell>
          <table:table-cell office:value-type="float" office:value="662556320">
            <text:p>662556320</text:p>
          </table:table-cell>
          <table:table-cell table:number-columns-repeated="4" office:value-type="float" office:value="0">
            <text:p>0</text:p>
          </table:table-cell>
          <table:table-cell office:value-type="float" office:value="1339619841">
            <text:p>1339619841</text:p>
          </table:table-cell>
          <table:table-cell office:value-type="float" office:value="0">
            <text:p>0</text:p>
          </table:table-cell>
          <table:table-cell office:value-type="float" office:value="1339619841">
            <text:p>1339619841</text:p>
          </table:table-cell>
          <table:table-cell office:value-type="float" office:value="88040807">
            <text:p>88040807</text:p>
          </table:table-cell>
          <table:table-cell office:value-type="float" office:value="2817293568">
            <text:p>2817293568</text:p>
          </table:table-cell>
          <table:table-cell office:value-type="float" office:value="0">
            <text:p>0</text:p>
          </table:table-cell>
          <table:table-cell office:value-type="float" office:value="1878195712">
            <text:p>1878195712</text:p>
          </table:table-cell>
          <table:table-cell office:value-type="float" office:value="0">
            <text:p>0</text:p>
          </table:table-cell>
          <table:table-cell office:value-type="float" office:value="1878195712">
            <text:p>1878195712</text:p>
          </table:table-cell>
          <table:table-cell office:value-type="float" office:value="1325002581">
            <text:p>1325002581</text:p>
          </table:table-cell>
          <table:table-cell office:value-type="float" office:value="939097856">
            <text:p>939097856</text:p>
          </table:table-cell>
          <table:table-cell office:value-type="float" office:value="344161">
            <text:p>344161</text:p>
          </table:table-cell>
          <table:table-cell office:value-type="float" office:value="3756391425">
            <text:p>3756391425</text:p>
          </table:table-cell>
          <table:table-cell office:value-type="float" office:value="1339619841">
            <text:p>1339619841</text:p>
          </table:table-cell>
          <table:table-cell office:value-type="float" office:value="16540069579">
            <text:p>16540069579</text:p>
          </table:table-cell>
          <table:table-cell office:value-type="float" office:value="71668365478">
            <text:p>71668365478</text:p>
          </table:table-cell>
          <table:table-cell office:value-type="float" office:value="5086212157">
            <text:p>5086212157</text:p>
          </table:table-cell>
          <table:table-cell office:value-type="float" office:value="1202178954">
            <text:p>120217895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5411736468">
            <text:p>5411736468</text:p>
          </table:table-cell>
          <table:table-cell office:value-type="float" office:value="65086954">
            <text:p>65086954</text:p>
          </table:table-cell>
          <table:table-cell office:value-type="float" office:value="1368392280">
            <text:p>1368392280</text:p>
          </table:table-cell>
          <table:table-cell office:value-type="float" office:value="2838637532">
            <text:p>2838637532</text:p>
          </table:table-cell>
          <table:table-cell office:value-type="float" office:value="5663172994">
            <text:p>5663172994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079023">
            <text:p>1079023</text:p>
          </table:table-cell>
          <table:table-cell table:number-columns-repeated="10" office:value-type="float" office:value="6521413309">
            <text:p>6521413309</text:p>
          </table:table-cell>
          <table:table-cell office:value-type="float" office:value="6514947187">
            <text:p>6514947187</text:p>
          </table:table-cell>
          <table:table-cell office:value-type="float" office:value="6514947383">
            <text:p>6514947383</text:p>
          </table:table-cell>
          <table:table-cell table:number-columns-repeated="2" office:value-type="float" office:value="6521413309">
            <text:p>6521413309</text:p>
          </table:table-cell>
          <table:table-cell office:value-type="float" office:value="6387929">
            <text:p>63879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297846">
            <text:p>4297846</text:p>
          </table:table-cell>
          <table:table-cell office:value-type="float" office:value="24994">
            <text:p>24994</text:p>
          </table:table-cell>
          <table:table-cell office:value-type="float" office:value="2306630">
            <text:p>2306630</text:p>
          </table:table-cell>
          <table:table-cell office:value-type="float" office:value="570530">
            <text:p>570530</text:p>
          </table:table-cell>
          <table:table-cell table:number-columns-repeated="2" office:value-type="float" office:value="0">
            <text:p>0</text:p>
          </table:table-cell>
          <table:table-cell office:value-type="float" office:value="2147484032">
            <text:p>2147484032</text:p>
          </table:table-cell>
          <table:table-cell table:number-columns-repeated="5" office:value-type="float" office:value="0">
            <text:p>0</text:p>
          </table:table-cell>
          <table:table-cell office:value-type="float" office:value="1368392280">
            <text:p>1368392280</text:p>
          </table:table-cell>
          <table:table-cell office:value-type="float" office:value="0">
            <text:p>0</text:p>
          </table:table-cell>
          <table:table-cell office:value-type="float" office:value="1368392280">
            <text:p>1368392280</text:p>
          </table:table-cell>
          <table:table-cell office:value-type="float" office:value="88490504">
            <text:p>88490504</text:p>
          </table:table-cell>
          <table:table-cell office:value-type="float" office:value="2831679787">
            <text:p>2831679787</text:p>
          </table:table-cell>
          <table:table-cell office:value-type="float" office:value="0">
            <text:p>0</text:p>
          </table:table-cell>
          <table:table-cell office:value-type="float" office:value="1887786525">
            <text:p>1887786525</text:p>
          </table:table-cell>
          <table:table-cell office:value-type="float" office:value="0">
            <text:p>0</text:p>
          </table:table-cell>
          <table:table-cell office:value-type="float" office:value="1887786525">
            <text:p>1887786525</text:p>
          </table:table-cell>
          <table:table-cell office:value-type="float" office:value="1361413269">
            <text:p>1361413269</text:p>
          </table:table-cell>
          <table:table-cell office:value-type="float" office:value="943893263">
            <text:p>943893263</text:p>
          </table:table-cell>
          <table:table-cell office:value-type="float" office:value="375041">
            <text:p>375041</text:p>
          </table:table-cell>
          <table:table-cell office:value-type="float" office:value="3775573051">
            <text:p>3775573051</text:p>
          </table:table-cell>
          <table:table-cell office:value-type="float" office:value="1368392280">
            <text:p>1368392280</text:p>
          </table:table-cell>
          <table:table-cell office:value-type="float" office:value="16791870117">
            <text:p>16791870117</text:p>
          </table:table-cell>
          <table:table-cell office:value-type="float" office:value="72962738036">
            <text:p>72962738036</text:p>
          </table:table-cell>
          <table:table-cell office:value-type="float" office:value="4875915527">
            <text:p>4875915527</text:p>
          </table:table-cell>
          <table:table-cell office:value-type="float" office:value="1211059569">
            <text:p>121105956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5796850077">
            <text:p>5796850077</text:p>
          </table:table-cell>
          <table:table-cell office:value-type="float" office:value="69688969">
            <text:p>69688969</text:p>
          </table:table-cell>
          <table:table-cell office:value-type="float" office:value="1768382778">
            <text:p>1768382778</text:p>
          </table:table-cell>
          <table:table-cell office:value-type="float" office:value="3709659399">
            <text:p>3709659399</text:p>
          </table:table-cell>
          <table:table-cell office:value-type="float" office:value="6063165417">
            <text:p>6063165417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094986">
            <text:p>1094986</text:p>
          </table:table-cell>
          <table:table-cell table:number-columns-repeated="10" office:value-type="float" office:value="6791309571">
            <text:p>6791309571</text:p>
          </table:table-cell>
          <table:table-cell office:value-type="float" office:value="6783979573">
            <text:p>6783979573</text:p>
          </table:table-cell>
          <table:table-cell office:value-type="float" office:value="6783979578">
            <text:p>6783979578</text:p>
          </table:table-cell>
          <table:table-cell table:number-columns-repeated="2" office:value-type="float" office:value="6791309571">
            <text:p>6791309571</text:p>
          </table:table-cell>
          <table:table-cell office:value-type="float" office:value="6451691">
            <text:p>645169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357998">
            <text:p>4357998</text:p>
          </table:table-cell>
          <table:table-cell office:value-type="float" office:value="28681">
            <text:p>28681</text:p>
          </table:table-cell>
          <table:table-cell office:value-type="float" office:value="2399168">
            <text:p>2399168</text:p>
          </table:table-cell>
          <table:table-cell office:value-type="float" office:value="584433">
            <text:p>584433</text:p>
          </table:table-cell>
          <table:table-cell table:number-columns-repeated="2" office:value-type="float" office:value="0">
            <text:p>0</text:p>
          </table:table-cell>
          <table:table-cell office:value-type="float" office:value="2415919504">
            <text:p>2415919504</text:p>
          </table:table-cell>
          <table:table-cell table:number-columns-repeated="5" office:value-type="float" office:value="0">
            <text:p>0</text:p>
          </table:table-cell>
          <table:table-cell office:value-type="float" office:value="1768382778">
            <text:p>1768382778</text:p>
          </table:table-cell>
          <table:table-cell office:value-type="float" office:value="0">
            <text:p>0</text:p>
          </table:table-cell>
          <table:table-cell office:value-type="float" office:value="1768382778">
            <text:p>1768382778</text:p>
          </table:table-cell>
          <table:table-cell office:value-type="float" office:value="94740549">
            <text:p>94740549</text:p>
          </table:table-cell>
          <table:table-cell office:value-type="float" office:value="3031675037">
            <text:p>3031675037</text:p>
          </table:table-cell>
          <table:table-cell office:value-type="float" office:value="0">
            <text:p>0</text:p>
          </table:table-cell>
          <table:table-cell office:value-type="float" office:value="2021116691">
            <text:p>2021116691</text:p>
          </table:table-cell>
          <table:table-cell office:value-type="float" office:value="0">
            <text:p>0</text:p>
          </table:table-cell>
          <table:table-cell office:value-type="float" office:value="2021116691">
            <text:p>2021116691</text:p>
          </table:table-cell>
          <table:table-cell office:value-type="float" office:value="1767725184">
            <text:p>1767725184</text:p>
          </table:table-cell>
          <table:table-cell office:value-type="float" office:value="1010558345">
            <text:p>1010558345</text:p>
          </table:table-cell>
          <table:table-cell office:value-type="float" office:value="381120">
            <text:p>381120</text:p>
          </table:table-cell>
          <table:table-cell office:value-type="float" office:value="4042233383">
            <text:p>4042233383</text:p>
          </table:table-cell>
          <table:table-cell office:value-type="float" office:value="1768382778">
            <text:p>1768382778</text:p>
          </table:table-cell>
          <table:table-cell office:value-type="float" office:value="17772949218">
            <text:p>17772949218</text:p>
          </table:table-cell>
          <table:table-cell office:value-type="float" office:value="76800567626">
            <text:p>76800567626</text:p>
          </table:table-cell>
          <table:table-cell office:value-type="float" office:value="5187011718">
            <text:p>5187011718</text:p>
          </table:table-cell>
          <table:table-cell office:value-type="float" office:value="1294891357">
            <text:p>129489135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6234755737">
            <text:p>6234755737</text:p>
          </table:table-cell>
          <table:table-cell office:value-type="float" office:value="74958303">
            <text:p>74958303</text:p>
          </table:table-cell>
          <table:table-cell office:value-type="float" office:value="2236775845">
            <text:p>2236775845</text:p>
          </table:table-cell>
          <table:table-cell office:value-type="float" office:value="931922521">
            <text:p>931922521</text:p>
          </table:table-cell>
          <table:table-cell office:value-type="float" office:value="6531546377">
            <text:p>6531546377</text:p>
          </table:table-cell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1014144">
            <text:p>1014144</text:p>
          </table:table-cell>
          <table:table-cell table:number-columns-repeated="10" office:value-type="float" office:value="7175236451">
            <text:p>7175236451</text:p>
          </table:table-cell>
          <table:table-cell office:value-type="float" office:value="7168741738">
            <text:p>7168741738</text:p>
          </table:table-cell>
          <table:table-cell office:value-type="float" office:value="7168742665">
            <text:p>7168742665</text:p>
          </table:table-cell>
          <table:table-cell table:number-columns-repeated="2" office:value-type="float" office:value="7175236451">
            <text:p>7175236451</text:p>
          </table:table-cell>
          <table:table-cell office:value-type="float" office:value="6128411">
            <text:p>61284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038328">
            <text:p>4038328</text:p>
          </table:table-cell>
          <table:table-cell office:value-type="float" office:value="24975">
            <text:p>24975</text:p>
          </table:table-cell>
          <table:table-cell office:value-type="float" office:value="2047280">
            <text:p>2047280</text:p>
          </table:table-cell>
          <table:table-cell office:value-type="float" office:value="503471">
            <text:p>503471</text:p>
          </table:table-cell>
          <table:table-cell table:number-columns-repeated="2" office:value-type="float" office:value="0">
            <text:p>0</text:p>
          </table:table-cell>
          <table:table-cell office:value-type="float" office:value="2684354976">
            <text:p>2684354976</text:p>
          </table:table-cell>
          <table:table-cell table:number-columns-repeated="5" office:value-type="float" office:value="0">
            <text:p>0</text:p>
          </table:table-cell>
          <table:table-cell office:value-type="float" office:value="2236775845">
            <text:p>2236775845</text:p>
          </table:table-cell>
          <table:table-cell office:value-type="float" office:value="0">
            <text:p>0</text:p>
          </table:table-cell>
          <table:table-cell office:value-type="float" office:value="2236775845">
            <text:p>2236775845</text:p>
          </table:table-cell>
          <table:table-cell office:value-type="float" office:value="102060171">
            <text:p>102060171</text:p>
          </table:table-cell>
          <table:table-cell office:value-type="float" office:value="3265871570">
            <text:p>3265871570</text:p>
          </table:table-cell>
          <table:table-cell office:value-type="float" office:value="0">
            <text:p>0</text:p>
          </table:table-cell>
          <table:table-cell office:value-type="float" office:value="2177247714">
            <text:p>2177247714</text:p>
          </table:table-cell>
          <table:table-cell office:value-type="float" office:value="0">
            <text:p>0</text:p>
          </table:table-cell>
          <table:table-cell office:value-type="float" office:value="2177247713">
            <text:p>2177247713</text:p>
          </table:table-cell>
          <table:table-cell office:value-type="float" office:value="2234870698">
            <text:p>2234870698</text:p>
          </table:table-cell>
          <table:table-cell office:value-type="float" office:value="1088623857">
            <text:p>1088623857</text:p>
          </table:table-cell>
          <table:table-cell office:value-type="float" office:value="1044084477">
            <text:p>1044084477</text:p>
          </table:table-cell>
          <table:table-cell office:value-type="float" office:value="59539179">
            <text:p>59539179</text:p>
          </table:table-cell>
          <table:table-cell office:value-type="float" office:value="2236775845">
            <text:p>2236775845</text:p>
          </table:table-cell>
          <table:table-cell office:value-type="float" office:value="18872497558">
            <text:p>18872497558</text:p>
          </table:table-cell>
          <table:table-cell office:value-type="float" office:value="81408569335">
            <text:p>81408569335</text:p>
          </table:table-cell>
          <table:table-cell office:value-type="float" office:value="5287017821">
            <text:p>5287017821</text:p>
          </table:table-cell>
          <table:table-cell office:value-type="float" office:value="1392181396">
            <text:p>139218139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7016951199">
            <text:p>7016951199</text:p>
          </table:table-cell>
          <table:table-cell office:value-type="float" office:value="84350025">
            <text:p>84350025</text:p>
          </table:table-cell>
          <table:table-cell office:value-type="float" office:value="3049201860">
            <text:p>3049201860</text:p>
          </table:table-cell>
          <table:table-cell office:value-type="float" office:value="3204949768">
            <text:p>3204949768</text:p>
          </table:table-cell>
          <table:table-cell office:value-type="float" office:value="7343961657">
            <text:p>7343961657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949259">
            <text:p>949259</text:p>
          </table:table-cell>
          <table:table-cell table:number-columns-repeated="10" office:value-type="float" office:value="7520223451">
            <text:p>7520223451</text:p>
          </table:table-cell>
          <table:table-cell office:value-type="float" office:value="7513264392">
            <text:p>7513264392</text:p>
          </table:table-cell>
          <table:table-cell office:value-type="float" office:value="7513264631">
            <text:p>7513264631</text:p>
          </table:table-cell>
          <table:table-cell table:number-columns-repeated="2" office:value-type="float" office:value="7520223451">
            <text:p>7520223451</text:p>
          </table:table-cell>
          <table:table-cell office:value-type="float" office:value="5868902">
            <text:p>58689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778793">
            <text:p>3778793</text:p>
          </table:table-cell>
          <table:table-cell office:value-type="float" office:value="25016">
            <text:p>25016</text:p>
          </table:table-cell>
          <table:table-cell office:value-type="float" office:value="1788180">
            <text:p>1788180</text:p>
          </table:table-cell>
          <table:table-cell office:value-type="float" office:value="437268">
            <text:p>437268</text:p>
          </table:table-cell>
          <table:table-cell table:number-columns-repeated="2" office:value-type="float" office:value="0">
            <text:p>0</text:p>
          </table:table-cell>
          <table:table-cell office:value-type="float" office:value="2952790448">
            <text:p>2952790448</text:p>
          </table:table-cell>
          <table:table-cell office:value-type="float" office:value="1117497416">
            <text:p>1117497416</text:p>
          </table:table-cell>
          <table:table-cell table:number-columns-repeated="4" office:value-type="float" office:value="0">
            <text:p>0</text:p>
          </table:table-cell>
          <table:table-cell office:value-type="float" office:value="3049201860">
            <text:p>3049201860</text:p>
          </table:table-cell>
          <table:table-cell office:value-type="float" office:value="0">
            <text:p>0</text:p>
          </table:table-cell>
          <table:table-cell office:value-type="float" office:value="3049201860">
            <text:p>3049201860</text:p>
          </table:table-cell>
          <table:table-cell office:value-type="float" office:value="114756284">
            <text:p>114756284</text:p>
          </table:table-cell>
          <table:table-cell office:value-type="float" office:value="3672084578">
            <text:p>3672084578</text:p>
          </table:table-cell>
          <table:table-cell office:value-type="float" office:value="0">
            <text:p>0</text:p>
          </table:table-cell>
          <table:table-cell office:value-type="float" office:value="2448056385">
            <text:p>2448056385</text:p>
          </table:table-cell>
          <table:table-cell office:value-type="float" office:value="0">
            <text:p>0</text:p>
          </table:table-cell>
          <table:table-cell office:value-type="float" office:value="2448056385">
            <text:p>2448056385</text:p>
          </table:table-cell>
          <table:table-cell office:value-type="float" office:value="3044461701">
            <text:p>3044461701</text:p>
          </table:table-cell>
          <table:table-cell office:value-type="float" office:value="1224028192">
            <text:p>1224028192</text:p>
          </table:table-cell>
          <table:table-cell office:value-type="float" office:value="290524">
            <text:p>290524</text:p>
          </table:table-cell>
          <table:table-cell office:value-type="float" office:value="601145474">
            <text:p>601145474</text:p>
          </table:table-cell>
          <table:table-cell office:value-type="float" office:value="3049201860">
            <text:p>3049201860</text:p>
          </table:table-cell>
          <table:table-cell office:value-type="float" office:value="20786682128">
            <text:p>20786682128</text:p>
          </table:table-cell>
          <table:table-cell office:value-type="float" office:value="89420623778">
            <text:p>89420623778</text:p>
          </table:table-cell>
          <table:table-cell office:value-type="float" office:value="6135559082">
            <text:p>6135559082</text:p>
          </table:table-cell>
          <table:table-cell office:value-type="float" office:value="1566925048">
            <text:p>156692504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7145791943">
            <text:p>7145791943</text:p>
          </table:table-cell>
          <table:table-cell office:value-type="float" office:value="85900291">
            <text:p>85900291</text:p>
          </table:table-cell>
          <table:table-cell office:value-type="float" office:value="3178141663">
            <text:p>3178141663</text:p>
          </table:table-cell>
          <table:table-cell office:value-type="float" office:value="3518542811">
            <text:p>3518542811</text:p>
          </table:table-cell>
          <table:table-cell office:value-type="float" office:value="7472843349">
            <text:p>7472843349</text:p>
          </table:table-cell>
          <table:table-cell office:value-type="float" office:value="305">
            <text:p>305</text:p>
          </table:table-cell>
          <table:table-cell table:number-columns-repeated="2"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961629">
            <text:p>961629</text:p>
          </table:table-cell>
          <table:table-cell table:number-columns-repeated="10" office:value-type="float" office:value="7754479828">
            <text:p>7754479828</text:p>
          </table:table-cell>
          <table:table-cell office:value-type="float" office:value="7751202643">
            <text:p>7751202643</text:p>
          </table:table-cell>
          <table:table-cell office:value-type="float" office:value="7751203104">
            <text:p>7751203104</text:p>
          </table:table-cell>
          <table:table-cell table:number-columns-repeated="2" office:value-type="float" office:value="7754479828">
            <text:p>7754479828</text:p>
          </table:table-cell>
          <table:table-cell office:value-type="float" office:value="5934767">
            <text:p>59347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818813">
            <text:p>3818813</text:p>
          </table:table-cell>
          <table:table-cell office:value-type="float" office:value="46316">
            <text:p>46316</text:p>
          </table:table-cell>
          <table:table-cell office:value-type="float" office:value="1819466">
            <text:p>1819466</text:p>
          </table:table-cell>
          <table:table-cell office:value-type="float" office:value="441105">
            <text:p>441105</text:p>
          </table:table-cell>
          <table:table-cell table:number-columns-repeated="2" office:value-type="float" office:value="0">
            <text:p>0</text:p>
          </table:table-cell>
          <table:table-cell office:value-type="float" office:value="3221225920">
            <text:p>3221225920</text:p>
          </table:table-cell>
          <table:table-cell office:value-type="float" office:value="3157534520">
            <text:p>3157534520</text:p>
          </table:table-cell>
          <table:table-cell table:number-columns-repeated="4" office:value-type="float" office:value="0">
            <text:p>0</text:p>
          </table:table-cell>
          <table:table-cell office:value-type="float" office:value="3178141663">
            <text:p>3178141663</text:p>
          </table:table-cell>
          <table:table-cell office:value-type="float" office:value="0">
            <text:p>0</text:p>
          </table:table-cell>
          <table:table-cell office:value-type="float" office:value="3178141663">
            <text:p>3178141663</text:p>
          </table:table-cell>
          <table:table-cell office:value-type="float" office:value="116770519">
            <text:p>116770519</text:p>
          </table:table-cell>
          <table:table-cell office:value-type="float" office:value="3736554479">
            <text:p>3736554479</text:p>
          </table:table-cell>
          <table:table-cell office:value-type="float" office:value="0">
            <text:p>0</text:p>
          </table:table-cell>
          <table:table-cell office:value-type="float" office:value="2491036320">
            <text:p>2491036320</text:p>
          </table:table-cell>
          <table:table-cell office:value-type="float" office:value="0">
            <text:p>0</text:p>
          </table:table-cell>
          <table:table-cell office:value-type="float" office:value="2491036319">
            <text:p>2491036319</text:p>
          </table:table-cell>
          <table:table-cell office:value-type="float" office:value="3153553714">
            <text:p>3153553714</text:p>
          </table:table-cell>
          <table:table-cell office:value-type="float" office:value="1245518160">
            <text:p>1245518160</text:p>
          </table:table-cell>
          <table:table-cell office:value-type="float" office:value="342294">
            <text:p>342294</text:p>
          </table:table-cell>
          <table:table-cell office:value-type="float" office:value="687105343">
            <text:p>687105343</text:p>
          </table:table-cell>
          <table:table-cell office:value-type="float" office:value="3178141663">
            <text:p>3178141663</text:p>
          </table:table-cell>
          <table:table-cell office:value-type="float" office:value="21984222411">
            <text:p>21984222411</text:p>
          </table:table-cell>
          <table:table-cell office:value-type="float" office:value="93231353759">
            <text:p>93231353759</text:p>
          </table:table-cell>
          <table:table-cell office:value-type="float" office:value="6962982177">
            <text:p>6962982177</text:p>
          </table:table-cell>
          <table:table-cell office:value-type="float" office:value="1642028808">
            <text:p>164202880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7578856051">
            <text:p>7578856051</text:p>
          </table:table-cell>
          <table:table-cell office:value-type="float" office:value="91057928">
            <text:p>91057928</text:p>
          </table:table-cell>
          <table:table-cell office:value-type="float" office:value="3612759587">
            <text:p>3612759587</text:p>
          </table:table-cell>
          <table:table-cell office:value-type="float" office:value="996812658">
            <text:p>996812658</text:p>
          </table:table-cell>
          <table:table-cell office:value-type="float" office:value="7907428466">
            <text:p>7907428466</text:p>
          </table:table-cell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1014130">
            <text:p>1014130</text:p>
          </table:table-cell>
          <table:table-cell table:number-columns-repeated="10" office:value-type="float" office:value="8033745103">
            <text:p>8033745103</text:p>
          </table:table-cell>
          <table:table-cell office:value-type="float" office:value="8026366842">
            <text:p>8026366842</text:p>
          </table:table-cell>
          <table:table-cell office:value-type="float" office:value="8026365888">
            <text:p>8026365888</text:p>
          </table:table-cell>
          <table:table-cell table:number-columns-repeated="2" office:value-type="float" office:value="8033745103">
            <text:p>8033745103</text:p>
          </table:table-cell>
          <table:table-cell office:value-type="float" office:value="6128383">
            <text:p>612838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038274">
            <text:p>4038274</text:p>
          </table:table-cell>
          <table:table-cell office:value-type="float" office:value="24937">
            <text:p>24937</text:p>
          </table:table-cell>
          <table:table-cell office:value-type="float" office:value="2295837">
            <text:p>2295837</text:p>
          </table:table-cell>
          <table:table-cell office:value-type="float" office:value="569234">
            <text:p>569234</text:p>
          </table:table-cell>
          <table:table-cell table:number-columns-repeated="2" office:value-type="float" office:value="0">
            <text:p>0</text:p>
          </table:table-cell>
          <table:table-cell office:value-type="float" office:value="3489661392">
            <text:p>3489661392</text:p>
          </table:table-cell>
          <table:table-cell office:value-type="float" office:value="3265766836">
            <text:p>3265766836</text:p>
          </table:table-cell>
          <table:table-cell table:number-columns-repeated="4" office:value-type="float" office:value="0">
            <text:p>0</text:p>
          </table:table-cell>
          <table:table-cell office:value-type="float" office:value="3612759587">
            <text:p>3612759587</text:p>
          </table:table-cell>
          <table:table-cell office:value-type="float" office:value="0">
            <text:p>0</text:p>
          </table:table-cell>
          <table:table-cell office:value-type="float" office:value="3612759587">
            <text:p>3612759587</text:p>
          </table:table-cell>
          <table:table-cell office:value-type="float" office:value="123559330">
            <text:p>123559330</text:p>
          </table:table-cell>
          <table:table-cell office:value-type="float" office:value="3953863442">
            <text:p>3953863442</text:p>
          </table:table-cell>
          <table:table-cell office:value-type="float" office:value="0">
            <text:p>0</text:p>
          </table:table-cell>
          <table:table-cell office:value-type="float" office:value="2635908961">
            <text:p>2635908961</text:p>
          </table:table-cell>
          <table:table-cell office:value-type="float" office:value="0">
            <text:p>0</text:p>
          </table:table-cell>
          <table:table-cell office:value-type="float" office:value="2635908961">
            <text:p>2635908961</text:p>
          </table:table-cell>
          <table:table-cell office:value-type="float" office:value="3044753145">
            <text:p>3044753145</text:p>
          </table:table-cell>
          <table:table-cell office:value-type="float" office:value="1317954480">
            <text:p>1317954480</text:p>
          </table:table-cell>
          <table:table-cell office:value-type="float" office:value="1494544196">
            <text:p>1494544196</text:p>
          </table:table-cell>
          <table:table-cell office:value-type="float" office:value="976850626">
            <text:p>976850626</text:p>
          </table:table-cell>
          <table:table-cell office:value-type="float" office:value="3612759587">
            <text:p>3612759587</text:p>
          </table:table-cell>
          <table:table-cell office:value-type="float" office:value="22826629638">
            <text:p>22826629638</text:p>
          </table:table-cell>
          <table:table-cell office:value-type="float" office:value="97405364989">
            <text:p>97405364989</text:p>
          </table:table-cell>
          <table:table-cell office:value-type="float" office:value="6868408202">
            <text:p>6868408202</text:p>
          </table:table-cell>
          <table:table-cell office:value-type="float" office:value="1720001220">
            <text:p>172000122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7561555866">
            <text:p>7561555866</text:p>
          </table:table-cell>
          <table:table-cell office:value-type="float" office:value="90887524">
            <text:p>90887524</text:p>
          </table:table-cell>
          <table:table-cell office:value-type="float" office:value="3618739220">
            <text:p>3618739220</text:p>
          </table:table-cell>
          <table:table-cell office:value-type="float" office:value="926708936">
            <text:p>926708936</text:p>
          </table:table-cell>
          <table:table-cell office:value-type="float" office:value="7913438630">
            <text:p>7913438630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949252">
            <text:p>949252</text:p>
          </table:table-cell>
          <table:table-cell table:number-columns-repeated="10" office:value-type="float" office:value="8274904796">
            <text:p>8274904796</text:p>
          </table:table-cell>
          <table:table-cell office:value-type="float" office:value="8271642504">
            <text:p>8271642504</text:p>
          </table:table-cell>
          <table:table-cell office:value-type="float" office:value="8271642204">
            <text:p>8271642204</text:p>
          </table:table-cell>
          <table:table-cell table:number-columns-repeated="2" office:value-type="float" office:value="8274904796">
            <text:p>8274904796</text:p>
          </table:table-cell>
          <table:table-cell office:value-type="float" office:value="5868882">
            <text:p>58688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778773">
            <text:p>3778773</text:p>
          </table:table-cell>
          <table:table-cell office:value-type="float" office:value="24993">
            <text:p>24993</text:p>
          </table:table-cell>
          <table:table-cell office:value-type="float" office:value="1788107">
            <text:p>1788107</text:p>
          </table:table-cell>
          <table:table-cell office:value-type="float" office:value="437318">
            <text:p>437318</text:p>
          </table:table-cell>
          <table:table-cell table:number-columns-repeated="2" office:value-type="float" office:value="0">
            <text:p>0</text:p>
          </table:table-cell>
          <table:table-cell office:value-type="float" office:value="3758096864">
            <text:p>3758096864</text:p>
          </table:table-cell>
          <table:table-cell office:value-type="float" office:value="3466904900">
            <text:p>3466904900</text:p>
          </table:table-cell>
          <table:table-cell table:number-columns-repeated="4" office:value-type="float" office:value="0">
            <text:p>0</text:p>
          </table:table-cell>
          <table:table-cell office:value-type="float" office:value="3618739220">
            <text:p>3618739220</text:p>
          </table:table-cell>
          <table:table-cell office:value-type="float" office:value="0">
            <text:p>0</text:p>
          </table:table-cell>
          <table:table-cell office:value-type="float" office:value="3618739220">
            <text:p>3618739220</text:p>
          </table:table-cell>
          <table:table-cell office:value-type="float" office:value="123652205">
            <text:p>123652205</text:p>
          </table:table-cell>
          <table:table-cell office:value-type="float" office:value="3956853258">
            <text:p>3956853258</text:p>
          </table:table-cell>
          <table:table-cell office:value-type="float" office:value="0">
            <text:p>0</text:p>
          </table:table-cell>
          <table:table-cell office:value-type="float" office:value="2637902172">
            <text:p>2637902172</text:p>
          </table:table-cell>
          <table:table-cell office:value-type="float" office:value="0">
            <text:p>0</text:p>
          </table:table-cell>
          <table:table-cell office:value-type="float" office:value="2637902172">
            <text:p>2637902172</text:p>
          </table:table-cell>
          <table:table-cell office:value-type="float" office:value="3527655022">
            <text:p>3527655022</text:p>
          </table:table-cell>
          <table:table-cell office:value-type="float" office:value="1318951086">
            <text:p>1318951086</text:p>
          </table:table-cell>
          <table:table-cell office:value-type="float" office:value="1610798180">
            <text:p>1610798180</text:p>
          </table:table-cell>
          <table:table-cell office:value-type="float" office:value="980837048">
            <text:p>980837048</text:p>
          </table:table-cell>
          <table:table-cell office:value-type="float" office:value="3618739220">
            <text:p>3618739220</text:p>
          </table:table-cell>
          <table:table-cell office:value-type="float" office:value="22744354247">
            <text:p>22744354247</text:p>
          </table:table-cell>
          <table:table-cell office:value-type="float" office:value="97976989745">
            <text:p>97976989745</text:p>
          </table:table-cell>
          <table:table-cell office:value-type="float" office:value="6591033935">
            <text:p>6591033935</text:p>
          </table:table-cell>
          <table:table-cell office:value-type="float" office:value="1686645507">
            <text:p>168664550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7735820659">
            <text:p>7735820659</text:p>
          </table:table-cell>
          <table:table-cell office:value-type="float" office:value="92978670">
            <text:p>92978670</text:p>
          </table:table-cell>
          <table:table-cell office:value-type="float" office:value="3800951211">
            <text:p>3800951211</text:p>
          </table:table-cell>
          <table:table-cell office:value-type="float" office:value="995552292">
            <text:p>995552292</text:p>
          </table:table-cell>
          <table:table-cell office:value-type="float" office:value="8095708165">
            <text:p>8095708165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949239">
            <text:p>949239</text:p>
          </table:table-cell>
          <table:table-cell table:number-columns-repeated="10" office:value-type="float" office:value="8525620086">
            <text:p>8525620086</text:p>
          </table:table-cell>
          <table:table-cell office:value-type="float" office:value="8520286080">
            <text:p>8520286080</text:p>
          </table:table-cell>
          <table:table-cell office:value-type="float" office:value="8520285576">
            <text:p>8520285576</text:p>
          </table:table-cell>
          <table:table-cell table:number-columns-repeated="2" office:value-type="float" office:value="8525620086">
            <text:p>8525620086</text:p>
          </table:table-cell>
          <table:table-cell office:value-type="float" office:value="5868823">
            <text:p>58688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778714">
            <text:p>3778714</text:p>
          </table:table-cell>
          <table:table-cell office:value-type="float" office:value="28775">
            <text:p>28775</text:p>
          </table:table-cell>
          <table:table-cell office:value-type="float" office:value="1787812">
            <text:p>1787812</text:p>
          </table:table-cell>
          <table:table-cell office:value-type="float" office:value="436936">
            <text:p>436936</text:p>
          </table:table-cell>
          <table:table-cell table:number-columns-repeated="2" office:value-type="float" office:value="0">
            <text:p>0</text:p>
          </table:table-cell>
          <table:table-cell office:value-type="float" office:value="4026532336">
            <text:p>4026532336</text:p>
          </table:table-cell>
          <table:table-cell office:value-type="float" office:value="1806457776">
            <text:p>1806457776</text:p>
          </table:table-cell>
          <table:table-cell table:number-columns-repeated="4" office:value-type="float" office:value="0">
            <text:p>0</text:p>
          </table:table-cell>
          <table:table-cell office:value-type="float" office:value="3800951211">
            <text:p>3800951211</text:p>
          </table:table-cell>
          <table:table-cell office:value-type="float" office:value="0">
            <text:p>0</text:p>
          </table:table-cell>
          <table:table-cell office:value-type="float" office:value="3800951211">
            <text:p>3800951211</text:p>
          </table:table-cell>
          <table:table-cell office:value-type="float" office:value="126500571">
            <text:p>126500571</text:p>
          </table:table-cell>
          <table:table-cell office:value-type="float" office:value="4047959253">
            <text:p>4047959253</text:p>
          </table:table-cell>
          <table:table-cell office:value-type="float" office:value="0">
            <text:p>0</text:p>
          </table:table-cell>
          <table:table-cell office:value-type="float" office:value="2698639502">
            <text:p>2698639502</text:p>
          </table:table-cell>
          <table:table-cell office:value-type="float" office:value="0">
            <text:p>0</text:p>
          </table:table-cell>
          <table:table-cell office:value-type="float" office:value="2698639502">
            <text:p>2698639502</text:p>
          </table:table-cell>
          <table:table-cell office:value-type="float" office:value="1804323316">
            <text:p>1804323316</text:p>
          </table:table-cell>
          <table:table-cell office:value-type="float" office:value="1349319751">
            <text:p>1349319751</text:p>
          </table:table-cell>
          <table:table-cell office:value-type="float" office:value="354301">
            <text:p>354301</text:p>
          </table:table-cell>
          <table:table-cell office:value-type="float" office:value="1102311709">
            <text:p>1102311709</text:p>
          </table:table-cell>
          <table:table-cell office:value-type="float" office:value="3800951211">
            <text:p>3800951211</text:p>
          </table:table-cell>
          <table:table-cell office:value-type="float" office:value="23451660156">
            <text:p>23451660156</text:p>
          </table:table-cell>
          <table:table-cell office:value-type="float" office:value="100755493164">
            <text:p>100755493164</text:p>
          </table:table-cell>
          <table:table-cell office:value-type="float" office:value="6687316894">
            <text:p>6687316894</text:p>
          </table:table-cell>
          <table:table-cell office:value-type="float" office:value="1726593017">
            <text:p>172659301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7812005795">
            <text:p>7812005795</text:p>
          </table:table-cell>
          <table:table-cell office:value-type="float" office:value="93913752">
            <text:p>93913752</text:p>
          </table:table-cell>
          <table:table-cell office:value-type="float" office:value="3884371713">
            <text:p>3884371713</text:p>
          </table:table-cell>
          <table:table-cell office:value-type="float" office:value="1216473482">
            <text:p>1216473482</text:p>
          </table:table-cell>
          <table:table-cell office:value-type="float" office:value="8179128278">
            <text:p>8179128278</text:p>
          </table:table-cell>
          <table:table-cell office:value-type="float" office:value="260">
            <text:p>260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976473">
            <text:p>976473</text:p>
          </table:table-cell>
          <table:table-cell table:number-columns-repeated="10" office:value-type="float" office:value="8787233292">
            <text:p>8787233292</text:p>
          </table:table-cell>
          <table:table-cell office:value-type="float" office:value="8780724027">
            <text:p>8780724027</text:p>
          </table:table-cell>
          <table:table-cell office:value-type="float" office:value="8780725719">
            <text:p>8780725719</text:p>
          </table:table-cell>
          <table:table-cell table:number-columns-repeated="2" office:value-type="float" office:value="8787233292">
            <text:p>8787233292</text:p>
          </table:table-cell>
          <table:table-cell office:value-type="float" office:value="5977264">
            <text:p>59772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879987">
            <text:p>3879987</text:p>
          </table:table-cell>
          <table:table-cell office:value-type="float" office:value="32287">
            <text:p>32287</text:p>
          </table:table-cell>
          <table:table-cell office:value-type="float" office:value="1954049">
            <text:p>1954049</text:p>
          </table:table-cell>
          <table:table-cell office:value-type="float" office:value="458620">
            <text:p>458620</text:p>
          </table:table-cell>
          <table:table-cell table:number-columns-repeated="2"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3877908960">
            <text:p>3877908960</text:p>
          </table:table-cell>
          <table:table-cell table:number-columns-repeated="4" office:value-type="float" office:value="0">
            <text:p>0</text:p>
          </table:table-cell>
          <table:table-cell office:value-type="float" office:value="3884371713">
            <text:p>3884371713</text:p>
          </table:table-cell>
          <table:table-cell office:value-type="float" office:value="0">
            <text:p>0</text:p>
          </table:table-cell>
          <table:table-cell office:value-type="float" office:value="3884371713">
            <text:p>3884371713</text:p>
          </table:table-cell>
          <table:table-cell office:value-type="float" office:value="127802675">
            <text:p>127802675</text:p>
          </table:table-cell>
          <table:table-cell office:value-type="float" office:value="4089669505">
            <text:p>4089669505</text:p>
          </table:table-cell>
          <table:table-cell office:value-type="float" office:value="0">
            <text:p>0</text:p>
          </table:table-cell>
          <table:table-cell office:value-type="float" office:value="2726446336">
            <text:p>2726446336</text:p>
          </table:table-cell>
          <table:table-cell office:value-type="float" office:value="0">
            <text:p>0</text:p>
          </table:table-cell>
          <table:table-cell office:value-type="float" office:value="2726446336">
            <text:p>2726446336</text:p>
          </table:table-cell>
          <table:table-cell office:value-type="float" office:value="3877937050">
            <text:p>3877937050</text:p>
          </table:table-cell>
          <table:table-cell office:value-type="float" office:value="1363223168">
            <text:p>1363223168</text:p>
          </table:table-cell>
          <table:table-cell office:value-type="float" office:value="471096">
            <text:p>471096</text:p>
          </table:table-cell>
          <table:table-cell office:value-type="float" office:value="1157925376">
            <text:p>1157925376</text:p>
          </table:table-cell>
          <table:table-cell office:value-type="float" office:value="3884371713">
            <text:p>3884371713</text:p>
          </table:table-cell>
          <table:table-cell office:value-type="float" office:value="23874145507">
            <text:p>23874145507</text:p>
          </table:table-cell>
          <table:table-cell office:value-type="float" office:value="102320068359">
            <text:p>102320068359</text:p>
          </table:table-cell>
          <table:table-cell office:value-type="float" office:value="7391845703">
            <text:p>7391845703</text:p>
          </table:table-cell>
          <table:table-cell office:value-type="float" office:value="1761230468">
            <text:p>176123046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536992810">
            <text:p>536992810</text:p>
          </table:table-cell>
          <table:table-cell office:value-type="float" office:value="9273795">
            <text:p>9273795</text:p>
          </table:table-cell>
          <table:table-cell office:value-type="float" office:value="809311416">
            <text:p>809311416</text:p>
          </table:table-cell>
          <table:table-cell office:value-type="float" office:value="2244154947">
            <text:p>2244154947</text:p>
          </table:table-cell>
          <table:table-cell office:value-type="float" office:value="569843781">
            <text:p>569843781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5283">
            <text:p>685283</text:p>
          </table:table-cell>
          <table:table-cell table:number-columns-repeated="14" office:value-type="float" office:value="40593857">
            <text:p>40593857</text:p>
          </table:table-cell>
          <table:table-cell office:value-type="float" office:value="3776925">
            <text:p>3776925</text:p>
          </table:table-cell>
          <table:table-cell table:number-columns-repeated="4" office:value-type="float" office:value="0">
            <text:p>0</text:p>
          </table:table-cell>
          <table:table-cell office:value-type="float" office:value="2728321">
            <text:p>2728321</text:p>
          </table:table-cell>
          <table:table-cell office:value-type="float" office:value="16276">
            <text:p>16276</text:p>
          </table:table-cell>
          <table:table-cell office:value-type="float" office:value="1765020">
            <text:p>1765020</text:p>
          </table:table-cell>
          <table:table-cell office:value-type="float" office:value="433200">
            <text:p>433200</text:p>
          </table:table-cell>
          <table:table-cell table:number-columns-repeated="2" office:value-type="float" office:value="0">
            <text:p>0</text:p>
          </table:table-cell>
          <table:table-cell office:value-type="float" office:value="8388609">
            <text:p>8388609</text:p>
          </table:table-cell>
          <table:table-cell table:number-columns-repeated="5" office:value-type="float" office:value="0">
            <text:p>0</text:p>
          </table:table-cell>
          <table:table-cell office:value-type="float" office:value="809311416">
            <text:p>809311416</text:p>
          </table:table-cell>
          <table:table-cell office:value-type="float" office:value="0">
            <text:p>0</text:p>
          </table:table-cell>
          <table:table-cell office:value-type="float" office:value="809311416">
            <text:p>809311416</text:p>
          </table:table-cell>
          <table:table-cell office:value-type="float" office:value="12646909">
            <text:p>12646909</text:p>
          </table:table-cell>
          <table:table-cell office:value-type="float" office:value="404655708">
            <text:p>404655708</text:p>
          </table:table-cell>
          <table:table-cell office:value-type="float" office:value="0">
            <text:p>0</text:p>
          </table:table-cell>
          <table:table-cell office:value-type="float" office:value="269770472">
            <text:p>269770472</text:p>
          </table:table-cell>
          <table:table-cell office:value-type="float" office:value="0">
            <text:p>0</text:p>
          </table:table-cell>
          <table:table-cell office:value-type="float" office:value="269770472">
            <text:p>269770472</text:p>
          </table:table-cell>
          <table:table-cell office:value-type="float" office:value="562581977">
            <text:p>562581977</text:p>
          </table:table-cell>
          <table:table-cell office:value-type="float" office:value="134885236">
            <text:p>134885236</text:p>
          </table:table-cell>
          <table:table-cell office:value-type="float" office:value="395403">
            <text:p>395403</text:p>
          </table:table-cell>
          <table:table-cell office:value-type="float" office:value="539540944">
            <text:p>539540944</text:p>
          </table:table-cell>
          <table:table-cell office:value-type="float" office:value="809311416">
            <text:p>809311416</text:p>
          </table:table-cell>
          <table:table-cell office:value-type="float" office:value="2742767333">
            <text:p>2742767333</text:p>
          </table:table-cell>
          <table:table-cell office:value-type="float" office:value="9088165283">
            <text:p>9088165283</text:p>
          </table:table-cell>
          <table:table-cell office:value-type="float" office:value="3023651122">
            <text:p>3023651122</text:p>
          </table:table-cell>
          <table:table-cell office:value-type="float" office:value="178710937">
            <text:p>17871093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37064023">
            <text:p>537064023</text:p>
          </table:table-cell>
          <table:table-cell office:value-type="float" office:value="6542217">
            <text:p>6542217</text:p>
          </table:table-cell>
          <table:table-cell office:value-type="float" office:value="570276125">
            <text:p>570276125</text:p>
          </table:table-cell>
          <table:table-cell office:value-type="float" office:value="1562019255">
            <text:p>1562019255</text:p>
          </table:table-cell>
          <table:table-cell office:value-type="float" office:value="566048562">
            <text:p>566048562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2638">
            <text:p>342638</text:p>
          </table:table-cell>
          <table:table-cell table:number-columns-repeated="14" office:value-type="float" office:value="37273491">
            <text:p>37273491</text:p>
          </table:table-cell>
          <table:table-cell office:value-type="float" office:value="1888451">
            <text:p>1888451</text:p>
          </table:table-cell>
          <table:table-cell table:number-columns-repeated="4" office:value-type="float" office:value="0">
            <text:p>0</text:p>
          </table:table-cell>
          <table:table-cell office:value-type="float" office:value="1364149">
            <text:p>1364149</text:p>
          </table:table-cell>
          <table:table-cell office:value-type="float" office:value="8133">
            <text:p>8133</text:p>
          </table:table-cell>
          <table:table-cell office:value-type="float" office:value="882467">
            <text:p>882467</text:p>
          </table:table-cell>
          <table:table-cell office:value-type="float" office:value="216573">
            <text:p>216573</text:p>
          </table:table-cell>
          <table:table-cell table:number-columns-repeated="2" office:value-type="float" office:value="0">
            <text:p>0</text:p>
          </table:table-cell>
          <table:table-cell office:value-type="float" office:value="8388609">
            <text:p>8388609</text:p>
          </table:table-cell>
          <table:table-cell office:value-type="float" office:value="281074208">
            <text:p>281074208</text:p>
          </table:table-cell>
          <table:table-cell table:number-columns-repeated="4" office:value-type="float" office:value="0">
            <text:p>0</text:p>
          </table:table-cell>
          <table:table-cell office:value-type="float" office:value="570276125">
            <text:p>570276125</text:p>
          </table:table-cell>
          <table:table-cell office:value-type="float" office:value="0">
            <text:p>0</text:p>
          </table:table-cell>
          <table:table-cell office:value-type="float" office:value="570276125">
            <text:p>570276125</text:p>
          </table:table-cell>
          <table:table-cell office:value-type="float" office:value="8911516">
            <text:p>8911516</text:p>
          </table:table-cell>
          <table:table-cell office:value-type="float" office:value="285138062">
            <text:p>285138062</text:p>
          </table:table-cell>
          <table:table-cell office:value-type="float" office:value="0">
            <text:p>0</text:p>
          </table:table-cell>
          <table:table-cell office:value-type="float" office:value="190092041">
            <text:p>190092041</text:p>
          </table:table-cell>
          <table:table-cell office:value-type="float" office:value="0">
            <text:p>0</text:p>
          </table:table-cell>
          <table:table-cell office:value-type="float" office:value="190092042">
            <text:p>190092042</text:p>
          </table:table-cell>
          <table:table-cell office:value-type="float" office:value="562558054">
            <text:p>562558054</text:p>
          </table:table-cell>
          <table:table-cell office:value-type="float" office:value="95046021">
            <text:p>95046021</text:p>
          </table:table-cell>
          <table:table-cell office:value-type="float" office:value="226173">
            <text:p>226173</text:p>
          </table:table-cell>
          <table:table-cell office:value-type="float" office:value="380184083">
            <text:p>380184083</text:p>
          </table:table-cell>
          <table:table-cell office:value-type="float" office:value="570276125">
            <text:p>570276125</text:p>
          </table:table-cell>
          <table:table-cell office:value-type="float" office:value="1607635497">
            <text:p>1607635497</text:p>
          </table:table-cell>
          <table:table-cell office:value-type="float" office:value="5329681396">
            <text:p>5329681396</text:p>
          </table:table-cell>
          <table:table-cell office:value-type="float" office:value="842193603">
            <text:p>842193603</text:p>
          </table:table-cell>
          <table:table-cell office:value-type="float" office:value="120574951">
            <text:p>1205749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37281083">
            <text:p>537281083</text:p>
          </table:table-cell>
          <table:table-cell office:value-type="float" office:value="6594025">
            <text:p>6594025</text:p>
          </table:table-cell>
          <table:table-cell office:value-type="float" office:value="575014212">
            <text:p>575014212</text:p>
          </table:table-cell>
          <table:table-cell office:value-type="float" office:value="1595647436">
            <text:p>1595647436</text:p>
          </table:table-cell>
          <table:table-cell office:value-type="float" office:value="569901773">
            <text:p>569901773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5296">
            <text:p>685296</text:p>
          </table:table-cell>
          <table:table-cell table:number-columns-repeated="14" office:value-type="float" office:value="40597445">
            <text:p>40597445</text:p>
          </table:table-cell>
          <table:table-cell office:value-type="float" office:value="3776976">
            <text:p>377697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28371">
            <text:p>2728371</text:p>
          </table:table-cell>
          <table:table-cell office:value-type="float" office:value="16329">
            <text:p>16329</text:p>
          </table:table-cell>
          <table:table-cell office:value-type="float" office:value="1765245">
            <text:p>1765245</text:p>
          </table:table-cell>
          <table:table-cell office:value-type="float" office:value="433247">
            <text:p>433247</text:p>
          </table:table-cell>
          <table:table-cell table:number-columns-repeated="2" office:value-type="float" office:value="0">
            <text:p>0</text:p>
          </table:table-cell>
          <table:table-cell office:value-type="float" office:value="8388609">
            <text:p>8388609</text:p>
          </table:table-cell>
          <table:table-cell table:number-columns-repeated="5" office:value-type="float" office:value="0">
            <text:p>0</text:p>
          </table:table-cell>
          <table:table-cell office:value-type="float" office:value="575014212">
            <text:p>575014212</text:p>
          </table:table-cell>
          <table:table-cell office:value-type="float" office:value="0">
            <text:p>0</text:p>
          </table:table-cell>
          <table:table-cell office:value-type="float" office:value="575014212">
            <text:p>575014212</text:p>
          </table:table-cell>
          <table:table-cell office:value-type="float" office:value="8984612">
            <text:p>8984612</text:p>
          </table:table-cell>
          <table:table-cell office:value-type="float" office:value="287507106">
            <text:p>287507106</text:p>
          </table:table-cell>
          <table:table-cell office:value-type="float" office:value="0">
            <text:p>0</text:p>
          </table:table-cell>
          <table:table-cell office:value-type="float" office:value="191671403">
            <text:p>191671403</text:p>
          </table:table-cell>
          <table:table-cell office:value-type="float" office:value="0">
            <text:p>0</text:p>
          </table:table-cell>
          <table:table-cell office:value-type="float" office:value="191671404">
            <text:p>191671404</text:p>
          </table:table-cell>
          <table:table-cell office:value-type="float" office:value="285090757">
            <text:p>285090757</text:p>
          </table:table-cell>
          <table:table-cell office:value-type="float" office:value="95835702">
            <text:p>95835702</text:p>
          </table:table-cell>
          <table:table-cell office:value-type="float" office:value="286790642">
            <text:p>286790642</text:p>
          </table:table-cell>
          <table:table-cell office:value-type="float" office:value="383342808">
            <text:p>383342808</text:p>
          </table:table-cell>
          <table:table-cell office:value-type="float" office:value="575014212">
            <text:p>575014212</text:p>
          </table:table-cell>
          <table:table-cell office:value-type="float" office:value="1628295898">
            <text:p>1628295898</text:p>
          </table:table-cell>
          <table:table-cell office:value-type="float" office:value="5381378173">
            <text:p>5381378173</text:p>
          </table:table-cell>
          <table:table-cell office:value-type="float" office:value="886413574">
            <text:p>886413574</text:p>
          </table:table-cell>
          <table:table-cell office:value-type="float" office:value="132354735">
            <text:p>13235473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37085420">
            <text:p>537085420</text:p>
          </table:table-cell>
          <table:table-cell office:value-type="float" office:value="6451167">
            <text:p>6451167</text:p>
          </table:table-cell>
          <table:table-cell office:value-type="float" office:value="562629182">
            <text:p>562629182</text:p>
          </table:table-cell>
          <table:table-cell office:value-type="float" office:value="1561050147">
            <text:p>1561050147</text:p>
          </table:table-cell>
          <table:table-cell office:value-type="float" office:value="562272490">
            <text:p>56227249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3953832">
            <text:p>33953832</text:p>
          </table:table-cell>
          <table:table-cell table:number-columns-repeated="11" office:value-type="float" office:value="0">
            <text:p>0</text:p>
          </table:table-cell>
          <table:table-cell office:value-type="float" office:value="8388609">
            <text:p>8388609</text:p>
          </table:table-cell>
          <table:table-cell office:value-type="float" office:value="562331692">
            <text:p>562331692</text:p>
          </table:table-cell>
          <table:table-cell table:number-columns-repeated="4" office:value-type="float" office:value="0">
            <text:p>0</text:p>
          </table:table-cell>
          <table:table-cell office:value-type="float" office:value="562629182">
            <text:p>562629182</text:p>
          </table:table-cell>
          <table:table-cell office:value-type="float" office:value="0">
            <text:p>0</text:p>
          </table:table-cell>
          <table:table-cell office:value-type="float" office:value="562629182">
            <text:p>562629182</text:p>
          </table:table-cell>
          <table:table-cell office:value-type="float" office:value="8791137">
            <text:p>8791137</text:p>
          </table:table-cell>
          <table:table-cell office:value-type="float" office:value="281314591">
            <text:p>281314591</text:p>
          </table:table-cell>
          <table:table-cell office:value-type="float" office:value="0">
            <text:p>0</text:p>
          </table:table-cell>
          <table:table-cell office:value-type="float" office:value="187543060">
            <text:p>187543060</text:p>
          </table:table-cell>
          <table:table-cell office:value-type="float" office:value="0">
            <text:p>0</text:p>
          </table:table-cell>
          <table:table-cell office:value-type="float" office:value="187543061">
            <text:p>187543061</text:p>
          </table:table-cell>
          <table:table-cell office:value-type="float" office:value="0">
            <text:p>0</text:p>
          </table:table-cell>
          <table:table-cell office:value-type="float" office:value="93771530">
            <text:p>93771530</text:p>
          </table:table-cell>
          <table:table-cell office:value-type="float" office:value="197721">
            <text:p>197721</text:p>
          </table:table-cell>
          <table:table-cell office:value-type="float" office:value="375086121">
            <text:p>375086121</text:p>
          </table:table-cell>
          <table:table-cell office:value-type="float" office:value="562629182">
            <text:p>562629182</text:p>
          </table:table-cell>
          <table:table-cell office:value-type="float" office:value="1512695312">
            <text:p>1512695312</text:p>
          </table:table-cell>
          <table:table-cell office:value-type="float" office:value="4854431151">
            <text:p>4854431151</text:p>
          </table:table-cell>
          <table:table-cell office:value-type="float" office:value="453338622">
            <text:p>453338622</text:p>
          </table:table-cell>
          <table:table-cell office:value-type="float" office:value="120483398">
            <text:p>12048339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68330905">
            <text:p>568330905</text:p>
          </table:table-cell>
          <table:table-cell office:value-type="float" office:value="6992847">
            <text:p>6992847</text:p>
          </table:table-cell>
          <table:table-cell office:value-type="float" office:value="610451560">
            <text:p>610451560</text:p>
          </table:table-cell>
          <table:table-cell office:value-type="float" office:value="1692164438">
            <text:p>1692164438</text:p>
          </table:table-cell>
          <table:table-cell office:value-type="float" office:value="603124063">
            <text:p>603124063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5285">
            <text:p>685285</text:p>
          </table:table-cell>
          <table:table-cell table:number-columns-repeated="14" office:value-type="float" office:value="73886593">
            <text:p>73886593</text:p>
          </table:table-cell>
          <table:table-cell office:value-type="float" office:value="3776936">
            <text:p>3776936</text:p>
          </table:table-cell>
          <table:table-cell table:number-columns-repeated="4" office:value-type="float" office:value="0">
            <text:p>0</text:p>
          </table:table-cell>
          <table:table-cell office:value-type="float" office:value="2728332">
            <text:p>2728332</text:p>
          </table:table-cell>
          <table:table-cell office:value-type="float" office:value="16295">
            <text:p>16295</text:p>
          </table:table-cell>
          <table:table-cell office:value-type="float" office:value="1765075">
            <text:p>1765075</text:p>
          </table:table-cell>
          <table:table-cell office:value-type="float" office:value="432965">
            <text:p>432965</text:p>
          </table:table-cell>
          <table:table-cell table:number-columns-repeated="2" office:value-type="float" office:value="0">
            <text:p>0</text:p>
          </table:table-cell>
          <table:table-cell office:value-type="float" office:value="16777218">
            <text:p>16777218</text:p>
          </table:table-cell>
          <table:table-cell office:value-type="float" office:value="595822524">
            <text:p>595822524</text:p>
          </table:table-cell>
          <table:table-cell table:number-columns-repeated="4" office:value-type="float" office:value="0">
            <text:p>0</text:p>
          </table:table-cell>
          <table:table-cell office:value-type="float" office:value="610451560">
            <text:p>610451560</text:p>
          </table:table-cell>
          <table:table-cell office:value-type="float" office:value="0">
            <text:p>0</text:p>
          </table:table-cell>
          <table:table-cell office:value-type="float" office:value="610451560">
            <text:p>610451560</text:p>
          </table:table-cell>
          <table:table-cell office:value-type="float" office:value="9538306">
            <text:p>9538306</text:p>
          </table:table-cell>
          <table:table-cell office:value-type="float" office:value="305225780">
            <text:p>305225780</text:p>
          </table:table-cell>
          <table:table-cell office:value-type="float" office:value="0">
            <text:p>0</text:p>
          </table:table-cell>
          <table:table-cell office:value-type="float" office:value="203483853">
            <text:p>203483853</text:p>
          </table:table-cell>
          <table:table-cell office:value-type="float" office:value="0">
            <text:p>0</text:p>
          </table:table-cell>
          <table:table-cell office:value-type="float" office:value="203483853">
            <text:p>203483853</text:p>
          </table:table-cell>
          <table:table-cell office:value-type="float" office:value="596013240">
            <text:p>596013240</text:p>
          </table:table-cell>
          <table:table-cell office:value-type="float" office:value="101741927">
            <text:p>101741927</text:p>
          </table:table-cell>
          <table:table-cell office:value-type="float" office:value="396175">
            <text:p>396175</text:p>
          </table:table-cell>
          <table:table-cell office:value-type="float" office:value="406967706">
            <text:p>406967706</text:p>
          </table:table-cell>
          <table:table-cell office:value-type="float" office:value="610451560">
            <text:p>610451560</text:p>
          </table:table-cell>
          <table:table-cell office:value-type="float" office:value="2126892089">
            <text:p>2126892089</text:p>
          </table:table-cell>
          <table:table-cell office:value-type="float" office:value="7338012695">
            <text:p>7338012695</text:p>
          </table:table-cell>
          <table:table-cell office:value-type="float" office:value="2780578613">
            <text:p>2780578613</text:p>
          </table:table-cell>
          <table:table-cell office:value-type="float" office:value="139801025">
            <text:p>13980102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584356013">
            <text:p>584356013</text:p>
          </table:table-cell>
          <table:table-cell office:value-type="float" office:value="9454011">
            <text:p>9454011</text:p>
          </table:table-cell>
          <table:table-cell office:value-type="float" office:value="825302694">
            <text:p>825302694</text:p>
          </table:table-cell>
          <table:table-cell office:value-type="float" office:value="2287767604">
            <text:p>2287767604</text:p>
          </table:table-cell>
          <table:table-cell office:value-type="float" office:value="619936305">
            <text:p>619936305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5301">
            <text:p>685301</text:p>
          </table:table-cell>
          <table:table-cell table:number-columns-repeated="14" office:value-type="float" office:value="140478074">
            <text:p>140478074</text:p>
          </table:table-cell>
          <table:table-cell office:value-type="float" office:value="3777001">
            <text:p>3777001</text:p>
          </table:table-cell>
          <table:table-cell table:number-columns-repeated="4" office:value-type="float" office:value="0">
            <text:p>0</text:p>
          </table:table-cell>
          <table:table-cell office:value-type="float" office:value="2728397">
            <text:p>2728397</text:p>
          </table:table-cell>
          <table:table-cell office:value-type="float" office:value="16358">
            <text:p>16358</text:p>
          </table:table-cell>
          <table:table-cell office:value-type="float" office:value="1765392">
            <text:p>1765392</text:p>
          </table:table-cell>
          <table:table-cell office:value-type="float" office:value="433183">
            <text:p>433183</text:p>
          </table:table-cell>
          <table:table-cell table:number-columns-repeated="2" office:value-type="float" office:value="0">
            <text:p>0</text:p>
          </table:table-cell>
          <table:table-cell office:value-type="float" office:value="33554436">
            <text:p>33554436</text:p>
          </table:table-cell>
          <table:table-cell table:number-columns-repeated="5" office:value-type="float" office:value="0">
            <text:p>0</text:p>
          </table:table-cell>
          <table:table-cell office:value-type="float" office:value="825302694">
            <text:p>825302694</text:p>
          </table:table-cell>
          <table:table-cell office:value-type="float" office:value="0">
            <text:p>0</text:p>
          </table:table-cell>
          <table:table-cell office:value-type="float" office:value="825302694">
            <text:p>825302694</text:p>
          </table:table-cell>
          <table:table-cell office:value-type="float" office:value="12895354">
            <text:p>12895354</text:p>
          </table:table-cell>
          <table:table-cell office:value-type="float" office:value="412651346">
            <text:p>412651346</text:p>
          </table:table-cell>
          <table:table-cell office:value-type="float" office:value="0">
            <text:p>0</text:p>
          </table:table-cell>
          <table:table-cell office:value-type="float" office:value="275100898">
            <text:p>275100898</text:p>
          </table:table-cell>
          <table:table-cell office:value-type="float" office:value="0">
            <text:p>0</text:p>
          </table:table-cell>
          <table:table-cell office:value-type="float" office:value="275100898">
            <text:p>275100898</text:p>
          </table:table-cell>
          <table:table-cell office:value-type="float" office:value="310172354">
            <text:p>310172354</text:p>
          </table:table-cell>
          <table:table-cell office:value-type="float" office:value="137550449">
            <text:p>137550449</text:p>
          </table:table-cell>
          <table:table-cell office:value-type="float" office:value="306881372">
            <text:p>306881372</text:p>
          </table:table-cell>
          <table:table-cell office:value-type="float" office:value="550201796">
            <text:p>550201796</text:p>
          </table:table-cell>
          <table:table-cell office:value-type="float" office:value="825302694">
            <text:p>825302694</text:p>
          </table:table-cell>
          <table:table-cell office:value-type="float" office:value="2770233154">
            <text:p>2770233154</text:p>
          </table:table-cell>
          <table:table-cell office:value-type="float" office:value="9747589111">
            <text:p>9747589111</text:p>
          </table:table-cell>
          <table:table-cell office:value-type="float" office:value="3754760741">
            <text:p>3754760741</text:p>
          </table:table-cell>
          <table:table-cell office:value-type="float" office:value="186401367">
            <text:p>18640136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85196632">
            <text:p>585196632</text:p>
          </table:table-cell>
          <table:table-cell office:value-type="float" office:value="7138837">
            <text:p>7138837</text:p>
          </table:table-cell>
          <table:table-cell office:value-type="float" office:value="622110448">
            <text:p>622110448</text:p>
          </table:table-cell>
          <table:table-cell office:value-type="float" office:value="1722324597">
            <text:p>1722324597</text:p>
          </table:table-cell>
          <table:table-cell office:value-type="float" office:value="620216486">
            <text:p>620216486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85300">
            <text:p>685300</text:p>
          </table:table-cell>
          <table:table-cell table:number-columns-repeated="14" office:value-type="float" office:value="274308198">
            <text:p>274308198</text:p>
          </table:table-cell>
          <table:table-cell office:value-type="float" office:value="3776998">
            <text:p>3776998</text:p>
          </table:table-cell>
          <table:table-cell table:number-columns-repeated="4" office:value-type="float" office:value="0">
            <text:p>0</text:p>
          </table:table-cell>
          <table:table-cell office:value-type="float" office:value="2728394">
            <text:p>2728394</text:p>
          </table:table-cell>
          <table:table-cell office:value-type="float" office:value="16358">
            <text:p>16358</text:p>
          </table:table-cell>
          <table:table-cell office:value-type="float" office:value="1765392">
            <text:p>1765392</text:p>
          </table:table-cell>
          <table:table-cell office:value-type="float" office:value="433295">
            <text:p>433295</text:p>
          </table:table-cell>
          <table:table-cell table:number-columns-repeated="2" office:value-type="float" office:value="0">
            <text:p>0</text:p>
          </table:table-cell>
          <table:table-cell office:value-type="float" office:value="67108872">
            <text:p>67108872</text:p>
          </table:table-cell>
          <table:table-cell table:number-columns-repeated="5" office:value-type="float" office:value="0">
            <text:p>0</text:p>
          </table:table-cell>
          <table:table-cell office:value-type="float" office:value="622110448">
            <text:p>622110448</text:p>
          </table:table-cell>
          <table:table-cell office:value-type="float" office:value="0">
            <text:p>0</text:p>
          </table:table-cell>
          <table:table-cell office:value-type="float" office:value="622110448">
            <text:p>622110448</text:p>
          </table:table-cell>
          <table:table-cell office:value-type="float" office:value="9699247">
            <text:p>9699247</text:p>
          </table:table-cell>
          <table:table-cell office:value-type="float" office:value="311055224">
            <text:p>311055224</text:p>
          </table:table-cell>
          <table:table-cell office:value-type="float" office:value="0">
            <text:p>0</text:p>
          </table:table-cell>
          <table:table-cell office:value-type="float" office:value="207370149">
            <text:p>207370149</text:p>
          </table:table-cell>
          <table:table-cell office:value-type="float" office:value="0">
            <text:p>0</text:p>
          </table:table-cell>
          <table:table-cell office:value-type="float" office:value="207370149">
            <text:p>207370149</text:p>
          </table:table-cell>
          <table:table-cell office:value-type="float" office:value="0">
            <text:p>0</text:p>
          </table:table-cell>
          <table:table-cell office:value-type="float" office:value="103685075">
            <text:p>103685075</text:p>
          </table:table-cell>
          <table:table-cell office:value-type="float" office:value="398517">
            <text:p>398517</text:p>
          </table:table-cell>
          <table:table-cell office:value-type="float" office:value="414740298">
            <text:p>414740298</text:p>
          </table:table-cell>
          <table:table-cell office:value-type="float" office:value="622110448">
            <text:p>622110448</text:p>
          </table:table-cell>
          <table:table-cell office:value-type="float" office:value="1857208251">
            <text:p>1857208251</text:p>
          </table:table-cell>
          <table:table-cell office:value-type="float" office:value="6027557372">
            <text:p>6027557372</text:p>
          </table:table-cell>
          <table:table-cell office:value-type="float" office:value="1010437011">
            <text:p>1010437011</text:p>
          </table:table-cell>
          <table:table-cell office:value-type="float" office:value="140502929">
            <text:p>14050292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585212723">
            <text:p>585212723</text:p>
          </table:table-cell>
          <table:table-cell office:value-type="float" office:value="7150423">
            <text:p>7150423</text:p>
          </table:table-cell>
          <table:table-cell office:value-type="float" office:value="623695490">
            <text:p>623695490</text:p>
          </table:table-cell>
          <table:table-cell office:value-type="float" office:value="1730281552">
            <text:p>1730281552</text:p>
          </table:table-cell>
          <table:table-cell office:value-type="float" office:value="620214443">
            <text:p>620214443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85300">
            <text:p>685300</text:p>
          </table:table-cell>
          <table:table-cell table:number-columns-repeated="14" office:value-type="float" office:value="541971580">
            <text:p>541971580</text:p>
          </table:table-cell>
          <table:table-cell office:value-type="float" office:value="3777000">
            <text:p>3777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28395">
            <text:p>2728395</text:p>
          </table:table-cell>
          <table:table-cell office:value-type="float" office:value="16359">
            <text:p>16359</text:p>
          </table:table-cell>
          <table:table-cell office:value-type="float" office:value="1765395">
            <text:p>1765395</text:p>
          </table:table-cell>
          <table:table-cell office:value-type="float" office:value="433418">
            <text:p>433418</text:p>
          </table:table-cell>
          <table:table-cell table:number-columns-repeated="2" office:value-type="float" office:value="0">
            <text:p>0</text:p>
          </table:table-cell>
          <table:table-cell office:value-type="float" office:value="134217744">
            <text:p>134217744</text:p>
          </table:table-cell>
          <table:table-cell office:value-type="float" office:value="620368128">
            <text:p>620368128</text:p>
          </table:table-cell>
          <table:table-cell table:number-columns-repeated="4" office:value-type="float" office:value="0">
            <text:p>0</text:p>
          </table:table-cell>
          <table:table-cell office:value-type="float" office:value="623695490">
            <text:p>623695490</text:p>
          </table:table-cell>
          <table:table-cell office:value-type="float" office:value="0">
            <text:p>0</text:p>
          </table:table-cell>
          <table:table-cell office:value-type="float" office:value="623695490">
            <text:p>623695490</text:p>
          </table:table-cell>
          <table:table-cell office:value-type="float" office:value="9747363">
            <text:p>9747363</text:p>
          </table:table-cell>
          <table:table-cell office:value-type="float" office:value="311847745">
            <text:p>311847745</text:p>
          </table:table-cell>
          <table:table-cell office:value-type="float" office:value="0">
            <text:p>0</text:p>
          </table:table-cell>
          <table:table-cell office:value-type="float" office:value="207898497">
            <text:p>207898497</text:p>
          </table:table-cell>
          <table:table-cell office:value-type="float" office:value="0">
            <text:p>0</text:p>
          </table:table-cell>
          <table:table-cell office:value-type="float" office:value="207898496">
            <text:p>207898496</text:p>
          </table:table-cell>
          <table:table-cell office:value-type="float" office:value="623695490">
            <text:p>623695490</text:p>
          </table:table-cell>
          <table:table-cell office:value-type="float" office:value="103949248">
            <text:p>103949248</text:p>
          </table:table-cell>
          <table:table-cell office:value-type="float" office:value="622234684">
            <text:p>622234684</text:p>
          </table:table-cell>
          <table:table-cell office:value-type="float" office:value="415796993">
            <text:p>415796993</text:p>
          </table:table-cell>
          <table:table-cell office:value-type="float" office:value="623695490">
            <text:p>623695490</text:p>
          </table:table-cell>
          <table:table-cell office:value-type="float" office:value="1856231689">
            <text:p>1856231689</text:p>
          </table:table-cell>
          <table:table-cell office:value-type="float" office:value="6251892089">
            <text:p>6251892089</text:p>
          </table:table-cell>
          <table:table-cell office:value-type="float" office:value="988769530">
            <text:p>988769530</text:p>
          </table:table-cell>
          <table:table-cell office:value-type="float" office:value="143371581">
            <text:p>1433715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648319104">
            <text:p>648319104</text:p>
          </table:table-cell>
          <table:table-cell office:value-type="float" office:value="7880705">
            <text:p>7880705</text:p>
          </table:table-cell>
          <table:table-cell office:value-type="float" office:value="687016304">
            <text:p>687016304</text:p>
          </table:table-cell>
          <table:table-cell office:value-type="float" office:value="1890218398">
            <text:p>1890218398</text:p>
          </table:table-cell>
          <table:table-cell office:value-type="float" office:value="682749619">
            <text:p>682749619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42641">
            <text:p>342641</text:p>
          </table:table-cell>
          <table:table-cell table:number-columns-repeated="14" office:value-type="float" office:value="1073965746">
            <text:p>1073965746</text:p>
          </table:table-cell>
          <table:table-cell office:value-type="float" office:value="1888461">
            <text:p>1888461</text:p>
          </table:table-cell>
          <table:table-cell table:number-columns-repeated="4" office:value-type="float" office:value="0">
            <text:p>0</text:p>
          </table:table-cell>
          <table:table-cell office:value-type="float" office:value="1364159">
            <text:p>1364159</text:p>
          </table:table-cell>
          <table:table-cell office:value-type="float" office:value="8143">
            <text:p>8143</text:p>
          </table:table-cell>
          <table:table-cell office:value-type="float" office:value="882515">
            <text:p>882515</text:p>
          </table:table-cell>
          <table:table-cell office:value-type="float" office:value="216553">
            <text:p>216553</text:p>
          </table:table-cell>
          <table:table-cell table:number-columns-repeated="2" office:value-type="float" office:value="0">
            <text:p>0</text:p>
          </table:table-cell>
          <table:table-cell office:value-type="float" office:value="268435488">
            <text:p>268435488</text:p>
          </table:table-cell>
          <table:table-cell office:value-type="float" office:value="678852496">
            <text:p>678852496</text:p>
          </table:table-cell>
          <table:table-cell table:number-columns-repeated="4" office:value-type="float" office:value="0">
            <text:p>0</text:p>
          </table:table-cell>
          <table:table-cell office:value-type="float" office:value="687016304">
            <text:p>687016304</text:p>
          </table:table-cell>
          <table:table-cell office:value-type="float" office:value="0">
            <text:p>0</text:p>
          </table:table-cell>
          <table:table-cell office:value-type="float" office:value="687016304">
            <text:p>687016304</text:p>
          </table:table-cell>
          <table:table-cell office:value-type="float" office:value="10735760">
            <text:p>10735760</text:p>
          </table:table-cell>
          <table:table-cell office:value-type="float" office:value="343508152">
            <text:p>343508152</text:p>
          </table:table-cell>
          <table:table-cell office:value-type="float" office:value="0">
            <text:p>0</text:p>
          </table:table-cell>
          <table:table-cell office:value-type="float" office:value="229005434">
            <text:p>229005434</text:p>
          </table:table-cell>
          <table:table-cell office:value-type="float" office:value="0">
            <text:p>0</text:p>
          </table:table-cell>
          <table:table-cell office:value-type="float" office:value="229005435">
            <text:p>229005435</text:p>
          </table:table-cell>
          <table:table-cell office:value-type="float" office:value="686819238">
            <text:p>686819238</text:p>
          </table:table-cell>
          <table:table-cell office:value-type="float" office:value="114502717">
            <text:p>114502717</text:p>
          </table:table-cell>
          <table:table-cell office:value-type="float" office:value="682946675">
            <text:p>682946675</text:p>
          </table:table-cell>
          <table:table-cell office:value-type="float" office:value="458010870">
            <text:p>458010870</text:p>
          </table:table-cell>
          <table:table-cell office:value-type="float" office:value="687016304">
            <text:p>687016304</text:p>
          </table:table-cell>
          <table:table-cell office:value-type="float" office:value="2131256103">
            <text:p>2131256103</text:p>
          </table:table-cell>
          <table:table-cell office:value-type="float" office:value="7970092773">
            <text:p>7970092773</text:p>
          </table:table-cell>
          <table:table-cell office:value-type="float" office:value="2045867919">
            <text:p>2045867919</text:p>
          </table:table-cell>
          <table:table-cell office:value-type="float" office:value="146087646">
            <text:p>14608764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731654468">
            <text:p>731654468</text:p>
          </table:table-cell>
          <table:table-cell office:value-type="float" office:value="8857611">
            <text:p>8857611</text:p>
          </table:table-cell>
          <table:table-cell office:value-type="float" office:value="772726027">
            <text:p>772726027</text:p>
          </table:table-cell>
          <table:table-cell office:value-type="float" office:value="2125691560">
            <text:p>2125691560</text:p>
          </table:table-cell>
          <table:table-cell office:value-type="float" office:value="772583755">
            <text:p>772583755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85296">
            <text:p>685296</text:p>
          </table:table-cell>
          <table:table-cell table:number-columns-repeated="14" office:value-type="float" office:value="2147935507">
            <text:p>2147935507</text:p>
          </table:table-cell>
          <table:table-cell office:value-type="float" office:value="3776982">
            <text:p>3776982</text:p>
          </table:table-cell>
          <table:table-cell table:number-columns-repeated="4" office:value-type="float" office:value="0">
            <text:p>0</text:p>
          </table:table-cell>
          <table:table-cell office:value-type="float" office:value="2728377">
            <text:p>2728377</text:p>
          </table:table-cell>
          <table:table-cell office:value-type="float" office:value="16340">
            <text:p>16340</text:p>
          </table:table-cell>
          <table:table-cell office:value-type="float" office:value="1765302">
            <text:p>1765302</text:p>
          </table:table-cell>
          <table:table-cell office:value-type="float" office:value="433277">
            <text:p>433277</text:p>
          </table:table-cell>
          <table:table-cell table:number-columns-repeated="2" office:value-type="float" office:value="0">
            <text:p>0</text:p>
          </table:table-cell>
          <table:table-cell office:value-type="float" office:value="536870976">
            <text:p>536870976</text:p>
          </table:table-cell>
          <table:table-cell office:value-type="float" office:value="383919532">
            <text:p>383919532</text:p>
          </table:table-cell>
          <table:table-cell table:number-columns-repeated="4" office:value-type="float" office:value="0">
            <text:p>0</text:p>
          </table:table-cell>
          <table:table-cell office:value-type="float" office:value="772726027">
            <text:p>772726027</text:p>
          </table:table-cell>
          <table:table-cell office:value-type="float" office:value="0">
            <text:p>0</text:p>
          </table:table-cell>
          <table:table-cell office:value-type="float" office:value="772726027">
            <text:p>772726027</text:p>
          </table:table-cell>
          <table:table-cell office:value-type="float" office:value="12074944">
            <text:p>12074944</text:p>
          </table:table-cell>
          <table:table-cell office:value-type="float" office:value="386363013">
            <text:p>386363013</text:p>
          </table:table-cell>
          <table:table-cell office:value-type="float" office:value="0">
            <text:p>0</text:p>
          </table:table-cell>
          <table:table-cell office:value-type="float" office:value="257575343">
            <text:p>257575343</text:p>
          </table:table-cell>
          <table:table-cell office:value-type="float" office:value="0">
            <text:p>0</text:p>
          </table:table-cell>
          <table:table-cell office:value-type="float" office:value="257575342">
            <text:p>257575342</text:p>
          </table:table-cell>
          <table:table-cell office:value-type="float" office:value="770872986">
            <text:p>770872986</text:p>
          </table:table-cell>
          <table:table-cell office:value-type="float" office:value="128787671">
            <text:p>128787671</text:p>
          </table:table-cell>
          <table:table-cell office:value-type="float" office:value="62881">
            <text:p>62881</text:p>
          </table:table-cell>
          <table:table-cell office:value-type="float" office:value="515150685">
            <text:p>515150685</text:p>
          </table:table-cell>
          <table:table-cell office:value-type="float" office:value="772726027">
            <text:p>772726027</text:p>
          </table:table-cell>
          <table:table-cell office:value-type="float" office:value="1999694824">
            <text:p>1999694824</text:p>
          </table:table-cell>
          <table:table-cell office:value-type="float" office:value="8433471679">
            <text:p>8433471679</text:p>
          </table:table-cell>
          <table:table-cell office:value-type="float" office:value="1014892578">
            <text:p>1014892578</text:p>
          </table:table-cell>
          <table:table-cell office:value-type="float" office:value="164184570">
            <text:p>16418457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818782216">
            <text:p>818782216</text:p>
          </table:table-cell>
          <table:table-cell office:value-type="float" office:value="9916848">
            <text:p>9916848</text:p>
          </table:table-cell>
          <table:table-cell office:value-type="float" office:value="864654468">
            <text:p>864654468</text:p>
          </table:table-cell>
          <table:table-cell office:value-type="float" office:value="2378519186">
            <text:p>2378519186</text:p>
          </table:table-cell>
          <table:table-cell office:value-type="float" office:value="864483763">
            <text:p>864483763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685296">
            <text:p>685296</text:p>
          </table:table-cell>
          <table:table-cell table:number-columns-repeated="14" office:value-type="float" office:value="3218582888">
            <text:p>3218582888</text:p>
          </table:table-cell>
          <table:table-cell office:value-type="float" office:value="3776982">
            <text:p>3776982</text:p>
          </table:table-cell>
          <table:table-cell table:number-columns-repeated="4" office:value-type="float" office:value="0">
            <text:p>0</text:p>
          </table:table-cell>
          <table:table-cell office:value-type="float" office:value="2728377">
            <text:p>2728377</text:p>
          </table:table-cell>
          <table:table-cell office:value-type="float" office:value="16340">
            <text:p>16340</text:p>
          </table:table-cell>
          <table:table-cell office:value-type="float" office:value="1765302">
            <text:p>1765302</text:p>
          </table:table-cell>
          <table:table-cell office:value-type="float" office:value="433415">
            <text:p>433415</text:p>
          </table:table-cell>
          <table:table-cell table:number-columns-repeated="2" office:value-type="float" office:value="0">
            <text:p>0</text:p>
          </table:table-cell>
          <table:table-cell office:value-type="float" office:value="805306464">
            <text:p>805306464</text:p>
          </table:table-cell>
          <table:table-cell office:value-type="float" office:value="428693136">
            <text:p>428693136</text:p>
          </table:table-cell>
          <table:table-cell table:number-columns-repeated="4" office:value-type="float" office:value="0">
            <text:p>0</text:p>
          </table:table-cell>
          <table:table-cell office:value-type="float" office:value="864654468">
            <text:p>864654468</text:p>
          </table:table-cell>
          <table:table-cell office:value-type="float" office:value="0">
            <text:p>0</text:p>
          </table:table-cell>
          <table:table-cell office:value-type="float" office:value="864654468">
            <text:p>864654468</text:p>
          </table:table-cell>
          <table:table-cell office:value-type="float" office:value="13512375">
            <text:p>13512375</text:p>
          </table:table-cell>
          <table:table-cell office:value-type="float" office:value="432327234">
            <text:p>432327234</text:p>
          </table:table-cell>
          <table:table-cell office:value-type="float" office:value="0">
            <text:p>0</text:p>
          </table:table-cell>
          <table:table-cell office:value-type="float" office:value="288218156">
            <text:p>288218156</text:p>
          </table:table-cell>
          <table:table-cell office:value-type="float" office:value="0">
            <text:p>0</text:p>
          </table:table-cell>
          <table:table-cell office:value-type="float" office:value="288218156">
            <text:p>288218156</text:p>
          </table:table-cell>
          <table:table-cell office:value-type="float" office:value="864460998">
            <text:p>864460998</text:p>
          </table:table-cell>
          <table:table-cell office:value-type="float" office:value="144109078">
            <text:p>144109078</text:p>
          </table:table-cell>
          <table:table-cell office:value-type="float" office:value="90001">
            <text:p>90001</text:p>
          </table:table-cell>
          <table:table-cell office:value-type="float" office:value="576436312">
            <text:p>576436312</text:p>
          </table:table-cell>
          <table:table-cell office:value-type="float" office:value="864654468">
            <text:p>864654468</text:p>
          </table:table-cell>
          <table:table-cell office:value-type="float" office:value="2224731444">
            <text:p>2224731444</text:p>
          </table:table-cell>
          <table:table-cell office:value-type="float" office:value="9824218749">
            <text:p>9824218749</text:p>
          </table:table-cell>
          <table:table-cell office:value-type="float" office:value="688568114">
            <text:p>688568114</text:p>
          </table:table-cell>
          <table:table-cell office:value-type="float" office:value="183685302">
            <text:p>18368530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733710896">
            <text:p>733710896</text:p>
          </table:table-cell>
          <table:table-cell office:value-type="float" office:value="8897342">
            <text:p>8897342</text:p>
          </table:table-cell>
          <table:table-cell office:value-type="float" office:value="775778213">
            <text:p>775778213</text:p>
          </table:table-cell>
          <table:table-cell office:value-type="float" office:value="2131781563">
            <text:p>2131781563</text:p>
          </table:table-cell>
          <table:table-cell office:value-type="float" office:value="775607045">
            <text:p>775607045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85298">
            <text:p>685298</text:p>
          </table:table-cell>
          <table:table-cell table:number-columns-repeated="14" office:value-type="float" office:value="3218613652">
            <text:p>3218613652</text:p>
          </table:table-cell>
          <table:table-cell office:value-type="float" office:value="3776989">
            <text:p>3776989</text:p>
          </table:table-cell>
          <table:table-cell table:number-columns-repeated="4" office:value-type="float" office:value="0">
            <text:p>0</text:p>
          </table:table-cell>
          <table:table-cell office:value-type="float" office:value="2728384">
            <text:p>2728384</text:p>
          </table:table-cell>
          <table:table-cell office:value-type="float" office:value="16350">
            <text:p>16350</text:p>
          </table:table-cell>
          <table:table-cell office:value-type="float" office:value="1765352">
            <text:p>1765352</text:p>
          </table:table-cell>
          <table:table-cell office:value-type="float" office:value="433238">
            <text:p>433238</text:p>
          </table:table-cell>
          <table:table-cell table:number-columns-repeated="2" office:value-type="float" office:value="0">
            <text:p>0</text:p>
          </table:table-cell>
          <table:table-cell office:value-type="float" office:value="1073741952">
            <text:p>1073741952</text:p>
          </table:table-cell>
          <table:table-cell office:value-type="float" office:value="770316288">
            <text:p>770316288</text:p>
          </table:table-cell>
          <table:table-cell table:number-columns-repeated="4" office:value-type="float" office:value="0">
            <text:p>0</text:p>
          </table:table-cell>
          <table:table-cell office:value-type="float" office:value="775778213">
            <text:p>775778213</text:p>
          </table:table-cell>
          <table:table-cell office:value-type="float" office:value="0">
            <text:p>0</text:p>
          </table:table-cell>
          <table:table-cell office:value-type="float" office:value="775778213">
            <text:p>775778213</text:p>
          </table:table-cell>
          <table:table-cell office:value-type="float" office:value="12123125">
            <text:p>12123125</text:p>
          </table:table-cell>
          <table:table-cell office:value-type="float" office:value="387889106">
            <text:p>387889106</text:p>
          </table:table-cell>
          <table:table-cell office:value-type="float" office:value="0">
            <text:p>0</text:p>
          </table:table-cell>
          <table:table-cell office:value-type="float" office:value="258592737">
            <text:p>258592737</text:p>
          </table:table-cell>
          <table:table-cell office:value-type="float" office:value="0">
            <text:p>0</text:p>
          </table:table-cell>
          <table:table-cell office:value-type="float" office:value="258592737">
            <text:p>258592737</text:p>
          </table:table-cell>
          <table:table-cell office:value-type="float" office:value="775722000">
            <text:p>775722000</text:p>
          </table:table-cell>
          <table:table-cell office:value-type="float" office:value="129296369">
            <text:p>129296369</text:p>
          </table:table-cell>
          <table:table-cell office:value-type="float" office:value="52573">
            <text:p>52573</text:p>
          </table:table-cell>
          <table:table-cell office:value-type="float" office:value="517185475">
            <text:p>517185475</text:p>
          </table:table-cell>
          <table:table-cell office:value-type="float" office:value="775778213">
            <text:p>775778213</text:p>
          </table:table-cell>
          <table:table-cell office:value-type="float" office:value="2243988036">
            <text:p>2243988036</text:p>
          </table:table-cell>
          <table:table-cell office:value-type="float" office:value="9911102294">
            <text:p>9911102294</text:p>
          </table:table-cell>
          <table:table-cell office:value-type="float" office:value="882080078">
            <text:p>882080078</text:p>
          </table:table-cell>
          <table:table-cell office:value-type="float" office:value="164581298">
            <text:p>16458129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796340809">
            <text:p>796340809</text:p>
          </table:table-cell>
          <table:table-cell office:value-type="float" office:value="9610795">
            <text:p>9610795</text:p>
          </table:table-cell>
          <table:table-cell office:value-type="float" office:value="837858815">
            <text:p>837858815</text:p>
          </table:table-cell>
          <table:table-cell office:value-type="float" office:value="2313593814">
            <text:p>2313593814</text:p>
          </table:table-cell>
          <table:table-cell office:value-type="float" office:value="837687723">
            <text:p>837687723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85280">
            <text:p>685280</text:p>
          </table:table-cell>
          <table:table-cell table:number-columns-repeated="14" office:value-type="float" office:value="3218559263">
            <text:p>3218559263</text:p>
          </table:table-cell>
          <table:table-cell office:value-type="float" office:value="3776912">
            <text:p>3776912</text:p>
          </table:table-cell>
          <table:table-cell table:number-columns-repeated="4" office:value-type="float" office:value="0">
            <text:p>0</text:p>
          </table:table-cell>
          <table:table-cell office:value-type="float" office:value="2728307">
            <text:p>2728307</text:p>
          </table:table-cell>
          <table:table-cell office:value-type="float" office:value="16265">
            <text:p>16265</text:p>
          </table:table-cell>
          <table:table-cell office:value-type="float" office:value="1764925">
            <text:p>1764925</text:p>
          </table:table-cell>
          <table:table-cell office:value-type="float" office:value="433205">
            <text:p>433205</text:p>
          </table:table-cell>
          <table:table-cell table:number-columns-repeated="2" office:value-type="float" office:value="0">
            <text:p>0</text:p>
          </table:table-cell>
          <table:table-cell office:value-type="float" office:value="1342177440">
            <text:p>1342177440</text:p>
          </table:table-cell>
          <table:table-cell office:value-type="float" office:value="837836520">
            <text:p>837836520</text:p>
          </table:table-cell>
          <table:table-cell table:number-columns-repeated="4" office:value-type="float" office:value="0">
            <text:p>0</text:p>
          </table:table-cell>
          <table:table-cell office:value-type="float" office:value="837858815">
            <text:p>837858815</text:p>
          </table:table-cell>
          <table:table-cell office:value-type="float" office:value="0">
            <text:p>0</text:p>
          </table:table-cell>
          <table:table-cell office:value-type="float" office:value="837858815">
            <text:p>837858815</text:p>
          </table:table-cell>
          <table:table-cell office:value-type="float" office:value="13093658">
            <text:p>13093658</text:p>
          </table:table-cell>
          <table:table-cell office:value-type="float" office:value="418929408">
            <text:p>418929408</text:p>
          </table:table-cell>
          <table:table-cell office:value-type="float" office:value="0">
            <text:p>0</text:p>
          </table:table-cell>
          <table:table-cell office:value-type="float" office:value="279286272">
            <text:p>279286272</text:p>
          </table:table-cell>
          <table:table-cell office:value-type="float" office:value="0">
            <text:p>0</text:p>
          </table:table-cell>
          <table:table-cell office:value-type="float" office:value="279286271">
            <text:p>279286271</text:p>
          </table:table-cell>
          <table:table-cell office:value-type="float" office:value="833716919">
            <text:p>833716919</text:p>
          </table:table-cell>
          <table:table-cell office:value-type="float" office:value="139643135">
            <text:p>139643135</text:p>
          </table:table-cell>
          <table:table-cell office:value-type="float" office:value="412827292">
            <text:p>412827292</text:p>
          </table:table-cell>
          <table:table-cell office:value-type="float" office:value="558572543">
            <text:p>558572543</text:p>
          </table:table-cell>
          <table:table-cell office:value-type="float" office:value="837858815">
            <text:p>837858815</text:p>
          </table:table-cell>
          <table:table-cell office:value-type="float" office:value="2480926513">
            <text:p>2480926513</text:p>
          </table:table-cell>
          <table:table-cell office:value-type="float" office:value="10885833739">
            <text:p>10885833739</text:p>
          </table:table-cell>
          <table:table-cell office:value-type="float" office:value="673614501">
            <text:p>673614501</text:p>
          </table:table-cell>
          <table:table-cell office:value-type="float" office:value="178253173">
            <text:p>17825317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825155231">
            <text:p>825155231</text:p>
          </table:table-cell>
          <table:table-cell office:value-type="float" office:value="9994618">
            <text:p>9994618</text:p>
          </table:table-cell>
          <table:table-cell office:value-type="float" office:value="871538309">
            <text:p>871538309</text:p>
          </table:table-cell>
          <table:table-cell office:value-type="float" office:value="2397398246">
            <text:p>2397398246</text:p>
          </table:table-cell>
          <table:table-cell office:value-type="float" office:value="871362517">
            <text:p>871362517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85296">
            <text:p>685296</text:p>
          </table:table-cell>
          <table:table-cell table:number-columns-repeated="14" office:value-type="float" office:value="3218494195">
            <text:p>3218494195</text:p>
          </table:table-cell>
          <table:table-cell office:value-type="float" office:value="3776982">
            <text:p>3776982</text:p>
          </table:table-cell>
          <table:table-cell table:number-columns-repeated="4" office:value-type="float" office:value="0">
            <text:p>0</text:p>
          </table:table-cell>
          <table:table-cell office:value-type="float" office:value="2728377">
            <text:p>2728377</text:p>
          </table:table-cell>
          <table:table-cell office:value-type="float" office:value="16340">
            <text:p>16340</text:p>
          </table:table-cell>
          <table:table-cell office:value-type="float" office:value="1765302">
            <text:p>1765302</text:p>
          </table:table-cell>
          <table:table-cell office:value-type="float" office:value="433301">
            <text:p>433301</text:p>
          </table:table-cell>
          <table:table-cell table:number-columns-repeated="2" office:value-type="float" office:value="0">
            <text:p>0</text:p>
          </table:table-cell>
          <table:table-cell office:value-type="float" office:value="1610612928">
            <text:p>1610612928</text:p>
          </table:table-cell>
          <table:table-cell office:value-type="float" office:value="871054228">
            <text:p>871054228</text:p>
          </table:table-cell>
          <table:table-cell table:number-columns-repeated="4" office:value-type="float" office:value="0">
            <text:p>0</text:p>
          </table:table-cell>
          <table:table-cell office:value-type="float" office:value="871538309">
            <text:p>871538309</text:p>
          </table:table-cell>
          <table:table-cell office:value-type="float" office:value="0">
            <text:p>0</text:p>
          </table:table-cell>
          <table:table-cell office:value-type="float" office:value="871538309">
            <text:p>871538309</text:p>
          </table:table-cell>
          <table:table-cell office:value-type="float" office:value="13619201">
            <text:p>13619201</text:p>
          </table:table-cell>
          <table:table-cell office:value-type="float" office:value="435769155">
            <text:p>435769155</text:p>
          </table:table-cell>
          <table:table-cell office:value-type="float" office:value="0">
            <text:p>0</text:p>
          </table:table-cell>
          <table:table-cell office:value-type="float" office:value="290512770">
            <text:p>290512770</text:p>
          </table:table-cell>
          <table:table-cell office:value-type="float" office:value="0">
            <text:p>0</text:p>
          </table:table-cell>
          <table:table-cell office:value-type="float" office:value="290512770">
            <text:p>290512770</text:p>
          </table:table-cell>
          <table:table-cell office:value-type="float" office:value="871163471">
            <text:p>871163471</text:p>
          </table:table-cell>
          <table:table-cell office:value-type="float" office:value="145256385">
            <text:p>145256385</text:p>
          </table:table-cell>
          <table:table-cell office:value-type="float" office:value="434965076">
            <text:p>434965076</text:p>
          </table:table-cell>
          <table:table-cell office:value-type="float" office:value="581025539">
            <text:p>581025539</text:p>
          </table:table-cell>
          <table:table-cell office:value-type="float" office:value="871538309">
            <text:p>871538309</text:p>
          </table:table-cell>
          <table:table-cell office:value-type="float" office:value="2634613036">
            <text:p>2634613036</text:p>
          </table:table-cell>
          <table:table-cell office:value-type="float" office:value="11835388183">
            <text:p>11835388183</text:p>
          </table:table-cell>
          <table:table-cell office:value-type="float" office:value="698120117">
            <text:p>698120117</text:p>
          </table:table-cell>
          <table:table-cell office:value-type="float" office:value="185089111">
            <text:p>18508911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965422753">
            <text:p>965422753</text:p>
          </table:table-cell>
          <table:table-cell office:value-type="float" office:value="11669243">
            <text:p>11669243</text:p>
          </table:table-cell>
          <table:table-cell office:value-type="float" office:value="1017474701">
            <text:p>1017474701</text:p>
          </table:table-cell>
          <table:table-cell office:value-type="float" office:value="2804793430">
            <text:p>2804793430</text:p>
          </table:table-cell>
          <table:table-cell office:value-type="float" office:value="1017299418">
            <text:p>1017299418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685298">
            <text:p>685298</text:p>
          </table:table-cell>
          <table:table-cell table:number-columns-repeated="14" office:value-type="float" office:value="3753604957">
            <text:p>3753604957</text:p>
          </table:table-cell>
          <table:table-cell office:value-type="float" office:value="3776989">
            <text:p>3776989</text:p>
          </table:table-cell>
          <table:table-cell table:number-columns-repeated="4" office:value-type="float" office:value="0">
            <text:p>0</text:p>
          </table:table-cell>
          <table:table-cell office:value-type="float" office:value="2728384">
            <text:p>2728384</text:p>
          </table:table-cell>
          <table:table-cell office:value-type="float" office:value="16347">
            <text:p>16347</text:p>
          </table:table-cell>
          <table:table-cell office:value-type="float" office:value="1765335">
            <text:p>1765335</text:p>
          </table:table-cell>
          <table:table-cell office:value-type="float" office:value="433381">
            <text:p>433381</text:p>
          </table:table-cell>
          <table:table-cell table:number-columns-repeated="2" office:value-type="float" office:value="0">
            <text:p>0</text:p>
          </table:table-cell>
          <table:table-cell office:value-type="float" office:value="1879048416">
            <text:p>1879048416</text:p>
          </table:table-cell>
          <table:table-cell office:value-type="float" office:value="1016356624">
            <text:p>1016356624</text:p>
          </table:table-cell>
          <table:table-cell table:number-columns-repeated="4" office:value-type="float" office:value="0">
            <text:p>0</text:p>
          </table:table-cell>
          <table:table-cell office:value-type="float" office:value="1017474701">
            <text:p>1017474701</text:p>
          </table:table-cell>
          <table:table-cell office:value-type="float" office:value="0">
            <text:p>0</text:p>
          </table:table-cell>
          <table:table-cell office:value-type="float" office:value="1017474701">
            <text:p>1017474701</text:p>
          </table:table-cell>
          <table:table-cell office:value-type="float" office:value="15898067">
            <text:p>15898067</text:p>
          </table:table-cell>
          <table:table-cell office:value-type="float" office:value="508737351">
            <text:p>508737351</text:p>
          </table:table-cell>
          <table:table-cell office:value-type="float" office:value="0">
            <text:p>0</text:p>
          </table:table-cell>
          <table:table-cell office:value-type="float" office:value="339158233">
            <text:p>339158233</text:p>
          </table:table-cell>
          <table:table-cell office:value-type="float" office:value="0">
            <text:p>0</text:p>
          </table:table-cell>
          <table:table-cell office:value-type="float" office:value="339158234">
            <text:p>339158234</text:p>
          </table:table-cell>
          <table:table-cell office:value-type="float" office:value="1016570770">
            <text:p>1016570770</text:p>
          </table:table-cell>
          <table:table-cell office:value-type="float" office:value="169579116">
            <text:p>169579116</text:p>
          </table:table-cell>
          <table:table-cell office:value-type="float" office:value="507370434">
            <text:p>507370434</text:p>
          </table:table-cell>
          <table:table-cell office:value-type="float" office:value="678316468">
            <text:p>678316468</text:p>
          </table:table-cell>
          <table:table-cell office:value-type="float" office:value="1017474701">
            <text:p>1017474701</text:p>
          </table:table-cell>
          <table:table-cell office:value-type="float" office:value="3078338623">
            <text:p>3078338623</text:p>
          </table:table-cell>
          <table:table-cell office:value-type="float" office:value="13791442870">
            <text:p>13791442870</text:p>
          </table:table-cell>
          <table:table-cell office:value-type="float" office:value="806701659">
            <text:p>806701659</text:p>
          </table:table-cell>
          <table:table-cell office:value-type="float" office:value="216461181">
            <text:p>2164611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1143864895">
            <text:p>1143864895</text:p>
          </table:table-cell>
          <table:table-cell office:value-type="float" office:value="13833891">
            <text:p>13833891</text:p>
          </table:table-cell>
          <table:table-cell office:value-type="float" office:value="1206701153">
            <text:p>1206701153</text:p>
          </table:table-cell>
          <table:table-cell office:value-type="float" office:value="3323038299">
            <text:p>3323038299</text:p>
          </table:table-cell>
          <table:table-cell office:value-type="float" office:value="1206521224">
            <text:p>1206521224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685305">
            <text:p>685305</text:p>
          </table:table-cell>
          <table:table-cell table:number-columns-repeated="10" office:value-type="float" office:value="4288206661">
            <text:p>4288206661</text:p>
          </table:table-cell>
          <table:table-cell office:value-type="float" office:value="4287780351">
            <text:p>4287780351</text:p>
          </table:table-cell>
          <table:table-cell office:value-type="float" office:value="4287779878">
            <text:p>4287779878</text:p>
          </table:table-cell>
          <table:table-cell table:number-columns-repeated="2" office:value-type="float" office:value="4288206661">
            <text:p>4288206661</text:p>
          </table:table-cell>
          <table:table-cell office:value-type="float" office:value="3777020">
            <text:p>3777020</text:p>
          </table:table-cell>
          <table:table-cell table:number-columns-repeated="4" office:value-type="float" office:value="0">
            <text:p>0</text:p>
          </table:table-cell>
          <table:table-cell office:value-type="float" office:value="2728415">
            <text:p>2728415</text:p>
          </table:table-cell>
          <table:table-cell office:value-type="float" office:value="16360">
            <text:p>16360</text:p>
          </table:table-cell>
          <table:table-cell office:value-type="float" office:value="1765492">
            <text:p>1765492</text:p>
          </table:table-cell>
          <table:table-cell office:value-type="float" office:value="433521">
            <text:p>433521</text:p>
          </table:table-cell>
          <table:table-cell table:number-columns-repeated="2" office:value-type="float" office:value="0">
            <text:p>0</text:p>
          </table:table-cell>
          <table:table-cell office:value-type="float" office:value="2147483904">
            <text:p>2147483904</text:p>
          </table:table-cell>
          <table:table-cell office:value-type="float" office:value="1205203908">
            <text:p>1205203908</text:p>
          </table:table-cell>
          <table:table-cell table:number-columns-repeated="4" office:value-type="float" office:value="0">
            <text:p>0</text:p>
          </table:table-cell>
          <table:table-cell office:value-type="float" office:value="1206701153">
            <text:p>1206701153</text:p>
          </table:table-cell>
          <table:table-cell office:value-type="float" office:value="0">
            <text:p>0</text:p>
          </table:table-cell>
          <table:table-cell office:value-type="float" office:value="1206701153">
            <text:p>1206701153</text:p>
          </table:table-cell>
          <table:table-cell office:value-type="float" office:value="18854856">
            <text:p>18854856</text:p>
          </table:table-cell>
          <table:table-cell office:value-type="float" office:value="603350577">
            <text:p>603350577</text:p>
          </table:table-cell>
          <table:table-cell office:value-type="float" office:value="0">
            <text:p>0</text:p>
          </table:table-cell>
          <table:table-cell office:value-type="float" office:value="402233718">
            <text:p>402233718</text:p>
          </table:table-cell>
          <table:table-cell office:value-type="float" office:value="0">
            <text:p>0</text:p>
          </table:table-cell>
          <table:table-cell office:value-type="float" office:value="402233718">
            <text:p>402233718</text:p>
          </table:table-cell>
          <table:table-cell office:value-type="float" office:value="1205762679">
            <text:p>1205762679</text:p>
          </table:table-cell>
          <table:table-cell office:value-type="float" office:value="201116859">
            <text:p>201116859</text:p>
          </table:table-cell>
          <table:table-cell office:value-type="float" office:value="596586198">
            <text:p>596586198</text:p>
          </table:table-cell>
          <table:table-cell office:value-type="float" office:value="804467435">
            <text:p>804467435</text:p>
          </table:table-cell>
          <table:table-cell office:value-type="float" office:value="1206701153">
            <text:p>1206701153</text:p>
          </table:table-cell>
          <table:table-cell office:value-type="float" office:value="3722290038">
            <text:p>3722290038</text:p>
          </table:table-cell>
          <table:table-cell office:value-type="float" office:value="16196655273">
            <text:p>16196655273</text:p>
          </table:table-cell>
          <table:table-cell office:value-type="float" office:value="977996825">
            <text:p>977996825</text:p>
          </table:table-cell>
          <table:table-cell office:value-type="float" office:value="256347655">
            <text:p>25634765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1154923646">
            <text:p>1154923646</text:p>
          </table:table-cell>
          <table:table-cell office:value-type="float" office:value="13952184">
            <text:p>13952184</text:p>
          </table:table-cell>
          <table:table-cell office:value-type="float" office:value="1216616522">
            <text:p>1216616522</text:p>
          </table:table-cell>
          <table:table-cell office:value-type="float" office:value="3355171315">
            <text:p>3355171315</text:p>
          </table:table-cell>
          <table:table-cell office:value-type="float" office:value="1216444719">
            <text:p>1216444719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685298">
            <text:p>685298</text:p>
          </table:table-cell>
          <table:table-cell table:number-columns-repeated="10" office:value-type="float" office:value="4820091517">
            <text:p>4820091517</text:p>
          </table:table-cell>
          <table:table-cell office:value-type="float" office:value="4818356620">
            <text:p>4818356620</text:p>
          </table:table-cell>
          <table:table-cell office:value-type="float" office:value="4818356959">
            <text:p>4818356959</text:p>
          </table:table-cell>
          <table:table-cell table:number-columns-repeated="2" office:value-type="float" office:value="4820091517">
            <text:p>4820091517</text:p>
          </table:table-cell>
          <table:table-cell office:value-type="float" office:value="3776994">
            <text:p>37769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28390">
            <text:p>2728390</text:p>
          </table:table-cell>
          <table:table-cell office:value-type="float" office:value="16358">
            <text:p>16358</text:p>
          </table:table-cell>
          <table:table-cell office:value-type="float" office:value="1765392">
            <text:p>1765392</text:p>
          </table:table-cell>
          <table:table-cell office:value-type="float" office:value="433354">
            <text:p>433354</text:p>
          </table:table-cell>
          <table:table-cell table:number-columns-repeated="2" office:value-type="float" office:value="0">
            <text:p>0</text:p>
          </table:table-cell>
          <table:table-cell office:value-type="float" office:value="2415919392">
            <text:p>2415919392</text:p>
          </table:table-cell>
          <table:table-cell office:value-type="float" office:value="1212593376">
            <text:p>1212593376</text:p>
          </table:table-cell>
          <table:table-cell table:number-columns-repeated="4" office:value-type="float" office:value="0">
            <text:p>0</text:p>
          </table:table-cell>
          <table:table-cell office:value-type="float" office:value="1216616522">
            <text:p>1216616522</text:p>
          </table:table-cell>
          <table:table-cell office:value-type="float" office:value="0">
            <text:p>0</text:p>
          </table:table-cell>
          <table:table-cell office:value-type="float" office:value="1216616522">
            <text:p>1216616522</text:p>
          </table:table-cell>
          <table:table-cell office:value-type="float" office:value="19011010">
            <text:p>19011010</text:p>
          </table:table-cell>
          <table:table-cell office:value-type="float" office:value="608308261">
            <text:p>608308261</text:p>
          </table:table-cell>
          <table:table-cell office:value-type="float" office:value="0">
            <text:p>0</text:p>
          </table:table-cell>
          <table:table-cell office:value-type="float" office:value="405538840">
            <text:p>405538840</text:p>
          </table:table-cell>
          <table:table-cell office:value-type="float" office:value="0">
            <text:p>0</text:p>
          </table:table-cell>
          <table:table-cell office:value-type="float" office:value="405538841">
            <text:p>405538841</text:p>
          </table:table-cell>
          <table:table-cell office:value-type="float" office:value="1216556331">
            <text:p>1216556331</text:p>
          </table:table-cell>
          <table:table-cell office:value-type="float" office:value="202769420">
            <text:p>202769420</text:p>
          </table:table-cell>
          <table:table-cell office:value-type="float" office:value="603930627">
            <text:p>603930627</text:p>
          </table:table-cell>
          <table:table-cell office:value-type="float" office:value="811077681">
            <text:p>811077681</text:p>
          </table:table-cell>
          <table:table-cell office:value-type="float" office:value="1216616522">
            <text:p>1216616522</text:p>
          </table:table-cell>
          <table:table-cell office:value-type="float" office:value="3806854247">
            <text:p>3806854247</text:p>
          </table:table-cell>
          <table:table-cell office:value-type="float" office:value="17053222655">
            <text:p>17053222655</text:p>
          </table:table-cell>
          <table:table-cell office:value-type="float" office:value="969482421">
            <text:p>969482421</text:p>
          </table:table-cell>
          <table:table-cell office:value-type="float" office:value="258636474">
            <text:p>25863647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1367138616">
            <text:p>1367138616</text:p>
          </table:table-cell>
          <table:table-cell office:value-type="float" office:value="16518646">
            <text:p>16518646</text:p>
          </table:table-cell>
          <table:table-cell office:value-type="float" office:value="1440393351">
            <text:p>1440393351</text:p>
          </table:table-cell>
          <table:table-cell office:value-type="float" office:value="3971549007">
            <text:p>3971549007</text:p>
          </table:table-cell>
          <table:table-cell office:value-type="float" office:value="1440191452">
            <text:p>1440191452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815073">
            <text:p>815073</text:p>
          </table:table-cell>
          <table:table-cell table:number-columns-repeated="10" office:value-type="float" office:value="5359804290">
            <text:p>5359804290</text:p>
          </table:table-cell>
          <table:table-cell office:value-type="float" office:value="5357190432">
            <text:p>5357190432</text:p>
          </table:table-cell>
          <table:table-cell office:value-type="float" office:value="5357190482">
            <text:p>5357190482</text:p>
          </table:table-cell>
          <table:table-cell table:number-columns-repeated="2" office:value-type="float" office:value="5359804290">
            <text:p>5359804290</text:p>
          </table:table-cell>
          <table:table-cell office:value-type="float" office:value="4296083">
            <text:p>4296083</text:p>
          </table:table-cell>
          <table:table-cell table:number-columns-repeated="4" office:value-type="float" office:value="0">
            <text:p>0</text:p>
          </table:table-cell>
          <table:table-cell office:value-type="float" office:value="3247479">
            <text:p>3247479</text:p>
          </table:table-cell>
          <table:table-cell office:value-type="float" office:value="16359">
            <text:p>16359</text:p>
          </table:table-cell>
          <table:table-cell office:value-type="float" office:value="2284145">
            <text:p>2284145</text:p>
          </table:table-cell>
          <table:table-cell office:value-type="float" office:value="566615">
            <text:p>566615</text:p>
          </table:table-cell>
          <table:table-cell table:number-columns-repeated="2" office:value-type="float" office:value="0">
            <text:p>0</text:p>
          </table:table-cell>
          <table:table-cell office:value-type="float" office:value="2684354880">
            <text:p>2684354880</text:p>
          </table:table-cell>
          <table:table-cell office:value-type="float" office:value="719264536">
            <text:p>7192645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0393351">
            <text:p>1440393351</text:p>
          </table:table-cell>
          <table:table-cell office:value-type="float" office:value="0">
            <text:p>0</text:p>
          </table:table-cell>
          <table:table-cell office:value-type="float" office:value="1440393351">
            <text:p>1440393351</text:p>
          </table:table-cell>
          <table:table-cell office:value-type="float" office:value="22507229">
            <text:p>22507229</text:p>
          </table:table-cell>
          <table:table-cell office:value-type="float" office:value="720196675">
            <text:p>720196675</text:p>
          </table:table-cell>
          <table:table-cell office:value-type="float" office:value="0">
            <text:p>0</text:p>
          </table:table-cell>
          <table:table-cell office:value-type="float" office:value="480131117">
            <text:p>480131117</text:p>
          </table:table-cell>
          <table:table-cell office:value-type="float" office:value="0">
            <text:p>0</text:p>
          </table:table-cell>
          <table:table-cell office:value-type="float" office:value="480131117">
            <text:p>480131117</text:p>
          </table:table-cell>
          <table:table-cell office:value-type="float" office:value="1438751178">
            <text:p>1438751178</text:p>
          </table:table-cell>
          <table:table-cell office:value-type="float" office:value="240065559">
            <text:p>240065559</text:p>
          </table:table-cell>
          <table:table-cell office:value-type="float" office:value="718665559">
            <text:p>718665559</text:p>
          </table:table-cell>
          <table:table-cell office:value-type="float" office:value="960262234">
            <text:p>960262234</text:p>
          </table:table-cell>
          <table:table-cell office:value-type="float" office:value="1440393351">
            <text:p>1440393351</text:p>
          </table:table-cell>
          <table:table-cell office:value-type="float" office:value="4389953612">
            <text:p>4389953612</text:p>
          </table:table-cell>
          <table:table-cell office:value-type="float" office:value="19735443114">
            <text:p>19735443114</text:p>
          </table:table-cell>
          <table:table-cell office:value-type="float" office:value="1152770996">
            <text:p>1152770996</text:p>
          </table:table-cell>
          <table:table-cell office:value-type="float" office:value="306030272">
            <text:p>30603027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1477415362">
            <text:p>1477415362</text:p>
          </table:table-cell>
          <table:table-cell office:value-type="float" office:value="17848595">
            <text:p>17848595</text:p>
          </table:table-cell>
          <table:table-cell office:value-type="float" office:value="1556561324">
            <text:p>1556561324</text:p>
          </table:table-cell>
          <table:table-cell office:value-type="float" office:value="6222258">
            <text:p>6222258</text:p>
          </table:table-cell>
          <table:table-cell office:value-type="float" office:value="1556328924">
            <text:p>1556328924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847045">
            <text:p>847045</text:p>
          </table:table-cell>
          <table:table-cell table:number-columns-repeated="10" office:value-type="float" office:value="5895685352">
            <text:p>5895685352</text:p>
          </table:table-cell>
          <table:table-cell office:value-type="float" office:value="5893947050">
            <text:p>5893947050</text:p>
          </table:table-cell>
          <table:table-cell office:value-type="float" office:value="5893947163">
            <text:p>5893947163</text:p>
          </table:table-cell>
          <table:table-cell table:number-columns-repeated="2" office:value-type="float" office:value="5895685352">
            <text:p>5895685352</text:p>
          </table:table-cell>
          <table:table-cell office:value-type="float" office:value="4423766">
            <text:p>44237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367987">
            <text:p>3367987</text:p>
          </table:table-cell>
          <table:table-cell office:value-type="float" office:value="23881">
            <text:p>23881</text:p>
          </table:table-cell>
          <table:table-cell office:value-type="float" office:value="2469707">
            <text:p>2469707</text:p>
          </table:table-cell>
          <table:table-cell office:value-type="float" office:value="594158">
            <text:p>594158</text:p>
          </table:table-cell>
          <table:table-cell table:number-columns-repeated="2" office:value-type="float" office:value="0">
            <text:p>0</text:p>
          </table:table-cell>
          <table:table-cell office:value-type="float" office:value="2952790368">
            <text:p>2952790368</text:p>
          </table:table-cell>
          <table:table-cell office:value-type="float" office:value="1555547408">
            <text:p>1555547408</text:p>
          </table:table-cell>
          <table:table-cell table:number-columns-repeated="4" office:value-type="float" office:value="0">
            <text:p>0</text:p>
          </table:table-cell>
          <table:table-cell office:value-type="float" office:value="1556561324">
            <text:p>1556561324</text:p>
          </table:table-cell>
          <table:table-cell office:value-type="float" office:value="0">
            <text:p>0</text:p>
          </table:table-cell>
          <table:table-cell office:value-type="float" office:value="1556561324">
            <text:p>1556561324</text:p>
          </table:table-cell>
          <table:table-cell office:value-type="float" office:value="24321584">
            <text:p>24321584</text:p>
          </table:table-cell>
          <table:table-cell office:value-type="float" office:value="778280662">
            <text:p>778280662</text:p>
          </table:table-cell>
          <table:table-cell office:value-type="float" office:value="0">
            <text:p>0</text:p>
          </table:table-cell>
          <table:table-cell office:value-type="float" office:value="518853775">
            <text:p>518853775</text:p>
          </table:table-cell>
          <table:table-cell office:value-type="float" office:value="0">
            <text:p>0</text:p>
          </table:table-cell>
          <table:table-cell office:value-type="float" office:value="518853774">
            <text:p>518853774</text:p>
          </table:table-cell>
          <table:table-cell office:value-type="float" office:value="778222388">
            <text:p>778222388</text:p>
          </table:table-cell>
          <table:table-cell office:value-type="float" office:value="259426887">
            <text:p>259426887</text:p>
          </table:table-cell>
          <table:table-cell office:value-type="float" office:value="1553075237">
            <text:p>1553075237</text:p>
          </table:table-cell>
          <table:table-cell office:value-type="float" office:value="1037707549">
            <text:p>1037707549</text:p>
          </table:table-cell>
          <table:table-cell office:value-type="float" office:value="1556561324">
            <text:p>1556561324</text:p>
          </table:table-cell>
          <table:table-cell office:value-type="float" office:value="4851287841">
            <text:p>4851287841</text:p>
          </table:table-cell>
          <table:table-cell office:value-type="float" office:value="21747985839">
            <text:p>21747985839</text:p>
          </table:table-cell>
          <table:table-cell office:value-type="float" office:value="1434906005">
            <text:p>1434906005</text:p>
          </table:table-cell>
          <table:table-cell office:value-type="float" office:value="335937500">
            <text:p>33593750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1537811549">
            <text:p>1537811549</text:p>
          </table:table-cell>
          <table:table-cell office:value-type="float" office:value="18582218">
            <text:p>18582218</text:p>
          </table:table-cell>
          <table:table-cell office:value-type="float" office:value="1621140555">
            <text:p>1621140555</text:p>
          </table:table-cell>
          <table:table-cell office:value-type="float" office:value="180608142">
            <text:p>180608142</text:p>
          </table:table-cell>
          <table:table-cell office:value-type="float" office:value="1620945268">
            <text:p>1620945268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847046">
            <text:p>847046</text:p>
          </table:table-cell>
          <table:table-cell table:number-columns-repeated="10" office:value-type="float" office:value="6432182381">
            <text:p>6432182381</text:p>
          </table:table-cell>
          <table:table-cell office:value-type="float" office:value="6430460331">
            <text:p>6430460331</text:p>
          </table:table-cell>
          <table:table-cell office:value-type="float" office:value="6430460470">
            <text:p>6430460470</text:p>
          </table:table-cell>
          <table:table-cell table:number-columns-repeated="2" office:value-type="float" office:value="6432182381">
            <text:p>6432182381</text:p>
          </table:table-cell>
          <table:table-cell office:value-type="float" office:value="4423761">
            <text:p>44237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367979">
            <text:p>3367979</text:p>
          </table:table-cell>
          <table:table-cell office:value-type="float" office:value="23870">
            <text:p>23870</text:p>
          </table:table-cell>
          <table:table-cell office:value-type="float" office:value="2469662">
            <text:p>2469662</text:p>
          </table:table-cell>
          <table:table-cell office:value-type="float" office:value="594268">
            <text:p>594268</text:p>
          </table:table-cell>
          <table:table-cell table:number-columns-repeated="2" office:value-type="float" office:value="0">
            <text:p>0</text:p>
          </table:table-cell>
          <table:table-cell office:value-type="float" office:value="3221225856">
            <text:p>3221225856</text:p>
          </table:table-cell>
          <table:table-cell table:number-columns-repeated="5" office:value-type="float" office:value="0">
            <text:p>0</text:p>
          </table:table-cell>
          <table:table-cell office:value-type="float" office:value="1621140555">
            <text:p>1621140555</text:p>
          </table:table-cell>
          <table:table-cell office:value-type="float" office:value="0">
            <text:p>0</text:p>
          </table:table-cell>
          <table:table-cell office:value-type="float" office:value="1621140555">
            <text:p>1621140555</text:p>
          </table:table-cell>
          <table:table-cell office:value-type="float" office:value="25332100">
            <text:p>25332100</text:p>
          </table:table-cell>
          <table:table-cell office:value-type="float" office:value="810570277">
            <text:p>810570277</text:p>
          </table:table-cell>
          <table:table-cell office:value-type="float" office:value="0">
            <text:p>0</text:p>
          </table:table-cell>
          <table:table-cell office:value-type="float" office:value="540380185">
            <text:p>540380185</text:p>
          </table:table-cell>
          <table:table-cell office:value-type="float" office:value="0">
            <text:p>0</text:p>
          </table:table-cell>
          <table:table-cell office:value-type="float" office:value="540380184">
            <text:p>540380184</text:p>
          </table:table-cell>
          <table:table-cell office:value-type="float" office:value="809447945">
            <text:p>809447945</text:p>
          </table:table-cell>
          <table:table-cell office:value-type="float" office:value="270190092">
            <text:p>270190092</text:p>
          </table:table-cell>
          <table:table-cell office:value-type="float" office:value="1619669929">
            <text:p>1619669929</text:p>
          </table:table-cell>
          <table:table-cell office:value-type="float" office:value="1080760369">
            <text:p>1080760369</text:p>
          </table:table-cell>
          <table:table-cell office:value-type="float" office:value="1621140555">
            <text:p>1621140555</text:p>
          </table:table-cell>
          <table:table-cell office:value-type="float" office:value="5073760985">
            <text:p>5073760985</text:p>
          </table:table-cell>
          <table:table-cell office:value-type="float" office:value="22822357177">
            <text:p>22822357177</text:p>
          </table:table-cell>
          <table:table-cell office:value-type="float" office:value="1338775634">
            <text:p>1338775634</text:p>
          </table:table-cell>
          <table:table-cell office:value-type="float" office:value="349426269">
            <text:p>34942626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1732444775">
            <text:p>1732444775</text:p>
          </table:table-cell>
          <table:table-cell office:value-type="float" office:value="20930147">
            <text:p>20930147</text:p>
          </table:table-cell>
          <table:table-cell office:value-type="float" office:value="1824997984">
            <text:p>1824997984</text:p>
          </table:table-cell>
          <table:table-cell office:value-type="float" office:value="744959817">
            <text:p>744959817</text:p>
          </table:table-cell>
          <table:table-cell office:value-type="float" office:value="1824816276">
            <text:p>1824816276</text:p>
          </table:table-cell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976820">
            <text:p>976820</text:p>
          </table:table-cell>
          <table:table-cell table:number-columns-repeated="10" office:value-type="float" office:value="6967223150">
            <text:p>6967223150</text:p>
          </table:table-cell>
          <table:table-cell office:value-type="float" office:value="6962347804">
            <text:p>6962347804</text:p>
          </table:table-cell>
          <table:table-cell office:value-type="float" office:value="6962347314">
            <text:p>6962347314</text:p>
          </table:table-cell>
          <table:table-cell table:number-columns-repeated="2" office:value-type="float" office:value="6967223150">
            <text:p>6967223150</text:p>
          </table:table-cell>
          <table:table-cell office:value-type="float" office:value="4942874">
            <text:p>4942874</text:p>
          </table:table-cell>
          <table:table-cell table:number-columns-repeated="4" office:value-type="float" office:value="0">
            <text:p>0</text:p>
          </table:table-cell>
          <table:table-cell office:value-type="float" office:value="3887078">
            <text:p>3887078</text:p>
          </table:table-cell>
          <table:table-cell office:value-type="float" office:value="23870">
            <text:p>23870</text:p>
          </table:table-cell>
          <table:table-cell office:value-type="float" office:value="2988679">
            <text:p>2988679</text:p>
          </table:table-cell>
          <table:table-cell office:value-type="float" office:value="727633">
            <text:p>727633</text:p>
          </table:table-cell>
          <table:table-cell table:number-columns-repeated="2" office:value-type="float" office:value="0">
            <text:p>0</text:p>
          </table:table-cell>
          <table:table-cell office:value-type="float" office:value="3489661344">
            <text:p>3489661344</text:p>
          </table:table-cell>
          <table:table-cell table:number-columns-repeated="5" office:value-type="float" office:value="0">
            <text:p>0</text:p>
          </table:table-cell>
          <table:table-cell office:value-type="float" office:value="1824997984">
            <text:p>1824997984</text:p>
          </table:table-cell>
          <table:table-cell office:value-type="float" office:value="0">
            <text:p>0</text:p>
          </table:table-cell>
          <table:table-cell office:value-type="float" office:value="1824997984">
            <text:p>1824997984</text:p>
          </table:table-cell>
          <table:table-cell office:value-type="float" office:value="28517955">
            <text:p>28517955</text:p>
          </table:table-cell>
          <table:table-cell office:value-type="float" office:value="912498992">
            <text:p>912498992</text:p>
          </table:table-cell>
          <table:table-cell office:value-type="float" office:value="0">
            <text:p>0</text:p>
          </table:table-cell>
          <table:table-cell office:value-type="float" office:value="608332661">
            <text:p>608332661</text:p>
          </table:table-cell>
          <table:table-cell office:value-type="float" office:value="0">
            <text:p>0</text:p>
          </table:table-cell>
          <table:table-cell office:value-type="float" office:value="608332661">
            <text:p>608332661</text:p>
          </table:table-cell>
          <table:table-cell office:value-type="float" office:value="1822263328">
            <text:p>1822263328</text:p>
          </table:table-cell>
          <table:table-cell office:value-type="float" office:value="304166330">
            <text:p>304166330</text:p>
          </table:table-cell>
          <table:table-cell office:value-type="float" office:value="1822613322">
            <text:p>1822613322</text:p>
          </table:table-cell>
          <table:table-cell office:value-type="float" office:value="1216665323">
            <text:p>1216665323</text:p>
          </table:table-cell>
          <table:table-cell office:value-type="float" office:value="1824997984">
            <text:p>1824997984</text:p>
          </table:table-cell>
          <table:table-cell office:value-type="float" office:value="5700439452">
            <text:p>5700439452</text:p>
          </table:table-cell>
          <table:table-cell office:value-type="float" office:value="25318267822">
            <text:p>25318267822</text:p>
          </table:table-cell>
          <table:table-cell office:value-type="float" office:value="1461669921">
            <text:p>1461669921</text:p>
          </table:table-cell>
          <table:table-cell office:value-type="float" office:value="392364501">
            <text:p>39236450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828694205">
            <text:p>1828694205</text:p>
          </table:table-cell>
          <table:table-cell office:value-type="float" office:value="22062991">
            <text:p>22062991</text:p>
          </table:table-cell>
          <table:table-cell office:value-type="float" office:value="1923735418">
            <text:p>1923735418</text:p>
          </table:table-cell>
          <table:table-cell office:value-type="float" office:value="1021272193">
            <text:p>1021272193</text:p>
          </table:table-cell>
          <table:table-cell office:value-type="float" office:value="1923571134">
            <text:p>1923571134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815079">
            <text:p>815079</text:p>
          </table:table-cell>
          <table:table-cell table:number-columns-repeated="10" office:value-type="float" office:value="7498955964">
            <text:p>7498955964</text:p>
          </table:table-cell>
          <table:table-cell office:value-type="float" office:value="7494057689">
            <text:p>7494057689</text:p>
          </table:table-cell>
          <table:table-cell office:value-type="float" office:value="7494057559">
            <text:p>7494057559</text:p>
          </table:table-cell>
          <table:table-cell table:number-columns-repeated="2" office:value-type="float" office:value="7498955964">
            <text:p>7498955964</text:p>
          </table:table-cell>
          <table:table-cell office:value-type="float" office:value="4296108">
            <text:p>42961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47504">
            <text:p>3247504</text:p>
          </table:table-cell>
          <table:table-cell office:value-type="float" office:value="16349">
            <text:p>16349</text:p>
          </table:table-cell>
          <table:table-cell office:value-type="float" office:value="2284330">
            <text:p>2284330</text:p>
          </table:table-cell>
          <table:table-cell office:value-type="float" office:value="568237">
            <text:p>568237</text:p>
          </table:table-cell>
          <table:table-cell table:number-columns-repeated="2" office:value-type="float" office:value="0">
            <text:p>0</text:p>
          </table:table-cell>
          <table:table-cell office:value-type="float" office:value="3758096832">
            <text:p>3758096832</text:p>
          </table:table-cell>
          <table:table-cell office:value-type="float" office:value="1922524876">
            <text:p>1922524876</text:p>
          </table:table-cell>
          <table:table-cell table:number-columns-repeated="4" office:value-type="float" office:value="0">
            <text:p>0</text:p>
          </table:table-cell>
          <table:table-cell office:value-type="float" office:value="1923735418">
            <text:p>1923735418</text:p>
          </table:table-cell>
          <table:table-cell office:value-type="float" office:value="0">
            <text:p>0</text:p>
          </table:table-cell>
          <table:table-cell office:value-type="float" office:value="1923735418">
            <text:p>1923735418</text:p>
          </table:table-cell>
          <table:table-cell office:value-type="float" office:value="30061354">
            <text:p>30061354</text:p>
          </table:table-cell>
          <table:table-cell office:value-type="float" office:value="961867709">
            <text:p>961867709</text:p>
          </table:table-cell>
          <table:table-cell office:value-type="float" office:value="0">
            <text:p>0</text:p>
          </table:table-cell>
          <table:table-cell office:value-type="float" office:value="641245139">
            <text:p>641245139</text:p>
          </table:table-cell>
          <table:table-cell office:value-type="float" office:value="0">
            <text:p>0</text:p>
          </table:table-cell>
          <table:table-cell office:value-type="float" office:value="641245140">
            <text:p>641245140</text:p>
          </table:table-cell>
          <table:table-cell office:value-type="float" office:value="960532839">
            <text:p>960532839</text:p>
          </table:table-cell>
          <table:table-cell office:value-type="float" office:value="320622570">
            <text:p>320622570</text:p>
          </table:table-cell>
          <table:table-cell office:value-type="float" office:value="1920799837">
            <text:p>1920799837</text:p>
          </table:table-cell>
          <table:table-cell office:value-type="float" office:value="1282490279">
            <text:p>1282490279</text:p>
          </table:table-cell>
          <table:table-cell office:value-type="float" office:value="1923735418">
            <text:p>1923735418</text:p>
          </table:table-cell>
          <table:table-cell office:value-type="float" office:value="6015441894">
            <text:p>6015441894</text:p>
          </table:table-cell>
          <table:table-cell office:value-type="float" office:value="26862121581">
            <text:p>26862121581</text:p>
          </table:table-cell>
          <table:table-cell office:value-type="float" office:value="1480224608">
            <text:p>1480224608</text:p>
          </table:table-cell>
          <table:table-cell office:value-type="float" office:value="411468505">
            <text:p>41146850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1923987509">
            <text:p>1923987509</text:p>
          </table:table-cell>
          <table:table-cell office:value-type="float" office:value="23199335">
            <text:p>23199335</text:p>
          </table:table-cell>
          <table:table-cell office:value-type="float" office:value="2023316733">
            <text:p>2023316733</text:p>
          </table:table-cell>
          <table:table-cell office:value-type="float" office:value="1301003836">
            <text:p>1301003836</text:p>
          </table:table-cell>
          <table:table-cell office:value-type="float" office:value="2023145727">
            <text:p>2023145727</text:p>
          </table:table-cell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817296">
            <text:p>817296</text:p>
          </table:table-cell>
          <table:table-cell table:number-columns-repeated="10" office:value-type="float" office:value="8033273385">
            <text:p>8033273385</text:p>
          </table:table-cell>
          <table:table-cell office:value-type="float" office:value="8028678552">
            <text:p>8028678552</text:p>
          </table:table-cell>
          <table:table-cell office:value-type="float" office:value="8028679045">
            <text:p>8028679045</text:p>
          </table:table-cell>
          <table:table-cell table:number-columns-repeated="2" office:value-type="float" office:value="8033273385">
            <text:p>8033273385</text:p>
          </table:table-cell>
          <table:table-cell office:value-type="float" office:value="4359900">
            <text:p>4359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53673">
            <text:p>3253673</text:p>
          </table:table-cell>
          <table:table-cell office:value-type="float" office:value="23889">
            <text:p>23889</text:p>
          </table:table-cell>
          <table:table-cell office:value-type="float" office:value="2040289">
            <text:p>2040289</text:p>
          </table:table-cell>
          <table:table-cell office:value-type="float" office:value="501414">
            <text:p>501414</text:p>
          </table:table-cell>
          <table:table-cell table:number-columns-repeated="2" office:value-type="float" office:value="0">
            <text:p>0</text:p>
          </table:table-cell>
          <table:table-cell office:value-type="float" office:value="4026532320">
            <text:p>4026532320</text:p>
          </table:table-cell>
          <table:table-cell office:value-type="float" office:value="2023081168">
            <text:p>2023081168</text:p>
          </table:table-cell>
          <table:table-cell table:number-columns-repeated="4" office:value-type="float" office:value="0">
            <text:p>0</text:p>
          </table:table-cell>
          <table:table-cell office:value-type="float" office:value="2023316733">
            <text:p>2023316733</text:p>
          </table:table-cell>
          <table:table-cell office:value-type="float" office:value="0">
            <text:p>0</text:p>
          </table:table-cell>
          <table:table-cell office:value-type="float" office:value="2023316733">
            <text:p>2023316733</text:p>
          </table:table-cell>
          <table:table-cell office:value-type="float" office:value="31614371">
            <text:p>31614371</text:p>
          </table:table-cell>
          <table:table-cell office:value-type="float" office:value="1011658366">
            <text:p>1011658366</text:p>
          </table:table-cell>
          <table:table-cell office:value-type="float" office:value="0">
            <text:p>0</text:p>
          </table:table-cell>
          <table:table-cell office:value-type="float" office:value="674438911">
            <text:p>674438911</text:p>
          </table:table-cell>
          <table:table-cell office:value-type="float" office:value="0">
            <text:p>0</text:p>
          </table:table-cell>
          <table:table-cell office:value-type="float" office:value="674438911">
            <text:p>674438911</text:p>
          </table:table-cell>
          <table:table-cell office:value-type="float" office:value="0">
            <text:p>0</text:p>
          </table:table-cell>
          <table:table-cell office:value-type="float" office:value="337219456">
            <text:p>337219456</text:p>
          </table:table-cell>
          <table:table-cell office:value-type="float" office:value="2020104609">
            <text:p>2020104609</text:p>
          </table:table-cell>
          <table:table-cell office:value-type="float" office:value="1348877822">
            <text:p>1348877822</text:p>
          </table:table-cell>
          <table:table-cell office:value-type="float" office:value="2023316733">
            <text:p>2023316733</text:p>
          </table:table-cell>
          <table:table-cell office:value-type="float" office:value="6376068114">
            <text:p>6376068114</text:p>
          </table:table-cell>
          <table:table-cell office:value-type="float" office:value="28485321044">
            <text:p>28485321044</text:p>
          </table:table-cell>
          <table:table-cell office:value-type="float" office:value="1600524902">
            <text:p>1600524902</text:p>
          </table:table-cell>
          <table:table-cell office:value-type="float" office:value="434631347">
            <text:p>43463134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2117367202">
            <text:p>2117367202</text:p>
          </table:table-cell>
          <table:table-cell office:value-type="float" office:value="25566257">
            <text:p>25566257</text:p>
          </table:table-cell>
          <table:table-cell office:value-type="float" office:value="2229583704">
            <text:p>2229583704</text:p>
          </table:table-cell>
          <table:table-cell office:value-type="float" office:value="1859491346">
            <text:p>1859491346</text:p>
          </table:table-cell>
          <table:table-cell office:value-type="float" office:value="2229383243">
            <text:p>222938324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175915">
            <text:p>1175915</text:p>
          </table:table-cell>
          <table:table-cell table:number-columns-repeated="10" office:value-type="float" office:value="8573616341">
            <text:p>8573616341</text:p>
          </table:table-cell>
          <table:table-cell office:value-type="float" office:value="8568178669">
            <text:p>8568178669</text:p>
          </table:table-cell>
          <table:table-cell office:value-type="float" office:value="8568177984">
            <text:p>8568177984</text:p>
          </table:table-cell>
          <table:table-cell table:number-columns-repeated="2" office:value-type="float" office:value="8573616341">
            <text:p>8573616341</text:p>
          </table:table-cell>
          <table:table-cell office:value-type="float" office:value="6775267">
            <text:p>67752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678058">
            <text:p>4678058</text:p>
          </table:table-cell>
          <table:table-cell office:value-type="float" office:value="32664">
            <text:p>32664</text:p>
          </table:table-cell>
          <table:table-cell office:value-type="float" office:value="3008876">
            <text:p>3008876</text:p>
          </table:table-cell>
          <table:table-cell office:value-type="float" office:value="732488">
            <text:p>732488</text:p>
          </table:table-cell>
          <table:table-cell table:number-columns-repeated="2"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2228433856">
            <text:p>2228433856</text:p>
          </table:table-cell>
          <table:table-cell table:number-columns-repeated="4" office:value-type="float" office:value="0">
            <text:p>0</text:p>
          </table:table-cell>
          <table:table-cell office:value-type="float" office:value="2229583704">
            <text:p>2229583704</text:p>
          </table:table-cell>
          <table:table-cell office:value-type="float" office:value="0">
            <text:p>0</text:p>
          </table:table-cell>
          <table:table-cell office:value-type="float" office:value="2229583704">
            <text:p>2229583704</text:p>
          </table:table-cell>
          <table:table-cell office:value-type="float" office:value="34837533">
            <text:p>34837533</text:p>
          </table:table-cell>
          <table:table-cell office:value-type="float" office:value="1114791852">
            <text:p>1114791852</text:p>
          </table:table-cell>
          <table:table-cell office:value-type="float" office:value="0">
            <text:p>0</text:p>
          </table:table-cell>
          <table:table-cell office:value-type="float" office:value="743194568">
            <text:p>743194568</text:p>
          </table:table-cell>
          <table:table-cell office:value-type="float" office:value="0">
            <text:p>0</text:p>
          </table:table-cell>
          <table:table-cell office:value-type="float" office:value="743194568">
            <text:p>743194568</text:p>
          </table:table-cell>
          <table:table-cell office:value-type="float" office:value="1112023785">
            <text:p>1112023785</text:p>
          </table:table-cell>
          <table:table-cell office:value-type="float" office:value="371597284">
            <text:p>371597284</text:p>
          </table:table-cell>
          <table:table-cell office:value-type="float" office:value="2223484708">
            <text:p>2223484708</text:p>
          </table:table-cell>
          <table:table-cell office:value-type="float" office:value="1486389136">
            <text:p>1486389136</text:p>
          </table:table-cell>
          <table:table-cell office:value-type="float" office:value="2229583704">
            <text:p>2229583704</text:p>
          </table:table-cell>
          <table:table-cell office:value-type="float" office:value="7005554199">
            <text:p>7005554199</text:p>
          </table:table-cell>
          <table:table-cell office:value-type="float" office:value="31120208739">
            <text:p>31120208739</text:p>
          </table:table-cell>
          <table:table-cell office:value-type="float" office:value="1770111083">
            <text:p>1770111083</text:p>
          </table:table-cell>
          <table:table-cell office:value-type="float" office:value="476104735">
            <text:p>47610473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2213251835">
            <text:p>2213251835</text:p>
          </table:table-cell>
          <table:table-cell office:value-type="float" office:value="26685269">
            <text:p>26685269</text:p>
          </table:table-cell>
          <table:table-cell office:value-type="float" office:value="2328352666">
            <text:p>2328352666</text:p>
          </table:table-cell>
          <table:table-cell office:value-type="float" office:value="2136955384">
            <text:p>2136955384</text:p>
          </table:table-cell>
          <table:table-cell office:value-type="float" office:value="2328130882">
            <text:p>2328130882</text:p>
          </table:table-cell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027954">
            <text:p>1027954</text:p>
          </table:table-cell>
          <table:table-cell table:number-columns-repeated="10" office:value-type="float" office:value="9108938905">
            <text:p>9108938905</text:p>
          </table:table-cell>
          <table:table-cell office:value-type="float" office:value="9103360916">
            <text:p>9103360916</text:p>
          </table:table-cell>
          <table:table-cell office:value-type="float" office:value="9103361680">
            <text:p>9103361680</text:p>
          </table:table-cell>
          <table:table-cell table:number-columns-repeated="2" office:value-type="float" office:value="9108938905">
            <text:p>9108938905</text:p>
          </table:table-cell>
          <table:table-cell office:value-type="float" office:value="6128599">
            <text:p>61285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092603">
            <text:p>4092603</text:p>
          </table:table-cell>
          <table:table-cell office:value-type="float" office:value="25235">
            <text:p>25235</text:p>
          </table:table-cell>
          <table:table-cell office:value-type="float" office:value="2481221">
            <text:p>2481221</text:p>
          </table:table-cell>
          <table:table-cell office:value-type="float" office:value="594670">
            <text:p>594670</text:p>
          </table:table-cell>
          <table:table-cell table:number-columns-repeated="2" office:value-type="float" office:value="0">
            <text:p>0</text:p>
          </table:table-cell>
          <table:table-cell office:value-type="float" office:value="268436000">
            <text:p>268436000</text:p>
          </table:table-cell>
          <table:table-cell table:number-columns-repeated="5" office:value-type="float" office:value="0">
            <text:p>0</text:p>
          </table:table-cell>
          <table:table-cell office:value-type="float" office:value="2328352666">
            <text:p>2328352666</text:p>
          </table:table-cell>
          <table:table-cell office:value-type="float" office:value="0">
            <text:p>0</text:p>
          </table:table-cell>
          <table:table-cell office:value-type="float" office:value="2328352666">
            <text:p>2328352666</text:p>
          </table:table-cell>
          <table:table-cell office:value-type="float" office:value="36380915">
            <text:p>36380915</text:p>
          </table:table-cell>
          <table:table-cell office:value-type="float" office:value="1164176333">
            <text:p>1164176333</text:p>
          </table:table-cell>
          <table:table-cell office:value-type="float" office:value="0">
            <text:p>0</text:p>
          </table:table-cell>
          <table:table-cell office:value-type="float" office:value="776117555">
            <text:p>776117555</text:p>
          </table:table-cell>
          <table:table-cell office:value-type="float" office:value="0">
            <text:p>0</text:p>
          </table:table-cell>
          <table:table-cell office:value-type="float" office:value="776117555">
            <text:p>776117555</text:p>
          </table:table-cell>
          <table:table-cell office:value-type="float" office:value="0">
            <text:p>0</text:p>
          </table:table-cell>
          <table:table-cell office:value-type="float" office:value="388058778">
            <text:p>388058778</text:p>
          </table:table-cell>
          <table:table-cell office:value-type="float" office:value="1163525971">
            <text:p>1163525971</text:p>
          </table:table-cell>
          <table:table-cell office:value-type="float" office:value="1552235111">
            <text:p>1552235111</text:p>
          </table:table-cell>
          <table:table-cell office:value-type="float" office:value="2328352666">
            <text:p>2328352666</text:p>
          </table:table-cell>
          <table:table-cell office:value-type="float" office:value="7253051757">
            <text:p>7253051757</text:p>
          </table:table-cell>
          <table:table-cell office:value-type="float" office:value="32786041259">
            <text:p>32786041259</text:p>
          </table:table-cell>
          <table:table-cell office:value-type="float" office:value="1831726074">
            <text:p>1831726074</text:p>
          </table:table-cell>
          <table:table-cell office:value-type="float" office:value="497558593">
            <text:p>49755859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2308075895">
            <text:p>2308075895</text:p>
          </table:table-cell>
          <table:table-cell office:value-type="float" office:value="27835619">
            <text:p>27835619</text:p>
          </table:table-cell>
          <table:table-cell office:value-type="float" office:value="2428365876">
            <text:p>2428365876</text:p>
          </table:table-cell>
          <table:table-cell office:value-type="float" office:value="2413059479">
            <text:p>2413059479</text:p>
          </table:table-cell>
          <table:table-cell office:value-type="float" office:value="2428124282">
            <text:p>2428124282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1079035">
            <text:p>1079035</text:p>
          </table:table-cell>
          <table:table-cell table:number-columns-repeated="10" office:value-type="float" office:value="9645869400">
            <text:p>9645869400</text:p>
          </table:table-cell>
          <table:table-cell office:value-type="float" office:value="9639174129">
            <text:p>9639174129</text:p>
          </table:table-cell>
          <table:table-cell office:value-type="float" office:value="9639174283">
            <text:p>9639174283</text:p>
          </table:table-cell>
          <table:table-cell table:number-columns-repeated="2" office:value-type="float" office:value="9645869400">
            <text:p>9645869400</text:p>
          </table:table-cell>
          <table:table-cell office:value-type="float" office:value="6387952">
            <text:p>63879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297911">
            <text:p>4297911</text:p>
          </table:table-cell>
          <table:table-cell office:value-type="float" office:value="25142">
            <text:p>25142</text:p>
          </table:table-cell>
          <table:table-cell office:value-type="float" office:value="2378495">
            <text:p>2378495</text:p>
          </table:table-cell>
          <table:table-cell office:value-type="float" office:value="578896">
            <text:p>578896</text:p>
          </table:table-cell>
          <table:table-cell table:number-columns-repeated="2" office:value-type="float" office:value="0">
            <text:p>0</text:p>
          </table:table-cell>
          <table:table-cell office:value-type="float" office:value="536871488">
            <text:p>536871488</text:p>
          </table:table-cell>
          <table:table-cell office:value-type="float" office:value="1211854172">
            <text:p>1211854172</text:p>
          </table:table-cell>
          <table:table-cell table:number-columns-repeated="4" office:value-type="float" office:value="0">
            <text:p>0</text:p>
          </table:table-cell>
          <table:table-cell office:value-type="float" office:value="2428365876">
            <text:p>2428365876</text:p>
          </table:table-cell>
          <table:table-cell office:value-type="float" office:value="0">
            <text:p>0</text:p>
          </table:table-cell>
          <table:table-cell office:value-type="float" office:value="2428365876">
            <text:p>2428365876</text:p>
          </table:table-cell>
          <table:table-cell office:value-type="float" office:value="37943221">
            <text:p>37943221</text:p>
          </table:table-cell>
          <table:table-cell office:value-type="float" office:value="1214182938">
            <text:p>1214182938</text:p>
          </table:table-cell>
          <table:table-cell office:value-type="float" office:value="0">
            <text:p>0</text:p>
          </table:table-cell>
          <table:table-cell office:value-type="float" office:value="809455292">
            <text:p>809455292</text:p>
          </table:table-cell>
          <table:table-cell office:value-type="float" office:value="0">
            <text:p>0</text:p>
          </table:table-cell>
          <table:table-cell office:value-type="float" office:value="809455292">
            <text:p>809455292</text:p>
          </table:table-cell>
          <table:table-cell office:value-type="float" office:value="1211864418">
            <text:p>1211864418</text:p>
          </table:table-cell>
          <table:table-cell office:value-type="float" office:value="404727646">
            <text:p>404727646</text:p>
          </table:table-cell>
          <table:table-cell office:value-type="float" office:value="69988">
            <text:p>69988</text:p>
          </table:table-cell>
          <table:table-cell office:value-type="float" office:value="1618910584">
            <text:p>1618910584</text:p>
          </table:table-cell>
          <table:table-cell office:value-type="float" office:value="2428365876">
            <text:p>2428365876</text:p>
          </table:table-cell>
          <table:table-cell office:value-type="float" office:value="7590667724">
            <text:p>7590667724</text:p>
          </table:table-cell>
          <table:table-cell office:value-type="float" office:value="34281005859">
            <text:p>34281005859</text:p>
          </table:table-cell>
          <table:table-cell office:value-type="float" office:value="1893707274">
            <text:p>1893707274</text:p>
          </table:table-cell>
          <table:table-cell office:value-type="float" office:value="518524169">
            <text:p>51852416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2502328003">
            <text:p>2502328003</text:p>
          </table:table-cell>
          <table:table-cell office:value-type="float" office:value="30167793">
            <text:p>30167793</text:p>
          </table:table-cell>
          <table:table-cell office:value-type="float" office:value="2629644590">
            <text:p>2629644590</text:p>
          </table:table-cell>
          <table:table-cell office:value-type="float" office:value="2980813588">
            <text:p>2980813588</text:p>
          </table:table-cell>
          <table:table-cell office:value-type="float" office:value="2629459293">
            <text:p>2629459293</text:p>
          </table:table-cell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911936">
            <text:p>911936</text:p>
          </table:table-cell>
          <table:table-cell table:number-columns-repeated="10" office:value-type="float" office:value="10178854030">
            <text:p>10178854030</text:p>
          </table:table-cell>
          <table:table-cell office:value-type="float" office:value="10172899007">
            <text:p>10172899007</text:p>
          </table:table-cell>
          <table:table-cell office:value-type="float" office:value="10172898437">
            <text:p>10172898437</text:p>
          </table:table-cell>
          <table:table-cell table:number-columns-repeated="2" office:value-type="float" office:value="10178854030">
            <text:p>10178854030</text:p>
          </table:table-cell>
          <table:table-cell office:value-type="float" office:value="4683321">
            <text:p>46833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627548">
            <text:p>3627548</text:p>
          </table:table-cell>
          <table:table-cell office:value-type="float" office:value="23880">
            <text:p>23880</text:p>
          </table:table-cell>
          <table:table-cell office:value-type="float" office:value="2306423">
            <text:p>2306423</text:p>
          </table:table-cell>
          <table:table-cell office:value-type="float" office:value="570211">
            <text:p>570211</text:p>
          </table:table-cell>
          <table:table-cell table:number-columns-repeated="2" office:value-type="float" office:value="0">
            <text:p>0</text:p>
          </table:table-cell>
          <table:table-cell office:value-type="float" office:value="805306976">
            <text:p>805306976</text:p>
          </table:table-cell>
          <table:table-cell office:value-type="float" office:value="2626820164">
            <text:p>2626820164</text:p>
          </table:table-cell>
          <table:table-cell table:number-columns-repeated="4" office:value-type="float" office:value="0">
            <text:p>0</text:p>
          </table:table-cell>
          <table:table-cell office:value-type="float" office:value="2629644590">
            <text:p>2629644590</text:p>
          </table:table-cell>
          <table:table-cell office:value-type="float" office:value="0">
            <text:p>0</text:p>
          </table:table-cell>
          <table:table-cell office:value-type="float" office:value="2629644590">
            <text:p>2629644590</text:p>
          </table:table-cell>
          <table:table-cell office:value-type="float" office:value="41089869">
            <text:p>41089869</text:p>
          </table:table-cell>
          <table:table-cell office:value-type="float" office:value="1314822295">
            <text:p>1314822295</text:p>
          </table:table-cell>
          <table:table-cell office:value-type="float" office:value="0">
            <text:p>0</text:p>
          </table:table-cell>
          <table:table-cell office:value-type="float" office:value="876548197">
            <text:p>876548197</text:p>
          </table:table-cell>
          <table:table-cell office:value-type="float" office:value="0">
            <text:p>0</text:p>
          </table:table-cell>
          <table:table-cell office:value-type="float" office:value="876548197">
            <text:p>876548197</text:p>
          </table:table-cell>
          <table:table-cell office:value-type="float" office:value="2625242564">
            <text:p>2625242564</text:p>
          </table:table-cell>
          <table:table-cell office:value-type="float" office:value="438274099">
            <text:p>438274099</text:p>
          </table:table-cell>
          <table:table-cell office:value-type="float" office:value="258610">
            <text:p>258610</text:p>
          </table:table-cell>
          <table:table-cell office:value-type="float" office:value="1753096393">
            <text:p>1753096393</text:p>
          </table:table-cell>
          <table:table-cell office:value-type="float" office:value="2629644590">
            <text:p>2629644590</text:p>
          </table:table-cell>
          <table:table-cell office:value-type="float" office:value="8264099120">
            <text:p>8264099120</text:p>
          </table:table-cell>
          <table:table-cell office:value-type="float" office:value="36976928710">
            <text:p>36976928710</text:p>
          </table:table-cell>
          <table:table-cell office:value-type="float" office:value="2065887450">
            <text:p>2065887450</text:p>
          </table:table-cell>
          <table:table-cell office:value-type="float" office:value="563110351">
            <text:p>5631103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2598667176">
            <text:p>2598667176</text:p>
          </table:table-cell>
          <table:table-cell office:value-type="float" office:value="31331106">
            <text:p>31331106</text:p>
          </table:table-cell>
          <table:table-cell office:value-type="float" office:value="2731978597">
            <text:p>2731978597</text:p>
          </table:table-cell>
          <table:table-cell office:value-type="float" office:value="3255809601">
            <text:p>3255809601</text:p>
          </table:table-cell>
          <table:table-cell office:value-type="float" office:value="2731779706">
            <text:p>2731779706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1111034">
            <text:p>1111034</text:p>
          </table:table-cell>
          <table:table-cell table:number-columns-repeated="10" office:value-type="float" office:value="10713737336">
            <text:p>10713737336</text:p>
          </table:table-cell>
          <table:table-cell office:value-type="float" office:value="10707240321">
            <text:p>10707240321</text:p>
          </table:table-cell>
          <table:table-cell office:value-type="float" office:value="10707240758">
            <text:p>10707240758</text:p>
          </table:table-cell>
          <table:table-cell table:number-columns-repeated="2" office:value-type="float" office:value="10713737336">
            <text:p>10713737336</text:p>
          </table:table-cell>
          <table:table-cell office:value-type="float" office:value="6515741">
            <text:p>65157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418532">
            <text:p>4418532</text:p>
          </table:table-cell>
          <table:table-cell office:value-type="float" office:value="32624">
            <text:p>32624</text:p>
          </table:table-cell>
          <table:table-cell office:value-type="float" office:value="2492450">
            <text:p>2492450</text:p>
          </table:table-cell>
          <table:table-cell office:value-type="float" office:value="597809">
            <text:p>597809</text:p>
          </table:table-cell>
          <table:table-cell table:number-columns-repeated="2" office:value-type="float" office:value="0">
            <text:p>0</text:p>
          </table:table-cell>
          <table:table-cell office:value-type="float" office:value="1073742464">
            <text:p>1073742464</text:p>
          </table:table-cell>
          <table:table-cell office:value-type="float" office:value="2731283084">
            <text:p>2731283084</text:p>
          </table:table-cell>
          <table:table-cell table:number-columns-repeated="4" office:value-type="float" office:value="0">
            <text:p>0</text:p>
          </table:table-cell>
          <table:table-cell office:value-type="float" office:value="2731978597">
            <text:p>2731978597</text:p>
          </table:table-cell>
          <table:table-cell office:value-type="float" office:value="0">
            <text:p>0</text:p>
          </table:table-cell>
          <table:table-cell office:value-type="float" office:value="2731978597">
            <text:p>2731978597</text:p>
          </table:table-cell>
          <table:table-cell office:value-type="float" office:value="42688262">
            <text:p>42688262</text:p>
          </table:table-cell>
          <table:table-cell office:value-type="float" office:value="1365989298">
            <text:p>1365989298</text:p>
          </table:table-cell>
          <table:table-cell office:value-type="float" office:value="0">
            <text:p>0</text:p>
          </table:table-cell>
          <table:table-cell office:value-type="float" office:value="910659532">
            <text:p>910659532</text:p>
          </table:table-cell>
          <table:table-cell office:value-type="float" office:value="0">
            <text:p>0</text:p>
          </table:table-cell>
          <table:table-cell office:value-type="float" office:value="910659533">
            <text:p>910659533</text:p>
          </table:table-cell>
          <table:table-cell office:value-type="float" office:value="1363138653">
            <text:p>1363138653</text:p>
          </table:table-cell>
          <table:table-cell office:value-type="float" office:value="455329767">
            <text:p>455329767</text:p>
          </table:table-cell>
          <table:table-cell office:value-type="float" office:value="137907">
            <text:p>137907</text:p>
          </table:table-cell>
          <table:table-cell office:value-type="float" office:value="1821319065">
            <text:p>1821319065</text:p>
          </table:table-cell>
          <table:table-cell office:value-type="float" office:value="2731978597">
            <text:p>2731978597</text:p>
          </table:table-cell>
          <table:table-cell office:value-type="float" office:value="8536499023">
            <text:p>8536499023</text:p>
          </table:table-cell>
          <table:table-cell office:value-type="float" office:value="38534576415">
            <text:p>38534576415</text:p>
          </table:table-cell>
          <table:table-cell office:value-type="float" office:value="2119384765">
            <text:p>2119384765</text:p>
          </table:table-cell>
          <table:table-cell office:value-type="float" office:value="582153320">
            <text:p>58215332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3200266306">
            <text:p>3200266306</text:p>
          </table:table-cell>
          <table:table-cell office:value-type="float" office:value="38524195">
            <text:p>38524195</text:p>
          </table:table-cell>
          <table:table-cell office:value-type="float" office:value="3359639120">
            <text:p>3359639120</text:p>
          </table:table-cell>
          <table:table-cell office:value-type="float" office:value="705343117">
            <text:p>705343117</text:p>
          </table:table-cell>
          <table:table-cell office:value-type="float" office:value="3359433884">
            <text:p>3359433884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949307">
            <text:p>949307</text:p>
          </table:table-cell>
          <table:table-cell table:number-columns-repeated="10" office:value-type="float" office:value="11580832026">
            <text:p>11580832026</text:p>
          </table:table-cell>
          <table:table-cell office:value-type="float" office:value="11574313961">
            <text:p>11574313961</text:p>
          </table:table-cell>
          <table:table-cell office:value-type="float" office:value="11574313978">
            <text:p>11574313978</text:p>
          </table:table-cell>
          <table:table-cell table:number-columns-repeated="2" office:value-type="float" office:value="11580832026">
            <text:p>11580832026</text:p>
          </table:table-cell>
          <table:table-cell office:value-type="float" office:value="5869042">
            <text:p>58690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779001">
            <text:p>3779001</text:p>
          </table:table-cell>
          <table:table-cell office:value-type="float" office:value="25218">
            <text:p>25218</text:p>
          </table:table-cell>
          <table:table-cell office:value-type="float" office:value="1788349">
            <text:p>1788349</text:p>
          </table:table-cell>
          <table:table-cell office:value-type="float" office:value="437239">
            <text:p>437239</text:p>
          </table:table-cell>
          <table:table-cell table:number-columns-repeated="2" office:value-type="float" office:value="0">
            <text:p>0</text:p>
          </table:table-cell>
          <table:table-cell office:value-type="float" office:value="1342177952">
            <text:p>1342177952</text:p>
          </table:table-cell>
          <table:table-cell office:value-type="float" office:value="3359478556">
            <text:p>3359478556</text:p>
          </table:table-cell>
          <table:table-cell table:number-columns-repeated="4" office:value-type="float" office:value="0">
            <text:p>0</text:p>
          </table:table-cell>
          <table:table-cell office:value-type="float" office:value="3359639120">
            <text:p>3359639120</text:p>
          </table:table-cell>
          <table:table-cell office:value-type="float" office:value="0">
            <text:p>0</text:p>
          </table:table-cell>
          <table:table-cell office:value-type="float" office:value="3359639120">
            <text:p>3359639120</text:p>
          </table:table-cell>
          <table:table-cell office:value-type="float" office:value="52494736">
            <text:p>52494736</text:p>
          </table:table-cell>
          <table:table-cell office:value-type="float" office:value="1679819560">
            <text:p>1679819560</text:p>
          </table:table-cell>
          <table:table-cell office:value-type="float" office:value="0">
            <text:p>0</text:p>
          </table:table-cell>
          <table:table-cell office:value-type="float" office:value="1119879706">
            <text:p>1119879706</text:p>
          </table:table-cell>
          <table:table-cell office:value-type="float" office:value="0">
            <text:p>0</text:p>
          </table:table-cell>
          <table:table-cell office:value-type="float" office:value="1119879707">
            <text:p>1119879707</text:p>
          </table:table-cell>
          <table:table-cell office:value-type="float" office:value="0">
            <text:p>0</text:p>
          </table:table-cell>
          <table:table-cell office:value-type="float" office:value="559939853">
            <text:p>559939853</text:p>
          </table:table-cell>
          <table:table-cell office:value-type="float" office:value="616119">
            <text:p>616119</text:p>
          </table:table-cell>
          <table:table-cell office:value-type="float" office:value="2239759413">
            <text:p>2239759413</text:p>
          </table:table-cell>
          <table:table-cell office:value-type="float" office:value="3359639120">
            <text:p>3359639120</text:p>
          </table:table-cell>
          <table:table-cell office:value-type="float" office:value="10078094482">
            <text:p>10078094482</text:p>
          </table:table-cell>
          <table:table-cell office:value-type="float" office:value="44749420165">
            <text:p>44749420165</text:p>
          </table:table-cell>
          <table:table-cell office:value-type="float" office:value="2609344482">
            <text:p>2609344482</text:p>
          </table:table-cell>
          <table:table-cell office:value-type="float" office:value="715057372">
            <text:p>71505737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3199935003">
            <text:p>3199935003</text:p>
          </table:table-cell>
          <table:table-cell office:value-type="float" office:value="38530417">
            <text:p>38530417</text:p>
          </table:table-cell>
          <table:table-cell office:value-type="float" office:value="3359923600">
            <text:p>3359923600</text:p>
          </table:table-cell>
          <table:table-cell office:value-type="float" office:value="709823127">
            <text:p>709823127</text:p>
          </table:table-cell>
          <table:table-cell office:value-type="float" office:value="3359762018">
            <text:p>3359762018</text:p>
          </table:table-cell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955489">
            <text:p>955489</text:p>
          </table:table-cell>
          <table:table-cell table:number-columns-repeated="10" office:value-type="float" office:value="11850822465">
            <text:p>11850822465</text:p>
          </table:table-cell>
          <table:table-cell office:value-type="float" office:value="11845173599">
            <text:p>11845173599</text:p>
          </table:table-cell>
          <table:table-cell office:value-type="float" office:value="11845173442">
            <text:p>11845173442</text:p>
          </table:table-cell>
          <table:table-cell table:number-columns-repeated="2" office:value-type="float" office:value="11850822465">
            <text:p>11850822465</text:p>
          </table:table-cell>
          <table:table-cell office:value-type="float" office:value="5901977">
            <text:p>59019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799018">
            <text:p>3799018</text:p>
          </table:table-cell>
          <table:table-cell office:value-type="float" office:value="25230">
            <text:p>25230</text:p>
          </table:table-cell>
          <table:table-cell office:value-type="float" office:value="1804070">
            <text:p>1804070</text:p>
          </table:table-cell>
          <table:table-cell office:value-type="float" office:value="438758">
            <text:p>438758</text:p>
          </table:table-cell>
          <table:table-cell table:number-columns-repeated="2" office:value-type="float" office:value="0">
            <text:p>0</text:p>
          </table:table-cell>
          <table:table-cell office:value-type="float" office:value="1610613440">
            <text:p>1610613440</text:p>
          </table:table-cell>
          <table:table-cell office:value-type="float" office:value="1671380612">
            <text:p>1671380612</text:p>
          </table:table-cell>
          <table:table-cell table:number-columns-repeated="4" office:value-type="float" office:value="0">
            <text:p>0</text:p>
          </table:table-cell>
          <table:table-cell office:value-type="float" office:value="3359923600">
            <text:p>3359923600</text:p>
          </table:table-cell>
          <table:table-cell office:value-type="float" office:value="0">
            <text:p>0</text:p>
          </table:table-cell>
          <table:table-cell office:value-type="float" office:value="3359923600">
            <text:p>3359923600</text:p>
          </table:table-cell>
          <table:table-cell office:value-type="float" office:value="52511012">
            <text:p>52511012</text:p>
          </table:table-cell>
          <table:table-cell office:value-type="float" office:value="1679961800">
            <text:p>1679961800</text:p>
          </table:table-cell>
          <table:table-cell office:value-type="float" office:value="0">
            <text:p>0</text:p>
          </table:table-cell>
          <table:table-cell office:value-type="float" office:value="1119974533">
            <text:p>1119974533</text:p>
          </table:table-cell>
          <table:table-cell office:value-type="float" office:value="0">
            <text:p>0</text:p>
          </table:table-cell>
          <table:table-cell office:value-type="float" office:value="1119974533">
            <text:p>1119974533</text:p>
          </table:table-cell>
          <table:table-cell office:value-type="float" office:value="0">
            <text:p>0</text:p>
          </table:table-cell>
          <table:table-cell office:value-type="float" office:value="559987266">
            <text:p>559987266</text:p>
          </table:table-cell>
          <table:table-cell office:value-type="float" office:value="398432">
            <text:p>398432</text:p>
          </table:table-cell>
          <table:table-cell office:value-type="float" office:value="2239949067">
            <text:p>2239949067</text:p>
          </table:table-cell>
          <table:table-cell office:value-type="float" office:value="3359923600">
            <text:p>3359923600</text:p>
          </table:table-cell>
          <table:table-cell office:value-type="float" office:value="10245574951">
            <text:p>10245574951</text:p>
          </table:table-cell>
          <table:table-cell office:value-type="float" office:value="45643218993">
            <text:p>45643218993</text:p>
          </table:table-cell>
          <table:table-cell office:value-type="float" office:value="2776916503">
            <text:p>2776916503</text:p>
          </table:table-cell>
          <table:table-cell office:value-type="float" office:value="717346191">
            <text:p>71734619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3175978447">
            <text:p>3175978447</text:p>
          </table:table-cell>
          <table:table-cell office:value-type="float" office:value="38265127">
            <text:p>38265127</text:p>
          </table:table-cell>
          <table:table-cell office:value-type="float" office:value="3336553175">
            <text:p>3336553175</text:p>
          </table:table-cell>
          <table:table-cell office:value-type="float" office:value="641888392">
            <text:p>641888392</text:p>
          </table:table-cell>
          <table:table-cell office:value-type="float" office:value="3336361623">
            <text:p>3336361623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110993">
            <text:p>1110993</text:p>
          </table:table-cell>
          <table:table-cell table:number-columns-repeated="10" office:value-type="float" office:value="12387230048">
            <text:p>12387230048</text:p>
          </table:table-cell>
          <table:table-cell office:value-type="float" office:value="12380356701">
            <text:p>12380356701</text:p>
          </table:table-cell>
          <table:table-cell office:value-type="float" office:value="12380356917">
            <text:p>12380356917</text:p>
          </table:table-cell>
          <table:table-cell table:number-columns-repeated="2" office:value-type="float" office:value="12387230048">
            <text:p>12387230048</text:p>
          </table:table-cell>
          <table:table-cell office:value-type="float" office:value="6515574">
            <text:p>65155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418365">
            <text:p>4418365</text:p>
          </table:table-cell>
          <table:table-cell office:value-type="float" office:value="32531">
            <text:p>32531</text:p>
          </table:table-cell>
          <table:table-cell office:value-type="float" office:value="2491615">
            <text:p>2491615</text:p>
          </table:table-cell>
          <table:table-cell office:value-type="float" office:value="597585">
            <text:p>597585</text:p>
          </table:table-cell>
          <table:table-cell table:number-columns-repeated="2" office:value-type="float" office:value="0">
            <text:p>0</text:p>
          </table:table-cell>
          <table:table-cell office:value-type="float" office:value="1879048928">
            <text:p>1879048928</text:p>
          </table:table-cell>
          <table:table-cell office:value-type="float" office:value="3321765148">
            <text:p>3321765148</text:p>
          </table:table-cell>
          <table:table-cell table:number-columns-repeated="4" office:value-type="float" office:value="0">
            <text:p>0</text:p>
          </table:table-cell>
          <table:table-cell office:value-type="float" office:value="3336553175">
            <text:p>3336553175</text:p>
          </table:table-cell>
          <table:table-cell office:value-type="float" office:value="0">
            <text:p>0</text:p>
          </table:table-cell>
          <table:table-cell office:value-type="float" office:value="3336553175">
            <text:p>3336553175</text:p>
          </table:table-cell>
          <table:table-cell office:value-type="float" office:value="52151384">
            <text:p>52151384</text:p>
          </table:table-cell>
          <table:table-cell office:value-type="float" office:value="1668276588">
            <text:p>1668276588</text:p>
          </table:table-cell>
          <table:table-cell office:value-type="float" office:value="0">
            <text:p>0</text:p>
          </table:table-cell>
          <table:table-cell office:value-type="float" office:value="1112184391">
            <text:p>1112184391</text:p>
          </table:table-cell>
          <table:table-cell office:value-type="float" office:value="0">
            <text:p>0</text:p>
          </table:table-cell>
          <table:table-cell office:value-type="float" office:value="1112184391">
            <text:p>1112184391</text:p>
          </table:table-cell>
          <table:table-cell office:value-type="float" office:value="0">
            <text:p>0</text:p>
          </table:table-cell>
          <table:table-cell office:value-type="float" office:value="556092196">
            <text:p>556092196</text:p>
          </table:table-cell>
          <table:table-cell office:value-type="float" office:value="567590">
            <text:p>567590</text:p>
          </table:table-cell>
          <table:table-cell office:value-type="float" office:value="2224368783">
            <text:p>2224368783</text:p>
          </table:table-cell>
          <table:table-cell office:value-type="float" office:value="3336553175">
            <text:p>3336553175</text:p>
          </table:table-cell>
          <table:table-cell office:value-type="float" office:value="10374816894">
            <text:p>10374816894</text:p>
          </table:table-cell>
          <table:table-cell office:value-type="float" office:value="46293884277">
            <text:p>46293884277</text:p>
          </table:table-cell>
          <table:table-cell office:value-type="float" office:value="2879669189">
            <text:p>2879669189</text:p>
          </table:table-cell>
          <table:table-cell office:value-type="float" office:value="713378905">
            <text:p>71337890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3202788739">
            <text:p>3202788739</text:p>
          </table:table-cell>
          <table:table-cell office:value-type="float" office:value="38575793">
            <text:p>38575793</text:p>
          </table:table-cell>
          <table:table-cell office:value-type="float" office:value="3363754117">
            <text:p>3363754117</text:p>
          </table:table-cell>
          <table:table-cell office:value-type="float" office:value="717055869">
            <text:p>717055869</text:p>
          </table:table-cell>
          <table:table-cell office:value-type="float" office:value="3363550366">
            <text:p>3363550366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079058">
            <text:p>1079058</text:p>
          </table:table-cell>
          <table:table-cell table:number-columns-repeated="10" office:value-type="float" office:value="12855107664">
            <text:p>12855107664</text:p>
          </table:table-cell>
          <table:table-cell office:value-type="float" office:value="12847828148">
            <text:p>12847828148</text:p>
          </table:table-cell>
          <table:table-cell office:value-type="float" office:value="12847828399">
            <text:p>12847828399</text:p>
          </table:table-cell>
          <table:table-cell table:number-columns-repeated="2" office:value-type="float" office:value="12855107664">
            <text:p>12855107664</text:p>
          </table:table-cell>
          <table:table-cell office:value-type="float" office:value="6388045">
            <text:p>63880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298004">
            <text:p>4298004</text:p>
          </table:table-cell>
          <table:table-cell office:value-type="float" office:value="25230">
            <text:p>25230</text:p>
          </table:table-cell>
          <table:table-cell office:value-type="float" office:value="2058729">
            <text:p>2058729</text:p>
          </table:table-cell>
          <table:table-cell office:value-type="float" office:value="505747">
            <text:p>505747</text:p>
          </table:table-cell>
          <table:table-cell table:number-columns-repeated="2" office:value-type="float" office:value="0">
            <text:p>0</text:p>
          </table:table-cell>
          <table:table-cell office:value-type="float" office:value="2147484416">
            <text:p>2147484416</text:p>
          </table:table-cell>
          <table:table-cell office:value-type="float" office:value="1676561328">
            <text:p>1676561328</text:p>
          </table:table-cell>
          <table:table-cell table:number-columns-repeated="4" office:value-type="float" office:value="0">
            <text:p>0</text:p>
          </table:table-cell>
          <table:table-cell office:value-type="float" office:value="3363754117">
            <text:p>3363754117</text:p>
          </table:table-cell>
          <table:table-cell office:value-type="float" office:value="0">
            <text:p>0</text:p>
          </table:table-cell>
          <table:table-cell office:value-type="float" office:value="3363754117">
            <text:p>3363754117</text:p>
          </table:table-cell>
          <table:table-cell office:value-type="float" office:value="52564947">
            <text:p>52564947</text:p>
          </table:table-cell>
          <table:table-cell office:value-type="float" office:value="1681877058">
            <text:p>1681877058</text:p>
          </table:table-cell>
          <table:table-cell office:value-type="float" office:value="0">
            <text:p>0</text:p>
          </table:table-cell>
          <table:table-cell office:value-type="float" office:value="1121251372">
            <text:p>1121251372</text:p>
          </table:table-cell>
          <table:table-cell office:value-type="float" office:value="0">
            <text:p>0</text:p>
          </table:table-cell>
          <table:table-cell office:value-type="float" office:value="1121251372">
            <text:p>1121251372</text:p>
          </table:table-cell>
          <table:table-cell office:value-type="float" office:value="3360509310">
            <text:p>3360509310</text:p>
          </table:table-cell>
          <table:table-cell office:value-type="float" office:value="560625685">
            <text:p>560625685</text:p>
          </table:table-cell>
          <table:table-cell office:value-type="float" office:value="343259">
            <text:p>343259</text:p>
          </table:table-cell>
          <table:table-cell office:value-type="float" office:value="2242502745">
            <text:p>2242502745</text:p>
          </table:table-cell>
          <table:table-cell office:value-type="float" office:value="3363754117">
            <text:p>3363754117</text:p>
          </table:table-cell>
          <table:table-cell office:value-type="float" office:value="10532745361">
            <text:p>10532745361</text:p>
          </table:table-cell>
          <table:table-cell office:value-type="float" office:value="47204437255">
            <text:p>47204437255</text:p>
          </table:table-cell>
          <table:table-cell office:value-type="float" office:value="2639465331">
            <text:p>2639465331</text:p>
          </table:table-cell>
          <table:table-cell office:value-type="float" office:value="717224120">
            <text:p>71722412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3277214448">
            <text:p>3277214448</text:p>
          </table:table-cell>
          <table:table-cell office:value-type="float" office:value="39469349">
            <text:p>39469349</text:p>
          </table:table-cell>
          <table:table-cell office:value-type="float" office:value="3442119844">
            <text:p>3442119844</text:p>
          </table:table-cell>
          <table:table-cell office:value-type="float" office:value="929859814">
            <text:p>929859814</text:p>
          </table:table-cell>
          <table:table-cell office:value-type="float" office:value="3441922046">
            <text:p>3441922046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095062">
            <text:p>1095062</text:p>
          </table:table-cell>
          <table:table-cell table:number-columns-repeated="10" office:value-type="float" office:value="13391735692">
            <text:p>13391735692</text:p>
          </table:table-cell>
          <table:table-cell office:value-type="float" office:value="13385139409">
            <text:p>13385139409</text:p>
          </table:table-cell>
          <table:table-cell office:value-type="float" office:value="13385139650">
            <text:p>13385139650</text:p>
          </table:table-cell>
          <table:table-cell table:number-columns-repeated="2" office:value-type="float" office:value="13391735692">
            <text:p>13391735692</text:p>
          </table:table-cell>
          <table:table-cell office:value-type="float" office:value="6451962">
            <text:p>64519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358337">
            <text:p>4358337</text:p>
          </table:table-cell>
          <table:table-cell office:value-type="float" office:value="28991">
            <text:p>28991</text:p>
          </table:table-cell>
          <table:table-cell office:value-type="float" office:value="2400059">
            <text:p>2400059</text:p>
          </table:table-cell>
          <table:table-cell office:value-type="float" office:value="584597">
            <text:p>584597</text:p>
          </table:table-cell>
          <table:table-cell table:number-columns-repeated="2" office:value-type="float" office:value="0">
            <text:p>0</text:p>
          </table:table-cell>
          <table:table-cell office:value-type="float" office:value="2415919904">
            <text:p>2415919904</text:p>
          </table:table-cell>
          <table:table-cell office:value-type="float" office:value="1718373732">
            <text:p>1718373732</text:p>
          </table:table-cell>
          <table:table-cell table:number-columns-repeated="4" office:value-type="float" office:value="0">
            <text:p>0</text:p>
          </table:table-cell>
          <table:table-cell office:value-type="float" office:value="3442119844">
            <text:p>3442119844</text:p>
          </table:table-cell>
          <table:table-cell office:value-type="float" office:value="0">
            <text:p>0</text:p>
          </table:table-cell>
          <table:table-cell office:value-type="float" office:value="3442119844">
            <text:p>3442119844</text:p>
          </table:table-cell>
          <table:table-cell office:value-type="float" office:value="53799287">
            <text:p>53799287</text:p>
          </table:table-cell>
          <table:table-cell office:value-type="float" office:value="1721059922">
            <text:p>1721059922</text:p>
          </table:table-cell>
          <table:table-cell office:value-type="float" office:value="0">
            <text:p>0</text:p>
          </table:table-cell>
          <table:table-cell office:value-type="float" office:value="1147373281">
            <text:p>1147373281</text:p>
          </table:table-cell>
          <table:table-cell office:value-type="float" office:value="0">
            <text:p>0</text:p>
          </table:table-cell>
          <table:table-cell office:value-type="float" office:value="1147373281">
            <text:p>1147373281</text:p>
          </table:table-cell>
          <table:table-cell office:value-type="float" office:value="1718646392">
            <text:p>1718646392</text:p>
          </table:table-cell>
          <table:table-cell office:value-type="float" office:value="573686640">
            <text:p>573686640</text:p>
          </table:table-cell>
          <table:table-cell office:value-type="float" office:value="497296">
            <text:p>497296</text:p>
          </table:table-cell>
          <table:table-cell office:value-type="float" office:value="2294746563">
            <text:p>2294746563</text:p>
          </table:table-cell>
          <table:table-cell office:value-type="float" office:value="3442119844">
            <text:p>3442119844</text:p>
          </table:table-cell>
          <table:table-cell office:value-type="float" office:value="10932159423">
            <text:p>10932159423</text:p>
          </table:table-cell>
          <table:table-cell office:value-type="float" office:value="48816802978">
            <text:p>48816802978</text:p>
          </table:table-cell>
          <table:table-cell office:value-type="float" office:value="3113677978">
            <text:p>3113677978</text:p>
          </table:table-cell>
          <table:table-cell office:value-type="float" office:value="732910156">
            <text:p>73291015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3737988794">
            <text:p>3737988794</text:p>
          </table:table-cell>
          <table:table-cell office:value-type="float" office:value="44986383">
            <text:p>44986383</text:p>
          </table:table-cell>
          <table:table-cell office:value-type="float" office:value="3922546617">
            <text:p>3922546617</text:p>
          </table:table-cell>
          <table:table-cell office:value-type="float" office:value="2268229837">
            <text:p>2268229837</text:p>
          </table:table-cell>
          <table:table-cell office:value-type="float" office:value="3922363565">
            <text:p>3922363565</text:p>
          </table:table-cell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951561">
            <text:p>951561</text:p>
          </table:table-cell>
          <table:table-cell table:number-columns-repeated="10" office:value-type="float" office:value="14147500975">
            <text:p>14147500975</text:p>
          </table:table-cell>
          <table:table-cell office:value-type="float" office:value="14140551159">
            <text:p>14140551159</text:p>
          </table:table-cell>
          <table:table-cell office:value-type="float" office:value="14140550973">
            <text:p>14140550973</text:p>
          </table:table-cell>
          <table:table-cell table:number-columns-repeated="2" office:value-type="float" office:value="14147500975">
            <text:p>14147500975</text:p>
          </table:table-cell>
          <table:table-cell office:value-type="float" office:value="5877924">
            <text:p>58779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787883">
            <text:p>3787883</text:p>
          </table:table-cell>
          <table:table-cell office:value-type="float" office:value="25218">
            <text:p>25218</text:p>
          </table:table-cell>
          <table:table-cell office:value-type="float" office:value="1797215">
            <text:p>1797215</text:p>
          </table:table-cell>
          <table:table-cell office:value-type="float" office:value="438753">
            <text:p>438753</text:p>
          </table:table-cell>
          <table:table-cell table:number-columns-repeated="2" office:value-type="float" office:value="0">
            <text:p>0</text:p>
          </table:table-cell>
          <table:table-cell office:value-type="float" office:value="2684355392">
            <text:p>2684355392</text:p>
          </table:table-cell>
          <table:table-cell table:number-columns-repeated="5" office:value-type="float" office:value="0">
            <text:p>0</text:p>
          </table:table-cell>
          <table:table-cell office:value-type="float" office:value="3922546617">
            <text:p>3922546617</text:p>
          </table:table-cell>
          <table:table-cell office:value-type="float" office:value="0">
            <text:p>0</text:p>
          </table:table-cell>
          <table:table-cell office:value-type="float" office:value="3922546617">
            <text:p>3922546617</text:p>
          </table:table-cell>
          <table:table-cell office:value-type="float" office:value="61290353">
            <text:p>61290353</text:p>
          </table:table-cell>
          <table:table-cell office:value-type="float" office:value="1961273308">
            <text:p>1961273308</text:p>
          </table:table-cell>
          <table:table-cell office:value-type="float" office:value="0">
            <text:p>0</text:p>
          </table:table-cell>
          <table:table-cell office:value-type="float" office:value="1307515539">
            <text:p>1307515539</text:p>
          </table:table-cell>
          <table:table-cell office:value-type="float" office:value="0">
            <text:p>0</text:p>
          </table:table-cell>
          <table:table-cell office:value-type="float" office:value="1307515539">
            <text:p>1307515539</text:p>
          </table:table-cell>
          <table:table-cell office:value-type="float" office:value="3922282928">
            <text:p>3922282928</text:p>
          </table:table-cell>
          <table:table-cell office:value-type="float" office:value="653757769">
            <text:p>653757769</text:p>
          </table:table-cell>
          <table:table-cell office:value-type="float" office:value="407400">
            <text:p>407400</text:p>
          </table:table-cell>
          <table:table-cell office:value-type="float" office:value="2615031078">
            <text:p>2615031078</text:p>
          </table:table-cell>
          <table:table-cell office:value-type="float" office:value="3922546617">
            <text:p>3922546617</text:p>
          </table:table-cell>
          <table:table-cell office:value-type="float" office:value="11973663329">
            <text:p>11973663329</text:p>
          </table:table-cell>
          <table:table-cell office:value-type="float" office:value="53060852050">
            <text:p>53060852050</text:p>
          </table:table-cell>
          <table:table-cell office:value-type="float" office:value="3151550292">
            <text:p>3151550292</text:p>
          </table:table-cell>
          <table:table-cell office:value-type="float" office:value="835510253">
            <text:p>83551025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4227339178">
            <text:p>4227339178</text:p>
          </table:table-cell>
          <table:table-cell office:value-type="float" office:value="50875654">
            <text:p>50875654</text:p>
          </table:table-cell>
          <table:table-cell office:value-type="float" office:value="169234099">
            <text:p>169234099</text:p>
          </table:table-cell>
          <table:table-cell office:value-type="float" office:value="3694545426">
            <text:p>3694545426</text:p>
          </table:table-cell>
          <table:table-cell office:value-type="float" office:value="4432871286">
            <text:p>4432871286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949307">
            <text:p>949307</text:p>
          </table:table-cell>
          <table:table-cell table:number-columns-repeated="10" office:value-type="float" office:value="14862614211">
            <text:p>14862614211</text:p>
          </table:table-cell>
          <table:table-cell office:value-type="float" office:value="14856085214">
            <text:p>14856085214</text:p>
          </table:table-cell>
          <table:table-cell office:value-type="float" office:value="14856085004">
            <text:p>14856085004</text:p>
          </table:table-cell>
          <table:table-cell table:number-columns-repeated="2" office:value-type="float" office:value="14862614211">
            <text:p>14862614211</text:p>
          </table:table-cell>
          <table:table-cell office:value-type="float" office:value="5869054">
            <text:p>58690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779013">
            <text:p>3779013</text:p>
          </table:table-cell>
          <table:table-cell office:value-type="float" office:value="25197">
            <text:p>25197</text:p>
          </table:table-cell>
          <table:table-cell office:value-type="float" office:value="1788503">
            <text:p>1788503</text:p>
          </table:table-cell>
          <table:table-cell office:value-type="float" office:value="437345">
            <text:p>437345</text:p>
          </table:table-cell>
          <table:table-cell table:number-columns-repeated="2" office:value-type="float" office:value="0">
            <text:p>0</text:p>
          </table:table-cell>
          <table:table-cell office:value-type="float" office:value="2952790880">
            <text:p>2952790880</text:p>
          </table:table-cell>
          <table:table-cell office:value-type="float" office:value="61799324">
            <text:p>61799324</text:p>
          </table:table-cell>
          <table:table-cell table:number-columns-repeated="4" office:value-type="float" office:value="0">
            <text:p>0</text:p>
          </table:table-cell>
          <table:table-cell office:value-type="float" office:value="169234099">
            <text:p>169234099</text:p>
          </table:table-cell>
          <table:table-cell office:value-type="float" office:value="0">
            <text:p>0</text:p>
          </table:table-cell>
          <table:table-cell office:value-type="float" office:value="169234099">
            <text:p>169234099</text:p>
          </table:table-cell>
          <table:table-cell office:value-type="float" office:value="69267050">
            <text:p>69267050</text:p>
          </table:table-cell>
          <table:table-cell office:value-type="float" office:value="2216534380">
            <text:p>2216534380</text:p>
          </table:table-cell>
          <table:table-cell office:value-type="float" office:value="0">
            <text:p>0</text:p>
          </table:table-cell>
          <table:table-cell office:value-type="float" office:value="1477689586">
            <text:p>1477689586</text:p>
          </table:table-cell>
          <table:table-cell office:value-type="float" office:value="0">
            <text:p>0</text:p>
          </table:table-cell>
          <table:table-cell office:value-type="float" office:value="1477689587">
            <text:p>1477689587</text:p>
          </table:table-cell>
          <table:table-cell office:value-type="float" office:value="129402625">
            <text:p>129402625</text:p>
          </table:table-cell>
          <table:table-cell office:value-type="float" office:value="738844793">
            <text:p>738844793</text:p>
          </table:table-cell>
          <table:table-cell office:value-type="float" office:value="359750">
            <text:p>359750</text:p>
          </table:table-cell>
          <table:table-cell office:value-type="float" office:value="2955379173">
            <text:p>2955379173</text:p>
          </table:table-cell>
          <table:table-cell office:value-type="float" office:value="169234099">
            <text:p>169234099</text:p>
          </table:table-cell>
          <table:table-cell office:value-type="float" office:value="13057403564">
            <text:p>13057403564</text:p>
          </table:table-cell>
          <table:table-cell office:value-type="float" office:value="58008728027">
            <text:p>58008728027</text:p>
          </table:table-cell>
          <table:table-cell office:value-type="float" office:value="3535522460">
            <text:p>3535522460</text:p>
          </table:table-cell>
          <table:table-cell office:value-type="float" office:value="947204589">
            <text:p>94720458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4294172404">
            <text:p>4294172404</text:p>
          </table:table-cell>
          <table:table-cell office:value-type="float" office:value="51663932">
            <text:p>51663932</text:p>
          </table:table-cell>
          <table:table-cell office:value-type="float" office:value="204413299">
            <text:p>204413299</text:p>
          </table:table-cell>
          <table:table-cell office:value-type="float" office:value="3754546304">
            <text:p>3754546304</text:p>
          </table:table-cell>
          <table:table-cell office:value-type="float" office:value="4499195921">
            <text:p>4499195921</text:p>
          </table:table-cell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955484">
            <text:p>955484</text:p>
          </table:table-cell>
          <table:table-cell table:number-columns-repeated="10" office:value-type="float" office:value="15539520162">
            <text:p>15539520162</text:p>
          </table:table-cell>
          <table:table-cell office:value-type="float" office:value="15532990498">
            <text:p>15532990498</text:p>
          </table:table-cell>
          <table:table-cell office:value-type="float" office:value="15532990608">
            <text:p>15532990608</text:p>
          </table:table-cell>
          <table:table-cell table:number-columns-repeated="2" office:value-type="float" office:value="15539520162">
            <text:p>15539520162</text:p>
          </table:table-cell>
          <table:table-cell office:value-type="float" office:value="5901963">
            <text:p>59019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799004">
            <text:p>3799004</text:p>
          </table:table-cell>
          <table:table-cell office:value-type="float" office:value="25218">
            <text:p>25218</text:p>
          </table:table-cell>
          <table:table-cell office:value-type="float" office:value="1804000">
            <text:p>1804000</text:p>
          </table:table-cell>
          <table:table-cell office:value-type="float" office:value="438098">
            <text:p>438098</text:p>
          </table:table-cell>
          <table:table-cell table:number-columns-repeated="2" office:value-type="float" office:value="0">
            <text:p>0</text:p>
          </table:table-cell>
          <table:table-cell office:value-type="float" office:value="3221226368">
            <text:p>3221226368</text:p>
          </table:table-cell>
          <table:table-cell office:value-type="float" office:value="75973592">
            <text:p>75973592</text:p>
          </table:table-cell>
          <table:table-cell table:number-columns-repeated="4" office:value-type="float" office:value="0">
            <text:p>0</text:p>
          </table:table-cell>
          <table:table-cell office:value-type="float" office:value="204413299">
            <text:p>204413299</text:p>
          </table:table-cell>
          <table:table-cell office:value-type="float" office:value="0">
            <text:p>0</text:p>
          </table:table-cell>
          <table:table-cell office:value-type="float" office:value="204413299">
            <text:p>204413299</text:p>
          </table:table-cell>
          <table:table-cell office:value-type="float" office:value="70303087">
            <text:p>70303087</text:p>
          </table:table-cell>
          <table:table-cell office:value-type="float" office:value="2249690297">
            <text:p>2249690297</text:p>
          </table:table-cell>
          <table:table-cell office:value-type="float" office:value="0">
            <text:p>0</text:p>
          </table:table-cell>
          <table:table-cell office:value-type="float" office:value="1499793531">
            <text:p>1499793531</text:p>
          </table:table-cell>
          <table:table-cell office:value-type="float" office:value="0">
            <text:p>0</text:p>
          </table:table-cell>
          <table:table-cell office:value-type="float" office:value="1499793532">
            <text:p>1499793532</text:p>
          </table:table-cell>
          <table:table-cell office:value-type="float" office:value="142439024">
            <text:p>142439024</text:p>
          </table:table-cell>
          <table:table-cell office:value-type="float" office:value="749896766">
            <text:p>749896766</text:p>
          </table:table-cell>
          <table:table-cell office:value-type="float" office:value="304770">
            <text:p>304770</text:p>
          </table:table-cell>
          <table:table-cell office:value-type="float" office:value="2999587063">
            <text:p>2999587063</text:p>
          </table:table-cell>
          <table:table-cell office:value-type="float" office:value="204413299">
            <text:p>204413299</text:p>
          </table:table-cell>
          <table:table-cell office:value-type="float" office:value="13316284179">
            <text:p>13316284179</text:p>
          </table:table-cell>
          <table:table-cell office:value-type="float" office:value="59114532470">
            <text:p>59114532470</text:p>
          </table:table-cell>
          <table:table-cell office:value-type="float" office:value="3662750244">
            <text:p>3662750244</text:p>
          </table:table-cell>
          <table:table-cell office:value-type="float" office:value="959167480">
            <text:p>95916748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4463931748">
            <text:p>4463931748</text:p>
          </table:table-cell>
          <table:table-cell office:value-type="float" office:value="53705101">
            <text:p>53705101</text:p>
          </table:table-cell>
          <table:table-cell office:value-type="float" office:value="385632155">
            <text:p>385632155</text:p>
          </table:table-cell>
          <table:table-cell office:value-type="float" office:value="492942237">
            <text:p>492942237</text:p>
          </table:table-cell>
          <table:table-cell office:value-type="float" office:value="4680410928">
            <text:p>4680410928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1095053">
            <text:p>1095053</text:p>
          </table:table-cell>
          <table:table-cell table:number-columns-repeated="10" office:value-type="float" office:value="15947445272">
            <text:p>15947445272</text:p>
          </table:table-cell>
          <table:table-cell office:value-type="float" office:value="15941371094">
            <text:p>15941371094</text:p>
          </table:table-cell>
          <table:table-cell office:value-type="float" office:value="15941370733">
            <text:p>15941370733</text:p>
          </table:table-cell>
          <table:table-cell table:number-columns-repeated="2" office:value-type="float" office:value="15947445272">
            <text:p>15947445272</text:p>
          </table:table-cell>
          <table:table-cell office:value-type="float" office:value="6451924">
            <text:p>64519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358299">
            <text:p>4358299</text:p>
          </table:table-cell>
          <table:table-cell office:value-type="float" office:value="28863">
            <text:p>28863</text:p>
          </table:table-cell>
          <table:table-cell office:value-type="float" office:value="2480706">
            <text:p>2480706</text:p>
          </table:table-cell>
          <table:table-cell office:value-type="float" office:value="595210">
            <text:p>595210</text:p>
          </table:table-cell>
          <table:table-cell table:number-columns-repeated="2" office:value-type="float" office:value="0">
            <text:p>0</text:p>
          </table:table-cell>
          <table:table-cell office:value-type="float" office:value="3489661856">
            <text:p>3489661856</text:p>
          </table:table-cell>
          <table:table-cell office:value-type="float" office:value="102865048">
            <text:p>102865048</text:p>
          </table:table-cell>
          <table:table-cell table:number-columns-repeated="4" office:value-type="float" office:value="0">
            <text:p>0</text:p>
          </table:table-cell>
          <table:table-cell office:value-type="float" office:value="385632155">
            <text:p>385632155</text:p>
          </table:table-cell>
          <table:table-cell office:value-type="float" office:value="0">
            <text:p>0</text:p>
          </table:table-cell>
          <table:table-cell office:value-type="float" office:value="385632155">
            <text:p>385632155</text:p>
          </table:table-cell>
          <table:table-cell office:value-type="float" office:value="73135731">
            <text:p>73135731</text:p>
          </table:table-cell>
          <table:table-cell office:value-type="float" office:value="2340299725">
            <text:p>2340299725</text:p>
          </table:table-cell>
          <table:table-cell office:value-type="float" office:value="0">
            <text:p>0</text:p>
          </table:table-cell>
          <table:table-cell office:value-type="float" office:value="1560199816">
            <text:p>1560199816</text:p>
          </table:table-cell>
          <table:table-cell office:value-type="float" office:value="0">
            <text:p>0</text:p>
          </table:table-cell>
          <table:table-cell office:value-type="float" office:value="1560199817">
            <text:p>1560199817</text:p>
          </table:table-cell>
          <table:table-cell office:value-type="float" office:value="352778885">
            <text:p>352778885</text:p>
          </table:table-cell>
          <table:table-cell office:value-type="float" office:value="780099908">
            <text:p>780099908</text:p>
          </table:table-cell>
          <table:table-cell office:value-type="float" office:value="337340">
            <text:p>337340</text:p>
          </table:table-cell>
          <table:table-cell office:value-type="float" office:value="3120399634">
            <text:p>3120399634</text:p>
          </table:table-cell>
          <table:table-cell office:value-type="float" office:value="385632155">
            <text:p>385632155</text:p>
          </table:table-cell>
          <table:table-cell office:value-type="float" office:value="13876831054">
            <text:p>13876831054</text:p>
          </table:table-cell>
          <table:table-cell office:value-type="float" office:value="61774993896">
            <text:p>61774993896</text:p>
          </table:table-cell>
          <table:table-cell office:value-type="float" office:value="3789947509">
            <text:p>3789947509</text:p>
          </table:table-cell>
          <table:table-cell office:value-type="float" office:value="997009277">
            <text:p>99700927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4487594287">
            <text:p>4487594287</text:p>
          </table:table-cell>
          <table:table-cell office:value-type="float" office:value="53978600">
            <text:p>53978600</text:p>
          </table:table-cell>
          <table:table-cell office:value-type="float" office:value="401924875">
            <text:p>401924875</text:p>
          </table:table-cell>
          <table:table-cell office:value-type="float" office:value="157777100">
            <text:p>157777100</text:p>
          </table:table-cell>
          <table:table-cell office:value-type="float" office:value="4696694523">
            <text:p>4696694523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1079078">
            <text:p>1079078</text:p>
          </table:table-cell>
          <table:table-cell table:number-columns-repeated="10" office:value-type="float" office:value="16420969991">
            <text:p>16420969991</text:p>
          </table:table-cell>
          <table:table-cell office:value-type="float" office:value="16413266692">
            <text:p>16413266692</text:p>
          </table:table-cell>
          <table:table-cell office:value-type="float" office:value="16413266866">
            <text:p>16413266866</text:p>
          </table:table-cell>
          <table:table-cell table:number-columns-repeated="2" office:value-type="float" office:value="16420969991">
            <text:p>16420969991</text:p>
          </table:table-cell>
          <table:table-cell office:value-type="float" office:value="6388124">
            <text:p>63881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298083">
            <text:p>4298083</text:p>
          </table:table-cell>
          <table:table-cell office:value-type="float" office:value="25223">
            <text:p>25223</text:p>
          </table:table-cell>
          <table:table-cell office:value-type="float" office:value="2307373">
            <text:p>2307373</text:p>
          </table:table-cell>
          <table:table-cell office:value-type="float" office:value="571368">
            <text:p>571368</text:p>
          </table:table-cell>
          <table:table-cell table:number-columns-repeated="2" office:value-type="float" office:value="0">
            <text:p>0</text:p>
          </table:table-cell>
          <table:table-cell office:value-type="float" office:value="3758097344">
            <text:p>3758097344</text:p>
          </table:table-cell>
          <table:table-cell office:value-type="float" office:value="345841496">
            <text:p>345841496</text:p>
          </table:table-cell>
          <table:table-cell table:number-columns-repeated="4" office:value-type="float" office:value="0">
            <text:p>0</text:p>
          </table:table-cell>
          <table:table-cell office:value-type="float" office:value="401924875">
            <text:p>401924875</text:p>
          </table:table-cell>
          <table:table-cell office:value-type="float" office:value="0">
            <text:p>0</text:p>
          </table:table-cell>
          <table:table-cell office:value-type="float" office:value="401924875">
            <text:p>401924875</text:p>
          </table:table-cell>
          <table:table-cell office:value-type="float" office:value="73390700">
            <text:p>73390700</text:p>
          </table:table-cell>
          <table:table-cell office:value-type="float" office:value="2348446085">
            <text:p>2348446085</text:p>
          </table:table-cell>
          <table:table-cell office:value-type="float" office:value="0">
            <text:p>0</text:p>
          </table:table-cell>
          <table:table-cell office:value-type="float" office:value="1565630723">
            <text:p>1565630723</text:p>
          </table:table-cell>
          <table:table-cell office:value-type="float" office:value="0">
            <text:p>0</text:p>
          </table:table-cell>
          <table:table-cell office:value-type="float" office:value="1565630724">
            <text:p>1565630724</text:p>
          </table:table-cell>
          <table:table-cell office:value-type="float" office:value="395984259">
            <text:p>395984259</text:p>
          </table:table-cell>
          <table:table-cell office:value-type="float" office:value="782815362">
            <text:p>782815362</text:p>
          </table:table-cell>
          <table:table-cell office:value-type="float" office:value="107169189">
            <text:p>107169189</text:p>
          </table:table-cell>
          <table:table-cell office:value-type="float" office:value="3131261448">
            <text:p>3131261448</text:p>
          </table:table-cell>
          <table:table-cell office:value-type="float" office:value="401924875">
            <text:p>401924875</text:p>
          </table:table-cell>
          <table:table-cell office:value-type="float" office:value="14155883788">
            <text:p>14155883788</text:p>
          </table:table-cell>
          <table:table-cell office:value-type="float" office:value="63202941894">
            <text:p>63202941894</text:p>
          </table:table-cell>
          <table:table-cell office:value-type="float" office:value="4007354735">
            <text:p>4007354735</text:p>
          </table:table-cell>
          <table:table-cell office:value-type="float" office:value="1001983642">
            <text:p>100198364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4515532805">
            <text:p>4515532805</text:p>
          </table:table-cell>
          <table:table-cell office:value-type="float" office:value="54332492">
            <text:p>54332492</text:p>
          </table:table-cell>
          <table:table-cell office:value-type="float" office:value="438332238">
            <text:p>438332238</text:p>
          </table:table-cell>
          <table:table-cell office:value-type="float" office:value="354222828">
            <text:p>354222828</text:p>
          </table:table-cell>
          <table:table-cell office:value-type="float" office:value="4733086515">
            <text:p>4733086515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1079082">
            <text:p>1079082</text:p>
          </table:table-cell>
          <table:table-cell table:number-columns-repeated="10" office:value-type="float" office:value="16866955723">
            <text:p>16866955723</text:p>
          </table:table-cell>
          <table:table-cell office:value-type="float" office:value="16860426391">
            <text:p>16860426391</text:p>
          </table:table-cell>
          <table:table-cell office:value-type="float" office:value="16860426672">
            <text:p>16860426672</text:p>
          </table:table-cell>
          <table:table-cell table:number-columns-repeated="2" office:value-type="float" office:value="16866955723">
            <text:p>16866955723</text:p>
          </table:table-cell>
          <table:table-cell office:value-type="float" office:value="6388146">
            <text:p>63881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298105">
            <text:p>4298105</text:p>
          </table:table-cell>
          <table:table-cell office:value-type="float" office:value="25255">
            <text:p>25255</text:p>
          </table:table-cell>
          <table:table-cell office:value-type="float" office:value="2307483">
            <text:p>2307483</text:p>
          </table:table-cell>
          <table:table-cell office:value-type="float" office:value="571153">
            <text:p>571153</text:p>
          </table:table-cell>
          <table:table-cell table:number-columns-repeated="2" office:value-type="float" office:value="0">
            <text:p>0</text:p>
          </table:table-cell>
          <table:table-cell office:value-type="float" office:value="4026532832">
            <text:p>4026532832</text:p>
          </table:table-cell>
          <table:table-cell office:value-type="float" office:value="159307576">
            <text:p>159307576</text:p>
          </table:table-cell>
          <table:table-cell table:number-columns-repeated="4" office:value-type="float" office:value="0">
            <text:p>0</text:p>
          </table:table-cell>
          <table:table-cell office:value-type="float" office:value="438332238">
            <text:p>438332238</text:p>
          </table:table-cell>
          <table:table-cell office:value-type="float" office:value="0">
            <text:p>0</text:p>
          </table:table-cell>
          <table:table-cell office:value-type="float" office:value="438332238">
            <text:p>438332238</text:p>
          </table:table-cell>
          <table:table-cell office:value-type="float" office:value="73959500">
            <text:p>73959500</text:p>
          </table:table-cell>
          <table:table-cell office:value-type="float" office:value="2366649767">
            <text:p>2366649767</text:p>
          </table:table-cell>
          <table:table-cell office:value-type="float" office:value="0">
            <text:p>0</text:p>
          </table:table-cell>
          <table:table-cell office:value-type="float" office:value="1577766511">
            <text:p>1577766511</text:p>
          </table:table-cell>
          <table:table-cell office:value-type="float" office:value="0">
            <text:p>0</text:p>
          </table:table-cell>
          <table:table-cell office:value-type="float" office:value="1577766511">
            <text:p>1577766511</text:p>
          </table:table-cell>
          <table:table-cell office:value-type="float" office:value="375866722">
            <text:p>375866722</text:p>
          </table:table-cell>
          <table:table-cell office:value-type="float" office:value="788883256">
            <text:p>788883256</text:p>
          </table:table-cell>
          <table:table-cell office:value-type="float" office:value="5482867">
            <text:p>5482867</text:p>
          </table:table-cell>
          <table:table-cell office:value-type="float" office:value="3155533023">
            <text:p>3155533023</text:p>
          </table:table-cell>
          <table:table-cell office:value-type="float" office:value="438332238">
            <text:p>438332238</text:p>
          </table:table-cell>
          <table:table-cell office:value-type="float" office:value="14285156249">
            <text:p>14285156249</text:p>
          </table:table-cell>
          <table:table-cell office:value-type="float" office:value="64107635497">
            <text:p>64107635497</text:p>
          </table:table-cell>
          <table:table-cell office:value-type="float" office:value="4081726073">
            <text:p>4081726073</text:p>
          </table:table-cell>
          <table:table-cell office:value-type="float" office:value="1010284423">
            <text:p>101028442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4652327155">
            <text:p>4652327155</text:p>
          </table:table-cell>
          <table:table-cell office:value-type="float" office:value="55971242">
            <text:p>55971242</text:p>
          </table:table-cell>
          <table:table-cell office:value-type="float" office:value="582776134">
            <text:p>582776134</text:p>
          </table:table-cell>
          <table:table-cell office:value-type="float" office:value="631959476">
            <text:p>631959476</text:p>
          </table:table-cell>
          <table:table-cell office:value-type="float" office:value="4877487166">
            <text:p>4877487166</text:p>
          </table:table-cell>
          <table:table-cell office:value-type="float" office:value="241">
            <text:p>241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1097508">
            <text:p>1097508</text:p>
          </table:table-cell>
          <table:table-cell table:number-columns-repeated="10" office:value-type="float" office:value="17257089192">
            <text:p>17257089192</text:p>
          </table:table-cell>
          <table:table-cell office:value-type="float" office:value="17249186707">
            <text:p>17249186707</text:p>
          </table:table-cell>
          <table:table-cell office:value-type="float" office:value="17249186681">
            <text:p>17249186681</text:p>
          </table:table-cell>
          <table:table-cell table:number-columns-repeated="2" office:value-type="float" office:value="17257089192">
            <text:p>17257089192</text:p>
          </table:table-cell>
          <table:table-cell office:value-type="float" office:value="6461658">
            <text:p>64616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368033">
            <text:p>4368033</text:p>
          </table:table-cell>
          <table:table-cell office:value-type="float" office:value="28974">
            <text:p>28974</text:p>
          </table:table-cell>
          <table:table-cell office:value-type="float" office:value="2307549">
            <text:p>2307549</text:p>
          </table:table-cell>
          <table:table-cell office:value-type="float" office:value="571294">
            <text:p>571294</text:p>
          </table:table-cell>
          <table:table-cell table:number-columns-repeated="2"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220357776">
            <text:p>220357776</text:p>
          </table:table-cell>
          <table:table-cell table:number-columns-repeated="4" office:value-type="float" office:value="0">
            <text:p>0</text:p>
          </table:table-cell>
          <table:table-cell office:value-type="float" office:value="582776134">
            <text:p>582776134</text:p>
          </table:table-cell>
          <table:table-cell office:value-type="float" office:value="0">
            <text:p>0</text:p>
          </table:table-cell>
          <table:table-cell office:value-type="float" office:value="582776134">
            <text:p>582776134</text:p>
          </table:table-cell>
          <table:table-cell office:value-type="float" office:value="76216379">
            <text:p>76216379</text:p>
          </table:table-cell>
          <table:table-cell office:value-type="float" office:value="2438871715">
            <text:p>2438871715</text:p>
          </table:table-cell>
          <table:table-cell office:value-type="float" office:value="0">
            <text:p>0</text:p>
          </table:table-cell>
          <table:table-cell office:value-type="float" office:value="1625914477">
            <text:p>1625914477</text:p>
          </table:table-cell>
          <table:table-cell office:value-type="float" office:value="0">
            <text:p>0</text:p>
          </table:table-cell>
          <table:table-cell office:value-type="float" office:value="1625914476">
            <text:p>1625914476</text:p>
          </table:table-cell>
          <table:table-cell office:value-type="float" office:value="495355394">
            <text:p>495355394</text:p>
          </table:table-cell>
          <table:table-cell office:value-type="float" office:value="812957238">
            <text:p>812957238</text:p>
          </table:table-cell>
          <table:table-cell office:value-type="float" office:value="219968872">
            <text:p>219968872</text:p>
          </table:table-cell>
          <table:table-cell office:value-type="float" office:value="3251828953">
            <text:p>3251828953</text:p>
          </table:table-cell>
          <table:table-cell office:value-type="float" office:value="582776134">
            <text:p>582776134</text:p>
          </table:table-cell>
          <table:table-cell office:value-type="float" office:value="14749816894">
            <text:p>14749816894</text:p>
          </table:table-cell>
          <table:table-cell office:value-type="float" office:value="66055725097">
            <text:p>66055725097</text:p>
          </table:table-cell>
          <table:table-cell office:value-type="float" office:value="4173522948">
            <text:p>4173522948</text:p>
          </table:table-cell>
          <table:table-cell office:value-type="float" office:value="1039916992">
            <text:p>103991699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315778360">
            <text:p>315778360</text:p>
          </table:table-cell>
          <table:table-cell office:value-type="float" office:value="3794521">
            <text:p>3794521</text:p>
          </table:table-cell>
          <table:table-cell office:value-type="float" office:value="330674260">
            <text:p>330674260</text:p>
          </table:table-cell>
          <table:table-cell office:value-type="float" office:value="917810751">
            <text:p>917810751</text:p>
          </table:table-cell>
          <table:table-cell office:value-type="float" office:value="330304130">
            <text:p>33030413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3688616">
            <text:p>33688616</text:p>
          </table:table-cell>
          <table:table-cell table:number-columns-repeated="11" office:value-type="float" office:value="0">
            <text:p>0</text:p>
          </table:table-cell>
          <table:table-cell office:value-type="float" office:value="4194305">
            <text:p>4194305</text:p>
          </table:table-cell>
          <table:table-cell office:value-type="float" office:value="331019932">
            <text:p>331019932</text:p>
          </table:table-cell>
          <table:table-cell table:number-columns-repeated="4" office:value-type="float" office:value="0">
            <text:p>0</text:p>
          </table:table-cell>
          <table:table-cell office:value-type="float" office:value="330674260">
            <text:p>330674260</text:p>
          </table:table-cell>
          <table:table-cell office:value-type="float" office:value="0">
            <text:p>0</text:p>
          </table:table-cell>
          <table:table-cell office:value-type="float" office:value="330674260">
            <text:p>330674260</text:p>
          </table:table-cell>
          <table:table-cell office:value-type="float" office:value="5168661">
            <text:p>5168661</text:p>
          </table:table-cell>
          <table:table-cell office:value-type="float" office:value="165337130">
            <text:p>165337130</text:p>
          </table:table-cell>
          <table:table-cell office:value-type="float" office:value="0">
            <text:p>0</text:p>
          </table:table-cell>
          <table:table-cell office:value-type="float" office:value="110224753">
            <text:p>110224753</text:p>
          </table:table-cell>
          <table:table-cell office:value-type="float" office:value="0">
            <text:p>0</text:p>
          </table:table-cell>
          <table:table-cell office:value-type="float" office:value="110224753">
            <text:p>110224753</text:p>
          </table:table-cell>
          <table:table-cell office:value-type="float" office:value="0">
            <text:p>0</text:p>
          </table:table-cell>
          <table:table-cell office:value-type="float" office:value="55112376">
            <text:p>55112376</text:p>
          </table:table-cell>
          <table:table-cell office:value-type="float" office:value="127258">
            <text:p>127258</text:p>
          </table:table-cell>
          <table:table-cell office:value-type="float" office:value="220449507">
            <text:p>220449507</text:p>
          </table:table-cell>
          <table:table-cell office:value-type="float" office:value="330674260">
            <text:p>330674260</text:p>
          </table:table-cell>
          <table:table-cell office:value-type="float" office:value="875152587">
            <text:p>875152587</text:p>
          </table:table-cell>
          <table:table-cell office:value-type="float" office:value="2881408691">
            <text:p>2881408691</text:p>
          </table:table-cell>
          <table:table-cell office:value-type="float" office:value="284942626">
            <text:p>284942626</text:p>
          </table:table-cell>
          <table:table-cell office:value-type="float" office:value="70831298">
            <text:p>7083129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15813645">
            <text:p>315813645</text:p>
          </table:table-cell>
          <table:table-cell office:value-type="float" office:value="3845333">
            <text:p>3845333</text:p>
          </table:table-cell>
          <table:table-cell office:value-type="float" office:value="334747754">
            <text:p>334747754</text:p>
          </table:table-cell>
          <table:table-cell office:value-type="float" office:value="917939192">
            <text:p>917939192</text:p>
          </table:table-cell>
          <table:table-cell office:value-type="float" office:value="330554225">
            <text:p>330554225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8249">
            <text:p>358249</text:p>
          </table:table-cell>
          <table:table-cell table:number-columns-repeated="14" office:value-type="float" office:value="37677641">
            <text:p>37677641</text:p>
          </table:table-cell>
          <table:table-cell office:value-type="float" office:value="1727099">
            <text:p>1727099</text:p>
          </table:table-cell>
          <table:table-cell table:number-columns-repeated="4" office:value-type="float" office:value="0">
            <text:p>0</text:p>
          </table:table-cell>
          <table:table-cell office:value-type="float" office:value="1424765">
            <text:p>1424765</text:p>
          </table:table-cell>
          <table:table-cell office:value-type="float" office:value="16301">
            <text:p>16301</text:p>
          </table:table-cell>
          <table:table-cell office:value-type="float" office:value="1048237">
            <text:p>1048237</text:p>
          </table:table-cell>
          <table:table-cell office:value-type="float" office:value="231971">
            <text:p>231971</text:p>
          </table:table-cell>
          <table:table-cell table:number-columns-repeated="2" office:value-type="float" office:value="0">
            <text:p>0</text:p>
          </table:table-cell>
          <table:table-cell office:value-type="float" office:value="4194305">
            <text:p>4194305</text:p>
          </table:table-cell>
          <table:table-cell office:value-type="float" office:value="334512496">
            <text:p>334512496</text:p>
          </table:table-cell>
          <table:table-cell table:number-columns-repeated="4" office:value-type="float" office:value="0">
            <text:p>0</text:p>
          </table:table-cell>
          <table:table-cell office:value-type="float" office:value="334747754">
            <text:p>334747754</text:p>
          </table:table-cell>
          <table:table-cell office:value-type="float" office:value="0">
            <text:p>0</text:p>
          </table:table-cell>
          <table:table-cell office:value-type="float" office:value="334747754">
            <text:p>334747754</text:p>
          </table:table-cell>
          <table:table-cell office:value-type="float" office:value="5285434">
            <text:p>5285434</text:p>
          </table:table-cell>
          <table:table-cell office:value-type="float" office:value="167373877">
            <text:p>167373877</text:p>
          </table:table-cell>
          <table:table-cell office:value-type="float" office:value="0">
            <text:p>0</text:p>
          </table:table-cell>
          <table:table-cell office:value-type="float" office:value="111582584">
            <text:p>111582584</text:p>
          </table:table-cell>
          <table:table-cell office:value-type="float" office:value="0">
            <text:p>0</text:p>
          </table:table-cell>
          <table:table-cell office:value-type="float" office:value="111582585">
            <text:p>111582585</text:p>
          </table:table-cell>
          <table:table-cell office:value-type="float" office:value="0">
            <text:p>0</text:p>
          </table:table-cell>
          <table:table-cell office:value-type="float" office:value="55791292">
            <text:p>55791292</text:p>
          </table:table-cell>
          <table:table-cell office:value-type="float" office:value="64611">
            <text:p>64611</text:p>
          </table:table-cell>
          <table:table-cell office:value-type="float" office:value="223165169">
            <text:p>223165169</text:p>
          </table:table-cell>
          <table:table-cell office:value-type="float" office:value="334747754">
            <text:p>334747754</text:p>
          </table:table-cell>
          <table:table-cell office:value-type="float" office:value="875885009">
            <text:p>875885009</text:p>
          </table:table-cell>
          <table:table-cell office:value-type="float" office:value="2887237548">
            <text:p>2887237548</text:p>
          </table:table-cell>
          <table:table-cell office:value-type="float" office:value="284149169">
            <text:p>284149169</text:p>
          </table:table-cell>
          <table:table-cell office:value-type="float" office:value="71197509">
            <text:p>7119750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15732491">
            <text:p>315732491</text:p>
          </table:table-cell>
          <table:table-cell office:value-type="float" office:value="3798664">
            <text:p>3798664</text:p>
          </table:table-cell>
          <table:table-cell office:value-type="float" office:value="330741982">
            <text:p>330741982</text:p>
          </table:table-cell>
          <table:table-cell office:value-type="float" office:value="917645396">
            <text:p>917645396</text:p>
          </table:table-cell>
          <table:table-cell office:value-type="float" office:value="330395126">
            <text:p>33039512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3688616">
            <text:p>33688616</text:p>
          </table:table-cell>
          <table:table-cell table:number-columns-repeated="11" office:value-type="float" office:value="0">
            <text:p>0</text:p>
          </table:table-cell>
          <table:table-cell office:value-type="float" office:value="4194305">
            <text:p>4194305</text:p>
          </table:table-cell>
          <table:table-cell office:value-type="float" office:value="330754084">
            <text:p>330754084</text:p>
          </table:table-cell>
          <table:table-cell table:number-columns-repeated="4" office:value-type="float" office:value="0">
            <text:p>0</text:p>
          </table:table-cell>
          <table:table-cell office:value-type="float" office:value="330741982">
            <text:p>330741982</text:p>
          </table:table-cell>
          <table:table-cell office:value-type="float" office:value="0">
            <text:p>0</text:p>
          </table:table-cell>
          <table:table-cell office:value-type="float" office:value="330741982">
            <text:p>330741982</text:p>
          </table:table-cell>
          <table:table-cell office:value-type="float" office:value="5168206">
            <text:p>5168206</text:p>
          </table:table-cell>
          <table:table-cell office:value-type="float" office:value="165370991">
            <text:p>165370991</text:p>
          </table:table-cell>
          <table:table-cell office:value-type="float" office:value="0">
            <text:p>0</text:p>
          </table:table-cell>
          <table:table-cell office:value-type="float" office:value="110247327">
            <text:p>110247327</text:p>
          </table:table-cell>
          <table:table-cell office:value-type="float" office:value="0">
            <text:p>0</text:p>
          </table:table-cell>
          <table:table-cell office:value-type="float" office:value="110247327">
            <text:p>110247327</text:p>
          </table:table-cell>
          <table:table-cell office:value-type="float" office:value="0">
            <text:p>0</text:p>
          </table:table-cell>
          <table:table-cell office:value-type="float" office:value="55123663">
            <text:p>55123663</text:p>
          </table:table-cell>
          <table:table-cell office:value-type="float" office:value="35447">
            <text:p>35447</text:p>
          </table:table-cell>
          <table:table-cell office:value-type="float" office:value="220494655">
            <text:p>220494655</text:p>
          </table:table-cell>
          <table:table-cell office:value-type="float" office:value="330741982">
            <text:p>330741982</text:p>
          </table:table-cell>
          <table:table-cell office:value-type="float" office:value="877899169">
            <text:p>877899169</text:p>
          </table:table-cell>
          <table:table-cell office:value-type="float" office:value="2871643066">
            <text:p>2871643066</text:p>
          </table:table-cell>
          <table:table-cell office:value-type="float" office:value="282684325">
            <text:p>282684325</text:p>
          </table:table-cell>
          <table:table-cell office:value-type="float" office:value="71075439">
            <text:p>7107543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19643559">
            <text:p>319643559</text:p>
          </table:table-cell>
          <table:table-cell office:value-type="float" office:value="3839020">
            <text:p>3839020</text:p>
          </table:table-cell>
          <table:table-cell office:value-type="float" office:value="334743603">
            <text:p>334743603</text:p>
          </table:table-cell>
          <table:table-cell office:value-type="float" office:value="928975135">
            <text:p>928975135</text:p>
          </table:table-cell>
          <table:table-cell office:value-type="float" office:value="334480230">
            <text:p>33448023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3688616">
            <text:p>33688616</text:p>
          </table:table-cell>
          <table:table-cell table:number-columns-repeated="11" office:value-type="float" office:value="0">
            <text:p>0</text:p>
          </table:table-cell>
          <table:table-cell office:value-type="float" office:value="8388610">
            <text:p>8388610</text:p>
          </table:table-cell>
          <table:table-cell office:value-type="float" office:value="334568976">
            <text:p>334568976</text:p>
          </table:table-cell>
          <table:table-cell table:number-columns-repeated="4" office:value-type="float" office:value="0">
            <text:p>0</text:p>
          </table:table-cell>
          <table:table-cell office:value-type="float" office:value="334743603">
            <text:p>334743603</text:p>
          </table:table-cell>
          <table:table-cell office:value-type="float" office:value="0">
            <text:p>0</text:p>
          </table:table-cell>
          <table:table-cell office:value-type="float" office:value="334743603">
            <text:p>334743603</text:p>
          </table:table-cell>
          <table:table-cell office:value-type="float" office:value="5231151">
            <text:p>5231151</text:p>
          </table:table-cell>
          <table:table-cell office:value-type="float" office:value="167371801">
            <text:p>167371801</text:p>
          </table:table-cell>
          <table:table-cell office:value-type="float" office:value="0">
            <text:p>0</text:p>
          </table:table-cell>
          <table:table-cell office:value-type="float" office:value="111581201">
            <text:p>111581201</text:p>
          </table:table-cell>
          <table:table-cell office:value-type="float" office:value="0">
            <text:p>0</text:p>
          </table:table-cell>
          <table:table-cell office:value-type="float" office:value="111581201">
            <text:p>111581201</text:p>
          </table:table-cell>
          <table:table-cell office:value-type="float" office:value="0">
            <text:p>0</text:p>
          </table:table-cell>
          <table:table-cell office:value-type="float" office:value="55790601">
            <text:p>55790601</text:p>
          </table:table-cell>
          <table:table-cell office:value-type="float" office:value="411">
            <text:p>411</text:p>
          </table:table-cell>
          <table:table-cell office:value-type="float" office:value="223162402">
            <text:p>223162402</text:p>
          </table:table-cell>
          <table:table-cell office:value-type="float" office:value="334743603">
            <text:p>334743603</text:p>
          </table:table-cell>
          <table:table-cell office:value-type="float" office:value="883666992">
            <text:p>883666992</text:p>
          </table:table-cell>
          <table:table-cell office:value-type="float" office:value="2900268554">
            <text:p>2900268554</text:p>
          </table:table-cell>
          <table:table-cell office:value-type="float" office:value="264709472">
            <text:p>264709472</text:p>
          </table:table-cell>
          <table:table-cell office:value-type="float" office:value="71411132">
            <text:p>7141113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39814151">
            <text:p>339814151</text:p>
          </table:table-cell>
          <table:table-cell office:value-type="float" office:value="4092741">
            <text:p>4092741</text:p>
          </table:table-cell>
          <table:table-cell office:value-type="float" office:value="356004586">
            <text:p>356004586</text:p>
          </table:table-cell>
          <table:table-cell office:value-type="float" office:value="987748807">
            <text:p>987748807</text:p>
          </table:table-cell>
          <table:table-cell office:value-type="float" office:value="355627068">
            <text:p>35562706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6718788">
            <text:p>66718788</text:p>
          </table:table-cell>
          <table:table-cell table:number-columns-repeated="11" office:value-type="float" office:value="0">
            <text:p>0</text:p>
          </table:table-cell>
          <table:table-cell office:value-type="float" office:value="16777220">
            <text:p>16777220</text:p>
          </table:table-cell>
          <table:table-cell office:value-type="float" office:value="356544080">
            <text:p>356544080</text:p>
          </table:table-cell>
          <table:table-cell table:number-columns-repeated="4" office:value-type="float" office:value="0">
            <text:p>0</text:p>
          </table:table-cell>
          <table:table-cell office:value-type="float" office:value="356004586">
            <text:p>356004586</text:p>
          </table:table-cell>
          <table:table-cell office:value-type="float" office:value="0">
            <text:p>0</text:p>
          </table:table-cell>
          <table:table-cell office:value-type="float" office:value="356004586">
            <text:p>356004586</text:p>
          </table:table-cell>
          <table:table-cell office:value-type="float" office:value="5562598">
            <text:p>5562598</text:p>
          </table:table-cell>
          <table:table-cell office:value-type="float" office:value="178002293">
            <text:p>178002293</text:p>
          </table:table-cell>
          <table:table-cell office:value-type="float" office:value="0">
            <text:p>0</text:p>
          </table:table-cell>
          <table:table-cell office:value-type="float" office:value="118668195">
            <text:p>118668195</text:p>
          </table:table-cell>
          <table:table-cell office:value-type="float" office:value="0">
            <text:p>0</text:p>
          </table:table-cell>
          <table:table-cell office:value-type="float" office:value="118668196">
            <text:p>118668196</text:p>
          </table:table-cell>
          <table:table-cell office:value-type="float" office:value="0">
            <text:p>0</text:p>
          </table:table-cell>
          <table:table-cell office:value-type="float" office:value="59334098">
            <text:p>59334098</text:p>
          </table:table-cell>
          <table:table-cell office:value-type="float" office:value="74974">
            <text:p>74974</text:p>
          </table:table-cell>
          <table:table-cell office:value-type="float" office:value="237336391">
            <text:p>237336391</text:p>
          </table:table-cell>
          <table:table-cell office:value-type="float" office:value="356004586">
            <text:p>356004586</text:p>
          </table:table-cell>
          <table:table-cell office:value-type="float" office:value="947204589">
            <text:p>947204589</text:p>
          </table:table-cell>
          <table:table-cell office:value-type="float" office:value="3094360351">
            <text:p>3094360351</text:p>
          </table:table-cell>
          <table:table-cell office:value-type="float" office:value="298217773">
            <text:p>298217773</text:p>
          </table:table-cell>
          <table:table-cell office:value-type="float" office:value="76354980">
            <text:p>7635498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71500503">
            <text:p>371500503</text:p>
          </table:table-cell>
          <table:table-cell office:value-type="float" office:value="4548658">
            <text:p>4548658</text:p>
          </table:table-cell>
          <table:table-cell office:value-type="float" office:value="396550573">
            <text:p>396550573</text:p>
          </table:table-cell>
          <table:table-cell office:value-type="float" office:value="1079730243">
            <text:p>1079730243</text:p>
          </table:table-cell>
          <table:table-cell office:value-type="float" office:value="389143444">
            <text:p>389143444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5280">
            <text:p>685280</text:p>
          </table:table-cell>
          <table:table-cell office:value-type="float" office:value="136860672">
            <text:p>136860672</text:p>
          </table:table-cell>
          <table:table-cell office:value-type="float" office:value="136857714">
            <text:p>136857714</text:p>
          </table:table-cell>
          <table:table-cell table:number-columns-repeated="12" office:value-type="float" office:value="139417122">
            <text:p>139417122</text:p>
          </table:table-cell>
          <table:table-cell office:value-type="float" office:value="2931873">
            <text:p>2931873</text:p>
          </table:table-cell>
          <table:table-cell table:number-columns-repeated="4" office:value-type="float" office:value="0">
            <text:p>0</text:p>
          </table:table-cell>
          <table:table-cell office:value-type="float" office:value="2728314">
            <text:p>2728314</text:p>
          </table:table-cell>
          <table:table-cell office:value-type="float" office:value="16282">
            <text:p>16282</text:p>
          </table:table-cell>
          <table:table-cell office:value-type="float" office:value="1765010">
            <text:p>1765010</text:p>
          </table:table-cell>
          <table:table-cell office:value-type="float" office:value="433112">
            <text:p>433112</text:p>
          </table:table-cell>
          <table:table-cell table:number-columns-repeated="2" office:value-type="float" office:value="0">
            <text:p>0</text:p>
          </table:table-cell>
          <table:table-cell office:value-type="float" office:value="33554440">
            <text:p>33554440</text:p>
          </table:table-cell>
          <table:table-cell office:value-type="float" office:value="389013776">
            <text:p>389013776</text:p>
          </table:table-cell>
          <table:table-cell table:number-columns-repeated="4" office:value-type="float" office:value="0">
            <text:p>0</text:p>
          </table:table-cell>
          <table:table-cell office:value-type="float" office:value="396550573">
            <text:p>396550573</text:p>
          </table:table-cell>
          <table:table-cell office:value-type="float" office:value="0">
            <text:p>0</text:p>
          </table:table-cell>
          <table:table-cell office:value-type="float" office:value="396550573">
            <text:p>396550573</text:p>
          </table:table-cell>
          <table:table-cell office:value-type="float" office:value="6196116">
            <text:p>6196116</text:p>
          </table:table-cell>
          <table:table-cell office:value-type="float" office:value="198275287">
            <text:p>198275287</text:p>
          </table:table-cell>
          <table:table-cell office:value-type="float" office:value="0">
            <text:p>0</text:p>
          </table:table-cell>
          <table:table-cell office:value-type="float" office:value="132183524">
            <text:p>132183524</text:p>
          </table:table-cell>
          <table:table-cell office:value-type="float" office:value="0">
            <text:p>0</text:p>
          </table:table-cell>
          <table:table-cell office:value-type="float" office:value="132183525">
            <text:p>132183525</text:p>
          </table:table-cell>
          <table:table-cell office:value-type="float" office:value="388894350">
            <text:p>388894350</text:p>
          </table:table-cell>
          <table:table-cell office:value-type="float" office:value="66091762">
            <text:p>66091762</text:p>
          </table:table-cell>
          <table:table-cell office:value-type="float" office:value="62455">
            <text:p>62455</text:p>
          </table:table-cell>
          <table:table-cell office:value-type="float" office:value="264367049">
            <text:p>264367049</text:p>
          </table:table-cell>
          <table:table-cell office:value-type="float" office:value="396550573">
            <text:p>396550573</text:p>
          </table:table-cell>
          <table:table-cell office:value-type="float" office:value="1036437988">
            <text:p>1036437988</text:p>
          </table:table-cell>
          <table:table-cell office:value-type="float" office:value="3432922363">
            <text:p>3432922363</text:p>
          </table:table-cell>
          <table:table-cell office:value-type="float" office:value="329223632">
            <text:p>329223632</text:p>
          </table:table-cell>
          <table:table-cell office:value-type="float" office:value="83557128">
            <text:p>8355712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371615257">
            <text:p>371615257</text:p>
          </table:table-cell>
          <table:table-cell office:value-type="float" office:value="4544940">
            <text:p>4544940</text:p>
          </table:table-cell>
          <table:table-cell office:value-type="float" office:value="396429978">
            <text:p>396429978</text:p>
          </table:table-cell>
          <table:table-cell office:value-type="float" office:value="1080327180">
            <text:p>1080327180</text:p>
          </table:table-cell>
          <table:table-cell office:value-type="float" office:value="390725343">
            <text:p>390725343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85293">
            <text:p>685293</text:p>
          </table:table-cell>
          <table:table-cell table:number-columns-repeated="14" office:value-type="float" office:value="272191860">
            <text:p>272191860</text:p>
          </table:table-cell>
          <table:table-cell office:value-type="float" office:value="3329485">
            <text:p>3329485</text:p>
          </table:table-cell>
          <table:table-cell table:number-columns-repeated="4" office:value-type="float" office:value="0">
            <text:p>0</text:p>
          </table:table-cell>
          <table:table-cell office:value-type="float" office:value="2728363">
            <text:p>2728363</text:p>
          </table:table-cell>
          <table:table-cell office:value-type="float" office:value="16321">
            <text:p>16321</text:p>
          </table:table-cell>
          <table:table-cell office:value-type="float" office:value="1765205">
            <text:p>1765205</text:p>
          </table:table-cell>
          <table:table-cell office:value-type="float" office:value="433045">
            <text:p>433045</text:p>
          </table:table-cell>
          <table:table-cell table:number-columns-repeated="2" office:value-type="float" office:value="0">
            <text:p>0</text:p>
          </table:table-cell>
          <table:table-cell office:value-type="float" office:value="67108880">
            <text:p>67108880</text:p>
          </table:table-cell>
          <table:table-cell office:value-type="float" office:value="389843736">
            <text:p>389843736</text:p>
          </table:table-cell>
          <table:table-cell table:number-columns-repeated="4" office:value-type="float" office:value="0">
            <text:p>0</text:p>
          </table:table-cell>
          <table:table-cell office:value-type="float" office:value="396429978">
            <text:p>396429978</text:p>
          </table:table-cell>
          <table:table-cell office:value-type="float" office:value="0">
            <text:p>0</text:p>
          </table:table-cell>
          <table:table-cell office:value-type="float" office:value="396429978">
            <text:p>396429978</text:p>
          </table:table-cell>
          <table:table-cell office:value-type="float" office:value="6196710">
            <text:p>6196710</text:p>
          </table:table-cell>
          <table:table-cell office:value-type="float" office:value="198214989">
            <text:p>198214989</text:p>
          </table:table-cell>
          <table:table-cell office:value-type="float" office:value="0">
            <text:p>0</text:p>
          </table:table-cell>
          <table:table-cell office:value-type="float" office:value="132143326">
            <text:p>132143326</text:p>
          </table:table-cell>
          <table:table-cell office:value-type="float" office:value="0">
            <text:p>0</text:p>
          </table:table-cell>
          <table:table-cell office:value-type="float" office:value="132143326">
            <text:p>132143326</text:p>
          </table:table-cell>
          <table:table-cell office:value-type="float" office:value="390188142">
            <text:p>390188142</text:p>
          </table:table-cell>
          <table:table-cell office:value-type="float" office:value="66071663">
            <text:p>66071663</text:p>
          </table:table-cell>
          <table:table-cell office:value-type="float" office:value="54461">
            <text:p>54461</text:p>
          </table:table-cell>
          <table:table-cell office:value-type="float" office:value="264286652">
            <text:p>264286652</text:p>
          </table:table-cell>
          <table:table-cell office:value-type="float" office:value="396429978">
            <text:p>396429978</text:p>
          </table:table-cell>
          <table:table-cell office:value-type="float" office:value="1052795410">
            <text:p>1052795410</text:p>
          </table:table-cell>
          <table:table-cell office:value-type="float" office:value="3496154785">
            <text:p>3496154785</text:p>
          </table:table-cell>
          <table:table-cell office:value-type="float" office:value="323547363">
            <text:p>323547363</text:p>
          </table:table-cell>
          <table:table-cell office:value-type="float" office:value="83740234">
            <text:p>8374023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372367762">
            <text:p>372367762</text:p>
          </table:table-cell>
          <table:table-cell office:value-type="float" office:value="4483190">
            <text:p>4483190</text:p>
          </table:table-cell>
          <table:table-cell office:value-type="float" office:value="390481435">
            <text:p>390481435</text:p>
          </table:table-cell>
          <table:table-cell office:value-type="float" office:value="1082141635">
            <text:p>1082141635</text:p>
          </table:table-cell>
          <table:table-cell office:value-type="float" office:value="390168620">
            <text:p>390168620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31116528">
            <text:p>531116528</text:p>
          </table:table-cell>
          <table:table-cell table:number-columns-repeated="11" office:value-type="float" office:value="0">
            <text:p>0</text:p>
          </table:table-cell>
          <table:table-cell office:value-type="float" office:value="134217760">
            <text:p>134217760</text:p>
          </table:table-cell>
          <table:table-cell office:value-type="float" office:value="390255768">
            <text:p>390255768</text:p>
          </table:table-cell>
          <table:table-cell table:number-columns-repeated="4" office:value-type="float" office:value="0">
            <text:p>0</text:p>
          </table:table-cell>
          <table:table-cell office:value-type="float" office:value="390481435">
            <text:p>390481435</text:p>
          </table:table-cell>
          <table:table-cell office:value-type="float" office:value="0">
            <text:p>0</text:p>
          </table:table-cell>
          <table:table-cell office:value-type="float" office:value="390481435">
            <text:p>390481435</text:p>
          </table:table-cell>
          <table:table-cell office:value-type="float" office:value="6101911">
            <text:p>6101911</text:p>
          </table:table-cell>
          <table:table-cell office:value-type="float" office:value="195240718">
            <text:p>195240718</text:p>
          </table:table-cell>
          <table:table-cell office:value-type="float" office:value="0">
            <text:p>0</text:p>
          </table:table-cell>
          <table:table-cell office:value-type="float" office:value="130160479">
            <text:p>130160479</text:p>
          </table:table-cell>
          <table:table-cell office:value-type="float" office:value="0">
            <text:p>0</text:p>
          </table:table-cell>
          <table:table-cell office:value-type="float" office:value="130160478">
            <text:p>130160478</text:p>
          </table:table-cell>
          <table:table-cell office:value-type="float" office:value="390481435">
            <text:p>390481435</text:p>
          </table:table-cell>
          <table:table-cell office:value-type="float" office:value="65080239">
            <text:p>65080239</text:p>
          </table:table-cell>
          <table:table-cell office:value-type="float" office:value="620">
            <text:p>620</text:p>
          </table:table-cell>
          <table:table-cell office:value-type="float" office:value="260320956">
            <text:p>260320956</text:p>
          </table:table-cell>
          <table:table-cell office:value-type="float" office:value="390481435">
            <text:p>390481435</text:p>
          </table:table-cell>
          <table:table-cell office:value-type="float" office:value="1103271484">
            <text:p>1103271484</text:p>
          </table:table-cell>
          <table:table-cell office:value-type="float" office:value="3718139648">
            <text:p>3718139648</text:p>
          </table:table-cell>
          <table:table-cell office:value-type="float" office:value="318054199">
            <text:p>318054199</text:p>
          </table:table-cell>
          <table:table-cell office:value-type="float" office:value="83618164">
            <text:p>8361816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407971039">
            <text:p>407971039</text:p>
          </table:table-cell>
          <table:table-cell office:value-type="float" office:value="4940461">
            <text:p>4940461</text:p>
          </table:table-cell>
          <table:table-cell office:value-type="float" office:value="430007820">
            <text:p>430007820</text:p>
          </table:table-cell>
          <table:table-cell office:value-type="float" office:value="1185917880">
            <text:p>1185917880</text:p>
          </table:table-cell>
          <table:table-cell office:value-type="float" office:value="429785807">
            <text:p>429785807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85280">
            <text:p>685280</text:p>
          </table:table-cell>
          <table:table-cell table:number-columns-repeated="2" office:value-type="float" office:value="1068873240">
            <text:p>1068873240</text:p>
          </table:table-cell>
          <table:table-cell table:number-columns-repeated="12" office:value-type="float" office:value="1068876648">
            <text:p>1068876648</text:p>
          </table:table-cell>
          <table:table-cell office:value-type="float" office:value="3776918">
            <text:p>3776918</text:p>
          </table:table-cell>
          <table:table-cell table:number-columns-repeated="4" office:value-type="float" office:value="0">
            <text:p>0</text:p>
          </table:table-cell>
          <table:table-cell office:value-type="float" office:value="2728314">
            <text:p>2728314</text:p>
          </table:table-cell>
          <table:table-cell office:value-type="float" office:value="16354">
            <text:p>16354</text:p>
          </table:table-cell>
          <table:table-cell office:value-type="float" office:value="1765370">
            <text:p>1765370</text:p>
          </table:table-cell>
          <table:table-cell office:value-type="float" office:value="433349">
            <text:p>433349</text:p>
          </table:table-cell>
          <table:table-cell table:number-columns-repeated="2" office:value-type="float" office:value="0">
            <text:p>0</text:p>
          </table:table-cell>
          <table:table-cell office:value-type="float" office:value="268435520">
            <text:p>268435520</text:p>
          </table:table-cell>
          <table:table-cell office:value-type="float" office:value="431984784">
            <text:p>431984784</text:p>
          </table:table-cell>
          <table:table-cell table:number-columns-repeated="4" office:value-type="float" office:value="0">
            <text:p>0</text:p>
          </table:table-cell>
          <table:table-cell office:value-type="float" office:value="430007820">
            <text:p>430007820</text:p>
          </table:table-cell>
          <table:table-cell office:value-type="float" office:value="0">
            <text:p>0</text:p>
          </table:table-cell>
          <table:table-cell office:value-type="float" office:value="430007820">
            <text:p>430007820</text:p>
          </table:table-cell>
          <table:table-cell office:value-type="float" office:value="6719496">
            <text:p>6719496</text:p>
          </table:table-cell>
          <table:table-cell office:value-type="float" office:value="215003910">
            <text:p>215003910</text:p>
          </table:table-cell>
          <table:table-cell office:value-type="float" office:value="0">
            <text:p>0</text:p>
          </table:table-cell>
          <table:table-cell office:value-type="float" office:value="143335940">
            <text:p>143335940</text:p>
          </table:table-cell>
          <table:table-cell office:value-type="float" office:value="0">
            <text:p>0</text:p>
          </table:table-cell>
          <table:table-cell office:value-type="float" office:value="143335940">
            <text:p>143335940</text:p>
          </table:table-cell>
          <table:table-cell office:value-type="float" office:value="427971179">
            <text:p>427971179</text:p>
          </table:table-cell>
          <table:table-cell office:value-type="float" office:value="71667970">
            <text:p>71667970</text:p>
          </table:table-cell>
          <table:table-cell office:value-type="float" office:value="50985">
            <text:p>50985</text:p>
          </table:table-cell>
          <table:table-cell office:value-type="float" office:value="286671880">
            <text:p>286671880</text:p>
          </table:table-cell>
          <table:table-cell office:value-type="float" office:value="430007820">
            <text:p>430007820</text:p>
          </table:table-cell>
          <table:table-cell office:value-type="float" office:value="1280212402">
            <text:p>1280212402</text:p>
          </table:table-cell>
          <table:table-cell office:value-type="float" office:value="4437072753">
            <text:p>4437072753</text:p>
          </table:table-cell>
          <table:table-cell office:value-type="float" office:value="356262207">
            <text:p>356262207</text:p>
          </table:table-cell>
          <table:table-cell office:value-type="float" office:value="91552734">
            <text:p>9155273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421914732">
            <text:p>421914732</text:p>
          </table:table-cell>
          <table:table-cell office:value-type="float" office:value="5070037">
            <text:p>5070037</text:p>
          </table:table-cell>
          <table:table-cell office:value-type="float" office:value="441712730">
            <text:p>441712730</text:p>
          </table:table-cell>
          <table:table-cell office:value-type="float" office:value="1226028969">
            <text:p>1226028969</text:p>
          </table:table-cell>
          <table:table-cell office:value-type="float" office:value="441324689">
            <text:p>441324689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124466112">
            <text:p>2124466112</text:p>
          </table:table-cell>
          <table:table-cell table:number-columns-repeated="11" office:value-type="float" office:value="0">
            <text:p>0</text:p>
          </table:table-cell>
          <table:table-cell office:value-type="float" office:value="536871040">
            <text:p>536871040</text:p>
          </table:table-cell>
          <table:table-cell office:value-type="float" office:value="441102904">
            <text:p>441102904</text:p>
          </table:table-cell>
          <table:table-cell table:number-columns-repeated="4" office:value-type="float" office:value="0">
            <text:p>0</text:p>
          </table:table-cell>
          <table:table-cell office:value-type="float" office:value="441712730">
            <text:p>441712730</text:p>
          </table:table-cell>
          <table:table-cell office:value-type="float" office:value="0">
            <text:p>0</text:p>
          </table:table-cell>
          <table:table-cell office:value-type="float" office:value="441712730">
            <text:p>441712730</text:p>
          </table:table-cell>
          <table:table-cell office:value-type="float" office:value="6904066">
            <text:p>6904066</text:p>
          </table:table-cell>
          <table:table-cell office:value-type="float" office:value="220856365">
            <text:p>220856365</text:p>
          </table:table-cell>
          <table:table-cell office:value-type="float" office:value="0">
            <text:p>0</text:p>
          </table:table-cell>
          <table:table-cell office:value-type="float" office:value="147237576">
            <text:p>147237576</text:p>
          </table:table-cell>
          <table:table-cell office:value-type="float" office:value="0">
            <text:p>0</text:p>
          </table:table-cell>
          <table:table-cell office:value-type="float" office:value="147237577">
            <text:p>147237577</text:p>
          </table:table-cell>
          <table:table-cell office:value-type="float" office:value="441550246">
            <text:p>441550246</text:p>
          </table:table-cell>
          <table:table-cell office:value-type="float" office:value="73618788">
            <text:p>73618788</text:p>
          </table:table-cell>
          <table:table-cell office:value-type="float" office:value="530">
            <text:p>530</text:p>
          </table:table-cell>
          <table:table-cell office:value-type="float" office:value="294475154">
            <text:p>294475154</text:p>
          </table:table-cell>
          <table:table-cell office:value-type="float" office:value="441712730">
            <text:p>441712730</text:p>
          </table:table-cell>
          <table:table-cell office:value-type="float" office:value="1467407226">
            <text:p>1467407226</text:p>
          </table:table-cell>
          <table:table-cell office:value-type="float" office:value="5293701171">
            <text:p>5293701171</text:p>
          </table:table-cell>
          <table:table-cell office:value-type="float" office:value="353881835">
            <text:p>353881835</text:p>
          </table:table-cell>
          <table:table-cell office:value-type="float" office:value="94665527">
            <text:p>9466552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525205075">
            <text:p>525205075</text:p>
          </table:table-cell>
          <table:table-cell office:value-type="float" office:value="6323143">
            <text:p>6323143</text:p>
          </table:table-cell>
          <table:table-cell office:value-type="float" office:value="550949595">
            <text:p>550949595</text:p>
          </table:table-cell>
          <table:table-cell office:value-type="float" office:value="1529679778">
            <text:p>1529679778</text:p>
          </table:table-cell>
          <table:table-cell office:value-type="float" office:value="549529021">
            <text:p>549529021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186699168">
            <text:p>3186699168</text:p>
          </table:table-cell>
          <table:table-cell table:number-columns-repeated="11" office:value-type="float" office:value="0">
            <text:p>0</text:p>
          </table:table-cell>
          <table:table-cell office:value-type="float" office:value="805306560">
            <text:p>805306560</text:p>
          </table:table-cell>
          <table:table-cell office:value-type="float" office:value="549690896">
            <text:p>549690896</text:p>
          </table:table-cell>
          <table:table-cell table:number-columns-repeated="4" office:value-type="float" office:value="0">
            <text:p>0</text:p>
          </table:table-cell>
          <table:table-cell office:value-type="float" office:value="550949595">
            <text:p>550949595</text:p>
          </table:table-cell>
          <table:table-cell office:value-type="float" office:value="0">
            <text:p>0</text:p>
          </table:table-cell>
          <table:table-cell office:value-type="float" office:value="550949595">
            <text:p>550949595</text:p>
          </table:table-cell>
          <table:table-cell office:value-type="float" office:value="8647979">
            <text:p>8647979</text:p>
          </table:table-cell>
          <table:table-cell office:value-type="float" office:value="275474798">
            <text:p>275474798</text:p>
          </table:table-cell>
          <table:table-cell office:value-type="float" office:value="0">
            <text:p>0</text:p>
          </table:table-cell>
          <table:table-cell office:value-type="float" office:value="183649865">
            <text:p>183649865</text:p>
          </table:table-cell>
          <table:table-cell office:value-type="float" office:value="0">
            <text:p>0</text:p>
          </table:table-cell>
          <table:table-cell office:value-type="float" office:value="183649865">
            <text:p>183649865</text:p>
          </table:table-cell>
          <table:table-cell office:value-type="float" office:value="549580620">
            <text:p>549580620</text:p>
          </table:table-cell>
          <table:table-cell office:value-type="float" office:value="91824933">
            <text:p>91824933</text:p>
          </table:table-cell>
          <table:table-cell office:value-type="float" office:value="393873">
            <text:p>393873</text:p>
          </table:table-cell>
          <table:table-cell office:value-type="float" office:value="367299729">
            <text:p>367299729</text:p>
          </table:table-cell>
          <table:table-cell office:value-type="float" office:value="550949595">
            <text:p>550949595</text:p>
          </table:table-cell>
          <table:table-cell office:value-type="float" office:value="1941101074">
            <text:p>1941101074</text:p>
          </table:table-cell>
          <table:table-cell office:value-type="float" office:value="7087463378">
            <text:p>7087463378</text:p>
          </table:table-cell>
          <table:table-cell office:value-type="float" office:value="493652343">
            <text:p>493652343</text:p>
          </table:table-cell>
          <table:table-cell office:value-type="float" office:value="120239257">
            <text:p>12023925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474381101">
            <text:p>474381101</text:p>
          </table:table-cell>
          <table:table-cell office:value-type="float" office:value="5704622">
            <text:p>5704622</text:p>
          </table:table-cell>
          <table:table-cell office:value-type="float" office:value="496443950">
            <text:p>496443950</text:p>
          </table:table-cell>
          <table:table-cell office:value-type="float" office:value="1378776959">
            <text:p>1378776959</text:p>
          </table:table-cell>
          <table:table-cell office:value-type="float" office:value="495254804">
            <text:p>495254804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186689048">
            <text:p>3186689048</text:p>
          </table:table-cell>
          <table:table-cell table:number-columns-repeated="11" office:value-type="float" office:value="0">
            <text:p>0</text:p>
          </table:table-cell>
          <table:table-cell office:value-type="float" office:value="1073742080">
            <text:p>1073742080</text:p>
          </table:table-cell>
          <table:table-cell office:value-type="float" office:value="495004368">
            <text:p>495004368</text:p>
          </table:table-cell>
          <table:table-cell table:number-columns-repeated="4" office:value-type="float" office:value="0">
            <text:p>0</text:p>
          </table:table-cell>
          <table:table-cell office:value-type="float" office:value="496443950">
            <text:p>496443950</text:p>
          </table:table-cell>
          <table:table-cell office:value-type="float" office:value="0">
            <text:p>0</text:p>
          </table:table-cell>
          <table:table-cell office:value-type="float" office:value="496443950">
            <text:p>496443950</text:p>
          </table:table-cell>
          <table:table-cell office:value-type="float" office:value="7756952">
            <text:p>7756952</text:p>
          </table:table-cell>
          <table:table-cell office:value-type="float" office:value="248221975">
            <text:p>248221975</text:p>
          </table:table-cell>
          <table:table-cell office:value-type="float" office:value="0">
            <text:p>0</text:p>
          </table:table-cell>
          <table:table-cell office:value-type="float" office:value="165481316">
            <text:p>165481316</text:p>
          </table:table-cell>
          <table:table-cell office:value-type="float" office:value="0">
            <text:p>0</text:p>
          </table:table-cell>
          <table:table-cell office:value-type="float" office:value="165481317">
            <text:p>165481317</text:p>
          </table:table-cell>
          <table:table-cell office:value-type="float" office:value="495302231">
            <text:p>495302231</text:p>
          </table:table-cell>
          <table:table-cell office:value-type="float" office:value="82740658">
            <text:p>82740658</text:p>
          </table:table-cell>
          <table:table-cell office:value-type="float" office:value="563">
            <text:p>563</text:p>
          </table:table-cell>
          <table:table-cell office:value-type="float" office:value="330962634">
            <text:p>330962634</text:p>
          </table:table-cell>
          <table:table-cell office:value-type="float" office:value="496443950">
            <text:p>496443950</text:p>
          </table:table-cell>
          <table:table-cell office:value-type="float" office:value="1863708496">
            <text:p>1863708496</text:p>
          </table:table-cell>
          <table:table-cell office:value-type="float" office:value="6954040527">
            <text:p>6954040527</text:p>
          </table:table-cell>
          <table:table-cell office:value-type="float" office:value="396545410">
            <text:p>396545410</text:p>
          </table:table-cell>
          <table:table-cell office:value-type="float" office:value="106567382">
            <text:p>10656738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521322927">
            <text:p>521322927</text:p>
          </table:table-cell>
          <table:table-cell office:value-type="float" office:value="6436760">
            <text:p>6436760</text:p>
          </table:table-cell>
          <table:table-cell office:value-type="float" office:value="558711119">
            <text:p>558711119</text:p>
          </table:table-cell>
          <table:table-cell office:value-type="float" office:value="1549190681">
            <text:p>1549190681</text:p>
          </table:table-cell>
          <table:table-cell office:value-type="float" office:value="548016125">
            <text:p>548016125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85297">
            <text:p>685297</text:p>
          </table:table-cell>
          <table:table-cell table:number-columns-repeated="14" office:value-type="float" office:value="3193267202">
            <text:p>3193267202</text:p>
          </table:table-cell>
          <table:table-cell office:value-type="float" office:value="3776992">
            <text:p>3776992</text:p>
          </table:table-cell>
          <table:table-cell table:number-columns-repeated="4" office:value-type="float" office:value="0">
            <text:p>0</text:p>
          </table:table-cell>
          <table:table-cell office:value-type="float" office:value="2728388">
            <text:p>2728388</text:p>
          </table:table-cell>
          <table:table-cell office:value-type="float" office:value="16354">
            <text:p>16354</text:p>
          </table:table-cell>
          <table:table-cell office:value-type="float" office:value="1765370">
            <text:p>1765370</text:p>
          </table:table-cell>
          <table:table-cell office:value-type="float" office:value="433008">
            <text:p>433008</text:p>
          </table:table-cell>
          <table:table-cell table:number-columns-repeated="2" office:value-type="float" office:value="0">
            <text:p>0</text:p>
          </table:table-cell>
          <table:table-cell office:value-type="float" office:value="1342177600">
            <text:p>1342177600</text:p>
          </table:table-cell>
          <table:table-cell table:number-columns-repeated="5" office:value-type="float" office:value="0">
            <text:p>0</text:p>
          </table:table-cell>
          <table:table-cell office:value-type="float" office:value="558711119">
            <text:p>558711119</text:p>
          </table:table-cell>
          <table:table-cell office:value-type="float" office:value="0">
            <text:p>0</text:p>
          </table:table-cell>
          <table:table-cell office:value-type="float" office:value="558711119">
            <text:p>558711119</text:p>
          </table:table-cell>
          <table:table-cell office:value-type="float" office:value="8729939">
            <text:p>8729939</text:p>
          </table:table-cell>
          <table:table-cell office:value-type="float" office:value="279355560">
            <text:p>279355560</text:p>
          </table:table-cell>
          <table:table-cell office:value-type="float" office:value="0">
            <text:p>0</text:p>
          </table:table-cell>
          <table:table-cell office:value-type="float" office:value="186237040">
            <text:p>186237040</text:p>
          </table:table-cell>
          <table:table-cell office:value-type="float" office:value="0">
            <text:p>0</text:p>
          </table:table-cell>
          <table:table-cell office:value-type="float" office:value="186237039">
            <text:p>186237039</text:p>
          </table:table-cell>
          <table:table-cell office:value-type="float" office:value="558446671">
            <text:p>558446671</text:p>
          </table:table-cell>
          <table:table-cell office:value-type="float" office:value="93118519">
            <text:p>93118519</text:p>
          </table:table-cell>
          <table:table-cell office:value-type="float" office:value="397756">
            <text:p>397756</text:p>
          </table:table-cell>
          <table:table-cell office:value-type="float" office:value="372474079">
            <text:p>372474079</text:p>
          </table:table-cell>
          <table:table-cell office:value-type="float" office:value="558711119">
            <text:p>558711119</text:p>
          </table:table-cell>
          <table:table-cell office:value-type="float" office:value="2177917480">
            <text:p>2177917480</text:p>
          </table:table-cell>
          <table:table-cell office:value-type="float" office:value="8860839843">
            <text:p>8860839843</text:p>
          </table:table-cell>
          <table:table-cell office:value-type="float" office:value="1711181640">
            <text:p>1711181640</text:p>
          </table:table-cell>
          <table:table-cell office:value-type="float" office:value="188354492">
            <text:p>18835449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552068295">
            <text:p>552068295</text:p>
          </table:table-cell>
          <table:table-cell office:value-type="float" office:value="6643989">
            <text:p>6643989</text:p>
          </table:table-cell>
          <table:table-cell office:value-type="float" office:value="578249778">
            <text:p>578249778</text:p>
          </table:table-cell>
          <table:table-cell office:value-type="float" office:value="1604047136">
            <text:p>1604047136</text:p>
          </table:table-cell>
          <table:table-cell office:value-type="float" office:value="576803978">
            <text:p>576803978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186584762">
            <text:p>3186584762</text:p>
          </table:table-cell>
          <table:table-cell table:number-columns-repeated="11" office:value-type="float" office:value="0">
            <text:p>0</text:p>
          </table:table-cell>
          <table:table-cell office:value-type="float" office:value="1610613120">
            <text:p>1610613120</text:p>
          </table:table-cell>
          <table:table-cell office:value-type="float" office:value="577383336">
            <text:p>577383336</text:p>
          </table:table-cell>
          <table:table-cell table:number-columns-repeated="4" office:value-type="float" office:value="0">
            <text:p>0</text:p>
          </table:table-cell>
          <table:table-cell office:value-type="float" office:value="578249778">
            <text:p>578249778</text:p>
          </table:table-cell>
          <table:table-cell office:value-type="float" office:value="0">
            <text:p>0</text:p>
          </table:table-cell>
          <table:table-cell office:value-type="float" office:value="578249778">
            <text:p>578249778</text:p>
          </table:table-cell>
          <table:table-cell office:value-type="float" office:value="9035166">
            <text:p>9035166</text:p>
          </table:table-cell>
          <table:table-cell office:value-type="float" office:value="289124889">
            <text:p>289124889</text:p>
          </table:table-cell>
          <table:table-cell office:value-type="float" office:value="0">
            <text:p>0</text:p>
          </table:table-cell>
          <table:table-cell office:value-type="float" office:value="192749926">
            <text:p>192749926</text:p>
          </table:table-cell>
          <table:table-cell office:value-type="float" office:value="0">
            <text:p>0</text:p>
          </table:table-cell>
          <table:table-cell office:value-type="float" office:value="192749926">
            <text:p>192749926</text:p>
          </table:table-cell>
          <table:table-cell office:value-type="float" office:value="578161981">
            <text:p>578161981</text:p>
          </table:table-cell>
          <table:table-cell office:value-type="float" office:value="96374963">
            <text:p>96374963</text:p>
          </table:table-cell>
          <table:table-cell office:value-type="float" office:value="2184">
            <text:p>2184</text:p>
          </table:table-cell>
          <table:table-cell office:value-type="float" office:value="385499852">
            <text:p>385499852</text:p>
          </table:table-cell>
          <table:table-cell office:value-type="float" office:value="578249778">
            <text:p>578249778</text:p>
          </table:table-cell>
          <table:table-cell office:value-type="float" office:value="2369079589">
            <text:p>2369079589</text:p>
          </table:table-cell>
          <table:table-cell office:value-type="float" office:value="8721374511">
            <text:p>8721374511</text:p>
          </table:table-cell>
          <table:table-cell office:value-type="float" office:value="487182617">
            <text:p>487182617</text:p>
          </table:table-cell>
          <table:table-cell office:value-type="float" office:value="124084472">
            <text:p>12408447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667092748">
            <text:p>667092748</text:p>
          </table:table-cell>
          <table:table-cell office:value-type="float" office:value="8096923">
            <text:p>8096923</text:p>
          </table:table-cell>
          <table:table-cell office:value-type="float" office:value="706107526">
            <text:p>706107526</text:p>
          </table:table-cell>
          <table:table-cell office:value-type="float" office:value="1944171070">
            <text:p>1944171070</text:p>
          </table:table-cell>
          <table:table-cell office:value-type="float" office:value="705573741">
            <text:p>705573741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685293">
            <text:p>685293</text:p>
          </table:table-cell>
          <table:table-cell table:number-columns-repeated="2" office:value-type="float" office:value="3718758576">
            <text:p>3718758576</text:p>
          </table:table-cell>
          <table:table-cell table:number-columns-repeated="12" office:value-type="float" office:value="3720084196">
            <text:p>3720084196</text:p>
          </table:table-cell>
          <table:table-cell office:value-type="float" office:value="3776967">
            <text:p>3776967</text:p>
          </table:table-cell>
          <table:table-cell table:number-columns-repeated="4" office:value-type="float" office:value="0">
            <text:p>0</text:p>
          </table:table-cell>
          <table:table-cell office:value-type="float" office:value="2728362">
            <text:p>2728362</text:p>
          </table:table-cell>
          <table:table-cell office:value-type="float" office:value="16354">
            <text:p>16354</text:p>
          </table:table-cell>
          <table:table-cell office:value-type="float" office:value="1765370">
            <text:p>1765370</text:p>
          </table:table-cell>
          <table:table-cell office:value-type="float" office:value="433404">
            <text:p>433404</text:p>
          </table:table-cell>
          <table:table-cell table:number-columns-repeated="2" office:value-type="float" office:value="0">
            <text:p>0</text:p>
          </table:table-cell>
          <table:table-cell office:value-type="float" office:value="1879048640">
            <text:p>1879048640</text:p>
          </table:table-cell>
          <table:table-cell office:value-type="float" office:value="705720912">
            <text:p>705720912</text:p>
          </table:table-cell>
          <table:table-cell table:number-columns-repeated="4" office:value-type="float" office:value="0">
            <text:p>0</text:p>
          </table:table-cell>
          <table:table-cell office:value-type="float" office:value="706107526">
            <text:p>706107526</text:p>
          </table:table-cell>
          <table:table-cell office:value-type="float" office:value="0">
            <text:p>0</text:p>
          </table:table-cell>
          <table:table-cell office:value-type="float" office:value="706107526">
            <text:p>706107526</text:p>
          </table:table-cell>
          <table:table-cell office:value-type="float" office:value="11032942">
            <text:p>11032942</text:p>
          </table:table-cell>
          <table:table-cell office:value-type="float" office:value="353053763">
            <text:p>353053763</text:p>
          </table:table-cell>
          <table:table-cell office:value-type="float" office:value="0">
            <text:p>0</text:p>
          </table:table-cell>
          <table:table-cell office:value-type="float" office:value="235369176">
            <text:p>235369176</text:p>
          </table:table-cell>
          <table:table-cell office:value-type="float" office:value="0">
            <text:p>0</text:p>
          </table:table-cell>
          <table:table-cell office:value-type="float" office:value="235369175">
            <text:p>235369175</text:p>
          </table:table-cell>
          <table:table-cell office:value-type="float" office:value="705715170">
            <text:p>705715170</text:p>
          </table:table-cell>
          <table:table-cell office:value-type="float" office:value="117684587">
            <text:p>117684587</text:p>
          </table:table-cell>
          <table:table-cell office:value-type="float" office:value="397336">
            <text:p>397336</text:p>
          </table:table-cell>
          <table:table-cell office:value-type="float" office:value="470738351">
            <text:p>470738351</text:p>
          </table:table-cell>
          <table:table-cell office:value-type="float" office:value="706107526">
            <text:p>706107526</text:p>
          </table:table-cell>
          <table:table-cell office:value-type="float" office:value="2514038085">
            <text:p>2514038085</text:p>
          </table:table-cell>
          <table:table-cell office:value-type="float" office:value="10560974121">
            <text:p>10560974121</text:p>
          </table:table-cell>
          <table:table-cell office:value-type="float" office:value="916198730">
            <text:p>916198730</text:p>
          </table:table-cell>
          <table:table-cell office:value-type="float" office:value="151367187">
            <text:p>15136718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741867110">
            <text:p>741867110</text:p>
          </table:table-cell>
          <table:table-cell office:value-type="float" office:value="8993088">
            <text:p>8993088</text:p>
          </table:table-cell>
          <table:table-cell office:value-type="float" office:value="784042321">
            <text:p>784042321</text:p>
          </table:table-cell>
          <table:table-cell office:value-type="float" office:value="2155452517">
            <text:p>2155452517</text:p>
          </table:table-cell>
          <table:table-cell office:value-type="float" office:value="783831629">
            <text:p>783831629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685293">
            <text:p>685293</text:p>
          </table:table-cell>
          <table:table-cell table:number-columns-repeated="2" office:value-type="float" office:value="4244431372">
            <text:p>4244431372</text:p>
          </table:table-cell>
          <table:table-cell table:number-columns-repeated="12" office:value-type="float" office:value="4244629914">
            <text:p>4244629914</text:p>
          </table:table-cell>
          <table:table-cell office:value-type="float" office:value="3776967">
            <text:p>3776967</text:p>
          </table:table-cell>
          <table:table-cell table:number-columns-repeated="4" office:value-type="float" office:value="0">
            <text:p>0</text:p>
          </table:table-cell>
          <table:table-cell office:value-type="float" office:value="2728362">
            <text:p>2728362</text:p>
          </table:table-cell>
          <table:table-cell office:value-type="float" office:value="16355">
            <text:p>16355</text:p>
          </table:table-cell>
          <table:table-cell office:value-type="float" office:value="1765375">
            <text:p>1765375</text:p>
          </table:table-cell>
          <table:table-cell office:value-type="float" office:value="433224">
            <text:p>433224</text:p>
          </table:table-cell>
          <table:table-cell table:number-columns-repeated="2" office:value-type="float" office:value="0">
            <text:p>0</text:p>
          </table:table-cell>
          <table:table-cell office:value-type="float" office:value="2147484160">
            <text:p>2147484160</text:p>
          </table:table-cell>
          <table:table-cell office:value-type="float" office:value="783955056">
            <text:p>783955056</text:p>
          </table:table-cell>
          <table:table-cell table:number-columns-repeated="4" office:value-type="float" office:value="0">
            <text:p>0</text:p>
          </table:table-cell>
          <table:table-cell office:value-type="float" office:value="784042321">
            <text:p>784042321</text:p>
          </table:table-cell>
          <table:table-cell office:value-type="float" office:value="0">
            <text:p>0</text:p>
          </table:table-cell>
          <table:table-cell office:value-type="float" office:value="784042321">
            <text:p>784042321</text:p>
          </table:table-cell>
          <table:table-cell office:value-type="float" office:value="12251735">
            <text:p>12251735</text:p>
          </table:table-cell>
          <table:table-cell office:value-type="float" office:value="392021160">
            <text:p>392021160</text:p>
          </table:table-cell>
          <table:table-cell office:value-type="float" office:value="0">
            <text:p>0</text:p>
          </table:table-cell>
          <table:table-cell office:value-type="float" office:value="261347440">
            <text:p>261347440</text:p>
          </table:table-cell>
          <table:table-cell office:value-type="float" office:value="0">
            <text:p>0</text:p>
          </table:table-cell>
          <table:table-cell office:value-type="float" office:value="261347441">
            <text:p>261347441</text:p>
          </table:table-cell>
          <table:table-cell office:value-type="float" office:value="783990180">
            <text:p>783990180</text:p>
          </table:table-cell>
          <table:table-cell office:value-type="float" office:value="130673721">
            <text:p>130673721</text:p>
          </table:table-cell>
          <table:table-cell office:value-type="float" office:value="75675">
            <text:p>75675</text:p>
          </table:table-cell>
          <table:table-cell office:value-type="float" office:value="522694881">
            <text:p>522694881</text:p>
          </table:table-cell>
          <table:table-cell office:value-type="float" office:value="784042321">
            <text:p>784042321</text:p>
          </table:table-cell>
          <table:table-cell office:value-type="float" office:value="2692504882">
            <text:p>2692504882</text:p>
          </table:table-cell>
          <table:table-cell office:value-type="float" office:value="11699829101">
            <text:p>11699829101</text:p>
          </table:table-cell>
          <table:table-cell office:value-type="float" office:value="864074707">
            <text:p>864074707</text:p>
          </table:table-cell>
          <table:table-cell office:value-type="float" office:value="166198730">
            <text:p>16619873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807950201">
            <text:p>807950201</text:p>
          </table:table-cell>
          <table:table-cell office:value-type="float" office:value="9750111">
            <text:p>9750111</text:p>
          </table:table-cell>
          <table:table-cell office:value-type="float" office:value="844124703">
            <text:p>844124703</text:p>
          </table:table-cell>
          <table:table-cell office:value-type="float" office:value="2346928052">
            <text:p>2346928052</text:p>
          </table:table-cell>
          <table:table-cell office:value-type="float" office:value="843437432">
            <text:p>843437432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766921546">
            <text:p>4766921546</text:p>
          </table:table-cell>
          <table:table-cell table:number-columns-repeated="11" office:value-type="float" office:value="0">
            <text:p>0</text:p>
          </table:table-cell>
          <table:table-cell office:value-type="float" office:value="2415919680">
            <text:p>2415919680</text:p>
          </table:table-cell>
          <table:table-cell table:number-columns-repeated="5" office:value-type="float" office:value="0">
            <text:p>0</text:p>
          </table:table-cell>
          <table:table-cell office:value-type="float" office:value="844124703">
            <text:p>844124703</text:p>
          </table:table-cell>
          <table:table-cell office:value-type="float" office:value="0">
            <text:p>0</text:p>
          </table:table-cell>
          <table:table-cell office:value-type="float" office:value="844124703">
            <text:p>844124703</text:p>
          </table:table-cell>
          <table:table-cell office:value-type="float" office:value="13189517">
            <text:p>13189517</text:p>
          </table:table-cell>
          <table:table-cell office:value-type="float" office:value="422062351">
            <text:p>422062351</text:p>
          </table:table-cell>
          <table:table-cell office:value-type="float" office:value="0">
            <text:p>0</text:p>
          </table:table-cell>
          <table:table-cell office:value-type="float" office:value="281374901">
            <text:p>281374901</text:p>
          </table:table-cell>
          <table:table-cell office:value-type="float" office:value="0">
            <text:p>0</text:p>
          </table:table-cell>
          <table:table-cell office:value-type="float" office:value="281374901">
            <text:p>281374901</text:p>
          </table:table-cell>
          <table:table-cell office:value-type="float" office:value="844124703">
            <text:p>844124703</text:p>
          </table:table-cell>
          <table:table-cell office:value-type="float" office:value="140687451">
            <text:p>140687451</text:p>
          </table:table-cell>
          <table:table-cell office:value-type="float" office:value="3770">
            <text:p>3770</text:p>
          </table:table-cell>
          <table:table-cell office:value-type="float" office:value="562749802">
            <text:p>562749802</text:p>
          </table:table-cell>
          <table:table-cell office:value-type="float" office:value="844124703">
            <text:p>844124703</text:p>
          </table:table-cell>
          <table:table-cell office:value-type="float" office:value="2812316894">
            <text:p>2812316894</text:p>
          </table:table-cell>
          <table:table-cell office:value-type="float" office:value="12601806640">
            <text:p>12601806640</text:p>
          </table:table-cell>
          <table:table-cell office:value-type="float" office:value="668823242">
            <text:p>668823242</text:p>
          </table:table-cell>
          <table:table-cell office:value-type="float" office:value="183593750">
            <text:p>18359375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947508161">
            <text:p>947508161</text:p>
          </table:table-cell>
          <table:table-cell office:value-type="float" office:value="11461457">
            <text:p>11461457</text:p>
          </table:table-cell>
          <table:table-cell office:value-type="float" office:value="990975563">
            <text:p>990975563</text:p>
          </table:table-cell>
          <table:table-cell office:value-type="float" office:value="2752447099">
            <text:p>2752447099</text:p>
          </table:table-cell>
          <table:table-cell office:value-type="float" office:value="990763209">
            <text:p>990763209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685302">
            <text:p>685302</text:p>
          </table:table-cell>
          <table:table-cell table:number-columns-repeated="14" office:value-type="float" office:value="5306799896">
            <text:p>5306799896</text:p>
          </table:table-cell>
          <table:table-cell office:value-type="float" office:value="3777001">
            <text:p>3777001</text:p>
          </table:table-cell>
          <table:table-cell table:number-columns-repeated="4" office:value-type="float" office:value="0">
            <text:p>0</text:p>
          </table:table-cell>
          <table:table-cell office:value-type="float" office:value="2728396">
            <text:p>2728396</text:p>
          </table:table-cell>
          <table:table-cell office:value-type="float" office:value="16356">
            <text:p>16356</text:p>
          </table:table-cell>
          <table:table-cell office:value-type="float" office:value="1765380">
            <text:p>1765380</text:p>
          </table:table-cell>
          <table:table-cell office:value-type="float" office:value="433276">
            <text:p>433276</text:p>
          </table:table-cell>
          <table:table-cell table:number-columns-repeated="2" office:value-type="float" office:value="0">
            <text:p>0</text:p>
          </table:table-cell>
          <table:table-cell office:value-type="float" office:value="2684355200">
            <text:p>2684355200</text:p>
          </table:table-cell>
          <table:table-cell table:number-columns-repeated="5" office:value-type="float" office:value="0">
            <text:p>0</text:p>
          </table:table-cell>
          <table:table-cell office:value-type="float" office:value="990975563">
            <text:p>990975563</text:p>
          </table:table-cell>
          <table:table-cell office:value-type="float" office:value="0">
            <text:p>0</text:p>
          </table:table-cell>
          <table:table-cell office:value-type="float" office:value="990975563">
            <text:p>990975563</text:p>
          </table:table-cell>
          <table:table-cell office:value-type="float" office:value="15484749">
            <text:p>15484749</text:p>
          </table:table-cell>
          <table:table-cell office:value-type="float" office:value="495487782">
            <text:p>495487782</text:p>
          </table:table-cell>
          <table:table-cell office:value-type="float" office:value="0">
            <text:p>0</text:p>
          </table:table-cell>
          <table:table-cell office:value-type="float" office:value="330325187">
            <text:p>330325187</text:p>
          </table:table-cell>
          <table:table-cell office:value-type="float" office:value="0">
            <text:p>0</text:p>
          </table:table-cell>
          <table:table-cell office:value-type="float" office:value="330325188">
            <text:p>330325188</text:p>
          </table:table-cell>
          <table:table-cell office:value-type="float" office:value="990956412">
            <text:p>990956412</text:p>
          </table:table-cell>
          <table:table-cell office:value-type="float" office:value="165162594">
            <text:p>165162594</text:p>
          </table:table-cell>
          <table:table-cell office:value-type="float" office:value="3716">
            <text:p>3716</text:p>
          </table:table-cell>
          <table:table-cell office:value-type="float" office:value="660650375">
            <text:p>660650375</text:p>
          </table:table-cell>
          <table:table-cell office:value-type="float" office:value="990975563">
            <text:p>990975563</text:p>
          </table:table-cell>
          <table:table-cell office:value-type="float" office:value="3137084960">
            <text:p>3137084960</text:p>
          </table:table-cell>
          <table:table-cell office:value-type="float" office:value="14106872558">
            <text:p>14106872558</text:p>
          </table:table-cell>
          <table:table-cell office:value-type="float" office:value="769226074">
            <text:p>769226074</text:p>
          </table:table-cell>
          <table:table-cell office:value-type="float" office:value="212585449">
            <text:p>21258544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1017894859">
            <text:p>1017894859</text:p>
          </table:table-cell>
          <table:table-cell office:value-type="float" office:value="12305781">
            <text:p>12305781</text:p>
          </table:table-cell>
          <table:table-cell office:value-type="float" office:value="1059640514">
            <text:p>1059640514</text:p>
          </table:table-cell>
          <table:table-cell office:value-type="float" office:value="2956799342">
            <text:p>2956799342</text:p>
          </table:table-cell>
          <table:table-cell office:value-type="float" office:value="1059337078">
            <text:p>1059337078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685301">
            <text:p>685301</text:p>
          </table:table-cell>
          <table:table-cell table:number-columns-repeated="14" office:value-type="float" office:value="5843099760">
            <text:p>5843099760</text:p>
          </table:table-cell>
          <table:table-cell office:value-type="float" office:value="3776991">
            <text:p>3776991</text:p>
          </table:table-cell>
          <table:table-cell table:number-columns-repeated="4" office:value-type="float" office:value="0">
            <text:p>0</text:p>
          </table:table-cell>
          <table:table-cell office:value-type="float" office:value="2728397">
            <text:p>2728397</text:p>
          </table:table-cell>
          <table:table-cell office:value-type="float" office:value="16393">
            <text:p>16393</text:p>
          </table:table-cell>
          <table:table-cell office:value-type="float" office:value="1765565">
            <text:p>1765565</text:p>
          </table:table-cell>
          <table:table-cell office:value-type="float" office:value="433375">
            <text:p>433375</text:p>
          </table:table-cell>
          <table:table-cell table:number-columns-repeated="2" office:value-type="float" office:value="0">
            <text:p>0</text:p>
          </table:table-cell>
          <table:table-cell office:value-type="float" office:value="2952790720">
            <text:p>2952790720</text:p>
          </table:table-cell>
          <table:table-cell office:value-type="float" office:value="1058506024">
            <text:p>1058506024</text:p>
          </table:table-cell>
          <table:table-cell table:number-columns-repeated="4" office:value-type="float" office:value="0">
            <text:p>0</text:p>
          </table:table-cell>
          <table:table-cell office:value-type="float" office:value="1059640514">
            <text:p>1059640514</text:p>
          </table:table-cell>
          <table:table-cell office:value-type="float" office:value="0">
            <text:p>0</text:p>
          </table:table-cell>
          <table:table-cell office:value-type="float" office:value="1059640514">
            <text:p>1059640514</text:p>
          </table:table-cell>
          <table:table-cell office:value-type="float" office:value="16557070">
            <text:p>16557070</text:p>
          </table:table-cell>
          <table:table-cell office:value-type="float" office:value="529820257">
            <text:p>529820257</text:p>
          </table:table-cell>
          <table:table-cell office:value-type="float" office:value="0">
            <text:p>0</text:p>
          </table:table-cell>
          <table:table-cell office:value-type="float" office:value="353213505">
            <text:p>353213505</text:p>
          </table:table-cell>
          <table:table-cell office:value-type="float" office:value="0">
            <text:p>0</text:p>
          </table:table-cell>
          <table:table-cell office:value-type="float" office:value="353213504">
            <text:p>353213504</text:p>
          </table:table-cell>
          <table:table-cell office:value-type="float" office:value="1059531454">
            <text:p>1059531454</text:p>
          </table:table-cell>
          <table:table-cell office:value-type="float" office:value="176606752">
            <text:p>176606752</text:p>
          </table:table-cell>
          <table:table-cell office:value-type="float" office:value="1058337915">
            <text:p>1058337915</text:p>
          </table:table-cell>
          <table:table-cell office:value-type="float" office:value="706427009">
            <text:p>706427009</text:p>
          </table:table-cell>
          <table:table-cell office:value-type="float" office:value="1059640514">
            <text:p>1059640514</text:p>
          </table:table-cell>
          <table:table-cell office:value-type="float" office:value="3377746582">
            <text:p>3377746582</text:p>
          </table:table-cell>
          <table:table-cell office:value-type="float" office:value="15167419433">
            <text:p>15167419433</text:p>
          </table:table-cell>
          <table:table-cell office:value-type="float" office:value="818786621">
            <text:p>818786621</text:p>
          </table:table-cell>
          <table:table-cell office:value-type="float" office:value="228027343">
            <text:p>22802734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1091378750">
            <text:p>1091378750</text:p>
          </table:table-cell>
          <table:table-cell office:value-type="float" office:value="13188225">
            <text:p>13188225</text:p>
          </table:table-cell>
          <table:table-cell office:value-type="float" office:value="1127939577">
            <text:p>1127939577</text:p>
          </table:table-cell>
          <table:table-cell office:value-type="float" office:value="3170165658">
            <text:p>3170165658</text:p>
          </table:table-cell>
          <table:table-cell office:value-type="float" office:value="1127432067">
            <text:p>1127432067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685301">
            <text:p>685301</text:p>
          </table:table-cell>
          <table:table-cell table:number-columns-repeated="2" office:value-type="float" office:value="6379934812">
            <text:p>6379934812</text:p>
          </table:table-cell>
          <table:table-cell table:number-columns-repeated="8" office:value-type="float" office:value="6379935576">
            <text:p>6379935576</text:p>
          </table:table-cell>
          <table:table-cell table:number-columns-repeated="2" office:value-type="float" office:value="6379932766">
            <text:p>6379932766</text:p>
          </table:table-cell>
          <table:table-cell table:number-columns-repeated="2" office:value-type="float" office:value="6379935576">
            <text:p>6379935576</text:p>
          </table:table-cell>
          <table:table-cell office:value-type="float" office:value="3777002">
            <text:p>3777002</text:p>
          </table:table-cell>
          <table:table-cell table:number-columns-repeated="4" office:value-type="float" office:value="0">
            <text:p>0</text:p>
          </table:table-cell>
          <table:table-cell office:value-type="float" office:value="2728397">
            <text:p>2728397</text:p>
          </table:table-cell>
          <table:table-cell office:value-type="float" office:value="16393">
            <text:p>16393</text:p>
          </table:table-cell>
          <table:table-cell office:value-type="float" office:value="1765565">
            <text:p>1765565</text:p>
          </table:table-cell>
          <table:table-cell office:value-type="float" office:value="433331">
            <text:p>433331</text:p>
          </table:table-cell>
          <table:table-cell table:number-columns-repeated="2" office:value-type="float" office:value="0">
            <text:p>0</text:p>
          </table:table-cell>
          <table:table-cell office:value-type="float" office:value="3221226240">
            <text:p>3221226240</text:p>
          </table:table-cell>
          <table:table-cell office:value-type="float" office:value="1125616824">
            <text:p>1125616824</text:p>
          </table:table-cell>
          <table:table-cell table:number-columns-repeated="4" office:value-type="float" office:value="0">
            <text:p>0</text:p>
          </table:table-cell>
          <table:table-cell office:value-type="float" office:value="1127939577">
            <text:p>1127939577</text:p>
          </table:table-cell>
          <table:table-cell office:value-type="float" office:value="0">
            <text:p>0</text:p>
          </table:table-cell>
          <table:table-cell office:value-type="float" office:value="1127939577">
            <text:p>1127939577</text:p>
          </table:table-cell>
          <table:table-cell office:value-type="float" office:value="17624069">
            <text:p>17624069</text:p>
          </table:table-cell>
          <table:table-cell office:value-type="float" office:value="563969788">
            <text:p>563969788</text:p>
          </table:table-cell>
          <table:table-cell office:value-type="float" office:value="0">
            <text:p>0</text:p>
          </table:table-cell>
          <table:table-cell office:value-type="float" office:value="375979859">
            <text:p>375979859</text:p>
          </table:table-cell>
          <table:table-cell office:value-type="float" office:value="0">
            <text:p>0</text:p>
          </table:table-cell>
          <table:table-cell office:value-type="float" office:value="375979859">
            <text:p>375979859</text:p>
          </table:table-cell>
          <table:table-cell office:value-type="float" office:value="0">
            <text:p>0</text:p>
          </table:table-cell>
          <table:table-cell office:value-type="float" office:value="187989930">
            <text:p>187989930</text:p>
          </table:table-cell>
          <table:table-cell office:value-type="float" office:value="1127257323">
            <text:p>1127257323</text:p>
          </table:table-cell>
          <table:table-cell office:value-type="float" office:value="751959718">
            <text:p>751959718</text:p>
          </table:table-cell>
          <table:table-cell office:value-type="float" office:value="1127939577">
            <text:p>1127939577</text:p>
          </table:table-cell>
          <table:table-cell office:value-type="float" office:value="3642822265">
            <text:p>3642822265</text:p>
          </table:table-cell>
          <table:table-cell office:value-type="float" office:value="16262939453">
            <text:p>16262939453</text:p>
          </table:table-cell>
          <table:table-cell office:value-type="float" office:value="876647949">
            <text:p>876647949</text:p>
          </table:table-cell>
          <table:table-cell office:value-type="float" office:value="244079589">
            <text:p>24407958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1214287856">
            <text:p>1214287856</text:p>
          </table:table-cell>
          <table:table-cell office:value-type="float" office:value="14662649">
            <text:p>14662649</text:p>
          </table:table-cell>
          <table:table-cell office:value-type="float" office:value="1264311132">
            <text:p>1264311132</text:p>
          </table:table-cell>
          <table:table-cell office:value-type="float" office:value="3527091749">
            <text:p>3527091749</text:p>
          </table:table-cell>
          <table:table-cell office:value-type="float" office:value="1263756344">
            <text:p>1263756344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85306">
            <text:p>685306</text:p>
          </table:table-cell>
          <table:table-cell table:number-columns-repeated="10" office:value-type="float" office:value="6905934882">
            <text:p>6905934882</text:p>
          </table:table-cell>
          <table:table-cell office:value-type="float" office:value="6904203417">
            <text:p>6904203417</text:p>
          </table:table-cell>
          <table:table-cell office:value-type="float" office:value="6904203427">
            <text:p>6904203427</text:p>
          </table:table-cell>
          <table:table-cell table:number-columns-repeated="2" office:value-type="float" office:value="6905934882">
            <text:p>6905934882</text:p>
          </table:table-cell>
          <table:table-cell office:value-type="float" office:value="3777002">
            <text:p>3777002</text:p>
          </table:table-cell>
          <table:table-cell table:number-columns-repeated="4" office:value-type="float" office:value="0">
            <text:p>0</text:p>
          </table:table-cell>
          <table:table-cell office:value-type="float" office:value="2728426">
            <text:p>2728426</text:p>
          </table:table-cell>
          <table:table-cell office:value-type="float" office:value="16391">
            <text:p>16391</text:p>
          </table:table-cell>
          <table:table-cell office:value-type="float" office:value="1765555">
            <text:p>1765555</text:p>
          </table:table-cell>
          <table:table-cell office:value-type="float" office:value="433314">
            <text:p>433314</text:p>
          </table:table-cell>
          <table:table-cell table:number-columns-repeated="2" office:value-type="float" office:value="0">
            <text:p>0</text:p>
          </table:table-cell>
          <table:table-cell office:value-type="float" office:value="3489661760">
            <text:p>3489661760</text:p>
          </table:table-cell>
          <table:table-cell office:value-type="float" office:value="1264268872">
            <text:p>1264268872</text:p>
          </table:table-cell>
          <table:table-cell table:number-columns-repeated="4" office:value-type="float" office:value="0">
            <text:p>0</text:p>
          </table:table-cell>
          <table:table-cell office:value-type="float" office:value="1264311132">
            <text:p>1264311132</text:p>
          </table:table-cell>
          <table:table-cell office:value-type="float" office:value="0">
            <text:p>0</text:p>
          </table:table-cell>
          <table:table-cell office:value-type="float" office:value="1264311132">
            <text:p>1264311132</text:p>
          </table:table-cell>
          <table:table-cell office:value-type="float" office:value="19754863">
            <text:p>19754863</text:p>
          </table:table-cell>
          <table:table-cell office:value-type="float" office:value="632155566">
            <text:p>632155566</text:p>
          </table:table-cell>
          <table:table-cell office:value-type="float" office:value="0">
            <text:p>0</text:p>
          </table:table-cell>
          <table:table-cell office:value-type="float" office:value="421437044">
            <text:p>421437044</text:p>
          </table:table-cell>
          <table:table-cell office:value-type="float" office:value="0">
            <text:p>0</text:p>
          </table:table-cell>
          <table:table-cell office:value-type="float" office:value="421437044">
            <text:p>421437044</text:p>
          </table:table-cell>
          <table:table-cell office:value-type="float" office:value="0">
            <text:p>0</text:p>
          </table:table-cell>
          <table:table-cell office:value-type="float" office:value="210718522">
            <text:p>210718522</text:p>
          </table:table-cell>
          <table:table-cell office:value-type="float" office:value="1263619515">
            <text:p>1263619515</text:p>
          </table:table-cell>
          <table:table-cell office:value-type="float" office:value="842874088">
            <text:p>842874088</text:p>
          </table:table-cell>
          <table:table-cell office:value-type="float" office:value="1264311132">
            <text:p>1264311132</text:p>
          </table:table-cell>
          <table:table-cell office:value-type="float" office:value="4069763183">
            <text:p>4069763183</text:p>
          </table:table-cell>
          <table:table-cell office:value-type="float" office:value="18138427734">
            <text:p>18138427734</text:p>
          </table:table-cell>
          <table:table-cell office:value-type="float" office:value="982971191">
            <text:p>982971191</text:p>
          </table:table-cell>
          <table:table-cell office:value-type="float" office:value="272399902">
            <text:p>27239990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292198045">
            <text:p>1292198045</text:p>
          </table:table-cell>
          <table:table-cell office:value-type="float" office:value="15605036">
            <text:p>15605036</text:p>
          </table:table-cell>
          <table:table-cell office:value-type="float" office:value="1340600510">
            <text:p>1340600510</text:p>
          </table:table-cell>
          <table:table-cell office:value-type="float" office:value="3755963285">
            <text:p>3755963285</text:p>
          </table:table-cell>
          <table:table-cell office:value-type="float" office:value="1338358405">
            <text:p>1338358405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685311">
            <text:p>685311</text:p>
          </table:table-cell>
          <table:table-cell table:number-columns-repeated="2" office:value-type="float" office:value="7432244768">
            <text:p>7432244768</text:p>
          </table:table-cell>
          <table:table-cell table:number-columns-repeated="8" office:value-type="float" office:value="7432342862">
            <text:p>7432342862</text:p>
          </table:table-cell>
          <table:table-cell office:value-type="float" office:value="7430507333">
            <text:p>7430507333</text:p>
          </table:table-cell>
          <table:table-cell office:value-type="float" office:value="7430505995">
            <text:p>7430505995</text:p>
          </table:table-cell>
          <table:table-cell table:number-columns-repeated="2" office:value-type="float" office:value="7432342862">
            <text:p>7432342862</text:p>
          </table:table-cell>
          <table:table-cell office:value-type="float" office:value="3777034">
            <text:p>3777034</text:p>
          </table:table-cell>
          <table:table-cell table:number-columns-repeated="4" office:value-type="float" office:value="0">
            <text:p>0</text:p>
          </table:table-cell>
          <table:table-cell office:value-type="float" office:value="2728435">
            <text:p>2728435</text:p>
          </table:table-cell>
          <table:table-cell office:value-type="float" office:value="16398">
            <text:p>16398</text:p>
          </table:table-cell>
          <table:table-cell office:value-type="float" office:value="1765750">
            <text:p>1765750</text:p>
          </table:table-cell>
          <table:table-cell office:value-type="float" office:value="433594">
            <text:p>433594</text:p>
          </table:table-cell>
          <table:table-cell table:number-columns-repeated="2" office:value-type="float" office:value="0">
            <text:p>0</text:p>
          </table:table-cell>
          <table:table-cell office:value-type="float" office:value="3758097280">
            <text:p>3758097280</text:p>
          </table:table-cell>
          <table:table-cell office:value-type="float" office:value="1329529880">
            <text:p>1329529880</text:p>
          </table:table-cell>
          <table:table-cell table:number-columns-repeated="4" office:value-type="float" office:value="0">
            <text:p>0</text:p>
          </table:table-cell>
          <table:table-cell office:value-type="float" office:value="1340600510">
            <text:p>1340600510</text:p>
          </table:table-cell>
          <table:table-cell office:value-type="float" office:value="0">
            <text:p>0</text:p>
          </table:table-cell>
          <table:table-cell office:value-type="float" office:value="1340600510">
            <text:p>1340600510</text:p>
          </table:table-cell>
          <table:table-cell office:value-type="float" office:value="20949043">
            <text:p>20949043</text:p>
          </table:table-cell>
          <table:table-cell office:value-type="float" office:value="670300255">
            <text:p>670300255</text:p>
          </table:table-cell>
          <table:table-cell office:value-type="float" office:value="0">
            <text:p>0</text:p>
          </table:table-cell>
          <table:table-cell office:value-type="float" office:value="446866837">
            <text:p>446866837</text:p>
          </table:table-cell>
          <table:table-cell office:value-type="float" office:value="0">
            <text:p>0</text:p>
          </table:table-cell>
          <table:table-cell office:value-type="float" office:value="446866836">
            <text:p>446866836</text:p>
          </table:table-cell>
          <table:table-cell office:value-type="float" office:value="1337960673">
            <text:p>1337960673</text:p>
          </table:table-cell>
          <table:table-cell office:value-type="float" office:value="223433418">
            <text:p>223433418</text:p>
          </table:table-cell>
          <table:table-cell office:value-type="float" office:value="1338267235">
            <text:p>1338267235</text:p>
          </table:table-cell>
          <table:table-cell office:value-type="float" office:value="893733673">
            <text:p>893733673</text:p>
          </table:table-cell>
          <table:table-cell office:value-type="float" office:value="1340600510">
            <text:p>1340600510</text:p>
          </table:table-cell>
          <table:table-cell office:value-type="float" office:value="4315307617">
            <text:p>4315307617</text:p>
          </table:table-cell>
          <table:table-cell office:value-type="float" office:value="19290344238">
            <text:p>19290344238</text:p>
          </table:table-cell>
          <table:table-cell office:value-type="float" office:value="1063232421">
            <text:p>1063232421</text:p>
          </table:table-cell>
          <table:table-cell office:value-type="float" office:value="290832519">
            <text:p>29083251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1366056349">
            <text:p>1366056349</text:p>
          </table:table-cell>
          <table:table-cell office:value-type="float" office:value="16510579">
            <text:p>16510579</text:p>
          </table:table-cell>
          <table:table-cell office:value-type="float" office:value="1411288761">
            <text:p>1411288761</text:p>
          </table:table-cell>
          <table:table-cell office:value-type="float" office:value="3977353967">
            <text:p>3977353967</text:p>
          </table:table-cell>
          <table:table-cell office:value-type="float" office:value="1410061784">
            <text:p>1410061784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835218">
            <text:p>835218</text:p>
          </table:table-cell>
          <table:table-cell table:number-columns-repeated="10" office:value-type="float" office:value="7958984236">
            <text:p>7958984236</text:p>
          </table:table-cell>
          <table:table-cell office:value-type="float" office:value="7957250898">
            <text:p>7957250898</text:p>
          </table:table-cell>
          <table:table-cell office:value-type="float" office:value="7957251128">
            <text:p>7957251128</text:p>
          </table:table-cell>
          <table:table-cell table:number-columns-repeated="2" office:value-type="float" office:value="7958984236">
            <text:p>7958984236</text:p>
          </table:table-cell>
          <table:table-cell office:value-type="float" office:value="3846922">
            <text:p>3846922</text:p>
          </table:table-cell>
          <table:table-cell table:number-columns-repeated="4" office:value-type="float" office:value="0">
            <text:p>0</text:p>
          </table:table-cell>
          <table:table-cell office:value-type="float" office:value="3323911">
            <text:p>3323911</text:p>
          </table:table-cell>
          <table:table-cell office:value-type="float" office:value="23877">
            <text:p>23877</text:p>
          </table:table-cell>
          <table:table-cell office:value-type="float" office:value="2441787">
            <text:p>2441787</text:p>
          </table:table-cell>
          <table:table-cell office:value-type="float" office:value="588604">
            <text:p>588604</text:p>
          </table:table-cell>
          <table:table-cell table:number-columns-repeated="2" office:value-type="float" office:value="0">
            <text:p>0</text:p>
          </table:table-cell>
          <table:table-cell office:value-type="float" office:value="4026532800">
            <text:p>4026532800</text:p>
          </table:table-cell>
          <table:table-cell office:value-type="float" office:value="1401743264">
            <text:p>1401743264</text:p>
          </table:table-cell>
          <table:table-cell table:number-columns-repeated="4" office:value-type="float" office:value="0">
            <text:p>0</text:p>
          </table:table-cell>
          <table:table-cell office:value-type="float" office:value="1411288761">
            <text:p>1411288761</text:p>
          </table:table-cell>
          <table:table-cell office:value-type="float" office:value="0">
            <text:p>0</text:p>
          </table:table-cell>
          <table:table-cell office:value-type="float" office:value="1411288761">
            <text:p>1411288761</text:p>
          </table:table-cell>
          <table:table-cell office:value-type="float" office:value="22051399">
            <text:p>22051399</text:p>
          </table:table-cell>
          <table:table-cell office:value-type="float" office:value="705644381">
            <text:p>705644381</text:p>
          </table:table-cell>
          <table:table-cell office:value-type="float" office:value="0">
            <text:p>0</text:p>
          </table:table-cell>
          <table:table-cell office:value-type="float" office:value="470429587">
            <text:p>470429587</text:p>
          </table:table-cell>
          <table:table-cell office:value-type="float" office:value="0">
            <text:p>0</text:p>
          </table:table-cell>
          <table:table-cell office:value-type="float" office:value="470429587">
            <text:p>470429587</text:p>
          </table:table-cell>
          <table:table-cell office:value-type="float" office:value="1406774819">
            <text:p>1406774819</text:p>
          </table:table-cell>
          <table:table-cell office:value-type="float" office:value="235214793">
            <text:p>235214793</text:p>
          </table:table-cell>
          <table:table-cell office:value-type="float" office:value="1407823206">
            <text:p>1407823206</text:p>
          </table:table-cell>
          <table:table-cell office:value-type="float" office:value="940859174">
            <text:p>940859174</text:p>
          </table:table-cell>
          <table:table-cell office:value-type="float" office:value="1411288761">
            <text:p>1411288761</text:p>
          </table:table-cell>
          <table:table-cell office:value-type="float" office:value="4543334960">
            <text:p>4543334960</text:p>
          </table:table-cell>
          <table:table-cell office:value-type="float" office:value="20404602050">
            <text:p>20404602050</text:p>
          </table:table-cell>
          <table:table-cell office:value-type="float" office:value="1110229492">
            <text:p>1110229492</text:p>
          </table:table-cell>
          <table:table-cell office:value-type="float" office:value="309265136">
            <text:p>30926513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1489129736">
            <text:p>1489129736</text:p>
          </table:table-cell>
          <table:table-cell office:value-type="float" office:value="17986843">
            <text:p>17986843</text:p>
          </table:table-cell>
          <table:table-cell office:value-type="float" office:value="1547023612">
            <text:p>1547023612</text:p>
          </table:table-cell>
          <table:table-cell office:value-type="float" office:value="39751522">
            <text:p>39751522</text:p>
          </table:table-cell>
          <table:table-cell office:value-type="float" office:value="1546849252">
            <text:p>154684925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847043">
            <text:p>847043</text:p>
          </table:table-cell>
          <table:table-cell table:number-columns-repeated="10" office:value-type="float" office:value="8494404216">
            <text:p>8494404216</text:p>
          </table:table-cell>
          <table:table-cell office:value-type="float" office:value="8492401173">
            <text:p>8492401173</text:p>
          </table:table-cell>
          <table:table-cell office:value-type="float" office:value="8492401333">
            <text:p>8492401333</text:p>
          </table:table-cell>
          <table:table-cell table:number-columns-repeated="2" office:value-type="float" office:value="8494404216">
            <text:p>8494404216</text:p>
          </table:table-cell>
          <table:table-cell office:value-type="float" office:value="4423752">
            <text:p>4423752</text:p>
          </table:table-cell>
          <table:table-cell table:number-columns-repeated="4" office:value-type="float" office:value="0">
            <text:p>0</text:p>
          </table:table-cell>
          <table:table-cell office:value-type="float" office:value="3367980">
            <text:p>3367980</text:p>
          </table:table-cell>
          <table:table-cell office:value-type="float" office:value="23877">
            <text:p>23877</text:p>
          </table:table-cell>
          <table:table-cell office:value-type="float" office:value="2469692">
            <text:p>2469692</text:p>
          </table:table-cell>
          <table:table-cell office:value-type="float" office:value="594266">
            <text:p>594266</text:p>
          </table:table-cell>
          <table:table-cell table:number-columns-repeated="2"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1547023320">
            <text:p>1547023320</text:p>
          </table:table-cell>
          <table:table-cell table:number-columns-repeated="4" office:value-type="float" office:value="0">
            <text:p>0</text:p>
          </table:table-cell>
          <table:table-cell office:value-type="float" office:value="1547023612">
            <text:p>1547023612</text:p>
          </table:table-cell>
          <table:table-cell office:value-type="float" office:value="0">
            <text:p>0</text:p>
          </table:table-cell>
          <table:table-cell office:value-type="float" office:value="1547023612">
            <text:p>1547023612</text:p>
          </table:table-cell>
          <table:table-cell office:value-type="float" office:value="24173754">
            <text:p>24173754</text:p>
          </table:table-cell>
          <table:table-cell office:value-type="float" office:value="773511806">
            <text:p>773511806</text:p>
          </table:table-cell>
          <table:table-cell office:value-type="float" office:value="0">
            <text:p>0</text:p>
          </table:table-cell>
          <table:table-cell office:value-type="float" office:value="515674538">
            <text:p>515674538</text:p>
          </table:table-cell>
          <table:table-cell office:value-type="float" office:value="0">
            <text:p>0</text:p>
          </table:table-cell>
          <table:table-cell office:value-type="float" office:value="515674537">
            <text:p>515674537</text:p>
          </table:table-cell>
          <table:table-cell office:value-type="float" office:value="1546618399">
            <text:p>1546618399</text:p>
          </table:table-cell>
          <table:table-cell office:value-type="float" office:value="257837269">
            <text:p>257837269</text:p>
          </table:table-cell>
          <table:table-cell office:value-type="float" office:value="1545916818">
            <text:p>1545916818</text:p>
          </table:table-cell>
          <table:table-cell office:value-type="float" office:value="1031349074">
            <text:p>1031349074</text:p>
          </table:table-cell>
          <table:table-cell office:value-type="float" office:value="1547023612">
            <text:p>1547023612</text:p>
          </table:table-cell>
          <table:table-cell office:value-type="float" office:value="4975585937">
            <text:p>4975585937</text:p>
          </table:table-cell>
          <table:table-cell office:value-type="float" office:value="22309326171">
            <text:p>22309326171</text:p>
          </table:table-cell>
          <table:table-cell office:value-type="float" office:value="1219177246">
            <text:p>1219177246</text:p>
          </table:table-cell>
          <table:table-cell office:value-type="float" office:value="338500976">
            <text:p>33850097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1563667554">
            <text:p>1563667554</text:p>
          </table:table-cell>
          <table:table-cell office:value-type="float" office:value="18872307">
            <text:p>18872307</text:p>
          </table:table-cell>
          <table:table-cell office:value-type="float" office:value="1620651626">
            <text:p>1620651626</text:p>
          </table:table-cell>
          <table:table-cell office:value-type="float" office:value="247374933">
            <text:p>247374933</text:p>
          </table:table-cell>
          <table:table-cell office:value-type="float" office:value="1620426682">
            <text:p>1620426682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815080">
            <text:p>815080</text:p>
          </table:table-cell>
          <table:table-cell table:number-columns-repeated="2" office:value-type="float" office:value="9031565634">
            <text:p>9031565634</text:p>
          </table:table-cell>
          <table:table-cell table:number-columns-repeated="8" office:value-type="float" office:value="9031938948">
            <text:p>9031938948</text:p>
          </table:table-cell>
          <table:table-cell office:value-type="float" office:value="9026936939">
            <text:p>9026936939</text:p>
          </table:table-cell>
          <table:table-cell office:value-type="float" office:value="9026937008">
            <text:p>9026937008</text:p>
          </table:table-cell>
          <table:table-cell table:number-columns-repeated="2" office:value-type="float" office:value="9031938948">
            <text:p>9031938948</text:p>
          </table:table-cell>
          <table:table-cell office:value-type="float" office:value="4296112">
            <text:p>4296112</text:p>
          </table:table-cell>
          <table:table-cell table:number-columns-repeated="4" office:value-type="float" office:value="0">
            <text:p>0</text:p>
          </table:table-cell>
          <table:table-cell office:value-type="float" office:value="3247508">
            <text:p>3247508</text:p>
          </table:table-cell>
          <table:table-cell office:value-type="float" office:value="16356">
            <text:p>16356</text:p>
          </table:table-cell>
          <table:table-cell office:value-type="float" office:value="2284500">
            <text:p>2284500</text:p>
          </table:table-cell>
          <table:table-cell office:value-type="float" office:value="566866">
            <text:p>566866</text:p>
          </table:table-cell>
          <table:table-cell table:number-columns-repeated="2" office:value-type="float" office:value="0">
            <text:p>0</text:p>
          </table:table-cell>
          <table:table-cell office:value-type="float" office:value="268436544">
            <text:p>268436544</text:p>
          </table:table-cell>
          <table:table-cell office:value-type="float" office:value="1620715728">
            <text:p>1620715728</text:p>
          </table:table-cell>
          <table:table-cell table:number-columns-repeated="4" office:value-type="float" office:value="0">
            <text:p>0</text:p>
          </table:table-cell>
          <table:table-cell office:value-type="float" office:value="1620651626">
            <text:p>1620651626</text:p>
          </table:table-cell>
          <table:table-cell office:value-type="float" office:value="0">
            <text:p>0</text:p>
          </table:table-cell>
          <table:table-cell office:value-type="float" office:value="1620651626">
            <text:p>1620651626</text:p>
          </table:table-cell>
          <table:table-cell office:value-type="float" office:value="25324483">
            <text:p>25324483</text:p>
          </table:table-cell>
          <table:table-cell office:value-type="float" office:value="810325813">
            <text:p>810325813</text:p>
          </table:table-cell>
          <table:table-cell office:value-type="float" office:value="0">
            <text:p>0</text:p>
          </table:table-cell>
          <table:table-cell office:value-type="float" office:value="540217209">
            <text:p>540217209</text:p>
          </table:table-cell>
          <table:table-cell office:value-type="float" office:value="0">
            <text:p>0</text:p>
          </table:table-cell>
          <table:table-cell office:value-type="float" office:value="540217208">
            <text:p>540217208</text:p>
          </table:table-cell>
          <table:table-cell office:value-type="float" office:value="0">
            <text:p>0</text:p>
          </table:table-cell>
          <table:table-cell office:value-type="float" office:value="270108604">
            <text:p>270108604</text:p>
          </table:table-cell>
          <table:table-cell office:value-type="float" office:value="1619982697">
            <text:p>1619982697</text:p>
          </table:table-cell>
          <table:table-cell office:value-type="float" office:value="1080434417">
            <text:p>1080434417</text:p>
          </table:table-cell>
          <table:table-cell office:value-type="float" office:value="1620651626">
            <text:p>1620651626</text:p>
          </table:table-cell>
          <table:table-cell office:value-type="float" office:value="5255126953">
            <text:p>5255126953</text:p>
          </table:table-cell>
          <table:table-cell office:value-type="float" office:value="23367309570">
            <text:p>23367309570</text:p>
          </table:table-cell>
          <table:table-cell office:value-type="float" office:value="1242858886">
            <text:p>1242858886</text:p>
          </table:table-cell>
          <table:table-cell office:value-type="float" office:value="349975585">
            <text:p>34997558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1638656085">
            <text:p>1638656085</text:p>
          </table:table-cell>
          <table:table-cell office:value-type="float" office:value="19769153">
            <text:p>19769153</text:p>
          </table:table-cell>
          <table:table-cell office:value-type="float" office:value="1689815065">
            <text:p>1689815065</text:p>
          </table:table-cell>
          <table:table-cell office:value-type="float" office:value="466632527">
            <text:p>466632527</text:p>
          </table:table-cell>
          <table:table-cell office:value-type="float" office:value="1689092671">
            <text:p>1689092671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847019">
            <text:p>847019</text:p>
          </table:table-cell>
          <table:table-cell table:number-columns-repeated="10" office:value-type="float" office:value="9568371678">
            <text:p>9568371678</text:p>
          </table:table-cell>
          <table:table-cell office:value-type="float" office:value="9564252815">
            <text:p>9564252815</text:p>
          </table:table-cell>
          <table:table-cell office:value-type="float" office:value="9564252875">
            <text:p>9564252875</text:p>
          </table:table-cell>
          <table:table-cell table:number-columns-repeated="2" office:value-type="float" office:value="9568371678">
            <text:p>9568371678</text:p>
          </table:table-cell>
          <table:table-cell office:value-type="float" office:value="4366407">
            <text:p>4366407</text:p>
          </table:table-cell>
          <table:table-cell table:number-columns-repeated="4" office:value-type="float" office:value="0">
            <text:p>0</text:p>
          </table:table-cell>
          <table:table-cell office:value-type="float" office:value="3367887">
            <text:p>3367887</text:p>
          </table:table-cell>
          <table:table-cell office:value-type="float" office:value="23804">
            <text:p>23804</text:p>
          </table:table-cell>
          <table:table-cell office:value-type="float" office:value="2469227">
            <text:p>2469227</text:p>
          </table:table-cell>
          <table:table-cell office:value-type="float" office:value="594078">
            <text:p>594078</text:p>
          </table:table-cell>
          <table:table-cell table:number-columns-repeated="2" office:value-type="float" office:value="0">
            <text:p>0</text:p>
          </table:table-cell>
          <table:table-cell office:value-type="float" office:value="536872064">
            <text:p>536872064</text:p>
          </table:table-cell>
          <table:table-cell office:value-type="float" office:value="1687649464">
            <text:p>1687649464</text:p>
          </table:table-cell>
          <table:table-cell table:number-columns-repeated="4" office:value-type="float" office:value="0">
            <text:p>0</text:p>
          </table:table-cell>
          <table:table-cell office:value-type="float" office:value="1689815065">
            <text:p>1689815065</text:p>
          </table:table-cell>
          <table:table-cell office:value-type="float" office:value="0">
            <text:p>0</text:p>
          </table:table-cell>
          <table:table-cell office:value-type="float" office:value="1689815065">
            <text:p>1689815065</text:p>
          </table:table-cell>
          <table:table-cell office:value-type="float" office:value="26455740">
            <text:p>26455740</text:p>
          </table:table-cell>
          <table:table-cell office:value-type="float" office:value="844907533">
            <text:p>844907533</text:p>
          </table:table-cell>
          <table:table-cell office:value-type="float" office:value="0">
            <text:p>0</text:p>
          </table:table-cell>
          <table:table-cell office:value-type="float" office:value="563271688">
            <text:p>563271688</text:p>
          </table:table-cell>
          <table:table-cell office:value-type="float" office:value="0">
            <text:p>0</text:p>
          </table:table-cell>
          <table:table-cell office:value-type="float" office:value="563271689">
            <text:p>563271689</text:p>
          </table:table-cell>
          <table:table-cell office:value-type="float" office:value="1687136419">
            <text:p>1687136419</text:p>
          </table:table-cell>
          <table:table-cell office:value-type="float" office:value="281635844">
            <text:p>281635844</text:p>
          </table:table-cell>
          <table:table-cell office:value-type="float" office:value="1688534499">
            <text:p>1688534499</text:p>
          </table:table-cell>
          <table:table-cell office:value-type="float" office:value="1126543377">
            <text:p>1126543377</text:p>
          </table:table-cell>
          <table:table-cell office:value-type="float" office:value="1689815065">
            <text:p>1689815065</text:p>
          </table:table-cell>
          <table:table-cell office:value-type="float" office:value="5530029296">
            <text:p>5530029296</text:p>
          </table:table-cell>
          <table:table-cell office:value-type="float" office:value="24504943847">
            <text:p>24504943847</text:p>
          </table:table-cell>
          <table:table-cell office:value-type="float" office:value="1299621582">
            <text:p>1299621582</text:p>
          </table:table-cell>
          <table:table-cell office:value-type="float" office:value="370056152">
            <text:p>37005615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1764887626">
            <text:p>1764887626</text:p>
          </table:table-cell>
          <table:table-cell office:value-type="float" office:value="21302247">
            <text:p>21302247</text:p>
          </table:table-cell>
          <table:table-cell office:value-type="float" office:value="1829363091">
            <text:p>1829363091</text:p>
          </table:table-cell>
          <table:table-cell office:value-type="float" office:value="836103729">
            <text:p>836103729</text:p>
          </table:table-cell>
          <table:table-cell office:value-type="float" office:value="1829119101">
            <text:p>1829119101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815092">
            <text:p>815092</text:p>
          </table:table-cell>
          <table:table-cell table:number-columns-repeated="10" office:value-type="float" office:value="10093515968">
            <text:p>10093515968</text:p>
          </table:table-cell>
          <table:table-cell office:value-type="float" office:value="10088684927">
            <text:p>10088684927</text:p>
          </table:table-cell>
          <table:table-cell office:value-type="float" office:value="10088685556">
            <text:p>10088685556</text:p>
          </table:table-cell>
          <table:table-cell table:number-columns-repeated="2" office:value-type="float" office:value="10093515968">
            <text:p>10093515968</text:p>
          </table:table-cell>
          <table:table-cell office:value-type="float" office:value="4296161">
            <text:p>4296161</text:p>
          </table:table-cell>
          <table:table-cell table:number-columns-repeated="4" office:value-type="float" office:value="0">
            <text:p>0</text:p>
          </table:table-cell>
          <table:table-cell office:value-type="float" office:value="3247556">
            <text:p>3247556</text:p>
          </table:table-cell>
          <table:table-cell office:value-type="float" office:value="16395">
            <text:p>16395</text:p>
          </table:table-cell>
          <table:table-cell office:value-type="float" office:value="2284695">
            <text:p>2284695</text:p>
          </table:table-cell>
          <table:table-cell office:value-type="float" office:value="568464">
            <text:p>568464</text:p>
          </table:table-cell>
          <table:table-cell table:number-columns-repeated="2" office:value-type="float" office:value="0">
            <text:p>0</text:p>
          </table:table-cell>
          <table:table-cell office:value-type="float" office:value="805307584">
            <text:p>805307584</text:p>
          </table:table-cell>
          <table:table-cell office:value-type="float" office:value="1830418456">
            <text:p>1830418456</text:p>
          </table:table-cell>
          <table:table-cell table:number-columns-repeated="4" office:value-type="float" office:value="0">
            <text:p>0</text:p>
          </table:table-cell>
          <table:table-cell office:value-type="float" office:value="1829363091">
            <text:p>1829363091</text:p>
          </table:table-cell>
          <table:table-cell office:value-type="float" office:value="0">
            <text:p>0</text:p>
          </table:table-cell>
          <table:table-cell office:value-type="float" office:value="1829363091">
            <text:p>1829363091</text:p>
          </table:table-cell>
          <table:table-cell office:value-type="float" office:value="28600309">
            <text:p>28600309</text:p>
          </table:table-cell>
          <table:table-cell office:value-type="float" office:value="914681545">
            <text:p>914681545</text:p>
          </table:table-cell>
          <table:table-cell office:value-type="float" office:value="0">
            <text:p>0</text:p>
          </table:table-cell>
          <table:table-cell office:value-type="float" office:value="609787697">
            <text:p>609787697</text:p>
          </table:table-cell>
          <table:table-cell office:value-type="float" office:value="0">
            <text:p>0</text:p>
          </table:table-cell>
          <table:table-cell office:value-type="float" office:value="609787697">
            <text:p>609787697</text:p>
          </table:table-cell>
          <table:table-cell office:value-type="float" office:value="1828815460">
            <text:p>1828815460</text:p>
          </table:table-cell>
          <table:table-cell office:value-type="float" office:value="304893849">
            <text:p>304893849</text:p>
          </table:table-cell>
          <table:table-cell office:value-type="float" office:value="1828804106">
            <text:p>1828804106</text:p>
          </table:table-cell>
          <table:table-cell office:value-type="float" office:value="1219575394">
            <text:p>1219575394</text:p>
          </table:table-cell>
          <table:table-cell office:value-type="float" office:value="1829363091">
            <text:p>1829363091</text:p>
          </table:table-cell>
          <table:table-cell office:value-type="float" office:value="5923889160">
            <text:p>5923889160</text:p>
          </table:table-cell>
          <table:table-cell office:value-type="float" office:value="26403686523">
            <text:p>26403686523</text:p>
          </table:table-cell>
          <table:table-cell office:value-type="float" office:value="1419311523">
            <text:p>1419311523</text:p>
          </table:table-cell>
          <table:table-cell office:value-type="float" office:value="397827148">
            <text:p>39782714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1840076543">
            <text:p>1840076543</text:p>
          </table:table-cell>
          <table:table-cell office:value-type="float" office:value="22188033">
            <text:p>22188033</text:p>
          </table:table-cell>
          <table:table-cell office:value-type="float" office:value="1901674658">
            <text:p>1901674658</text:p>
          </table:table-cell>
          <table:table-cell office:value-type="float" office:value="1055011696">
            <text:p>1055011696</text:p>
          </table:table-cell>
          <table:table-cell office:value-type="float" office:value="1901449828">
            <text:p>1901449828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815103">
            <text:p>815103</text:p>
          </table:table-cell>
          <table:table-cell table:number-columns-repeated="2" office:value-type="float" office:value="10618921932">
            <text:p>10618921932</text:p>
          </table:table-cell>
          <table:table-cell table:number-columns-repeated="8" office:value-type="float" office:value="10618998166">
            <text:p>10618998166</text:p>
          </table:table-cell>
          <table:table-cell office:value-type="float" office:value="10615097312">
            <text:p>10615097312</text:p>
          </table:table-cell>
          <table:table-cell office:value-type="float" office:value="10615096650">
            <text:p>10615096650</text:p>
          </table:table-cell>
          <table:table-cell table:number-columns-repeated="2" office:value-type="float" office:value="10618998166">
            <text:p>10618998166</text:p>
          </table:table-cell>
          <table:table-cell office:value-type="float" office:value="4296197">
            <text:p>4296197</text:p>
          </table:table-cell>
          <table:table-cell table:number-columns-repeated="4" office:value-type="float" office:value="0">
            <text:p>0</text:p>
          </table:table-cell>
          <table:table-cell office:value-type="float" office:value="3247592">
            <text:p>3247592</text:p>
          </table:table-cell>
          <table:table-cell office:value-type="float" office:value="23783">
            <text:p>23783</text:p>
          </table:table-cell>
          <table:table-cell office:value-type="float" office:value="2469222">
            <text:p>2469222</text:p>
          </table:table-cell>
          <table:table-cell office:value-type="float" office:value="594068">
            <text:p>594068</text:p>
          </table:table-cell>
          <table:table-cell table:number-columns-repeated="2" office:value-type="float" office:value="0">
            <text:p>0</text:p>
          </table:table-cell>
          <table:table-cell office:value-type="float" office:value="1073743104">
            <text:p>1073743104</text:p>
          </table:table-cell>
          <table:table-cell table:number-columns-repeated="5" office:value-type="float" office:value="0">
            <text:p>0</text:p>
          </table:table-cell>
          <table:table-cell office:value-type="float" office:value="1901674658">
            <text:p>1901674658</text:p>
          </table:table-cell>
          <table:table-cell office:value-type="float" office:value="0">
            <text:p>0</text:p>
          </table:table-cell>
          <table:table-cell office:value-type="float" office:value="1901674658">
            <text:p>1901674658</text:p>
          </table:table-cell>
          <table:table-cell office:value-type="float" office:value="29713918">
            <text:p>29713918</text:p>
          </table:table-cell>
          <table:table-cell office:value-type="float" office:value="950837329">
            <text:p>950837329</text:p>
          </table:table-cell>
          <table:table-cell office:value-type="float" office:value="0">
            <text:p>0</text:p>
          </table:table-cell>
          <table:table-cell office:value-type="float" office:value="633891553">
            <text:p>633891553</text:p>
          </table:table-cell>
          <table:table-cell office:value-type="float" office:value="0">
            <text:p>0</text:p>
          </table:table-cell>
          <table:table-cell office:value-type="float" office:value="633891552">
            <text:p>633891552</text:p>
          </table:table-cell>
          <table:table-cell office:value-type="float" office:value="1900185987">
            <text:p>1900185987</text:p>
          </table:table-cell>
          <table:table-cell office:value-type="float" office:value="316945776">
            <text:p>316945776</text:p>
          </table:table-cell>
          <table:table-cell office:value-type="float" office:value="1900063669">
            <text:p>1900063669</text:p>
          </table:table-cell>
          <table:table-cell office:value-type="float" office:value="1267783105">
            <text:p>1267783105</text:p>
          </table:table-cell>
          <table:table-cell office:value-type="float" office:value="1901674658">
            <text:p>1901674658</text:p>
          </table:table-cell>
          <table:table-cell office:value-type="float" office:value="6156250000">
            <text:p>6156250000</text:p>
          </table:table-cell>
          <table:table-cell office:value-type="float" office:value="27525390625">
            <text:p>27525390625</text:p>
          </table:table-cell>
          <table:table-cell office:value-type="float" office:value="1495056152">
            <text:p>1495056152</text:p>
          </table:table-cell>
          <table:table-cell office:value-type="float" office:value="415832519">
            <text:p>41583251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2178147816">
            <text:p>2178147816</text:p>
          </table:table-cell>
          <table:table-cell office:value-type="float" office:value="26268245">
            <text:p>26268245</text:p>
          </table:table-cell>
          <table:table-cell office:value-type="float" office:value="2290360424">
            <text:p>2290360424</text:p>
          </table:table-cell>
          <table:table-cell office:value-type="float" office:value="2035750065">
            <text:p>2035750065</text:p>
          </table:table-cell>
          <table:table-cell office:value-type="float" office:value="2290228704">
            <text:p>2290228704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949268">
            <text:p>949268</text:p>
          </table:table-cell>
          <table:table-cell table:number-columns-repeated="10" office:value-type="float" office:value="11151372706">
            <text:p>11151372706</text:p>
          </table:table-cell>
          <table:table-cell office:value-type="float" office:value="11146021778">
            <text:p>11146021778</text:p>
          </table:table-cell>
          <table:table-cell office:value-type="float" office:value="11146021591">
            <text:p>11146021591</text:p>
          </table:table-cell>
          <table:table-cell table:number-columns-repeated="2" office:value-type="float" office:value="11151372706">
            <text:p>11151372706</text:p>
          </table:table-cell>
          <table:table-cell office:value-type="float" office:value="5222198">
            <text:p>522219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778853">
            <text:p>3778853</text:p>
          </table:table-cell>
          <table:table-cell office:value-type="float" office:value="25090">
            <text:p>25090</text:p>
          </table:table-cell>
          <table:table-cell office:value-type="float" office:value="2428640">
            <text:p>2428640</text:p>
          </table:table-cell>
          <table:table-cell office:value-type="float" office:value="584328">
            <text:p>584328</text:p>
          </table:table-cell>
          <table:table-cell table:number-columns-repeated="2" office:value-type="float" office:value="0">
            <text:p>0</text:p>
          </table:table-cell>
          <table:table-cell office:value-type="float" office:value="1342178624">
            <text:p>1342178624</text:p>
          </table:table-cell>
          <table:table-cell office:value-type="float" office:value="291906800">
            <text:p>291906800</text:p>
          </table:table-cell>
          <table:table-cell table:number-columns-repeated="4" office:value-type="float" office:value="0">
            <text:p>0</text:p>
          </table:table-cell>
          <table:table-cell office:value-type="float" office:value="2290360424">
            <text:p>2290360424</text:p>
          </table:table-cell>
          <table:table-cell office:value-type="float" office:value="0">
            <text:p>0</text:p>
          </table:table-cell>
          <table:table-cell office:value-type="float" office:value="2290360424">
            <text:p>2290360424</text:p>
          </table:table-cell>
          <table:table-cell office:value-type="float" office:value="35787313">
            <text:p>35787313</text:p>
          </table:table-cell>
          <table:table-cell office:value-type="float" office:value="1145180212">
            <text:p>1145180212</text:p>
          </table:table-cell>
          <table:table-cell office:value-type="float" office:value="0">
            <text:p>0</text:p>
          </table:table-cell>
          <table:table-cell office:value-type="float" office:value="763453474">
            <text:p>763453474</text:p>
          </table:table-cell>
          <table:table-cell office:value-type="float" office:value="0">
            <text:p>0</text:p>
          </table:table-cell>
          <table:table-cell office:value-type="float" office:value="763453475">
            <text:p>763453475</text:p>
          </table:table-cell>
          <table:table-cell office:value-type="float" office:value="2288722621">
            <text:p>2288722621</text:p>
          </table:table-cell>
          <table:table-cell office:value-type="float" office:value="381726737">
            <text:p>381726737</text:p>
          </table:table-cell>
          <table:table-cell office:value-type="float" office:value="2266193612">
            <text:p>2266193612</text:p>
          </table:table-cell>
          <table:table-cell office:value-type="float" office:value="1526906950">
            <text:p>1526906950</text:p>
          </table:table-cell>
          <table:table-cell office:value-type="float" office:value="2290360424">
            <text:p>2290360424</text:p>
          </table:table-cell>
          <table:table-cell office:value-type="float" office:value="7293151855">
            <text:p>7293151855</text:p>
          </table:table-cell>
          <table:table-cell office:value-type="float" office:value="32461486816">
            <text:p>32461486816</text:p>
          </table:table-cell>
          <table:table-cell office:value-type="float" office:value="1785766601">
            <text:p>1785766601</text:p>
          </table:table-cell>
          <table:table-cell office:value-type="float" office:value="489318847">
            <text:p>48931884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2263730698">
            <text:p>2263730698</text:p>
          </table:table-cell>
          <table:table-cell office:value-type="float" office:value="27285593">
            <text:p>27285593</text:p>
          </table:table-cell>
          <table:table-cell office:value-type="float" office:value="2376240687">
            <text:p>2376240687</text:p>
          </table:table-cell>
          <table:table-cell office:value-type="float" office:value="2282809199">
            <text:p>2282809199</text:p>
          </table:table-cell>
          <table:table-cell office:value-type="float" office:value="2376032644">
            <text:p>2376032644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949292">
            <text:p>949292</text:p>
          </table:table-cell>
          <table:table-cell table:number-columns-repeated="2" office:value-type="float" office:value="11748463336">
            <text:p>11748463336</text:p>
          </table:table-cell>
          <table:table-cell table:number-columns-repeated="8" office:value-type="float" office:value="11749295964">
            <text:p>11749295964</text:p>
          </table:table-cell>
          <table:table-cell office:value-type="float" office:value="11743880292">
            <text:p>11743880292</text:p>
          </table:table-cell>
          <table:table-cell office:value-type="float" office:value="11743879681">
            <text:p>11743879681</text:p>
          </table:table-cell>
          <table:table-cell table:number-columns-repeated="2" office:value-type="float" office:value="11749295964">
            <text:p>11749295964</text:p>
          </table:table-cell>
          <table:table-cell office:value-type="float" office:value="5868894">
            <text:p>58688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778951">
            <text:p>3778951</text:p>
          </table:table-cell>
          <table:table-cell office:value-type="float" office:value="25082">
            <text:p>25082</text:p>
          </table:table-cell>
          <table:table-cell office:value-type="float" office:value="1804738">
            <text:p>1804738</text:p>
          </table:table-cell>
          <table:table-cell office:value-type="float" office:value="440020">
            <text:p>440020</text:p>
          </table:table-cell>
          <table:table-cell table:number-columns-repeated="2" office:value-type="float" office:value="0">
            <text:p>0</text:p>
          </table:table-cell>
          <table:table-cell office:value-type="float" office:value="1610614144">
            <text:p>1610614144</text:p>
          </table:table-cell>
          <table:table-cell office:value-type="float" office:value="439627136">
            <text:p>439627136</text:p>
          </table:table-cell>
          <table:table-cell table:number-columns-repeated="4" office:value-type="float" office:value="0">
            <text:p>0</text:p>
          </table:table-cell>
          <table:table-cell office:value-type="float" office:value="2376240687">
            <text:p>2376240687</text:p>
          </table:table-cell>
          <table:table-cell office:value-type="float" office:value="0">
            <text:p>0</text:p>
          </table:table-cell>
          <table:table-cell office:value-type="float" office:value="2376240687">
            <text:p>2376240687</text:p>
          </table:table-cell>
          <table:table-cell office:value-type="float" office:value="37128781">
            <text:p>37128781</text:p>
          </table:table-cell>
          <table:table-cell office:value-type="float" office:value="1188120343">
            <text:p>1188120343</text:p>
          </table:table-cell>
          <table:table-cell office:value-type="float" office:value="0">
            <text:p>0</text:p>
          </table:table-cell>
          <table:table-cell office:value-type="float" office:value="792080229">
            <text:p>792080229</text:p>
          </table:table-cell>
          <table:table-cell office:value-type="float" office:value="0">
            <text:p>0</text:p>
          </table:table-cell>
          <table:table-cell office:value-type="float" office:value="792080229">
            <text:p>792080229</text:p>
          </table:table-cell>
          <table:table-cell office:value-type="float" office:value="2367424972">
            <text:p>2367424972</text:p>
          </table:table-cell>
          <table:table-cell office:value-type="float" office:value="396040115">
            <text:p>396040115</text:p>
          </table:table-cell>
          <table:table-cell office:value-type="float" office:value="2364939384">
            <text:p>2364939384</text:p>
          </table:table-cell>
          <table:table-cell office:value-type="float" office:value="1584160458">
            <text:p>1584160458</text:p>
          </table:table-cell>
          <table:table-cell office:value-type="float" office:value="2376240687">
            <text:p>2376240687</text:p>
          </table:table-cell>
          <table:table-cell office:value-type="float" office:value="7515808105">
            <text:p>7515808105</text:p>
          </table:table-cell>
          <table:table-cell office:value-type="float" office:value="33831115722">
            <text:p>33831115722</text:p>
          </table:table-cell>
          <table:table-cell office:value-type="float" office:value="1878784179">
            <text:p>1878784179</text:p>
          </table:table-cell>
          <table:table-cell office:value-type="float" office:value="508117675">
            <text:p>50811767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2273723284">
            <text:p>2273723284</text:p>
          </table:table-cell>
          <table:table-cell office:value-type="float" office:value="27424913">
            <text:p>27424913</text:p>
          </table:table-cell>
          <table:table-cell office:value-type="float" office:value="2376593904">
            <text:p>2376593904</text:p>
          </table:table-cell>
          <table:table-cell office:value-type="float" office:value="2316036775">
            <text:p>2316036775</text:p>
          </table:table-cell>
          <table:table-cell office:value-type="float" office:value="2376283442">
            <text:p>2376283442</text:p>
          </table:table-cell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949256">
            <text:p>949256</text:p>
          </table:table-cell>
          <table:table-cell table:number-columns-repeated="10" office:value-type="float" office:value="12215165678">
            <text:p>12215165678</text:p>
          </table:table-cell>
          <table:table-cell office:value-type="float" office:value="12211016016">
            <text:p>12211016016</text:p>
          </table:table-cell>
          <table:table-cell office:value-type="float" office:value="12211015729">
            <text:p>12211015729</text:p>
          </table:table-cell>
          <table:table-cell table:number-columns-repeated="2" office:value-type="float" office:value="12215165678">
            <text:p>12215165678</text:p>
          </table:table-cell>
          <table:table-cell office:value-type="float" office:value="4942899">
            <text:p>49428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778805">
            <text:p>3778805</text:p>
          </table:table-cell>
          <table:table-cell office:value-type="float" office:value="23950">
            <text:p>23950</text:p>
          </table:table-cell>
          <table:table-cell office:value-type="float" office:value="1787663">
            <text:p>1787663</text:p>
          </table:table-cell>
          <table:table-cell office:value-type="float" office:value="435587">
            <text:p>435587</text:p>
          </table:table-cell>
          <table:table-cell table:number-columns-repeated="2" office:value-type="float" office:value="0">
            <text:p>0</text:p>
          </table:table-cell>
          <table:table-cell office:value-type="float" office:value="1879049664">
            <text:p>1879049664</text:p>
          </table:table-cell>
          <table:table-cell office:value-type="float" office:value="2374542400">
            <text:p>2374542400</text:p>
          </table:table-cell>
          <table:table-cell table:number-columns-repeated="4" office:value-type="float" office:value="0">
            <text:p>0</text:p>
          </table:table-cell>
          <table:table-cell office:value-type="float" office:value="2376593904">
            <text:p>2376593904</text:p>
          </table:table-cell>
          <table:table-cell office:value-type="float" office:value="0">
            <text:p>0</text:p>
          </table:table-cell>
          <table:table-cell office:value-type="float" office:value="2376593904">
            <text:p>2376593904</text:p>
          </table:table-cell>
          <table:table-cell office:value-type="float" office:value="37137245">
            <text:p>37137245</text:p>
          </table:table-cell>
          <table:table-cell office:value-type="float" office:value="1188296952">
            <text:p>1188296952</text:p>
          </table:table-cell>
          <table:table-cell office:value-type="float" office:value="0">
            <text:p>0</text:p>
          </table:table-cell>
          <table:table-cell office:value-type="float" office:value="792197968">
            <text:p>792197968</text:p>
          </table:table-cell>
          <table:table-cell office:value-type="float" office:value="0">
            <text:p>0</text:p>
          </table:table-cell>
          <table:table-cell office:value-type="float" office:value="792197968">
            <text:p>792197968</text:p>
          </table:table-cell>
          <table:table-cell office:value-type="float" office:value="0">
            <text:p>0</text:p>
          </table:table-cell>
          <table:table-cell office:value-type="float" office:value="396098984">
            <text:p>396098984</text:p>
          </table:table-cell>
          <table:table-cell office:value-type="float" office:value="2373042940">
            <text:p>2373042940</text:p>
          </table:table-cell>
          <table:table-cell office:value-type="float" office:value="1584395936">
            <text:p>1584395936</text:p>
          </table:table-cell>
          <table:table-cell office:value-type="float" office:value="2376593904">
            <text:p>2376593904</text:p>
          </table:table-cell>
          <table:table-cell office:value-type="float" office:value="7561584472">
            <text:p>7561584472</text:p>
          </table:table-cell>
          <table:table-cell office:value-type="float" office:value="34016601562">
            <text:p>34016601562</text:p>
          </table:table-cell>
          <table:table-cell office:value-type="float" office:value="1858642578">
            <text:p>1858642578</text:p>
          </table:table-cell>
          <table:table-cell office:value-type="float" office:value="512145996">
            <text:p>51214599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2288010615">
            <text:p>2288010615</text:p>
          </table:table-cell>
          <table:table-cell office:value-type="float" office:value="27614022">
            <text:p>27614022</text:p>
          </table:table-cell>
          <table:table-cell office:value-type="float" office:value="2382948048">
            <text:p>2382948048</text:p>
          </table:table-cell>
          <table:table-cell office:value-type="float" office:value="2352946119">
            <text:p>2352946119</text:p>
          </table:table-cell>
          <table:table-cell office:value-type="float" office:value="2382710782">
            <text:p>2382710782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240772">
            <text:p>1240772</text:p>
          </table:table-cell>
          <table:table-cell table:number-columns-repeated="2" office:value-type="float" office:value="12813431292">
            <text:p>12813431292</text:p>
          </table:table-cell>
          <table:table-cell table:number-columns-repeated="8" office:value-type="float" office:value="12813693142">
            <text:p>12813693142</text:p>
          </table:table-cell>
          <table:table-cell office:value-type="float" office:value="12807281801">
            <text:p>12807281801</text:p>
          </table:table-cell>
          <table:table-cell office:value-type="float" office:value="12807282146">
            <text:p>12807282146</text:p>
          </table:table-cell>
          <table:table-cell table:number-columns-repeated="2" office:value-type="float" office:value="12813693142">
            <text:p>12813693142</text:p>
          </table:table-cell>
          <table:table-cell office:value-type="float" office:value="7034690">
            <text:p>70346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937481">
            <text:p>4937481</text:p>
          </table:table-cell>
          <table:table-cell office:value-type="float" office:value="32673">
            <text:p>32673</text:p>
          </table:table-cell>
          <table:table-cell office:value-type="float" office:value="3010715">
            <text:p>3010715</text:p>
          </table:table-cell>
          <table:table-cell office:value-type="float" office:value="730577">
            <text:p>730577</text:p>
          </table:table-cell>
          <table:table-cell table:number-columns-repeated="2" office:value-type="float" office:value="0">
            <text:p>0</text:p>
          </table:table-cell>
          <table:table-cell office:value-type="float" office:value="2147485184">
            <text:p>2147485184</text:p>
          </table:table-cell>
          <table:table-cell office:value-type="float" office:value="2376972408">
            <text:p>2376972408</text:p>
          </table:table-cell>
          <table:table-cell table:number-columns-repeated="4" office:value-type="float" office:value="0">
            <text:p>0</text:p>
          </table:table-cell>
          <table:table-cell office:value-type="float" office:value="2382948048">
            <text:p>2382948048</text:p>
          </table:table-cell>
          <table:table-cell office:value-type="float" office:value="0">
            <text:p>0</text:p>
          </table:table-cell>
          <table:table-cell office:value-type="float" office:value="2382948048">
            <text:p>2382948048</text:p>
          </table:table-cell>
          <table:table-cell office:value-type="float" office:value="37233565">
            <text:p>37233565</text:p>
          </table:table-cell>
          <table:table-cell office:value-type="float" office:value="1191474024">
            <text:p>1191474024</text:p>
          </table:table-cell>
          <table:table-cell office:value-type="float" office:value="0">
            <text:p>0</text:p>
          </table:table-cell>
          <table:table-cell office:value-type="float" office:value="794316016">
            <text:p>794316016</text:p>
          </table:table-cell>
          <table:table-cell office:value-type="float" office:value="0">
            <text:p>0</text:p>
          </table:table-cell>
          <table:table-cell office:value-type="float" office:value="794316016">
            <text:p>794316016</text:p>
          </table:table-cell>
          <table:table-cell office:value-type="float" office:value="2373836863">
            <text:p>2373836863</text:p>
          </table:table-cell>
          <table:table-cell office:value-type="float" office:value="397158008">
            <text:p>397158008</text:p>
          </table:table-cell>
          <table:table-cell office:value-type="float" office:value="2376469582">
            <text:p>2376469582</text:p>
          </table:table-cell>
          <table:table-cell office:value-type="float" office:value="1588632032">
            <text:p>1588632032</text:p>
          </table:table-cell>
          <table:table-cell office:value-type="float" office:value="2382948048">
            <text:p>2382948048</text:p>
          </table:table-cell>
          <table:table-cell office:value-type="float" office:value="7600280761">
            <text:p>7600280761</text:p>
          </table:table-cell>
          <table:table-cell office:value-type="float" office:value="34223815917">
            <text:p>34223815917</text:p>
          </table:table-cell>
          <table:table-cell office:value-type="float" office:value="1837951660">
            <text:p>1837951660</text:p>
          </table:table-cell>
          <table:table-cell office:value-type="float" office:value="512939453">
            <text:p>51293945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2521275294">
            <text:p>2521275294</text:p>
          </table:table-cell>
          <table:table-cell office:value-type="float" office:value="30394372">
            <text:p>30394372</text:p>
          </table:table-cell>
          <table:table-cell office:value-type="float" office:value="2642255538">
            <text:p>2642255538</text:p>
          </table:table-cell>
          <table:table-cell office:value-type="float" office:value="3032318416">
            <text:p>3032318416</text:p>
          </table:table-cell>
          <table:table-cell office:value-type="float" office:value="2642029054">
            <text:p>2642029054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976836">
            <text:p>976836</text:p>
          </table:table-cell>
          <table:table-cell table:number-columns-repeated="2" office:value-type="float" office:value="13277497672">
            <text:p>13277497672</text:p>
          </table:table-cell>
          <table:table-cell table:number-columns-repeated="8" office:value-type="float" office:value="13278666858">
            <text:p>13278666858</text:p>
          </table:table-cell>
          <table:table-cell office:value-type="float" office:value="13272055063">
            <text:p>13272055063</text:p>
          </table:table-cell>
          <table:table-cell office:value-type="float" office:value="13272054526">
            <text:p>13272054526</text:p>
          </table:table-cell>
          <table:table-cell table:number-columns-repeated="2" office:value-type="float" office:value="13278666858">
            <text:p>13278666858</text:p>
          </table:table-cell>
          <table:table-cell office:value-type="float" office:value="5869104">
            <text:p>58691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887147">
            <text:p>3887147</text:p>
          </table:table-cell>
          <table:table-cell office:value-type="float" office:value="25238">
            <text:p>25238</text:p>
          </table:table-cell>
          <table:table-cell office:value-type="float" office:value="2308063">
            <text:p>2308063</text:p>
          </table:table-cell>
          <table:table-cell office:value-type="float" office:value="570517">
            <text:p>570517</text:p>
          </table:table-cell>
          <table:table-cell table:number-columns-repeated="2" office:value-type="float" office:value="0">
            <text:p>0</text:p>
          </table:table-cell>
          <table:table-cell office:value-type="float" office:value="2415920704">
            <text:p>2415920704</text:p>
          </table:table-cell>
          <table:table-cell office:value-type="float" office:value="2401680712">
            <text:p>2401680712</text:p>
          </table:table-cell>
          <table:table-cell table:number-columns-repeated="4" office:value-type="float" office:value="0">
            <text:p>0</text:p>
          </table:table-cell>
          <table:table-cell office:value-type="float" office:value="2642255538">
            <text:p>2642255538</text:p>
          </table:table-cell>
          <table:table-cell office:value-type="float" office:value="0">
            <text:p>0</text:p>
          </table:table-cell>
          <table:table-cell office:value-type="float" office:value="2642255538">
            <text:p>2642255538</text:p>
          </table:table-cell>
          <table:table-cell office:value-type="float" office:value="41285269">
            <text:p>41285269</text:p>
          </table:table-cell>
          <table:table-cell office:value-type="float" office:value="1321127769">
            <text:p>1321127769</text:p>
          </table:table-cell>
          <table:table-cell office:value-type="float" office:value="0">
            <text:p>0</text:p>
          </table:table-cell>
          <table:table-cell office:value-type="float" office:value="880751846">
            <text:p>880751846</text:p>
          </table:table-cell>
          <table:table-cell office:value-type="float" office:value="0">
            <text:p>0</text:p>
          </table:table-cell>
          <table:table-cell office:value-type="float" office:value="880751846">
            <text:p>880751846</text:p>
          </table:table-cell>
          <table:table-cell office:value-type="float" office:value="2634159810">
            <text:p>2634159810</text:p>
          </table:table-cell>
          <table:table-cell office:value-type="float" office:value="440375923">
            <text:p>440375923</text:p>
          </table:table-cell>
          <table:table-cell office:value-type="float" office:value="2405468819">
            <text:p>2405468819</text:p>
          </table:table-cell>
          <table:table-cell office:value-type="float" office:value="1761503692">
            <text:p>1761503692</text:p>
          </table:table-cell>
          <table:table-cell office:value-type="float" office:value="2642255538">
            <text:p>2642255538</text:p>
          </table:table-cell>
          <table:table-cell office:value-type="float" office:value="8392883300">
            <text:p>8392883300</text:p>
          </table:table-cell>
          <table:table-cell office:value-type="float" office:value="36903869628">
            <text:p>36903869628</text:p>
          </table:table-cell>
          <table:table-cell office:value-type="float" office:value="2060607910">
            <text:p>2060607910</text:p>
          </table:table-cell>
          <table:table-cell office:value-type="float" office:value="566772460">
            <text:p>56677246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2645850228">
            <text:p>2645850228</text:p>
          </table:table-cell>
          <table:table-cell office:value-type="float" office:value="31915995">
            <text:p>31915995</text:p>
          </table:table-cell>
          <table:table-cell office:value-type="float" office:value="2770934080">
            <text:p>2770934080</text:p>
          </table:table-cell>
          <table:table-cell office:value-type="float" office:value="3391691054">
            <text:p>3391691054</text:p>
          </table:table-cell>
          <table:table-cell office:value-type="float" office:value="2770682203">
            <text:p>2770682203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949308">
            <text:p>949308</text:p>
          </table:table-cell>
          <table:table-cell table:number-columns-repeated="10" office:value-type="float" office:value="13874058410">
            <text:p>13874058410</text:p>
          </table:table-cell>
          <table:table-cell office:value-type="float" office:value="13867539637">
            <text:p>13867539637</text:p>
          </table:table-cell>
          <table:table-cell office:value-type="float" office:value="13867540438">
            <text:p>13867540438</text:p>
          </table:table-cell>
          <table:table-cell table:number-columns-repeated="2" office:value-type="float" office:value="13874058410">
            <text:p>13874058410</text:p>
          </table:table-cell>
          <table:table-cell office:value-type="float" office:value="5869070">
            <text:p>58690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779029">
            <text:p>3779029</text:p>
          </table:table-cell>
          <table:table-cell office:value-type="float" office:value="25266">
            <text:p>25266</text:p>
          </table:table-cell>
          <table:table-cell office:value-type="float" office:value="1788583">
            <text:p>1788583</text:p>
          </table:table-cell>
          <table:table-cell office:value-type="float" office:value="436995">
            <text:p>436995</text:p>
          </table:table-cell>
          <table:table-cell table:number-columns-repeated="2" office:value-type="float" office:value="0">
            <text:p>0</text:p>
          </table:table-cell>
          <table:table-cell office:value-type="float" office:value="2684356224">
            <text:p>2684356224</text:p>
          </table:table-cell>
          <table:table-cell office:value-type="float" office:value="2770786016">
            <text:p>2770786016</text:p>
          </table:table-cell>
          <table:table-cell table:number-columns-repeated="4" office:value-type="float" office:value="0">
            <text:p>0</text:p>
          </table:table-cell>
          <table:table-cell office:value-type="float" office:value="2770934080">
            <text:p>2770934080</text:p>
          </table:table-cell>
          <table:table-cell office:value-type="float" office:value="0">
            <text:p>0</text:p>
          </table:table-cell>
          <table:table-cell office:value-type="float" office:value="2770934080">
            <text:p>2770934080</text:p>
          </table:table-cell>
          <table:table-cell office:value-type="float" office:value="43295880">
            <text:p>43295880</text:p>
          </table:table-cell>
          <table:table-cell office:value-type="float" office:value="1385467040">
            <text:p>1385467040</text:p>
          </table:table-cell>
          <table:table-cell office:value-type="float" office:value="0">
            <text:p>0</text:p>
          </table:table-cell>
          <table:table-cell office:value-type="float" office:value="923644693">
            <text:p>923644693</text:p>
          </table:table-cell>
          <table:table-cell office:value-type="float" office:value="0">
            <text:p>0</text:p>
          </table:table-cell>
          <table:table-cell office:value-type="float" office:value="923644694">
            <text:p>923644694</text:p>
          </table:table-cell>
          <table:table-cell office:value-type="float" office:value="2746172725">
            <text:p>2746172725</text:p>
          </table:table-cell>
          <table:table-cell office:value-type="float" office:value="461822347">
            <text:p>461822347</text:p>
          </table:table-cell>
          <table:table-cell office:value-type="float" office:value="2610112775">
            <text:p>2610112775</text:p>
          </table:table-cell>
          <table:table-cell office:value-type="float" office:value="1847289387">
            <text:p>1847289387</text:p>
          </table:table-cell>
          <table:table-cell office:value-type="float" office:value="2770934080">
            <text:p>2770934080</text:p>
          </table:table-cell>
          <table:table-cell office:value-type="float" office:value="8811645507">
            <text:p>8811645507</text:p>
          </table:table-cell>
          <table:table-cell office:value-type="float" office:value="39204345703">
            <text:p>39204345703</text:p>
          </table:table-cell>
          <table:table-cell office:value-type="float" office:value="2112121582">
            <text:p>2112121582</text:p>
          </table:table-cell>
          <table:table-cell office:value-type="float" office:value="592102050">
            <text:p>59210205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2991005510">
            <text:p>2991005510</text:p>
          </table:table-cell>
          <table:table-cell office:value-type="float" office:value="36039355">
            <text:p>36039355</text:p>
          </table:table-cell>
          <table:table-cell office:value-type="float" office:value="3142136508">
            <text:p>3142136508</text:p>
          </table:table-cell>
          <table:table-cell office:value-type="float" office:value="358391359">
            <text:p>358391359</text:p>
          </table:table-cell>
          <table:table-cell office:value-type="float" office:value="3133315779">
            <text:p>3133315779</text:p>
          </table:table-cell>
          <table:table-cell office:value-type="float" office:value="238">
            <text:p>238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955478">
            <text:p>955478</text:p>
          </table:table-cell>
          <table:table-cell table:number-columns-repeated="10" office:value-type="float" office:value="14342487098">
            <text:p>14342487098</text:p>
          </table:table-cell>
          <table:table-cell office:value-type="float" office:value="14335082031">
            <text:p>14335082031</text:p>
          </table:table-cell>
          <table:table-cell office:value-type="float" office:value="14335081532">
            <text:p>14335081532</text:p>
          </table:table-cell>
          <table:table-cell table:number-columns-repeated="2" office:value-type="float" office:value="14342487098">
            <text:p>14342487098</text:p>
          </table:table-cell>
          <table:table-cell office:value-type="float" office:value="5901932">
            <text:p>59019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798975">
            <text:p>3798975</text:p>
          </table:table-cell>
          <table:table-cell office:value-type="float" office:value="28959">
            <text:p>28959</text:p>
          </table:table-cell>
          <table:table-cell office:value-type="float" office:value="2063643">
            <text:p>2063643</text:p>
          </table:table-cell>
          <table:table-cell office:value-type="float" office:value="454475">
            <text:p>454475</text:p>
          </table:table-cell>
          <table:table-cell table:number-columns-repeated="2" office:value-type="float" office:value="0">
            <text:p>0</text:p>
          </table:table-cell>
          <table:table-cell office:value-type="float" office:value="2952791744">
            <text:p>2952791744</text:p>
          </table:table-cell>
          <table:table-cell office:value-type="float" office:value="2773169672">
            <text:p>2773169672</text:p>
          </table:table-cell>
          <table:table-cell table:number-columns-repeated="4" office:value-type="float" office:value="0">
            <text:p>0</text:p>
          </table:table-cell>
          <table:table-cell office:value-type="float" office:value="3142136508">
            <text:p>3142136508</text:p>
          </table:table-cell>
          <table:table-cell office:value-type="float" office:value="0">
            <text:p>0</text:p>
          </table:table-cell>
          <table:table-cell office:value-type="float" office:value="3142136508">
            <text:p>3142136508</text:p>
          </table:table-cell>
          <table:table-cell office:value-type="float" office:value="49096212">
            <text:p>49096212</text:p>
          </table:table-cell>
          <table:table-cell office:value-type="float" office:value="1571068254">
            <text:p>1571068254</text:p>
          </table:table-cell>
          <table:table-cell office:value-type="float" office:value="0">
            <text:p>0</text:p>
          </table:table-cell>
          <table:table-cell office:value-type="float" office:value="1047378836">
            <text:p>1047378836</text:p>
          </table:table-cell>
          <table:table-cell office:value-type="float" office:value="0">
            <text:p>0</text:p>
          </table:table-cell>
          <table:table-cell office:value-type="float" office:value="1047378836">
            <text:p>1047378836</text:p>
          </table:table-cell>
          <table:table-cell office:value-type="float" office:value="1515216687">
            <text:p>1515216687</text:p>
          </table:table-cell>
          <table:table-cell office:value-type="float" office:value="523689418">
            <text:p>523689418</text:p>
          </table:table-cell>
          <table:table-cell office:value-type="float" office:value="436944">
            <text:p>436944</text:p>
          </table:table-cell>
          <table:table-cell office:value-type="float" office:value="2094757672">
            <text:p>2094757672</text:p>
          </table:table-cell>
          <table:table-cell office:value-type="float" office:value="3142136508">
            <text:p>3142136508</text:p>
          </table:table-cell>
          <table:table-cell office:value-type="float" office:value="9869873046">
            <text:p>9869873046</text:p>
          </table:table-cell>
          <table:table-cell office:value-type="float" office:value="44017822265">
            <text:p>44017822265</text:p>
          </table:table-cell>
          <table:table-cell office:value-type="float" office:value="2811981200">
            <text:p>2811981200</text:p>
          </table:table-cell>
          <table:table-cell office:value-type="float" office:value="672058105">
            <text:p>67205810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3465662817">
            <text:p>3465662817</text:p>
          </table:table-cell>
          <table:table-cell office:value-type="float" office:value="41727902">
            <text:p>41727902</text:p>
          </table:table-cell>
          <table:table-cell office:value-type="float" office:value="3637438158">
            <text:p>3637438158</text:p>
          </table:table-cell>
          <table:table-cell office:value-type="float" office:value="1477081857">
            <text:p>1477081857</text:p>
          </table:table-cell>
          <table:table-cell office:value-type="float" office:value="3573270711">
            <text:p>3573270711</text:p>
          </table:table-cell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1079101">
            <text:p>1079101</text:p>
          </table:table-cell>
          <table:table-cell table:number-columns-repeated="10" office:value-type="float" office:value="14902651035">
            <text:p>14902651035</text:p>
          </table:table-cell>
          <table:table-cell office:value-type="float" office:value="14896895223">
            <text:p>14896895223</text:p>
          </table:table-cell>
          <table:table-cell office:value-type="float" office:value="14896894896">
            <text:p>14896894896</text:p>
          </table:table-cell>
          <table:table-cell table:number-columns-repeated="2" office:value-type="float" office:value="14902651035">
            <text:p>14902651035</text:p>
          </table:table-cell>
          <table:table-cell office:value-type="float" office:value="6388234">
            <text:p>63882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298193">
            <text:p>4298193</text:p>
          </table:table-cell>
          <table:table-cell office:value-type="float" office:value="28114">
            <text:p>28114</text:p>
          </table:table-cell>
          <table:table-cell office:value-type="float" office:value="2307923">
            <text:p>2307923</text:p>
          </table:table-cell>
          <table:table-cell office:value-type="float" office:value="570743">
            <text:p>570743</text:p>
          </table:table-cell>
          <table:table-cell table:number-columns-repeated="2" office:value-type="float" office:value="0">
            <text:p>0</text:p>
          </table:table-cell>
          <table:table-cell office:value-type="float" office:value="3221227264">
            <text:p>3221227264</text:p>
          </table:table-cell>
          <table:table-cell office:value-type="float" office:value="3513090196">
            <text:p>3513090196</text:p>
          </table:table-cell>
          <table:table-cell table:number-columns-repeated="4" office:value-type="float" office:value="0">
            <text:p>0</text:p>
          </table:table-cell>
          <table:table-cell office:value-type="float" office:value="3637438158">
            <text:p>3637438158</text:p>
          </table:table-cell>
          <table:table-cell office:value-type="float" office:value="0">
            <text:p>0</text:p>
          </table:table-cell>
          <table:table-cell office:value-type="float" office:value="3637438158">
            <text:p>3637438158</text:p>
          </table:table-cell>
          <table:table-cell office:value-type="float" office:value="56836651">
            <text:p>56836651</text:p>
          </table:table-cell>
          <table:table-cell office:value-type="float" office:value="1818719079">
            <text:p>1818719079</text:p>
          </table:table-cell>
          <table:table-cell office:value-type="float" office:value="0">
            <text:p>0</text:p>
          </table:table-cell>
          <table:table-cell office:value-type="float" office:value="1212479386">
            <text:p>1212479386</text:p>
          </table:table-cell>
          <table:table-cell office:value-type="float" office:value="0">
            <text:p>0</text:p>
          </table:table-cell>
          <table:table-cell office:value-type="float" office:value="1212479386">
            <text:p>1212479386</text:p>
          </table:table-cell>
          <table:table-cell office:value-type="float" office:value="3513062368">
            <text:p>3513062368</text:p>
          </table:table-cell>
          <table:table-cell office:value-type="float" office:value="606239693">
            <text:p>606239693</text:p>
          </table:table-cell>
          <table:table-cell office:value-type="float" office:value="328854">
            <text:p>328854</text:p>
          </table:table-cell>
          <table:table-cell office:value-type="float" office:value="2424958772">
            <text:p>2424958772</text:p>
          </table:table-cell>
          <table:table-cell office:value-type="float" office:value="3637438158">
            <text:p>3637438158</text:p>
          </table:table-cell>
          <table:table-cell office:value-type="float" office:value="10970489501">
            <text:p>10970489501</text:p>
          </table:table-cell>
          <table:table-cell office:value-type="float" office:value="48582092284">
            <text:p>48582092284</text:p>
          </table:table-cell>
          <table:table-cell office:value-type="float" office:value="2893798828">
            <text:p>2893798828</text:p>
          </table:table-cell>
          <table:table-cell office:value-type="float" office:value="774475097">
            <text:p>77447509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3631057491">
            <text:p>3631057491</text:p>
          </table:table-cell>
          <table:table-cell office:value-type="float" office:value="43701225">
            <text:p>43701225</text:p>
          </table:table-cell>
          <table:table-cell office:value-type="float" office:value="3807370993">
            <text:p>3807370993</text:p>
          </table:table-cell>
          <table:table-cell office:value-type="float" office:value="1958858955">
            <text:p>1958858955</text:p>
          </table:table-cell>
          <table:table-cell office:value-type="float" office:value="3807185196">
            <text:p>3807185196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1014169">
            <text:p>1014169</text:p>
          </table:table-cell>
          <table:table-cell office:value-type="float" office:value="15403339644">
            <text:p>15403339644</text:p>
          </table:table-cell>
          <table:table-cell office:value-type="float" office:value="15403335707">
            <text:p>15403335707</text:p>
          </table:table-cell>
          <table:table-cell table:number-columns-repeated="8" office:value-type="float" office:value="15406449694">
            <text:p>15406449694</text:p>
          </table:table-cell>
          <table:table-cell office:value-type="float" office:value="15399890688">
            <text:p>15399890688</text:p>
          </table:table-cell>
          <table:table-cell office:value-type="float" office:value="15399891076">
            <text:p>15399891076</text:p>
          </table:table-cell>
          <table:table-cell table:number-columns-repeated="2" office:value-type="float" office:value="15406449694">
            <text:p>15406449694</text:p>
          </table:table-cell>
          <table:table-cell office:value-type="float" office:value="6128496">
            <text:p>61284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038455">
            <text:p>4038455</text:p>
          </table:table-cell>
          <table:table-cell office:value-type="float" office:value="25280">
            <text:p>25280</text:p>
          </table:table-cell>
          <table:table-cell office:value-type="float" office:value="2047473">
            <text:p>2047473</text:p>
          </table:table-cell>
          <table:table-cell office:value-type="float" office:value="504548">
            <text:p>504548</text:p>
          </table:table-cell>
          <table:table-cell table:number-columns-repeated="2" office:value-type="float" office:value="0">
            <text:p>0</text:p>
          </table:table-cell>
          <table:table-cell office:value-type="float" office:value="3489662784">
            <text:p>3489662784</text:p>
          </table:table-cell>
          <table:table-cell office:value-type="float" office:value="3579384416">
            <text:p>3579384416</text:p>
          </table:table-cell>
          <table:table-cell table:number-columns-repeated="4" office:value-type="float" office:value="0">
            <text:p>0</text:p>
          </table:table-cell>
          <table:table-cell office:value-type="float" office:value="3807370993">
            <text:p>3807370993</text:p>
          </table:table-cell>
          <table:table-cell office:value-type="float" office:value="0">
            <text:p>0</text:p>
          </table:table-cell>
          <table:table-cell office:value-type="float" office:value="3807370993">
            <text:p>3807370993</text:p>
          </table:table-cell>
          <table:table-cell office:value-type="float" office:value="59500834">
            <text:p>59500834</text:p>
          </table:table-cell>
          <table:table-cell office:value-type="float" office:value="1903685496">
            <text:p>1903685496</text:p>
          </table:table-cell>
          <table:table-cell office:value-type="float" office:value="0">
            <text:p>0</text:p>
          </table:table-cell>
          <table:table-cell office:value-type="float" office:value="1269123664">
            <text:p>1269123664</text:p>
          </table:table-cell>
          <table:table-cell office:value-type="float" office:value="0">
            <text:p>0</text:p>
          </table:table-cell>
          <table:table-cell office:value-type="float" office:value="1269123664">
            <text:p>1269123664</text:p>
          </table:table-cell>
          <table:table-cell office:value-type="float" office:value="3750131383">
            <text:p>3750131383</text:p>
          </table:table-cell>
          <table:table-cell office:value-type="float" office:value="634561832">
            <text:p>634561832</text:p>
          </table:table-cell>
          <table:table-cell office:value-type="float" office:value="343847">
            <text:p>343847</text:p>
          </table:table-cell>
          <table:table-cell office:value-type="float" office:value="2538247328">
            <text:p>2538247328</text:p>
          </table:table-cell>
          <table:table-cell office:value-type="float" office:value="3807370993">
            <text:p>3807370993</text:p>
          </table:table-cell>
          <table:table-cell office:value-type="float" office:value="11353759765">
            <text:p>11353759765</text:p>
          </table:table-cell>
          <table:table-cell office:value-type="float" office:value="50550598144">
            <text:p>50550598144</text:p>
          </table:table-cell>
          <table:table-cell office:value-type="float" office:value="3087951659">
            <text:p>3087951659</text:p>
          </table:table-cell>
          <table:table-cell office:value-type="float" office:value="812866210">
            <text:p>81286621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3625999290">
            <text:p>3625999290</text:p>
          </table:table-cell>
          <table:table-cell office:value-type="float" office:value="43657972">
            <text:p>43657972</text:p>
          </table:table-cell>
          <table:table-cell office:value-type="float" office:value="3807292429">
            <text:p>3807292429</text:p>
          </table:table-cell>
          <table:table-cell office:value-type="float" office:value="1942980774">
            <text:p>1942980774</text:p>
          </table:table-cell>
          <table:table-cell office:value-type="float" office:value="3807114807">
            <text:p>3807114807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1111035">
            <text:p>1111035</text:p>
          </table:table-cell>
          <table:table-cell table:number-columns-repeated="10" office:value-type="float" office:value="15929431044">
            <text:p>15929431044</text:p>
          </table:table-cell>
          <table:table-cell office:value-type="float" office:value="15922228815">
            <text:p>15922228815</text:p>
          </table:table-cell>
          <table:table-cell office:value-type="float" office:value="15922228497">
            <text:p>15922228497</text:p>
          </table:table-cell>
          <table:table-cell table:number-columns-repeated="2" office:value-type="float" office:value="15929431044">
            <text:p>15929431044</text:p>
          </table:table-cell>
          <table:table-cell office:value-type="float" office:value="6515754">
            <text:p>65157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418545">
            <text:p>4418545</text:p>
          </table:table-cell>
          <table:table-cell office:value-type="float" office:value="32711">
            <text:p>32711</text:p>
          </table:table-cell>
          <table:table-cell office:value-type="float" office:value="2492515">
            <text:p>2492515</text:p>
          </table:table-cell>
          <table:table-cell office:value-type="float" office:value="597648">
            <text:p>597648</text:p>
          </table:table-cell>
          <table:table-cell table:number-columns-repeated="2" office:value-type="float" office:value="0">
            <text:p>0</text:p>
          </table:table-cell>
          <table:table-cell office:value-type="float" office:value="3758098304">
            <text:p>3758098304</text:p>
          </table:table-cell>
          <table:table-cell office:value-type="float" office:value="3806104856">
            <text:p>3806104856</text:p>
          </table:table-cell>
          <table:table-cell table:number-columns-repeated="4" office:value-type="float" office:value="0">
            <text:p>0</text:p>
          </table:table-cell>
          <table:table-cell office:value-type="float" office:value="3807292429">
            <text:p>3807292429</text:p>
          </table:table-cell>
          <table:table-cell office:value-type="float" office:value="0">
            <text:p>0</text:p>
          </table:table-cell>
          <table:table-cell office:value-type="float" office:value="3807292429">
            <text:p>3807292429</text:p>
          </table:table-cell>
          <table:table-cell office:value-type="float" office:value="59489028">
            <text:p>59489028</text:p>
          </table:table-cell>
          <table:table-cell office:value-type="float" office:value="1903646214">
            <text:p>1903646214</text:p>
          </table:table-cell>
          <table:table-cell office:value-type="float" office:value="0">
            <text:p>0</text:p>
          </table:table-cell>
          <table:table-cell office:value-type="float" office:value="1269097476">
            <text:p>1269097476</text:p>
          </table:table-cell>
          <table:table-cell office:value-type="float" office:value="6157409">
            <text:p>6157409</text:p>
          </table:table-cell>
          <table:table-cell office:value-type="float" office:value="1269097476">
            <text:p>1269097476</text:p>
          </table:table-cell>
          <table:table-cell office:value-type="float" office:value="3578871108">
            <text:p>3578871108</text:p>
          </table:table-cell>
          <table:table-cell office:value-type="float" office:value="634548738">
            <text:p>634548738</text:p>
          </table:table-cell>
          <table:table-cell office:value-type="float" office:value="330584">
            <text:p>330584</text:p>
          </table:table-cell>
          <table:table-cell office:value-type="float" office:value="2538194953">
            <text:p>2538194953</text:p>
          </table:table-cell>
          <table:table-cell office:value-type="float" office:value="3807292429">
            <text:p>3807292429</text:p>
          </table:table-cell>
          <table:table-cell office:value-type="float" office:value="11552612304">
            <text:p>11552612304</text:p>
          </table:table-cell>
          <table:table-cell office:value-type="float" office:value="51248748778">
            <text:p>51248748778</text:p>
          </table:table-cell>
          <table:table-cell office:value-type="float" office:value="3239929199">
            <text:p>3239929199</text:p>
          </table:table-cell>
          <table:table-cell office:value-type="float" office:value="810089111">
            <text:p>81008911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3630629214">
            <text:p>3630629214</text:p>
          </table:table-cell>
          <table:table-cell office:value-type="float" office:value="43695747">
            <text:p>43695747</text:p>
          </table:table-cell>
          <table:table-cell office:value-type="float" office:value="3810093912">
            <text:p>3810093912</text:p>
          </table:table-cell>
          <table:table-cell office:value-type="float" office:value="1959085480">
            <text:p>1959085480</text:p>
          </table:table-cell>
          <table:table-cell office:value-type="float" office:value="3809746612">
            <text:p>3809746612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1095046">
            <text:p>1095046</text:p>
          </table:table-cell>
          <table:table-cell table:number-columns-repeated="10" office:value-type="float" office:value="16474386992">
            <text:p>16474386992</text:p>
          </table:table-cell>
          <table:table-cell office:value-type="float" office:value="16468040921">
            <text:p>16468040921</text:p>
          </table:table-cell>
          <table:table-cell office:value-type="float" office:value="16468040602">
            <text:p>16468040602</text:p>
          </table:table-cell>
          <table:table-cell table:number-columns-repeated="2" office:value-type="float" office:value="16474386992">
            <text:p>16474386992</text:p>
          </table:table-cell>
          <table:table-cell office:value-type="float" office:value="6451896">
            <text:p>64518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358271">
            <text:p>4358271</text:p>
          </table:table-cell>
          <table:table-cell office:value-type="float" office:value="28952">
            <text:p>28952</text:p>
          </table:table-cell>
          <table:table-cell office:value-type="float" office:value="2399729">
            <text:p>2399729</text:p>
          </table:table-cell>
          <table:table-cell office:value-type="float" office:value="584508">
            <text:p>584508</text:p>
          </table:table-cell>
          <table:table-cell table:number-columns-repeated="2" office:value-type="float" office:value="0">
            <text:p>0</text:p>
          </table:table-cell>
          <table:table-cell office:value-type="float" office:value="4026533824">
            <text:p>4026533824</text:p>
          </table:table-cell>
          <table:table-cell office:value-type="float" office:value="3809256012">
            <text:p>3809256012</text:p>
          </table:table-cell>
          <table:table-cell table:number-columns-repeated="4" office:value-type="float" office:value="0">
            <text:p>0</text:p>
          </table:table-cell>
          <table:table-cell office:value-type="float" office:value="3810093912">
            <text:p>3810093912</text:p>
          </table:table-cell>
          <table:table-cell office:value-type="float" office:value="0">
            <text:p>0</text:p>
          </table:table-cell>
          <table:table-cell office:value-type="float" office:value="3810093912">
            <text:p>3810093912</text:p>
          </table:table-cell>
          <table:table-cell office:value-type="float" office:value="59552743">
            <text:p>59552743</text:p>
          </table:table-cell>
          <table:table-cell office:value-type="float" office:value="1905046956">
            <text:p>1905046956</text:p>
          </table:table-cell>
          <table:table-cell office:value-type="float" office:value="0">
            <text:p>0</text:p>
          </table:table-cell>
          <table:table-cell office:value-type="float" office:value="1270031304">
            <text:p>1270031304</text:p>
          </table:table-cell>
          <table:table-cell office:value-type="float" office:value="0">
            <text:p>0</text:p>
          </table:table-cell>
          <table:table-cell office:value-type="float" office:value="1270031304">
            <text:p>1270031304</text:p>
          </table:table-cell>
          <table:table-cell office:value-type="float" office:value="3770801574">
            <text:p>3770801574</text:p>
          </table:table-cell>
          <table:table-cell office:value-type="float" office:value="635015652">
            <text:p>635015652</text:p>
          </table:table-cell>
          <table:table-cell office:value-type="float" office:value="346912">
            <text:p>346912</text:p>
          </table:table-cell>
          <table:table-cell office:value-type="float" office:value="2540062608">
            <text:p>2540062608</text:p>
          </table:table-cell>
          <table:table-cell office:value-type="float" office:value="3810093912">
            <text:p>3810093912</text:p>
          </table:table-cell>
          <table:table-cell office:value-type="float" office:value="11684692382">
            <text:p>11684692382</text:p>
          </table:table-cell>
          <table:table-cell office:value-type="float" office:value="51819641113">
            <text:p>51819641113</text:p>
          </table:table-cell>
          <table:table-cell office:value-type="float" office:value="3083648681">
            <text:p>3083648681</text:p>
          </table:table-cell>
          <table:table-cell office:value-type="float" office:value="812652587">
            <text:p>81265258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3640169025">
            <text:p>3640169025</text:p>
          </table:table-cell>
          <table:table-cell office:value-type="float" office:value="43795494">
            <text:p>43795494</text:p>
          </table:table-cell>
          <table:table-cell office:value-type="float" office:value="3819338641">
            <text:p>3819338641</text:p>
          </table:table-cell>
          <table:table-cell office:value-type="float" office:value="1987098237">
            <text:p>1987098237</text:p>
          </table:table-cell>
          <table:table-cell office:value-type="float" office:value="3819162896">
            <text:p>3819162896</text:p>
          </table:table-cell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1014174">
            <text:p>1014174</text:p>
          </table:table-cell>
          <table:table-cell table:number-columns-repeated="2" office:value-type="float" office:value="17002476562">
            <text:p>17002476562</text:p>
          </table:table-cell>
          <table:table-cell table:number-columns-repeated="8" office:value-type="float" office:value="17002517758">
            <text:p>17002517758</text:p>
          </table:table-cell>
          <table:table-cell office:value-type="float" office:value="16997041113">
            <text:p>16997041113</text:p>
          </table:table-cell>
          <table:table-cell office:value-type="float" office:value="16997040717">
            <text:p>16997040717</text:p>
          </table:table-cell>
          <table:table-cell table:number-columns-repeated="2" office:value-type="float" office:value="17002517758">
            <text:p>17002517758</text:p>
          </table:table-cell>
          <table:table-cell office:value-type="float" office:value="6128519">
            <text:p>61285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038478">
            <text:p>4038478</text:p>
          </table:table-cell>
          <table:table-cell office:value-type="float" office:value="25264">
            <text:p>25264</text:p>
          </table:table-cell>
          <table:table-cell office:value-type="float" office:value="2047588">
            <text:p>2047588</text:p>
          </table:table-cell>
          <table:table-cell office:value-type="float" office:value="504009">
            <text:p>504009</text:p>
          </table:table-cell>
          <table:table-cell table:number-columns-repeated="2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3817924636">
            <text:p>3817924636</text:p>
          </table:table-cell>
          <table:table-cell table:number-columns-repeated="4" office:value-type="float" office:value="0">
            <text:p>0</text:p>
          </table:table-cell>
          <table:table-cell office:value-type="float" office:value="3819338641">
            <text:p>3819338641</text:p>
          </table:table-cell>
          <table:table-cell office:value-type="float" office:value="0">
            <text:p>0</text:p>
          </table:table-cell>
          <table:table-cell office:value-type="float" office:value="3819338641">
            <text:p>3819338641</text:p>
          </table:table-cell>
          <table:table-cell office:value-type="float" office:value="59678360">
            <text:p>59678360</text:p>
          </table:table-cell>
          <table:table-cell office:value-type="float" office:value="1909669320">
            <text:p>1909669320</text:p>
          </table:table-cell>
          <table:table-cell office:value-type="float" office:value="0">
            <text:p>0</text:p>
          </table:table-cell>
          <table:table-cell office:value-type="float" office:value="1273112880">
            <text:p>1273112880</text:p>
          </table:table-cell>
          <table:table-cell office:value-type="float" office:value="0">
            <text:p>0</text:p>
          </table:table-cell>
          <table:table-cell office:value-type="float" office:value="1273112880">
            <text:p>1273112880</text:p>
          </table:table-cell>
          <table:table-cell office:value-type="float" office:value="3818278952">
            <text:p>3818278952</text:p>
          </table:table-cell>
          <table:table-cell office:value-type="float" office:value="636556440">
            <text:p>636556440</text:p>
          </table:table-cell>
          <table:table-cell office:value-type="float" office:value="342380">
            <text:p>342380</text:p>
          </table:table-cell>
          <table:table-cell office:value-type="float" office:value="2546225761">
            <text:p>2546225761</text:p>
          </table:table-cell>
          <table:table-cell office:value-type="float" office:value="3819338641">
            <text:p>3819338641</text:p>
          </table:table-cell>
          <table:table-cell office:value-type="float" office:value="11910705566">
            <text:p>11910705566</text:p>
          </table:table-cell>
          <table:table-cell office:value-type="float" office:value="52868560790">
            <text:p>52868560790</text:p>
          </table:table-cell>
          <table:table-cell office:value-type="float" office:value="3210327147">
            <text:p>3210327147</text:p>
          </table:table-cell>
          <table:table-cell office:value-type="float" office:value="815277099">
            <text:p>81527709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172167229">
            <text:p>172167229</text:p>
          </table:table-cell>
          <table:table-cell office:value-type="float" office:value="2069300">
            <text:p>2069300</text:p>
          </table:table-cell>
          <table:table-cell office:value-type="float" office:value="180368918">
            <text:p>180368918</text:p>
          </table:table-cell>
          <table:table-cell office:value-type="float" office:value="500677474">
            <text:p>500677474</text:p>
          </table:table-cell>
          <table:table-cell office:value-type="float" office:value="180134678">
            <text:p>18013467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0005040">
            <text:p>50005040</text:p>
          </table:table-cell>
          <table:table-cell table:number-columns-repeated="11" office:value-type="float" office:value="0">
            <text:p>0</text:p>
          </table:table-cell>
          <table:table-cell office:value-type="float" office:value="4194306">
            <text:p>4194306</text:p>
          </table:table-cell>
          <table:table-cell table:number-columns-repeated="5" office:value-type="float" office:value="0">
            <text:p>0</text:p>
          </table:table-cell>
          <table:table-cell office:value-type="float" office:value="180368918">
            <text:p>180368918</text:p>
          </table:table-cell>
          <table:table-cell office:value-type="float" office:value="0">
            <text:p>0</text:p>
          </table:table-cell>
          <table:table-cell office:value-type="float" office:value="180368918">
            <text:p>180368918</text:p>
          </table:table-cell>
          <table:table-cell office:value-type="float" office:value="2818630">
            <text:p>2818630</text:p>
          </table:table-cell>
          <table:table-cell office:value-type="float" office:value="90184459">
            <text:p>90184459</text:p>
          </table:table-cell>
          <table:table-cell office:value-type="float" office:value="0">
            <text:p>0</text:p>
          </table:table-cell>
          <table:table-cell office:value-type="float" office:value="60122972">
            <text:p>60122972</text:p>
          </table:table-cell>
          <table:table-cell office:value-type="float" office:value="0">
            <text:p>0</text:p>
          </table:table-cell>
          <table:table-cell office:value-type="float" office:value="60122973">
            <text:p>60122973</text:p>
          </table:table-cell>
          <table:table-cell office:value-type="float" office:value="0">
            <text:p>0</text:p>
          </table:table-cell>
          <table:table-cell office:value-type="float" office:value="30061486">
            <text:p>30061486</text:p>
          </table:table-cell>
          <table:table-cell office:value-type="float" office:value="428">
            <text:p>428</text:p>
          </table:table-cell>
          <table:table-cell office:value-type="float" office:value="120245946">
            <text:p>120245946</text:p>
          </table:table-cell>
          <table:table-cell office:value-type="float" office:value="180368918">
            <text:p>180368918</text:p>
          </table:table-cell>
          <table:table-cell office:value-type="float" office:value="482421875">
            <text:p>482421875</text:p>
          </table:table-cell>
          <table:table-cell office:value-type="float" office:value="1603820800">
            <text:p>1603820800</text:p>
          </table:table-cell>
          <table:table-cell office:value-type="float" office:value="151489257">
            <text:p>151489257</text:p>
          </table:table-cell>
          <table:table-cell office:value-type="float" office:value="38574218">
            <text:p>3857421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2122221">
            <text:p>172122221</text:p>
          </table:table-cell>
          <table:table-cell office:value-type="float" office:value="2068678">
            <text:p>2068678</text:p>
          </table:table-cell>
          <table:table-cell office:value-type="float" office:value="180318914">
            <text:p>180318914</text:p>
          </table:table-cell>
          <table:table-cell office:value-type="float" office:value="500553070">
            <text:p>500553070</text:p>
          </table:table-cell>
          <table:table-cell office:value-type="float" office:value="180121035">
            <text:p>18012103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0005040">
            <text:p>50005040</text:p>
          </table:table-cell>
          <table:table-cell table:number-columns-repeated="11" office:value-type="float" office:value="0">
            <text:p>0</text:p>
          </table:table-cell>
          <table:table-cell office:value-type="float" office:value="4194306">
            <text:p>4194306</text:p>
          </table:table-cell>
          <table:table-cell table:number-columns-repeated="5" office:value-type="float" office:value="0">
            <text:p>0</text:p>
          </table:table-cell>
          <table:table-cell office:value-type="float" office:value="180318914">
            <text:p>180318914</text:p>
          </table:table-cell>
          <table:table-cell office:value-type="float" office:value="0">
            <text:p>0</text:p>
          </table:table-cell>
          <table:table-cell office:value-type="float" office:value="180318914">
            <text:p>180318914</text:p>
          </table:table-cell>
          <table:table-cell office:value-type="float" office:value="2818129">
            <text:p>2818129</text:p>
          </table:table-cell>
          <table:table-cell office:value-type="float" office:value="90159457">
            <text:p>90159457</text:p>
          </table:table-cell>
          <table:table-cell office:value-type="float" office:value="0">
            <text:p>0</text:p>
          </table:table-cell>
          <table:table-cell office:value-type="float" office:value="60106305">
            <text:p>60106305</text:p>
          </table:table-cell>
          <table:table-cell office:value-type="float" office:value="0">
            <text:p>0</text:p>
          </table:table-cell>
          <table:table-cell office:value-type="float" office:value="60106305">
            <text:p>60106305</text:p>
          </table:table-cell>
          <table:table-cell office:value-type="float" office:value="0">
            <text:p>0</text:p>
          </table:table-cell>
          <table:table-cell office:value-type="float" office:value="30053153">
            <text:p>30053153</text:p>
          </table:table-cell>
          <table:table-cell office:value-type="float" office:value="420">
            <text:p>420</text:p>
          </table:table-cell>
          <table:table-cell office:value-type="float" office:value="120212609">
            <text:p>120212609</text:p>
          </table:table-cell>
          <table:table-cell office:value-type="float" office:value="180318914">
            <text:p>180318914</text:p>
          </table:table-cell>
          <table:table-cell office:value-type="float" office:value="479431152">
            <text:p>479431152</text:p>
          </table:table-cell>
          <table:table-cell office:value-type="float" office:value="1592041015">
            <text:p>1592041015</text:p>
          </table:table-cell>
          <table:table-cell office:value-type="float" office:value="150573730">
            <text:p>150573730</text:p>
          </table:table-cell>
          <table:table-cell office:value-type="float" office:value="38391113">
            <text:p>3839111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4031393">
            <text:p>174031393</text:p>
          </table:table-cell>
          <table:table-cell office:value-type="float" office:value="2092215">
            <text:p>2092215</text:p>
          </table:table-cell>
          <table:table-cell office:value-type="float" office:value="182388035">
            <text:p>182388035</text:p>
          </table:table-cell>
          <table:table-cell office:value-type="float" office:value="506196085">
            <text:p>506196085</text:p>
          </table:table-cell>
          <table:table-cell office:value-type="float" office:value="182097875">
            <text:p>18209787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0005040">
            <text:p>50005040</text:p>
          </table:table-cell>
          <table:table-cell table:number-columns-repeated="11" office:value-type="float" office:value="0">
            <text:p>0</text:p>
          </table:table-cell>
          <table:table-cell office:value-type="float" office:value="8388612">
            <text:p>8388612</text:p>
          </table:table-cell>
          <table:table-cell office:value-type="float" office:value="182153728">
            <text:p>182153728</text:p>
          </table:table-cell>
          <table:table-cell table:number-columns-repeated="4" office:value-type="float" office:value="0">
            <text:p>0</text:p>
          </table:table-cell>
          <table:table-cell office:value-type="float" office:value="182388035">
            <text:p>182388035</text:p>
          </table:table-cell>
          <table:table-cell office:value-type="float" office:value="0">
            <text:p>0</text:p>
          </table:table-cell>
          <table:table-cell office:value-type="float" office:value="182388035">
            <text:p>182388035</text:p>
          </table:table-cell>
          <table:table-cell office:value-type="float" office:value="2849818">
            <text:p>2849818</text:p>
          </table:table-cell>
          <table:table-cell office:value-type="float" office:value="91194017">
            <text:p>91194017</text:p>
          </table:table-cell>
          <table:table-cell office:value-type="float" office:value="0">
            <text:p>0</text:p>
          </table:table-cell>
          <table:table-cell office:value-type="float" office:value="60796011">
            <text:p>60796011</text:p>
          </table:table-cell>
          <table:table-cell office:value-type="float" office:value="1309108">
            <text:p>1309108</text:p>
          </table:table-cell>
          <table:table-cell office:value-type="float" office:value="60796012">
            <text:p>60796012</text:p>
          </table:table-cell>
          <table:table-cell office:value-type="float" office:value="182306594">
            <text:p>182306594</text:p>
          </table:table-cell>
          <table:table-cell office:value-type="float" office:value="30398006">
            <text:p>30398006</text:p>
          </table:table-cell>
          <table:table-cell office:value-type="float" office:value="348">
            <text:p>348</text:p>
          </table:table-cell>
          <table:table-cell office:value-type="float" office:value="121592024">
            <text:p>121592024</text:p>
          </table:table-cell>
          <table:table-cell office:value-type="float" office:value="182388035">
            <text:p>182388035</text:p>
          </table:table-cell>
          <table:table-cell office:value-type="float" office:value="507507324">
            <text:p>507507324</text:p>
          </table:table-cell>
          <table:table-cell office:value-type="float" office:value="1617126464">
            <text:p>1617126464</text:p>
          </table:table-cell>
          <table:table-cell office:value-type="float" office:value="150085449">
            <text:p>150085449</text:p>
          </table:table-cell>
          <table:table-cell office:value-type="float" office:value="39001464">
            <text:p>3900146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76066879">
            <text:p>176066879</text:p>
          </table:table-cell>
          <table:table-cell office:value-type="float" office:value="2116601">
            <text:p>2116601</text:p>
          </table:table-cell>
          <table:table-cell office:value-type="float" office:value="184494381">
            <text:p>184494381</text:p>
          </table:table-cell>
          <table:table-cell office:value-type="float" office:value="512077633">
            <text:p>512077633</text:p>
          </table:table-cell>
          <table:table-cell office:value-type="float" office:value="184233316">
            <text:p>1842333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0005040">
            <text:p>50005040</text:p>
          </table:table-cell>
          <table:table-cell table:number-columns-repeated="11" office:value-type="float" office:value="0">
            <text:p>0</text:p>
          </table:table-cell>
          <table:table-cell office:value-type="float" office:value="16777224">
            <text:p>16777224</text:p>
          </table:table-cell>
          <table:table-cell office:value-type="float" office:value="184283864">
            <text:p>184283864</text:p>
          </table:table-cell>
          <table:table-cell table:number-columns-repeated="4" office:value-type="float" office:value="0">
            <text:p>0</text:p>
          </table:table-cell>
          <table:table-cell office:value-type="float" office:value="184494381">
            <text:p>184494381</text:p>
          </table:table-cell>
          <table:table-cell office:value-type="float" office:value="0">
            <text:p>0</text:p>
          </table:table-cell>
          <table:table-cell office:value-type="float" office:value="184494381">
            <text:p>184494381</text:p>
          </table:table-cell>
          <table:table-cell office:value-type="float" office:value="2882733">
            <text:p>2882733</text:p>
          </table:table-cell>
          <table:table-cell office:value-type="float" office:value="92247190">
            <text:p>92247190</text:p>
          </table:table-cell>
          <table:table-cell office:value-type="float" office:value="0">
            <text:p>0</text:p>
          </table:table-cell>
          <table:table-cell office:value-type="float" office:value="61498127">
            <text:p>61498127</text:p>
          </table:table-cell>
          <table:table-cell office:value-type="float" office:value="0">
            <text:p>0</text:p>
          </table:table-cell>
          <table:table-cell office:value-type="float" office:value="61498127">
            <text:p>61498127</text:p>
          </table:table-cell>
          <table:table-cell office:value-type="float" office:value="184488835">
            <text:p>184488835</text:p>
          </table:table-cell>
          <table:table-cell office:value-type="float" office:value="30749063">
            <text:p>30749063</text:p>
          </table:table-cell>
          <table:table-cell office:value-type="float" office:value="47769">
            <text:p>47769</text:p>
          </table:table-cell>
          <table:table-cell office:value-type="float" office:value="122996255">
            <text:p>122996255</text:p>
          </table:table-cell>
          <table:table-cell office:value-type="float" office:value="184494381">
            <text:p>184494381</text:p>
          </table:table-cell>
          <table:table-cell office:value-type="float" office:value="498962402">
            <text:p>498962402</text:p>
          </table:table-cell>
          <table:table-cell office:value-type="float" office:value="1667663574">
            <text:p>1667663574</text:p>
          </table:table-cell>
          <table:table-cell office:value-type="float" office:value="162963867">
            <text:p>162963867</text:p>
          </table:table-cell>
          <table:table-cell office:value-type="float" office:value="39550781">
            <text:p>395507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1297443">
            <text:p>201297443</text:p>
          </table:table-cell>
          <table:table-cell office:value-type="float" office:value="2419516">
            <text:p>2419516</text:p>
          </table:table-cell>
          <table:table-cell office:value-type="float" office:value="210926128">
            <text:p>210926128</text:p>
          </table:table-cell>
          <table:table-cell office:value-type="float" office:value="585292554">
            <text:p>585292554</text:p>
          </table:table-cell>
          <table:table-cell office:value-type="float" office:value="210628972">
            <text:p>21062897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9812436">
            <text:p>99812436</text:p>
          </table:table-cell>
          <table:table-cell table:number-columns-repeated="11" office:value-type="float" office:value="0">
            <text:p>0</text:p>
          </table:table-cell>
          <table:table-cell office:value-type="float" office:value="33554448">
            <text:p>33554448</text:p>
          </table:table-cell>
          <table:table-cell office:value-type="float" office:value="210694712">
            <text:p>210694712</text:p>
          </table:table-cell>
          <table:table-cell table:number-columns-repeated="4" office:value-type="float" office:value="0">
            <text:p>0</text:p>
          </table:table-cell>
          <table:table-cell office:value-type="float" office:value="210926128">
            <text:p>210926128</text:p>
          </table:table-cell>
          <table:table-cell office:value-type="float" office:value="0">
            <text:p>0</text:p>
          </table:table-cell>
          <table:table-cell office:value-type="float" office:value="210926128">
            <text:p>210926128</text:p>
          </table:table-cell>
          <table:table-cell office:value-type="float" office:value="3295921">
            <text:p>3295921</text:p>
          </table:table-cell>
          <table:table-cell office:value-type="float" office:value="105463064">
            <text:p>105463064</text:p>
          </table:table-cell>
          <table:table-cell office:value-type="float" office:value="0">
            <text:p>0</text:p>
          </table:table-cell>
          <table:table-cell office:value-type="float" office:value="70308709">
            <text:p>70308709</text:p>
          </table:table-cell>
          <table:table-cell office:value-type="float" office:value="0">
            <text:p>0</text:p>
          </table:table-cell>
          <table:table-cell office:value-type="float" office:value="70308709">
            <text:p>70308709</text:p>
          </table:table-cell>
          <table:table-cell office:value-type="float" office:value="210903841">
            <text:p>210903841</text:p>
          </table:table-cell>
          <table:table-cell office:value-type="float" office:value="35154354">
            <text:p>35154354</text:p>
          </table:table-cell>
          <table:table-cell office:value-type="float" office:value="210196841">
            <text:p>210196841</text:p>
          </table:table-cell>
          <table:table-cell office:value-type="float" office:value="140617419">
            <text:p>140617419</text:p>
          </table:table-cell>
          <table:table-cell office:value-type="float" office:value="210926128">
            <text:p>210926128</text:p>
          </table:table-cell>
          <table:table-cell office:value-type="float" office:value="570922851">
            <text:p>570922851</text:p>
          </table:table-cell>
          <table:table-cell office:value-type="float" office:value="1896179199">
            <text:p>1896179199</text:p>
          </table:table-cell>
          <table:table-cell office:value-type="float" office:value="172729492">
            <text:p>172729492</text:p>
          </table:table-cell>
          <table:table-cell office:value-type="float" office:value="45043945">
            <text:p>4504394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399608">
            <text:p>201399608</text:p>
          </table:table-cell>
          <table:table-cell office:value-type="float" office:value="2420187">
            <text:p>2420187</text:p>
          </table:table-cell>
          <table:table-cell office:value-type="float" office:value="210936745">
            <text:p>210936745</text:p>
          </table:table-cell>
          <table:table-cell office:value-type="float" office:value="585618091">
            <text:p>585618091</text:p>
          </table:table-cell>
          <table:table-cell office:value-type="float" office:value="210664375">
            <text:p>21066437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99624872">
            <text:p>199624872</text:p>
          </table:table-cell>
          <table:table-cell table:number-columns-repeated="11" office:value-type="float" office:value="0">
            <text:p>0</text:p>
          </table:table-cell>
          <table:table-cell office:value-type="float" office:value="67108896">
            <text:p>67108896</text:p>
          </table:table-cell>
          <table:table-cell office:value-type="float" office:value="210771304">
            <text:p>210771304</text:p>
          </table:table-cell>
          <table:table-cell table:number-columns-repeated="4" office:value-type="float" office:value="0">
            <text:p>0</text:p>
          </table:table-cell>
          <table:table-cell office:value-type="float" office:value="210936745">
            <text:p>210936745</text:p>
          </table:table-cell>
          <table:table-cell office:value-type="float" office:value="0">
            <text:p>0</text:p>
          </table:table-cell>
          <table:table-cell office:value-type="float" office:value="210936745">
            <text:p>210936745</text:p>
          </table:table-cell>
          <table:table-cell office:value-type="float" office:value="3295896">
            <text:p>3295896</text:p>
          </table:table-cell>
          <table:table-cell office:value-type="float" office:value="105468372">
            <text:p>105468372</text:p>
          </table:table-cell>
          <table:table-cell office:value-type="float" office:value="0">
            <text:p>0</text:p>
          </table:table-cell>
          <table:table-cell office:value-type="float" office:value="70312249">
            <text:p>70312249</text:p>
          </table:table-cell>
          <table:table-cell office:value-type="float" office:value="0">
            <text:p>0</text:p>
          </table:table-cell>
          <table:table-cell office:value-type="float" office:value="70312248">
            <text:p>70312248</text:p>
          </table:table-cell>
          <table:table-cell office:value-type="float" office:value="210911802">
            <text:p>210911802</text:p>
          </table:table-cell>
          <table:table-cell office:value-type="float" office:value="35156124">
            <text:p>35156124</text:p>
          </table:table-cell>
          <table:table-cell office:value-type="float" office:value="421">
            <text:p>421</text:p>
          </table:table-cell>
          <table:table-cell office:value-type="float" office:value="140624497">
            <text:p>140624497</text:p>
          </table:table-cell>
          <table:table-cell office:value-type="float" office:value="210936745">
            <text:p>210936745</text:p>
          </table:table-cell>
          <table:table-cell office:value-type="float" office:value="610778808">
            <text:p>610778808</text:p>
          </table:table-cell>
          <table:table-cell office:value-type="float" office:value="1982360839">
            <text:p>1982360839</text:p>
          </table:table-cell>
          <table:table-cell office:value-type="float" office:value="178894042">
            <text:p>178894042</text:p>
          </table:table-cell>
          <table:table-cell office:value-type="float" office:value="45104980">
            <text:p>4510498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04719846">
            <text:p>204719846</text:p>
          </table:table-cell>
          <table:table-cell office:value-type="float" office:value="2459815">
            <text:p>2459815</text:p>
          </table:table-cell>
          <table:table-cell office:value-type="float" office:value="214466443">
            <text:p>214466443</text:p>
          </table:table-cell>
          <table:table-cell office:value-type="float" office:value="595215187">
            <text:p>595215187</text:p>
          </table:table-cell>
          <table:table-cell office:value-type="float" office:value="214230500">
            <text:p>214230500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99249744">
            <text:p>399249744</text:p>
          </table:table-cell>
          <table:table-cell table:number-columns-repeated="11" office:value-type="float" office:value="0">
            <text:p>0</text:p>
          </table:table-cell>
          <table:table-cell office:value-type="float" office:value="134217792">
            <text:p>134217792</text:p>
          </table:table-cell>
          <table:table-cell office:value-type="float" office:value="213808912">
            <text:p>213808912</text:p>
          </table:table-cell>
          <table:table-cell table:number-columns-repeated="4" office:value-type="float" office:value="0">
            <text:p>0</text:p>
          </table:table-cell>
          <table:table-cell office:value-type="float" office:value="214466443">
            <text:p>214466443</text:p>
          </table:table-cell>
          <table:table-cell office:value-type="float" office:value="0">
            <text:p>0</text:p>
          </table:table-cell>
          <table:table-cell office:value-type="float" office:value="214466443">
            <text:p>214466443</text:p>
          </table:table-cell>
          <table:table-cell office:value-type="float" office:value="3351042">
            <text:p>3351042</text:p>
          </table:table-cell>
          <table:table-cell office:value-type="float" office:value="107233222">
            <text:p>107233222</text:p>
          </table:table-cell>
          <table:table-cell office:value-type="float" office:value="0">
            <text:p>0</text:p>
          </table:table-cell>
          <table:table-cell office:value-type="float" office:value="71488814">
            <text:p>71488814</text:p>
          </table:table-cell>
          <table:table-cell office:value-type="float" office:value="0">
            <text:p>0</text:p>
          </table:table-cell>
          <table:table-cell office:value-type="float" office:value="71488815">
            <text:p>71488815</text:p>
          </table:table-cell>
          <table:table-cell office:value-type="float" office:value="213916242">
            <text:p>213916242</text:p>
          </table:table-cell>
          <table:table-cell office:value-type="float" office:value="35744407">
            <text:p>35744407</text:p>
          </table:table-cell>
          <table:table-cell office:value-type="float" office:value="476">
            <text:p>476</text:p>
          </table:table-cell>
          <table:table-cell office:value-type="float" office:value="142977629">
            <text:p>142977629</text:p>
          </table:table-cell>
          <table:table-cell office:value-type="float" office:value="214466443">
            <text:p>214466443</text:p>
          </table:table-cell>
          <table:table-cell office:value-type="float" office:value="641479492">
            <text:p>641479492</text:p>
          </table:table-cell>
          <table:table-cell office:value-type="float" office:value="2202148437">
            <text:p>2202148437</text:p>
          </table:table-cell>
          <table:table-cell office:value-type="float" office:value="172912597">
            <text:p>172912597</text:p>
          </table:table-cell>
          <table:table-cell office:value-type="float" office:value="45715332">
            <text:p>4571533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15823307">
            <text:p>215823307</text:p>
          </table:table-cell>
          <table:table-cell office:value-type="float" office:value="2677041">
            <text:p>2677041</text:p>
          </table:table-cell>
          <table:table-cell office:value-type="float" office:value="233512902">
            <text:p>233512902</text:p>
          </table:table-cell>
          <table:table-cell office:value-type="float" office:value="627664662">
            <text:p>627664662</text:p>
          </table:table-cell>
          <table:table-cell office:value-type="float" office:value="233377716">
            <text:p>233377716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85284">
            <text:p>685284</text:p>
          </table:table-cell>
          <table:table-cell table:number-columns-repeated="14" office:value-type="float" office:value="805140478">
            <text:p>805140478</text:p>
          </table:table-cell>
          <table:table-cell office:value-type="float" office:value="3776929">
            <text:p>3776929</text:p>
          </table:table-cell>
          <table:table-cell table:number-columns-repeated="4" office:value-type="float" office:value="0">
            <text:p>0</text:p>
          </table:table-cell>
          <table:table-cell office:value-type="float" office:value="2728324">
            <text:p>2728324</text:p>
          </table:table-cell>
          <table:table-cell office:value-type="float" office:value="16282">
            <text:p>16282</text:p>
          </table:table-cell>
          <table:table-cell office:value-type="float" office:value="1765010">
            <text:p>1765010</text:p>
          </table:table-cell>
          <table:table-cell office:value-type="float" office:value="433260">
            <text:p>433260</text:p>
          </table:table-cell>
          <table:table-cell table:number-columns-repeated="2" office:value-type="float" office:value="0">
            <text:p>0</text:p>
          </table:table-cell>
          <table:table-cell office:value-type="float" office:value="268435584">
            <text:p>268435584</text:p>
          </table:table-cell>
          <table:table-cell office:value-type="float" office:value="225671616">
            <text:p>225671616</text:p>
          </table:table-cell>
          <table:table-cell table:number-columns-repeated="4" office:value-type="float" office:value="0">
            <text:p>0</text:p>
          </table:table-cell>
          <table:table-cell office:value-type="float" office:value="233512902">
            <text:p>233512902</text:p>
          </table:table-cell>
          <table:table-cell office:value-type="float" office:value="0">
            <text:p>0</text:p>
          </table:table-cell>
          <table:table-cell office:value-type="float" office:value="233512902">
            <text:p>233512902</text:p>
          </table:table-cell>
          <table:table-cell office:value-type="float" office:value="3648643">
            <text:p>3648643</text:p>
          </table:table-cell>
          <table:table-cell office:value-type="float" office:value="116756451">
            <text:p>116756451</text:p>
          </table:table-cell>
          <table:table-cell office:value-type="float" office:value="0">
            <text:p>0</text:p>
          </table:table-cell>
          <table:table-cell office:value-type="float" office:value="77837634">
            <text:p>77837634</text:p>
          </table:table-cell>
          <table:table-cell office:value-type="float" office:value="0">
            <text:p>0</text:p>
          </table:table-cell>
          <table:table-cell office:value-type="float" office:value="77837634">
            <text:p>77837634</text:p>
          </table:table-cell>
          <table:table-cell office:value-type="float" office:value="233512902">
            <text:p>233512902</text:p>
          </table:table-cell>
          <table:table-cell office:value-type="float" office:value="38918817">
            <text:p>38918817</text:p>
          </table:table-cell>
          <table:table-cell office:value-type="float" office:value="225573428">
            <text:p>225573428</text:p>
          </table:table-cell>
          <table:table-cell office:value-type="float" office:value="155675268">
            <text:p>155675268</text:p>
          </table:table-cell>
          <table:table-cell office:value-type="float" office:value="233512902">
            <text:p>233512902</text:p>
          </table:table-cell>
          <table:table-cell office:value-type="float" office:value="735717773">
            <text:p>735717773</text:p>
          </table:table-cell>
          <table:table-cell office:value-type="float" office:value="2625732421">
            <text:p>2625732421</text:p>
          </table:table-cell>
          <table:table-cell office:value-type="float" office:value="197570800">
            <text:p>197570800</text:p>
          </table:table-cell>
          <table:table-cell office:value-type="float" office:value="48583984">
            <text:p>4858398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40446367">
            <text:p>240446367</text:p>
          </table:table-cell>
          <table:table-cell office:value-type="float" office:value="2888585">
            <text:p>2888585</text:p>
          </table:table-cell>
          <table:table-cell office:value-type="float" office:value="251846259">
            <text:p>251846259</text:p>
          </table:table-cell>
          <table:table-cell office:value-type="float" office:value="698969978">
            <text:p>698969978</text:p>
          </table:table-cell>
          <table:table-cell office:value-type="float" office:value="251602990">
            <text:p>251602990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96998976">
            <text:p>1596998976</text:p>
          </table:table-cell>
          <table:table-cell table:number-columns-repeated="11" office:value-type="float" office:value="0">
            <text:p>0</text:p>
          </table:table-cell>
          <table:table-cell office:value-type="float" office:value="536871168">
            <text:p>536871168</text:p>
          </table:table-cell>
          <table:table-cell office:value-type="float" office:value="250439520">
            <text:p>250439520</text:p>
          </table:table-cell>
          <table:table-cell table:number-columns-repeated="4" office:value-type="float" office:value="0">
            <text:p>0</text:p>
          </table:table-cell>
          <table:table-cell office:value-type="float" office:value="251846259">
            <text:p>251846259</text:p>
          </table:table-cell>
          <table:table-cell office:value-type="float" office:value="0">
            <text:p>0</text:p>
          </table:table-cell>
          <table:table-cell office:value-type="float" office:value="251846259">
            <text:p>251846259</text:p>
          </table:table-cell>
          <table:table-cell office:value-type="float" office:value="3935792">
            <text:p>3935792</text:p>
          </table:table-cell>
          <table:table-cell office:value-type="float" office:value="125923129">
            <text:p>125923129</text:p>
          </table:table-cell>
          <table:table-cell office:value-type="float" office:value="0">
            <text:p>0</text:p>
          </table:table-cell>
          <table:table-cell office:value-type="float" office:value="83948753">
            <text:p>83948753</text:p>
          </table:table-cell>
          <table:table-cell office:value-type="float" office:value="0">
            <text:p>0</text:p>
          </table:table-cell>
          <table:table-cell office:value-type="float" office:value="83948753">
            <text:p>83948753</text:p>
          </table:table-cell>
          <table:table-cell office:value-type="float" office:value="251744256">
            <text:p>251744256</text:p>
          </table:table-cell>
          <table:table-cell office:value-type="float" office:value="41974377">
            <text:p>41974377</text:p>
          </table:table-cell>
          <table:table-cell office:value-type="float" office:value="250464235">
            <text:p>250464235</text:p>
          </table:table-cell>
          <table:table-cell office:value-type="float" office:value="167897506">
            <text:p>167897506</text:p>
          </table:table-cell>
          <table:table-cell office:value-type="float" office:value="251846259">
            <text:p>251846259</text:p>
          </table:table-cell>
          <table:table-cell office:value-type="float" office:value="919799804">
            <text:p>919799804</text:p>
          </table:table-cell>
          <table:table-cell office:value-type="float" office:value="3407531738">
            <text:p>3407531738</text:p>
          </table:table-cell>
          <table:table-cell office:value-type="float" office:value="201293945">
            <text:p>201293945</text:p>
          </table:table-cell>
          <table:table-cell office:value-type="float" office:value="53771972">
            <text:p>5377197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376079915">
            <text:p>376079915</text:p>
          </table:table-cell>
          <table:table-cell office:value-type="float" office:value="4516814">
            <text:p>4516814</text:p>
          </table:table-cell>
          <table:table-cell office:value-type="float" office:value="393937438">
            <text:p>393937438</text:p>
          </table:table-cell>
          <table:table-cell office:value-type="float" office:value="1092928650">
            <text:p>1092928650</text:p>
          </table:table-cell>
          <table:table-cell office:value-type="float" office:value="393640604">
            <text:p>393640604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395541706">
            <text:p>2395541706</text:p>
          </table:table-cell>
          <table:table-cell table:number-columns-repeated="11" office:value-type="float" office:value="0">
            <text:p>0</text:p>
          </table:table-cell>
          <table:table-cell office:value-type="float" office:value="1073742336">
            <text:p>1073742336</text:p>
          </table:table-cell>
          <table:table-cell table:number-columns-repeated="5" office:value-type="float" office:value="0">
            <text:p>0</text:p>
          </table:table-cell>
          <table:table-cell office:value-type="float" office:value="393937438">
            <text:p>393937438</text:p>
          </table:table-cell>
          <table:table-cell office:value-type="float" office:value="0">
            <text:p>0</text:p>
          </table:table-cell>
          <table:table-cell office:value-type="float" office:value="393937438">
            <text:p>393937438</text:p>
          </table:table-cell>
          <table:table-cell office:value-type="float" office:value="6156062">
            <text:p>6156062</text:p>
          </table:table-cell>
          <table:table-cell office:value-type="float" office:value="196968719">
            <text:p>196968719</text:p>
          </table:table-cell>
          <table:table-cell office:value-type="float" office:value="0">
            <text:p>0</text:p>
          </table:table-cell>
          <table:table-cell office:value-type="float" office:value="131312480">
            <text:p>131312480</text:p>
          </table:table-cell>
          <table:table-cell office:value-type="float" office:value="0">
            <text:p>0</text:p>
          </table:table-cell>
          <table:table-cell office:value-type="float" office:value="131312479">
            <text:p>131312479</text:p>
          </table:table-cell>
          <table:table-cell office:value-type="float" office:value="393817194">
            <text:p>393817194</text:p>
          </table:table-cell>
          <table:table-cell office:value-type="float" office:value="65656239">
            <text:p>65656239</text:p>
          </table:table-cell>
          <table:table-cell office:value-type="float" office:value="483">
            <text:p>483</text:p>
          </table:table-cell>
          <table:table-cell office:value-type="float" office:value="262624959">
            <text:p>262624959</text:p>
          </table:table-cell>
          <table:table-cell office:value-type="float" office:value="393937438">
            <text:p>393937438</text:p>
          </table:table-cell>
          <table:table-cell office:value-type="float" office:value="1530334472">
            <text:p>1530334472</text:p>
          </table:table-cell>
          <table:table-cell office:value-type="float" office:value="5789550781">
            <text:p>5789550781</text:p>
          </table:table-cell>
          <table:table-cell office:value-type="float" office:value="307861328">
            <text:p>307861328</text:p>
          </table:table-cell>
          <table:table-cell office:value-type="float" office:value="84045410">
            <text:p>8404541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532301528">
            <text:p>532301528</text:p>
          </table:table-cell>
          <table:table-cell office:value-type="float" office:value="6546602">
            <text:p>6546602</text:p>
          </table:table-cell>
          <table:table-cell office:value-type="float" office:value="570745179">
            <text:p>570745179</text:p>
          </table:table-cell>
          <table:table-cell office:value-type="float" office:value="1584152850">
            <text:p>1584152850</text:p>
          </table:table-cell>
          <table:table-cell office:value-type="float" office:value="564814254">
            <text:p>564814254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85302">
            <text:p>685302</text:p>
          </table:table-cell>
          <table:table-cell table:number-columns-repeated="14" office:value-type="float" office:value="2402192068">
            <text:p>2402192068</text:p>
          </table:table-cell>
          <table:table-cell office:value-type="float" office:value="3777005">
            <text:p>3777005</text:p>
          </table:table-cell>
          <table:table-cell table:number-columns-repeated="4" office:value-type="float" office:value="0">
            <text:p>0</text:p>
          </table:table-cell>
          <table:table-cell office:value-type="float" office:value="2728400">
            <text:p>2728400</text:p>
          </table:table-cell>
          <table:table-cell office:value-type="float" office:value="16358">
            <text:p>16358</text:p>
          </table:table-cell>
          <table:table-cell office:value-type="float" office:value="1765390">
            <text:p>1765390</text:p>
          </table:table-cell>
          <table:table-cell office:value-type="float" office:value="433296">
            <text:p>433296</text:p>
          </table:table-cell>
          <table:table-cell table:number-columns-repeated="2" office:value-type="float" office:value="0">
            <text:p>0</text:p>
          </table:table-cell>
          <table:table-cell office:value-type="float" office:value="1610613504">
            <text:p>1610613504</text:p>
          </table:table-cell>
          <table:table-cell table:number-columns-repeated="5" office:value-type="float" office:value="0">
            <text:p>0</text:p>
          </table:table-cell>
          <table:table-cell office:value-type="float" office:value="570745179">
            <text:p>570745179</text:p>
          </table:table-cell>
          <table:table-cell office:value-type="float" office:value="0">
            <text:p>0</text:p>
          </table:table-cell>
          <table:table-cell office:value-type="float" office:value="570745179">
            <text:p>570745179</text:p>
          </table:table-cell>
          <table:table-cell office:value-type="float" office:value="8920239">
            <text:p>8920239</text:p>
          </table:table-cell>
          <table:table-cell office:value-type="float" office:value="285372590">
            <text:p>285372590</text:p>
          </table:table-cell>
          <table:table-cell office:value-type="float" office:value="0">
            <text:p>0</text:p>
          </table:table-cell>
          <table:table-cell office:value-type="float" office:value="190248393">
            <text:p>190248393</text:p>
          </table:table-cell>
          <table:table-cell office:value-type="float" office:value="0">
            <text:p>0</text:p>
          </table:table-cell>
          <table:table-cell office:value-type="float" office:value="190248393">
            <text:p>190248393</text:p>
          </table:table-cell>
          <table:table-cell office:value-type="float" office:value="568665075">
            <text:p>568665075</text:p>
          </table:table-cell>
          <table:table-cell office:value-type="float" office:value="95124197">
            <text:p>95124197</text:p>
          </table:table-cell>
          <table:table-cell office:value-type="float" office:value="397249">
            <text:p>397249</text:p>
          </table:table-cell>
          <table:table-cell office:value-type="float" office:value="380496785">
            <text:p>380496785</text:p>
          </table:table-cell>
          <table:table-cell office:value-type="float" office:value="570745179">
            <text:p>570745179</text:p>
          </table:table-cell>
          <table:table-cell office:value-type="float" office:value="2402282714">
            <text:p>2402282714</text:p>
          </table:table-cell>
          <table:table-cell office:value-type="float" office:value="9205444335">
            <text:p>9205444335</text:p>
          </table:table-cell>
          <table:table-cell office:value-type="float" office:value="1201232910">
            <text:p>1201232910</text:p>
          </table:table-cell>
          <table:table-cell office:value-type="float" office:value="132019042">
            <text:p>13201904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731113799">
            <text:p>731113799</text:p>
          </table:table-cell>
          <table:table-cell office:value-type="float" office:value="8862987">
            <text:p>8862987</text:p>
          </table:table-cell>
          <table:table-cell office:value-type="float" office:value="773089544">
            <text:p>773089544</text:p>
          </table:table-cell>
          <table:table-cell office:value-type="float" office:value="2124041514">
            <text:p>2124041514</text:p>
          </table:table-cell>
          <table:table-cell office:value-type="float" office:value="772915400">
            <text:p>772915400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685298">
            <text:p>685298</text:p>
          </table:table-cell>
          <table:table-cell table:number-columns-repeated="14" office:value-type="float" office:value="3187246642">
            <text:p>3187246642</text:p>
          </table:table-cell>
          <table:table-cell office:value-type="float" office:value="3776995">
            <text:p>3776995</text:p>
          </table:table-cell>
          <table:table-cell table:number-columns-repeated="4" office:value-type="float" office:value="0">
            <text:p>0</text:p>
          </table:table-cell>
          <table:table-cell office:value-type="float" office:value="2728391">
            <text:p>2728391</text:p>
          </table:table-cell>
          <table:table-cell office:value-type="float" office:value="16359">
            <text:p>16359</text:p>
          </table:table-cell>
          <table:table-cell office:value-type="float" office:value="1765395">
            <text:p>1765395</text:p>
          </table:table-cell>
          <table:table-cell office:value-type="float" office:value="433349">
            <text:p>433349</text:p>
          </table:table-cell>
          <table:table-cell table:number-columns-repeated="2" office:value-type="float" office:value="0">
            <text:p>0</text:p>
          </table:table-cell>
          <table:table-cell office:value-type="float" office:value="2147484672">
            <text:p>2147484672</text:p>
          </table:table-cell>
          <table:table-cell office:value-type="float" office:value="772953776">
            <text:p>772953776</text:p>
          </table:table-cell>
          <table:table-cell table:number-columns-repeated="4" office:value-type="float" office:value="0">
            <text:p>0</text:p>
          </table:table-cell>
          <table:table-cell office:value-type="float" office:value="773089544">
            <text:p>773089544</text:p>
          </table:table-cell>
          <table:table-cell office:value-type="float" office:value="0">
            <text:p>0</text:p>
          </table:table-cell>
          <table:table-cell office:value-type="float" office:value="773089544">
            <text:p>773089544</text:p>
          </table:table-cell>
          <table:table-cell office:value-type="float" office:value="12079572">
            <text:p>12079572</text:p>
          </table:table-cell>
          <table:table-cell office:value-type="float" office:value="386544772">
            <text:p>386544772</text:p>
          </table:table-cell>
          <table:table-cell office:value-type="float" office:value="0">
            <text:p>0</text:p>
          </table:table-cell>
          <table:table-cell office:value-type="float" office:value="257696515">
            <text:p>257696515</text:p>
          </table:table-cell>
          <table:table-cell office:value-type="float" office:value="0">
            <text:p>0</text:p>
          </table:table-cell>
          <table:table-cell office:value-type="float" office:value="257696515">
            <text:p>257696515</text:p>
          </table:table-cell>
          <table:table-cell office:value-type="float" office:value="773089544">
            <text:p>773089544</text:p>
          </table:table-cell>
          <table:table-cell office:value-type="float" office:value="128848258">
            <text:p>128848258</text:p>
          </table:table-cell>
          <table:table-cell office:value-type="float" office:value="764619407">
            <text:p>764619407</text:p>
          </table:table-cell>
          <table:table-cell office:value-type="float" office:value="515393029">
            <text:p>515393029</text:p>
          </table:table-cell>
          <table:table-cell office:value-type="float" office:value="773089544">
            <text:p>773089544</text:p>
          </table:table-cell>
          <table:table-cell office:value-type="float" office:value="2498413085">
            <text:p>2498413085</text:p>
          </table:table-cell>
          <table:table-cell office:value-type="float" office:value="11449096679">
            <text:p>11449096679</text:p>
          </table:table-cell>
          <table:table-cell office:value-type="float" office:value="707275390">
            <text:p>707275390</text:p>
          </table:table-cell>
          <table:table-cell office:value-type="float" office:value="164245605">
            <text:p>16424560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915886573">
            <text:p>915886573</text:p>
          </table:table-cell>
          <table:table-cell office:value-type="float" office:value="11082546">
            <text:p>11082546</text:p>
          </table:table-cell>
          <table:table-cell office:value-type="float" office:value="966422284">
            <text:p>966422284</text:p>
          </table:table-cell>
          <table:table-cell office:value-type="float" office:value="2661043801">
            <text:p>2661043801</text:p>
          </table:table-cell>
          <table:table-cell office:value-type="float" office:value="966250495">
            <text:p>966250495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685306">
            <text:p>685306</text:p>
          </table:table-cell>
          <table:table-cell table:number-columns-repeated="14" office:value-type="float" office:value="3979992582">
            <text:p>3979992582</text:p>
          </table:table-cell>
          <table:table-cell office:value-type="float" office:value="3777022">
            <text:p>37770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28417">
            <text:p>2728417</text:p>
          </table:table-cell>
          <table:table-cell office:value-type="float" office:value="16375">
            <text:p>16375</text:p>
          </table:table-cell>
          <table:table-cell office:value-type="float" office:value="1765475">
            <text:p>1765475</text:p>
          </table:table-cell>
          <table:table-cell office:value-type="float" office:value="433375">
            <text:p>433375</text:p>
          </table:table-cell>
          <table:table-cell table:number-columns-repeated="2" office:value-type="float" office:value="0">
            <text:p>0</text:p>
          </table:table-cell>
          <table:table-cell office:value-type="float" office:value="2684355840">
            <text:p>2684355840</text:p>
          </table:table-cell>
          <table:table-cell office:value-type="float" office:value="966140928">
            <text:p>966140928</text:p>
          </table:table-cell>
          <table:table-cell table:number-columns-repeated="4" office:value-type="float" office:value="0">
            <text:p>0</text:p>
          </table:table-cell>
          <table:table-cell office:value-type="float" office:value="966422284">
            <text:p>966422284</text:p>
          </table:table-cell>
          <table:table-cell office:value-type="float" office:value="0">
            <text:p>0</text:p>
          </table:table-cell>
          <table:table-cell office:value-type="float" office:value="966422284">
            <text:p>966422284</text:p>
          </table:table-cell>
          <table:table-cell office:value-type="float" office:value="15100821">
            <text:p>15100821</text:p>
          </table:table-cell>
          <table:table-cell office:value-type="float" office:value="483211142">
            <text:p>483211142</text:p>
          </table:table-cell>
          <table:table-cell office:value-type="float" office:value="0">
            <text:p>0</text:p>
          </table:table-cell>
          <table:table-cell office:value-type="float" office:value="322140762">
            <text:p>322140762</text:p>
          </table:table-cell>
          <table:table-cell office:value-type="float" office:value="0">
            <text:p>0</text:p>
          </table:table-cell>
          <table:table-cell office:value-type="float" office:value="322140761">
            <text:p>322140761</text:p>
          </table:table-cell>
          <table:table-cell office:value-type="float" office:value="966164052">
            <text:p>966164052</text:p>
          </table:table-cell>
          <table:table-cell office:value-type="float" office:value="161070381">
            <text:p>161070381</text:p>
          </table:table-cell>
          <table:table-cell office:value-type="float" office:value="965176095">
            <text:p>965176095</text:p>
          </table:table-cell>
          <table:table-cell office:value-type="float" office:value="644281522">
            <text:p>644281522</text:p>
          </table:table-cell>
          <table:table-cell office:value-type="float" office:value="966422284">
            <text:p>966422284</text:p>
          </table:table-cell>
          <table:table-cell office:value-type="float" office:value="3098205566">
            <text:p>3098205566</text:p>
          </table:table-cell>
          <table:table-cell office:value-type="float" office:value="14000244140">
            <text:p>14000244140</text:p>
          </table:table-cell>
          <table:table-cell office:value-type="float" office:value="772033691">
            <text:p>772033691</text:p>
          </table:table-cell>
          <table:table-cell office:value-type="float" office:value="204833984">
            <text:p>20483398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1065451628">
            <text:p>1065451628</text:p>
          </table:table-cell>
          <table:table-cell office:value-type="float" office:value="12878174">
            <text:p>12878174</text:p>
          </table:table-cell>
          <table:table-cell office:value-type="float" office:value="1122652433">
            <text:p>1122652433</text:p>
          </table:table-cell>
          <table:table-cell office:value-type="float" office:value="3094938098">
            <text:p>3094938098</text:p>
          </table:table-cell>
          <table:table-cell office:value-type="float" office:value="1122476854">
            <text:p>1122476854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685303">
            <text:p>685303</text:p>
          </table:table-cell>
          <table:table-cell table:number-columns-repeated="10" office:value-type="float" office:value="4786644396">
            <text:p>4786644396</text:p>
          </table:table-cell>
          <table:table-cell table:number-columns-repeated="2" office:value-type="float" office:value="4786509236">
            <text:p>4786509236</text:p>
          </table:table-cell>
          <table:table-cell table:number-columns-repeated="2" office:value-type="float" office:value="4786644396">
            <text:p>4786644396</text:p>
          </table:table-cell>
          <table:table-cell office:value-type="float" office:value="3777007">
            <text:p>37770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28402">
            <text:p>2728402</text:p>
          </table:table-cell>
          <table:table-cell office:value-type="float" office:value="16360">
            <text:p>16360</text:p>
          </table:table-cell>
          <table:table-cell office:value-type="float" office:value="1765410">
            <text:p>1765410</text:p>
          </table:table-cell>
          <table:table-cell office:value-type="float" office:value="433331">
            <text:p>433331</text:p>
          </table:table-cell>
          <table:table-cell table:number-columns-repeated="2" office:value-type="float" office:value="0">
            <text:p>0</text:p>
          </table:table-cell>
          <table:table-cell office:value-type="float" office:value="3221227008">
            <text:p>3221227008</text:p>
          </table:table-cell>
          <table:table-cell office:value-type="float" office:value="1122067680">
            <text:p>1122067680</text:p>
          </table:table-cell>
          <table:table-cell table:number-columns-repeated="4" office:value-type="float" office:value="0">
            <text:p>0</text:p>
          </table:table-cell>
          <table:table-cell office:value-type="float" office:value="1122652433">
            <text:p>1122652433</text:p>
          </table:table-cell>
          <table:table-cell office:value-type="float" office:value="0">
            <text:p>0</text:p>
          </table:table-cell>
          <table:table-cell office:value-type="float" office:value="1122652433">
            <text:p>1122652433</text:p>
          </table:table-cell>
          <table:table-cell office:value-type="float" office:value="17541474">
            <text:p>17541474</text:p>
          </table:table-cell>
          <table:table-cell office:value-type="float" office:value="561326216">
            <text:p>561326216</text:p>
          </table:table-cell>
          <table:table-cell office:value-type="float" office:value="0">
            <text:p>0</text:p>
          </table:table-cell>
          <table:table-cell office:value-type="float" office:value="374217478">
            <text:p>374217478</text:p>
          </table:table-cell>
          <table:table-cell office:value-type="float" office:value="0">
            <text:p>0</text:p>
          </table:table-cell>
          <table:table-cell office:value-type="float" office:value="374217477">
            <text:p>374217477</text:p>
          </table:table-cell>
          <table:table-cell office:value-type="float" office:value="1121932723">
            <text:p>1121932723</text:p>
          </table:table-cell>
          <table:table-cell office:value-type="float" office:value="187108739">
            <text:p>187108739</text:p>
          </table:table-cell>
          <table:table-cell office:value-type="float" office:value="1120698438">
            <text:p>1120698438</text:p>
          </table:table-cell>
          <table:table-cell office:value-type="float" office:value="748434955">
            <text:p>748434955</text:p>
          </table:table-cell>
          <table:table-cell office:value-type="float" office:value="1122652433">
            <text:p>1122652433</text:p>
          </table:table-cell>
          <table:table-cell office:value-type="float" office:value="3656677246">
            <text:p>3656677246</text:p>
          </table:table-cell>
          <table:table-cell office:value-type="float" office:value="16502685546">
            <text:p>16502685546</text:p>
          </table:table-cell>
          <table:table-cell office:value-type="float" office:value="928466796">
            <text:p>928466796</text:p>
          </table:table-cell>
          <table:table-cell office:value-type="float" office:value="238647460">
            <text:p>23864746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1278252496">
            <text:p>1278252496</text:p>
          </table:table-cell>
          <table:table-cell office:value-type="float" office:value="15435727">
            <text:p>15435727</text:p>
          </table:table-cell>
          <table:table-cell office:value-type="float" office:value="1329791253">
            <text:p>1329791253</text:p>
          </table:table-cell>
          <table:table-cell office:value-type="float" office:value="3713907505">
            <text:p>3713907505</text:p>
          </table:table-cell>
          <table:table-cell office:value-type="float" office:value="1329594668">
            <text:p>1329594668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685305">
            <text:p>685305</text:p>
          </table:table-cell>
          <table:table-cell table:number-columns-repeated="10" office:value-type="float" office:value="5583093830">
            <text:p>5583093830</text:p>
          </table:table-cell>
          <table:table-cell office:value-type="float" office:value="5581359509">
            <text:p>5581359509</text:p>
          </table:table-cell>
          <table:table-cell office:value-type="float" office:value="5581359543">
            <text:p>5581359543</text:p>
          </table:table-cell>
          <table:table-cell table:number-columns-repeated="2" office:value-type="float" office:value="5583093830">
            <text:p>5583093830</text:p>
          </table:table-cell>
          <table:table-cell office:value-type="float" office:value="3777017">
            <text:p>37770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28413">
            <text:p>2728413</text:p>
          </table:table-cell>
          <table:table-cell office:value-type="float" office:value="16381">
            <text:p>16381</text:p>
          </table:table-cell>
          <table:table-cell office:value-type="float" office:value="1765505">
            <text:p>1765505</text:p>
          </table:table-cell>
          <table:table-cell office:value-type="float" office:value="433421">
            <text:p>433421</text:p>
          </table:table-cell>
          <table:table-cell table:number-columns-repeated="2" office:value-type="float" office:value="0">
            <text:p>0</text:p>
          </table:table-cell>
          <table:table-cell office:value-type="float" office:value="3758098176">
            <text:p>3758098176</text:p>
          </table:table-cell>
          <table:table-cell office:value-type="float" office:value="1329849288">
            <text:p>1329849288</text:p>
          </table:table-cell>
          <table:table-cell table:number-columns-repeated="4" office:value-type="float" office:value="0">
            <text:p>0</text:p>
          </table:table-cell>
          <table:table-cell office:value-type="float" office:value="1329791253">
            <text:p>1329791253</text:p>
          </table:table-cell>
          <table:table-cell office:value-type="float" office:value="0">
            <text:p>0</text:p>
          </table:table-cell>
          <table:table-cell office:value-type="float" office:value="1329791253">
            <text:p>1329791253</text:p>
          </table:table-cell>
          <table:table-cell office:value-type="float" office:value="20780150">
            <text:p>20780150</text:p>
          </table:table-cell>
          <table:table-cell office:value-type="float" office:value="664895627">
            <text:p>664895627</text:p>
          </table:table-cell>
          <table:table-cell office:value-type="float" office:value="0">
            <text:p>0</text:p>
          </table:table-cell>
          <table:table-cell office:value-type="float" office:value="443263751">
            <text:p>443263751</text:p>
          </table:table-cell>
          <table:table-cell office:value-type="float" office:value="0">
            <text:p>0</text:p>
          </table:table-cell>
          <table:table-cell office:value-type="float" office:value="443263751">
            <text:p>443263751</text:p>
          </table:table-cell>
          <table:table-cell office:value-type="float" office:value="1329789191">
            <text:p>1329789191</text:p>
          </table:table-cell>
          <table:table-cell office:value-type="float" office:value="221631875">
            <text:p>221631875</text:p>
          </table:table-cell>
          <table:table-cell office:value-type="float" office:value="1329442911">
            <text:p>1329442911</text:p>
          </table:table-cell>
          <table:table-cell office:value-type="float" office:value="886527502">
            <text:p>886527502</text:p>
          </table:table-cell>
          <table:table-cell office:value-type="float" office:value="1329791253">
            <text:p>1329791253</text:p>
          </table:table-cell>
          <table:table-cell office:value-type="float" office:value="4260559082">
            <text:p>4260559082</text:p>
          </table:table-cell>
          <table:table-cell office:value-type="float" office:value="18987182617">
            <text:p>18987182617</text:p>
          </table:table-cell>
          <table:table-cell office:value-type="float" office:value="1015197753">
            <text:p>1015197753</text:p>
          </table:table-cell>
          <table:table-cell office:value-type="float" office:value="286010742">
            <text:p>28601074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1459821921">
            <text:p>1459821921</text:p>
          </table:table-cell>
          <table:table-cell office:value-type="float" office:value="17630788">
            <text:p>17630788</text:p>
          </table:table-cell>
          <table:table-cell office:value-type="float" office:value="1522677858">
            <text:p>1522677858</text:p>
          </table:table-cell>
          <table:table-cell office:value-type="float" office:value="4242303328">
            <text:p>4242303328</text:p>
          </table:table-cell>
          <table:table-cell office:value-type="float" office:value="1522446162">
            <text:p>1522446162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815087">
            <text:p>815087</text:p>
          </table:table-cell>
          <table:table-cell table:number-columns-repeated="2" office:value-type="float" office:value="6364402622">
            <text:p>6364402622</text:p>
          </table:table-cell>
          <table:table-cell table:number-columns-repeated="8" office:value-type="float" office:value="6364445606">
            <text:p>6364445606</text:p>
          </table:table-cell>
          <table:table-cell office:value-type="float" office:value="6361963371">
            <text:p>6361963371</text:p>
          </table:table-cell>
          <table:table-cell office:value-type="float" office:value="6361962918">
            <text:p>6361962918</text:p>
          </table:table-cell>
          <table:table-cell table:number-columns-repeated="2" office:value-type="float" office:value="6364445606">
            <text:p>6364445606</text:p>
          </table:table-cell>
          <table:table-cell office:value-type="float" office:value="4296129">
            <text:p>4296129</text:p>
          </table:table-cell>
          <table:table-cell table:number-columns-repeated="4" office:value-type="float" office:value="0">
            <text:p>0</text:p>
          </table:table-cell>
          <table:table-cell office:value-type="float" office:value="3247524">
            <text:p>3247524</text:p>
          </table:table-cell>
          <table:table-cell office:value-type="float" office:value="16390">
            <text:p>16390</text:p>
          </table:table-cell>
          <table:table-cell office:value-type="float" office:value="2284530">
            <text:p>2284530</text:p>
          </table:table-cell>
          <table:table-cell office:value-type="float" office:value="566858">
            <text:p>566858</text:p>
          </table:table-cell>
          <table:table-cell table:number-columns-repeated="2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522557824">
            <text:p>1522557824</text:p>
          </table:table-cell>
          <table:table-cell table:number-columns-repeated="4" office:value-type="float" office:value="0">
            <text:p>0</text:p>
          </table:table-cell>
          <table:table-cell office:value-type="float" office:value="1522677858">
            <text:p>1522677858</text:p>
          </table:table-cell>
          <table:table-cell office:value-type="float" office:value="0">
            <text:p>0</text:p>
          </table:table-cell>
          <table:table-cell office:value-type="float" office:value="1522677858">
            <text:p>1522677858</text:p>
          </table:table-cell>
          <table:table-cell office:value-type="float" office:value="23793684">
            <text:p>23793684</text:p>
          </table:table-cell>
          <table:table-cell office:value-type="float" office:value="761338929">
            <text:p>761338929</text:p>
          </table:table-cell>
          <table:table-cell office:value-type="float" office:value="0">
            <text:p>0</text:p>
          </table:table-cell>
          <table:table-cell office:value-type="float" office:value="507559286">
            <text:p>507559286</text:p>
          </table:table-cell>
          <table:table-cell office:value-type="float" office:value="0">
            <text:p>0</text:p>
          </table:table-cell>
          <table:table-cell office:value-type="float" office:value="507559286">
            <text:p>507559286</text:p>
          </table:table-cell>
          <table:table-cell office:value-type="float" office:value="1522638417">
            <text:p>1522638417</text:p>
          </table:table-cell>
          <table:table-cell office:value-type="float" office:value="253779643">
            <text:p>253779643</text:p>
          </table:table-cell>
          <table:table-cell office:value-type="float" office:value="1522093122">
            <text:p>1522093122</text:p>
          </table:table-cell>
          <table:table-cell office:value-type="float" office:value="1015118572">
            <text:p>1015118572</text:p>
          </table:table-cell>
          <table:table-cell office:value-type="float" office:value="1522677858">
            <text:p>1522677858</text:p>
          </table:table-cell>
          <table:table-cell office:value-type="float" office:value="4865417480">
            <text:p>4865417480</text:p>
          </table:table-cell>
          <table:table-cell office:value-type="float" office:value="21762390136">
            <text:p>21762390136</text:p>
          </table:table-cell>
          <table:table-cell office:value-type="float" office:value="1159484863">
            <text:p>1159484863</text:p>
          </table:table-cell>
          <table:table-cell office:value-type="float" office:value="326721191">
            <text:p>32672119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1620249644">
            <text:p>1620249644</text:p>
          </table:table-cell>
          <table:table-cell office:value-type="float" office:value="19556092">
            <text:p>19556092</text:p>
          </table:table-cell>
          <table:table-cell office:value-type="float" office:value="1681571114">
            <text:p>1681571114</text:p>
          </table:table-cell>
          <table:table-cell office:value-type="float" office:value="411359472">
            <text:p>411359472</text:p>
          </table:table-cell>
          <table:table-cell office:value-type="float" office:value="1681344023">
            <text:p>1681344023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815083">
            <text:p>815083</text:p>
          </table:table-cell>
          <table:table-cell table:number-columns-repeated="2" office:value-type="float" office:value="7141205694">
            <text:p>7141205694</text:p>
          </table:table-cell>
          <table:table-cell table:number-columns-repeated="8" office:value-type="float" office:value="7141405886">
            <text:p>7141405886</text:p>
          </table:table-cell>
          <table:table-cell office:value-type="float" office:value="7137541998">
            <text:p>7137541998</text:p>
          </table:table-cell>
          <table:table-cell office:value-type="float" office:value="7137542826">
            <text:p>7137542826</text:p>
          </table:table-cell>
          <table:table-cell table:number-columns-repeated="2" office:value-type="float" office:value="7141405886">
            <text:p>7141405886</text:p>
          </table:table-cell>
          <table:table-cell office:value-type="float" office:value="4296119">
            <text:p>4296119</text:p>
          </table:table-cell>
          <table:table-cell table:number-columns-repeated="4" office:value-type="float" office:value="0">
            <text:p>0</text:p>
          </table:table-cell>
          <table:table-cell office:value-type="float" office:value="3247515">
            <text:p>3247515</text:p>
          </table:table-cell>
          <table:table-cell office:value-type="float" office:value="16363">
            <text:p>16363</text:p>
          </table:table-cell>
          <table:table-cell office:value-type="float" office:value="2284535">
            <text:p>2284535</text:p>
          </table:table-cell>
          <table:table-cell office:value-type="float" office:value="567009">
            <text:p>567009</text:p>
          </table:table-cell>
          <table:table-cell table:number-columns-repeated="2" office:value-type="float" office:value="0">
            <text:p>0</text:p>
          </table:table-cell>
          <table:table-cell office:value-type="float" office:value="536873216">
            <text:p>536873216</text:p>
          </table:table-cell>
          <table:table-cell office:value-type="float" office:value="1681286592">
            <text:p>1681286592</text:p>
          </table:table-cell>
          <table:table-cell table:number-columns-repeated="4" office:value-type="float" office:value="0">
            <text:p>0</text:p>
          </table:table-cell>
          <table:table-cell office:value-type="float" office:value="1681571114">
            <text:p>1681571114</text:p>
          </table:table-cell>
          <table:table-cell office:value-type="float" office:value="0">
            <text:p>0</text:p>
          </table:table-cell>
          <table:table-cell office:value-type="float" office:value="1681571114">
            <text:p>1681571114</text:p>
          </table:table-cell>
          <table:table-cell office:value-type="float" office:value="26277329">
            <text:p>26277329</text:p>
          </table:table-cell>
          <table:table-cell office:value-type="float" office:value="840785557">
            <text:p>840785557</text:p>
          </table:table-cell>
          <table:table-cell office:value-type="float" office:value="0">
            <text:p>0</text:p>
          </table:table-cell>
          <table:table-cell office:value-type="float" office:value="560523705">
            <text:p>560523705</text:p>
          </table:table-cell>
          <table:table-cell office:value-type="float" office:value="0">
            <text:p>0</text:p>
          </table:table-cell>
          <table:table-cell office:value-type="float" office:value="560523705">
            <text:p>560523705</text:p>
          </table:table-cell>
          <table:table-cell office:value-type="float" office:value="1681463089">
            <text:p>1681463089</text:p>
          </table:table-cell>
          <table:table-cell office:value-type="float" office:value="280261853">
            <text:p>280261853</text:p>
          </table:table-cell>
          <table:table-cell office:value-type="float" office:value="1680871737">
            <text:p>1680871737</text:p>
          </table:table-cell>
          <table:table-cell office:value-type="float" office:value="1121047409">
            <text:p>1121047409</text:p>
          </table:table-cell>
          <table:table-cell office:value-type="float" office:value="1681571114">
            <text:p>1681571114</text:p>
          </table:table-cell>
          <table:table-cell office:value-type="float" office:value="5418518066">
            <text:p>5418518066</text:p>
          </table:table-cell>
          <table:table-cell office:value-type="float" office:value="24184265136">
            <text:p>24184265136</text:p>
          </table:table-cell>
          <table:table-cell office:value-type="float" office:value="1289794921">
            <text:p>1289794921</text:p>
          </table:table-cell>
          <table:table-cell office:value-type="float" office:value="362792968">
            <text:p>36279296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1817935937">
            <text:p>1817935937</text:p>
          </table:table-cell>
          <table:table-cell office:value-type="float" office:value="21931031">
            <text:p>21931031</text:p>
          </table:table-cell>
          <table:table-cell office:value-type="float" office:value="1889050396">
            <text:p>1889050396</text:p>
          </table:table-cell>
          <table:table-cell office:value-type="float" office:value="992478980">
            <text:p>992478980</text:p>
          </table:table-cell>
          <table:table-cell office:value-type="float" office:value="1888860550">
            <text:p>1888860550</text:p>
          </table:table-cell>
          <table:table-cell office:value-type="float" office:value="139">
            <text:p>139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815135">
            <text:p>815135</text:p>
          </table:table-cell>
          <table:table-cell table:number-columns-repeated="10" office:value-type="float" office:value="7969743616">
            <text:p>7969743616</text:p>
          </table:table-cell>
          <table:table-cell office:value-type="float" office:value="7964363065">
            <text:p>7964363065</text:p>
          </table:table-cell>
          <table:table-cell office:value-type="float" office:value="7964363089">
            <text:p>7964363089</text:p>
          </table:table-cell>
          <table:table-cell table:number-columns-repeated="2" office:value-type="float" office:value="7969743616">
            <text:p>7969743616</text:p>
          </table:table-cell>
          <table:table-cell office:value-type="float" office:value="4296170">
            <text:p>42961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47565">
            <text:p>3247565</text:p>
          </table:table-cell>
          <table:table-cell office:value-type="float" office:value="16395">
            <text:p>16395</text:p>
          </table:table-cell>
          <table:table-cell office:value-type="float" office:value="2284695">
            <text:p>2284695</text:p>
          </table:table-cell>
          <table:table-cell office:value-type="float" office:value="568586">
            <text:p>568586</text:p>
          </table:table-cell>
          <table:table-cell table:number-columns-repeated="2" office:value-type="float" office:value="0">
            <text:p>0</text:p>
          </table:table-cell>
          <table:table-cell office:value-type="float" office:value="1073744384">
            <text:p>1073744384</text:p>
          </table:table-cell>
          <table:table-cell office:value-type="float" office:value="1888336024">
            <text:p>1888336024</text:p>
          </table:table-cell>
          <table:table-cell table:number-columns-repeated="4" office:value-type="float" office:value="0">
            <text:p>0</text:p>
          </table:table-cell>
          <table:table-cell office:value-type="float" office:value="1889050396">
            <text:p>1889050396</text:p>
          </table:table-cell>
          <table:table-cell office:value-type="float" office:value="0">
            <text:p>0</text:p>
          </table:table-cell>
          <table:table-cell office:value-type="float" office:value="1889050396">
            <text:p>1889050396</text:p>
          </table:table-cell>
          <table:table-cell office:value-type="float" office:value="29518875">
            <text:p>29518875</text:p>
          </table:table-cell>
          <table:table-cell office:value-type="float" office:value="944525198">
            <text:p>944525198</text:p>
          </table:table-cell>
          <table:table-cell office:value-type="float" office:value="0">
            <text:p>0</text:p>
          </table:table-cell>
          <table:table-cell office:value-type="float" office:value="629683465">
            <text:p>629683465</text:p>
          </table:table-cell>
          <table:table-cell office:value-type="float" office:value="0">
            <text:p>0</text:p>
          </table:table-cell>
          <table:table-cell office:value-type="float" office:value="629683465">
            <text:p>629683465</text:p>
          </table:table-cell>
          <table:table-cell office:value-type="float" office:value="1889050396">
            <text:p>1889050396</text:p>
          </table:table-cell>
          <table:table-cell office:value-type="float" office:value="314841733">
            <text:p>314841733</text:p>
          </table:table-cell>
          <table:table-cell office:value-type="float" office:value="2187">
            <text:p>2187</text:p>
          </table:table-cell>
          <table:table-cell office:value-type="float" office:value="1259366930">
            <text:p>1259366930</text:p>
          </table:table-cell>
          <table:table-cell office:value-type="float" office:value="1889050396">
            <text:p>1889050396</text:p>
          </table:table-cell>
          <table:table-cell office:value-type="float" office:value="6085449218">
            <text:p>6085449218</text:p>
          </table:table-cell>
          <table:table-cell office:value-type="float" office:value="27186340332">
            <text:p>27186340332</text:p>
          </table:table-cell>
          <table:table-cell office:value-type="float" office:value="1445922851">
            <text:p>1445922851</text:p>
          </table:table-cell>
          <table:table-cell office:value-type="float" office:value="409484863">
            <text:p>40948486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2106661924">
            <text:p>2106661924</text:p>
          </table:table-cell>
          <table:table-cell office:value-type="float" office:value="25423737">
            <text:p>25423737</text:p>
          </table:table-cell>
          <table:table-cell office:value-type="float" office:value="2206558739">
            <text:p>2206558739</text:p>
          </table:table-cell>
          <table:table-cell office:value-type="float" office:value="1834101910">
            <text:p>1834101910</text:p>
          </table:table-cell>
          <table:table-cell office:value-type="float" office:value="2206334043">
            <text:p>2206334043</text:p>
          </table:table-cell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976820">
            <text:p>976820</text:p>
          </table:table-cell>
          <table:table-cell office:value-type="float" office:value="8857425196">
            <text:p>8857425196</text:p>
          </table:table-cell>
          <table:table-cell office:value-type="float" office:value="8857394772">
            <text:p>8857394772</text:p>
          </table:table-cell>
          <table:table-cell table:number-columns-repeated="8" office:value-type="float" office:value="8858462096">
            <text:p>8858462096</text:p>
          </table:table-cell>
          <table:table-cell office:value-type="float" office:value="8853450717">
            <text:p>8853450717</text:p>
          </table:table-cell>
          <table:table-cell office:value-type="float" office:value="8853451448">
            <text:p>8853451448</text:p>
          </table:table-cell>
          <table:table-cell table:number-columns-repeated="2" office:value-type="float" office:value="8858462096">
            <text:p>8858462096</text:p>
          </table:table-cell>
          <table:table-cell office:value-type="float" office:value="4942855">
            <text:p>49428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887083">
            <text:p>3887083</text:p>
          </table:table-cell>
          <table:table-cell office:value-type="float" office:value="23860">
            <text:p>23860</text:p>
          </table:table-cell>
          <table:table-cell office:value-type="float" office:value="2988727">
            <text:p>2988727</text:p>
          </table:table-cell>
          <table:table-cell office:value-type="float" office:value="727158">
            <text:p>727158</text:p>
          </table:table-cell>
          <table:table-cell table:number-columns-repeated="2" office:value-type="float" office:value="0">
            <text:p>0</text:p>
          </table:table-cell>
          <table:table-cell office:value-type="float" office:value="1610615552">
            <text:p>1610615552</text:p>
          </table:table-cell>
          <table:table-cell table:number-columns-repeated="5" office:value-type="float" office:value="0">
            <text:p>0</text:p>
          </table:table-cell>
          <table:table-cell office:value-type="float" office:value="2206558739">
            <text:p>2206558739</text:p>
          </table:table-cell>
          <table:table-cell office:value-type="float" office:value="0">
            <text:p>0</text:p>
          </table:table-cell>
          <table:table-cell office:value-type="float" office:value="2206558739">
            <text:p>2206558739</text:p>
          </table:table-cell>
          <table:table-cell office:value-type="float" office:value="34477487">
            <text:p>34477487</text:p>
          </table:table-cell>
          <table:table-cell office:value-type="float" office:value="1103279370">
            <text:p>1103279370</text:p>
          </table:table-cell>
          <table:table-cell office:value-type="float" office:value="0">
            <text:p>0</text:p>
          </table:table-cell>
          <table:table-cell office:value-type="float" office:value="735519580">
            <text:p>735519580</text:p>
          </table:table-cell>
          <table:table-cell office:value-type="float" office:value="0">
            <text:p>0</text:p>
          </table:table-cell>
          <table:table-cell office:value-type="float" office:value="735519580">
            <text:p>735519580</text:p>
          </table:table-cell>
          <table:table-cell office:value-type="float" office:value="2161209864">
            <text:p>2161209864</text:p>
          </table:table-cell>
          <table:table-cell office:value-type="float" office:value="367759790">
            <text:p>367759790</text:p>
          </table:table-cell>
          <table:table-cell office:value-type="float" office:value="37737">
            <text:p>37737</text:p>
          </table:table-cell>
          <table:table-cell office:value-type="float" office:value="1471039159">
            <text:p>1471039159</text:p>
          </table:table-cell>
          <table:table-cell office:value-type="float" office:value="2206558739">
            <text:p>2206558739</text:p>
          </table:table-cell>
          <table:table-cell office:value-type="float" office:value="6994323730">
            <text:p>6994323730</text:p>
          </table:table-cell>
          <table:table-cell office:value-type="float" office:value="31422302246">
            <text:p>31422302246</text:p>
          </table:table-cell>
          <table:table-cell office:value-type="float" office:value="1678161621">
            <text:p>1678161621</text:p>
          </table:table-cell>
          <table:table-cell office:value-type="float" office:value="476928710">
            <text:p>47692871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2290354191">
            <text:p>2290354191</text:p>
          </table:table-cell>
          <table:table-cell office:value-type="float" office:value="27637381">
            <text:p>27637381</text:p>
          </table:table-cell>
          <table:table-cell office:value-type="float" office:value="2404948874">
            <text:p>2404948874</text:p>
          </table:table-cell>
          <table:table-cell office:value-type="float" office:value="2362713226">
            <text:p>2362713226</text:p>
          </table:table-cell>
          <table:table-cell office:value-type="float" office:value="2404766302">
            <text:p>2404766302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240792">
            <text:p>1240792</text:p>
          </table:table-cell>
          <table:table-cell table:number-columns-repeated="10" office:value-type="float" office:value="9600538794">
            <text:p>9600538794</text:p>
          </table:table-cell>
          <table:table-cell office:value-type="float" office:value="9593147617">
            <text:p>9593147617</text:p>
          </table:table-cell>
          <table:table-cell office:value-type="float" office:value="9593147503">
            <text:p>9593147503</text:p>
          </table:table-cell>
          <table:table-cell table:number-columns-repeated="2" office:value-type="float" office:value="9600538794">
            <text:p>9600538794</text:p>
          </table:table-cell>
          <table:table-cell office:value-type="float" office:value="7034741">
            <text:p>70347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937532">
            <text:p>4937532</text:p>
          </table:table-cell>
          <table:table-cell office:value-type="float" office:value="32533">
            <text:p>32533</text:p>
          </table:table-cell>
          <table:table-cell office:value-type="float" office:value="3010778">
            <text:p>3010778</text:p>
          </table:table-cell>
          <table:table-cell office:value-type="float" office:value="730948">
            <text:p>730948</text:p>
          </table:table-cell>
          <table:table-cell table:number-columns-repeated="2" office:value-type="float" office:value="0">
            <text:p>0</text:p>
          </table:table-cell>
          <table:table-cell office:value-type="float" office:value="2147486720">
            <text:p>2147486720</text:p>
          </table:table-cell>
          <table:table-cell table:number-columns-repeated="5" office:value-type="float" office:value="0">
            <text:p>0</text:p>
          </table:table-cell>
          <table:table-cell office:value-type="float" office:value="2404948874">
            <text:p>2404948874</text:p>
          </table:table-cell>
          <table:table-cell office:value-type="float" office:value="0">
            <text:p>0</text:p>
          </table:table-cell>
          <table:table-cell office:value-type="float" office:value="2404948874">
            <text:p>2404948874</text:p>
          </table:table-cell>
          <table:table-cell office:value-type="float" office:value="37577740">
            <text:p>37577740</text:p>
          </table:table-cell>
          <table:table-cell office:value-type="float" office:value="1202474437">
            <text:p>1202474437</text:p>
          </table:table-cell>
          <table:table-cell office:value-type="float" office:value="0">
            <text:p>0</text:p>
          </table:table-cell>
          <table:table-cell office:value-type="float" office:value="801649624">
            <text:p>801649624</text:p>
          </table:table-cell>
          <table:table-cell office:value-type="float" office:value="0">
            <text:p>0</text:p>
          </table:table-cell>
          <table:table-cell office:value-type="float" office:value="801649625">
            <text:p>801649625</text:p>
          </table:table-cell>
          <table:table-cell office:value-type="float" office:value="2386410177">
            <text:p>2386410177</text:p>
          </table:table-cell>
          <table:table-cell office:value-type="float" office:value="400824813">
            <text:p>400824813</text:p>
          </table:table-cell>
          <table:table-cell office:value-type="float" office:value="23722">
            <text:p>23722</text:p>
          </table:table-cell>
          <table:table-cell office:value-type="float" office:value="1603299249">
            <text:p>1603299249</text:p>
          </table:table-cell>
          <table:table-cell office:value-type="float" office:value="2404948874">
            <text:p>2404948874</text:p>
          </table:table-cell>
          <table:table-cell office:value-type="float" office:value="7592956542">
            <text:p>7592956542</text:p>
          </table:table-cell>
          <table:table-cell office:value-type="float" office:value="34277587890">
            <text:p>34277587890</text:p>
          </table:table-cell>
          <table:table-cell office:value-type="float" office:value="1826599121">
            <text:p>1826599121</text:p>
          </table:table-cell>
          <table:table-cell office:value-type="float" office:value="514404296">
            <text:p>51440429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2576734199">
            <text:p>2576734199</text:p>
          </table:table-cell>
          <table:table-cell office:value-type="float" office:value="31070872">
            <text:p>31070872</text:p>
          </table:table-cell>
          <table:table-cell office:value-type="float" office:value="2688830791">
            <text:p>2688830791</text:p>
          </table:table-cell>
          <table:table-cell office:value-type="float" office:value="3193965977">
            <text:p>3193965977</text:p>
          </table:table-cell>
          <table:table-cell office:value-type="float" office:value="2688468228">
            <text:p>2688468228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1079076">
            <text:p>1079076</text:p>
          </table:table-cell>
          <table:table-cell table:number-columns-repeated="10" office:value-type="float" office:value="10341280882">
            <text:p>10341280882</text:p>
          </table:table-cell>
          <table:table-cell office:value-type="float" office:value="10338283852">
            <text:p>10338283852</text:p>
          </table:table-cell>
          <table:table-cell office:value-type="float" office:value="10338283657">
            <text:p>10338283657</text:p>
          </table:table-cell>
          <table:table-cell table:number-columns-repeated="2" office:value-type="float" office:value="10341280882">
            <text:p>10341280882</text:p>
          </table:table-cell>
          <table:table-cell office:value-type="float" office:value="6388122">
            <text:p>6388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298081">
            <text:p>4298081</text:p>
          </table:table-cell>
          <table:table-cell office:value-type="float" office:value="32605">
            <text:p>32605</text:p>
          </table:table-cell>
          <table:table-cell office:value-type="float" office:value="2492051">
            <text:p>2492051</text:p>
          </table:table-cell>
          <table:table-cell office:value-type="float" office:value="597444">
            <text:p>597444</text:p>
          </table:table-cell>
          <table:table-cell table:number-columns-repeated="2" office:value-type="float" office:value="0">
            <text:p>0</text:p>
          </table:table-cell>
          <table:table-cell office:value-type="float" office:value="2684357888">
            <text:p>2684357888</text:p>
          </table:table-cell>
          <table:table-cell office:value-type="float" office:value="2518799744">
            <text:p>2518799744</text:p>
          </table:table-cell>
          <table:table-cell table:number-columns-repeated="4" office:value-type="float" office:value="0">
            <text:p>0</text:p>
          </table:table-cell>
          <table:table-cell office:value-type="float" office:value="2688830791">
            <text:p>2688830791</text:p>
          </table:table-cell>
          <table:table-cell office:value-type="float" office:value="0">
            <text:p>0</text:p>
          </table:table-cell>
          <table:table-cell office:value-type="float" office:value="2688830791">
            <text:p>2688830791</text:p>
          </table:table-cell>
          <table:table-cell office:value-type="float" office:value="42017892">
            <text:p>42017892</text:p>
          </table:table-cell>
          <table:table-cell office:value-type="float" office:value="1344415396">
            <text:p>1344415396</text:p>
          </table:table-cell>
          <table:table-cell office:value-type="float" office:value="0">
            <text:p>0</text:p>
          </table:table-cell>
          <table:table-cell office:value-type="float" office:value="896276930">
            <text:p>896276930</text:p>
          </table:table-cell>
          <table:table-cell office:value-type="float" office:value="0">
            <text:p>0</text:p>
          </table:table-cell>
          <table:table-cell office:value-type="float" office:value="896276931">
            <text:p>896276931</text:p>
          </table:table-cell>
          <table:table-cell office:value-type="float" office:value="2518800079">
            <text:p>2518800079</text:p>
          </table:table-cell>
          <table:table-cell office:value-type="float" office:value="448138465">
            <text:p>448138465</text:p>
          </table:table-cell>
          <table:table-cell office:value-type="float" office:value="147876">
            <text:p>147876</text:p>
          </table:table-cell>
          <table:table-cell office:value-type="float" office:value="1792553861">
            <text:p>1792553861</text:p>
          </table:table-cell>
          <table:table-cell office:value-type="float" office:value="2688830791">
            <text:p>2688830791</text:p>
          </table:table-cell>
          <table:table-cell office:value-type="float" office:value="8528747558">
            <text:p>8528747558</text:p>
          </table:table-cell>
          <table:table-cell office:value-type="float" office:value="38038208007">
            <text:p>38038208007</text:p>
          </table:table-cell>
          <table:table-cell office:value-type="float" office:value="2070617675">
            <text:p>2070617675</text:p>
          </table:table-cell>
          <table:table-cell office:value-type="float" office:value="578369140">
            <text:p>57836914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2812375047">
            <text:p>2812375047</text:p>
          </table:table-cell>
          <table:table-cell office:value-type="float" office:value="33907434">
            <text:p>33907434</text:p>
          </table:table-cell>
          <table:table-cell office:value-type="float" office:value="2956624295">
            <text:p>2956624295</text:p>
          </table:table-cell>
          <table:table-cell office:value-type="float" office:value="3878090068">
            <text:p>3878090068</text:p>
          </table:table-cell>
          <table:table-cell office:value-type="float" office:value="2956382522">
            <text:p>2956382522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1111036">
            <text:p>1111036</text:p>
          </table:table-cell>
          <table:table-cell table:number-columns-repeated="10" office:value-type="float" office:value="11181917768">
            <text:p>11181917768</text:p>
          </table:table-cell>
          <table:table-cell office:value-type="float" office:value="11176902271">
            <text:p>11176902271</text:p>
          </table:table-cell>
          <table:table-cell office:value-type="float" office:value="11176901536">
            <text:p>11176901536</text:p>
          </table:table-cell>
          <table:table-cell table:number-columns-repeated="2" office:value-type="float" office:value="11181917768">
            <text:p>11181917768</text:p>
          </table:table-cell>
          <table:table-cell office:value-type="float" office:value="6515754">
            <text:p>65157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418545">
            <text:p>4418545</text:p>
          </table:table-cell>
          <table:table-cell office:value-type="float" office:value="32571">
            <text:p>32571</text:p>
          </table:table-cell>
          <table:table-cell office:value-type="float" office:value="2988917">
            <text:p>2988917</text:p>
          </table:table-cell>
          <table:table-cell office:value-type="float" office:value="727698">
            <text:p>727698</text:p>
          </table:table-cell>
          <table:table-cell table:number-columns-repeated="2" office:value-type="float" office:value="0">
            <text:p>0</text:p>
          </table:table-cell>
          <table:table-cell office:value-type="float" office:value="3221229056">
            <text:p>3221229056</text:p>
          </table:table-cell>
          <table:table-cell office:value-type="float" office:value="2953580248">
            <text:p>2953580248</text:p>
          </table:table-cell>
          <table:table-cell table:number-columns-repeated="4" office:value-type="float" office:value="0">
            <text:p>0</text:p>
          </table:table-cell>
          <table:table-cell office:value-type="float" office:value="2956624295">
            <text:p>2956624295</text:p>
          </table:table-cell>
          <table:table-cell office:value-type="float" office:value="0">
            <text:p>0</text:p>
          </table:table-cell>
          <table:table-cell office:value-type="float" office:value="2956624295">
            <text:p>2956624295</text:p>
          </table:table-cell>
          <table:table-cell office:value-type="float" office:value="46197321">
            <text:p>46197321</text:p>
          </table:table-cell>
          <table:table-cell office:value-type="float" office:value="1478312147">
            <text:p>1478312147</text:p>
          </table:table-cell>
          <table:table-cell office:value-type="float" office:value="0">
            <text:p>0</text:p>
          </table:table-cell>
          <table:table-cell office:value-type="float" office:value="985541432">
            <text:p>985541432</text:p>
          </table:table-cell>
          <table:table-cell office:value-type="float" office:value="0">
            <text:p>0</text:p>
          </table:table-cell>
          <table:table-cell office:value-type="float" office:value="985541432">
            <text:p>985541432</text:p>
          </table:table-cell>
          <table:table-cell office:value-type="float" office:value="2954890342">
            <text:p>2954890342</text:p>
          </table:table-cell>
          <table:table-cell office:value-type="float" office:value="492770716">
            <text:p>492770716</text:p>
          </table:table-cell>
          <table:table-cell office:value-type="float" office:value="2950896742">
            <text:p>2950896742</text:p>
          </table:table-cell>
          <table:table-cell office:value-type="float" office:value="1971082864">
            <text:p>1971082864</text:p>
          </table:table-cell>
          <table:table-cell office:value-type="float" office:value="2956624295">
            <text:p>2956624295</text:p>
          </table:table-cell>
          <table:table-cell office:value-type="float" office:value="9274108886">
            <text:p>9274108886</text:p>
          </table:table-cell>
          <table:table-cell office:value-type="float" office:value="41819274902">
            <text:p>41819274902</text:p>
          </table:table-cell>
          <table:table-cell office:value-type="float" office:value="2358154296">
            <text:p>2358154296</text:p>
          </table:table-cell>
          <table:table-cell office:value-type="float" office:value="631042480">
            <text:p>63104248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2852532131">
            <text:p>2852532131</text:p>
          </table:table-cell>
          <table:table-cell office:value-type="float" office:value="34352996">
            <text:p>34352996</text:p>
          </table:table-cell>
          <table:table-cell office:value-type="float" office:value="2993583505">
            <text:p>2993583505</text:p>
          </table:table-cell>
          <table:table-cell office:value-type="float" office:value="3994436899">
            <text:p>3994436899</text:p>
          </table:table-cell>
          <table:table-cell office:value-type="float" office:value="2993427054">
            <text:p>2993427054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1079038">
            <text:p>1079038</text:p>
          </table:table-cell>
          <table:table-cell table:number-columns-repeated="10" office:value-type="float" office:value="11922668772">
            <text:p>11922668772</text:p>
          </table:table-cell>
          <table:table-cell office:value-type="float" office:value="11915286337">
            <text:p>11915286337</text:p>
          </table:table-cell>
          <table:table-cell office:value-type="float" office:value="11915286328">
            <text:p>11915286328</text:p>
          </table:table-cell>
          <table:table-cell table:number-columns-repeated="2" office:value-type="float" office:value="11922668772">
            <text:p>11922668772</text:p>
          </table:table-cell>
          <table:table-cell office:value-type="float" office:value="6387972">
            <text:p>63879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297931">
            <text:p>4297931</text:p>
          </table:table-cell>
          <table:table-cell office:value-type="float" office:value="25196">
            <text:p>25196</text:p>
          </table:table-cell>
          <table:table-cell office:value-type="float" office:value="2306613">
            <text:p>2306613</text:p>
          </table:table-cell>
          <table:table-cell office:value-type="float" office:value="570466">
            <text:p>570466</text:p>
          </table:table-cell>
          <table:table-cell table:number-columns-repeated="2" office:value-type="float" office:value="0">
            <text:p>0</text:p>
          </table:table-cell>
          <table:table-cell office:value-type="float" office:value="3758100224">
            <text:p>3758100224</text:p>
          </table:table-cell>
          <table:table-cell office:value-type="float" office:value="2993150648">
            <text:p>2993150648</text:p>
          </table:table-cell>
          <table:table-cell table:number-columns-repeated="4" office:value-type="float" office:value="0">
            <text:p>0</text:p>
          </table:table-cell>
          <table:table-cell office:value-type="float" office:value="2993583505">
            <text:p>2993583505</text:p>
          </table:table-cell>
          <table:table-cell office:value-type="float" office:value="0">
            <text:p>0</text:p>
          </table:table-cell>
          <table:table-cell office:value-type="float" office:value="2993583505">
            <text:p>2993583505</text:p>
          </table:table-cell>
          <table:table-cell office:value-type="float" office:value="46771428">
            <text:p>46771428</text:p>
          </table:table-cell>
          <table:table-cell office:value-type="float" office:value="1496791752">
            <text:p>1496791752</text:p>
          </table:table-cell>
          <table:table-cell office:value-type="float" office:value="0">
            <text:p>0</text:p>
          </table:table-cell>
          <table:table-cell office:value-type="float" office:value="997861168">
            <text:p>997861168</text:p>
          </table:table-cell>
          <table:table-cell office:value-type="float" office:value="0">
            <text:p>0</text:p>
          </table:table-cell>
          <table:table-cell office:value-type="float" office:value="997861168">
            <text:p>997861168</text:p>
          </table:table-cell>
          <table:table-cell office:value-type="float" office:value="2993150986">
            <text:p>2993150986</text:p>
          </table:table-cell>
          <table:table-cell office:value-type="float" office:value="498930584">
            <text:p>498930584</text:p>
          </table:table-cell>
          <table:table-cell office:value-type="float" office:value="2987734228">
            <text:p>2987734228</text:p>
          </table:table-cell>
          <table:table-cell office:value-type="float" office:value="1995722337">
            <text:p>1995722337</text:p>
          </table:table-cell>
          <table:table-cell office:value-type="float" office:value="2993583505">
            <text:p>2993583505</text:p>
          </table:table-cell>
          <table:table-cell office:value-type="float" office:value="9584045410">
            <text:p>9584045410</text:p>
          </table:table-cell>
          <table:table-cell office:value-type="float" office:value="43140319824">
            <text:p>43140319824</text:p>
          </table:table-cell>
          <table:table-cell office:value-type="float" office:value="2272216796">
            <text:p>2272216796</text:p>
          </table:table-cell>
          <table:table-cell office:value-type="float" office:value="640625000">
            <text:p>64062500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2900285597">
            <text:p>2900285597</text:p>
          </table:table-cell>
          <table:table-cell office:value-type="float" office:value="34928556">
            <text:p>34928556</text:p>
          </table:table-cell>
          <table:table-cell office:value-type="float" office:value="3045598818">
            <text:p>3045598818</text:p>
          </table:table-cell>
          <table:table-cell office:value-type="float" office:value="4119406548">
            <text:p>4119406548</text:p>
          </table:table-cell>
          <table:table-cell office:value-type="float" office:value="3045387444">
            <text:p>3045387444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1079048">
            <text:p>1079048</text:p>
          </table:table-cell>
          <table:table-cell table:number-columns-repeated="10" office:value-type="float" office:value="12726393260">
            <text:p>12726393260</text:p>
          </table:table-cell>
          <table:table-cell office:value-type="float" office:value="12722336109">
            <text:p>12722336109</text:p>
          </table:table-cell>
          <table:table-cell office:value-type="float" office:value="12722336121">
            <text:p>12722336121</text:p>
          </table:table-cell>
          <table:table-cell table:number-columns-repeated="2" office:value-type="float" office:value="12726393260">
            <text:p>12726393260</text:p>
          </table:table-cell>
          <table:table-cell office:value-type="float" office:value="6388008">
            <text:p>63880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297967">
            <text:p>4297967</text:p>
          </table:table-cell>
          <table:table-cell office:value-type="float" office:value="25232">
            <text:p>25232</text:p>
          </table:table-cell>
          <table:table-cell office:value-type="float" office:value="2306793">
            <text:p>2306793</text:p>
          </table:table-cell>
          <table:table-cell office:value-type="float" office:value="571544">
            <text:p>5715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3012303632">
            <text:p>3012303632</text:p>
          </table:table-cell>
          <table:table-cell table:number-columns-repeated="4" office:value-type="float" office:value="0">
            <text:p>0</text:p>
          </table:table-cell>
          <table:table-cell office:value-type="float" office:value="3045598818">
            <text:p>3045598818</text:p>
          </table:table-cell>
          <table:table-cell office:value-type="float" office:value="0">
            <text:p>0</text:p>
          </table:table-cell>
          <table:table-cell office:value-type="float" office:value="3045598818">
            <text:p>3045598818</text:p>
          </table:table-cell>
          <table:table-cell office:value-type="float" office:value="47590328">
            <text:p>47590328</text:p>
          </table:table-cell>
          <table:table-cell office:value-type="float" office:value="1522799409">
            <text:p>1522799409</text:p>
          </table:table-cell>
          <table:table-cell office:value-type="float" office:value="0">
            <text:p>0</text:p>
          </table:table-cell>
          <table:table-cell office:value-type="float" office:value="1015199606">
            <text:p>1015199606</text:p>
          </table:table-cell>
          <table:table-cell office:value-type="float" office:value="0">
            <text:p>0</text:p>
          </table:table-cell>
          <table:table-cell office:value-type="float" office:value="1015199606">
            <text:p>1015199606</text:p>
          </table:table-cell>
          <table:table-cell office:value-type="float" office:value="3012303969">
            <text:p>3012303969</text:p>
          </table:table-cell>
          <table:table-cell office:value-type="float" office:value="507599803">
            <text:p>507599803</text:p>
          </table:table-cell>
          <table:table-cell office:value-type="float" office:value="16461794">
            <text:p>16461794</text:p>
          </table:table-cell>
          <table:table-cell office:value-type="float" office:value="2030399212">
            <text:p>2030399212</text:p>
          </table:table-cell>
          <table:table-cell office:value-type="float" office:value="3045598818">
            <text:p>3045598818</text:p>
          </table:table-cell>
          <table:table-cell office:value-type="float" office:value="9945190429">
            <text:p>9945190429</text:p>
          </table:table-cell>
          <table:table-cell office:value-type="float" office:value="44611938476">
            <text:p>44611938476</text:p>
          </table:table-cell>
          <table:table-cell office:value-type="float" office:value="2398010253">
            <text:p>2398010253</text:p>
          </table:table-cell>
          <table:table-cell office:value-type="float" office:value="648620605">
            <text:p>64862060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3361455778">
            <text:p>3361455778</text:p>
          </table:table-cell>
          <table:table-cell office:value-type="float" office:value="40470528">
            <text:p>40470528</text:p>
          </table:table-cell>
          <table:table-cell office:value-type="float" office:value="3528269907">
            <text:p>3528269907</text:p>
          </table:table-cell>
          <table:table-cell office:value-type="float" office:value="1180604674">
            <text:p>1180604674</text:p>
          </table:table-cell>
          <table:table-cell office:value-type="float" office:value="3528111235">
            <text:p>3528111235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office:value-type="float" office:value="1079086">
            <text:p>1079086</text:p>
          </table:table-cell>
          <table:table-cell table:number-columns-repeated="2" office:value-type="float" office:value="13535884668">
            <text:p>13535884668</text:p>
          </table:table-cell>
          <table:table-cell table:number-columns-repeated="8" office:value-type="float" office:value="13536580004">
            <text:p>13536580004</text:p>
          </table:table-cell>
          <table:table-cell office:value-type="float" office:value="13529354169">
            <text:p>13529354169</text:p>
          </table:table-cell>
          <table:table-cell office:value-type="float" office:value="13529354621">
            <text:p>13529354621</text:p>
          </table:table-cell>
          <table:table-cell table:number-columns-repeated="2" office:value-type="float" office:value="13536580004">
            <text:p>13536580004</text:p>
          </table:table-cell>
          <table:table-cell office:value-type="float" office:value="6388156">
            <text:p>63881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298115">
            <text:p>4298115</text:p>
          </table:table-cell>
          <table:table-cell office:value-type="float" office:value="25232">
            <text:p>25232</text:p>
          </table:table-cell>
          <table:table-cell office:value-type="float" office:value="2307533">
            <text:p>2307533</text:p>
          </table:table-cell>
          <table:table-cell office:value-type="float" office:value="571922">
            <text:p>571922</text:p>
          </table:table-cell>
          <table:table-cell table:number-columns-repeated="2" office:value-type="float" office:value="0">
            <text:p>0</text:p>
          </table:table-cell>
          <table:table-cell office:value-type="float" office:value="536875264">
            <text:p>536875264</text:p>
          </table:table-cell>
          <table:table-cell office:value-type="float" office:value="3516530840">
            <text:p>3516530840</text:p>
          </table:table-cell>
          <table:table-cell table:number-columns-repeated="4" office:value-type="float" office:value="0">
            <text:p>0</text:p>
          </table:table-cell>
          <table:table-cell office:value-type="float" office:value="3528269907">
            <text:p>3528269907</text:p>
          </table:table-cell>
          <table:table-cell office:value-type="float" office:value="0">
            <text:p>0</text:p>
          </table:table-cell>
          <table:table-cell office:value-type="float" office:value="3528269907">
            <text:p>3528269907</text:p>
          </table:table-cell>
          <table:table-cell office:value-type="float" office:value="55129719">
            <text:p>55129719</text:p>
          </table:table-cell>
          <table:table-cell office:value-type="float" office:value="1764134954">
            <text:p>1764134954</text:p>
          </table:table-cell>
          <table:table-cell office:value-type="float" office:value="0">
            <text:p>0</text:p>
          </table:table-cell>
          <table:table-cell office:value-type="float" office:value="1176089969">
            <text:p>1176089969</text:p>
          </table:table-cell>
          <table:table-cell office:value-type="float" office:value="0">
            <text:p>0</text:p>
          </table:table-cell>
          <table:table-cell office:value-type="float" office:value="1176089969">
            <text:p>1176089969</text:p>
          </table:table-cell>
          <table:table-cell office:value-type="float" office:value="3294973969">
            <text:p>3294973969</text:p>
          </table:table-cell>
          <table:table-cell office:value-type="float" office:value="588044985">
            <text:p>588044985</text:p>
          </table:table-cell>
          <table:table-cell office:value-type="float" office:value="15941196">
            <text:p>15941196</text:p>
          </table:table-cell>
          <table:table-cell office:value-type="float" office:value="2352179937">
            <text:p>2352179937</text:p>
          </table:table-cell>
          <table:table-cell office:value-type="float" office:value="3528269907">
            <text:p>3528269907</text:p>
          </table:table-cell>
          <table:table-cell office:value-type="float" office:value="11273559570">
            <text:p>11273559570</text:p>
          </table:table-cell>
          <table:table-cell office:value-type="float" office:value="50296264648">
            <text:p>50296264648</text:p>
          </table:table-cell>
          <table:table-cell office:value-type="float" office:value="2880493164">
            <text:p>2880493164</text:p>
          </table:table-cell>
          <table:table-cell office:value-type="float" office:value="754516601">
            <text:p>75451660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3581425303">
            <text:p>3581425303</text:p>
          </table:table-cell>
          <table:table-cell office:value-type="float" office:value="43119032">
            <text:p>43119032</text:p>
          </table:table-cell>
          <table:table-cell office:value-type="float" office:value="3753964743">
            <text:p>3753964743</text:p>
          </table:table-cell>
          <table:table-cell office:value-type="float" office:value="1815976050">
            <text:p>1815976050</text:p>
          </table:table-cell>
          <table:table-cell office:value-type="float" office:value="3753775998">
            <text:p>3753775998</text:p>
          </table:table-cell>
          <table:table-cell office:value-type="float" office:value="222">
            <text:p>222</text:p>
          </table:table-cell>
          <table:table-cell table:number-columns-repeated="2"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1079084">
            <text:p>1079084</text:p>
          </table:table-cell>
          <table:table-cell table:number-columns-repeated="10" office:value-type="float" office:value="14352267766">
            <text:p>14352267766</text:p>
          </table:table-cell>
          <table:table-cell office:value-type="float" office:value="14345747811">
            <text:p>14345747811</text:p>
          </table:table-cell>
          <table:table-cell office:value-type="float" office:value="14345747183">
            <text:p>14345747183</text:p>
          </table:table-cell>
          <table:table-cell table:number-columns-repeated="2" office:value-type="float" office:value="14352267766">
            <text:p>14352267766</text:p>
          </table:table-cell>
          <table:table-cell office:value-type="float" office:value="6388156">
            <text:p>63881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298115">
            <text:p>4298115</text:p>
          </table:table-cell>
          <table:table-cell office:value-type="float" office:value="25270">
            <text:p>25270</text:p>
          </table:table-cell>
          <table:table-cell office:value-type="float" office:value="2307756">
            <text:p>2307756</text:p>
          </table:table-cell>
          <table:table-cell office:value-type="float" office:value="572075">
            <text:p>572075</text:p>
          </table:table-cell>
          <table:table-cell table:number-columns-repeated="2" office:value-type="float" office:value="0">
            <text:p>0</text:p>
          </table:table-cell>
          <table:table-cell office:value-type="float" office:value="1073746432">
            <text:p>1073746432</text:p>
          </table:table-cell>
          <table:table-cell office:value-type="float" office:value="3753896520">
            <text:p>3753896520</text:p>
          </table:table-cell>
          <table:table-cell table:number-columns-repeated="4" office:value-type="float" office:value="0">
            <text:p>0</text:p>
          </table:table-cell>
          <table:table-cell office:value-type="float" office:value="3753964743">
            <text:p>3753964743</text:p>
          </table:table-cell>
          <table:table-cell office:value-type="float" office:value="0">
            <text:p>0</text:p>
          </table:table-cell>
          <table:table-cell office:value-type="float" office:value="3753964743">
            <text:p>3753964743</text:p>
          </table:table-cell>
          <table:table-cell office:value-type="float" office:value="58656251">
            <text:p>58656251</text:p>
          </table:table-cell>
          <table:table-cell office:value-type="float" office:value="1876982371">
            <text:p>1876982371</text:p>
          </table:table-cell>
          <table:table-cell office:value-type="float" office:value="0">
            <text:p>0</text:p>
          </table:table-cell>
          <table:table-cell office:value-type="float" office:value="1251321581">
            <text:p>1251321581</text:p>
          </table:table-cell>
          <table:table-cell office:value-type="float" office:value="0">
            <text:p>0</text:p>
          </table:table-cell>
          <table:table-cell office:value-type="float" office:value="1251321581">
            <text:p>1251321581</text:p>
          </table:table-cell>
          <table:table-cell office:value-type="float" office:value="3750391001">
            <text:p>3750391001</text:p>
          </table:table-cell>
          <table:table-cell office:value-type="float" office:value="625660790">
            <text:p>625660790</text:p>
          </table:table-cell>
          <table:table-cell office:value-type="float" office:value="9197424">
            <text:p>9197424</text:p>
          </table:table-cell>
          <table:table-cell office:value-type="float" office:value="2502643163">
            <text:p>2502643163</text:p>
          </table:table-cell>
          <table:table-cell office:value-type="float" office:value="3753964743">
            <text:p>3753964743</text:p>
          </table:table-cell>
          <table:table-cell office:value-type="float" office:value="11906127929">
            <text:p>11906127929</text:p>
          </table:table-cell>
          <table:table-cell office:value-type="float" office:value="53386596679">
            <text:p>53386596679</text:p>
          </table:table-cell>
          <table:table-cell office:value-type="float" office:value="2851623535">
            <text:p>2851623535</text:p>
          </table:table-cell>
          <table:table-cell office:value-type="float" office:value="802001953">
            <text:p>80200195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3605815908">
            <text:p>3605815908</text:p>
          </table:table-cell>
          <table:table-cell office:value-type="float" office:value="43420829">
            <text:p>43420829</text:p>
          </table:table-cell>
          <table:table-cell office:value-type="float" office:value="3764227507">
            <text:p>3764227507</text:p>
          </table:table-cell>
          <table:table-cell office:value-type="float" office:value="1884835532">
            <text:p>1884835532</text:p>
          </table:table-cell>
          <table:table-cell office:value-type="float" office:value="3764038646">
            <text:p>3764038646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float" office:value="1111038">
            <text:p>1111038</text:p>
          </table:table-cell>
          <table:table-cell table:number-columns-repeated="10" office:value-type="float" office:value="15149894652">
            <text:p>15149894652</text:p>
          </table:table-cell>
          <table:table-cell office:value-type="float" office:value="15143360292">
            <text:p>15143360292</text:p>
          </table:table-cell>
          <table:table-cell office:value-type="float" office:value="15143360833">
            <text:p>15143360833</text:p>
          </table:table-cell>
          <table:table-cell table:number-columns-repeated="2" office:value-type="float" office:value="15149894652">
            <text:p>15149894652</text:p>
          </table:table-cell>
          <table:table-cell office:value-type="float" office:value="6515760">
            <text:p>65157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418551">
            <text:p>4418551</text:p>
          </table:table-cell>
          <table:table-cell office:value-type="float" office:value="32719">
            <text:p>32719</text:p>
          </table:table-cell>
          <table:table-cell office:value-type="float" office:value="2492555">
            <text:p>2492555</text:p>
          </table:table-cell>
          <table:table-cell office:value-type="float" office:value="597758">
            <text:p>597758</text:p>
          </table:table-cell>
          <table:table-cell table:number-columns-repeated="2" office:value-type="float" office:value="0">
            <text:p>0</text:p>
          </table:table-cell>
          <table:table-cell office:value-type="float" office:value="1610617600">
            <text:p>1610617600</text:p>
          </table:table-cell>
          <table:table-cell office:value-type="float" office:value="3763329608">
            <text:p>3763329608</text:p>
          </table:table-cell>
          <table:table-cell table:number-columns-repeated="4" office:value-type="float" office:value="0">
            <text:p>0</text:p>
          </table:table-cell>
          <table:table-cell office:value-type="float" office:value="3764227507">
            <text:p>3764227507</text:p>
          </table:table-cell>
          <table:table-cell office:value-type="float" office:value="0">
            <text:p>0</text:p>
          </table:table-cell>
          <table:table-cell office:value-type="float" office:value="3764227507">
            <text:p>3764227507</text:p>
          </table:table-cell>
          <table:table-cell office:value-type="float" office:value="58816568">
            <text:p>58816568</text:p>
          </table:table-cell>
          <table:table-cell office:value-type="float" office:value="1882113753">
            <text:p>1882113753</text:p>
          </table:table-cell>
          <table:table-cell office:value-type="float" office:value="0">
            <text:p>0</text:p>
          </table:table-cell>
          <table:table-cell office:value-type="float" office:value="1254742502">
            <text:p>1254742502</text:p>
          </table:table-cell>
          <table:table-cell office:value-type="float" office:value="0">
            <text:p>0</text:p>
          </table:table-cell>
          <table:table-cell office:value-type="float" office:value="1254742502">
            <text:p>1254742502</text:p>
          </table:table-cell>
          <table:table-cell office:value-type="float" office:value="3764227507">
            <text:p>3764227507</text:p>
          </table:table-cell>
          <table:table-cell office:value-type="float" office:value="627371251">
            <text:p>627371251</text:p>
          </table:table-cell>
          <table:table-cell office:value-type="float" office:value="1031677">
            <text:p>1031677</text:p>
          </table:table-cell>
          <table:table-cell office:value-type="float" office:value="2509485005">
            <text:p>2509485005</text:p>
          </table:table-cell>
          <table:table-cell office:value-type="float" office:value="3764227507">
            <text:p>3764227507</text:p>
          </table:table-cell>
          <table:table-cell office:value-type="float" office:value="12029174804">
            <text:p>12029174804</text:p>
          </table:table-cell>
          <table:table-cell office:value-type="float" office:value="53899475097">
            <text:p>53899475097</text:p>
          </table:table-cell>
          <table:table-cell office:value-type="float" office:value="2884765625">
            <text:p>2884765625</text:p>
          </table:table-cell>
          <table:table-cell office:value-type="float" office:value="806091308">
            <text:p>80609130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3644185622">
            <text:p>3644185622</text:p>
          </table:table-cell>
          <table:table-cell office:value-type="float" office:value="43872814">
            <text:p>43872814</text:p>
          </table:table-cell>
          <table:table-cell office:value-type="float" office:value="3777709285">
            <text:p>3777709285</text:p>
          </table:table-cell>
          <table:table-cell office:value-type="float" office:value="1998186152">
            <text:p>1998186152</text:p>
          </table:table-cell>
          <table:table-cell office:value-type="float" office:value="3777522968">
            <text:p>3777522968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1110992">
            <text:p>1110992</text:p>
          </table:table-cell>
          <table:table-cell table:number-columns-repeated="10" office:value-type="float" office:value="15946789300">
            <text:p>15946789300</text:p>
          </table:table-cell>
          <table:table-cell office:value-type="float" office:value="15940153314">
            <text:p>15940153314</text:p>
          </table:table-cell>
          <table:table-cell office:value-type="float" office:value="15940153278">
            <text:p>15940153278</text:p>
          </table:table-cell>
          <table:table-cell table:number-columns-repeated="2" office:value-type="float" office:value="15946789300">
            <text:p>15946789300</text:p>
          </table:table-cell>
          <table:table-cell office:value-type="float" office:value="6453855">
            <text:p>64538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418367">
            <text:p>4418367</text:p>
          </table:table-cell>
          <table:table-cell office:value-type="float" office:value="32531">
            <text:p>32531</text:p>
          </table:table-cell>
          <table:table-cell office:value-type="float" office:value="2491625">
            <text:p>2491625</text:p>
          </table:table-cell>
          <table:table-cell office:value-type="float" office:value="597553">
            <text:p>597553</text:p>
          </table:table-cell>
          <table:table-cell table:number-columns-repeated="2" office:value-type="float" office:value="0">
            <text:p>0</text:p>
          </table:table-cell>
          <table:table-cell office:value-type="float" office:value="2147488768">
            <text:p>2147488768</text:p>
          </table:table-cell>
          <table:table-cell office:value-type="float" office:value="3775906768">
            <text:p>3775906768</text:p>
          </table:table-cell>
          <table:table-cell table:number-columns-repeated="4" office:value-type="float" office:value="0">
            <text:p>0</text:p>
          </table:table-cell>
          <table:table-cell office:value-type="float" office:value="3777709285">
            <text:p>3777709285</text:p>
          </table:table-cell>
          <table:table-cell office:value-type="float" office:value="0">
            <text:p>0</text:p>
          </table:table-cell>
          <table:table-cell office:value-type="float" office:value="3777709285">
            <text:p>3777709285</text:p>
          </table:table-cell>
          <table:table-cell office:value-type="float" office:value="59029426">
            <text:p>59029426</text:p>
          </table:table-cell>
          <table:table-cell office:value-type="float" office:value="1888854643">
            <text:p>1888854643</text:p>
          </table:table-cell>
          <table:table-cell office:value-type="float" office:value="0">
            <text:p>0</text:p>
          </table:table-cell>
          <table:table-cell office:value-type="float" office:value="1259236429">
            <text:p>1259236429</text:p>
          </table:table-cell>
          <table:table-cell office:value-type="float" office:value="0">
            <text:p>0</text:p>
          </table:table-cell>
          <table:table-cell office:value-type="float" office:value="1259236428">
            <text:p>1259236428</text:p>
          </table:table-cell>
          <table:table-cell office:value-type="float" office:value="3777636369">
            <text:p>3777636369</text:p>
          </table:table-cell>
          <table:table-cell office:value-type="float" office:value="629618214">
            <text:p>629618214</text:p>
          </table:table-cell>
          <table:table-cell office:value-type="float" office:value="3775562013">
            <text:p>3775562013</text:p>
          </table:table-cell>
          <table:table-cell office:value-type="float" office:value="2518472856">
            <text:p>2518472856</text:p>
          </table:table-cell>
          <table:table-cell office:value-type="float" office:value="3777709285">
            <text:p>3777709285</text:p>
          </table:table-cell>
          <table:table-cell office:value-type="float" office:value="12200195312">
            <text:p>12200195312</text:p>
          </table:table-cell>
          <table:table-cell office:value-type="float" office:value="54479248046">
            <text:p>54479248046</text:p>
          </table:table-cell>
          <table:table-cell office:value-type="float" office:value="2984313964">
            <text:p>2984313964</text:p>
          </table:table-cell>
          <table:table-cell office:value-type="float" office:value="815979003">
            <text:p>81597900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4041051537">
            <text:p>4041051537</text:p>
          </table:table-cell>
          <table:table-cell office:value-type="float" office:value="48616550">
            <text:p>48616550</text:p>
          </table:table-cell>
          <table:table-cell office:value-type="float" office:value="3998845509">
            <text:p>3998845509</text:p>
          </table:table-cell>
          <table:table-cell office:value-type="float" office:value="3146023505">
            <text:p>3146023505</text:p>
          </table:table-cell>
          <table:table-cell office:value-type="float" office:value="4226505489">
            <text:p>4226505489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float" office:value="0">
            <text:p>0</text:p>
          </table:table-cell>
          <table:table-cell office:value-type="float" office:value="949302">
            <text:p>949302</text:p>
          </table:table-cell>
          <table:table-cell table:number-columns-repeated="10" office:value-type="float" office:value="16779067628">
            <text:p>16779067628</text:p>
          </table:table-cell>
          <table:table-cell office:value-type="float" office:value="16772552390">
            <text:p>16772552390</text:p>
          </table:table-cell>
          <table:table-cell office:value-type="float" office:value="16772552493">
            <text:p>16772552493</text:p>
          </table:table-cell>
          <table:table-cell table:number-columns-repeated="2" office:value-type="float" office:value="16779067628">
            <text:p>16779067628</text:p>
          </table:table-cell>
          <table:table-cell office:value-type="float" office:value="5869034">
            <text:p>58690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778993">
            <text:p>3778993</text:p>
          </table:table-cell>
          <table:table-cell office:value-type="float" office:value="25198">
            <text:p>25198</text:p>
          </table:table-cell>
          <table:table-cell office:value-type="float" office:value="1788403">
            <text:p>1788403</text:p>
          </table:table-cell>
          <table:table-cell office:value-type="float" office:value="437187">
            <text:p>437187</text:p>
          </table:table-cell>
          <table:table-cell table:number-columns-repeated="2" office:value-type="float" office:value="0">
            <text:p>0</text:p>
          </table:table-cell>
          <table:table-cell office:value-type="float" office:value="2684359936">
            <text:p>2684359936</text:p>
          </table:table-cell>
          <table:table-cell office:value-type="float" office:value="22824192">
            <text:p>22824192</text:p>
          </table:table-cell>
          <table:table-cell table:number-columns-repeated="4" office:value-type="float" office:value="0">
            <text:p>0</text:p>
          </table:table-cell>
          <table:table-cell office:value-type="float" office:value="3998845509">
            <text:p>3998845509</text:p>
          </table:table-cell>
          <table:table-cell office:value-type="float" office:value="0">
            <text:p>0</text:p>
          </table:table-cell>
          <table:table-cell office:value-type="float" office:value="3998845509">
            <text:p>3998845509</text:p>
          </table:table-cell>
          <table:table-cell office:value-type="float" office:value="62892952">
            <text:p>62892952</text:p>
          </table:table-cell>
          <table:table-cell office:value-type="float" office:value="2113360456">
            <text:p>2113360456</text:p>
          </table:table-cell>
          <table:table-cell office:value-type="float" office:value="0">
            <text:p>0</text:p>
          </table:table-cell>
          <table:table-cell office:value-type="float" office:value="1408906971">
            <text:p>1408906971</text:p>
          </table:table-cell>
          <table:table-cell office:value-type="float" office:value="0">
            <text:p>0</text:p>
          </table:table-cell>
          <table:table-cell office:value-type="float" office:value="1408906970">
            <text:p>1408906970</text:p>
          </table:table-cell>
          <table:table-cell office:value-type="float" office:value="3972996454">
            <text:p>3972996454</text:p>
          </table:table-cell>
          <table:table-cell office:value-type="float" office:value="704453485">
            <text:p>704453485</text:p>
          </table:table-cell>
          <table:table-cell office:value-type="float" office:value="20787062">
            <text:p>20787062</text:p>
          </table:table-cell>
          <table:table-cell office:value-type="float" office:value="2817813941">
            <text:p>2817813941</text:p>
          </table:table-cell>
          <table:table-cell office:value-type="float" office:value="3998845509">
            <text:p>3998845509</text:p>
          </table:table-cell>
          <table:table-cell office:value-type="float" office:value="13400146484">
            <text:p>13400146484</text:p>
          </table:table-cell>
          <table:table-cell office:value-type="float" office:value="60159973144">
            <text:p>60159973144</text:p>
          </table:table-cell>
          <table:table-cell office:value-type="float" office:value="3299316406">
            <text:p>3299316406</text:p>
          </table:table-cell>
          <table:table-cell office:value-type="float" office:value="902465820">
            <text:p>90246582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4188411651">
            <text:p>4188411651</text:p>
          </table:table-cell>
          <table:table-cell office:value-type="float" office:value="50413329">
            <text:p>50413329</text:p>
          </table:table-cell>
          <table:table-cell office:value-type="float" office:value="78271025">
            <text:p>78271025</text:p>
          </table:table-cell>
          <table:table-cell office:value-type="float" office:value="3577321284">
            <text:p>3577321284</text:p>
          </table:table-cell>
          <table:table-cell office:value-type="float" office:value="4372376705">
            <text:p>4372376705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office:value-type="float" office:value="961675">
            <text:p>961675</text:p>
          </table:table-cell>
          <table:table-cell table:number-columns-repeated="10" office:value-type="float" office:value="17632916678">
            <text:p>17632916678</text:p>
          </table:table-cell>
          <table:table-cell office:value-type="float" office:value="17626386139">
            <text:p>17626386139</text:p>
          </table:table-cell>
          <table:table-cell office:value-type="float" office:value="17626386692">
            <text:p>17626386692</text:p>
          </table:table-cell>
          <table:table-cell table:number-columns-repeated="2" office:value-type="float" office:value="17632916678">
            <text:p>17632916678</text:p>
          </table:table-cell>
          <table:table-cell office:value-type="float" office:value="5869108">
            <text:p>58691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819045">
            <text:p>3819045</text:p>
          </table:table-cell>
          <table:table-cell office:value-type="float" office:value="25198">
            <text:p>25198</text:p>
          </table:table-cell>
          <table:table-cell office:value-type="float" office:value="1819748">
            <text:p>1819748</text:p>
          </table:table-cell>
          <table:table-cell office:value-type="float" office:value="438235">
            <text:p>438235</text:p>
          </table:table-cell>
          <table:table-cell table:number-columns-repeated="2" office:value-type="float" office:value="0">
            <text:p>0</text:p>
          </table:table-cell>
          <table:table-cell office:value-type="float" office:value="3221231104">
            <text:p>3221231104</text:p>
          </table:table-cell>
          <table:table-cell office:value-type="float" office:value="75572032">
            <text:p>75572032</text:p>
          </table:table-cell>
          <table:table-cell table:number-columns-repeated="4" office:value-type="float" office:value="0">
            <text:p>0</text:p>
          </table:table-cell>
          <table:table-cell office:value-type="float" office:value="78271025">
            <text:p>78271025</text:p>
          </table:table-cell>
          <table:table-cell office:value-type="float" office:value="0">
            <text:p>0</text:p>
          </table:table-cell>
          <table:table-cell office:value-type="float" office:value="78271025">
            <text:p>78271025</text:p>
          </table:table-cell>
          <table:table-cell office:value-type="float" office:value="68324812">
            <text:p>68324812</text:p>
          </table:table-cell>
          <table:table-cell office:value-type="float" office:value="2186283998">
            <text:p>2186283998</text:p>
          </table:table-cell>
          <table:table-cell office:value-type="float" office:value="0">
            <text:p>0</text:p>
          </table:table-cell>
          <table:table-cell office:value-type="float" office:value="1457522665">
            <text:p>1457522665</text:p>
          </table:table-cell>
          <table:table-cell office:value-type="float" office:value="0">
            <text:p>0</text:p>
          </table:table-cell>
          <table:table-cell office:value-type="float" office:value="1457522666">
            <text:p>1457522666</text:p>
          </table:table-cell>
          <table:table-cell office:value-type="float" office:value="77600701">
            <text:p>77600701</text:p>
          </table:table-cell>
          <table:table-cell office:value-type="float" office:value="728761333">
            <text:p>728761333</text:p>
          </table:table-cell>
          <table:table-cell office:value-type="float" office:value="950383">
            <text:p>950383</text:p>
          </table:table-cell>
          <table:table-cell office:value-type="float" office:value="2915045332">
            <text:p>2915045332</text:p>
          </table:table-cell>
          <table:table-cell office:value-type="float" office:value="78271025">
            <text:p>78271025</text:p>
          </table:table-cell>
          <table:table-cell office:value-type="float" office:value="13933044433">
            <text:p>13933044433</text:p>
          </table:table-cell>
          <table:table-cell office:value-type="float" office:value="62653564453">
            <text:p>62653564453</text:p>
          </table:table-cell>
          <table:table-cell office:value-type="float" office:value="3383300781">
            <text:p>3383300781</text:p>
          </table:table-cell>
          <table:table-cell office:value-type="float" office:value="935485839">
            <text:p>93548583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4334050105">
            <text:p>4334050105</text:p>
          </table:table-cell>
          <table:table-cell office:value-type="float" office:value="52132330">
            <text:p>52132330</text:p>
          </table:table-cell>
          <table:table-cell office:value-type="float" office:value="200469523">
            <text:p>200469523</text:p>
          </table:table-cell>
          <table:table-cell office:value-type="float" office:value="3871144223">
            <text:p>3871144223</text:p>
          </table:table-cell>
          <table:table-cell office:value-type="float" office:value="4495208326">
            <text:p>4495208326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368">
            <text:p>368</text:p>
          </table:table-cell>
          <table:table-cell office:value-type="float" office:value="0">
            <text:p>0</text:p>
          </table:table-cell>
          <table:table-cell office:value-type="float" office:value="949347">
            <text:p>949347</text:p>
          </table:table-cell>
          <table:table-cell table:number-columns-repeated="10" office:value-type="float" office:value="18323036500">
            <text:p>18323036500</text:p>
          </table:table-cell>
          <table:table-cell office:value-type="float" office:value="18316513982">
            <text:p>18316513982</text:p>
          </table:table-cell>
          <table:table-cell office:value-type="float" office:value="18316514587">
            <text:p>18316514587</text:p>
          </table:table-cell>
          <table:table-cell table:number-columns-repeated="2" office:value-type="float" office:value="18323036500">
            <text:p>18323036500</text:p>
          </table:table-cell>
          <table:table-cell office:value-type="float" office:value="5869045">
            <text:p>58690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779004">
            <text:p>3779004</text:p>
          </table:table-cell>
          <table:table-cell office:value-type="float" office:value="25234">
            <text:p>25234</text:p>
          </table:table-cell>
          <table:table-cell office:value-type="float" office:value="1788423">
            <text:p>1788423</text:p>
          </table:table-cell>
          <table:table-cell office:value-type="float" office:value="437422">
            <text:p>437422</text:p>
          </table:table-cell>
          <table:table-cell table:number-columns-repeated="2" office:value-type="float" office:value="0">
            <text:p>0</text:p>
          </table:table-cell>
          <table:table-cell office:value-type="float" office:value="3758102272">
            <text:p>3758102272</text:p>
          </table:table-cell>
          <table:table-cell office:value-type="float" office:value="93760304">
            <text:p>93760304</text:p>
          </table:table-cell>
          <table:table-cell table:number-columns-repeated="4" office:value-type="float" office:value="0">
            <text:p>0</text:p>
          </table:table-cell>
          <table:table-cell office:value-type="float" office:value="200469523">
            <text:p>200469523</text:p>
          </table:table-cell>
          <table:table-cell office:value-type="float" office:value="0">
            <text:p>0</text:p>
          </table:table-cell>
          <table:table-cell office:value-type="float" office:value="200469523">
            <text:p>200469523</text:p>
          </table:table-cell>
          <table:table-cell office:value-type="float" office:value="70241230">
            <text:p>70241230</text:p>
          </table:table-cell>
          <table:table-cell office:value-type="float" office:value="2247718409">
            <text:p>2247718409</text:p>
          </table:table-cell>
          <table:table-cell office:value-type="float" office:value="0">
            <text:p>0</text:p>
          </table:table-cell>
          <table:table-cell office:value-type="float" office:value="1498478940">
            <text:p>1498478940</text:p>
          </table:table-cell>
          <table:table-cell office:value-type="float" office:value="0">
            <text:p>0</text:p>
          </table:table-cell>
          <table:table-cell office:value-type="float" office:value="1498478939">
            <text:p>1498478939</text:p>
          </table:table-cell>
          <table:table-cell office:value-type="float" office:value="168798116">
            <text:p>168798116</text:p>
          </table:table-cell>
          <table:table-cell office:value-type="float" office:value="749239470">
            <text:p>749239470</text:p>
          </table:table-cell>
          <table:table-cell office:value-type="float" office:value="60752">
            <text:p>60752</text:p>
          </table:table-cell>
          <table:table-cell office:value-type="float" office:value="2996957879">
            <text:p>2996957879</text:p>
          </table:table-cell>
          <table:table-cell office:value-type="float" office:value="200469523">
            <text:p>200469523</text:p>
          </table:table-cell>
          <table:table-cell office:value-type="float" office:value="14466369628">
            <text:p>14466369628</text:p>
          </table:table-cell>
          <table:table-cell office:value-type="float" office:value="64605895996">
            <text:p>64605895996</text:p>
          </table:table-cell>
          <table:table-cell office:value-type="float" office:value="3448364257">
            <text:p>3448364257</text:p>
          </table:table-cell>
          <table:table-cell office:value-type="float" office:value="966064453">
            <text:p>96606445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4436358398">
            <text:p>4436358398</text:p>
          </table:table-cell>
          <table:table-cell office:value-type="float" office:value="53356683">
            <text:p>53356683</text:p>
          </table:table-cell>
          <table:table-cell office:value-type="float" office:value="306402016">
            <text:p>306402016</text:p>
          </table:table-cell>
          <table:table-cell office:value-type="float" office:value="4099408536">
            <text:p>4099408536</text:p>
          </table:table-cell>
          <table:table-cell office:value-type="float" office:value="4601133537">
            <text:p>4601133537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1110994">
            <text:p>1110994</text:p>
          </table:table-cell>
          <table:table-cell table:number-columns-repeated="10" office:value-type="float" office:value="19151770762">
            <text:p>19151770762</text:p>
          </table:table-cell>
          <table:table-cell table:number-columns-repeated="2" office:value-type="float" office:value="19145829106">
            <text:p>19145829106</text:p>
          </table:table-cell>
          <table:table-cell table:number-columns-repeated="2" office:value-type="float" office:value="19151770762">
            <text:p>19151770762</text:p>
          </table:table-cell>
          <table:table-cell office:value-type="float" office:value="6515574">
            <text:p>65155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418365">
            <text:p>4418365</text:p>
          </table:table-cell>
          <table:table-cell office:value-type="float" office:value="32531">
            <text:p>32531</text:p>
          </table:table-cell>
          <table:table-cell office:value-type="float" office:value="2491615">
            <text:p>2491615</text:p>
          </table:table-cell>
          <table:table-cell office:value-type="float" office:value="597680">
            <text:p>597680</text:p>
          </table:table-cell>
          <table:table-cell table:number-columns-repeated="2" office:value-type="float" office:value="0">
            <text:p>0</text:p>
          </table:table-cell>
          <table:table-cell office:value-type="float" office:value="6144">
            <text:p>6144</text:p>
          </table:table-cell>
          <table:table-cell office:value-type="float" office:value="295881816">
            <text:p>295881816</text:p>
          </table:table-cell>
          <table:table-cell table:number-columns-repeated="4" office:value-type="float" office:value="0">
            <text:p>0</text:p>
          </table:table-cell>
          <table:table-cell office:value-type="float" office:value="306402016">
            <text:p>306402016</text:p>
          </table:table-cell>
          <table:table-cell office:value-type="float" office:value="0">
            <text:p>0</text:p>
          </table:table-cell>
          <table:table-cell office:value-type="float" office:value="306402016">
            <text:p>306402016</text:p>
          </table:table-cell>
          <table:table-cell office:value-type="float" office:value="71899894">
            <text:p>71899894</text:p>
          </table:table-cell>
          <table:table-cell office:value-type="float" office:value="2300684656">
            <text:p>2300684656</text:p>
          </table:table-cell>
          <table:table-cell office:value-type="float" office:value="0">
            <text:p>0</text:p>
          </table:table-cell>
          <table:table-cell office:value-type="float" office:value="1533789770">
            <text:p>1533789770</text:p>
          </table:table-cell>
          <table:table-cell office:value-type="float" office:value="0">
            <text:p>0</text:p>
          </table:table-cell>
          <table:table-cell office:value-type="float" office:value="1533789771">
            <text:p>1533789771</text:p>
          </table:table-cell>
          <table:table-cell office:value-type="float" office:value="266422592">
            <text:p>266422592</text:p>
          </table:table-cell>
          <table:table-cell office:value-type="float" office:value="766894885">
            <text:p>766894885</text:p>
          </table:table-cell>
          <table:table-cell office:value-type="float" office:value="7508">
            <text:p>7508</text:p>
          </table:table-cell>
          <table:table-cell office:value-type="float" office:value="3067579542">
            <text:p>3067579542</text:p>
          </table:table-cell>
          <table:table-cell office:value-type="float" office:value="306402016">
            <text:p>306402016</text:p>
          </table:table-cell>
          <table:table-cell office:value-type="float" office:value="14762268066">
            <text:p>14762268066</text:p>
          </table:table-cell>
          <table:table-cell office:value-type="float" office:value="66289489746">
            <text:p>66289489746</text:p>
          </table:table-cell>
          <table:table-cell office:value-type="float" office:value="3543457031">
            <text:p>3543457031</text:p>
          </table:table-cell>
          <table:table-cell office:value-type="float" office:value="993164062">
            <text:p>99316406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4620901032">
            <text:p>4620901032</text:p>
          </table:table-cell>
          <table:table-cell office:value-type="float" office:value="55594220">
            <text:p>55594220</text:p>
          </table:table-cell>
          <table:table-cell office:value-type="float" office:value="497068330">
            <text:p>497068330</text:p>
          </table:table-cell>
          <table:table-cell office:value-type="float" office:value="539577892">
            <text:p>539577892</text:p>
          </table:table-cell>
          <table:table-cell office:value-type="float" office:value="4791712094">
            <text:p>4791712094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1111030">
            <text:p>1111030</text:p>
          </table:table-cell>
          <table:table-cell table:number-columns-repeated="10" office:value-type="float" office:value="19946474504">
            <text:p>19946474504</text:p>
          </table:table-cell>
          <table:table-cell office:value-type="float" office:value="19939094352">
            <text:p>19939094352</text:p>
          </table:table-cell>
          <table:table-cell office:value-type="float" office:value="19939093862">
            <text:p>19939093862</text:p>
          </table:table-cell>
          <table:table-cell table:number-columns-repeated="2" office:value-type="float" office:value="19946474504">
            <text:p>19946474504</text:p>
          </table:table-cell>
          <table:table-cell office:value-type="float" office:value="6515724">
            <text:p>65157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418515">
            <text:p>4418515</text:p>
          </table:table-cell>
          <table:table-cell office:value-type="float" office:value="32717">
            <text:p>32717</text:p>
          </table:table-cell>
          <table:table-cell office:value-type="float" office:value="2492365">
            <text:p>2492365</text:p>
          </table:table-cell>
          <table:table-cell office:value-type="float" office:value="597301">
            <text:p>597301</text:p>
          </table:table-cell>
          <table:table-cell table:number-columns-repeated="2" office:value-type="float" office:value="0">
            <text:p>0</text:p>
          </table:table-cell>
          <table:table-cell office:value-type="float" office:value="536877312">
            <text:p>536877312</text:p>
          </table:table-cell>
          <table:table-cell office:value-type="float" office:value="483486888">
            <text:p>483486888</text:p>
          </table:table-cell>
          <table:table-cell table:number-columns-repeated="4" office:value-type="float" office:value="0">
            <text:p>0</text:p>
          </table:table-cell>
          <table:table-cell office:value-type="float" office:value="497068330">
            <text:p>497068330</text:p>
          </table:table-cell>
          <table:table-cell office:value-type="float" office:value="0">
            <text:p>0</text:p>
          </table:table-cell>
          <table:table-cell office:value-type="float" office:value="497068330">
            <text:p>497068330</text:p>
          </table:table-cell>
          <table:table-cell office:value-type="float" office:value="74880264">
            <text:p>74880264</text:p>
          </table:table-cell>
          <table:table-cell office:value-type="float" office:value="2396017813">
            <text:p>2396017813</text:p>
          </table:table-cell>
          <table:table-cell office:value-type="float" office:value="0">
            <text:p>0</text:p>
          </table:table-cell>
          <table:table-cell office:value-type="float" office:value="1597345208">
            <text:p>1597345208</text:p>
          </table:table-cell>
          <table:table-cell office:value-type="float" office:value="0">
            <text:p>0</text:p>
          </table:table-cell>
          <table:table-cell office:value-type="float" office:value="1597345209">
            <text:p>1597345209</text:p>
          </table:table-cell>
          <table:table-cell office:value-type="float" office:value="467253617">
            <text:p>467253617</text:p>
          </table:table-cell>
          <table:table-cell office:value-type="float" office:value="798672605">
            <text:p>798672605</text:p>
          </table:table-cell>
          <table:table-cell office:value-type="float" office:value="183045">
            <text:p>183045</text:p>
          </table:table-cell>
          <table:table-cell office:value-type="float" office:value="3194690417">
            <text:p>3194690417</text:p>
          </table:table-cell>
          <table:table-cell office:value-type="float" office:value="497068330">
            <text:p>497068330</text:p>
          </table:table-cell>
          <table:table-cell office:value-type="float" office:value="15394531250">
            <text:p>15394531250</text:p>
          </table:table-cell>
          <table:table-cell office:value-type="float" office:value="69374084472">
            <text:p>69374084472</text:p>
          </table:table-cell>
          <table:table-cell office:value-type="float" office:value="3763488769">
            <text:p>3763488769</text:p>
          </table:table-cell>
          <table:table-cell office:value-type="float" office:value="1033508300">
            <text:p>103350830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4871162110">
            <text:p>4871162110</text:p>
          </table:table-cell>
          <table:table-cell office:value-type="float" office:value="58577543">
            <text:p>58577543</text:p>
          </table:table-cell>
          <table:table-cell office:value-type="float" office:value="757285468">
            <text:p>757285468</text:p>
          </table:table-cell>
          <table:table-cell office:value-type="float" office:value="1261684075">
            <text:p>1261684075</text:p>
          </table:table-cell>
          <table:table-cell office:value-type="float" office:value="5051988109">
            <text:p>5051988109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office:value-type="float" office:value="966114">
            <text:p>966114</text:p>
          </table:table-cell>
          <table:table-cell table:number-columns-repeated="2" office:value-type="float" office:value="20746456290">
            <text:p>20746456290</text:p>
          </table:table-cell>
          <table:table-cell table:number-columns-repeated="8" office:value-type="float" office:value="20746979516">
            <text:p>20746979516</text:p>
          </table:table-cell>
          <table:table-cell office:value-type="float" office:value="20740461832">
            <text:p>20740461832</text:p>
          </table:table-cell>
          <table:table-cell office:value-type="float" office:value="20740462292">
            <text:p>20740462292</text:p>
          </table:table-cell>
          <table:table-cell table:number-columns-repeated="2" office:value-type="float" office:value="20746979516">
            <text:p>20746979516</text:p>
          </table:table-cell>
          <table:table-cell office:value-type="float" office:value="5952502">
            <text:p>59525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836645">
            <text:p>3836645</text:p>
          </table:table-cell>
          <table:table-cell office:value-type="float" office:value="25236">
            <text:p>25236</text:p>
          </table:table-cell>
          <table:table-cell office:value-type="float" office:value="1836427">
            <text:p>1836427</text:p>
          </table:table-cell>
          <table:table-cell office:value-type="float" office:value="444313">
            <text:p>444313</text:p>
          </table:table-cell>
          <table:table-cell table:number-columns-repeated="2" office:value-type="float" office:value="0">
            <text:p>0</text:p>
          </table:table-cell>
          <table:table-cell office:value-type="float" office:value="1073748480">
            <text:p>1073748480</text:p>
          </table:table-cell>
          <table:table-cell office:value-type="float" office:value="725053560">
            <text:p>725053560</text:p>
          </table:table-cell>
          <table:table-cell table:number-columns-repeated="4" office:value-type="float" office:value="0">
            <text:p>0</text:p>
          </table:table-cell>
          <table:table-cell office:value-type="float" office:value="757285468">
            <text:p>757285468</text:p>
          </table:table-cell>
          <table:table-cell office:value-type="float" office:value="0">
            <text:p>0</text:p>
          </table:table-cell>
          <table:table-cell office:value-type="float" office:value="757285468">
            <text:p>757285468</text:p>
          </table:table-cell>
          <table:table-cell office:value-type="float" office:value="78941481">
            <text:p>78941481</text:p>
          </table:table-cell>
          <table:table-cell office:value-type="float" office:value="2526126382">
            <text:p>2526126382</text:p>
          </table:table-cell>
          <table:table-cell office:value-type="float" office:value="0">
            <text:p>0</text:p>
          </table:table-cell>
          <table:table-cell office:value-type="float" office:value="1684084255">
            <text:p>1684084255</text:p>
          </table:table-cell>
          <table:table-cell office:value-type="float" office:value="0">
            <text:p>0</text:p>
          </table:table-cell>
          <table:table-cell office:value-type="float" office:value="1684084255">
            <text:p>1684084255</text:p>
          </table:table-cell>
          <table:table-cell office:value-type="float" office:value="0">
            <text:p>0</text:p>
          </table:table-cell>
          <table:table-cell office:value-type="float" office:value="842042128">
            <text:p>842042128</text:p>
          </table:table-cell>
          <table:table-cell office:value-type="float" office:value="133916">
            <text:p>133916</text:p>
          </table:table-cell>
          <table:table-cell office:value-type="float" office:value="3368168509">
            <text:p>3368168509</text:p>
          </table:table-cell>
          <table:table-cell office:value-type="float" office:value="757285468">
            <text:p>757285468</text:p>
          </table:table-cell>
          <table:table-cell office:value-type="float" office:value="16325805664">
            <text:p>16325805664</text:p>
          </table:table-cell>
          <table:table-cell office:value-type="float" office:value="73098327636">
            <text:p>73098327636</text:p>
          </table:table-cell>
          <table:table-cell office:value-type="float" office:value="3907958984">
            <text:p>3907958984</text:p>
          </table:table-cell>
          <table:table-cell office:value-type="float" office:value="1088134765">
            <text:p>108813476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5127960555">
            <text:p>5127960555</text:p>
          </table:table-cell>
          <table:table-cell office:value-type="float" office:value="61657632">
            <text:p>61657632</text:p>
          </table:table-cell>
          <table:table-cell office:value-type="float" office:value="1047440579">
            <text:p>1047440579</text:p>
          </table:table-cell>
          <table:table-cell office:value-type="float" office:value="2007520820">
            <text:p>2007520820</text:p>
          </table:table-cell>
          <table:table-cell office:value-type="float" office:value="5342176856">
            <text:p>5342176856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432">
            <text:p>432</text:p>
          </table:table-cell>
          <table:table-cell office:value-type="float" office:value="0">
            <text:p>0</text:p>
          </table:table-cell>
          <table:table-cell office:value-type="float" office:value="949309">
            <text:p>949309</text:p>
          </table:table-cell>
          <table:table-cell table:number-columns-repeated="10" office:value-type="float" office:value="21540902732">
            <text:p>21540902732</text:p>
          </table:table-cell>
          <table:table-cell office:value-type="float" office:value="21534395170">
            <text:p>21534395170</text:p>
          </table:table-cell>
          <table:table-cell office:value-type="float" office:value="21534395710">
            <text:p>21534395710</text:p>
          </table:table-cell>
          <table:table-cell table:number-columns-repeated="2" office:value-type="float" office:value="21540902732">
            <text:p>21540902732</text:p>
          </table:table-cell>
          <table:table-cell office:value-type="float" office:value="5869008">
            <text:p>58690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778993">
            <text:p>3778993</text:p>
          </table:table-cell>
          <table:table-cell office:value-type="float" office:value="25204">
            <text:p>25204</text:p>
          </table:table-cell>
          <table:table-cell office:value-type="float" office:value="1788403">
            <text:p>1788403</text:p>
          </table:table-cell>
          <table:table-cell office:value-type="float" office:value="437276">
            <text:p>437276</text:p>
          </table:table-cell>
          <table:table-cell table:number-columns-repeated="2" office:value-type="float" office:value="0">
            <text:p>0</text:p>
          </table:table-cell>
          <table:table-cell office:value-type="float" office:value="1610619648">
            <text:p>1610619648</text:p>
          </table:table-cell>
          <table:table-cell office:value-type="float" office:value="967602696">
            <text:p>967602696</text:p>
          </table:table-cell>
          <table:table-cell table:number-columns-repeated="4" office:value-type="float" office:value="0">
            <text:p>0</text:p>
          </table:table-cell>
          <table:table-cell office:value-type="float" office:value="1047440579">
            <text:p>1047440579</text:p>
          </table:table-cell>
          <table:table-cell office:value-type="float" office:value="0">
            <text:p>0</text:p>
          </table:table-cell>
          <table:table-cell office:value-type="float" office:value="1047440579">
            <text:p>1047440579</text:p>
          </table:table-cell>
          <table:table-cell office:value-type="float" office:value="83475345">
            <text:p>83475345</text:p>
          </table:table-cell>
          <table:table-cell office:value-type="float" office:value="2671203937">
            <text:p>2671203937</text:p>
          </table:table-cell>
          <table:table-cell office:value-type="float" office:value="0">
            <text:p>0</text:p>
          </table:table-cell>
          <table:table-cell office:value-type="float" office:value="1780802625">
            <text:p>1780802625</text:p>
          </table:table-cell>
          <table:table-cell office:value-type="float" office:value="0">
            <text:p>0</text:p>
          </table:table-cell>
          <table:table-cell office:value-type="float" office:value="1780802625">
            <text:p>1780802625</text:p>
          </table:table-cell>
          <table:table-cell office:value-type="float" office:value="0">
            <text:p>0</text:p>
          </table:table-cell>
          <table:table-cell office:value-type="float" office:value="890401313">
            <text:p>890401313</text:p>
          </table:table-cell>
          <table:table-cell office:value-type="float" office:value="108636">
            <text:p>108636</text:p>
          </table:table-cell>
          <table:table-cell office:value-type="float" office:value="3561605250">
            <text:p>3561605250</text:p>
          </table:table-cell>
          <table:table-cell office:value-type="float" office:value="1047440579">
            <text:p>1047440579</text:p>
          </table:table-cell>
          <table:table-cell office:value-type="float" office:value="17112548828">
            <text:p>17112548828</text:p>
          </table:table-cell>
          <table:table-cell office:value-type="float" office:value="76631652832">
            <text:p>76631652832</text:p>
          </table:table-cell>
          <table:table-cell office:value-type="float" office:value="4126831054">
            <text:p>4126831054</text:p>
          </table:table-cell>
          <table:table-cell office:value-type="float" office:value="1149536132">
            <text:p>114953613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5290489990">
            <text:p>5290489990</text:p>
          </table:table-cell>
          <table:table-cell office:value-type="float" office:value="63609662">
            <text:p>63609662</text:p>
          </table:table-cell>
          <table:table-cell office:value-type="float" office:value="1208025896">
            <text:p>1208025896</text:p>
          </table:table-cell>
          <table:table-cell office:value-type="float" office:value="2479445871">
            <text:p>2479445871</text:p>
          </table:table-cell>
          <table:table-cell office:value-type="float" office:value="5502741212">
            <text:p>5502741212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954146">
            <text:p>954146</text:p>
          </table:table-cell>
          <table:table-cell office:value-type="float" office:value="22327194090">
            <text:p>22327194090</text:p>
          </table:table-cell>
          <table:table-cell office:value-type="float" office:value="22327188644">
            <text:p>22327188644</text:p>
          </table:table-cell>
          <table:table-cell table:number-columns-repeated="8" office:value-type="float" office:value="22330022418">
            <text:p>22330022418</text:p>
          </table:table-cell>
          <table:table-cell office:value-type="float" office:value="22322871087">
            <text:p>22322871087</text:p>
          </table:table-cell>
          <table:table-cell office:value-type="float" office:value="22322872928">
            <text:p>22322872928</text:p>
          </table:table-cell>
          <table:table-cell table:number-columns-repeated="2" office:value-type="float" office:value="22330022418">
            <text:p>22330022418</text:p>
          </table:table-cell>
          <table:table-cell office:value-type="float" office:value="5874050">
            <text:p>58740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798369">
            <text:p>3798369</text:p>
          </table:table-cell>
          <table:table-cell office:value-type="float" office:value="25230">
            <text:p>25230</text:p>
          </table:table-cell>
          <table:table-cell office:value-type="float" office:value="1788563">
            <text:p>1788563</text:p>
          </table:table-cell>
          <table:table-cell office:value-type="float" office:value="437457">
            <text:p>437457</text:p>
          </table:table-cell>
          <table:table-cell table:number-columns-repeated="2" office:value-type="float" office:value="0">
            <text:p>0</text:p>
          </table:table-cell>
          <table:table-cell office:value-type="float" office:value="2147490816">
            <text:p>2147490816</text:p>
          </table:table-cell>
          <table:table-cell office:value-type="float" office:value="1202649832">
            <text:p>1202649832</text:p>
          </table:table-cell>
          <table:table-cell table:number-columns-repeated="4" office:value-type="float" office:value="0">
            <text:p>0</text:p>
          </table:table-cell>
          <table:table-cell office:value-type="float" office:value="1208025896">
            <text:p>1208025896</text:p>
          </table:table-cell>
          <table:table-cell office:value-type="float" office:value="0">
            <text:p>0</text:p>
          </table:table-cell>
          <table:table-cell office:value-type="float" office:value="1208025896">
            <text:p>1208025896</text:p>
          </table:table-cell>
          <table:table-cell office:value-type="float" office:value="85984340">
            <text:p>85984340</text:p>
          </table:table-cell>
          <table:table-cell office:value-type="float" office:value="2751496596">
            <text:p>2751496596</text:p>
          </table:table-cell>
          <table:table-cell office:value-type="float" office:value="0">
            <text:p>0</text:p>
          </table:table-cell>
          <table:table-cell office:value-type="float" office:value="1834331064">
            <text:p>1834331064</text:p>
          </table:table-cell>
          <table:table-cell office:value-type="float" office:value="0">
            <text:p>0</text:p>
          </table:table-cell>
          <table:table-cell office:value-type="float" office:value="1834331064">
            <text:p>1834331064</text:p>
          </table:table-cell>
          <table:table-cell office:value-type="float" office:value="1197573954">
            <text:p>1197573954</text:p>
          </table:table-cell>
          <table:table-cell office:value-type="float" office:value="917165532">
            <text:p>917165532</text:p>
          </table:table-cell>
          <table:table-cell office:value-type="float" office:value="68592">
            <text:p>68592</text:p>
          </table:table-cell>
          <table:table-cell office:value-type="float" office:value="3668662128">
            <text:p>3668662128</text:p>
          </table:table-cell>
          <table:table-cell office:value-type="float" office:value="1208025896">
            <text:p>1208025896</text:p>
          </table:table-cell>
          <table:table-cell office:value-type="float" office:value="17656372070">
            <text:p>17656372070</text:p>
          </table:table-cell>
          <table:table-cell office:value-type="float" office:value="79030151367">
            <text:p>79030151367</text:p>
          </table:table-cell>
          <table:table-cell office:value-type="float" office:value="4206115722">
            <text:p>4206115722</text:p>
          </table:table-cell>
          <table:table-cell office:value-type="float" office:value="1180175781">
            <text:p>118017578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5337723138">
            <text:p>5337723138</text:p>
          </table:table-cell>
          <table:table-cell office:value-type="float" office:value="64168490">
            <text:p>64168490</text:p>
          </table:table-cell>
          <table:table-cell office:value-type="float" office:value="1225868252">
            <text:p>1225868252</text:p>
          </table:table-cell>
          <table:table-cell office:value-type="float" office:value="2621408577">
            <text:p>2621408577</text:p>
          </table:table-cell>
          <table:table-cell office:value-type="float" office:value="5520501757">
            <text:p>5520501757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float" office:value="0">
            <text:p>0</text:p>
          </table:table-cell>
          <table:table-cell office:value-type="float" office:value="1111040">
            <text:p>1111040</text:p>
          </table:table-cell>
          <table:table-cell table:number-columns-repeated="10" office:value-type="float" office:value="23125046800">
            <text:p>23125046800</text:p>
          </table:table-cell>
          <table:table-cell office:value-type="float" office:value="23117643718">
            <text:p>23117643718</text:p>
          </table:table-cell>
          <table:table-cell office:value-type="float" office:value="23117644082">
            <text:p>23117644082</text:p>
          </table:table-cell>
          <table:table-cell table:number-columns-repeated="2" office:value-type="float" office:value="23125046800">
            <text:p>23125046800</text:p>
          </table:table-cell>
          <table:table-cell office:value-type="float" office:value="6515760">
            <text:p>65157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418551">
            <text:p>4418551</text:p>
          </table:table-cell>
          <table:table-cell office:value-type="float" office:value="32719">
            <text:p>32719</text:p>
          </table:table-cell>
          <table:table-cell office:value-type="float" office:value="2492545">
            <text:p>2492545</text:p>
          </table:table-cell>
          <table:table-cell office:value-type="float" office:value="597951">
            <text:p>597951</text:p>
          </table:table-cell>
          <table:table-cell table:number-columns-repeated="2" office:value-type="float" office:value="0">
            <text:p>0</text:p>
          </table:table-cell>
          <table:table-cell office:value-type="float" office:value="2684361984">
            <text:p>2684361984</text:p>
          </table:table-cell>
          <table:table-cell office:value-type="float" office:value="1225867624">
            <text:p>1225867624</text:p>
          </table:table-cell>
          <table:table-cell table:number-columns-repeated="4" office:value-type="float" office:value="0">
            <text:p>0</text:p>
          </table:table-cell>
          <table:table-cell office:value-type="float" office:value="1225868252">
            <text:p>1225868252</text:p>
          </table:table-cell>
          <table:table-cell office:value-type="float" office:value="0">
            <text:p>0</text:p>
          </table:table-cell>
          <table:table-cell office:value-type="float" office:value="1225868252">
            <text:p>1225868252</text:p>
          </table:table-cell>
          <table:table-cell office:value-type="float" office:value="86268402">
            <text:p>86268402</text:p>
          </table:table-cell>
          <table:table-cell office:value-type="float" office:value="2760417774">
            <text:p>2760417774</text:p>
          </table:table-cell>
          <table:table-cell office:value-type="float" office:value="0">
            <text:p>0</text:p>
          </table:table-cell>
          <table:table-cell office:value-type="float" office:value="1840278516">
            <text:p>1840278516</text:p>
          </table:table-cell>
          <table:table-cell office:value-type="float" office:value="0">
            <text:p>0</text:p>
          </table:table-cell>
          <table:table-cell office:value-type="float" office:value="1840278516">
            <text:p>1840278516</text:p>
          </table:table-cell>
          <table:table-cell office:value-type="float" office:value="1225868252">
            <text:p>1225868252</text:p>
          </table:table-cell>
          <table:table-cell office:value-type="float" office:value="920139258">
            <text:p>920139258</text:p>
          </table:table-cell>
          <table:table-cell office:value-type="float" office:value="35304">
            <text:p>35304</text:p>
          </table:table-cell>
          <table:table-cell office:value-type="float" office:value="3680557032">
            <text:p>3680557032</text:p>
          </table:table-cell>
          <table:table-cell office:value-type="float" office:value="1225868252">
            <text:p>1225868252</text:p>
          </table:table-cell>
          <table:table-cell office:value-type="float" office:value="17845642089">
            <text:p>17845642089</text:p>
          </table:table-cell>
          <table:table-cell office:value-type="float" office:value="79816711425">
            <text:p>79816711425</text:p>
          </table:table-cell>
          <table:table-cell office:value-type="float" office:value="4227722167">
            <text:p>4227722167</text:p>
          </table:table-cell>
          <table:table-cell office:value-type="float" office:value="1193298339">
            <text:p>119329833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5468698724">
            <text:p>5468698724</text:p>
          </table:table-cell>
          <table:table-cell office:value-type="float" office:value="65775790">
            <text:p>65775790</text:p>
          </table:table-cell>
          <table:table-cell office:value-type="float" office:value="1359608432">
            <text:p>1359608432</text:p>
          </table:table-cell>
          <table:table-cell office:value-type="float" office:value="3000366076">
            <text:p>3000366076</text:p>
          </table:table-cell>
          <table:table-cell office:value-type="float" office:value="5654386565">
            <text:p>5654386565</text:p>
          </table:table-cell>
          <table:table-cell office:value-type="float" office:value="222">
            <text:p>222</text:p>
          </table:table-cell>
          <table:table-cell table:number-columns-repeated="2"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1079078">
            <text:p>1079078</text:p>
          </table:table-cell>
          <table:table-cell table:number-columns-repeated="10" office:value-type="float" office:value="23982130208">
            <text:p>23982130208</text:p>
          </table:table-cell>
          <table:table-cell office:value-type="float" office:value="23974740725">
            <text:p>23974740725</text:p>
          </table:table-cell>
          <table:table-cell office:value-type="float" office:value="23974741152">
            <text:p>23974741152</text:p>
          </table:table-cell>
          <table:table-cell table:number-columns-repeated="2" office:value-type="float" office:value="23982130208">
            <text:p>23982130208</text:p>
          </table:table-cell>
          <table:table-cell office:value-type="float" office:value="6388122">
            <text:p>6388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298081">
            <text:p>4298081</text:p>
          </table:table-cell>
          <table:table-cell office:value-type="float" office:value="25198">
            <text:p>25198</text:p>
          </table:table-cell>
          <table:table-cell office:value-type="float" office:value="2307363">
            <text:p>2307363</text:p>
          </table:table-cell>
          <table:table-cell office:value-type="float" office:value="571727">
            <text:p>571727</text:p>
          </table:table-cell>
          <table:table-cell table:number-columns-repeated="2" office:value-type="float" office:value="0">
            <text:p>0</text:p>
          </table:table-cell>
          <table:table-cell office:value-type="float" office:value="3221233152">
            <text:p>3221233152</text:p>
          </table:table-cell>
          <table:table-cell office:value-type="float" office:value="1358376160">
            <text:p>1358376160</text:p>
          </table:table-cell>
          <table:table-cell table:number-columns-repeated="4" office:value-type="float" office:value="0">
            <text:p>0</text:p>
          </table:table-cell>
          <table:table-cell office:value-type="float" office:value="1359608432">
            <text:p>1359608432</text:p>
          </table:table-cell>
          <table:table-cell office:value-type="float" office:value="0">
            <text:p>0</text:p>
          </table:table-cell>
          <table:table-cell office:value-type="float" office:value="1359608432">
            <text:p>1359608432</text:p>
          </table:table-cell>
          <table:table-cell office:value-type="float" office:value="88352776">
            <text:p>88352776</text:p>
          </table:table-cell>
          <table:table-cell office:value-type="float" office:value="2827287864">
            <text:p>2827287864</text:p>
          </table:table-cell>
          <table:table-cell office:value-type="float" office:value="0">
            <text:p>0</text:p>
          </table:table-cell>
          <table:table-cell office:value-type="float" office:value="1884858576">
            <text:p>1884858576</text:p>
          </table:table-cell>
          <table:table-cell office:value-type="float" office:value="0">
            <text:p>0</text:p>
          </table:table-cell>
          <table:table-cell office:value-type="float" office:value="1884858576">
            <text:p>1884858576</text:p>
          </table:table-cell>
          <table:table-cell office:value-type="float" office:value="0">
            <text:p>0</text:p>
          </table:table-cell>
          <table:table-cell office:value-type="float" office:value="942429288">
            <text:p>942429288</text:p>
          </table:table-cell>
          <table:table-cell office:value-type="float" office:value="8802">
            <text:p>8802</text:p>
          </table:table-cell>
          <table:table-cell office:value-type="float" office:value="3769717152">
            <text:p>3769717152</text:p>
          </table:table-cell>
          <table:table-cell office:value-type="float" office:value="1359608432">
            <text:p>1359608432</text:p>
          </table:table-cell>
          <table:table-cell office:value-type="float" office:value="18252502441">
            <text:p>18252502441</text:p>
          </table:table-cell>
          <table:table-cell office:value-type="float" office:value="81956542968">
            <text:p>81956542968</text:p>
          </table:table-cell>
          <table:table-cell office:value-type="float" office:value="4337219238">
            <text:p>4337219238</text:p>
          </table:table-cell>
          <table:table-cell office:value-type="float" office:value="1222656250">
            <text:p>122265625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5800149006">
            <text:p>5800149006</text:p>
          </table:table-cell>
          <table:table-cell office:value-type="float" office:value="69747626">
            <text:p>69747626</text:p>
          </table:table-cell>
          <table:table-cell office:value-type="float" office:value="1747550465">
            <text:p>1747550465</text:p>
          </table:table-cell>
          <table:table-cell office:value-type="float" office:value="3957141780">
            <text:p>3957141780</text:p>
          </table:table-cell>
          <table:table-cell office:value-type="float" office:value="6042292440">
            <text:p>6042292440</text:p>
          </table:table-cell>
          <table:table-cell office:value-type="float" office:value="222">
            <text:p>222</text:p>
          </table:table-cell>
          <table:table-cell table:number-columns-repeated="2"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float" office:value="0">
            <text:p>0</text:p>
          </table:table-cell>
          <table:table-cell office:value-type="float" office:value="1079084">
            <text:p>1079084</text:p>
          </table:table-cell>
          <table:table-cell table:number-columns-repeated="10" office:value-type="float" office:value="24807378840">
            <text:p>24807378840</text:p>
          </table:table-cell>
          <table:table-cell office:value-type="float" office:value="24804786099">
            <text:p>24804786099</text:p>
          </table:table-cell>
          <table:table-cell office:value-type="float" office:value="24804787176">
            <text:p>24804787176</text:p>
          </table:table-cell>
          <table:table-cell table:number-columns-repeated="2" office:value-type="float" office:value="24807378840">
            <text:p>24807378840</text:p>
          </table:table-cell>
          <table:table-cell office:value-type="float" office:value="6388162">
            <text:p>63881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298121">
            <text:p>4298121</text:p>
          </table:table-cell>
          <table:table-cell office:value-type="float" office:value="25238">
            <text:p>25238</text:p>
          </table:table-cell>
          <table:table-cell office:value-type="float" office:value="2307563">
            <text:p>2307563</text:p>
          </table:table-cell>
          <table:table-cell office:value-type="float" office:value="571857">
            <text:p>571857</text:p>
          </table:table-cell>
          <table:table-cell table:number-columns-repeated="2" office:value-type="float" office:value="0">
            <text:p>0</text:p>
          </table:table-cell>
          <table:table-cell office:value-type="float" office:value="3758104320">
            <text:p>3758104320</text:p>
          </table:table-cell>
          <table:table-cell office:value-type="float" office:value="1698027920">
            <text:p>1698027920</text:p>
          </table:table-cell>
          <table:table-cell table:number-columns-repeated="4" office:value-type="float" office:value="0">
            <text:p>0</text:p>
          </table:table-cell>
          <table:table-cell office:value-type="float" office:value="1747550465">
            <text:p>1747550465</text:p>
          </table:table-cell>
          <table:table-cell office:value-type="float" office:value="0">
            <text:p>0</text:p>
          </table:table-cell>
          <table:table-cell office:value-type="float" office:value="1747550465">
            <text:p>1747550465</text:p>
          </table:table-cell>
          <table:table-cell office:value-type="float" office:value="94414866">
            <text:p>94414866</text:p>
          </table:table-cell>
          <table:table-cell office:value-type="float" office:value="3021258880">
            <text:p>3021258880</text:p>
          </table:table-cell>
          <table:table-cell office:value-type="float" office:value="0">
            <text:p>0</text:p>
          </table:table-cell>
          <table:table-cell office:value-type="float" office:value="2014172587">
            <text:p>2014172587</text:p>
          </table:table-cell>
          <table:table-cell office:value-type="float" office:value="0">
            <text:p>0</text:p>
          </table:table-cell>
          <table:table-cell office:value-type="float" office:value="2014172587">
            <text:p>2014172587</text:p>
          </table:table-cell>
          <table:table-cell office:value-type="float" office:value="1700600301">
            <text:p>1700600301</text:p>
          </table:table-cell>
          <table:table-cell office:value-type="float" office:value="1007086293">
            <text:p>1007086293</text:p>
          </table:table-cell>
          <table:table-cell office:value-type="float" office:value="78848">
            <text:p>78848</text:p>
          </table:table-cell>
          <table:table-cell office:value-type="float" office:value="4028345175">
            <text:p>4028345175</text:p>
          </table:table-cell>
          <table:table-cell office:value-type="float" office:value="1747550465">
            <text:p>1747550465</text:p>
          </table:table-cell>
          <table:table-cell office:value-type="float" office:value="19409667968">
            <text:p>19409667968</text:p>
          </table:table-cell>
          <table:table-cell office:value-type="float" office:value="87030029296">
            <text:p>87030029296</text:p>
          </table:table-cell>
          <table:table-cell office:value-type="float" office:value="4752990722">
            <text:p>4752990722</text:p>
          </table:table-cell>
          <table:table-cell office:value-type="float" office:value="1295471191">
            <text:p>129547119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6074290074">
            <text:p>6074290074</text:p>
          </table:table-cell>
          <table:table-cell office:value-type="float" office:value="73065595">
            <text:p>73065595</text:p>
          </table:table-cell>
          <table:table-cell office:value-type="float" office:value="2024314714">
            <text:p>2024314714</text:p>
          </table:table-cell>
          <table:table-cell office:value-type="float" office:value="495131996">
            <text:p>495131996</text:p>
          </table:table-cell>
          <table:table-cell office:value-type="float" office:value="6319043857">
            <text:p>6319043857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953798">
            <text:p>953798</text:p>
          </table:table-cell>
          <table:table-cell table:number-columns-repeated="10" office:value-type="float" office:value="25576717018">
            <text:p>25576717018</text:p>
          </table:table-cell>
          <table:table-cell office:value-type="float" office:value="25569352318">
            <text:p>25569352318</text:p>
          </table:table-cell>
          <table:table-cell office:value-type="float" office:value="25569352704">
            <text:p>25569352704</text:p>
          </table:table-cell>
          <table:table-cell table:number-columns-repeated="2" office:value-type="float" office:value="25576717018">
            <text:p>25576717018</text:p>
          </table:table-cell>
          <table:table-cell office:value-type="float" office:value="5886851">
            <text:p>58868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796810">
            <text:p>3796810</text:p>
          </table:table-cell>
          <table:table-cell office:value-type="float" office:value="25204">
            <text:p>25204</text:p>
          </table:table-cell>
          <table:table-cell office:value-type="float" office:value="1806208">
            <text:p>1806208</text:p>
          </table:table-cell>
          <table:table-cell office:value-type="float" office:value="441773">
            <text:p>441773</text:p>
          </table:table-cell>
          <table:table-cell table:number-columns-repeated="2" office:value-type="float" office:value="0">
            <text:p>0</text:p>
          </table:table-cell>
          <table:table-cell office:value-type="float" office:value="8192">
            <text:p>8192</text:p>
          </table:table-cell>
          <table:table-cell office:value-type="float" office:value="1902145944">
            <text:p>1902145944</text:p>
          </table:table-cell>
          <table:table-cell table:number-columns-repeated="4" office:value-type="float" office:value="0">
            <text:p>0</text:p>
          </table:table-cell>
          <table:table-cell office:value-type="float" office:value="2024314714">
            <text:p>2024314714</text:p>
          </table:table-cell>
          <table:table-cell office:value-type="float" office:value="0">
            <text:p>0</text:p>
          </table:table-cell>
          <table:table-cell office:value-type="float" office:value="2024314714">
            <text:p>2024314714</text:p>
          </table:table-cell>
          <table:table-cell office:value-type="float" office:value="98738842">
            <text:p>98738842</text:p>
          </table:table-cell>
          <table:table-cell office:value-type="float" office:value="3159641005">
            <text:p>3159641005</text:p>
          </table:table-cell>
          <table:table-cell office:value-type="float" office:value="0">
            <text:p>0</text:p>
          </table:table-cell>
          <table:table-cell office:value-type="float" office:value="2106427337">
            <text:p>2106427337</text:p>
          </table:table-cell>
          <table:table-cell office:value-type="float" office:value="0">
            <text:p>0</text:p>
          </table:table-cell>
          <table:table-cell office:value-type="float" office:value="2106427336">
            <text:p>2106427336</text:p>
          </table:table-cell>
          <table:table-cell office:value-type="float" office:value="1833503638">
            <text:p>1833503638</text:p>
          </table:table-cell>
          <table:table-cell office:value-type="float" office:value="1053213668">
            <text:p>1053213668</text:p>
          </table:table-cell>
          <table:table-cell office:value-type="float" office:value="117984">
            <text:p>117984</text:p>
          </table:table-cell>
          <table:table-cell office:value-type="float" office:value="4199401028">
            <text:p>4199401028</text:p>
          </table:table-cell>
          <table:table-cell office:value-type="float" office:value="2024314714">
            <text:p>2024314714</text:p>
          </table:table-cell>
          <table:table-cell office:value-type="float" office:value="20145812988">
            <text:p>20145812988</text:p>
          </table:table-cell>
          <table:table-cell office:value-type="float" office:value="90624084472">
            <text:p>90624084472</text:p>
          </table:table-cell>
          <table:table-cell office:value-type="float" office:value="4944763183">
            <text:p>4944763183</text:p>
          </table:table-cell>
          <table:table-cell office:value-type="float" office:value="1356933593">
            <text:p>135693359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183817523">
            <text:p>183817523</text:p>
          </table:table-cell>
          <table:table-cell office:value-type="float" office:value="2211751">
            <text:p>2211751</text:p>
          </table:table-cell>
          <table:table-cell office:value-type="float" office:value="192366271">
            <text:p>192366271</text:p>
          </table:table-cell>
          <table:table-cell office:value-type="float" office:value="535013796">
            <text:p>535013796</text:p>
          </table:table-cell>
          <table:table-cell office:value-type="float" office:value="191898892">
            <text:p>19189889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9469032">
            <text:p>69469032</text:p>
          </table:table-cell>
          <table:table-cell table:number-columns-repeated="11" office:value-type="float" office:value="0">
            <text:p>0</text:p>
          </table:table-cell>
          <table:table-cell office:value-type="float" office:value="4194306">
            <text:p>4194306</text:p>
          </table:table-cell>
          <table:table-cell office:value-type="float" office:value="192114464">
            <text:p>192114464</text:p>
          </table:table-cell>
          <table:table-cell table:number-columns-repeated="4" office:value-type="float" office:value="0">
            <text:p>0</text:p>
          </table:table-cell>
          <table:table-cell office:value-type="float" office:value="192366271">
            <text:p>192366271</text:p>
          </table:table-cell>
          <table:table-cell office:value-type="float" office:value="0">
            <text:p>0</text:p>
          </table:table-cell>
          <table:table-cell office:value-type="float" office:value="192366271">
            <text:p>192366271</text:p>
          </table:table-cell>
          <table:table-cell office:value-type="float" office:value="3005735">
            <text:p>3005735</text:p>
          </table:table-cell>
          <table:table-cell office:value-type="float" office:value="96183136">
            <text:p>96183136</text:p>
          </table:table-cell>
          <table:table-cell office:value-type="float" office:value="0">
            <text:p>0</text:p>
          </table:table-cell>
          <table:table-cell office:value-type="float" office:value="64122090">
            <text:p>64122090</text:p>
          </table:table-cell>
          <table:table-cell office:value-type="float" office:value="191865195">
            <text:p>191865195</text:p>
          </table:table-cell>
          <table:table-cell office:value-type="float" office:value="64122091">
            <text:p>64122091</text:p>
          </table:table-cell>
          <table:table-cell office:value-type="float" office:value="192366271">
            <text:p>192366271</text:p>
          </table:table-cell>
          <table:table-cell office:value-type="float" office:value="32061045">
            <text:p>32061045</text:p>
          </table:table-cell>
          <table:table-cell office:value-type="float" office:value="572">
            <text:p>572</text:p>
          </table:table-cell>
          <table:table-cell office:value-type="float" office:value="128244181">
            <text:p>128244181</text:p>
          </table:table-cell>
          <table:table-cell office:value-type="float" office:value="192366271">
            <text:p>192366271</text:p>
          </table:table-cell>
          <table:table-cell office:value-type="float" office:value="571960449">
            <text:p>571960449</text:p>
          </table:table-cell>
          <table:table-cell office:value-type="float" office:value="1850097656">
            <text:p>1850097656</text:p>
          </table:table-cell>
          <table:table-cell office:value-type="float" office:value="189514160">
            <text:p>189514160</text:p>
          </table:table-cell>
          <table:table-cell office:value-type="float" office:value="42236328">
            <text:p>4223632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3751181">
            <text:p>183751181</text:p>
          </table:table-cell>
          <table:table-cell office:value-type="float" office:value="2255780">
            <text:p>2255780</text:p>
          </table:table-cell>
          <table:table-cell office:value-type="float" office:value="196294900">
            <text:p>196294900</text:p>
          </table:table-cell>
          <table:table-cell office:value-type="float" office:value="535254382">
            <text:p>535254382</text:p>
          </table:table-cell>
          <table:table-cell office:value-type="float" office:value="196022041">
            <text:p>196022041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4834">
            <text:p>294834</text:p>
          </table:table-cell>
          <table:table-cell table:number-columns-repeated="14" office:value-type="float" office:value="72505452">
            <text:p>72505452</text:p>
          </table:table-cell>
          <table:table-cell office:value-type="float" office:value="1178903">
            <text:p>1178903</text:p>
          </table:table-cell>
          <table:table-cell table:number-columns-repeated="4" office:value-type="float" office:value="0">
            <text:p>0</text:p>
          </table:table-cell>
          <table:table-cell office:value-type="float" office:value="1171735">
            <text:p>1171735</text:p>
          </table:table-cell>
          <table:table-cell office:value-type="float" office:value="7515">
            <text:p>7515</text:p>
          </table:table-cell>
          <table:table-cell office:value-type="float" office:value="1236443">
            <text:p>1236443</text:p>
          </table:table-cell>
          <table:table-cell office:value-type="float" office:value="296749">
            <text:p>296749</text:p>
          </table:table-cell>
          <table:table-cell table:number-columns-repeated="2" office:value-type="float" office:value="0">
            <text:p>0</text:p>
          </table:table-cell>
          <table:table-cell office:value-type="float" office:value="8388612">
            <text:p>8388612</text:p>
          </table:table-cell>
          <table:table-cell office:value-type="float" office:value="196187160">
            <text:p>196187160</text:p>
          </table:table-cell>
          <table:table-cell table:number-columns-repeated="4" office:value-type="float" office:value="0">
            <text:p>0</text:p>
          </table:table-cell>
          <table:table-cell office:value-type="float" office:value="196294900">
            <text:p>196294900</text:p>
          </table:table-cell>
          <table:table-cell office:value-type="float" office:value="0">
            <text:p>0</text:p>
          </table:table-cell>
          <table:table-cell office:value-type="float" office:value="196294900">
            <text:p>196294900</text:p>
          </table:table-cell>
          <table:table-cell office:value-type="float" office:value="3068630">
            <text:p>3068630</text:p>
          </table:table-cell>
          <table:table-cell office:value-type="float" office:value="98147450">
            <text:p>98147450</text:p>
          </table:table-cell>
          <table:table-cell office:value-type="float" office:value="0">
            <text:p>0</text:p>
          </table:table-cell>
          <table:table-cell office:value-type="float" office:value="65431634">
            <text:p>65431634</text:p>
          </table:table-cell>
          <table:table-cell office:value-type="float" office:value="0">
            <text:p>0</text:p>
          </table:table-cell>
          <table:table-cell office:value-type="float" office:value="65431633">
            <text:p>65431633</text:p>
          </table:table-cell>
          <table:table-cell office:value-type="float" office:value="0">
            <text:p>0</text:p>
          </table:table-cell>
          <table:table-cell office:value-type="float" office:value="32715816">
            <text:p>32715816</text:p>
          </table:table-cell>
          <table:table-cell office:value-type="float" office:value="195396992">
            <text:p>195396992</text:p>
          </table:table-cell>
          <table:table-cell office:value-type="float" office:value="130863267">
            <text:p>130863267</text:p>
          </table:table-cell>
          <table:table-cell office:value-type="float" office:value="196294900">
            <text:p>196294900</text:p>
          </table:table-cell>
          <table:table-cell office:value-type="float" office:value="594482421">
            <text:p>594482421</text:p>
          </table:table-cell>
          <table:table-cell office:value-type="float" office:value="1872314453">
            <text:p>1872314453</text:p>
          </table:table-cell>
          <table:table-cell office:value-type="float" office:value="225830078">
            <text:p>225830078</text:p>
          </table:table-cell>
          <table:table-cell office:value-type="float" office:value="42419433">
            <text:p>4241943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85717263">
            <text:p>185717263</text:p>
          </table:table-cell>
          <table:table-cell office:value-type="float" office:value="2234627">
            <text:p>2234627</text:p>
          </table:table-cell>
          <table:table-cell office:value-type="float" office:value="194436297">
            <text:p>194436297</text:p>
          </table:table-cell>
          <table:table-cell office:value-type="float" office:value="540546497">
            <text:p>540546497</text:p>
          </table:table-cell>
          <table:table-cell office:value-type="float" office:value="193961980">
            <text:p>19396198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9469032">
            <text:p>69469032</text:p>
          </table:table-cell>
          <table:table-cell table:number-columns-repeated="11" office:value-type="float" office:value="0">
            <text:p>0</text:p>
          </table:table-cell>
          <table:table-cell office:value-type="float" office:value="16777224">
            <text:p>16777224</text:p>
          </table:table-cell>
          <table:table-cell office:value-type="float" office:value="194176744">
            <text:p>194176744</text:p>
          </table:table-cell>
          <table:table-cell table:number-columns-repeated="4" office:value-type="float" office:value="0">
            <text:p>0</text:p>
          </table:table-cell>
          <table:table-cell office:value-type="float" office:value="194436297">
            <text:p>194436297</text:p>
          </table:table-cell>
          <table:table-cell office:value-type="float" office:value="0">
            <text:p>0</text:p>
          </table:table-cell>
          <table:table-cell office:value-type="float" office:value="194436297">
            <text:p>194436297</text:p>
          </table:table-cell>
          <table:table-cell office:value-type="float" office:value="3038877">
            <text:p>3038877</text:p>
          </table:table-cell>
          <table:table-cell office:value-type="float" office:value="97218149">
            <text:p>97218149</text:p>
          </table:table-cell>
          <table:table-cell office:value-type="float" office:value="0">
            <text:p>0</text:p>
          </table:table-cell>
          <table:table-cell office:value-type="float" office:value="64812099">
            <text:p>64812099</text:p>
          </table:table-cell>
          <table:table-cell office:value-type="float" office:value="0">
            <text:p>0</text:p>
          </table:table-cell>
          <table:table-cell office:value-type="float" office:value="64812099">
            <text:p>64812099</text:p>
          </table:table-cell>
          <table:table-cell office:value-type="float" office:value="194436297">
            <text:p>194436297</text:p>
          </table:table-cell>
          <table:table-cell office:value-type="float" office:value="32406049">
            <text:p>32406049</text:p>
          </table:table-cell>
          <table:table-cell office:value-type="float" office:value="193753820">
            <text:p>193753820</text:p>
          </table:table-cell>
          <table:table-cell office:value-type="float" office:value="129624198">
            <text:p>129624198</text:p>
          </table:table-cell>
          <table:table-cell office:value-type="float" office:value="194436297">
            <text:p>194436297</text:p>
          </table:table-cell>
          <table:table-cell office:value-type="float" office:value="604858398">
            <text:p>604858398</text:p>
          </table:table-cell>
          <table:table-cell office:value-type="float" office:value="1882629394">
            <text:p>1882629394</text:p>
          </table:table-cell>
          <table:table-cell office:value-type="float" office:value="193725585">
            <text:p>193725585</text:p>
          </table:table-cell>
          <table:table-cell office:value-type="float" office:value="42480468">
            <text:p>4248046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1804490">
            <text:p>191804490</text:p>
          </table:table-cell>
          <table:table-cell office:value-type="float" office:value="2307623">
            <text:p>2307623</text:p>
          </table:table-cell>
          <table:table-cell office:value-type="float" office:value="200406307">
            <text:p>200406307</text:p>
          </table:table-cell>
          <table:table-cell office:value-type="float" office:value="558217215">
            <text:p>558217215</text:p>
          </table:table-cell>
          <table:table-cell office:value-type="float" office:value="199936605">
            <text:p>19993660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9469032">
            <text:p>69469032</text:p>
          </table:table-cell>
          <table:table-cell table:number-columns-repeated="11" office:value-type="float" office:value="0">
            <text:p>0</text:p>
          </table:table-cell>
          <table:table-cell office:value-type="float" office:value="33554448">
            <text:p>33554448</text:p>
          </table:table-cell>
          <table:table-cell office:value-type="float" office:value="200153888">
            <text:p>200153888</text:p>
          </table:table-cell>
          <table:table-cell table:number-columns-repeated="4" office:value-type="float" office:value="0">
            <text:p>0</text:p>
          </table:table-cell>
          <table:table-cell office:value-type="float" office:value="200406307">
            <text:p>200406307</text:p>
          </table:table-cell>
          <table:table-cell office:value-type="float" office:value="0">
            <text:p>0</text:p>
          </table:table-cell>
          <table:table-cell office:value-type="float" office:value="200406307">
            <text:p>200406307</text:p>
          </table:table-cell>
          <table:table-cell office:value-type="float" office:value="3131953">
            <text:p>3131953</text:p>
          </table:table-cell>
          <table:table-cell office:value-type="float" office:value="100203153">
            <text:p>100203153</text:p>
          </table:table-cell>
          <table:table-cell office:value-type="float" office:value="0">
            <text:p>0</text:p>
          </table:table-cell>
          <table:table-cell office:value-type="float" office:value="66802102">
            <text:p>66802102</text:p>
          </table:table-cell>
          <table:table-cell office:value-type="float" office:value="0">
            <text:p>0</text:p>
          </table:table-cell>
          <table:table-cell office:value-type="float" office:value="66802102">
            <text:p>66802102</text:p>
          </table:table-cell>
          <table:table-cell office:value-type="float" office:value="200406307">
            <text:p>200406307</text:p>
          </table:table-cell>
          <table:table-cell office:value-type="float" office:value="33401051">
            <text:p>33401051</text:p>
          </table:table-cell>
          <table:table-cell office:value-type="float" office:value="199283887">
            <text:p>199283887</text:p>
          </table:table-cell>
          <table:table-cell office:value-type="float" office:value="133604205">
            <text:p>133604205</text:p>
          </table:table-cell>
          <table:table-cell office:value-type="float" office:value="200406307">
            <text:p>200406307</text:p>
          </table:table-cell>
          <table:table-cell office:value-type="float" office:value="638000488">
            <text:p>638000488</text:p>
          </table:table-cell>
          <table:table-cell office:value-type="float" office:value="1993103027">
            <text:p>1993103027</text:p>
          </table:table-cell>
          <table:table-cell office:value-type="float" office:value="205688476">
            <text:p>205688476</text:p>
          </table:table-cell>
          <table:table-cell office:value-type="float" office:value="44067382">
            <text:p>4406738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1777062">
            <text:p>191777062</text:p>
          </table:table-cell>
          <table:table-cell office:value-type="float" office:value="2376520">
            <text:p>2376520</text:p>
          </table:table-cell>
          <table:table-cell office:value-type="float" office:value="206495389">
            <text:p>206495389</text:p>
          </table:table-cell>
          <table:table-cell office:value-type="float" office:value="557716898">
            <text:p>557716898</text:p>
          </table:table-cell>
          <table:table-cell office:value-type="float" office:value="206202662">
            <text:p>206202662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58842">
            <text:p>558842</text:p>
          </table:table-cell>
          <table:table-cell table:number-columns-repeated="14" office:value-type="float" office:value="144439436">
            <text:p>144439436</text:p>
          </table:table-cell>
          <table:table-cell office:value-type="float" office:value="3270911">
            <text:p>32709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22276">
            <text:p>2222276</text:p>
          </table:table-cell>
          <table:table-cell office:value-type="float" office:value="16320">
            <text:p>16320</text:p>
          </table:table-cell>
          <table:table-cell office:value-type="float" office:value="1258912">
            <text:p>1258912</text:p>
          </table:table-cell>
          <table:table-cell office:value-type="float" office:value="300760">
            <text:p>300760</text:p>
          </table:table-cell>
          <table:table-cell table:number-columns-repeated="2" office:value-type="float" office:value="0">
            <text:p>0</text:p>
          </table:table-cell>
          <table:table-cell office:value-type="float" office:value="67108896">
            <text:p>67108896</text:p>
          </table:table-cell>
          <table:table-cell office:value-type="float" office:value="206394592">
            <text:p>206394592</text:p>
          </table:table-cell>
          <table:table-cell table:number-columns-repeated="4" office:value-type="float" office:value="0">
            <text:p>0</text:p>
          </table:table-cell>
          <table:table-cell office:value-type="float" office:value="206495389">
            <text:p>206495389</text:p>
          </table:table-cell>
          <table:table-cell office:value-type="float" office:value="0">
            <text:p>0</text:p>
          </table:table-cell>
          <table:table-cell office:value-type="float" office:value="206495389">
            <text:p>206495389</text:p>
          </table:table-cell>
          <table:table-cell office:value-type="float" office:value="3228276">
            <text:p>3228276</text:p>
          </table:table-cell>
          <table:table-cell office:value-type="float" office:value="103247695">
            <text:p>103247695</text:p>
          </table:table-cell>
          <table:table-cell office:value-type="float" office:value="0">
            <text:p>0</text:p>
          </table:table-cell>
          <table:table-cell office:value-type="float" office:value="68831796">
            <text:p>68831796</text:p>
          </table:table-cell>
          <table:table-cell office:value-type="float" office:value="0">
            <text:p>0</text:p>
          </table:table-cell>
          <table:table-cell office:value-type="float" office:value="68831797">
            <text:p>68831797</text:p>
          </table:table-cell>
          <table:table-cell office:value-type="float" office:value="206495389">
            <text:p>206495389</text:p>
          </table:table-cell>
          <table:table-cell office:value-type="float" office:value="34415898">
            <text:p>34415898</text:p>
          </table:table-cell>
          <table:table-cell office:value-type="float" office:value="205421874">
            <text:p>205421874</text:p>
          </table:table-cell>
          <table:table-cell office:value-type="float" office:value="137663593">
            <text:p>137663593</text:p>
          </table:table-cell>
          <table:table-cell office:value-type="float" office:value="206495389">
            <text:p>206495389</text:p>
          </table:table-cell>
          <table:table-cell office:value-type="float" office:value="666931152">
            <text:p>666931152</text:p>
          </table:table-cell>
          <table:table-cell office:value-type="float" office:value="2154052734">
            <text:p>2154052734</text:p>
          </table:table-cell>
          <table:table-cell office:value-type="float" office:value="297302246">
            <text:p>297302246</text:p>
          </table:table-cell>
          <table:table-cell office:value-type="float" office:value="44433593">
            <text:p>4443359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91410980">
            <text:p>191410980</text:p>
          </table:table-cell>
          <table:table-cell office:value-type="float" office:value="2302752">
            <text:p>2302752</text:p>
          </table:table-cell>
          <table:table-cell office:value-type="float" office:value="200348411">
            <text:p>200348411</text:p>
          </table:table-cell>
          <table:table-cell office:value-type="float" office:value="557050098">
            <text:p>557050098</text:p>
          </table:table-cell>
          <table:table-cell office:value-type="float" office:value="199891757">
            <text:p>19989175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77876128">
            <text:p>277876128</text:p>
          </table:table-cell>
          <table:table-cell table:number-columns-repeated="11" office:value-type="float" office:value="0">
            <text:p>0</text:p>
          </table:table-cell>
          <table:table-cell office:value-type="float" office:value="134217792">
            <text:p>134217792</text:p>
          </table:table-cell>
          <table:table-cell office:value-type="float" office:value="200107264">
            <text:p>200107264</text:p>
          </table:table-cell>
          <table:table-cell table:number-columns-repeated="4" office:value-type="float" office:value="0">
            <text:p>0</text:p>
          </table:table-cell>
          <table:table-cell office:value-type="float" office:value="200348411">
            <text:p>200348411</text:p>
          </table:table-cell>
          <table:table-cell office:value-type="float" office:value="0">
            <text:p>0</text:p>
          </table:table-cell>
          <table:table-cell office:value-type="float" office:value="200348411">
            <text:p>200348411</text:p>
          </table:table-cell>
          <table:table-cell office:value-type="float" office:value="3131034">
            <text:p>3131034</text:p>
          </table:table-cell>
          <table:table-cell office:value-type="float" office:value="100174205">
            <text:p>100174205</text:p>
          </table:table-cell>
          <table:table-cell office:value-type="float" office:value="0">
            <text:p>0</text:p>
          </table:table-cell>
          <table:table-cell office:value-type="float" office:value="66782804">
            <text:p>66782804</text:p>
          </table:table-cell>
          <table:table-cell office:value-type="float" office:value="0">
            <text:p>0</text:p>
          </table:table-cell>
          <table:table-cell office:value-type="float" office:value="66782804">
            <text:p>66782804</text:p>
          </table:table-cell>
          <table:table-cell office:value-type="float" office:value="200348411">
            <text:p>200348411</text:p>
          </table:table-cell>
          <table:table-cell office:value-type="float" office:value="33391402">
            <text:p>33391402</text:p>
          </table:table-cell>
          <table:table-cell office:value-type="float" office:value="199611643">
            <text:p>199611643</text:p>
          </table:table-cell>
          <table:table-cell office:value-type="float" office:value="133565608">
            <text:p>133565608</text:p>
          </table:table-cell>
          <table:table-cell office:value-type="float" office:value="200348411">
            <text:p>200348411</text:p>
          </table:table-cell>
          <table:table-cell office:value-type="float" office:value="679260253">
            <text:p>679260253</text:p>
          </table:table-cell>
          <table:table-cell office:value-type="float" office:value="2223693847">
            <text:p>2223693847</text:p>
          </table:table-cell>
          <table:table-cell office:value-type="float" office:value="192993164">
            <text:p>192993164</text:p>
          </table:table-cell>
          <table:table-cell office:value-type="float" office:value="43701171">
            <text:p>4370117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91782061">
            <text:p>191782061</text:p>
          </table:table-cell>
          <table:table-cell office:value-type="float" office:value="2379232">
            <text:p>2379232</text:p>
          </table:table-cell>
          <table:table-cell office:value-type="float" office:value="206683026">
            <text:p>206683026</text:p>
          </table:table-cell>
          <table:table-cell office:value-type="float" office:value="558638747">
            <text:p>558638747</text:p>
          </table:table-cell>
          <table:table-cell office:value-type="float" office:value="206385267">
            <text:p>206385267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58838">
            <text:p>558838</text:p>
          </table:table-cell>
          <table:table-cell table:number-columns-repeated="14" office:value-type="float" office:value="561256002">
            <text:p>561256002</text:p>
          </table:table-cell>
          <table:table-cell office:value-type="float" office:value="3270901">
            <text:p>3270901</text:p>
          </table:table-cell>
          <table:table-cell table:number-columns-repeated="4" office:value-type="float" office:value="0">
            <text:p>0</text:p>
          </table:table-cell>
          <table:table-cell office:value-type="float" office:value="2222267">
            <text:p>2222267</text:p>
          </table:table-cell>
          <table:table-cell office:value-type="float" office:value="16321">
            <text:p>16321</text:p>
          </table:table-cell>
          <table:table-cell office:value-type="float" office:value="1258917">
            <text:p>1258917</text:p>
          </table:table-cell>
          <table:table-cell office:value-type="float" office:value="300775">
            <text:p>300775</text:p>
          </table:table-cell>
          <table:table-cell table:number-columns-repeated="2" office:value-type="float" office:value="0">
            <text:p>0</text:p>
          </table:table-cell>
          <table:table-cell office:value-type="float" office:value="268435584">
            <text:p>268435584</text:p>
          </table:table-cell>
          <table:table-cell office:value-type="float" office:value="206576752">
            <text:p>206576752</text:p>
          </table:table-cell>
          <table:table-cell table:number-columns-repeated="4" office:value-type="float" office:value="0">
            <text:p>0</text:p>
          </table:table-cell>
          <table:table-cell office:value-type="float" office:value="206683026">
            <text:p>206683026</text:p>
          </table:table-cell>
          <table:table-cell office:value-type="float" office:value="0">
            <text:p>0</text:p>
          </table:table-cell>
          <table:table-cell office:value-type="float" office:value="206683026">
            <text:p>206683026</text:p>
          </table:table-cell>
          <table:table-cell office:value-type="float" office:value="3229446">
            <text:p>3229446</text:p>
          </table:table-cell>
          <table:table-cell office:value-type="float" office:value="103341513">
            <text:p>103341513</text:p>
          </table:table-cell>
          <table:table-cell office:value-type="float" office:value="0">
            <text:p>0</text:p>
          </table:table-cell>
          <table:table-cell office:value-type="float" office:value="68894342">
            <text:p>68894342</text:p>
          </table:table-cell>
          <table:table-cell office:value-type="float" office:value="0">
            <text:p>0</text:p>
          </table:table-cell>
          <table:table-cell office:value-type="float" office:value="68894342">
            <text:p>68894342</text:p>
          </table:table-cell>
          <table:table-cell office:value-type="float" office:value="0">
            <text:p>0</text:p>
          </table:table-cell>
          <table:table-cell office:value-type="float" office:value="34447171">
            <text:p>34447171</text:p>
          </table:table-cell>
          <table:table-cell office:value-type="float" office:value="76481">
            <text:p>76481</text:p>
          </table:table-cell>
          <table:table-cell office:value-type="float" office:value="137788684">
            <text:p>137788684</text:p>
          </table:table-cell>
          <table:table-cell office:value-type="float" office:value="206683026">
            <text:p>206683026</text:p>
          </table:table-cell>
          <table:table-cell office:value-type="float" office:value="728515625">
            <text:p>728515625</text:p>
          </table:table-cell>
          <table:table-cell office:value-type="float" office:value="2573059082">
            <text:p>2573059082</text:p>
          </table:table-cell>
          <table:table-cell office:value-type="float" office:value="244812011">
            <text:p>244812011</text:p>
          </table:table-cell>
          <table:table-cell office:value-type="float" office:value="45349121">
            <text:p>4534912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03685777">
            <text:p>203685777</text:p>
          </table:table-cell>
          <table:table-cell office:value-type="float" office:value="2450141">
            <text:p>2450141</text:p>
          </table:table-cell>
          <table:table-cell office:value-type="float" office:value="213250559">
            <text:p>213250559</text:p>
          </table:table-cell>
          <table:table-cell office:value-type="float" office:value="592704182">
            <text:p>592704182</text:p>
          </table:table-cell>
          <table:table-cell office:value-type="float" office:value="212786071">
            <text:p>212786071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11504512">
            <text:p>1111504512</text:p>
          </table:table-cell>
          <table:table-cell table:number-columns-repeated="11" office:value-type="float" office:value="0">
            <text:p>0</text:p>
          </table:table-cell>
          <table:table-cell office:value-type="float" office:value="536871168">
            <text:p>536871168</text:p>
          </table:table-cell>
          <table:table-cell office:value-type="float" office:value="213003432">
            <text:p>213003432</text:p>
          </table:table-cell>
          <table:table-cell table:number-columns-repeated="4" office:value-type="float" office:value="0">
            <text:p>0</text:p>
          </table:table-cell>
          <table:table-cell office:value-type="float" office:value="213250559">
            <text:p>213250559</text:p>
          </table:table-cell>
          <table:table-cell office:value-type="float" office:value="0">
            <text:p>0</text:p>
          </table:table-cell>
          <table:table-cell office:value-type="float" office:value="213250559">
            <text:p>213250559</text:p>
          </table:table-cell>
          <table:table-cell office:value-type="float" office:value="3332052">
            <text:p>3332052</text:p>
          </table:table-cell>
          <table:table-cell office:value-type="float" office:value="106625279">
            <text:p>106625279</text:p>
          </table:table-cell>
          <table:table-cell office:value-type="float" office:value="0">
            <text:p>0</text:p>
          </table:table-cell>
          <table:table-cell office:value-type="float" office:value="71083520">
            <text:p>71083520</text:p>
          </table:table-cell>
          <table:table-cell office:value-type="float" office:value="0">
            <text:p>0</text:p>
          </table:table-cell>
          <table:table-cell office:value-type="float" office:value="71083520">
            <text:p>71083520</text:p>
          </table:table-cell>
          <table:table-cell office:value-type="float" office:value="0">
            <text:p>0</text:p>
          </table:table-cell>
          <table:table-cell office:value-type="float" office:value="35541760">
            <text:p>35541760</text:p>
          </table:table-cell>
          <table:table-cell office:value-type="float" office:value="595">
            <text:p>595</text:p>
          </table:table-cell>
          <table:table-cell office:value-type="float" office:value="142167040">
            <text:p>142167040</text:p>
          </table:table-cell>
          <table:table-cell office:value-type="float" office:value="213250559">
            <text:p>213250559</text:p>
          </table:table-cell>
          <table:table-cell office:value-type="float" office:value="855285644">
            <text:p>855285644</text:p>
          </table:table-cell>
          <table:table-cell office:value-type="float" office:value="3115661621">
            <text:p>3115661621</text:p>
          </table:table-cell>
          <table:table-cell office:value-type="float" office:value="204589843">
            <text:p>204589843</text:p>
          </table:table-cell>
          <table:table-cell office:value-type="float" office:value="46936035">
            <text:p>4693603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368122449">
            <text:p>368122449</text:p>
          </table:table-cell>
          <table:table-cell office:value-type="float" office:value="4424476">
            <text:p>4424476</text:p>
          </table:table-cell>
          <table:table-cell office:value-type="float" office:value="384968743">
            <text:p>384968743</text:p>
          </table:table-cell>
          <table:table-cell office:value-type="float" office:value="1070386651">
            <text:p>1070386651</text:p>
          </table:table-cell>
          <table:table-cell office:value-type="float" office:value="384409093">
            <text:p>384409093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67204760">
            <text:p>1667204760</text:p>
          </table:table-cell>
          <table:table-cell table:number-columns-repeated="11" office:value-type="float" office:value="0">
            <text:p>0</text:p>
          </table:table-cell>
          <table:table-cell office:value-type="float" office:value="1073742336">
            <text:p>1073742336</text:p>
          </table:table-cell>
          <table:table-cell office:value-type="float" office:value="384641680">
            <text:p>384641680</text:p>
          </table:table-cell>
          <table:table-cell table:number-columns-repeated="4" office:value-type="float" office:value="0">
            <text:p>0</text:p>
          </table:table-cell>
          <table:table-cell office:value-type="float" office:value="384968743">
            <text:p>384968743</text:p>
          </table:table-cell>
          <table:table-cell office:value-type="float" office:value="0">
            <text:p>0</text:p>
          </table:table-cell>
          <table:table-cell office:value-type="float" office:value="384968743">
            <text:p>384968743</text:p>
          </table:table-cell>
          <table:table-cell office:value-type="float" office:value="6015160">
            <text:p>6015160</text:p>
          </table:table-cell>
          <table:table-cell office:value-type="float" office:value="192484371">
            <text:p>192484371</text:p>
          </table:table-cell>
          <table:table-cell office:value-type="float" office:value="0">
            <text:p>0</text:p>
          </table:table-cell>
          <table:table-cell office:value-type="float" office:value="128322915">
            <text:p>128322915</text:p>
          </table:table-cell>
          <table:table-cell office:value-type="float" office:value="0">
            <text:p>0</text:p>
          </table:table-cell>
          <table:table-cell office:value-type="float" office:value="128322914">
            <text:p>128322914</text:p>
          </table:table-cell>
          <table:table-cell office:value-type="float" office:value="0">
            <text:p>0</text:p>
          </table:table-cell>
          <table:table-cell office:value-type="float" office:value="64161457">
            <text:p>64161457</text:p>
          </table:table-cell>
          <table:table-cell office:value-type="float" office:value="851">
            <text:p>851</text:p>
          </table:table-cell>
          <table:table-cell office:value-type="float" office:value="256645829">
            <text:p>256645829</text:p>
          </table:table-cell>
          <table:table-cell office:value-type="float" office:value="384968743">
            <text:p>384968743</text:p>
          </table:table-cell>
          <table:table-cell office:value-type="float" office:value="1607604980">
            <text:p>1607604980</text:p>
          </table:table-cell>
          <table:table-cell office:value-type="float" office:value="5886413574">
            <text:p>5886413574</text:p>
          </table:table-cell>
          <table:table-cell office:value-type="float" office:value="371398925">
            <text:p>371398925</text:p>
          </table:table-cell>
          <table:table-cell office:value-type="float" office:value="84167480">
            <text:p>8416748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749679842">
            <text:p>749679842</text:p>
          </table:table-cell>
          <table:table-cell office:value-type="float" office:value="9073030">
            <text:p>9073030</text:p>
          </table:table-cell>
          <table:table-cell office:value-type="float" office:value="790155997">
            <text:p>790155997</text:p>
          </table:table-cell>
          <table:table-cell office:value-type="float" office:value="2179079163">
            <text:p>2179079163</text:p>
          </table:table-cell>
          <table:table-cell office:value-type="float" office:value="789858604">
            <text:p>789858604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558842">
            <text:p>558842</text:p>
          </table:table-cell>
          <table:table-cell table:number-columns-repeated="14" office:value-type="float" office:value="2228671004">
            <text:p>2228671004</text:p>
          </table:table-cell>
          <table:table-cell office:value-type="float" office:value="3270911">
            <text:p>32709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22276">
            <text:p>2222276</text:p>
          </table:table-cell>
          <table:table-cell office:value-type="float" office:value="16320">
            <text:p>16320</text:p>
          </table:table-cell>
          <table:table-cell office:value-type="float" office:value="1258912">
            <text:p>1258912</text:p>
          </table:table-cell>
          <table:table-cell office:value-type="float" office:value="300624">
            <text:p>300624</text:p>
          </table:table-cell>
          <table:table-cell table:number-columns-repeated="2" office:value-type="float" office:value="0">
            <text:p>0</text:p>
          </table:table-cell>
          <table:table-cell office:value-type="float" office:value="2147484672">
            <text:p>2147484672</text:p>
          </table:table-cell>
          <table:table-cell office:value-type="float" office:value="790854736">
            <text:p>790854736</text:p>
          </table:table-cell>
          <table:table-cell table:number-columns-repeated="4" office:value-type="float" office:value="0">
            <text:p>0</text:p>
          </table:table-cell>
          <table:table-cell office:value-type="float" office:value="790155997">
            <text:p>790155997</text:p>
          </table:table-cell>
          <table:table-cell office:value-type="float" office:value="0">
            <text:p>0</text:p>
          </table:table-cell>
          <table:table-cell office:value-type="float" office:value="790155997">
            <text:p>790155997</text:p>
          </table:table-cell>
          <table:table-cell office:value-type="float" office:value="12346228">
            <text:p>12346228</text:p>
          </table:table-cell>
          <table:table-cell office:value-type="float" office:value="395077998">
            <text:p>395077998</text:p>
          </table:table-cell>
          <table:table-cell office:value-type="float" office:value="0">
            <text:p>0</text:p>
          </table:table-cell>
          <table:table-cell office:value-type="float" office:value="263385332">
            <text:p>263385332</text:p>
          </table:table-cell>
          <table:table-cell office:value-type="float" office:value="0">
            <text:p>0</text:p>
          </table:table-cell>
          <table:table-cell office:value-type="float" office:value="263385332">
            <text:p>263385332</text:p>
          </table:table-cell>
          <table:table-cell office:value-type="float" office:value="0">
            <text:p>0</text:p>
          </table:table-cell>
          <table:table-cell office:value-type="float" office:value="131692666">
            <text:p>131692666</text:p>
          </table:table-cell>
          <table:table-cell office:value-type="float" office:value="62792">
            <text:p>62792</text:p>
          </table:table-cell>
          <table:table-cell office:value-type="float" office:value="526770665">
            <text:p>526770665</text:p>
          </table:table-cell>
          <table:table-cell office:value-type="float" office:value="790155997">
            <text:p>790155997</text:p>
          </table:table-cell>
          <table:table-cell office:value-type="float" office:value="3369506835">
            <text:p>3369506835</text:p>
          </table:table-cell>
          <table:table-cell office:value-type="float" office:value="12139953613">
            <text:p>12139953613</text:p>
          </table:table-cell>
          <table:table-cell office:value-type="float" office:value="895690917">
            <text:p>895690917</text:p>
          </table:table-cell>
          <table:table-cell office:value-type="float" office:value="170104980">
            <text:p>17010498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067234300">
            <text:p>1067234300</text:p>
          </table:table-cell>
          <table:table-cell office:value-type="float" office:value="12942109">
            <text:p>12942109</text:p>
          </table:table-cell>
          <table:table-cell office:value-type="float" office:value="1126884951">
            <text:p>1126884951</text:p>
          </table:table-cell>
          <table:table-cell office:value-type="float" office:value="3100105287">
            <text:p>3100105287</text:p>
          </table:table-cell>
          <table:table-cell office:value-type="float" office:value="1126529009">
            <text:p>1126529009</text:p>
          </table:table-cell>
          <table:table-cell office:value-type="float" office:value="280">
            <text:p>280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87898">
            <text:p>987898</text:p>
          </table:table-cell>
          <table:table-cell table:number-columns-repeated="14" office:value-type="float" office:value="3346954274">
            <text:p>3346954274</text:p>
          </table:table-cell>
          <table:table-cell office:value-type="float" office:value="6022692">
            <text:p>60226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423">
            <text:p>3925423</text:p>
          </table:table-cell>
          <table:table-cell office:value-type="float" office:value="32641">
            <text:p>32641</text:p>
          </table:table-cell>
          <table:table-cell office:value-type="float" office:value="1998709">
            <text:p>1998709</text:p>
          </table:table-cell>
          <table:table-cell office:value-type="float" office:value="467783">
            <text:p>467783</text:p>
          </table:table-cell>
          <table:table-cell table:number-columns-repeated="2" office:value-type="float" office:value="0">
            <text:p>0</text:p>
          </table:table-cell>
          <table:table-cell office:value-type="float" office:value="3221227008">
            <text:p>3221227008</text:p>
          </table:table-cell>
          <table:table-cell office:value-type="float" office:value="1126779776">
            <text:p>1126779776</text:p>
          </table:table-cell>
          <table:table-cell table:number-columns-repeated="4" office:value-type="float" office:value="0">
            <text:p>0</text:p>
          </table:table-cell>
          <table:table-cell office:value-type="float" office:value="1126884951">
            <text:p>1126884951</text:p>
          </table:table-cell>
          <table:table-cell office:value-type="float" office:value="0">
            <text:p>0</text:p>
          </table:table-cell>
          <table:table-cell office:value-type="float" office:value="1126884951">
            <text:p>1126884951</text:p>
          </table:table-cell>
          <table:table-cell office:value-type="float" office:value="17610004">
            <text:p>17610004</text:p>
          </table:table-cell>
          <table:table-cell office:value-type="float" office:value="563442475">
            <text:p>563442475</text:p>
          </table:table-cell>
          <table:table-cell office:value-type="float" office:value="0">
            <text:p>0</text:p>
          </table:table-cell>
          <table:table-cell office:value-type="float" office:value="375628317">
            <text:p>375628317</text:p>
          </table:table-cell>
          <table:table-cell office:value-type="float" office:value="0">
            <text:p>0</text:p>
          </table:table-cell>
          <table:table-cell office:value-type="float" office:value="375628317">
            <text:p>375628317</text:p>
          </table:table-cell>
          <table:table-cell office:value-type="float" office:value="1126884951">
            <text:p>1126884951</text:p>
          </table:table-cell>
          <table:table-cell office:value-type="float" office:value="187814159">
            <text:p>187814159</text:p>
          </table:table-cell>
          <table:table-cell office:value-type="float" office:value="1123671998">
            <text:p>1123671998</text:p>
          </table:table-cell>
          <table:table-cell office:value-type="float" office:value="751256634">
            <text:p>751256634</text:p>
          </table:table-cell>
          <table:table-cell office:value-type="float" office:value="1126884951">
            <text:p>1126884951</text:p>
          </table:table-cell>
          <table:table-cell office:value-type="float" office:value="4794799804">
            <text:p>4794799804</text:p>
          </table:table-cell>
          <table:table-cell office:value-type="float" office:value="17686889648">
            <text:p>17686889648</text:p>
          </table:table-cell>
          <table:table-cell office:value-type="float" office:value="1208068847">
            <text:p>1208068847</text:p>
          </table:table-cell>
          <table:table-cell office:value-type="float" office:value="243347167">
            <text:p>24334716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432978391">
            <text:p>1432978391</text:p>
          </table:table-cell>
          <table:table-cell office:value-type="float" office:value="17296086">
            <text:p>17296086</text:p>
          </table:table-cell>
          <table:table-cell office:value-type="float" office:value="1505993233">
            <text:p>1505993233</text:p>
          </table:table-cell>
          <table:table-cell office:value-type="float" office:value="4163408882">
            <text:p>4163408882</text:p>
          </table:table-cell>
          <table:table-cell office:value-type="float" office:value="1505667788">
            <text:p>1505667788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822846">
            <text:p>822846</text:p>
          </table:table-cell>
          <table:table-cell table:number-columns-repeated="14" office:value-type="float" office:value="4452103546">
            <text:p>4452103546</text:p>
          </table:table-cell>
          <table:table-cell office:value-type="float" office:value="5362909">
            <text:p>53629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808">
            <text:p>3272808</text:p>
          </table:table-cell>
          <table:table-cell office:value-type="float" office:value="25126">
            <text:p>25126</text:p>
          </table:table-cell>
          <table:table-cell office:value-type="float" office:value="1281386">
            <text:p>1281386</text:p>
          </table:table-cell>
          <table:table-cell office:value-type="float" office:value="304716">
            <text:p>304716</text:p>
          </table:table-cell>
          <table:table-cell table:number-columns-repeated="2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5" office:value-type="float" office:value="0">
            <text:p>0</text:p>
          </table:table-cell>
          <table:table-cell office:value-type="float" office:value="1505993233">
            <text:p>1505993233</text:p>
          </table:table-cell>
          <table:table-cell office:value-type="float" office:value="0">
            <text:p>0</text:p>
          </table:table-cell>
          <table:table-cell office:value-type="float" office:value="1505993233">
            <text:p>1505993233</text:p>
          </table:table-cell>
          <table:table-cell office:value-type="float" office:value="23531227">
            <text:p>23531227</text:p>
          </table:table-cell>
          <table:table-cell office:value-type="float" office:value="752996617">
            <text:p>752996617</text:p>
          </table:table-cell>
          <table:table-cell office:value-type="float" office:value="0">
            <text:p>0</text:p>
          </table:table-cell>
          <table:table-cell office:value-type="float" office:value="501997744">
            <text:p>501997744</text:p>
          </table:table-cell>
          <table:table-cell office:value-type="float" office:value="0">
            <text:p>0</text:p>
          </table:table-cell>
          <table:table-cell office:value-type="float" office:value="501997744">
            <text:p>501997744</text:p>
          </table:table-cell>
          <table:table-cell office:value-type="float" office:value="0">
            <text:p>0</text:p>
          </table:table-cell>
          <table:table-cell office:value-type="float" office:value="250998872">
            <text:p>250998872</text:p>
          </table:table-cell>
          <table:table-cell office:value-type="float" office:value="135854">
            <text:p>135854</text:p>
          </table:table-cell>
          <table:table-cell office:value-type="float" office:value="1003995488">
            <text:p>1003995488</text:p>
          </table:table-cell>
          <table:table-cell office:value-type="float" office:value="1505993233">
            <text:p>1505993233</text:p>
          </table:table-cell>
          <table:table-cell office:value-type="float" office:value="6524841308">
            <text:p>6524841308</text:p>
          </table:table-cell>
          <table:table-cell office:value-type="float" office:value="23789916992">
            <text:p>23789916992</text:p>
          </table:table-cell>
          <table:table-cell office:value-type="float" office:value="1536071777">
            <text:p>1536071777</text:p>
          </table:table-cell>
          <table:table-cell office:value-type="float" office:value="325256347">
            <text:p>32525634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1799973677">
            <text:p>1799973677</text:p>
          </table:table-cell>
          <table:table-cell office:value-type="float" office:value="21700584">
            <text:p>21700584</text:p>
          </table:table-cell>
          <table:table-cell office:value-type="float" office:value="1889877096">
            <text:p>1889877096</text:p>
          </table:table-cell>
          <table:table-cell office:value-type="float" office:value="933683383">
            <text:p>933683383</text:p>
          </table:table-cell>
          <table:table-cell office:value-type="float" office:value="1889558188">
            <text:p>1889558188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822846">
            <text:p>822846</text:p>
          </table:table-cell>
          <table:table-cell table:number-columns-repeated="14" office:value-type="float" office:value="5562921000">
            <text:p>5562921000</text:p>
          </table:table-cell>
          <table:table-cell office:value-type="float" office:value="5362909">
            <text:p>53629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808">
            <text:p>3272808</text:p>
          </table:table-cell>
          <table:table-cell office:value-type="float" office:value="25126">
            <text:p>25126</text:p>
          </table:table-cell>
          <table:table-cell office:value-type="float" office:value="1281386">
            <text:p>1281386</text:p>
          </table:table-cell>
          <table:table-cell office:value-type="float" office:value="304909">
            <text:p>304909</text:p>
          </table:table-cell>
          <table:table-cell table:number-columns-repeated="2" office:value-type="float" office:value="0">
            <text:p>0</text:p>
          </table:table-cell>
          <table:table-cell office:value-type="float" office:value="1073744384">
            <text:p>1073744384</text:p>
          </table:table-cell>
          <table:table-cell office:value-type="float" office:value="1889779976">
            <text:p>1889779976</text:p>
          </table:table-cell>
          <table:table-cell table:number-columns-repeated="4" office:value-type="float" office:value="0">
            <text:p>0</text:p>
          </table:table-cell>
          <table:table-cell office:value-type="float" office:value="1889877096">
            <text:p>1889877096</text:p>
          </table:table-cell>
          <table:table-cell office:value-type="float" office:value="0">
            <text:p>0</text:p>
          </table:table-cell>
          <table:table-cell office:value-type="float" office:value="1889877096">
            <text:p>1889877096</text:p>
          </table:table-cell>
          <table:table-cell office:value-type="float" office:value="29529427">
            <text:p>29529427</text:p>
          </table:table-cell>
          <table:table-cell office:value-type="float" office:value="944938548">
            <text:p>944938548</text:p>
          </table:table-cell>
          <table:table-cell office:value-type="float" office:value="0">
            <text:p>0</text:p>
          </table:table-cell>
          <table:table-cell office:value-type="float" office:value="629959032">
            <text:p>629959032</text:p>
          </table:table-cell>
          <table:table-cell office:value-type="float" office:value="0">
            <text:p>0</text:p>
          </table:table-cell>
          <table:table-cell office:value-type="float" office:value="629959032">
            <text:p>629959032</text:p>
          </table:table-cell>
          <table:table-cell office:value-type="float" office:value="0">
            <text:p>0</text:p>
          </table:table-cell>
          <table:table-cell office:value-type="float" office:value="314979516">
            <text:p>314979516</text:p>
          </table:table-cell>
          <table:table-cell office:value-type="float" office:value="188926">
            <text:p>188926</text:p>
          </table:table-cell>
          <table:table-cell office:value-type="float" office:value="1259918064">
            <text:p>1259918064</text:p>
          </table:table-cell>
          <table:table-cell office:value-type="float" office:value="1889877096">
            <text:p>1889877096</text:p>
          </table:table-cell>
          <table:table-cell office:value-type="float" office:value="8051879882">
            <text:p>8051879882</text:p>
          </table:table-cell>
          <table:table-cell office:value-type="float" office:value="30019958496">
            <text:p>30019958496</text:p>
          </table:table-cell>
          <table:table-cell office:value-type="float" office:value="1933837890">
            <text:p>1933837890</text:p>
          </table:table-cell>
          <table:table-cell office:value-type="float" office:value="407531738">
            <text:p>40753173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2197189366">
            <text:p>2197189366</text:p>
          </table:table-cell>
          <table:table-cell office:value-type="float" office:value="26467029">
            <text:p>26467029</text:p>
          </table:table-cell>
          <table:table-cell office:value-type="float" office:value="2305232767">
            <text:p>2305232767</text:p>
          </table:table-cell>
          <table:table-cell office:value-type="float" office:value="2087757230">
            <text:p>2087757230</text:p>
          </table:table-cell>
          <table:table-cell office:value-type="float" office:value="2304919454">
            <text:p>2304919454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822846">
            <text:p>822846</text:p>
          </table:table-cell>
          <table:table-cell table:number-columns-repeated="14" office:value-type="float" office:value="6708923486">
            <text:p>6708923486</text:p>
          </table:table-cell>
          <table:table-cell office:value-type="float" office:value="5362909">
            <text:p>53629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808">
            <text:p>3272808</text:p>
          </table:table-cell>
          <table:table-cell office:value-type="float" office:value="25126">
            <text:p>25126</text:p>
          </table:table-cell>
          <table:table-cell office:value-type="float" office:value="1281386">
            <text:p>1281386</text:p>
          </table:table-cell>
          <table:table-cell office:value-type="float" office:value="304916">
            <text:p>304916</text:p>
          </table:table-cell>
          <table:table-cell table:number-columns-repeated="2" office:value-type="float" office:value="0">
            <text:p>0</text:p>
          </table:table-cell>
          <table:table-cell office:value-type="float" office:value="2147486720">
            <text:p>2147486720</text:p>
          </table:table-cell>
          <table:table-cell office:value-type="float" office:value="2305144664">
            <text:p>2305144664</text:p>
          </table:table-cell>
          <table:table-cell table:number-columns-repeated="4" office:value-type="float" office:value="0">
            <text:p>0</text:p>
          </table:table-cell>
          <table:table-cell office:value-type="float" office:value="2305232767">
            <text:p>2305232767</text:p>
          </table:table-cell>
          <table:table-cell office:value-type="float" office:value="0">
            <text:p>0</text:p>
          </table:table-cell>
          <table:table-cell office:value-type="float" office:value="2305232767">
            <text:p>2305232767</text:p>
          </table:table-cell>
          <table:table-cell office:value-type="float" office:value="36019377">
            <text:p>36019377</text:p>
          </table:table-cell>
          <table:table-cell office:value-type="float" office:value="1152616384">
            <text:p>1152616384</text:p>
          </table:table-cell>
          <table:table-cell office:value-type="float" office:value="0">
            <text:p>0</text:p>
          </table:table-cell>
          <table:table-cell office:value-type="float" office:value="768410922">
            <text:p>768410922</text:p>
          </table:table-cell>
          <table:table-cell office:value-type="float" office:value="0">
            <text:p>0</text:p>
          </table:table-cell>
          <table:table-cell office:value-type="float" office:value="768410922">
            <text:p>768410922</text:p>
          </table:table-cell>
          <table:table-cell office:value-type="float" office:value="0">
            <text:p>0</text:p>
          </table:table-cell>
          <table:table-cell office:value-type="float" office:value="384205461">
            <text:p>384205461</text:p>
          </table:table-cell>
          <table:table-cell office:value-type="float" office:value="166505">
            <text:p>166505</text:p>
          </table:table-cell>
          <table:table-cell office:value-type="float" office:value="1536821844">
            <text:p>1536821844</text:p>
          </table:table-cell>
          <table:table-cell office:value-type="float" office:value="2305232767">
            <text:p>2305232767</text:p>
          </table:table-cell>
          <table:table-cell office:value-type="float" office:value="9866088867">
            <text:p>9866088867</text:p>
          </table:table-cell>
          <table:table-cell office:value-type="float" office:value="35986450195">
            <text:p>35986450195</text:p>
          </table:table-cell>
          <table:table-cell office:value-type="float" office:value="2220031738">
            <text:p>2220031738</text:p>
          </table:table-cell>
          <table:table-cell office:value-type="float" office:value="497314453">
            <text:p>49731445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2883827609">
            <text:p>2883827609</text:p>
          </table:table-cell>
          <table:table-cell office:value-type="float" office:value="34707072">
            <text:p>34707072</text:p>
          </table:table-cell>
          <table:table-cell office:value-type="float" office:value="3020776053">
            <text:p>3020776053</text:p>
          </table:table-cell>
          <table:table-cell office:value-type="float" office:value="4081677854">
            <text:p>4081677854</text:p>
          </table:table-cell>
          <table:table-cell office:value-type="float" office:value="3020448410">
            <text:p>3020448410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822846">
            <text:p>822846</text:p>
          </table:table-cell>
          <table:table-cell table:number-columns-repeated="14" office:value-type="float" office:value="7799319798">
            <text:p>7799319798</text:p>
          </table:table-cell>
          <table:table-cell office:value-type="float" office:value="5362909">
            <text:p>53629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808">
            <text:p>3272808</text:p>
          </table:table-cell>
          <table:table-cell office:value-type="float" office:value="25126">
            <text:p>25126</text:p>
          </table:table-cell>
          <table:table-cell office:value-type="float" office:value="1281386">
            <text:p>1281386</text:p>
          </table:table-cell>
          <table:table-cell office:value-type="float" office:value="304772">
            <text:p>304772</text:p>
          </table:table-cell>
          <table:table-cell table:number-columns-repeated="2" office:value-type="float" office:value="0">
            <text:p>0</text:p>
          </table:table-cell>
          <table:table-cell office:value-type="float" office:value="3221229056">
            <text:p>3221229056</text:p>
          </table:table-cell>
          <table:table-cell table:number-columns-repeated="5" office:value-type="float" office:value="0">
            <text:p>0</text:p>
          </table:table-cell>
          <table:table-cell office:value-type="float" office:value="3020776053">
            <text:p>3020776053</text:p>
          </table:table-cell>
          <table:table-cell office:value-type="float" office:value="0">
            <text:p>0</text:p>
          </table:table-cell>
          <table:table-cell office:value-type="float" office:value="3020776053">
            <text:p>3020776053</text:p>
          </table:table-cell>
          <table:table-cell office:value-type="float" office:value="47202293">
            <text:p>47202293</text:p>
          </table:table-cell>
          <table:table-cell office:value-type="float" office:value="1510388027">
            <text:p>1510388027</text:p>
          </table:table-cell>
          <table:table-cell office:value-type="float" office:value="0">
            <text:p>0</text:p>
          </table:table-cell>
          <table:table-cell office:value-type="float" office:value="1006925351">
            <text:p>1006925351</text:p>
          </table:table-cell>
          <table:table-cell office:value-type="float" office:value="0">
            <text:p>0</text:p>
          </table:table-cell>
          <table:table-cell office:value-type="float" office:value="1006925351">
            <text:p>1006925351</text:p>
          </table:table-cell>
          <table:table-cell office:value-type="float" office:value="3020776053">
            <text:p>3020776053</text:p>
          </table:table-cell>
          <table:table-cell office:value-type="float" office:value="503462676">
            <text:p>503462676</text:p>
          </table:table-cell>
          <table:table-cell office:value-type="float" office:value="3010733173">
            <text:p>3010733173</text:p>
          </table:table-cell>
          <table:table-cell office:value-type="float" office:value="2013850701">
            <text:p>2013850701</text:p>
          </table:table-cell>
          <table:table-cell office:value-type="float" office:value="3020776053">
            <text:p>3020776053</text:p>
          </table:table-cell>
          <table:table-cell office:value-type="float" office:value="12512695312">
            <text:p>12512695312</text:p>
          </table:table-cell>
          <table:table-cell office:value-type="float" office:value="45790893554">
            <text:p>45790893554</text:p>
          </table:table-cell>
          <table:table-cell office:value-type="float" office:value="2893493652">
            <text:p>2893493652</text:p>
          </table:table-cell>
          <table:table-cell office:value-type="float" office:value="653564453">
            <text:p>65356445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3240166428">
            <text:p>3240166428</text:p>
          </table:table-cell>
          <table:table-cell office:value-type="float" office:value="39013567">
            <text:p>39013567</text:p>
          </table:table-cell>
          <table:table-cell office:value-type="float" office:value="3398666074">
            <text:p>3398666074</text:p>
          </table:table-cell>
          <table:table-cell office:value-type="float" office:value="821456437">
            <text:p>821456437</text:p>
          </table:table-cell>
          <table:table-cell office:value-type="float" office:value="3398347785">
            <text:p>3398347785</text:p>
          </table:table-cell>
          <table:table-cell office:value-type="float" office:value="280">
            <text:p>280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987898">
            <text:p>987898</text:p>
          </table:table-cell>
          <table:table-cell table:number-columns-repeated="14" office:value-type="float" office:value="8951307360">
            <text:p>8951307360</text:p>
          </table:table-cell>
          <table:table-cell office:value-type="float" office:value="6022692">
            <text:p>60226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423">
            <text:p>3925423</text:p>
          </table:table-cell>
          <table:table-cell office:value-type="float" office:value="32641">
            <text:p>32641</text:p>
          </table:table-cell>
          <table:table-cell office:value-type="float" office:value="1998709">
            <text:p>1998709</text:p>
          </table:table-cell>
          <table:table-cell office:value-type="float" office:value="468135">
            <text:p>468135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table:number-columns-repeated="5" office:value-type="float" office:value="0">
            <text:p>0</text:p>
          </table:table-cell>
          <table:table-cell office:value-type="float" office:value="3398666074">
            <text:p>3398666074</text:p>
          </table:table-cell>
          <table:table-cell office:value-type="float" office:value="0">
            <text:p>0</text:p>
          </table:table-cell>
          <table:table-cell office:value-type="float" office:value="3398666074">
            <text:p>3398666074</text:p>
          </table:table-cell>
          <table:table-cell office:value-type="float" office:value="53106557">
            <text:p>53106557</text:p>
          </table:table-cell>
          <table:table-cell office:value-type="float" office:value="1699333037">
            <text:p>1699333037</text:p>
          </table:table-cell>
          <table:table-cell office:value-type="float" office:value="0">
            <text:p>0</text:p>
          </table:table-cell>
          <table:table-cell office:value-type="float" office:value="1132888692">
            <text:p>1132888692</text:p>
          </table:table-cell>
          <table:table-cell office:value-type="float" office:value="0">
            <text:p>0</text:p>
          </table:table-cell>
          <table:table-cell office:value-type="float" office:value="1132888691">
            <text:p>1132888691</text:p>
          </table:table-cell>
          <table:table-cell office:value-type="float" office:value="3398666074">
            <text:p>3398666074</text:p>
          </table:table-cell>
          <table:table-cell office:value-type="float" office:value="566444346">
            <text:p>566444346</text:p>
          </table:table-cell>
          <table:table-cell office:value-type="float" office:value="3390788566">
            <text:p>3390788566</text:p>
          </table:table-cell>
          <table:table-cell office:value-type="float" office:value="2265777382">
            <text:p>2265777382</text:p>
          </table:table-cell>
          <table:table-cell office:value-type="float" office:value="3398666074">
            <text:p>3398666074</text:p>
          </table:table-cell>
          <table:table-cell office:value-type="float" office:value="14262329101">
            <text:p>14262329101</text:p>
          </table:table-cell>
          <table:table-cell office:value-type="float" office:value="51539733886">
            <text:p>51539733886</text:p>
          </table:table-cell>
          <table:table-cell office:value-type="float" office:value="3328002929">
            <text:p>3328002929</text:p>
          </table:table-cell>
          <table:table-cell office:value-type="float" office:value="732727050">
            <text:p>73272705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3558483381">
            <text:p>3558483381</text:p>
          </table:table-cell>
          <table:table-cell office:value-type="float" office:value="42800253">
            <text:p>42800253</text:p>
          </table:table-cell>
          <table:table-cell office:value-type="float" office:value="3711549732">
            <text:p>3711549732</text:p>
          </table:table-cell>
          <table:table-cell office:value-type="float" office:value="1744957213">
            <text:p>1744957213</text:p>
          </table:table-cell>
          <table:table-cell office:value-type="float" office:value="3711238832">
            <text:p>3711238832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822846">
            <text:p>822846</text:p>
          </table:table-cell>
          <table:table-cell table:number-columns-repeated="14" office:value-type="float" office:value="10049709166">
            <text:p>10049709166</text:p>
          </table:table-cell>
          <table:table-cell office:value-type="float" office:value="5362909">
            <text:p>53629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808">
            <text:p>3272808</text:p>
          </table:table-cell>
          <table:table-cell office:value-type="float" office:value="25126">
            <text:p>25126</text:p>
          </table:table-cell>
          <table:table-cell office:value-type="float" office:value="1281386">
            <text:p>1281386</text:p>
          </table:table-cell>
          <table:table-cell office:value-type="float" office:value="304717">
            <text:p>304717</text:p>
          </table:table-cell>
          <table:table-cell table:number-columns-repeated="2" office:value-type="float" office:value="0">
            <text:p>0</text:p>
          </table:table-cell>
          <table:table-cell office:value-type="float" office:value="1073746432">
            <text:p>1073746432</text:p>
          </table:table-cell>
          <table:table-cell table:number-columns-repeated="5" office:value-type="float" office:value="0">
            <text:p>0</text:p>
          </table:table-cell>
          <table:table-cell office:value-type="float" office:value="3711549732">
            <text:p>3711549732</text:p>
          </table:table-cell>
          <table:table-cell office:value-type="float" office:value="0">
            <text:p>0</text:p>
          </table:table-cell>
          <table:table-cell office:value-type="float" office:value="3711549732">
            <text:p>3711549732</text:p>
          </table:table-cell>
          <table:table-cell office:value-type="float" office:value="57995223">
            <text:p>57995223</text:p>
          </table:table-cell>
          <table:table-cell office:value-type="float" office:value="1855774866">
            <text:p>1855774866</text:p>
          </table:table-cell>
          <table:table-cell office:value-type="float" office:value="0">
            <text:p>0</text:p>
          </table:table-cell>
          <table:table-cell office:value-type="float" office:value="1237183244">
            <text:p>1237183244</text:p>
          </table:table-cell>
          <table:table-cell office:value-type="float" office:value="0">
            <text:p>0</text:p>
          </table:table-cell>
          <table:table-cell office:value-type="float" office:value="1237183244">
            <text:p>1237183244</text:p>
          </table:table-cell>
          <table:table-cell office:value-type="float" office:value="3711549732">
            <text:p>3711549732</text:p>
          </table:table-cell>
          <table:table-cell office:value-type="float" office:value="618591622">
            <text:p>618591622</text:p>
          </table:table-cell>
          <table:table-cell office:value-type="float" office:value="3705619459">
            <text:p>3705619459</text:p>
          </table:table-cell>
          <table:table-cell office:value-type="float" office:value="2474366488">
            <text:p>2474366488</text:p>
          </table:table-cell>
          <table:table-cell office:value-type="float" office:value="3711549732">
            <text:p>3711549732</text:p>
          </table:table-cell>
          <table:table-cell office:value-type="float" office:value="15434082031">
            <text:p>15434082031</text:p>
          </table:table-cell>
          <table:table-cell office:value-type="float" office:value="56259643554">
            <text:p>56259643554</text:p>
          </table:table-cell>
          <table:table-cell office:value-type="float" office:value="3459777832">
            <text:p>3459777832</text:p>
          </table:table-cell>
          <table:table-cell office:value-type="float" office:value="806213378">
            <text:p>80621337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3693699681">
            <text:p>3693699681</text:p>
          </table:table-cell>
          <table:table-cell office:value-type="float" office:value="44463145">
            <text:p>44463145</text:p>
          </table:table-cell>
          <table:table-cell office:value-type="float" office:value="3763498864">
            <text:p>3763498864</text:p>
          </table:table-cell>
          <table:table-cell office:value-type="float" office:value="2137829711">
            <text:p>2137829711</text:p>
          </table:table-cell>
          <table:table-cell office:value-type="float" office:value="3763121691">
            <text:p>3763121691</text:p>
          </table:table-cell>
          <table:table-cell office:value-type="float" office:value="280">
            <text:p>280</text:p>
          </table:table-cell>
          <table:table-cell table:number-columns-repeated="2"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987898">
            <text:p>987898</text:p>
          </table:table-cell>
          <table:table-cell table:number-columns-repeated="14" office:value-type="float" office:value="11125701390">
            <text:p>11125701390</text:p>
          </table:table-cell>
          <table:table-cell office:value-type="float" office:value="6022692">
            <text:p>60226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423">
            <text:p>3925423</text:p>
          </table:table-cell>
          <table:table-cell office:value-type="float" office:value="32641">
            <text:p>32641</text:p>
          </table:table-cell>
          <table:table-cell office:value-type="float" office:value="1998709">
            <text:p>1998709</text:p>
          </table:table-cell>
          <table:table-cell office:value-type="float" office:value="467418">
            <text:p>467418</text:p>
          </table:table-cell>
          <table:table-cell table:number-columns-repeated="2" office:value-type="float" office:value="0">
            <text:p>0</text:p>
          </table:table-cell>
          <table:table-cell office:value-type="float" office:value="2147488768">
            <text:p>2147488768</text:p>
          </table:table-cell>
          <table:table-cell office:value-type="float" office:value="3763377304">
            <text:p>3763377304</text:p>
          </table:table-cell>
          <table:table-cell table:number-columns-repeated="4" office:value-type="float" office:value="0">
            <text:p>0</text:p>
          </table:table-cell>
          <table:table-cell office:value-type="float" office:value="3763498864">
            <text:p>3763498864</text:p>
          </table:table-cell>
          <table:table-cell office:value-type="float" office:value="0">
            <text:p>0</text:p>
          </table:table-cell>
          <table:table-cell office:value-type="float" office:value="3763498864">
            <text:p>3763498864</text:p>
          </table:table-cell>
          <table:table-cell office:value-type="float" office:value="58804723">
            <text:p>58804723</text:p>
          </table:table-cell>
          <table:table-cell office:value-type="float" office:value="1881749432">
            <text:p>1881749432</text:p>
          </table:table-cell>
          <table:table-cell office:value-type="float" office:value="0">
            <text:p>0</text:p>
          </table:table-cell>
          <table:table-cell office:value-type="float" office:value="1254499621">
            <text:p>1254499621</text:p>
          </table:table-cell>
          <table:table-cell office:value-type="float" office:value="0">
            <text:p>0</text:p>
          </table:table-cell>
          <table:table-cell office:value-type="float" office:value="1254499621">
            <text:p>1254499621</text:p>
          </table:table-cell>
          <table:table-cell office:value-type="float" office:value="0">
            <text:p>0</text:p>
          </table:table-cell>
          <table:table-cell office:value-type="float" office:value="627249810">
            <text:p>627249810</text:p>
          </table:table-cell>
          <table:table-cell office:value-type="float" office:value="5857">
            <text:p>5857</text:p>
          </table:table-cell>
          <table:table-cell office:value-type="float" office:value="2508999243">
            <text:p>2508999243</text:p>
          </table:table-cell>
          <table:table-cell office:value-type="float" office:value="3763498864">
            <text:p>3763498864</text:p>
          </table:table-cell>
          <table:table-cell office:value-type="float" office:value="15685607910">
            <text:p>15685607910</text:p>
          </table:table-cell>
          <table:table-cell office:value-type="float" office:value="56802856445">
            <text:p>56802856445</text:p>
          </table:table-cell>
          <table:table-cell office:value-type="float" office:value="3498229980">
            <text:p>3498229980</text:p>
          </table:table-cell>
          <table:table-cell office:value-type="float" office:value="835693359">
            <text:p>83569335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4308204203">
            <text:p>4308204203</text:p>
          </table:table-cell>
          <table:table-cell office:value-type="float" office:value="51798169">
            <text:p>51798169</text:p>
          </table:table-cell>
          <table:table-cell office:value-type="float" office:value="86463633">
            <text:p>86463633</text:p>
          </table:table-cell>
          <table:table-cell office:value-type="float" office:value="3922349579">
            <text:p>3922349579</text:p>
          </table:table-cell>
          <table:table-cell office:value-type="float" office:value="4381063310">
            <text:p>4381063310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office:value-type="float" office:value="822846">
            <text:p>822846</text:p>
          </table:table-cell>
          <table:table-cell table:number-columns-repeated="14" office:value-type="float" office:value="12366760076">
            <text:p>12366760076</text:p>
          </table:table-cell>
          <table:table-cell office:value-type="float" office:value="5362909">
            <text:p>53629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808">
            <text:p>3272808</text:p>
          </table:table-cell>
          <table:table-cell office:value-type="float" office:value="25126">
            <text:p>25126</text:p>
          </table:table-cell>
          <table:table-cell office:value-type="float" office:value="1281386">
            <text:p>1281386</text:p>
          </table:table-cell>
          <table:table-cell office:value-type="float" office:value="304758">
            <text:p>304758</text:p>
          </table:table-cell>
          <table:table-cell table:number-columns-repeated="2" office:value-type="float" office:value="0">
            <text:p>0</text:p>
          </table:table-cell>
          <table:table-cell office:value-type="float" office:value="3221231104">
            <text:p>3221231104</text:p>
          </table:table-cell>
          <table:table-cell office:value-type="float" office:value="86329584">
            <text:p>86329584</text:p>
          </table:table-cell>
          <table:table-cell table:number-columns-repeated="4" office:value-type="float" office:value="0">
            <text:p>0</text:p>
          </table:table-cell>
          <table:table-cell office:value-type="float" office:value="86463633">
            <text:p>86463633</text:p>
          </table:table-cell>
          <table:table-cell office:value-type="float" office:value="0">
            <text:p>0</text:p>
          </table:table-cell>
          <table:table-cell office:value-type="float" office:value="86463633">
            <text:p>86463633</text:p>
          </table:table-cell>
          <table:table-cell office:value-type="float" office:value="68459903">
            <text:p>68459903</text:p>
          </table:table-cell>
          <table:table-cell office:value-type="float" office:value="2190715464">
            <text:p>2190715464</text:p>
          </table:table-cell>
          <table:table-cell office:value-type="float" office:value="0">
            <text:p>0</text:p>
          </table:table-cell>
          <table:table-cell office:value-type="float" office:value="1460476977">
            <text:p>1460476977</text:p>
          </table:table-cell>
          <table:table-cell office:value-type="float" office:value="0">
            <text:p>0</text:p>
          </table:table-cell>
          <table:table-cell office:value-type="float" office:value="1460476976">
            <text:p>1460476976</text:p>
          </table:table-cell>
          <table:table-cell office:value-type="float" office:value="0">
            <text:p>0</text:p>
          </table:table-cell>
          <table:table-cell office:value-type="float" office:value="730238488">
            <text:p>730238488</text:p>
          </table:table-cell>
          <table:table-cell office:value-type="float" office:value="23900">
            <text:p>23900</text:p>
          </table:table-cell>
          <table:table-cell office:value-type="float" office:value="2920953953">
            <text:p>2920953953</text:p>
          </table:table-cell>
          <table:table-cell office:value-type="float" office:value="86463633">
            <text:p>86463633</text:p>
          </table:table-cell>
          <table:table-cell office:value-type="float" office:value="17977722167">
            <text:p>17977722167</text:p>
          </table:table-cell>
          <table:table-cell office:value-type="float" office:value="64324096679">
            <text:p>64324096679</text:p>
          </table:table-cell>
          <table:table-cell office:value-type="float" office:value="4064453125">
            <text:p>4064453125</text:p>
          </table:table-cell>
          <table:table-cell office:value-type="float" office:value="974365234">
            <text:p>97436523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4506205568">
            <text:p>4506205568</text:p>
          </table:table-cell>
          <table:table-cell office:value-type="float" office:value="54173246">
            <text:p>54173246</text:p>
          </table:table-cell>
          <table:table-cell office:value-type="float" office:value="305053471">
            <text:p>305053471</text:p>
          </table:table-cell>
          <table:table-cell office:value-type="float" office:value="202270302">
            <text:p>202270302</text:p>
          </table:table-cell>
          <table:table-cell office:value-type="float" office:value="4599669294">
            <text:p>4599669294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822846">
            <text:p>822846</text:p>
          </table:table-cell>
          <table:table-cell table:number-columns-repeated="14" office:value-type="float" office:value="13342232032">
            <text:p>13342232032</text:p>
          </table:table-cell>
          <table:table-cell office:value-type="float" office:value="5362909">
            <text:p>53629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808">
            <text:p>3272808</text:p>
          </table:table-cell>
          <table:table-cell office:value-type="float" office:value="25126">
            <text:p>25126</text:p>
          </table:table-cell>
          <table:table-cell office:value-type="float" office:value="1281386">
            <text:p>1281386</text:p>
          </table:table-cell>
          <table:table-cell office:value-type="float" office:value="304871">
            <text:p>304871</text:p>
          </table:table-cell>
          <table:table-cell table:number-columns-repeated="2" office:value-type="float" office:value="0">
            <text:p>0</text:p>
          </table:table-cell>
          <table:table-cell office:value-type="float" office:value="6144">
            <text:p>6144</text:p>
          </table:table-cell>
          <table:table-cell office:value-type="float" office:value="304927616">
            <text:p>304927616</text:p>
          </table:table-cell>
          <table:table-cell table:number-columns-repeated="4" office:value-type="float" office:value="0">
            <text:p>0</text:p>
          </table:table-cell>
          <table:table-cell office:value-type="float" office:value="305053471">
            <text:p>305053471</text:p>
          </table:table-cell>
          <table:table-cell office:value-type="float" office:value="0">
            <text:p>0</text:p>
          </table:table-cell>
          <table:table-cell office:value-type="float" office:value="305053471">
            <text:p>305053471</text:p>
          </table:table-cell>
          <table:table-cell office:value-type="float" office:value="71875418">
            <text:p>71875418</text:p>
          </table:table-cell>
          <table:table-cell office:value-type="float" office:value="2300010384">
            <text:p>2300010384</text:p>
          </table:table-cell>
          <table:table-cell office:value-type="float" office:value="0">
            <text:p>0</text:p>
          </table:table-cell>
          <table:table-cell office:value-type="float" office:value="1533340255">
            <text:p>1533340255</text:p>
          </table:table-cell>
          <table:table-cell office:value-type="float" office:value="0">
            <text:p>0</text:p>
          </table:table-cell>
          <table:table-cell office:value-type="float" office:value="1533340256">
            <text:p>1533340256</text:p>
          </table:table-cell>
          <table:table-cell office:value-type="float" office:value="0">
            <text:p>0</text:p>
          </table:table-cell>
          <table:table-cell office:value-type="float" office:value="766670128">
            <text:p>766670128</text:p>
          </table:table-cell>
          <table:table-cell office:value-type="float" office:value="8399">
            <text:p>8399</text:p>
          </table:table-cell>
          <table:table-cell office:value-type="float" office:value="3066680511">
            <text:p>3066680511</text:p>
          </table:table-cell>
          <table:table-cell office:value-type="float" office:value="305053471">
            <text:p>305053471</text:p>
          </table:table-cell>
          <table:table-cell office:value-type="float" office:value="19117492675">
            <text:p>19117492675</text:p>
          </table:table-cell>
          <table:table-cell office:value-type="float" office:value="69091613769">
            <text:p>69091613769</text:p>
          </table:table-cell>
          <table:table-cell office:value-type="float" office:value="4349548339">
            <text:p>4349548339</text:p>
          </table:table-cell>
          <table:table-cell office:value-type="float" office:value="1018188476">
            <text:p>101818847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4907548593">
            <text:p>4907548593</text:p>
          </table:table-cell>
          <table:table-cell office:value-type="float" office:value="59022747">
            <text:p>59022747</text:p>
          </table:table-cell>
          <table:table-cell office:value-type="float" office:value="701514248">
            <text:p>701514248</text:p>
          </table:table-cell>
          <table:table-cell office:value-type="float" office:value="1367710728">
            <text:p>1367710728</text:p>
          </table:table-cell>
          <table:table-cell office:value-type="float" office:value="4996116529">
            <text:p>4996116529</text:p>
          </table:table-cell>
          <table:table-cell office:value-type="float" office:value="280">
            <text:p>280</text:p>
          </table:table-cell>
          <table:table-cell table:number-columns-repeated="2" office:value-type="float" office:value="0">
            <text:p>0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office:value-type="float" office:value="987898">
            <text:p>987898</text:p>
          </table:table-cell>
          <table:table-cell table:number-columns-repeated="14" office:value-type="float" office:value="14501939664">
            <text:p>14501939664</text:p>
          </table:table-cell>
          <table:table-cell office:value-type="float" office:value="6022692">
            <text:p>60226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423">
            <text:p>3925423</text:p>
          </table:table-cell>
          <table:table-cell office:value-type="float" office:value="32641">
            <text:p>32641</text:p>
          </table:table-cell>
          <table:table-cell office:value-type="float" office:value="1998709">
            <text:p>1998709</text:p>
          </table:table-cell>
          <table:table-cell office:value-type="float" office:value="467839">
            <text:p>467839</text:p>
          </table:table-cell>
          <table:table-cell table:number-columns-repeated="2" office:value-type="float" office:value="0">
            <text:p>0</text:p>
          </table:table-cell>
          <table:table-cell office:value-type="float" office:value="1073748480">
            <text:p>1073748480</text:p>
          </table:table-cell>
          <table:table-cell office:value-type="float" office:value="701378192">
            <text:p>701378192</text:p>
          </table:table-cell>
          <table:table-cell table:number-columns-repeated="4" office:value-type="float" office:value="0">
            <text:p>0</text:p>
          </table:table-cell>
          <table:table-cell office:value-type="float" office:value="701514248">
            <text:p>701514248</text:p>
          </table:table-cell>
          <table:table-cell office:value-type="float" office:value="0">
            <text:p>0</text:p>
          </table:table-cell>
          <table:table-cell office:value-type="float" office:value="701514248">
            <text:p>701514248</text:p>
          </table:table-cell>
          <table:table-cell office:value-type="float" office:value="78072598">
            <text:p>78072598</text:p>
          </table:table-cell>
          <table:table-cell office:value-type="float" office:value="2498240772">
            <text:p>2498240772</text:p>
          </table:table-cell>
          <table:table-cell office:value-type="float" office:value="0">
            <text:p>0</text:p>
          </table:table-cell>
          <table:table-cell office:value-type="float" office:value="1665493848">
            <text:p>1665493848</text:p>
          </table:table-cell>
          <table:table-cell office:value-type="float" office:value="0">
            <text:p>0</text:p>
          </table:table-cell>
          <table:table-cell office:value-type="float" office:value="1665493848">
            <text:p>1665493848</text:p>
          </table:table-cell>
          <table:table-cell office:value-type="float" office:value="701514248">
            <text:p>701514248</text:p>
          </table:table-cell>
          <table:table-cell office:value-type="float" office:value="832746924">
            <text:p>832746924</text:p>
          </table:table-cell>
          <table:table-cell office:value-type="float" office:value="7158">
            <text:p>7158</text:p>
          </table:table-cell>
          <table:table-cell office:value-type="float" office:value="3330987696">
            <text:p>3330987696</text:p>
          </table:table-cell>
          <table:table-cell office:value-type="float" office:value="701514248">
            <text:p>701514248</text:p>
          </table:table-cell>
          <table:table-cell office:value-type="float" office:value="20578613281">
            <text:p>20578613281</text:p>
          </table:table-cell>
          <table:table-cell office:value-type="float" office:value="74381530761">
            <text:p>74381530761</text:p>
          </table:table-cell>
          <table:table-cell office:value-type="float" office:value="4408569335">
            <text:p>4408569335</text:p>
          </table:table-cell>
          <table:table-cell office:value-type="float" office:value="1109619140">
            <text:p>110961914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5428257093">
            <text:p>5428257093</text:p>
          </table:table-cell>
          <table:table-cell office:value-type="float" office:value="65271606">
            <text:p>65271606</text:p>
          </table:table-cell>
          <table:table-cell office:value-type="float" office:value="1243199901">
            <text:p>1243199901</text:p>
          </table:table-cell>
          <table:table-cell office:value-type="float" office:value="2894010168">
            <text:p>2894010168</text:p>
          </table:table-cell>
          <table:table-cell office:value-type="float" office:value="5537777589">
            <text:p>5537777589</text:p>
          </table:table-cell>
          <table:table-cell office:value-type="float" office:value="280">
            <text:p>280</text:p>
          </table:table-cell>
          <table:table-cell table:number-columns-repeated="2" office:value-type="float" office:value="0">
            <text:p>0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987898">
            <text:p>987898</text:p>
          </table:table-cell>
          <table:table-cell table:number-columns-repeated="14" office:value-type="float" office:value="15580107190">
            <text:p>15580107190</text:p>
          </table:table-cell>
          <table:table-cell office:value-type="float" office:value="6022692">
            <text:p>60226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423">
            <text:p>3925423</text:p>
          </table:table-cell>
          <table:table-cell office:value-type="float" office:value="32641">
            <text:p>32641</text:p>
          </table:table-cell>
          <table:table-cell office:value-type="float" office:value="1998709">
            <text:p>1998709</text:p>
          </table:table-cell>
          <table:table-cell office:value-type="float" office:value="467381">
            <text:p>467381</text:p>
          </table:table-cell>
          <table:table-cell table:number-columns-repeated="2" office:value-type="float" office:value="0">
            <text:p>0</text:p>
          </table:table-cell>
          <table:table-cell office:value-type="float" office:value="2147490816">
            <text:p>2147490816</text:p>
          </table:table-cell>
          <table:table-cell office:value-type="float" office:value="1243068584">
            <text:p>1243068584</text:p>
          </table:table-cell>
          <table:table-cell table:number-columns-repeated="4" office:value-type="float" office:value="0">
            <text:p>0</text:p>
          </table:table-cell>
          <table:table-cell office:value-type="float" office:value="1243199901">
            <text:p>1243199901</text:p>
          </table:table-cell>
          <table:table-cell office:value-type="float" office:value="0">
            <text:p>0</text:p>
          </table:table-cell>
          <table:table-cell office:value-type="float" office:value="1243199901">
            <text:p>1243199901</text:p>
          </table:table-cell>
          <table:table-cell office:value-type="float" office:value="86536656">
            <text:p>86536656</text:p>
          </table:table-cell>
          <table:table-cell office:value-type="float" office:value="2769083599">
            <text:p>2769083599</text:p>
          </table:table-cell>
          <table:table-cell office:value-type="float" office:value="0">
            <text:p>0</text:p>
          </table:table-cell>
          <table:table-cell office:value-type="float" office:value="1846055732">
            <text:p>1846055732</text:p>
          </table:table-cell>
          <table:table-cell office:value-type="float" office:value="0">
            <text:p>0</text:p>
          </table:table-cell>
          <table:table-cell office:value-type="float" office:value="1846055732">
            <text:p>1846055732</text:p>
          </table:table-cell>
          <table:table-cell office:value-type="float" office:value="1243199901">
            <text:p>1243199901</text:p>
          </table:table-cell>
          <table:table-cell office:value-type="float" office:value="923027866">
            <text:p>923027866</text:p>
          </table:table-cell>
          <table:table-cell office:value-type="float" office:value="47356">
            <text:p>47356</text:p>
          </table:table-cell>
          <table:table-cell office:value-type="float" office:value="3692111464">
            <text:p>3692111464</text:p>
          </table:table-cell>
          <table:table-cell office:value-type="float" office:value="1243199901">
            <text:p>1243199901</text:p>
          </table:table-cell>
          <table:table-cell office:value-type="float" office:value="22730163574">
            <text:p>22730163574</text:p>
          </table:table-cell>
          <table:table-cell office:value-type="float" office:value="81890380859">
            <text:p>81890380859</text:p>
          </table:table-cell>
          <table:table-cell office:value-type="float" office:value="4997558593">
            <text:p>4997558593</text:p>
          </table:table-cell>
          <table:table-cell office:value-type="float" office:value="1233520507">
            <text:p>123352050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5376706760">
            <text:p>5376706760</text:p>
          </table:table-cell>
          <table:table-cell office:value-type="float" office:value="64621299">
            <text:p>64621299</text:p>
          </table:table-cell>
          <table:table-cell office:value-type="float" office:value="1330849640">
            <text:p>1330849640</text:p>
          </table:table-cell>
          <table:table-cell office:value-type="float" office:value="2731163423">
            <text:p>2731163423</text:p>
          </table:table-cell>
          <table:table-cell office:value-type="float" office:value="5625495192">
            <text:p>5625495192</text:p>
          </table:table-cell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822788">
            <text:p>822788</text:p>
          </table:table-cell>
          <table:table-cell table:number-columns-repeated="14" office:value-type="float" office:value="16705380606">
            <text:p>16705380606</text:p>
          </table:table-cell>
          <table:table-cell office:value-type="float" office:value="5362858">
            <text:p>53628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757">
            <text:p>3272757</text:p>
          </table:table-cell>
          <table:table-cell office:value-type="float" office:value="25126">
            <text:p>25126</text:p>
          </table:table-cell>
          <table:table-cell office:value-type="float" office:value="1281347">
            <text:p>1281347</text:p>
          </table:table-cell>
          <table:table-cell office:value-type="float" office:value="304805">
            <text:p>304805</text:p>
          </table:table-cell>
          <table:table-cell table:number-columns-repeated="2" office:value-type="float" office:value="0">
            <text:p>0</text:p>
          </table:table-cell>
          <table:table-cell office:value-type="float" office:value="3221233152">
            <text:p>3221233152</text:p>
          </table:table-cell>
          <table:table-cell table:number-columns-repeated="5" office:value-type="float" office:value="0">
            <text:p>0</text:p>
          </table:table-cell>
          <table:table-cell office:value-type="float" office:value="1330849640">
            <text:p>1330849640</text:p>
          </table:table-cell>
          <table:table-cell office:value-type="float" office:value="0">
            <text:p>0</text:p>
          </table:table-cell>
          <table:table-cell office:value-type="float" office:value="1330849640">
            <text:p>1330849640</text:p>
          </table:table-cell>
          <table:table-cell office:value-type="float" office:value="87905965">
            <text:p>87905965</text:p>
          </table:table-cell>
          <table:table-cell office:value-type="float" office:value="2812908468">
            <text:p>2812908468</text:p>
          </table:table-cell>
          <table:table-cell office:value-type="float" office:value="0">
            <text:p>0</text:p>
          </table:table-cell>
          <table:table-cell office:value-type="float" office:value="1875272312">
            <text:p>1875272312</text:p>
          </table:table-cell>
          <table:table-cell office:value-type="float" office:value="0">
            <text:p>0</text:p>
          </table:table-cell>
          <table:table-cell office:value-type="float" office:value="1875272312">
            <text:p>1875272312</text:p>
          </table:table-cell>
          <table:table-cell office:value-type="float" office:value="1330849640">
            <text:p>1330849640</text:p>
          </table:table-cell>
          <table:table-cell office:value-type="float" office:value="937636156">
            <text:p>937636156</text:p>
          </table:table-cell>
          <table:table-cell office:value-type="float" office:value="170634">
            <text:p>170634</text:p>
          </table:table-cell>
          <table:table-cell office:value-type="float" office:value="3750544624">
            <text:p>3750544624</text:p>
          </table:table-cell>
          <table:table-cell office:value-type="float" office:value="1330849640">
            <text:p>1330849640</text:p>
          </table:table-cell>
          <table:table-cell office:value-type="float" office:value="24363525390">
            <text:p>24363525390</text:p>
          </table:table-cell>
          <table:table-cell office:value-type="float" office:value="89772277832">
            <text:p>89772277832</text:p>
          </table:table-cell>
          <table:table-cell office:value-type="float" office:value="5888549804">
            <text:p>5888549804</text:p>
          </table:table-cell>
          <table:table-cell office:value-type="float" office:value="1213562011">
            <text:p>121356201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5873451017">
            <text:p>5873451017</text:p>
          </table:table-cell>
          <table:table-cell office:value-type="float" office:value="70701014">
            <text:p>70701014</text:p>
          </table:table-cell>
          <table:table-cell office:value-type="float" office:value="1818798317">
            <text:p>1818798317</text:p>
          </table:table-cell>
          <table:table-cell office:value-type="float" office:value="4220629369">
            <text:p>4220629369</text:p>
          </table:table-cell>
          <table:table-cell office:value-type="float" office:value="6107348714">
            <text:p>6107348714</text:p>
          </table:table-cell>
          <table:table-cell office:value-type="float" office:value="286">
            <text:p>286</text:p>
          </table:table-cell>
          <table:table-cell table:number-columns-repeated="2"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1123232">
            <text:p>1123232</text:p>
          </table:table-cell>
          <table:table-cell table:number-columns-repeated="14" office:value-type="float" office:value="17953235782">
            <text:p>17953235782</text:p>
          </table:table-cell>
          <table:table-cell office:value-type="float" office:value="6564006">
            <text:p>65640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466737">
            <text:p>4466737</text:p>
          </table:table-cell>
          <table:table-cell office:value-type="float" office:value="32641">
            <text:p>32641</text:p>
          </table:table-cell>
          <table:table-cell office:value-type="float" office:value="2540023">
            <text:p>2540023</text:p>
          </table:table-cell>
          <table:table-cell office:value-type="float" office:value="605495">
            <text:p>605495</text:p>
          </table:table-cell>
          <table:table-cell table:number-columns-repeated="2" office:value-type="float" office:value="0">
            <text:p>0</text:p>
          </table:table-cell>
          <table:table-cell office:value-type="float" office:value="8192">
            <text:p>8192</text:p>
          </table:table-cell>
          <table:table-cell table:number-columns-repeated="5" office:value-type="float" office:value="0">
            <text:p>0</text:p>
          </table:table-cell>
          <table:table-cell office:value-type="float" office:value="1818798317">
            <text:p>1818798317</text:p>
          </table:table-cell>
          <table:table-cell office:value-type="float" office:value="0">
            <text:p>0</text:p>
          </table:table-cell>
          <table:table-cell office:value-type="float" office:value="1818798317">
            <text:p>1818798317</text:p>
          </table:table-cell>
          <table:table-cell office:value-type="float" office:value="95531340">
            <text:p>95531340</text:p>
          </table:table-cell>
          <table:table-cell office:value-type="float" office:value="3056882806">
            <text:p>3056882806</text:p>
          </table:table-cell>
          <table:table-cell office:value-type="float" office:value="0">
            <text:p>0</text:p>
          </table:table-cell>
          <table:table-cell office:value-type="float" office:value="2037921871">
            <text:p>2037921871</text:p>
          </table:table-cell>
          <table:table-cell office:value-type="float" office:value="0">
            <text:p>0</text:p>
          </table:table-cell>
          <table:table-cell office:value-type="float" office:value="2037921871">
            <text:p>2037921871</text:p>
          </table:table-cell>
          <table:table-cell office:value-type="float" office:value="1818798317">
            <text:p>1818798317</text:p>
          </table:table-cell>
          <table:table-cell office:value-type="float" office:value="1018960936">
            <text:p>1018960936</text:p>
          </table:table-cell>
          <table:table-cell office:value-type="float" office:value="11155">
            <text:p>11155</text:p>
          </table:table-cell>
          <table:table-cell office:value-type="float" office:value="4075843742">
            <text:p>4075843742</text:p>
          </table:table-cell>
          <table:table-cell office:value-type="float" office:value="1818798317">
            <text:p>1818798317</text:p>
          </table:table-cell>
          <table:table-cell office:value-type="float" office:value="26125732421">
            <text:p>26125732421</text:p>
          </table:table-cell>
          <table:table-cell office:value-type="float" office:value="96297790527">
            <text:p>96297790527</text:p>
          </table:table-cell>
          <table:table-cell office:value-type="float" office:value="6467041015">
            <text:p>6467041015</text:p>
          </table:table-cell>
          <table:table-cell office:value-type="float" office:value="1345336914">
            <text:p>134533691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6384792086">
            <text:p>6384792086</text:p>
          </table:table-cell>
          <table:table-cell office:value-type="float" office:value="76839786">
            <text:p>76839786</text:p>
          </table:table-cell>
          <table:table-cell office:value-type="float" office:value="2354870760">
            <text:p>2354870760</text:p>
          </table:table-cell>
          <table:table-cell office:value-type="float" office:value="1404131864">
            <text:p>1404131864</text:p>
          </table:table-cell>
          <table:table-cell office:value-type="float" office:value="6645580110">
            <text:p>6645580110</text:p>
          </table:table-cell>
          <table:table-cell office:value-type="float" office:value="359">
            <text:p>359</text:p>
          </table:table-cell>
          <table:table-cell table:number-columns-repeated="2" office:value-type="float" office:value="0">
            <text:p>0</text:p>
          </table:table-cell>
          <table:table-cell office:value-type="float" office:value="544">
            <text:p>544</text:p>
          </table:table-cell>
          <table:table-cell office:value-type="float" office:value="0">
            <text:p>0</text:p>
          </table:table-cell>
          <table:table-cell office:value-type="float" office:value="1381626">
            <text:p>1381626</text:p>
          </table:table-cell>
          <table:table-cell table:number-columns-repeated="14" office:value-type="float" office:value="19065424724">
            <text:p>19065424724</text:p>
          </table:table-cell>
          <table:table-cell office:value-type="float" office:value="8633756">
            <text:p>86337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495021">
            <text:p>5495021</text:p>
          </table:table-cell>
          <table:table-cell office:value-type="float" office:value="41444">
            <text:p>41444</text:p>
          </table:table-cell>
          <table:table-cell office:value-type="float" office:value="2540249">
            <text:p>2540249</text:p>
          </table:table-cell>
          <table:table-cell office:value-type="float" office:value="604876">
            <text:p>604876</text:p>
          </table:table-cell>
          <table:table-cell table:number-columns-repeated="2" office:value-type="float" office:value="0">
            <text:p>0</text:p>
          </table:table-cell>
          <table:table-cell office:value-type="float" office:value="1073750528">
            <text:p>1073750528</text:p>
          </table:table-cell>
          <table:table-cell office:value-type="float" office:value="2381435224">
            <text:p>2381435224</text:p>
          </table:table-cell>
          <table:table-cell table:number-columns-repeated="4" office:value-type="float" office:value="0">
            <text:p>0</text:p>
          </table:table-cell>
          <table:table-cell office:value-type="float" office:value="2354870760">
            <text:p>2354870760</text:p>
          </table:table-cell>
          <table:table-cell office:value-type="float" office:value="0">
            <text:p>0</text:p>
          </table:table-cell>
          <table:table-cell office:value-type="float" office:value="2354870760">
            <text:p>2354870760</text:p>
          </table:table-cell>
          <table:table-cell office:value-type="float" office:value="103904036">
            <text:p>103904036</text:p>
          </table:table-cell>
          <table:table-cell office:value-type="float" office:value="3324919028">
            <text:p>3324919028</text:p>
          </table:table-cell>
          <table:table-cell office:value-type="float" office:value="0">
            <text:p>0</text:p>
          </table:table-cell>
          <table:table-cell office:value-type="float" office:value="2216612685">
            <text:p>2216612685</text:p>
          </table:table-cell>
          <table:table-cell office:value-type="float" office:value="0">
            <text:p>0</text:p>
          </table:table-cell>
          <table:table-cell office:value-type="float" office:value="2216612686">
            <text:p>2216612686</text:p>
          </table:table-cell>
          <table:table-cell office:value-type="float" office:value="0">
            <text:p>0</text:p>
          </table:table-cell>
          <table:table-cell office:value-type="float" office:value="1108306343">
            <text:p>1108306343</text:p>
          </table:table-cell>
          <table:table-cell office:value-type="float" office:value="15224">
            <text:p>15224</text:p>
          </table:table-cell>
          <table:table-cell office:value-type="float" office:value="138258075">
            <text:p>138258075</text:p>
          </table:table-cell>
          <table:table-cell office:value-type="float" office:value="2354870760">
            <text:p>2354870760</text:p>
          </table:table-cell>
          <table:table-cell office:value-type="float" office:value="28410949707">
            <text:p>28410949707</text:p>
          </table:table-cell>
          <table:table-cell office:value-type="float" office:value="104726501464">
            <text:p>104726501464</text:p>
          </table:table-cell>
          <table:table-cell office:value-type="float" office:value="7563293457">
            <text:p>7563293457</text:p>
          </table:table-cell>
          <table:table-cell office:value-type="float" office:value="1460510253">
            <text:p>146051025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6853381355">
            <text:p>6853381355</text:p>
          </table:table-cell>
          <table:table-cell office:value-type="float" office:value="85786650">
            <text:p>85786650</text:p>
          </table:table-cell>
          <table:table-cell office:value-type="float" office:value="3036720837">
            <text:p>3036720837</text:p>
          </table:table-cell>
          <table:table-cell office:value-type="float" office:value="3580128269">
            <text:p>3580128269</text:p>
          </table:table-cell>
          <table:table-cell office:value-type="float" office:value="7036559981">
            <text:p>7036559981</text:p>
          </table:table-cell>
          <table:table-cell office:value-type="float" office:value="359">
            <text:p>359</text:p>
          </table:table-cell>
          <table:table-cell table:number-columns-repeated="2"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1381626">
            <text:p>1381626</text:p>
          </table:table-cell>
          <table:table-cell table:number-columns-repeated="14" office:value-type="float" office:value="20115065484">
            <text:p>20115065484</text:p>
          </table:table-cell>
          <table:table-cell office:value-type="float" office:value="8633756">
            <text:p>86337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495021">
            <text:p>5495021</text:p>
          </table:table-cell>
          <table:table-cell office:value-type="float" office:value="41444">
            <text:p>41444</text:p>
          </table:table-cell>
          <table:table-cell office:value-type="float" office:value="2540249">
            <text:p>2540249</text:p>
          </table:table-cell>
          <table:table-cell office:value-type="float" office:value="605607">
            <text:p>605607</text:p>
          </table:table-cell>
          <table:table-cell table:number-columns-repeated="2" office:value-type="float" office:value="0">
            <text:p>0</text:p>
          </table:table-cell>
          <table:table-cell office:value-type="float" office:value="2147492864">
            <text:p>2147492864</text:p>
          </table:table-cell>
          <table:table-cell office:value-type="float" office:value="3186686008">
            <text:p>3186686008</text:p>
          </table:table-cell>
          <table:table-cell table:number-columns-repeated="4" office:value-type="float" office:value="0">
            <text:p>0</text:p>
          </table:table-cell>
          <table:table-cell office:value-type="float" office:value="3036720837">
            <text:p>3036720837</text:p>
          </table:table-cell>
          <table:table-cell office:value-type="float" office:value="0">
            <text:p>0</text:p>
          </table:table-cell>
          <table:table-cell office:value-type="float" office:value="3036720837">
            <text:p>3036720837</text:p>
          </table:table-cell>
          <table:table-cell office:value-type="float" office:value="114557823">
            <text:p>114557823</text:p>
          </table:table-cell>
          <table:table-cell office:value-type="float" office:value="3665844067">
            <text:p>3665844067</text:p>
          </table:table-cell>
          <table:table-cell office:value-type="float" office:value="0">
            <text:p>0</text:p>
          </table:table-cell>
          <table:table-cell office:value-type="float" office:value="2443896044">
            <text:p>2443896044</text:p>
          </table:table-cell>
          <table:table-cell office:value-type="float" office:value="0">
            <text:p>0</text:p>
          </table:table-cell>
          <table:table-cell office:value-type="float" office:value="2443896045">
            <text:p>2443896045</text:p>
          </table:table-cell>
          <table:table-cell office:value-type="float" office:value="0">
            <text:p>0</text:p>
          </table:table-cell>
          <table:table-cell office:value-type="float" office:value="1221948022">
            <text:p>1221948022</text:p>
          </table:table-cell>
          <table:table-cell office:value-type="float" office:value="13427">
            <text:p>13427</text:p>
          </table:table-cell>
          <table:table-cell office:value-type="float" office:value="592824793">
            <text:p>592824793</text:p>
          </table:table-cell>
          <table:table-cell office:value-type="float" office:value="3036720837">
            <text:p>3036720837</text:p>
          </table:table-cell>
          <table:table-cell office:value-type="float" office:value="30476806640">
            <text:p>30476806640</text:p>
          </table:table-cell>
          <table:table-cell office:value-type="float" office:value="110311645507">
            <text:p>110311645507</text:p>
          </table:table-cell>
          <table:table-cell office:value-type="float" office:value="8279724121">
            <text:p>8279724121</text:p>
          </table:table-cell>
          <table:table-cell office:value-type="float" office:value="1637939453">
            <text:p>163793945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6973189665">
            <text:p>6973189665</text:p>
          </table:table-cell>
          <table:table-cell office:value-type="float" office:value="86006714">
            <text:p>86006714</text:p>
          </table:table-cell>
          <table:table-cell office:value-type="float" office:value="3051209049">
            <text:p>3051209049</text:p>
          </table:table-cell>
          <table:table-cell office:value-type="float" office:value="3616629399">
            <text:p>3616629399</text:p>
          </table:table-cell>
          <table:table-cell office:value-type="float" office:value="7151014052">
            <text:p>7151014052</text:p>
          </table:table-cell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  <table:table-cell office:value-type="float" office:value="822788">
            <text:p>822788</text:p>
          </table:table-cell>
          <table:table-cell table:number-columns-repeated="14" office:value-type="float" office:value="21126304974">
            <text:p>21126304974</text:p>
          </table:table-cell>
          <table:table-cell office:value-type="float" office:value="5362856">
            <text:p>53628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2755">
            <text:p>3272755</text:p>
          </table:table-cell>
          <table:table-cell office:value-type="float" office:value="25124">
            <text:p>25124</text:p>
          </table:table-cell>
          <table:table-cell office:value-type="float" office:value="1281337">
            <text:p>1281337</text:p>
          </table:table-cell>
          <table:table-cell office:value-type="float" office:value="304785">
            <text:p>304785</text:p>
          </table:table-cell>
          <table:table-cell table:number-columns-repeated="2" office:value-type="float" office:value="0">
            <text:p>0</text:p>
          </table:table-cell>
          <table:table-cell office:value-type="float" office:value="3221235200">
            <text:p>3221235200</text:p>
          </table:table-cell>
          <table:table-cell office:value-type="float" office:value="3287754216">
            <text:p>3287754216</text:p>
          </table:table-cell>
          <table:table-cell table:number-columns-repeated="4" office:value-type="float" office:value="0">
            <text:p>0</text:p>
          </table:table-cell>
          <table:table-cell office:value-type="float" office:value="3051209049">
            <text:p>3051209049</text:p>
          </table:table-cell>
          <table:table-cell office:value-type="float" office:value="0">
            <text:p>0</text:p>
          </table:table-cell>
          <table:table-cell office:value-type="float" office:value="3051209049">
            <text:p>3051209049</text:p>
          </table:table-cell>
          <table:table-cell office:value-type="float" office:value="114784200">
            <text:p>114784200</text:p>
          </table:table-cell>
          <table:table-cell office:value-type="float" office:value="3673088173">
            <text:p>3673088173</text:p>
          </table:table-cell>
          <table:table-cell office:value-type="float" office:value="0">
            <text:p>0</text:p>
          </table:table-cell>
          <table:table-cell office:value-type="float" office:value="2448725449">
            <text:p>2448725449</text:p>
          </table:table-cell>
          <table:table-cell office:value-type="float" office:value="0">
            <text:p>0</text:p>
          </table:table-cell>
          <table:table-cell office:value-type="float" office:value="2448725448">
            <text:p>2448725448</text:p>
          </table:table-cell>
          <table:table-cell office:value-type="float" office:value="0">
            <text:p>0</text:p>
          </table:table-cell>
          <table:table-cell office:value-type="float" office:value="1224362724">
            <text:p>1224362724</text:p>
          </table:table-cell>
          <table:table-cell office:value-type="float" office:value="33587">
            <text:p>33587</text:p>
          </table:table-cell>
          <table:table-cell office:value-type="float" office:value="602483600">
            <text:p>602483600</text:p>
          </table:table-cell>
          <table:table-cell office:value-type="float" office:value="3051209049">
            <text:p>3051209049</text:p>
          </table:table-cell>
          <table:table-cell office:value-type="float" office:value="31058837890">
            <text:p>31058837890</text:p>
          </table:table-cell>
          <table:table-cell office:value-type="float" office:value="112957153320">
            <text:p>112957153320</text:p>
          </table:table-cell>
          <table:table-cell office:value-type="float" office:value="8205810546">
            <text:p>8205810546</text:p>
          </table:table-cell>
          <table:table-cell office:value-type="float" office:value="1619689941">
            <text:p>161968994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7311648337">
            <text:p>7311648337</text:p>
          </table:table-cell>
          <table:table-cell office:value-type="float" office:value="87873663">
            <text:p>87873663</text:p>
          </table:table-cell>
          <table:table-cell office:value-type="float" office:value="3176699174">
            <text:p>3176699174</text:p>
          </table:table-cell>
          <table:table-cell office:value-type="float" office:value="4054285859">
            <text:p>4054285859</text:p>
          </table:table-cell>
          <table:table-cell office:value-type="float" office:value="7471330469">
            <text:p>7471330469</text:p>
          </table:table-cell>
          <table:table-cell office:value-type="float" office:value="272">
            <text:p>272</text:p>
          </table:table-cell>
          <table:table-cell table:number-columns-repeated="2" office:value-type="float" office:value="0">
            <text:p>0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987840">
            <text:p>987840</text:p>
          </table:table-cell>
          <table:table-cell table:number-columns-repeated="14" office:value-type="float" office:value="22266621138">
            <text:p>22266621138</text:p>
          </table:table-cell>
          <table:table-cell office:value-type="float" office:value="6022639">
            <text:p>60226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370">
            <text:p>3925370</text:p>
          </table:table-cell>
          <table:table-cell office:value-type="float" office:value="32639">
            <text:p>32639</text:p>
          </table:table-cell>
          <table:table-cell office:value-type="float" office:value="1998660">
            <text:p>1998660</text:p>
          </table:table-cell>
          <table:table-cell office:value-type="float" office:value="467809">
            <text:p>467809</text:p>
          </table:table-cell>
          <table:table-cell table:number-columns-repeated="2" office:value-type="float" office:value="0">
            <text:p>0</text:p>
          </table:table-cell>
          <table:table-cell office:value-type="float" office:value="10240">
            <text:p>10240</text:p>
          </table:table-cell>
          <table:table-cell table:number-columns-repeated="5" office:value-type="float" office:value="0">
            <text:p>0</text:p>
          </table:table-cell>
          <table:table-cell office:value-type="float" office:value="3176699174">
            <text:p>3176699174</text:p>
          </table:table-cell>
          <table:table-cell office:value-type="float" office:value="0">
            <text:p>0</text:p>
          </table:table-cell>
          <table:table-cell office:value-type="float" office:value="3176699174">
            <text:p>3176699174</text:p>
          </table:table-cell>
          <table:table-cell office:value-type="float" office:value="116744964">
            <text:p>116744964</text:p>
          </table:table-cell>
          <table:table-cell office:value-type="float" office:value="3735833235">
            <text:p>3735833235</text:p>
          </table:table-cell>
          <table:table-cell office:value-type="float" office:value="0">
            <text:p>0</text:p>
          </table:table-cell>
          <table:table-cell office:value-type="float" office:value="2490555490">
            <text:p>2490555490</text:p>
          </table:table-cell>
          <table:table-cell office:value-type="float" office:value="0">
            <text:p>0</text:p>
          </table:table-cell>
          <table:table-cell office:value-type="float" office:value="2490555490">
            <text:p>2490555490</text:p>
          </table:table-cell>
          <table:table-cell office:value-type="float" office:value="3176699174">
            <text:p>3176699174</text:p>
          </table:table-cell>
          <table:table-cell office:value-type="float" office:value="1245277745">
            <text:p>1245277745</text:p>
          </table:table-cell>
          <table:table-cell office:value-type="float" office:value="3166936045">
            <text:p>3166936045</text:p>
          </table:table-cell>
          <table:table-cell office:value-type="float" office:value="686143684">
            <text:p>686143684</text:p>
          </table:table-cell>
          <table:table-cell office:value-type="float" office:value="3176699174">
            <text:p>3176699174</text:p>
          </table:table-cell>
          <table:table-cell office:value-type="float" office:value="31181884765">
            <text:p>31181884765</text:p>
          </table:table-cell>
          <table:table-cell office:value-type="float" office:value="115858093261">
            <text:p>115858093261</text:p>
          </table:table-cell>
          <table:table-cell office:value-type="float" office:value="8666503906">
            <text:p>8666503906</text:p>
          </table:table-cell>
          <table:table-cell office:value-type="float" office:value="1653076171">
            <text:p>165307617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7716461125">
            <text:p>7716461125</text:p>
          </table:table-cell>
          <table:table-cell office:value-type="float" office:value="92733758">
            <text:p>92733758</text:p>
          </table:table-cell>
          <table:table-cell office:value-type="float" office:value="3572194334">
            <text:p>3572194334</text:p>
          </table:table-cell>
          <table:table-cell office:value-type="float" office:value="934760945">
            <text:p>934760945</text:p>
          </table:table-cell>
          <table:table-cell office:value-type="float" office:value="7866822049">
            <text:p>7866822049</text:p>
          </table:table-cell>
          <table:table-cell office:value-type="float" office:value="272">
            <text:p>272</text:p>
          </table:table-cell>
          <table:table-cell table:number-columns-repeated="2" office:value-type="float" office:value="0">
            <text:p>0</text:p>
          </table:table-cell>
          <table:table-cell office:value-type="float" office:value="672">
            <text:p>672</text:p>
          </table:table-cell>
          <table:table-cell office:value-type="float" office:value="0">
            <text:p>0</text:p>
          </table:table-cell>
          <table:table-cell office:value-type="float" office:value="987840">
            <text:p>987840</text:p>
          </table:table-cell>
          <table:table-cell table:number-columns-repeated="14" office:value-type="float" office:value="23499391328">
            <text:p>23499391328</text:p>
          </table:table-cell>
          <table:table-cell office:value-type="float" office:value="6022639">
            <text:p>60226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370">
            <text:p>3925370</text:p>
          </table:table-cell>
          <table:table-cell office:value-type="float" office:value="32639">
            <text:p>32639</text:p>
          </table:table-cell>
          <table:table-cell office:value-type="float" office:value="1998660">
            <text:p>1998660</text:p>
          </table:table-cell>
          <table:table-cell office:value-type="float" office:value="467633">
            <text:p>467633</text:p>
          </table:table-cell>
          <table:table-cell table:number-columns-repeated="2" office:value-type="float" office:value="0">
            <text:p>0</text:p>
          </table:table-cell>
          <table:table-cell office:value-type="float" office:value="1073752576">
            <text:p>1073752576</text:p>
          </table:table-cell>
          <table:table-cell office:value-type="float" office:value="3572099928">
            <text:p>3572099928</text:p>
          </table:table-cell>
          <table:table-cell table:number-columns-repeated="4" office:value-type="float" office:value="0">
            <text:p>0</text:p>
          </table:table-cell>
          <table:table-cell office:value-type="float" office:value="3572194334">
            <text:p>3572194334</text:p>
          </table:table-cell>
          <table:table-cell office:value-type="float" office:value="0">
            <text:p>0</text:p>
          </table:table-cell>
          <table:table-cell office:value-type="float" office:value="3572194334">
            <text:p>3572194334</text:p>
          </table:table-cell>
          <table:table-cell office:value-type="float" office:value="122927753">
            <text:p>122927753</text:p>
          </table:table-cell>
          <table:table-cell office:value-type="float" office:value="3933580815">
            <text:p>3933580815</text:p>
          </table:table-cell>
          <table:table-cell office:value-type="float" office:value="0">
            <text:p>0</text:p>
          </table:table-cell>
          <table:table-cell office:value-type="float" office:value="2622387210">
            <text:p>2622387210</text:p>
          </table:table-cell>
          <table:table-cell office:value-type="float" office:value="376232058">
            <text:p>376232058</text:p>
          </table:table-cell>
          <table:table-cell office:value-type="float" office:value="2622387210">
            <text:p>2622387210</text:p>
          </table:table-cell>
          <table:table-cell office:value-type="float" office:value="3572194334">
            <text:p>3572194334</text:p>
          </table:table-cell>
          <table:table-cell office:value-type="float" office:value="1311193605">
            <text:p>1311193605</text:p>
          </table:table-cell>
          <table:table-cell office:value-type="float" office:value="3562202204">
            <text:p>3562202204</text:p>
          </table:table-cell>
          <table:table-cell office:value-type="float" office:value="949807124">
            <text:p>949807124</text:p>
          </table:table-cell>
          <table:table-cell office:value-type="float" office:value="3572194334">
            <text:p>3572194334</text:p>
          </table:table-cell>
          <table:table-cell office:value-type="float" office:value="32413879394">
            <text:p>32413879394</text:p>
          </table:table-cell>
          <table:table-cell office:value-type="float" office:value="120267272949">
            <text:p>120267272949</text:p>
          </table:table-cell>
          <table:table-cell office:value-type="float" office:value="8656860351">
            <text:p>8656860351</text:p>
          </table:table-cell>
          <table:table-cell office:value-type="float" office:value="1745666503">
            <text:p>174566650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8220900695">
            <text:p>8220900695</text:p>
          </table:table-cell>
          <table:table-cell office:value-type="float" office:value="98785583">
            <text:p>98785583</text:p>
          </table:table-cell>
          <table:table-cell office:value-type="float" office:value="4090620764">
            <text:p>4090620764</text:p>
          </table:table-cell>
          <table:table-cell office:value-type="float" office:value="2399866160">
            <text:p>2399866160</text:p>
          </table:table-cell>
          <table:table-cell office:value-type="float" office:value="8385244785">
            <text:p>8385244785</text:p>
          </table:table-cell>
          <table:table-cell office:value-type="float" office:value="272">
            <text:p>272</text:p>
          </table:table-cell>
          <table:table-cell table:number-columns-repeated="2"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987840">
            <text:p>987840</text:p>
          </table:table-cell>
          <table:table-cell table:number-columns-repeated="14" office:value-type="float" office:value="24613591586">
            <text:p>24613591586</text:p>
          </table:table-cell>
          <table:table-cell office:value-type="float" office:value="6022639">
            <text:p>60226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370">
            <text:p>3925370</text:p>
          </table:table-cell>
          <table:table-cell office:value-type="float" office:value="32639">
            <text:p>32639</text:p>
          </table:table-cell>
          <table:table-cell office:value-type="float" office:value="1998660">
            <text:p>1998660</text:p>
          </table:table-cell>
          <table:table-cell office:value-type="float" office:value="467662">
            <text:p>467662</text:p>
          </table:table-cell>
          <table:table-cell table:number-columns-repeated="2" office:value-type="float" office:value="0">
            <text:p>0</text:p>
          </table:table-cell>
          <table:table-cell office:value-type="float" office:value="2147494912">
            <text:p>2147494912</text:p>
          </table:table-cell>
          <table:table-cell office:value-type="float" office:value="4090521080">
            <text:p>4090521080</text:p>
          </table:table-cell>
          <table:table-cell table:number-columns-repeated="4" office:value-type="float" office:value="0">
            <text:p>0</text:p>
          </table:table-cell>
          <table:table-cell office:value-type="float" office:value="4090620764">
            <text:p>4090620764</text:p>
          </table:table-cell>
          <table:table-cell office:value-type="float" office:value="0">
            <text:p>0</text:p>
          </table:table-cell>
          <table:table-cell office:value-type="float" office:value="4090620764">
            <text:p>4090620764</text:p>
          </table:table-cell>
          <table:table-cell office:value-type="float" office:value="131028551">
            <text:p>131028551</text:p>
          </table:table-cell>
          <table:table-cell office:value-type="float" office:value="4192794030">
            <text:p>4192794030</text:p>
          </table:table-cell>
          <table:table-cell office:value-type="float" office:value="0">
            <text:p>0</text:p>
          </table:table-cell>
          <table:table-cell office:value-type="float" office:value="2795196020">
            <text:p>2795196020</text:p>
          </table:table-cell>
          <table:table-cell office:value-type="float" office:value="381068805">
            <text:p>381068805</text:p>
          </table:table-cell>
          <table:table-cell office:value-type="float" office:value="2795196020">
            <text:p>2795196020</text:p>
          </table:table-cell>
          <table:table-cell office:value-type="float" office:value="4090620764">
            <text:p>4090620764</text:p>
          </table:table-cell>
          <table:table-cell office:value-type="float" office:value="1397598010">
            <text:p>1397598010</text:p>
          </table:table-cell>
          <table:table-cell office:value-type="float" office:value="4081511549">
            <text:p>4081511549</text:p>
          </table:table-cell>
          <table:table-cell office:value-type="float" office:value="1295424744">
            <text:p>1295424744</text:p>
          </table:table-cell>
          <table:table-cell office:value-type="float" office:value="4090620764">
            <text:p>4090620764</text:p>
          </table:table-cell>
          <table:table-cell office:value-type="float" office:value="34331115722">
            <text:p>34331115722</text:p>
          </table:table-cell>
          <table:table-cell office:value-type="float" office:value="127272399902">
            <text:p>127272399902</text:p>
          </table:table-cell>
          <table:table-cell office:value-type="float" office:value="9135681152">
            <text:p>9135681152</text:p>
          </table:table-cell>
          <table:table-cell office:value-type="float" office:value="1858947753">
            <text:p>185894775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8594374071">
            <text:p>8594374071</text:p>
          </table:table-cell>
          <table:table-cell office:value-type="float" office:value="103275965">
            <text:p>103275965</text:p>
          </table:table-cell>
          <table:table-cell office:value-type="float" office:value="199768309">
            <text:p>199768309</text:p>
          </table:table-cell>
          <table:table-cell office:value-type="float" office:value="3484353988">
            <text:p>3484353988</text:p>
          </table:table-cell>
          <table:table-cell office:value-type="float" office:value="8789348837">
            <text:p>8789348837</text:p>
          </table:table-cell>
          <table:table-cell office:value-type="float" office:value="272">
            <text:p>272</text:p>
          </table:table-cell>
          <table:table-cell table:number-columns-repeated="2" office:value-type="float" office:value="0">
            <text:p>0</text:p>
          </table:table-cell>
          <table:table-cell office:value-type="float" office:value="736">
            <text:p>736</text:p>
          </table:table-cell>
          <table:table-cell office:value-type="float" office:value="0">
            <text:p>0</text:p>
          </table:table-cell>
          <table:table-cell office:value-type="float" office:value="987840">
            <text:p>987840</text:p>
          </table:table-cell>
          <table:table-cell table:number-columns-repeated="14" office:value-type="float" office:value="25642168192">
            <text:p>25642168192</text:p>
          </table:table-cell>
          <table:table-cell office:value-type="float" office:value="6022639">
            <text:p>60226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370">
            <text:p>3925370</text:p>
          </table:table-cell>
          <table:table-cell office:value-type="float" office:value="32639">
            <text:p>32639</text:p>
          </table:table-cell>
          <table:table-cell office:value-type="float" office:value="1998660">
            <text:p>1998660</text:p>
          </table:table-cell>
          <table:table-cell office:value-type="float" office:value="467157">
            <text:p>467157</text:p>
          </table:table-cell>
          <table:table-cell table:number-columns-repeated="2" office:value-type="float" office:value="0">
            <text:p>0</text:p>
          </table:table-cell>
          <table:table-cell office:value-type="float" office:value="3221237248">
            <text:p>3221237248</text:p>
          </table:table-cell>
          <table:table-cell office:value-type="float" office:value="199668680">
            <text:p>199668680</text:p>
          </table:table-cell>
          <table:table-cell table:number-columns-repeated="4" office:value-type="float" office:value="0">
            <text:p>0</text:p>
          </table:table-cell>
          <table:table-cell office:value-type="float" office:value="199768309">
            <text:p>199768309</text:p>
          </table:table-cell>
          <table:table-cell office:value-type="float" office:value="0">
            <text:p>0</text:p>
          </table:table-cell>
          <table:table-cell office:value-type="float" office:value="199768309">
            <text:p>199768309</text:p>
          </table:table-cell>
          <table:table-cell office:value-type="float" office:value="137342317">
            <text:p>137342317</text:p>
          </table:table-cell>
          <table:table-cell office:value-type="float" office:value="99884154">
            <text:p>99884154</text:p>
          </table:table-cell>
          <table:table-cell office:value-type="float" office:value="0">
            <text:p>0</text:p>
          </table:table-cell>
          <table:table-cell office:value-type="float" office:value="2929900967">
            <text:p>2929900967</text:p>
          </table:table-cell>
          <table:table-cell office:value-type="float" office:value="1673000238">
            <text:p>1673000238</text:p>
          </table:table-cell>
          <table:table-cell office:value-type="float" office:value="2929900967">
            <text:p>2929900967</text:p>
          </table:table-cell>
          <table:table-cell office:value-type="float" office:value="199768309">
            <text:p>199768309</text:p>
          </table:table-cell>
          <table:table-cell office:value-type="float" office:value="1464950484">
            <text:p>1464950484</text:p>
          </table:table-cell>
          <table:table-cell office:value-type="float" office:value="189847789">
            <text:p>189847789</text:p>
          </table:table-cell>
          <table:table-cell office:value-type="float" office:value="1564834638">
            <text:p>1564834638</text:p>
          </table:table-cell>
          <table:table-cell office:value-type="float" office:value="199768309">
            <text:p>199768309</text:p>
          </table:table-cell>
          <table:table-cell office:value-type="float" office:value="35843505859">
            <text:p>35843505859</text:p>
          </table:table-cell>
          <table:table-cell office:value-type="float" office:value="133694091796">
            <text:p>133694091796</text:p>
          </table:table-cell>
          <table:table-cell office:value-type="float" office:value="9206054687">
            <text:p>9206054687</text:p>
          </table:table-cell>
          <table:table-cell office:value-type="float" office:value="1943481445">
            <text:p>194348144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9170313608">
            <text:p>9170313608</text:p>
          </table:table-cell>
          <table:table-cell office:value-type="float" office:value="110152175">
            <text:p>110152175</text:p>
          </table:table-cell>
          <table:table-cell office:value-type="float" office:value="544825476">
            <text:p>544825476</text:p>
          </table:table-cell>
          <table:table-cell office:value-type="float" office:value="862012779">
            <text:p>862012779</text:p>
          </table:table-cell>
          <table:table-cell office:value-type="float" office:value="9134375604">
            <text:p>9134375604</text:p>
          </table:table-cell>
          <table:table-cell office:value-type="float" office:value="338">
            <text:p>338</text:p>
          </table:table-cell>
          <table:table-cell table:number-columns-repeated="2" office:value-type="float" office:value="0">
            <text:p>0</text:p>
          </table:table-cell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 office:value-type="float" office:value="840487">
            <text:p>840487</text:p>
          </table:table-cell>
          <table:table-cell table:number-columns-repeated="14" office:value-type="float" office:value="26736697806">
            <text:p>26736697806</text:p>
          </table:table-cell>
          <table:table-cell office:value-type="float" office:value="5449644">
            <text:p>54496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331346">
            <text:p>3331346</text:p>
          </table:table-cell>
          <table:table-cell office:value-type="float" office:value="47209">
            <text:p>47209</text:p>
          </table:table-cell>
          <table:table-cell office:value-type="float" office:value="1333553">
            <text:p>1333553</text:p>
          </table:table-cell>
          <table:table-cell office:value-type="float" office:value="311924">
            <text:p>311924</text:p>
          </table:table-cell>
          <table:table-cell table:number-columns-repeated="2" office:value-type="float" office:value="0">
            <text:p>0</text:p>
          </table:table-cell>
          <table:table-cell office:value-type="float" office:value="12288">
            <text:p>12288</text:p>
          </table:table-cell>
          <table:table-cell office:value-type="float" office:value="545556712">
            <text:p>545556712</text:p>
          </table:table-cell>
          <table:table-cell table:number-columns-repeated="4" office:value-type="float" office:value="0">
            <text:p>0</text:p>
          </table:table-cell>
          <table:table-cell office:value-type="float" office:value="544825476">
            <text:p>544825476</text:p>
          </table:table-cell>
          <table:table-cell office:value-type="float" office:value="0">
            <text:p>0</text:p>
          </table:table-cell>
          <table:table-cell office:value-type="float" office:value="544825476">
            <text:p>544825476</text:p>
          </table:table-cell>
          <table:table-cell office:value-type="float" office:value="142733222">
            <text:p>142733222</text:p>
          </table:table-cell>
          <table:table-cell office:value-type="float" office:value="272412738">
            <text:p>272412738</text:p>
          </table:table-cell>
          <table:table-cell office:value-type="float" office:value="0">
            <text:p>0</text:p>
          </table:table-cell>
          <table:table-cell office:value-type="float" office:value="3044920023">
            <text:p>3044920023</text:p>
          </table:table-cell>
          <table:table-cell office:value-type="float" office:value="1671678150">
            <text:p>1671678150</text:p>
          </table:table-cell>
          <table:table-cell office:value-type="float" office:value="3044920023">
            <text:p>3044920023</text:p>
          </table:table-cell>
          <table:table-cell office:value-type="float" office:value="544825476">
            <text:p>544825476</text:p>
          </table:table-cell>
          <table:table-cell office:value-type="float" office:value="1522460012">
            <text:p>1522460012</text:p>
          </table:table-cell>
          <table:table-cell office:value-type="float" office:value="541032235">
            <text:p>541032235</text:p>
          </table:table-cell>
          <table:table-cell office:value-type="float" office:value="1794872749">
            <text:p>1794872749</text:p>
          </table:table-cell>
          <table:table-cell office:value-type="float" office:value="544825476">
            <text:p>544825476</text:p>
          </table:table-cell>
          <table:table-cell office:value-type="float" office:value="37604370117">
            <text:p>37604370117</text:p>
          </table:table-cell>
          <table:table-cell office:value-type="float" office:value="138999084472">
            <text:p>138999084472</text:p>
          </table:table-cell>
          <table:table-cell office:value-type="float" office:value="15866333007">
            <text:p>15866333007</text:p>
          </table:table-cell>
          <table:table-cell office:value-type="float" office:value="2439697265">
            <text:p>243969726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9143086019">
            <text:p>9143086019</text:p>
          </table:table-cell>
          <table:table-cell office:value-type="float" office:value="109854548">
            <text:p>109854548</text:p>
          </table:table-cell>
          <table:table-cell office:value-type="float" office:value="768816233">
            <text:p>768816233</text:p>
          </table:table-cell>
          <table:table-cell office:value-type="float" office:value="782932695">
            <text:p>782932695</text:p>
          </table:table-cell>
          <table:table-cell office:value-type="float" office:value="9358400144">
            <text:p>9358400144</text:p>
          </table:table-cell>
          <table:table-cell office:value-type="float" office:value="272">
            <text:p>272</text:p>
          </table:table-cell>
          <table:table-cell table:number-columns-repeated="2"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office:value-type="float" office:value="987840">
            <text:p>987840</text:p>
          </table:table-cell>
          <table:table-cell table:number-columns-repeated="14" office:value-type="float" office:value="27810668614">
            <text:p>27810668614</text:p>
          </table:table-cell>
          <table:table-cell office:value-type="float" office:value="6022639">
            <text:p>60226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370">
            <text:p>3925370</text:p>
          </table:table-cell>
          <table:table-cell office:value-type="float" office:value="32639">
            <text:p>32639</text:p>
          </table:table-cell>
          <table:table-cell office:value-type="float" office:value="1998660">
            <text:p>1998660</text:p>
          </table:table-cell>
          <table:table-cell office:value-type="float" office:value="467775">
            <text:p>467775</text:p>
          </table:table-cell>
          <table:table-cell table:number-columns-repeated="2" office:value-type="float" office:value="0">
            <text:p>0</text:p>
          </table:table-cell>
          <table:table-cell office:value-type="float" office:value="1073754624">
            <text:p>1073754624</text:p>
          </table:table-cell>
          <table:table-cell office:value-type="float" office:value="768715736">
            <text:p>768715736</text:p>
          </table:table-cell>
          <table:table-cell table:number-columns-repeated="4" office:value-type="float" office:value="0">
            <text:p>0</text:p>
          </table:table-cell>
          <table:table-cell office:value-type="float" office:value="768816233">
            <text:p>768816233</text:p>
          </table:table-cell>
          <table:table-cell office:value-type="float" office:value="0">
            <text:p>0</text:p>
          </table:table-cell>
          <table:table-cell office:value-type="float" office:value="768816233">
            <text:p>768816233</text:p>
          </table:table-cell>
          <table:table-cell office:value-type="float" office:value="146234399">
            <text:p>146234399</text:p>
          </table:table-cell>
          <table:table-cell office:value-type="float" office:value="384408117">
            <text:p>384408117</text:p>
          </table:table-cell>
          <table:table-cell office:value-type="float" office:value="0">
            <text:p>0</text:p>
          </table:table-cell>
          <table:table-cell office:value-type="float" office:value="3119583609">
            <text:p>3119583609</text:p>
          </table:table-cell>
          <table:table-cell office:value-type="float" office:value="1673305113">
            <text:p>1673305113</text:p>
          </table:table-cell>
          <table:table-cell office:value-type="float" office:value="3119583608">
            <text:p>3119583608</text:p>
          </table:table-cell>
          <table:table-cell office:value-type="float" office:value="768816233">
            <text:p>768816233</text:p>
          </table:table-cell>
          <table:table-cell office:value-type="float" office:value="1559791804">
            <text:p>1559791804</text:p>
          </table:table-cell>
          <table:table-cell office:value-type="float" office:value="757001187">
            <text:p>757001187</text:p>
          </table:table-cell>
          <table:table-cell office:value-type="float" office:value="1944199920">
            <text:p>1944199920</text:p>
          </table:table-cell>
          <table:table-cell office:value-type="float" office:value="768816233">
            <text:p>768816233</text:p>
          </table:table-cell>
          <table:table-cell office:value-type="float" office:value="37944335937">
            <text:p>37944335937</text:p>
          </table:table-cell>
          <table:table-cell office:value-type="float" office:value="142928100585">
            <text:p>142928100585</text:p>
          </table:table-cell>
          <table:table-cell office:value-type="float" office:value="9796386718">
            <text:p>9796386718</text:p>
          </table:table-cell>
          <table:table-cell office:value-type="float" office:value="2067138671">
            <text:p>206713867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9669190237">
            <text:p>9669190237</text:p>
          </table:table-cell>
          <table:table-cell office:value-type="float" office:value="116164470">
            <text:p>116164470</text:p>
          </table:table-cell>
          <table:table-cell office:value-type="float" office:value="1276523947">
            <text:p>1276523947</text:p>
          </table:table-cell>
          <table:table-cell office:value-type="float" office:value="2310649530">
            <text:p>2310649530</text:p>
          </table:table-cell>
          <table:table-cell office:value-type="float" office:value="9866113677">
            <text:p>9866113677</text:p>
          </table:table-cell>
          <table:table-cell office:value-type="float" office:value="272">
            <text:p>272</text:p>
          </table:table-cell>
          <table:table-cell table:number-columns-repeated="2" office:value-type="float" office:value="0">
            <text:p>0</text:p>
          </table:table-cell>
          <table:table-cell office:value-type="float" office:value="832">
            <text:p>832</text:p>
          </table:table-cell>
          <table:table-cell office:value-type="float" office:value="0">
            <text:p>0</text:p>
          </table:table-cell>
          <table:table-cell office:value-type="float" office:value="987840">
            <text:p>987840</text:p>
          </table:table-cell>
          <table:table-cell table:number-columns-repeated="14" office:value-type="float" office:value="28951032584">
            <text:p>28951032584</text:p>
          </table:table-cell>
          <table:table-cell office:value-type="float" office:value="6022639">
            <text:p>60226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370">
            <text:p>3925370</text:p>
          </table:table-cell>
          <table:table-cell office:value-type="float" office:value="32639">
            <text:p>32639</text:p>
          </table:table-cell>
          <table:table-cell office:value-type="float" office:value="1998660">
            <text:p>1998660</text:p>
          </table:table-cell>
          <table:table-cell office:value-type="float" office:value="467757">
            <text:p>467757</text:p>
          </table:table-cell>
          <table:table-cell table:number-columns-repeated="2" office:value-type="float" office:value="0">
            <text:p>0</text:p>
          </table:table-cell>
          <table:table-cell office:value-type="float" office:value="2147496960">
            <text:p>2147496960</text:p>
          </table:table-cell>
          <table:table-cell office:value-type="float" office:value="1276424944">
            <text:p>1276424944</text:p>
          </table:table-cell>
          <table:table-cell table:number-columns-repeated="4" office:value-type="float" office:value="0">
            <text:p>0</text:p>
          </table:table-cell>
          <table:table-cell office:value-type="float" office:value="1276523947">
            <text:p>1276523947</text:p>
          </table:table-cell>
          <table:table-cell office:value-type="float" office:value="0">
            <text:p>0</text:p>
          </table:table-cell>
          <table:table-cell office:value-type="float" office:value="1276523947">
            <text:p>1276523947</text:p>
          </table:table-cell>
          <table:table-cell office:value-type="float" office:value="154166042">
            <text:p>154166042</text:p>
          </table:table-cell>
          <table:table-cell office:value-type="float" office:value="638261973">
            <text:p>638261973</text:p>
          </table:table-cell>
          <table:table-cell office:value-type="float" office:value="0">
            <text:p>0</text:p>
          </table:table-cell>
          <table:table-cell office:value-type="float" office:value="3288819513">
            <text:p>3288819513</text:p>
          </table:table-cell>
          <table:table-cell office:value-type="float" office:value="1673342622">
            <text:p>1673342622</text:p>
          </table:table-cell>
          <table:table-cell office:value-type="float" office:value="3288819513">
            <text:p>3288819513</text:p>
          </table:table-cell>
          <table:table-cell office:value-type="float" office:value="1276523947">
            <text:p>1276523947</text:p>
          </table:table-cell>
          <table:table-cell office:value-type="float" office:value="1644409757">
            <text:p>1644409757</text:p>
          </table:table-cell>
          <table:table-cell office:value-type="float" office:value="1266114531">
            <text:p>1266114531</text:p>
          </table:table-cell>
          <table:table-cell office:value-type="float" office:value="2282671730">
            <text:p>2282671730</text:p>
          </table:table-cell>
          <table:table-cell office:value-type="float" office:value="1276523947">
            <text:p>1276523947</text:p>
          </table:table-cell>
          <table:table-cell office:value-type="float" office:value="39586059570">
            <text:p>39586059570</text:p>
          </table:table-cell>
          <table:table-cell office:value-type="float" office:value="148829467773">
            <text:p>148829467773</text:p>
          </table:table-cell>
          <table:table-cell office:value-type="float" office:value="10122863769">
            <text:p>10122863769</text:p>
          </table:table-cell>
          <table:table-cell office:value-type="float" office:value="2186157226">
            <text:p>218615722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10059042338">
            <text:p>10059042338</text:p>
          </table:table-cell>
          <table:table-cell office:value-type="float" office:value="120844439">
            <text:p>120844439</text:p>
          </table:table-cell>
          <table:table-cell office:value-type="float" office:value="1688821946">
            <text:p>1688821946</text:p>
          </table:table-cell>
          <table:table-cell office:value-type="float" office:value="3442831109">
            <text:p>3442831109</text:p>
          </table:table-cell>
          <table:table-cell office:value-type="float" office:value="10278412246">
            <text:p>10278412246</text:p>
          </table:table-cell>
          <table:table-cell office:value-type="float" office:value="272">
            <text:p>272</text:p>
          </table:table-cell>
          <table:table-cell table:number-columns-repeated="2" office:value-type="float" office:value="0">
            <text:p>0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987840">
            <text:p>987840</text:p>
          </table:table-cell>
          <table:table-cell table:number-columns-repeated="14" office:value-type="float" office:value="30200436208">
            <text:p>30200436208</text:p>
          </table:table-cell>
          <table:table-cell office:value-type="float" office:value="6022639">
            <text:p>60226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370">
            <text:p>3925370</text:p>
          </table:table-cell>
          <table:table-cell office:value-type="float" office:value="32639">
            <text:p>32639</text:p>
          </table:table-cell>
          <table:table-cell office:value-type="float" office:value="1998660">
            <text:p>1998660</text:p>
          </table:table-cell>
          <table:table-cell office:value-type="float" office:value="467705">
            <text:p>467705</text:p>
          </table:table-cell>
          <table:table-cell table:number-columns-repeated="2" office:value-type="float" office:value="0">
            <text:p>0</text:p>
          </table:table-cell>
          <table:table-cell office:value-type="float" office:value="3221239296">
            <text:p>3221239296</text:p>
          </table:table-cell>
          <table:table-cell office:value-type="float" office:value="1688720480">
            <text:p>1688720480</text:p>
          </table:table-cell>
          <table:table-cell table:number-columns-repeated="4" office:value-type="float" office:value="0">
            <text:p>0</text:p>
          </table:table-cell>
          <table:table-cell office:value-type="float" office:value="1688821946">
            <text:p>1688821946</text:p>
          </table:table-cell>
          <table:table-cell office:value-type="float" office:value="0">
            <text:p>0</text:p>
          </table:table-cell>
          <table:table-cell office:value-type="float" office:value="1688821946">
            <text:p>1688821946</text:p>
          </table:table-cell>
          <table:table-cell office:value-type="float" office:value="160608543">
            <text:p>160608543</text:p>
          </table:table-cell>
          <table:table-cell office:value-type="float" office:value="844410973">
            <text:p>844410973</text:p>
          </table:table-cell>
          <table:table-cell office:value-type="float" office:value="0">
            <text:p>0</text:p>
          </table:table-cell>
          <table:table-cell office:value-type="float" office:value="3426252179">
            <text:p>3426252179</text:p>
          </table:table-cell>
          <table:table-cell office:value-type="float" office:value="273628954">
            <text:p>273628954</text:p>
          </table:table-cell>
          <table:table-cell office:value-type="float" office:value="3426252180">
            <text:p>3426252180</text:p>
          </table:table-cell>
          <table:table-cell office:value-type="float" office:value="1688821946">
            <text:p>1688821946</text:p>
          </table:table-cell>
          <table:table-cell office:value-type="float" office:value="1713126090">
            <text:p>1713126090</text:p>
          </table:table-cell>
          <table:table-cell office:value-type="float" office:value="1678765767">
            <text:p>1678765767</text:p>
          </table:table-cell>
          <table:table-cell office:value-type="float" office:value="2557537063">
            <text:p>2557537063</text:p>
          </table:table-cell>
          <table:table-cell office:value-type="float" office:value="1688821946">
            <text:p>1688821946</text:p>
          </table:table-cell>
          <table:table-cell office:value-type="float" office:value="41062194824">
            <text:p>41062194824</text:p>
          </table:table-cell>
          <table:table-cell office:value-type="float" office:value="155345336914">
            <text:p>155345336914</text:p>
          </table:table-cell>
          <table:table-cell office:value-type="float" office:value="10700134277">
            <text:p>10700134277</text:p>
          </table:table-cell>
          <table:table-cell office:value-type="float" office:value="2294311523">
            <text:p>229431152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10412836016">
            <text:p>10412836016</text:p>
          </table:table-cell>
          <table:table-cell office:value-type="float" office:value="125089612">
            <text:p>125089612</text:p>
          </table:table-cell>
          <table:table-cell office:value-type="float" office:value="2066982419">
            <text:p>2066982419</text:p>
          </table:table-cell>
          <table:table-cell office:value-type="float" office:value="175432488">
            <text:p>175432488</text:p>
          </table:table-cell>
          <table:table-cell office:value-type="float" office:value="10656577751">
            <text:p>10656577751</text:p>
          </table:table-cell>
          <table:table-cell office:value-type="float" office:value="272">
            <text:p>272</text:p>
          </table:table-cell>
          <table:table-cell table:number-columns-repeated="2" office:value-type="float" office:value="0">
            <text:p>0</text:p>
          </table:table-cell>
          <table:table-cell office:value-type="float" office:value="896">
            <text:p>896</text:p>
          </table:table-cell>
          <table:table-cell office:value-type="float" office:value="0">
            <text:p>0</text:p>
          </table:table-cell>
          <table:table-cell office:value-type="float" office:value="987840">
            <text:p>987840</text:p>
          </table:table-cell>
          <table:table-cell table:number-columns-repeated="14" office:value-type="float" office:value="31246037050">
            <text:p>31246037050</text:p>
          </table:table-cell>
          <table:table-cell office:value-type="float" office:value="6022639">
            <text:p>60226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25370">
            <text:p>3925370</text:p>
          </table:table-cell>
          <table:table-cell office:value-type="float" office:value="32639">
            <text:p>32639</text:p>
          </table:table-cell>
          <table:table-cell office:value-type="float" office:value="1998660">
            <text:p>1998660</text:p>
          </table:table-cell>
          <table:table-cell office:value-type="float" office:value="467817">
            <text:p>467817</text:p>
          </table:table-cell>
          <table:table-cell table:number-columns-repeated="2" office:value-type="float" office:value="0">
            <text:p>0</text:p>
          </table:table-cell>
          <table:table-cell office:value-type="float" office:value="14336">
            <text:p>14336</text:p>
          </table:table-cell>
          <table:table-cell office:value-type="float" office:value="2066887016">
            <text:p>2066887016</text:p>
          </table:table-cell>
          <table:table-cell table:number-columns-repeated="4" office:value-type="float" office:value="0">
            <text:p>0</text:p>
          </table:table-cell>
          <table:table-cell office:value-type="float" office:value="2066982419">
            <text:p>2066982419</text:p>
          </table:table-cell>
          <table:table-cell office:value-type="float" office:value="0">
            <text:p>0</text:p>
          </table:table-cell>
          <table:table-cell office:value-type="float" office:value="2066982419">
            <text:p>2066982419</text:p>
          </table:table-cell>
          <table:table-cell office:value-type="float" office:value="166514582">
            <text:p>166514582</text:p>
          </table:table-cell>
          <table:table-cell office:value-type="float" office:value="1033491209">
            <text:p>1033491209</text:p>
          </table:table-cell>
          <table:table-cell office:value-type="float" office:value="0">
            <text:p>0</text:p>
          </table:table-cell>
          <table:table-cell office:value-type="float" office:value="3552305670">
            <text:p>3552305670</text:p>
          </table:table-cell>
          <table:table-cell office:value-type="float" office:value="0">
            <text:p>0</text:p>
          </table:table-cell>
          <table:table-cell office:value-type="float" office:value="3552305670">
            <text:p>3552305670</text:p>
          </table:table-cell>
          <table:table-cell office:value-type="float" office:value="0">
            <text:p>0</text:p>
          </table:table-cell>
          <table:table-cell office:value-type="float" office:value="1776152835">
            <text:p>1776152835</text:p>
          </table:table-cell>
          <table:table-cell office:value-type="float" office:value="34932">
            <text:p>34932</text:p>
          </table:table-cell>
          <table:table-cell office:value-type="float" office:value="2809644045">
            <text:p>2809644045</text:p>
          </table:table-cell>
          <table:table-cell office:value-type="float" office:value="2066982419">
            <text:p>2066982419</text:p>
          </table:table-cell>
          <table:table-cell office:value-type="float" office:value="42344604492">
            <text:p>42344604492</text:p>
          </table:table-cell>
          <table:table-cell office:value-type="float" office:value="161154479980">
            <text:p>161154479980</text:p>
          </table:table-cell>
          <table:table-cell office:value-type="float" office:value="10919494628">
            <text:p>10919494628</text:p>
          </table:table-cell>
          <table:table-cell office:value-type="float" office:value="2359741210">
            <text:p>235974121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10764018699">
            <text:p>10764018699</text:p>
          </table:table-cell>
          <table:table-cell office:value-type="float" office:value="129433710">
            <text:p>129433710</text:p>
          </table:table-cell>
          <table:table-cell office:value-type="float" office:value="2397998331">
            <text:p>2397998331</text:p>
          </table:table-cell>
          <table:table-cell office:value-type="float" office:value="1195162559">
            <text:p>1195162559</text:p>
          </table:table-cell>
          <table:table-cell office:value-type="float" office:value="10987532491">
            <text:p>10987532491</text:p>
          </table:table-cell>
          <table:table-cell office:value-type="float" office:value="382">
            <text:p>382</text:p>
          </table:table-cell>
          <table:table-cell table:number-columns-repeated="2" office:value-type="float" office:value="0">
            <text:p>0</text:p>
          </table:table-cell>
          <table:table-cell office:value-type="float" office:value="928">
            <text:p>928</text:p>
          </table:table-cell>
          <table:table-cell office:value-type="float" office:value="0">
            <text:p>0</text:p>
          </table:table-cell>
          <table:table-cell office:value-type="float" office:value="1786098">
            <text:p>1786098</text:p>
          </table:table-cell>
          <table:table-cell table:number-columns-repeated="14" office:value-type="float" office:value="32296482058">
            <text:p>32296482058</text:p>
          </table:table-cell>
          <table:table-cell office:value-type="float" office:value="9231796">
            <text:p>92317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095547">
            <text:p>7095547</text:p>
          </table:table-cell>
          <table:table-cell office:value-type="float" office:value="3226468">
            <text:p>3226468</text:p>
          </table:table-cell>
          <table:table-cell office:value-type="float" office:value="5092089">
            <text:p>5092089</text:p>
          </table:table-cell>
          <table:table-cell office:value-type="float" office:value="1124735">
            <text:p>1124735</text:p>
          </table:table-cell>
          <table:table-cell table:number-columns-repeated="2" office:value-type="float" office:value="0">
            <text:p>0</text:p>
          </table:table-cell>
          <table:table-cell office:value-type="float" office:value="1073756672">
            <text:p>1073756672</text:p>
          </table:table-cell>
          <table:table-cell office:value-type="float" office:value="2398715888">
            <text:p>2398715888</text:p>
          </table:table-cell>
          <table:table-cell table:number-columns-repeated="4" office:value-type="float" office:value="0">
            <text:p>0</text:p>
          </table:table-cell>
          <table:table-cell office:value-type="float" office:value="2397998331">
            <text:p>2397998331</text:p>
          </table:table-cell>
          <table:table-cell office:value-type="float" office:value="0">
            <text:p>0</text:p>
          </table:table-cell>
          <table:table-cell office:value-type="float" office:value="2397998331">
            <text:p>2397998331</text:p>
          </table:table-cell>
          <table:table-cell office:value-type="float" office:value="171686574">
            <text:p>171686574</text:p>
          </table:table-cell>
          <table:table-cell office:value-type="float" office:value="1198999165">
            <text:p>1198999165</text:p>
          </table:table-cell>
          <table:table-cell office:value-type="float" office:value="0">
            <text:p>0</text:p>
          </table:table-cell>
          <table:table-cell office:value-type="float" office:value="3662644308">
            <text:p>3662644308</text:p>
          </table:table-cell>
          <table:table-cell office:value-type="float" office:value="0">
            <text:p>0</text:p>
          </table:table-cell>
          <table:table-cell office:value-type="float" office:value="3662644307">
            <text:p>3662644307</text:p>
          </table:table-cell>
          <table:table-cell office:value-type="float" office:value="0">
            <text:p>0</text:p>
          </table:table-cell>
          <table:table-cell office:value-type="float" office:value="1831322154">
            <text:p>1831322154</text:p>
          </table:table-cell>
          <table:table-cell office:value-type="float" office:value="9094">
            <text:p>9094</text:p>
          </table:table-cell>
          <table:table-cell office:value-type="float" office:value="3030321319">
            <text:p>3030321319</text:p>
          </table:table-cell>
          <table:table-cell office:value-type="float" office:value="2397998331">
            <text:p>2397998331</text:p>
          </table:table-cell>
          <table:table-cell office:value-type="float" office:value="43018371582">
            <text:p>43018371582</text:p>
          </table:table-cell>
          <table:table-cell office:value-type="float" office:value="166234191894">
            <text:p>166234191894</text:p>
          </table:table-cell>
          <table:table-cell office:value-type="float" office:value="12879516601">
            <text:p>12879516601</text:p>
          </table:table-cell>
          <table:table-cell office:value-type="float" office:value="2437316894">
            <text:p>243731689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11016579320">
            <text:p>11016579320</text:p>
          </table:table-cell>
          <table:table-cell office:value-type="float" office:value="132361762">
            <text:p>132361762</text:p>
          </table:table-cell>
          <table:table-cell office:value-type="float" office:value="2650073831">
            <text:p>2650073831</text:p>
          </table:table-cell>
          <table:table-cell office:value-type="float" office:value="1929499792">
            <text:p>1929499792</text:p>
          </table:table-cell>
          <table:table-cell office:value-type="float" office:value="11239668353">
            <text:p>11239668353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0">
            <text:p>0</text:p>
          </table:table-cell>
          <table:table-cell office:value-type="float" office:value="1212192">
            <text:p>1212192</text:p>
          </table:table-cell>
          <table:table-cell table:number-columns-repeated="14" office:value-type="float" office:value="33373252002">
            <text:p>33373252002</text:p>
          </table:table-cell>
          <table:table-cell office:value-type="float" office:value="6920267">
            <text:p>69202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830166">
            <text:p>4830166</text:p>
          </table:table-cell>
          <table:table-cell office:value-type="float" office:value="25124">
            <text:p>25124</text:p>
          </table:table-cell>
          <table:table-cell office:value-type="float" office:value="2838736">
            <text:p>2838736</text:p>
          </table:table-cell>
          <table:table-cell office:value-type="float" office:value="708521">
            <text:p>708521</text:p>
          </table:table-cell>
          <table:table-cell table:number-columns-repeated="2" office:value-type="float" office:value="0">
            <text:p>0</text:p>
          </table:table-cell>
          <table:table-cell office:value-type="float" office:value="2147499008">
            <text:p>2147499008</text:p>
          </table:table-cell>
          <table:table-cell office:value-type="float" office:value="2649974576">
            <text:p>2649974576</text:p>
          </table:table-cell>
          <table:table-cell table:number-columns-repeated="4" office:value-type="float" office:value="0">
            <text:p>0</text:p>
          </table:table-cell>
          <table:table-cell office:value-type="float" office:value="2650073831">
            <text:p>2650073831</text:p>
          </table:table-cell>
          <table:table-cell office:value-type="float" office:value="0">
            <text:p>0</text:p>
          </table:table-cell>
          <table:table-cell office:value-type="float" office:value="2650073831">
            <text:p>2650073831</text:p>
          </table:table-cell>
          <table:table-cell office:value-type="float" office:value="175625340">
            <text:p>175625340</text:p>
          </table:table-cell>
          <table:table-cell office:value-type="float" office:value="1325036915">
            <text:p>1325036915</text:p>
          </table:table-cell>
          <table:table-cell office:value-type="float" office:value="0">
            <text:p>0</text:p>
          </table:table-cell>
          <table:table-cell office:value-type="float" office:value="3746669475">
            <text:p>3746669475</text:p>
          </table:table-cell>
          <table:table-cell office:value-type="float" office:value="0">
            <text:p>0</text:p>
          </table:table-cell>
          <table:table-cell office:value-type="float" office:value="3746669474">
            <text:p>3746669474</text:p>
          </table:table-cell>
          <table:table-cell office:value-type="float" office:value="0">
            <text:p>0</text:p>
          </table:table-cell>
          <table:table-cell office:value-type="float" office:value="1873334737">
            <text:p>1873334737</text:p>
          </table:table-cell>
          <table:table-cell office:value-type="float" office:value="9024">
            <text:p>9024</text:p>
          </table:table-cell>
          <table:table-cell office:value-type="float" office:value="3198371653">
            <text:p>3198371653</text:p>
          </table:table-cell>
          <table:table-cell office:value-type="float" office:value="2650073831">
            <text:p>2650073831</text:p>
          </table:table-cell>
          <table:table-cell office:value-type="float" office:value="43002624511">
            <text:p>43002624511</text:p>
          </table:table-cell>
          <table:table-cell office:value-type="float" office:value="169510986328">
            <text:p>169510986328</text:p>
          </table:table-cell>
          <table:table-cell office:value-type="float" office:value="11335449218">
            <text:p>11335449218</text:p>
          </table:table-cell>
          <table:table-cell office:value-type="float" office:value="2467712402">
            <text:p>246771240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11470032537">
            <text:p>11470032537</text:p>
          </table:table-cell>
          <table:table-cell office:value-type="float" office:value="137758197">
            <text:p>137758197</text:p>
          </table:table-cell>
          <table:table-cell office:value-type="float" office:value="3128653083">
            <text:p>3128653083</text:p>
          </table:table-cell>
          <table:table-cell office:value-type="float" office:value="3245758652">
            <text:p>3245758652</text:p>
          </table:table-cell>
          <table:table-cell office:value-type="float" office:value="11718276064">
            <text:p>11718276064</text:p>
          </table:table-cell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  <table:table-cell office:value-type="float" office:value="992">
            <text:p>992</text:p>
          </table:table-cell>
          <table:table-cell office:value-type="float" office:value="0">
            <text:p>0</text:p>
          </table:table-cell>
          <table:table-cell office:value-type="float" office:value="818406">
            <text:p>818406</text:p>
          </table:table-cell>
          <table:table-cell table:number-columns-repeated="14" office:value-type="float" office:value="34588563554">
            <text:p>34588563554</text:p>
          </table:table-cell>
          <table:table-cell office:value-type="float" office:value="4309150">
            <text:p>43091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60515">
            <text:p>3260515</text:p>
          </table:table-cell>
          <table:table-cell office:value-type="float" office:value="16319">
            <text:p>16319</text:p>
          </table:table-cell>
          <table:table-cell office:value-type="float" office:value="2297147">
            <text:p>2297147</text:p>
          </table:table-cell>
          <table:table-cell office:value-type="float" office:value="569090">
            <text:p>569090</text:p>
          </table:table-cell>
          <table:table-cell table:number-columns-repeated="2" office:value-type="float" office:value="0">
            <text:p>0</text:p>
          </table:table-cell>
          <table:table-cell office:value-type="float" office:value="3221241344">
            <text:p>3221241344</text:p>
          </table:table-cell>
          <table:table-cell office:value-type="float" office:value="3128554768">
            <text:p>3128554768</text:p>
          </table:table-cell>
          <table:table-cell table:number-columns-repeated="4" office:value-type="float" office:value="0">
            <text:p>0</text:p>
          </table:table-cell>
          <table:table-cell office:value-type="float" office:value="3128653083">
            <text:p>3128653083</text:p>
          </table:table-cell>
          <table:table-cell office:value-type="float" office:value="0">
            <text:p>0</text:p>
          </table:table-cell>
          <table:table-cell office:value-type="float" office:value="3128653083">
            <text:p>3128653083</text:p>
          </table:table-cell>
          <table:table-cell office:value-type="float" office:value="183103141">
            <text:p>183103141</text:p>
          </table:table-cell>
          <table:table-cell office:value-type="float" office:value="1564326541">
            <text:p>1564326541</text:p>
          </table:table-cell>
          <table:table-cell office:value-type="float" office:value="0">
            <text:p>0</text:p>
          </table:table-cell>
          <table:table-cell office:value-type="float" office:value="3906195892">
            <text:p>3906195892</text:p>
          </table:table-cell>
          <table:table-cell office:value-type="float" office:value="0">
            <text:p>0</text:p>
          </table:table-cell>
          <table:table-cell office:value-type="float" office:value="3906195892">
            <text:p>3906195892</text:p>
          </table:table-cell>
          <table:table-cell office:value-type="float" office:value="0">
            <text:p>0</text:p>
          </table:table-cell>
          <table:table-cell office:value-type="float" office:value="1953097946">
            <text:p>1953097946</text:p>
          </table:table-cell>
          <table:table-cell office:value-type="float" office:value="31325">
            <text:p>31325</text:p>
          </table:table-cell>
          <table:table-cell office:value-type="float" office:value="3517424488">
            <text:p>3517424488</text:p>
          </table:table-cell>
          <table:table-cell office:value-type="float" office:value="3128653083">
            <text:p>3128653083</text:p>
          </table:table-cell>
          <table:table-cell office:value-type="float" office:value="43682250976">
            <text:p>43682250976</text:p>
          </table:table-cell>
          <table:table-cell office:value-type="float" office:value="175912475585">
            <text:p>175912475585</text:p>
          </table:table-cell>
          <table:table-cell office:value-type="float" office:value="12126037597">
            <text:p>12126037597</text:p>
          </table:table-cell>
          <table:table-cell office:value-type="float" office:value="2616394042">
            <text:p>261639404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11635224741">
            <text:p>11635224741</text:p>
          </table:table-cell>
          <table:table-cell office:value-type="float" office:value="139653737">
            <text:p>139653737</text:p>
          </table:table-cell>
          <table:table-cell office:value-type="float" office:value="3559277410">
            <text:p>3559277410</text:p>
          </table:table-cell>
          <table:table-cell office:value-type="float" office:value="3725926568">
            <text:p>3725926568</text:p>
          </table:table-cell>
          <table:table-cell office:value-type="float" office:value="12148974328">
            <text:p>12148974328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53517">
            <text:p>153517</text:p>
          </table:table-cell>
          <table:table-cell table:number-columns-repeated="14" office:value-type="float" office:value="35599871868">
            <text:p>35599871868</text:p>
          </table:table-cell>
          <table:table-cell office:value-type="float" office:value="613831">
            <text:p>613831</text:p>
          </table:table-cell>
          <table:table-cell table:number-columns-repeated="4" office:value-type="float" office:value="0">
            <text:p>0</text:p>
          </table:table-cell>
          <table:table-cell office:value-type="float" office:value="604806">
            <text:p>604806</text:p>
          </table:table-cell>
          <table:table-cell office:value-type="float" office:value="20767">
            <text:p>20767</text:p>
          </table:table-cell>
          <table:table-cell office:value-type="float" office:value="894418">
            <text:p>894418</text:p>
          </table:table-cell>
          <table:table-cell office:value-type="float" office:value="155714">
            <text:p>155714</text:p>
          </table:table-cell>
          <table:table-cell table:number-columns-repeated="2" office:value-type="float" office:value="0">
            <text:p>0</text:p>
          </table:table-cell>
          <table:table-cell office:value-type="float" office:value="16384">
            <text:p>16384</text:p>
          </table:table-cell>
          <table:table-cell table:number-columns-repeated="5" office:value-type="float" office:value="0">
            <text:p>0</text:p>
          </table:table-cell>
          <table:table-cell office:value-type="float" office:value="3559277410">
            <text:p>3559277410</text:p>
          </table:table-cell>
          <table:table-cell office:value-type="float" office:value="0">
            <text:p>0</text:p>
          </table:table-cell>
          <table:table-cell office:value-type="float" office:value="3559277410">
            <text:p>3559277410</text:p>
          </table:table-cell>
          <table:table-cell office:value-type="float" office:value="189832469">
            <text:p>189832469</text:p>
          </table:table-cell>
          <table:table-cell office:value-type="float" office:value="1779638705">
            <text:p>1779638705</text:p>
          </table:table-cell>
          <table:table-cell office:value-type="float" office:value="0">
            <text:p>0</text:p>
          </table:table-cell>
          <table:table-cell office:value-type="float" office:value="4049737334">
            <text:p>4049737334</text:p>
          </table:table-cell>
          <table:table-cell office:value-type="float" office:value="0">
            <text:p>0</text:p>
          </table:table-cell>
          <table:table-cell office:value-type="float" office:value="4049737334">
            <text:p>4049737334</text:p>
          </table:table-cell>
          <table:table-cell office:value-type="float" office:value="3559277410">
            <text:p>3559277410</text:p>
          </table:table-cell>
          <table:table-cell office:value-type="float" office:value="2024868667">
            <text:p>2024868667</text:p>
          </table:table-cell>
          <table:table-cell office:value-type="float" office:value="81836">
            <text:p>81836</text:p>
          </table:table-cell>
          <table:table-cell office:value-type="float" office:value="3804507372">
            <text:p>3804507372</text:p>
          </table:table-cell>
          <table:table-cell office:value-type="float" office:value="3559277410">
            <text:p>3559277410</text:p>
          </table:table-cell>
          <table:table-cell office:value-type="float" office:value="50289001464">
            <text:p>50289001464</text:p>
          </table:table-cell>
          <table:table-cell office:value-type="float" office:value="185159057617">
            <text:p>185159057617</text:p>
          </table:table-cell>
          <table:table-cell office:value-type="float" office:value="16380676269">
            <text:p>16380676269</text:p>
          </table:table-cell>
          <table:table-cell office:value-type="float" office:value="2634826660">
            <text:p>2634826660</text:p>
          </table:table-cell>
          <table:table-cell office:value-type="float" office:value="0">
            <text:p>0</text:p>
          </table:table-cell>
          <table:table-cell table:number-columns-repeated="960"/>
        </table:table-row>
      </table:table>
      <table:table table:name="analysis" table:style-name="ta1" table:print="false">
        <office:forms form:automatic-focus="false" form:apply-design-mode="false"/>
        <table:table-column table:style-name="co19" table:default-cell-style-name="Default"/>
        <table:table-column table:style-name="co2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number-columns-repeated="2" table:default-cell-style-name="ce4"/>
        <table:table-column table:style-name="co22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column table:style-name="co25" table:default-cell-style-name="ce4"/>
        <table:table-column table:style-name="co26" table:default-cell-style-name="ce4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18" table:number-columns-repeated="998" table:default-cell-style-name="Default"/>
        <table:table-row table:style-name="ro2">
          <table:table-cell table:style-name="ce2" office:value-type="string">
            <text:p>kernel</text:p>
          </table:table-cell>
          <table:table-cell table:style-name="ce2" office:value-type="string">
            <text:p>block size</text:p>
          </table:table-cell>
          <table:table-cell table:style-name="ce2" office:value-type="string">
            <text:p>threads per block</text:p>
          </table:table-cell>
          <table:table-cell table:style-name="ce2" office:value-type="string">
            <text:p>Total threads</text:p>
          </table:table-cell>
          <table:table-cell table:style-name="ce2" office:value-type="string">
            <text:p>PSYS Energy [J]</text:p>
          </table:table-cell>
          <table:table-cell table:style-name="ce3" office:value-type="string">
            <text:p>PKG Energy [J]</text:p>
          </table:table-cell>
          <table:table-cell table:style-name="ce3" office:value-type="string">
            <text:p>PP0 Energy [J]</text:p>
          </table:table-cell>
          <table:table-cell table:style-name="ce2" office:value-type="string">
            <text:p>DRAM Energy [J]</text:p>
          </table:table-cell>
          <table:table-cell table:style-name="ce2" office:value-type="string">
            <text:p>GPU Energy [J]</text:p>
          </table:table-cell>
          <table:table-cell table:style-name="ce2" office:value-type="string">
            <text:p>OCL_TIMER [s]</text:p>
          </table:table-cell>
          <table:table-cell table:style-name="ce2" office:value-type="string">
            <text:p>TIMESTAMP [s]</text:p>
          </table:table-cell>
          <table:table-cell table:style-name="ce2" office:value-type="string">
            <text:p>GPU_TICKS [s]</text:p>
          </table:table-cell>
          <table:table-cell table:style-name="ce2" office:value-type="string">
            <text:p>CPU_TICKS [s]</text:p>
          </table:table-cell>
          <table:table-cell table:style-name="ce2" office:value-type="string">
            <text:p>PSYS Power [W] (OCL_TIMER)</text:p>
          </table:table-cell>
          <table:table-cell table:style-name="ce3" office:value-type="string">
            <text:p>PKG Power (OCL_TIMER) [W]</text:p>
          </table:table-cell>
          <table:table-cell table:style-name="ce3" office:value-type="string">
            <text:p>PP0 Power (OCL_TIMER) [W]</text:p>
          </table:table-cell>
          <table:table-cell table:style-name="ce2" office:value-type="string">
            <text:p>DRAM Power (OCL_TIMER) <text:s/>[W]</text:p>
          </table:table-cell>
          <table:table-cell table:style-name="ce2" office:value-type="string">
            <text:p>GPU Power (OCL_TIMER) [W]</text:p>
          </table:table-cell>
          <table:table-cell table:style-name="ce2" office:value-type="string">
            <text:p>GPU Power (pkg – pp0 – dram)</text:p>
          </table:table-cell>
          <table:table-cell table:style-name="ce2" office:value-type="string">
            <text:p>PSYS Power [W] (CPU_TICKS)</text:p>
          </table:table-cell>
          <table:table-cell table:style-name="ce3" office:value-type="string">
            <text:p>PKG Power (CPU_TICKS) [W]</text:p>
          </table:table-cell>
          <table:table-cell table:style-name="ce3" office:value-type="string">
            <text:p>PP0 Power (CPU_TICKS) [W]</text:p>
          </table:table-cell>
          <table:table-cell table:style-name="ce2" office:value-type="string">
            <text:p>DRAM Power (CPU_TICKS) <text:s/>[W]</text:p>
          </table:table-cell>
          <table:table-cell table:style-name="ce2" office:value-type="string">
            <text:p>GPU Power (CPU_TICKS) [W]</text:p>
          </table:table-cell>
          <table:table-cell table:style-name="ce2" office:value-type="string">
            <text:p>GPU Power (pkg – pp0 – dram)</text:p>
          </table:table-cell>
          <table:table-cell table:style-name="ce2" table:number-columns-repeated="951"/>
          <table:table-cell table:style-name="ce7" table:number-columns-repeated="47"/>
        </table:table-row>
        <table:table-row table:style-name="ro1">
          <table:table-cell office:value-type="string">
            <text:p>scalar_sp_add_power_kernel</text:p>
          </table:table-cell>
          <table:table-cell table:number-columns-repeated="2" office:value-type="float" office:value="1">
            <text:p>1</text:p>
          </table:table-cell>
          <table:table-cell table:formula="of:=[.B2]*[.C2]" office:value-type="float" office:value="1">
            <text:p>1</text:p>
          </table:table-cell>
          <table:table-cell table:formula="of:=[counters.BH2]/1000000000" office:value-type="float" office:value="2.015563964">
            <text:p>2,015563964</text:p>
          </table:table-cell>
          <table:table-cell table:style-name="Default" table:formula="of:=[counters.BI2]/1000000000" office:value-type="float" office:value="8.117370605">
            <text:p>8,117370605</text:p>
          </table:table-cell>
          <table:table-cell table:style-name="Default" table:formula="of:=[counters.BJ2]/1000000000" office:value-type="float" office:value="0.800323486">
            <text:p>0,800323486</text:p>
          </table:table-cell>
          <table:table-cell table:formula="of:=[counters.BK2]/1000000000" office:value-type="float" office:value="0.212493896">
            <text:p>0,212493896</text:p>
          </table:table-cell>
          <table:table-cell table:formula="of:=[counters.BL2]/(2^-32)" office:value-type="float" office:value="0">
            <text:p>0</text:p>
          </table:table-cell>
          <table:table-cell table:formula="of:=[counters.D2]/1000000000" office:value-type="float" office:value="0.947131511">
            <text:p>0,947131511</text:p>
          </table:table-cell>
          <table:table-cell table:formula="of:=[counters.E2]/12500000" office:value-type="float" office:value="0.91665912">
            <text:p>0,91665912</text:p>
          </table:table-cell>
          <table:table-cell table:formula="of:=[counters.F2]/1050000000" office:value-type="float" office:value="0.951608263809524">
            <text:p>0,9516082638</text:p>
          </table:table-cell>
          <table:table-cell table:formula="of:=[counters.G2]/3500000000" office:value-type="float" office:value="0.786186223714286">
            <text:p>0,7861862237</text:p>
          </table:table-cell>
          <table:table-cell table:style-name="ce6" table:formula="of:=[.E2]/[.$J2]" office:value-type="float" office:value="2.12807191038542">
            <text:p>2,1280719104</text:p>
          </table:table-cell>
          <table:table-cell table:style-name="ce6" table:formula="of:=[.F2]/[.$J2]" office:value-type="float" office:value="8.57047887302316">
            <text:p>8,570478873</text:p>
          </table:table-cell>
          <table:table-cell table:style-name="ce6" table:formula="of:=[.G2]/[.$J2]" office:value-type="float" office:value="0.844997211796916">
            <text:p>0,8449972118</text:p>
          </table:table-cell>
          <table:table-cell table:style-name="ce6" table:formula="of:=[.H2]/[.$J2]" office:value-type="float" office:value="0.224355217340034">
            <text:p>0,2243552173</text:p>
          </table:table-cell>
          <table:table-cell table:style-name="ce6" table:formula="of:=[.I2]/[.$J2]" office:value-type="float" office:value="0">
            <text:p>0</text:p>
          </table:table-cell>
          <table:table-cell table:formula="of:=[.O2]-[.P2]-[.Q2]" office:value-type="float" office:value="7.50112644388621">
            <text:p>7,5011264439</text:p>
          </table:table-cell>
          <table:table-cell table:formula="of:=[.E2]/[.$M2]" office:value-type="float" office:value="2.5637233306857">
            <text:p>2,5637233307</text:p>
          </table:table-cell>
          <table:table-cell table:formula="of:=[.F2]/[.$M2]" office:value-type="float" office:value="10.3249972591099">
            <text:p>10,3249972591</text:p>
          </table:table-cell>
          <table:table-cell table:formula="of:=[.G2]/[.$M2]" office:value-type="float" office:value="1.01798207836678">
            <text:p>1,0179820784</text:p>
          </table:table-cell>
          <table:table-cell table:formula="of:=[.H2]/[.$M2]" office:value-type="float" office:value="0.270284430826181">
            <text:p>0,2702844308</text:p>
          </table:table-cell>
          <table:table-cell table:formula="of:=[.I2]/[.$M2]" office:value-type="float" office:value="0">
            <text:p>0</text:p>
          </table:table-cell>
          <table:table-cell table:formula="of:=[.U2]-[.V2]-[.W2]" office:value-type="float" office:value="9.03673074991699">
            <text:p>9,0367307499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3]*[.C3]" office:value-type="float" office:value="2">
            <text:p>2</text:p>
          </table:table-cell>
          <table:table-cell table:formula="of:=[counters.BH3]/1000000000" office:value-type="float" office:value="1.981597899">
            <text:p>1,981597899</text:p>
          </table:table-cell>
          <table:table-cell table:style-name="Default" table:formula="of:=[counters.BI3]/1000000000" office:value-type="float" office:value="8.095306396">
            <text:p>8,095306396</text:p>
          </table:table-cell>
          <table:table-cell table:style-name="Default" table:formula="of:=[counters.BJ3]/1000000000" office:value-type="float" office:value="0.803985595">
            <text:p>0,803985595</text:p>
          </table:table-cell>
          <table:table-cell table:formula="of:=[counters.BK3]/1000000000" office:value-type="float" office:value="0.212677001">
            <text:p>0,212677001</text:p>
          </table:table-cell>
          <table:table-cell table:formula="of:=[counters.BL3]/(2^-32)" office:value-type="float" office:value="0">
            <text:p>0</text:p>
          </table:table-cell>
          <table:table-cell table:formula="of:=[counters.D3]/1000000000" office:value-type="float" office:value="0.94701038">
            <text:p>0,94701038</text:p>
          </table:table-cell>
          <table:table-cell table:formula="of:=[counters.E3]/12500000" office:value-type="float" office:value="0.91649488">
            <text:p>0,91649488</text:p>
          </table:table-cell>
          <table:table-cell table:formula="of:=[counters.F3]/1050000000" office:value-type="float" office:value="0.951543606666667">
            <text:p>0,9515436067</text:p>
          </table:table-cell>
          <table:table-cell table:formula="of:=[counters.G3]/3500000000" office:value-type="float" office:value="0.786107235142857">
            <text:p>0,7861072351</text:p>
          </table:table-cell>
          <table:table-cell table:style-name="ce6" table:formula="of:=[.E3]/[.J3]" office:value-type="float" office:value="2.09247748583284">
            <text:p>2,0924774858</text:p>
          </table:table-cell>
          <table:table-cell table:style-name="ce6" table:formula="of:=[.F3]/[.$J3]" office:value-type="float" office:value="8.54827630928396">
            <text:p>8,5482763093</text:p>
          </table:table-cell>
          <table:table-cell table:style-name="ce6" table:formula="of:=[.G3]/[.$J3]" office:value-type="float" office:value="0.848972315382647">
            <text:p>0,8489723154</text:p>
          </table:table-cell>
          <table:table-cell table:style-name="ce6" table:formula="of:=[.H3]/[.$J3]" office:value-type="float" office:value="0.22457726492924">
            <text:p>0,2245772649</text:p>
          </table:table-cell>
          <table:table-cell table:style-name="ce6" table:formula="of:=[.I3]/[.$J3]" office:value-type="float" office:value="0">
            <text:p>0</text:p>
          </table:table-cell>
          <table:table-cell table:formula="of:=[.O3]-[.P3]-[.Q3]" office:value-type="float" office:value="7.47472672897207">
            <text:p>7,474726729</text:p>
          </table:table-cell>
          <table:table-cell table:formula="of:=[.E3]/[.$M3]" office:value-type="float" office:value="2.52077300705659">
            <text:p>2,5207730071</text:p>
          </table:table-cell>
          <table:table-cell table:formula="of:=[.F3]/[.$M3]" office:value-type="float" office:value="10.2979670382106">
            <text:p>10,2979670382</text:p>
          </table:table-cell>
          <table:table-cell table:formula="of:=[.G3]/[.$M3]" office:value-type="float" office:value="1.02274290205953">
            <text:p>1,0227429021</text:p>
          </table:table-cell>
          <table:table-cell table:formula="of:=[.H3]/[.$M3]" office:value-type="float" office:value="0.270544515420152">
            <text:p>0,2705445154</text:p>
          </table:table-cell>
          <table:table-cell table:formula="of:=[.I3]/[.$M3]" office:value-type="float" office:value="0">
            <text:p>0</text:p>
          </table:table-cell>
          <table:table-cell table:formula="of:=[.U3]-[.V3]-[.W3]" office:value-type="float" office:value="9.0046796207309">
            <text:p>9,0046796207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4]*[.C4]" office:value-type="float" office:value="4">
            <text:p>4</text:p>
          </table:table-cell>
          <table:table-cell table:formula="of:=[counters.BH4]/1000000000" office:value-type="float" office:value="2.054077148">
            <text:p>2,054077148</text:p>
          </table:table-cell>
          <table:table-cell table:style-name="Default" table:formula="of:=[counters.BI4]/1000000000" office:value-type="float" office:value="8.176605224">
            <text:p>8,176605224</text:p>
          </table:table-cell>
          <table:table-cell table:style-name="Default" table:formula="of:=[counters.BJ4]/1000000000" office:value-type="float" office:value="0.831359863">
            <text:p>0,831359863</text:p>
          </table:table-cell>
          <table:table-cell table:formula="of:=[counters.BK4]/1000000000" office:value-type="float" office:value="0.212158203">
            <text:p>0,212158203</text:p>
          </table:table-cell>
          <table:table-cell table:formula="of:=[counters.BL4]/(2^-32)" office:value-type="float" office:value="0">
            <text:p>0</text:p>
          </table:table-cell>
          <table:table-cell table:formula="of:=[counters.D4]/1000000000" office:value-type="float" office:value="0.947146198">
            <text:p>0,947146198</text:p>
          </table:table-cell>
          <table:table-cell table:formula="of:=[counters.E4]/12500000" office:value-type="float" office:value="0.9164568">
            <text:p>0,9164568</text:p>
          </table:table-cell>
          <table:table-cell table:formula="of:=[counters.F4]/1050000000" office:value-type="float" office:value="0.95152662">
            <text:p>0,95152662</text:p>
          </table:table-cell>
          <table:table-cell table:formula="of:=[counters.G4]/3500000000" office:value-type="float" office:value="0.786104731142857">
            <text:p>0,7861047311</text:p>
          </table:table-cell>
          <table:table-cell table:style-name="ce6" table:formula="of:=[.E4]/[.J4]" office:value-type="float" office:value="2.16870125471379">
            <text:p>2,1687012547</text:p>
          </table:table-cell>
          <table:table-cell table:style-name="ce6" table:formula="of:=[.F4]/[.$J4]" office:value-type="float" office:value="8.63288607531316">
            <text:p>8,6328860753</text:p>
          </table:table-cell>
          <table:table-cell table:style-name="ce6" table:formula="of:=[.G4]/[.$J4]" office:value-type="float" office:value="0.87775241536682">
            <text:p>0,8777524154</text:p>
          </table:table-cell>
          <table:table-cell table:style-name="ce6" table:formula="of:=[.H4]/[.$J4]" office:value-type="float" office:value="0.223997312609178">
            <text:p>0,2239973126</text:p>
          </table:table-cell>
          <table:table-cell table:style-name="ce6" table:formula="of:=[.I4]/[.$J4]" office:value-type="float" office:value="0">
            <text:p>0</text:p>
          </table:table-cell>
          <table:table-cell table:formula="of:=[.O4]-[.P4]-[.Q4]" office:value-type="float" office:value="7.53113634733716">
            <text:p>7,5311363473</text:p>
          </table:table-cell>
          <table:table-cell table:formula="of:=[.E4]/[.$M4]" office:value-type="float" office:value="2.61298153620541">
            <text:p>2,6129815362</text:p>
          </table:table-cell>
          <table:table-cell table:formula="of:=[.F4]/[.$M4]" office:value-type="float" office:value="10.4014196837521">
            <text:p>10,4014196838</text:p>
          </table:table-cell>
          <table:table-cell table:formula="of:=[.G4]/[.$M4]" office:value-type="float" office:value="1.05756883283395">
            <text:p>1,0575688328</text:p>
          </table:table-cell>
          <table:table-cell table:formula="of:=[.H4]/[.$M4]" office:value-type="float" office:value="0.269885416783537">
            <text:p>0,2698854168</text:p>
          </table:table-cell>
          <table:table-cell table:formula="of:=[.I4]/[.$M4]" office:value-type="float" office:value="0">
            <text:p>0</text:p>
          </table:table-cell>
          <table:table-cell table:formula="of:=[.U4]-[.V4]-[.W4]" office:value-type="float" office:value="9.07396543413465">
            <text:p>9,0739654341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5]*[.C5]" office:value-type="float" office:value="8">
            <text:p>8</text:p>
          </table:table-cell>
          <table:table-cell table:formula="of:=[counters.BH5]/1000000000" office:value-type="float" office:value="2.050262451">
            <text:p>2,050262451</text:p>
          </table:table-cell>
          <table:table-cell table:style-name="Default" table:formula="of:=[counters.BI5]/1000000000" office:value-type="float" office:value="8.08114624">
            <text:p>8,08114624</text:p>
          </table:table-cell>
          <table:table-cell table:style-name="Default" table:formula="of:=[counters.BJ5]/1000000000" office:value-type="float" office:value="0.792480468">
            <text:p>0,792480468</text:p>
          </table:table-cell>
          <table:table-cell table:formula="of:=[counters.BK5]/1000000000" office:value-type="float" office:value="0.212493896">
            <text:p>0,212493896</text:p>
          </table:table-cell>
          <table:table-cell table:formula="of:=[counters.BL5]/(2^-32)" office:value-type="float" office:value="0">
            <text:p>0</text:p>
          </table:table-cell>
          <table:table-cell table:formula="of:=[counters.D5]/1000000000" office:value-type="float" office:value="0.947130689">
            <text:p>0,947130689</text:p>
          </table:table-cell>
          <table:table-cell table:formula="of:=[counters.E5]/12500000" office:value-type="float" office:value="0.91661712">
            <text:p>0,91661712</text:p>
          </table:table-cell>
          <table:table-cell table:formula="of:=[counters.F5]/1050000000" office:value-type="float" office:value="0.951578934285714">
            <text:p>0,9515789343</text:p>
          </table:table-cell>
          <table:table-cell table:formula="of:=[counters.G5]/3500000000" office:value-type="float" office:value="0.78616283">
            <text:p>0,78616283</text:p>
          </table:table-cell>
          <table:table-cell table:style-name="ce6" table:formula="of:=[.E5]/[.J5]" office:value-type="float" office:value="2.16470913128653">
            <text:p>2,1647091313</text:p>
          </table:table-cell>
          <table:table-cell table:style-name="ce6" table:formula="of:=[.F5]/[.$J5]" office:value-type="float" office:value="8.53223988395122">
            <text:p>8,532239884</text:p>
          </table:table-cell>
          <table:table-cell table:style-name="ce6" table:formula="of:=[.G5]/[.$J5]" office:value-type="float" office:value="0.836717125950926">
            <text:p>0,836717126</text:p>
          </table:table-cell>
          <table:table-cell table:style-name="ce6" table:formula="of:=[.H5]/[.$J5]" office:value-type="float" office:value="0.224355412054439">
            <text:p>0,2243554121</text:p>
          </table:table-cell>
          <table:table-cell table:style-name="ce6" table:formula="of:=[.I5]/[.$J5]" office:value-type="float" office:value="0">
            <text:p>0</text:p>
          </table:table-cell>
          <table:table-cell table:formula="of:=[.O5]-[.P5]-[.Q5]" office:value-type="float" office:value="7.47116734594586">
            <text:p>7,4711673459</text:p>
          </table:table-cell>
          <table:table-cell table:formula="of:=[.E5]/[.$M5]" office:value-type="float" office:value="2.6079361332817">
            <text:p>2,6079361333</text:p>
          </table:table-cell>
          <table:table-cell table:formula="of:=[.F5]/[.$M5]" office:value-type="float" office:value="10.2792270654668">
            <text:p>10,2792270655</text:p>
          </table:table-cell>
          <table:table-cell table:formula="of:=[.G5]/[.$M5]" office:value-type="float" office:value="1.00803604260965">
            <text:p>1,0080360426</text:p>
          </table:table-cell>
          <table:table-cell table:formula="of:=[.H5]/[.$M5]" office:value-type="float" office:value="0.270292473634247">
            <text:p>0,2702924736</text:p>
          </table:table-cell>
          <table:table-cell table:formula="of:=[.I5]/[.$M5]" office:value-type="float" office:value="0">
            <text:p>0</text:p>
          </table:table-cell>
          <table:table-cell table:formula="of:=[.U5]-[.V5]-[.W5]" office:value-type="float" office:value="9.00089854922294">
            <text:p>9,0008985492</text:p>
          </table:table-cell>
          <table:table-cell table:number-columns-repeated="21"/>
          <table:table-cell>
            <draw:frame table:end-cell-address="analysis.BH38" table:end-x="0.1cm" table:end-y="0.169cm" draw:z-index="8" draw:style-name="gr1" draw:text-style-name="P1" svg:width="29.355cm" svg:height="13.886cm" svg:x="0.101cm" svg:y="0.317cm">
              <draw:object draw:notify-on-update-of-ranges="analysis.D2:analysis.D41 analysis.A2:analysis.A2 analysis.S2:analysis.S41 analysis.A42:analysis.A42 analysis.S42:analysis.S81 analysis.A82:analysis.A82 analysis.S82:analysis.S121 analysis.A122:analysis.A122 analysis.S122:analysis.S161 analysis.A162:analysis.A162 analysis.S162:analysis.S201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976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6]*[.C6]" office:value-type="float" office:value="16">
            <text:p>16</text:p>
          </table:table-cell>
          <table:table-cell table:formula="of:=[counters.BH6]/1000000000" office:value-type="float" office:value="2.090942382">
            <text:p>2,090942382</text:p>
          </table:table-cell>
          <table:table-cell table:style-name="Default" table:formula="of:=[counters.BI6]/1000000000" office:value-type="float" office:value="8.198486327">
            <text:p>8,198486327</text:p>
          </table:table-cell>
          <table:table-cell table:style-name="Default" table:formula="of:=[counters.BJ6]/1000000000" office:value-type="float" office:value="0.802612304">
            <text:p>0,802612304</text:p>
          </table:table-cell>
          <table:table-cell table:formula="of:=[counters.BK6]/1000000000" office:value-type="float" office:value="0.21621704">
            <text:p>0,21621704</text:p>
          </table:table-cell>
          <table:table-cell table:formula="of:=[counters.BL6]/(2^-32)" office:value-type="float" office:value="0">
            <text:p>0</text:p>
          </table:table-cell>
          <table:table-cell table:formula="of:=[counters.D6]/1000000000" office:value-type="float" office:value="0.963090059">
            <text:p>0,963090059</text:p>
          </table:table-cell>
          <table:table-cell table:formula="of:=[counters.E6]/12500000" office:value-type="float" office:value="0.9319756">
            <text:p>0,9319756</text:p>
          </table:table-cell>
          <table:table-cell table:formula="of:=[counters.F6]/1050000000" office:value-type="float" office:value="0.967589669523809">
            <text:p>0,9675896695</text:p>
          </table:table-cell>
          <table:table-cell table:formula="of:=[counters.G6]/3500000000" office:value-type="float" office:value="0.799441617142857">
            <text:p>0,7994416171</text:p>
          </table:table-cell>
          <table:table-cell table:style-name="ce6" table:formula="of:=[.E6]/[.J6]" office:value-type="float" office:value="2.17107669470815">
            <text:p>2,1710766947</text:p>
          </table:table-cell>
          <table:table-cell table:style-name="ce6" table:formula="of:=[.F6]/[.$J6]" office:value-type="float" office:value="8.51268918247655">
            <text:p>8,5126891825</text:p>
          </table:table-cell>
          <table:table-cell table:style-name="ce6" table:formula="of:=[.G6]/[.$J6]" office:value-type="float" office:value="0.833372015939373">
            <text:p>0,8333720159</text:p>
          </table:table-cell>
          <table:table-cell table:style-name="ce6" table:formula="of:=[.H6]/[.$J6]" office:value-type="float" office:value="0.224503449059067">
            <text:p>0,2245034491</text:p>
          </table:table-cell>
          <table:table-cell table:style-name="ce6" table:formula="of:=[.I6]/[.$J6]" office:value-type="float" office:value="0">
            <text:p>0</text:p>
          </table:table-cell>
          <table:table-cell table:formula="of:=[.O6]-[.P6]-[.Q6]" office:value-type="float" office:value="7.45481371747811">
            <text:p>7,4548137175</text:p>
          </table:table-cell>
          <table:table-cell table:formula="of:=[.E6]/[.$M6]" office:value-type="float" office:value="2.61550354292646">
            <text:p>2,6155035429</text:p>
          </table:table-cell>
          <table:table-cell table:formula="of:=[.F6]/[.$M6]" office:value-type="float" office:value="10.2552658645678">
            <text:p>10,2552658646</text:p>
          </table:table-cell>
          <table:table-cell table:formula="of:=[.G6]/[.$M6]" office:value-type="float" office:value="1.00396612684298">
            <text:p>1,0039661268</text:p>
          </table:table-cell>
          <table:table-cell table:formula="of:=[.H6]/[.$M6]" office:value-type="float" office:value="0.270460075337012">
            <text:p>0,2704600753</text:p>
          </table:table-cell>
          <table:table-cell table:formula="of:=[.I6]/[.$M6]" office:value-type="float" office:value="0">
            <text:p>0</text:p>
          </table:table-cell>
          <table:table-cell table:formula="of:=[.U6]-[.V6]-[.W6]" office:value-type="float" office:value="8.98083966238778">
            <text:p>8,9808396624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7]*[.C7]" office:value-type="float" office:value="32">
            <text:p>32</text:p>
          </table:table-cell>
          <table:table-cell table:formula="of:=[counters.BH7]/1000000000" office:value-type="float" office:value="2.097351073">
            <text:p>2,097351073</text:p>
          </table:table-cell>
          <table:table-cell table:style-name="Default" table:formula="of:=[counters.BI7]/1000000000" office:value-type="float" office:value="8.200256347">
            <text:p>8,200256347</text:p>
          </table:table-cell>
          <table:table-cell table:style-name="Default" table:formula="of:=[counters.BJ7]/1000000000" office:value-type="float" office:value="0.799896239">
            <text:p>0,799896239</text:p>
          </table:table-cell>
          <table:table-cell table:formula="of:=[counters.BK7]/1000000000" office:value-type="float" office:value="0.216156005">
            <text:p>0,216156005</text:p>
          </table:table-cell>
          <table:table-cell table:formula="of:=[counters.BL7]/(2^-32)" office:value-type="float" office:value="0">
            <text:p>0</text:p>
          </table:table-cell>
          <table:table-cell table:formula="of:=[counters.D7]/1000000000" office:value-type="float" office:value="0.963052281">
            <text:p>0,963052281</text:p>
          </table:table-cell>
          <table:table-cell table:formula="of:=[counters.E7]/12500000" office:value-type="float" office:value="0.93198072">
            <text:p>0,93198072</text:p>
          </table:table-cell>
          <table:table-cell table:formula="of:=[counters.F7]/1050000000" office:value-type="float" office:value="0.967566339047619">
            <text:p>0,967566339</text:p>
          </table:table-cell>
          <table:table-cell table:formula="of:=[counters.G7]/3500000000" office:value-type="float" office:value="0.799372797714286">
            <text:p>0,7993727977</text:p>
          </table:table-cell>
          <table:table-cell table:style-name="ce6" table:formula="of:=[.E7]/[.J7]" office:value-type="float" office:value="2.17781642220107">
            <text:p>2,1778164222</text:p>
          </table:table-cell>
          <table:table-cell table:style-name="ce6" table:formula="of:=[.F7]/[.$J7]" office:value-type="float" office:value="8.51486104003112">
            <text:p>8,51486104</text:p>
          </table:table-cell>
          <table:table-cell table:style-name="ce6" table:formula="of:=[.G7]/[.$J7]" office:value-type="float" office:value="0.830584439475514">
            <text:p>0,8305844395</text:p>
          </table:table-cell>
          <table:table-cell table:style-name="ce6" table:formula="of:=[.H7]/[.$J7]" office:value-type="float" office:value="0.224448879115422">
            <text:p>0,2244488791</text:p>
          </table:table-cell>
          <table:table-cell table:style-name="ce6" table:formula="of:=[.I7]/[.$J7]" office:value-type="float" office:value="0">
            <text:p>0</text:p>
          </table:table-cell>
          <table:table-cell table:formula="of:=[.O7]-[.P7]-[.Q7]" office:value-type="float" office:value="7.45982772144018">
            <text:p>7,4598277214</text:p>
          </table:table-cell>
          <table:table-cell table:formula="of:=[.E7]/[.$M7]" office:value-type="float" office:value="2.62374586550497">
            <text:p>2,6237458655</text:p>
          </table:table-cell>
          <table:table-cell table:formula="of:=[.F7]/[.$M7]" office:value-type="float" office:value="10.258363019667">
            <text:p>10,2583630197</text:p>
          </table:table-cell>
          <table:table-cell table:formula="of:=[.G7]/[.$M7]" office:value-type="float" office:value="1.00065481498396">
            <text:p>1,000654815</text:p>
          </table:table-cell>
          <table:table-cell table:formula="of:=[.H7]/[.$M7]" office:value-type="float" office:value="0.270407006115386">
            <text:p>0,2704070061</text:p>
          </table:table-cell>
          <table:table-cell table:formula="of:=[.I7]/[.$M7]" office:value-type="float" office:value="0">
            <text:p>0</text:p>
          </table:table-cell>
          <table:table-cell table:formula="of:=[.U7]-[.V7]-[.W7]" office:value-type="float" office:value="8.98730119856768">
            <text:p>8,9873011986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8]*[.C8]" office:value-type="float" office:value="64">
            <text:p>64</text:p>
          </table:table-cell>
          <table:table-cell table:formula="of:=[counters.BH8]/1000000000" office:value-type="float" office:value="2.188385009">
            <text:p>2,188385009</text:p>
          </table:table-cell>
          <table:table-cell table:style-name="Default" table:formula="of:=[counters.BI8]/1000000000" office:value-type="float" office:value="8.606201171">
            <text:p>8,606201171</text:p>
          </table:table-cell>
          <table:table-cell table:style-name="Default" table:formula="of:=[counters.BJ8]/1000000000" office:value-type="float" office:value="1.013641357">
            <text:p>1,013641357</text:p>
          </table:table-cell>
          <table:table-cell table:formula="of:=[counters.BK8]/1000000000" office:value-type="float" office:value="0.215698242">
            <text:p>0,215698242</text:p>
          </table:table-cell>
          <table:table-cell table:formula="of:=[counters.BL8]/(2^-32)" office:value-type="float" office:value="0">
            <text:p>0</text:p>
          </table:table-cell>
          <table:table-cell table:formula="of:=[counters.D8]/1000000000" office:value-type="float" office:value="0.963111715">
            <text:p>0,963111715</text:p>
          </table:table-cell>
          <table:table-cell table:formula="of:=[counters.E8]/12500000" office:value-type="float" office:value="0.93180312">
            <text:p>0,93180312</text:p>
          </table:table-cell>
          <table:table-cell table:formula="of:=[counters.F8]/1050000000" office:value-type="float" office:value="0.967493930476191">
            <text:p>0,9674939305</text:p>
          </table:table-cell>
          <table:table-cell table:formula="of:=[counters.G8]/3500000000" office:value-type="float" office:value="0.799292116857143">
            <text:p>0,7992921169</text:p>
          </table:table-cell>
          <table:table-cell table:style-name="ce6" table:formula="of:=[.E8]/[.J8]" office:value-type="float" office:value="2.27220266861773">
            <text:p>2,2722026686</text:p>
          </table:table-cell>
          <table:table-cell table:style-name="ce6" table:formula="of:=[.F8]/[.$J8]" office:value-type="float" office:value="8.93582856169494">
            <text:p>8,9358285617</text:p>
          </table:table-cell>
          <table:table-cell table:style-name="ce6" table:formula="of:=[.G8]/[.$J8]" office:value-type="float" office:value="1.05246498533143">
            <text:p>1,0524649853</text:p>
          </table:table-cell>
          <table:table-cell table:style-name="ce6" table:formula="of:=[.H8]/[.$J8]" office:value-type="float" office:value="0.223959732438723">
            <text:p>0,2239597324</text:p>
          </table:table-cell>
          <table:table-cell table:style-name="ce6" table:formula="of:=[.I8]/[.$J8]" office:value-type="float" office:value="0">
            <text:p>0</text:p>
          </table:table-cell>
          <table:table-cell table:formula="of:=[.O8]-[.P8]-[.Q8]" office:value-type="float" office:value="7.65940384392479">
            <text:p>7,6594038439</text:p>
          </table:table-cell>
          <table:table-cell table:formula="of:=[.E8]/[.$M8]" office:value-type="float" office:value="2.73790390627752">
            <text:p>2,7379039063</text:p>
          </table:table-cell>
          <table:table-cell table:formula="of:=[.F8]/[.$M8]" office:value-type="float" office:value="10.7672789328137">
            <text:p>10,7672789328</text:p>
          </table:table-cell>
          <table:table-cell table:formula="of:=[.G8]/[.$M8]" office:value-type="float" office:value="1.26817384485873">
            <text:p>1,2681738449</text:p>
          </table:table-cell>
          <table:table-cell table:formula="of:=[.H8]/[.$M8]" office:value-type="float" office:value="0.269861590588603">
            <text:p>0,2698615906</text:p>
          </table:table-cell>
          <table:table-cell table:formula="of:=[.I8]/[.$M8]" office:value-type="float" office:value="0">
            <text:p>0</text:p>
          </table:table-cell>
          <table:table-cell table:formula="of:=[.U8]-[.V8]-[.W8]" office:value-type="float" office:value="9.22924349736639">
            <text:p>9,2292434974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9]*[.C9]" office:value-type="float" office:value="128">
            <text:p>128</text:p>
          </table:table-cell>
          <table:table-cell table:formula="of:=[counters.BH9]/1000000000" office:value-type="float" office:value="2.214294433">
            <text:p>2,214294433</text:p>
          </table:table-cell>
          <table:table-cell table:style-name="Default" table:formula="of:=[counters.BI9]/1000000000" office:value-type="float" office:value="8.746765136">
            <text:p>8,746765136</text:p>
          </table:table-cell>
          <table:table-cell table:style-name="Default" table:formula="of:=[counters.BJ9]/1000000000" office:value-type="float" office:value="0.88217163">
            <text:p>0,88217163</text:p>
          </table:table-cell>
          <table:table-cell table:formula="of:=[counters.BK9]/1000000000" office:value-type="float" office:value="0.215881347">
            <text:p>0,215881347</text:p>
          </table:table-cell>
          <table:table-cell table:formula="of:=[counters.BL9]/(2^-32)" office:value-type="float" office:value="0">
            <text:p>0</text:p>
          </table:table-cell>
          <table:table-cell table:formula="of:=[counters.D9]/1000000000" office:value-type="float" office:value="0.963312376">
            <text:p>0,963312376</text:p>
          </table:table-cell>
          <table:table-cell table:formula="of:=[counters.E9]/12500000" office:value-type="float" office:value="0.93219112">
            <text:p>0,93219112</text:p>
          </table:table-cell>
          <table:table-cell table:formula="of:=[counters.F9]/1050000000" office:value-type="float" office:value="0.967696357142857">
            <text:p>0,9676963571</text:p>
          </table:table-cell>
          <table:table-cell table:formula="of:=[counters.G9]/3500000000" office:value-type="float" office:value="0.799610035428571">
            <text:p>0,7996100354</text:p>
          </table:table-cell>
          <table:table-cell table:style-name="ce6" table:formula="of:=[.E9]/[.J9]" office:value-type="float" office:value="2.29862554262461">
            <text:p>2,2986255426</text:p>
          </table:table-cell>
          <table:table-cell table:style-name="ce6" table:formula="of:=[.F9]/[.$J9]" office:value-type="float" office:value="9.07988452543249">
            <text:p>9,0798845254</text:p>
          </table:table-cell>
          <table:table-cell table:style-name="ce6" table:formula="of:=[.G9]/[.$J9]" office:value-type="float" office:value="0.915769019456675">
            <text:p>0,9157690195</text:p>
          </table:table-cell>
          <table:table-cell table:style-name="ce6" table:formula="of:=[.H9]/[.$J9]" office:value-type="float" office:value="0.224103159451156">
            <text:p>0,2241031595</text:p>
          </table:table-cell>
          <table:table-cell table:style-name="ce6" table:formula="of:=[.I9]/[.$J9]" office:value-type="float" office:value="0">
            <text:p>0</text:p>
          </table:table-cell>
          <table:table-cell table:formula="of:=[.O9]-[.P9]-[.Q9]" office:value-type="float" office:value="7.94001234652466">
            <text:p>7,9400123465</text:p>
          </table:table-cell>
          <table:table-cell table:formula="of:=[.E9]/[.$M9]" office:value-type="float" office:value="2.76921791234547">
            <text:p>2,7692179123</text:p>
          </table:table-cell>
          <table:table-cell table:formula="of:=[.F9]/[.$M9]" office:value-type="float" office:value="10.938788595008">
            <text:p>10,938788595</text:p>
          </table:table-cell>
          <table:table-cell table:formula="of:=[.G9]/[.$M9]" office:value-type="float" office:value="1.10325232414971">
            <text:p>1,1032523241</text:p>
          </table:table-cell>
          <table:table-cell table:formula="of:=[.H9]/[.$M9]" office:value-type="float" office:value="0.269983288646813">
            <text:p>0,2699832886</text:p>
          </table:table-cell>
          <table:table-cell table:formula="of:=[.I9]/[.$M9]" office:value-type="float" office:value="0">
            <text:p>0</text:p>
          </table:table-cell>
          <table:table-cell table:formula="of:=[.U9]-[.V9]-[.W9]" office:value-type="float" office:value="9.56555298221148">
            <text:p>9,5655529822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10]*[.C10]" office:value-type="float" office:value="256">
            <text:p>256</text:p>
          </table:table-cell>
          <table:table-cell table:formula="of:=[counters.BH10]/1000000000" office:value-type="float" office:value="2.441497802">
            <text:p>2,441497802</text:p>
          </table:table-cell>
          <table:table-cell table:style-name="Default" table:formula="of:=[counters.BI10]/1000000000" office:value-type="float" office:value="10.14187622">
            <text:p>10,14187622</text:p>
          </table:table-cell>
          <table:table-cell table:style-name="Default" table:formula="of:=[counters.BJ10]/1000000000" office:value-type="float" office:value="0.867614745">
            <text:p>0,867614745</text:p>
          </table:table-cell>
          <table:table-cell table:formula="of:=[counters.BK10]/1000000000" office:value-type="float" office:value="0.236938476">
            <text:p>0,236938476</text:p>
          </table:table-cell>
          <table:table-cell table:formula="of:=[counters.BL10]/(2^-32)" office:value-type="float" office:value="0">
            <text:p>0</text:p>
          </table:table-cell>
          <table:table-cell table:formula="of:=[counters.D10]/1000000000" office:value-type="float" office:value="1.058430873">
            <text:p>1,058430873</text:p>
          </table:table-cell>
          <table:table-cell table:formula="of:=[counters.E10]/12500000" office:value-type="float" office:value="1.02406048">
            <text:p>1,02406048</text:p>
          </table:table-cell>
          <table:table-cell table:formula="of:=[counters.F10]/1050000000" office:value-type="float" office:value="1.06291589047619">
            <text:p>1,0629158905</text:p>
          </table:table-cell>
          <table:table-cell table:formula="of:=[counters.G10]/3500000000" office:value-type="float" office:value="0.878499765714286">
            <text:p>0,8784997657</text:p>
          </table:table-cell>
          <table:table-cell table:style-name="ce6" table:formula="of:=[.E10]/[.J10]" office:value-type="float" office:value="2.30671446221127">
            <text:p>2,3067144622</text:p>
          </table:table-cell>
          <table:table-cell table:style-name="ce6" table:formula="of:=[.F10]/[.$J10]" office:value-type="float" office:value="9.58199205891834">
            <text:p>9,5819920589</text:p>
          </table:table-cell>
          <table:table-cell table:style-name="ce6" table:formula="of:=[.G10]/[.$J10]" office:value-type="float" office:value="0.8197179117998">
            <text:p>0,8197179118</text:p>
          </table:table-cell>
          <table:table-cell table:style-name="ce6" table:formula="of:=[.H10]/[.$J10]" office:value-type="float" office:value="0.223858243409345">
            <text:p>0,2238582434</text:p>
          </table:table-cell>
          <table:table-cell table:style-name="ce6" table:formula="of:=[.I10]/[.$J10]" office:value-type="float" office:value="0">
            <text:p>0</text:p>
          </table:table-cell>
          <table:table-cell table:formula="of:=[.O10]-[.P10]-[.Q10]" office:value-type="float" office:value="8.53841590370919">
            <text:p>8,5384159037</text:p>
          </table:table-cell>
          <table:table-cell table:formula="of:=[.E10]/[.$M10]" office:value-type="float" office:value="2.77916727731268">
            <text:p>2,7791672773</text:p>
          </table:table-cell>
          <table:table-cell table:formula="of:=[.F10]/[.$M10]" office:value-type="float" office:value="11.544540608675">
            <text:p>11,5445406087</text:p>
          </table:table-cell>
          <table:table-cell table:formula="of:=[.G10]/[.$M10]" office:value-type="float" office:value="0.987609534869443">
            <text:p>0,9876095349</text:p>
          </table:table-cell>
          <table:table-cell table:formula="of:=[.H10]/[.$M10]" office:value-type="float" office:value="0.269708069651392">
            <text:p>0,2697080697</text:p>
          </table:table-cell>
          <table:table-cell table:formula="of:=[.I10]/[.$M10]" office:value-type="float" office:value="0">
            <text:p>0</text:p>
          </table:table-cell>
          <table:table-cell table:formula="of:=[.U10]-[.V10]-[.W10]" office:value-type="float" office:value="10.2872230041541">
            <text:p>10,2872230042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11]*[.C11]" office:value-type="float" office:value="512">
            <text:p>512</text:p>
          </table:table-cell>
          <table:table-cell table:formula="of:=[counters.BH11]/1000000000" office:value-type="float" office:value="2.983398437">
            <text:p>2,983398437</text:p>
          </table:table-cell>
          <table:table-cell table:style-name="Default" table:formula="of:=[counters.BI11]/1000000000" office:value-type="float" office:value="12.412048339">
            <text:p>12,412048339</text:p>
          </table:table-cell>
          <table:table-cell table:style-name="Default" table:formula="of:=[counters.BJ11]/1000000000" office:value-type="float" office:value="0.979400634">
            <text:p>0,979400634</text:p>
          </table:table-cell>
          <table:table-cell table:formula="of:=[counters.BK11]/1000000000" office:value-type="float" office:value="0.26397705">
            <text:p>0,26397705</text:p>
          </table:table-cell>
          <table:table-cell table:formula="of:=[counters.BL11]/(2^-32)" office:value-type="float" office:value="0">
            <text:p>0</text:p>
          </table:table-cell>
          <table:table-cell table:formula="of:=[counters.D11]/1000000000" office:value-type="float" office:value="1.177718">
            <text:p>1,177718</text:p>
          </table:table-cell>
          <table:table-cell table:formula="of:=[counters.E11]/12500000" office:value-type="float" office:value="1.13784904">
            <text:p>1,13784904</text:p>
          </table:table-cell>
          <table:table-cell table:formula="of:=[counters.F11]/1050000000" office:value-type="float" office:value="1.18143219619048">
            <text:p>1,1814321962</text:p>
          </table:table-cell>
          <table:table-cell table:formula="of:=[counters.G11]/3500000000" office:value-type="float" office:value="0.977495865142857">
            <text:p>0,9774958651</text:p>
          </table:table-cell>
          <table:table-cell table:style-name="ce6" table:formula="of:=[.E11]/[.J11]" office:value-type="float" office:value="2.53320271660958">
            <text:p>2,5332027166</text:p>
          </table:table-cell>
          <table:table-cell table:style-name="ce6" table:formula="of:=[.F11]/[.$J11]" office:value-type="float" office:value="10.5390665159232">
            <text:p>10,5390665159</text:p>
          </table:table-cell>
          <table:table-cell table:style-name="ce6" table:formula="of:=[.G11]/[.$J11]" office:value-type="float" office:value="0.831608784106212">
            <text:p>0,8316087841</text:p>
          </table:table-cell>
          <table:table-cell table:style-name="ce6" table:formula="of:=[.H11]/[.$J11]" office:value-type="float" office:value="0.224142833853265">
            <text:p>0,2241428339</text:p>
          </table:table-cell>
          <table:table-cell table:style-name="ce6" table:formula="of:=[.I11]/[.$J11]" office:value-type="float" office:value="0">
            <text:p>0</text:p>
          </table:table-cell>
          <table:table-cell table:formula="of:=[.O11]-[.P11]-[.Q11]" office:value-type="float" office:value="9.48331489796369">
            <text:p>9,483314898</text:p>
          </table:table-cell>
          <table:table-cell table:formula="of:=[.E11]/[.$M11]" office:value-type="float" office:value="3.05208292268734">
            <text:p>3,0520829227</text:p>
          </table:table-cell>
          <table:table-cell table:formula="of:=[.F11]/[.$M11]" office:value-type="float" office:value="12.6978013734984">
            <text:p>12,6978013735</text:p>
          </table:table-cell>
          <table:table-cell table:formula="of:=[.G11]/[.$M11]" office:value-type="float" office:value="1.00194862088431">
            <text:p>1,0019486209</text:p>
          </table:table-cell>
          <table:table-cell table:formula="of:=[.H11]/[.$M11]" office:value-type="float" office:value="0.270054390420793">
            <text:p>0,2700543904</text:p>
          </table:table-cell>
          <table:table-cell table:formula="of:=[.I11]/[.$M11]" office:value-type="float" office:value="0">
            <text:p>0</text:p>
          </table:table-cell>
          <table:table-cell table:formula="of:=[.U11]-[.V11]-[.W11]" office:value-type="float" office:value="11.4257983621933">
            <text:p>11,4257983622</text:p>
          </table:table-cell>
          <table:table-cell table:number-columns-repeated="5"/>
          <table:table-cell>
            <draw:frame table:end-cell-address="analysis.AR44" table:end-x="1.958cm" table:end-y="0.292cm" draw:z-index="2" draw:style-name="gr1" draw:text-style-name="P1" svg:width="29.119cm" svg:height="13.942cm" svg:x="2.195cm" svg:y="0.384cm">
              <draw:object draw:notify-on-update-of-ranges="analysis.D2:analysis.D41 analysis.E1:analysis.E1 analysis.E2:analysis.E41 analysis.F1:analysis.F1 analysis.F2:analysis.F41 analysis.G1:analysis.G1 analysis.G2:analysis.G41 analysis.H1:analysis.H1 analysis.H2:analysis.H4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92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12]*[.C12]" office:value-type="float" office:value="768">
            <text:p>768</text:p>
          </table:table-cell>
          <table:table-cell table:formula="of:=[counters.BH12]/1000000000" office:value-type="float" office:value="3.460540771">
            <text:p>3,460540771</text:p>
          </table:table-cell>
          <table:table-cell table:style-name="Default" table:formula="of:=[counters.BI12]/1000000000" office:value-type="float" office:value="14.559417724">
            <text:p>14,559417724</text:p>
          </table:table-cell>
          <table:table-cell table:style-name="Default" table:formula="of:=[counters.BJ12]/1000000000" office:value-type="float" office:value="1.074035644">
            <text:p>1,074035644</text:p>
          </table:table-cell>
          <table:table-cell table:formula="of:=[counters.BK12]/1000000000" office:value-type="float" office:value="0.289825439">
            <text:p>0,289825439</text:p>
          </table:table-cell>
          <table:table-cell table:formula="of:=[counters.BL12]/(2^-32)" office:value-type="float" office:value="0">
            <text:p>0</text:p>
          </table:table-cell>
          <table:table-cell table:formula="of:=[counters.D12]/1000000000" office:value-type="float" office:value="1.283244881">
            <text:p>1,283244881</text:p>
          </table:table-cell>
          <table:table-cell table:formula="of:=[counters.E12]/12500000" office:value-type="float" office:value="1.24072624">
            <text:p>1,24072624</text:p>
          </table:table-cell>
          <table:table-cell table:formula="of:=[counters.F12]/1050000000" office:value-type="float" office:value="1.28714003809524">
            <text:p>1,2871400381</text:p>
          </table:table-cell>
          <table:table-cell table:formula="of:=[counters.G12]/3500000000" office:value-type="float" office:value="1.06509265428571">
            <text:p>1,0650926543</text:p>
          </table:table-cell>
          <table:table-cell table:style-name="ce6" table:formula="of:=[.E12]/[.J12]" office:value-type="float" office:value="2.6967111439426">
            <text:p>2,6967111439</text:p>
          </table:table-cell>
          <table:table-cell table:style-name="ce6" table:formula="of:=[.F12]/[.$J12]" office:value-type="float" office:value="11.3457828194524">
            <text:p>11,3457828195</text:p>
          </table:table-cell>
          <table:table-cell table:style-name="ce6" table:formula="of:=[.G12]/[.$J12]" office:value-type="float" office:value="0.836968578563923">
            <text:p>0,8369685786</text:p>
          </table:table-cell>
          <table:table-cell table:style-name="ce6" table:formula="of:=[.H12]/[.$J12]" office:value-type="float" office:value="0.225853571123655">
            <text:p>0,2258535711</text:p>
          </table:table-cell>
          <table:table-cell table:style-name="ce6" table:formula="of:=[.I12]/[.$J12]" office:value-type="float" office:value="0">
            <text:p>0</text:p>
          </table:table-cell>
          <table:table-cell table:formula="of:=[.O12]-[.P12]-[.Q12]" office:value-type="float" office:value="10.2829606697648">
            <text:p>10,2829606698</text:p>
          </table:table-cell>
          <table:table-cell table:formula="of:=[.E12]/[.$M12]" office:value-type="float" office:value="3.249051391985">
            <text:p>3,249051392</text:p>
          </table:table-cell>
          <table:table-cell table:formula="of:=[.F12]/[.$M12]" office:value-type="float" office:value="13.6696255160674">
            <text:p>13,6696255161</text:p>
          </table:table-cell>
          <table:table-cell table:formula="of:=[.G12]/[.$M12]" office:value-type="float" office:value="1.00839644295574">
            <text:p>1,008396443</text:p>
          </table:table-cell>
          <table:table-cell table:formula="of:=[.H12]/[.$M12]" office:value-type="float" office:value="0.272112888802492">
            <text:p>0,2721128888</text:p>
          </table:table-cell>
          <table:table-cell table:formula="of:=[.I12]/[.$M12]" office:value-type="float" office:value="0">
            <text:p>0</text:p>
          </table:table-cell>
          <table:table-cell table:formula="of:=[.U12]-[.V12]-[.W12]" office:value-type="float" office:value="12.3891161843092">
            <text:p>12,3891161843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13]*[.C13]" office:value-type="float" office:value="1024">
            <text:p>1024</text:p>
          </table:table-cell>
          <table:table-cell table:formula="of:=[counters.BH13]/1000000000" office:value-type="float" office:value="3.532012939">
            <text:p>3,532012939</text:p>
          </table:table-cell>
          <table:table-cell table:style-name="Default" table:formula="of:=[counters.BI13]/1000000000" office:value-type="float" office:value="14.881317138">
            <text:p>14,881317138</text:p>
          </table:table-cell>
          <table:table-cell table:style-name="Default" table:formula="of:=[counters.BJ13]/1000000000" office:value-type="float" office:value="1.016967773">
            <text:p>1,016967773</text:p>
          </table:table-cell>
          <table:table-cell table:formula="of:=[counters.BK13]/1000000000" office:value-type="float" office:value="0.272918701">
            <text:p>0,272918701</text:p>
          </table:table-cell>
          <table:table-cell table:formula="of:=[counters.BL13]/(2^-32)" office:value-type="float" office:value="0">
            <text:p>0</text:p>
          </table:table-cell>
          <table:table-cell table:formula="of:=[counters.D13]/1000000000" office:value-type="float" office:value="1.209011765">
            <text:p>1,209011765</text:p>
          </table:table-cell>
          <table:table-cell table:formula="of:=[counters.E13]/12500000" office:value-type="float" office:value="1.16936024">
            <text:p>1,16936024</text:p>
          </table:table-cell>
          <table:table-cell table:formula="of:=[counters.F13]/1050000000" office:value-type="float" office:value="1.21395068571429">
            <text:p>1,2139506857</text:p>
          </table:table-cell>
          <table:table-cell table:formula="of:=[counters.G13]/3500000000" office:value-type="float" office:value="1.00453024428571">
            <text:p>1,0045302443</text:p>
          </table:table-cell>
          <table:table-cell table:style-name="ce6" table:formula="of:=[.E13]/[.J13]" office:value-type="float" office:value="2.92140493686594">
            <text:p>2,9214049369</text:p>
          </table:table-cell>
          <table:table-cell table:style-name="ce6" table:formula="of:=[.F13]/[.$J13]" office:value-type="float" office:value="12.3086619740214">
            <text:p>12,308661974</text:p>
          </table:table-cell>
          <table:table-cell table:style-name="ce6" table:formula="of:=[.G13]/[.$J13]" office:value-type="float" office:value="0.841156225638549">
            <text:p>0,8411562256</text:p>
          </table:table-cell>
          <table:table-cell table:style-name="ce6" table:formula="of:=[.H13]/[.$J13]" office:value-type="float" office:value="0.225737010094356">
            <text:p>0,2257370101</text:p>
          </table:table-cell>
          <table:table-cell table:style-name="ce6" table:formula="of:=[.I13]/[.$J13]" office:value-type="float" office:value="0">
            <text:p>0</text:p>
          </table:table-cell>
          <table:table-cell table:formula="of:=[.O13]-[.P13]-[.Q13]" office:value-type="float" office:value="11.2417687382885">
            <text:p>11,2417687383</text:p>
          </table:table-cell>
          <table:table-cell table:formula="of:=[.E13]/[.$M13]" office:value-type="float" office:value="3.51608421856077">
            <text:p>3,5160842186</text:p>
          </table:table-cell>
          <table:table-cell table:formula="of:=[.F13]/[.$M13]" office:value-type="float" office:value="14.8142051696826">
            <text:p>14,8142051697</text:p>
          </table:table-cell>
          <table:table-cell table:formula="of:=[.G13]/[.$M13]" office:value-type="float" office:value="1.01238143777655">
            <text:p>1,0123814378</text:p>
          </table:table-cell>
          <table:table-cell table:formula="of:=[.H13]/[.$M13]" office:value-type="float" office:value="0.271687888495645">
            <text:p>0,2716878885</text:p>
          </table:table-cell>
          <table:table-cell table:formula="of:=[.I13]/[.$M13]" office:value-type="float" office:value="0">
            <text:p>0</text:p>
          </table:table-cell>
          <table:table-cell table:formula="of:=[.U13]-[.V13]-[.W13]" office:value-type="float" office:value="13.5301358434105">
            <text:p>13,5301358434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14]*[.C14]" office:value-type="float" office:value="1280">
            <text:p>1280</text:p>
          </table:table-cell>
          <table:table-cell table:formula="of:=[counters.BH14]/1000000000" office:value-type="float" office:value="3.777526855">
            <text:p>3,777526855</text:p>
          </table:table-cell>
          <table:table-cell table:style-name="Default" table:formula="of:=[counters.BI14]/1000000000" office:value-type="float" office:value="16.101501464">
            <text:p>16,101501464</text:p>
          </table:table-cell>
          <table:table-cell table:style-name="Default" table:formula="of:=[counters.BJ14]/1000000000" office:value-type="float" office:value="1.307250976">
            <text:p>1,307250976</text:p>
          </table:table-cell>
          <table:table-cell table:formula="of:=[counters.BK14]/1000000000" office:value-type="float" office:value="0.273040771">
            <text:p>0,273040771</text:p>
          </table:table-cell>
          <table:table-cell table:formula="of:=[counters.BL14]/(2^-32)" office:value-type="float" office:value="0">
            <text:p>0</text:p>
          </table:table-cell>
          <table:table-cell table:formula="of:=[counters.D14]/1000000000" office:value-type="float" office:value="1.217707843">
            <text:p>1,217707843</text:p>
          </table:table-cell>
          <table:table-cell table:formula="of:=[counters.E14]/12500000" office:value-type="float" office:value="1.17663992">
            <text:p>1,17663992</text:p>
          </table:table-cell>
          <table:table-cell table:formula="of:=[counters.F14]/1050000000" office:value-type="float" office:value="1.22173199904762">
            <text:p>1,221731999</text:p>
          </table:table-cell>
          <table:table-cell table:formula="of:=[counters.G14]/3500000000" office:value-type="float" office:value="1.01066390971429">
            <text:p>1,0106639097</text:p>
          </table:table-cell>
          <table:table-cell table:style-name="ce6" table:formula="of:=[.E14]/[.J14]" office:value-type="float" office:value="3.10216188284828">
            <text:p>3,1021618828</text:p>
          </table:table-cell>
          <table:table-cell table:style-name="ce6" table:formula="of:=[.F14]/[.$J14]" office:value-type="float" office:value="13.2227952349651">
            <text:p>13,222795235</text:p>
          </table:table-cell>
          <table:table-cell table:style-name="ce6" table:formula="of:=[.G14]/[.$J14]" office:value-type="float" office:value="1.07353416791617">
            <text:p>1,0735341679</text:p>
          </table:table-cell>
          <table:table-cell table:style-name="ce6" table:formula="of:=[.H14]/[.$J14]" office:value-type="float" office:value="0.224225188800069">
            <text:p>0,2242251888</text:p>
          </table:table-cell>
          <table:table-cell table:style-name="ce6" table:formula="of:=[.I14]/[.$J14]" office:value-type="float" office:value="0">
            <text:p>0</text:p>
          </table:table-cell>
          <table:table-cell table:formula="of:=[.O14]-[.P14]-[.Q14]" office:value-type="float" office:value="11.9250358782488">
            <text:p>11,9250358782</text:p>
          </table:table-cell>
          <table:table-cell table:formula="of:=[.E14]/[.$M14]" office:value-type="float" office:value="3.73766869351049">
            <text:p>3,7376686935</text:p>
          </table:table-cell>
          <table:table-cell table:formula="of:=[.F14]/[.$M14]" office:value-type="float" office:value="15.9316082322084">
            <text:p>15,9316082322</text:p>
          </table:table-cell>
          <table:table-cell table:formula="of:=[.G14]/[.$M14]" office:value-type="float" office:value="1.2934576602914">
            <text:p>1,2934576603</text:p>
          </table:table-cell>
          <table:table-cell table:formula="of:=[.H14]/[.$M14]" office:value-type="float" office:value="0.270159811165305">
            <text:p>0,2701598112</text:p>
          </table:table-cell>
          <table:table-cell table:formula="of:=[.I14]/[.$M14]" office:value-type="float" office:value="0">
            <text:p>0</text:p>
          </table:table-cell>
          <table:table-cell table:formula="of:=[.U14]-[.V14]-[.W14]" office:value-type="float" office:value="14.3679907607517">
            <text:p>14,3679907608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15]*[.C15]" office:value-type="float" office:value="1536">
            <text:p>1536</text:p>
          </table:table-cell>
          <table:table-cell table:formula="of:=[counters.BH15]/1000000000" office:value-type="float" office:value="4.139404296">
            <text:p>4,139404296</text:p>
          </table:table-cell>
          <table:table-cell table:style-name="Default" table:formula="of:=[counters.BI15]/1000000000" office:value-type="float" office:value="17.785797119">
            <text:p>17,785797119</text:p>
          </table:table-cell>
          <table:table-cell table:style-name="Default" table:formula="of:=[counters.BJ15]/1000000000" office:value-type="float" office:value="1.182739257">
            <text:p>1,182739257</text:p>
          </table:table-cell>
          <table:table-cell table:formula="of:=[counters.BK15]/1000000000" office:value-type="float" office:value="0.299652099">
            <text:p>0,299652099</text:p>
          </table:table-cell>
          <table:table-cell table:formula="of:=[counters.BL15]/(2^-32)" office:value-type="float" office:value="0">
            <text:p>0</text:p>
          </table:table-cell>
          <table:table-cell table:formula="of:=[counters.D15]/1000000000" office:value-type="float" office:value="1.323506853">
            <text:p>1,323506853</text:p>
          </table:table-cell>
          <table:table-cell table:formula="of:=[counters.E15]/12500000" office:value-type="float" office:value="1.2783208">
            <text:p>1,2783208</text:p>
          </table:table-cell>
          <table:table-cell table:formula="of:=[counters.F15]/1050000000" office:value-type="float" office:value="1.32697359809524">
            <text:p>1,3269735981</text:p>
          </table:table-cell>
          <table:table-cell table:formula="of:=[counters.G15]/3500000000" office:value-type="float" office:value="1.09953796571429">
            <text:p>1,0995379657</text:p>
          </table:table-cell>
          <table:table-cell table:style-name="ce6" table:formula="of:=[.E15]/[.J15]" office:value-type="float" office:value="3.12760322065367">
            <text:p>3,1276032207</text:p>
          </table:table-cell>
          <table:table-cell table:style-name="ce6" table:formula="of:=[.F15]/[.$J15]" office:value-type="float" office:value="13.4383868724857">
            <text:p>13,4383868725</text:p>
          </table:table-cell>
          <table:table-cell table:style-name="ce6" table:formula="of:=[.G15]/[.$J15]" office:value-type="float" office:value="0.893640447965251">
            <text:p>0,893640448</text:p>
          </table:table-cell>
          <table:table-cell table:style-name="ce6" table:formula="of:=[.H15]/[.$J15]" office:value-type="float" office:value="0.226407667116175">
            <text:p>0,2264076671</text:p>
          </table:table-cell>
          <table:table-cell table:style-name="ce6" table:formula="of:=[.I15]/[.$J15]" office:value-type="float" office:value="0">
            <text:p>0</text:p>
          </table:table-cell>
          <table:table-cell table:formula="of:=[.O15]-[.P15]-[.Q15]" office:value-type="float" office:value="12.3183387574042">
            <text:p>12,3183387574</text:p>
          </table:table-cell>
          <table:table-cell table:formula="of:=[.E15]/[.$M15]" office:value-type="float" office:value="3.76467609584626">
            <text:p>3,7646760958</text:p>
          </table:table-cell>
          <table:table-cell table:formula="of:=[.F15]/[.$M15]" office:value-type="float" office:value="16.1757007703194">
            <text:p>16,1757007703</text:p>
          </table:table-cell>
          <table:table-cell table:formula="of:=[.G15]/[.$M15]" office:value-type="float" office:value="1.07566932100581">
            <text:p>1,075669321</text:p>
          </table:table-cell>
          <table:table-cell table:formula="of:=[.H15]/[.$M15]" office:value-type="float" office:value="0.272525468281888">
            <text:p>0,2725254683</text:p>
          </table:table-cell>
          <table:table-cell table:formula="of:=[.I15]/[.$M15]" office:value-type="float" office:value="0">
            <text:p>0</text:p>
          </table:table-cell>
          <table:table-cell table:formula="of:=[.U15]-[.V15]-[.W15]" office:value-type="float" office:value="14.8275059810317">
            <text:p>14,827505981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16]*[.C16]" office:value-type="float" office:value="1792">
            <text:p>1792</text:p>
          </table:table-cell>
          <table:table-cell table:formula="of:=[counters.BH16]/1000000000" office:value-type="float" office:value="4.963623046">
            <text:p>4,963623046</text:p>
          </table:table-cell>
          <table:table-cell table:style-name="Default" table:formula="of:=[counters.BI16]/1000000000" office:value-type="float" office:value="21.37838745">
            <text:p>21,37838745</text:p>
          </table:table-cell>
          <table:table-cell table:style-name="Default" table:formula="of:=[counters.BJ16]/1000000000" office:value-type="float" office:value="1.394561767">
            <text:p>1,394561767</text:p>
          </table:table-cell>
          <table:table-cell table:formula="of:=[counters.BK16]/1000000000" office:value-type="float" office:value="0.365081786">
            <text:p>0,365081786</text:p>
          </table:table-cell>
          <table:table-cell table:formula="of:=[counters.BL16]/(2^-32)" office:value-type="float" office:value="0">
            <text:p>0</text:p>
          </table:table-cell>
          <table:table-cell table:formula="of:=[counters.D16]/1000000000" office:value-type="float" office:value="1.61059685">
            <text:p>1,61059685</text:p>
          </table:table-cell>
          <table:table-cell table:formula="of:=[counters.E16]/12500000" office:value-type="float" office:value="1.55611456">
            <text:p>1,55611456</text:p>
          </table:table-cell>
          <table:table-cell table:formula="of:=[counters.F16]/1050000000" office:value-type="float" office:value="1.61553043238095">
            <text:p>1,6155304324</text:p>
          </table:table-cell>
          <table:table-cell table:formula="of:=[counters.G16]/3500000000" office:value-type="float" office:value="0.111387194285714">
            <text:p>0,1113871943</text:p>
          </table:table-cell>
          <table:table-cell table:style-name="ce6" table:formula="of:=[.E16]/[.J16]" office:value-type="float" office:value="3.08185319373995">
            <text:p>3,0818531937</text:p>
          </table:table-cell>
          <table:table-cell table:style-name="ce6" table:formula="of:=[.F16]/[.$J16]" office:value-type="float" office:value="13.2735808157082">
            <text:p>13,2735808157</text:p>
          </table:table-cell>
          <table:table-cell table:style-name="ce6" table:formula="of:=[.G16]/[.$J16]" office:value-type="float" office:value="0.865866443858995">
            <text:p>0,8658664439</text:p>
          </table:table-cell>
          <table:table-cell table:style-name="ce6" table:formula="of:=[.H16]/[.$J16]" office:value-type="float" office:value="0.226674841689899">
            <text:p>0,2266748417</text:p>
          </table:table-cell>
          <table:table-cell table:style-name="ce6" table:formula="of:=[.I16]/[.$J16]" office:value-type="float" office:value="0">
            <text:p>0</text:p>
          </table:table-cell>
          <table:table-cell table:formula="of:=[.O16]-[.P16]-[.Q16]" office:value-type="float" office:value="12.1810395301593">
            <text:p>12,1810395302</text:p>
          </table:table-cell>
          <table:table-cell table:formula="of:=[.E16]/[.$M16]" office:value-type="float" office:value="44.5618823405142">
            <text:p>44,5618823405</text:p>
          </table:table-cell>
          <table:table-cell table:formula="of:=[.F16]/[.$M16]" office:value-type="float" office:value="191.92859275334">
            <text:p>191,9285927533</text:p>
          </table:table-cell>
          <table:table-cell table:formula="of:=[.G16]/[.$M16]" office:value-type="float" office:value="12.5199469826206">
            <text:p>12,5199469826</text:p>
          </table:table-cell>
          <table:table-cell table:formula="of:=[.H16]/[.$M16]" office:value-type="float" office:value="3.27759208175713">
            <text:p>3,2775920818</text:p>
          </table:table-cell>
          <table:table-cell table:formula="of:=[.I16]/[.$M16]" office:value-type="float" office:value="0">
            <text:p>0</text:p>
          </table:table-cell>
          <table:table-cell table:formula="of:=[.U16]-[.V16]-[.W16]" office:value-type="float" office:value="176.131053688962">
            <text:p>176,131053689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17]*[.C17]" office:value-type="float" office:value="2048">
            <text:p>2048</text:p>
          </table:table-cell>
          <table:table-cell table:formula="of:=[counters.BH17]/1000000000" office:value-type="float" office:value="5.677398681">
            <text:p>5,677398681</text:p>
          </table:table-cell>
          <table:table-cell table:style-name="Default" table:formula="of:=[counters.BI17]/1000000000" office:value-type="float" office:value="24.591705322">
            <text:p>24,591705322</text:p>
          </table:table-cell>
          <table:table-cell table:style-name="Default" table:formula="of:=[counters.BJ17]/1000000000" office:value-type="float" office:value="1.553527831">
            <text:p>1,553527831</text:p>
          </table:table-cell>
          <table:table-cell table:formula="of:=[counters.BK17]/1000000000" office:value-type="float" office:value="0.422332763">
            <text:p>0,422332763</text:p>
          </table:table-cell>
          <table:table-cell table:formula="of:=[counters.BL17]/(2^-32)" office:value-type="float" office:value="0">
            <text:p>0</text:p>
          </table:table-cell>
          <table:table-cell table:formula="of:=[counters.D17]/1000000000" office:value-type="float" office:value="1.86742188">
            <text:p>1,86742188</text:p>
          </table:table-cell>
          <table:table-cell table:formula="of:=[counters.E17]/12500000" office:value-type="float" office:value="1.80213688">
            <text:p>1,80213688</text:p>
          </table:table-cell>
          <table:table-cell table:formula="of:=[counters.F17]/1050000000" office:value-type="float" office:value="1.87074908857143">
            <text:p>1,8707490886</text:p>
          </table:table-cell>
          <table:table-cell table:formula="of:=[counters.G17]/3500000000" office:value-type="float" office:value="0.324082678857143">
            <text:p>0,3240826789</text:p>
          </table:table-cell>
          <table:table-cell table:style-name="ce6" table:formula="of:=[.E17]/[.J17]" office:value-type="float" office:value="3.0402335657543">
            <text:p>3,0402335658</text:p>
          </table:table-cell>
          <table:table-cell table:style-name="ce6" table:formula="of:=[.F17]/[.$J17]" office:value-type="float" office:value="13.1688000367651">
            <text:p>13,1688000368</text:p>
          </table:table-cell>
          <table:table-cell table:style-name="ce6" table:formula="of:=[.G17]/[.$J17]" office:value-type="float" office:value="0.83191047916821">
            <text:p>0,8319104792</text:p>
          </table:table-cell>
          <table:table-cell table:style-name="ce6" table:formula="of:=[.H17]/[.$J17]" office:value-type="float" office:value="0.226158195704551">
            <text:p>0,2261581957</text:p>
          </table:table-cell>
          <table:table-cell table:style-name="ce6" table:formula="of:=[.I17]/[.$J17]" office:value-type="float" office:value="0">
            <text:p>0</text:p>
          </table:table-cell>
          <table:table-cell table:formula="of:=[.O17]-[.P17]-[.Q17]" office:value-type="float" office:value="12.1107313618924">
            <text:p>12,1107313619</text:p>
          </table:table-cell>
          <table:table-cell table:formula="of:=[.E17]/[.$M17]" office:value-type="float" office:value="17.5183650697439">
            <text:p>17,5183650697</text:p>
          </table:table-cell>
          <table:table-cell table:formula="of:=[.F17]/[.$M17]" office:value-type="float" office:value="75.8809616383112">
            <text:p>75,8809616383</text:p>
          </table:table-cell>
          <table:table-cell table:formula="of:=[.G17]/[.$M17]" office:value-type="float" office:value="4.79361574175583">
            <text:p>4,7936157418</text:p>
          </table:table-cell>
          <table:table-cell table:formula="of:=[.H17]/[.$M17]" office:value-type="float" office:value="1.30316363864101">
            <text:p>1,3031636386</text:p>
          </table:table-cell>
          <table:table-cell table:formula="of:=[.I17]/[.$M17]" office:value-type="float" office:value="0">
            <text:p>0</text:p>
          </table:table-cell>
          <table:table-cell table:formula="of:=[.U17]-[.V17]-[.W17]" office:value-type="float" office:value="69.7841822579144">
            <text:p>69,7841822579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18]*[.C18]" office:value-type="float" office:value="2304">
            <text:p>2304</text:p>
          </table:table-cell>
          <table:table-cell table:formula="of:=[counters.BH18]/1000000000" office:value-type="float" office:value="6.262359618">
            <text:p>6,262359618</text:p>
          </table:table-cell>
          <table:table-cell table:style-name="Default" table:formula="of:=[counters.BI18]/1000000000" office:value-type="float" office:value="26.760131835">
            <text:p>26,760131835</text:p>
          </table:table-cell>
          <table:table-cell table:style-name="Default" table:formula="of:=[counters.BJ18]/1000000000" office:value-type="float" office:value="2.101165771">
            <text:p>2,101165771</text:p>
          </table:table-cell>
          <table:table-cell table:formula="of:=[counters.BK18]/1000000000" office:value-type="float" office:value="0.435333251">
            <text:p>0,435333251</text:p>
          </table:table-cell>
          <table:table-cell table:formula="of:=[counters.BL18]/(2^-32)" office:value-type="float" office:value="0">
            <text:p>0</text:p>
          </table:table-cell>
          <table:table-cell table:formula="of:=[counters.D18]/1000000000" office:value-type="float" office:value="1.924483697">
            <text:p>1,924483697</text:p>
          </table:table-cell>
          <table:table-cell table:formula="of:=[counters.E18]/12500000" office:value-type="float" office:value="1.85861792">
            <text:p>1,85861792</text:p>
          </table:table-cell>
          <table:table-cell table:formula="of:=[counters.F18]/1050000000" office:value-type="float" office:value="1.92971004380952">
            <text:p>1,9297100438</text:p>
          </table:table-cell>
          <table:table-cell table:formula="of:=[counters.G18]/3500000000" office:value-type="float" office:value="0.372627196285714">
            <text:p>0,3726271963</text:p>
          </table:table-cell>
          <table:table-cell table:style-name="ce6" table:formula="of:=[.E18]/[.J18]" office:value-type="float" office:value="3.25404659325623">
            <text:p>3,2540465933</text:p>
          </table:table-cell>
          <table:table-cell table:style-name="ce6" table:formula="of:=[.F18]/[.$J18]" office:value-type="float" office:value="13.9050966639599">
            <text:p>13,905096664</text:p>
          </table:table-cell>
          <table:table-cell table:style-name="ce6" table:formula="of:=[.G18]/[.$J18]" office:value-type="float" office:value="1.09180751921953">
            <text:p>1,0918075192</text:p>
          </table:table-cell>
          <table:table-cell table:style-name="ce6" table:formula="of:=[.H18]/[.$J18]" office:value-type="float" office:value="0.226207814427643">
            <text:p>0,2262078144</text:p>
          </table:table-cell>
          <table:table-cell table:style-name="ce6" table:formula="of:=[.I18]/[.$J18]" office:value-type="float" office:value="0">
            <text:p>0</text:p>
          </table:table-cell>
          <table:table-cell table:formula="of:=[.O18]-[.P18]-[.Q18]" office:value-type="float" office:value="12.5870813303128">
            <text:p>12,5870813303</text:p>
          </table:table-cell>
          <table:table-cell table:formula="of:=[.E18]/[.$M18]" office:value-type="float" office:value="16.8059649977837">
            <text:p>16,8059649978</text:p>
          </table:table-cell>
          <table:table-cell table:formula="of:=[.F18]/[.$M18]" office:value-type="float" office:value="71.8147577571915">
            <text:p>71,8147577572</text:p>
          </table:table-cell>
          <table:table-cell table:formula="of:=[.G18]/[.$M18]" office:value-type="float" office:value="5.63878802176564">
            <text:p>5,6387880218</text:p>
          </table:table-cell>
          <table:table-cell table:formula="of:=[.H18]/[.$M18]" office:value-type="float" office:value="1.16828093960755">
            <text:p>1,1682809396</text:p>
          </table:table-cell>
          <table:table-cell table:formula="of:=[.I18]/[.$M18]" office:value-type="float" office:value="0">
            <text:p>0</text:p>
          </table:table-cell>
          <table:table-cell table:formula="of:=[.U18]-[.V18]-[.W18]" office:value-type="float" office:value="65.0076887958183">
            <text:p>65,0076887958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19]*[.C19]" office:value-type="float" office:value="2560">
            <text:p>2560</text:p>
          </table:table-cell>
          <table:table-cell table:formula="of:=[counters.BH19]/1000000000" office:value-type="float" office:value="7.057800292">
            <text:p>7,057800292</text:p>
          </table:table-cell>
          <table:table-cell table:style-name="Default" table:formula="of:=[counters.BI19]/1000000000" office:value-type="float" office:value="30.544647216">
            <text:p>30,544647216</text:p>
          </table:table-cell>
          <table:table-cell table:style-name="Default" table:formula="of:=[counters.BJ19]/1000000000" office:value-type="float" office:value="2.203277587">
            <text:p>2,203277587</text:p>
          </table:table-cell>
          <table:table-cell table:formula="of:=[counters.BK19]/1000000000" office:value-type="float" office:value="0.511169433">
            <text:p>0,511169433</text:p>
          </table:table-cell>
          <table:table-cell table:formula="of:=[counters.BL19]/(2^-32)" office:value-type="float" office:value="0">
            <text:p>0</text:p>
          </table:table-cell>
          <table:table-cell table:formula="of:=[counters.D19]/1000000000" office:value-type="float" office:value="2.274480139">
            <text:p>2,274480139</text:p>
          </table:table-cell>
          <table:table-cell table:formula="of:=[counters.E19]/12500000" office:value-type="float" office:value="2.19541024">
            <text:p>2,19541024</text:p>
          </table:table-cell>
          <table:table-cell table:formula="of:=[counters.F19]/1050000000" office:value-type="float" office:value="2.27913983142857">
            <text:p>2,2791398314</text:p>
          </table:table-cell>
          <table:table-cell table:formula="of:=[counters.G19]/3500000000" office:value-type="float" office:value="0.661668939142857">
            <text:p>0,6616689391</text:p>
          </table:table-cell>
          <table:table-cell table:style-name="ce6" table:formula="of:=[.E19]/[.J19]" office:value-type="float" office:value="3.10303887511765">
            <text:p>3,1030388751</text:p>
          </table:table-cell>
          <table:table-cell table:style-name="ce6" table:formula="of:=[.F19]/[.$J19]" office:value-type="float" office:value="13.4292872873488">
            <text:p>13,4292872873</text:p>
          </table:table-cell>
          <table:table-cell table:style-name="ce6" table:formula="of:=[.G19]/[.$J19]" office:value-type="float" office:value="0.968695021434083">
            <text:p>0,9686950214</text:p>
          </table:table-cell>
          <table:table-cell table:style-name="ce6" table:formula="of:=[.H19]/[.$J19]" office:value-type="float" office:value="0.224741216348779">
            <text:p>0,2247412163</text:p>
          </table:table-cell>
          <table:table-cell table:style-name="ce6" table:formula="of:=[.I19]/[.$J19]" office:value-type="float" office:value="0">
            <text:p>0</text:p>
          </table:table-cell>
          <table:table-cell table:formula="of:=[.O19]-[.P19]-[.Q19]" office:value-type="float" office:value="12.2358510495659">
            <text:p>12,2358510496</text:p>
          </table:table-cell>
          <table:table-cell table:formula="of:=[.E19]/[.$M19]" office:value-type="float" office:value="10.6666640588311">
            <text:p>10,6666640588</text:p>
          </table:table-cell>
          <table:table-cell table:formula="of:=[.F19]/[.$M19]" office:value-type="float" office:value="46.1630362391928">
            <text:p>46,1630362392</text:p>
          </table:table-cell>
          <table:table-cell table:formula="of:=[.G19]/[.$M19]" office:value-type="float" office:value="3.32987912331835">
            <text:p>3,3298791233</text:p>
          </table:table-cell>
          <table:table-cell table:formula="of:=[.H19]/[.$M19]" office:value-type="float" office:value="0.772545608174054">
            <text:p>0,7725456082</text:p>
          </table:table-cell>
          <table:table-cell table:formula="of:=[.I19]/[.$M19]" office:value-type="float" office:value="0">
            <text:p>0</text:p>
          </table:table-cell>
          <table:table-cell table:formula="of:=[.U19]-[.V19]-[.W19]" office:value-type="float" office:value="42.0606115077004">
            <text:p>42,0606115077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20]*[.C20]" office:value-type="float" office:value="2816">
            <text:p>2816</text:p>
          </table:table-cell>
          <table:table-cell table:formula="of:=[counters.BH20]/1000000000" office:value-type="float" office:value="7.677856445">
            <text:p>7,677856445</text:p>
          </table:table-cell>
          <table:table-cell table:style-name="Default" table:formula="of:=[counters.BI20]/1000000000" office:value-type="float" office:value="33.176788329">
            <text:p>33,176788329</text:p>
          </table:table-cell>
          <table:table-cell table:style-name="Default" table:formula="of:=[counters.BJ20]/1000000000" office:value-type="float" office:value="2.100463866">
            <text:p>2,100463866</text:p>
          </table:table-cell>
          <table:table-cell table:formula="of:=[counters.BK20]/1000000000" office:value-type="float" office:value="0.554992675">
            <text:p>0,554992675</text:p>
          </table:table-cell>
          <table:table-cell table:formula="of:=[counters.BL20]/(2^-32)" office:value-type="float" office:value="0">
            <text:p>0</text:p>
          </table:table-cell>
          <table:table-cell table:formula="of:=[counters.D20]/1000000000" office:value-type="float" office:value="2.462152559">
            <text:p>2,462152559</text:p>
          </table:table-cell>
          <table:table-cell table:formula="of:=[counters.E20]/12500000" office:value-type="float" office:value="2.3754348">
            <text:p>2,3754348</text:p>
          </table:table-cell>
          <table:table-cell table:formula="of:=[counters.F20]/1050000000" office:value-type="float" office:value="2.46643551142857">
            <text:p>2,4664355114</text:p>
          </table:table-cell>
          <table:table-cell table:formula="of:=[counters.G20]/3500000000" office:value-type="float" office:value="0.818668738">
            <text:p>0,818668738</text:p>
          </table:table-cell>
          <table:table-cell table:style-name="ce6" table:formula="of:=[.E20]/[.J20]" office:value-type="float" office:value="3.1183512235807">
            <text:p>3,1183512236</text:p>
          </table:table-cell>
          <table:table-cell table:style-name="ce6" table:formula="of:=[.F20]/[.$J20]" office:value-type="float" office:value="13.4747086275087">
            <text:p>13,4747086275</text:p>
          </table:table-cell>
          <table:table-cell table:style-name="ce6" table:formula="of:=[.G20]/[.$J20]" office:value-type="float" office:value="0.853100616500019">
            <text:p>0,8531006165</text:p>
          </table:table-cell>
          <table:table-cell table:style-name="ce6" table:formula="of:=[.H20]/[.$J20]" office:value-type="float" office:value="0.225409539701882">
            <text:p>0,2254095397</text:p>
          </table:table-cell>
          <table:table-cell table:style-name="ce6" table:formula="of:=[.I20]/[.$J20]" office:value-type="float" office:value="0">
            <text:p>0</text:p>
          </table:table-cell>
          <table:table-cell table:formula="of:=[.O20]-[.P20]-[.Q20]" office:value-type="float" office:value="12.3961984713068">
            <text:p>12,3961984713</text:p>
          </table:table-cell>
          <table:table-cell table:formula="of:=[.E20]/[.$M20]" office:value-type="float" office:value="9.37846541417586">
            <text:p>9,3784654142</text:p>
          </table:table-cell>
          <table:table-cell table:formula="of:=[.F20]/[.$M20]" office:value-type="float" office:value="40.5252903757515">
            <text:p>40,5252903758</text:p>
          </table:table-cell>
          <table:table-cell table:formula="of:=[.G20]/[.$M20]" office:value-type="float" office:value="2.56570669979583">
            <text:p>2,5657066998</text:p>
          </table:table-cell>
          <table:table-cell table:formula="of:=[.H20]/[.$M20]" office:value-type="float" office:value="0.677920933387345">
            <text:p>0,6779209334</text:p>
          </table:table-cell>
          <table:table-cell table:formula="of:=[.I20]/[.$M20]" office:value-type="float" office:value="0">
            <text:p>0</text:p>
          </table:table-cell>
          <table:table-cell table:formula="of:=[.U20]-[.V20]-[.W20]" office:value-type="float" office:value="37.2816627425683">
            <text:p>37,2816627426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21]*[.C21]" office:value-type="float" office:value="3072">
            <text:p>3072</text:p>
          </table:table-cell>
          <table:table-cell table:formula="of:=[counters.BH21]/1000000000" office:value-type="float" office:value="8.142852782">
            <text:p>8,142852782</text:p>
          </table:table-cell>
          <table:table-cell table:style-name="Default" table:formula="of:=[counters.BI21]/1000000000" office:value-type="float" office:value="35.196136474">
            <text:p>35,196136474</text:p>
          </table:table-cell>
          <table:table-cell table:style-name="Default" table:formula="of:=[counters.BJ21]/1000000000" office:value-type="float" office:value="2.139434813">
            <text:p>2,139434813</text:p>
          </table:table-cell>
          <table:table-cell table:formula="of:=[counters.BK21]/1000000000" office:value-type="float" office:value="0.577728271">
            <text:p>0,577728271</text:p>
          </table:table-cell>
          <table:table-cell table:formula="of:=[counters.BL21]/(2^-32)" office:value-type="float" office:value="0">
            <text:p>0</text:p>
          </table:table-cell>
          <table:table-cell table:formula="of:=[counters.D21]/1000000000" office:value-type="float" office:value="2.565823809">
            <text:p>2,565823809</text:p>
          </table:table-cell>
          <table:table-cell table:formula="of:=[counters.E21]/12500000" office:value-type="float" office:value="2.47535432">
            <text:p>2,47535432</text:p>
          </table:table-cell>
          <table:table-cell table:formula="of:=[counters.F21]/1050000000" office:value-type="float" office:value="2.57002192190476">
            <text:p>2,5700219219</text:p>
          </table:table-cell>
          <table:table-cell table:formula="of:=[counters.G21]/3500000000" office:value-type="float" office:value="0.904207181428571">
            <text:p>0,9042071814</text:p>
          </table:table-cell>
          <table:table-cell table:style-name="ce6" table:formula="of:=[.E21]/[.J21]" office:value-type="float" office:value="3.17358220523084">
            <text:p>3,1735822052</text:p>
          </table:table-cell>
          <table:table-cell table:style-name="ce6" table:formula="of:=[.F21]/[.$J21]" office:value-type="float" office:value="13.7172850101961">
            <text:p>13,7172850102</text:p>
          </table:table-cell>
          <table:table-cell table:style-name="ce6" table:formula="of:=[.G21]/[.$J21]" office:value-type="float" office:value="0.833819845889504">
            <text:p>0,8338198459</text:p>
          </table:table-cell>
          <table:table-cell table:style-name="ce6" table:formula="of:=[.H21]/[.$J21]" office:value-type="float" office:value="0.225162877113204">
            <text:p>0,2251628771</text:p>
          </table:table-cell>
          <table:table-cell table:style-name="ce6" table:formula="of:=[.I21]/[.$J21]" office:value-type="float" office:value="0">
            <text:p>0</text:p>
          </table:table-cell>
          <table:table-cell table:formula="of:=[.O21]-[.P21]-[.Q21]" office:value-type="float" office:value="12.6583022871934">
            <text:p>12,6583022872</text:p>
          </table:table-cell>
          <table:table-cell table:formula="of:=[.E21]/[.$M21]" office:value-type="float" office:value="9.00551659978521">
            <text:p>9,0055165998</text:p>
          </table:table-cell>
          <table:table-cell table:formula="of:=[.F21]/[.$M21]" office:value-type="float" office:value="38.9248583697301">
            <text:p>38,9248583697</text:p>
          </table:table-cell>
          <table:table-cell table:formula="of:=[.G21]/[.$M21]" office:value-type="float" office:value="2.36608916290609">
            <text:p>2,3660891629</text:p>
          </table:table-cell>
          <table:table-cell table:formula="of:=[.H21]/[.$M21]" office:value-type="float" office:value="0.638933513099551">
            <text:p>0,6389335131</text:p>
          </table:table-cell>
          <table:table-cell table:formula="of:=[.I21]/[.$M21]" office:value-type="float" office:value="0">
            <text:p>0</text:p>
          </table:table-cell>
          <table:table-cell table:formula="of:=[.U21]-[.V21]-[.W21]" office:value-type="float" office:value="35.9198356937245">
            <text:p>35,9198356937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22]*[.C22]" office:value-type="float" office:value="3328">
            <text:p>3328</text:p>
          </table:table-cell>
          <table:table-cell table:formula="of:=[counters.BH22]/1000000000" office:value-type="float" office:value="9.004699706">
            <text:p>9,004699706</text:p>
          </table:table-cell>
          <table:table-cell table:style-name="Default" table:formula="of:=[counters.BI22]/1000000000" office:value-type="float" office:value="38.93081665">
            <text:p>38,93081665</text:p>
          </table:table-cell>
          <table:table-cell table:style-name="Default" table:formula="of:=[counters.BJ22]/1000000000" office:value-type="float" office:value="2.432403564">
            <text:p>2,432403564</text:p>
          </table:table-cell>
          <table:table-cell table:formula="of:=[counters.BK22]/1000000000" office:value-type="float" office:value="0.647399902">
            <text:p>0,647399902</text:p>
          </table:table-cell>
          <table:table-cell table:formula="of:=[counters.BL22]/(2^-32)" office:value-type="float" office:value="0">
            <text:p>0</text:p>
          </table:table-cell>
          <table:table-cell table:formula="of:=[counters.D22]/1000000000" office:value-type="float" office:value="2.886825901">
            <text:p>2,886825901</text:p>
          </table:table-cell>
          <table:table-cell table:formula="of:=[counters.E22]/12500000" office:value-type="float" office:value="2.78140856">
            <text:p>2,78140856</text:p>
          </table:table-cell>
          <table:table-cell table:formula="of:=[counters.F22]/1050000000" office:value-type="float" office:value="2.8877008447619">
            <text:p>2,8877008448</text:p>
          </table:table-cell>
          <table:table-cell table:formula="of:=[counters.G22]/3500000000" office:value-type="float" office:value="1.16958526314286">
            <text:p>1,1695852631</text:p>
          </table:table-cell>
          <table:table-cell table:style-name="ce6" table:formula="of:=[.E22]/[.J22]" office:value-type="float" office:value="3.11923892011664">
            <text:p>3,1192389201</text:p>
          </table:table-cell>
          <table:table-cell table:style-name="ce6" table:formula="of:=[.F22]/[.$J22]" office:value-type="float" office:value="13.4856821938983">
            <text:p>13,4856821939</text:p>
          </table:table-cell>
          <table:table-cell table:style-name="ce6" table:formula="of:=[.G22]/[.$J22]" office:value-type="float" office:value="0.842587550277075">
            <text:p>0,8425875503</text:p>
          </table:table-cell>
          <table:table-cell table:style-name="ce6" table:formula="of:=[.H22]/[.$J22]" office:value-type="float" office:value="0.224260112733414">
            <text:p>0,2242601127</text:p>
          </table:table-cell>
          <table:table-cell table:style-name="ce6" table:formula="of:=[.I22]/[.$J22]" office:value-type="float" office:value="0">
            <text:p>0</text:p>
          </table:table-cell>
          <table:table-cell table:formula="of:=[.O22]-[.P22]-[.Q22]" office:value-type="float" office:value="12.4188345308878">
            <text:p>12,4188345309</text:p>
          </table:table-cell>
          <table:table-cell table:formula="of:=[.E22]/[.$M22]" office:value-type="float" office:value="7.69905366437584">
            <text:p>7,6990536644</text:p>
          </table:table-cell>
          <table:table-cell table:formula="of:=[.F22]/[.$M22]" office:value-type="float" office:value="33.2860013517842">
            <text:p>33,2860013518</text:p>
          </table:table-cell>
          <table:table-cell table:formula="of:=[.G22]/[.$M22]" office:value-type="float" office:value="2.07971461393396">
            <text:p>2,0797146139</text:p>
          </table:table-cell>
          <table:table-cell table:formula="of:=[.H22]/[.$M22]" office:value-type="float" office:value="0.553529462452644">
            <text:p>0,5535294625</text:p>
          </table:table-cell>
          <table:table-cell table:formula="of:=[.I22]/[.$M22]" office:value-type="float" office:value="0">
            <text:p>0</text:p>
          </table:table-cell>
          <table:table-cell table:formula="of:=[.U22]-[.V22]-[.W22]" office:value-type="float" office:value="30.6527572753976">
            <text:p>30,6527572754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23]*[.C23]" office:value-type="float" office:value="3584">
            <text:p>3584</text:p>
          </table:table-cell>
          <table:table-cell table:formula="of:=[counters.BH23]/1000000000" office:value-type="float" office:value="9.648620605">
            <text:p>9,648620605</text:p>
          </table:table-cell>
          <table:table-cell table:style-name="Default" table:formula="of:=[counters.BI23]/1000000000" office:value-type="float" office:value="41.41418457">
            <text:p>41,41418457</text:p>
          </table:table-cell>
          <table:table-cell table:style-name="Default" table:formula="of:=[counters.BJ23]/1000000000" office:value-type="float" office:value="2.557128905">
            <text:p>2,557128905</text:p>
          </table:table-cell>
          <table:table-cell table:formula="of:=[counters.BK23]/1000000000" office:value-type="float" office:value="0.68270874">
            <text:p>0,68270874</text:p>
          </table:table-cell>
          <table:table-cell table:formula="of:=[counters.BL23]/(2^-32)" office:value-type="float" office:value="0">
            <text:p>0</text:p>
          </table:table-cell>
          <table:table-cell table:formula="of:=[counters.D23]/1000000000" office:value-type="float" office:value="3.047009324">
            <text:p>3,047009324</text:p>
          </table:table-cell>
          <table:table-cell table:formula="of:=[counters.E23]/12500000" office:value-type="float" office:value="2.93654752">
            <text:p>2,93654752</text:p>
          </table:table-cell>
          <table:table-cell table:formula="of:=[counters.F23]/1050000000" office:value-type="float" office:value="3.04917313142857">
            <text:p>3,0491731314</text:p>
          </table:table-cell>
          <table:table-cell table:formula="of:=[counters.G23]/3500000000" office:value-type="float" office:value="0.0746498385714286">
            <text:p>0,0746498386</text:p>
          </table:table-cell>
          <table:table-cell table:style-name="ce6" table:formula="of:=[.E23]/[.J23]" office:value-type="float" office:value="3.16658716105721">
            <text:p>3,1665871611</text:p>
          </table:table-cell>
          <table:table-cell table:style-name="ce6" table:formula="of:=[.F23]/[.$J23]" office:value-type="float" office:value="13.5917485528508">
            <text:p>13,5917485529</text:p>
          </table:table-cell>
          <table:table-cell table:style-name="ce6" table:formula="of:=[.G23]/[.$J23]" office:value-type="float" office:value="0.839225822139296">
            <text:p>0,8392258221</text:p>
          </table:table-cell>
          <table:table-cell table:style-name="ce6" table:formula="of:=[.H23]/[.$J23]" office:value-type="float" office:value="0.22405863172869">
            <text:p>0,2240586317</text:p>
          </table:table-cell>
          <table:table-cell table:style-name="ce6" table:formula="of:=[.I23]/[.$J23]" office:value-type="float" office:value="0">
            <text:p>0</text:p>
          </table:table-cell>
          <table:table-cell table:formula="of:=[.O23]-[.P23]-[.Q23]" office:value-type="float" office:value="12.5284640989829">
            <text:p>12,528464099</text:p>
          </table:table-cell>
          <table:table-cell table:formula="of:=[.E23]/[.$M23]" office:value-type="float" office:value="129.251727661376">
            <text:p>129,2517276614</text:p>
          </table:table-cell>
          <table:table-cell table:formula="of:=[.F23]/[.$M23]" office:value-type="float" office:value="554.779291724428">
            <text:p>554,7792917244</text:p>
          </table:table-cell>
          <table:table-cell table:formula="of:=[.G23]/[.$M23]" office:value-type="float" office:value="34.2549823808824">
            <text:p>34,2549823809</text:p>
          </table:table-cell>
          <table:table-cell table:formula="of:=[.H23]/[.$M23]" office:value-type="float" office:value="9.14548179962575">
            <text:p>9,1454817996</text:p>
          </table:table-cell>
          <table:table-cell table:formula="of:=[.I23]/[.$M23]" office:value-type="float" office:value="0">
            <text:p>0</text:p>
          </table:table-cell>
          <table:table-cell table:formula="of:=[.U23]-[.V23]-[.W23]" office:value-type="float" office:value="511.378827543919">
            <text:p>511,3788275439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24]*[.C24]" office:value-type="float" office:value="3840">
            <text:p>3840</text:p>
          </table:table-cell>
          <table:table-cell table:formula="of:=[counters.BH24]/1000000000" office:value-type="float" office:value="10.134246825">
            <text:p>10,134246825</text:p>
          </table:table-cell>
          <table:table-cell table:style-name="Default" table:formula="of:=[counters.BI24]/1000000000" office:value-type="float" office:value="43.861053466">
            <text:p>43,861053466</text:p>
          </table:table-cell>
          <table:table-cell table:style-name="Default" table:formula="of:=[counters.BJ24]/1000000000" office:value-type="float" office:value="2.656951903">
            <text:p>2,656951903</text:p>
          </table:table-cell>
          <table:table-cell table:formula="of:=[counters.BK24]/1000000000" office:value-type="float" office:value="0.718170165">
            <text:p>0,718170165</text:p>
          </table:table-cell>
          <table:table-cell table:formula="of:=[counters.BL24]/(2^-32)" office:value-type="float" office:value="0">
            <text:p>0</text:p>
          </table:table-cell>
          <table:table-cell table:formula="of:=[counters.D24]/1000000000" office:value-type="float" office:value="3.207602702">
            <text:p>3,207602702</text:p>
          </table:table-cell>
          <table:table-cell table:formula="of:=[counters.E24]/12500000" office:value-type="float" office:value="3.0895644">
            <text:p>3,0895644</text:p>
          </table:table-cell>
          <table:table-cell table:formula="of:=[counters.F24]/1050000000" office:value-type="float" office:value="3.20731848">
            <text:p>3,20731848</text:p>
          </table:table-cell>
          <table:table-cell table:formula="of:=[counters.G24]/3500000000" office:value-type="float" office:value="0.207868571142857">
            <text:p>0,2078685711</text:p>
          </table:table-cell>
          <table:table-cell table:style-name="ce6" table:formula="of:=[.E24]/[.J24]" office:value-type="float" office:value="3.15944578132482">
            <text:p>3,1594457813</text:p>
          </table:table-cell>
          <table:table-cell table:style-name="ce6" table:formula="of:=[.F24]/[.$J24]" office:value-type="float" office:value="13.6740916942899">
            <text:p>13,6740916943</text:p>
          </table:table-cell>
          <table:table-cell table:style-name="ce6" table:formula="of:=[.G24]/[.$J24]" office:value-type="float" office:value="0.828329487733422">
            <text:p>0,8283294877</text:p>
          </table:table-cell>
          <table:table-cell table:style-name="ce6" table:formula="of:=[.H24]/[.$J24]" office:value-type="float" office:value="0.223896233954476">
            <text:p>0,223896234</text:p>
          </table:table-cell>
          <table:table-cell table:style-name="ce6" table:formula="of:=[.I24]/[.$J24]" office:value-type="float" office:value="0">
            <text:p>0</text:p>
          </table:table-cell>
          <table:table-cell table:formula="of:=[.O24]-[.P24]-[.Q24]" office:value-type="float" office:value="12.621865972602">
            <text:p>12,6218659726</text:p>
          </table:table-cell>
          <table:table-cell table:formula="of:=[.E24]/[.$M24]" office:value-type="float" office:value="48.7531461311449">
            <text:p>48,7531461311</text:p>
          </table:table-cell>
          <table:table-cell table:formula="of:=[.F24]/[.$M24]" office:value-type="float" office:value="211.003776207499">
            <text:p>211,0037762075</text:p>
          </table:table-cell>
          <table:table-cell table:formula="of:=[.G24]/[.$M24]" office:value-type="float" office:value="12.7818837084997">
            <text:p>12,7818837085</text:p>
          </table:table-cell>
          <table:table-cell table:formula="of:=[.H24]/[.$M24]" office:value-type="float" office:value="3.45492423915513">
            <text:p>3,4549242392</text:p>
          </table:table-cell>
          <table:table-cell table:formula="of:=[.I24]/[.$M24]" office:value-type="float" office:value="0">
            <text:p>0</text:p>
          </table:table-cell>
          <table:table-cell table:formula="of:=[.U24]-[.V24]-[.W24]" office:value-type="float" office:value="194.766968259844">
            <text:p>194,7669682598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25]*[.C25]" office:value-type="float" office:value="4096">
            <text:p>4096</text:p>
          </table:table-cell>
          <table:table-cell table:formula="of:=[counters.BH25]/1000000000" office:value-type="float" office:value="11.074493407">
            <text:p>11,074493407</text:p>
          </table:table-cell>
          <table:table-cell table:style-name="Default" table:formula="of:=[counters.BI25]/1000000000" office:value-type="float" office:value="47.699401855">
            <text:p>47,699401855</text:p>
          </table:table-cell>
          <table:table-cell table:style-name="Default" table:formula="of:=[counters.BJ25]/1000000000" office:value-type="float" office:value="2.992095947">
            <text:p>2,992095947</text:p>
          </table:table-cell>
          <table:table-cell table:formula="of:=[counters.BK25]/1000000000" office:value-type="float" office:value="0.790008544">
            <text:p>0,790008544</text:p>
          </table:table-cell>
          <table:table-cell table:formula="of:=[counters.BL25]/(2^-32)" office:value-type="float" office:value="0">
            <text:p>0</text:p>
          </table:table-cell>
          <table:table-cell table:formula="of:=[counters.D25]/1000000000" office:value-type="float" office:value="3.528186896">
            <text:p>3,528186896</text:p>
          </table:table-cell>
          <table:table-cell table:formula="of:=[counters.E25]/12500000" office:value-type="float" office:value="3.39878864">
            <text:p>3,39878864</text:p>
          </table:table-cell>
          <table:table-cell table:formula="of:=[counters.F25]/1050000000" office:value-type="float" office:value="3.52881013428571">
            <text:p>3,5288101343</text:p>
          </table:table-cell>
          <table:table-cell table:formula="of:=[counters.G25]/3500000000" office:value-type="float" office:value="0.474793176571429">
            <text:p>0,4747931766</text:p>
          </table:table-cell>
          <table:table-cell table:style-name="ce6" table:formula="of:=[.E25]/[.J25]" office:value-type="float" office:value="3.13886246206386">
            <text:p>3,1388624621</text:p>
          </table:table-cell>
          <table:table-cell table:style-name="ce6" table:formula="of:=[.F25]/[.$J25]" office:value-type="float" office:value="13.5195224235649">
            <text:p>13,5195224236</text:p>
          </table:table-cell>
          <table:table-cell table:style-name="ce6" table:formula="of:=[.G25]/[.$J25]" office:value-type="float" office:value="0.848054832467129">
            <text:p>0,8480548325</text:p>
          </table:table-cell>
          <table:table-cell table:style-name="ce6" table:formula="of:=[.H25]/[.$J25]" office:value-type="float" office:value="0.223913462434673">
            <text:p>0,2239134624</text:p>
          </table:table-cell>
          <table:table-cell table:style-name="ce6" table:formula="of:=[.I25]/[.$J25]" office:value-type="float" office:value="0">
            <text:p>0</text:p>
          </table:table-cell>
          <table:table-cell table:formula="of:=[.O25]-[.P25]-[.Q25]" office:value-type="float" office:value="12.4475541286631">
            <text:p>12,4475541287</text:p>
          </table:table-cell>
          <table:table-cell table:formula="of:=[.E25]/[.$M25]" office:value-type="float" office:value="23.3248790283193">
            <text:p>23,3248790283</text:p>
          </table:table-cell>
          <table:table-cell table:formula="of:=[.F25]/[.$M25]" office:value-type="float" office:value="100.463536985612">
            <text:p>100,4635369856</text:p>
          </table:table-cell>
          <table:table-cell table:formula="of:=[.G25]/[.$M25]" office:value-type="float" office:value="6.30189331827911">
            <text:p>6,3018933183</text:p>
          </table:table-cell>
          <table:table-cell table:formula="of:=[.H25]/[.$M25]" office:value-type="float" office:value="1.66390037385289">
            <text:p>1,6639003739</text:p>
          </table:table-cell>
          <table:table-cell table:formula="of:=[.I25]/[.$M25]" office:value-type="float" office:value="0">
            <text:p>0</text:p>
          </table:table-cell>
          <table:table-cell table:formula="of:=[.U25]-[.V25]-[.W25]" office:value-type="float" office:value="92.4977432934802">
            <text:p>92,4977432935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26]*[.C26]" office:value-type="float" office:value="4352">
            <text:p>4352</text:p>
          </table:table-cell>
          <table:table-cell table:formula="of:=[counters.BH26]/1000000000" office:value-type="float" office:value="11.656188964">
            <text:p>11,656188964</text:p>
          </table:table-cell>
          <table:table-cell table:style-name="Default" table:formula="of:=[counters.BI26]/1000000000" office:value-type="float" office:value="50.374755859">
            <text:p>50,374755859</text:p>
          </table:table-cell>
          <table:table-cell table:style-name="Default" table:formula="of:=[counters.BJ26]/1000000000" office:value-type="float" office:value="3.039154052">
            <text:p>3,039154052</text:p>
          </table:table-cell>
          <table:table-cell table:formula="of:=[counters.BK26]/1000000000" office:value-type="float" office:value="0.826080322">
            <text:p>0,826080322</text:p>
          </table:table-cell>
          <table:table-cell table:formula="of:=[counters.BL26]/(2^-32)" office:value-type="float" office:value="0">
            <text:p>0</text:p>
          </table:table-cell>
          <table:table-cell table:formula="of:=[counters.D26]/1000000000" office:value-type="float" office:value="3.688578151">
            <text:p>3,688578151</text:p>
          </table:table-cell>
          <table:table-cell table:formula="of:=[counters.E26]/12500000" office:value-type="float" office:value="3.55232488">
            <text:p>3,55232488</text:p>
          </table:table-cell>
          <table:table-cell table:formula="of:=[counters.F26]/1050000000" office:value-type="float" office:value="3.68844464666667">
            <text:p>3,6884446467</text:p>
          </table:table-cell>
          <table:table-cell table:formula="of:=[counters.G26]/3500000000" office:value-type="float" office:value="0.607992021142857">
            <text:p>0,6079920211</text:p>
          </table:table-cell>
          <table:table-cell table:style-name="ce6" table:formula="of:=[.E26]/[.J26]" office:value-type="float" office:value="3.16007645407755">
            <text:p>3,1600764541</text:p>
          </table:table-cell>
          <table:table-cell table:style-name="ce6" table:formula="of:=[.F26]/[.$J26]" office:value-type="float" office:value="13.6569577210511">
            <text:p>13,6569577211</text:p>
          </table:table-cell>
          <table:table-cell table:style-name="ce6" table:formula="of:=[.G26]/[.$J26]" office:value-type="float" office:value="0.823936467545378">
            <text:p>0,8239364675</text:p>
          </table:table-cell>
          <table:table-cell table:style-name="ce6" table:formula="of:=[.H26]/[.$J26]" office:value-type="float" office:value="0.223956301908919">
            <text:p>0,2239563019</text:p>
          </table:table-cell>
          <table:table-cell table:style-name="ce6" table:formula="of:=[.I26]/[.$J26]" office:value-type="float" office:value="0">
            <text:p>0</text:p>
          </table:table-cell>
          <table:table-cell table:formula="of:=[.O26]-[.P26]-[.Q26]" office:value-type="float" office:value="12.6090649515968">
            <text:p>12,6090649516</text:p>
          </table:table-cell>
          <table:table-cell table:formula="of:=[.E26]/[.$M26]" office:value-type="float" office:value="19.1716150190418">
            <text:p>19,171615019</text:p>
          </table:table-cell>
          <table:table-cell table:formula="of:=[.F26]/[.$M26]" office:value-type="float" office:value="82.8543041803565">
            <text:p>82,8543041804</text:p>
          </table:table-cell>
          <table:table-cell table:formula="of:=[.G26]/[.$M26]" office:value-type="float" office:value="4.99867423636124">
            <text:p>4,9986742364</text:p>
          </table:table-cell>
          <table:table-cell table:formula="of:=[.H26]/[.$M26]" office:value-type="float" office:value="1.35870257054887">
            <text:p>1,3587025705</text:p>
          </table:table-cell>
          <table:table-cell table:formula="of:=[.I26]/[.$M26]" office:value-type="float" office:value="0">
            <text:p>0</text:p>
          </table:table-cell>
          <table:table-cell table:formula="of:=[.U26]-[.V26]-[.W26]" office:value-type="float" office:value="76.4969273734463">
            <text:p>76,4969273734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27]*[.C27]" office:value-type="float" office:value="4608">
            <text:p>4608</text:p>
          </table:table-cell>
          <table:table-cell table:formula="of:=[counters.BH27]/1000000000" office:value-type="float" office:value="12.264160156">
            <text:p>12,264160156</text:p>
          </table:table-cell>
          <table:table-cell table:style-name="Default" table:formula="of:=[counters.BI27]/1000000000" office:value-type="float" office:value="53.191070556">
            <text:p>53,191070556</text:p>
          </table:table-cell>
          <table:table-cell table:style-name="Default" table:formula="of:=[counters.BJ27]/1000000000" office:value-type="float" office:value="3.482879638">
            <text:p>3,482879638</text:p>
          </table:table-cell>
          <table:table-cell table:formula="of:=[counters.BK27]/1000000000" office:value-type="float" office:value="0.858581542">
            <text:p>0,858581542</text:p>
          </table:table-cell>
          <table:table-cell table:formula="of:=[counters.BL27]/(2^-32)" office:value-type="float" office:value="0">
            <text:p>0</text:p>
          </table:table-cell>
          <table:table-cell table:formula="of:=[counters.D27]/1000000000" office:value-type="float" office:value="3.849169385">
            <text:p>3,849169385</text:p>
          </table:table-cell>
          <table:table-cell table:formula="of:=[counters.E27]/12500000" office:value-type="float" office:value="3.70498744">
            <text:p>3,70498744</text:p>
          </table:table-cell>
          <table:table-cell table:formula="of:=[counters.F27]/1050000000" office:value-type="float" office:value="3.84662202285714">
            <text:p>3,8466220229</text:p>
          </table:table-cell>
          <table:table-cell table:formula="of:=[counters.G27]/3500000000" office:value-type="float" office:value="0.739835236">
            <text:p>0,739835236</text:p>
          </table:table-cell>
          <table:table-cell table:style-name="ce6" table:formula="of:=[.E27]/[.J27]" office:value-type="float" office:value="3.18618354489484">
            <text:p>3,1861835449</text:p>
          </table:table-cell>
          <table:table-cell table:style-name="ce6" table:formula="of:=[.F27]/[.$J27]" office:value-type="float" office:value="13.8188438168719">
            <text:p>13,8188438169</text:p>
          </table:table-cell>
          <table:table-cell table:style-name="ce6" table:formula="of:=[.G27]/[.$J27]" office:value-type="float" office:value="0.904839275603872">
            <text:p>0,9048392756</text:p>
          </table:table-cell>
          <table:table-cell table:style-name="ce6" table:formula="of:=[.H27]/[.$J27]" office:value-type="float" office:value="0.223056315823836">
            <text:p>0,2230563158</text:p>
          </table:table-cell>
          <table:table-cell table:style-name="ce6" table:formula="of:=[.I27]/[.$J27]" office:value-type="float" office:value="0">
            <text:p>0</text:p>
          </table:table-cell>
          <table:table-cell table:formula="of:=[.O27]-[.P27]-[.Q27]" office:value-type="float" office:value="12.6909482254442">
            <text:p>12,6909482254</text:p>
          </table:table-cell>
          <table:table-cell table:formula="of:=[.E27]/[.$M27]" office:value-type="float" office:value="16.5768803096045">
            <text:p>16,5768803096</text:p>
          </table:table-cell>
          <table:table-cell table:formula="of:=[.F27]/[.$M27]" office:value-type="float" office:value="71.895832974357">
            <text:p>71,8958329744</text:p>
          </table:table-cell>
          <table:table-cell table:formula="of:=[.G27]/[.$M27]" office:value-type="float" office:value="4.70764228104432">
            <text:p>4,707642281</text:p>
          </table:table-cell>
          <table:table-cell table:formula="of:=[.H27]/[.$M27]" office:value-type="float" office:value="1.16050371788456">
            <text:p>1,1605037179</text:p>
          </table:table-cell>
          <table:table-cell table:formula="of:=[.I27]/[.$M27]" office:value-type="float" office:value="0">
            <text:p>0</text:p>
          </table:table-cell>
          <table:table-cell table:formula="of:=[.U27]-[.V27]-[.W27]" office:value-type="float" office:value="66.0276869754281">
            <text:p>66,0276869754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28]*[.C28]" office:value-type="float" office:value="4864">
            <text:p>4864</text:p>
          </table:table-cell>
          <table:table-cell table:formula="of:=[counters.BH28]/1000000000" office:value-type="float" office:value="13.051544189">
            <text:p>13,051544189</text:p>
          </table:table-cell>
          <table:table-cell table:style-name="Default" table:formula="of:=[counters.BI28]/1000000000" office:value-type="float" office:value="56.788787841">
            <text:p>56,788787841</text:p>
          </table:table-cell>
          <table:table-cell table:style-name="Default" table:formula="of:=[counters.BJ28]/1000000000" office:value-type="float" office:value="3.667907714">
            <text:p>3,667907714</text:p>
          </table:table-cell>
          <table:table-cell table:formula="of:=[counters.BK28]/1000000000" office:value-type="float" office:value="0.935485839">
            <text:p>0,935485839</text:p>
          </table:table-cell>
          <table:table-cell table:formula="of:=[counters.BL28]/(2^-32)" office:value-type="float" office:value="0">
            <text:p>0</text:p>
          </table:table-cell>
          <table:table-cell table:formula="of:=[counters.D28]/1000000000" office:value-type="float" office:value="4.170225006">
            <text:p>4,170225006</text:p>
          </table:table-cell>
          <table:table-cell table:formula="of:=[counters.E28]/12500000" office:value-type="float" office:value="4.014944">
            <text:p>4,014944</text:p>
          </table:table-cell>
          <table:table-cell table:formula="of:=[counters.F28]/1050000000" office:value-type="float" office:value="0.0779396476190476">
            <text:p>0,0779396476</text:p>
          </table:table-cell>
          <table:table-cell table:formula="of:=[counters.G28]/3500000000" office:value-type="float" office:value="1.00872544742857">
            <text:p>1,0087254474</text:p>
          </table:table-cell>
          <table:table-cell table:style-name="ce6" table:formula="of:=[.E28]/[.J28]" office:value-type="float" office:value="3.12969783889882">
            <text:p>3,1296978389</text:p>
          </table:table-cell>
          <table:table-cell table:style-name="ce6" table:formula="of:=[.F28]/[.$J28]" office:value-type="float" office:value="13.617679563883">
            <text:p>13,6176795639</text:p>
          </table:table-cell>
          <table:table-cell table:style-name="ce6" table:formula="of:=[.G28]/[.$J28]" office:value-type="float" office:value="0.879546717196967">
            <text:p>0,8795467172</text:p>
          </table:table-cell>
          <table:table-cell table:style-name="ce6" table:formula="of:=[.H28]/[.$J28]" office:value-type="float" office:value="0.224325027463518">
            <text:p>0,2243250275</text:p>
          </table:table-cell>
          <table:table-cell table:style-name="ce6" table:formula="of:=[.I28]/[.$J28]" office:value-type="float" office:value="0">
            <text:p>0</text:p>
          </table:table-cell>
          <table:table-cell table:formula="of:=[.O28]-[.P28]-[.Q28]" office:value-type="float" office:value="12.5138078192225">
            <text:p>12,5138078192</text:p>
          </table:table-cell>
          <table:table-cell table:formula="of:=[.E28]/[.$M28]" office:value-type="float" office:value="12.9386486900581">
            <text:p>12,9386486901</text:p>
          </table:table-cell>
          <table:table-cell table:formula="of:=[.F28]/[.$M28]" office:value-type="float" office:value="56.2975663851499">
            <text:p>56,2975663851</text:p>
          </table:table-cell>
          <table:table-cell table:formula="of:=[.G28]/[.$M28]" office:value-type="float" office:value="3.63618041296587">
            <text:p>3,636180413</text:p>
          </table:table-cell>
          <table:table-cell table:formula="of:=[.H28]/[.$M28]" office:value-type="float" office:value="0.927393912173751">
            <text:p>0,9273939122</text:p>
          </table:table-cell>
          <table:table-cell table:formula="of:=[.I28]/[.$M28]" office:value-type="float" office:value="0">
            <text:p>0</text:p>
          </table:table-cell>
          <table:table-cell table:formula="of:=[.U28]-[.V28]-[.W28]" office:value-type="float" office:value="51.7339920600103">
            <text:p>51,73399206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29]*[.C29]" office:value-type="float" office:value="5120">
            <text:p>5120</text:p>
          </table:table-cell>
          <table:table-cell table:formula="of:=[counters.BH29]/1000000000" office:value-type="float" office:value="13.652374267">
            <text:p>13,652374267</text:p>
          </table:table-cell>
          <table:table-cell table:style-name="Default" table:formula="of:=[counters.BI29]/1000000000" office:value-type="float" office:value="59.651672363">
            <text:p>59,651672363</text:p>
          </table:table-cell>
          <table:table-cell table:style-name="Default" table:formula="of:=[counters.BJ29]/1000000000" office:value-type="float" office:value="3.851440429">
            <text:p>3,851440429</text:p>
          </table:table-cell>
          <table:table-cell table:formula="of:=[counters.BK29]/1000000000" office:value-type="float" office:value="0.970489501">
            <text:p>0,970489501</text:p>
          </table:table-cell>
          <table:table-cell table:formula="of:=[counters.BL29]/(2^-32)" office:value-type="float" office:value="0">
            <text:p>0</text:p>
          </table:table-cell>
          <table:table-cell table:formula="of:=[counters.D29]/1000000000" office:value-type="float" office:value="4.332951662">
            <text:p>4,332951662</text:p>
          </table:table-cell>
          <table:table-cell table:formula="of:=[counters.E29]/12500000" office:value-type="float" office:value="4.17067168">
            <text:p>4,17067168</text:p>
          </table:table-cell>
          <table:table-cell table:formula="of:=[counters.F29]/1050000000" office:value-type="float" office:value="0.238749426666667">
            <text:p>0,2387494267</text:p>
          </table:table-cell>
          <table:table-cell table:formula="of:=[counters.G29]/3500000000" office:value-type="float" office:value="1.142623234">
            <text:p>1,142623234</text:p>
          </table:table-cell>
          <table:table-cell table:style-name="ce6" table:formula="of:=[.E29]/[.J29]" office:value-type="float" office:value="3.15082542617112">
            <text:p>3,1508254262</text:p>
          </table:table-cell>
          <table:table-cell table:style-name="ce6" table:formula="of:=[.F29]/[.$J29]" office:value-type="float" office:value="13.7669831136464">
            <text:p>13,7669831136</text:p>
          </table:table-cell>
          <table:table-cell table:style-name="ce6" table:formula="of:=[.G29]/[.$J29]" office:value-type="float" office:value="0.888872235242582">
            <text:p>0,8888722352</text:p>
          </table:table-cell>
          <table:table-cell table:style-name="ce6" table:formula="of:=[.H29]/[.$J29]" office:value-type="float" office:value="0.223978843223938">
            <text:p>0,2239788432</text:p>
          </table:table-cell>
          <table:table-cell table:style-name="ce6" table:formula="of:=[.I29]/[.$J29]" office:value-type="float" office:value="0">
            <text:p>0</text:p>
          </table:table-cell>
          <table:table-cell table:formula="of:=[.O29]-[.P29]-[.Q29]" office:value-type="float" office:value="12.6541320351799">
            <text:p>12,6541320352</text:p>
          </table:table-cell>
          <table:table-cell table:formula="of:=[.E29]/[.$M29]" office:value-type="float" office:value="11.9482729396346">
            <text:p>11,9482729396</text:p>
          </table:table-cell>
          <table:table-cell table:formula="of:=[.F29]/[.$M29]" office:value-type="float" office:value="52.205898311884">
            <text:p>52,2058983119</text:p>
          </table:table-cell>
          <table:table-cell table:formula="of:=[.G29]/[.$M29]" office:value-type="float" office:value="3.37070025743937">
            <text:p>3,3707002574</text:p>
          </table:table-cell>
          <table:table-cell table:formula="of:=[.H29]/[.$M29]" office:value-type="float" office:value="0.849352150491979">
            <text:p>0,8493521505</text:p>
          </table:table-cell>
          <table:table-cell table:formula="of:=[.I29]/[.$M29]" office:value-type="float" office:value="0">
            <text:p>0</text:p>
          </table:table-cell>
          <table:table-cell table:formula="of:=[.U29]-[.V29]-[.W29]" office:value-type="float" office:value="47.9858459039526">
            <text:p>47,985845904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30]*[.C30]" office:value-type="float" office:value="5376">
            <text:p>5376</text:p>
          </table:table-cell>
          <table:table-cell table:formula="of:=[counters.BH30]/1000000000" office:value-type="float" office:value="16.004211425">
            <text:p>16,004211425</text:p>
          </table:table-cell>
          <table:table-cell table:style-name="Default" table:formula="of:=[counters.BI30]/1000000000" office:value-type="float" office:value="69.159027099">
            <text:p>69,159027099</text:p>
          </table:table-cell>
          <table:table-cell table:style-name="Default" table:formula="of:=[counters.BJ30]/1000000000" office:value-type="float" office:value="4.914764404">
            <text:p>4,914764404</text:p>
          </table:table-cell>
          <table:table-cell table:formula="of:=[counters.BK30]/1000000000" office:value-type="float" office:value="1.189910888">
            <text:p>1,189910888</text:p>
          </table:table-cell>
          <table:table-cell table:formula="of:=[counters.BL30]/(2^-32)" office:value-type="float" office:value="0">
            <text:p>0</text:p>
          </table:table-cell>
          <table:table-cell table:formula="of:=[counters.D30]/1000000000" office:value-type="float" office:value="5.328729957">
            <text:p>5,328729957</text:p>
          </table:table-cell>
          <table:table-cell table:formula="of:=[counters.E30]/12500000" office:value-type="float" office:value="5.1263884">
            <text:p>5,1263884</text:p>
          </table:table-cell>
          <table:table-cell table:formula="of:=[counters.F30]/1050000000" office:value-type="float" office:value="1.21990820571429">
            <text:p>1,2199082057</text:p>
          </table:table-cell>
          <table:table-cell table:formula="of:=[counters.G30]/3500000000" office:value-type="float" office:value="0.740762410857143">
            <text:p>0,7407624109</text:p>
          </table:table-cell>
          <table:table-cell table:style-name="ce6" table:formula="of:=[.E30]/[.J30]" office:value-type="float" office:value="3.00338196045689">
            <text:p>3,0033819605</text:p>
          </table:table-cell>
          <table:table-cell table:style-name="ce6" table:formula="of:=[.F30]/[.$J30]" office:value-type="float" office:value="12.9785197705788">
            <text:p>12,9785197706</text:p>
          </table:table-cell>
          <table:table-cell table:style-name="ce6" table:formula="of:=[.G30]/[.$J30]" office:value-type="float" office:value="0.922314405807673">
            <text:p>0,9223144058</text:p>
          </table:table-cell>
          <table:table-cell table:style-name="ce6" table:formula="of:=[.H30]/[.$J30]" office:value-type="float" office:value="0.223301030001885">
            <text:p>0,22330103</text:p>
          </table:table-cell>
          <table:table-cell table:style-name="ce6" table:formula="of:=[.I30]/[.$J30]" office:value-type="float" office:value="0">
            <text:p>0</text:p>
          </table:table-cell>
          <table:table-cell table:formula="of:=[.O30]-[.P30]-[.Q30]" office:value-type="float" office:value="11.8329043347692">
            <text:p>11,8329043348</text:p>
          </table:table-cell>
          <table:table-cell table:formula="of:=[.E30]/[.$M30]" office:value-type="float" office:value="21.605053375321">
            <text:p>21,6050533753</text:p>
          </table:table-cell>
          <table:table-cell table:formula="of:=[.F30]/[.$M30]" office:value-type="float" office:value="93.3619553116572">
            <text:p>93,3619553117</text:p>
          </table:table-cell>
          <table:table-cell table:formula="of:=[.G30]/[.$M30]" office:value-type="float" office:value="6.63473784841901">
            <text:p>6,6347378484</text:p>
          </table:table-cell>
          <table:table-cell table:formula="of:=[.H30]/[.$M30]" office:value-type="float" office:value="1.60633270608743">
            <text:p>1,6063327061</text:p>
          </table:table-cell>
          <table:table-cell table:formula="of:=[.I30]/[.$M30]" office:value-type="float" office:value="0">
            <text:p>0</text:p>
          </table:table-cell>
          <table:table-cell table:formula="of:=[.U30]-[.V30]-[.W30]" office:value-type="float" office:value="85.1208847571507">
            <text:p>85,1208847572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31]*[.C31]" office:value-type="float" office:value="5632">
            <text:p>5632</text:p>
          </table:table-cell>
          <table:table-cell table:formula="of:=[counters.BH31]/1000000000" office:value-type="float" office:value="16.155578613">
            <text:p>16,155578613</text:p>
          </table:table-cell>
          <table:table-cell table:style-name="Default" table:formula="of:=[counters.BI31]/1000000000" office:value-type="float" office:value="69.866760253">
            <text:p>69,866760253</text:p>
          </table:table-cell>
          <table:table-cell table:style-name="Default" table:formula="of:=[counters.BJ31]/1000000000" office:value-type="float" office:value="4.615142822">
            <text:p>4,615142822</text:p>
          </table:table-cell>
          <table:table-cell table:formula="of:=[counters.BK31]/1000000000" office:value-type="float" office:value="1.191284179">
            <text:p>1,191284179</text:p>
          </table:table-cell>
          <table:table-cell table:formula="of:=[counters.BL31]/(2^-32)" office:value-type="float" office:value="0">
            <text:p>0</text:p>
          </table:table-cell>
          <table:table-cell table:formula="of:=[counters.D31]/1000000000" office:value-type="float" office:value="5.335166813">
            <text:p>5,335166813</text:p>
          </table:table-cell>
          <table:table-cell table:formula="of:=[counters.E31]/12500000" office:value-type="float" office:value="5.13275528">
            <text:p>5,13275528</text:p>
          </table:table-cell>
          <table:table-cell table:formula="of:=[counters.F31]/1050000000" office:value-type="float" office:value="1.23337179333333">
            <text:p>1,2333717933</text:p>
          </table:table-cell>
          <table:table-cell table:formula="of:=[counters.G31]/3500000000" office:value-type="float" office:value="0.747121560285714">
            <text:p>0,7471215603</text:p>
          </table:table-cell>
          <table:table-cell table:style-name="ce6" table:formula="of:=[.E31]/[.J31]" office:value-type="float" office:value="3.02812998717009">
            <text:p>3,0281299872</text:p>
          </table:table-cell>
          <table:table-cell table:style-name="ce6" table:formula="of:=[.F31]/[.$J31]" office:value-type="float" office:value="13.0955156046402">
            <text:p>13,0955156046</text:p>
          </table:table-cell>
          <table:table-cell table:style-name="ce6" table:formula="of:=[.G31]/[.$J31]" office:value-type="float" office:value="0.865041897238237">
            <text:p>0,8650418972</text:p>
          </table:table-cell>
          <table:table-cell table:style-name="ce6" table:formula="of:=[.H31]/[.$J31]" office:value-type="float" office:value="0.223289021834752">
            <text:p>0,2232890218</text:p>
          </table:table-cell>
          <table:table-cell table:style-name="ce6" table:formula="of:=[.I31]/[.$J31]" office:value-type="float" office:value="0">
            <text:p>0</text:p>
          </table:table-cell>
          <table:table-cell table:formula="of:=[.O31]-[.P31]-[.Q31]" office:value-type="float" office:value="12.0071846855672">
            <text:p>12,0071846856</text:p>
          </table:table-cell>
          <table:table-cell table:formula="of:=[.E31]/[.$M31]" office:value-type="float" office:value="21.6237617434327">
            <text:p>21,6237617434</text:p>
          </table:table-cell>
          <table:table-cell table:formula="of:=[.F31]/[.$M31]" office:value-type="float" office:value="93.5145817854347">
            <text:p>93,5145817854</text:p>
          </table:table-cell>
          <table:table-cell table:formula="of:=[.G31]/[.$M31]" office:value-type="float" office:value="6.1772314805573">
            <text:p>6,1772314806</text:p>
          </table:table-cell>
          <table:table-cell table:formula="of:=[.H31]/[.$M31]" office:value-type="float" office:value="1.5944984622642">
            <text:p>1,5944984623</text:p>
          </table:table-cell>
          <table:table-cell table:formula="of:=[.I31]/[.$M31]" office:value-type="float" office:value="0">
            <text:p>0</text:p>
          </table:table-cell>
          <table:table-cell table:formula="of:=[.U31]-[.V31]-[.W31]" office:value-type="float" office:value="85.7428518426132">
            <text:p>85,7428518426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32]*[.C32]" office:value-type="float" office:value="5888">
            <text:p>5888</text:p>
          </table:table-cell>
          <table:table-cell table:formula="of:=[counters.BH32]/1000000000" office:value-type="float" office:value="16.540069579">
            <text:p>16,540069579</text:p>
          </table:table-cell>
          <table:table-cell table:style-name="Default" table:formula="of:=[counters.BI32]/1000000000" office:value-type="float" office:value="71.668365478">
            <text:p>71,668365478</text:p>
          </table:table-cell>
          <table:table-cell table:style-name="Default" table:formula="of:=[counters.BJ32]/1000000000" office:value-type="float" office:value="5.086212157">
            <text:p>5,086212157</text:p>
          </table:table-cell>
          <table:table-cell table:formula="of:=[counters.BK32]/1000000000" office:value-type="float" office:value="1.202178954">
            <text:p>1,202178954</text:p>
          </table:table-cell>
          <table:table-cell table:formula="of:=[counters.BL32]/(2^-32)" office:value-type="float" office:value="0">
            <text:p>0</text:p>
          </table:table-cell>
          <table:table-cell table:formula="of:=[counters.D32]/1000000000" office:value-type="float" office:value="5.382026794">
            <text:p>5,382026794</text:p>
          </table:table-cell>
          <table:table-cell table:formula="of:=[counters.E32]/12500000" office:value-type="float" office:value="5.1774748">
            <text:p>5,1774748</text:p>
          </table:table-cell>
          <table:table-cell table:formula="of:=[counters.F32]/1050000000" office:value-type="float" office:value="1.27582842">
            <text:p>1,27582842</text:p>
          </table:table-cell>
          <table:table-cell table:formula="of:=[counters.G32]/3500000000" office:value-type="float" office:value="0.785346413714286">
            <text:p>0,7853464137</text:p>
          </table:table-cell>
          <table:table-cell table:style-name="ce6" table:formula="of:=[.E32]/[.J32]" office:value-type="float" office:value="3.07320461455882">
            <text:p>3,0732046146</text:p>
          </table:table-cell>
          <table:table-cell table:style-name="ce6" table:formula="of:=[.F32]/[.$J32]" office:value-type="float" office:value="13.3162409295133">
            <text:p>13,3162409295</text:p>
          </table:table-cell>
          <table:table-cell table:style-name="ce6" table:formula="of:=[.G32]/[.$J32]" office:value-type="float" office:value="0.945036572963594">
            <text:p>0,945036573</text:p>
          </table:table-cell>
          <table:table-cell table:style-name="ce6" table:formula="of:=[.H32]/[.$J32]" office:value-type="float" office:value="0.223369187856927">
            <text:p>0,2233691879</text:p>
          </table:table-cell>
          <table:table-cell table:style-name="ce6" table:formula="of:=[.I32]/[.$J32]" office:value-type="float" office:value="0">
            <text:p>0</text:p>
          </table:table-cell>
          <table:table-cell table:formula="of:=[.O32]-[.P32]-[.Q32]" office:value-type="float" office:value="12.1478351686928">
            <text:p>12,1478351687</text:p>
          </table:table-cell>
          <table:table-cell table:formula="of:=[.E32]/[.$M32]" office:value-type="float" office:value="21.0608583551989">
            <text:p>21,0608583552</text:p>
          </table:table-cell>
          <table:table-cell table:formula="of:=[.F32]/[.$M32]" office:value-type="float" office:value="91.2570099340562">
            <text:p>91,2570099341</text:p>
          </table:table-cell>
          <table:table-cell table:formula="of:=[.G32]/[.$M32]" office:value-type="float" office:value="6.47639317908746">
            <text:p>6,4763931791</text:p>
          </table:table-cell>
          <table:table-cell table:formula="of:=[.H32]/[.$M32]" office:value-type="float" office:value="1.53076264563852">
            <text:p>1,5307626456</text:p>
          </table:table-cell>
          <table:table-cell table:formula="of:=[.I32]/[.$M32]" office:value-type="float" office:value="0">
            <text:p>0</text:p>
          </table:table-cell>
          <table:table-cell table:formula="of:=[.U32]-[.V32]-[.W32]" office:value-type="float" office:value="83.2498541093302">
            <text:p>83,2498541093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33]*[.C33]" office:value-type="float" office:value="6144">
            <text:p>6144</text:p>
          </table:table-cell>
          <table:table-cell table:formula="of:=[counters.BH33]/1000000000" office:value-type="float" office:value="16.791870117">
            <text:p>16,791870117</text:p>
          </table:table-cell>
          <table:table-cell table:style-name="Default" table:formula="of:=[counters.BI33]/1000000000" office:value-type="float" office:value="72.962738036">
            <text:p>72,962738036</text:p>
          </table:table-cell>
          <table:table-cell table:style-name="Default" table:formula="of:=[counters.BJ33]/1000000000" office:value-type="float" office:value="4.875915527">
            <text:p>4,875915527</text:p>
          </table:table-cell>
          <table:table-cell table:formula="of:=[counters.BK33]/1000000000" office:value-type="float" office:value="1.211059569">
            <text:p>1,211059569</text:p>
          </table:table-cell>
          <table:table-cell table:formula="of:=[counters.BL33]/(2^-32)" office:value-type="float" office:value="0">
            <text:p>0</text:p>
          </table:table-cell>
          <table:table-cell table:formula="of:=[counters.D33]/1000000000" office:value-type="float" office:value="5.411736468">
            <text:p>5,411736468</text:p>
          </table:table-cell>
          <table:table-cell table:formula="of:=[counters.E33]/12500000" office:value-type="float" office:value="5.20695632">
            <text:p>5,20695632</text:p>
          </table:table-cell>
          <table:table-cell table:formula="of:=[counters.F33]/1050000000" office:value-type="float" office:value="1.30323074285714">
            <text:p>1,3032307429</text:p>
          </table:table-cell>
          <table:table-cell table:formula="of:=[counters.G33]/3500000000" office:value-type="float" office:value="0.811039294857143">
            <text:p>0,8110392949</text:p>
          </table:table-cell>
          <table:table-cell table:style-name="ce6" table:formula="of:=[.E33]/[.J33]" office:value-type="float" office:value="3.10286175542574">
            <text:p>3,1028617554</text:p>
          </table:table-cell>
          <table:table-cell table:style-name="ce6" table:formula="of:=[.F33]/[.$J33]" office:value-type="float" office:value="13.4823154208329">
            <text:p>13,4823154208</text:p>
          </table:table-cell>
          <table:table-cell table:style-name="ce6" table:formula="of:=[.G33]/[.$J33]" office:value-type="float" office:value="0.900989092102258">
            <text:p>0,9009890921</text:p>
          </table:table-cell>
          <table:table-cell table:style-name="ce6" table:formula="of:=[.H33]/[.$J33]" office:value-type="float" office:value="0.223783914120927">
            <text:p>0,2237839141</text:p>
          </table:table-cell>
          <table:table-cell table:style-name="ce6" table:formula="of:=[.I33]/[.$J33]" office:value-type="float" office:value="0">
            <text:p>0</text:p>
          </table:table-cell>
          <table:table-cell table:formula="of:=[.O33]-[.P33]-[.Q33]" office:value-type="float" office:value="12.3575424146097">
            <text:p>12,3575424146</text:p>
          </table:table-cell>
          <table:table-cell table:formula="of:=[.E33]/[.$M33]" office:value-type="float" office:value="20.7041387803013">
            <text:p>20,7041387803</text:p>
          </table:table-cell>
          <table:table-cell table:formula="of:=[.F33]/[.$M33]" office:value-type="float" office:value="89.9620258829157">
            <text:p>89,9620258829</text:p>
          </table:table-cell>
          <table:table-cell table:formula="of:=[.G33]/[.$M33]" office:value-type="float" office:value="6.01193500477538">
            <text:p>6,0119350048</text:p>
          </table:table-cell>
          <table:table-cell table:formula="of:=[.H33]/[.$M33]" office:value-type="float" office:value="1.49321935038094">
            <text:p>1,4932193504</text:p>
          </table:table-cell>
          <table:table-cell table:formula="of:=[.I33]/[.$M33]" office:value-type="float" office:value="0">
            <text:p>0</text:p>
          </table:table-cell>
          <table:table-cell table:formula="of:=[.U33]-[.V33]-[.W33]" office:value-type="float" office:value="82.4568715277594">
            <text:p>82,4568715278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34]*[.C34]" office:value-type="float" office:value="6400">
            <text:p>6400</text:p>
          </table:table-cell>
          <table:table-cell table:formula="of:=[counters.BH34]/1000000000" office:value-type="float" office:value="17.772949218">
            <text:p>17,772949218</text:p>
          </table:table-cell>
          <table:table-cell table:style-name="Default" table:formula="of:=[counters.BI34]/1000000000" office:value-type="float" office:value="76.800567626">
            <text:p>76,800567626</text:p>
          </table:table-cell>
          <table:table-cell table:style-name="Default" table:formula="of:=[counters.BJ34]/1000000000" office:value-type="float" office:value="5.187011718">
            <text:p>5,187011718</text:p>
          </table:table-cell>
          <table:table-cell table:formula="of:=[counters.BK34]/1000000000" office:value-type="float" office:value="1.294891357">
            <text:p>1,294891357</text:p>
          </table:table-cell>
          <table:table-cell table:formula="of:=[counters.BL34]/(2^-32)" office:value-type="float" office:value="0">
            <text:p>0</text:p>
          </table:table-cell>
          <table:table-cell table:formula="of:=[counters.D34]/1000000000" office:value-type="float" office:value="5.796850077">
            <text:p>5,796850077</text:p>
          </table:table-cell>
          <table:table-cell table:formula="of:=[counters.E34]/12500000" office:value-type="float" office:value="5.57511752">
            <text:p>5,57511752</text:p>
          </table:table-cell>
          <table:table-cell table:formula="of:=[counters.F34]/1050000000" office:value-type="float" office:value="1.68417407428571">
            <text:p>1,6841740743</text:p>
          </table:table-cell>
          <table:table-cell table:formula="of:=[counters.G34]/3500000000" office:value-type="float" office:value="1.05990268542857">
            <text:p>1,0599026854</text:p>
          </table:table-cell>
          <table:table-cell table:style-name="ce6" table:formula="of:=[.E34]/[.J34]" office:value-type="float" office:value="3.06596668568629">
            <text:p>3,0659666857</text:p>
          </table:table-cell>
          <table:table-cell table:style-name="ce6" table:formula="of:=[.F34]/[.$J34]" office:value-type="float" office:value="13.2486724006749">
            <text:p>13,2486724007</text:p>
          </table:table-cell>
          <table:table-cell table:style-name="ce6" table:formula="of:=[.G34]/[.$J34]" office:value-type="float" office:value="0.89479832134703">
            <text:p>0,8947983213</text:p>
          </table:table-cell>
          <table:table-cell table:style-name="ce6" table:formula="of:=[.H34]/[.$J34]" office:value-type="float" office:value="0.223378445155534">
            <text:p>0,2233784452</text:p>
          </table:table-cell>
          <table:table-cell table:style-name="ce6" table:formula="of:=[.I34]/[.$J34]" office:value-type="float" office:value="0">
            <text:p>0</text:p>
          </table:table-cell>
          <table:table-cell table:formula="of:=[.O34]-[.P34]-[.Q34]" office:value-type="float" office:value="12.1304956341723">
            <text:p>12,1304956342</text:p>
          </table:table-cell>
          <table:table-cell table:formula="of:=[.E34]/[.$M34]" office:value-type="float" office:value="16.7684726742753">
            <text:p>16,7684726743</text:p>
          </table:table-cell>
          <table:table-cell table:formula="of:=[.F34]/[.$M34]" office:value-type="float" office:value="72.4600179637678">
            <text:p>72,4600179638</text:p>
          </table:table-cell>
          <table:table-cell table:formula="of:=[.G34]/[.$M34]" office:value-type="float" office:value="4.89385656750425">
            <text:p>4,8938565675</text:p>
          </table:table-cell>
          <table:table-cell table:formula="of:=[.H34]/[.$M34]" office:value-type="float" office:value="1.22170778015947">
            <text:p>1,2217077802</text:p>
          </table:table-cell>
          <table:table-cell table:formula="of:=[.I34]/[.$M34]" office:value-type="float" office:value="0">
            <text:p>0</text:p>
          </table:table-cell>
          <table:table-cell table:formula="of:=[.U34]-[.V34]-[.W34]" office:value-type="float" office:value="66.3444536161041">
            <text:p>66,3444536161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35]*[.C35]" office:value-type="float" office:value="6656">
            <text:p>6656</text:p>
          </table:table-cell>
          <table:table-cell table:formula="of:=[counters.BH35]/1000000000" office:value-type="float" office:value="18.872497558">
            <text:p>18,872497558</text:p>
          </table:table-cell>
          <table:table-cell table:style-name="Default" table:formula="of:=[counters.BI35]/1000000000" office:value-type="float" office:value="81.408569335">
            <text:p>81,408569335</text:p>
          </table:table-cell>
          <table:table-cell table:style-name="Default" table:formula="of:=[counters.BJ35]/1000000000" office:value-type="float" office:value="5.287017821">
            <text:p>5,287017821</text:p>
          </table:table-cell>
          <table:table-cell table:formula="of:=[counters.BK35]/1000000000" office:value-type="float" office:value="1.392181396">
            <text:p>1,392181396</text:p>
          </table:table-cell>
          <table:table-cell table:formula="of:=[counters.BL35]/(2^-32)" office:value-type="float" office:value="0">
            <text:p>0</text:p>
          </table:table-cell>
          <table:table-cell table:formula="of:=[counters.D35]/1000000000" office:value-type="float" office:value="6.234755737">
            <text:p>6,234755737</text:p>
          </table:table-cell>
          <table:table-cell table:formula="of:=[counters.E35]/12500000" office:value-type="float" office:value="5.99666424">
            <text:p>5,99666424</text:p>
          </table:table-cell>
          <table:table-cell table:formula="of:=[counters.F35]/1050000000" office:value-type="float" office:value="2.13026270952381">
            <text:p>2,1302627095</text:p>
          </table:table-cell>
          <table:table-cell table:formula="of:=[counters.G35]/3500000000" office:value-type="float" office:value="0.266263577428571">
            <text:p>0,2662635774</text:p>
          </table:table-cell>
          <table:table-cell table:style-name="ce6" table:formula="of:=[.E35]/[.J35]" office:value-type="float" office:value="3.02698266846312">
            <text:p>3,0269826685</text:p>
          </table:table-cell>
          <table:table-cell table:style-name="ce6" table:formula="of:=[.F35]/[.$J35]" office:value-type="float" office:value="13.057218721799">
            <text:p>13,0572187218</text:p>
          </table:table-cell>
          <table:table-cell table:style-name="ce6" table:formula="of:=[.G35]/[.$J35]" office:value-type="float" office:value="0.847991171430234">
            <text:p>0,8479911714</text:p>
          </table:table-cell>
          <table:table-cell table:style-name="ce6" table:formula="of:=[.H35]/[.$J35]" office:value-type="float" office:value="0.223293654912274">
            <text:p>0,2232936549</text:p>
          </table:table-cell>
          <table:table-cell table:style-name="ce6" table:formula="of:=[.I35]/[.$J35]" office:value-type="float" office:value="0">
            <text:p>0</text:p>
          </table:table-cell>
          <table:table-cell table:formula="of:=[.O35]-[.P35]-[.Q35]" office:value-type="float" office:value="11.9859338954565">
            <text:p>11,9859338955</text:p>
          </table:table-cell>
          <table:table-cell table:formula="of:=[.E35]/[.$M35]" office:value-type="float" office:value="70.8790054586523">
            <text:p>70,8790054587</text:p>
          </table:table-cell>
          <table:table-cell table:formula="of:=[.F35]/[.$M35]" office:value-type="float" office:value="305.744293384772">
            <text:p>305,7442933848</text:p>
          </table:table-cell>
          <table:table-cell table:formula="of:=[.G35]/[.$M35]" office:value-type="float" office:value="19.8563313542886">
            <text:p>19,8563313543</text:p>
          </table:table-cell>
          <table:table-cell table:formula="of:=[.H35]/[.$M35]" office:value-type="float" office:value="5.2285836817973">
            <text:p>5,2285836818</text:p>
          </table:table-cell>
          <table:table-cell table:formula="of:=[.I35]/[.$M35]" office:value-type="float" office:value="0">
            <text:p>0</text:p>
          </table:table-cell>
          <table:table-cell table:formula="of:=[.U35]-[.V35]-[.W35]" office:value-type="float" office:value="280.659378348686">
            <text:p>280,6593783487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36]*[.C36]" office:value-type="float" office:value="6912">
            <text:p>6912</text:p>
          </table:table-cell>
          <table:table-cell table:formula="of:=[counters.BH36]/1000000000" office:value-type="float" office:value="20.786682128">
            <text:p>20,786682128</text:p>
          </table:table-cell>
          <table:table-cell table:style-name="Default" table:formula="of:=[counters.BI36]/1000000000" office:value-type="float" office:value="89.420623778">
            <text:p>89,420623778</text:p>
          </table:table-cell>
          <table:table-cell table:style-name="Default" table:formula="of:=[counters.BJ36]/1000000000" office:value-type="float" office:value="6.135559082">
            <text:p>6,135559082</text:p>
          </table:table-cell>
          <table:table-cell table:formula="of:=[counters.BK36]/1000000000" office:value-type="float" office:value="1.566925048">
            <text:p>1,566925048</text:p>
          </table:table-cell>
          <table:table-cell table:formula="of:=[counters.BL36]/(2^-32)" office:value-type="float" office:value="0">
            <text:p>0</text:p>
          </table:table-cell>
          <table:table-cell table:formula="of:=[counters.D36]/1000000000" office:value-type="float" office:value="7.016951199">
            <text:p>7,016951199</text:p>
          </table:table-cell>
          <table:table-cell table:formula="of:=[counters.E36]/12500000" office:value-type="float" office:value="6.748002">
            <text:p>6,748002</text:p>
          </table:table-cell>
          <table:table-cell table:formula="of:=[counters.F36]/1050000000" office:value-type="float" office:value="2.90400177142857">
            <text:p>2,9040017714</text:p>
          </table:table-cell>
          <table:table-cell table:formula="of:=[counters.G36]/3500000000" office:value-type="float" office:value="0.915699933714286">
            <text:p>0,9156999337</text:p>
          </table:table-cell>
          <table:table-cell table:style-name="ce6" table:formula="of:=[.E36]/[.J36]" office:value-type="float" office:value="2.96235238617056">
            <text:p>2,9623523862</text:p>
          </table:table-cell>
          <table:table-cell table:style-name="ce6" table:formula="of:=[.F36]/[.$J36]" office:value-type="float" office:value="12.7435151310078">
            <text:p>12,743515131</text:p>
          </table:table-cell>
          <table:table-cell table:style-name="ce6" table:formula="of:=[.G36]/[.$J36]" office:value-type="float" office:value="0.874391015128392">
            <text:p>0,8743910151</text:p>
          </table:table-cell>
          <table:table-cell table:style-name="ce6" table:formula="of:=[.H36]/[.$J36]" office:value-type="float" office:value="0.223305678429587">
            <text:p>0,2233056784</text:p>
          </table:table-cell>
          <table:table-cell table:style-name="ce6" table:formula="of:=[.I36]/[.$J36]" office:value-type="float" office:value="0">
            <text:p>0</text:p>
          </table:table-cell>
          <table:table-cell table:formula="of:=[.O36]-[.P36]-[.Q36]" office:value-type="float" office:value="11.6458184374498">
            <text:p>11,6458184374</text:p>
          </table:table-cell>
          <table:table-cell table:formula="of:=[.E36]/[.$M36]" office:value-type="float" office:value="22.700320664745">
            <text:p>22,7003206647</text:p>
          </table:table-cell>
          <table:table-cell table:formula="of:=[.F36]/[.$M36]" office:value-type="float" office:value="97.6527577274029">
            <text:p>97,6527577274</text:p>
          </table:table-cell>
          <table:table-cell table:formula="of:=[.G36]/[.$M36]" office:value-type="float" office:value="6.70040354498311">
            <text:p>6,700403545</text:p>
          </table:table-cell>
          <table:table-cell table:formula="of:=[.H36]/[.$M36]" office:value-type="float" office:value="1.71117741774229">
            <text:p>1,7111774177</text:p>
          </table:table-cell>
          <table:table-cell table:formula="of:=[.I36]/[.$M36]" office:value-type="float" office:value="0">
            <text:p>0</text:p>
          </table:table-cell>
          <table:table-cell table:formula="of:=[.U36]-[.V36]-[.W36]" office:value-type="float" office:value="89.2411767646775">
            <text:p>89,2411767647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37]*[.C37]" office:value-type="float" office:value="7168">
            <text:p>7168</text:p>
          </table:table-cell>
          <table:table-cell table:formula="of:=[counters.BH37]/1000000000" office:value-type="float" office:value="21.984222411">
            <text:p>21,984222411</text:p>
          </table:table-cell>
          <table:table-cell table:style-name="Default" table:formula="of:=[counters.BI37]/1000000000" office:value-type="float" office:value="93.231353759">
            <text:p>93,231353759</text:p>
          </table:table-cell>
          <table:table-cell table:style-name="Default" table:formula="of:=[counters.BJ37]/1000000000" office:value-type="float" office:value="6.962982177">
            <text:p>6,962982177</text:p>
          </table:table-cell>
          <table:table-cell table:formula="of:=[counters.BK37]/1000000000" office:value-type="float" office:value="1.642028808">
            <text:p>1,642028808</text:p>
          </table:table-cell>
          <table:table-cell table:formula="of:=[counters.BL37]/(2^-32)" office:value-type="float" office:value="0">
            <text:p>0</text:p>
          </table:table-cell>
          <table:table-cell table:formula="of:=[counters.D37]/1000000000" office:value-type="float" office:value="7.145791943">
            <text:p>7,145791943</text:p>
          </table:table-cell>
          <table:table-cell table:formula="of:=[counters.E37]/12500000" office:value-type="float" office:value="6.87202328">
            <text:p>6,87202328</text:p>
          </table:table-cell>
          <table:table-cell table:formula="of:=[counters.F37]/1050000000" office:value-type="float" office:value="3.02680158380952">
            <text:p>3,0268015838</text:p>
          </table:table-cell>
          <table:table-cell table:formula="of:=[counters.G37]/3500000000" office:value-type="float" office:value="1.005297946">
            <text:p>1,005297946</text:p>
          </table:table-cell>
          <table:table-cell table:style-name="ce6" table:formula="of:=[.E37]/[.J37]" office:value-type="float" office:value="3.07652707864461">
            <text:p>3,0765270786</text:p>
          </table:table-cell>
          <table:table-cell table:style-name="ce6" table:formula="of:=[.F37]/[.$J37]" office:value-type="float" office:value="13.0470288671544">
            <text:p>13,0470288672</text:p>
          </table:table-cell>
          <table:table-cell table:style-name="ce6" table:formula="of:=[.G37]/[.$J37]" office:value-type="float" office:value="0.974417144039706">
            <text:p>0,974417144</text:p>
          </table:table-cell>
          <table:table-cell table:style-name="ce6" table:formula="of:=[.H37]/[.$J37]" office:value-type="float" office:value="0.229789618995068">
            <text:p>0,229789619</text:p>
          </table:table-cell>
          <table:table-cell table:style-name="ce6" table:formula="of:=[.I37]/[.$J37]" office:value-type="float" office:value="0">
            <text:p>0</text:p>
          </table:table-cell>
          <table:table-cell table:formula="of:=[.O37]-[.P37]-[.Q37]" office:value-type="float" office:value="11.8428221041196">
            <text:p>11,8428221041</text:p>
          </table:table-cell>
          <table:table-cell table:formula="of:=[.E37]/[.$M37]" office:value-type="float" office:value="21.8683649941527">
            <text:p>21,8683649942</text:p>
          </table:table-cell>
          <table:table-cell table:formula="of:=[.F37]/[.$M37]" office:value-type="float" office:value="92.740022129718">
            <text:p>92,7400221297</text:p>
          </table:table-cell>
          <table:table-cell table:formula="of:=[.G37]/[.$M37]" office:value-type="float" office:value="6.92628708205876">
            <text:p>6,9262870821</text:p>
          </table:table-cell>
          <table:table-cell table:formula="of:=[.H37]/[.$M37]" office:value-type="float" office:value="1.63337527400061">
            <text:p>1,633375274</text:p>
          </table:table-cell>
          <table:table-cell table:formula="of:=[.I37]/[.$M37]" office:value-type="float" office:value="0">
            <text:p>0</text:p>
          </table:table-cell>
          <table:table-cell table:formula="of:=[.U37]-[.V37]-[.W37]" office:value-type="float" office:value="84.1803597736586">
            <text:p>84,1803597737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38]*[.C38]" office:value-type="float" office:value="7424">
            <text:p>7424</text:p>
          </table:table-cell>
          <table:table-cell table:formula="of:=[counters.BH38]/1000000000" office:value-type="float" office:value="22.826629638">
            <text:p>22,826629638</text:p>
          </table:table-cell>
          <table:table-cell table:style-name="Default" table:formula="of:=[counters.BI38]/1000000000" office:value-type="float" office:value="97.405364989">
            <text:p>97,405364989</text:p>
          </table:table-cell>
          <table:table-cell table:style-name="Default" table:formula="of:=[counters.BJ38]/1000000000" office:value-type="float" office:value="6.868408202">
            <text:p>6,868408202</text:p>
          </table:table-cell>
          <table:table-cell table:formula="of:=[counters.BK38]/1000000000" office:value-type="float" office:value="1.72000122">
            <text:p>1,72000122</text:p>
          </table:table-cell>
          <table:table-cell table:formula="of:=[counters.BL38]/(2^-32)" office:value-type="float" office:value="0">
            <text:p>0</text:p>
          </table:table-cell>
          <table:table-cell table:formula="of:=[counters.D38]/1000000000" office:value-type="float" office:value="7.578856051">
            <text:p>7,578856051</text:p>
          </table:table-cell>
          <table:table-cell table:formula="of:=[counters.E38]/12500000" office:value-type="float" office:value="7.28463424">
            <text:p>7,28463424</text:p>
          </table:table-cell>
          <table:table-cell table:formula="of:=[counters.F38]/1050000000" office:value-type="float" office:value="3.44072341619048">
            <text:p>3,4407234162</text:p>
          </table:table-cell>
          <table:table-cell table:formula="of:=[counters.G38]/3500000000" office:value-type="float" office:value="0.284803616571429">
            <text:p>0,2848036166</text:p>
          </table:table-cell>
          <table:table-cell table:style-name="ce6" table:formula="of:=[.E38]/[.J38]" office:value-type="float" office:value="3.01188325578345">
            <text:p>3,0118832558</text:p>
          </table:table-cell>
          <table:table-cell table:style-name="ce6" table:formula="of:=[.F38]/[.$J38]" office:value-type="float" office:value="12.8522516239305">
            <text:p>12,8522516239</text:p>
          </table:table-cell>
          <table:table-cell table:style-name="ce6" table:formula="of:=[.G38]/[.$J38]" office:value-type="float" office:value="0.906259223790606">
            <text:p>0,9062592238</text:p>
          </table:table-cell>
          <table:table-cell table:style-name="ce6" table:formula="of:=[.H38]/[.$J38]" office:value-type="float" office:value="0.226947339865764">
            <text:p>0,2269473399</text:p>
          </table:table-cell>
          <table:table-cell table:style-name="ce6" table:formula="of:=[.I38]/[.$J38]" office:value-type="float" office:value="0">
            <text:p>0</text:p>
          </table:table-cell>
          <table:table-cell table:formula="of:=[.O38]-[.P38]-[.Q38]" office:value-type="float" office:value="11.7190450602741">
            <text:p>11,7190450603</text:p>
          </table:table-cell>
          <table:table-cell table:formula="of:=[.E38]/[.$M38]" office:value-type="float" office:value="80.148664939004">
            <text:p>80,148664939</text:p>
          </table:table-cell>
          <table:table-cell table:formula="of:=[.F38]/[.$M38]" office:value-type="float" office:value="342.008876718638">
            <text:p>342,0088767186</text:p>
          </table:table-cell>
          <table:table-cell table:formula="of:=[.G38]/[.$M38]" office:value-type="float" office:value="24.1162955888146">
            <text:p>24,1162955888</text:p>
          </table:table-cell>
          <table:table-cell table:formula="of:=[.H38]/[.$M38]" office:value-type="float" office:value="6.03925343612561">
            <text:p>6,0392534361</text:p>
          </table:table-cell>
          <table:table-cell table:formula="of:=[.I38]/[.$M38]" office:value-type="float" office:value="0">
            <text:p>0</text:p>
          </table:table-cell>
          <table:table-cell table:formula="of:=[.U38]-[.V38]-[.W38]" office:value-type="float" office:value="311.853327693698">
            <text:p>311,8533276937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39]*[.C39]" office:value-type="float" office:value="7680">
            <text:p>7680</text:p>
          </table:table-cell>
          <table:table-cell table:formula="of:=[counters.BH39]/1000000000" office:value-type="float" office:value="22.744354247">
            <text:p>22,744354247</text:p>
          </table:table-cell>
          <table:table-cell table:style-name="Default" table:formula="of:=[counters.BI39]/1000000000" office:value-type="float" office:value="97.976989745">
            <text:p>97,976989745</text:p>
          </table:table-cell>
          <table:table-cell table:style-name="Default" table:formula="of:=[counters.BJ39]/1000000000" office:value-type="float" office:value="6.591033935">
            <text:p>6,591033935</text:p>
          </table:table-cell>
          <table:table-cell table:formula="of:=[counters.BK39]/1000000000" office:value-type="float" office:value="1.686645507">
            <text:p>1,686645507</text:p>
          </table:table-cell>
          <table:table-cell table:formula="of:=[counters.BL39]/(2^-32)" office:value-type="float" office:value="0">
            <text:p>0</text:p>
          </table:table-cell>
          <table:table-cell table:formula="of:=[counters.D39]/1000000000" office:value-type="float" office:value="7.561555866">
            <text:p>7,561555866</text:p>
          </table:table-cell>
          <table:table-cell table:formula="of:=[counters.E39]/12500000" office:value-type="float" office:value="7.27100192">
            <text:p>7,27100192</text:p>
          </table:table-cell>
          <table:table-cell table:formula="of:=[counters.F39]/1050000000" office:value-type="float" office:value="3.4464183047619">
            <text:p>3,4464183048</text:p>
          </table:table-cell>
          <table:table-cell table:formula="of:=[counters.G39]/3500000000" office:value-type="float" office:value="0.264773981714286">
            <text:p>0,2647739817</text:p>
          </table:table-cell>
          <table:table-cell table:style-name="ce6" table:formula="of:=[.E39]/[.J39]" office:value-type="float" office:value="3.00789343490384">
            <text:p>3,0078934349</text:p>
          </table:table-cell>
          <table:table-cell table:style-name="ce6" table:formula="of:=[.F39]/[.$J39]" office:value-type="float" office:value="12.9572526449942">
            <text:p>12,957252645</text:p>
          </table:table-cell>
          <table:table-cell table:style-name="ce6" table:formula="of:=[.G39]/[.$J39]" office:value-type="float" office:value="0.871650497834198">
            <text:p>0,8716504978</text:p>
          </table:table-cell>
          <table:table-cell table:style-name="ce6" table:formula="of:=[.H39]/[.$J39]" office:value-type="float" office:value="0.223055352217112">
            <text:p>0,2230553522</text:p>
          </table:table-cell>
          <table:table-cell table:style-name="ce6" table:formula="of:=[.I39]/[.$J39]" office:value-type="float" office:value="0">
            <text:p>0</text:p>
          </table:table-cell>
          <table:table-cell table:formula="of:=[.O39]-[.P39]-[.Q39]" office:value-type="float" office:value="11.8625467949429">
            <text:p>11,8625467949</text:p>
          </table:table-cell>
          <table:table-cell table:formula="of:=[.E39]/[.$M39]" office:value-type="float" office:value="85.9010167832244">
            <text:p>85,9010167832</text:p>
          </table:table-cell>
          <table:table-cell table:formula="of:=[.F39]/[.$M39]" office:value-type="float" office:value="370.040096502857">
            <text:p>370,0400965029</text:p>
          </table:table-cell>
          <table:table-cell table:formula="of:=[.G39]/[.$M39]" office:value-type="float" office:value="24.8930574383713">
            <text:p>24,8930574384</text:p>
          </table:table-cell>
          <table:table-cell table:formula="of:=[.H39]/[.$M39]" office:value-type="float" office:value="6.37013310779168">
            <text:p>6,3701331078</text:p>
          </table:table-cell>
          <table:table-cell table:formula="of:=[.I39]/[.$M39]" office:value-type="float" office:value="0">
            <text:p>0</text:p>
          </table:table-cell>
          <table:table-cell table:formula="of:=[.U39]-[.V39]-[.W39]" office:value-type="float" office:value="338.776905956694">
            <text:p>338,7769059567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40]*[.C40]" office:value-type="float" office:value="7936">
            <text:p>7936</text:p>
          </table:table-cell>
          <table:table-cell table:formula="of:=[counters.BH40]/1000000000" office:value-type="float" office:value="23.451660156">
            <text:p>23,451660156</text:p>
          </table:table-cell>
          <table:table-cell table:style-name="Default" table:formula="of:=[counters.BI40]/1000000000" office:value-type="float" office:value="100.755493164">
            <text:p>100,755493164</text:p>
          </table:table-cell>
          <table:table-cell table:style-name="Default" table:formula="of:=[counters.BJ40]/1000000000" office:value-type="float" office:value="6.687316894">
            <text:p>6,687316894</text:p>
          </table:table-cell>
          <table:table-cell table:formula="of:=[counters.BK40]/1000000000" office:value-type="float" office:value="1.726593017">
            <text:p>1,726593017</text:p>
          </table:table-cell>
          <table:table-cell table:formula="of:=[counters.BL40]/(2^-32)" office:value-type="float" office:value="0">
            <text:p>0</text:p>
          </table:table-cell>
          <table:table-cell table:formula="of:=[counters.D40]/1000000000" office:value-type="float" office:value="7.735820659">
            <text:p>7,735820659</text:p>
          </table:table-cell>
          <table:table-cell table:formula="of:=[counters.E40]/12500000" office:value-type="float" office:value="7.4382936">
            <text:p>7,4382936</text:p>
          </table:table-cell>
          <table:table-cell table:formula="of:=[counters.F40]/1050000000" office:value-type="float" office:value="3.61995353428571">
            <text:p>3,6199535343</text:p>
          </table:table-cell>
          <table:table-cell table:formula="of:=[counters.G40]/3500000000" office:value-type="float" office:value="0.284443512">
            <text:p>0,284443512</text:p>
          </table:table-cell>
          <table:table-cell table:style-name="ce6" table:formula="of:=[.E40]/[.J40]" office:value-type="float" office:value="3.03156719755594">
            <text:p>3,0315671976</text:p>
          </table:table-cell>
          <table:table-cell table:style-name="ce6" table:formula="of:=[.F40]/[.$J40]" office:value-type="float" office:value="13.0245383916416">
            <text:p>13,0245383916</text:p>
          </table:table-cell>
          <table:table-cell table:style-name="ce6" table:formula="of:=[.G40]/[.$J40]" office:value-type="float" office:value="0.864461210876166">
            <text:p>0,8644612109</text:p>
          </table:table-cell>
          <table:table-cell table:style-name="ce6" table:formula="of:=[.H40]/[.$J40]" office:value-type="float" office:value="0.223194550792908">
            <text:p>0,2231945508</text:p>
          </table:table-cell>
          <table:table-cell table:style-name="ce6" table:formula="of:=[.I40]/[.$J40]" office:value-type="float" office:value="0">
            <text:p>0</text:p>
          </table:table-cell>
          <table:table-cell table:formula="of:=[.O40]-[.P40]-[.Q40]" office:value-type="float" office:value="11.9368826299726">
            <text:p>11,93688263</text:p>
          </table:table-cell>
          <table:table-cell table:formula="of:=[.E40]/[.$M40]" office:value-type="float" office:value="82.4475130091911">
            <text:p>82,4475130092</text:p>
          </table:table-cell>
          <table:table-cell table:formula="of:=[.F40]/[.$M40]" office:value-type="float" office:value="354.219691831115">
            <text:p>354,2196918311</text:p>
          </table:table-cell>
          <table:table-cell table:formula="of:=[.G40]/[.$M40]" office:value-type="float" office:value="23.5101755247629">
            <text:p>23,5101755248</text:p>
          </table:table-cell>
          <table:table-cell table:formula="of:=[.H40]/[.$M40]" office:value-type="float" office:value="6.07007347385023">
            <text:p>6,0700734739</text:p>
          </table:table-cell>
          <table:table-cell table:formula="of:=[.I40]/[.$M40]" office:value-type="float" office:value="0">
            <text:p>0</text:p>
          </table:table-cell>
          <table:table-cell table:formula="of:=[.U40]-[.V40]-[.W40]" office:value-type="float" office:value="324.639442832502">
            <text:p>324,6394428325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41]*[.C41]" office:value-type="float" office:value="8192">
            <text:p>8192</text:p>
          </table:table-cell>
          <table:table-cell table:formula="of:=[counters.BH41]/1000000000" office:value-type="float" office:value="23.874145507">
            <text:p>23,874145507</text:p>
          </table:table-cell>
          <table:table-cell table:style-name="Default" table:formula="of:=[counters.BI41]/1000000000" office:value-type="float" office:value="102.320068359">
            <text:p>102,320068359</text:p>
          </table:table-cell>
          <table:table-cell table:style-name="Default" table:formula="of:=[counters.BJ41]/1000000000" office:value-type="float" office:value="7.391845703">
            <text:p>7,391845703</text:p>
          </table:table-cell>
          <table:table-cell table:formula="of:=[counters.BK41]/1000000000" office:value-type="float" office:value="1.761230468">
            <text:p>1,761230468</text:p>
          </table:table-cell>
          <table:table-cell table:formula="of:=[counters.BL41]/(2^-32)" office:value-type="float" office:value="0">
            <text:p>0</text:p>
          </table:table-cell>
          <table:table-cell table:formula="of:=[counters.D41]/1000000000" office:value-type="float" office:value="7.812005795">
            <text:p>7,812005795</text:p>
          </table:table-cell>
          <table:table-cell table:formula="of:=[counters.E41]/12500000" office:value-type="float" office:value="7.51310016">
            <text:p>7,51310016</text:p>
          </table:table-cell>
          <table:table-cell table:formula="of:=[counters.F41]/1050000000" office:value-type="float" office:value="3.69940163142857">
            <text:p>3,6994016314</text:p>
          </table:table-cell>
          <table:table-cell table:formula="of:=[counters.G41]/3500000000" office:value-type="float" office:value="0.347563852">
            <text:p>0,347563852</text:p>
          </table:table-cell>
          <table:table-cell table:style-name="ce6" table:formula="of:=[.E41]/[.J41]" office:value-type="float" office:value="3.0560839473878">
            <text:p>3,0560839474</text:p>
          </table:table-cell>
          <table:table-cell table:style-name="ce6" table:formula="of:=[.F41]/[.$J41]" office:value-type="float" office:value="13.0977972935567">
            <text:p>13,0977972936</text:p>
          </table:table-cell>
          <table:table-cell table:style-name="ce6" table:formula="of:=[.G41]/[.$J41]" office:value-type="float" office:value="0.946216105949522">
            <text:p>0,9462161059</text:p>
          </table:table-cell>
          <table:table-cell table:style-name="ce6" table:formula="of:=[.H41]/[.$J41]" office:value-type="float" office:value="0.225451761585643">
            <text:p>0,2254517616</text:p>
          </table:table-cell>
          <table:table-cell table:style-name="ce6" table:formula="of:=[.I41]/[.$J41]" office:value-type="float" office:value="0">
            <text:p>0</text:p>
          </table:table-cell>
          <table:table-cell table:formula="of:=[.O41]-[.P41]-[.Q41]" office:value-type="float" office:value="11.9261294260215">
            <text:p>11,926129426</text:p>
          </table:table-cell>
          <table:table-cell table:formula="of:=[.E41]/[.$M41]" office:value-type="float" office:value="68.6899554416263">
            <text:p>68,6899554416</text:p>
          </table:table-cell>
          <table:table-cell table:formula="of:=[.F41]/[.$M41]" office:value-type="float" office:value="294.392146278204">
            <text:p>294,3921462782</text:p>
          </table:table-cell>
          <table:table-cell table:formula="of:=[.G41]/[.$M41]" office:value-type="float" office:value="21.267590574983">
            <text:p>21,267590575</text:p>
          </table:table-cell>
          <table:table-cell table:formula="of:=[.H41]/[.$M41]" office:value-type="float" office:value="5.06735800591829">
            <text:p>5,0673580059</text:p>
          </table:table-cell>
          <table:table-cell table:formula="of:=[.I41]/[.$M41]" office:value-type="float" office:value="0">
            <text:p>0</text:p>
          </table:table-cell>
          <table:table-cell table:formula="of:=[.U41]-[.V41]-[.W41]" office:value-type="float" office:value="268.057197697303">
            <text:p>268,0571976973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table:number-columns-repeated="2" office:value-type="float" office:value="1">
            <text:p>1</text:p>
          </table:table-cell>
          <table:table-cell table:formula="of:=[.B42]*[.C42]" office:value-type="float" office:value="1">
            <text:p>1</text:p>
          </table:table-cell>
          <table:table-cell table:formula="of:=[counters.BH42]/1000000000" office:value-type="float" office:value="2.742767333">
            <text:p>2,742767333</text:p>
          </table:table-cell>
          <table:table-cell table:style-name="Default" table:formula="of:=[counters.BI42]/1000000000" office:value-type="float" office:value="9.088165283">
            <text:p>9,088165283</text:p>
          </table:table-cell>
          <table:table-cell table:style-name="Default" table:formula="of:=[counters.BJ42]/1000000000" office:value-type="float" office:value="3.023651122">
            <text:p>3,023651122</text:p>
          </table:table-cell>
          <table:table-cell table:formula="of:=[counters.BK42]/1000000000" office:value-type="float" office:value="0.178710937">
            <text:p>0,178710937</text:p>
          </table:table-cell>
          <table:table-cell table:formula="of:=[counters.BL42]/(2^-32)" office:value-type="float" office:value="0">
            <text:p>0</text:p>
          </table:table-cell>
          <table:table-cell table:formula="of:=[counters.D42]/1000000000" office:value-type="float" office:value="0.53699281">
            <text:p>0,53699281</text:p>
          </table:table-cell>
          <table:table-cell table:formula="of:=[counters.E42]/12500000" office:value-type="float" office:value="0.7419036">
            <text:p>0,7419036</text:p>
          </table:table-cell>
          <table:table-cell table:formula="of:=[counters.F42]/1050000000" office:value-type="float" office:value="0.770772777142857">
            <text:p>0,7707727771</text:p>
          </table:table-cell>
          <table:table-cell table:formula="of:=[counters.G42]/3500000000" office:value-type="float" office:value="0.641187127714286">
            <text:p>0,6411871277</text:p>
          </table:table-cell>
          <table:table-cell table:style-name="ce6" table:formula="of:=[.E42]/[.J42]" office:value-type="float" office:value="5.10764256415277">
            <text:p>5,1076425642</text:p>
          </table:table-cell>
          <table:table-cell table:style-name="ce6" table:formula="of:=[.F42]/[.$J42]" office:value-type="float" office:value="16.9241842977376">
            <text:p>16,9241842977</text:p>
          </table:table-cell>
          <table:table-cell table:style-name="ce6" table:formula="of:=[.G42]/[.$J42]" office:value-type="float" office:value="5.6307106272056">
            <text:p>5,6307106272</text:p>
          </table:table-cell>
          <table:table-cell table:style-name="ce6" table:formula="of:=[.H42]/[.$J42]" office:value-type="float" office:value="0.332799496887118">
            <text:p>0,3327994969</text:p>
          </table:table-cell>
          <table:table-cell table:style-name="ce6" table:formula="of:=[.I42]/[.$J42]" office:value-type="float" office:value="0">
            <text:p>0</text:p>
          </table:table-cell>
          <table:table-cell table:formula="of:=[.O42]-[.P42]-[.Q42]" office:value-type="float" office:value="10.9606741736449">
            <text:p>10,9606741736</text:p>
          </table:table-cell>
          <table:table-cell table:formula="of:=[.E42]/[.$M42]" office:value-type="float" office:value="4.27763941983281">
            <text:p>4,2776394198</text:p>
          </table:table-cell>
          <table:table-cell table:formula="of:=[.F42]/[.$M42]" office:value-type="float" office:value="14.1739671465297">
            <text:p>14,1739671465</text:p>
          </table:table-cell>
          <table:table-cell table:formula="of:=[.G42]/[.$M42]" office:value-type="float" office:value="4.71570777282875">
            <text:p>4,7157077728</text:p>
          </table:table-cell>
          <table:table-cell table:formula="of:=[.H42]/[.$M42]" office:value-type="float" office:value="0.278718847081462">
            <text:p>0,2787188471</text:p>
          </table:table-cell>
          <table:table-cell table:formula="of:=[.I42]/[.$M42]" office:value-type="float" office:value="0">
            <text:p>0</text:p>
          </table:table-cell>
          <table:table-cell table:formula="of:=[.U42]-[.V42]-[.W42]" office:value-type="float" office:value="9.17954052661944">
            <text:p>9,1795405266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43]*[.C43]" office:value-type="float" office:value="2">
            <text:p>2</text:p>
          </table:table-cell>
          <table:table-cell table:formula="of:=[counters.BH43]/1000000000" office:value-type="float" office:value="1.607635497">
            <text:p>1,607635497</text:p>
          </table:table-cell>
          <table:table-cell table:style-name="Default" table:formula="of:=[counters.BI43]/1000000000" office:value-type="float" office:value="5.329681396">
            <text:p>5,329681396</text:p>
          </table:table-cell>
          <table:table-cell table:style-name="Default" table:formula="of:=[counters.BJ43]/1000000000" office:value-type="float" office:value="0.842193603">
            <text:p>0,842193603</text:p>
          </table:table-cell>
          <table:table-cell table:formula="of:=[counters.BK43]/1000000000" office:value-type="float" office:value="0.120574951">
            <text:p>0,120574951</text:p>
          </table:table-cell>
          <table:table-cell table:formula="of:=[counters.BL43]/(2^-32)" office:value-type="float" office:value="0">
            <text:p>0</text:p>
          </table:table-cell>
          <table:table-cell table:formula="of:=[counters.D43]/1000000000" office:value-type="float" office:value="0.537064023">
            <text:p>0,537064023</text:p>
          </table:table-cell>
          <table:table-cell table:formula="of:=[counters.E43]/12500000" office:value-type="float" office:value="0.52337736">
            <text:p>0,52337736</text:p>
          </table:table-cell>
          <table:table-cell table:formula="of:=[counters.F43]/1050000000" office:value-type="float" office:value="0.543120119047619">
            <text:p>0,543120119</text:p>
          </table:table-cell>
          <table:table-cell table:formula="of:=[counters.G43]/3500000000" office:value-type="float" office:value="0.446291215714286">
            <text:p>0,4462912157</text:p>
          </table:table-cell>
          <table:table-cell table:style-name="ce6" table:formula="of:=[.E43]/[.J43]" office:value-type="float" office:value="2.99337775042139">
            <text:p>2,9933777504</text:p>
          </table:table-cell>
          <table:table-cell table:style-name="ce6" table:formula="of:=[.F43]/[.$J43]" office:value-type="float" office:value="9.92373565860694">
            <text:p>9,9237356586</text:p>
          </table:table-cell>
          <table:table-cell table:style-name="ce6" table:formula="of:=[.G43]/[.$J43]" office:value-type="float" office:value="1.56814377231148">
            <text:p>1,5681437723</text:p>
          </table:table-cell>
          <table:table-cell table:style-name="ce6" table:formula="of:=[.H43]/[.$J43]" office:value-type="float" office:value="0.224507592831255">
            <text:p>0,2245075928</text:p>
          </table:table-cell>
          <table:table-cell table:style-name="ce6" table:formula="of:=[.I43]/[.$J43]" office:value-type="float" office:value="0">
            <text:p>0</text:p>
          </table:table-cell>
          <table:table-cell table:formula="of:=[.O43]-[.P43]-[.Q43]" office:value-type="float" office:value="8.13108429346421">
            <text:p>8,1310842935</text:p>
          </table:table-cell>
          <table:table-cell table:formula="of:=[.E43]/[.$M43]" office:value-type="float" office:value="3.60221183028887">
            <text:p>3,6022118303</text:p>
          </table:table-cell>
          <table:table-cell table:formula="of:=[.F43]/[.$M43]" office:value-type="float" office:value="11.9421606528147">
            <text:p>11,9421606528</text:p>
          </table:table-cell>
          <table:table-cell table:formula="of:=[.G43]/[.$M43]" office:value-type="float" office:value="1.88709428585117">
            <text:p>1,8870942859</text:p>
          </table:table-cell>
          <table:table-cell table:formula="of:=[.H43]/[.$M43]" office:value-type="float" office:value="0.270171015593531">
            <text:p>0,2701710156</text:p>
          </table:table-cell>
          <table:table-cell table:formula="of:=[.I43]/[.$M43]" office:value-type="float" office:value="0">
            <text:p>0</text:p>
          </table:table-cell>
          <table:table-cell table:formula="of:=[.U43]-[.V43]-[.W43]" office:value-type="float" office:value="9.78489535137004">
            <text:p>9,7848953514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44]*[.C44]" office:value-type="float" office:value="4">
            <text:p>4</text:p>
          </table:table-cell>
          <table:table-cell table:formula="of:=[counters.BH44]/1000000000" office:value-type="float" office:value="1.628295898">
            <text:p>1,628295898</text:p>
          </table:table-cell>
          <table:table-cell table:style-name="Default" table:formula="of:=[counters.BI44]/1000000000" office:value-type="float" office:value="5.381378173">
            <text:p>5,381378173</text:p>
          </table:table-cell>
          <table:table-cell table:style-name="Default" table:formula="of:=[counters.BJ44]/1000000000" office:value-type="float" office:value="0.886413574">
            <text:p>0,886413574</text:p>
          </table:table-cell>
          <table:table-cell table:formula="of:=[counters.BK44]/1000000000" office:value-type="float" office:value="0.132354735">
            <text:p>0,132354735</text:p>
          </table:table-cell>
          <table:table-cell table:formula="of:=[counters.BL44]/(2^-32)" office:value-type="float" office:value="0">
            <text:p>0</text:p>
          </table:table-cell>
          <table:table-cell table:formula="of:=[counters.D44]/1000000000" office:value-type="float" office:value="0.537281083">
            <text:p>0,537281083</text:p>
          </table:table-cell>
          <table:table-cell table:formula="of:=[counters.E44]/12500000" office:value-type="float" office:value="0.527522">
            <text:p>0,527522</text:p>
          </table:table-cell>
          <table:table-cell table:formula="of:=[counters.F44]/1050000000" office:value-type="float" office:value="0.547632582857143">
            <text:p>0,5476325829</text:p>
          </table:table-cell>
          <table:table-cell table:formula="of:=[counters.G44]/3500000000" office:value-type="float" office:value="0.455899267428571">
            <text:p>0,4558992674</text:p>
          </table:table-cell>
          <table:table-cell table:style-name="ce6" table:formula="of:=[.E44]/[.J44]" office:value-type="float" office:value="3.03062205151191">
            <text:p>3,0306220515</text:p>
          </table:table-cell>
          <table:table-cell table:style-name="ce6" table:formula="of:=[.F44]/[.$J44]" office:value-type="float" office:value="10.0159457372892">
            <text:p>10,0159457373</text:p>
          </table:table-cell>
          <table:table-cell table:style-name="ce6" table:formula="of:=[.G44]/[.$J44]" office:value-type="float" office:value="1.64981348133562">
            <text:p>1,6498134813</text:p>
          </table:table-cell>
          <table:table-cell table:style-name="ce6" table:formula="of:=[.H44]/[.$J44]" office:value-type="float" office:value="0.246341699322401">
            <text:p>0,2463416993</text:p>
          </table:table-cell>
          <table:table-cell table:style-name="ce6" table:formula="of:=[.I44]/[.$J44]" office:value-type="float" office:value="0">
            <text:p>0</text:p>
          </table:table-cell>
          <table:table-cell table:formula="of:=[.O44]-[.P44]-[.Q44]" office:value-type="float" office:value="8.11979055663123">
            <text:p>8,1197905566</text:p>
          </table:table-cell>
          <table:table-cell table:formula="of:=[.E44]/[.$M44]" office:value-type="float" office:value="3.57161332411028">
            <text:p>3,5716133241</text:p>
          </table:table-cell>
          <table:table-cell table:formula="of:=[.F44]/[.$M44]" office:value-type="float" office:value="11.8038754555427">
            <text:p>11,8038754555</text:p>
          </table:table-cell>
          <table:table-cell table:formula="of:=[.G44]/[.$M44]" office:value-type="float" office:value="1.94431892597608">
            <text:p>1,944318926</text:p>
          </table:table-cell>
          <table:table-cell table:formula="of:=[.H44]/[.$M44]" office:value-type="float" office:value="0.290315743972405">
            <text:p>0,290315744</text:p>
          </table:table-cell>
          <table:table-cell table:formula="of:=[.I44]/[.$M44]" office:value-type="float" office:value="0">
            <text:p>0</text:p>
          </table:table-cell>
          <table:table-cell table:formula="of:=[.U44]-[.V44]-[.W44]" office:value-type="float" office:value="9.56924078559419">
            <text:p>9,5692407856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45]*[.C45]" office:value-type="float" office:value="8">
            <text:p>8</text:p>
          </table:table-cell>
          <table:table-cell table:formula="of:=[counters.BH45]/1000000000" office:value-type="float" office:value="1.512695312">
            <text:p>1,512695312</text:p>
          </table:table-cell>
          <table:table-cell table:style-name="Default" table:formula="of:=[counters.BI45]/1000000000" office:value-type="float" office:value="4.854431151">
            <text:p>4,854431151</text:p>
          </table:table-cell>
          <table:table-cell table:style-name="Default" table:formula="of:=[counters.BJ45]/1000000000" office:value-type="float" office:value="0.453338622">
            <text:p>0,453338622</text:p>
          </table:table-cell>
          <table:table-cell table:formula="of:=[counters.BK45]/1000000000" office:value-type="float" office:value="0.120483398">
            <text:p>0,120483398</text:p>
          </table:table-cell>
          <table:table-cell table:formula="of:=[counters.BL45]/(2^-32)" office:value-type="float" office:value="0">
            <text:p>0</text:p>
          </table:table-cell>
          <table:table-cell table:formula="of:=[counters.D45]/1000000000" office:value-type="float" office:value="0.53708542">
            <text:p>0,53708542</text:p>
          </table:table-cell>
          <table:table-cell table:formula="of:=[counters.E45]/12500000" office:value-type="float" office:value="0.51609336">
            <text:p>0,51609336</text:p>
          </table:table-cell>
          <table:table-cell table:formula="of:=[counters.F45]/1050000000" office:value-type="float" office:value="0.535837316190476">
            <text:p>0,5358373162</text:p>
          </table:table-cell>
          <table:table-cell table:formula="of:=[counters.G45]/3500000000" office:value-type="float" office:value="0.446014327714286">
            <text:p>0,4460143277</text:p>
          </table:table-cell>
          <table:table-cell table:style-name="ce6" table:formula="of:=[.E45]/[.J45]" office:value-type="float" office:value="2.81648925044363">
            <text:p>2,8164892504</text:p>
          </table:table-cell>
          <table:table-cell table:style-name="ce6" table:formula="of:=[.F45]/[.$J45]" office:value-type="float" office:value="9.03847129382138">
            <text:p>9,0384712938</text:p>
          </table:table-cell>
          <table:table-cell table:style-name="ce6" table:formula="of:=[.G45]/[.$J45]" office:value-type="float" office:value="0.844071734436582">
            <text:p>0,8440717344</text:p>
          </table:table-cell>
          <table:table-cell table:style-name="ce6" table:formula="of:=[.H45]/[.$J45]" office:value-type="float" office:value="0.224328186008103">
            <text:p>0,224328186</text:p>
          </table:table-cell>
          <table:table-cell table:style-name="ce6" table:formula="of:=[.I45]/[.$J45]" office:value-type="float" office:value="0">
            <text:p>0</text:p>
          </table:table-cell>
          <table:table-cell table:formula="of:=[.O45]-[.P45]-[.Q45]" office:value-type="float" office:value="7.9700713733767">
            <text:p>7,9700713734</text:p>
          </table:table-cell>
          <table:table-cell table:formula="of:=[.E45]/[.$M45]" office:value-type="float" office:value="3.39158457028094">
            <text:p>3,3915845703</text:p>
          </table:table-cell>
          <table:table-cell table:formula="of:=[.F45]/[.$M45]" office:value-type="float" office:value="10.8840251295912">
            <text:p>10,8840251296</text:p>
          </table:table-cell>
          <table:table-cell table:formula="of:=[.G45]/[.$M45]" office:value-type="float" office:value="1.0164216569527">
            <text:p>1,016421657</text:p>
          </table:table-cell>
          <table:table-cell table:formula="of:=[.H45]/[.$M45]" office:value-type="float" office:value="0.270133469965972">
            <text:p>0,27013347</text:p>
          </table:table-cell>
          <table:table-cell table:formula="of:=[.I45]/[.$M45]" office:value-type="float" office:value="0">
            <text:p>0</text:p>
          </table:table-cell>
          <table:table-cell table:formula="of:=[.U45]-[.V45]-[.W45]" office:value-type="float" office:value="9.5974700026725">
            <text:p>9,5974700027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46]*[.C46]" office:value-type="float" office:value="16">
            <text:p>16</text:p>
          </table:table-cell>
          <table:table-cell table:formula="of:=[counters.BH46]/1000000000" office:value-type="float" office:value="2.126892089">
            <text:p>2,126892089</text:p>
          </table:table-cell>
          <table:table-cell table:style-name="Default" table:formula="of:=[counters.BI46]/1000000000" office:value-type="float" office:value="7.338012695">
            <text:p>7,338012695</text:p>
          </table:table-cell>
          <table:table-cell table:style-name="Default" table:formula="of:=[counters.BJ46]/1000000000" office:value-type="float" office:value="2.780578613">
            <text:p>2,780578613</text:p>
          </table:table-cell>
          <table:table-cell table:formula="of:=[counters.BK46]/1000000000" office:value-type="float" office:value="0.139801025">
            <text:p>0,139801025</text:p>
          </table:table-cell>
          <table:table-cell table:formula="of:=[counters.BL46]/(2^-32)" office:value-type="float" office:value="0">
            <text:p>0</text:p>
          </table:table-cell>
          <table:table-cell table:formula="of:=[counters.D46]/1000000000" office:value-type="float" office:value="0.568330905">
            <text:p>0,568330905</text:p>
          </table:table-cell>
          <table:table-cell table:formula="of:=[counters.E46]/12500000" office:value-type="float" office:value="0.55942776">
            <text:p>0,55942776</text:p>
          </table:table-cell>
          <table:table-cell table:formula="of:=[counters.F46]/1050000000" office:value-type="float" office:value="0.581382438095238">
            <text:p>0,5813824381</text:p>
          </table:table-cell>
          <table:table-cell table:formula="of:=[counters.G46]/3500000000" office:value-type="float" office:value="0.483475553714286">
            <text:p>0,4834755537</text:p>
          </table:table-cell>
          <table:table-cell table:style-name="ce6" table:formula="of:=[.E46]/[.J46]" office:value-type="float" office:value="3.74234811144046">
            <text:p>3,7423481114</text:p>
          </table:table-cell>
          <table:table-cell table:style-name="ce6" table:formula="of:=[.F46]/[.$J46]" office:value-type="float" office:value="12.91151445477">
            <text:p>12,9115144548</text:p>
          </table:table-cell>
          <table:table-cell table:style-name="ce6" table:formula="of:=[.G46]/[.$J46]" office:value-type="float" office:value="4.89253459302904">
            <text:p>4,892534593</text:p>
          </table:table-cell>
          <table:table-cell table:style-name="ce6" table:formula="of:=[.H46]/[.$J46]" office:value-type="float" office:value="0.245985259239069">
            <text:p>0,2459852592</text:p>
          </table:table-cell>
          <table:table-cell table:style-name="ce6" table:formula="of:=[.I46]/[.$J46]" office:value-type="float" office:value="0">
            <text:p>0</text:p>
          </table:table-cell>
          <table:table-cell table:formula="of:=[.O46]-[.P46]-[.Q46]" office:value-type="float" office:value="7.77299460250187">
            <text:p>7,7729946025</text:p>
          </table:table-cell>
          <table:table-cell table:formula="of:=[.E46]/[.$M46]" office:value-type="float" office:value="4.39917193880894">
            <text:p>4,3991719388</text:p>
          </table:table-cell>
          <table:table-cell table:formula="of:=[.F46]/[.$M46]" office:value-type="float" office:value="15.1776292278399">
            <text:p>15,1776292278</text:p>
          </table:table-cell>
          <table:table-cell table:formula="of:=[.G46]/[.$M46]" office:value-type="float" office:value="5.75122897453303">
            <text:p>5,7512289745</text:p>
          </table:table-cell>
          <table:table-cell table:formula="of:=[.H46]/[.$M46]" office:value-type="float" office:value="0.289158415406907">
            <text:p>0,2891584154</text:p>
          </table:table-cell>
          <table:table-cell table:formula="of:=[.I46]/[.$M46]" office:value-type="float" office:value="0">
            <text:p>0</text:p>
          </table:table-cell>
          <table:table-cell table:formula="of:=[.U46]-[.V46]-[.W46]" office:value-type="float" office:value="9.13724183789992">
            <text:p>9,1372418379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47]*[.C47]" office:value-type="float" office:value="32">
            <text:p>32</text:p>
          </table:table-cell>
          <table:table-cell table:formula="of:=[counters.BH47]/1000000000" office:value-type="float" office:value="2.770233154">
            <text:p>2,770233154</text:p>
          </table:table-cell>
          <table:table-cell table:style-name="Default" table:formula="of:=[counters.BI47]/1000000000" office:value-type="float" office:value="9.747589111">
            <text:p>9,747589111</text:p>
          </table:table-cell>
          <table:table-cell table:style-name="Default" table:formula="of:=[counters.BJ47]/1000000000" office:value-type="float" office:value="3.754760741">
            <text:p>3,754760741</text:p>
          </table:table-cell>
          <table:table-cell table:formula="of:=[counters.BK47]/1000000000" office:value-type="float" office:value="0.186401367">
            <text:p>0,186401367</text:p>
          </table:table-cell>
          <table:table-cell table:formula="of:=[counters.BL47]/(2^-32)" office:value-type="float" office:value="0">
            <text:p>0</text:p>
          </table:table-cell>
          <table:table-cell table:formula="of:=[counters.D47]/1000000000" office:value-type="float" office:value="0.584356013">
            <text:p>0,584356013</text:p>
          </table:table-cell>
          <table:table-cell table:formula="of:=[counters.E47]/12500000" office:value-type="float" office:value="0.75632088">
            <text:p>0,75632088</text:p>
          </table:table-cell>
          <table:table-cell table:formula="of:=[counters.F47]/1050000000" office:value-type="float" office:value="0.786002565714286">
            <text:p>0,7860025657</text:p>
          </table:table-cell>
          <table:table-cell table:formula="of:=[counters.G47]/3500000000" office:value-type="float" office:value="0.653647886857143">
            <text:p>0,6536478869</text:p>
          </table:table-cell>
          <table:table-cell table:style-name="ce6" table:formula="of:=[.E47]/[.J47]" office:value-type="float" office:value="4.74065996134449">
            <text:p>4,7406599613</text:p>
          </table:table-cell>
          <table:table-cell table:style-name="ce6" table:formula="of:=[.F47]/[.$J47]" office:value-type="float" office:value="16.6809083746007">
            <text:p>16,6809083746</text:p>
          </table:table-cell>
          <table:table-cell table:style-name="ce6" table:formula="of:=[.G47]/[.$J47]" office:value-type="float" office:value="6.42546779269644">
            <text:p>6,4254677927</text:p>
          </table:table-cell>
          <table:table-cell table:style-name="ce6" table:formula="of:=[.H47]/[.$J47]" office:value-type="float" office:value="0.318985965495661">
            <text:p>0,3189859655</text:p>
          </table:table-cell>
          <table:table-cell table:style-name="ce6" table:formula="of:=[.I47]/[.$J47]" office:value-type="float" office:value="0">
            <text:p>0</text:p>
          </table:table-cell>
          <table:table-cell table:formula="of:=[.O47]-[.P47]-[.Q47]" office:value-type="float" office:value="9.93645461640864">
            <text:p>9,9364546164</text:p>
          </table:table-cell>
          <table:table-cell table:formula="of:=[.E47]/[.$M47]" office:value-type="float" office:value="4.23811230740725">
            <text:p>4,2381123074</text:p>
          </table:table-cell>
          <table:table-cell table:formula="of:=[.F47]/[.$M47]" office:value-type="float" office:value="14.9125994392305">
            <text:p>14,9125994392</text:p>
          </table:table-cell>
          <table:table-cell table:formula="of:=[.G47]/[.$M47]" office:value-type="float" office:value="5.74431711093501">
            <text:p>5,7443171109</text:p>
          </table:table-cell>
          <table:table-cell table:formula="of:=[.H47]/[.$M47]" office:value-type="float" office:value="0.285170916556086">
            <text:p>0,2851709166</text:p>
          </table:table-cell>
          <table:table-cell table:formula="of:=[.I47]/[.$M47]" office:value-type="float" office:value="0">
            <text:p>0</text:p>
          </table:table-cell>
          <table:table-cell table:formula="of:=[.U47]-[.V47]-[.W47]" office:value-type="float" office:value="8.88311141173936">
            <text:p>8,8831114117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48]*[.C48]" office:value-type="float" office:value="64">
            <text:p>64</text:p>
          </table:table-cell>
          <table:table-cell table:formula="of:=[counters.BH48]/1000000000" office:value-type="float" office:value="1.857208251">
            <text:p>1,857208251</text:p>
          </table:table-cell>
          <table:table-cell table:style-name="Default" table:formula="of:=[counters.BI48]/1000000000" office:value-type="float" office:value="6.027557372">
            <text:p>6,027557372</text:p>
          </table:table-cell>
          <table:table-cell table:style-name="Default" table:formula="of:=[counters.BJ48]/1000000000" office:value-type="float" office:value="1.010437011">
            <text:p>1,010437011</text:p>
          </table:table-cell>
          <table:table-cell table:formula="of:=[counters.BK48]/1000000000" office:value-type="float" office:value="0.140502929">
            <text:p>0,140502929</text:p>
          </table:table-cell>
          <table:table-cell table:formula="of:=[counters.BL48]/(2^-32)" office:value-type="float" office:value="0">
            <text:p>0</text:p>
          </table:table-cell>
          <table:table-cell table:formula="of:=[counters.D48]/1000000000" office:value-type="float" office:value="0.585196632">
            <text:p>0,585196632</text:p>
          </table:table-cell>
          <table:table-cell table:formula="of:=[counters.E48]/12500000" office:value-type="float" office:value="0.57110696">
            <text:p>0,57110696</text:p>
          </table:table-cell>
          <table:table-cell table:formula="of:=[counters.F48]/1050000000" office:value-type="float" office:value="0.592486140952381">
            <text:p>0,592486141</text:p>
          </table:table-cell>
          <table:table-cell table:formula="of:=[counters.G48]/3500000000" office:value-type="float" office:value="0.492092742">
            <text:p>0,492092742</text:p>
          </table:table-cell>
          <table:table-cell table:style-name="ce6" table:formula="of:=[.E48]/[.J48]" office:value-type="float" office:value="3.17364822256872">
            <text:p>3,1736482226</text:p>
          </table:table-cell>
          <table:table-cell table:style-name="ce6" table:formula="of:=[.F48]/[.$J48]" office:value-type="float" office:value="10.3000547891055">
            <text:p>10,3000547891</text:p>
          </table:table-cell>
          <table:table-cell table:style-name="ce6" table:formula="of:=[.G48]/[.$J48]" office:value-type="float" office:value="1.72666238277325">
            <text:p>1,7266623828</text:p>
          </table:table-cell>
          <table:table-cell table:style-name="ce6" table:formula="of:=[.H48]/[.$J48]" office:value-type="float" office:value="0.24009524545589">
            <text:p>0,2400952455</text:p>
          </table:table-cell>
          <table:table-cell table:style-name="ce6" table:formula="of:=[.I48]/[.$J48]" office:value-type="float" office:value="0">
            <text:p>0</text:p>
          </table:table-cell>
          <table:table-cell table:formula="of:=[.O48]-[.P48]-[.Q48]" office:value-type="float" office:value="8.33329716087635">
            <text:p>8,3332971609</text:p>
          </table:table-cell>
          <table:table-cell table:formula="of:=[.E48]/[.$M48]" office:value-type="float" office:value="3.77410210004682">
            <text:p>3,7741021</text:p>
          </table:table-cell>
          <table:table-cell table:formula="of:=[.F48]/[.$M48]" office:value-type="float" office:value="12.248823966601">
            <text:p>12,2488239666</text:p>
          </table:table-cell>
          <table:table-cell table:formula="of:=[.G48]/[.$M48]" office:value-type="float" office:value="2.05334670634098">
            <text:p>2,0533467063</text:p>
          </table:table-cell>
          <table:table-cell table:formula="of:=[.H48]/[.$M48]" office:value-type="float" office:value="0.285521238189691">
            <text:p>0,2855212382</text:p>
          </table:table-cell>
          <table:table-cell table:formula="of:=[.I48]/[.$M48]" office:value-type="float" office:value="0">
            <text:p>0</text:p>
          </table:table-cell>
          <table:table-cell table:formula="of:=[.U48]-[.V48]-[.W48]" office:value-type="float" office:value="9.90995602207033">
            <text:p>9,9099560221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49]*[.C49]" office:value-type="float" office:value="128">
            <text:p>128</text:p>
          </table:table-cell>
          <table:table-cell table:formula="of:=[counters.BH49]/1000000000" office:value-type="float" office:value="1.856231689">
            <text:p>1,856231689</text:p>
          </table:table-cell>
          <table:table-cell table:style-name="Default" table:formula="of:=[counters.BI49]/1000000000" office:value-type="float" office:value="6.251892089">
            <text:p>6,251892089</text:p>
          </table:table-cell>
          <table:table-cell table:style-name="Default" table:formula="of:=[counters.BJ49]/1000000000" office:value-type="float" office:value="0.98876953">
            <text:p>0,98876953</text:p>
          </table:table-cell>
          <table:table-cell table:formula="of:=[counters.BK49]/1000000000" office:value-type="float" office:value="0.143371581">
            <text:p>0,143371581</text:p>
          </table:table-cell>
          <table:table-cell table:formula="of:=[counters.BL49]/(2^-32)" office:value-type="float" office:value="0">
            <text:p>0</text:p>
          </table:table-cell>
          <table:table-cell table:formula="of:=[counters.D49]/1000000000" office:value-type="float" office:value="0.585212723">
            <text:p>0,585212723</text:p>
          </table:table-cell>
          <table:table-cell table:formula="of:=[counters.E49]/12500000" office:value-type="float" office:value="0.57203384">
            <text:p>0,57203384</text:p>
          </table:table-cell>
          <table:table-cell table:formula="of:=[counters.F49]/1050000000" office:value-type="float" office:value="0.593995704761905">
            <text:p>0,5939957048</text:p>
          </table:table-cell>
          <table:table-cell table:formula="of:=[counters.G49]/3500000000" office:value-type="float" office:value="0.494366157714286">
            <text:p>0,4943661577</text:p>
          </table:table-cell>
          <table:table-cell table:style-name="ce6" table:formula="of:=[.E49]/[.J49]" office:value-type="float" office:value="3.17189223003274">
            <text:p>3,17189223</text:p>
          </table:table-cell>
          <table:table-cell table:style-name="ce6" table:formula="of:=[.F49]/[.$J49]" office:value-type="float" office:value="10.6831103345646">
            <text:p>10,6831103346</text:p>
          </table:table-cell>
          <table:table-cell table:style-name="ce6" table:formula="of:=[.G49]/[.$J49]" office:value-type="float" office:value="1.68958994078466">
            <text:p>1,6895899408</text:p>
          </table:table-cell>
          <table:table-cell table:style-name="ce6" table:formula="of:=[.H49]/[.$J49]" office:value-type="float" office:value="0.244990539961312">
            <text:p>0,24499054</text:p>
          </table:table-cell>
          <table:table-cell table:style-name="ce6" table:formula="of:=[.I49]/[.$J49]" office:value-type="float" office:value="0">
            <text:p>0</text:p>
          </table:table-cell>
          <table:table-cell table:formula="of:=[.O49]-[.P49]-[.Q49]" office:value-type="float" office:value="8.74852985381864">
            <text:p>8,7485298538</text:p>
          </table:table-cell>
          <table:table-cell table:formula="of:=[.E49]/[.$M49]" office:value-type="float" office:value="3.75477095273336">
            <text:p>3,7547709527</text:p>
          </table:table-cell>
          <table:table-cell table:formula="of:=[.F49]/[.$M49]" office:value-type="float" office:value="12.6462784546292">
            <text:p>12,6462784546</text:p>
          </table:table-cell>
          <table:table-cell table:formula="of:=[.G49]/[.$M49]" office:value-type="float" office:value="2.00007527734423">
            <text:p>2,0000752773</text:p>
          </table:table-cell>
          <table:table-cell table:formula="of:=[.H49]/[.$M49]" office:value-type="float" office:value="0.29001091349554">
            <text:p>0,2900109135</text:p>
          </table:table-cell>
          <table:table-cell table:formula="of:=[.I49]/[.$M49]" office:value-type="float" office:value="0">
            <text:p>0</text:p>
          </table:table-cell>
          <table:table-cell table:formula="of:=[.U49]-[.V49]-[.W49]" office:value-type="float" office:value="10.3561922637895">
            <text:p>10,3561922638</text:p>
          </table:table-cell>
          <table:table-cell table:number-columns-repeated="5"/>
          <table:table-cell>
            <draw:frame table:end-cell-address="analysis.AR80" table:end-x="0.463cm" table:end-y="0.383cm" draw:z-index="0" draw:style-name="gr1" draw:text-style-name="P1" svg:width="27.626cm" svg:height="13.564cm" svg:x="2.193cm" svg:y="0.002cm">
              <draw:object draw:notify-on-update-of-ranges="analysis.D2:analysis.D41 analysis.N1:analysis.N1 analysis.N2:analysis.N41 analysis.S1:analysis.S1 analysis.S2:analysis.S41 analysis.O1:analysis.O1 analysis.O2:analysis.O41 analysis.P1:analysis.P1 analysis.P2:analysis.P41 analysis.Q1:analysis.Q1 analysis.Q2:analysis.Q4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3"/>
          <table:table-cell>
            <draw:frame table:end-cell-address="analysis.BG80" table:end-x="1.726cm" table:end-y="0.383cm" draw:z-index="3" draw:style-name="gr1" draw:text-style-name="P1" svg:width="31.31cm" svg:height="13.484cm" svg:x="2.03cm" svg:y="0.082cm">
              <draw:object draw:notify-on-update-of-ranges="analysis.D42:analysis.D81 analysis.N1:analysis.N1 analysis.N42:analysis.N81 analysis.O1:analysis.O1 analysis.O42:analysis.O81 analysis.P1:analysis.P1 analysis.P42:analysis.P81 analysis.Q1:analysis.Q1 analysis.Q42:analysis.Q81 analysis.S1:analysis.S1 analysis.S42:analysis.S8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7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50]*[.C50]" office:value-type="float" office:value="256">
            <text:p>256</text:p>
          </table:table-cell>
          <table:table-cell table:formula="of:=[counters.BH50]/1000000000" office:value-type="float" office:value="2.131256103">
            <text:p>2,131256103</text:p>
          </table:table-cell>
          <table:table-cell table:style-name="Default" table:formula="of:=[counters.BI50]/1000000000" office:value-type="float" office:value="7.970092773">
            <text:p>7,970092773</text:p>
          </table:table-cell>
          <table:table-cell table:style-name="Default" table:formula="of:=[counters.BJ50]/1000000000" office:value-type="float" office:value="2.045867919">
            <text:p>2,045867919</text:p>
          </table:table-cell>
          <table:table-cell table:formula="of:=[counters.BK50]/1000000000" office:value-type="float" office:value="0.146087646">
            <text:p>0,146087646</text:p>
          </table:table-cell>
          <table:table-cell table:formula="of:=[counters.BL50]/(2^-32)" office:value-type="float" office:value="0">
            <text:p>0</text:p>
          </table:table-cell>
          <table:table-cell table:formula="of:=[counters.D50]/1000000000" office:value-type="float" office:value="0.648319104">
            <text:p>0,648319104</text:p>
          </table:table-cell>
          <table:table-cell table:formula="of:=[counters.E50]/12500000" office:value-type="float" office:value="0.6304564">
            <text:p>0,6304564</text:p>
          </table:table-cell>
          <table:table-cell table:formula="of:=[counters.F50]/1050000000" office:value-type="float" office:value="0.654301241904762">
            <text:p>0,6543012419</text:p>
          </table:table-cell>
          <table:table-cell table:formula="of:=[counters.G50]/3500000000" office:value-type="float" office:value="0.540062399428571">
            <text:p>0,5400623994</text:p>
          </table:table-cell>
          <table:table-cell table:style-name="ce6" table:formula="of:=[.E50]/[.J50]" office:value-type="float" office:value="3.28735662708468">
            <text:p>3,2873566271</text:p>
          </table:table-cell>
          <table:table-cell table:style-name="ce6" table:formula="of:=[.F50]/[.$J50]" office:value-type="float" office:value="12.293472032254">
            <text:p>12,2934720323</text:p>
          </table:table-cell>
          <table:table-cell table:style-name="ce6" table:formula="of:=[.G50]/[.$J50]" office:value-type="float" office:value="3.15564959659125">
            <text:p>3,1556495966</text:p>
          </table:table-cell>
          <table:table-cell table:style-name="ce6" table:formula="of:=[.H50]/[.$J50]" office:value-type="float" office:value="0.225332934196553">
            <text:p>0,2253329342</text:p>
          </table:table-cell>
          <table:table-cell table:style-name="ce6" table:formula="of:=[.I50]/[.$J50]" office:value-type="float" office:value="0">
            <text:p>0</text:p>
          </table:table-cell>
          <table:table-cell table:formula="of:=[.O50]-[.P50]-[.Q50]" office:value-type="float" office:value="8.91248950146624">
            <text:p>8,9124895015</text:p>
          </table:table-cell>
          <table:table-cell table:formula="of:=[.E50]/[.$M50]" office:value-type="float" office:value="3.94631454671726">
            <text:p>3,9463145467</text:p>
          </table:table-cell>
          <table:table-cell table:formula="of:=[.F50]/[.$M50]" office:value-type="float" office:value="14.7577257395312">
            <text:p>14,7577257395</text:p>
          </table:table-cell>
          <table:table-cell table:formula="of:=[.G50]/[.$M50]" office:value-type="float" office:value="3.78820655014067">
            <text:p>3,7882065501</text:p>
          </table:table-cell>
          <table:table-cell table:formula="of:=[.H50]/[.$M50]" office:value-type="float" office:value="0.270501420122142">
            <text:p>0,2705014201</text:p>
          </table:table-cell>
          <table:table-cell table:formula="of:=[.I50]/[.$M50]" office:value-type="float" office:value="0">
            <text:p>0</text:p>
          </table:table-cell>
          <table:table-cell table:formula="of:=[.U50]-[.V50]-[.W50]" office:value-type="float" office:value="10.6990177692684">
            <text:p>10,6990177693</text:p>
          </table:table-cell>
          <table:table-cell table:number-columns-repeated="34"/>
          <table:table-cell>
            <draw:frame table:end-cell-address="analysis.BV80" table:end-x="1.262cm" table:end-y="0.07cm" draw:z-index="5" draw:style-name="gr1" draw:text-style-name="P1" svg:width="30.94cm" svg:height="12.498cm" svg:x="1.936cm" svg:y="0.33cm">
              <draw:object draw:notify-on-update-of-ranges="analysis.D82:analysis.D121 analysis.N1:analysis.N1 analysis.N82:analysis.N121 analysis.O1:analysis.O1 analysis.O82:analysis.O121 analysis.P1:analysis.P1 analysis.P82:analysis.P121 analysis.Q1:analysis.Q1 analysis.Q82:analysis.Q121 analysis.S1:analysis.S1 analysis.S82:analysis.S12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963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51]*[.C51]" office:value-type="float" office:value="512">
            <text:p>512</text:p>
          </table:table-cell>
          <table:table-cell table:formula="of:=[counters.BH51]/1000000000" office:value-type="float" office:value="1.999694824">
            <text:p>1,999694824</text:p>
          </table:table-cell>
          <table:table-cell table:style-name="Default" table:formula="of:=[counters.BI51]/1000000000" office:value-type="float" office:value="8.433471679">
            <text:p>8,433471679</text:p>
          </table:table-cell>
          <table:table-cell table:style-name="Default" table:formula="of:=[counters.BJ51]/1000000000" office:value-type="float" office:value="1.014892578">
            <text:p>1,014892578</text:p>
          </table:table-cell>
          <table:table-cell table:formula="of:=[counters.BK51]/1000000000" office:value-type="float" office:value="0.16418457">
            <text:p>0,16418457</text:p>
          </table:table-cell>
          <table:table-cell table:formula="of:=[counters.BL51]/(2^-32)" office:value-type="float" office:value="0">
            <text:p>0</text:p>
          </table:table-cell>
          <table:table-cell table:formula="of:=[counters.D51]/1000000000" office:value-type="float" office:value="0.731654468">
            <text:p>0,731654468</text:p>
          </table:table-cell>
          <table:table-cell table:formula="of:=[counters.E51]/12500000" office:value-type="float" office:value="0.70860888">
            <text:p>0,70860888</text:p>
          </table:table-cell>
          <table:table-cell table:formula="of:=[counters.F51]/1050000000" office:value-type="float" office:value="0.735929549523809">
            <text:p>0,7359295495</text:p>
          </table:table-cell>
          <table:table-cell table:formula="of:=[counters.G51]/3500000000" office:value-type="float" office:value="0.607340445714286">
            <text:p>0,6073404457</text:p>
          </table:table-cell>
          <table:table-cell table:style-name="ce6" table:formula="of:=[.E51]/[.J51]" office:value-type="float" office:value="2.7331136642495">
            <text:p>2,7331136642</text:p>
          </table:table-cell>
          <table:table-cell table:style-name="ce6" table:formula="of:=[.F51]/[.$J51]" office:value-type="float" office:value="11.5265771588236">
            <text:p>11,5265771588</text:p>
          </table:table-cell>
          <table:table-cell table:style-name="ce6" table:formula="of:=[.G51]/[.$J51]" office:value-type="float" office:value="1.38712004421191">
            <text:p>1,3871200442</text:p>
          </table:table-cell>
          <table:table-cell table:style-name="ce6" table:formula="of:=[.H51]/[.$J51]" office:value-type="float" office:value="0.224401786882821">
            <text:p>0,2244017869</text:p>
          </table:table-cell>
          <table:table-cell table:style-name="ce6" table:formula="of:=[.I51]/[.$J51]" office:value-type="float" office:value="0">
            <text:p>0</text:p>
          </table:table-cell>
          <table:table-cell table:formula="of:=[.O51]-[.P51]-[.Q51]" office:value-type="float" office:value="9.91505532772883">
            <text:p>9,9150553277</text:p>
          </table:table-cell>
          <table:table-cell table:formula="of:=[.E51]/[.$M51]" office:value-type="float" office:value="3.29254347888553">
            <text:p>3,2925434789</text:p>
          </table:table-cell>
          <table:table-cell table:formula="of:=[.F51]/[.$M51]" office:value-type="float" office:value="13.8859049129875">
            <text:p>13,885904913</text:p>
          </table:table-cell>
          <table:table-cell table:formula="of:=[.G51]/[.$M51]" office:value-type="float" office:value="1.671043950986">
            <text:p>1,671043951</text:p>
          </table:table-cell>
          <table:table-cell table:formula="of:=[.H51]/[.$M51]" office:value-type="float" office:value="0.270333667317191">
            <text:p>0,2703336673</text:p>
          </table:table-cell>
          <table:table-cell table:formula="of:=[.I51]/[.$M51]" office:value-type="float" office:value="0">
            <text:p>0</text:p>
          </table:table-cell>
          <table:table-cell table:formula="of:=[.U51]-[.V51]-[.W51]" office:value-type="float" office:value="11.9445272946843">
            <text:p>11,9445272947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52]*[.C52]" office:value-type="float" office:value="768">
            <text:p>768</text:p>
          </table:table-cell>
          <table:table-cell table:formula="of:=[counters.BH52]/1000000000" office:value-type="float" office:value="2.224731444">
            <text:p>2,224731444</text:p>
          </table:table-cell>
          <table:table-cell table:style-name="Default" table:formula="of:=[counters.BI52]/1000000000" office:value-type="float" office:value="9.824218749">
            <text:p>9,824218749</text:p>
          </table:table-cell>
          <table:table-cell table:style-name="Default" table:formula="of:=[counters.BJ52]/1000000000" office:value-type="float" office:value="0.688568114">
            <text:p>0,688568114</text:p>
          </table:table-cell>
          <table:table-cell table:formula="of:=[counters.BK52]/1000000000" office:value-type="float" office:value="0.183685302">
            <text:p>0,183685302</text:p>
          </table:table-cell>
          <table:table-cell table:formula="of:=[counters.BL52]/(2^-32)" office:value-type="float" office:value="0">
            <text:p>0</text:p>
          </table:table-cell>
          <table:table-cell table:formula="of:=[counters.D52]/1000000000" office:value-type="float" office:value="0.818782216">
            <text:p>0,818782216</text:p>
          </table:table-cell>
          <table:table-cell table:formula="of:=[counters.E52]/12500000" office:value-type="float" office:value="0.79334784">
            <text:p>0,79334784</text:p>
          </table:table-cell>
          <table:table-cell table:formula="of:=[counters.F52]/1050000000" office:value-type="float" office:value="0.823480445714286">
            <text:p>0,8234804457</text:p>
          </table:table-cell>
          <table:table-cell table:formula="of:=[counters.G52]/3500000000" office:value-type="float" office:value="0.679576910285714">
            <text:p>0,6795769103</text:p>
          </table:table-cell>
          <table:table-cell table:style-name="ce6" table:formula="of:=[.E52]/[.J52]" office:value-type="float" office:value="2.7171223318314">
            <text:p>2,7171223318</text:p>
          </table:table-cell>
          <table:table-cell table:style-name="ce6" table:formula="of:=[.F52]/[.$J52]" office:value-type="float" office:value="11.9985736829926">
            <text:p>11,998573683</text:p>
          </table:table-cell>
          <table:table-cell table:style-name="ce6" table:formula="of:=[.G52]/[.$J52]" office:value-type="float" office:value="0.840966133050452">
            <text:p>0,8409661331</text:p>
          </table:table-cell>
          <table:table-cell table:style-name="ce6" table:formula="of:=[.H52]/[.$J52]" office:value-type="float" office:value="0.224339633190079">
            <text:p>0,2243396332</text:p>
          </table:table-cell>
          <table:table-cell table:style-name="ce6" table:formula="of:=[.I52]/[.$J52]" office:value-type="float" office:value="0">
            <text:p>0</text:p>
          </table:table-cell>
          <table:table-cell table:formula="of:=[.O52]-[.P52]-[.Q52]" office:value-type="float" office:value="10.9332679167521">
            <text:p>10,9332679168</text:p>
          </table:table-cell>
          <table:table-cell table:formula="of:=[.E52]/[.$M52]" office:value-type="float" office:value="3.2737007545837">
            <text:p>3,2737007546</text:p>
          </table:table-cell>
          <table:table-cell table:formula="of:=[.F52]/[.$M52]" office:value-type="float" office:value="14.4563751362147">
            <text:p>14,4563751362</text:p>
          </table:table-cell>
          <table:table-cell table:formula="of:=[.G52]/[.$M52]" office:value-type="float" office:value="1.01323059035438">
            <text:p>1,0132305904</text:p>
          </table:table-cell>
          <table:table-cell table:formula="of:=[.H52]/[.$M52]" office:value-type="float" office:value="0.270293618308446">
            <text:p>0,2702936183</text:p>
          </table:table-cell>
          <table:table-cell table:formula="of:=[.I52]/[.$M52]" office:value-type="float" office:value="0">
            <text:p>0</text:p>
          </table:table-cell>
          <table:table-cell table:formula="of:=[.U52]-[.V52]-[.W52]" office:value-type="float" office:value="13.1728509275519">
            <text:p>13,1728509276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53]*[.C53]" office:value-type="float" office:value="1024">
            <text:p>1024</text:p>
          </table:table-cell>
          <table:table-cell table:formula="of:=[counters.BH53]/1000000000" office:value-type="float" office:value="2.243988036">
            <text:p>2,243988036</text:p>
          </table:table-cell>
          <table:table-cell table:style-name="Default" table:formula="of:=[counters.BI53]/1000000000" office:value-type="float" office:value="9.911102294">
            <text:p>9,911102294</text:p>
          </table:table-cell>
          <table:table-cell table:style-name="Default" table:formula="of:=[counters.BJ53]/1000000000" office:value-type="float" office:value="0.882080078">
            <text:p>0,882080078</text:p>
          </table:table-cell>
          <table:table-cell table:formula="of:=[counters.BK53]/1000000000" office:value-type="float" office:value="0.164581298">
            <text:p>0,164581298</text:p>
          </table:table-cell>
          <table:table-cell table:formula="of:=[counters.BL53]/(2^-32)" office:value-type="float" office:value="0">
            <text:p>0</text:p>
          </table:table-cell>
          <table:table-cell table:formula="of:=[counters.D53]/1000000000" office:value-type="float" office:value="0.733710896">
            <text:p>0,733710896</text:p>
          </table:table-cell>
          <table:table-cell table:formula="of:=[counters.E53]/12500000" office:value-type="float" office:value="0.71178736">
            <text:p>0,71178736</text:p>
          </table:table-cell>
          <table:table-cell table:formula="of:=[counters.F53]/1050000000" office:value-type="float" office:value="0.738836393333333">
            <text:p>0,7388363933</text:p>
          </table:table-cell>
          <table:table-cell table:formula="of:=[counters.G53]/3500000000" office:value-type="float" office:value="0.609080446571429">
            <text:p>0,6090804466</text:p>
          </table:table-cell>
          <table:table-cell table:style-name="ce6" table:formula="of:=[.E53]/[.J53]" office:value-type="float" office:value="3.05840903853771">
            <text:p>3,0584090385</text:p>
          </table:table-cell>
          <table:table-cell table:style-name="ce6" table:formula="of:=[.F53]/[.$J53]" office:value-type="float" office:value="13.5081846924078">
            <text:p>13,5081846924</text:p>
          </table:table-cell>
          <table:table-cell table:style-name="ce6" table:formula="of:=[.G53]/[.$J53]" office:value-type="float" office:value="1.20221749848458">
            <text:p>1,2022174985</text:p>
          </table:table-cell>
          <table:table-cell table:style-name="ce6" table:formula="of:=[.H53]/[.$J53]" office:value-type="float" office:value="0.224313553059187">
            <text:p>0,2243135531</text:p>
          </table:table-cell>
          <table:table-cell table:style-name="ce6" table:formula="of:=[.I53]/[.$J53]" office:value-type="float" office:value="0">
            <text:p>0</text:p>
          </table:table-cell>
          <table:table-cell table:formula="of:=[.O53]-[.P53]-[.Q53]" office:value-type="float" office:value="12.081653640864">
            <text:p>12,0816536409</text:p>
          </table:table-cell>
          <table:table-cell table:formula="of:=[.E53]/[.$M53]" office:value-type="float" office:value="3.68422274698132">
            <text:p>3,684222747</text:p>
          </table:table-cell>
          <table:table-cell table:formula="of:=[.F53]/[.$M53]" office:value-type="float" office:value="16.2722385027964">
            <text:p>16,2722385028</text:p>
          </table:table-cell>
          <table:table-cell table:formula="of:=[.G53]/[.$M53]" office:value-type="float" office:value="1.44821604923506">
            <text:p>1,4482160492</text:p>
          </table:table-cell>
          <table:table-cell table:formula="of:=[.H53]/[.$M53]" office:value-type="float" office:value="0.270212742711482">
            <text:p>0,2702127427</text:p>
          </table:table-cell>
          <table:table-cell table:formula="of:=[.I53]/[.$M53]" office:value-type="float" office:value="0">
            <text:p>0</text:p>
          </table:table-cell>
          <table:table-cell table:formula="of:=[.U53]-[.V53]-[.W53]" office:value-type="float" office:value="14.5538097108498">
            <text:p>14,5538097108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54]*[.C54]" office:value-type="float" office:value="1280">
            <text:p>1280</text:p>
          </table:table-cell>
          <table:table-cell table:formula="of:=[counters.BH54]/1000000000" office:value-type="float" office:value="2.480926513">
            <text:p>2,480926513</text:p>
          </table:table-cell>
          <table:table-cell table:style-name="Default" table:formula="of:=[counters.BI54]/1000000000" office:value-type="float" office:value="10.885833739">
            <text:p>10,885833739</text:p>
          </table:table-cell>
          <table:table-cell table:style-name="Default" table:formula="of:=[counters.BJ54]/1000000000" office:value-type="float" office:value="0.673614501">
            <text:p>0,673614501</text:p>
          </table:table-cell>
          <table:table-cell table:formula="of:=[counters.BK54]/1000000000" office:value-type="float" office:value="0.178253173">
            <text:p>0,178253173</text:p>
          </table:table-cell>
          <table:table-cell table:formula="of:=[counters.BL54]/(2^-32)" office:value-type="float" office:value="0">
            <text:p>0</text:p>
          </table:table-cell>
          <table:table-cell table:formula="of:=[counters.D54]/1000000000" office:value-type="float" office:value="0.796340809">
            <text:p>0,796340809</text:p>
          </table:table-cell>
          <table:table-cell table:formula="of:=[counters.E54]/12500000" office:value-type="float" office:value="0.7688636">
            <text:p>0,7688636</text:p>
          </table:table-cell>
          <table:table-cell table:formula="of:=[counters.F54]/1050000000" office:value-type="float" office:value="0.797960776190476">
            <text:p>0,7979607762</text:p>
          </table:table-cell>
          <table:table-cell table:formula="of:=[counters.G54]/3500000000" office:value-type="float" office:value="0.661026804">
            <text:p>0,661026804</text:p>
          </table:table-cell>
          <table:table-cell table:style-name="ce6" table:formula="of:=[.E54]/[.J54]" office:value-type="float" office:value="3.11540798231276">
            <text:p>3,1154079823</text:p>
          </table:table-cell>
          <table:table-cell table:style-name="ce6" table:formula="of:=[.F54]/[.$J54]" office:value-type="float" office:value="13.6698177664282">
            <text:p>13,6698177664</text:p>
          </table:table-cell>
          <table:table-cell table:style-name="ce6" table:formula="of:=[.G54]/[.$J54]" office:value-type="float" office:value="0.845887204808563">
            <text:p>0,8458872048</text:p>
          </table:table-cell>
          <table:table-cell table:style-name="ce6" table:formula="of:=[.H54]/[.$J54]" office:value-type="float" office:value="0.223840309306565">
            <text:p>0,2238403093</text:p>
          </table:table-cell>
          <table:table-cell table:style-name="ce6" table:formula="of:=[.I54]/[.$J54]" office:value-type="float" office:value="0">
            <text:p>0</text:p>
          </table:table-cell>
          <table:table-cell table:formula="of:=[.O54]-[.P54]-[.Q54]" office:value-type="float" office:value="12.6000902523131">
            <text:p>12,6000902523</text:p>
          </table:table-cell>
          <table:table-cell table:formula="of:=[.E54]/[.$M54]" office:value-type="float" office:value="3.75314056553749">
            <text:p>3,7531405655</text:p>
          </table:table-cell>
          <table:table-cell table:formula="of:=[.F54]/[.$M54]" office:value-type="float" office:value="16.4680670634348">
            <text:p>16,4680670634</text:p>
          </table:table-cell>
          <table:table-cell table:formula="of:=[.G54]/[.$M54]" office:value-type="float" office:value="1.01904264233134">
            <text:p>1,0190426423</text:p>
          </table:table-cell>
          <table:table-cell table:formula="of:=[.H54]/[.$M54]" office:value-type="float" office:value="0.269661036317069">
            <text:p>0,2696610363</text:p>
          </table:table-cell>
          <table:table-cell table:formula="of:=[.I54]/[.$M54]" office:value-type="float" office:value="0">
            <text:p>0</text:p>
          </table:table-cell>
          <table:table-cell table:formula="of:=[.U54]-[.V54]-[.W54]" office:value-type="float" office:value="15.1793633847864">
            <text:p>15,1793633848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55]*[.C55]" office:value-type="float" office:value="1536">
            <text:p>1536</text:p>
          </table:table-cell>
          <table:table-cell table:formula="of:=[counters.BH55]/1000000000" office:value-type="float" office:value="2.634613036">
            <text:p>2,634613036</text:p>
          </table:table-cell>
          <table:table-cell table:style-name="Default" table:formula="of:=[counters.BI55]/1000000000" office:value-type="float" office:value="11.835388183">
            <text:p>11,835388183</text:p>
          </table:table-cell>
          <table:table-cell table:style-name="Default" table:formula="of:=[counters.BJ55]/1000000000" office:value-type="float" office:value="0.698120117">
            <text:p>0,698120117</text:p>
          </table:table-cell>
          <table:table-cell table:formula="of:=[counters.BK55]/1000000000" office:value-type="float" office:value="0.185089111">
            <text:p>0,185089111</text:p>
          </table:table-cell>
          <table:table-cell table:formula="of:=[counters.BL55]/(2^-32)" office:value-type="float" office:value="0">
            <text:p>0</text:p>
          </table:table-cell>
          <table:table-cell table:formula="of:=[counters.D55]/1000000000" office:value-type="float" office:value="0.825155231">
            <text:p>0,825155231</text:p>
          </table:table-cell>
          <table:table-cell table:formula="of:=[counters.E55]/12500000" office:value-type="float" office:value="0.79956944">
            <text:p>0,79956944</text:p>
          </table:table-cell>
          <table:table-cell table:formula="of:=[counters.F55]/1050000000" office:value-type="float" office:value="0.830036484761905">
            <text:p>0,8300364848</text:p>
          </table:table-cell>
          <table:table-cell table:formula="of:=[counters.G55]/3500000000" office:value-type="float" office:value="0.684970927428571">
            <text:p>0,6849709274</text:p>
          </table:table-cell>
          <table:table-cell table:style-name="ce6" table:formula="of:=[.E55]/[.J55]" office:value-type="float" office:value="3.1928695801966">
            <text:p>3,1928695802</text:p>
          </table:table-cell>
          <table:table-cell table:style-name="ce6" table:formula="of:=[.F55]/[.$J55]" office:value-type="float" office:value="14.3432262662345">
            <text:p>14,3432262662</text:p>
          </table:table-cell>
          <table:table-cell table:style-name="ce6" table:formula="of:=[.G55]/[.$J55]" office:value-type="float" office:value="0.846047011244118">
            <text:p>0,8460470112</text:p>
          </table:table-cell>
          <table:table-cell table:style-name="ce6" table:formula="of:=[.H55]/[.$J55]" office:value-type="float" office:value="0.224308232010711">
            <text:p>0,224308232</text:p>
          </table:table-cell>
          <table:table-cell table:style-name="ce6" table:formula="of:=[.I55]/[.$J55]" office:value-type="float" office:value="0">
            <text:p>0</text:p>
          </table:table-cell>
          <table:table-cell table:formula="of:=[.O55]-[.P55]-[.Q55]" office:value-type="float" office:value="13.2728710229797">
            <text:p>13,272871023</text:p>
          </table:table-cell>
          <table:table-cell table:formula="of:=[.E55]/[.$M55]" office:value-type="float" office:value="3.84631366164769">
            <text:p>3,8463136616</text:p>
          </table:table-cell>
          <table:table-cell table:formula="of:=[.F55]/[.$M55]" office:value-type="float" office:value="17.2786722896852">
            <text:p>17,2786722897</text:p>
          </table:table-cell>
          <table:table-cell table:formula="of:=[.G55]/[.$M55]" office:value-type="float" office:value="1.01919671192585">
            <text:p>1,0191967119</text:p>
          </table:table-cell>
          <table:table-cell table:formula="of:=[.H55]/[.$M55]" office:value-type="float" office:value="0.27021455011943">
            <text:p>0,2702145501</text:p>
          </table:table-cell>
          <table:table-cell table:formula="of:=[.I55]/[.$M55]" office:value-type="float" office:value="0">
            <text:p>0</text:p>
          </table:table-cell>
          <table:table-cell table:formula="of:=[.U55]-[.V55]-[.W55]" office:value-type="float" office:value="15.9892610276399">
            <text:p>15,9892610276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56]*[.C56]" office:value-type="float" office:value="1792">
            <text:p>1792</text:p>
          </table:table-cell>
          <table:table-cell table:formula="of:=[counters.BH56]/1000000000" office:value-type="float" office:value="3.078338623">
            <text:p>3,078338623</text:p>
          </table:table-cell>
          <table:table-cell table:style-name="Default" table:formula="of:=[counters.BI56]/1000000000" office:value-type="float" office:value="13.79144287">
            <text:p>13,79144287</text:p>
          </table:table-cell>
          <table:table-cell table:style-name="Default" table:formula="of:=[counters.BJ56]/1000000000" office:value-type="float" office:value="0.806701659">
            <text:p>0,806701659</text:p>
          </table:table-cell>
          <table:table-cell table:formula="of:=[counters.BK56]/1000000000" office:value-type="float" office:value="0.216461181">
            <text:p>0,216461181</text:p>
          </table:table-cell>
          <table:table-cell table:formula="of:=[counters.BL56]/(2^-32)" office:value-type="float" office:value="0">
            <text:p>0</text:p>
          </table:table-cell>
          <table:table-cell table:formula="of:=[counters.D56]/1000000000" office:value-type="float" office:value="0.965422753">
            <text:p>0,965422753</text:p>
          </table:table-cell>
          <table:table-cell table:formula="of:=[counters.E56]/12500000" office:value-type="float" office:value="0.93353944">
            <text:p>0,93353944</text:p>
          </table:table-cell>
          <table:table-cell table:formula="of:=[counters.F56]/1050000000" office:value-type="float" office:value="0.969023524761905">
            <text:p>0,9690235248</text:p>
          </table:table-cell>
          <table:table-cell table:formula="of:=[counters.G56]/3500000000" office:value-type="float" office:value="0.801369551428572">
            <text:p>0,8013695514</text:p>
          </table:table-cell>
          <table:table-cell table:style-name="ce6" table:formula="of:=[.E56]/[.J56]" office:value-type="float" office:value="3.1885913331069">
            <text:p>3,1885913331</text:p>
          </table:table-cell>
          <table:table-cell table:style-name="ce6" table:formula="of:=[.F56]/[.$J56]" office:value-type="float" office:value="14.2853924119188">
            <text:p>14,2853924119</text:p>
          </table:table-cell>
          <table:table-cell table:style-name="ce6" table:formula="of:=[.G56]/[.$J56]" office:value-type="float" office:value="0.835594206261679">
            <text:p>0,8355942063</text:p>
          </table:table-cell>
          <table:table-cell table:style-name="ce6" table:formula="of:=[.H56]/[.$J56]" office:value-type="float" office:value="0.224213879699187">
            <text:p>0,2242138797</text:p>
          </table:table-cell>
          <table:table-cell table:style-name="ce6" table:formula="of:=[.I56]/[.$J56]" office:value-type="float" office:value="0">
            <text:p>0</text:p>
          </table:table-cell>
          <table:table-cell table:formula="of:=[.O56]-[.P56]-[.Q56]" office:value-type="float" office:value="13.225584325958">
            <text:p>13,225584326</text:p>
          </table:table-cell>
          <table:table-cell table:formula="of:=[.E56]/[.$M56]" office:value-type="float" office:value="3.84134712569546">
            <text:p>3,8413471257</text:p>
          </table:table-cell>
          <table:table-cell table:formula="of:=[.F56]/[.$M56]" office:value-type="float" office:value="17.2098413839339">
            <text:p>17,2098413839</text:p>
          </table:table-cell>
          <table:table-cell table:formula="of:=[.G56]/[.$M56]" office:value-type="float" office:value="1.00665374365912">
            <text:p>1,0066537437</text:p>
          </table:table-cell>
          <table:table-cell table:formula="of:=[.H56]/[.$M56]" office:value-type="float" office:value="0.270114057383541">
            <text:p>0,2701140574</text:p>
          </table:table-cell>
          <table:table-cell table:formula="of:=[.I56]/[.$M56]" office:value-type="float" office:value="0">
            <text:p>0</text:p>
          </table:table-cell>
          <table:table-cell table:formula="of:=[.U56]-[.V56]-[.W56]" office:value-type="float" office:value="15.9330735828913">
            <text:p>15,9330735829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57]*[.C57]" office:value-type="float" office:value="2048">
            <text:p>2048</text:p>
          </table:table-cell>
          <table:table-cell table:formula="of:=[counters.BH57]/1000000000" office:value-type="float" office:value="3.722290038">
            <text:p>3,722290038</text:p>
          </table:table-cell>
          <table:table-cell table:style-name="Default" table:formula="of:=[counters.BI57]/1000000000" office:value-type="float" office:value="16.196655273">
            <text:p>16,196655273</text:p>
          </table:table-cell>
          <table:table-cell table:style-name="Default" table:formula="of:=[counters.BJ57]/1000000000" office:value-type="float" office:value="0.977996825">
            <text:p>0,977996825</text:p>
          </table:table-cell>
          <table:table-cell table:formula="of:=[counters.BK57]/1000000000" office:value-type="float" office:value="0.256347655">
            <text:p>0,256347655</text:p>
          </table:table-cell>
          <table:table-cell table:formula="of:=[counters.BL57]/(2^-32)" office:value-type="float" office:value="0">
            <text:p>0</text:p>
          </table:table-cell>
          <table:table-cell table:formula="of:=[counters.D57]/1000000000" office:value-type="float" office:value="1.143864895">
            <text:p>1,143864895</text:p>
          </table:table-cell>
          <table:table-cell table:formula="of:=[counters.E57]/12500000" office:value-type="float" office:value="1.10671128">
            <text:p>1,10671128</text:p>
          </table:table-cell>
          <table:table-cell table:formula="of:=[counters.F57]/1050000000" office:value-type="float" office:value="1.14923919333333">
            <text:p>1,1492391933</text:p>
          </table:table-cell>
          <table:table-cell table:formula="of:=[counters.G57]/3500000000" office:value-type="float" office:value="0.949439514">
            <text:p>0,949439514</text:p>
          </table:table-cell>
          <table:table-cell table:style-name="ce6" table:formula="of:=[.E57]/[.J57]" office:value-type="float" office:value="3.2541343425003">
            <text:p>3,2541343425</text:p>
          </table:table-cell>
          <table:table-cell table:style-name="ce6" table:formula="of:=[.F57]/[.$J57]" office:value-type="float" office:value="14.1595876784032">
            <text:p>14,1595876784</text:p>
          </table:table-cell>
          <table:table-cell table:style-name="ce6" table:formula="of:=[.G57]/[.$J57]" office:value-type="float" office:value="0.854993303208243">
            <text:p>0,8549933032</text:p>
          </table:table-cell>
          <table:table-cell table:style-name="ce6" table:formula="of:=[.H57]/[.$J57]" office:value-type="float" office:value="0.224106584720392">
            <text:p>0,2241065847</text:p>
          </table:table-cell>
          <table:table-cell table:style-name="ce6" table:formula="of:=[.I57]/[.$J57]" office:value-type="float" office:value="0">
            <text:p>0</text:p>
          </table:table-cell>
          <table:table-cell table:formula="of:=[.O57]-[.P57]-[.Q57]" office:value-type="float" office:value="13.0804877904746">
            <text:p>13,0804877905</text:p>
          </table:table-cell>
          <table:table-cell table:formula="of:=[.E57]/[.$M57]" office:value-type="float" office:value="3.92051308494413">
            <text:p>3,9205130849</text:p>
          </table:table-cell>
          <table:table-cell table:formula="of:=[.F57]/[.$M57]" office:value-type="float" office:value="17.0591754758166">
            <text:p>17,0591754758</text:p>
          </table:table-cell>
          <table:table-cell table:formula="of:=[.G57]/[.$M57]" office:value-type="float" office:value="1.03007807298823">
            <text:p>1,030078073</text:p>
          </table:table-cell>
          <table:table-cell table:formula="of:=[.H57]/[.$M57]" office:value-type="float" office:value="0.269998932233191">
            <text:p>0,2699989322</text:p>
          </table:table-cell>
          <table:table-cell table:formula="of:=[.I57]/[.$M57]" office:value-type="float" office:value="0">
            <text:p>0</text:p>
          </table:table-cell>
          <table:table-cell table:formula="of:=[.U57]-[.V57]-[.W57]" office:value-type="float" office:value="15.7590984705951">
            <text:p>15,7590984706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58]*[.C58]" office:value-type="float" office:value="2304">
            <text:p>2304</text:p>
          </table:table-cell>
          <table:table-cell table:formula="of:=[counters.BH58]/1000000000" office:value-type="float" office:value="3.806854247">
            <text:p>3,806854247</text:p>
          </table:table-cell>
          <table:table-cell table:style-name="Default" table:formula="of:=[counters.BI58]/1000000000" office:value-type="float" office:value="17.053222655">
            <text:p>17,053222655</text:p>
          </table:table-cell>
          <table:table-cell table:style-name="Default" table:formula="of:=[counters.BJ58]/1000000000" office:value-type="float" office:value="0.969482421">
            <text:p>0,969482421</text:p>
          </table:table-cell>
          <table:table-cell table:formula="of:=[counters.BK58]/1000000000" office:value-type="float" office:value="0.258636474">
            <text:p>0,258636474</text:p>
          </table:table-cell>
          <table:table-cell table:formula="of:=[counters.BL58]/(2^-32)" office:value-type="float" office:value="0">
            <text:p>0</text:p>
          </table:table-cell>
          <table:table-cell table:formula="of:=[counters.D58]/1000000000" office:value-type="float" office:value="1.154923646">
            <text:p>1,154923646</text:p>
          </table:table-cell>
          <table:table-cell table:formula="of:=[counters.E58]/12500000" office:value-type="float" office:value="1.11617472">
            <text:p>1,11617472</text:p>
          </table:table-cell>
          <table:table-cell table:formula="of:=[counters.F58]/1050000000" office:value-type="float" office:value="1.15868240190476">
            <text:p>1,1586824019</text:p>
          </table:table-cell>
          <table:table-cell table:formula="of:=[counters.G58]/3500000000" office:value-type="float" office:value="0.958620375714286">
            <text:p>0,9586203757</text:p>
          </table:table-cell>
          <table:table-cell table:style-name="ce6" table:formula="of:=[.E58]/[.J58]" office:value-type="float" office:value="3.29619560581756">
            <text:p>3,2961956058</text:p>
          </table:table-cell>
          <table:table-cell table:style-name="ce6" table:formula="of:=[.F58]/[.$J58]" office:value-type="float" office:value="14.765671058916">
            <text:p>14,7656710589</text:p>
          </table:table-cell>
          <table:table-cell table:style-name="ce6" table:formula="of:=[.G58]/[.$J58]" office:value-type="float" office:value="0.839434212259604">
            <text:p>0,8394342123</text:p>
          </table:table-cell>
          <table:table-cell table:style-name="ce6" table:formula="of:=[.H58]/[.$J58]" office:value-type="float" office:value="0.223942487363359">
            <text:p>0,2239424874</text:p>
          </table:table-cell>
          <table:table-cell table:style-name="ce6" table:formula="of:=[.I58]/[.$J58]" office:value-type="float" office:value="0">
            <text:p>0</text:p>
          </table:table-cell>
          <table:table-cell table:formula="of:=[.O58]-[.P58]-[.Q58]" office:value-type="float" office:value="13.7022943592931">
            <text:p>13,7022943593</text:p>
          </table:table-cell>
          <table:table-cell table:formula="of:=[.E58]/[.$M58]" office:value-type="float" office:value="3.9711801912863">
            <text:p>3,9711801913</text:p>
          </table:table-cell>
          <table:table-cell table:formula="of:=[.F58]/[.$M58]" office:value-type="float" office:value="17.789338811303">
            <text:p>17,7893388113</text:p>
          </table:table-cell>
          <table:table-cell table:formula="of:=[.G58]/[.$M58]" office:value-type="float" office:value="1.01133091426063">
            <text:p>1,0113309143</text:p>
          </table:table-cell>
          <table:table-cell table:formula="of:=[.H58]/[.$M58]" office:value-type="float" office:value="0.269800726702982">
            <text:p>0,2698007267</text:p>
          </table:table-cell>
          <table:table-cell table:formula="of:=[.I58]/[.$M58]" office:value-type="float" office:value="0">
            <text:p>0</text:p>
          </table:table-cell>
          <table:table-cell table:formula="of:=[.U58]-[.V58]-[.W58]" office:value-type="float" office:value="16.5082071703394">
            <text:p>16,5082071703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59]*[.C59]" office:value-type="float" office:value="2560">
            <text:p>2560</text:p>
          </table:table-cell>
          <table:table-cell table:formula="of:=[counters.BH59]/1000000000" office:value-type="float" office:value="4.389953612">
            <text:p>4,389953612</text:p>
          </table:table-cell>
          <table:table-cell table:style-name="Default" table:formula="of:=[counters.BI59]/1000000000" office:value-type="float" office:value="19.735443114">
            <text:p>19,735443114</text:p>
          </table:table-cell>
          <table:table-cell table:style-name="Default" table:formula="of:=[counters.BJ59]/1000000000" office:value-type="float" office:value="1.152770996">
            <text:p>1,152770996</text:p>
          </table:table-cell>
          <table:table-cell table:formula="of:=[counters.BK59]/1000000000" office:value-type="float" office:value="0.306030272">
            <text:p>0,306030272</text:p>
          </table:table-cell>
          <table:table-cell table:formula="of:=[counters.BL59]/(2^-32)" office:value-type="float" office:value="0">
            <text:p>0</text:p>
          </table:table-cell>
          <table:table-cell table:formula="of:=[counters.D59]/1000000000" office:value-type="float" office:value="1.367138616">
            <text:p>1,367138616</text:p>
          </table:table-cell>
          <table:table-cell table:formula="of:=[counters.E59]/12500000" office:value-type="float" office:value="1.32149168">
            <text:p>1,32149168</text:p>
          </table:table-cell>
          <table:table-cell table:formula="of:=[counters.F59]/1050000000" office:value-type="float" office:value="1.37180319142857">
            <text:p>1,3718031914</text:p>
          </table:table-cell>
          <table:table-cell table:formula="of:=[counters.G59]/3500000000" office:value-type="float" office:value="1.13472828771429">
            <text:p>1,1347282877</text:p>
          </table:table-cell>
          <table:table-cell table:style-name="ce6" table:formula="of:=[.E59]/[.J59]" office:value-type="float" office:value="3.21105231073365">
            <text:p>3,2110523107</text:p>
          </table:table-cell>
          <table:table-cell table:style-name="ce6" table:formula="of:=[.F59]/[.$J59]" office:value-type="float" office:value="14.4355831098842">
            <text:p>14,4355831099</text:p>
          </table:table-cell>
          <table:table-cell table:style-name="ce6" table:formula="of:=[.G59]/[.$J59]" office:value-type="float" office:value="0.843199791527211">
            <text:p>0,8431997915</text:p>
          </table:table-cell>
          <table:table-cell table:style-name="ce6" table:formula="of:=[.H59]/[.$J59]" office:value-type="float" office:value="0.223847288357189">
            <text:p>0,2238472884</text:p>
          </table:table-cell>
          <table:table-cell table:style-name="ce6" table:formula="of:=[.I59]/[.$J59]" office:value-type="float" office:value="0">
            <text:p>0</text:p>
          </table:table-cell>
          <table:table-cell table:formula="of:=[.O59]-[.P59]-[.Q59]" office:value-type="float" office:value="13.3685360299998">
            <text:p>13,36853603</text:p>
          </table:table-cell>
          <table:table-cell table:formula="of:=[.E59]/[.$M59]" office:value-type="float" office:value="3.8687266894904">
            <text:p>3,8687266895</text:p>
          </table:table-cell>
          <table:table-cell table:formula="of:=[.F59]/[.$M59]" office:value-type="float" office:value="17.3922192014387">
            <text:p>17,3922192014</text:p>
          </table:table-cell>
          <table:table-cell table:formula="of:=[.G59]/[.$M59]" office:value-type="float" office:value="1.01590046576001">
            <text:p>1,0159004658</text:p>
          </table:table-cell>
          <table:table-cell table:formula="of:=[.H59]/[.$M59]" office:value-type="float" office:value="0.269694758924575">
            <text:p>0,2696947589</text:p>
          </table:table-cell>
          <table:table-cell table:formula="of:=[.I59]/[.$M59]" office:value-type="float" office:value="0">
            <text:p>0</text:p>
          </table:table-cell>
          <table:table-cell table:formula="of:=[.U59]-[.V59]-[.W59]" office:value-type="float" office:value="16.1066239767541">
            <text:p>16,1066239768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60]*[.C60]" office:value-type="float" office:value="2816">
            <text:p>2816</text:p>
          </table:table-cell>
          <table:table-cell table:formula="of:=[counters.BH60]/1000000000" office:value-type="float" office:value="4.851287841">
            <text:p>4,851287841</text:p>
          </table:table-cell>
          <table:table-cell table:style-name="Default" table:formula="of:=[counters.BI60]/1000000000" office:value-type="float" office:value="21.747985839">
            <text:p>21,747985839</text:p>
          </table:table-cell>
          <table:table-cell table:style-name="Default" table:formula="of:=[counters.BJ60]/1000000000" office:value-type="float" office:value="1.434906005">
            <text:p>1,434906005</text:p>
          </table:table-cell>
          <table:table-cell table:formula="of:=[counters.BK60]/1000000000" office:value-type="float" office:value="0.3359375">
            <text:p>0,3359375</text:p>
          </table:table-cell>
          <table:table-cell table:formula="of:=[counters.BL60]/(2^-32)" office:value-type="float" office:value="0">
            <text:p>0</text:p>
          </table:table-cell>
          <table:table-cell table:formula="of:=[counters.D60]/1000000000" office:value-type="float" office:value="1.477415362">
            <text:p>1,477415362</text:p>
          </table:table-cell>
          <table:table-cell table:formula="of:=[counters.E60]/12500000" office:value-type="float" office:value="1.4278876">
            <text:p>1,4278876</text:p>
          </table:table-cell>
          <table:table-cell table:formula="of:=[counters.F60]/1050000000" office:value-type="float" office:value="1.48243935619048">
            <text:p>1,4824393562</text:p>
          </table:table-cell>
          <table:table-cell table:formula="of:=[counters.G60]/3500000000" office:value-type="float" office:value="0.001777788">
            <text:p>0,001777788</text:p>
          </table:table-cell>
          <table:table-cell table:style-name="ce6" table:formula="of:=[.E60]/[.J60]" office:value-type="float" office:value="3.28363164874145">
            <text:p>3,2836316487</text:p>
          </table:table-cell>
          <table:table-cell table:style-name="ce6" table:formula="of:=[.F60]/[.$J60]" office:value-type="float" office:value="14.7202922064919">
            <text:p>14,7202922065</text:p>
          </table:table-cell>
          <table:table-cell table:style-name="ce6" table:formula="of:=[.G60]/[.$J60]" office:value-type="float" office:value="0.971227213352882">
            <text:p>0,9712272134</text:p>
          </table:table-cell>
          <table:table-cell table:style-name="ce6" table:formula="of:=[.H60]/[.$J60]" office:value-type="float" office:value="0.227381891809515">
            <text:p>0,2273818918</text:p>
          </table:table-cell>
          <table:table-cell table:style-name="ce6" table:formula="of:=[.I60]/[.$J60]" office:value-type="float" office:value="0">
            <text:p>0</text:p>
          </table:table-cell>
          <table:table-cell table:formula="of:=[.O60]-[.P60]-[.Q60]" office:value-type="float" office:value="13.5216831013295">
            <text:p>13,5216831013</text:p>
          </table:table-cell>
          <table:table-cell table:formula="of:=[.E60]/[.$M60]" office:value-type="float" office:value="2728.83371976861">
            <text:p>2728,8337197686</text:p>
          </table:table-cell>
          <table:table-cell table:formula="of:=[.F60]/[.$M60]" office:value-type="float" office:value="12233.1716937003">
            <text:p>12233,1716937003</text:p>
          </table:table-cell>
          <table:table-cell table:formula="of:=[.G60]/[.$M60]" office:value-type="float" office:value="807.129986815076">
            <text:p>807,1299868151</text:p>
          </table:table-cell>
          <table:table-cell table:formula="of:=[.H60]/[.$M60]" office:value-type="float" office:value="188.963757208396">
            <text:p>188,9637572084</text:p>
          </table:table-cell>
          <table:table-cell table:formula="of:=[.I60]/[.$M60]" office:value-type="float" office:value="0">
            <text:p>0</text:p>
          </table:table-cell>
          <table:table-cell table:formula="of:=[.U60]-[.V60]-[.W60]" office:value-type="float" office:value="11237.0779496768">
            <text:p>11237,0779496768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61]*[.C61]" office:value-type="float" office:value="3072">
            <text:p>3072</text:p>
          </table:table-cell>
          <table:table-cell table:formula="of:=[counters.BH61]/1000000000" office:value-type="float" office:value="5.073760985">
            <text:p>5,073760985</text:p>
          </table:table-cell>
          <table:table-cell table:style-name="Default" table:formula="of:=[counters.BI61]/1000000000" office:value-type="float" office:value="22.822357177">
            <text:p>22,822357177</text:p>
          </table:table-cell>
          <table:table-cell table:style-name="Default" table:formula="of:=[counters.BJ61]/1000000000" office:value-type="float" office:value="1.338775634">
            <text:p>1,338775634</text:p>
          </table:table-cell>
          <table:table-cell table:formula="of:=[counters.BK61]/1000000000" office:value-type="float" office:value="0.349426269">
            <text:p>0,349426269</text:p>
          </table:table-cell>
          <table:table-cell table:formula="of:=[counters.BL61]/(2^-32)" office:value-type="float" office:value="0">
            <text:p>0</text:p>
          </table:table-cell>
          <table:table-cell table:formula="of:=[counters.D61]/1000000000" office:value-type="float" office:value="1.537811549">
            <text:p>1,537811549</text:p>
          </table:table-cell>
          <table:table-cell table:formula="of:=[counters.E61]/12500000" office:value-type="float" office:value="1.48657744">
            <text:p>1,48657744</text:p>
          </table:table-cell>
          <table:table-cell table:formula="of:=[counters.F61]/1050000000" office:value-type="float" office:value="1.54394338571429">
            <text:p>1,5439433857</text:p>
          </table:table-cell>
          <table:table-cell table:formula="of:=[counters.G61]/3500000000" office:value-type="float" office:value="0.0516023262857143">
            <text:p>0,0516023263</text:p>
          </table:table-cell>
          <table:table-cell table:style-name="ce6" table:formula="of:=[.E61]/[.J61]" office:value-type="float" office:value="3.29933858820305">
            <text:p>3,2993385882</text:p>
          </table:table-cell>
          <table:table-cell table:style-name="ce6" table:formula="of:=[.F61]/[.$J61]" office:value-type="float" office:value="14.8408023023633">
            <text:p>14,8408023024</text:p>
          </table:table-cell>
          <table:table-cell table:style-name="ce6" table:formula="of:=[.G61]/[.$J61]" office:value-type="float" office:value="0.870571972795088">
            <text:p>0,8705719728</text:p>
          </table:table-cell>
          <table:table-cell table:style-name="ce6" table:formula="of:=[.H61]/[.$J61]" office:value-type="float" office:value="0.227223075042727">
            <text:p>0,227223075</text:p>
          </table:table-cell>
          <table:table-cell table:style-name="ce6" table:formula="of:=[.I61]/[.$J61]" office:value-type="float" office:value="0">
            <text:p>0</text:p>
          </table:table-cell>
          <table:table-cell table:formula="of:=[.O61]-[.P61]-[.Q61]" office:value-type="float" office:value="13.7430072545254">
            <text:p>13,7430072545</text:p>
          </table:table-cell>
          <table:table-cell table:formula="of:=[.E61]/[.$M61]" office:value-type="float" office:value="98.3242685011399">
            <text:p>98,3242685011</text:p>
          </table:table-cell>
          <table:table-cell table:formula="of:=[.F61]/[.$M61]" office:value-type="float" office:value="442.273804685395">
            <text:p>442,2738046854</text:p>
          </table:table-cell>
          <table:table-cell table:formula="of:=[.G61]/[.$M61]" office:value-type="float" office:value="25.9440945857247">
            <text:p>25,9440945857</text:p>
          </table:table-cell>
          <table:table-cell table:formula="of:=[.H61]/[.$M61]" office:value-type="float" office:value="6.77152163771221">
            <text:p>6,7715216377</text:p>
          </table:table-cell>
          <table:table-cell table:formula="of:=[.I61]/[.$M61]" office:value-type="float" office:value="0">
            <text:p>0</text:p>
          </table:table-cell>
          <table:table-cell table:formula="of:=[.U61]-[.V61]-[.W61]" office:value-type="float" office:value="409.558188461958">
            <text:p>409,558188462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62]*[.C62]" office:value-type="float" office:value="3328">
            <text:p>3328</text:p>
          </table:table-cell>
          <table:table-cell table:formula="of:=[counters.BH62]/1000000000" office:value-type="float" office:value="5.700439452">
            <text:p>5,700439452</text:p>
          </table:table-cell>
          <table:table-cell table:style-name="Default" table:formula="of:=[counters.BI62]/1000000000" office:value-type="float" office:value="25.318267822">
            <text:p>25,318267822</text:p>
          </table:table-cell>
          <table:table-cell table:style-name="Default" table:formula="of:=[counters.BJ62]/1000000000" office:value-type="float" office:value="1.461669921">
            <text:p>1,461669921</text:p>
          </table:table-cell>
          <table:table-cell table:formula="of:=[counters.BK62]/1000000000" office:value-type="float" office:value="0.392364501">
            <text:p>0,392364501</text:p>
          </table:table-cell>
          <table:table-cell table:formula="of:=[counters.BL62]/(2^-32)" office:value-type="float" office:value="0">
            <text:p>0</text:p>
          </table:table-cell>
          <table:table-cell table:formula="of:=[counters.D62]/1000000000" office:value-type="float" office:value="1.732444775">
            <text:p>1,732444775</text:p>
          </table:table-cell>
          <table:table-cell table:formula="of:=[counters.E62]/12500000" office:value-type="float" office:value="1.67441176">
            <text:p>1,67441176</text:p>
          </table:table-cell>
          <table:table-cell table:formula="of:=[counters.F62]/1050000000" office:value-type="float" office:value="1.73809331809524">
            <text:p>1,7380933181</text:p>
          </table:table-cell>
          <table:table-cell table:formula="of:=[counters.G62]/3500000000" office:value-type="float" office:value="0.212845662">
            <text:p>0,212845662</text:p>
          </table:table-cell>
          <table:table-cell table:style-name="ce6" table:formula="of:=[.E62]/[.J62]" office:value-type="float" office:value="3.2904018265171">
            <text:p>3,2904018265</text:p>
          </table:table-cell>
          <table:table-cell table:style-name="ce6" table:formula="of:=[.F62]/[.$J62]" office:value-type="float" office:value="14.6141846408928">
            <text:p>14,6141846409</text:p>
          </table:table-cell>
          <table:table-cell table:style-name="ce6" table:formula="of:=[.G62]/[.$J62]" office:value-type="float" office:value="0.843703615891594">
            <text:p>0,8437036159</text:p>
          </table:table-cell>
          <table:table-cell table:style-name="ce6" table:formula="of:=[.H62]/[.$J62]" office:value-type="float" office:value="0.226480235711987">
            <text:p>0,2264802357</text:p>
          </table:table-cell>
          <table:table-cell table:style-name="ce6" table:formula="of:=[.I62]/[.$J62]" office:value-type="float" office:value="0">
            <text:p>0</text:p>
          </table:table-cell>
          <table:table-cell table:formula="of:=[.O62]-[.P62]-[.Q62]" office:value-type="float" office:value="13.5440007892892">
            <text:p>13,5440007893</text:p>
          </table:table-cell>
          <table:table-cell table:formula="of:=[.E62]/[.$M62]" office:value-type="float" office:value="26.7820325696842">
            <text:p>26,7820325697</text:p>
          </table:table-cell>
          <table:table-cell table:formula="of:=[.F62]/[.$M62]" office:value-type="float" office:value="118.95129825103">
            <text:p>118,951298251</text:p>
          </table:table-cell>
          <table:table-cell table:formula="of:=[.G62]/[.$M62]" office:value-type="float" office:value="6.86727606879768">
            <text:p>6,8672760688</text:p>
          </table:table-cell>
          <table:table-cell table:formula="of:=[.H62]/[.$M62]" office:value-type="float" office:value="1.84342258758367">
            <text:p>1,8434225876</text:p>
          </table:table-cell>
          <table:table-cell table:formula="of:=[.I62]/[.$M62]" office:value-type="float" office:value="0">
            <text:p>0</text:p>
          </table:table-cell>
          <table:table-cell table:formula="of:=[.U62]-[.V62]-[.W62]" office:value-type="float" office:value="110.240599594649">
            <text:p>110,2405995946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63]*[.C63]" office:value-type="float" office:value="3584">
            <text:p>3584</text:p>
          </table:table-cell>
          <table:table-cell table:formula="of:=[counters.BH63]/1000000000" office:value-type="float" office:value="6.015441894">
            <text:p>6,015441894</text:p>
          </table:table-cell>
          <table:table-cell table:style-name="Default" table:formula="of:=[counters.BI63]/1000000000" office:value-type="float" office:value="26.862121581">
            <text:p>26,862121581</text:p>
          </table:table-cell>
          <table:table-cell table:style-name="Default" table:formula="of:=[counters.BJ63]/1000000000" office:value-type="float" office:value="1.480224608">
            <text:p>1,480224608</text:p>
          </table:table-cell>
          <table:table-cell table:formula="of:=[counters.BK63]/1000000000" office:value-type="float" office:value="0.411468505">
            <text:p>0,411468505</text:p>
          </table:table-cell>
          <table:table-cell table:formula="of:=[counters.BL63]/(2^-32)" office:value-type="float" office:value="0">
            <text:p>0</text:p>
          </table:table-cell>
          <table:table-cell table:formula="of:=[counters.D63]/1000000000" office:value-type="float" office:value="1.828694205">
            <text:p>1,828694205</text:p>
          </table:table-cell>
          <table:table-cell table:formula="of:=[counters.E63]/12500000" office:value-type="float" office:value="1.76503928">
            <text:p>1,76503928</text:p>
          </table:table-cell>
          <table:table-cell table:formula="of:=[counters.F63]/1050000000" office:value-type="float" office:value="1.83212896952381">
            <text:p>1,8321289695</text:p>
          </table:table-cell>
          <table:table-cell table:formula="of:=[counters.G63]/3500000000" office:value-type="float" office:value="0.291792055142857">
            <text:p>0,2917920551</text:p>
          </table:table-cell>
          <table:table-cell table:style-name="ce6" table:formula="of:=[.E63]/[.J63]" office:value-type="float" office:value="3.28947391945172">
            <text:p>3,2894739195</text:p>
          </table:table-cell>
          <table:table-cell table:style-name="ce6" table:formula="of:=[.F63]/[.$J63]" office:value-type="float" office:value="14.6892364549271">
            <text:p>14,6892364549</text:p>
          </table:table-cell>
          <table:table-cell table:style-name="ce6" table:formula="of:=[.G63]/[.$J63]" office:value-type="float" office:value="0.809443483745277">
            <text:p>0,8094434837</text:p>
          </table:table-cell>
          <table:table-cell table:style-name="ce6" table:formula="of:=[.H63]/[.$J63]" office:value-type="float" office:value="0.225006730964076">
            <text:p>0,225006731</text:p>
          </table:table-cell>
          <table:table-cell table:style-name="ce6" table:formula="of:=[.I63]/[.$J63]" office:value-type="float" office:value="0">
            <text:p>0</text:p>
          </table:table-cell>
          <table:table-cell table:formula="of:=[.O63]-[.P63]-[.Q63]" office:value-type="float" office:value="13.6547862402178">
            <text:p>13,6547862402</text:p>
          </table:table-cell>
          <table:table-cell table:formula="of:=[.E63]/[.$M63]" office:value-type="float" office:value="20.6155095314536">
            <text:p>20,6155095315</text:p>
          </table:table-cell>
          <table:table-cell table:formula="of:=[.F63]/[.$M63]" office:value-type="float" office:value="92.059126037029">
            <text:p>92,059126037</text:p>
          </table:table-cell>
          <table:table-cell table:formula="of:=[.G63]/[.$M63]" office:value-type="float" office:value="5.07287495293627">
            <text:p>5,0728749529</text:p>
          </table:table-cell>
          <table:table-cell table:formula="of:=[.H63]/[.$M63]" office:value-type="float" office:value="1.41014293483265">
            <text:p>1,4101429348</text:p>
          </table:table-cell>
          <table:table-cell table:formula="of:=[.I63]/[.$M63]" office:value-type="float" office:value="0">
            <text:p>0</text:p>
          </table:table-cell>
          <table:table-cell table:formula="of:=[.U63]-[.V63]-[.W63]" office:value-type="float" office:value="85.5761081492601">
            <text:p>85,5761081493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64]*[.C64]" office:value-type="float" office:value="3840">
            <text:p>3840</text:p>
          </table:table-cell>
          <table:table-cell table:formula="of:=[counters.BH64]/1000000000" office:value-type="float" office:value="6.376068114">
            <text:p>6,376068114</text:p>
          </table:table-cell>
          <table:table-cell table:style-name="Default" table:formula="of:=[counters.BI64]/1000000000" office:value-type="float" office:value="28.485321044">
            <text:p>28,485321044</text:p>
          </table:table-cell>
          <table:table-cell table:style-name="Default" table:formula="of:=[counters.BJ64]/1000000000" office:value-type="float" office:value="1.600524902">
            <text:p>1,600524902</text:p>
          </table:table-cell>
          <table:table-cell table:formula="of:=[counters.BK64]/1000000000" office:value-type="float" office:value="0.434631347">
            <text:p>0,434631347</text:p>
          </table:table-cell>
          <table:table-cell table:formula="of:=[counters.BL64]/(2^-32)" office:value-type="float" office:value="0">
            <text:p>0</text:p>
          </table:table-cell>
          <table:table-cell table:formula="of:=[counters.D64]/1000000000" office:value-type="float" office:value="1.923987509">
            <text:p>1,923987509</text:p>
          </table:table-cell>
          <table:table-cell table:formula="of:=[counters.E64]/12500000" office:value-type="float" office:value="1.8559468">
            <text:p>1,8559468</text:p>
          </table:table-cell>
          <table:table-cell table:formula="of:=[counters.F64]/1050000000" office:value-type="float" office:value="1.92696831714286">
            <text:p>1,9269683171</text:p>
          </table:table-cell>
          <table:table-cell table:formula="of:=[counters.G64]/3500000000" office:value-type="float" office:value="0.371715381714286">
            <text:p>0,3717153817</text:p>
          </table:table-cell>
          <table:table-cell table:style-name="ce6" table:formula="of:=[.E64]/[.J64]" office:value-type="float" office:value="3.31398623129003">
            <text:p>3,3139862313</text:p>
          </table:table-cell>
          <table:table-cell table:style-name="ce6" table:formula="of:=[.F64]/[.$J64]" office:value-type="float" office:value="14.8053565372705">
            <text:p>14,8053565373</text:p>
          </table:table-cell>
          <table:table-cell table:style-name="ce6" table:formula="of:=[.G64]/[.$J64]" office:value-type="float" office:value="0.831879050416434">
            <text:p>0,8318790504</text:p>
          </table:table-cell>
          <table:table-cell table:style-name="ce6" table:formula="of:=[.H64]/[.$J64]" office:value-type="float" office:value="0.225901335100612">
            <text:p>0,2259013351</text:p>
          </table:table-cell>
          <table:table-cell table:style-name="ce6" table:formula="of:=[.I64]/[.$J64]" office:value-type="float" office:value="0">
            <text:p>0</text:p>
          </table:table-cell>
          <table:table-cell table:formula="of:=[.O64]-[.P64]-[.Q64]" office:value-type="float" office:value="13.7475761517535">
            <text:p>13,7475761518</text:p>
          </table:table-cell>
          <table:table-cell table:formula="of:=[.E64]/[.$M64]" office:value-type="float" office:value="17.1530919290848">
            <text:p>17,1530919291</text:p>
          </table:table-cell>
          <table:table-cell table:formula="of:=[.F64]/[.$M64]" office:value-type="float" office:value="76.6320750909761">
            <text:p>76,632075091</text:p>
          </table:table-cell>
          <table:table-cell table:formula="of:=[.G64]/[.$M64]" office:value-type="float" office:value="4.30578066104949">
            <text:p>4,305780661</text:p>
          </table:table-cell>
          <table:table-cell table:formula="of:=[.H64]/[.$M64]" office:value-type="float" office:value="1.16925843906582">
            <text:p>1,1692584391</text:p>
          </table:table-cell>
          <table:table-cell table:formula="of:=[.I64]/[.$M64]" office:value-type="float" office:value="0">
            <text:p>0</text:p>
          </table:table-cell>
          <table:table-cell table:formula="of:=[.U64]-[.V64]-[.W64]" office:value-type="float" office:value="71.1570359908608">
            <text:p>71,1570359909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65]*[.C65]" office:value-type="float" office:value="4096">
            <text:p>4096</text:p>
          </table:table-cell>
          <table:table-cell table:formula="of:=[counters.BH65]/1000000000" office:value-type="float" office:value="7.005554199">
            <text:p>7,005554199</text:p>
          </table:table-cell>
          <table:table-cell table:style-name="Default" table:formula="of:=[counters.BI65]/1000000000" office:value-type="float" office:value="31.120208739">
            <text:p>31,120208739</text:p>
          </table:table-cell>
          <table:table-cell table:style-name="Default" table:formula="of:=[counters.BJ65]/1000000000" office:value-type="float" office:value="1.770111083">
            <text:p>1,770111083</text:p>
          </table:table-cell>
          <table:table-cell table:formula="of:=[counters.BK65]/1000000000" office:value-type="float" office:value="0.476104735">
            <text:p>0,476104735</text:p>
          </table:table-cell>
          <table:table-cell table:formula="of:=[counters.BL65]/(2^-32)" office:value-type="float" office:value="0">
            <text:p>0</text:p>
          </table:table-cell>
          <table:table-cell table:formula="of:=[counters.D65]/1000000000" office:value-type="float" office:value="2.117367202">
            <text:p>2,117367202</text:p>
          </table:table-cell>
          <table:table-cell table:formula="of:=[counters.E65]/12500000" office:value-type="float" office:value="2.04530056">
            <text:p>2,04530056</text:p>
          </table:table-cell>
          <table:table-cell table:formula="of:=[counters.F65]/1050000000" office:value-type="float" office:value="2.12341305142857">
            <text:p>2,1234130514</text:p>
          </table:table-cell>
          <table:table-cell table:formula="of:=[counters.G65]/3500000000" office:value-type="float" office:value="0.531283241714286">
            <text:p>0,5312832417</text:p>
          </table:table-cell>
          <table:table-cell table:style-name="ce6" table:formula="of:=[.E65]/[.J65]" office:value-type="float" office:value="3.30861562056065">
            <text:p>3,3086156206</text:p>
          </table:table-cell>
          <table:table-cell table:style-name="ce6" table:formula="of:=[.F65]/[.$J65]" office:value-type="float" office:value="14.6975964818973">
            <text:p>14,6975964819</text:p>
          </table:table-cell>
          <table:table-cell table:style-name="ce6" table:formula="of:=[.G65]/[.$J65]" office:value-type="float" office:value="0.835996269956391">
            <text:p>0,83599627</text:p>
          </table:table-cell>
          <table:table-cell table:style-name="ce6" table:formula="of:=[.H65]/[.$J65]" office:value-type="float" office:value="0.22485695185525">
            <text:p>0,2248569519</text:p>
          </table:table-cell>
          <table:table-cell table:style-name="ce6" table:formula="of:=[.I65]/[.$J65]" office:value-type="float" office:value="0">
            <text:p>0</text:p>
          </table:table-cell>
          <table:table-cell table:formula="of:=[.O65]-[.P65]-[.Q65]" office:value-type="float" office:value="13.6367432600857">
            <text:p>13,6367432601</text:p>
          </table:table-cell>
          <table:table-cell table:formula="of:=[.E65]/[.$M65]" office:value-type="float" office:value="13.1861004619593">
            <text:p>13,186100462</text:p>
          </table:table-cell>
          <table:table-cell table:formula="of:=[.F65]/[.$M65]" office:value-type="float" office:value="58.5755512230816">
            <text:p>58,5755512231</text:p>
          </table:table-cell>
          <table:table-cell table:formula="of:=[.G65]/[.$M65]" office:value-type="float" office:value="3.33176532594629">
            <text:p>3,3317653259</text:p>
          </table:table-cell>
          <table:table-cell table:formula="of:=[.H65]/[.$M65]" office:value-type="float" office:value="0.896141074323666">
            <text:p>0,8961410743</text:p>
          </table:table-cell>
          <table:table-cell table:formula="of:=[.I65]/[.$M65]" office:value-type="float" office:value="0">
            <text:p>0</text:p>
          </table:table-cell>
          <table:table-cell table:formula="of:=[.U65]-[.V65]-[.W65]" office:value-type="float" office:value="54.3476448228117">
            <text:p>54,3476448228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66]*[.C66]" office:value-type="float" office:value="4352">
            <text:p>4352</text:p>
          </table:table-cell>
          <table:table-cell table:formula="of:=[counters.BH66]/1000000000" office:value-type="float" office:value="7.253051757">
            <text:p>7,253051757</text:p>
          </table:table-cell>
          <table:table-cell table:style-name="Default" table:formula="of:=[counters.BI66]/1000000000" office:value-type="float" office:value="32.786041259">
            <text:p>32,786041259</text:p>
          </table:table-cell>
          <table:table-cell table:style-name="Default" table:formula="of:=[counters.BJ66]/1000000000" office:value-type="float" office:value="1.831726074">
            <text:p>1,831726074</text:p>
          </table:table-cell>
          <table:table-cell table:formula="of:=[counters.BK66]/1000000000" office:value-type="float" office:value="0.497558593">
            <text:p>0,497558593</text:p>
          </table:table-cell>
          <table:table-cell table:formula="of:=[counters.BL66]/(2^-32)" office:value-type="float" office:value="0">
            <text:p>0</text:p>
          </table:table-cell>
          <table:table-cell table:formula="of:=[counters.D66]/1000000000" office:value-type="float" office:value="2.213251835">
            <text:p>2,213251835</text:p>
          </table:table-cell>
          <table:table-cell table:formula="of:=[counters.E66]/12500000" office:value-type="float" office:value="2.13482152">
            <text:p>2,13482152</text:p>
          </table:table-cell>
          <table:table-cell table:formula="of:=[counters.F66]/1050000000" office:value-type="float" office:value="2.21747872952381">
            <text:p>2,2174787295</text:p>
          </table:table-cell>
          <table:table-cell table:formula="of:=[counters.G66]/3500000000" office:value-type="float" office:value="0.610558681142857">
            <text:p>0,6105586811</text:p>
          </table:table-cell>
          <table:table-cell table:style-name="ce6" table:formula="of:=[.E66]/[.J66]" office:value-type="float" office:value="3.2771018834375">
            <text:p>3,2771018834</text:p>
          </table:table-cell>
          <table:table-cell table:style-name="ce6" table:formula="of:=[.F66]/[.$J66]" office:value-type="float" office:value="14.8135159047547">
            <text:p>14,8135159048</text:p>
          </table:table-cell>
          <table:table-cell table:style-name="ce6" table:formula="of:=[.G66]/[.$J66]" office:value-type="float" office:value="0.82761755577625">
            <text:p>0,8276175558</text:p>
          </table:table-cell>
          <table:table-cell table:style-name="ce6" table:formula="of:=[.H66]/[.$J66]" office:value-type="float" office:value="0.224808846933589">
            <text:p>0,2248088469</text:p>
          </table:table-cell>
          <table:table-cell table:style-name="ce6" table:formula="of:=[.I66]/[.$J66]" office:value-type="float" office:value="0">
            <text:p>0</text:p>
          </table:table-cell>
          <table:table-cell table:formula="of:=[.O66]-[.P66]-[.Q66]" office:value-type="float" office:value="13.7610895020449">
            <text:p>13,761089502</text:p>
          </table:table-cell>
          <table:table-cell table:formula="of:=[.E66]/[.$M66]" office:value-type="float" office:value="11.8793688158255">
            <text:p>11,8793688158</text:p>
          </table:table-cell>
          <table:table-cell table:formula="of:=[.F66]/[.$M66]" office:value-type="float" office:value="53.6984278032545">
            <text:p>53,6984278033</text:p>
          </table:table-cell>
          <table:table-cell table:formula="of:=[.G66]/[.$M66]" office:value-type="float" office:value="3.00008194228167">
            <text:p>3,0000819423</text:p>
          </table:table-cell>
          <table:table-cell table:formula="of:=[.H66]/[.$M66]" office:value-type="float" office:value="0.814923460049178">
            <text:p>0,81492346</text:p>
          </table:table-cell>
          <table:table-cell table:formula="of:=[.I66]/[.$M66]" office:value-type="float" office:value="0">
            <text:p>0</text:p>
          </table:table-cell>
          <table:table-cell table:formula="of:=[.U66]-[.V66]-[.W66]" office:value-type="float" office:value="49.8834224009237">
            <text:p>49,8834224009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67]*[.C67]" office:value-type="float" office:value="4608">
            <text:p>4608</text:p>
          </table:table-cell>
          <table:table-cell table:formula="of:=[counters.BH67]/1000000000" office:value-type="float" office:value="7.590667724">
            <text:p>7,590667724</text:p>
          </table:table-cell>
          <table:table-cell table:style-name="Default" table:formula="of:=[counters.BI67]/1000000000" office:value-type="float" office:value="34.281005859">
            <text:p>34,281005859</text:p>
          </table:table-cell>
          <table:table-cell table:style-name="Default" table:formula="of:=[counters.BJ67]/1000000000" office:value-type="float" office:value="1.893707274">
            <text:p>1,893707274</text:p>
          </table:table-cell>
          <table:table-cell table:formula="of:=[counters.BK67]/1000000000" office:value-type="float" office:value="0.518524169">
            <text:p>0,518524169</text:p>
          </table:table-cell>
          <table:table-cell table:formula="of:=[counters.BL67]/(2^-32)" office:value-type="float" office:value="0">
            <text:p>0</text:p>
          </table:table-cell>
          <table:table-cell table:formula="of:=[counters.D67]/1000000000" office:value-type="float" office:value="2.308075895">
            <text:p>2,308075895</text:p>
          </table:table-cell>
          <table:table-cell table:formula="of:=[counters.E67]/12500000" office:value-type="float" office:value="2.22684952">
            <text:p>2,22684952</text:p>
          </table:table-cell>
          <table:table-cell table:formula="of:=[counters.F67]/1050000000" office:value-type="float" office:value="2.31272940571429">
            <text:p>2,3127294057</text:p>
          </table:table-cell>
          <table:table-cell table:formula="of:=[counters.G67]/3500000000" office:value-type="float" office:value="0.689445565428571">
            <text:p>0,6894455654</text:p>
          </table:table-cell>
          <table:table-cell table:style-name="ce6" table:formula="of:=[.E67]/[.J67]" office:value-type="float" office:value="3.28874268842013">
            <text:p>3,2887426884</text:p>
          </table:table-cell>
          <table:table-cell table:style-name="ce6" table:formula="of:=[.F67]/[.$J67]" office:value-type="float" office:value="14.8526337167955">
            <text:p>14,8526337168</text:p>
          </table:table-cell>
          <table:table-cell table:style-name="ce6" table:formula="of:=[.G67]/[.$J67]" office:value-type="float" office:value="0.820470105901782">
            <text:p>0,8204701059</text:p>
          </table:table-cell>
          <table:table-cell table:style-name="ce6" table:formula="of:=[.H67]/[.$J67]" office:value-type="float" office:value="0.224656463907137">
            <text:p>0,2246564639</text:p>
          </table:table-cell>
          <table:table-cell table:style-name="ce6" table:formula="of:=[.I67]/[.$J67]" office:value-type="float" office:value="0">
            <text:p>0</text:p>
          </table:table-cell>
          <table:table-cell table:formula="of:=[.O67]-[.P67]-[.Q67]" office:value-type="float" office:value="13.8075071469866">
            <text:p>13,807507147</text:p>
          </table:table-cell>
          <table:table-cell table:formula="of:=[.E67]/[.$M67]" office:value-type="float" office:value="11.0098144141104">
            <text:p>11,0098144141</text:p>
          </table:table-cell>
          <table:table-cell table:formula="of:=[.F67]/[.$M67]" office:value-type="float" office:value="49.7225706828505">
            <text:p>49,7225706829</text:p>
          </table:table-cell>
          <table:table-cell table:formula="of:=[.G67]/[.$M67]" office:value-type="float" office:value="2.74671035533144">
            <text:p>2,7467103553</text:p>
          </table:table-cell>
          <table:table-cell table:formula="of:=[.H67]/[.$M67]" office:value-type="float" office:value="0.752088627443236">
            <text:p>0,7520886274</text:p>
          </table:table-cell>
          <table:table-cell table:formula="of:=[.I67]/[.$M67]" office:value-type="float" office:value="0">
            <text:p>0</text:p>
          </table:table-cell>
          <table:table-cell table:formula="of:=[.U67]-[.V67]-[.W67]" office:value-type="float" office:value="46.2237717000759">
            <text:p>46,2237717001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68]*[.C68]" office:value-type="float" office:value="4864">
            <text:p>4864</text:p>
          </table:table-cell>
          <table:table-cell table:formula="of:=[counters.BH68]/1000000000" office:value-type="float" office:value="8.26409912">
            <text:p>8,26409912</text:p>
          </table:table-cell>
          <table:table-cell table:style-name="Default" table:formula="of:=[counters.BI68]/1000000000" office:value-type="float" office:value="36.97692871">
            <text:p>36,97692871</text:p>
          </table:table-cell>
          <table:table-cell table:style-name="Default" table:formula="of:=[counters.BJ68]/1000000000" office:value-type="float" office:value="2.06588745">
            <text:p>2,06588745</text:p>
          </table:table-cell>
          <table:table-cell table:formula="of:=[counters.BK68]/1000000000" office:value-type="float" office:value="0.563110351">
            <text:p>0,563110351</text:p>
          </table:table-cell>
          <table:table-cell table:formula="of:=[counters.BL68]/(2^-32)" office:value-type="float" office:value="0">
            <text:p>0</text:p>
          </table:table-cell>
          <table:table-cell table:formula="of:=[counters.D68]/1000000000" office:value-type="float" office:value="2.502328003">
            <text:p>2,502328003</text:p>
          </table:table-cell>
          <table:table-cell table:formula="of:=[counters.E68]/12500000" office:value-type="float" office:value="2.41342344">
            <text:p>2,41342344</text:p>
          </table:table-cell>
          <table:table-cell table:formula="of:=[counters.F68]/1050000000" office:value-type="float" office:value="2.50442341904762">
            <text:p>2,504423419</text:p>
          </table:table-cell>
          <table:table-cell table:formula="of:=[counters.G68]/3500000000" office:value-type="float" office:value="0.851661025142857">
            <text:p>0,8516610251</text:p>
          </table:table-cell>
          <table:table-cell table:style-name="ce6" table:formula="of:=[.E68]/[.J68]" office:value-type="float" office:value="3.30256429616433">
            <text:p>3,3025642962</text:p>
          </table:table-cell>
          <table:table-cell table:style-name="ce6" table:formula="of:=[.F68]/[.$J68]" office:value-type="float" office:value="14.7770111135187">
            <text:p>14,7770111135</text:p>
          </table:table-cell>
          <table:table-cell table:style-name="ce6" table:formula="of:=[.G68]/[.$J68]" office:value-type="float" office:value="0.825586193146239">
            <text:p>0,8255861931</text:p>
          </table:table-cell>
          <table:table-cell table:style-name="ce6" table:formula="of:=[.H68]/[.$J68]" office:value-type="float" office:value="0.225034587921686">
            <text:p>0,2250345879</text:p>
          </table:table-cell>
          <table:table-cell table:style-name="ce6" table:formula="of:=[.I68]/[.$J68]" office:value-type="float" office:value="0">
            <text:p>0</text:p>
          </table:table-cell>
          <table:table-cell table:formula="of:=[.O68]-[.P68]-[.Q68]" office:value-type="float" office:value="13.7263903324508">
            <text:p>13,7263903325</text:p>
          </table:table-cell>
          <table:table-cell table:formula="of:=[.E68]/[.$M68]" office:value-type="float" office:value="9.70350747072614">
            <text:p>9,7035074707</text:p>
          </table:table-cell>
          <table:table-cell table:formula="of:=[.F68]/[.$M68]" office:value-type="float" office:value="43.4174250298674">
            <text:p>43,4174250299</text:p>
          </table:table-cell>
          <table:table-cell table:formula="of:=[.G68]/[.$M68]" office:value-type="float" office:value="2.42571561808111">
            <text:p>2,4257156181</text:p>
          </table:table-cell>
          <table:table-cell table:formula="of:=[.H68]/[.$M68]" office:value-type="float" office:value="0.661190701905778">
            <text:p>0,6611907019</text:p>
          </table:table-cell>
          <table:table-cell table:formula="of:=[.I68]/[.$M68]" office:value-type="float" office:value="0">
            <text:p>0</text:p>
          </table:table-cell>
          <table:table-cell table:formula="of:=[.U68]-[.V68]-[.W68]" office:value-type="float" office:value="40.3305187098805">
            <text:p>40,3305187099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69]*[.C69]" office:value-type="float" office:value="5120">
            <text:p>5120</text:p>
          </table:table-cell>
          <table:table-cell table:formula="of:=[counters.BH69]/1000000000" office:value-type="float" office:value="8.536499023">
            <text:p>8,536499023</text:p>
          </table:table-cell>
          <table:table-cell table:style-name="Default" table:formula="of:=[counters.BI69]/1000000000" office:value-type="float" office:value="38.534576415">
            <text:p>38,534576415</text:p>
          </table:table-cell>
          <table:table-cell table:style-name="Default" table:formula="of:=[counters.BJ69]/1000000000" office:value-type="float" office:value="2.119384765">
            <text:p>2,119384765</text:p>
          </table:table-cell>
          <table:table-cell table:formula="of:=[counters.BK69]/1000000000" office:value-type="float" office:value="0.58215332">
            <text:p>0,58215332</text:p>
          </table:table-cell>
          <table:table-cell table:formula="of:=[counters.BL69]/(2^-32)" office:value-type="float" office:value="0">
            <text:p>0</text:p>
          </table:table-cell>
          <table:table-cell table:formula="of:=[counters.D69]/1000000000" office:value-type="float" office:value="2.598667176">
            <text:p>2,598667176</text:p>
          </table:table-cell>
          <table:table-cell table:formula="of:=[counters.E69]/12500000" office:value-type="float" office:value="2.50648848">
            <text:p>2,50648848</text:p>
          </table:table-cell>
          <table:table-cell table:formula="of:=[counters.F69]/1050000000" office:value-type="float" office:value="2.60188437809524">
            <text:p>2,6018843781</text:p>
          </table:table-cell>
          <table:table-cell table:formula="of:=[counters.G69]/3500000000" office:value-type="float" office:value="0.930231314571429">
            <text:p>0,9302313146</text:p>
          </table:table-cell>
          <table:table-cell table:style-name="ce6" table:formula="of:=[.E69]/[.J69]" office:value-type="float" office:value="3.28495280266702">
            <text:p>3,2849528027</text:p>
          </table:table-cell>
          <table:table-cell table:style-name="ce6" table:formula="of:=[.F69]/[.$J69]" office:value-type="float" office:value="14.8285924303374">
            <text:p>14,8285924303</text:p>
          </table:table-cell>
          <table:table-cell table:style-name="ce6" table:formula="of:=[.G69]/[.$J69]" office:value-type="float" office:value="0.815566065779252">
            <text:p>0,8155660658</text:p>
          </table:table-cell>
          <table:table-cell table:style-name="ce6" table:formula="of:=[.H69]/[.$J69]" office:value-type="float" office:value="0.224019961223384">
            <text:p>0,2240199612</text:p>
          </table:table-cell>
          <table:table-cell table:style-name="ce6" table:formula="of:=[.I69]/[.$J69]" office:value-type="float" office:value="0">
            <text:p>0</text:p>
          </table:table-cell>
          <table:table-cell table:formula="of:=[.O69]-[.P69]-[.Q69]" office:value-type="float" office:value="13.7890064033348">
            <text:p>13,7890064033</text:p>
          </table:table-cell>
          <table:table-cell table:formula="of:=[.E69]/[.$M69]" office:value-type="float" office:value="9.17674871753043">
            <text:p>9,1767487175</text:p>
          </table:table-cell>
          <table:table-cell table:formula="of:=[.F69]/[.$M69]" office:value-type="float" office:value="41.4247250241769">
            <text:p>41,4247250242</text:p>
          </table:table-cell>
          <table:table-cell table:formula="of:=[.G69]/[.$M69]" office:value-type="float" office:value="2.27834166814351">
            <text:p>2,2783416681</text:p>
          </table:table-cell>
          <table:table-cell table:formula="of:=[.H69]/[.$M69]" office:value-type="float" office:value="0.625815655612719">
            <text:p>0,6258156556</text:p>
          </table:table-cell>
          <table:table-cell table:formula="of:=[.I69]/[.$M69]" office:value-type="float" office:value="0">
            <text:p>0</text:p>
          </table:table-cell>
          <table:table-cell table:formula="of:=[.U69]-[.V69]-[.W69]" office:value-type="float" office:value="38.5205677004206">
            <text:p>38,5205677004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70]*[.C70]" office:value-type="float" office:value="5376">
            <text:p>5376</text:p>
          </table:table-cell>
          <table:table-cell table:formula="of:=[counters.BH70]/1000000000" office:value-type="float" office:value="10.078094482">
            <text:p>10,078094482</text:p>
          </table:table-cell>
          <table:table-cell table:style-name="Default" table:formula="of:=[counters.BI70]/1000000000" office:value-type="float" office:value="44.749420165">
            <text:p>44,749420165</text:p>
          </table:table-cell>
          <table:table-cell table:style-name="Default" table:formula="of:=[counters.BJ70]/1000000000" office:value-type="float" office:value="2.609344482">
            <text:p>2,609344482</text:p>
          </table:table-cell>
          <table:table-cell table:formula="of:=[counters.BK70]/1000000000" office:value-type="float" office:value="0.715057372">
            <text:p>0,715057372</text:p>
          </table:table-cell>
          <table:table-cell table:formula="of:=[counters.BL70]/(2^-32)" office:value-type="float" office:value="0">
            <text:p>0</text:p>
          </table:table-cell>
          <table:table-cell table:formula="of:=[counters.D70]/1000000000" office:value-type="float" office:value="3.200266306">
            <text:p>3,200266306</text:p>
          </table:table-cell>
          <table:table-cell table:formula="of:=[counters.E70]/12500000" office:value-type="float" office:value="3.0819356">
            <text:p>3,0819356</text:p>
          </table:table-cell>
          <table:table-cell table:formula="of:=[counters.F70]/1050000000" office:value-type="float" office:value="3.1996563047619">
            <text:p>3,1996563048</text:p>
          </table:table-cell>
          <table:table-cell table:formula="of:=[counters.G70]/3500000000" office:value-type="float" office:value="0.201526604857143">
            <text:p>0,2015266049</text:p>
          </table:table-cell>
          <table:table-cell table:style-name="ce6" table:formula="of:=[.E70]/[.J70]" office:value-type="float" office:value="3.14914245202193">
            <text:p>3,149142452</text:p>
          </table:table-cell>
          <table:table-cell table:style-name="ce6" table:formula="of:=[.F70]/[.$J70]" office:value-type="float" office:value="13.9830301250561">
            <text:p>13,9830301251</text:p>
          </table:table-cell>
          <table:table-cell table:style-name="ce6" table:formula="of:=[.G70]/[.$J70]" office:value-type="float" office:value="0.81535229649729">
            <text:p>0,8153522965</text:p>
          </table:table-cell>
          <table:table-cell table:style-name="ce6" table:formula="of:=[.H70]/[.$J70]" office:value-type="float" office:value="0.22343683419701">
            <text:p>0,2234368342</text:p>
          </table:table-cell>
          <table:table-cell table:style-name="ce6" table:formula="of:=[.I70]/[.$J70]" office:value-type="float" office:value="0">
            <text:p>0</text:p>
          </table:table-cell>
          <table:table-cell table:formula="of:=[.O70]-[.P70]-[.Q70]" office:value-type="float" office:value="12.9442409943618">
            <text:p>12,9442409944</text:p>
          </table:table-cell>
          <table:table-cell table:formula="of:=[.E70]/[.$M70]" office:value-type="float" office:value="50.0087543733697">
            <text:p>50,0087543734</text:p>
          </table:table-cell>
          <table:table-cell table:formula="of:=[.F70]/[.$M70]" office:value-type="float" office:value="222.052171209463">
            <text:p>222,0521712095</text:p>
          </table:table-cell>
          <table:table-cell table:formula="of:=[.G70]/[.$M70]" office:value-type="float" office:value="12.9478908447334">
            <text:p>12,9478908447</text:p>
          </table:table-cell>
          <table:table-cell table:formula="of:=[.H70]/[.$M70]" office:value-type="float" office:value="3.54820333775228">
            <text:p>3,5482033378</text:p>
          </table:table-cell>
          <table:table-cell table:formula="of:=[.I70]/[.$M70]" office:value-type="float" office:value="0">
            <text:p>0</text:p>
          </table:table-cell>
          <table:table-cell table:formula="of:=[.U70]-[.V70]-[.W70]" office:value-type="float" office:value="205.556077026977">
            <text:p>205,556077027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71]*[.C71]" office:value-type="float" office:value="5632">
            <text:p>5632</text:p>
          </table:table-cell>
          <table:table-cell table:formula="of:=[counters.BH71]/1000000000" office:value-type="float" office:value="10.245574951">
            <text:p>10,245574951</text:p>
          </table:table-cell>
          <table:table-cell table:style-name="Default" table:formula="of:=[counters.BI71]/1000000000" office:value-type="float" office:value="45.643218993">
            <text:p>45,643218993</text:p>
          </table:table-cell>
          <table:table-cell table:style-name="Default" table:formula="of:=[counters.BJ71]/1000000000" office:value-type="float" office:value="2.776916503">
            <text:p>2,776916503</text:p>
          </table:table-cell>
          <table:table-cell table:formula="of:=[counters.BK71]/1000000000" office:value-type="float" office:value="0.717346191">
            <text:p>0,717346191</text:p>
          </table:table-cell>
          <table:table-cell table:formula="of:=[counters.BL71]/(2^-32)" office:value-type="float" office:value="0">
            <text:p>0</text:p>
          </table:table-cell>
          <table:table-cell table:formula="of:=[counters.D71]/1000000000" office:value-type="float" office:value="3.199935003">
            <text:p>3,199935003</text:p>
          </table:table-cell>
          <table:table-cell table:formula="of:=[counters.E71]/12500000" office:value-type="float" office:value="3.08243336">
            <text:p>3,08243336</text:p>
          </table:table-cell>
          <table:table-cell table:formula="of:=[counters.F71]/1050000000" office:value-type="float" office:value="3.19992723809524">
            <text:p>3,1999272381</text:p>
          </table:table-cell>
          <table:table-cell table:formula="of:=[counters.G71]/3500000000" office:value-type="float" office:value="0.202806607714286">
            <text:p>0,2028066077</text:p>
          </table:table-cell>
          <table:table-cell table:style-name="ce6" table:formula="of:=[.E71]/[.J71]" office:value-type="float" office:value="3.20180720589468">
            <text:p>3,2018072059</text:p>
          </table:table-cell>
          <table:table-cell table:style-name="ce6" table:formula="of:=[.F71]/[.$J71]" office:value-type="float" office:value="14.2637956552894">
            <text:p>14,2637956553</text:p>
          </table:table-cell>
          <table:table-cell table:style-name="ce6" table:formula="of:=[.G71]/[.$J71]" office:value-type="float" office:value="0.867804033643367">
            <text:p>0,8678040336</text:p>
          </table:table-cell>
          <table:table-cell table:style-name="ce6" table:formula="of:=[.H71]/[.$J71]" office:value-type="float" office:value="0.224175238036858">
            <text:p>0,224175238</text:p>
          </table:table-cell>
          <table:table-cell table:style-name="ce6" table:formula="of:=[.I71]/[.$J71]" office:value-type="float" office:value="0">
            <text:p>0</text:p>
          </table:table-cell>
          <table:table-cell table:formula="of:=[.O71]-[.P71]-[.Q71]" office:value-type="float" office:value="13.1718163836092">
            <text:p>13,1718163836</text:p>
          </table:table-cell>
          <table:table-cell table:formula="of:=[.E71]/[.$M71]" office:value-type="float" office:value="50.5189405141769">
            <text:p>50,5189405142</text:p>
          </table:table-cell>
          <table:table-cell table:formula="of:=[.F71]/[.$M71]" office:value-type="float" office:value="225.057849482411">
            <text:p>225,0578494824</text:p>
          </table:table-cell>
          <table:table-cell table:formula="of:=[.G71]/[.$M71]" office:value-type="float" office:value="13.6924360320258">
            <text:p>13,692436032</text:p>
          </table:table-cell>
          <table:table-cell table:formula="of:=[.H71]/[.$M71]" office:value-type="float" office:value="3.53709476769415">
            <text:p>3,5370947677</text:p>
          </table:table-cell>
          <table:table-cell table:formula="of:=[.I71]/[.$M71]" office:value-type="float" office:value="0">
            <text:p>0</text:p>
          </table:table-cell>
          <table:table-cell table:formula="of:=[.U71]-[.V71]-[.W71]" office:value-type="float" office:value="207.828318682691">
            <text:p>207,8283186827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72]*[.C72]" office:value-type="float" office:value="5888">
            <text:p>5888</text:p>
          </table:table-cell>
          <table:table-cell table:formula="of:=[counters.BH72]/1000000000" office:value-type="float" office:value="10.374816894">
            <text:p>10,374816894</text:p>
          </table:table-cell>
          <table:table-cell table:style-name="Default" table:formula="of:=[counters.BI72]/1000000000" office:value-type="float" office:value="46.293884277">
            <text:p>46,293884277</text:p>
          </table:table-cell>
          <table:table-cell table:style-name="Default" table:formula="of:=[counters.BJ72]/1000000000" office:value-type="float" office:value="2.879669189">
            <text:p>2,879669189</text:p>
          </table:table-cell>
          <table:table-cell table:formula="of:=[counters.BK72]/1000000000" office:value-type="float" office:value="0.713378905">
            <text:p>0,713378905</text:p>
          </table:table-cell>
          <table:table-cell table:formula="of:=[counters.BL72]/(2^-32)" office:value-type="float" office:value="0">
            <text:p>0</text:p>
          </table:table-cell>
          <table:table-cell table:formula="of:=[counters.D72]/1000000000" office:value-type="float" office:value="3.175978447">
            <text:p>3,175978447</text:p>
          </table:table-cell>
          <table:table-cell table:formula="of:=[counters.E72]/12500000" office:value-type="float" office:value="3.06121016">
            <text:p>3,06121016</text:p>
          </table:table-cell>
          <table:table-cell table:formula="of:=[counters.F72]/1050000000" office:value-type="float" office:value="3.17766969047619">
            <text:p>3,1776696905</text:p>
          </table:table-cell>
          <table:table-cell table:formula="of:=[counters.G72]/3500000000" office:value-type="float" office:value="0.183396683428571">
            <text:p>0,1833966834</text:p>
          </table:table-cell>
          <table:table-cell table:style-name="ce6" table:formula="of:=[.E72]/[.J72]" office:value-type="float" office:value="3.26665217259266">
            <text:p>3,2666521726</text:p>
          </table:table-cell>
          <table:table-cell table:style-name="ce6" table:formula="of:=[.F72]/[.$J72]" office:value-type="float" office:value="14.5762589543795">
            <text:p>14,5762589544</text:p>
          </table:table-cell>
          <table:table-cell table:style-name="ce6" table:formula="of:=[.G72]/[.$J72]" office:value-type="float" office:value="0.906703000998042">
            <text:p>0,906703001</text:p>
          </table:table-cell>
          <table:table-cell table:style-name="ce6" table:formula="of:=[.H72]/[.$J72]" office:value-type="float" office:value="0.224617048542584">
            <text:p>0,2246170485</text:p>
          </table:table-cell>
          <table:table-cell table:style-name="ce6" table:formula="of:=[.I72]/[.$J72]" office:value-type="float" office:value="0">
            <text:p>0</text:p>
          </table:table-cell>
          <table:table-cell table:formula="of:=[.O72]-[.P72]-[.Q72]" office:value-type="float" office:value="13.4449389048389">
            <text:p>13,4449389048</text:p>
          </table:table-cell>
          <table:table-cell table:formula="of:=[.E72]/[.$M72]" office:value-type="float" office:value="56.5703626698393">
            <text:p>56,5703626698</text:p>
          </table:table-cell>
          <table:table-cell table:formula="of:=[.F72]/[.$M72]" office:value-type="float" office:value="252.424871658218">
            <text:p>252,4248716582</text:p>
          </table:table-cell>
          <table:table-cell table:formula="of:=[.G72]/[.$M72]" office:value-type="float" office:value="15.7018607706805">
            <text:p>15,7018607707</text:p>
          </table:table-cell>
          <table:table-cell table:formula="of:=[.H72]/[.$M72]" office:value-type="float" office:value="3.88981355422299">
            <text:p>3,8898135542</text:p>
          </table:table-cell>
          <table:table-cell table:formula="of:=[.I72]/[.$M72]" office:value-type="float" office:value="0">
            <text:p>0</text:p>
          </table:table-cell>
          <table:table-cell table:formula="of:=[.U72]-[.V72]-[.W72]" office:value-type="float" office:value="232.833197333315">
            <text:p>232,8331973333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73]*[.C73]" office:value-type="float" office:value="6144">
            <text:p>6144</text:p>
          </table:table-cell>
          <table:table-cell table:formula="of:=[counters.BH73]/1000000000" office:value-type="float" office:value="10.532745361">
            <text:p>10,532745361</text:p>
          </table:table-cell>
          <table:table-cell table:style-name="Default" table:formula="of:=[counters.BI73]/1000000000" office:value-type="float" office:value="47.204437255">
            <text:p>47,204437255</text:p>
          </table:table-cell>
          <table:table-cell table:style-name="Default" table:formula="of:=[counters.BJ73]/1000000000" office:value-type="float" office:value="2.639465331">
            <text:p>2,639465331</text:p>
          </table:table-cell>
          <table:table-cell table:formula="of:=[counters.BK73]/1000000000" office:value-type="float" office:value="0.71722412">
            <text:p>0,71722412</text:p>
          </table:table-cell>
          <table:table-cell table:formula="of:=[counters.BL73]/(2^-32)" office:value-type="float" office:value="0">
            <text:p>0</text:p>
          </table:table-cell>
          <table:table-cell table:formula="of:=[counters.D73]/1000000000" office:value-type="float" office:value="3.202788739">
            <text:p>3,202788739</text:p>
          </table:table-cell>
          <table:table-cell table:formula="of:=[counters.E73]/12500000" office:value-type="float" office:value="3.08606344">
            <text:p>3,08606344</text:p>
          </table:table-cell>
          <table:table-cell table:formula="of:=[counters.F73]/1050000000" office:value-type="float" office:value="3.20357534952381">
            <text:p>3,2035753495</text:p>
          </table:table-cell>
          <table:table-cell table:formula="of:=[counters.G73]/3500000000" office:value-type="float" office:value="0.204873105428571">
            <text:p>0,2048731054</text:p>
          </table:table-cell>
          <table:table-cell table:style-name="ce6" table:formula="of:=[.E73]/[.J73]" office:value-type="float" office:value="3.28861695832258">
            <text:p>3,2886169583</text:p>
          </table:table-cell>
          <table:table-cell table:style-name="ce6" table:formula="of:=[.F73]/[.$J73]" office:value-type="float" office:value="14.7385422835409">
            <text:p>14,7385422835</text:p>
          </table:table-cell>
          <table:table-cell table:style-name="ce6" table:formula="of:=[.G73]/[.$J73]" office:value-type="float" office:value="0.824114715672478">
            <text:p>0,8241147157</text:p>
          </table:table-cell>
          <table:table-cell table:style-name="ce6" table:formula="of:=[.H73]/[.$J73]" office:value-type="float" office:value="0.223937380341838">
            <text:p>0,2239373803</text:p>
          </table:table-cell>
          <table:table-cell table:style-name="ce6" table:formula="of:=[.I73]/[.$J73]" office:value-type="float" office:value="0">
            <text:p>0</text:p>
          </table:table-cell>
          <table:table-cell table:formula="of:=[.O73]-[.P73]-[.Q73]" office:value-type="float" office:value="13.6904901875265">
            <text:p>13,6904901875</text:p>
          </table:table-cell>
          <table:table-cell table:formula="of:=[.E73]/[.$M73]" office:value-type="float" office:value="51.4110690076508">
            <text:p>51,4110690077</text:p>
          </table:table-cell>
          <table:table-cell table:formula="of:=[.F73]/[.$M73]" office:value-type="float" office:value="230.408169760758">
            <text:p>230,4081697608</text:p>
          </table:table-cell>
          <table:table-cell table:formula="of:=[.G73]/[.$M73]" office:value-type="float" office:value="12.8834154462517">
            <text:p>12,8834154463</text:p>
          </table:table-cell>
          <table:table-cell table:formula="of:=[.H73]/[.$M73]" office:value-type="float" office:value="3.50082124493426">
            <text:p>3,5008212449</text:p>
          </table:table-cell>
          <table:table-cell table:formula="of:=[.I73]/[.$M73]" office:value-type="float" office:value="0">
            <text:p>0</text:p>
          </table:table-cell>
          <table:table-cell table:formula="of:=[.U73]-[.V73]-[.W73]" office:value-type="float" office:value="214.023933069572">
            <text:p>214,0239330696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74]*[.C74]" office:value-type="float" office:value="6400">
            <text:p>6400</text:p>
          </table:table-cell>
          <table:table-cell table:formula="of:=[counters.BH74]/1000000000" office:value-type="float" office:value="10.932159423">
            <text:p>10,932159423</text:p>
          </table:table-cell>
          <table:table-cell table:style-name="Default" table:formula="of:=[counters.BI74]/1000000000" office:value-type="float" office:value="48.816802978">
            <text:p>48,816802978</text:p>
          </table:table-cell>
          <table:table-cell table:style-name="Default" table:formula="of:=[counters.BJ74]/1000000000" office:value-type="float" office:value="3.113677978">
            <text:p>3,113677978</text:p>
          </table:table-cell>
          <table:table-cell table:formula="of:=[counters.BK74]/1000000000" office:value-type="float" office:value="0.732910156">
            <text:p>0,732910156</text:p>
          </table:table-cell>
          <table:table-cell table:formula="of:=[counters.BL74]/(2^-32)" office:value-type="float" office:value="0">
            <text:p>0</text:p>
          </table:table-cell>
          <table:table-cell table:formula="of:=[counters.D74]/1000000000" office:value-type="float" office:value="3.277214448">
            <text:p>3,277214448</text:p>
          </table:table-cell>
          <table:table-cell table:formula="of:=[counters.E74]/12500000" office:value-type="float" office:value="3.15754792">
            <text:p>3,15754792</text:p>
          </table:table-cell>
          <table:table-cell table:formula="of:=[counters.F74]/1050000000" office:value-type="float" office:value="3.2782093752381">
            <text:p>3,2782093752</text:p>
          </table:table-cell>
          <table:table-cell table:formula="of:=[counters.G74]/3500000000" office:value-type="float" office:value="0.265674232571429">
            <text:p>0,2656742326</text:p>
          </table:table-cell>
          <table:table-cell table:style-name="ce6" table:formula="of:=[.E74]/[.J74]" office:value-type="float" office:value="3.33580838131347">
            <text:p>3,3358083813</text:p>
          </table:table-cell>
          <table:table-cell table:style-name="ce6" table:formula="of:=[.F74]/[.$J74]" office:value-type="float" office:value="14.8958219709399">
            <text:p>14,8958219709</text:p>
          </table:table-cell>
          <table:table-cell table:style-name="ce6" table:formula="of:=[.G74]/[.$J74]" office:value-type="float" office:value="0.950098941465426">
            <text:p>0,9500989415</text:p>
          </table:table-cell>
          <table:table-cell table:style-name="ce6" table:formula="of:=[.H74]/[.$J74]" office:value-type="float" office:value="0.223638143804497">
            <text:p>0,2236381438</text:p>
          </table:table-cell>
          <table:table-cell table:style-name="ce6" table:formula="of:=[.I74]/[.$J74]" office:value-type="float" office:value="0">
            <text:p>0</text:p>
          </table:table-cell>
          <table:table-cell table:formula="of:=[.O74]-[.P74]-[.Q74]" office:value-type="float" office:value="13.72208488567">
            <text:p>13,7220848857</text:p>
          </table:table-cell>
          <table:table-cell table:formula="of:=[.E74]/[.$M74]" office:value-type="float" office:value="41.1487381263473">
            <text:p>41,1487381263</text:p>
          </table:table-cell>
          <table:table-cell table:formula="of:=[.F74]/[.$M74]" office:value-type="float" office:value="183.746848557755">
            <text:p>183,7468485578</text:p>
          </table:table-cell>
          <table:table-cell table:formula="of:=[.G74]/[.$M74]" office:value-type="float" office:value="11.7199095593995">
            <text:p>11,7199095594</text:p>
          </table:table-cell>
          <table:table-cell table:formula="of:=[.H74]/[.$M74]" office:value-type="float" office:value="2.7586798648339">
            <text:p>2,7586798648</text:p>
          </table:table-cell>
          <table:table-cell table:formula="of:=[.I74]/[.$M74]" office:value-type="float" office:value="0">
            <text:p>0</text:p>
          </table:table-cell>
          <table:table-cell table:formula="of:=[.U74]-[.V74]-[.W74]" office:value-type="float" office:value="169.268259133521">
            <text:p>169,2682591335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75]*[.C75]" office:value-type="float" office:value="6656">
            <text:p>6656</text:p>
          </table:table-cell>
          <table:table-cell table:formula="of:=[counters.BH75]/1000000000" office:value-type="float" office:value="11.973663329">
            <text:p>11,973663329</text:p>
          </table:table-cell>
          <table:table-cell table:style-name="Default" table:formula="of:=[counters.BI75]/1000000000" office:value-type="float" office:value="53.06085205">
            <text:p>53,06085205</text:p>
          </table:table-cell>
          <table:table-cell table:style-name="Default" table:formula="of:=[counters.BJ75]/1000000000" office:value-type="float" office:value="3.151550292">
            <text:p>3,151550292</text:p>
          </table:table-cell>
          <table:table-cell table:formula="of:=[counters.BK75]/1000000000" office:value-type="float" office:value="0.835510253">
            <text:p>0,835510253</text:p>
          </table:table-cell>
          <table:table-cell table:formula="of:=[counters.BL75]/(2^-32)" office:value-type="float" office:value="0">
            <text:p>0</text:p>
          </table:table-cell>
          <table:table-cell table:formula="of:=[counters.D75]/1000000000" office:value-type="float" office:value="3.737988794">
            <text:p>3,737988794</text:p>
          </table:table-cell>
          <table:table-cell table:formula="of:=[counters.E75]/12500000" office:value-type="float" office:value="3.59891064">
            <text:p>3,59891064</text:p>
          </table:table-cell>
          <table:table-cell table:formula="of:=[counters.F75]/1050000000" office:value-type="float" office:value="3.73575868285714">
            <text:p>3,7357586829</text:p>
          </table:table-cell>
          <table:table-cell table:formula="of:=[counters.G75]/3500000000" office:value-type="float" office:value="0.648065667714286">
            <text:p>0,6480656677</text:p>
          </table:table-cell>
          <table:table-cell table:style-name="ce6" table:formula="of:=[.E75]/[.J75]" office:value-type="float" office:value="3.2032368176757">
            <text:p>3,2032368177</text:p>
          </table:table-cell>
          <table:table-cell table:style-name="ce6" table:formula="of:=[.F75]/[.$J75]" office:value-type="float" office:value="14.1950270517585">
            <text:p>14,1950270518</text:p>
          </table:table-cell>
          <table:table-cell table:style-name="ce6" table:formula="of:=[.G75]/[.$J75]" office:value-type="float" office:value="0.843113895113512">
            <text:p>0,8431138951</text:p>
          </table:table-cell>
          <table:table-cell table:style-name="ce6" table:formula="of:=[.H75]/[.$J75]" office:value-type="float" office:value="0.22351866178441">
            <text:p>0,2235186618</text:p>
          </table:table-cell>
          <table:table-cell table:style-name="ce6" table:formula="of:=[.I75]/[.$J75]" office:value-type="float" office:value="0">
            <text:p>0</text:p>
          </table:table-cell>
          <table:table-cell table:formula="of:=[.O75]-[.P75]-[.Q75]" office:value-type="float" office:value="13.1283944948605">
            <text:p>13,1283944949</text:p>
          </table:table-cell>
          <table:table-cell table:formula="of:=[.E75]/[.$M75]" office:value-type="float" office:value="18.4760031668255">
            <text:p>18,4760031668</text:p>
          </table:table-cell>
          <table:table-cell table:formula="of:=[.F75]/[.$M75]" office:value-type="float" office:value="81.8757337310346">
            <text:p>81,875733731</text:p>
          </table:table-cell>
          <table:table-cell table:formula="of:=[.G75]/[.$M75]" office:value-type="float" office:value="4.86301072407593">
            <text:p>4,8630107241</text:p>
          </table:table-cell>
          <table:table-cell table:formula="of:=[.H75]/[.$M75]" office:value-type="float" office:value="1.28923702430778">
            <text:p>1,2892370243</text:p>
          </table:table-cell>
          <table:table-cell table:formula="of:=[.I75]/[.$M75]" office:value-type="float" office:value="0">
            <text:p>0</text:p>
          </table:table-cell>
          <table:table-cell table:formula="of:=[.U75]-[.V75]-[.W75]" office:value-type="float" office:value="75.7234859826509">
            <text:p>75,7234859827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76]*[.C76]" office:value-type="float" office:value="6912">
            <text:p>6912</text:p>
          </table:table-cell>
          <table:table-cell table:formula="of:=[counters.BH76]/1000000000" office:value-type="float" office:value="13.057403564">
            <text:p>13,057403564</text:p>
          </table:table-cell>
          <table:table-cell table:style-name="Default" table:formula="of:=[counters.BI76]/1000000000" office:value-type="float" office:value="58.008728027">
            <text:p>58,008728027</text:p>
          </table:table-cell>
          <table:table-cell table:style-name="Default" table:formula="of:=[counters.BJ76]/1000000000" office:value-type="float" office:value="3.53552246">
            <text:p>3,53552246</text:p>
          </table:table-cell>
          <table:table-cell table:formula="of:=[counters.BK76]/1000000000" office:value-type="float" office:value="0.947204589">
            <text:p>0,947204589</text:p>
          </table:table-cell>
          <table:table-cell table:formula="of:=[counters.BL76]/(2^-32)" office:value-type="float" office:value="0">
            <text:p>0</text:p>
          </table:table-cell>
          <table:table-cell table:formula="of:=[counters.D76]/1000000000" office:value-type="float" office:value="4.227339178">
            <text:p>4,227339178</text:p>
          </table:table-cell>
          <table:table-cell table:formula="of:=[counters.E76]/12500000" office:value-type="float" office:value="4.07005232">
            <text:p>4,07005232</text:p>
          </table:table-cell>
          <table:table-cell table:formula="of:=[counters.F76]/1050000000" office:value-type="float" office:value="0.161175332380952">
            <text:p>0,1611753324</text:p>
          </table:table-cell>
          <table:table-cell table:formula="of:=[counters.G76]/3500000000" office:value-type="float" office:value="1.05558440742857">
            <text:p>1,0555844074</text:p>
          </table:table-cell>
          <table:table-cell table:style-name="ce6" table:formula="of:=[.E76]/[.J76]" office:value-type="float" office:value="3.08879960045638">
            <text:p>3,0887996005</text:p>
          </table:table-cell>
          <table:table-cell table:style-name="ce6" table:formula="of:=[.F76]/[.$J76]" office:value-type="float" office:value="13.7222790943509">
            <text:p>13,7222790944</text:p>
          </table:table-cell>
          <table:table-cell table:style-name="ce6" table:formula="of:=[.G76]/[.$J76]" office:value-type="float" office:value="0.836347004848732">
            <text:p>0,8363470048</text:p>
          </table:table-cell>
          <table:table-cell table:style-name="ce6" table:formula="of:=[.H76]/[.$J76]" office:value-type="float" office:value="0.224066380556701">
            <text:p>0,2240663806</text:p>
          </table:table-cell>
          <table:table-cell table:style-name="ce6" table:formula="of:=[.I76]/[.$J76]" office:value-type="float" office:value="0">
            <text:p>0</text:p>
          </table:table-cell>
          <table:table-cell table:formula="of:=[.O76]-[.P76]-[.Q76]" office:value-type="float" office:value="12.6618657089455">
            <text:p>12,6618657089</text:p>
          </table:table-cell>
          <table:table-cell table:formula="of:=[.E76]/[.$M76]" office:value-type="float" office:value="12.3698336884382">
            <text:p>12,3698336884</text:p>
          </table:table-cell>
          <table:table-cell table:formula="of:=[.F76]/[.$M76]" office:value-type="float" office:value="54.9541349974188">
            <text:p>54,9541349974</text:p>
          </table:table-cell>
          <table:table-cell table:formula="of:=[.G76]/[.$M76]" office:value-type="float" office:value="3.3493507815378">
            <text:p>3,3493507815</text:p>
          </table:table-cell>
          <table:table-cell table:formula="of:=[.H76]/[.$M76]" office:value-type="float" office:value="0.897327188933581">
            <text:p>0,8973271889</text:p>
          </table:table-cell>
          <table:table-cell table:formula="of:=[.I76]/[.$M76]" office:value-type="float" office:value="0">
            <text:p>0</text:p>
          </table:table-cell>
          <table:table-cell table:formula="of:=[.U76]-[.V76]-[.W76]" office:value-type="float" office:value="50.7074570269474">
            <text:p>50,7074570269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77]*[.C77]" office:value-type="float" office:value="7168">
            <text:p>7168</text:p>
          </table:table-cell>
          <table:table-cell table:formula="of:=[counters.BH77]/1000000000" office:value-type="float" office:value="13.316284179">
            <text:p>13,316284179</text:p>
          </table:table-cell>
          <table:table-cell table:style-name="Default" table:formula="of:=[counters.BI77]/1000000000" office:value-type="float" office:value="59.11453247">
            <text:p>59,11453247</text:p>
          </table:table-cell>
          <table:table-cell table:style-name="Default" table:formula="of:=[counters.BJ77]/1000000000" office:value-type="float" office:value="3.662750244">
            <text:p>3,662750244</text:p>
          </table:table-cell>
          <table:table-cell table:formula="of:=[counters.BK77]/1000000000" office:value-type="float" office:value="0.95916748">
            <text:p>0,95916748</text:p>
          </table:table-cell>
          <table:table-cell table:formula="of:=[counters.BL77]/(2^-32)" office:value-type="float" office:value="0">
            <text:p>0</text:p>
          </table:table-cell>
          <table:table-cell table:formula="of:=[counters.D77]/1000000000" office:value-type="float" office:value="4.294172404">
            <text:p>4,294172404</text:p>
          </table:table-cell>
          <table:table-cell table:formula="of:=[counters.E77]/12500000" office:value-type="float" office:value="4.13311456">
            <text:p>4,13311456</text:p>
          </table:table-cell>
          <table:table-cell table:formula="of:=[counters.F77]/1050000000" office:value-type="float" office:value="0.194679332380952">
            <text:p>0,1946793324</text:p>
          </table:table-cell>
          <table:table-cell table:formula="of:=[counters.G77]/3500000000" office:value-type="float" office:value="1.07272751542857">
            <text:p>1,0727275154</text:p>
          </table:table-cell>
          <table:table-cell table:style-name="ce6" table:formula="of:=[.E77]/[.J77]" office:value-type="float" office:value="3.10101293711355">
            <text:p>3,1010129371</text:p>
          </table:table-cell>
          <table:table-cell table:style-name="ce6" table:formula="of:=[.F77]/[.$J77]" office:value-type="float" office:value="13.7662224308775">
            <text:p>13,7662224309</text:p>
          </table:table-cell>
          <table:table-cell table:style-name="ce6" table:formula="of:=[.G77]/[.$J77]" office:value-type="float" office:value="0.852958358306286">
            <text:p>0,8529583583</text:p>
          </table:table-cell>
          <table:table-cell table:style-name="ce6" table:formula="of:=[.H77]/[.$J77]" office:value-type="float" office:value="0.223364921051269">
            <text:p>0,2233649211</text:p>
          </table:table-cell>
          <table:table-cell table:style-name="ce6" table:formula="of:=[.I77]/[.$J77]" office:value-type="float" office:value="0">
            <text:p>0</text:p>
          </table:table-cell>
          <table:table-cell table:formula="of:=[.O77]-[.P77]-[.Q77]" office:value-type="float" office:value="12.68989915152">
            <text:p>12,6898991515</text:p>
          </table:table-cell>
          <table:table-cell table:formula="of:=[.E77]/[.$M77]" office:value-type="float" office:value="12.4134824430973">
            <text:p>12,4134824431</text:p>
          </table:table-cell>
          <table:table-cell table:formula="of:=[.F77]/[.$M77]" office:value-type="float" office:value="55.1067550890431">
            <text:p>55,106755089</text:p>
          </table:table-cell>
          <table:table-cell table:formula="of:=[.G77]/[.$M77]" office:value-type="float" office:value="3.41442742105545">
            <text:p>3,4144274211</text:p>
          </table:table-cell>
          <table:table-cell table:formula="of:=[.H77]/[.$M77]" office:value-type="float" office:value="0.89413897397495">
            <text:p>0,894138974</text:p>
          </table:table-cell>
          <table:table-cell table:formula="of:=[.I77]/[.$M77]" office:value-type="float" office:value="0">
            <text:p>0</text:p>
          </table:table-cell>
          <table:table-cell table:formula="of:=[.U77]-[.V77]-[.W77]" office:value-type="float" office:value="50.7981886940127">
            <text:p>50,798188694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78]*[.C78]" office:value-type="float" office:value="7424">
            <text:p>7424</text:p>
          </table:table-cell>
          <table:table-cell table:formula="of:=[counters.BH78]/1000000000" office:value-type="float" office:value="13.876831054">
            <text:p>13,876831054</text:p>
          </table:table-cell>
          <table:table-cell table:style-name="Default" table:formula="of:=[counters.BI78]/1000000000" office:value-type="float" office:value="61.774993896">
            <text:p>61,774993896</text:p>
          </table:table-cell>
          <table:table-cell table:style-name="Default" table:formula="of:=[counters.BJ78]/1000000000" office:value-type="float" office:value="3.789947509">
            <text:p>3,789947509</text:p>
          </table:table-cell>
          <table:table-cell table:formula="of:=[counters.BK78]/1000000000" office:value-type="float" office:value="0.997009277">
            <text:p>0,997009277</text:p>
          </table:table-cell>
          <table:table-cell table:formula="of:=[counters.BL78]/(2^-32)" office:value-type="float" office:value="0">
            <text:p>0</text:p>
          </table:table-cell>
          <table:table-cell table:formula="of:=[counters.D78]/1000000000" office:value-type="float" office:value="4.463931748">
            <text:p>4,463931748</text:p>
          </table:table-cell>
          <table:table-cell table:formula="of:=[counters.E78]/12500000" office:value-type="float" office:value="4.29640808">
            <text:p>4,29640808</text:p>
          </table:table-cell>
          <table:table-cell table:formula="of:=[counters.F78]/1050000000" office:value-type="float" office:value="0.367268719047619">
            <text:p>0,367268719</text:p>
          </table:table-cell>
          <table:table-cell table:formula="of:=[counters.G78]/3500000000" office:value-type="float" office:value="0.140840639142857">
            <text:p>0,1408406391</text:p>
          </table:table-cell>
          <table:table-cell table:style-name="ce6" table:formula="of:=[.E78]/[.J78]" office:value-type="float" office:value="3.10865663665608">
            <text:p>3,1086566367</text:p>
          </table:table-cell>
          <table:table-cell table:style-name="ce6" table:formula="of:=[.F78]/[.$J78]" office:value-type="float" office:value="13.8386958814228">
            <text:p>13,8386958814</text:p>
          </table:table-cell>
          <table:table-cell table:style-name="ce6" table:formula="of:=[.G78]/[.$J78]" office:value-type="float" office:value="0.849015559142012">
            <text:p>0,8490155591</text:p>
          </table:table-cell>
          <table:table-cell table:style-name="ce6" table:formula="of:=[.H78]/[.$J78]" office:value-type="float" office:value="0.223347786947391">
            <text:p>0,2233477869</text:p>
          </table:table-cell>
          <table:table-cell table:style-name="ce6" table:formula="of:=[.I78]/[.$J78]" office:value-type="float" office:value="0">
            <text:p>0</text:p>
          </table:table-cell>
          <table:table-cell table:formula="of:=[.O78]-[.P78]-[.Q78]" office:value-type="float" office:value="12.7663325353334">
            <text:p>12,7663325353</text:p>
          </table:table-cell>
          <table:table-cell table:formula="of:=[.E78]/[.$M78]" office:value-type="float" office:value="98.5286003986711">
            <text:p>98,5286003987</text:p>
          </table:table-cell>
          <table:table-cell table:formula="of:=[.F78]/[.$M78]" office:value-type="float" office:value="438.616256443856">
            <text:p>438,6162564439</text:p>
          </table:table-cell>
          <table:table-cell table:formula="of:=[.G78]/[.$M78]" office:value-type="float" office:value="26.9094739420757">
            <text:p>26,9094739421</text:p>
          </table:table-cell>
          <table:table-cell table:formula="of:=[.H78]/[.$M78]" office:value-type="float" office:value="7.07898858644568">
            <text:p>7,0789885864</text:p>
          </table:table-cell>
          <table:table-cell table:formula="of:=[.I78]/[.$M78]" office:value-type="float" office:value="0">
            <text:p>0</text:p>
          </table:table-cell>
          <table:table-cell table:formula="of:=[.U78]-[.V78]-[.W78]" office:value-type="float" office:value="404.627793915335">
            <text:p>404,6277939153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79]*[.C79]" office:value-type="float" office:value="7680">
            <text:p>7680</text:p>
          </table:table-cell>
          <table:table-cell table:formula="of:=[counters.BH79]/1000000000" office:value-type="float" office:value="14.155883788">
            <text:p>14,155883788</text:p>
          </table:table-cell>
          <table:table-cell table:style-name="Default" table:formula="of:=[counters.BI79]/1000000000" office:value-type="float" office:value="63.202941894">
            <text:p>63,202941894</text:p>
          </table:table-cell>
          <table:table-cell table:style-name="Default" table:formula="of:=[counters.BJ79]/1000000000" office:value-type="float" office:value="4.007354735">
            <text:p>4,007354735</text:p>
          </table:table-cell>
          <table:table-cell table:formula="of:=[counters.BK79]/1000000000" office:value-type="float" office:value="1.001983642">
            <text:p>1,001983642</text:p>
          </table:table-cell>
          <table:table-cell table:formula="of:=[counters.BL79]/(2^-32)" office:value-type="float" office:value="0">
            <text:p>0</text:p>
          </table:table-cell>
          <table:table-cell table:formula="of:=[counters.D79]/1000000000" office:value-type="float" office:value="4.487594287">
            <text:p>4,487594287</text:p>
          </table:table-cell>
          <table:table-cell table:formula="of:=[counters.E79]/12500000" office:value-type="float" office:value="4.318288">
            <text:p>4,318288</text:p>
          </table:table-cell>
          <table:table-cell table:formula="of:=[counters.F79]/1050000000" office:value-type="float" office:value="0.382785595238095">
            <text:p>0,3827855952</text:p>
          </table:table-cell>
          <table:table-cell table:formula="of:=[counters.G79]/3500000000" office:value-type="float" office:value="0.0450791714285714">
            <text:p>0,0450791714</text:p>
          </table:table-cell>
          <table:table-cell table:style-name="ce6" table:formula="of:=[.E79]/[.J79]" office:value-type="float" office:value="3.15444821493953">
            <text:p>3,1544482149</text:p>
          </table:table-cell>
          <table:table-cell table:style-name="ce6" table:formula="of:=[.F79]/[.$J79]" office:value-type="float" office:value="14.0839251170925">
            <text:p>14,0839251171</text:p>
          </table:table-cell>
          <table:table-cell table:style-name="ce6" table:formula="of:=[.G79]/[.$J79]" office:value-type="float" office:value="0.892985078131685">
            <text:p>0,8929850781</text:p>
          </table:table-cell>
          <table:table-cell table:style-name="ce6" table:formula="of:=[.H79]/[.$J79]" office:value-type="float" office:value="0.223278571528318">
            <text:p>0,2232785715</text:p>
          </table:table-cell>
          <table:table-cell table:style-name="ce6" table:formula="of:=[.I79]/[.$J79]" office:value-type="float" office:value="0">
            <text:p>0</text:p>
          </table:table-cell>
          <table:table-cell table:formula="of:=[.O79]-[.P79]-[.Q79]" office:value-type="float" office:value="12.9676614674325">
            <text:p>12,9676614674</text:p>
          </table:table-cell>
          <table:table-cell table:formula="of:=[.E79]/[.$M79]" office:value-type="float" office:value="314.022714690535">
            <text:p>314,0227146905</text:p>
          </table:table-cell>
          <table:table-cell table:formula="of:=[.F79]/[.$M79]" office:value-type="float" office:value="1402.04311417183">
            <text:p>1402,0431141718</text:p>
          </table:table-cell>
          <table:table-cell table:formula="of:=[.G79]/[.$M79]" office:value-type="float" office:value="88.8959270546866">
            <text:p>88,8959270547</text:p>
          </table:table-cell>
          <table:table-cell table:formula="of:=[.H79]/[.$M79]" office:value-type="float" office:value="22.2271974006367">
            <text:p>22,2271974006</text:p>
          </table:table-cell>
          <table:table-cell table:formula="of:=[.I79]/[.$M79]" office:value-type="float" office:value="0">
            <text:p>0</text:p>
          </table:table-cell>
          <table:table-cell table:formula="of:=[.U79]-[.V79]-[.W79]" office:value-type="float" office:value="1290.91998971651">
            <text:p>1290,9199897165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80]*[.C80]" office:value-type="float" office:value="7936">
            <text:p>7936</text:p>
          </table:table-cell>
          <table:table-cell table:formula="of:=[counters.BH80]/1000000000" office:value-type="float" office:value="14.285156249">
            <text:p>14,285156249</text:p>
          </table:table-cell>
          <table:table-cell table:style-name="Default" table:formula="of:=[counters.BI80]/1000000000" office:value-type="float" office:value="64.107635497">
            <text:p>64,107635497</text:p>
          </table:table-cell>
          <table:table-cell table:style-name="Default" table:formula="of:=[counters.BJ80]/1000000000" office:value-type="float" office:value="4.081726073">
            <text:p>4,081726073</text:p>
          </table:table-cell>
          <table:table-cell table:formula="of:=[counters.BK80]/1000000000" office:value-type="float" office:value="1.010284423">
            <text:p>1,010284423</text:p>
          </table:table-cell>
          <table:table-cell table:formula="of:=[counters.BL80]/(2^-32)" office:value-type="float" office:value="0">
            <text:p>0</text:p>
          </table:table-cell>
          <table:table-cell table:formula="of:=[counters.D80]/1000000000" office:value-type="float" office:value="4.515532805">
            <text:p>4,515532805</text:p>
          </table:table-cell>
          <table:table-cell table:formula="of:=[counters.E80]/12500000" office:value-type="float" office:value="4.34659936">
            <text:p>4,34659936</text:p>
          </table:table-cell>
          <table:table-cell table:formula="of:=[counters.F80]/1050000000" office:value-type="float" office:value="0.417459274285714">
            <text:p>0,4174592743</text:p>
          </table:table-cell>
          <table:table-cell table:formula="of:=[counters.G80]/3500000000" office:value-type="float" office:value="0.101206522285714">
            <text:p>0,1012065223</text:p>
          </table:table-cell>
          <table:table-cell table:style-name="ce6" table:formula="of:=[.E80]/[.J80]" office:value-type="float" office:value="3.16355939949815">
            <text:p>3,1635593995</text:p>
          </table:table-cell>
          <table:table-cell table:style-name="ce6" table:formula="of:=[.F80]/[.$J80]" office:value-type="float" office:value="14.1971364765669">
            <text:p>14,1971364766</text:p>
          </table:table-cell>
          <table:table-cell table:style-name="ce6" table:formula="of:=[.G80]/[.$J80]" office:value-type="float" office:value="0.903930111742373">
            <text:p>0,9039301117</text:p>
          </table:table-cell>
          <table:table-cell table:style-name="ce6" table:formula="of:=[.H80]/[.$J80]" office:value-type="float" office:value="0.223735374457101">
            <text:p>0,2237353745</text:p>
          </table:table-cell>
          <table:table-cell table:style-name="ce6" table:formula="of:=[.I80]/[.$J80]" office:value-type="float" office:value="0">
            <text:p>0</text:p>
          </table:table-cell>
          <table:table-cell table:formula="of:=[.O80]-[.P80]-[.Q80]" office:value-type="float" office:value="13.0694709903674">
            <text:p>13,0694709904</text:p>
          </table:table-cell>
          <table:table-cell table:formula="of:=[.E80]/[.$M80]" office:value-type="float" office:value="141.148573494817">
            <text:p>141,1485734948</text:p>
          </table:table-cell>
          <table:table-cell table:formula="of:=[.F80]/[.$M80]" office:value-type="float" office:value="633.433834590412">
            <text:p>633,4338345904</text:p>
          </table:table-cell>
          <table:table-cell table:formula="of:=[.G80]/[.$M80]" office:value-type="float" office:value="40.3306623013579">
            <text:p>40,3306623014</text:p>
          </table:table-cell>
          <table:table-cell table:formula="of:=[.H80]/[.$M80]" office:value-type="float" office:value="9.98240429750056">
            <text:p>9,9824042975</text:p>
          </table:table-cell>
          <table:table-cell table:formula="of:=[.I80]/[.$M80]" office:value-type="float" office:value="0">
            <text:p>0</text:p>
          </table:table-cell>
          <table:table-cell table:formula="of:=[.U80]-[.V80]-[.W80]" office:value-type="float" office:value="583.120767991554">
            <text:p>583,1207679916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81]*[.C81]" office:value-type="float" office:value="8192">
            <text:p>8192</text:p>
          </table:table-cell>
          <table:table-cell table:formula="of:=[counters.BH81]/1000000000" office:value-type="float" office:value="14.749816894">
            <text:p>14,749816894</text:p>
          </table:table-cell>
          <table:table-cell table:style-name="Default" table:formula="of:=[counters.BI81]/1000000000" office:value-type="float" office:value="66.055725097">
            <text:p>66,055725097</text:p>
          </table:table-cell>
          <table:table-cell table:style-name="Default" table:formula="of:=[counters.BJ81]/1000000000" office:value-type="float" office:value="4.173522948">
            <text:p>4,173522948</text:p>
          </table:table-cell>
          <table:table-cell table:formula="of:=[counters.BK81]/1000000000" office:value-type="float" office:value="1.039916992">
            <text:p>1,039916992</text:p>
          </table:table-cell>
          <table:table-cell table:formula="of:=[counters.BL81]/(2^-32)" office:value-type="float" office:value="0">
            <text:p>0</text:p>
          </table:table-cell>
          <table:table-cell table:formula="of:=[counters.D81]/1000000000" office:value-type="float" office:value="4.652327155">
            <text:p>4,652327155</text:p>
          </table:table-cell>
          <table:table-cell table:formula="of:=[counters.E81]/12500000" office:value-type="float" office:value="4.47769936">
            <text:p>4,47769936</text:p>
          </table:table-cell>
          <table:table-cell table:formula="of:=[counters.F81]/1050000000" office:value-type="float" office:value="0.55502488952381">
            <text:p>0,5550248895</text:p>
          </table:table-cell>
          <table:table-cell table:formula="of:=[counters.G81]/3500000000" office:value-type="float" office:value="0.180559850285714">
            <text:p>0,1805598503</text:p>
          </table:table-cell>
          <table:table-cell table:style-name="ce6" table:formula="of:=[.E81]/[.J81]" office:value-type="float" office:value="3.17041695533985">
            <text:p>3,1704169553</text:p>
          </table:table-cell>
          <table:table-cell table:style-name="ce6" table:formula="of:=[.F81]/[.$J81]" office:value-type="float" office:value="14.198426485551">
            <text:p>14,1984264856</text:p>
          </table:table-cell>
          <table:table-cell table:style-name="ce6" table:formula="of:=[.G81]/[.$J81]" office:value-type="float" office:value="0.897082859599542">
            <text:p>0,8970828596</text:p>
          </table:table-cell>
          <table:table-cell table:style-name="ce6" table:formula="of:=[.H81]/[.$J81]" office:value-type="float" office:value="0.223526196106473">
            <text:p>0,2235261961</text:p>
          </table:table-cell>
          <table:table-cell table:style-name="ce6" table:formula="of:=[.I81]/[.$J81]" office:value-type="float" office:value="0">
            <text:p>0</text:p>
          </table:table-cell>
          <table:table-cell table:formula="of:=[.O81]-[.P81]-[.Q81]" office:value-type="float" office:value="13.077817429845">
            <text:p>13,0778174298</text:p>
          </table:table-cell>
          <table:table-cell table:formula="of:=[.E81]/[.$M81]" office:value-type="float" office:value="81.6893504877202">
            <text:p>81,6893504877</text:p>
          </table:table-cell>
          <table:table-cell table:formula="of:=[.F81]/[.$M81]" office:value-type="float" office:value="365.838390940593">
            <text:p>365,8383909406</text:p>
          </table:table-cell>
          <table:table-cell table:formula="of:=[.G81]/[.$M81]" office:value-type="float" office:value="23.1143465249661">
            <text:p>23,114346525</text:p>
          </table:table-cell>
          <table:table-cell table:formula="of:=[.H81]/[.$M81]" office:value-type="float" office:value="5.75940326907923">
            <text:p>5,7594032691</text:p>
          </table:table-cell>
          <table:table-cell table:formula="of:=[.I81]/[.$M81]" office:value-type="float" office:value="0">
            <text:p>0</text:p>
          </table:table-cell>
          <table:table-cell table:formula="of:=[.U81]-[.V81]-[.W81]" office:value-type="float" office:value="336.964641146547">
            <text:p>336,9646411465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table:number-columns-repeated="2" office:value-type="float" office:value="1">
            <text:p>1</text:p>
          </table:table-cell>
          <table:table-cell table:formula="of:=[.B82]*[.C82]" office:value-type="float" office:value="1">
            <text:p>1</text:p>
          </table:table-cell>
          <table:table-cell table:formula="of:=[counters.BH82]/1000000000" office:value-type="float" office:value="0.875152587">
            <text:p>0,875152587</text:p>
          </table:table-cell>
          <table:table-cell table:style-name="Default" table:formula="of:=[counters.BI82]/1000000000" office:value-type="float" office:value="2.881408691">
            <text:p>2,881408691</text:p>
          </table:table-cell>
          <table:table-cell table:style-name="Default" table:formula="of:=[counters.BJ82]/1000000000" office:value-type="float" office:value="0.284942626">
            <text:p>0,284942626</text:p>
          </table:table-cell>
          <table:table-cell table:formula="of:=[counters.BK82]/1000000000" office:value-type="float" office:value="0.070831298">
            <text:p>0,070831298</text:p>
          </table:table-cell>
          <table:table-cell table:formula="of:=[counters.BL82]/(2^-32)" office:value-type="float" office:value="0">
            <text:p>0</text:p>
          </table:table-cell>
          <table:table-cell table:formula="of:=[counters.D82]/1000000000" office:value-type="float" office:value="0.31577836">
            <text:p>0,31577836</text:p>
          </table:table-cell>
          <table:table-cell table:formula="of:=[counters.E82]/12500000" office:value-type="float" office:value="0.30356168">
            <text:p>0,30356168</text:p>
          </table:table-cell>
          <table:table-cell table:formula="of:=[counters.F82]/1050000000" office:value-type="float" office:value="0.314927866666667">
            <text:p>0,3149278667</text:p>
          </table:table-cell>
          <table:table-cell table:formula="of:=[counters.G82]/3500000000" office:value-type="float" office:value="0.262231643142857">
            <text:p>0,2622316431</text:p>
          </table:table-cell>
          <table:table-cell table:style-name="ce6" table:formula="of:=[.E82]/[.J82]" office:value-type="float" office:value="2.77141406079885">
            <text:p>2,7714140608</text:p>
          </table:table-cell>
          <table:table-cell table:style-name="ce6" table:formula="of:=[.F82]/[.$J82]" office:value-type="float" office:value="9.12478198632737">
            <text:p>9,1247819863</text:p>
          </table:table-cell>
          <table:table-cell table:style-name="ce6" table:formula="of:=[.G82]/[.$J82]" office:value-type="float" office:value="0.902350072373547">
            <text:p>0,9023500724</text:p>
          </table:table-cell>
          <table:table-cell table:style-name="ce6" table:formula="of:=[.H82]/[.$J82]" office:value-type="float" office:value="0.22430700444451">
            <text:p>0,2243070044</text:p>
          </table:table-cell>
          <table:table-cell table:style-name="ce6" table:formula="of:=[.I82]/[.$J82]" office:value-type="float" office:value="0">
            <text:p>0</text:p>
          </table:table-cell>
          <table:table-cell table:formula="of:=[.O82]-[.P82]-[.Q82]" office:value-type="float" office:value="7.99812490950932">
            <text:p>7,9981249095</text:p>
          </table:table-cell>
          <table:table-cell table:formula="of:=[.E82]/[.$M82]" office:value-type="float" office:value="3.33732640543018">
            <text:p>3,3373264054</text:p>
          </table:table-cell>
          <table:table-cell table:formula="of:=[.F82]/[.$M82]" office:value-type="float" office:value="10.9880282046293">
            <text:p>10,9880282046</text:p>
          </table:table-cell>
          <table:table-cell table:formula="of:=[.G82]/[.$M82]" office:value-type="float" office:value="1.08660656885245">
            <text:p>1,0866065689</text:p>
          </table:table-cell>
          <table:table-cell table:formula="of:=[.H82]/[.$M82]" office:value-type="float" office:value="0.270109652485428">
            <text:p>0,2701096525</text:p>
          </table:table-cell>
          <table:table-cell table:formula="of:=[.I82]/[.$M82]" office:value-type="float" office:value="0">
            <text:p>0</text:p>
          </table:table-cell>
          <table:table-cell table:formula="of:=[.U82]-[.V82]-[.W82]" office:value-type="float" office:value="9.63131198329142">
            <text:p>9,6313119833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83]*[.C83]" office:value-type="float" office:value="2">
            <text:p>2</text:p>
          </table:table-cell>
          <table:table-cell table:formula="of:=[counters.BH83]/1000000000" office:value-type="float" office:value="0.875885009">
            <text:p>0,875885009</text:p>
          </table:table-cell>
          <table:table-cell table:style-name="Default" table:formula="of:=[counters.BI83]/1000000000" office:value-type="float" office:value="2.887237548">
            <text:p>2,887237548</text:p>
          </table:table-cell>
          <table:table-cell table:style-name="Default" table:formula="of:=[counters.BJ83]/1000000000" office:value-type="float" office:value="0.284149169">
            <text:p>0,284149169</text:p>
          </table:table-cell>
          <table:table-cell table:formula="of:=[counters.BK83]/1000000000" office:value-type="float" office:value="0.071197509">
            <text:p>0,071197509</text:p>
          </table:table-cell>
          <table:table-cell table:formula="of:=[counters.BL83]/(2^-32)" office:value-type="float" office:value="0">
            <text:p>0</text:p>
          </table:table-cell>
          <table:table-cell table:formula="of:=[counters.D83]/1000000000" office:value-type="float" office:value="0.315813645">
            <text:p>0,315813645</text:p>
          </table:table-cell>
          <table:table-cell table:formula="of:=[counters.E83]/12500000" office:value-type="float" office:value="0.30762664">
            <text:p>0,30762664</text:p>
          </table:table-cell>
          <table:table-cell table:formula="of:=[counters.F83]/1050000000" office:value-type="float" office:value="0.318807384761905">
            <text:p>0,3188073848</text:p>
          </table:table-cell>
          <table:table-cell table:formula="of:=[counters.G83]/3500000000" office:value-type="float" office:value="0.262268340571429">
            <text:p>0,2622683406</text:p>
          </table:table-cell>
          <table:table-cell table:style-name="ce6" table:formula="of:=[.E83]/[.J83]" office:value-type="float" office:value="2.77342357705919">
            <text:p>2,7734235771</text:p>
          </table:table-cell>
          <table:table-cell table:style-name="ce6" table:formula="of:=[.F83]/[.$J83]" office:value-type="float" office:value="9.14221913369196">
            <text:p>9,1422191337</text:p>
          </table:table-cell>
          <table:table-cell table:style-name="ce6" table:formula="of:=[.G83]/[.$J83]" office:value-type="float" office:value="0.899736833726738">
            <text:p>0,8997368337</text:p>
          </table:table-cell>
          <table:table-cell table:style-name="ce6" table:formula="of:=[.H83]/[.$J83]" office:value-type="float" office:value="0.225441522642253">
            <text:p>0,2254415226</text:p>
          </table:table-cell>
          <table:table-cell table:style-name="ce6" table:formula="of:=[.I83]/[.$J83]" office:value-type="float" office:value="0">
            <text:p>0</text:p>
          </table:table-cell>
          <table:table-cell table:formula="of:=[.O83]-[.P83]-[.Q83]" office:value-type="float" office:value="8.01704077732297">
            <text:p>8,0170407773</text:p>
          </table:table-cell>
          <table:table-cell table:formula="of:=[.E83]/[.$M83]" office:value-type="float" office:value="3.33965207959004">
            <text:p>3,3396520796</text:p>
          </table:table-cell>
          <table:table-cell table:formula="of:=[.F83]/[.$M83]" office:value-type="float" office:value="11.0087155075954">
            <text:p>11,0087155076</text:p>
          </table:table-cell>
          <table:table-cell table:formula="of:=[.G83]/[.$M83]" office:value-type="float" office:value="1.08342916411831">
            <text:p>1,0834291641</text:p>
          </table:table-cell>
          <table:table-cell table:formula="of:=[.H83]/[.$M83]" office:value-type="float" office:value="0.27146817967001">
            <text:p>0,2714681797</text:p>
          </table:table-cell>
          <table:table-cell table:formula="of:=[.I83]/[.$M83]" office:value-type="float" office:value="0">
            <text:p>0</text:p>
          </table:table-cell>
          <table:table-cell table:formula="of:=[.U83]-[.V83]-[.W83]" office:value-type="float" office:value="9.65381816380709">
            <text:p>9,6538181638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84]*[.C84]" office:value-type="float" office:value="4">
            <text:p>4</text:p>
          </table:table-cell>
          <table:table-cell table:formula="of:=[counters.BH84]/1000000000" office:value-type="float" office:value="0.877899169">
            <text:p>0,877899169</text:p>
          </table:table-cell>
          <table:table-cell table:style-name="Default" table:formula="of:=[counters.BI84]/1000000000" office:value-type="float" office:value="2.871643066">
            <text:p>2,871643066</text:p>
          </table:table-cell>
          <table:table-cell table:style-name="Default" table:formula="of:=[counters.BJ84]/1000000000" office:value-type="float" office:value="0.282684325">
            <text:p>0,282684325</text:p>
          </table:table-cell>
          <table:table-cell table:formula="of:=[counters.BK84]/1000000000" office:value-type="float" office:value="0.071075439">
            <text:p>0,071075439</text:p>
          </table:table-cell>
          <table:table-cell table:formula="of:=[counters.BL84]/(2^-32)" office:value-type="float" office:value="0">
            <text:p>0</text:p>
          </table:table-cell>
          <table:table-cell table:formula="of:=[counters.D84]/1000000000" office:value-type="float" office:value="0.315732491">
            <text:p>0,315732491</text:p>
          </table:table-cell>
          <table:table-cell table:formula="of:=[counters.E84]/12500000" office:value-type="float" office:value="0.30389312">
            <text:p>0,30389312</text:p>
          </table:table-cell>
          <table:table-cell table:formula="of:=[counters.F84]/1050000000" office:value-type="float" office:value="0.314992363809524">
            <text:p>0,3149923638</text:p>
          </table:table-cell>
          <table:table-cell table:formula="of:=[counters.G84]/3500000000" office:value-type="float" office:value="0.262184398857143">
            <text:p>0,2621843989</text:p>
          </table:table-cell>
          <table:table-cell table:style-name="ce6" table:formula="of:=[.E84]/[.J84]" office:value-type="float" office:value="2.78051576579745">
            <text:p>2,7805157658</text:p>
          </table:table-cell>
          <table:table-cell table:style-name="ce6" table:formula="of:=[.F84]/[.$J84]" office:value-type="float" office:value="9.09517755649671">
            <text:p>9,0951775565</text:p>
          </table:table-cell>
          <table:table-cell table:style-name="ce6" table:formula="of:=[.G84]/[.$J84]" office:value-type="float" office:value="0.895328586882748">
            <text:p>0,8953285869</text:p>
          </table:table-cell>
          <table:table-cell table:style-name="ce6" table:formula="of:=[.H84]/[.$J84]" office:value-type="float" office:value="0.225112844024659">
            <text:p>0,225112844</text:p>
          </table:table-cell>
          <table:table-cell table:style-name="ce6" table:formula="of:=[.I84]/[.$J84]" office:value-type="float" office:value="0">
            <text:p>0</text:p>
          </table:table-cell>
          <table:table-cell table:formula="of:=[.O84]-[.P84]-[.Q84]" office:value-type="float" office:value="7.9747361255893">
            <text:p>7,9747361256</text:p>
          </table:table-cell>
          <table:table-cell table:formula="of:=[.E84]/[.$M84]" office:value-type="float" office:value="3.34840353898534">
            <text:p>3,348403539</text:p>
          </table:table-cell>
          <table:table-cell table:formula="of:=[.F84]/[.$M84]" office:value-type="float" office:value="10.9527610281826">
            <text:p>10,9527610282</text:p>
          </table:table-cell>
          <table:table-cell table:formula="of:=[.G84]/[.$M84]" office:value-type="float" office:value="1.07818896254779">
            <text:p>1,0781889625</text:p>
          </table:table-cell>
          <table:table-cell table:formula="of:=[.H84]/[.$M84]" office:value-type="float" office:value="0.271089505362701">
            <text:p>0,2710895054</text:p>
          </table:table-cell>
          <table:table-cell table:formula="of:=[.I84]/[.$M84]" office:value-type="float" office:value="0">
            <text:p>0</text:p>
          </table:table-cell>
          <table:table-cell table:formula="of:=[.U84]-[.V84]-[.W84]" office:value-type="float" office:value="9.60348256027212">
            <text:p>9,6034825603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85]*[.C85]" office:value-type="float" office:value="8">
            <text:p>8</text:p>
          </table:table-cell>
          <table:table-cell table:formula="of:=[counters.BH85]/1000000000" office:value-type="float" office:value="0.883666992">
            <text:p>0,883666992</text:p>
          </table:table-cell>
          <table:table-cell table:style-name="Default" table:formula="of:=[counters.BI85]/1000000000" office:value-type="float" office:value="2.900268554">
            <text:p>2,900268554</text:p>
          </table:table-cell>
          <table:table-cell table:style-name="Default" table:formula="of:=[counters.BJ85]/1000000000" office:value-type="float" office:value="0.264709472">
            <text:p>0,264709472</text:p>
          </table:table-cell>
          <table:table-cell table:formula="of:=[counters.BK85]/1000000000" office:value-type="float" office:value="0.071411132">
            <text:p>0,071411132</text:p>
          </table:table-cell>
          <table:table-cell table:formula="of:=[counters.BL85]/(2^-32)" office:value-type="float" office:value="0">
            <text:p>0</text:p>
          </table:table-cell>
          <table:table-cell table:formula="of:=[counters.D85]/1000000000" office:value-type="float" office:value="0.319643559">
            <text:p>0,319643559</text:p>
          </table:table-cell>
          <table:table-cell table:formula="of:=[counters.E85]/12500000" office:value-type="float" office:value="0.3071216">
            <text:p>0,3071216</text:p>
          </table:table-cell>
          <table:table-cell table:formula="of:=[counters.F85]/1050000000" office:value-type="float" office:value="0.318803431428571">
            <text:p>0,3188034314</text:p>
          </table:table-cell>
          <table:table-cell table:formula="of:=[counters.G85]/3500000000" office:value-type="float" office:value="0.265421467142857">
            <text:p>0,2654214671</text:p>
          </table:table-cell>
          <table:table-cell table:style-name="ce6" table:formula="of:=[.E85]/[.J85]" office:value-type="float" office:value="2.76453870919389">
            <text:p>2,7645387092</text:p>
          </table:table-cell>
          <table:table-cell table:style-name="ce6" table:formula="of:=[.F85]/[.$J85]" office:value-type="float" office:value="9.07344594420562">
            <text:p>9,0734459442</text:p>
          </table:table-cell>
          <table:table-cell table:style-name="ce6" table:formula="of:=[.G85]/[.$J85]" office:value-type="float" office:value="0.828139546525322">
            <text:p>0,8281395465</text:p>
          </table:table-cell>
          <table:table-cell table:style-name="ce6" table:formula="of:=[.H85]/[.$J85]" office:value-type="float" office:value="0.223408637494241">
            <text:p>0,2234086375</text:p>
          </table:table-cell>
          <table:table-cell table:style-name="ce6" table:formula="of:=[.I85]/[.$J85]" office:value-type="float" office:value="0">
            <text:p>0</text:p>
          </table:table-cell>
          <table:table-cell table:formula="of:=[.O85]-[.P85]-[.Q85]" office:value-type="float" office:value="8.02189776018606">
            <text:p>8,0218977602</text:p>
          </table:table-cell>
          <table:table-cell table:formula="of:=[.E85]/[.$M85]" office:value-type="float" office:value="3.32929736811524">
            <text:p>3,3292973681</text:p>
          </table:table-cell>
          <table:table-cell table:formula="of:=[.F85]/[.$M85]" office:value-type="float" office:value="10.9270308284409">
            <text:p>10,9270308284</text:p>
          </table:table-cell>
          <table:table-cell table:formula="of:=[.G85]/[.$M85]" office:value-type="float" office:value="0.997317492249133">
            <text:p>0,9973174922</text:p>
          </table:table-cell>
          <table:table-cell table:formula="of:=[.H85]/[.$M85]" office:value-type="float" office:value="0.269048064456537">
            <text:p>0,2690480645</text:p>
          </table:table-cell>
          <table:table-cell table:formula="of:=[.I85]/[.$M85]" office:value-type="float" office:value="0">
            <text:p>0</text:p>
          </table:table-cell>
          <table:table-cell table:formula="of:=[.U85]-[.V85]-[.W85]" office:value-type="float" office:value="9.66066527173518">
            <text:p>9,6606652717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86]*[.C86]" office:value-type="float" office:value="16">
            <text:p>16</text:p>
          </table:table-cell>
          <table:table-cell table:formula="of:=[counters.BH86]/1000000000" office:value-type="float" office:value="0.947204589">
            <text:p>0,947204589</text:p>
          </table:table-cell>
          <table:table-cell table:style-name="Default" table:formula="of:=[counters.BI86]/1000000000" office:value-type="float" office:value="3.094360351">
            <text:p>3,094360351</text:p>
          </table:table-cell>
          <table:table-cell table:style-name="Default" table:formula="of:=[counters.BJ86]/1000000000" office:value-type="float" office:value="0.298217773">
            <text:p>0,298217773</text:p>
          </table:table-cell>
          <table:table-cell table:formula="of:=[counters.BK86]/1000000000" office:value-type="float" office:value="0.07635498">
            <text:p>0,07635498</text:p>
          </table:table-cell>
          <table:table-cell table:formula="of:=[counters.BL86]/(2^-32)" office:value-type="float" office:value="0">
            <text:p>0</text:p>
          </table:table-cell>
          <table:table-cell table:formula="of:=[counters.D86]/1000000000" office:value-type="float" office:value="0.339814151">
            <text:p>0,339814151</text:p>
          </table:table-cell>
          <table:table-cell table:formula="of:=[counters.E86]/12500000" office:value-type="float" office:value="0.32741928">
            <text:p>0,32741928</text:p>
          </table:table-cell>
          <table:table-cell table:formula="of:=[counters.F86]/1050000000" office:value-type="float" office:value="0.339051986666667">
            <text:p>0,3390519867</text:p>
          </table:table-cell>
          <table:table-cell table:formula="of:=[counters.G86]/3500000000" office:value-type="float" office:value="0.282213944857143">
            <text:p>0,2822139449</text:p>
          </table:table-cell>
          <table:table-cell table:style-name="ce6" table:formula="of:=[.E86]/[.J86]" office:value-type="float" office:value="2.78741949448715">
            <text:p>2,7874194945</text:p>
          </table:table-cell>
          <table:table-cell table:style-name="ce6" table:formula="of:=[.F86]/[.$J86]" office:value-type="float" office:value="9.10603734981007">
            <text:p>9,1060373498</text:p>
          </table:table-cell>
          <table:table-cell table:style-name="ce6" table:formula="of:=[.G86]/[.$J86]" office:value-type="float" office:value="0.87759080109645">
            <text:p>0,8775908011</text:p>
          </table:table-cell>
          <table:table-cell table:style-name="ce6" table:formula="of:=[.H86]/[.$J86]" office:value-type="float" office:value="0.224696292886284">
            <text:p>0,2246962929</text:p>
          </table:table-cell>
          <table:table-cell table:style-name="ce6" table:formula="of:=[.I86]/[.$J86]" office:value-type="float" office:value="0">
            <text:p>0</text:p>
          </table:table-cell>
          <table:table-cell table:formula="of:=[.O86]-[.P86]-[.Q86]" office:value-type="float" office:value="8.00375025582734">
            <text:p>8,0037502558</text:p>
          </table:table-cell>
          <table:table-cell table:formula="of:=[.E86]/[.$M86]" office:value-type="float" office:value="3.35633517145822">
            <text:p>3,3563351715</text:p>
          </table:table-cell>
          <table:table-cell table:formula="of:=[.F86]/[.$M86]" office:value-type="float" office:value="10.9645905434133">
            <text:p>10,9645905434</text:p>
          </table:table-cell>
          <table:table-cell table:formula="of:=[.G86]/[.$M86]" office:value-type="float" office:value="1.05670814087857">
            <text:p>1,0567081409</text:p>
          </table:table-cell>
          <table:table-cell table:formula="of:=[.H86]/[.$M86]" office:value-type="float" office:value="0.270557076967444">
            <text:p>0,270557077</text:p>
          </table:table-cell>
          <table:table-cell table:formula="of:=[.I86]/[.$M86]" office:value-type="float" office:value="0">
            <text:p>0</text:p>
          </table:table-cell>
          <table:table-cell table:formula="of:=[.U86]-[.V86]-[.W86]" office:value-type="float" office:value="9.63732532556731">
            <text:p>9,6373253256</text:p>
          </table:table-cell>
          <table:table-cell table:number-columns-repeated="5"/>
          <table:table-cell>
            <draw:frame table:end-cell-address="analysis.AR114" table:end-x="0.025cm" table:end-y="0.125cm" draw:z-index="1" draw:style-name="gr1" draw:text-style-name="P1" svg:width="27.133cm" svg:height="11.922cm" svg:x="2.248cm" svg:y="0.11cm">
              <draw:object draw:notify-on-update-of-ranges="analysis.D2:analysis.D41 analysis.T1:analysis.T1 analysis.T2:analysis.T41 analysis.U1:analysis.U1 analysis.U2:analysis.U41 analysis.V1:analysis.V1 analysis.V2:analysis.V41 analysis.W1:analysis.W1 analysis.W2:analysis.W41 analysis.Y1:analysis.Y1 analysis.Y2:analysis.Y4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3"/>
          <table:table-cell>
            <draw:frame table:end-cell-address="analysis.BG114" table:end-x="1.616cm" table:end-y="0.172cm" draw:z-index="6" draw:style-name="gr1" draw:text-style-name="P1" svg:width="31.191cm" svg:height="11.899cm" svg:x="2.039cm" svg:y="0.18cm">
              <draw:object draw:notify-on-update-of-ranges="analysis.D122:analysis.D161 analysis.N1:analysis.N1 analysis.N122:analysis.N161 analysis.O1:analysis.O1 analysis.O122:analysis.O161 analysis.P1:analysis.P1 analysis.P122:analysis.P161 analysis.Q1:analysis.Q1 analysis.Q122:analysis.Q161 analysis.S1:analysis.S1 analysis.S122:analysis.S16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4"/>
          <table:table-cell>
            <draw:frame table:end-cell-address="analysis.BV113" table:end-x="1.655cm" table:end-y="0.414cm" draw:z-index="7" draw:style-name="gr1" draw:text-style-name="P1" svg:width="31.528cm" svg:height="11.693cm" svg:x="1.741cm" svg:y="0.203cm">
              <draw:object draw:notify-on-update-of-ranges="analysis.D162:analysis.D201 analysis.N1:analysis.N1 analysis.N162:analysis.N201 analysis.O1:analysis.O1 analysis.O162:analysis.O201 analysis.P1:analysis.P1 analysis.P162:analysis.P201 analysis.Q1:analysis.Q1 analysis.Q162:analysis.Q201 analysis.S1:analysis.S1 analysis.S162:analysis.S201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963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87]*[.C87]" office:value-type="float" office:value="32">
            <text:p>32</text:p>
          </table:table-cell>
          <table:table-cell table:formula="of:=[counters.BH87]/1000000000" office:value-type="float" office:value="1.036437988">
            <text:p>1,036437988</text:p>
          </table:table-cell>
          <table:table-cell table:style-name="Default" table:formula="of:=[counters.BI87]/1000000000" office:value-type="float" office:value="3.432922363">
            <text:p>3,432922363</text:p>
          </table:table-cell>
          <table:table-cell table:style-name="Default" table:formula="of:=[counters.BJ87]/1000000000" office:value-type="float" office:value="0.329223632">
            <text:p>0,329223632</text:p>
          </table:table-cell>
          <table:table-cell table:formula="of:=[counters.BK87]/1000000000" office:value-type="float" office:value="0.083557128">
            <text:p>0,083557128</text:p>
          </table:table-cell>
          <table:table-cell table:formula="of:=[counters.BL87]/(2^-32)" office:value-type="float" office:value="0">
            <text:p>0</text:p>
          </table:table-cell>
          <table:table-cell table:formula="of:=[counters.D87]/1000000000" office:value-type="float" office:value="0.371500503">
            <text:p>0,371500503</text:p>
          </table:table-cell>
          <table:table-cell table:formula="of:=[counters.E87]/12500000" office:value-type="float" office:value="0.36389264">
            <text:p>0,36389264</text:p>
          </table:table-cell>
          <table:table-cell table:formula="of:=[counters.F87]/1050000000" office:value-type="float" office:value="0.377667212380952">
            <text:p>0,3776672124</text:p>
          </table:table-cell>
          <table:table-cell table:formula="of:=[counters.G87]/3500000000" office:value-type="float" office:value="0.308494355142857">
            <text:p>0,3084943551</text:p>
          </table:table-cell>
          <table:table-cell table:style-name="ce6" table:formula="of:=[.E87]/[.J87]" office:value-type="float" office:value="2.78986967616569">
            <text:p>2,7898696762</text:p>
          </table:table-cell>
          <table:table-cell table:style-name="ce6" table:formula="of:=[.F87]/[.$J87]" office:value-type="float" office:value="9.24069371448469">
            <text:p>9,2406937145</text:p>
          </table:table-cell>
          <table:table-cell table:style-name="ce6" table:formula="of:=[.G87]/[.$J87]" office:value-type="float" office:value="0.886199693786148">
            <text:p>0,8861996938</text:p>
          </table:table-cell>
          <table:table-cell table:style-name="ce6" table:formula="of:=[.H87]/[.$J87]" office:value-type="float" office:value="0.224917940420662">
            <text:p>0,2249179404</text:p>
          </table:table-cell>
          <table:table-cell table:style-name="ce6" table:formula="of:=[.I87]/[.$J87]" office:value-type="float" office:value="0">
            <text:p>0</text:p>
          </table:table-cell>
          <table:table-cell table:formula="of:=[.O87]-[.P87]-[.Q87]" office:value-type="float" office:value="8.12957608027788">
            <text:p>8,1295760803</text:p>
          </table:table-cell>
          <table:table-cell table:formula="of:=[.E87]/[.$M87]" office:value-type="float" office:value="3.3596659735315">
            <text:p>3,3596659735</text:p>
          </table:table-cell>
          <table:table-cell table:formula="of:=[.F87]/[.$M87]" office:value-type="float" office:value="11.12799085549">
            <text:p>11,1279908555</text:p>
          </table:table-cell>
          <table:table-cell table:formula="of:=[.G87]/[.$M87]" office:value-type="float" office:value="1.06719499566708">
            <text:p>1,0671949957</text:p>
          </table:table-cell>
          <table:table-cell table:formula="of:=[.H87]/[.$M87]" office:value-type="float" office:value="0.270854641606996">
            <text:p>0,2708546416</text:p>
          </table:table-cell>
          <table:table-cell table:formula="of:=[.I87]/[.$M87]" office:value-type="float" office:value="0">
            <text:p>0</text:p>
          </table:table-cell>
          <table:table-cell table:formula="of:=[.U87]-[.V87]-[.W87]" office:value-type="float" office:value="9.78994121821593">
            <text:p>9,7899412182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88]*[.C88]" office:value-type="float" office:value="64">
            <text:p>64</text:p>
          </table:table-cell>
          <table:table-cell table:formula="of:=[counters.BH88]/1000000000" office:value-type="float" office:value="1.05279541">
            <text:p>1,05279541</text:p>
          </table:table-cell>
          <table:table-cell table:style-name="Default" table:formula="of:=[counters.BI88]/1000000000" office:value-type="float" office:value="3.496154785">
            <text:p>3,496154785</text:p>
          </table:table-cell>
          <table:table-cell table:style-name="Default" table:formula="of:=[counters.BJ88]/1000000000" office:value-type="float" office:value="0.323547363">
            <text:p>0,323547363</text:p>
          </table:table-cell>
          <table:table-cell table:formula="of:=[counters.BK88]/1000000000" office:value-type="float" office:value="0.083740234">
            <text:p>0,083740234</text:p>
          </table:table-cell>
          <table:table-cell table:formula="of:=[counters.BL88]/(2^-32)" office:value-type="float" office:value="0">
            <text:p>0</text:p>
          </table:table-cell>
          <table:table-cell table:formula="of:=[counters.D88]/1000000000" office:value-type="float" office:value="0.371615257">
            <text:p>0,371615257</text:p>
          </table:table-cell>
          <table:table-cell table:formula="of:=[counters.E88]/12500000" office:value-type="float" office:value="0.3635952">
            <text:p>0,3635952</text:p>
          </table:table-cell>
          <table:table-cell table:formula="of:=[counters.F88]/1050000000" office:value-type="float" office:value="0.37755236">
            <text:p>0,37755236</text:p>
          </table:table-cell>
          <table:table-cell table:formula="of:=[counters.G88]/3500000000" office:value-type="float" office:value="0.308664908571429">
            <text:p>0,3086649086</text:p>
          </table:table-cell>
          <table:table-cell table:style-name="ce6" table:formula="of:=[.E88]/[.J88]" office:value-type="float" office:value="2.83302525977829">
            <text:p>2,8330252598</text:p>
          </table:table-cell>
          <table:table-cell table:style-name="ce6" table:formula="of:=[.F88]/[.$J88]" office:value-type="float" office:value="9.40799582133411">
            <text:p>9,4079958213</text:p>
          </table:table-cell>
          <table:table-cell table:style-name="ce6" table:formula="of:=[.G88]/[.$J88]" office:value-type="float" office:value="0.870651451751347">
            <text:p>0,8706514518</text:p>
          </table:table-cell>
          <table:table-cell table:style-name="ce6" table:formula="of:=[.H88]/[.$J88]" office:value-type="float" office:value="0.225341216278426">
            <text:p>0,2253412163</text:p>
          </table:table-cell>
          <table:table-cell table:style-name="ce6" table:formula="of:=[.I88]/[.$J88]" office:value-type="float" office:value="0">
            <text:p>0</text:p>
          </table:table-cell>
          <table:table-cell table:formula="of:=[.O88]-[.P88]-[.Q88]" office:value-type="float" office:value="8.31200315330433">
            <text:p>8,3120031533</text:p>
          </table:table-cell>
          <table:table-cell table:formula="of:=[.E88]/[.$M88]" office:value-type="float" office:value="3.41080369282202">
            <text:p>3,4108036928</text:p>
          </table:table-cell>
          <table:table-cell table:formula="of:=[.F88]/[.$M88]" office:value-type="float" office:value="11.3266998868806">
            <text:p>11,3266998869</text:p>
          </table:table-cell>
          <table:table-cell table:formula="of:=[.G88]/[.$M88]" office:value-type="float" office:value="1.0482155697499">
            <text:p>1,0482155697</text:p>
          </table:table-cell>
          <table:table-cell table:formula="of:=[.H88]/[.$M88]" office:value-type="float" office:value="0.271298199680582">
            <text:p>0,2712981997</text:p>
          </table:table-cell>
          <table:table-cell table:formula="of:=[.I88]/[.$M88]" office:value-type="float" office:value="0">
            <text:p>0</text:p>
          </table:table-cell>
          <table:table-cell table:formula="of:=[.U88]-[.V88]-[.W88]" office:value-type="float" office:value="10.0071861174501">
            <text:p>10,0071861175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89]*[.C89]" office:value-type="float" office:value="128">
            <text:p>128</text:p>
          </table:table-cell>
          <table:table-cell table:formula="of:=[counters.BH89]/1000000000" office:value-type="float" office:value="1.103271484">
            <text:p>1,103271484</text:p>
          </table:table-cell>
          <table:table-cell table:style-name="Default" table:formula="of:=[counters.BI89]/1000000000" office:value-type="float" office:value="3.718139648">
            <text:p>3,718139648</text:p>
          </table:table-cell>
          <table:table-cell table:style-name="Default" table:formula="of:=[counters.BJ89]/1000000000" office:value-type="float" office:value="0.318054199">
            <text:p>0,318054199</text:p>
          </table:table-cell>
          <table:table-cell table:formula="of:=[counters.BK89]/1000000000" office:value-type="float" office:value="0.083618164">
            <text:p>0,083618164</text:p>
          </table:table-cell>
          <table:table-cell table:formula="of:=[counters.BL89]/(2^-32)" office:value-type="float" office:value="0">
            <text:p>0</text:p>
          </table:table-cell>
          <table:table-cell table:formula="of:=[counters.D89]/1000000000" office:value-type="float" office:value="0.372367762">
            <text:p>0,372367762</text:p>
          </table:table-cell>
          <table:table-cell table:formula="of:=[counters.E89]/12500000" office:value-type="float" office:value="0.3586552">
            <text:p>0,3586552</text:p>
          </table:table-cell>
          <table:table-cell table:formula="of:=[counters.F89]/1050000000" office:value-type="float" office:value="0.371887080952381">
            <text:p>0,371887081</text:p>
          </table:table-cell>
          <table:table-cell table:formula="of:=[counters.G89]/3500000000" office:value-type="float" office:value="0.309183324285714">
            <text:p>0,3091833243</text:p>
          </table:table-cell>
          <table:table-cell table:style-name="ce6" table:formula="of:=[.E89]/[.J89]" office:value-type="float" office:value="2.96285445892064">
            <text:p>2,9628544589</text:p>
          </table:table-cell>
          <table:table-cell table:style-name="ce6" table:formula="of:=[.F89]/[.$J89]" office:value-type="float" office:value="9.98512768138075">
            <text:p>9,9851276814</text:p>
          </table:table-cell>
          <table:table-cell table:style-name="ce6" table:formula="of:=[.G89]/[.$J89]" office:value-type="float" office:value="0.854139996684246">
            <text:p>0,8541399967</text:p>
          </table:table-cell>
          <table:table-cell table:style-name="ce6" table:formula="of:=[.H89]/[.$J89]" office:value-type="float" office:value="0.224558011012779">
            <text:p>0,224558011</text:p>
          </table:table-cell>
          <table:table-cell table:style-name="ce6" table:formula="of:=[.I89]/[.$J89]" office:value-type="float" office:value="0">
            <text:p>0</text:p>
          </table:table-cell>
          <table:table-cell table:formula="of:=[.O89]-[.P89]-[.Q89]" office:value-type="float" office:value="8.90642967368373">
            <text:p>8,9064296737</text:p>
          </table:table-cell>
          <table:table-cell table:formula="of:=[.E89]/[.$M89]" office:value-type="float" office:value="3.56834084292487">
            <text:p>3,5683408429</text:p>
          </table:table-cell>
          <table:table-cell table:formula="of:=[.F89]/[.$M89]" office:value-type="float" office:value="12.0256797697281">
            <text:p>12,0256797697</text:p>
          </table:table-cell>
          <table:table-cell table:formula="of:=[.G89]/[.$M89]" office:value-type="float" office:value="1.02869131035698">
            <text:p>1,0286913104</text:p>
          </table:table-cell>
          <table:table-cell table:formula="of:=[.H89]/[.$M89]" office:value-type="float" office:value="0.270448492631928">
            <text:p>0,2704484926</text:p>
          </table:table-cell>
          <table:table-cell table:formula="of:=[.I89]/[.$M89]" office:value-type="float" office:value="0">
            <text:p>0</text:p>
          </table:table-cell>
          <table:table-cell table:formula="of:=[.U89]-[.V89]-[.W89]" office:value-type="float" office:value="10.7265399667392">
            <text:p>10,7265399667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90]*[.C90]" office:value-type="float" office:value="256">
            <text:p>256</text:p>
          </table:table-cell>
          <table:table-cell table:formula="of:=[counters.BH90]/1000000000" office:value-type="float" office:value="1.280212402">
            <text:p>1,280212402</text:p>
          </table:table-cell>
          <table:table-cell table:style-name="Default" table:formula="of:=[counters.BI90]/1000000000" office:value-type="float" office:value="4.437072753">
            <text:p>4,437072753</text:p>
          </table:table-cell>
          <table:table-cell table:style-name="Default" table:formula="of:=[counters.BJ90]/1000000000" office:value-type="float" office:value="0.356262207">
            <text:p>0,356262207</text:p>
          </table:table-cell>
          <table:table-cell table:formula="of:=[counters.BK90]/1000000000" office:value-type="float" office:value="0.091552734">
            <text:p>0,091552734</text:p>
          </table:table-cell>
          <table:table-cell table:formula="of:=[counters.BL90]/(2^-32)" office:value-type="float" office:value="0">
            <text:p>0</text:p>
          </table:table-cell>
          <table:table-cell table:formula="of:=[counters.D90]/1000000000" office:value-type="float" office:value="0.407971039">
            <text:p>0,407971039</text:p>
          </table:table-cell>
          <table:table-cell table:formula="of:=[counters.E90]/12500000" office:value-type="float" office:value="0.39523688">
            <text:p>0,39523688</text:p>
          </table:table-cell>
          <table:table-cell table:formula="of:=[counters.F90]/1050000000" office:value-type="float" office:value="0.409531257142857">
            <text:p>0,4095312571</text:p>
          </table:table-cell>
          <table:table-cell table:formula="of:=[counters.G90]/3500000000" office:value-type="float" office:value="0.33883368">
            <text:p>0,33883368</text:p>
          </table:table-cell>
          <table:table-cell table:style-name="ce6" table:formula="of:=[.E90]/[.J90]" office:value-type="float" office:value="3.13799823913481">
            <text:p>3,1379982391</text:p>
          </table:table-cell>
          <table:table-cell table:style-name="ce6" table:formula="of:=[.F90]/[.$J90]" office:value-type="float" office:value="10.8759503220522">
            <text:p>10,8759503221</text:p>
          </table:table-cell>
          <table:table-cell table:style-name="ce6" table:formula="of:=[.G90]/[.$J90]" office:value-type="float" office:value="0.873253669851795">
            <text:p>0,8732536699</text:p>
          </table:table-cell>
          <table:table-cell table:style-name="ce6" table:formula="of:=[.H90]/[.$J90]" office:value-type="float" office:value="0.224409885134028">
            <text:p>0,2244098851</text:p>
          </table:table-cell>
          <table:table-cell table:style-name="ce6" table:formula="of:=[.I90]/[.$J90]" office:value-type="float" office:value="0">
            <text:p>0</text:p>
          </table:table-cell>
          <table:table-cell table:formula="of:=[.O90]-[.P90]-[.Q90]" office:value-type="float" office:value="9.77828676706633">
            <text:p>9,7782867671</text:p>
          </table:table-cell>
          <table:table-cell table:formula="of:=[.E90]/[.$M90]" office:value-type="float" office:value="3.77829146736535">
            <text:p>3,7782914674</text:p>
          </table:table-cell>
          <table:table-cell table:formula="of:=[.F90]/[.$M90]" office:value-type="float" office:value="13.095134913979">
            <text:p>13,095134914</text:p>
          </table:table-cell>
          <table:table-cell table:formula="of:=[.G90]/[.$M90]" office:value-type="float" office:value="1.0514368199761">
            <text:p>1,05143682</text:p>
          </table:table-cell>
          <table:table-cell table:formula="of:=[.H90]/[.$M90]" office:value-type="float" office:value="0.270199627144503">
            <text:p>0,2701996271</text:p>
          </table:table-cell>
          <table:table-cell table:formula="of:=[.I90]/[.$M90]" office:value-type="float" office:value="0">
            <text:p>0</text:p>
          </table:table-cell>
          <table:table-cell table:formula="of:=[.U90]-[.V90]-[.W90]" office:value-type="float" office:value="11.7734984668584">
            <text:p>11,7734984669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91]*[.C91]" office:value-type="float" office:value="512">
            <text:p>512</text:p>
          </table:table-cell>
          <table:table-cell table:formula="of:=[counters.BH91]/1000000000" office:value-type="float" office:value="1.467407226">
            <text:p>1,467407226</text:p>
          </table:table-cell>
          <table:table-cell table:style-name="Default" table:formula="of:=[counters.BI91]/1000000000" office:value-type="float" office:value="5.293701171">
            <text:p>5,293701171</text:p>
          </table:table-cell>
          <table:table-cell table:style-name="Default" table:formula="of:=[counters.BJ91]/1000000000" office:value-type="float" office:value="0.353881835">
            <text:p>0,353881835</text:p>
          </table:table-cell>
          <table:table-cell table:formula="of:=[counters.BK91]/1000000000" office:value-type="float" office:value="0.094665527">
            <text:p>0,094665527</text:p>
          </table:table-cell>
          <table:table-cell table:formula="of:=[counters.BL91]/(2^-32)" office:value-type="float" office:value="0">
            <text:p>0</text:p>
          </table:table-cell>
          <table:table-cell table:formula="of:=[counters.D91]/1000000000" office:value-type="float" office:value="0.421914732">
            <text:p>0,421914732</text:p>
          </table:table-cell>
          <table:table-cell table:formula="of:=[counters.E91]/12500000" office:value-type="float" office:value="0.40560296">
            <text:p>0,40560296</text:p>
          </table:table-cell>
          <table:table-cell table:formula="of:=[counters.F91]/1050000000" office:value-type="float" office:value="0.420678790476191">
            <text:p>0,4206787905</text:p>
          </table:table-cell>
          <table:table-cell table:formula="of:=[counters.G91]/3500000000" office:value-type="float" office:value="0.350293991142857">
            <text:p>0,3502939911</text:p>
          </table:table-cell>
          <table:table-cell table:style-name="ce6" table:formula="of:=[.E91]/[.J91]" office:value-type="float" office:value="3.47797105600949">
            <text:p>3,477971056</text:p>
          </table:table-cell>
          <table:table-cell table:style-name="ce6" table:formula="of:=[.F91]/[.$J91]" office:value-type="float" office:value="12.5468507485062">
            <text:p>12,5468507485</text:p>
          </table:table-cell>
          <table:table-cell table:style-name="ce6" table:formula="of:=[.G91]/[.$J91]" office:value-type="float" office:value="0.838752023003548">
            <text:p>0,838752023</text:p>
          </table:table-cell>
          <table:table-cell table:style-name="ce6" table:formula="of:=[.H91]/[.$J91]" office:value-type="float" office:value="0.224371229113659">
            <text:p>0,2243712291</text:p>
          </table:table-cell>
          <table:table-cell table:style-name="ce6" table:formula="of:=[.I91]/[.$J91]" office:value-type="float" office:value="0">
            <text:p>0</text:p>
          </table:table-cell>
          <table:table-cell table:formula="of:=[.O91]-[.P91]-[.Q91]" office:value-type="float" office:value="11.483727496389">
            <text:p>11,4837274964</text:p>
          </table:table-cell>
          <table:table-cell table:formula="of:=[.E91]/[.$M91]" office:value-type="float" office:value="4.18907335867363">
            <text:p>4,1890733587</text:p>
          </table:table-cell>
          <table:table-cell table:formula="of:=[.F91]/[.$M91]" office:value-type="float" office:value="15.1121666510149">
            <text:p>15,112166651</text:p>
          </table:table-cell>
          <table:table-cell table:formula="of:=[.G91]/[.$M91]" office:value-type="float" office:value="1.01024237910972">
            <text:p>1,0102423791</text:p>
          </table:table-cell>
          <table:table-cell table:formula="of:=[.H91]/[.$M91]" office:value-type="float" office:value="0.270245934539578">
            <text:p>0,2702459345</text:p>
          </table:table-cell>
          <table:table-cell table:formula="of:=[.I91]/[.$M91]" office:value-type="float" office:value="0">
            <text:p>0</text:p>
          </table:table-cell>
          <table:table-cell table:formula="of:=[.U91]-[.V91]-[.W91]" office:value-type="float" office:value="13.8316783373656">
            <text:p>13,8316783374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92]*[.C92]" office:value-type="float" office:value="768">
            <text:p>768</text:p>
          </table:table-cell>
          <table:table-cell table:formula="of:=[counters.BH92]/1000000000" office:value-type="float" office:value="1.941101074">
            <text:p>1,941101074</text:p>
          </table:table-cell>
          <table:table-cell table:style-name="Default" table:formula="of:=[counters.BI92]/1000000000" office:value-type="float" office:value="7.087463378">
            <text:p>7,087463378</text:p>
          </table:table-cell>
          <table:table-cell table:style-name="Default" table:formula="of:=[counters.BJ92]/1000000000" office:value-type="float" office:value="0.493652343">
            <text:p>0,493652343</text:p>
          </table:table-cell>
          <table:table-cell table:formula="of:=[counters.BK92]/1000000000" office:value-type="float" office:value="0.120239257">
            <text:p>0,120239257</text:p>
          </table:table-cell>
          <table:table-cell table:formula="of:=[counters.BL92]/(2^-32)" office:value-type="float" office:value="0">
            <text:p>0</text:p>
          </table:table-cell>
          <table:table-cell table:formula="of:=[counters.D92]/1000000000" office:value-type="float" office:value="0.525205075">
            <text:p>0,525205075</text:p>
          </table:table-cell>
          <table:table-cell table:formula="of:=[counters.E92]/12500000" office:value-type="float" office:value="0.50585144">
            <text:p>0,50585144</text:p>
          </table:table-cell>
          <table:table-cell table:formula="of:=[counters.F92]/1050000000" office:value-type="float" office:value="0.5247139">
            <text:p>0,5247139</text:p>
          </table:table-cell>
          <table:table-cell table:formula="of:=[counters.G92]/3500000000" office:value-type="float" office:value="0.437051365142857">
            <text:p>0,4370513651</text:p>
          </table:table-cell>
          <table:table-cell table:style-name="ce6" table:formula="of:=[.E92]/[.J92]" office:value-type="float" office:value="3.69589169335426">
            <text:p>3,6958916934</text:p>
          </table:table-cell>
          <table:table-cell table:style-name="ce6" table:formula="of:=[.F92]/[.$J92]" office:value-type="float" office:value="13.4946589729736">
            <text:p>13,494658973</text:p>
          </table:table-cell>
          <table:table-cell table:style-name="ce6" table:formula="of:=[.G92]/[.$J92]" office:value-type="float" office:value="0.939923025305877">
            <text:p>0,9399230253</text:p>
          </table:table-cell>
          <table:table-cell table:style-name="ce6" table:formula="of:=[.H92]/[.$J92]" office:value-type="float" office:value="0.228937728752907">
            <text:p>0,2289377288</text:p>
          </table:table-cell>
          <table:table-cell table:style-name="ce6" table:formula="of:=[.I92]/[.$J92]" office:value-type="float" office:value="0">
            <text:p>0</text:p>
          </table:table-cell>
          <table:table-cell table:formula="of:=[.O92]-[.P92]-[.Q92]" office:value-type="float" office:value="12.3257982189148">
            <text:p>12,3257982189</text:p>
          </table:table-cell>
          <table:table-cell table:formula="of:=[.E92]/[.$M92]" office:value-type="float" office:value="4.44135684913264">
            <text:p>4,4413568491</text:p>
          </table:table-cell>
          <table:table-cell table:formula="of:=[.F92]/[.$M92]" office:value-type="float" office:value="16.2165455670945">
            <text:p>16,2165455671</text:p>
          </table:table-cell>
          <table:table-cell table:formula="of:=[.G92]/[.$M92]" office:value-type="float" office:value="1.12950646622198">
            <text:p>1,1295064662</text:p>
          </table:table-cell>
          <table:table-cell table:formula="of:=[.H92]/[.$M92]" office:value-type="float" office:value="0.275114704105084">
            <text:p>0,2751147041</text:p>
          </table:table-cell>
          <table:table-cell table:formula="of:=[.I92]/[.$M92]" office:value-type="float" office:value="0">
            <text:p>0</text:p>
          </table:table-cell>
          <table:table-cell table:formula="of:=[.U92]-[.V92]-[.W92]" office:value-type="float" office:value="14.8119243967674">
            <text:p>14,8119243968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93]*[.C93]" office:value-type="float" office:value="1024">
            <text:p>1024</text:p>
          </table:table-cell>
          <table:table-cell table:formula="of:=[counters.BH93]/1000000000" office:value-type="float" office:value="1.863708496">
            <text:p>1,863708496</text:p>
          </table:table-cell>
          <table:table-cell table:style-name="Default" table:formula="of:=[counters.BI93]/1000000000" office:value-type="float" office:value="6.954040527">
            <text:p>6,954040527</text:p>
          </table:table-cell>
          <table:table-cell table:style-name="Default" table:formula="of:=[counters.BJ93]/1000000000" office:value-type="float" office:value="0.39654541">
            <text:p>0,39654541</text:p>
          </table:table-cell>
          <table:table-cell table:formula="of:=[counters.BK93]/1000000000" office:value-type="float" office:value="0.106567382">
            <text:p>0,106567382</text:p>
          </table:table-cell>
          <table:table-cell table:formula="of:=[counters.BL93]/(2^-32)" office:value-type="float" office:value="0">
            <text:p>0</text:p>
          </table:table-cell>
          <table:table-cell table:formula="of:=[counters.D93]/1000000000" office:value-type="float" office:value="0.474381101">
            <text:p>0,474381101</text:p>
          </table:table-cell>
          <table:table-cell table:formula="of:=[counters.E93]/12500000" office:value-type="float" office:value="0.45636976">
            <text:p>0,45636976</text:p>
          </table:table-cell>
          <table:table-cell table:formula="of:=[counters.F93]/1050000000" office:value-type="float" office:value="0.472803761904762">
            <text:p>0,4728037619</text:p>
          </table:table-cell>
          <table:table-cell table:formula="of:=[counters.G93]/3500000000" office:value-type="float" office:value="0.393936274">
            <text:p>0,393936274</text:p>
          </table:table-cell>
          <table:table-cell table:style-name="ce6" table:formula="of:=[.E93]/[.J93]" office:value-type="float" office:value="3.92871573524174">
            <text:p>3,9287157352</text:p>
          </table:table-cell>
          <table:table-cell table:style-name="ce6" table:formula="of:=[.F93]/[.$J93]" office:value-type="float" office:value="14.6591854362259">
            <text:p>14,6591854362</text:p>
          </table:table-cell>
          <table:table-cell table:style-name="ce6" table:formula="of:=[.G93]/[.$J93]" office:value-type="float" office:value="0.835921602197217">
            <text:p>0,8359216022</text:p>
          </table:table-cell>
          <table:table-cell table:style-name="ce6" table:formula="of:=[.H93]/[.$J93]" office:value-type="float" office:value="0.224645083405209">
            <text:p>0,2246450834</text:p>
          </table:table-cell>
          <table:table-cell table:style-name="ce6" table:formula="of:=[.I93]/[.$J93]" office:value-type="float" office:value="0">
            <text:p>0</text:p>
          </table:table-cell>
          <table:table-cell table:formula="of:=[.O93]-[.P93]-[.Q93]" office:value-type="float" office:value="13.5986187506235">
            <text:p>13,5986187506</text:p>
          </table:table-cell>
          <table:table-cell table:formula="of:=[.E93]/[.$M93]" office:value-type="float" office:value="4.73098980471141">
            <text:p>4,7309898047</text:p>
          </table:table-cell>
          <table:table-cell table:formula="of:=[.F93]/[.$M93]" office:value-type="float" office:value="17.6527042213939">
            <text:p>17,6527042214</text:p>
          </table:table-cell>
          <table:table-cell table:formula="of:=[.G93]/[.$M93]" office:value-type="float" office:value="1.00662324383969">
            <text:p>1,0066232438</text:p>
          </table:table-cell>
          <table:table-cell table:formula="of:=[.H93]/[.$M93]" office:value-type="float" office:value="0.270519342933116">
            <text:p>0,2705193429</text:p>
          </table:table-cell>
          <table:table-cell table:formula="of:=[.I93]/[.$M93]" office:value-type="float" office:value="0">
            <text:p>0</text:p>
          </table:table-cell>
          <table:table-cell table:formula="of:=[.U93]-[.V93]-[.W93]" office:value-type="float" office:value="16.3755616346211">
            <text:p>16,3755616346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94]*[.C94]" office:value-type="float" office:value="1280">
            <text:p>1280</text:p>
          </table:table-cell>
          <table:table-cell table:formula="of:=[counters.BH94]/1000000000" office:value-type="float" office:value="2.17791748">
            <text:p>2,17791748</text:p>
          </table:table-cell>
          <table:table-cell table:style-name="Default" table:formula="of:=[counters.BI94]/1000000000" office:value-type="float" office:value="8.860839843">
            <text:p>8,860839843</text:p>
          </table:table-cell>
          <table:table-cell table:style-name="Default" table:formula="of:=[counters.BJ94]/1000000000" office:value-type="float" office:value="1.71118164">
            <text:p>1,71118164</text:p>
          </table:table-cell>
          <table:table-cell table:formula="of:=[counters.BK94]/1000000000" office:value-type="float" office:value="0.188354492">
            <text:p>0,188354492</text:p>
          </table:table-cell>
          <table:table-cell table:formula="of:=[counters.BL94]/(2^-32)" office:value-type="float" office:value="0">
            <text:p>0</text:p>
          </table:table-cell>
          <table:table-cell table:formula="of:=[counters.D94]/1000000000" office:value-type="float" office:value="0.521322927">
            <text:p>0,521322927</text:p>
          </table:table-cell>
          <table:table-cell table:formula="of:=[counters.E94]/12500000" office:value-type="float" office:value="0.5149408">
            <text:p>0,5149408</text:p>
          </table:table-cell>
          <table:table-cell table:formula="of:=[counters.F94]/1050000000" office:value-type="float" office:value="0.532105827619048">
            <text:p>0,5321058276</text:p>
          </table:table-cell>
          <table:table-cell table:formula="of:=[counters.G94]/3500000000" office:value-type="float" office:value="0.442625908857143">
            <text:p>0,4426259089</text:p>
          </table:table-cell>
          <table:table-cell table:style-name="ce6" table:formula="of:=[.E94]/[.J94]" office:value-type="float" office:value="4.1776744647181">
            <text:p>4,1776744647</text:p>
          </table:table-cell>
          <table:table-cell table:style-name="ce6" table:formula="of:=[.F94]/[.$J94]" office:value-type="float" office:value="16.9968351363147">
            <text:p>16,9968351363</text:p>
          </table:table-cell>
          <table:table-cell table:style-name="ce6" table:formula="of:=[.G94]/[.$J94]" office:value-type="float" office:value="3.28238324342869">
            <text:p>3,2823832434</text:p>
          </table:table-cell>
          <table:table-cell table:style-name="ce6" table:formula="of:=[.H94]/[.$J94]" office:value-type="float" office:value="0.361300994536924">
            <text:p>0,3613009945</text:p>
          </table:table-cell>
          <table:table-cell table:style-name="ce6" table:formula="of:=[.I94]/[.$J94]" office:value-type="float" office:value="0">
            <text:p>0</text:p>
          </table:table-cell>
          <table:table-cell table:formula="of:=[.O94]-[.P94]-[.Q94]" office:value-type="float" office:value="13.353150898349">
            <text:p>13,3531508983</text:p>
          </table:table-cell>
          <table:table-cell table:formula="of:=[.E94]/[.$M94]" office:value-type="float" office:value="4.92044734937313">
            <text:p>4,9204473494</text:p>
          </table:table-cell>
          <table:table-cell table:formula="of:=[.F94]/[.$M94]" office:value-type="float" office:value="20.0188006749958">
            <text:p>20,018800675</text:p>
          </table:table-cell>
          <table:table-cell table:formula="of:=[.G94]/[.$M94]" office:value-type="float" office:value="3.86597712822157">
            <text:p>3,8659771282</text:p>
          </table:table-cell>
          <table:table-cell table:formula="of:=[.H94]/[.$M94]" office:value-type="float" office:value="0.425538786209623">
            <text:p>0,4255387862</text:p>
          </table:table-cell>
          <table:table-cell table:formula="of:=[.I94]/[.$M94]" office:value-type="float" office:value="0">
            <text:p>0</text:p>
          </table:table-cell>
          <table:table-cell table:formula="of:=[.U94]-[.V94]-[.W94]" office:value-type="float" office:value="15.7272847605646">
            <text:p>15,7272847606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95]*[.C95]" office:value-type="float" office:value="1536">
            <text:p>1536</text:p>
          </table:table-cell>
          <table:table-cell table:formula="of:=[counters.BH95]/1000000000" office:value-type="float" office:value="2.369079589">
            <text:p>2,369079589</text:p>
          </table:table-cell>
          <table:table-cell table:style-name="Default" table:formula="of:=[counters.BI95]/1000000000" office:value-type="float" office:value="8.721374511">
            <text:p>8,721374511</text:p>
          </table:table-cell>
          <table:table-cell table:style-name="Default" table:formula="of:=[counters.BJ95]/1000000000" office:value-type="float" office:value="0.487182617">
            <text:p>0,487182617</text:p>
          </table:table-cell>
          <table:table-cell table:formula="of:=[counters.BK95]/1000000000" office:value-type="float" office:value="0.124084472">
            <text:p>0,124084472</text:p>
          </table:table-cell>
          <table:table-cell table:formula="of:=[counters.BL95]/(2^-32)" office:value-type="float" office:value="0">
            <text:p>0</text:p>
          </table:table-cell>
          <table:table-cell table:formula="of:=[counters.D95]/1000000000" office:value-type="float" office:value="0.552068295">
            <text:p>0,552068295</text:p>
          </table:table-cell>
          <table:table-cell table:formula="of:=[counters.E95]/12500000" office:value-type="float" office:value="0.53151912">
            <text:p>0,53151912</text:p>
          </table:table-cell>
          <table:table-cell table:formula="of:=[counters.F95]/1050000000" office:value-type="float" office:value="0.550714074285714">
            <text:p>0,5507140743</text:p>
          </table:table-cell>
          <table:table-cell table:formula="of:=[counters.G95]/3500000000" office:value-type="float" office:value="0.458299181714286">
            <text:p>0,4582991817</text:p>
          </table:table-cell>
          <table:table-cell table:style-name="ce6" table:formula="of:=[.E95]/[.J95]" office:value-type="float" office:value="4.2912799203584">
            <text:p>4,2912799204</text:p>
          </table:table-cell>
          <table:table-cell table:style-name="ce6" table:formula="of:=[.F95]/[.$J95]" office:value-type="float" office:value="15.7976369771425">
            <text:p>15,7976369771</text:p>
          </table:table-cell>
          <table:table-cell table:style-name="ce6" table:formula="of:=[.G95]/[.$J95]" office:value-type="float" office:value="0.882468023272374">
            <text:p>0,8824680233</text:p>
          </table:table-cell>
          <table:table-cell table:style-name="ce6" table:formula="of:=[.H95]/[.$J95]" office:value-type="float" office:value="0.224762901843512">
            <text:p>0,2247629018</text:p>
          </table:table-cell>
          <table:table-cell table:style-name="ce6" table:formula="of:=[.I95]/[.$J95]" office:value-type="float" office:value="0">
            <text:p>0</text:p>
          </table:table-cell>
          <table:table-cell table:formula="of:=[.O95]-[.P95]-[.Q95]" office:value-type="float" office:value="14.6904060520266">
            <text:p>14,690406052</text:p>
          </table:table-cell>
          <table:table-cell table:formula="of:=[.E95]/[.$M95]" office:value-type="float" office:value="5.16928609852273">
            <text:p>5,1692860985</text:p>
          </table:table-cell>
          <table:table-cell table:formula="of:=[.F95]/[.$M95]" office:value-type="float" office:value="19.0298714441893">
            <text:p>19,0298714442</text:p>
          </table:table-cell>
          <table:table-cell table:formula="of:=[.G95]/[.$M95]" office:value-type="float" office:value="1.06302310027628">
            <text:p>1,0630231003</text:p>
          </table:table-cell>
          <table:table-cell table:formula="of:=[.H95]/[.$M95]" office:value-type="float" office:value="0.270749931378575">
            <text:p>0,2707499314</text:p>
          </table:table-cell>
          <table:table-cell table:formula="of:=[.I95]/[.$M95]" office:value-type="float" office:value="0">
            <text:p>0</text:p>
          </table:table-cell>
          <table:table-cell table:formula="of:=[.U95]-[.V95]-[.W95]" office:value-type="float" office:value="17.6960984125344">
            <text:p>17,6960984125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96]*[.C96]" office:value-type="float" office:value="1792">
            <text:p>1792</text:p>
          </table:table-cell>
          <table:table-cell table:formula="of:=[counters.BH96]/1000000000" office:value-type="float" office:value="2.514038085">
            <text:p>2,514038085</text:p>
          </table:table-cell>
          <table:table-cell table:style-name="Default" table:formula="of:=[counters.BI96]/1000000000" office:value-type="float" office:value="10.560974121">
            <text:p>10,560974121</text:p>
          </table:table-cell>
          <table:table-cell table:style-name="Default" table:formula="of:=[counters.BJ96]/1000000000" office:value-type="float" office:value="0.91619873">
            <text:p>0,91619873</text:p>
          </table:table-cell>
          <table:table-cell table:formula="of:=[counters.BK96]/1000000000" office:value-type="float" office:value="0.151367187">
            <text:p>0,151367187</text:p>
          </table:table-cell>
          <table:table-cell table:formula="of:=[counters.BL96]/(2^-32)" office:value-type="float" office:value="0">
            <text:p>0</text:p>
          </table:table-cell>
          <table:table-cell table:formula="of:=[counters.D96]/1000000000" office:value-type="float" office:value="0.667092748">
            <text:p>0,667092748</text:p>
          </table:table-cell>
          <table:table-cell table:formula="of:=[counters.E96]/12500000" office:value-type="float" office:value="0.64775384">
            <text:p>0,64775384</text:p>
          </table:table-cell>
          <table:table-cell table:formula="of:=[counters.F96]/1050000000" office:value-type="float" office:value="0.672483358095238">
            <text:p>0,6724833581</text:p>
          </table:table-cell>
          <table:table-cell table:formula="of:=[counters.G96]/3500000000" office:value-type="float" office:value="0.555477448571429">
            <text:p>0,5554774486</text:p>
          </table:table-cell>
          <table:table-cell table:style-name="ce6" table:formula="of:=[.E96]/[.J96]" office:value-type="float" office:value="3.76864850133253">
            <text:p>3,7686485013</text:p>
          </table:table-cell>
          <table:table-cell table:style-name="ce6" table:formula="of:=[.F96]/[.$J96]" office:value-type="float" office:value="15.8313430218852">
            <text:p>15,8313430219</text:p>
          </table:table-cell>
          <table:table-cell table:style-name="ce6" table:formula="of:=[.G96]/[.$J96]" office:value-type="float" office:value="1.37342031186344">
            <text:p>1,3734203119</text:p>
          </table:table-cell>
          <table:table-cell table:style-name="ce6" table:formula="of:=[.H96]/[.$J96]" office:value-type="float" office:value="0.226905760036834">
            <text:p>0,22690576</text:p>
          </table:table-cell>
          <table:table-cell table:style-name="ce6" table:formula="of:=[.I96]/[.$J96]" office:value-type="float" office:value="0">
            <text:p>0</text:p>
          </table:table-cell>
          <table:table-cell table:formula="of:=[.O96]-[.P96]-[.Q96]" office:value-type="float" office:value="14.2310169499849">
            <text:p>14,23101695</text:p>
          </table:table-cell>
          <table:table-cell table:formula="of:=[.E96]/[.$M96]" office:value-type="float" office:value="4.52590486160253">
            <text:p>4,5259048616</text:p>
          </table:table-cell>
          <table:table-cell table:formula="of:=[.F96]/[.$M96]" office:value-type="float" office:value="19.01242642372">
            <text:p>19,0124264237</text:p>
          </table:table-cell>
          <table:table-cell table:formula="of:=[.G96]/[.$M96]" office:value-type="float" office:value="1.64938960592598">
            <text:p>1,6493896059</text:p>
          </table:table-cell>
          <table:table-cell table:formula="of:=[.H96]/[.$M96]" office:value-type="float" office:value="0.272499247969984">
            <text:p>0,272499248</text:p>
          </table:table-cell>
          <table:table-cell table:formula="of:=[.I96]/[.$M96]" office:value-type="float" office:value="0">
            <text:p>0</text:p>
          </table:table-cell>
          <table:table-cell table:formula="of:=[.U96]-[.V96]-[.W96]" office:value-type="float" office:value="17.090537569824">
            <text:p>17,0905375698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97]*[.C97]" office:value-type="float" office:value="2048">
            <text:p>2048</text:p>
          </table:table-cell>
          <table:table-cell table:formula="of:=[counters.BH97]/1000000000" office:value-type="float" office:value="2.692504882">
            <text:p>2,692504882</text:p>
          </table:table-cell>
          <table:table-cell table:style-name="Default" table:formula="of:=[counters.BI97]/1000000000" office:value-type="float" office:value="11.699829101">
            <text:p>11,699829101</text:p>
          </table:table-cell>
          <table:table-cell table:style-name="Default" table:formula="of:=[counters.BJ97]/1000000000" office:value-type="float" office:value="0.864074707">
            <text:p>0,864074707</text:p>
          </table:table-cell>
          <table:table-cell table:formula="of:=[counters.BK97]/1000000000" office:value-type="float" office:value="0.16619873">
            <text:p>0,16619873</text:p>
          </table:table-cell>
          <table:table-cell table:formula="of:=[counters.BL97]/(2^-32)" office:value-type="float" office:value="0">
            <text:p>0</text:p>
          </table:table-cell>
          <table:table-cell table:formula="of:=[counters.D97]/1000000000" office:value-type="float" office:value="0.74186711">
            <text:p>0,74186711</text:p>
          </table:table-cell>
          <table:table-cell table:formula="of:=[counters.E97]/12500000" office:value-type="float" office:value="0.71944704">
            <text:p>0,71944704</text:p>
          </table:table-cell>
          <table:table-cell table:formula="of:=[counters.F97]/1050000000" office:value-type="float" office:value="0.746706972380952">
            <text:p>0,7467069724</text:p>
          </table:table-cell>
          <table:table-cell table:formula="of:=[counters.G97]/3500000000" office:value-type="float" office:value="0.615843576285714">
            <text:p>0,6158435763</text:p>
          </table:table-cell>
          <table:table-cell table:style-name="ce6" table:formula="of:=[.E97]/[.J97]" office:value-type="float" office:value="3.62936278708999">
            <text:p>3,6293627871</text:p>
          </table:table-cell>
          <table:table-cell table:style-name="ce6" table:formula="of:=[.F97]/[.$J97]" office:value-type="float" office:value="15.7707882493942">
            <text:p>15,7707882494</text:p>
          </table:table-cell>
          <table:table-cell table:style-name="ce6" table:formula="of:=[.G97]/[.$J97]" office:value-type="float" office:value="1.1647297681117">
            <text:p>1,1647297681</text:p>
          </table:table-cell>
          <table:table-cell table:style-name="ce6" table:formula="of:=[.H97]/[.$J97]" office:value-type="float" office:value="0.224027629422741">
            <text:p>0,2240276294</text:p>
          </table:table-cell>
          <table:table-cell table:style-name="ce6" table:formula="of:=[.I97]/[.$J97]" office:value-type="float" office:value="0">
            <text:p>0</text:p>
          </table:table-cell>
          <table:table-cell table:formula="of:=[.O97]-[.P97]-[.Q97]" office:value-type="float" office:value="14.3820308518597">
            <text:p>14,3820308519</text:p>
          </table:table-cell>
          <table:table-cell table:formula="of:=[.E97]/[.$M97]" office:value-type="float" office:value="4.37205970100245">
            <text:p>4,372059701</text:p>
          </table:table-cell>
          <table:table-cell table:formula="of:=[.F97]/[.$M97]" office:value-type="float" office:value="18.9980533231575">
            <text:p>18,9980533232</text:p>
          </table:table-cell>
          <table:table-cell table:formula="of:=[.G97]/[.$M97]" office:value-type="float" office:value="1.40307496947751">
            <text:p>1,4030749695</text:p>
          </table:table-cell>
          <table:table-cell table:formula="of:=[.H97]/[.$M97]" office:value-type="float" office:value="0.269871662869946">
            <text:p>0,2698716629</text:p>
          </table:table-cell>
          <table:table-cell table:formula="of:=[.I97]/[.$M97]" office:value-type="float" office:value="0">
            <text:p>0</text:p>
          </table:table-cell>
          <table:table-cell table:formula="of:=[.U97]-[.V97]-[.W97]" office:value-type="float" office:value="17.32510669081">
            <text:p>17,3251066908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98]*[.C98]" office:value-type="float" office:value="2304">
            <text:p>2304</text:p>
          </table:table-cell>
          <table:table-cell table:formula="of:=[counters.BH98]/1000000000" office:value-type="float" office:value="2.812316894">
            <text:p>2,812316894</text:p>
          </table:table-cell>
          <table:table-cell table:style-name="Default" table:formula="of:=[counters.BI98]/1000000000" office:value-type="float" office:value="12.60180664">
            <text:p>12,60180664</text:p>
          </table:table-cell>
          <table:table-cell table:style-name="Default" table:formula="of:=[counters.BJ98]/1000000000" office:value-type="float" office:value="0.668823242">
            <text:p>0,668823242</text:p>
          </table:table-cell>
          <table:table-cell table:formula="of:=[counters.BK98]/1000000000" office:value-type="float" office:value="0.18359375">
            <text:p>0,18359375</text:p>
          </table:table-cell>
          <table:table-cell table:formula="of:=[counters.BL98]/(2^-32)" office:value-type="float" office:value="0">
            <text:p>0</text:p>
          </table:table-cell>
          <table:table-cell table:formula="of:=[counters.D98]/1000000000" office:value-type="float" office:value="0.807950201">
            <text:p>0,807950201</text:p>
          </table:table-cell>
          <table:table-cell table:formula="of:=[counters.E98]/12500000" office:value-type="float" office:value="0.78000888">
            <text:p>0,78000888</text:p>
          </table:table-cell>
          <table:table-cell table:formula="of:=[counters.F98]/1050000000" office:value-type="float" office:value="0.803928288571429">
            <text:p>0,8039282886</text:p>
          </table:table-cell>
          <table:table-cell table:formula="of:=[counters.G98]/3500000000" office:value-type="float" office:value="0.670550872">
            <text:p>0,670550872</text:p>
          </table:table-cell>
          <table:table-cell table:style-name="ce6" table:formula="of:=[.E98]/[.J98]" office:value-type="float" office:value="3.48080474578655">
            <text:p>3,4808047458</text:p>
          </table:table-cell>
          <table:table-cell table:style-name="ce6" table:formula="of:=[.F98]/[.$J98]" office:value-type="float" office:value="15.5972566432965">
            <text:p>15,5972566433</text:p>
          </table:table-cell>
          <table:table-cell table:style-name="ce6" table:formula="of:=[.G98]/[.$J98]" office:value-type="float" office:value="0.827802556608313">
            <text:p>0,8278025566</text:p>
          </table:table-cell>
          <table:table-cell table:style-name="ce6" table:formula="of:=[.H98]/[.$J98]" office:value-type="float" office:value="0.227233992605938">
            <text:p>0,2272339926</text:p>
          </table:table-cell>
          <table:table-cell table:style-name="ce6" table:formula="of:=[.I98]/[.$J98]" office:value-type="float" office:value="0">
            <text:p>0</text:p>
          </table:table-cell>
          <table:table-cell table:formula="of:=[.O98]-[.P98]-[.Q98]" office:value-type="float" office:value="14.5422200940823">
            <text:p>14,5422200941</text:p>
          </table:table-cell>
          <table:table-cell table:formula="of:=[.E98]/[.$M98]" office:value-type="float" office:value="4.19403957467376">
            <text:p>4,1940395747</text:p>
          </table:table-cell>
          <table:table-cell table:formula="of:=[.F98]/[.$M98]" office:value-type="float" office:value="18.7932149016727">
            <text:p>18,7932149017</text:p>
          </table:table-cell>
          <table:table-cell table:formula="of:=[.G98]/[.$M98]" office:value-type="float" office:value="0.997423566097458">
            <text:p>0,9974235661</text:p>
          </table:table-cell>
          <table:table-cell table:formula="of:=[.H98]/[.$M98]" office:value-type="float" office:value="0.273795408620392">
            <text:p>0,2737954086</text:p>
          </table:table-cell>
          <table:table-cell table:formula="of:=[.I98]/[.$M98]" office:value-type="float" office:value="0">
            <text:p>0</text:p>
          </table:table-cell>
          <table:table-cell table:formula="of:=[.U98]-[.V98]-[.W98]" office:value-type="float" office:value="17.5219959269548">
            <text:p>17,521995927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99]*[.C99]" office:value-type="float" office:value="2560">
            <text:p>2560</text:p>
          </table:table-cell>
          <table:table-cell table:formula="of:=[counters.BH99]/1000000000" office:value-type="float" office:value="3.13708496">
            <text:p>3,13708496</text:p>
          </table:table-cell>
          <table:table-cell table:style-name="Default" table:formula="of:=[counters.BI99]/1000000000" office:value-type="float" office:value="14.106872558">
            <text:p>14,106872558</text:p>
          </table:table-cell>
          <table:table-cell table:style-name="Default" table:formula="of:=[counters.BJ99]/1000000000" office:value-type="float" office:value="0.769226074">
            <text:p>0,769226074</text:p>
          </table:table-cell>
          <table:table-cell table:formula="of:=[counters.BK99]/1000000000" office:value-type="float" office:value="0.212585449">
            <text:p>0,212585449</text:p>
          </table:table-cell>
          <table:table-cell table:formula="of:=[counters.BL99]/(2^-32)" office:value-type="float" office:value="0">
            <text:p>0</text:p>
          </table:table-cell>
          <table:table-cell table:formula="of:=[counters.D99]/1000000000" office:value-type="float" office:value="0.947508161">
            <text:p>0,947508161</text:p>
          </table:table-cell>
          <table:table-cell table:formula="of:=[counters.E99]/12500000" office:value-type="float" office:value="0.91691656">
            <text:p>0,91691656</text:p>
          </table:table-cell>
          <table:table-cell table:formula="of:=[counters.F99]/1050000000" office:value-type="float" office:value="0.94378625047619">
            <text:p>0,9437862505</text:p>
          </table:table-cell>
          <table:table-cell table:formula="of:=[counters.G99]/3500000000" office:value-type="float" office:value="0.786413456857143">
            <text:p>0,7864134569</text:p>
          </table:table-cell>
          <table:table-cell table:style-name="ce6" table:formula="of:=[.E99]/[.J99]" office:value-type="float" office:value="3.31087909225934">
            <text:p>3,3108790923</text:p>
          </table:table-cell>
          <table:table-cell table:style-name="ce6" table:formula="of:=[.F99]/[.$J99]" office:value-type="float" office:value="14.8883916135473">
            <text:p>14,8883916135</text:p>
          </table:table-cell>
          <table:table-cell table:style-name="ce6" table:formula="of:=[.G99]/[.$J99]" office:value-type="float" office:value="0.811841106664621">
            <text:p>0,8118411067</text:p>
          </table:table-cell>
          <table:table-cell table:style-name="ce6" table:formula="of:=[.H99]/[.$J99]" office:value-type="float" office:value="0.224362657494831">
            <text:p>0,2243626575</text:p>
          </table:table-cell>
          <table:table-cell table:style-name="ce6" table:formula="of:=[.I99]/[.$J99]" office:value-type="float" office:value="0">
            <text:p>0</text:p>
          </table:table-cell>
          <table:table-cell table:formula="of:=[.O99]-[.P99]-[.Q99]" office:value-type="float" office:value="13.8521878493878">
            <text:p>13,8521878494</text:p>
          </table:table-cell>
          <table:table-cell table:formula="of:=[.E99]/[.$M99]" office:value-type="float" office:value="3.98910386469884">
            <text:p>3,9891038647</text:p>
          </table:table-cell>
          <table:table-cell table:formula="of:=[.F99]/[.$M99]" office:value-type="float" office:value="17.9382390204477">
            <text:p>17,9382390204</text:p>
          </table:table-cell>
          <table:table-cell table:formula="of:=[.G99]/[.$M99]" office:value-type="float" office:value="0.978144597212475">
            <text:p>0,9781445972</text:p>
          </table:table-cell>
          <table:table-cell table:formula="of:=[.H99]/[.$M99]" office:value-type="float" office:value="0.270322750896946">
            <text:p>0,2703227509</text:p>
          </table:table-cell>
          <table:table-cell table:formula="of:=[.I99]/[.$M99]" office:value-type="float" office:value="0">
            <text:p>0</text:p>
          </table:table-cell>
          <table:table-cell table:formula="of:=[.U99]-[.V99]-[.W99]" office:value-type="float" office:value="16.6897716723383">
            <text:p>16,6897716723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100]*[.C100]" office:value-type="float" office:value="2816">
            <text:p>2816</text:p>
          </table:table-cell>
          <table:table-cell table:formula="of:=[counters.BH100]/1000000000" office:value-type="float" office:value="3.377746582">
            <text:p>3,377746582</text:p>
          </table:table-cell>
          <table:table-cell table:style-name="Default" table:formula="of:=[counters.BI100]/1000000000" office:value-type="float" office:value="15.167419433">
            <text:p>15,167419433</text:p>
          </table:table-cell>
          <table:table-cell table:style-name="Default" table:formula="of:=[counters.BJ100]/1000000000" office:value-type="float" office:value="0.818786621">
            <text:p>0,818786621</text:p>
          </table:table-cell>
          <table:table-cell table:formula="of:=[counters.BK100]/1000000000" office:value-type="float" office:value="0.228027343">
            <text:p>0,228027343</text:p>
          </table:table-cell>
          <table:table-cell table:formula="of:=[counters.BL100]/(2^-32)" office:value-type="float" office:value="0">
            <text:p>0</text:p>
          </table:table-cell>
          <table:table-cell table:formula="of:=[counters.D100]/1000000000" office:value-type="float" office:value="1.017894859">
            <text:p>1,017894859</text:p>
          </table:table-cell>
          <table:table-cell table:formula="of:=[counters.E100]/12500000" office:value-type="float" office:value="0.98446248">
            <text:p>0,98446248</text:p>
          </table:table-cell>
          <table:table-cell table:formula="of:=[counters.F100]/1050000000" office:value-type="float" office:value="1.00918144190476">
            <text:p>1,0091814419</text:p>
          </table:table-cell>
          <table:table-cell table:formula="of:=[counters.G100]/3500000000" office:value-type="float" office:value="0.844799812">
            <text:p>0,844799812</text:p>
          </table:table-cell>
          <table:table-cell table:style-name="ce6" table:formula="of:=[.E100]/[.J100]" office:value-type="float" office:value="3.31836490982808">
            <text:p>3,3183649098</text:p>
          </table:table-cell>
          <table:table-cell table:style-name="ce6" table:formula="of:=[.F100]/[.$J100]" office:value-type="float" office:value="14.9007722152176">
            <text:p>14,9007722152</text:p>
          </table:table-cell>
          <table:table-cell table:style-name="ce6" table:formula="of:=[.G100]/[.$J100]" office:value-type="float" office:value="0.804392137125432">
            <text:p>0,8043921371</text:p>
          </table:table-cell>
          <table:table-cell table:style-name="ce6" table:formula="of:=[.H100]/[.$J100]" office:value-type="float" office:value="0.22401856241225">
            <text:p>0,2240185624</text:p>
          </table:table-cell>
          <table:table-cell table:style-name="ce6" table:formula="of:=[.I100]/[.$J100]" office:value-type="float" office:value="0">
            <text:p>0</text:p>
          </table:table-cell>
          <table:table-cell table:formula="of:=[.O100]-[.P100]-[.Q100]" office:value-type="float" office:value="13.8723615156799">
            <text:p>13,8723615157</text:p>
          </table:table-cell>
          <table:table-cell table:formula="of:=[.E100]/[.$M100]" office:value-type="float" office:value="3.99828046126506">
            <text:p>3,9982804613</text:p>
          </table:table-cell>
          <table:table-cell table:formula="of:=[.F100]/[.$M100]" office:value-type="float" office:value="17.9538622257648">
            <text:p>17,9538622258</text:p>
          </table:table-cell>
          <table:table-cell table:formula="of:=[.G100]/[.$M100]" office:value-type="float" office:value="0.969207863649477">
            <text:p>0,9692078636</text:p>
          </table:table-cell>
          <table:table-cell table:formula="of:=[.H100]/[.$M100]" office:value-type="float" office:value="0.269918789944049">
            <text:p>0,2699187899</text:p>
          </table:table-cell>
          <table:table-cell table:formula="of:=[.I100]/[.$M100]" office:value-type="float" office:value="0">
            <text:p>0</text:p>
          </table:table-cell>
          <table:table-cell table:formula="of:=[.U100]-[.V100]-[.W100]" office:value-type="float" office:value="16.7147355721713">
            <text:p>16,7147355722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101]*[.C101]" office:value-type="float" office:value="3072">
            <text:p>3072</text:p>
          </table:table-cell>
          <table:table-cell table:formula="of:=[counters.BH101]/1000000000" office:value-type="float" office:value="3.642822265">
            <text:p>3,642822265</text:p>
          </table:table-cell>
          <table:table-cell table:style-name="Default" table:formula="of:=[counters.BI101]/1000000000" office:value-type="float" office:value="16.262939453">
            <text:p>16,262939453</text:p>
          </table:table-cell>
          <table:table-cell table:style-name="Default" table:formula="of:=[counters.BJ101]/1000000000" office:value-type="float" office:value="0.876647949">
            <text:p>0,876647949</text:p>
          </table:table-cell>
          <table:table-cell table:formula="of:=[counters.BK101]/1000000000" office:value-type="float" office:value="0.244079589">
            <text:p>0,244079589</text:p>
          </table:table-cell>
          <table:table-cell table:formula="of:=[counters.BL101]/(2^-32)" office:value-type="float" office:value="0">
            <text:p>0</text:p>
          </table:table-cell>
          <table:table-cell table:formula="of:=[counters.D101]/1000000000" office:value-type="float" office:value="1.09137875">
            <text:p>1,09137875</text:p>
          </table:table-cell>
          <table:table-cell table:formula="of:=[counters.E101]/12500000" office:value-type="float" office:value="1.055058">
            <text:p>1,055058</text:p>
          </table:table-cell>
          <table:table-cell table:formula="of:=[counters.F101]/1050000000" office:value-type="float" office:value="1.07422816857143">
            <text:p>1,0742281686</text:p>
          </table:table-cell>
          <table:table-cell table:formula="of:=[counters.G101]/3500000000" office:value-type="float" office:value="0.905761616571429">
            <text:p>0,9057616166</text:p>
          </table:table-cell>
          <table:table-cell table:style-name="ce6" table:formula="of:=[.E101]/[.J101]" office:value-type="float" office:value="3.33781674327084">
            <text:p>3,3378167433</text:p>
          </table:table-cell>
          <table:table-cell table:style-name="ce6" table:formula="of:=[.F101]/[.$J101]" office:value-type="float" office:value="14.9012791874498">
            <text:p>14,9012791874</text:p>
          </table:table-cell>
          <table:table-cell table:style-name="ce6" table:formula="of:=[.G101]/[.$J101]" office:value-type="float" office:value="0.803248138192172">
            <text:p>0,8032481382</text:p>
          </table:table-cell>
          <table:table-cell table:style-name="ce6" table:formula="of:=[.H101]/[.$J101]" office:value-type="float" office:value="0.223643340132837">
            <text:p>0,2236433401</text:p>
          </table:table-cell>
          <table:table-cell table:style-name="ce6" table:formula="of:=[.I101]/[.$J101]" office:value-type="float" office:value="0">
            <text:p>0</text:p>
          </table:table-cell>
          <table:table-cell table:formula="of:=[.O101]-[.P101]-[.Q101]" office:value-type="float" office:value="13.8743877091248">
            <text:p>13,8743877091</text:p>
          </table:table-cell>
          <table:table-cell table:formula="of:=[.E101]/[.$M101]" office:value-type="float" office:value="4.02183333710821">
            <text:p>4,0218333371</text:p>
          </table:table-cell>
          <table:table-cell table:formula="of:=[.F101]/[.$M101]" office:value-type="float" office:value="17.9549885482672">
            <text:p>17,9549885483</text:p>
          </table:table-cell>
          <table:table-cell table:formula="of:=[.G101]/[.$M101]" office:value-type="float" office:value="0.967857251799174">
            <text:p>0,9678572518</text:p>
          </table:table-cell>
          <table:table-cell table:formula="of:=[.H101]/[.$M101]" office:value-type="float" office:value="0.269474422998749">
            <text:p>0,269474423</text:p>
          </table:table-cell>
          <table:table-cell table:formula="of:=[.I101]/[.$M101]" office:value-type="float" office:value="0">
            <text:p>0</text:p>
          </table:table-cell>
          <table:table-cell table:formula="of:=[.U101]-[.V101]-[.W101]" office:value-type="float" office:value="16.7176568734693">
            <text:p>16,7176568735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102]*[.C102]" office:value-type="float" office:value="3328">
            <text:p>3328</text:p>
          </table:table-cell>
          <table:table-cell table:formula="of:=[counters.BH102]/1000000000" office:value-type="float" office:value="4.069763183">
            <text:p>4,069763183</text:p>
          </table:table-cell>
          <table:table-cell table:style-name="Default" table:formula="of:=[counters.BI102]/1000000000" office:value-type="float" office:value="18.138427734">
            <text:p>18,138427734</text:p>
          </table:table-cell>
          <table:table-cell table:style-name="Default" table:formula="of:=[counters.BJ102]/1000000000" office:value-type="float" office:value="0.982971191">
            <text:p>0,982971191</text:p>
          </table:table-cell>
          <table:table-cell table:formula="of:=[counters.BK102]/1000000000" office:value-type="float" office:value="0.272399902">
            <text:p>0,272399902</text:p>
          </table:table-cell>
          <table:table-cell table:formula="of:=[counters.BL102]/(2^-32)" office:value-type="float" office:value="0">
            <text:p>0</text:p>
          </table:table-cell>
          <table:table-cell table:formula="of:=[counters.D102]/1000000000" office:value-type="float" office:value="1.214287856">
            <text:p>1,214287856</text:p>
          </table:table-cell>
          <table:table-cell table:formula="of:=[counters.E102]/12500000" office:value-type="float" office:value="1.17301192">
            <text:p>1,17301192</text:p>
          </table:table-cell>
          <table:table-cell table:formula="of:=[counters.F102]/1050000000" office:value-type="float" office:value="1.20410584">
            <text:p>1,20410584</text:p>
          </table:table-cell>
          <table:table-cell table:formula="of:=[counters.G102]/3500000000" office:value-type="float" office:value="1.00774049971429">
            <text:p>1,0077404997</text:p>
          </table:table-cell>
          <table:table-cell table:style-name="ce6" table:formula="of:=[.E102]/[.J102]" office:value-type="float" office:value="3.35156376874776">
            <text:p>3,3515637687</text:p>
          </table:table-cell>
          <table:table-cell table:style-name="ce6" table:formula="of:=[.F102]/[.$J102]" office:value-type="float" office:value="14.9375023758782">
            <text:p>14,9375023759</text:p>
          </table:table-cell>
          <table:table-cell table:style-name="ce6" table:formula="of:=[.G102]/[.$J102]" office:value-type="float" office:value="0.809504258930841">
            <text:p>0,8095042589</text:p>
          </table:table-cell>
          <table:table-cell table:style-name="ce6" table:formula="of:=[.H102]/[.$J102]" office:value-type="float" office:value="0.224328935395365">
            <text:p>0,2243289354</text:p>
          </table:table-cell>
          <table:table-cell table:style-name="ce6" table:formula="of:=[.I102]/[.$J102]" office:value-type="float" office:value="0">
            <text:p>0</text:p>
          </table:table-cell>
          <table:table-cell table:formula="of:=[.O102]-[.P102]-[.Q102]" office:value-type="float" office:value="13.903669181552">
            <text:p>13,9036691816</text:p>
          </table:table-cell>
          <table:table-cell table:formula="of:=[.E102]/[.$M102]" office:value-type="float" office:value="4.03850315051728">
            <text:p>4,0385031505</text:p>
          </table:table-cell>
          <table:table-cell table:formula="of:=[.F102]/[.$M102]" office:value-type="float" office:value="17.9991056617677">
            <text:p>17,9991056618</text:p>
          </table:table-cell>
          <table:table-cell table:formula="of:=[.G102]/[.$M102]" office:value-type="float" office:value="0.975420945450432">
            <text:p>0,9754209455</text:p>
          </table:table-cell>
          <table:table-cell table:formula="of:=[.H102]/[.$M102]" office:value-type="float" office:value="0.270307586206202">
            <text:p>0,2703075862</text:p>
          </table:table-cell>
          <table:table-cell table:formula="of:=[.I102]/[.$M102]" office:value-type="float" office:value="0">
            <text:p>0</text:p>
          </table:table-cell>
          <table:table-cell table:formula="of:=[.U102]-[.V102]-[.W102]" office:value-type="float" office:value="16.7533771301111">
            <text:p>16,7533771301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103]*[.C103]" office:value-type="float" office:value="3584">
            <text:p>3584</text:p>
          </table:table-cell>
          <table:table-cell table:formula="of:=[counters.BH103]/1000000000" office:value-type="float" office:value="4.315307617">
            <text:p>4,315307617</text:p>
          </table:table-cell>
          <table:table-cell table:style-name="Default" table:formula="of:=[counters.BI103]/1000000000" office:value-type="float" office:value="19.290344238">
            <text:p>19,290344238</text:p>
          </table:table-cell>
          <table:table-cell table:style-name="Default" table:formula="of:=[counters.BJ103]/1000000000" office:value-type="float" office:value="1.063232421">
            <text:p>1,063232421</text:p>
          </table:table-cell>
          <table:table-cell table:formula="of:=[counters.BK103]/1000000000" office:value-type="float" office:value="0.290832519">
            <text:p>0,290832519</text:p>
          </table:table-cell>
          <table:table-cell table:formula="of:=[counters.BL103]/(2^-32)" office:value-type="float" office:value="0">
            <text:p>0</text:p>
          </table:table-cell>
          <table:table-cell table:formula="of:=[counters.D103]/1000000000" office:value-type="float" office:value="1.292198045">
            <text:p>1,292198045</text:p>
          </table:table-cell>
          <table:table-cell table:formula="of:=[counters.E103]/12500000" office:value-type="float" office:value="1.24840288">
            <text:p>1,24840288</text:p>
          </table:table-cell>
          <table:table-cell table:formula="of:=[counters.F103]/1050000000" office:value-type="float" office:value="1.27676239047619">
            <text:p>1,2767623905</text:p>
          </table:table-cell>
          <table:table-cell table:formula="of:=[counters.G103]/3500000000" office:value-type="float" office:value="1.07313236714286">
            <text:p>1,0731323671</text:p>
          </table:table-cell>
          <table:table-cell table:style-name="ce6" table:formula="of:=[.E103]/[.J103]" office:value-type="float" office:value="3.33950947666075">
            <text:p>3,3395094767</text:p>
          </table:table-cell>
          <table:table-cell table:style-name="ce6" table:formula="of:=[.F103]/[.$J103]" office:value-type="float" office:value="14.9283186990118">
            <text:p>14,928318699</text:p>
          </table:table-cell>
          <table:table-cell table:style-name="ce6" table:formula="of:=[.G103]/[.$J103]" office:value-type="float" office:value="0.822809185568765">
            <text:p>0,8228091856</text:p>
          </table:table-cell>
          <table:table-cell table:style-name="ce6" table:formula="of:=[.H103]/[.$J103]" office:value-type="float" office:value="0.225068069190586">
            <text:p>0,2250680692</text:p>
          </table:table-cell>
          <table:table-cell table:style-name="ce6" table:formula="of:=[.I103]/[.$J103]" office:value-type="float" office:value="0">
            <text:p>0</text:p>
          </table:table-cell>
          <table:table-cell table:formula="of:=[.O103]-[.P103]-[.Q103]" office:value-type="float" office:value="13.8804414442525">
            <text:p>13,8804414443</text:p>
          </table:table-cell>
          <table:table-cell table:formula="of:=[.E103]/[.$M103]" office:value-type="float" office:value="4.02122585165259">
            <text:p>4,0212258517</text:p>
          </table:table-cell>
          <table:table-cell table:formula="of:=[.F103]/[.$M103]" office:value-type="float" office:value="17.9757361054715">
            <text:p>17,9757361055</text:p>
          </table:table-cell>
          <table:table-cell table:formula="of:=[.G103]/[.$M103]" office:value-type="float" office:value="0.990774720392401">
            <text:p>0,9907747204</text:p>
          </table:table-cell>
          <table:table-cell table:formula="of:=[.H103]/[.$M103]" office:value-type="float" office:value="0.271012717447263">
            <text:p>0,2710127174</text:p>
          </table:table-cell>
          <table:table-cell table:formula="of:=[.I103]/[.$M103]" office:value-type="float" office:value="0">
            <text:p>0</text:p>
          </table:table-cell>
          <table:table-cell table:formula="of:=[.U103]-[.V103]-[.W103]" office:value-type="float" office:value="16.7139486676319">
            <text:p>16,7139486676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104]*[.C104]" office:value-type="float" office:value="3840">
            <text:p>3840</text:p>
          </table:table-cell>
          <table:table-cell table:formula="of:=[counters.BH104]/1000000000" office:value-type="float" office:value="4.54333496">
            <text:p>4,54333496</text:p>
          </table:table-cell>
          <table:table-cell table:style-name="Default" table:formula="of:=[counters.BI104]/1000000000" office:value-type="float" office:value="20.40460205">
            <text:p>20,40460205</text:p>
          </table:table-cell>
          <table:table-cell table:style-name="Default" table:formula="of:=[counters.BJ104]/1000000000" office:value-type="float" office:value="1.110229492">
            <text:p>1,110229492</text:p>
          </table:table-cell>
          <table:table-cell table:formula="of:=[counters.BK104]/1000000000" office:value-type="float" office:value="0.309265136">
            <text:p>0,309265136</text:p>
          </table:table-cell>
          <table:table-cell table:formula="of:=[counters.BL104]/(2^-32)" office:value-type="float" office:value="0">
            <text:p>0</text:p>
          </table:table-cell>
          <table:table-cell table:formula="of:=[counters.D104]/1000000000" office:value-type="float" office:value="1.366056349">
            <text:p>1,366056349</text:p>
          </table:table-cell>
          <table:table-cell table:formula="of:=[counters.E104]/12500000" office:value-type="float" office:value="1.32084632">
            <text:p>1,32084632</text:p>
          </table:table-cell>
          <table:table-cell table:formula="of:=[counters.F104]/1050000000" office:value-type="float" office:value="1.34408453428571">
            <text:p>1,3440845343</text:p>
          </table:table-cell>
          <table:table-cell table:formula="of:=[counters.G104]/3500000000" office:value-type="float" office:value="1.13638684771429">
            <text:p>1,1363868477</text:p>
          </table:table-cell>
          <table:table-cell table:style-name="ce6" table:formula="of:=[.E104]/[.J104]" office:value-type="float" office:value="3.32587668387609">
            <text:p>3,3258766839</text:p>
          </table:table-cell>
          <table:table-cell table:style-name="ce6" table:formula="of:=[.F104]/[.$J104]" office:value-type="float" office:value="14.9368670369541">
            <text:p>14,936867037</text:p>
          </table:table-cell>
          <table:table-cell table:style-name="ce6" table:formula="of:=[.G104]/[.$J104]" office:value-type="float" office:value="0.812725985141628">
            <text:p>0,8127259851</text:p>
          </table:table-cell>
          <table:table-cell table:style-name="ce6" table:formula="of:=[.H104]/[.$J104]" office:value-type="float" office:value="0.226392663982267">
            <text:p>0,226392664</text:p>
          </table:table-cell>
          <table:table-cell table:style-name="ce6" table:formula="of:=[.I104]/[.$J104]" office:value-type="float" office:value="0">
            <text:p>0</text:p>
          </table:table-cell>
          <table:table-cell table:formula="of:=[.O104]-[.P104]-[.Q104]" office:value-type="float" office:value="13.8977483878302">
            <text:p>13,8977483878</text:p>
          </table:table-cell>
          <table:table-cell table:formula="of:=[.E104]/[.$M104]" office:value-type="float" office:value="3.99805310061306">
            <text:p>3,9980531006</text:p>
          </table:table-cell>
          <table:table-cell table:formula="of:=[.F104]/[.$M104]" office:value-type="float" office:value="17.9556830414234">
            <text:p>17,9556830414</text:p>
          </table:table-cell>
          <table:table-cell table:formula="of:=[.G104]/[.$M104]" office:value-type="float" office:value="0.976981997136892">
            <text:p>0,9769819971</text:p>
          </table:table-cell>
          <table:table-cell table:formula="of:=[.H104]/[.$M104]" office:value-type="float" office:value="0.272147760792948">
            <text:p>0,2721477608</text:p>
          </table:table-cell>
          <table:table-cell table:formula="of:=[.I104]/[.$M104]" office:value-type="float" office:value="0">
            <text:p>0</text:p>
          </table:table-cell>
          <table:table-cell table:formula="of:=[.U104]-[.V104]-[.W104]" office:value-type="float" office:value="16.7065532834936">
            <text:p>16,7065532835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105]*[.C105]" office:value-type="float" office:value="4096">
            <text:p>4096</text:p>
          </table:table-cell>
          <table:table-cell table:formula="of:=[counters.BH105]/1000000000" office:value-type="float" office:value="4.975585937">
            <text:p>4,975585937</text:p>
          </table:table-cell>
          <table:table-cell table:style-name="Default" table:formula="of:=[counters.BI105]/1000000000" office:value-type="float" office:value="22.309326171">
            <text:p>22,309326171</text:p>
          </table:table-cell>
          <table:table-cell table:style-name="Default" table:formula="of:=[counters.BJ105]/1000000000" office:value-type="float" office:value="1.219177246">
            <text:p>1,219177246</text:p>
          </table:table-cell>
          <table:table-cell table:formula="of:=[counters.BK105]/1000000000" office:value-type="float" office:value="0.338500976">
            <text:p>0,338500976</text:p>
          </table:table-cell>
          <table:table-cell table:formula="of:=[counters.BL105]/(2^-32)" office:value-type="float" office:value="0">
            <text:p>0</text:p>
          </table:table-cell>
          <table:table-cell table:formula="of:=[counters.D105]/1000000000" office:value-type="float" office:value="1.489129736">
            <text:p>1,489129736</text:p>
          </table:table-cell>
          <table:table-cell table:formula="of:=[counters.E105]/12500000" office:value-type="float" office:value="1.43894744">
            <text:p>1,43894744</text:p>
          </table:table-cell>
          <table:table-cell table:formula="of:=[counters.F105]/1050000000" office:value-type="float" office:value="1.47335582095238">
            <text:p>1,473355821</text:p>
          </table:table-cell>
          <table:table-cell table:formula="of:=[counters.G105]/3500000000" office:value-type="float" office:value="0.0113575777142857">
            <text:p>0,0113575777</text:p>
          </table:table-cell>
          <table:table-cell table:style-name="ce6" table:formula="of:=[.E105]/[.J105]" office:value-type="float" office:value="3.34127095626005">
            <text:p>3,3412709563</text:p>
          </table:table-cell>
          <table:table-cell table:style-name="ce6" table:formula="of:=[.F105]/[.$J105]" office:value-type="float" office:value="14.9814523420409">
            <text:p>14,981452342</text:p>
          </table:table-cell>
          <table:table-cell table:style-name="ce6" table:formula="of:=[.G105]/[.$J105]" office:value-type="float" office:value="0.818717950844815">
            <text:p>0,8187179508</text:p>
          </table:table-cell>
          <table:table-cell table:style-name="ce6" table:formula="of:=[.H105]/[.$J105]" office:value-type="float" office:value="0.227314630697832">
            <text:p>0,2273146307</text:p>
          </table:table-cell>
          <table:table-cell table:style-name="ce6" table:formula="of:=[.I105]/[.$J105]" office:value-type="float" office:value="0">
            <text:p>0</text:p>
          </table:table-cell>
          <table:table-cell table:formula="of:=[.O105]-[.P105]-[.Q105]" office:value-type="float" office:value="13.9354197604983">
            <text:p>13,9354197605</text:p>
          </table:table-cell>
          <table:table-cell table:formula="of:=[.E105]/[.$M105]" office:value-type="float" office:value="438.085132425873">
            <text:p>438,0851324259</text:p>
          </table:table-cell>
          <table:table-cell table:formula="of:=[.F105]/[.$M105]" office:value-type="float" office:value="1964.26797440611">
            <text:p>1964,2679744061</text:p>
          </table:table-cell>
          <table:table-cell table:formula="of:=[.G105]/[.$M105]" office:value-type="float" office:value="107.344829740104">
            <text:p>107,3448297401</text:p>
          </table:table-cell>
          <table:table-cell table:formula="of:=[.H105]/[.$M105]" office:value-type="float" office:value="29.8039762100178">
            <text:p>29,80397621</text:p>
          </table:table-cell>
          <table:table-cell table:formula="of:=[.I105]/[.$M105]" office:value-type="float" office:value="0">
            <text:p>0</text:p>
          </table:table-cell>
          <table:table-cell table:formula="of:=[.U105]-[.V105]-[.W105]" office:value-type="float" office:value="1827.11916845599">
            <text:p>1827,119168456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106]*[.C106]" office:value-type="float" office:value="4352">
            <text:p>4352</text:p>
          </table:table-cell>
          <table:table-cell table:formula="of:=[counters.BH106]/1000000000" office:value-type="float" office:value="5.255126953">
            <text:p>5,255126953</text:p>
          </table:table-cell>
          <table:table-cell table:style-name="Default" table:formula="of:=[counters.BI106]/1000000000" office:value-type="float" office:value="23.36730957">
            <text:p>23,36730957</text:p>
          </table:table-cell>
          <table:table-cell table:style-name="Default" table:formula="of:=[counters.BJ106]/1000000000" office:value-type="float" office:value="1.242858886">
            <text:p>1,242858886</text:p>
          </table:table-cell>
          <table:table-cell table:formula="of:=[counters.BK106]/1000000000" office:value-type="float" office:value="0.349975585">
            <text:p>0,349975585</text:p>
          </table:table-cell>
          <table:table-cell table:formula="of:=[counters.BL106]/(2^-32)" office:value-type="float" office:value="0">
            <text:p>0</text:p>
          </table:table-cell>
          <table:table-cell table:formula="of:=[counters.D106]/1000000000" office:value-type="float" office:value="1.563667554">
            <text:p>1,563667554</text:p>
          </table:table-cell>
          <table:table-cell table:formula="of:=[counters.E106]/12500000" office:value-type="float" office:value="1.50978456">
            <text:p>1,50978456</text:p>
          </table:table-cell>
          <table:table-cell table:formula="of:=[counters.F106]/1050000000" office:value-type="float" office:value="1.54347773904762">
            <text:p>1,543477739</text:p>
          </table:table-cell>
          <table:table-cell table:formula="of:=[counters.G106]/3500000000" office:value-type="float" office:value="0.0706785522857143">
            <text:p>0,0706785523</text:p>
          </table:table-cell>
          <table:table-cell table:style-name="ce6" table:formula="of:=[.E106]/[.J106]" office:value-type="float" office:value="3.36076996645286">
            <text:p>3,3607699665</text:p>
          </table:table-cell>
          <table:table-cell table:style-name="ce6" table:formula="of:=[.F106]/[.$J106]" office:value-type="float" office:value="14.9439115176524">
            <text:p>14,9439115177</text:p>
          </table:table-cell>
          <table:table-cell table:style-name="ce6" table:formula="of:=[.G106]/[.$J106]" office:value-type="float" office:value="0.794835758291881">
            <text:p>0,7948357583</text:p>
          </table:table-cell>
          <table:table-cell table:style-name="ce6" table:formula="of:=[.H106]/[.$J106]" office:value-type="float" office:value="0.223817130504967">
            <text:p>0,2238171305</text:p>
          </table:table-cell>
          <table:table-cell table:style-name="ce6" table:formula="of:=[.I106]/[.$J106]" office:value-type="float" office:value="0">
            <text:p>0</text:p>
          </table:table-cell>
          <table:table-cell table:formula="of:=[.O106]-[.P106]-[.Q106]" office:value-type="float" office:value="13.9252586288556">
            <text:p>13,9252586289</text:p>
          </table:table-cell>
          <table:table-cell table:formula="of:=[.E106]/[.$M106]" office:value-type="float" office:value="74.3524985027485">
            <text:p>74,3524985027</text:p>
          </table:table-cell>
          <table:table-cell table:formula="of:=[.F106]/[.$M106]" office:value-type="float" office:value="330.613868200623">
            <text:p>330,6138682006</text:p>
          </table:table-cell>
          <table:table-cell table:formula="of:=[.G106]/[.$M106]" office:value-type="float" office:value="17.5846681320779">
            <text:p>17,5846681321</text:p>
          </table:table-cell>
          <table:table-cell table:formula="of:=[.H106]/[.$M106]" office:value-type="float" office:value="4.95165186158939">
            <text:p>4,9516518616</text:p>
          </table:table-cell>
          <table:table-cell table:formula="of:=[.I106]/[.$M106]" office:value-type="float" office:value="0">
            <text:p>0</text:p>
          </table:table-cell>
          <table:table-cell table:formula="of:=[.U106]-[.V106]-[.W106]" office:value-type="float" office:value="308.077548206956">
            <text:p>308,077548207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107]*[.C107]" office:value-type="float" office:value="4608">
            <text:p>4608</text:p>
          </table:table-cell>
          <table:table-cell table:formula="of:=[counters.BH107]/1000000000" office:value-type="float" office:value="5.530029296">
            <text:p>5,530029296</text:p>
          </table:table-cell>
          <table:table-cell table:style-name="Default" table:formula="of:=[counters.BI107]/1000000000" office:value-type="float" office:value="24.504943847">
            <text:p>24,504943847</text:p>
          </table:table-cell>
          <table:table-cell table:style-name="Default" table:formula="of:=[counters.BJ107]/1000000000" office:value-type="float" office:value="1.299621582">
            <text:p>1,299621582</text:p>
          </table:table-cell>
          <table:table-cell table:formula="of:=[counters.BK107]/1000000000" office:value-type="float" office:value="0.370056152">
            <text:p>0,370056152</text:p>
          </table:table-cell>
          <table:table-cell table:formula="of:=[counters.BL107]/(2^-32)" office:value-type="float" office:value="0">
            <text:p>0</text:p>
          </table:table-cell>
          <table:table-cell table:formula="of:=[counters.D107]/1000000000" office:value-type="float" office:value="1.638656085">
            <text:p>1,638656085</text:p>
          </table:table-cell>
          <table:table-cell table:formula="of:=[counters.E107]/12500000" office:value-type="float" office:value="1.58153224">
            <text:p>1,58153224</text:p>
          </table:table-cell>
          <table:table-cell table:formula="of:=[counters.F107]/1050000000" office:value-type="float" office:value="1.60934768095238">
            <text:p>1,609347681</text:p>
          </table:table-cell>
          <table:table-cell table:formula="of:=[counters.G107]/3500000000" office:value-type="float" office:value="0.133323579142857">
            <text:p>0,1333235791</text:p>
          </table:table-cell>
          <table:table-cell table:style-name="ce6" table:formula="of:=[.E107]/[.J107]" office:value-type="float" office:value="3.37473454413102">
            <text:p>3,3747345441</text:p>
          </table:table-cell>
          <table:table-cell table:style-name="ce6" table:formula="of:=[.F107]/[.$J107]" office:value-type="float" office:value="14.9542933818233">
            <text:p>14,9542933818</text:p>
          </table:table-cell>
          <table:table-cell table:style-name="ce6" table:formula="of:=[.G107]/[.$J107]" office:value-type="float" office:value="0.793102099883271">
            <text:p>0,7931020999</text:p>
          </table:table-cell>
          <table:table-cell table:style-name="ce6" table:formula="of:=[.H107]/[.$J107]" office:value-type="float" office:value="0.225829053080409">
            <text:p>0,2258290531</text:p>
          </table:table-cell>
          <table:table-cell table:style-name="ce6" table:formula="of:=[.I107]/[.$J107]" office:value-type="float" office:value="0">
            <text:p>0</text:p>
          </table:table-cell>
          <table:table-cell table:formula="of:=[.O107]-[.P107]-[.Q107]" office:value-type="float" office:value="13.9353622288596">
            <text:p>13,9353622289</text:p>
          </table:table-cell>
          <table:table-cell table:formula="of:=[.E107]/[.$M107]" office:value-type="float" office:value="41.4782541209349">
            <text:p>41,4782541209</text:p>
          </table:table-cell>
          <table:table-cell table:formula="of:=[.F107]/[.$M107]" office:value-type="float" office:value="183.800525042482">
            <text:p>183,8005250425</text:p>
          </table:table-cell>
          <table:table-cell table:formula="of:=[.G107]/[.$M107]" office:value-type="float" office:value="9.74787498472004">
            <text:p>9,7478749847</text:p>
          </table:table-cell>
          <table:table-cell table:formula="of:=[.H107]/[.$M107]" office:value-type="float" office:value="2.77562419475314">
            <text:p>2,7756241948</text:p>
          </table:table-cell>
          <table:table-cell table:formula="of:=[.I107]/[.$M107]" office:value-type="float" office:value="0">
            <text:p>0</text:p>
          </table:table-cell>
          <table:table-cell table:formula="of:=[.U107]-[.V107]-[.W107]" office:value-type="float" office:value="171.277025863008">
            <text:p>171,277025863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108]*[.C108]" office:value-type="float" office:value="4864">
            <text:p>4864</text:p>
          </table:table-cell>
          <table:table-cell table:formula="of:=[counters.BH108]/1000000000" office:value-type="float" office:value="5.92388916">
            <text:p>5,92388916</text:p>
          </table:table-cell>
          <table:table-cell table:style-name="Default" table:formula="of:=[counters.BI108]/1000000000" office:value-type="float" office:value="26.403686523">
            <text:p>26,403686523</text:p>
          </table:table-cell>
          <table:table-cell table:style-name="Default" table:formula="of:=[counters.BJ108]/1000000000" office:value-type="float" office:value="1.419311523">
            <text:p>1,419311523</text:p>
          </table:table-cell>
          <table:table-cell table:formula="of:=[counters.BK108]/1000000000" office:value-type="float" office:value="0.397827148">
            <text:p>0,397827148</text:p>
          </table:table-cell>
          <table:table-cell table:formula="of:=[counters.BL108]/(2^-32)" office:value-type="float" office:value="0">
            <text:p>0</text:p>
          </table:table-cell>
          <table:table-cell table:formula="of:=[counters.D108]/1000000000" office:value-type="float" office:value="1.764887626">
            <text:p>1,764887626</text:p>
          </table:table-cell>
          <table:table-cell table:formula="of:=[counters.E108]/12500000" office:value-type="float" office:value="1.70417976">
            <text:p>1,70417976</text:p>
          </table:table-cell>
          <table:table-cell table:formula="of:=[counters.F108]/1050000000" office:value-type="float" office:value="1.74225056285714">
            <text:p>1,7422505629</text:p>
          </table:table-cell>
          <table:table-cell table:formula="of:=[counters.G108]/3500000000" office:value-type="float" office:value="0.238886779714286">
            <text:p>0,2388867797</text:p>
          </table:table-cell>
          <table:table-cell table:style-name="ce6" table:formula="of:=[.E108]/[.J108]" office:value-type="float" office:value="3.3565248419958">
            <text:p>3,356524842</text:p>
          </table:table-cell>
          <table:table-cell table:style-name="ce6" table:formula="of:=[.F108]/[.$J108]" office:value-type="float" office:value="14.9605482717572">
            <text:p>14,9605482718</text:p>
          </table:table-cell>
          <table:table-cell table:style-name="ce6" table:formula="of:=[.G108]/[.$J108]" office:value-type="float" office:value="0.804193707344855">
            <text:p>0,8041937073</text:p>
          </table:table-cell>
          <table:table-cell table:style-name="ce6" table:formula="of:=[.H108]/[.$J108]" office:value-type="float" office:value="0.225412169103168">
            <text:p>0,2254121691</text:p>
          </table:table-cell>
          <table:table-cell table:style-name="ce6" table:formula="of:=[.I108]/[.$J108]" office:value-type="float" office:value="0">
            <text:p>0</text:p>
          </table:table-cell>
          <table:table-cell table:formula="of:=[.O108]-[.P108]-[.Q108]" office:value-type="float" office:value="13.9309423953092">
            <text:p>13,9309423953</text:p>
          </table:table-cell>
          <table:table-cell table:formula="of:=[.E108]/[.$M108]" office:value-type="float" office:value="24.7978944966528">
            <text:p>24,7978944967</text:p>
          </table:table-cell>
          <table:table-cell table:formula="of:=[.F108]/[.$M108]" office:value-type="float" office:value="110.528035727132">
            <text:p>110,5280357271</text:p>
          </table:table-cell>
          <table:table-cell table:formula="of:=[.G108]/[.$M108]" office:value-type="float" office:value="5.94135650661594">
            <text:p>5,9413565066</text:p>
          </table:table-cell>
          <table:table-cell table:formula="of:=[.H108]/[.$M108]" office:value-type="float" office:value="1.66533764855389">
            <text:p>1,6653376486</text:p>
          </table:table-cell>
          <table:table-cell table:formula="of:=[.I108]/[.$M108]" office:value-type="float" office:value="0">
            <text:p>0</text:p>
          </table:table-cell>
          <table:table-cell table:formula="of:=[.U108]-[.V108]-[.W108]" office:value-type="float" office:value="102.921341571962">
            <text:p>102,921341572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109]*[.C109]" office:value-type="float" office:value="5120">
            <text:p>5120</text:p>
          </table:table-cell>
          <table:table-cell table:formula="of:=[counters.BH109]/1000000000" office:value-type="float" office:value="6.15625">
            <text:p>6,15625</text:p>
          </table:table-cell>
          <table:table-cell table:style-name="Default" table:formula="of:=[counters.BI109]/1000000000" office:value-type="float" office:value="27.525390625">
            <text:p>27,525390625</text:p>
          </table:table-cell>
          <table:table-cell table:style-name="Default" table:formula="of:=[counters.BJ109]/1000000000" office:value-type="float" office:value="1.495056152">
            <text:p>1,495056152</text:p>
          </table:table-cell>
          <table:table-cell table:formula="of:=[counters.BK109]/1000000000" office:value-type="float" office:value="0.415832519">
            <text:p>0,415832519</text:p>
          </table:table-cell>
          <table:table-cell table:formula="of:=[counters.BL109]/(2^-32)" office:value-type="float" office:value="0">
            <text:p>0</text:p>
          </table:table-cell>
          <table:table-cell table:formula="of:=[counters.D109]/1000000000" office:value-type="float" office:value="1.840076543">
            <text:p>1,840076543</text:p>
          </table:table-cell>
          <table:table-cell table:formula="of:=[counters.E109]/12500000" office:value-type="float" office:value="1.77504264">
            <text:p>1,77504264</text:p>
          </table:table-cell>
          <table:table-cell table:formula="of:=[counters.F109]/1050000000" office:value-type="float" office:value="1.81111872190476">
            <text:p>1,8111187219</text:p>
          </table:table-cell>
          <table:table-cell table:formula="of:=[counters.G109]/3500000000" office:value-type="float" office:value="0.301431913142857">
            <text:p>0,3014319131</text:p>
          </table:table-cell>
          <table:table-cell table:style-name="ce6" table:formula="of:=[.E109]/[.J109]" office:value-type="float" office:value="3.34564886630371">
            <text:p>3,3456488663</text:p>
          </table:table-cell>
          <table:table-cell table:style-name="ce6" table:formula="of:=[.F109]/[.$J109]" office:value-type="float" office:value="14.9588291474677">
            <text:p>14,9588291475</text:p>
          </table:table-cell>
          <table:table-cell table:style-name="ce6" table:formula="of:=[.G109]/[.$J109]" office:value-type="float" office:value="0.812496717969411">
            <text:p>0,812496718</text:p>
          </table:table-cell>
          <table:table-cell table:style-name="ce6" table:formula="of:=[.H109]/[.$J109]" office:value-type="float" office:value="0.225986533322163">
            <text:p>0,2259865333</text:p>
          </table:table-cell>
          <table:table-cell table:style-name="ce6" table:formula="of:=[.I109]/[.$J109]" office:value-type="float" office:value="0">
            <text:p>0</text:p>
          </table:table-cell>
          <table:table-cell table:formula="of:=[.O109]-[.P109]-[.Q109]" office:value-type="float" office:value="13.9203458961761">
            <text:p>13,9203458962</text:p>
          </table:table-cell>
          <table:table-cell table:formula="of:=[.E109]/[.$M109]" office:value-type="float" office:value="20.4233517805475">
            <text:p>20,4233517805</text:p>
          </table:table-cell>
          <table:table-cell table:formula="of:=[.F109]/[.$M109]" office:value-type="float" office:value="91.3154494426572">
            <text:p>91,3154494427</text:p>
          </table:table-cell>
          <table:table-cell table:formula="of:=[.G109]/[.$M109]" office:value-type="float" office:value="4.95984693993383">
            <text:p>4,9598469399</text:p>
          </table:table-cell>
          <table:table-cell table:formula="of:=[.H109]/[.$M109]" office:value-type="float" office:value="1.37952386880458">
            <text:p>1,3795238688</text:p>
          </table:table-cell>
          <table:table-cell table:formula="of:=[.I109]/[.$M109]" office:value-type="float" office:value="0">
            <text:p>0</text:p>
          </table:table-cell>
          <table:table-cell table:formula="of:=[.U109]-[.V109]-[.W109]" office:value-type="float" office:value="84.9760786339188">
            <text:p>84,9760786339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110]*[.C110]" office:value-type="float" office:value="5376">
            <text:p>5376</text:p>
          </table:table-cell>
          <table:table-cell table:formula="of:=[counters.BH110]/1000000000" office:value-type="float" office:value="7.293151855">
            <text:p>7,293151855</text:p>
          </table:table-cell>
          <table:table-cell table:style-name="Default" table:formula="of:=[counters.BI110]/1000000000" office:value-type="float" office:value="32.461486816">
            <text:p>32,461486816</text:p>
          </table:table-cell>
          <table:table-cell table:style-name="Default" table:formula="of:=[counters.BJ110]/1000000000" office:value-type="float" office:value="1.785766601">
            <text:p>1,785766601</text:p>
          </table:table-cell>
          <table:table-cell table:formula="of:=[counters.BK110]/1000000000" office:value-type="float" office:value="0.489318847">
            <text:p>0,489318847</text:p>
          </table:table-cell>
          <table:table-cell table:formula="of:=[counters.BL110]/(2^-32)" office:value-type="float" office:value="0">
            <text:p>0</text:p>
          </table:table-cell>
          <table:table-cell table:formula="of:=[counters.D110]/1000000000" office:value-type="float" office:value="2.178147816">
            <text:p>2,178147816</text:p>
          </table:table-cell>
          <table:table-cell table:formula="of:=[counters.E110]/12500000" office:value-type="float" office:value="2.1014596">
            <text:p>2,1014596</text:p>
          </table:table-cell>
          <table:table-cell table:formula="of:=[counters.F110]/1050000000" office:value-type="float" office:value="2.18129564190476">
            <text:p>2,1812956419</text:p>
          </table:table-cell>
          <table:table-cell table:formula="of:=[counters.G110]/3500000000" office:value-type="float" office:value="0.581642875714286">
            <text:p>0,5816428757</text:p>
          </table:table-cell>
          <table:table-cell table:style-name="ce6" table:formula="of:=[.E110]/[.J110]" office:value-type="float" office:value="3.34832732720285">
            <text:p>3,3483273272</text:p>
          </table:table-cell>
          <table:table-cell table:style-name="ce6" table:formula="of:=[.F110]/[.$J110]" office:value-type="float" office:value="14.9032524687021">
            <text:p>14,9032524687</text:p>
          </table:table-cell>
          <table:table-cell table:style-name="ce6" table:formula="of:=[.G110]/[.$J110]" office:value-type="float" office:value="0.819855561630074">
            <text:p>0,8198555616</text:p>
          </table:table-cell>
          <table:table-cell table:style-name="ce6" table:formula="of:=[.H110]/[.$J110]" office:value-type="float" office:value="0.224649054304586">
            <text:p>0,2246490543</text:p>
          </table:table-cell>
          <table:table-cell table:style-name="ce6" table:formula="of:=[.I110]/[.$J110]" office:value-type="float" office:value="0">
            <text:p>0</text:p>
          </table:table-cell>
          <table:table-cell table:formula="of:=[.O110]-[.P110]-[.Q110]" office:value-type="float" office:value="13.8587478527674">
            <text:p>13,8587478528</text:p>
          </table:table-cell>
          <table:table-cell table:formula="of:=[.E110]/[.$M110]" office:value-type="float" office:value="12.5388828085338">
            <text:p>12,5388828085</text:p>
          </table:table-cell>
          <table:table-cell table:formula="of:=[.F110]/[.$M110]" office:value-type="float" office:value="55.8099964280242">
            <text:p>55,809996428</text:p>
          </table:table-cell>
          <table:table-cell table:formula="of:=[.G110]/[.$M110]" office:value-type="float" office:value="3.07021142278583">
            <text:p>3,0702114228</text:p>
          </table:table-cell>
          <table:table-cell table:formula="of:=[.H110]/[.$M110]" office:value-type="float" office:value="0.841270249204192">
            <text:p>0,8412702492</text:p>
          </table:table-cell>
          <table:table-cell table:formula="of:=[.I110]/[.$M110]" office:value-type="float" office:value="0">
            <text:p>0</text:p>
          </table:table-cell>
          <table:table-cell table:formula="of:=[.U110]-[.V110]-[.W110]" office:value-type="float" office:value="51.8985147560342">
            <text:p>51,898514756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111]*[.C111]" office:value-type="float" office:value="5632">
            <text:p>5632</text:p>
          </table:table-cell>
          <table:table-cell table:formula="of:=[counters.BH111]/1000000000" office:value-type="float" office:value="7.515808105">
            <text:p>7,515808105</text:p>
          </table:table-cell>
          <table:table-cell table:style-name="Default" table:formula="of:=[counters.BI111]/1000000000" office:value-type="float" office:value="33.831115722">
            <text:p>33,831115722</text:p>
          </table:table-cell>
          <table:table-cell table:style-name="Default" table:formula="of:=[counters.BJ111]/1000000000" office:value-type="float" office:value="1.878784179">
            <text:p>1,878784179</text:p>
          </table:table-cell>
          <table:table-cell table:formula="of:=[counters.BK111]/1000000000" office:value-type="float" office:value="0.508117675">
            <text:p>0,508117675</text:p>
          </table:table-cell>
          <table:table-cell table:formula="of:=[counters.BL111]/(2^-32)" office:value-type="float" office:value="0">
            <text:p>0</text:p>
          </table:table-cell>
          <table:table-cell table:formula="of:=[counters.D111]/1000000000" office:value-type="float" office:value="2.263730698">
            <text:p>2,263730698</text:p>
          </table:table-cell>
          <table:table-cell table:formula="of:=[counters.E111]/12500000" office:value-type="float" office:value="2.18284744">
            <text:p>2,18284744</text:p>
          </table:table-cell>
          <table:table-cell table:formula="of:=[counters.F111]/1050000000" office:value-type="float" office:value="2.26308636857143">
            <text:p>2,2630863686</text:p>
          </table:table-cell>
          <table:table-cell table:formula="of:=[counters.G111]/3500000000" office:value-type="float" office:value="0.652231199714286">
            <text:p>0,6522311997</text:p>
          </table:table-cell>
          <table:table-cell table:style-name="ce6" table:formula="of:=[.E111]/[.J111]" office:value-type="float" office:value="3.320098151092">
            <text:p>3,3200981511</text:p>
          </table:table-cell>
          <table:table-cell table:style-name="ce6" table:formula="of:=[.F111]/[.$J111]" office:value-type="float" office:value="14.9448499999977">
            <text:p>14,94485</text:p>
          </table:table-cell>
          <table:table-cell table:style-name="ce6" table:formula="of:=[.G111]/[.$J111]" office:value-type="float" office:value="0.829950391475409">
            <text:p>0,8299503915</text:p>
          </table:table-cell>
          <table:table-cell table:style-name="ce6" table:formula="of:=[.H111]/[.$J111]" office:value-type="float" office:value="0.224460301505352">
            <text:p>0,2244603015</text:p>
          </table:table-cell>
          <table:table-cell table:style-name="ce6" table:formula="of:=[.I111]/[.$J111]" office:value-type="float" office:value="0">
            <text:p>0</text:p>
          </table:table-cell>
          <table:table-cell table:formula="of:=[.O111]-[.P111]-[.Q111]" office:value-type="float" office:value="13.8904393070169">
            <text:p>13,890439307</text:p>
          </table:table-cell>
          <table:table-cell table:formula="of:=[.E111]/[.$M111]" office:value-type="float" office:value="11.5232268991308">
            <text:p>11,5232268991</text:p>
          </table:table-cell>
          <table:table-cell table:formula="of:=[.F111]/[.$M111]" office:value-type="float" office:value="51.8698212180281">
            <text:p>51,869821218</text:p>
          </table:table-cell>
          <table:table-cell table:formula="of:=[.G111]/[.$M111]" office:value-type="float" office:value="2.88054938160427">
            <text:p>2,8805493816</text:p>
          </table:table-cell>
          <table:table-cell table:formula="of:=[.H111]/[.$M111]" office:value-type="float" office:value="0.779045337332198">
            <text:p>0,7790453373</text:p>
          </table:table-cell>
          <table:table-cell table:formula="of:=[.I111]/[.$M111]" office:value-type="float" office:value="0">
            <text:p>0</text:p>
          </table:table-cell>
          <table:table-cell table:formula="of:=[.U111]-[.V111]-[.W111]" office:value-type="float" office:value="48.2102264990917">
            <text:p>48,2102264991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112]*[.C112]" office:value-type="float" office:value="5888">
            <text:p>5888</text:p>
          </table:table-cell>
          <table:table-cell table:formula="of:=[counters.BH112]/1000000000" office:value-type="float" office:value="7.561584472">
            <text:p>7,561584472</text:p>
          </table:table-cell>
          <table:table-cell table:style-name="Default" table:formula="of:=[counters.BI112]/1000000000" office:value-type="float" office:value="34.016601562">
            <text:p>34,016601562</text:p>
          </table:table-cell>
          <table:table-cell table:style-name="Default" table:formula="of:=[counters.BJ112]/1000000000" office:value-type="float" office:value="1.858642578">
            <text:p>1,858642578</text:p>
          </table:table-cell>
          <table:table-cell table:formula="of:=[counters.BK112]/1000000000" office:value-type="float" office:value="0.512145996">
            <text:p>0,512145996</text:p>
          </table:table-cell>
          <table:table-cell table:formula="of:=[counters.BL112]/(2^-32)" office:value-type="float" office:value="0">
            <text:p>0</text:p>
          </table:table-cell>
          <table:table-cell table:formula="of:=[counters.D112]/1000000000" office:value-type="float" office:value="2.273723284">
            <text:p>2,273723284</text:p>
          </table:table-cell>
          <table:table-cell table:formula="of:=[counters.E112]/12500000" office:value-type="float" office:value="2.19399304">
            <text:p>2,19399304</text:p>
          </table:table-cell>
          <table:table-cell table:formula="of:=[counters.F112]/1050000000" office:value-type="float" office:value="2.26342276571429">
            <text:p>2,2634227657</text:p>
          </table:table-cell>
          <table:table-cell table:formula="of:=[counters.G112]/3500000000" office:value-type="float" office:value="0.661724792857143">
            <text:p>0,6617247929</text:p>
          </table:table-cell>
          <table:table-cell table:style-name="ce6" table:formula="of:=[.E112]/[.J112]" office:value-type="float" office:value="3.32563972283269">
            <text:p>3,3256397228</text:p>
          </table:table-cell>
          <table:table-cell table:style-name="ce6" table:formula="of:=[.F112]/[.$J112]" office:value-type="float" office:value="14.960748214777">
            <text:p>14,9607482148</text:p>
          </table:table-cell>
          <table:table-cell table:style-name="ce6" table:formula="of:=[.G112]/[.$J112]" office:value-type="float" office:value="0.817444493390692">
            <text:p>0,8174444934</text:p>
          </table:table-cell>
          <table:table-cell table:style-name="ce6" table:formula="of:=[.H112]/[.$J112]" office:value-type="float" office:value="0.225245525523677">
            <text:p>0,2252455255</text:p>
          </table:table-cell>
          <table:table-cell table:style-name="ce6" table:formula="of:=[.I112]/[.$J112]" office:value-type="float" office:value="0">
            <text:p>0</text:p>
          </table:table-cell>
          <table:table-cell table:formula="of:=[.O112]-[.P112]-[.Q112]" office:value-type="float" office:value="13.9180581958627">
            <text:p>13,9180581959</text:p>
          </table:table-cell>
          <table:table-cell table:formula="of:=[.E112]/[.$M112]" office:value-type="float" office:value="11.4270835151139">
            <text:p>11,4270835151</text:p>
          </table:table-cell>
          <table:table-cell table:formula="of:=[.F112]/[.$M112]" office:value-type="float" office:value="51.4059650313627">
            <text:p>51,4059650314</text:p>
          </table:table-cell>
          <table:table-cell table:formula="of:=[.G112]/[.$M112]" office:value-type="float" office:value="2.80878485748569">
            <text:p>2,8087848575</text:p>
          </table:table-cell>
          <table:table-cell table:formula="of:=[.H112]/[.$M112]" office:value-type="float" office:value="0.773956184698319">
            <text:p>0,7739561847</text:p>
          </table:table-cell>
          <table:table-cell table:formula="of:=[.I112]/[.$M112]" office:value-type="float" office:value="0">
            <text:p>0</text:p>
          </table:table-cell>
          <table:table-cell table:formula="of:=[.U112]-[.V112]-[.W112]" office:value-type="float" office:value="47.8232239891787">
            <text:p>47,8232239892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113]*[.C113]" office:value-type="float" office:value="6144">
            <text:p>6144</text:p>
          </table:table-cell>
          <table:table-cell table:formula="of:=[counters.BH113]/1000000000" office:value-type="float" office:value="7.600280761">
            <text:p>7,600280761</text:p>
          </table:table-cell>
          <table:table-cell table:style-name="Default" table:formula="of:=[counters.BI113]/1000000000" office:value-type="float" office:value="34.223815917">
            <text:p>34,223815917</text:p>
          </table:table-cell>
          <table:table-cell table:style-name="Default" table:formula="of:=[counters.BJ113]/1000000000" office:value-type="float" office:value="1.83795166">
            <text:p>1,83795166</text:p>
          </table:table-cell>
          <table:table-cell table:formula="of:=[counters.BK113]/1000000000" office:value-type="float" office:value="0.512939453">
            <text:p>0,512939453</text:p>
          </table:table-cell>
          <table:table-cell table:formula="of:=[counters.BL113]/(2^-32)" office:value-type="float" office:value="0">
            <text:p>0</text:p>
          </table:table-cell>
          <table:table-cell table:formula="of:=[counters.D113]/1000000000" office:value-type="float" office:value="2.288010615">
            <text:p>2,288010615</text:p>
          </table:table-cell>
          <table:table-cell table:formula="of:=[counters.E113]/12500000" office:value-type="float" office:value="2.20912176">
            <text:p>2,20912176</text:p>
          </table:table-cell>
          <table:table-cell table:formula="of:=[counters.F113]/1050000000" office:value-type="float" office:value="2.26947433142857">
            <text:p>2,2694743314</text:p>
          </table:table-cell>
          <table:table-cell table:formula="of:=[counters.G113]/3500000000" office:value-type="float" office:value="0.672270319714286">
            <text:p>0,6722703197</text:p>
          </table:table-cell>
          <table:table-cell table:style-name="ce6" table:formula="of:=[.E113]/[.J113]" office:value-type="float" office:value="3.32178562073673">
            <text:p>3,3217856207</text:p>
          </table:table-cell>
          <table:table-cell table:style-name="ce6" table:formula="of:=[.F113]/[.$J113]" office:value-type="float" office:value="14.9578921061955">
            <text:p>14,9578921062</text:p>
          </table:table-cell>
          <table:table-cell table:style-name="ce6" table:formula="of:=[.G113]/[.$J113]" office:value-type="float" office:value="0.803296823865478">
            <text:p>0,8032968239</text:p>
          </table:table-cell>
          <table:table-cell table:style-name="ce6" table:formula="of:=[.H113]/[.$J113]" office:value-type="float" office:value="0.224185783770938">
            <text:p>0,2241857838</text:p>
          </table:table-cell>
          <table:table-cell table:style-name="ce6" table:formula="of:=[.I113]/[.$J113]" office:value-type="float" office:value="0">
            <text:p>0</text:p>
          </table:table-cell>
          <table:table-cell table:formula="of:=[.O113]-[.P113]-[.Q113]" office:value-type="float" office:value="13.9304094985591">
            <text:p>13,9304094986</text:p>
          </table:table-cell>
          <table:table-cell table:formula="of:=[.E113]/[.$M113]" office:value-type="float" office:value="11.3053938841597">
            <text:p>11,3053938842</text:p>
          </table:table-cell>
          <table:table-cell table:formula="of:=[.F113]/[.$M113]" office:value-type="float" office:value="50.9078192408451">
            <text:p>50,9078192408</text:p>
          </table:table-cell>
          <table:table-cell table:formula="of:=[.G113]/[.$M113]" office:value-type="float" office:value="2.73394735138854">
            <text:p>2,7339473514</text:p>
          </table:table-cell>
          <table:table-cell table:formula="of:=[.H113]/[.$M113]" office:value-type="float" office:value="0.762995833607527">
            <text:p>0,7629958336</text:p>
          </table:table-cell>
          <table:table-cell table:formula="of:=[.I113]/[.$M113]" office:value-type="float" office:value="0">
            <text:p>0</text:p>
          </table:table-cell>
          <table:table-cell table:formula="of:=[.U113]-[.V113]-[.W113]" office:value-type="float" office:value="47.410876055849">
            <text:p>47,4108760558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114]*[.C114]" office:value-type="float" office:value="6400">
            <text:p>6400</text:p>
          </table:table-cell>
          <table:table-cell table:formula="of:=[counters.BH114]/1000000000" office:value-type="float" office:value="8.3928833">
            <text:p>8,3928833</text:p>
          </table:table-cell>
          <table:table-cell table:style-name="Default" table:formula="of:=[counters.BI114]/1000000000" office:value-type="float" office:value="36.903869628">
            <text:p>36,903869628</text:p>
          </table:table-cell>
          <table:table-cell table:style-name="Default" table:formula="of:=[counters.BJ114]/1000000000" office:value-type="float" office:value="2.06060791">
            <text:p>2,06060791</text:p>
          </table:table-cell>
          <table:table-cell table:formula="of:=[counters.BK114]/1000000000" office:value-type="float" office:value="0.56677246">
            <text:p>0,56677246</text:p>
          </table:table-cell>
          <table:table-cell table:formula="of:=[counters.BL114]/(2^-32)" office:value-type="float" office:value="0">
            <text:p>0</text:p>
          </table:table-cell>
          <table:table-cell table:formula="of:=[counters.D114]/1000000000" office:value-type="float" office:value="2.521275294">
            <text:p>2,521275294</text:p>
          </table:table-cell>
          <table:table-cell table:formula="of:=[counters.E114]/12500000" office:value-type="float" office:value="2.43154976">
            <text:p>2,43154976</text:p>
          </table:table-cell>
          <table:table-cell table:formula="of:=[counters.F114]/1050000000" office:value-type="float" office:value="2.51643384571429">
            <text:p>2,5164338457</text:p>
          </table:table-cell>
          <table:table-cell table:formula="of:=[counters.G114]/3500000000" office:value-type="float" office:value="0.866376690285714">
            <text:p>0,8663766903</text:p>
          </table:table-cell>
          <table:table-cell table:style-name="ce6" table:formula="of:=[.E114]/[.J114]" office:value-type="float" office:value="3.32882463092108">
            <text:p>3,3288246309</text:p>
          </table:table-cell>
          <table:table-cell table:style-name="ce6" table:formula="of:=[.F114]/[.$J114]" office:value-type="float" office:value="14.6369853842704">
            <text:p>14,6369853843</text:p>
          </table:table-cell>
          <table:table-cell table:style-name="ce6" table:formula="of:=[.G114]/[.$J114]" office:value-type="float" office:value="0.817287947454103">
            <text:p>0,8172879475</text:p>
          </table:table-cell>
          <table:table-cell table:style-name="ce6" table:formula="of:=[.H114]/[.$J114]" office:value-type="float" office:value="0.224795944079877">
            <text:p>0,2247959441</text:p>
          </table:table-cell>
          <table:table-cell table:style-name="ce6" table:formula="of:=[.I114]/[.$J114]" office:value-type="float" office:value="0">
            <text:p>0</text:p>
          </table:table-cell>
          <table:table-cell table:formula="of:=[.O114]-[.P114]-[.Q114]" office:value-type="float" office:value="13.5949014927364">
            <text:p>13,5949014927</text:p>
          </table:table-cell>
          <table:table-cell table:formula="of:=[.E114]/[.$M114]" office:value-type="float" office:value="9.68733738350254">
            <text:p>9,6873373835</text:p>
          </table:table-cell>
          <table:table-cell table:formula="of:=[.F114]/[.$M114]" office:value-type="float" office:value="42.5956400279304">
            <text:p>42,5956400279</text:p>
          </table:table-cell>
          <table:table-cell table:formula="of:=[.G114]/[.$M114]" office:value-type="float" office:value="2.37842030274435">
            <text:p>2,3784203027</text:p>
          </table:table-cell>
          <table:table-cell table:formula="of:=[.H114]/[.$M114]" office:value-type="float" office:value="0.654187106318718">
            <text:p>0,6541871063</text:p>
          </table:table-cell>
          <table:table-cell table:formula="of:=[.I114]/[.$M114]" office:value-type="float" office:value="0">
            <text:p>0</text:p>
          </table:table-cell>
          <table:table-cell table:formula="of:=[.U114]-[.V114]-[.W114]" office:value-type="float" office:value="39.5630326188673">
            <text:p>39,5630326189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115]*[.C115]" office:value-type="float" office:value="6656">
            <text:p>6656</text:p>
          </table:table-cell>
          <table:table-cell table:formula="of:=[counters.BH115]/1000000000" office:value-type="float" office:value="8.811645507">
            <text:p>8,811645507</text:p>
          </table:table-cell>
          <table:table-cell table:style-name="Default" table:formula="of:=[counters.BI115]/1000000000" office:value-type="float" office:value="39.204345703">
            <text:p>39,204345703</text:p>
          </table:table-cell>
          <table:table-cell table:style-name="Default" table:formula="of:=[counters.BJ115]/1000000000" office:value-type="float" office:value="2.112121582">
            <text:p>2,112121582</text:p>
          </table:table-cell>
          <table:table-cell table:formula="of:=[counters.BK115]/1000000000" office:value-type="float" office:value="0.59210205">
            <text:p>0,59210205</text:p>
          </table:table-cell>
          <table:table-cell table:formula="of:=[counters.BL115]/(2^-32)" office:value-type="float" office:value="0">
            <text:p>0</text:p>
          </table:table-cell>
          <table:table-cell table:formula="of:=[counters.D115]/1000000000" office:value-type="float" office:value="2.645850228">
            <text:p>2,645850228</text:p>
          </table:table-cell>
          <table:table-cell table:formula="of:=[counters.E115]/12500000" office:value-type="float" office:value="2.5532796">
            <text:p>2,5532796</text:p>
          </table:table-cell>
          <table:table-cell table:formula="of:=[counters.F115]/1050000000" office:value-type="float" office:value="2.63898483809524">
            <text:p>2,6389848381</text:p>
          </table:table-cell>
          <table:table-cell table:formula="of:=[counters.G115]/3500000000" office:value-type="float" office:value="0.969054586857143">
            <text:p>0,9690545869</text:p>
          </table:table-cell>
          <table:table-cell table:style-name="ce6" table:formula="of:=[.E115]/[.J115]" office:value-type="float" office:value="3.33036443777119">
            <text:p>3,3303644378</text:p>
          </table:table-cell>
          <table:table-cell table:style-name="ce6" table:formula="of:=[.F115]/[.$J115]" office:value-type="float" office:value="14.8172958877701">
            <text:p>14,8172958878</text:p>
          </table:table-cell>
          <table:table-cell table:style-name="ce6" table:formula="of:=[.G115]/[.$J115]" office:value-type="float" office:value="0.798277075417286">
            <text:p>0,7982770754</text:p>
          </table:table-cell>
          <table:table-cell table:style-name="ce6" table:formula="of:=[.H115]/[.$J115]" office:value-type="float" office:value="0.223785172620134">
            <text:p>0,2237851726</text:p>
          </table:table-cell>
          <table:table-cell table:style-name="ce6" table:formula="of:=[.I115]/[.$J115]" office:value-type="float" office:value="0">
            <text:p>0</text:p>
          </table:table-cell>
          <table:table-cell table:formula="of:=[.O115]-[.P115]-[.Q115]" office:value-type="float" office:value="13.7952336397327">
            <text:p>13,7952336397</text:p>
          </table:table-cell>
          <table:table-cell table:formula="of:=[.E115]/[.$M115]" office:value-type="float" office:value="9.09303317533237">
            <text:p>9,0930331753</text:p>
          </table:table-cell>
          <table:table-cell table:formula="of:=[.F115]/[.$M115]" office:value-type="float" office:value="40.4562820657486">
            <text:p>40,4562820657</text:p>
          </table:table-cell>
          <table:table-cell table:formula="of:=[.G115]/[.$M115]" office:value-type="float" office:value="2.17956925300779">
            <text:p>2,179569253</text:p>
          </table:table-cell>
          <table:table-cell table:formula="of:=[.H115]/[.$M115]" office:value-type="float" office:value="0.611010007104261">
            <text:p>0,6110100071</text:p>
          </table:table-cell>
          <table:table-cell table:formula="of:=[.I115]/[.$M115]" office:value-type="float" office:value="0">
            <text:p>0</text:p>
          </table:table-cell>
          <table:table-cell table:formula="of:=[.U115]-[.V115]-[.W115]" office:value-type="float" office:value="37.6657028056365">
            <text:p>37,6657028056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116]*[.C116]" office:value-type="float" office:value="6912">
            <text:p>6912</text:p>
          </table:table-cell>
          <table:table-cell table:formula="of:=[counters.BH116]/1000000000" office:value-type="float" office:value="9.869873046">
            <text:p>9,869873046</text:p>
          </table:table-cell>
          <table:table-cell table:style-name="Default" table:formula="of:=[counters.BI116]/1000000000" office:value-type="float" office:value="44.017822265">
            <text:p>44,017822265</text:p>
          </table:table-cell>
          <table:table-cell table:style-name="Default" table:formula="of:=[counters.BJ116]/1000000000" office:value-type="float" office:value="2.8119812">
            <text:p>2,8119812</text:p>
          </table:table-cell>
          <table:table-cell table:formula="of:=[counters.BK116]/1000000000" office:value-type="float" office:value="0.672058105">
            <text:p>0,672058105</text:p>
          </table:table-cell>
          <table:table-cell table:formula="of:=[counters.BL116]/(2^-32)" office:value-type="float" office:value="0">
            <text:p>0</text:p>
          </table:table-cell>
          <table:table-cell table:formula="of:=[counters.D116]/1000000000" office:value-type="float" office:value="2.99100551">
            <text:p>2,99100551</text:p>
          </table:table-cell>
          <table:table-cell table:formula="of:=[counters.E116]/12500000" office:value-type="float" office:value="2.8831484">
            <text:p>2,8831484</text:p>
          </table:table-cell>
          <table:table-cell table:formula="of:=[counters.F116]/1050000000" office:value-type="float" office:value="2.99251096">
            <text:p>2,99251096</text:p>
          </table:table-cell>
          <table:table-cell table:formula="of:=[counters.G116]/3500000000" office:value-type="float" office:value="0.102397531142857">
            <text:p>0,1023975311</text:p>
          </table:table-cell>
          <table:table-cell table:style-name="ce6" table:formula="of:=[.E116]/[.J116]" office:value-type="float" office:value="3.29985117479774">
            <text:p>3,2998511748</text:p>
          </table:table-cell>
          <table:table-cell table:style-name="ce6" table:formula="of:=[.F116]/[.$J116]" office:value-type="float" office:value="14.7167305836892">
            <text:p>14,7167305837</text:p>
          </table:table-cell>
          <table:table-cell table:style-name="ce6" table:formula="of:=[.G116]/[.$J116]" office:value-type="float" office:value="0.940145777264048">
            <text:p>0,9401457773</text:p>
          </table:table-cell>
          <table:table-cell table:style-name="ce6" table:formula="of:=[.H116]/[.$J116]" office:value-type="float" office:value="0.22469303475138">
            <text:p>0,2246930348</text:p>
          </table:table-cell>
          <table:table-cell table:style-name="ce6" table:formula="of:=[.I116]/[.$J116]" office:value-type="float" office:value="0">
            <text:p>0</text:p>
          </table:table-cell>
          <table:table-cell table:formula="of:=[.O116]-[.P116]-[.Q116]" office:value-type="float" office:value="13.5518917716738">
            <text:p>13,5518917717</text:p>
          </table:table-cell>
          <table:table-cell table:formula="of:=[.E116]/[.$M116]" office:value-type="float" office:value="96.3878028683164">
            <text:p>96,3878028683</text:p>
          </table:table-cell>
          <table:table-cell table:formula="of:=[.F116]/[.$M116]" office:value-type="float" office:value="429.871909739598">
            <text:p>429,8719097396</text:p>
          </table:table-cell>
          <table:table-cell table:formula="of:=[.G116]/[.$M116]" office:value-type="float" office:value="27.4614159991508">
            <text:p>27,4614159992</text:p>
          </table:table-cell>
          <table:table-cell table:formula="of:=[.H116]/[.$M116]" office:value-type="float" office:value="6.56322567057204">
            <text:p>6,5632256706</text:p>
          </table:table-cell>
          <table:table-cell table:formula="of:=[.I116]/[.$M116]" office:value-type="float" office:value="0">
            <text:p>0</text:p>
          </table:table-cell>
          <table:table-cell table:formula="of:=[.U116]-[.V116]-[.W116]" office:value-type="float" office:value="395.847268069876">
            <text:p>395,8472680699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117]*[.C117]" office:value-type="float" office:value="7168">
            <text:p>7168</text:p>
          </table:table-cell>
          <table:table-cell table:formula="of:=[counters.BH117]/1000000000" office:value-type="float" office:value="10.970489501">
            <text:p>10,970489501</text:p>
          </table:table-cell>
          <table:table-cell table:style-name="Default" table:formula="of:=[counters.BI117]/1000000000" office:value-type="float" office:value="48.582092284">
            <text:p>48,582092284</text:p>
          </table:table-cell>
          <table:table-cell table:style-name="Default" table:formula="of:=[counters.BJ117]/1000000000" office:value-type="float" office:value="2.893798828">
            <text:p>2,893798828</text:p>
          </table:table-cell>
          <table:table-cell table:formula="of:=[counters.BK117]/1000000000" office:value-type="float" office:value="0.774475097">
            <text:p>0,774475097</text:p>
          </table:table-cell>
          <table:table-cell table:formula="of:=[counters.BL117]/(2^-32)" office:value-type="float" office:value="0">
            <text:p>0</text:p>
          </table:table-cell>
          <table:table-cell table:formula="of:=[counters.D117]/1000000000" office:value-type="float" office:value="3.465662817">
            <text:p>3,465662817</text:p>
          </table:table-cell>
          <table:table-cell table:formula="of:=[counters.E117]/12500000" office:value-type="float" office:value="3.33823216">
            <text:p>3,33823216</text:p>
          </table:table-cell>
          <table:table-cell table:formula="of:=[counters.F117]/1050000000" office:value-type="float" office:value="3.46422681714286">
            <text:p>3,4642268171</text:p>
          </table:table-cell>
          <table:table-cell table:formula="of:=[counters.G117]/3500000000" office:value-type="float" office:value="0.422023387714286">
            <text:p>0,4220233877</text:p>
          </table:table-cell>
          <table:table-cell table:style-name="ce6" table:formula="of:=[.E117]/[.J117]" office:value-type="float" office:value="3.16548091383467">
            <text:p>3,1654809138</text:p>
          </table:table-cell>
          <table:table-cell table:style-name="ce6" table:formula="of:=[.F117]/[.$J117]" office:value-type="float" office:value="14.0181243384936">
            <text:p>14,0181243385</text:p>
          </table:table-cell>
          <table:table-cell table:style-name="ce6" table:formula="of:=[.G117]/[.$J117]" office:value-type="float" office:value="0.834991452083897">
            <text:p>0,8349914521</text:p>
          </table:table-cell>
          <table:table-cell table:style-name="ce6" table:formula="of:=[.H117]/[.$J117]" office:value-type="float" office:value="0.223470988926272">
            <text:p>0,2234709889</text:p>
          </table:table-cell>
          <table:table-cell table:style-name="ce6" table:formula="of:=[.I117]/[.$J117]" office:value-type="float" office:value="0">
            <text:p>0</text:p>
          </table:table-cell>
          <table:table-cell table:formula="of:=[.O117]-[.P117]-[.Q117]" office:value-type="float" office:value="12.9596618974834">
            <text:p>12,9596618975</text:p>
          </table:table-cell>
          <table:table-cell table:formula="of:=[.E117]/[.$M117]" office:value-type="float" office:value="25.994979947479">
            <text:p>25,9949799475</text:p>
          </table:table-cell>
          <table:table-cell table:formula="of:=[.F117]/[.$M117]" office:value-type="float" office:value="115.11706151435">
            <text:p>115,1170615144</text:p>
          </table:table-cell>
          <table:table-cell table:formula="of:=[.G117]/[.$M117]" office:value-type="float" office:value="6.85696317370717">
            <text:p>6,8569631737</text:p>
          </table:table-cell>
          <table:table-cell table:formula="of:=[.H117]/[.$M117]" office:value-type="float" office:value="1.83514733909564">
            <text:p>1,8351473391</text:p>
          </table:table-cell>
          <table:table-cell table:formula="of:=[.I117]/[.$M117]" office:value-type="float" office:value="0">
            <text:p>0</text:p>
          </table:table-cell>
          <table:table-cell table:formula="of:=[.U117]-[.V117]-[.W117]" office:value-type="float" office:value="106.424951001548">
            <text:p>106,4249510015</text:p>
          </table:table-cell>
          <table:table-cell table:number-columns-repeated="6"/>
          <table:table-cell>
            <draw:frame table:end-cell-address="analysis.AY149" table:end-x="1.759cm" table:end-y="0.098cm" draw:z-index="4" draw:style-name="gr1" draw:text-style-name="P1" svg:width="44.591cm" svg:height="13.632cm" svg:x="0.073cm" svg:y="0.075cm">
              <draw:object draw:notify-on-update-of-ranges="analysis.D2:analysis.D82 analysis.J1:analysis.J1 analysis.J2:analysis.J81 analysis.K1:analysis.K1 analysis.K2:analysis.K81 analysis.M1:analysis.M1 analysis.M2:analysis.M81 analysis.L1:analysis.L1 analysis.L2:analysis.L81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91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118]*[.C118]" office:value-type="float" office:value="7424">
            <text:p>7424</text:p>
          </table:table-cell>
          <table:table-cell table:formula="of:=[counters.BH118]/1000000000" office:value-type="float" office:value="11.353759765">
            <text:p>11,353759765</text:p>
          </table:table-cell>
          <table:table-cell table:style-name="Default" table:formula="of:=[counters.BI118]/1000000000" office:value-type="float" office:value="50.550598144">
            <text:p>50,550598144</text:p>
          </table:table-cell>
          <table:table-cell table:style-name="Default" table:formula="of:=[counters.BJ118]/1000000000" office:value-type="float" office:value="3.087951659">
            <text:p>3,087951659</text:p>
          </table:table-cell>
          <table:table-cell table:formula="of:=[counters.BK118]/1000000000" office:value-type="float" office:value="0.81286621">
            <text:p>0,81286621</text:p>
          </table:table-cell>
          <table:table-cell table:formula="of:=[counters.BL118]/(2^-32)" office:value-type="float" office:value="0">
            <text:p>0</text:p>
          </table:table-cell>
          <table:table-cell table:formula="of:=[counters.D118]/1000000000" office:value-type="float" office:value="3.631057491">
            <text:p>3,631057491</text:p>
          </table:table-cell>
          <table:table-cell table:formula="of:=[counters.E118]/12500000" office:value-type="float" office:value="3.496098">
            <text:p>3,496098</text:p>
          </table:table-cell>
          <table:table-cell table:formula="of:=[counters.F118]/1050000000" office:value-type="float" office:value="3.62606761238095">
            <text:p>3,6260676124</text:p>
          </table:table-cell>
          <table:table-cell table:formula="of:=[counters.G118]/3500000000" office:value-type="float" office:value="0.559673987142857">
            <text:p>0,5596739871</text:p>
          </table:table-cell>
          <table:table-cell table:style-name="ce6" table:formula="of:=[.E118]/[.J118]" office:value-type="float" office:value="3.12684659858502">
            <text:p>3,1268465986</text:p>
          </table:table-cell>
          <table:table-cell table:style-name="ce6" table:formula="of:=[.F118]/[.$J118]" office:value-type="float" office:value="13.9217289368994">
            <text:p>13,9217289369</text:p>
          </table:table-cell>
          <table:table-cell table:style-name="ce6" table:formula="of:=[.G118]/[.$J118]" office:value-type="float" office:value="0.850427641714252">
            <text:p>0,8504276417</text:p>
          </table:table-cell>
          <table:table-cell table:style-name="ce6" table:formula="of:=[.H118]/[.$J118]" office:value-type="float" office:value="0.223864869122779">
            <text:p>0,2238648691</text:p>
          </table:table-cell>
          <table:table-cell table:style-name="ce6" table:formula="of:=[.I118]/[.$J118]" office:value-type="float" office:value="0">
            <text:p>0</text:p>
          </table:table-cell>
          <table:table-cell table:formula="of:=[.O118]-[.P118]-[.Q118]" office:value-type="float" office:value="12.8474364260624">
            <text:p>12,8474364261</text:p>
          </table:table-cell>
          <table:table-cell table:formula="of:=[.E118]/[.$M118]" office:value-type="float" office:value="20.2863810465108">
            <text:p>20,2863810465</text:p>
          </table:table-cell>
          <table:table-cell table:formula="of:=[.F118]/[.$M118]" office:value-type="float" office:value="90.3215073512018">
            <text:p>90,3215073512</text:p>
          </table:table-cell>
          <table:table-cell table:formula="of:=[.G118]/[.$M118]" office:value-type="float" office:value="5.51741143940606">
            <text:p>5,5174114394</text:p>
          </table:table-cell>
          <table:table-cell table:formula="of:=[.H118]/[.$M118]" office:value-type="float" office:value="1.45239233674177">
            <text:p>1,4523923367</text:p>
          </table:table-cell>
          <table:table-cell table:formula="of:=[.I118]/[.$M118]" office:value-type="float" office:value="0">
            <text:p>0</text:p>
          </table:table-cell>
          <table:table-cell table:formula="of:=[.U118]-[.V118]-[.W118]" office:value-type="float" office:value="83.351703575054">
            <text:p>83,3517035751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119]*[.C119]" office:value-type="float" office:value="7680">
            <text:p>7680</text:p>
          </table:table-cell>
          <table:table-cell table:formula="of:=[counters.BH119]/1000000000" office:value-type="float" office:value="11.552612304">
            <text:p>11,552612304</text:p>
          </table:table-cell>
          <table:table-cell table:style-name="Default" table:formula="of:=[counters.BI119]/1000000000" office:value-type="float" office:value="51.248748778">
            <text:p>51,248748778</text:p>
          </table:table-cell>
          <table:table-cell table:style-name="Default" table:formula="of:=[counters.BJ119]/1000000000" office:value-type="float" office:value="3.239929199">
            <text:p>3,239929199</text:p>
          </table:table-cell>
          <table:table-cell table:formula="of:=[counters.BK119]/1000000000" office:value-type="float" office:value="0.810089111">
            <text:p>0,810089111</text:p>
          </table:table-cell>
          <table:table-cell table:formula="of:=[counters.BL119]/(2^-32)" office:value-type="float" office:value="0">
            <text:p>0</text:p>
          </table:table-cell>
          <table:table-cell table:formula="of:=[counters.D119]/1000000000" office:value-type="float" office:value="3.62599929">
            <text:p>3,62599929</text:p>
          </table:table-cell>
          <table:table-cell table:formula="of:=[counters.E119]/12500000" office:value-type="float" office:value="3.49263776">
            <text:p>3,49263776</text:p>
          </table:table-cell>
          <table:table-cell table:formula="of:=[counters.F119]/1050000000" office:value-type="float" office:value="3.62599278952381">
            <text:p>3,6259927895</text:p>
          </table:table-cell>
          <table:table-cell table:formula="of:=[counters.G119]/3500000000" office:value-type="float" office:value="0.555137364">
            <text:p>0,555137364</text:p>
          </table:table-cell>
          <table:table-cell table:style-name="ce6" table:formula="of:=[.E119]/[.J119]" office:value-type="float" office:value="3.18604924602729">
            <text:p>3,186049246</text:p>
          </table:table-cell>
          <table:table-cell table:style-name="ce6" table:formula="of:=[.F119]/[.$J119]" office:value-type="float" office:value="14.133689689167">
            <text:p>14,1336896892</text:p>
          </table:table-cell>
          <table:table-cell table:style-name="ce6" table:formula="of:=[.G119]/[.$J119]" office:value-type="float" office:value="0.893527256868271">
            <text:p>0,8935272569</text:p>
          </table:table-cell>
          <table:table-cell table:style-name="ce6" table:formula="of:=[.H119]/[.$J119]" office:value-type="float" office:value="0.223411271269168">
            <text:p>0,2234112713</text:p>
          </table:table-cell>
          <table:table-cell table:style-name="ce6" table:formula="of:=[.I119]/[.$J119]" office:value-type="float" office:value="0">
            <text:p>0</text:p>
          </table:table-cell>
          <table:table-cell table:formula="of:=[.O119]-[.P119]-[.Q119]" office:value-type="float" office:value="13.0167511610296">
            <text:p>13,016751161</text:p>
          </table:table-cell>
          <table:table-cell table:formula="of:=[.E119]/[.$M119]" office:value-type="float" office:value="20.8103670427775">
            <text:p>20,8103670428</text:p>
          </table:table-cell>
          <table:table-cell table:formula="of:=[.F119]/[.$M119]" office:value-type="float" office:value="92.3172391220995">
            <text:p>92,3172391221</text:p>
          </table:table-cell>
          <table:table-cell table:formula="of:=[.G119]/[.$M119]" office:value-type="float" office:value="5.83626577691499">
            <text:p>5,8362657769</text:p>
          </table:table-cell>
          <table:table-cell table:formula="of:=[.H119]/[.$M119]" office:value-type="float" office:value="1.45925884931067">
            <text:p>1,4592588493</text:p>
          </table:table-cell>
          <table:table-cell table:formula="of:=[.I119]/[.$M119]" office:value-type="float" office:value="0">
            <text:p>0</text:p>
          </table:table-cell>
          <table:table-cell table:formula="of:=[.U119]-[.V119]-[.W119]" office:value-type="float" office:value="85.0217144958739">
            <text:p>85,0217144959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120]*[.C120]" office:value-type="float" office:value="7936">
            <text:p>7936</text:p>
          </table:table-cell>
          <table:table-cell table:formula="of:=[counters.BH120]/1000000000" office:value-type="float" office:value="11.684692382">
            <text:p>11,684692382</text:p>
          </table:table-cell>
          <table:table-cell table:style-name="Default" table:formula="of:=[counters.BI120]/1000000000" office:value-type="float" office:value="51.819641113">
            <text:p>51,819641113</text:p>
          </table:table-cell>
          <table:table-cell table:style-name="Default" table:formula="of:=[counters.BJ120]/1000000000" office:value-type="float" office:value="3.083648681">
            <text:p>3,083648681</text:p>
          </table:table-cell>
          <table:table-cell table:formula="of:=[counters.BK120]/1000000000" office:value-type="float" office:value="0.812652587">
            <text:p>0,812652587</text:p>
          </table:table-cell>
          <table:table-cell table:formula="of:=[counters.BL120]/(2^-32)" office:value-type="float" office:value="0">
            <text:p>0</text:p>
          </table:table-cell>
          <table:table-cell table:formula="of:=[counters.D120]/1000000000" office:value-type="float" office:value="3.630629214">
            <text:p>3,630629214</text:p>
          </table:table-cell>
          <table:table-cell table:formula="of:=[counters.E120]/12500000" office:value-type="float" office:value="3.49565976">
            <text:p>3,49565976</text:p>
          </table:table-cell>
          <table:table-cell table:formula="of:=[counters.F120]/1050000000" office:value-type="float" office:value="3.62866086857143">
            <text:p>3,6286608686</text:p>
          </table:table-cell>
          <table:table-cell table:formula="of:=[counters.G120]/3500000000" office:value-type="float" office:value="0.559738708571429">
            <text:p>0,5597387086</text:p>
          </table:table-cell>
          <table:table-cell table:style-name="ce6" table:formula="of:=[.E120]/[.J120]" office:value-type="float" office:value="3.21836565875217">
            <text:p>3,2183656588</text:p>
          </table:table-cell>
          <table:table-cell table:style-name="ce6" table:formula="of:=[.F120]/[.$J120]" office:value-type="float" office:value="14.2729092007466">
            <text:p>14,2729092007</text:p>
          </table:table-cell>
          <table:table-cell table:style-name="ce6" table:formula="of:=[.G120]/[.$J120]" office:value-type="float" office:value="0.849342772076312">
            <text:p>0,8493427721</text:p>
          </table:table-cell>
          <table:table-cell table:style-name="ce6" table:formula="of:=[.H120]/[.$J120]" office:value-type="float" office:value="0.223832437602371">
            <text:p>0,2238324376</text:p>
          </table:table-cell>
          <table:table-cell table:style-name="ce6" table:formula="of:=[.I120]/[.$J120]" office:value-type="float" office:value="0">
            <text:p>0</text:p>
          </table:table-cell>
          <table:table-cell table:formula="of:=[.O120]-[.P120]-[.Q120]" office:value-type="float" office:value="13.1997339910679">
            <text:p>13,1997339911</text:p>
          </table:table-cell>
          <table:table-cell table:formula="of:=[.E120]/[.$M120]" office:value-type="float" office:value="20.8752623377108">
            <text:p>20,8752623377</text:p>
          </table:table-cell>
          <table:table-cell table:formula="of:=[.F120]/[.$M120]" office:value-type="float" office:value="92.5782696809636">
            <text:p>92,578269681</text:p>
          </table:table-cell>
          <table:table-cell table:formula="of:=[.G120]/[.$M120]" office:value-type="float" office:value="5.50908599633948">
            <text:p>5,5090859963</text:p>
          </table:table-cell>
          <table:table-cell table:formula="of:=[.H120]/[.$M120]" office:value-type="float" office:value="1.45184275190483">
            <text:p>1,4518427519</text:p>
          </table:table-cell>
          <table:table-cell table:formula="of:=[.I120]/[.$M120]" office:value-type="float" office:value="0">
            <text:p>0</text:p>
          </table:table-cell>
          <table:table-cell table:formula="of:=[.U120]-[.V120]-[.W120]" office:value-type="float" office:value="85.6173409327193">
            <text:p>85,6173409327</text:p>
          </table:table-cell>
          <table:table-cell table:number-columns-repeated="998"/>
        </table:table-row>
        <table:table-row table:style-name="ro1">
          <table:table-cell office:value-type="string">
            <text:p>vect4_sp_add_power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121]*[.C121]" office:value-type="float" office:value="8192">
            <text:p>8192</text:p>
          </table:table-cell>
          <table:table-cell table:formula="of:=[counters.BH121]/1000000000" office:value-type="float" office:value="11.910705566">
            <text:p>11,910705566</text:p>
          </table:table-cell>
          <table:table-cell table:style-name="Default" table:formula="of:=[counters.BI121]/1000000000" office:value-type="float" office:value="52.86856079">
            <text:p>52,86856079</text:p>
          </table:table-cell>
          <table:table-cell table:style-name="Default" table:formula="of:=[counters.BJ121]/1000000000" office:value-type="float" office:value="3.210327147">
            <text:p>3,210327147</text:p>
          </table:table-cell>
          <table:table-cell table:formula="of:=[counters.BK121]/1000000000" office:value-type="float" office:value="0.815277099">
            <text:p>0,815277099</text:p>
          </table:table-cell>
          <table:table-cell table:formula="of:=[counters.BL121]/(2^-32)" office:value-type="float" office:value="0">
            <text:p>0</text:p>
          </table:table-cell>
          <table:table-cell table:formula="of:=[counters.D121]/1000000000" office:value-type="float" office:value="3.640169025">
            <text:p>3,640169025</text:p>
          </table:table-cell>
          <table:table-cell table:formula="of:=[counters.E121]/12500000" office:value-type="float" office:value="3.50363952">
            <text:p>3,50363952</text:p>
          </table:table-cell>
          <table:table-cell table:formula="of:=[counters.F121]/1050000000" office:value-type="float" office:value="3.63746537238095">
            <text:p>3,6374653724</text:p>
          </table:table-cell>
          <table:table-cell table:formula="of:=[counters.G121]/3500000000" office:value-type="float" office:value="0.567742353428571">
            <text:p>0,5677423534</text:p>
          </table:table-cell>
          <table:table-cell table:style-name="ce6" table:formula="of:=[.E121]/[.J121]" office:value-type="float" office:value="3.27201992110792">
            <text:p>3,2720199211</text:p>
          </table:table-cell>
          <table:table-cell table:style-name="ce6" table:formula="of:=[.F121]/[.$J121]" office:value-type="float" office:value="14.5236554750366">
            <text:p>14,523655475</text:p>
          </table:table-cell>
          <table:table-cell table:style-name="ce6" table:formula="of:=[.G121]/[.$J121]" office:value-type="float" office:value="0.881917055211468">
            <text:p>0,8819170552</text:p>
          </table:table-cell>
          <table:table-cell table:style-name="ce6" table:formula="of:=[.H121]/[.$J121]" office:value-type="float" office:value="0.223966825002034">
            <text:p>0,223966825</text:p>
          </table:table-cell>
          <table:table-cell table:style-name="ce6" table:formula="of:=[.I121]/[.$J121]" office:value-type="float" office:value="0">
            <text:p>0</text:p>
          </table:table-cell>
          <table:table-cell table:formula="of:=[.O121]-[.P121]-[.Q121]" office:value-type="float" office:value="13.4177715948231">
            <text:p>13,4177715948</text:p>
          </table:table-cell>
          <table:table-cell table:formula="of:=[.E121]/[.$M121]" office:value-type="float" office:value="20.9790682235908">
            <text:p>20,9790682236</text:p>
          </table:table-cell>
          <table:table-cell table:formula="of:=[.F121]/[.$M121]" office:value-type="float" office:value="93.1206919313471">
            <text:p>93,1206919313</text:p>
          </table:table-cell>
          <table:table-cell table:formula="of:=[.G121]/[.$M121]" office:value-type="float" office:value="5.65454933494564">
            <text:p>5,6545493349</text:p>
          </table:table-cell>
          <table:table-cell table:formula="of:=[.H121]/[.$M121]" office:value-type="float" office:value="1.4359983786247">
            <text:p>1,4359983786</text:p>
          </table:table-cell>
          <table:table-cell table:formula="of:=[.I121]/[.$M121]" office:value-type="float" office:value="0">
            <text:p>0</text:p>
          </table:table-cell>
          <table:table-cell table:formula="of:=[.U121]-[.V121]-[.W121]" office:value-type="float" office:value="86.0301442177768">
            <text:p>86,0301442178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table:number-columns-repeated="2" office:value-type="float" office:value="1">
            <text:p>1</text:p>
          </table:table-cell>
          <table:table-cell table:formula="of:=[.B122]*[.C122]" office:value-type="float" office:value="1">
            <text:p>1</text:p>
          </table:table-cell>
          <table:table-cell table:formula="of:=[counters.BH122]/1000000000" office:value-type="float" office:value="0.482421875">
            <text:p>0,482421875</text:p>
          </table:table-cell>
          <table:table-cell table:style-name="Default" table:formula="of:=[counters.BI122]/1000000000" office:value-type="float" office:value="1.6038208">
            <text:p>1,6038208</text:p>
          </table:table-cell>
          <table:table-cell table:style-name="Default" table:formula="of:=[counters.BJ122]/1000000000" office:value-type="float" office:value="0.151489257">
            <text:p>0,151489257</text:p>
          </table:table-cell>
          <table:table-cell table:formula="of:=[counters.BK122]/1000000000" office:value-type="float" office:value="0.038574218">
            <text:p>0,038574218</text:p>
          </table:table-cell>
          <table:table-cell table:formula="of:=[counters.BL122]/(2^-32)" office:value-type="float" office:value="0">
            <text:p>0</text:p>
          </table:table-cell>
          <table:table-cell table:formula="of:=[counters.D122]/1000000000" office:value-type="float" office:value="0.172167229">
            <text:p>0,172167229</text:p>
          </table:table-cell>
          <table:table-cell table:formula="of:=[counters.E122]/12500000" office:value-type="float" office:value="0.165544">
            <text:p>0,165544</text:p>
          </table:table-cell>
          <table:table-cell table:formula="of:=[counters.F122]/1050000000" office:value-type="float" office:value="0.171779921904762">
            <text:p>0,1717799219</text:p>
          </table:table-cell>
          <table:table-cell table:formula="of:=[counters.G122]/3500000000" office:value-type="float" office:value="0.143050706857143">
            <text:p>0,1430507069</text:p>
          </table:table-cell>
          <table:table-cell table:style-name="ce6" table:formula="of:=[.E122]/[.J122]" office:value-type="float" office:value="2.80205401342668">
            <text:p>2,8020540134</text:p>
          </table:table-cell>
          <table:table-cell table:style-name="ce6" table:formula="of:=[.F122]/[.$J122]" office:value-type="float" office:value="9.31548244875336">
            <text:p>9,3154824488</text:p>
          </table:table-cell>
          <table:table-cell table:style-name="ce6" table:formula="of:=[.G122]/[.$J122]" office:value-type="float" office:value="0.879896005063774">
            <text:p>0,8798960051</text:p>
          </table:table-cell>
          <table:table-cell table:style-name="ce6" table:formula="of:=[.H122]/[.$J122]" office:value-type="float" office:value="0.22405087323558">
            <text:p>0,2240508732</text:p>
          </table:table-cell>
          <table:table-cell table:style-name="ce6" table:formula="of:=[.I122]/[.$J122]" office:value-type="float" office:value="0">
            <text:p>0</text:p>
          </table:table-cell>
          <table:table-cell table:formula="of:=[.O122]-[.P122]-[.Q122]" office:value-type="float" office:value="8.211535570454">
            <text:p>8,2115355705</text:p>
          </table:table-cell>
          <table:table-cell table:formula="of:=[.E122]/[.$M122]" office:value-type="float" office:value="3.37238372042278">
            <text:p>3,3723837204</text:p>
          </table:table-cell>
          <table:table-cell table:formula="of:=[.F122]/[.$M122]" office:value-type="float" office:value="11.2115545266173">
            <text:p>11,2115545266</text:p>
          </table:table-cell>
          <table:table-cell table:formula="of:=[.G122]/[.$M122]" office:value-type="float" office:value="1.05898992272219">
            <text:p>1,0589899227</text:p>
          </table:table-cell>
          <table:table-cell table:formula="of:=[.H122]/[.$M122]" office:value-type="float" office:value="0.269654158637063">
            <text:p>0,2696541586</text:p>
          </table:table-cell>
          <table:table-cell table:formula="of:=[.I122]/[.$M122]" office:value-type="float" office:value="0">
            <text:p>0</text:p>
          </table:table-cell>
          <table:table-cell table:formula="of:=[.U122]-[.V122]-[.W122]" office:value-type="float" office:value="9.88291044525802">
            <text:p>9,8829104453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123]*[.C123]" office:value-type="float" office:value="2">
            <text:p>2</text:p>
          </table:table-cell>
          <table:table-cell table:formula="of:=[counters.BH123]/1000000000" office:value-type="float" office:value="0.479431152">
            <text:p>0,479431152</text:p>
          </table:table-cell>
          <table:table-cell table:style-name="Default" table:formula="of:=[counters.BI123]/1000000000" office:value-type="float" office:value="1.592041015">
            <text:p>1,592041015</text:p>
          </table:table-cell>
          <table:table-cell table:style-name="Default" table:formula="of:=[counters.BJ123]/1000000000" office:value-type="float" office:value="0.15057373">
            <text:p>0,15057373</text:p>
          </table:table-cell>
          <table:table-cell table:formula="of:=[counters.BK123]/1000000000" office:value-type="float" office:value="0.038391113">
            <text:p>0,038391113</text:p>
          </table:table-cell>
          <table:table-cell table:formula="of:=[counters.BL123]/(2^-32)" office:value-type="float" office:value="0">
            <text:p>0</text:p>
          </table:table-cell>
          <table:table-cell table:formula="of:=[counters.D123]/1000000000" office:value-type="float" office:value="0.172122221">
            <text:p>0,172122221</text:p>
          </table:table-cell>
          <table:table-cell table:formula="of:=[counters.E123]/12500000" office:value-type="float" office:value="0.16549424">
            <text:p>0,16549424</text:p>
          </table:table-cell>
          <table:table-cell table:formula="of:=[counters.F123]/1050000000" office:value-type="float" office:value="0.171732299047619">
            <text:p>0,171732299</text:p>
          </table:table-cell>
          <table:table-cell table:formula="of:=[counters.G123]/3500000000" office:value-type="float" office:value="0.143015162857143">
            <text:p>0,1430151629</text:p>
          </table:table-cell>
          <table:table-cell table:style-name="ce6" table:formula="of:=[.E123]/[.J123]" office:value-type="float" office:value="2.78541114107516">
            <text:p>2,7854111411</text:p>
          </table:table-cell>
          <table:table-cell table:style-name="ce6" table:formula="of:=[.F123]/[.$J123]" office:value-type="float" office:value="9.24947985071608">
            <text:p>9,2494798507</text:p>
          </table:table-cell>
          <table:table-cell table:style-name="ce6" table:formula="of:=[.G123]/[.$J123]" office:value-type="float" office:value="0.874807036100237">
            <text:p>0,8748070361</text:p>
          </table:table-cell>
          <table:table-cell table:style-name="ce6" table:formula="of:=[.H123]/[.$J123]" office:value-type="float" office:value="0.223045651961463">
            <text:p>0,223045652</text:p>
          </table:table-cell>
          <table:table-cell table:style-name="ce6" table:formula="of:=[.I123]/[.$J123]" office:value-type="float" office:value="0">
            <text:p>0</text:p>
          </table:table-cell>
          <table:table-cell table:formula="of:=[.O123]-[.P123]-[.Q123]" office:value-type="float" office:value="8.15162716265438">
            <text:p>8,1516271627</text:p>
          </table:table-cell>
          <table:table-cell table:formula="of:=[.E123]/[.$M123]" office:value-type="float" office:value="3.3523099398831">
            <text:p>3,3523099399</text:p>
          </table:table-cell>
          <table:table-cell table:formula="of:=[.F123]/[.$M123]" office:value-type="float" office:value="11.1319735837401">
            <text:p>11,1319735837</text:p>
          </table:table-cell>
          <table:table-cell table:formula="of:=[.G123]/[.$M123]" office:value-type="float" office:value="1.05285150883202">
            <text:p>1,0528515088</text:p>
          </table:table-cell>
          <table:table-cell table:formula="of:=[.H123]/[.$M123]" office:value-type="float" office:value="0.26844085782952">
            <text:p>0,2684408578</text:p>
          </table:table-cell>
          <table:table-cell table:formula="of:=[.I123]/[.$M123]" office:value-type="float" office:value="0">
            <text:p>0</text:p>
          </table:table-cell>
          <table:table-cell table:formula="of:=[.U123]-[.V123]-[.W123]" office:value-type="float" office:value="9.81068121707854">
            <text:p>9,8106812171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124]*[.C124]" office:value-type="float" office:value="4">
            <text:p>4</text:p>
          </table:table-cell>
          <table:table-cell table:formula="of:=[counters.BH124]/1000000000" office:value-type="float" office:value="0.507507324">
            <text:p>0,507507324</text:p>
          </table:table-cell>
          <table:table-cell table:style-name="Default" table:formula="of:=[counters.BI124]/1000000000" office:value-type="float" office:value="1.617126464">
            <text:p>1,617126464</text:p>
          </table:table-cell>
          <table:table-cell table:style-name="Default" table:formula="of:=[counters.BJ124]/1000000000" office:value-type="float" office:value="0.150085449">
            <text:p>0,150085449</text:p>
          </table:table-cell>
          <table:table-cell table:formula="of:=[counters.BK124]/1000000000" office:value-type="float" office:value="0.039001464">
            <text:p>0,039001464</text:p>
          </table:table-cell>
          <table:table-cell table:formula="of:=[counters.BL124]/(2^-32)" office:value-type="float" office:value="0">
            <text:p>0</text:p>
          </table:table-cell>
          <table:table-cell table:formula="of:=[counters.D124]/1000000000" office:value-type="float" office:value="0.174031393">
            <text:p>0,174031393</text:p>
          </table:table-cell>
          <table:table-cell table:formula="of:=[counters.E124]/12500000" office:value-type="float" office:value="0.1673772">
            <text:p>0,1673772</text:p>
          </table:table-cell>
          <table:table-cell table:formula="of:=[counters.F124]/1050000000" office:value-type="float" office:value="0.17370289047619">
            <text:p>0,1737028905</text:p>
          </table:table-cell>
          <table:table-cell table:formula="of:=[counters.G124]/3500000000" office:value-type="float" office:value="0.144627452857143">
            <text:p>0,1446274529</text:p>
          </table:table-cell>
          <table:table-cell table:style-name="ce6" table:formula="of:=[.E124]/[.J124]" office:value-type="float" office:value="2.91618262229275">
            <text:p>2,9161826223</text:p>
          </table:table-cell>
          <table:table-cell table:style-name="ce6" table:formula="of:=[.F124]/[.$J124]" office:value-type="float" office:value="9.29215376676322">
            <text:p>9,2921537668</text:p>
          </table:table-cell>
          <table:table-cell table:style-name="ce6" table:formula="of:=[.G124]/[.$J124]" office:value-type="float" office:value="0.862404457108494">
            <text:p>0,8624044571</text:p>
          </table:table-cell>
          <table:table-cell table:style-name="ce6" table:formula="of:=[.H124]/[.$J124]" office:value-type="float" office:value="0.224105911742027">
            <text:p>0,2241059117</text:p>
          </table:table-cell>
          <table:table-cell table:style-name="ce6" table:formula="of:=[.I124]/[.$J124]" office:value-type="float" office:value="0">
            <text:p>0</text:p>
          </table:table-cell>
          <table:table-cell table:formula="of:=[.O124]-[.P124]-[.Q124]" office:value-type="float" office:value="8.2056433979127">
            <text:p>8,2056433979</text:p>
          </table:table-cell>
          <table:table-cell table:formula="of:=[.E124]/[.$M124]" office:value-type="float" office:value="3.50906632160144">
            <text:p>3,5090663216</text:p>
          </table:table-cell>
          <table:table-cell table:formula="of:=[.F124]/[.$M124]" office:value-type="float" office:value="11.1813243755135">
            <text:p>11,1813243755</text:p>
          </table:table-cell>
          <table:table-cell table:formula="of:=[.G124]/[.$M124]" office:value-type="float" office:value="1.03773831340477">
            <text:p>1,0377383134</text:p>
          </table:table-cell>
          <table:table-cell table:formula="of:=[.H124]/[.$M124]" office:value-type="float" office:value="0.269668470470292">
            <text:p>0,2696684705</text:p>
          </table:table-cell>
          <table:table-cell table:formula="of:=[.I124]/[.$M124]" office:value-type="float" office:value="0">
            <text:p>0</text:p>
          </table:table-cell>
          <table:table-cell table:formula="of:=[.U124]-[.V124]-[.W124]" office:value-type="float" office:value="9.87391759163843">
            <text:p>9,8739175916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125]*[.C125]" office:value-type="float" office:value="8">
            <text:p>8</text:p>
          </table:table-cell>
          <table:table-cell table:formula="of:=[counters.BH125]/1000000000" office:value-type="float" office:value="0.498962402">
            <text:p>0,498962402</text:p>
          </table:table-cell>
          <table:table-cell table:style-name="Default" table:formula="of:=[counters.BI125]/1000000000" office:value-type="float" office:value="1.667663574">
            <text:p>1,667663574</text:p>
          </table:table-cell>
          <table:table-cell table:style-name="Default" table:formula="of:=[counters.BJ125]/1000000000" office:value-type="float" office:value="0.162963867">
            <text:p>0,162963867</text:p>
          </table:table-cell>
          <table:table-cell table:formula="of:=[counters.BK125]/1000000000" office:value-type="float" office:value="0.039550781">
            <text:p>0,039550781</text:p>
          </table:table-cell>
          <table:table-cell table:formula="of:=[counters.BL125]/(2^-32)" office:value-type="float" office:value="0">
            <text:p>0</text:p>
          </table:table-cell>
          <table:table-cell table:formula="of:=[counters.D125]/1000000000" office:value-type="float" office:value="0.176066879">
            <text:p>0,176066879</text:p>
          </table:table-cell>
          <table:table-cell table:formula="of:=[counters.E125]/12500000" office:value-type="float" office:value="0.16932808">
            <text:p>0,16932808</text:p>
          </table:table-cell>
          <table:table-cell table:formula="of:=[counters.F125]/1050000000" office:value-type="float" office:value="0.175708934285714">
            <text:p>0,1757089343</text:p>
          </table:table-cell>
          <table:table-cell table:formula="of:=[counters.G125]/3500000000" office:value-type="float" office:value="0.146307895142857">
            <text:p>0,1463078951</text:p>
          </table:table-cell>
          <table:table-cell table:style-name="ce6" table:formula="of:=[.E125]/[.J125]" office:value-type="float" office:value="2.8339367678574">
            <text:p>2,8339367679</text:p>
          </table:table-cell>
          <table:table-cell table:style-name="ce6" table:formula="of:=[.F125]/[.$J125]" office:value-type="float" office:value="9.47176200016586">
            <text:p>9,4717620002</text:p>
          </table:table-cell>
          <table:table-cell table:style-name="ce6" table:formula="of:=[.G125]/[.$J125]" office:value-type="float" office:value="0.925579347606883">
            <text:p>0,9255793476</text:p>
          </table:table-cell>
          <table:table-cell table:style-name="ce6" table:formula="of:=[.H125]/[.$J125]" office:value-type="float" office:value="0.224634986572347">
            <text:p>0,2246349866</text:p>
          </table:table-cell>
          <table:table-cell table:style-name="ce6" table:formula="of:=[.I125]/[.$J125]" office:value-type="float" office:value="0">
            <text:p>0</text:p>
          </table:table-cell>
          <table:table-cell table:formula="of:=[.O125]-[.P125]-[.Q125]" office:value-type="float" office:value="8.32154766598663">
            <text:p>8,321547666</text:p>
          </table:table-cell>
          <table:table-cell table:formula="of:=[.E125]/[.$M125]" office:value-type="float" office:value="3.41035869262425">
            <text:p>3,4103586926</text:p>
          </table:table-cell>
          <table:table-cell table:formula="of:=[.F125]/[.$M125]" office:value-type="float" office:value="11.3983156710147">
            <text:p>11,398315671</text:p>
          </table:table-cell>
          <table:table-cell table:formula="of:=[.G125]/[.$M125]" office:value-type="float" office:value="1.11384192111355">
            <text:p>1,1138419211</text:p>
          </table:table-cell>
          <table:table-cell table:formula="of:=[.H125]/[.$M125]" office:value-type="float" office:value="0.27032567833323">
            <text:p>0,2703256783</text:p>
          </table:table-cell>
          <table:table-cell table:formula="of:=[.I125]/[.$M125]" office:value-type="float" office:value="0">
            <text:p>0</text:p>
          </table:table-cell>
          <table:table-cell table:formula="of:=[.U125]-[.V125]-[.W125]" office:value-type="float" office:value="10.0141480715679">
            <text:p>10,0141480716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126]*[.C126]" office:value-type="float" office:value="16">
            <text:p>16</text:p>
          </table:table-cell>
          <table:table-cell table:formula="of:=[counters.BH126]/1000000000" office:value-type="float" office:value="0.570922851">
            <text:p>0,570922851</text:p>
          </table:table-cell>
          <table:table-cell table:style-name="Default" table:formula="of:=[counters.BI126]/1000000000" office:value-type="float" office:value="1.896179199">
            <text:p>1,896179199</text:p>
          </table:table-cell>
          <table:table-cell table:style-name="Default" table:formula="of:=[counters.BJ126]/1000000000" office:value-type="float" office:value="0.172729492">
            <text:p>0,172729492</text:p>
          </table:table-cell>
          <table:table-cell table:formula="of:=[counters.BK126]/1000000000" office:value-type="float" office:value="0.045043945">
            <text:p>0,045043945</text:p>
          </table:table-cell>
          <table:table-cell table:formula="of:=[counters.BL126]/(2^-32)" office:value-type="float" office:value="0">
            <text:p>0</text:p>
          </table:table-cell>
          <table:table-cell table:formula="of:=[counters.D126]/1000000000" office:value-type="float" office:value="0.201297443">
            <text:p>0,201297443</text:p>
          </table:table-cell>
          <table:table-cell table:formula="of:=[counters.E126]/12500000" office:value-type="float" office:value="0.19356128">
            <text:p>0,19356128</text:p>
          </table:table-cell>
          <table:table-cell table:formula="of:=[counters.F126]/1050000000" office:value-type="float" office:value="0.200882026666667">
            <text:p>0,2008820267</text:p>
          </table:table-cell>
          <table:table-cell table:formula="of:=[counters.G126]/3500000000" office:value-type="float" office:value="0.167226444">
            <text:p>0,167226444</text:p>
          </table:table-cell>
          <table:table-cell table:style-name="ce6" table:formula="of:=[.E126]/[.J126]" office:value-type="float" office:value="2.83621511774494">
            <text:p>2,8362151177</text:p>
          </table:table-cell>
          <table:table-cell table:style-name="ce6" table:formula="of:=[.F126]/[.$J126]" office:value-type="float" office:value="9.4197878062465">
            <text:p>9,4197878062</text:p>
          </table:table-cell>
          <table:table-cell table:style-name="ce6" table:formula="of:=[.G126]/[.$J126]" office:value-type="float" office:value="0.858080904683921">
            <text:p>0,8580809047</text:p>
          </table:table-cell>
          <table:table-cell table:style-name="ce6" table:formula="of:=[.H126]/[.$J126]" office:value-type="float" office:value="0.223768093268825">
            <text:p>0,2237680933</text:p>
          </table:table-cell>
          <table:table-cell table:style-name="ce6" table:formula="of:=[.I126]/[.$J126]" office:value-type="float" office:value="0">
            <text:p>0</text:p>
          </table:table-cell>
          <table:table-cell table:formula="of:=[.O126]-[.P126]-[.Q126]" office:value-type="float" office:value="8.33793880829376">
            <text:p>8,3379388083</text:p>
          </table:table-cell>
          <table:table-cell table:formula="of:=[.E126]/[.$M126]" office:value-type="float" office:value="3.41407039068534">
            <text:p>3,4140703907</text:p>
          </table:table-cell>
          <table:table-cell table:formula="of:=[.F126]/[.$M126]" office:value-type="float" office:value="11.3389913320168">
            <text:p>11,338991332</text:p>
          </table:table-cell>
          <table:table-cell table:formula="of:=[.G126]/[.$M126]" office:value-type="float" office:value="1.03290776188484">
            <text:p>1,0329077619</text:p>
          </table:table-cell>
          <table:table-cell table:formula="of:=[.H126]/[.$M126]" office:value-type="float" office:value="0.269358983678443">
            <text:p>0,2693589837</text:p>
          </table:table-cell>
          <table:table-cell table:formula="of:=[.I126]/[.$M126]" office:value-type="float" office:value="0">
            <text:p>0</text:p>
          </table:table-cell>
          <table:table-cell table:formula="of:=[.U126]-[.V126]-[.W126]" office:value-type="float" office:value="10.0367245864536">
            <text:p>10,0367245865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127]*[.C127]" office:value-type="float" office:value="32">
            <text:p>32</text:p>
          </table:table-cell>
          <table:table-cell table:formula="of:=[counters.BH127]/1000000000" office:value-type="float" office:value="0.610778808">
            <text:p>0,610778808</text:p>
          </table:table-cell>
          <table:table-cell table:style-name="Default" table:formula="of:=[counters.BI127]/1000000000" office:value-type="float" office:value="1.982360839">
            <text:p>1,982360839</text:p>
          </table:table-cell>
          <table:table-cell table:style-name="Default" table:formula="of:=[counters.BJ127]/1000000000" office:value-type="float" office:value="0.178894042">
            <text:p>0,178894042</text:p>
          </table:table-cell>
          <table:table-cell table:formula="of:=[counters.BK127]/1000000000" office:value-type="float" office:value="0.04510498">
            <text:p>0,04510498</text:p>
          </table:table-cell>
          <table:table-cell table:formula="of:=[counters.BL127]/(2^-32)" office:value-type="float" office:value="0">
            <text:p>0</text:p>
          </table:table-cell>
          <table:table-cell table:formula="of:=[counters.D127]/1000000000" office:value-type="float" office:value="0.201399608">
            <text:p>0,201399608</text:p>
          </table:table-cell>
          <table:table-cell table:formula="of:=[counters.E127]/12500000" office:value-type="float" office:value="0.19361496">
            <text:p>0,19361496</text:p>
          </table:table-cell>
          <table:table-cell table:formula="of:=[counters.F127]/1050000000" office:value-type="float" office:value="0.200892138095238">
            <text:p>0,2008921381</text:p>
          </table:table-cell>
          <table:table-cell table:formula="of:=[counters.G127]/3500000000" office:value-type="float" office:value="0.167319454571429">
            <text:p>0,1673194546</text:p>
          </table:table-cell>
          <table:table-cell table:style-name="ce6" table:formula="of:=[.E127]/[.J127]" office:value-type="float" office:value="3.03267128504044">
            <text:p>3,032671285</text:p>
          </table:table-cell>
          <table:table-cell table:style-name="ce6" table:formula="of:=[.F127]/[.$J127]" office:value-type="float" office:value="9.8429230259475">
            <text:p>9,8429230259</text:p>
          </table:table-cell>
          <table:table-cell table:style-name="ce6" table:formula="of:=[.G127]/[.$J127]" office:value-type="float" office:value="0.888254171775746">
            <text:p>0,8882541718</text:p>
          </table:table-cell>
          <table:table-cell table:style-name="ce6" table:formula="of:=[.H127]/[.$J127]" office:value-type="float" office:value="0.223957635508407">
            <text:p>0,2239576355</text:p>
          </table:table-cell>
          <table:table-cell table:style-name="ce6" table:formula="of:=[.I127]/[.$J127]" office:value-type="float" office:value="0">
            <text:p>0</text:p>
          </table:table-cell>
          <table:table-cell table:formula="of:=[.O127]-[.P127]-[.Q127]" office:value-type="float" office:value="8.73071121866334">
            <text:p>8,7307112187</text:p>
          </table:table-cell>
          <table:table-cell table:formula="of:=[.E127]/[.$M127]" office:value-type="float" office:value="3.65037532284842">
            <text:p>3,6503753228</text:p>
          </table:table-cell>
          <table:table-cell table:formula="of:=[.F127]/[.$M127]" office:value-type="float" office:value="11.847760585149">
            <text:p>11,8477605851</text:p>
          </table:table-cell>
          <table:table-cell table:formula="of:=[.G127]/[.$M127]" office:value-type="float" office:value="1.06917657876795">
            <text:p>1,0691765788</text:p>
          </table:table-cell>
          <table:table-cell table:formula="of:=[.H127]/[.$M127]" office:value-type="float" office:value="0.269574031994855">
            <text:p>0,269574032</text:p>
          </table:table-cell>
          <table:table-cell table:formula="of:=[.I127]/[.$M127]" office:value-type="float" office:value="0">
            <text:p>0</text:p>
          </table:table-cell>
          <table:table-cell table:formula="of:=[.U127]-[.V127]-[.W127]" office:value-type="float" office:value="10.5090099743862">
            <text:p>10,5090099744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128]*[.C128]" office:value-type="float" office:value="64">
            <text:p>64</text:p>
          </table:table-cell>
          <table:table-cell table:formula="of:=[counters.BH128]/1000000000" office:value-type="float" office:value="0.641479492">
            <text:p>0,641479492</text:p>
          </table:table-cell>
          <table:table-cell table:style-name="Default" table:formula="of:=[counters.BI128]/1000000000" office:value-type="float" office:value="2.202148437">
            <text:p>2,202148437</text:p>
          </table:table-cell>
          <table:table-cell table:style-name="Default" table:formula="of:=[counters.BJ128]/1000000000" office:value-type="float" office:value="0.172912597">
            <text:p>0,172912597</text:p>
          </table:table-cell>
          <table:table-cell table:formula="of:=[counters.BK128]/1000000000" office:value-type="float" office:value="0.045715332">
            <text:p>0,045715332</text:p>
          </table:table-cell>
          <table:table-cell table:formula="of:=[counters.BL128]/(2^-32)" office:value-type="float" office:value="0">
            <text:p>0</text:p>
          </table:table-cell>
          <table:table-cell table:formula="of:=[counters.D128]/1000000000" office:value-type="float" office:value="0.204719846">
            <text:p>0,204719846</text:p>
          </table:table-cell>
          <table:table-cell table:formula="of:=[counters.E128]/12500000" office:value-type="float" office:value="0.1967852">
            <text:p>0,1967852</text:p>
          </table:table-cell>
          <table:table-cell table:formula="of:=[counters.F128]/1050000000" office:value-type="float" office:value="0.204253755238095">
            <text:p>0,2042537552</text:p>
          </table:table-cell>
          <table:table-cell table:formula="of:=[counters.G128]/3500000000" office:value-type="float" office:value="0.170061482">
            <text:p>0,170061482</text:p>
          </table:table-cell>
          <table:table-cell table:style-name="ce6" table:formula="of:=[.E128]/[.J128]" office:value-type="float" office:value="3.13345044231813">
            <text:p>3,1334504423</text:p>
          </table:table-cell>
          <table:table-cell table:style-name="ce6" table:formula="of:=[.F128]/[.$J128]" office:value-type="float" office:value="10.7568879130556">
            <text:p>10,7568879131</text:p>
          </table:table-cell>
          <table:table-cell table:style-name="ce6" table:formula="of:=[.G128]/[.$J128]" office:value-type="float" office:value="0.844630358895444">
            <text:p>0,8446303589</text:p>
          </table:table-cell>
          <table:table-cell table:style-name="ce6" table:formula="of:=[.H128]/[.$J128]" office:value-type="float" office:value="0.223306791662983">
            <text:p>0,2233067917</text:p>
          </table:table-cell>
          <table:table-cell table:style-name="ce6" table:formula="of:=[.I128]/[.$J128]" office:value-type="float" office:value="0">
            <text:p>0</text:p>
          </table:table-cell>
          <table:table-cell table:formula="of:=[.O128]-[.P128]-[.Q128]" office:value-type="float" office:value="9.68895076249715">
            <text:p>9,6889507625</text:p>
          </table:table-cell>
          <table:table-cell table:formula="of:=[.E128]/[.$M128]" office:value-type="float" office:value="3.7720445832643">
            <text:p>3,7720445833</text:p>
          </table:table-cell>
          <table:table-cell table:formula="of:=[.F128]/[.$M128]" office:value-type="float" office:value="12.9491311677503">
            <text:p>12,9491311678</text:p>
          </table:table-cell>
          <table:table-cell table:formula="of:=[.G128]/[.$M128]" office:value-type="float" office:value="1.01676520142286">
            <text:p>1,0167652014</text:p>
          </table:table-cell>
          <table:table-cell table:formula="of:=[.H128]/[.$M128]" office:value-type="float" office:value="0.268816497788723">
            <text:p>0,2688164978</text:p>
          </table:table-cell>
          <table:table-cell table:formula="of:=[.I128]/[.$M128]" office:value-type="float" office:value="0">
            <text:p>0</text:p>
          </table:table-cell>
          <table:table-cell table:formula="of:=[.U128]-[.V128]-[.W128]" office:value-type="float" office:value="11.6635494685387">
            <text:p>11,6635494685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129]*[.C129]" office:value-type="float" office:value="128">
            <text:p>128</text:p>
          </table:table-cell>
          <table:table-cell table:formula="of:=[counters.BH129]/1000000000" office:value-type="float" office:value="0.735717773">
            <text:p>0,735717773</text:p>
          </table:table-cell>
          <table:table-cell table:style-name="Default" table:formula="of:=[counters.BI129]/1000000000" office:value-type="float" office:value="2.625732421">
            <text:p>2,625732421</text:p>
          </table:table-cell>
          <table:table-cell table:style-name="Default" table:formula="of:=[counters.BJ129]/1000000000" office:value-type="float" office:value="0.1975708">
            <text:p>0,1975708</text:p>
          </table:table-cell>
          <table:table-cell table:formula="of:=[counters.BK129]/1000000000" office:value-type="float" office:value="0.048583984">
            <text:p>0,048583984</text:p>
          </table:table-cell>
          <table:table-cell table:formula="of:=[counters.BL129]/(2^-32)" office:value-type="float" office:value="0">
            <text:p>0</text:p>
          </table:table-cell>
          <table:table-cell table:formula="of:=[counters.D129]/1000000000" office:value-type="float" office:value="0.215823307">
            <text:p>0,215823307</text:p>
          </table:table-cell>
          <table:table-cell table:formula="of:=[counters.E129]/12500000" office:value-type="float" office:value="0.21416328">
            <text:p>0,21416328</text:p>
          </table:table-cell>
          <table:table-cell table:formula="of:=[counters.F129]/1050000000" office:value-type="float" office:value="0.22239324">
            <text:p>0,22239324</text:p>
          </table:table-cell>
          <table:table-cell table:formula="of:=[counters.G129]/3500000000" office:value-type="float" office:value="0.179332760571429">
            <text:p>0,1793327606</text:p>
          </table:table-cell>
          <table:table-cell table:style-name="ce6" table:formula="of:=[.E129]/[.J129]" office:value-type="float" office:value="3.40888935132478">
            <text:p>3,4088893513</text:p>
          </table:table-cell>
          <table:table-cell table:style-name="ce6" table:formula="of:=[.F129]/[.$J129]" office:value-type="float" office:value="12.1661207841654">
            <text:p>12,1661207842</text:p>
          </table:table-cell>
          <table:table-cell table:style-name="ce6" table:formula="of:=[.G129]/[.$J129]" office:value-type="float" office:value="0.915428471309635">
            <text:p>0,9154284713</text:p>
          </table:table-cell>
          <table:table-cell table:style-name="ce6" table:formula="of:=[.H129]/[.$J129]" office:value-type="float" office:value="0.22510999704031">
            <text:p>0,225109997</text:p>
          </table:table-cell>
          <table:table-cell table:style-name="ce6" table:formula="of:=[.I129]/[.$J129]" office:value-type="float" office:value="0">
            <text:p>0</text:p>
          </table:table-cell>
          <table:table-cell table:formula="of:=[.O129]-[.P129]-[.Q129]" office:value-type="float" office:value="11.0255823158154">
            <text:p>11,0255823158</text:p>
          </table:table-cell>
          <table:table-cell table:formula="of:=[.E129]/[.$M129]" office:value-type="float" office:value="4.10252856564354">
            <text:p>4,1025285656</text:p>
          </table:table-cell>
          <table:table-cell table:formula="of:=[.F129]/[.$M129]" office:value-type="float" office:value="14.641677363541">
            <text:p>14,6416773635</text:p>
          </table:table-cell>
          <table:table-cell table:formula="of:=[.G129]/[.$M129]" office:value-type="float" office:value="1.10169942943195">
            <text:p>1,1016994294</text:p>
          </table:table-cell>
          <table:table-cell table:formula="of:=[.H129]/[.$M129]" office:value-type="float" office:value="0.270915274181869">
            <text:p>0,2709152742</text:p>
          </table:table-cell>
          <table:table-cell table:formula="of:=[.I129]/[.$M129]" office:value-type="float" office:value="0">
            <text:p>0</text:p>
          </table:table-cell>
          <table:table-cell table:formula="of:=[.U129]-[.V129]-[.W129]" office:value-type="float" office:value="13.2690626599272">
            <text:p>13,2690626599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130]*[.C130]" office:value-type="float" office:value="256">
            <text:p>256</text:p>
          </table:table-cell>
          <table:table-cell table:formula="of:=[counters.BH130]/1000000000" office:value-type="float" office:value="0.919799804">
            <text:p>0,919799804</text:p>
          </table:table-cell>
          <table:table-cell table:style-name="Default" table:formula="of:=[counters.BI130]/1000000000" office:value-type="float" office:value="3.407531738">
            <text:p>3,407531738</text:p>
          </table:table-cell>
          <table:table-cell table:style-name="Default" table:formula="of:=[counters.BJ130]/1000000000" office:value-type="float" office:value="0.201293945">
            <text:p>0,201293945</text:p>
          </table:table-cell>
          <table:table-cell table:formula="of:=[counters.BK130]/1000000000" office:value-type="float" office:value="0.053771972">
            <text:p>0,053771972</text:p>
          </table:table-cell>
          <table:table-cell table:formula="of:=[counters.BL130]/(2^-32)" office:value-type="float" office:value="0">
            <text:p>0</text:p>
          </table:table-cell>
          <table:table-cell table:formula="of:=[counters.D130]/1000000000" office:value-type="float" office:value="0.240446367">
            <text:p>0,240446367</text:p>
          </table:table-cell>
          <table:table-cell table:formula="of:=[counters.E130]/12500000" office:value-type="float" office:value="0.2310868">
            <text:p>0,2310868</text:p>
          </table:table-cell>
          <table:table-cell table:formula="of:=[counters.F130]/1050000000" office:value-type="float" office:value="0.23985358">
            <text:p>0,23985358</text:p>
          </table:table-cell>
          <table:table-cell table:formula="of:=[counters.G130]/3500000000" office:value-type="float" office:value="0.199705708">
            <text:p>0,199705708</text:p>
          </table:table-cell>
          <table:table-cell table:style-name="ce6" table:formula="of:=[.E130]/[.J130]" office:value-type="float" office:value="3.82538449416456">
            <text:p>3,8253844942</text:p>
          </table:table-cell>
          <table:table-cell table:style-name="ce6" table:formula="of:=[.F130]/[.$J130]" office:value-type="float" office:value="14.171691510731">
            <text:p>14,1716915107</text:p>
          </table:table-cell>
          <table:table-cell table:style-name="ce6" table:formula="of:=[.G130]/[.$J130]" office:value-type="float" office:value="0.837167753921605">
            <text:p>0,8371677539</text:p>
          </table:table-cell>
          <table:table-cell table:style-name="ce6" table:formula="of:=[.H130]/[.$J130]" office:value-type="float" office:value="0.223633954926838">
            <text:p>0,2236339549</text:p>
          </table:table-cell>
          <table:table-cell table:style-name="ce6" table:formula="of:=[.I130]/[.$J130]" office:value-type="float" office:value="0">
            <text:p>0</text:p>
          </table:table-cell>
          <table:table-cell table:formula="of:=[.O130]-[.P130]-[.Q130]" office:value-type="float" office:value="13.1108898018825">
            <text:p>13,1108898019</text:p>
          </table:table-cell>
          <table:table-cell table:formula="of:=[.E130]/[.$M130]" office:value-type="float" office:value="4.60577623549949">
            <text:p>4,6057762355</text:p>
          </table:table-cell>
          <table:table-cell table:formula="of:=[.F130]/[.$M130]" office:value-type="float" office:value="17.0627658674633">
            <text:p>17,0627658675</text:p>
          </table:table-cell>
          <table:table-cell table:formula="of:=[.G130]/[.$M130]" office:value-type="float" office:value="1.00795288735563">
            <text:p>1,0079528874</text:p>
          </table:table-cell>
          <table:table-cell table:formula="of:=[.H130]/[.$M130]" office:value-type="float" office:value="0.269256059521343">
            <text:p>0,2692560595</text:p>
          </table:table-cell>
          <table:table-cell table:formula="of:=[.I130]/[.$M130]" office:value-type="float" office:value="0">
            <text:p>0</text:p>
          </table:table-cell>
          <table:table-cell table:formula="of:=[.U130]-[.V130]-[.W130]" office:value-type="float" office:value="15.7855569205864">
            <text:p>15,7855569206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131]*[.C131]" office:value-type="float" office:value="512">
            <text:p>512</text:p>
          </table:table-cell>
          <table:table-cell table:formula="of:=[counters.BH131]/1000000000" office:value-type="float" office:value="1.530334472">
            <text:p>1,530334472</text:p>
          </table:table-cell>
          <table:table-cell table:style-name="Default" table:formula="of:=[counters.BI131]/1000000000" office:value-type="float" office:value="5.789550781">
            <text:p>5,789550781</text:p>
          </table:table-cell>
          <table:table-cell table:style-name="Default" table:formula="of:=[counters.BJ131]/1000000000" office:value-type="float" office:value="0.307861328">
            <text:p>0,307861328</text:p>
          </table:table-cell>
          <table:table-cell table:formula="of:=[counters.BK131]/1000000000" office:value-type="float" office:value="0.08404541">
            <text:p>0,08404541</text:p>
          </table:table-cell>
          <table:table-cell table:formula="of:=[counters.BL131]/(2^-32)" office:value-type="float" office:value="0">
            <text:p>0</text:p>
          </table:table-cell>
          <table:table-cell table:formula="of:=[counters.D131]/1000000000" office:value-type="float" office:value="0.376079915">
            <text:p>0,376079915</text:p>
          </table:table-cell>
          <table:table-cell table:formula="of:=[counters.E131]/12500000" office:value-type="float" office:value="0.36134512">
            <text:p>0,36134512</text:p>
          </table:table-cell>
          <table:table-cell table:formula="of:=[counters.F131]/1050000000" office:value-type="float" office:value="0.375178512380952">
            <text:p>0,3751785124</text:p>
          </table:table-cell>
          <table:table-cell table:formula="of:=[counters.G131]/3500000000" office:value-type="float" office:value="0.312265328571429">
            <text:p>0,3122653286</text:p>
          </table:table-cell>
          <table:table-cell table:style-name="ce6" table:formula="of:=[.E131]/[.J131]" office:value-type="float" office:value="4.06917362763178">
            <text:p>4,0691736276</text:p>
          </table:table-cell>
          <table:table-cell table:style-name="ce6" table:formula="of:=[.F131]/[.$J131]" office:value-type="float" office:value="15.39446949992">
            <text:p>15,3944694999</text:p>
          </table:table-cell>
          <table:table-cell table:style-name="ce6" table:formula="of:=[.G131]/[.$J131]" office:value-type="float" office:value="0.81860614119741">
            <text:p>0,8186061412</text:p>
          </table:table-cell>
          <table:table-cell table:style-name="ce6" table:formula="of:=[.H131]/[.$J131]" office:value-type="float" office:value="0.223477528705568">
            <text:p>0,2234775287</text:p>
          </table:table-cell>
          <table:table-cell table:style-name="ce6" table:formula="of:=[.I131]/[.$J131]" office:value-type="float" office:value="0">
            <text:p>0</text:p>
          </table:table-cell>
          <table:table-cell table:formula="of:=[.O131]-[.P131]-[.Q131]" office:value-type="float" office:value="14.352385830017">
            <text:p>14,35238583</text:p>
          </table:table-cell>
          <table:table-cell table:formula="of:=[.E131]/[.$M131]" office:value-type="float" office:value="4.90075052200343">
            <text:p>4,900750522</text:p>
          </table:table-cell>
          <table:table-cell table:formula="of:=[.F131]/[.$M131]" office:value-type="float" office:value="18.5404854502625">
            <text:p>18,5404854503</text:p>
          </table:table-cell>
          <table:table-cell table:formula="of:=[.G131]/[.$M131]" office:value-type="float" office:value="0.98589660724879">
            <text:p>0,9858966072</text:p>
          </table:table-cell>
          <table:table-cell table:formula="of:=[.H131]/[.$M131]" office:value-type="float" office:value="0.269147427876467">
            <text:p>0,2691474279</text:p>
          </table:table-cell>
          <table:table-cell table:formula="of:=[.I131]/[.$M131]" office:value-type="float" office:value="0">
            <text:p>0</text:p>
          </table:table-cell>
          <table:table-cell table:formula="of:=[.U131]-[.V131]-[.W131]" office:value-type="float" office:value="17.2854414151372">
            <text:p>17,2854414151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132]*[.C132]" office:value-type="float" office:value="768">
            <text:p>768</text:p>
          </table:table-cell>
          <table:table-cell table:formula="of:=[counters.BH132]/1000000000" office:value-type="float" office:value="2.402282714">
            <text:p>2,402282714</text:p>
          </table:table-cell>
          <table:table-cell table:style-name="Default" table:formula="of:=[counters.BI132]/1000000000" office:value-type="float" office:value="9.205444335">
            <text:p>9,205444335</text:p>
          </table:table-cell>
          <table:table-cell table:style-name="Default" table:formula="of:=[counters.BJ132]/1000000000" office:value-type="float" office:value="1.20123291">
            <text:p>1,20123291</text:p>
          </table:table-cell>
          <table:table-cell table:formula="of:=[counters.BK132]/1000000000" office:value-type="float" office:value="0.132019042">
            <text:p>0,132019042</text:p>
          </table:table-cell>
          <table:table-cell table:formula="of:=[counters.BL132]/(2^-32)" office:value-type="float" office:value="0">
            <text:p>0</text:p>
          </table:table-cell>
          <table:table-cell table:formula="of:=[counters.D132]/1000000000" office:value-type="float" office:value="0.532301528">
            <text:p>0,532301528</text:p>
          </table:table-cell>
          <table:table-cell table:formula="of:=[counters.E132]/12500000" office:value-type="float" office:value="0.52372816">
            <text:p>0,52372816</text:p>
          </table:table-cell>
          <table:table-cell table:formula="of:=[counters.F132]/1050000000" office:value-type="float" office:value="0.543566837142857">
            <text:p>0,5435668371</text:p>
          </table:table-cell>
          <table:table-cell table:formula="of:=[counters.G132]/3500000000" office:value-type="float" office:value="0.4526151">
            <text:p>0,4526151</text:p>
          </table:table-cell>
          <table:table-cell table:style-name="ce6" table:formula="of:=[.E132]/[.J132]" office:value-type="float" office:value="4.5130111180143">
            <text:p>4,513011118</text:p>
          </table:table-cell>
          <table:table-cell table:style-name="ce6" table:formula="of:=[.F132]/[.$J132]" office:value-type="float" office:value="17.2936650578241">
            <text:p>17,2936650578</text:p>
          </table:table-cell>
          <table:table-cell table:style-name="ce6" table:formula="of:=[.G132]/[.$J132]" office:value-type="float" office:value="2.25667755362897">
            <text:p>2,2566775536</text:p>
          </table:table-cell>
          <table:table-cell table:style-name="ce6" table:formula="of:=[.H132]/[.$J132]" office:value-type="float" office:value="0.248015523261846">
            <text:p>0,2480155233</text:p>
          </table:table-cell>
          <table:table-cell table:style-name="ce6" table:formula="of:=[.I132]/[.$J132]" office:value-type="float" office:value="0">
            <text:p>0</text:p>
          </table:table-cell>
          <table:table-cell table:formula="of:=[.O132]-[.P132]-[.Q132]" office:value-type="float" office:value="14.7889719809333">
            <text:p>14,7889719809</text:p>
          </table:table-cell>
          <table:table-cell table:formula="of:=[.E132]/[.$M132]" office:value-type="float" office:value="5.30756201903118">
            <text:p>5,307562019</text:p>
          </table:table-cell>
          <table:table-cell table:formula="of:=[.F132]/[.$M132]" office:value-type="float" office:value="20.3383500351623">
            <text:p>20,3383500352</text:p>
          </table:table-cell>
          <table:table-cell table:formula="of:=[.G132]/[.$M132]" office:value-type="float" office:value="2.65398328513565">
            <text:p>2,6539832851</text:p>
          </table:table-cell>
          <table:table-cell table:formula="of:=[.H132]/[.$M132]" office:value-type="float" office:value="0.291680595720293">
            <text:p>0,2916805957</text:p>
          </table:table-cell>
          <table:table-cell table:formula="of:=[.I132]/[.$M132]" office:value-type="float" office:value="0">
            <text:p>0</text:p>
          </table:table-cell>
          <table:table-cell table:formula="of:=[.U132]-[.V132]-[.W132]" office:value-type="float" office:value="17.3926861543064">
            <text:p>17,3926861543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133]*[.C133]" office:value-type="float" office:value="1024">
            <text:p>1024</text:p>
          </table:table-cell>
          <table:table-cell table:formula="of:=[counters.BH133]/1000000000" office:value-type="float" office:value="2.498413085">
            <text:p>2,498413085</text:p>
          </table:table-cell>
          <table:table-cell table:style-name="Default" table:formula="of:=[counters.BI133]/1000000000" office:value-type="float" office:value="11.449096679">
            <text:p>11,449096679</text:p>
          </table:table-cell>
          <table:table-cell table:style-name="Default" table:formula="of:=[counters.BJ133]/1000000000" office:value-type="float" office:value="0.70727539">
            <text:p>0,70727539</text:p>
          </table:table-cell>
          <table:table-cell table:formula="of:=[counters.BK133]/1000000000" office:value-type="float" office:value="0.164245605">
            <text:p>0,164245605</text:p>
          </table:table-cell>
          <table:table-cell table:formula="of:=[counters.BL133]/(2^-32)" office:value-type="float" office:value="0">
            <text:p>0</text:p>
          </table:table-cell>
          <table:table-cell table:formula="of:=[counters.D133]/1000000000" office:value-type="float" office:value="0.731113799">
            <text:p>0,731113799</text:p>
          </table:table-cell>
          <table:table-cell table:formula="of:=[counters.E133]/12500000" office:value-type="float" office:value="0.70903896">
            <text:p>0,70903896</text:p>
          </table:table-cell>
          <table:table-cell table:formula="of:=[counters.F133]/1050000000" office:value-type="float" office:value="0.736275756190476">
            <text:p>0,7362757562</text:p>
          </table:table-cell>
          <table:table-cell table:formula="of:=[counters.G133]/3500000000" office:value-type="float" office:value="0.606869004">
            <text:p>0,606869004</text:p>
          </table:table-cell>
          <table:table-cell table:style-name="ce6" table:formula="of:=[.E133]/[.J133]" office:value-type="float" office:value="3.41726977170622">
            <text:p>3,4172697717</text:p>
          </table:table-cell>
          <table:table-cell table:style-name="ce6" table:formula="of:=[.F133]/[.$J133]" office:value-type="float" office:value="15.6598011071051">
            <text:p>15,6598011071</text:p>
          </table:table-cell>
          <table:table-cell table:style-name="ce6" table:formula="of:=[.G133]/[.$J133]" office:value-type="float" office:value="0.967394393276935">
            <text:p>0,9673943933</text:p>
          </table:table-cell>
          <table:table-cell table:style-name="ce6" table:formula="of:=[.H133]/[.$J133]" office:value-type="float" office:value="0.224651217395501">
            <text:p>0,2246512174</text:p>
          </table:table-cell>
          <table:table-cell table:style-name="ce6" table:formula="of:=[.I133]/[.$J133]" office:value-type="float" office:value="0">
            <text:p>0</text:p>
          </table:table-cell>
          <table:table-cell table:formula="of:=[.O133]-[.P133]-[.Q133]" office:value-type="float" office:value="14.4677554964326">
            <text:p>14,4677554964</text:p>
          </table:table-cell>
          <table:table-cell table:formula="of:=[.E133]/[.$M133]" office:value-type="float" office:value="4.11689024901987">
            <text:p>4,116890249</text:p>
          </table:table-cell>
          <table:table-cell table:formula="of:=[.F133]/[.$M133]" office:value-type="float" office:value="18.8658451882311">
            <text:p>18,8658451882</text:p>
          </table:table-cell>
          <table:table-cell table:formula="of:=[.G133]/[.$M133]" office:value-type="float" office:value="1.16544985052491">
            <text:p>1,1654498505</text:p>
          </table:table-cell>
          <table:table-cell table:formula="of:=[.H133]/[.$M133]" office:value-type="float" office:value="0.270644247634041">
            <text:p>0,2706442476</text:p>
          </table:table-cell>
          <table:table-cell table:formula="of:=[.I133]/[.$M133]" office:value-type="float" office:value="0">
            <text:p>0</text:p>
          </table:table-cell>
          <table:table-cell table:formula="of:=[.U133]-[.V133]-[.W133]" office:value-type="float" office:value="17.4297510900722">
            <text:p>17,4297510901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134]*[.C134]" office:value-type="float" office:value="1280">
            <text:p>1280</text:p>
          </table:table-cell>
          <table:table-cell table:formula="of:=[counters.BH134]/1000000000" office:value-type="float" office:value="3.098205566">
            <text:p>3,098205566</text:p>
          </table:table-cell>
          <table:table-cell table:style-name="Default" table:formula="of:=[counters.BI134]/1000000000" office:value-type="float" office:value="14.00024414">
            <text:p>14,00024414</text:p>
          </table:table-cell>
          <table:table-cell table:style-name="Default" table:formula="of:=[counters.BJ134]/1000000000" office:value-type="float" office:value="0.772033691">
            <text:p>0,772033691</text:p>
          </table:table-cell>
          <table:table-cell table:formula="of:=[counters.BK134]/1000000000" office:value-type="float" office:value="0.204833984">
            <text:p>0,204833984</text:p>
          </table:table-cell>
          <table:table-cell table:formula="of:=[counters.BL134]/(2^-32)" office:value-type="float" office:value="0">
            <text:p>0</text:p>
          </table:table-cell>
          <table:table-cell table:formula="of:=[counters.D134]/1000000000" office:value-type="float" office:value="0.915886573">
            <text:p>0,915886573</text:p>
          </table:table-cell>
          <table:table-cell table:formula="of:=[counters.E134]/12500000" office:value-type="float" office:value="0.88660368">
            <text:p>0,88660368</text:p>
          </table:table-cell>
          <table:table-cell table:formula="of:=[counters.F134]/1050000000" office:value-type="float" office:value="0.920402175238095">
            <text:p>0,9204021752</text:p>
          </table:table-cell>
          <table:table-cell table:formula="of:=[counters.G134]/3500000000" office:value-type="float" office:value="0.760298228857143">
            <text:p>0,7602982289</text:p>
          </table:table-cell>
          <table:table-cell table:style-name="ce6" table:formula="of:=[.E134]/[.J134]" office:value-type="float" office:value="3.38273936678838">
            <text:p>3,3827393668</text:p>
          </table:table-cell>
          <table:table-cell table:style-name="ce6" table:formula="of:=[.F134]/[.$J134]" office:value-type="float" office:value="15.2860021674321">
            <text:p>15,2860021674</text:p>
          </table:table-cell>
          <table:table-cell table:style-name="ce6" table:formula="of:=[.G134]/[.$J134]" office:value-type="float" office:value="0.842935919970081">
            <text:p>0,84293592</text:p>
          </table:table-cell>
          <table:table-cell table:style-name="ce6" table:formula="of:=[.H134]/[.$J134]" office:value-type="float" office:value="0.223645580182558">
            <text:p>0,2236455802</text:p>
          </table:table-cell>
          <table:table-cell table:style-name="ce6" table:formula="of:=[.I134]/[.$J134]" office:value-type="float" office:value="0">
            <text:p>0</text:p>
          </table:table-cell>
          <table:table-cell table:formula="of:=[.O134]-[.P134]-[.Q134]" office:value-type="float" office:value="14.2194206672795">
            <text:p>14,2194206673</text:p>
          </table:table-cell>
          <table:table-cell table:formula="of:=[.E134]/[.$M134]" office:value-type="float" office:value="4.07498722002434">
            <text:p>4,07498722</text:p>
          </table:table-cell>
          <table:table-cell table:formula="of:=[.F134]/[.$M134]" office:value-type="float" office:value="18.4141480390461">
            <text:p>18,414148039</text:p>
          </table:table-cell>
          <table:table-cell table:formula="of:=[.G134]/[.$M134]" office:value-type="float" office:value="1.01543534063008">
            <text:p>1,0154353406</text:p>
          </table:table-cell>
          <table:table-cell table:formula="of:=[.H134]/[.$M134]" office:value-type="float" office:value="0.269412680742266">
            <text:p>0,2694126807</text:p>
          </table:table-cell>
          <table:table-cell table:formula="of:=[.I134]/[.$M134]" office:value-type="float" office:value="0">
            <text:p>0</text:p>
          </table:table-cell>
          <table:table-cell table:formula="of:=[.U134]-[.V134]-[.W134]" office:value-type="float" office:value="17.1293000176738">
            <text:p>17,1293000177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135]*[.C135]" office:value-type="float" office:value="1536">
            <text:p>1536</text:p>
          </table:table-cell>
          <table:table-cell table:formula="of:=[counters.BH135]/1000000000" office:value-type="float" office:value="3.656677246">
            <text:p>3,656677246</text:p>
          </table:table-cell>
          <table:table-cell table:style-name="Default" table:formula="of:=[counters.BI135]/1000000000" office:value-type="float" office:value="16.502685546">
            <text:p>16,502685546</text:p>
          </table:table-cell>
          <table:table-cell table:style-name="Default" table:formula="of:=[counters.BJ135]/1000000000" office:value-type="float" office:value="0.928466796">
            <text:p>0,928466796</text:p>
          </table:table-cell>
          <table:table-cell table:formula="of:=[counters.BK135]/1000000000" office:value-type="float" office:value="0.23864746">
            <text:p>0,23864746</text:p>
          </table:table-cell>
          <table:table-cell table:formula="of:=[counters.BL135]/(2^-32)" office:value-type="float" office:value="0">
            <text:p>0</text:p>
          </table:table-cell>
          <table:table-cell table:formula="of:=[counters.D135]/1000000000" office:value-type="float" office:value="1.065451628">
            <text:p>1,065451628</text:p>
          </table:table-cell>
          <table:table-cell table:formula="of:=[counters.E135]/12500000" office:value-type="float" office:value="1.03025392">
            <text:p>1,03025392</text:p>
          </table:table-cell>
          <table:table-cell table:formula="of:=[counters.F135]/1050000000" office:value-type="float" office:value="1.06919279333333">
            <text:p>1,0691927933</text:p>
          </table:table-cell>
          <table:table-cell table:formula="of:=[counters.G135]/3500000000" office:value-type="float" office:value="0.884268028">
            <text:p>0,884268028</text:p>
          </table:table-cell>
          <table:table-cell table:style-name="ce6" table:formula="of:=[.E135]/[.J135]" office:value-type="float" office:value="3.43204435556036">
            <text:p>3,4320443556</text:p>
          </table:table-cell>
          <table:table-cell table:style-name="ce6" table:formula="of:=[.F135]/[.$J135]" office:value-type="float" office:value="15.4889110986463">
            <text:p>15,4889110986</text:p>
          </table:table-cell>
          <table:table-cell table:style-name="ce6" table:formula="of:=[.G135]/[.$J135]" office:value-type="float" office:value="0.871430266377142">
            <text:p>0,8714302664</text:p>
          </table:table-cell>
          <table:table-cell table:style-name="ce6" table:formula="of:=[.H135]/[.$J135]" office:value-type="float" office:value="0.223987137218021">
            <text:p>0,2239871372</text:p>
          </table:table-cell>
          <table:table-cell table:style-name="ce6" table:formula="of:=[.I135]/[.$J135]" office:value-type="float" office:value="0">
            <text:p>0</text:p>
          </table:table-cell>
          <table:table-cell table:formula="of:=[.O135]-[.P135]-[.Q135]" office:value-type="float" office:value="14.3934936950512">
            <text:p>14,3934936951</text:p>
          </table:table-cell>
          <table:table-cell table:formula="of:=[.E135]/[.$M135]" office:value-type="float" office:value="4.13525891495876">
            <text:p>4,135258915</text:p>
          </table:table-cell>
          <table:table-cell table:formula="of:=[.F135]/[.$M135]" office:value-type="float" office:value="18.6625378544162">
            <text:p>18,6625378544</text:p>
          </table:table-cell>
          <table:table-cell table:formula="of:=[.G135]/[.$M135]" office:value-type="float" office:value="1.04998345139761">
            <text:p>1,0499834514</text:p>
          </table:table-cell>
          <table:table-cell table:formula="of:=[.H135]/[.$M135]" office:value-type="float" office:value="0.269881362260448">
            <text:p>0,2698813623</text:p>
          </table:table-cell>
          <table:table-cell table:formula="of:=[.I135]/[.$M135]" office:value-type="float" office:value="0">
            <text:p>0</text:p>
          </table:table-cell>
          <table:table-cell table:formula="of:=[.U135]-[.V135]-[.W135]" office:value-type="float" office:value="17.3426730407582">
            <text:p>17,3426730408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136]*[.C136]" office:value-type="float" office:value="1792">
            <text:p>1792</text:p>
          </table:table-cell>
          <table:table-cell table:formula="of:=[counters.BH136]/1000000000" office:value-type="float" office:value="4.260559082">
            <text:p>4,260559082</text:p>
          </table:table-cell>
          <table:table-cell table:style-name="Default" table:formula="of:=[counters.BI136]/1000000000" office:value-type="float" office:value="18.987182617">
            <text:p>18,987182617</text:p>
          </table:table-cell>
          <table:table-cell table:style-name="Default" table:formula="of:=[counters.BJ136]/1000000000" office:value-type="float" office:value="1.015197753">
            <text:p>1,015197753</text:p>
          </table:table-cell>
          <table:table-cell table:formula="of:=[counters.BK136]/1000000000" office:value-type="float" office:value="0.286010742">
            <text:p>0,286010742</text:p>
          </table:table-cell>
          <table:table-cell table:formula="of:=[counters.BL136]/(2^-32)" office:value-type="float" office:value="0">
            <text:p>0</text:p>
          </table:table-cell>
          <table:table-cell table:formula="of:=[counters.D136]/1000000000" office:value-type="float" office:value="1.278252496">
            <text:p>1,278252496</text:p>
          </table:table-cell>
          <table:table-cell table:formula="of:=[counters.E136]/12500000" office:value-type="float" office:value="1.23485816">
            <text:p>1,23485816</text:p>
          </table:table-cell>
          <table:table-cell table:formula="of:=[counters.F136]/1050000000" office:value-type="float" office:value="1.26646786">
            <text:p>1,26646786</text:p>
          </table:table-cell>
          <table:table-cell table:formula="of:=[counters.G136]/3500000000" office:value-type="float" office:value="1.06111643">
            <text:p>1,06111643</text:p>
          </table:table-cell>
          <table:table-cell table:style-name="ce6" table:formula="of:=[.E136]/[.J136]" office:value-type="float" office:value="3.33311227267887">
            <text:p>3,3331122727</text:p>
          </table:table-cell>
          <table:table-cell table:style-name="ce6" table:formula="of:=[.F136]/[.$J136]" office:value-type="float" office:value="14.8540156787615">
            <text:p>14,8540156788</text:p>
          </table:table-cell>
          <table:table-cell table:style-name="ce6" table:formula="of:=[.G136]/[.$J136]" office:value-type="float" office:value="0.794207526429113">
            <text:p>0,7942075264</text:p>
          </table:table-cell>
          <table:table-cell table:style-name="ce6" table:formula="of:=[.H136]/[.$J136]" office:value-type="float" office:value="0.223751365942962">
            <text:p>0,2237513659</text:p>
          </table:table-cell>
          <table:table-cell table:style-name="ce6" table:formula="of:=[.I136]/[.$J136]" office:value-type="float" office:value="0">
            <text:p>0</text:p>
          </table:table-cell>
          <table:table-cell table:formula="of:=[.O136]-[.P136]-[.Q136]" office:value-type="float" office:value="13.8360567863894">
            <text:p>13,8360567864</text:p>
          </table:table-cell>
          <table:table-cell table:formula="of:=[.E136]/[.$M136]" office:value-type="float" office:value="4.01516644313952">
            <text:p>4,0151664431</text:p>
          </table:table-cell>
          <table:table-cell table:formula="of:=[.F136]/[.$M136]" office:value-type="float" office:value="17.8935902604015">
            <text:p>17,8935902604</text:p>
          </table:table-cell>
          <table:table-cell table:formula="of:=[.G136]/[.$M136]" office:value-type="float" office:value="0.956726071049527">
            <text:p>0,956726071</text:p>
          </table:table-cell>
          <table:table-cell table:formula="of:=[.H136]/[.$M136]" office:value-type="float" office:value="0.269537568087604">
            <text:p>0,2695375681</text:p>
          </table:table-cell>
          <table:table-cell table:formula="of:=[.I136]/[.$M136]" office:value-type="float" office:value="0">
            <text:p>0</text:p>
          </table:table-cell>
          <table:table-cell table:formula="of:=[.U136]-[.V136]-[.W136]" office:value-type="float" office:value="16.6673266212644">
            <text:p>16,6673266213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137]*[.C137]" office:value-type="float" office:value="2048">
            <text:p>2048</text:p>
          </table:table-cell>
          <table:table-cell table:formula="of:=[counters.BH137]/1000000000" office:value-type="float" office:value="4.86541748">
            <text:p>4,86541748</text:p>
          </table:table-cell>
          <table:table-cell table:style-name="Default" table:formula="of:=[counters.BI137]/1000000000" office:value-type="float" office:value="21.762390136">
            <text:p>21,762390136</text:p>
          </table:table-cell>
          <table:table-cell table:style-name="Default" table:formula="of:=[counters.BJ137]/1000000000" office:value-type="float" office:value="1.159484863">
            <text:p>1,159484863</text:p>
          </table:table-cell>
          <table:table-cell table:formula="of:=[counters.BK137]/1000000000" office:value-type="float" office:value="0.326721191">
            <text:p>0,326721191</text:p>
          </table:table-cell>
          <table:table-cell table:formula="of:=[counters.BL137]/(2^-32)" office:value-type="float" office:value="0">
            <text:p>0</text:p>
          </table:table-cell>
          <table:table-cell table:formula="of:=[counters.D137]/1000000000" office:value-type="float" office:value="1.459821921">
            <text:p>1,459821921</text:p>
          </table:table-cell>
          <table:table-cell table:formula="of:=[counters.E137]/12500000" office:value-type="float" office:value="1.41046304">
            <text:p>1,41046304</text:p>
          </table:table-cell>
          <table:table-cell table:formula="of:=[counters.F137]/1050000000" office:value-type="float" office:value="1.45016938857143">
            <text:p>1,4501693886</text:p>
          </table:table-cell>
          <table:table-cell table:formula="of:=[counters.G137]/3500000000" office:value-type="float" office:value="1.21208666514286">
            <text:p>1,2120866651</text:p>
          </table:table-cell>
          <table:table-cell table:style-name="ce6" table:formula="of:=[.E137]/[.J137]" office:value-type="float" office:value="3.33288424431051">
            <text:p>3,3328842443</text:p>
          </table:table-cell>
          <table:table-cell table:style-name="ce6" table:formula="of:=[.F137]/[.$J137]" office:value-type="float" office:value="14.9075649727827">
            <text:p>14,9075649728</text:p>
          </table:table-cell>
          <table:table-cell table:style-name="ce6" table:formula="of:=[.G137]/[.$J137]" office:value-type="float" office:value="0.794264592359139">
            <text:p>0,7942645924</text:p>
          </table:table-cell>
          <table:table-cell table:style-name="ce6" table:formula="of:=[.H137]/[.$J137]" office:value-type="float" office:value="0.223808936076389">
            <text:p>0,2238089361</text:p>
          </table:table-cell>
          <table:table-cell table:style-name="ce6" table:formula="of:=[.I137]/[.$J137]" office:value-type="float" office:value="0">
            <text:p>0</text:p>
          </table:table-cell>
          <table:table-cell table:formula="of:=[.O137]-[.P137]-[.Q137]" office:value-type="float" office:value="13.8894914443472">
            <text:p>13,8894914443</text:p>
          </table:table-cell>
          <table:table-cell table:formula="of:=[.E137]/[.$M137]" office:value-type="float" office:value="4.01408382743536">
            <text:p>4,0140838274</text:p>
          </table:table-cell>
          <table:table-cell table:formula="of:=[.F137]/[.$M137]" office:value-type="float" office:value="17.9544835875536">
            <text:p>17,9544835876</text:p>
          </table:table-cell>
          <table:table-cell table:formula="of:=[.G137]/[.$M137]" office:value-type="float" office:value="0.956602276342461">
            <text:p>0,9566022763</text:p>
          </table:table-cell>
          <table:table-cell table:formula="of:=[.H137]/[.$M137]" office:value-type="float" office:value="0.269552665164823">
            <text:p>0,2695526652</text:p>
          </table:table-cell>
          <table:table-cell table:formula="of:=[.I137]/[.$M137]" office:value-type="float" office:value="0">
            <text:p>0</text:p>
          </table:table-cell>
          <table:table-cell table:formula="of:=[.U137]-[.V137]-[.W137]" office:value-type="float" office:value="16.7283286460463">
            <text:p>16,728328646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138]*[.C138]" office:value-type="float" office:value="2304">
            <text:p>2304</text:p>
          </table:table-cell>
          <table:table-cell table:formula="of:=[counters.BH138]/1000000000" office:value-type="float" office:value="5.418518066">
            <text:p>5,418518066</text:p>
          </table:table-cell>
          <table:table-cell table:style-name="Default" table:formula="of:=[counters.BI138]/1000000000" office:value-type="float" office:value="24.184265136">
            <text:p>24,184265136</text:p>
          </table:table-cell>
          <table:table-cell table:style-name="Default" table:formula="of:=[counters.BJ138]/1000000000" office:value-type="float" office:value="1.289794921">
            <text:p>1,289794921</text:p>
          </table:table-cell>
          <table:table-cell table:formula="of:=[counters.BK138]/1000000000" office:value-type="float" office:value="0.362792968">
            <text:p>0,362792968</text:p>
          </table:table-cell>
          <table:table-cell table:formula="of:=[counters.BL138]/(2^-32)" office:value-type="float" office:value="0">
            <text:p>0</text:p>
          </table:table-cell>
          <table:table-cell table:formula="of:=[counters.D138]/1000000000" office:value-type="float" office:value="1.620249644">
            <text:p>1,620249644</text:p>
          </table:table-cell>
          <table:table-cell table:formula="of:=[counters.E138]/12500000" office:value-type="float" office:value="1.56448736">
            <text:p>1,56448736</text:p>
          </table:table-cell>
          <table:table-cell table:formula="of:=[counters.F138]/1050000000" office:value-type="float" office:value="1.60149629904762">
            <text:p>1,601496299</text:p>
          </table:table-cell>
          <table:table-cell table:formula="of:=[counters.G138]/3500000000" office:value-type="float" office:value="0.117531277714286">
            <text:p>0,1175312777</text:p>
          </table:table-cell>
          <table:table-cell table:style-name="ce6" table:formula="of:=[.E138]/[.J138]" office:value-type="float" office:value="3.34424888538966">
            <text:p>3,3442488854</text:p>
          </table:table-cell>
          <table:table-cell table:style-name="ce6" table:formula="of:=[.F138]/[.$J138]" office:value-type="float" office:value="14.9262585710526">
            <text:p>14,9262585711</text:p>
          </table:table-cell>
          <table:table-cell table:style-name="ce6" table:formula="of:=[.G138]/[.$J138]" office:value-type="float" office:value="0.796047032490507">
            <text:p>0,7960470325</text:p>
          </table:table-cell>
          <table:table-cell table:style-name="ce6" table:formula="of:=[.H138]/[.$J138]" office:value-type="float" office:value="0.223911771462793">
            <text:p>0,2239117715</text:p>
          </table:table-cell>
          <table:table-cell table:style-name="ce6" table:formula="of:=[.I138]/[.$J138]" office:value-type="float" office:value="0">
            <text:p>0</text:p>
          </table:table-cell>
          <table:table-cell table:formula="of:=[.O138]-[.P138]-[.Q138]" office:value-type="float" office:value="13.9062997670993">
            <text:p>13,9062997671</text:p>
          </table:table-cell>
          <table:table-cell table:formula="of:=[.E138]/[.$M138]" office:value-type="float" office:value="46.1027751197619">
            <text:p>46,1027751198</text:p>
          </table:table-cell>
          <table:table-cell table:formula="of:=[.F138]/[.$M138]" office:value-type="float" office:value="205.768758804708">
            <text:p>205,7687588047</text:p>
          </table:table-cell>
          <table:table-cell table:formula="of:=[.G138]/[.$M138]" office:value-type="float" office:value="10.9740568305183">
            <text:p>10,9740568305</text:p>
          </table:table-cell>
          <table:table-cell table:formula="of:=[.H138]/[.$M138]" office:value-type="float" office:value="3.08677804798427">
            <text:p>3,086778048</text:p>
          </table:table-cell>
          <table:table-cell table:formula="of:=[.I138]/[.$M138]" office:value-type="float" office:value="0">
            <text:p>0</text:p>
          </table:table-cell>
          <table:table-cell table:formula="of:=[.U138]-[.V138]-[.W138]" office:value-type="float" office:value="191.707923926205">
            <text:p>191,7079239262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139]*[.C139]" office:value-type="float" office:value="2560">
            <text:p>2560</text:p>
          </table:table-cell>
          <table:table-cell table:formula="of:=[counters.BH139]/1000000000" office:value-type="float" office:value="6.085449218">
            <text:p>6,085449218</text:p>
          </table:table-cell>
          <table:table-cell table:style-name="Default" table:formula="of:=[counters.BI139]/1000000000" office:value-type="float" office:value="27.186340332">
            <text:p>27,186340332</text:p>
          </table:table-cell>
          <table:table-cell table:style-name="Default" table:formula="of:=[counters.BJ139]/1000000000" office:value-type="float" office:value="1.445922851">
            <text:p>1,445922851</text:p>
          </table:table-cell>
          <table:table-cell table:formula="of:=[counters.BK139]/1000000000" office:value-type="float" office:value="0.409484863">
            <text:p>0,409484863</text:p>
          </table:table-cell>
          <table:table-cell table:formula="of:=[counters.BL139]/(2^-32)" office:value-type="float" office:value="0">
            <text:p>0</text:p>
          </table:table-cell>
          <table:table-cell table:formula="of:=[counters.D139]/1000000000" office:value-type="float" office:value="1.817935937">
            <text:p>1,817935937</text:p>
          </table:table-cell>
          <table:table-cell table:formula="of:=[counters.E139]/12500000" office:value-type="float" office:value="1.75448248">
            <text:p>1,75448248</text:p>
          </table:table-cell>
          <table:table-cell table:formula="of:=[counters.F139]/1050000000" office:value-type="float" office:value="1.7990956152381">
            <text:p>1,7990956152</text:p>
          </table:table-cell>
          <table:table-cell table:formula="of:=[counters.G139]/3500000000" office:value-type="float" office:value="0.283565422857143">
            <text:p>0,2835654229</text:p>
          </table:table-cell>
          <table:table-cell table:style-name="ce6" table:formula="of:=[.E139]/[.J139]" office:value-type="float" office:value="3.34744976109683">
            <text:p>3,3474497611</text:p>
          </table:table-cell>
          <table:table-cell table:style-name="ce6" table:formula="of:=[.F139]/[.$J139]" office:value-type="float" office:value="14.954509550465">
            <text:p>14,9545095505</text:p>
          </table:table-cell>
          <table:table-cell table:style-name="ce6" table:formula="of:=[.G139]/[.$J139]" office:value-type="float" office:value="0.795365128974839">
            <text:p>0,795365129</text:p>
          </table:table-cell>
          <table:table-cell table:style-name="ce6" table:formula="of:=[.H139]/[.$J139]" office:value-type="float" office:value="0.225247135867583">
            <text:p>0,2252471359</text:p>
          </table:table-cell>
          <table:table-cell table:style-name="ce6" table:formula="of:=[.I139]/[.$J139]" office:value-type="float" office:value="0">
            <text:p>0</text:p>
          </table:table-cell>
          <table:table-cell table:formula="of:=[.O139]-[.P139]-[.Q139]" office:value-type="float" office:value="13.9338972856226">
            <text:p>13,9338972856</text:p>
          </table:table-cell>
          <table:table-cell table:formula="of:=[.E139]/[.$M139]" office:value-type="float" office:value="21.4604769392698">
            <text:p>21,4604769393</text:p>
          </table:table-cell>
          <table:table-cell table:formula="of:=[.F139]/[.$M139]" office:value-type="float" office:value="95.8732558366123">
            <text:p>95,8732558366</text:p>
          </table:table-cell>
          <table:table-cell table:formula="of:=[.G139]/[.$M139]" office:value-type="float" office:value="5.09908026314069">
            <text:p>5,0990802631</text:p>
          </table:table-cell>
          <table:table-cell table:formula="of:=[.H139]/[.$M139]" office:value-type="float" office:value="1.4440578081563">
            <text:p>1,4440578082</text:p>
          </table:table-cell>
          <table:table-cell table:formula="of:=[.I139]/[.$M139]" office:value-type="float" office:value="0">
            <text:p>0</text:p>
          </table:table-cell>
          <table:table-cell table:formula="of:=[.U139]-[.V139]-[.W139]" office:value-type="float" office:value="89.3301177653153">
            <text:p>89,3301177653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140]*[.C140]" office:value-type="float" office:value="2816">
            <text:p>2816</text:p>
          </table:table-cell>
          <table:table-cell table:formula="of:=[counters.BH140]/1000000000" office:value-type="float" office:value="6.99432373">
            <text:p>6,99432373</text:p>
          </table:table-cell>
          <table:table-cell table:style-name="Default" table:formula="of:=[counters.BI140]/1000000000" office:value-type="float" office:value="31.422302246">
            <text:p>31,422302246</text:p>
          </table:table-cell>
          <table:table-cell table:style-name="Default" table:formula="of:=[counters.BJ140]/1000000000" office:value-type="float" office:value="1.678161621">
            <text:p>1,678161621</text:p>
          </table:table-cell>
          <table:table-cell table:formula="of:=[counters.BK140]/1000000000" office:value-type="float" office:value="0.47692871">
            <text:p>0,47692871</text:p>
          </table:table-cell>
          <table:table-cell table:formula="of:=[counters.BL140]/(2^-32)" office:value-type="float" office:value="0">
            <text:p>0</text:p>
          </table:table-cell>
          <table:table-cell table:formula="of:=[counters.D140]/1000000000" office:value-type="float" office:value="2.106661924">
            <text:p>2,106661924</text:p>
          </table:table-cell>
          <table:table-cell table:formula="of:=[counters.E140]/12500000" office:value-type="float" office:value="2.03389896">
            <text:p>2,03389896</text:p>
          </table:table-cell>
          <table:table-cell table:formula="of:=[counters.F140]/1050000000" office:value-type="float" office:value="2.10148451333333">
            <text:p>2,1014845133</text:p>
          </table:table-cell>
          <table:table-cell table:formula="of:=[counters.G140]/3500000000" office:value-type="float" office:value="0.524029117142857">
            <text:p>0,5240291171</text:p>
          </table:table-cell>
          <table:table-cell table:style-name="ce6" table:formula="of:=[.E140]/[.J140]" office:value-type="float" office:value="3.32009785258738">
            <text:p>3,3200978526</text:p>
          </table:table-cell>
          <table:table-cell table:style-name="ce6" table:formula="of:=[.F140]/[.$J140]" office:value-type="float" office:value="14.9156833794847">
            <text:p>14,9156833795</text:p>
          </table:table-cell>
          <table:table-cell table:style-name="ce6" table:formula="of:=[.G140]/[.$J140]" office:value-type="float" office:value="0.796597499523611">
            <text:p>0,7965974995</text:p>
          </table:table-cell>
          <table:table-cell table:style-name="ce6" table:formula="of:=[.H140]/[.$J140]" office:value-type="float" office:value="0.226390720108729">
            <text:p>0,2263907201</text:p>
          </table:table-cell>
          <table:table-cell table:style-name="ce6" table:formula="of:=[.I140]/[.$J140]" office:value-type="float" office:value="0">
            <text:p>0</text:p>
          </table:table-cell>
          <table:table-cell table:formula="of:=[.O140]-[.P140]-[.Q140]" office:value-type="float" office:value="13.8926951598523">
            <text:p>13,8926951599</text:p>
          </table:table-cell>
          <table:table-cell table:formula="of:=[.E140]/[.$M140]" office:value-type="float" office:value="13.3472043846244">
            <text:p>13,3472043846</text:p>
          </table:table-cell>
          <table:table-cell table:formula="of:=[.F140]/[.$M140]" office:value-type="float" office:value="59.9628936982024">
            <text:p>59,9628936982</text:p>
          </table:table-cell>
          <table:table-cell table:formula="of:=[.G140]/[.$M140]" office:value-type="float" office:value="3.20242056424226">
            <text:p>3,2024205642</text:p>
          </table:table-cell>
          <table:table-cell table:formula="of:=[.H140]/[.$M140]" office:value-type="float" office:value="0.910118721265603">
            <text:p>0,9101187213</text:p>
          </table:table-cell>
          <table:table-cell table:formula="of:=[.I140]/[.$M140]" office:value-type="float" office:value="0">
            <text:p>0</text:p>
          </table:table-cell>
          <table:table-cell table:formula="of:=[.U140]-[.V140]-[.W140]" office:value-type="float" office:value="55.8503544126945">
            <text:p>55,8503544127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141]*[.C141]" office:value-type="float" office:value="3072">
            <text:p>3072</text:p>
          </table:table-cell>
          <table:table-cell table:formula="of:=[counters.BH141]/1000000000" office:value-type="float" office:value="7.592956542">
            <text:p>7,592956542</text:p>
          </table:table-cell>
          <table:table-cell table:style-name="Default" table:formula="of:=[counters.BI141]/1000000000" office:value-type="float" office:value="34.27758789">
            <text:p>34,27758789</text:p>
          </table:table-cell>
          <table:table-cell table:style-name="Default" table:formula="of:=[counters.BJ141]/1000000000" office:value-type="float" office:value="1.826599121">
            <text:p>1,826599121</text:p>
          </table:table-cell>
          <table:table-cell table:formula="of:=[counters.BK141]/1000000000" office:value-type="float" office:value="0.514404296">
            <text:p>0,514404296</text:p>
          </table:table-cell>
          <table:table-cell table:formula="of:=[counters.BL141]/(2^-32)" office:value-type="float" office:value="0">
            <text:p>0</text:p>
          </table:table-cell>
          <table:table-cell table:formula="of:=[counters.D141]/1000000000" office:value-type="float" office:value="2.290354191">
            <text:p>2,290354191</text:p>
          </table:table-cell>
          <table:table-cell table:formula="of:=[counters.E141]/12500000" office:value-type="float" office:value="2.21099048">
            <text:p>2,21099048</text:p>
          </table:table-cell>
          <table:table-cell table:formula="of:=[counters.F141]/1050000000" office:value-type="float" office:value="2.29042749904762">
            <text:p>2,290427499</text:p>
          </table:table-cell>
          <table:table-cell table:formula="of:=[counters.G141]/3500000000" office:value-type="float" office:value="0.675060921714286">
            <text:p>0,6750609217</text:p>
          </table:table-cell>
          <table:table-cell table:style-name="ce6" table:formula="of:=[.E141]/[.J141]" office:value-type="float" office:value="3.31518879125189">
            <text:p>3,3151887913</text:p>
          </table:table-cell>
          <table:table-cell table:style-name="ce6" table:formula="of:=[.F141]/[.$J141]" office:value-type="float" office:value="14.9660642116816">
            <text:p>14,9660642117</text:p>
          </table:table-cell>
          <table:table-cell table:style-name="ce6" table:formula="of:=[.G141]/[.$J141]" office:value-type="float" office:value="0.797518186565931">
            <text:p>0,7975181866</text:p>
          </table:table-cell>
          <table:table-cell table:style-name="ce6" table:formula="of:=[.H141]/[.$J141]" office:value-type="float" office:value="0.224595959009905">
            <text:p>0,224595959</text:p>
          </table:table-cell>
          <table:table-cell table:style-name="ce6" table:formula="of:=[.I141]/[.$J141]" office:value-type="float" office:value="0">
            <text:p>0</text:p>
          </table:table-cell>
          <table:table-cell table:formula="of:=[.O141]-[.P141]-[.Q141]" office:value-type="float" office:value="13.9439500661057">
            <text:p>13,9439500661</text:p>
          </table:table-cell>
          <table:table-cell table:formula="of:=[.E141]/[.$M141]" office:value-type="float" office:value="11.2478093424784">
            <text:p>11,2478093425</text:p>
          </table:table-cell>
          <table:table-cell table:formula="of:=[.F141]/[.$M141]" office:value-type="float" office:value="50.7770288390471">
            <text:p>50,777028839</text:p>
          </table:table-cell>
          <table:table-cell table:formula="of:=[.G141]/[.$M141]" office:value-type="float" office:value="2.70582855894167">
            <text:p>2,7058285589</text:p>
          </table:table-cell>
          <table:table-cell table:formula="of:=[.H141]/[.$M141]" office:value-type="float" office:value="0.762011663619477">
            <text:p>0,7620116636</text:p>
          </table:table-cell>
          <table:table-cell table:formula="of:=[.I141]/[.$M141]" office:value-type="float" office:value="0">
            <text:p>0</text:p>
          </table:table-cell>
          <table:table-cell table:formula="of:=[.U141]-[.V141]-[.W141]" office:value-type="float" office:value="47.309188616486">
            <text:p>47,3091886165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142]*[.C142]" office:value-type="float" office:value="3328">
            <text:p>3328</text:p>
          </table:table-cell>
          <table:table-cell table:formula="of:=[counters.BH142]/1000000000" office:value-type="float" office:value="8.528747558">
            <text:p>8,528747558</text:p>
          </table:table-cell>
          <table:table-cell table:style-name="Default" table:formula="of:=[counters.BI142]/1000000000" office:value-type="float" office:value="38.038208007">
            <text:p>38,038208007</text:p>
          </table:table-cell>
          <table:table-cell table:style-name="Default" table:formula="of:=[counters.BJ142]/1000000000" office:value-type="float" office:value="2.070617675">
            <text:p>2,070617675</text:p>
          </table:table-cell>
          <table:table-cell table:formula="of:=[counters.BK142]/1000000000" office:value-type="float" office:value="0.57836914">
            <text:p>0,57836914</text:p>
          </table:table-cell>
          <table:table-cell table:formula="of:=[counters.BL142]/(2^-32)" office:value-type="float" office:value="0">
            <text:p>0</text:p>
          </table:table-cell>
          <table:table-cell table:formula="of:=[counters.D142]/1000000000" office:value-type="float" office:value="2.576734199">
            <text:p>2,576734199</text:p>
          </table:table-cell>
          <table:table-cell table:formula="of:=[counters.E142]/12500000" office:value-type="float" office:value="2.48566976">
            <text:p>2,48566976</text:p>
          </table:table-cell>
          <table:table-cell table:formula="of:=[counters.F142]/1050000000" office:value-type="float" office:value="2.56079122952381">
            <text:p>2,5607912295</text:p>
          </table:table-cell>
          <table:table-cell table:formula="of:=[counters.G142]/3500000000" office:value-type="float" office:value="0.912561707714286">
            <text:p>0,9125617077</text:p>
          </table:table-cell>
          <table:table-cell table:style-name="ce6" table:formula="of:=[.E142]/[.J142]" office:value-type="float" office:value="3.30990583402429">
            <text:p>3,309905834</text:p>
          </table:table-cell>
          <table:table-cell table:style-name="ce6" table:formula="of:=[.F142]/[.$J142]" office:value-type="float" office:value="14.7621776517586">
            <text:p>14,7621776518</text:p>
          </table:table-cell>
          <table:table-cell table:style-name="ce6" table:formula="of:=[.G142]/[.$J142]" office:value-type="float" office:value="0.803582176152892">
            <text:p>0,8035821762</text:p>
          </table:table-cell>
          <table:table-cell table:style-name="ce6" table:formula="of:=[.H142]/[.$J142]" office:value-type="float" office:value="0.224458207689586">
            <text:p>0,2244582077</text:p>
          </table:table-cell>
          <table:table-cell table:style-name="ce6" table:formula="of:=[.I142]/[.$J142]" office:value-type="float" office:value="0">
            <text:p>0</text:p>
          </table:table-cell>
          <table:table-cell table:formula="of:=[.O142]-[.P142]-[.Q142]" office:value-type="float" office:value="13.7341372679162">
            <text:p>13,7341372679</text:p>
          </table:table-cell>
          <table:table-cell table:formula="of:=[.E142]/[.$M142]" office:value-type="float" office:value="9.34594064807097">
            <text:p>9,3459406481</text:p>
          </table:table-cell>
          <table:table-cell table:formula="of:=[.F142]/[.$M142]" office:value-type="float" office:value="41.6828886040761">
            <text:p>41,6828886041</text:p>
          </table:table-cell>
          <table:table-cell table:formula="of:=[.G142]/[.$M142]" office:value-type="float" office:value="2.2690166127903">
            <text:p>2,2690166128</text:p>
          </table:table-cell>
          <table:table-cell table:formula="of:=[.H142]/[.$M142]" office:value-type="float" office:value="0.633786334787874">
            <text:p>0,6337863348</text:p>
          </table:table-cell>
          <table:table-cell table:formula="of:=[.I142]/[.$M142]" office:value-type="float" office:value="0">
            <text:p>0</text:p>
          </table:table-cell>
          <table:table-cell table:formula="of:=[.U142]-[.V142]-[.W142]" office:value-type="float" office:value="38.7800856564979">
            <text:p>38,7800856565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143]*[.C143]" office:value-type="float" office:value="3584">
            <text:p>3584</text:p>
          </table:table-cell>
          <table:table-cell table:formula="of:=[counters.BH143]/1000000000" office:value-type="float" office:value="9.274108886">
            <text:p>9,274108886</text:p>
          </table:table-cell>
          <table:table-cell table:style-name="Default" table:formula="of:=[counters.BI143]/1000000000" office:value-type="float" office:value="41.819274902">
            <text:p>41,819274902</text:p>
          </table:table-cell>
          <table:table-cell table:style-name="Default" table:formula="of:=[counters.BJ143]/1000000000" office:value-type="float" office:value="2.358154296">
            <text:p>2,358154296</text:p>
          </table:table-cell>
          <table:table-cell table:formula="of:=[counters.BK143]/1000000000" office:value-type="float" office:value="0.63104248">
            <text:p>0,63104248</text:p>
          </table:table-cell>
          <table:table-cell table:formula="of:=[counters.BL143]/(2^-32)" office:value-type="float" office:value="0">
            <text:p>0</text:p>
          </table:table-cell>
          <table:table-cell table:formula="of:=[counters.D143]/1000000000" office:value-type="float" office:value="2.812375047">
            <text:p>2,812375047</text:p>
          </table:table-cell>
          <table:table-cell table:formula="of:=[counters.E143]/12500000" office:value-type="float" office:value="2.71259472">
            <text:p>2,71259472</text:p>
          </table:table-cell>
          <table:table-cell table:formula="of:=[counters.F143]/1050000000" office:value-type="float" office:value="2.81583266190476">
            <text:p>2,8158326619</text:p>
          </table:table-cell>
          <table:table-cell table:formula="of:=[counters.G143]/3500000000" office:value-type="float" office:value="1.10802573371429">
            <text:p>1,1080257337</text:p>
          </table:table-cell>
          <table:table-cell table:style-name="ce6" table:formula="of:=[.E143]/[.J143]" office:value-type="float" office:value="3.29760744246854">
            <text:p>3,2976074425</text:p>
          </table:table-cell>
          <table:table-cell table:style-name="ce6" table:formula="of:=[.F143]/[.$J143]" office:value-type="float" office:value="14.8697361493835">
            <text:p>14,8697361494</text:p>
          </table:table-cell>
          <table:table-cell table:style-name="ce6" table:formula="of:=[.G143]/[.$J143]" office:value-type="float" office:value="0.838492113104003">
            <text:p>0,8384921131</text:p>
          </table:table-cell>
          <table:table-cell table:style-name="ce6" table:formula="of:=[.H143]/[.$J143]" office:value-type="float" office:value="0.224380628278274">
            <text:p>0,2243806283</text:p>
          </table:table-cell>
          <table:table-cell table:style-name="ce6" table:formula="of:=[.I143]/[.$J143]" office:value-type="float" office:value="0">
            <text:p>0</text:p>
          </table:table-cell>
          <table:table-cell table:formula="of:=[.O143]-[.P143]-[.Q143]" office:value-type="float" office:value="13.8068634080012">
            <text:p>13,806863408</text:p>
          </table:table-cell>
          <table:table-cell table:formula="of:=[.E143]/[.$M143]" office:value-type="float" office:value="8.36993997866065">
            <text:p>8,3699399787</text:p>
          </table:table-cell>
          <table:table-cell table:formula="of:=[.F143]/[.$M143]" office:value-type="float" office:value="37.7421513143155">
            <text:p>37,7421513143</text:p>
          </table:table-cell>
          <table:table-cell table:formula="of:=[.G143]/[.$M143]" office:value-type="float" office:value="2.12824867171187">
            <text:p>2,1282486717</text:p>
          </table:table-cell>
          <table:table-cell table:formula="of:=[.H143]/[.$M143]" office:value-type="float" office:value="0.56951969687982">
            <text:p>0,5695196969</text:p>
          </table:table-cell>
          <table:table-cell table:formula="of:=[.I143]/[.$M143]" office:value-type="float" office:value="0">
            <text:p>0</text:p>
          </table:table-cell>
          <table:table-cell table:formula="of:=[.U143]-[.V143]-[.W143]" office:value-type="float" office:value="35.0443829457238">
            <text:p>35,0443829457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144]*[.C144]" office:value-type="float" office:value="3840">
            <text:p>3840</text:p>
          </table:table-cell>
          <table:table-cell table:formula="of:=[counters.BH144]/1000000000" office:value-type="float" office:value="9.58404541">
            <text:p>9,58404541</text:p>
          </table:table-cell>
          <table:table-cell table:style-name="Default" table:formula="of:=[counters.BI144]/1000000000" office:value-type="float" office:value="43.140319824">
            <text:p>43,140319824</text:p>
          </table:table-cell>
          <table:table-cell table:style-name="Default" table:formula="of:=[counters.BJ144]/1000000000" office:value-type="float" office:value="2.272216796">
            <text:p>2,272216796</text:p>
          </table:table-cell>
          <table:table-cell table:formula="of:=[counters.BK144]/1000000000" office:value-type="float" office:value="0.640625">
            <text:p>0,640625</text:p>
          </table:table-cell>
          <table:table-cell table:formula="of:=[counters.BL144]/(2^-32)" office:value-type="float" office:value="0">
            <text:p>0</text:p>
          </table:table-cell>
          <table:table-cell table:formula="of:=[counters.D144]/1000000000" office:value-type="float" office:value="2.852532131">
            <text:p>2,852532131</text:p>
          </table:table-cell>
          <table:table-cell table:formula="of:=[counters.E144]/12500000" office:value-type="float" office:value="2.74823968">
            <text:p>2,74823968</text:p>
          </table:table-cell>
          <table:table-cell table:formula="of:=[counters.F144]/1050000000" office:value-type="float" office:value="2.85103190952381">
            <text:p>2,8510319095</text:p>
          </table:table-cell>
          <table:table-cell table:formula="of:=[counters.G144]/3500000000" office:value-type="float" office:value="1.14126768542857">
            <text:p>1,1412676854</text:p>
          </table:table-cell>
          <table:table-cell table:style-name="ce6" table:formula="of:=[.E144]/[.J144]" office:value-type="float" office:value="3.35983784576693">
            <text:p>3,3598378458</text:p>
          </table:table-cell>
          <table:table-cell table:style-name="ce6" table:formula="of:=[.F144]/[.$J144]" office:value-type="float" office:value="15.1235175776535">
            <text:p>15,1235175777</text:p>
          </table:table-cell>
          <table:table-cell table:style-name="ce6" table:formula="of:=[.G144]/[.$J144]" office:value-type="float" office:value="0.796561332756465">
            <text:p>0,7965613328</text:p>
          </table:table-cell>
          <table:table-cell table:style-name="ce6" table:formula="of:=[.H144]/[.$J144]" office:value-type="float" office:value="0.224581168793152">
            <text:p>0,2245811688</text:p>
          </table:table-cell>
          <table:table-cell table:style-name="ce6" table:formula="of:=[.I144]/[.$J144]" office:value-type="float" office:value="0">
            <text:p>0</text:p>
          </table:table-cell>
          <table:table-cell table:formula="of:=[.O144]-[.P144]-[.Q144]" office:value-type="float" office:value="14.1023750761039">
            <text:p>14,1023750761</text:p>
          </table:table-cell>
          <table:table-cell table:formula="of:=[.E144]/[.$M144]" office:value-type="float" office:value="8.39771907359401">
            <text:p>8,3977190736</text:p>
          </table:table-cell>
          <table:table-cell table:formula="of:=[.F144]/[.$M144]" office:value-type="float" office:value="37.8003516395015">
            <text:p>37,8003516395</text:p>
          </table:table-cell>
          <table:table-cell table:formula="of:=[.G144]/[.$M144]" office:value-type="float" office:value="1.99095867254555">
            <text:p>1,9909586725</text:p>
          </table:table-cell>
          <table:table-cell table:formula="of:=[.H144]/[.$M144]" office:value-type="float" office:value="0.561327555471292">
            <text:p>0,5613275555</text:p>
          </table:table-cell>
          <table:table-cell table:formula="of:=[.I144]/[.$M144]" office:value-type="float" office:value="0">
            <text:p>0</text:p>
          </table:table-cell>
          <table:table-cell table:formula="of:=[.U144]-[.V144]-[.W144]" office:value-type="float" office:value="35.2480654114847">
            <text:p>35,2480654115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145]*[.C145]" office:value-type="float" office:value="4096">
            <text:p>4096</text:p>
          </table:table-cell>
          <table:table-cell table:formula="of:=[counters.BH145]/1000000000" office:value-type="float" office:value="9.945190429">
            <text:p>9,945190429</text:p>
          </table:table-cell>
          <table:table-cell table:style-name="Default" table:formula="of:=[counters.BI145]/1000000000" office:value-type="float" office:value="44.611938476">
            <text:p>44,611938476</text:p>
          </table:table-cell>
          <table:table-cell table:style-name="Default" table:formula="of:=[counters.BJ145]/1000000000" office:value-type="float" office:value="2.398010253">
            <text:p>2,398010253</text:p>
          </table:table-cell>
          <table:table-cell table:formula="of:=[counters.BK145]/1000000000" office:value-type="float" office:value="0.648620605">
            <text:p>0,648620605</text:p>
          </table:table-cell>
          <table:table-cell table:formula="of:=[counters.BL145]/(2^-32)" office:value-type="float" office:value="0">
            <text:p>0</text:p>
          </table:table-cell>
          <table:table-cell table:formula="of:=[counters.D145]/1000000000" office:value-type="float" office:value="2.900285597">
            <text:p>2,900285597</text:p>
          </table:table-cell>
          <table:table-cell table:formula="of:=[counters.E145]/12500000" office:value-type="float" office:value="2.79428448">
            <text:p>2,79428448</text:p>
          </table:table-cell>
          <table:table-cell table:formula="of:=[counters.F145]/1050000000" office:value-type="float" office:value="2.90057030285714">
            <text:p>2,9005703029</text:p>
          </table:table-cell>
          <table:table-cell table:formula="of:=[counters.G145]/3500000000" office:value-type="float" office:value="1.17697329942857">
            <text:p>1,1769732994</text:p>
          </table:table-cell>
          <table:table-cell table:style-name="ce6" table:formula="of:=[.E145]/[.J145]" office:value-type="float" office:value="3.42903831239486">
            <text:p>3,4290383124</text:p>
          </table:table-cell>
          <table:table-cell table:style-name="ce6" table:formula="of:=[.F145]/[.$J145]" office:value-type="float" office:value="15.3819122234534">
            <text:p>15,3819122235</text:p>
          </table:table-cell>
          <table:table-cell table:style-name="ce6" table:formula="of:=[.G145]/[.$J145]" office:value-type="float" office:value="0.826818660714123">
            <text:p>0,8268186607</text:p>
          </table:table-cell>
          <table:table-cell table:style-name="ce6" table:formula="of:=[.H145]/[.$J145]" office:value-type="float" office:value="0.223640253108494">
            <text:p>0,2236402531</text:p>
          </table:table-cell>
          <table:table-cell table:style-name="ce6" table:formula="of:=[.I145]/[.$J145]" office:value-type="float" office:value="0">
            <text:p>0</text:p>
          </table:table-cell>
          <table:table-cell table:formula="of:=[.O145]-[.P145]-[.Q145]" office:value-type="float" office:value="14.3314533096307">
            <text:p>14,3314533096</text:p>
          </table:table-cell>
          <table:table-cell table:formula="of:=[.E145]/[.$M145]" office:value-type="float" office:value="8.44980122644113">
            <text:p>8,4498012264</text:p>
          </table:table-cell>
          <table:table-cell table:formula="of:=[.F145]/[.$M145]" office:value-type="float" office:value="37.9039511751536">
            <text:p>37,9039511752</text:p>
          </table:table-cell>
          <table:table-cell table:formula="of:=[.G145]/[.$M145]" office:value-type="float" office:value="2.03743810854864">
            <text:p>2,0374381085</text:p>
          </table:table-cell>
          <table:table-cell table:formula="of:=[.H145]/[.$M145]" office:value-type="float" office:value="0.551092030137735">
            <text:p>0,5510920301</text:p>
          </table:table-cell>
          <table:table-cell table:formula="of:=[.I145]/[.$M145]" office:value-type="float" office:value="0">
            <text:p>0</text:p>
          </table:table-cell>
          <table:table-cell table:formula="of:=[.U145]-[.V145]-[.W145]" office:value-type="float" office:value="35.3154210364672">
            <text:p>35,3154210365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146]*[.C146]" office:value-type="float" office:value="4352">
            <text:p>4352</text:p>
          </table:table-cell>
          <table:table-cell table:formula="of:=[counters.BH146]/1000000000" office:value-type="float" office:value="11.27355957">
            <text:p>11,27355957</text:p>
          </table:table-cell>
          <table:table-cell table:style-name="Default" table:formula="of:=[counters.BI146]/1000000000" office:value-type="float" office:value="50.296264648">
            <text:p>50,296264648</text:p>
          </table:table-cell>
          <table:table-cell table:style-name="Default" table:formula="of:=[counters.BJ146]/1000000000" office:value-type="float" office:value="2.880493164">
            <text:p>2,880493164</text:p>
          </table:table-cell>
          <table:table-cell table:formula="of:=[counters.BK146]/1000000000" office:value-type="float" office:value="0.754516601">
            <text:p>0,754516601</text:p>
          </table:table-cell>
          <table:table-cell table:formula="of:=[counters.BL146]/(2^-32)" office:value-type="float" office:value="0">
            <text:p>0</text:p>
          </table:table-cell>
          <table:table-cell table:formula="of:=[counters.D146]/1000000000" office:value-type="float" office:value="3.361455778">
            <text:p>3,361455778</text:p>
          </table:table-cell>
          <table:table-cell table:formula="of:=[counters.E146]/12500000" office:value-type="float" office:value="3.23764224">
            <text:p>3,23764224</text:p>
          </table:table-cell>
          <table:table-cell table:formula="of:=[counters.F146]/1050000000" office:value-type="float" office:value="3.36025705428571">
            <text:p>3,3602570543</text:p>
          </table:table-cell>
          <table:table-cell table:formula="of:=[counters.G146]/3500000000" office:value-type="float" office:value="0.337315621142857">
            <text:p>0,3373156211</text:p>
          </table:table-cell>
          <table:table-cell table:style-name="ce6" table:formula="of:=[.E146]/[.J146]" office:value-type="float" office:value="3.35377298246284">
            <text:p>3,3537729825</text:p>
          </table:table-cell>
          <table:table-cell table:style-name="ce6" table:formula="of:=[.F146]/[.$J146]" office:value-type="float" office:value="14.9626435597274">
            <text:p>14,9626435597</text:p>
          </table:table-cell>
          <table:table-cell table:style-name="ce6" table:formula="of:=[.G146]/[.$J146]" office:value-type="float" office:value="0.856918357472439">
            <text:p>0,8569183575</text:p>
          </table:table-cell>
          <table:table-cell table:style-name="ce6" table:formula="of:=[.H146]/[.$J146]" office:value-type="float" office:value="0.224461260486646">
            <text:p>0,2244612605</text:p>
          </table:table-cell>
          <table:table-cell table:style-name="ce6" table:formula="of:=[.I146]/[.$J146]" office:value-type="float" office:value="0">
            <text:p>0</text:p>
          </table:table-cell>
          <table:table-cell table:formula="of:=[.O146]-[.P146]-[.Q146]" office:value-type="float" office:value="13.8812639417683">
            <text:p>13,8812639418</text:p>
          </table:table-cell>
          <table:table-cell table:formula="of:=[.E146]/[.$M146]" office:value-type="float" office:value="33.4213978344795">
            <text:p>33,4213978345</text:p>
          </table:table-cell>
          <table:table-cell table:formula="of:=[.F146]/[.$M146]" office:value-type="float" office:value="149.107427867086">
            <text:p>149,1074278671</text:p>
          </table:table-cell>
          <table:table-cell table:formula="of:=[.G146]/[.$M146]" office:value-type="float" office:value="8.53945973281824">
            <text:p>8,5394597328</text:p>
          </table:table-cell>
          <table:table-cell table:formula="of:=[.H146]/[.$M146]" office:value-type="float" office:value="2.23682673943065">
            <text:p>2,2368267394</text:p>
          </table:table-cell>
          <table:table-cell table:formula="of:=[.I146]/[.$M146]" office:value-type="float" office:value="0">
            <text:p>0</text:p>
          </table:table-cell>
          <table:table-cell table:formula="of:=[.U146]-[.V146]-[.W146]" office:value-type="float" office:value="138.331141394837">
            <text:p>138,3311413948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147]*[.C147]" office:value-type="float" office:value="4608">
            <text:p>4608</text:p>
          </table:table-cell>
          <table:table-cell table:formula="of:=[counters.BH147]/1000000000" office:value-type="float" office:value="11.906127929">
            <text:p>11,906127929</text:p>
          </table:table-cell>
          <table:table-cell table:style-name="Default" table:formula="of:=[counters.BI147]/1000000000" office:value-type="float" office:value="53.386596679">
            <text:p>53,386596679</text:p>
          </table:table-cell>
          <table:table-cell table:style-name="Default" table:formula="of:=[counters.BJ147]/1000000000" office:value-type="float" office:value="2.851623535">
            <text:p>2,851623535</text:p>
          </table:table-cell>
          <table:table-cell table:formula="of:=[counters.BK147]/1000000000" office:value-type="float" office:value="0.802001953">
            <text:p>0,802001953</text:p>
          </table:table-cell>
          <table:table-cell table:formula="of:=[counters.BL147]/(2^-32)" office:value-type="float" office:value="0">
            <text:p>0</text:p>
          </table:table-cell>
          <table:table-cell table:formula="of:=[counters.D147]/1000000000" office:value-type="float" office:value="3.581425303">
            <text:p>3,581425303</text:p>
          </table:table-cell>
          <table:table-cell table:formula="of:=[counters.E147]/12500000" office:value-type="float" office:value="3.44952256">
            <text:p>3,44952256</text:p>
          </table:table-cell>
          <table:table-cell table:formula="of:=[counters.F147]/1050000000" office:value-type="float" office:value="3.57520451714286">
            <text:p>3,5752045171</text:p>
          </table:table-cell>
          <table:table-cell table:formula="of:=[counters.G147]/3500000000" office:value-type="float" office:value="0.5188503">
            <text:p>0,5188503</text:p>
          </table:table-cell>
          <table:table-cell table:style-name="ce6" table:formula="of:=[.E147]/[.J147]" office:value-type="float" office:value="3.32441051305098">
            <text:p>3,3244105131</text:p>
          </table:table-cell>
          <table:table-cell table:style-name="ce6" table:formula="of:=[.F147]/[.$J147]" office:value-type="float" office:value="14.9065224491156">
            <text:p>14,9065224491</text:p>
          </table:table-cell>
          <table:table-cell table:style-name="ce6" table:formula="of:=[.G147]/[.$J147]" office:value-type="float" office:value="0.796225885993301">
            <text:p>0,796225886</text:p>
          </table:table-cell>
          <table:table-cell table:style-name="ce6" table:formula="of:=[.H147]/[.$J147]" office:value-type="float" office:value="0.223933737310729">
            <text:p>0,2239337373</text:p>
          </table:table-cell>
          <table:table-cell table:style-name="ce6" table:formula="of:=[.I147]/[.$J147]" office:value-type="float" office:value="0">
            <text:p>0</text:p>
          </table:table-cell>
          <table:table-cell table:formula="of:=[.O147]-[.P147]-[.Q147]" office:value-type="float" office:value="13.8863628258115">
            <text:p>13,8863628258</text:p>
          </table:table-cell>
          <table:table-cell table:formula="of:=[.E147]/[.$M147]" office:value-type="float" office:value="22.947135096578">
            <text:p>22,9471350966</text:p>
          </table:table-cell>
          <table:table-cell table:formula="of:=[.F147]/[.$M147]" office:value-type="float" office:value="102.894026810816">
            <text:p>102,8940268108</text:p>
          </table:table-cell>
          <table:table-cell table:formula="of:=[.G147]/[.$M147]" office:value-type="float" office:value="5.49604295304445">
            <text:p>5,496042953</text:p>
          </table:table-cell>
          <table:table-cell table:formula="of:=[.H147]/[.$M147]" office:value-type="float" office:value="1.54572899543471">
            <text:p>1,5457289954</text:p>
          </table:table-cell>
          <table:table-cell table:formula="of:=[.I147]/[.$M147]" office:value-type="float" office:value="0">
            <text:p>0</text:p>
          </table:table-cell>
          <table:table-cell table:formula="of:=[.U147]-[.V147]-[.W147]" office:value-type="float" office:value="95.852254862337">
            <text:p>95,8522548623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148]*[.C148]" office:value-type="float" office:value="4864">
            <text:p>4864</text:p>
          </table:table-cell>
          <table:table-cell table:formula="of:=[counters.BH148]/1000000000" office:value-type="float" office:value="12.029174804">
            <text:p>12,029174804</text:p>
          </table:table-cell>
          <table:table-cell table:style-name="Default" table:formula="of:=[counters.BI148]/1000000000" office:value-type="float" office:value="53.899475097">
            <text:p>53,899475097</text:p>
          </table:table-cell>
          <table:table-cell table:style-name="Default" table:formula="of:=[counters.BJ148]/1000000000" office:value-type="float" office:value="2.884765625">
            <text:p>2,884765625</text:p>
          </table:table-cell>
          <table:table-cell table:formula="of:=[counters.BK148]/1000000000" office:value-type="float" office:value="0.806091308">
            <text:p>0,806091308</text:p>
          </table:table-cell>
          <table:table-cell table:formula="of:=[counters.BL148]/(2^-32)" office:value-type="float" office:value="0">
            <text:p>0</text:p>
          </table:table-cell>
          <table:table-cell table:formula="of:=[counters.D148]/1000000000" office:value-type="float" office:value="3.605815908">
            <text:p>3,605815908</text:p>
          </table:table-cell>
          <table:table-cell table:formula="of:=[counters.E148]/12500000" office:value-type="float" office:value="3.47366632">
            <text:p>3,47366632</text:p>
          </table:table-cell>
          <table:table-cell table:formula="of:=[counters.F148]/1050000000" office:value-type="float" office:value="3.58497857809524">
            <text:p>3,5849785781</text:p>
          </table:table-cell>
          <table:table-cell table:formula="of:=[counters.G148]/3500000000" office:value-type="float" office:value="0.538524437714286">
            <text:p>0,5385244377</text:p>
          </table:table-cell>
          <table:table-cell table:style-name="ce6" table:formula="of:=[.E148]/[.J148]" office:value-type="float" office:value="3.33604795999475">
            <text:p>3,33604796</text:p>
          </table:table-cell>
          <table:table-cell table:style-name="ce6" table:formula="of:=[.F148]/[.$J148]" office:value-type="float" office:value="14.9479275903733">
            <text:p>14,9479275904</text:p>
          </table:table-cell>
          <table:table-cell table:style-name="ce6" table:formula="of:=[.G148]/[.$J148]" office:value-type="float" office:value="0.800031310139752">
            <text:p>0,8000313101</text:p>
          </table:table-cell>
          <table:table-cell table:style-name="ce6" table:formula="of:=[.H148]/[.$J148]" office:value-type="float" office:value="0.223553095489865">
            <text:p>0,2235530955</text:p>
          </table:table-cell>
          <table:table-cell table:style-name="ce6" table:formula="of:=[.I148]/[.$J148]" office:value-type="float" office:value="0">
            <text:p>0</text:p>
          </table:table-cell>
          <table:table-cell table:formula="of:=[.O148]-[.P148]-[.Q148]" office:value-type="float" office:value="13.9243431847436">
            <text:p>13,9243431847</text:p>
          </table:table-cell>
          <table:table-cell table:formula="of:=[.E148]/[.$M148]" office:value-type="float" office:value="22.33728678137">
            <text:p>22,3372867814</text:p>
          </table:table-cell>
          <table:table-cell table:formula="of:=[.F148]/[.$M148]" office:value-type="float" office:value="100.087333688646">
            <text:p>100,0873336886</text:p>
          </table:table-cell>
          <table:table-cell table:formula="of:=[.G148]/[.$M148]" office:value-type="float" office:value="5.35679613212003">
            <text:p>5,3567961321</text:p>
          </table:table-cell>
          <table:table-cell table:formula="of:=[.H148]/[.$M148]" office:value-type="float" office:value="1.49685186325318">
            <text:p>1,4968518633</text:p>
          </table:table-cell>
          <table:table-cell table:formula="of:=[.I148]/[.$M148]" office:value-type="float" office:value="0">
            <text:p>0</text:p>
          </table:table-cell>
          <table:table-cell table:formula="of:=[.U148]-[.V148]-[.W148]" office:value-type="float" office:value="93.2336856932725">
            <text:p>93,2336856933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149]*[.C149]" office:value-type="float" office:value="5120">
            <text:p>5120</text:p>
          </table:table-cell>
          <table:table-cell table:formula="of:=[counters.BH149]/1000000000" office:value-type="float" office:value="12.200195312">
            <text:p>12,200195312</text:p>
          </table:table-cell>
          <table:table-cell table:style-name="Default" table:formula="of:=[counters.BI149]/1000000000" office:value-type="float" office:value="54.479248046">
            <text:p>54,479248046</text:p>
          </table:table-cell>
          <table:table-cell table:style-name="Default" table:formula="of:=[counters.BJ149]/1000000000" office:value-type="float" office:value="2.984313964">
            <text:p>2,984313964</text:p>
          </table:table-cell>
          <table:table-cell table:formula="of:=[counters.BK149]/1000000000" office:value-type="float" office:value="0.815979003">
            <text:p>0,815979003</text:p>
          </table:table-cell>
          <table:table-cell table:formula="of:=[counters.BL149]/(2^-32)" office:value-type="float" office:value="0">
            <text:p>0</text:p>
          </table:table-cell>
          <table:table-cell table:formula="of:=[counters.D149]/1000000000" office:value-type="float" office:value="3.644185622">
            <text:p>3,644185622</text:p>
          </table:table-cell>
          <table:table-cell table:formula="of:=[counters.E149]/12500000" office:value-type="float" office:value="3.50982512">
            <text:p>3,50982512</text:p>
          </table:table-cell>
          <table:table-cell table:formula="of:=[counters.F149]/1050000000" office:value-type="float" office:value="3.59781836666667">
            <text:p>3,5978183667</text:p>
          </table:table-cell>
          <table:table-cell table:formula="of:=[counters.G149]/3500000000" office:value-type="float" office:value="0.570910329142857">
            <text:p>0,5709103291</text:p>
          </table:table-cell>
          <table:table-cell table:style-name="ce6" table:formula="of:=[.E149]/[.J149]" office:value-type="float" office:value="3.34785232627758">
            <text:p>3,3478523263</text:p>
          </table:table-cell>
          <table:table-cell table:style-name="ce6" table:formula="of:=[.F149]/[.$J149]" office:value-type="float" office:value="14.9496358574898">
            <text:p>14,9496358575</text:p>
          </table:table-cell>
          <table:table-cell table:style-name="ce6" table:formula="of:=[.G149]/[.$J149]" office:value-type="float" office:value="0.818924795154137">
            <text:p>0,8189247952</text:p>
          </table:table-cell>
          <table:table-cell table:style-name="ce6" table:formula="of:=[.H149]/[.$J149]" office:value-type="float" office:value="0.223912579555202">
            <text:p>0,2239125796</text:p>
          </table:table-cell>
          <table:table-cell table:style-name="ce6" table:formula="of:=[.I149]/[.$J149]" office:value-type="float" office:value="0">
            <text:p>0</text:p>
          </table:table-cell>
          <table:table-cell table:formula="of:=[.O149]-[.P149]-[.Q149]" office:value-type="float" office:value="13.9067984827805">
            <text:p>13,9067984828</text:p>
          </table:table-cell>
          <table:table-cell table:formula="of:=[.E149]/[.$M149]" office:value-type="float" office:value="21.3697225102179">
            <text:p>21,3697225102</text:p>
          </table:table-cell>
          <table:table-cell table:formula="of:=[.F149]/[.$M149]" office:value-type="float" office:value="95.4252275095339">
            <text:p>95,4252275095</text:p>
          </table:table-cell>
          <table:table-cell table:formula="of:=[.G149]/[.$M149]" office:value-type="float" office:value="5.22729019193003">
            <text:p>5,2272901919</text:p>
          </table:table-cell>
          <table:table-cell table:formula="of:=[.H149]/[.$M149]" office:value-type="float" office:value="1.42925948497916">
            <text:p>1,429259485</text:p>
          </table:table-cell>
          <table:table-cell table:formula="of:=[.I149]/[.$M149]" office:value-type="float" office:value="0">
            <text:p>0</text:p>
          </table:table-cell>
          <table:table-cell table:formula="of:=[.U149]-[.V149]-[.W149]" office:value-type="float" office:value="88.7686778326247">
            <text:p>88,7686778326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150]*[.C150]" office:value-type="float" office:value="5376">
            <text:p>5376</text:p>
          </table:table-cell>
          <table:table-cell table:formula="of:=[counters.BH150]/1000000000" office:value-type="float" office:value="13.400146484">
            <text:p>13,400146484</text:p>
          </table:table-cell>
          <table:table-cell table:style-name="Default" table:formula="of:=[counters.BI150]/1000000000" office:value-type="float" office:value="60.159973144">
            <text:p>60,159973144</text:p>
          </table:table-cell>
          <table:table-cell table:style-name="Default" table:formula="of:=[counters.BJ150]/1000000000" office:value-type="float" office:value="3.299316406">
            <text:p>3,299316406</text:p>
          </table:table-cell>
          <table:table-cell table:formula="of:=[counters.BK150]/1000000000" office:value-type="float" office:value="0.90246582">
            <text:p>0,90246582</text:p>
          </table:table-cell>
          <table:table-cell table:formula="of:=[counters.BL150]/(2^-32)" office:value-type="float" office:value="0">
            <text:p>0</text:p>
          </table:table-cell>
          <table:table-cell table:formula="of:=[counters.D150]/1000000000" office:value-type="float" office:value="4.041051537">
            <text:p>4,041051537</text:p>
          </table:table-cell>
          <table:table-cell table:formula="of:=[counters.E150]/12500000" office:value-type="float" office:value="3.889324">
            <text:p>3,889324</text:p>
          </table:table-cell>
          <table:table-cell table:formula="of:=[counters.F150]/1050000000" office:value-type="float" office:value="3.80842429428571">
            <text:p>3,8084242943</text:p>
          </table:table-cell>
          <table:table-cell table:formula="of:=[counters.G150]/3500000000" office:value-type="float" office:value="0.898863858571429">
            <text:p>0,8988638586</text:p>
          </table:table-cell>
          <table:table-cell table:style-name="ce6" table:formula="of:=[.E150]/[.J150]" office:value-type="float" office:value="3.31600484708196">
            <text:p>3,3160048471</text:p>
          </table:table-cell>
          <table:table-cell table:style-name="ce6" table:formula="of:=[.F150]/[.$J150]" office:value-type="float" office:value="14.8872075976199">
            <text:p>14,8872075976</text:p>
          </table:table-cell>
          <table:table-cell table:style-name="ce6" table:formula="of:=[.G150]/[.$J150]" office:value-type="float" office:value="0.81644996996236">
            <text:p>0,81644997</text:p>
          </table:table-cell>
          <table:table-cell table:style-name="ce6" table:formula="of:=[.H150]/[.$J150]" office:value-type="float" office:value="0.223324501491009">
            <text:p>0,2233245015</text:p>
          </table:table-cell>
          <table:table-cell table:style-name="ce6" table:formula="of:=[.I150]/[.$J150]" office:value-type="float" office:value="0">
            <text:p>0</text:p>
          </table:table-cell>
          <table:table-cell table:formula="of:=[.O150]-[.P150]-[.Q150]" office:value-type="float" office:value="13.8474331261665">
            <text:p>13,8474331262</text:p>
          </table:table-cell>
          <table:table-cell table:formula="of:=[.E150]/[.$M150]" office:value-type="float" office:value="14.9078710376641">
            <text:p>14,9078710377</text:p>
          </table:table-cell>
          <table:table-cell table:formula="of:=[.F150]/[.$M150]" office:value-type="float" office:value="66.9289042721249">
            <text:p>66,9289042721</text:p>
          </table:table-cell>
          <table:table-cell table:formula="of:=[.G150]/[.$M150]" office:value-type="float" office:value="3.67054073265737">
            <text:p>3,6705407327</text:p>
          </table:table-cell>
          <table:table-cell table:formula="of:=[.H150]/[.$M150]" office:value-type="float" office:value="1.00400723801967">
            <text:p>1,004007238</text:p>
          </table:table-cell>
          <table:table-cell table:formula="of:=[.I150]/[.$M150]" office:value-type="float" office:value="0">
            <text:p>0</text:p>
          </table:table-cell>
          <table:table-cell table:formula="of:=[.U150]-[.V150]-[.W150]" office:value-type="float" office:value="62.2543563014479">
            <text:p>62,2543563014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151]*[.C151]" office:value-type="float" office:value="5632">
            <text:p>5632</text:p>
          </table:table-cell>
          <table:table-cell table:formula="of:=[counters.BH151]/1000000000" office:value-type="float" office:value="13.933044433">
            <text:p>13,933044433</text:p>
          </table:table-cell>
          <table:table-cell table:style-name="Default" table:formula="of:=[counters.BI151]/1000000000" office:value-type="float" office:value="62.653564453">
            <text:p>62,653564453</text:p>
          </table:table-cell>
          <table:table-cell table:style-name="Default" table:formula="of:=[counters.BJ151]/1000000000" office:value-type="float" office:value="3.383300781">
            <text:p>3,383300781</text:p>
          </table:table-cell>
          <table:table-cell table:formula="of:=[counters.BK151]/1000000000" office:value-type="float" office:value="0.935485839">
            <text:p>0,935485839</text:p>
          </table:table-cell>
          <table:table-cell table:formula="of:=[counters.BL151]/(2^-32)" office:value-type="float" office:value="0">
            <text:p>0</text:p>
          </table:table-cell>
          <table:table-cell table:formula="of:=[counters.D151]/1000000000" office:value-type="float" office:value="4.188411651">
            <text:p>4,188411651</text:p>
          </table:table-cell>
          <table:table-cell table:formula="of:=[counters.E151]/12500000" office:value-type="float" office:value="4.03306632">
            <text:p>4,03306632</text:p>
          </table:table-cell>
          <table:table-cell table:formula="of:=[counters.F151]/1050000000" office:value-type="float" office:value="0.0745438333333333">
            <text:p>0,0745438333</text:p>
          </table:table-cell>
          <table:table-cell table:formula="of:=[counters.G151]/3500000000" office:value-type="float" office:value="1.02209179542857">
            <text:p>1,0220917954</text:p>
          </table:table-cell>
          <table:table-cell table:style-name="ce6" table:formula="of:=[.E151]/[.J151]" office:value-type="float" office:value="3.32656997305254">
            <text:p>3,3265699731</text:p>
          </table:table-cell>
          <table:table-cell table:style-name="ce6" table:formula="of:=[.F151]/[.$J151]" office:value-type="float" office:value="14.9587885990245">
            <text:p>14,958788599</text:p>
          </table:table-cell>
          <table:table-cell table:style-name="ce6" table:formula="of:=[.G151]/[.$J151]" office:value-type="float" office:value="0.8077765661339">
            <text:p>0,8077765661</text:p>
          </table:table-cell>
          <table:table-cell table:style-name="ce6" table:formula="of:=[.H151]/[.$J151]" office:value-type="float" office:value="0.223350978115212">
            <text:p>0,2233509781</text:p>
          </table:table-cell>
          <table:table-cell table:style-name="ce6" table:formula="of:=[.I151]/[.$J151]" office:value-type="float" office:value="0">
            <text:p>0</text:p>
          </table:table-cell>
          <table:table-cell table:formula="of:=[.O151]-[.P151]-[.Q151]" office:value-type="float" office:value="13.9276610547753">
            <text:p>13,9276610548</text:p>
          </table:table-cell>
          <table:table-cell table:formula="of:=[.E151]/[.$M151]" office:value-type="float" office:value="13.6318914752248">
            <text:p>13,6318914752</text:p>
          </table:table-cell>
          <table:table-cell table:formula="of:=[.F151]/[.$M151]" office:value-type="float" office:value="61.299351715008">
            <text:p>61,299351715</text:p>
          </table:table-cell>
          <table:table-cell table:formula="of:=[.G151]/[.$M151]" office:value-type="float" office:value="3.31017311373814">
            <text:p>3,3101731137</text:p>
          </table:table-cell>
          <table:table-cell table:formula="of:=[.H151]/[.$M151]" office:value-type="float" office:value="0.915265970418775">
            <text:p>0,9152659704</text:p>
          </table:table-cell>
          <table:table-cell table:formula="of:=[.I151]/[.$M151]" office:value-type="float" office:value="0">
            <text:p>0</text:p>
          </table:table-cell>
          <table:table-cell table:formula="of:=[.U151]-[.V151]-[.W151]" office:value-type="float" office:value="57.0739126308511">
            <text:p>57,0739126309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152]*[.C152]" office:value-type="float" office:value="5888">
            <text:p>5888</text:p>
          </table:table-cell>
          <table:table-cell table:formula="of:=[counters.BH152]/1000000000" office:value-type="float" office:value="14.466369628">
            <text:p>14,466369628</text:p>
          </table:table-cell>
          <table:table-cell table:style-name="Default" table:formula="of:=[counters.BI152]/1000000000" office:value-type="float" office:value="64.605895996">
            <text:p>64,605895996</text:p>
          </table:table-cell>
          <table:table-cell table:style-name="Default" table:formula="of:=[counters.BJ152]/1000000000" office:value-type="float" office:value="3.448364257">
            <text:p>3,448364257</text:p>
          </table:table-cell>
          <table:table-cell table:formula="of:=[counters.BK152]/1000000000" office:value-type="float" office:value="0.966064453">
            <text:p>0,966064453</text:p>
          </table:table-cell>
          <table:table-cell table:formula="of:=[counters.BL152]/(2^-32)" office:value-type="float" office:value="0">
            <text:p>0</text:p>
          </table:table-cell>
          <table:table-cell table:formula="of:=[counters.D152]/1000000000" office:value-type="float" office:value="4.334050105">
            <text:p>4,334050105</text:p>
          </table:table-cell>
          <table:table-cell table:formula="of:=[counters.E152]/12500000" office:value-type="float" office:value="4.1705864">
            <text:p>4,1705864</text:p>
          </table:table-cell>
          <table:table-cell table:formula="of:=[counters.F152]/1050000000" office:value-type="float" office:value="0.190923355238095">
            <text:p>0,1909233552</text:p>
          </table:table-cell>
          <table:table-cell table:formula="of:=[counters.G152]/3500000000" office:value-type="float" office:value="1.10604120657143">
            <text:p>1,1060412066</text:p>
          </table:table-cell>
          <table:table-cell table:style-name="ce6" table:formula="of:=[.E152]/[.J152]" office:value-type="float" office:value="3.33784088266788">
            <text:p>3,3378408827</text:p>
          </table:table-cell>
          <table:table-cell table:style-name="ce6" table:formula="of:=[.F152]/[.$J152]" office:value-type="float" office:value="14.9065872407583">
            <text:p>14,9065872408</text:p>
          </table:table-cell>
          <table:table-cell table:style-name="ce6" table:formula="of:=[.G152]/[.$J152]" office:value-type="float" office:value="0.795644760318247">
            <text:p>0,7956447603</text:p>
          </table:table-cell>
          <table:table-cell table:style-name="ce6" table:formula="of:=[.H152]/[.$J152]" office:value-type="float" office:value="0.222901080881713">
            <text:p>0,2229010809</text:p>
          </table:table-cell>
          <table:table-cell table:style-name="ce6" table:formula="of:=[.I152]/[.$J152]" office:value-type="float" office:value="0">
            <text:p>0</text:p>
          </table:table-cell>
          <table:table-cell table:formula="of:=[.O152]-[.P152]-[.Q152]" office:value-type="float" office:value="13.8880413995583">
            <text:p>13,8880413996</text:p>
          </table:table-cell>
          <table:table-cell table:formula="of:=[.E152]/[.$M152]" office:value-type="float" office:value="13.079412902566">
            <text:p>13,0794129026</text:p>
          </table:table-cell>
          <table:table-cell table:formula="of:=[.F152]/[.$M152]" office:value-type="float" office:value="58.4118345791737">
            <text:p>58,4118345792</text:p>
          </table:table-cell>
          <table:table-cell table:formula="of:=[.G152]/[.$M152]" office:value-type="float" office:value="3.11775387436915">
            <text:p>3,1177538744</text:p>
          </table:table-cell>
          <table:table-cell table:formula="of:=[.H152]/[.$M152]" office:value-type="float" office:value="0.873443455144554">
            <text:p>0,8734434551</text:p>
          </table:table-cell>
          <table:table-cell table:formula="of:=[.I152]/[.$M152]" office:value-type="float" office:value="0">
            <text:p>0</text:p>
          </table:table-cell>
          <table:table-cell table:formula="of:=[.U152]-[.V152]-[.W152]" office:value-type="float" office:value="54.42063724966">
            <text:p>54,4206372497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153]*[.C153]" office:value-type="float" office:value="6144">
            <text:p>6144</text:p>
          </table:table-cell>
          <table:table-cell table:formula="of:=[counters.BH153]/1000000000" office:value-type="float" office:value="14.762268066">
            <text:p>14,762268066</text:p>
          </table:table-cell>
          <table:table-cell table:style-name="Default" table:formula="of:=[counters.BI153]/1000000000" office:value-type="float" office:value="66.289489746">
            <text:p>66,289489746</text:p>
          </table:table-cell>
          <table:table-cell table:style-name="Default" table:formula="of:=[counters.BJ153]/1000000000" office:value-type="float" office:value="3.543457031">
            <text:p>3,543457031</text:p>
          </table:table-cell>
          <table:table-cell table:formula="of:=[counters.BK153]/1000000000" office:value-type="float" office:value="0.993164062">
            <text:p>0,993164062</text:p>
          </table:table-cell>
          <table:table-cell table:formula="of:=[counters.BL153]/(2^-32)" office:value-type="float" office:value="0">
            <text:p>0</text:p>
          </table:table-cell>
          <table:table-cell table:formula="of:=[counters.D153]/1000000000" office:value-type="float" office:value="4.436358398">
            <text:p>4,436358398</text:p>
          </table:table-cell>
          <table:table-cell table:formula="of:=[counters.E153]/12500000" office:value-type="float" office:value="4.26853464">
            <text:p>4,26853464</text:p>
          </table:table-cell>
          <table:table-cell table:formula="of:=[counters.F153]/1050000000" office:value-type="float" office:value="0.291811443809524">
            <text:p>0,2918114438</text:p>
          </table:table-cell>
          <table:table-cell table:formula="of:=[counters.G153]/3500000000" office:value-type="float" office:value="1.17125958171429">
            <text:p>1,1712595817</text:p>
          </table:table-cell>
          <table:table-cell table:style-name="ce6" table:formula="of:=[.E153]/[.J153]" office:value-type="float" office:value="3.32756435383019">
            <text:p>3,3275643538</text:p>
          </table:table-cell>
          <table:table-cell table:style-name="ce6" table:formula="of:=[.F153]/[.$J153]" office:value-type="float" office:value="14.9423206600902">
            <text:p>14,9423206601</text:p>
          </table:table-cell>
          <table:table-cell table:style-name="ce6" table:formula="of:=[.G153]/[.$J153]" office:value-type="float" office:value="0.798731011587671">
            <text:p>0,7987310116</text:p>
          </table:table-cell>
          <table:table-cell table:style-name="ce6" table:formula="of:=[.H153]/[.$J153]" office:value-type="float" office:value="0.223869212741635">
            <text:p>0,2238692127</text:p>
          </table:table-cell>
          <table:table-cell table:style-name="ce6" table:formula="of:=[.I153]/[.$J153]" office:value-type="float" office:value="0">
            <text:p>0</text:p>
          </table:table-cell>
          <table:table-cell table:formula="of:=[.O153]-[.P153]-[.Q153]" office:value-type="float" office:value="13.9197204357609">
            <text:p>13,9197204358</text:p>
          </table:table-cell>
          <table:table-cell table:formula="of:=[.E153]/[.$M153]" office:value-type="float" office:value="12.603754365359">
            <text:p>12,6037543654</text:p>
          </table:table-cell>
          <table:table-cell table:formula="of:=[.F153]/[.$M153]" office:value-type="float" office:value="56.5967534276023">
            <text:p>56,5967534276</text:p>
          </table:table-cell>
          <table:table-cell table:formula="of:=[.G153]/[.$M153]" office:value-type="float" office:value="3.02533877743284">
            <text:p>3,0253387774</text:p>
          </table:table-cell>
          <table:table-cell table:formula="of:=[.H153]/[.$M153]" office:value-type="float" office:value="0.847945303932011">
            <text:p>0,8479453039</text:p>
          </table:table-cell>
          <table:table-cell table:formula="of:=[.I153]/[.$M153]" office:value-type="float" office:value="0">
            <text:p>0</text:p>
          </table:table-cell>
          <table:table-cell table:formula="of:=[.U153]-[.V153]-[.W153]" office:value-type="float" office:value="52.7234693462374">
            <text:p>52,7234693462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154]*[.C154]" office:value-type="float" office:value="6400">
            <text:p>6400</text:p>
          </table:table-cell>
          <table:table-cell table:formula="of:=[counters.BH154]/1000000000" office:value-type="float" office:value="15.39453125">
            <text:p>15,39453125</text:p>
          </table:table-cell>
          <table:table-cell table:style-name="Default" table:formula="of:=[counters.BI154]/1000000000" office:value-type="float" office:value="69.374084472">
            <text:p>69,374084472</text:p>
          </table:table-cell>
          <table:table-cell table:style-name="Default" table:formula="of:=[counters.BJ154]/1000000000" office:value-type="float" office:value="3.763488769">
            <text:p>3,763488769</text:p>
          </table:table-cell>
          <table:table-cell table:formula="of:=[counters.BK154]/1000000000" office:value-type="float" office:value="1.0335083">
            <text:p>1,0335083</text:p>
          </table:table-cell>
          <table:table-cell table:formula="of:=[counters.BL154]/(2^-32)" office:value-type="float" office:value="0">
            <text:p>0</text:p>
          </table:table-cell>
          <table:table-cell table:formula="of:=[counters.D154]/1000000000" office:value-type="float" office:value="4.620901032">
            <text:p>4,620901032</text:p>
          </table:table-cell>
          <table:table-cell table:formula="of:=[counters.E154]/12500000" office:value-type="float" office:value="4.4475376">
            <text:p>4,4475376</text:p>
          </table:table-cell>
          <table:table-cell table:formula="of:=[counters.F154]/1050000000" office:value-type="float" office:value="0.47339840952381">
            <text:p>0,4733984095</text:p>
          </table:table-cell>
          <table:table-cell table:formula="of:=[counters.G154]/3500000000" office:value-type="float" office:value="0.154165112">
            <text:p>0,154165112</text:p>
          </table:table-cell>
          <table:table-cell table:style-name="ce6" table:formula="of:=[.E154]/[.J154]" office:value-type="float" office:value="3.33149988354912">
            <text:p>3,3314998835</text:p>
          </table:table-cell>
          <table:table-cell table:style-name="ce6" table:formula="of:=[.F154]/[.$J154]" office:value-type="float" office:value="15.0131076150691">
            <text:p>15,0131076151</text:p>
          </table:table-cell>
          <table:table-cell table:style-name="ce6" table:formula="of:=[.G154]/[.$J154]" office:value-type="float" office:value="0.814449117810061">
            <text:p>0,8144491178</text:p>
          </table:table-cell>
          <table:table-cell table:style-name="ce6" table:formula="of:=[.H154]/[.$J154]" office:value-type="float" office:value="0.223659475250151">
            <text:p>0,2236594753</text:p>
          </table:table-cell>
          <table:table-cell table:style-name="ce6" table:formula="of:=[.I154]/[.$J154]" office:value-type="float" office:value="0">
            <text:p>0</text:p>
          </table:table-cell>
          <table:table-cell table:formula="of:=[.O154]-[.P154]-[.Q154]" office:value-type="float" office:value="13.9749990220089">
            <text:p>13,974999022</text:p>
          </table:table-cell>
          <table:table-cell table:formula="of:=[.E154]/[.$M154]" office:value-type="float" office:value="99.857425913588">
            <text:p>99,8574259136</text:p>
          </table:table-cell>
          <table:table-cell table:formula="of:=[.F154]/[.$M154]" office:value-type="float" office:value="449.998599371822">
            <text:p>449,9985993718</text:p>
          </table:table-cell>
          <table:table-cell table:formula="of:=[.G154]/[.$M154]" office:value-type="float" office:value="24.4120652213453">
            <text:p>24,4120652213</text:p>
          </table:table-cell>
          <table:table-cell table:formula="of:=[.H154]/[.$M154]" office:value-type="float" office:value="6.70390522597616">
            <text:p>6,703905226</text:p>
          </table:table-cell>
          <table:table-cell table:formula="of:=[.I154]/[.$M154]" office:value-type="float" office:value="0">
            <text:p>0</text:p>
          </table:table-cell>
          <table:table-cell table:formula="of:=[.U154]-[.V154]-[.W154]" office:value-type="float" office:value="418.8826289245">
            <text:p>418,8826289245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155]*[.C155]" office:value-type="float" office:value="6656">
            <text:p>6656</text:p>
          </table:table-cell>
          <table:table-cell table:formula="of:=[counters.BH155]/1000000000" office:value-type="float" office:value="16.325805664">
            <text:p>16,325805664</text:p>
          </table:table-cell>
          <table:table-cell table:style-name="Default" table:formula="of:=[counters.BI155]/1000000000" office:value-type="float" office:value="73.098327636">
            <text:p>73,098327636</text:p>
          </table:table-cell>
          <table:table-cell table:style-name="Default" table:formula="of:=[counters.BJ155]/1000000000" office:value-type="float" office:value="3.907958984">
            <text:p>3,907958984</text:p>
          </table:table-cell>
          <table:table-cell table:formula="of:=[counters.BK155]/1000000000" office:value-type="float" office:value="1.088134765">
            <text:p>1,088134765</text:p>
          </table:table-cell>
          <table:table-cell table:formula="of:=[counters.BL155]/(2^-32)" office:value-type="float" office:value="0">
            <text:p>0</text:p>
          </table:table-cell>
          <table:table-cell table:formula="of:=[counters.D155]/1000000000" office:value-type="float" office:value="4.87116211">
            <text:p>4,87116211</text:p>
          </table:table-cell>
          <table:table-cell table:formula="of:=[counters.E155]/12500000" office:value-type="float" office:value="4.68620344">
            <text:p>4,68620344</text:p>
          </table:table-cell>
          <table:table-cell table:formula="of:=[counters.F155]/1050000000" office:value-type="float" office:value="0.721224255238095">
            <text:p>0,7212242552</text:p>
          </table:table-cell>
          <table:table-cell table:formula="of:=[counters.G155]/3500000000" office:value-type="float" office:value="0.360481164285714">
            <text:p>0,3604811643</text:p>
          </table:table-cell>
          <table:table-cell table:style-name="ce6" table:formula="of:=[.E155]/[.J155]" office:value-type="float" office:value="3.35152173040696">
            <text:p>3,3515217304</text:p>
          </table:table-cell>
          <table:table-cell table:style-name="ce6" table:formula="of:=[.F155]/[.$J155]" office:value-type="float" office:value="15.0063426314506">
            <text:p>15,0063426315</text:p>
          </table:table-cell>
          <table:table-cell table:style-name="ce6" table:formula="of:=[.G155]/[.$J155]" office:value-type="float" office:value="0.802264202206976">
            <text:p>0,8022642022</text:p>
          </table:table-cell>
          <table:table-cell table:style-name="ce6" table:formula="of:=[.H155]/[.$J155]" office:value-type="float" office:value="0.223382991661511">
            <text:p>0,2233829917</text:p>
          </table:table-cell>
          <table:table-cell table:style-name="ce6" table:formula="of:=[.I155]/[.$J155]" office:value-type="float" office:value="0">
            <text:p>0</text:p>
          </table:table-cell>
          <table:table-cell table:formula="of:=[.O155]-[.P155]-[.Q155]" office:value-type="float" office:value="13.9806954375821">
            <text:p>13,9806954376</text:p>
          </table:table-cell>
          <table:table-cell table:formula="of:=[.E155]/[.$M155]" office:value-type="float" office:value="45.2889284696726">
            <text:p>45,2889284697</text:p>
          </table:table-cell>
          <table:table-cell table:formula="of:=[.F155]/[.$M155]" office:value-type="float" office:value="202.779881109302">
            <text:p>202,7798811093</text:p>
          </table:table-cell>
          <table:table-cell table:formula="of:=[.G155]/[.$M155]" office:value-type="float" office:value="10.8409519585955">
            <text:p>10,8409519586</text:p>
          </table:table-cell>
          <table:table-cell table:formula="of:=[.H155]/[.$M155]" office:value-type="float" office:value="3.01856205762128">
            <text:p>3,0185620576</text:p>
          </table:table-cell>
          <table:table-cell table:formula="of:=[.I155]/[.$M155]" office:value-type="float" office:value="0">
            <text:p>0</text:p>
          </table:table-cell>
          <table:table-cell table:formula="of:=[.U155]-[.V155]-[.W155]" office:value-type="float" office:value="188.920367093085">
            <text:p>188,9203670931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156]*[.C156]" office:value-type="float" office:value="6912">
            <text:p>6912</text:p>
          </table:table-cell>
          <table:table-cell table:formula="of:=[counters.BH156]/1000000000" office:value-type="float" office:value="17.112548828">
            <text:p>17,112548828</text:p>
          </table:table-cell>
          <table:table-cell table:style-name="Default" table:formula="of:=[counters.BI156]/1000000000" office:value-type="float" office:value="76.631652832">
            <text:p>76,631652832</text:p>
          </table:table-cell>
          <table:table-cell table:style-name="Default" table:formula="of:=[counters.BJ156]/1000000000" office:value-type="float" office:value="4.126831054">
            <text:p>4,126831054</text:p>
          </table:table-cell>
          <table:table-cell table:formula="of:=[counters.BK156]/1000000000" office:value-type="float" office:value="1.149536132">
            <text:p>1,149536132</text:p>
          </table:table-cell>
          <table:table-cell table:formula="of:=[counters.BL156]/(2^-32)" office:value-type="float" office:value="0">
            <text:p>0</text:p>
          </table:table-cell>
          <table:table-cell table:formula="of:=[counters.D156]/1000000000" office:value-type="float" office:value="5.127960555">
            <text:p>5,127960555</text:p>
          </table:table-cell>
          <table:table-cell table:formula="of:=[counters.E156]/12500000" office:value-type="float" office:value="4.93261056">
            <text:p>4,93261056</text:p>
          </table:table-cell>
          <table:table-cell table:formula="of:=[counters.F156]/1050000000" office:value-type="float" office:value="0.997562456190476">
            <text:p>0,9975624562</text:p>
          </table:table-cell>
          <table:table-cell table:formula="of:=[counters.G156]/3500000000" office:value-type="float" office:value="0.573577377142857">
            <text:p>0,5735773771</text:p>
          </table:table-cell>
          <table:table-cell table:style-name="ce6" table:formula="of:=[.E156]/[.J156]" office:value-type="float" office:value="3.3371061739768">
            <text:p>3,337106174</text:p>
          </table:table-cell>
          <table:table-cell table:style-name="ce6" table:formula="of:=[.F156]/[.$J156]" office:value-type="float" office:value="14.9438850026412">
            <text:p>14,9438850026</text:p>
          </table:table-cell>
          <table:table-cell table:style-name="ce6" table:formula="of:=[.G156]/[.$J156]" office:value-type="float" office:value="0.804770436460582">
            <text:p>0,8047704365</text:p>
          </table:table-cell>
          <table:table-cell table:style-name="ce6" table:formula="of:=[.H156]/[.$J156]" office:value-type="float" office:value="0.224170236816496">
            <text:p>0,2241702368</text:p>
          </table:table-cell>
          <table:table-cell table:style-name="ce6" table:formula="of:=[.I156]/[.$J156]" office:value-type="float" office:value="0">
            <text:p>0</text:p>
          </table:table-cell>
          <table:table-cell table:formula="of:=[.O156]-[.P156]-[.Q156]" office:value-type="float" office:value="13.9149443293641">
            <text:p>13,9149443294</text:p>
          </table:table-cell>
          <table:table-cell table:formula="of:=[.E156]/[.$M156]" office:value-type="float" office:value="29.8347694834866">
            <text:p>29,8347694835</text:p>
          </table:table-cell>
          <table:table-cell table:formula="of:=[.F156]/[.$M156]" office:value-type="float" office:value="133.602990434739">
            <text:p>133,6029904347</text:p>
          </table:table-cell>
          <table:table-cell table:formula="of:=[.G156]/[.$M156]" office:value-type="float" office:value="7.19489857594603">
            <text:p>7,1948985759</text:p>
          </table:table-cell>
          <table:table-cell table:formula="of:=[.H156]/[.$M156]" office:value-type="float" office:value="2.00415179853527">
            <text:p>2,0041517985</text:p>
          </table:table-cell>
          <table:table-cell table:formula="of:=[.I156]/[.$M156]" office:value-type="float" office:value="0">
            <text:p>0</text:p>
          </table:table-cell>
          <table:table-cell table:formula="of:=[.U156]-[.V156]-[.W156]" office:value-type="float" office:value="124.403940060258">
            <text:p>124,4039400603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157]*[.C157]" office:value-type="float" office:value="7168">
            <text:p>7168</text:p>
          </table:table-cell>
          <table:table-cell table:formula="of:=[counters.BH157]/1000000000" office:value-type="float" office:value="17.65637207">
            <text:p>17,65637207</text:p>
          </table:table-cell>
          <table:table-cell table:style-name="Default" table:formula="of:=[counters.BI157]/1000000000" office:value-type="float" office:value="79.030151367">
            <text:p>79,030151367</text:p>
          </table:table-cell>
          <table:table-cell table:style-name="Default" table:formula="of:=[counters.BJ157]/1000000000" office:value-type="float" office:value="4.206115722">
            <text:p>4,206115722</text:p>
          </table:table-cell>
          <table:table-cell table:formula="of:=[counters.BK157]/1000000000" office:value-type="float" office:value="1.180175781">
            <text:p>1,180175781</text:p>
          </table:table-cell>
          <table:table-cell table:formula="of:=[counters.BL157]/(2^-32)" office:value-type="float" office:value="0">
            <text:p>0</text:p>
          </table:table-cell>
          <table:table-cell table:formula="of:=[counters.D157]/1000000000" office:value-type="float" office:value="5.29048999">
            <text:p>5,29048999</text:p>
          </table:table-cell>
          <table:table-cell table:formula="of:=[counters.E157]/12500000" office:value-type="float" office:value="5.08877296">
            <text:p>5,08877296</text:p>
          </table:table-cell>
          <table:table-cell table:formula="of:=[counters.F157]/1050000000" office:value-type="float" office:value="1.15050085333333">
            <text:p>1,1505008533</text:p>
          </table:table-cell>
          <table:table-cell table:formula="of:=[counters.G157]/3500000000" office:value-type="float" office:value="0.708413106">
            <text:p>0,708413106</text:p>
          </table:table-cell>
          <table:table-cell table:style-name="ce6" table:formula="of:=[.E157]/[.J157]" office:value-type="float" office:value="3.33737935491302">
            <text:p>3,3373793549</text:p>
          </table:table-cell>
          <table:table-cell table:style-name="ce6" table:formula="of:=[.F157]/[.$J157]" office:value-type="float" office:value="14.9381534633619">
            <text:p>14,9381534634</text:p>
          </table:table-cell>
          <table:table-cell table:style-name="ce6" table:formula="of:=[.G157]/[.$J157]" office:value-type="float" office:value="0.795033301253822">
            <text:p>0,7950333013</text:p>
          </table:table-cell>
          <table:table-cell table:style-name="ce6" table:formula="of:=[.H157]/[.$J157]" office:value-type="float" office:value="0.223074948299827">
            <text:p>0,2230749483</text:p>
          </table:table-cell>
          <table:table-cell table:style-name="ce6" table:formula="of:=[.I157]/[.$J157]" office:value-type="float" office:value="0">
            <text:p>0</text:p>
          </table:table-cell>
          <table:table-cell table:formula="of:=[.O157]-[.P157]-[.Q157]" office:value-type="float" office:value="13.9200452138083">
            <text:p>13,9200452138</text:p>
          </table:table-cell>
          <table:table-cell table:formula="of:=[.E157]/[.$M157]" office:value-type="float" office:value="24.9238359940789">
            <text:p>24,9238359941</text:p>
          </table:table-cell>
          <table:table-cell table:formula="of:=[.F157]/[.$M157]" office:value-type="float" office:value="111.559414552954">
            <text:p>111,559414553</text:p>
          </table:table-cell>
          <table:table-cell table:formula="of:=[.G157]/[.$M157]" office:value-type="float" office:value="5.93737705637535">
            <text:p>5,9373770564</text:p>
          </table:table-cell>
          <table:table-cell table:formula="of:=[.H157]/[.$M157]" office:value-type="float" office:value="1.66594289547207">
            <text:p>1,6659428955</text:p>
          </table:table-cell>
          <table:table-cell table:formula="of:=[.I157]/[.$M157]" office:value-type="float" office:value="0">
            <text:p>0</text:p>
          </table:table-cell>
          <table:table-cell table:formula="of:=[.U157]-[.V157]-[.W157]" office:value-type="float" office:value="103.956094601107">
            <text:p>103,9560946011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158]*[.C158]" office:value-type="float" office:value="7424">
            <text:p>7424</text:p>
          </table:table-cell>
          <table:table-cell table:formula="of:=[counters.BH158]/1000000000" office:value-type="float" office:value="17.845642089">
            <text:p>17,845642089</text:p>
          </table:table-cell>
          <table:table-cell table:style-name="Default" table:formula="of:=[counters.BI158]/1000000000" office:value-type="float" office:value="79.816711425">
            <text:p>79,816711425</text:p>
          </table:table-cell>
          <table:table-cell table:style-name="Default" table:formula="of:=[counters.BJ158]/1000000000" office:value-type="float" office:value="4.227722167">
            <text:p>4,227722167</text:p>
          </table:table-cell>
          <table:table-cell table:formula="of:=[counters.BK158]/1000000000" office:value-type="float" office:value="1.193298339">
            <text:p>1,193298339</text:p>
          </table:table-cell>
          <table:table-cell table:formula="of:=[counters.BL158]/(2^-32)" office:value-type="float" office:value="0">
            <text:p>0</text:p>
          </table:table-cell>
          <table:table-cell table:formula="of:=[counters.D158]/1000000000" office:value-type="float" office:value="5.337723138">
            <text:p>5,337723138</text:p>
          </table:table-cell>
          <table:table-cell table:formula="of:=[counters.E158]/12500000" office:value-type="float" office:value="5.1334792">
            <text:p>5,1334792</text:p>
          </table:table-cell>
          <table:table-cell table:formula="of:=[counters.F158]/1050000000" office:value-type="float" office:value="1.16749357333333">
            <text:p>1,1674935733</text:p>
          </table:table-cell>
          <table:table-cell table:formula="of:=[counters.G158]/3500000000" office:value-type="float" office:value="0.748973879142857">
            <text:p>0,7489738791</text:p>
          </table:table-cell>
          <table:table-cell table:style-name="ce6" table:formula="of:=[.E158]/[.J158]" office:value-type="float" office:value="3.34330605533928">
            <text:p>3,3433060553</text:p>
          </table:table-cell>
          <table:table-cell table:style-name="ce6" table:formula="of:=[.F158]/[.$J158]" office:value-type="float" office:value="14.9533254838142">
            <text:p>14,9533254838</text:p>
          </table:table-cell>
          <table:table-cell table:style-name="ce6" table:formula="of:=[.G158]/[.$J158]" office:value-type="float" office:value="0.792045982471862">
            <text:p>0,7920459825</text:p>
          </table:table-cell>
          <table:table-cell table:style-name="ce6" table:formula="of:=[.H158]/[.$J158]" office:value-type="float" office:value="0.223559429395043">
            <text:p>0,2235594294</text:p>
          </table:table-cell>
          <table:table-cell table:style-name="ce6" table:formula="of:=[.I158]/[.$J158]" office:value-type="float" office:value="0">
            <text:p>0</text:p>
          </table:table-cell>
          <table:table-cell table:formula="of:=[.O158]-[.P158]-[.Q158]" office:value-type="float" office:value="13.9377200719473">
            <text:p>13,9377200719</text:p>
          </table:table-cell>
          <table:table-cell table:formula="of:=[.E158]/[.$M158]" office:value-type="float" office:value="23.8267883379631">
            <text:p>23,826788338</text:p>
          </table:table-cell>
          <table:table-cell table:formula="of:=[.F158]/[.$M158]" office:value-type="float" office:value="106.568084211887">
            <text:p>106,5680842119</text:p>
          </table:table-cell>
          <table:table-cell table:formula="of:=[.G158]/[.$M158]" office:value-type="float" office:value="5.64468572901141">
            <text:p>5,644685729</text:p>
          </table:table-cell>
          <table:table-cell table:formula="of:=[.H158]/[.$M158]" office:value-type="float" office:value="1.59324426689705">
            <text:p>1,5932442669</text:p>
          </table:table-cell>
          <table:table-cell table:formula="of:=[.I158]/[.$M158]" office:value-type="float" office:value="0">
            <text:p>0</text:p>
          </table:table-cell>
          <table:table-cell table:formula="of:=[.U158]-[.V158]-[.W158]" office:value-type="float" office:value="99.330154215979">
            <text:p>99,330154216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159]*[.C159]" office:value-type="float" office:value="7680">
            <text:p>7680</text:p>
          </table:table-cell>
          <table:table-cell table:formula="of:=[counters.BH159]/1000000000" office:value-type="float" office:value="18.252502441">
            <text:p>18,252502441</text:p>
          </table:table-cell>
          <table:table-cell table:style-name="Default" table:formula="of:=[counters.BI159]/1000000000" office:value-type="float" office:value="81.956542968">
            <text:p>81,956542968</text:p>
          </table:table-cell>
          <table:table-cell table:style-name="Default" table:formula="of:=[counters.BJ159]/1000000000" office:value-type="float" office:value="4.337219238">
            <text:p>4,337219238</text:p>
          </table:table-cell>
          <table:table-cell table:formula="of:=[counters.BK159]/1000000000" office:value-type="float" office:value="1.22265625">
            <text:p>1,22265625</text:p>
          </table:table-cell>
          <table:table-cell table:formula="of:=[counters.BL159]/(2^-32)" office:value-type="float" office:value="0">
            <text:p>0</text:p>
          </table:table-cell>
          <table:table-cell table:formula="of:=[counters.D159]/1000000000" office:value-type="float" office:value="5.468698724">
            <text:p>5,468698724</text:p>
          </table:table-cell>
          <table:table-cell table:formula="of:=[counters.E159]/12500000" office:value-type="float" office:value="5.2620632">
            <text:p>5,2620632</text:p>
          </table:table-cell>
          <table:table-cell table:formula="of:=[counters.F159]/1050000000" office:value-type="float" office:value="1.29486517333333">
            <text:p>1,2948651733</text:p>
          </table:table-cell>
          <table:table-cell table:formula="of:=[counters.G159]/3500000000" office:value-type="float" office:value="0.857247450285714">
            <text:p>0,8572474503</text:p>
          </table:table-cell>
          <table:table-cell table:style-name="ce6" table:formula="of:=[.E159]/[.J159]" office:value-type="float" office:value="3.3376317405998">
            <text:p>3,3376317406</text:p>
          </table:table-cell>
          <table:table-cell table:style-name="ce6" table:formula="of:=[.F159]/[.$J159]" office:value-type="float" office:value="14.9864798015521">
            <text:p>14,9864798016</text:p>
          </table:table-cell>
          <table:table-cell table:style-name="ce6" table:formula="of:=[.G159]/[.$J159]" office:value-type="float" office:value="0.793098954046531">
            <text:p>0,793098954</text:p>
          </table:table-cell>
          <table:table-cell table:style-name="ce6" table:formula="of:=[.H159]/[.$J159]" office:value-type="float" office:value="0.223573524837679">
            <text:p>0,2235735248</text:p>
          </table:table-cell>
          <table:table-cell table:style-name="ce6" table:formula="of:=[.I159]/[.$J159]" office:value-type="float" office:value="0">
            <text:p>0</text:p>
          </table:table-cell>
          <table:table-cell table:formula="of:=[.O159]-[.P159]-[.Q159]" office:value-type="float" office:value="13.9698073226679">
            <text:p>13,9698073227</text:p>
          </table:table-cell>
          <table:table-cell table:formula="of:=[.E159]/[.$M159]" office:value-type="float" office:value="21.2919880192313">
            <text:p>21,2919880192</text:p>
          </table:table-cell>
          <table:table-cell table:formula="of:=[.F159]/[.$M159]" office:value-type="float" office:value="95.6043006493452">
            <text:p>95,6043006493</text:p>
          </table:table-cell>
          <table:table-cell table:formula="of:=[.G159]/[.$M159]" office:value-type="float" office:value="5.05947172727599">
            <text:p>5,0594717273</text:p>
          </table:table-cell>
          <table:table-cell table:formula="of:=[.H159]/[.$M159]" office:value-type="float" office:value="1.42625825202804">
            <text:p>1,426258252</text:p>
          </table:table-cell>
          <table:table-cell table:formula="of:=[.I159]/[.$M159]" office:value-type="float" office:value="0">
            <text:p>0</text:p>
          </table:table-cell>
          <table:table-cell table:formula="of:=[.U159]-[.V159]-[.W159]" office:value-type="float" office:value="89.1185706700411">
            <text:p>89,11857067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160]*[.C160]" office:value-type="float" office:value="7936">
            <text:p>7936</text:p>
          </table:table-cell>
          <table:table-cell table:formula="of:=[counters.BH160]/1000000000" office:value-type="float" office:value="19.409667968">
            <text:p>19,409667968</text:p>
          </table:table-cell>
          <table:table-cell table:style-name="Default" table:formula="of:=[counters.BI160]/1000000000" office:value-type="float" office:value="87.030029296">
            <text:p>87,030029296</text:p>
          </table:table-cell>
          <table:table-cell table:style-name="Default" table:formula="of:=[counters.BJ160]/1000000000" office:value-type="float" office:value="4.752990722">
            <text:p>4,752990722</text:p>
          </table:table-cell>
          <table:table-cell table:formula="of:=[counters.BK160]/1000000000" office:value-type="float" office:value="1.295471191">
            <text:p>1,295471191</text:p>
          </table:table-cell>
          <table:table-cell table:formula="of:=[counters.BL160]/(2^-32)" office:value-type="float" office:value="0">
            <text:p>0</text:p>
          </table:table-cell>
          <table:table-cell table:formula="of:=[counters.D160]/1000000000" office:value-type="float" office:value="5.800149006">
            <text:p>5,800149006</text:p>
          </table:table-cell>
          <table:table-cell table:formula="of:=[counters.E160]/12500000" office:value-type="float" office:value="5.57981008">
            <text:p>5,57981008</text:p>
          </table:table-cell>
          <table:table-cell table:formula="of:=[counters.F160]/1050000000" office:value-type="float" office:value="1.66433377619048">
            <text:p>1,6643337762</text:p>
          </table:table-cell>
          <table:table-cell table:formula="of:=[counters.G160]/3500000000" office:value-type="float" office:value="1.13061193714286">
            <text:p>1,1306119371</text:p>
          </table:table-cell>
          <table:table-cell table:style-name="ce6" table:formula="of:=[.E160]/[.J160]" office:value-type="float" office:value="3.346408505699">
            <text:p>3,3464085057</text:p>
          </table:table-cell>
          <table:table-cell table:style-name="ce6" table:formula="of:=[.F160]/[.$J160]" office:value-type="float" office:value="15.0047919813735">
            <text:p>15,0047919814</text:p>
          </table:table-cell>
          <table:table-cell table:style-name="ce6" table:formula="of:=[.G160]/[.$J160]" office:value-type="float" office:value="0.819460106470237">
            <text:p>0,8194601065</text:p>
          </table:table-cell>
          <table:table-cell table:style-name="ce6" table:formula="of:=[.H160]/[.$J160]" office:value-type="float" office:value="0.223351363845979">
            <text:p>0,2233513638</text:p>
          </table:table-cell>
          <table:table-cell table:style-name="ce6" table:formula="of:=[.I160]/[.$J160]" office:value-type="float" office:value="0">
            <text:p>0</text:p>
          </table:table-cell>
          <table:table-cell table:formula="of:=[.O160]-[.P160]-[.Q160]" office:value-type="float" office:value="13.9619805110572">
            <text:p>13,9619805111</text:p>
          </table:table-cell>
          <table:table-cell table:formula="of:=[.E160]/[.$M160]" office:value-type="float" office:value="17.1674005291769">
            <text:p>17,1674005292</text:p>
          </table:table-cell>
          <table:table-cell table:formula="of:=[.F160]/[.$M160]" office:value-type="float" office:value="76.9760396444527">
            <text:p>76,9760396445</text:p>
          </table:table-cell>
          <table:table-cell table:formula="of:=[.G160]/[.$M160]" office:value-type="float" office:value="4.20390990564912">
            <text:p>4,2039099056</text:p>
          </table:table-cell>
          <table:table-cell table:formula="of:=[.H160]/[.$M160]" office:value-type="float" office:value="1.14581418118913">
            <text:p>1,1458141812</text:p>
          </table:table-cell>
          <table:table-cell table:formula="of:=[.I160]/[.$M160]" office:value-type="float" office:value="0">
            <text:p>0</text:p>
          </table:table-cell>
          <table:table-cell table:formula="of:=[.U160]-[.V160]-[.W160]" office:value-type="float" office:value="71.6263155576144">
            <text:p>71,6263155576</text:p>
          </table:table-cell>
          <table:table-cell table:number-columns-repeated="998"/>
        </table:table-row>
        <table:table-row table:style-name="ro1">
          <table:table-cell office:value-type="string">
            <text:p>vect8_sp_add_power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161]*[.C161]" office:value-type="float" office:value="8192">
            <text:p>8192</text:p>
          </table:table-cell>
          <table:table-cell table:formula="of:=[counters.BH161]/1000000000" office:value-type="float" office:value="20.145812988">
            <text:p>20,145812988</text:p>
          </table:table-cell>
          <table:table-cell table:style-name="Default" table:formula="of:=[counters.BI161]/1000000000" office:value-type="float" office:value="90.624084472">
            <text:p>90,624084472</text:p>
          </table:table-cell>
          <table:table-cell table:style-name="Default" table:formula="of:=[counters.BJ161]/1000000000" office:value-type="float" office:value="4.944763183">
            <text:p>4,944763183</text:p>
          </table:table-cell>
          <table:table-cell table:formula="of:=[counters.BK161]/1000000000" office:value-type="float" office:value="1.356933593">
            <text:p>1,356933593</text:p>
          </table:table-cell>
          <table:table-cell table:formula="of:=[counters.BL161]/(2^-32)" office:value-type="float" office:value="0">
            <text:p>0</text:p>
          </table:table-cell>
          <table:table-cell table:formula="of:=[counters.D161]/1000000000" office:value-type="float" office:value="6.074290074">
            <text:p>6,074290074</text:p>
          </table:table-cell>
          <table:table-cell table:formula="of:=[counters.E161]/12500000" office:value-type="float" office:value="5.8452476">
            <text:p>5,8452476</text:p>
          </table:table-cell>
          <table:table-cell table:formula="of:=[counters.F161]/1050000000" office:value-type="float" office:value="1.9279187752381">
            <text:p>1,9279187752</text:p>
          </table:table-cell>
          <table:table-cell table:formula="of:=[counters.G161]/3500000000" office:value-type="float" office:value="0.141466284571429">
            <text:p>0,1414662846</text:p>
          </table:table-cell>
          <table:table-cell table:style-name="ce6" table:formula="of:=[.E161]/[.J161]" office:value-type="float" office:value="3.31657078318186">
            <text:p>3,3165707832</text:p>
          </table:table-cell>
          <table:table-cell table:style-name="ce6" table:formula="of:=[.F161]/[.$J161]" office:value-type="float" office:value="14.9192882407611">
            <text:p>14,9192882408</text:p>
          </table:table-cell>
          <table:table-cell table:style-name="ce6" table:formula="of:=[.G161]/[.$J161]" office:value-type="float" office:value="0.814047917165702">
            <text:p>0,8140479172</text:p>
          </table:table-cell>
          <table:table-cell table:style-name="ce6" table:formula="of:=[.H161]/[.$J161]" office:value-type="float" office:value="0.223389659774091">
            <text:p>0,2233896598</text:p>
          </table:table-cell>
          <table:table-cell table:style-name="ce6" table:formula="of:=[.I161]/[.$J161]" office:value-type="float" office:value="0">
            <text:p>0</text:p>
          </table:table-cell>
          <table:table-cell table:formula="of:=[.O161]-[.P161]-[.Q161]" office:value-type="float" office:value="13.8818506638213">
            <text:p>13,8818506638</text:p>
          </table:table-cell>
          <table:table-cell table:formula="of:=[.E161]/[.$M161]" office:value-type="float" office:value="142.407168245294">
            <text:p>142,4071682453</text:p>
          </table:table-cell>
          <table:table-cell table:formula="of:=[.F161]/[.$M161]" office:value-type="float" office:value="640.605531887299">
            <text:p>640,6055318873</text:p>
          </table:table-cell>
          <table:table-cell table:formula="of:=[.G161]/[.$M161]" office:value-type="float" office:value="34.9536513097812">
            <text:p>34,9536513098</text:p>
          </table:table-cell>
          <table:table-cell table:formula="of:=[.H161]/[.$M161]" office:value-type="float" office:value="9.59192218210031">
            <text:p>9,5919221821</text:p>
          </table:table-cell>
          <table:table-cell table:formula="of:=[.I161]/[.$M161]" office:value-type="float" office:value="0">
            <text:p>0</text:p>
          </table:table-cell>
          <table:table-cell table:formula="of:=[.U161]-[.V161]-[.W161]" office:value-type="float" office:value="596.059958395418">
            <text:p>596,0599583954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table:number-columns-repeated="2" office:value-type="float" office:value="1">
            <text:p>1</text:p>
          </table:table-cell>
          <table:table-cell table:formula="of:=[.B162]*[.C162]" office:value-type="float" office:value="1">
            <text:p>1</text:p>
          </table:table-cell>
          <table:table-cell table:formula="of:=[counters.BH162]/1000000000" office:value-type="float" office:value="0.571960449">
            <text:p>0,571960449</text:p>
          </table:table-cell>
          <table:table-cell table:style-name="Default" table:formula="of:=[counters.BI162]/1000000000" office:value-type="float" office:value="1.850097656">
            <text:p>1,850097656</text:p>
          </table:table-cell>
          <table:table-cell table:style-name="Default" table:formula="of:=[counters.BJ162]/1000000000" office:value-type="float" office:value="0.18951416">
            <text:p>0,18951416</text:p>
          </table:table-cell>
          <table:table-cell table:formula="of:=[counters.BK162]/1000000000" office:value-type="float" office:value="0.042236328">
            <text:p>0,042236328</text:p>
          </table:table-cell>
          <table:table-cell table:formula="of:=[counters.BL162]/(2^-32)" office:value-type="float" office:value="0">
            <text:p>0</text:p>
          </table:table-cell>
          <table:table-cell table:formula="of:=[counters.D162]/1000000000" office:value-type="float" office:value="0.183817523">
            <text:p>0,183817523</text:p>
          </table:table-cell>
          <table:table-cell table:formula="of:=[counters.E162]/12500000" office:value-type="float" office:value="0.17694008">
            <text:p>0,17694008</text:p>
          </table:table-cell>
          <table:table-cell table:formula="of:=[counters.F162]/1050000000" office:value-type="float" office:value="0.183205972380952">
            <text:p>0,1832059724</text:p>
          </table:table-cell>
          <table:table-cell table:formula="of:=[counters.G162]/3500000000" office:value-type="float" office:value="0.152861084571429">
            <text:p>0,1528610846</text:p>
          </table:table-cell>
          <table:table-cell table:style-name="ce6" table:formula="of:=[.E162]/[.J162]" office:value-type="float" office:value="3.11156651262241">
            <text:p>3,1115665126</text:p>
          </table:table-cell>
          <table:table-cell table:style-name="ce6" table:formula="of:=[.F162]/[.$J162]" office:value-type="float" office:value="10.0648601167365">
            <text:p>10,0648601167</text:p>
          </table:table-cell>
          <table:table-cell table:style-name="ce6" table:formula="of:=[.G162]/[.$J162]" office:value-type="float" office:value="1.03099071789799">
            <text:p>1,0309907179</text:p>
          </table:table-cell>
          <table:table-cell table:style-name="ce6" table:formula="of:=[.H162]/[.$J162]" office:value-type="float" office:value="0.229773132129519">
            <text:p>0,2297731321</text:p>
          </table:table-cell>
          <table:table-cell table:style-name="ce6" table:formula="of:=[.I162]/[.$J162]" office:value-type="float" office:value="0">
            <text:p>0</text:p>
          </table:table-cell>
          <table:table-cell table:formula="of:=[.O162]-[.P162]-[.Q162]" office:value-type="float" office:value="8.80409626670902">
            <text:p>8,8040962667</text:p>
          </table:table-cell>
          <table:table-cell table:formula="of:=[.E162]/[.$M162]" office:value-type="float" office:value="3.74170084298163">
            <text:p>3,741700843</text:p>
          </table:table-cell>
          <table:table-cell table:formula="of:=[.F162]/[.$M162]" office:value-type="float" office:value="12.1031305069374">
            <text:p>12,1031305069</text:p>
          </table:table-cell>
          <table:table-cell table:formula="of:=[.G162]/[.$M162]" office:value-type="float" office:value="1.23978029157214">
            <text:p>1,2397802916</text:p>
          </table:table-cell>
          <table:table-cell table:formula="of:=[.H162]/[.$M162]" office:value-type="float" office:value="0.276305301106665">
            <text:p>0,2763053011</text:p>
          </table:table-cell>
          <table:table-cell table:formula="of:=[.I162]/[.$M162]" office:value-type="float" office:value="0">
            <text:p>0</text:p>
          </table:table-cell>
          <table:table-cell table:formula="of:=[.U162]-[.V162]-[.W162]" office:value-type="float" office:value="10.5870449142586">
            <text:p>10,5870449143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163]*[.C163]" office:value-type="float" office:value="2">
            <text:p>2</text:p>
          </table:table-cell>
          <table:table-cell table:formula="of:=[counters.BH163]/1000000000" office:value-type="float" office:value="0.594482421">
            <text:p>0,594482421</text:p>
          </table:table-cell>
          <table:table-cell table:style-name="Default" table:formula="of:=[counters.BI163]/1000000000" office:value-type="float" office:value="1.872314453">
            <text:p>1,872314453</text:p>
          </table:table-cell>
          <table:table-cell table:style-name="Default" table:formula="of:=[counters.BJ163]/1000000000" office:value-type="float" office:value="0.225830078">
            <text:p>0,225830078</text:p>
          </table:table-cell>
          <table:table-cell table:formula="of:=[counters.BK163]/1000000000" office:value-type="float" office:value="0.042419433">
            <text:p>0,042419433</text:p>
          </table:table-cell>
          <table:table-cell table:formula="of:=[counters.BL163]/(2^-32)" office:value-type="float" office:value="0">
            <text:p>0</text:p>
          </table:table-cell>
          <table:table-cell table:formula="of:=[counters.D163]/1000000000" office:value-type="float" office:value="0.183751181">
            <text:p>0,183751181</text:p>
          </table:table-cell>
          <table:table-cell table:formula="of:=[counters.E163]/12500000" office:value-type="float" office:value="0.1804624">
            <text:p>0,1804624</text:p>
          </table:table-cell>
          <table:table-cell table:formula="of:=[counters.F163]/1050000000" office:value-type="float" office:value="0.186947523809524">
            <text:p>0,1869475238</text:p>
          </table:table-cell>
          <table:table-cell table:formula="of:=[counters.G163]/3500000000" office:value-type="float" office:value="0.152929823428571">
            <text:p>0,1529298234</text:p>
          </table:table-cell>
          <table:table-cell table:style-name="ce6" table:formula="of:=[.E163]/[.J163]" office:value-type="float" office:value="3.23525768794923">
            <text:p>3,2352576879</text:p>
          </table:table-cell>
          <table:table-cell table:style-name="ce6" table:formula="of:=[.F163]/[.$J163]" office:value-type="float" office:value="10.1894009214558">
            <text:p>10,1894009215</text:p>
          </table:table-cell>
          <table:table-cell table:style-name="ce6" table:formula="of:=[.G163]/[.$J163]" office:value-type="float" office:value="1.22899932817303">
            <text:p>1,2289993282</text:p>
          </table:table-cell>
          <table:table-cell table:style-name="ce6" table:formula="of:=[.H163]/[.$J163]" office:value-type="float" office:value="0.230852573404685">
            <text:p>0,2308525734</text:p>
          </table:table-cell>
          <table:table-cell table:style-name="ce6" table:formula="of:=[.I163]/[.$J163]" office:value-type="float" office:value="0">
            <text:p>0</text:p>
          </table:table-cell>
          <table:table-cell table:formula="of:=[.O163]-[.P163]-[.Q163]" office:value-type="float" office:value="8.72954901987814">
            <text:p>8,7295490199</text:p>
          </table:table-cell>
          <table:table-cell table:formula="of:=[.E163]/[.$M163]" office:value-type="float" office:value="3.88728900401604">
            <text:p>3,887289004</text:p>
          </table:table-cell>
          <table:table-cell table:formula="of:=[.F163]/[.$M163]" office:value-type="float" office:value="12.242964851617">
            <text:p>12,2429648516</text:p>
          </table:table-cell>
          <table:table-cell table:formula="of:=[.G163]/[.$M163]" office:value-type="float" office:value="1.47669089610555">
            <text:p>1,4766908961</text:p>
          </table:table-cell>
          <table:table-cell table:formula="of:=[.H163]/[.$M163]" office:value-type="float" office:value="0.277378421350318">
            <text:p>0,2773784214</text:p>
          </table:table-cell>
          <table:table-cell table:formula="of:=[.I163]/[.$M163]" office:value-type="float" office:value="0">
            <text:p>0</text:p>
          </table:table-cell>
          <table:table-cell table:formula="of:=[.U163]-[.V163]-[.W163]" office:value-type="float" office:value="10.4888955341612">
            <text:p>10,4888955342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164]*[.C164]" office:value-type="float" office:value="4">
            <text:p>4</text:p>
          </table:table-cell>
          <table:table-cell table:formula="of:=[counters.BH164]/1000000000" office:value-type="float" office:value="0.604858398">
            <text:p>0,604858398</text:p>
          </table:table-cell>
          <table:table-cell table:style-name="Default" table:formula="of:=[counters.BI164]/1000000000" office:value-type="float" office:value="1.882629394">
            <text:p>1,882629394</text:p>
          </table:table-cell>
          <table:table-cell table:style-name="Default" table:formula="of:=[counters.BJ164]/1000000000" office:value-type="float" office:value="0.193725585">
            <text:p>0,193725585</text:p>
          </table:table-cell>
          <table:table-cell table:formula="of:=[counters.BK164]/1000000000" office:value-type="float" office:value="0.042480468">
            <text:p>0,042480468</text:p>
          </table:table-cell>
          <table:table-cell table:formula="of:=[counters.BL164]/(2^-32)" office:value-type="float" office:value="0">
            <text:p>0</text:p>
          </table:table-cell>
          <table:table-cell table:formula="of:=[counters.D164]/1000000000" office:value-type="float" office:value="0.185717263">
            <text:p>0,185717263</text:p>
          </table:table-cell>
          <table:table-cell table:formula="of:=[counters.E164]/12500000" office:value-type="float" office:value="0.17877016">
            <text:p>0,17877016</text:p>
          </table:table-cell>
          <table:table-cell table:formula="of:=[counters.F164]/1050000000" office:value-type="float" office:value="0.185177425714286">
            <text:p>0,1851774257</text:p>
          </table:table-cell>
          <table:table-cell table:formula="of:=[counters.G164]/3500000000" office:value-type="float" office:value="0.154441856285714">
            <text:p>0,1544418563</text:p>
          </table:table-cell>
          <table:table-cell table:style-name="ce6" table:formula="of:=[.E164]/[.J164]" office:value-type="float" office:value="3.25687762262574">
            <text:p>3,2568776226</text:p>
          </table:table-cell>
          <table:table-cell table:style-name="ce6" table:formula="of:=[.F164]/[.$J164]" office:value-type="float" office:value="10.1370726855909">
            <text:p>10,1370726856</text:p>
          </table:table-cell>
          <table:table-cell table:style-name="ce6" table:formula="of:=[.G164]/[.$J164]" office:value-type="float" office:value="1.0431210425495">
            <text:p>1,0431210425</text:p>
          </table:table-cell>
          <table:table-cell table:style-name="ce6" table:formula="of:=[.H164]/[.$J164]" office:value-type="float" office:value="0.228737314527406">
            <text:p>0,2287373145</text:p>
          </table:table-cell>
          <table:table-cell table:style-name="ce6" table:formula="of:=[.I164]/[.$J164]" office:value-type="float" office:value="0">
            <text:p>0</text:p>
          </table:table-cell>
          <table:table-cell table:formula="of:=[.O164]-[.P164]-[.Q164]" office:value-type="float" office:value="8.86521432851398">
            <text:p>8,8652143285</text:p>
          </table:table-cell>
          <table:table-cell table:formula="of:=[.E164]/[.$M164]" office:value-type="float" office:value="3.91641497031106">
            <text:p>3,9164149703</text:p>
          </table:table-cell>
          <table:table-cell table:formula="of:=[.F164]/[.$M164]" office:value-type="float" office:value="12.1898910002556">
            <text:p>12,1898910003</text:p>
          </table:table-cell>
          <table:table-cell table:formula="of:=[.G164]/[.$M164]" office:value-type="float" office:value="1.25435934052497">
            <text:p>1,2543593405</text:p>
          </table:table-cell>
          <table:table-cell table:formula="of:=[.H164]/[.$M164]" office:value-type="float" office:value="0.275057999312129">
            <text:p>0,2750579993</text:p>
          </table:table-cell>
          <table:table-cell table:formula="of:=[.I164]/[.$M164]" office:value-type="float" office:value="0">
            <text:p>0</text:p>
          </table:table-cell>
          <table:table-cell table:formula="of:=[.U164]-[.V164]-[.W164]" office:value-type="float" office:value="10.6604736604185">
            <text:p>10,6604736604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165]*[.C165]" office:value-type="float" office:value="8">
            <text:p>8</text:p>
          </table:table-cell>
          <table:table-cell table:formula="of:=[counters.BH165]/1000000000" office:value-type="float" office:value="0.638000488">
            <text:p>0,638000488</text:p>
          </table:table-cell>
          <table:table-cell table:style-name="Default" table:formula="of:=[counters.BI165]/1000000000" office:value-type="float" office:value="1.993103027">
            <text:p>1,993103027</text:p>
          </table:table-cell>
          <table:table-cell table:style-name="Default" table:formula="of:=[counters.BJ165]/1000000000" office:value-type="float" office:value="0.205688476">
            <text:p>0,205688476</text:p>
          </table:table-cell>
          <table:table-cell table:formula="of:=[counters.BK165]/1000000000" office:value-type="float" office:value="0.044067382">
            <text:p>0,044067382</text:p>
          </table:table-cell>
          <table:table-cell table:formula="of:=[counters.BL165]/(2^-32)" office:value-type="float" office:value="0">
            <text:p>0</text:p>
          </table:table-cell>
          <table:table-cell table:formula="of:=[counters.D165]/1000000000" office:value-type="float" office:value="0.19180449">
            <text:p>0,19180449</text:p>
          </table:table-cell>
          <table:table-cell table:formula="of:=[counters.E165]/12500000" office:value-type="float" office:value="0.18460984">
            <text:p>0,18460984</text:p>
          </table:table-cell>
          <table:table-cell table:formula="of:=[counters.F165]/1050000000" office:value-type="float" office:value="0.19086314952381">
            <text:p>0,1908631495</text:p>
          </table:table-cell>
          <table:table-cell table:formula="of:=[counters.G165]/3500000000" office:value-type="float" office:value="0.159490632857143">
            <text:p>0,1594906329</text:p>
          </table:table-cell>
          <table:table-cell table:style-name="ce6" table:formula="of:=[.E165]/[.J165]" office:value-type="float" office:value="3.32630632369451">
            <text:p>3,3263063237</text:p>
          </table:table-cell>
          <table:table-cell table:style-name="ce6" table:formula="of:=[.F165]/[.$J165]" office:value-type="float" office:value="10.3913262249492">
            <text:p>10,3913262249</text:p>
          </table:table-cell>
          <table:table-cell table:style-name="ce6" table:formula="of:=[.G165]/[.$J165]" office:value-type="float" office:value="1.07238613652892">
            <text:p>1,0723861365</text:p>
          </table:table-cell>
          <table:table-cell table:style-name="ce6" table:formula="of:=[.H165]/[.$J165]" office:value-type="float" office:value="0.22975156629545">
            <text:p>0,2297515663</text:p>
          </table:table-cell>
          <table:table-cell table:style-name="ce6" table:formula="of:=[.I165]/[.$J165]" office:value-type="float" office:value="0">
            <text:p>0</text:p>
          </table:table-cell>
          <table:table-cell table:formula="of:=[.O165]-[.P165]-[.Q165]" office:value-type="float" office:value="9.0891885221248">
            <text:p>9,0891885221</text:p>
          </table:table-cell>
          <table:table-cell table:formula="of:=[.E165]/[.$M165]" office:value-type="float" office:value="4.00023798621116">
            <text:p>4,0002379862</text:p>
          </table:table-cell>
          <table:table-cell table:formula="of:=[.F165]/[.$M165]" office:value-type="float" office:value="12.496677649936">
            <text:p>12,4966776499</text:p>
          </table:table-cell>
          <table:table-cell table:formula="of:=[.G165]/[.$M165]" office:value-type="float" office:value="1.28965866092109">
            <text:p>1,2896586609</text:p>
          </table:table-cell>
          <table:table-cell table:formula="of:=[.H165]/[.$M165]" office:value-type="float" office:value="0.276300753282931">
            <text:p>0,2763007533</text:p>
          </table:table-cell>
          <table:table-cell table:formula="of:=[.I165]/[.$M165]" office:value-type="float" office:value="0">
            <text:p>0</text:p>
          </table:table-cell>
          <table:table-cell table:formula="of:=[.U165]-[.V165]-[.W165]" office:value-type="float" office:value="10.9307182357319">
            <text:p>10,9307182357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166]*[.C166]" office:value-type="float" office:value="16">
            <text:p>16</text:p>
          </table:table-cell>
          <table:table-cell table:formula="of:=[counters.BH166]/1000000000" office:value-type="float" office:value="0.666931152">
            <text:p>0,666931152</text:p>
          </table:table-cell>
          <table:table-cell table:style-name="Default" table:formula="of:=[counters.BI166]/1000000000" office:value-type="float" office:value="2.154052734">
            <text:p>2,154052734</text:p>
          </table:table-cell>
          <table:table-cell table:style-name="Default" table:formula="of:=[counters.BJ166]/1000000000" office:value-type="float" office:value="0.297302246">
            <text:p>0,297302246</text:p>
          </table:table-cell>
          <table:table-cell table:formula="of:=[counters.BK166]/1000000000" office:value-type="float" office:value="0.044433593">
            <text:p>0,044433593</text:p>
          </table:table-cell>
          <table:table-cell table:formula="of:=[counters.BL166]/(2^-32)" office:value-type="float" office:value="0">
            <text:p>0</text:p>
          </table:table-cell>
          <table:table-cell table:formula="of:=[counters.D166]/1000000000" office:value-type="float" office:value="0.191777062">
            <text:p>0,191777062</text:p>
          </table:table-cell>
          <table:table-cell table:formula="of:=[counters.E166]/12500000" office:value-type="float" office:value="0.1901216">
            <text:p>0,1901216</text:p>
          </table:table-cell>
          <table:table-cell table:formula="of:=[counters.F166]/1050000000" office:value-type="float" office:value="0.196662275238095">
            <text:p>0,1966622752</text:p>
          </table:table-cell>
          <table:table-cell table:formula="of:=[counters.G166]/3500000000" office:value-type="float" office:value="0.159347685142857">
            <text:p>0,1593476851</text:p>
          </table:table-cell>
          <table:table-cell table:style-name="ce6" table:formula="of:=[.E166]/[.J166]" office:value-type="float" office:value="3.47763775836758">
            <text:p>3,4776377584</text:p>
          </table:table-cell>
          <table:table-cell table:style-name="ce6" table:formula="of:=[.F166]/[.$J166]" office:value-type="float" office:value="11.2320666065893">
            <text:p>11,2320666066</text:p>
          </table:table-cell>
          <table:table-cell table:style-name="ce6" table:formula="of:=[.G166]/[.$J166]" office:value-type="float" office:value="1.55024924722228">
            <text:p>1,5502492472</text:p>
          </table:table-cell>
          <table:table-cell table:style-name="ce6" table:formula="of:=[.H166]/[.$J166]" office:value-type="float" office:value="0.23169399164119">
            <text:p>0,2316939916</text:p>
          </table:table-cell>
          <table:table-cell table:style-name="ce6" table:formula="of:=[.I166]/[.$J166]" office:value-type="float" office:value="0">
            <text:p>0</text:p>
          </table:table-cell>
          <table:table-cell table:formula="of:=[.O166]-[.P166]-[.Q166]" office:value-type="float" office:value="9.4501233677258">
            <text:p>9,4501233677</text:p>
          </table:table-cell>
          <table:table-cell table:formula="of:=[.E166]/[.$M166]" office:value-type="float" office:value="4.18538337348351">
            <text:p>4,1853833735</text:p>
          </table:table-cell>
          <table:table-cell table:formula="of:=[.F166]/[.$M166]" office:value-type="float" office:value="13.5179418017203">
            <text:p>13,5179418017</text:p>
          </table:table-cell>
          <table:table-cell table:formula="of:=[.G166]/[.$M166]" office:value-type="float" office:value="1.86574562243226">
            <text:p>1,8657456224</text:p>
          </table:table-cell>
          <table:table-cell table:formula="of:=[.H166]/[.$M166]" office:value-type="float" office:value="0.278846805713963">
            <text:p>0,2788468057</text:p>
          </table:table-cell>
          <table:table-cell table:formula="of:=[.I166]/[.$M166]" office:value-type="float" office:value="0">
            <text:p>0</text:p>
          </table:table-cell>
          <table:table-cell table:formula="of:=[.U166]-[.V166]-[.W166]" office:value-type="float" office:value="11.3733493735741">
            <text:p>11,3733493736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167]*[.C167]" office:value-type="float" office:value="32">
            <text:p>32</text:p>
          </table:table-cell>
          <table:table-cell table:formula="of:=[counters.BH167]/1000000000" office:value-type="float" office:value="0.679260253">
            <text:p>0,679260253</text:p>
          </table:table-cell>
          <table:table-cell table:style-name="Default" table:formula="of:=[counters.BI167]/1000000000" office:value-type="float" office:value="2.223693847">
            <text:p>2,223693847</text:p>
          </table:table-cell>
          <table:table-cell table:style-name="Default" table:formula="of:=[counters.BJ167]/1000000000" office:value-type="float" office:value="0.192993164">
            <text:p>0,192993164</text:p>
          </table:table-cell>
          <table:table-cell table:formula="of:=[counters.BK167]/1000000000" office:value-type="float" office:value="0.043701171">
            <text:p>0,043701171</text:p>
          </table:table-cell>
          <table:table-cell table:formula="of:=[counters.BL167]/(2^-32)" office:value-type="float" office:value="0">
            <text:p>0</text:p>
          </table:table-cell>
          <table:table-cell table:formula="of:=[counters.D167]/1000000000" office:value-type="float" office:value="0.19141098">
            <text:p>0,19141098</text:p>
          </table:table-cell>
          <table:table-cell table:formula="of:=[counters.E167]/12500000" office:value-type="float" office:value="0.18422016">
            <text:p>0,18422016</text:p>
          </table:table-cell>
          <table:table-cell table:formula="of:=[counters.F167]/1050000000" office:value-type="float" office:value="0.19080801047619">
            <text:p>0,1908080105</text:p>
          </table:table-cell>
          <table:table-cell table:formula="of:=[counters.G167]/3500000000" office:value-type="float" office:value="0.159157170857143">
            <text:p>0,1591571709</text:p>
          </table:table-cell>
          <table:table-cell table:style-name="ce6" table:formula="of:=[.E167]/[.J167]" office:value-type="float" office:value="3.54870056566243">
            <text:p>3,5487005657</text:p>
          </table:table-cell>
          <table:table-cell table:style-name="ce6" table:formula="of:=[.F167]/[.$J167]" office:value-type="float" office:value="11.6173787261316">
            <text:p>11,6173787261</text:p>
          </table:table-cell>
          <table:table-cell table:style-name="ce6" table:formula="of:=[.G167]/[.$J167]" office:value-type="float" office:value="1.0082658998977">
            <text:p>1,0082658999</text:p>
          </table:table-cell>
          <table:table-cell table:style-name="ce6" table:formula="of:=[.H167]/[.$J167]" office:value-type="float" office:value="0.228310679982935">
            <text:p>0,22831068</text:p>
          </table:table-cell>
          <table:table-cell table:style-name="ce6" table:formula="of:=[.I167]/[.$J167]" office:value-type="float" office:value="0">
            <text:p>0</text:p>
          </table:table-cell>
          <table:table-cell table:formula="of:=[.O167]-[.P167]-[.Q167]" office:value-type="float" office:value="10.380802146251">
            <text:p>10,3808021463</text:p>
          </table:table-cell>
          <table:table-cell table:formula="of:=[.E167]/[.$M167]" office:value-type="float" office:value="4.26785830221683">
            <text:p>4,2678583022</text:p>
          </table:table-cell>
          <table:table-cell table:formula="of:=[.F167]/[.$M167]" office:value-type="float" office:value="13.9716849390088">
            <text:p>13,971684939</text:p>
          </table:table-cell>
          <table:table-cell table:formula="of:=[.G167]/[.$M167]" office:value-type="float" office:value="1.21259483918087">
            <text:p>1,2125948392</text:p>
          </table:table-cell>
          <table:table-cell table:formula="of:=[.H167]/[.$M167]" office:value-type="float" office:value="0.274578712128689">
            <text:p>0,2745787121</text:p>
          </table:table-cell>
          <table:table-cell table:formula="of:=[.I167]/[.$M167]" office:value-type="float" office:value="0">
            <text:p>0</text:p>
          </table:table-cell>
          <table:table-cell table:formula="of:=[.U167]-[.V167]-[.W167]" office:value-type="float" office:value="12.4845113876993">
            <text:p>12,4845113877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168]*[.C168]" office:value-type="float" office:value="64">
            <text:p>64</text:p>
          </table:table-cell>
          <table:table-cell table:formula="of:=[counters.BH168]/1000000000" office:value-type="float" office:value="0.728515625">
            <text:p>0,728515625</text:p>
          </table:table-cell>
          <table:table-cell table:style-name="Default" table:formula="of:=[counters.BI168]/1000000000" office:value-type="float" office:value="2.573059082">
            <text:p>2,573059082</text:p>
          </table:table-cell>
          <table:table-cell table:style-name="Default" table:formula="of:=[counters.BJ168]/1000000000" office:value-type="float" office:value="0.244812011">
            <text:p>0,244812011</text:p>
          </table:table-cell>
          <table:table-cell table:formula="of:=[counters.BK168]/1000000000" office:value-type="float" office:value="0.045349121">
            <text:p>0,045349121</text:p>
          </table:table-cell>
          <table:table-cell table:formula="of:=[counters.BL168]/(2^-32)" office:value-type="float" office:value="0">
            <text:p>0</text:p>
          </table:table-cell>
          <table:table-cell table:formula="of:=[counters.D168]/1000000000" office:value-type="float" office:value="0.191782061">
            <text:p>0,191782061</text:p>
          </table:table-cell>
          <table:table-cell table:formula="of:=[counters.E168]/12500000" office:value-type="float" office:value="0.19033856">
            <text:p>0,19033856</text:p>
          </table:table-cell>
          <table:table-cell table:formula="of:=[counters.F168]/1050000000" office:value-type="float" office:value="0.196840977142857">
            <text:p>0,1968409771</text:p>
          </table:table-cell>
          <table:table-cell table:formula="of:=[counters.G168]/3500000000" office:value-type="float" office:value="0.159611070571429">
            <text:p>0,1596110706</text:p>
          </table:table-cell>
          <table:table-cell table:style-name="ce6" table:formula="of:=[.E168]/[.J168]" office:value-type="float" office:value="3.79866407317418">
            <text:p>3,7986640732</text:p>
          </table:table-cell>
          <table:table-cell table:style-name="ce6" table:formula="of:=[.F168]/[.$J168]" office:value-type="float" office:value="13.4165785297302">
            <text:p>13,4165785297</text:p>
          </table:table-cell>
          <table:table-cell table:style-name="ce6" table:formula="of:=[.G168]/[.$J168]" office:value-type="float" office:value="1.27651152419308">
            <text:p>1,2765115242</text:p>
          </table:table-cell>
          <table:table-cell table:style-name="ce6" table:formula="of:=[.H168]/[.$J168]" office:value-type="float" office:value="0.236461746023263">
            <text:p>0,236461746</text:p>
          </table:table-cell>
          <table:table-cell table:style-name="ce6" table:formula="of:=[.I168]/[.$J168]" office:value-type="float" office:value="0">
            <text:p>0</text:p>
          </table:table-cell>
          <table:table-cell table:formula="of:=[.O168]-[.P168]-[.Q168]" office:value-type="float" office:value="11.9036052595138">
            <text:p>11,9036052595</text:p>
          </table:table-cell>
          <table:table-cell table:formula="of:=[.E168]/[.$M168]" office:value-type="float" office:value="4.56431764032293">
            <text:p>4,5643176403</text:p>
          </table:table-cell>
          <table:table-cell table:formula="of:=[.F168]/[.$M168]" office:value-type="float" office:value="16.1208058613235">
            <text:p>16,1208058613</text:p>
          </table:table-cell>
          <table:table-cell table:formula="of:=[.G168]/[.$M168]" office:value-type="float" office:value="1.53380345187549">
            <text:p>1,5338034519</text:p>
          </table:table-cell>
          <table:table-cell table:formula="of:=[.H168]/[.$M168]" office:value-type="float" office:value="0.284122654134479">
            <text:p>0,2841226541</text:p>
          </table:table-cell>
          <table:table-cell table:formula="of:=[.I168]/[.$M168]" office:value-type="float" office:value="0">
            <text:p>0</text:p>
          </table:table-cell>
          <table:table-cell table:formula="of:=[.U168]-[.V168]-[.W168]" office:value-type="float" office:value="14.3028797553135">
            <text:p>14,3028797553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169]*[.C169]" office:value-type="float" office:value="128">
            <text:p>128</text:p>
          </table:table-cell>
          <table:table-cell table:formula="of:=[counters.BH169]/1000000000" office:value-type="float" office:value="0.855285644">
            <text:p>0,855285644</text:p>
          </table:table-cell>
          <table:table-cell table:style-name="Default" table:formula="of:=[counters.BI169]/1000000000" office:value-type="float" office:value="3.115661621">
            <text:p>3,115661621</text:p>
          </table:table-cell>
          <table:table-cell table:style-name="Default" table:formula="of:=[counters.BJ169]/1000000000" office:value-type="float" office:value="0.204589843">
            <text:p>0,204589843</text:p>
          </table:table-cell>
          <table:table-cell table:formula="of:=[counters.BK169]/1000000000" office:value-type="float" office:value="0.046936035">
            <text:p>0,046936035</text:p>
          </table:table-cell>
          <table:table-cell table:formula="of:=[counters.BL169]/(2^-32)" office:value-type="float" office:value="0">
            <text:p>0</text:p>
          </table:table-cell>
          <table:table-cell table:formula="of:=[counters.D169]/1000000000" office:value-type="float" office:value="0.203685777">
            <text:p>0,203685777</text:p>
          </table:table-cell>
          <table:table-cell table:formula="of:=[counters.E169]/12500000" office:value-type="float" office:value="0.19601128">
            <text:p>0,19601128</text:p>
          </table:table-cell>
          <table:table-cell table:formula="of:=[counters.F169]/1050000000" office:value-type="float" office:value="0.20309577047619">
            <text:p>0,2030957705</text:p>
          </table:table-cell>
          <table:table-cell table:formula="of:=[counters.G169]/3500000000" office:value-type="float" office:value="0.169344052">
            <text:p>0,169344052</text:p>
          </table:table-cell>
          <table:table-cell table:style-name="ce6" table:formula="of:=[.E169]/[.J169]" office:value-type="float" office:value="4.1990445115861">
            <text:p>4,1990445116</text:p>
          </table:table-cell>
          <table:table-cell table:style-name="ce6" table:formula="of:=[.F169]/[.$J169]" office:value-type="float" office:value="15.2964122821399">
            <text:p>15,2964122821</text:p>
          </table:table-cell>
          <table:table-cell table:style-name="ce6" table:formula="of:=[.G169]/[.$J169]" office:value-type="float" office:value="1.00443853278965">
            <text:p>1,0044385328</text:p>
          </table:table-cell>
          <table:table-cell table:style-name="ce6" table:formula="of:=[.H169]/[.$J169]" office:value-type="float" office:value="0.230433541758785">
            <text:p>0,2304335418</text:p>
          </table:table-cell>
          <table:table-cell table:style-name="ce6" table:formula="of:=[.I169]/[.$J169]" office:value-type="float" office:value="0">
            <text:p>0</text:p>
          </table:table-cell>
          <table:table-cell table:formula="of:=[.O169]-[.P169]-[.Q169]" office:value-type="float" office:value="14.0615402075914">
            <text:p>14,0615402076</text:p>
          </table:table-cell>
          <table:table-cell table:formula="of:=[.E169]/[.$M169]" office:value-type="float" office:value="5.05057977471804">
            <text:p>5,0505797747</text:p>
          </table:table-cell>
          <table:table-cell table:formula="of:=[.F169]/[.$M169]" office:value-type="float" office:value="18.3984118969824">
            <text:p>18,398411897</text:p>
          </table:table-cell>
          <table:table-cell table:formula="of:=[.G169]/[.$M169]" office:value-type="float" office:value="1.20813126049446">
            <text:p>1,2081312605</text:p>
          </table:table-cell>
          <table:table-cell table:formula="of:=[.H169]/[.$M169]" office:value-type="float" office:value="0.277163764807045">
            <text:p>0,2771637648</text:p>
          </table:table-cell>
          <table:table-cell table:formula="of:=[.I169]/[.$M169]" office:value-type="float" office:value="0">
            <text:p>0</text:p>
          </table:table-cell>
          <table:table-cell table:formula="of:=[.U169]-[.V169]-[.W169]" office:value-type="float" office:value="16.9131168716809">
            <text:p>16,9131168717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170]*[.C170]" office:value-type="float" office:value="256">
            <text:p>256</text:p>
          </table:table-cell>
          <table:table-cell table:formula="of:=[counters.BH170]/1000000000" office:value-type="float" office:value="1.60760498">
            <text:p>1,60760498</text:p>
          </table:table-cell>
          <table:table-cell table:style-name="Default" table:formula="of:=[counters.BI170]/1000000000" office:value-type="float" office:value="5.886413574">
            <text:p>5,886413574</text:p>
          </table:table-cell>
          <table:table-cell table:style-name="Default" table:formula="of:=[counters.BJ170]/1000000000" office:value-type="float" office:value="0.371398925">
            <text:p>0,371398925</text:p>
          </table:table-cell>
          <table:table-cell table:formula="of:=[counters.BK170]/1000000000" office:value-type="float" office:value="0.08416748">
            <text:p>0,08416748</text:p>
          </table:table-cell>
          <table:table-cell table:formula="of:=[counters.BL170]/(2^-32)" office:value-type="float" office:value="0">
            <text:p>0</text:p>
          </table:table-cell>
          <table:table-cell table:formula="of:=[counters.D170]/1000000000" office:value-type="float" office:value="0.368122449">
            <text:p>0,368122449</text:p>
          </table:table-cell>
          <table:table-cell table:formula="of:=[counters.E170]/12500000" office:value-type="float" office:value="0.35395808">
            <text:p>0,35395808</text:p>
          </table:table-cell>
          <table:table-cell table:formula="of:=[counters.F170]/1050000000" office:value-type="float" office:value="0.366636898095238">
            <text:p>0,3666368981</text:p>
          </table:table-cell>
          <table:table-cell table:formula="of:=[counters.G170]/3500000000" office:value-type="float" office:value="0.305824757428571">
            <text:p>0,3058247574</text:p>
          </table:table-cell>
          <table:table-cell table:style-name="ce6" table:formula="of:=[.E170]/[.J170]" office:value-type="float" office:value="4.36703869695271">
            <text:p>4,367038697</text:p>
          </table:table-cell>
          <table:table-cell table:style-name="ce6" table:formula="of:=[.F170]/[.$J170]" office:value-type="float" office:value="15.9903683950554">
            <text:p>15,9903683951</text:p>
          </table:table-cell>
          <table:table-cell table:style-name="ce6" table:formula="of:=[.G170]/[.$J170]" office:value-type="float" office:value="1.00890050582055">
            <text:p>1,0089005058</text:p>
          </table:table-cell>
          <table:table-cell table:style-name="ce6" table:formula="of:=[.H170]/[.$J170]" office:value-type="float" office:value="0.228639900197991">
            <text:p>0,2286399002</text:p>
          </table:table-cell>
          <table:table-cell table:style-name="ce6" table:formula="of:=[.I170]/[.$J170]" office:value-type="float" office:value="0">
            <text:p>0</text:p>
          </table:table-cell>
          <table:table-cell table:formula="of:=[.O170]-[.P170]-[.Q170]" office:value-type="float" office:value="14.7528279890369">
            <text:p>14,752827989</text:p>
          </table:table-cell>
          <table:table-cell table:formula="of:=[.E170]/[.$M170]" office:value-type="float" office:value="5.25662145052293">
            <text:p>5,2566214505</text:p>
          </table:table-cell>
          <table:table-cell table:formula="of:=[.F170]/[.$M170]" office:value-type="float" office:value="19.2476685782211">
            <text:p>19,2476685782</text:p>
          </table:table-cell>
          <table:table-cell table:formula="of:=[.G170]/[.$M170]" office:value-type="float" office:value="1.21441745960264">
            <text:p>1,2144174596</text:p>
          </table:table-cell>
          <table:table-cell table:formula="of:=[.H170]/[.$M170]" office:value-type="float" office:value="0.275214736399025">
            <text:p>0,2752147364</text:p>
          </table:table-cell>
          <table:table-cell table:formula="of:=[.I170]/[.$M170]" office:value-type="float" office:value="0">
            <text:p>0</text:p>
          </table:table-cell>
          <table:table-cell table:formula="of:=[.U170]-[.V170]-[.W170]" office:value-type="float" office:value="17.7580363822194">
            <text:p>17,7580363822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171]*[.C171]" office:value-type="float" office:value="512">
            <text:p>512</text:p>
          </table:table-cell>
          <table:table-cell table:formula="of:=[counters.BH171]/1000000000" office:value-type="float" office:value="3.369506835">
            <text:p>3,369506835</text:p>
          </table:table-cell>
          <table:table-cell table:style-name="Default" table:formula="of:=[counters.BI171]/1000000000" office:value-type="float" office:value="12.139953613">
            <text:p>12,139953613</text:p>
          </table:table-cell>
          <table:table-cell table:style-name="Default" table:formula="of:=[counters.BJ171]/1000000000" office:value-type="float" office:value="0.895690917">
            <text:p>0,895690917</text:p>
          </table:table-cell>
          <table:table-cell table:formula="of:=[counters.BK171]/1000000000" office:value-type="float" office:value="0.17010498">
            <text:p>0,17010498</text:p>
          </table:table-cell>
          <table:table-cell table:formula="of:=[counters.BL171]/(2^-32)" office:value-type="float" office:value="0">
            <text:p>0</text:p>
          </table:table-cell>
          <table:table-cell table:formula="of:=[counters.D171]/1000000000" office:value-type="float" office:value="0.749679842">
            <text:p>0,749679842</text:p>
          </table:table-cell>
          <table:table-cell table:formula="of:=[counters.E171]/12500000" office:value-type="float" office:value="0.7258424">
            <text:p>0,7258424</text:p>
          </table:table-cell>
          <table:table-cell table:formula="of:=[counters.F171]/1050000000" office:value-type="float" office:value="0.752529520952381">
            <text:p>0,752529521</text:p>
          </table:table-cell>
          <table:table-cell table:formula="of:=[counters.G171]/3500000000" office:value-type="float" office:value="0.622594046571429">
            <text:p>0,6225940466</text:p>
          </table:table-cell>
          <table:table-cell table:style-name="ce6" table:formula="of:=[.E171]/[.J171]" office:value-type="float" office:value="4.49459442048063">
            <text:p>4,4945944205</text:p>
          </table:table-cell>
          <table:table-cell table:style-name="ce6" table:formula="of:=[.F171]/[.$J171]" office:value-type="float" office:value="16.1935174628852">
            <text:p>16,1935174629</text:p>
          </table:table-cell>
          <table:table-cell table:style-name="ce6" table:formula="of:=[.G171]/[.$J171]" office:value-type="float" office:value="1.19476457391527">
            <text:p>1,1947645739</text:p>
          </table:table-cell>
          <table:table-cell table:style-name="ce6" table:formula="of:=[.H171]/[.$J171]" office:value-type="float" office:value="0.226903499960987">
            <text:p>0,2269035</text:p>
          </table:table-cell>
          <table:table-cell table:style-name="ce6" table:formula="of:=[.I171]/[.$J171]" office:value-type="float" office:value="0">
            <text:p>0</text:p>
          </table:table-cell>
          <table:table-cell table:formula="of:=[.O171]-[.P171]-[.Q171]" office:value-type="float" office:value="14.7718493890089">
            <text:p>14,771849389</text:p>
          </table:table-cell>
          <table:table-cell table:formula="of:=[.E171]/[.$M171]" office:value-type="float" office:value="5.41204474015706">
            <text:p>5,4120447402</text:p>
          </table:table-cell>
          <table:table-cell table:formula="of:=[.F171]/[.$M171]" office:value-type="float" office:value="19.4989876306297">
            <text:p>19,4989876306</text:p>
          </table:table-cell>
          <table:table-cell table:formula="of:=[.G171]/[.$M171]" office:value-type="float" office:value="1.43864356225777">
            <text:p>1,4386435623</text:p>
          </table:table-cell>
          <table:table-cell table:formula="of:=[.H171]/[.$M171]" office:value-type="float" office:value="0.273219734330505">
            <text:p>0,2732197343</text:p>
          </table:table-cell>
          <table:table-cell table:formula="of:=[.I171]/[.$M171]" office:value-type="float" office:value="0">
            <text:p>0</text:p>
          </table:table-cell>
          <table:table-cell table:formula="of:=[.U171]-[.V171]-[.W171]" office:value-type="float" office:value="17.7871243340415">
            <text:p>17,787124334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172]*[.C172]" office:value-type="float" office:value="768">
            <text:p>768</text:p>
          </table:table-cell>
          <table:table-cell table:formula="of:=[counters.BH172]/1000000000" office:value-type="float" office:value="4.794799804">
            <text:p>4,794799804</text:p>
          </table:table-cell>
          <table:table-cell table:style-name="Default" table:formula="of:=[counters.BI172]/1000000000" office:value-type="float" office:value="17.686889648">
            <text:p>17,686889648</text:p>
          </table:table-cell>
          <table:table-cell table:style-name="Default" table:formula="of:=[counters.BJ172]/1000000000" office:value-type="float" office:value="1.208068847">
            <text:p>1,208068847</text:p>
          </table:table-cell>
          <table:table-cell table:formula="of:=[counters.BK172]/1000000000" office:value-type="float" office:value="0.243347167">
            <text:p>0,243347167</text:p>
          </table:table-cell>
          <table:table-cell table:formula="of:=[counters.BL172]/(2^-32)" office:value-type="float" office:value="0">
            <text:p>0</text:p>
          </table:table-cell>
          <table:table-cell table:formula="of:=[counters.D172]/1000000000" office:value-type="float" office:value="1.0672343">
            <text:p>1,0672343</text:p>
          </table:table-cell>
          <table:table-cell table:formula="of:=[counters.E172]/12500000" office:value-type="float" office:value="1.03536872">
            <text:p>1,03536872</text:p>
          </table:table-cell>
          <table:table-cell table:formula="of:=[counters.F172]/1050000000" office:value-type="float" office:value="1.07322376285714">
            <text:p>1,0732237629</text:p>
          </table:table-cell>
          <table:table-cell table:formula="of:=[counters.G172]/3500000000" office:value-type="float" office:value="0.885744367714286">
            <text:p>0,8857443677</text:p>
          </table:table-cell>
          <table:table-cell table:style-name="ce6" table:formula="of:=[.E172]/[.J172]" office:value-type="float" office:value="4.49273397978307">
            <text:p>4,4927339798</text:p>
          </table:table-cell>
          <table:table-cell table:style-name="ce6" table:formula="of:=[.F172]/[.$J172]" office:value-type="float" office:value="16.5726398111455">
            <text:p>16,5726398111</text:p>
          </table:table-cell>
          <table:table-cell table:style-name="ce6" table:formula="of:=[.G172]/[.$J172]" office:value-type="float" office:value="1.13196216332252">
            <text:p>1,1319621633</text:p>
          </table:table-cell>
          <table:table-cell table:style-name="ce6" table:formula="of:=[.H172]/[.$J172]" office:value-type="float" office:value="0.228016628588493">
            <text:p>0,2280166286</text:p>
          </table:table-cell>
          <table:table-cell table:style-name="ce6" table:formula="of:=[.I172]/[.$J172]" office:value-type="float" office:value="0">
            <text:p>0</text:p>
          </table:table-cell>
          <table:table-cell table:formula="of:=[.O172]-[.P172]-[.Q172]" office:value-type="float" office:value="15.2126610192345">
            <text:p>15,2126610192</text:p>
          </table:table-cell>
          <table:table-cell table:formula="of:=[.E172]/[.$M172]" office:value-type="float" office:value="5.41329979480791">
            <text:p>5,4132997948</text:p>
          </table:table-cell>
          <table:table-cell table:formula="of:=[.F172]/[.$M172]" office:value-type="float" office:value="19.9683907600136">
            <text:p>19,96839076</text:p>
          </table:table-cell>
          <table:table-cell table:formula="of:=[.G172]/[.$M172]" office:value-type="float" office:value="1.36390237526149">
            <text:p>1,3639023753</text:p>
          </table:table-cell>
          <table:table-cell table:formula="of:=[.H172]/[.$M172]" office:value-type="float" office:value="0.274737470392243">
            <text:p>0,2747374704</text:p>
          </table:table-cell>
          <table:table-cell table:formula="of:=[.I172]/[.$M172]" office:value-type="float" office:value="0">
            <text:p>0</text:p>
          </table:table-cell>
          <table:table-cell table:formula="of:=[.U172]-[.V172]-[.W172]" office:value-type="float" office:value="18.3297509143598">
            <text:p>18,3297509144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173]*[.C173]" office:value-type="float" office:value="1024">
            <text:p>1024</text:p>
          </table:table-cell>
          <table:table-cell table:formula="of:=[counters.BH173]/1000000000" office:value-type="float" office:value="6.524841308">
            <text:p>6,524841308</text:p>
          </table:table-cell>
          <table:table-cell table:style-name="Default" table:formula="of:=[counters.BI173]/1000000000" office:value-type="float" office:value="23.789916992">
            <text:p>23,789916992</text:p>
          </table:table-cell>
          <table:table-cell table:style-name="Default" table:formula="of:=[counters.BJ173]/1000000000" office:value-type="float" office:value="1.536071777">
            <text:p>1,536071777</text:p>
          </table:table-cell>
          <table:table-cell table:formula="of:=[counters.BK173]/1000000000" office:value-type="float" office:value="0.325256347">
            <text:p>0,325256347</text:p>
          </table:table-cell>
          <table:table-cell table:formula="of:=[counters.BL173]/(2^-32)" office:value-type="float" office:value="0">
            <text:p>0</text:p>
          </table:table-cell>
          <table:table-cell table:formula="of:=[counters.D173]/1000000000" office:value-type="float" office:value="1.432978391">
            <text:p>1,432978391</text:p>
          </table:table-cell>
          <table:table-cell table:formula="of:=[counters.E173]/12500000" office:value-type="float" office:value="1.38368688">
            <text:p>1,38368688</text:p>
          </table:table-cell>
          <table:table-cell table:formula="of:=[counters.F173]/1050000000" office:value-type="float" office:value="1.43427926952381">
            <text:p>1,4342792695</text:p>
          </table:table-cell>
          <table:table-cell table:formula="of:=[counters.G173]/3500000000" office:value-type="float" office:value="1.18954539485714">
            <text:p>1,1895453949</text:p>
          </table:table-cell>
          <table:table-cell table:style-name="ce6" table:formula="of:=[.E173]/[.J173]" office:value-type="float" office:value="4.55334242929278">
            <text:p>4,5533424293</text:p>
          </table:table-cell>
          <table:table-cell table:style-name="ce6" table:formula="of:=[.F173]/[.$J173]" office:value-type="float" office:value="16.6017276613629">
            <text:p>16,6017276614</text:p>
          </table:table-cell>
          <table:table-cell table:style-name="ce6" table:formula="of:=[.G173]/[.$J173]" office:value-type="float" office:value="1.0719434337932">
            <text:p>1,0719434338</text:p>
          </table:table-cell>
          <table:table-cell table:style-name="ce6" table:formula="of:=[.H173]/[.$J173]" office:value-type="float" office:value="0.226979240610196">
            <text:p>0,2269792406</text:p>
          </table:table-cell>
          <table:table-cell table:style-name="ce6" table:formula="of:=[.I173]/[.$J173]" office:value-type="float" office:value="0">
            <text:p>0</text:p>
          </table:table-cell>
          <table:table-cell table:formula="of:=[.O173]-[.P173]-[.Q173]" office:value-type="float" office:value="15.3028049869595">
            <text:p>15,302804987</text:p>
          </table:table-cell>
          <table:table-cell table:formula="of:=[.E173]/[.$M173]" office:value-type="float" office:value="5.48515536793247">
            <text:p>5,4851553679</text:p>
          </table:table-cell>
          <table:table-cell table:formula="of:=[.F173]/[.$M173]" office:value-type="float" office:value="19.9991669883746">
            <text:p>19,9991669884</text:p>
          </table:table-cell>
          <table:table-cell table:formula="of:=[.G173]/[.$M173]" office:value-type="float" office:value="1.29130992700323">
            <text:p>1,291309927</text:p>
          </table:table-cell>
          <table:table-cell table:formula="of:=[.H173]/[.$M173]" office:value-type="float" office:value="0.273429117044383">
            <text:p>0,273429117</text:p>
          </table:table-cell>
          <table:table-cell table:formula="of:=[.I173]/[.$M173]" office:value-type="float" office:value="0">
            <text:p>0</text:p>
          </table:table-cell>
          <table:table-cell table:formula="of:=[.U173]-[.V173]-[.W173]" office:value-type="float" office:value="18.434427944327">
            <text:p>18,4344279443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174]*[.C174]" office:value-type="float" office:value="1280">
            <text:p>1280</text:p>
          </table:table-cell>
          <table:table-cell table:formula="of:=[counters.BH174]/1000000000" office:value-type="float" office:value="8.051879882">
            <text:p>8,051879882</text:p>
          </table:table-cell>
          <table:table-cell table:style-name="Default" table:formula="of:=[counters.BI174]/1000000000" office:value-type="float" office:value="30.019958496">
            <text:p>30,019958496</text:p>
          </table:table-cell>
          <table:table-cell table:style-name="Default" table:formula="of:=[counters.BJ174]/1000000000" office:value-type="float" office:value="1.93383789">
            <text:p>1,93383789</text:p>
          </table:table-cell>
          <table:table-cell table:formula="of:=[counters.BK174]/1000000000" office:value-type="float" office:value="0.407531738">
            <text:p>0,407531738</text:p>
          </table:table-cell>
          <table:table-cell table:formula="of:=[counters.BL174]/(2^-32)" office:value-type="float" office:value="0">
            <text:p>0</text:p>
          </table:table-cell>
          <table:table-cell table:formula="of:=[counters.D174]/1000000000" office:value-type="float" office:value="1.799973677">
            <text:p>1,799973677</text:p>
          </table:table-cell>
          <table:table-cell table:formula="of:=[counters.E174]/12500000" office:value-type="float" office:value="1.73604672">
            <text:p>1,73604672</text:p>
          </table:table-cell>
          <table:table-cell table:formula="of:=[counters.F174]/1050000000" office:value-type="float" office:value="1.79988294857143">
            <text:p>1,7998829486</text:p>
          </table:table-cell>
          <table:table-cell table:formula="of:=[counters.G174]/3500000000" office:value-type="float" office:value="0.266766680857143">
            <text:p>0,2667666809</text:p>
          </table:table-cell>
          <table:table-cell table:style-name="ce6" table:formula="of:=[.E174]/[.J174]" office:value-type="float" office:value="4.47333201862151">
            <text:p>4,4733320186</text:p>
          </table:table-cell>
          <table:table-cell table:style-name="ce6" table:formula="of:=[.F174]/[.$J174]" office:value-type="float" office:value="16.6779986171987">
            <text:p>16,6779986172</text:p>
          </table:table-cell>
          <table:table-cell table:style-name="ce6" table:formula="of:=[.G174]/[.$J174]" office:value-type="float" office:value="1.07437009480223">
            <text:p>1,0743700948</text:p>
          </table:table-cell>
          <table:table-cell table:style-name="ce6" table:formula="of:=[.H174]/[.$J174]" office:value-type="float" office:value="0.226409832103339">
            <text:p>0,2264098321</text:p>
          </table:table-cell>
          <table:table-cell table:style-name="ce6" table:formula="of:=[.I174]/[.$J174]" office:value-type="float" office:value="0">
            <text:p>0</text:p>
          </table:table-cell>
          <table:table-cell table:formula="of:=[.O174]-[.P174]-[.Q174]" office:value-type="float" office:value="15.3772186902931">
            <text:p>15,3772186903</text:p>
          </table:table-cell>
          <table:table-cell table:formula="of:=[.E174]/[.$M174]" office:value-type="float" office:value="30.1832292403559">
            <text:p>30,1832292404</text:p>
          </table:table-cell>
          <table:table-cell table:formula="of:=[.F174]/[.$M174]" office:value-type="float" office:value="112.532638632169">
            <text:p>112,5326386322</text:p>
          </table:table-cell>
          <table:table-cell table:formula="of:=[.G174]/[.$M174]" office:value-type="float" office:value="7.24917326176726">
            <text:p>7,2491732618</text:p>
          </table:table-cell>
          <table:table-cell table:formula="of:=[.H174]/[.$M174]" office:value-type="float" office:value="1.52767105955874">
            <text:p>1,5276710596</text:p>
          </table:table-cell>
          <table:table-cell table:formula="of:=[.I174]/[.$M174]" office:value-type="float" office:value="0">
            <text:p>0</text:p>
          </table:table-cell>
          <table:table-cell table:formula="of:=[.U174]-[.V174]-[.W174]" office:value-type="float" office:value="103.755794310843">
            <text:p>103,7557943108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175]*[.C175]" office:value-type="float" office:value="1536">
            <text:p>1536</text:p>
          </table:table-cell>
          <table:table-cell table:formula="of:=[counters.BH175]/1000000000" office:value-type="float" office:value="9.866088867">
            <text:p>9,866088867</text:p>
          </table:table-cell>
          <table:table-cell table:style-name="Default" table:formula="of:=[counters.BI175]/1000000000" office:value-type="float" office:value="35.986450195">
            <text:p>35,986450195</text:p>
          </table:table-cell>
          <table:table-cell table:style-name="Default" table:formula="of:=[counters.BJ175]/1000000000" office:value-type="float" office:value="2.220031738">
            <text:p>2,220031738</text:p>
          </table:table-cell>
          <table:table-cell table:formula="of:=[counters.BK175]/1000000000" office:value-type="float" office:value="0.497314453">
            <text:p>0,497314453</text:p>
          </table:table-cell>
          <table:table-cell table:formula="of:=[counters.BL175]/(2^-32)" office:value-type="float" office:value="0">
            <text:p>0</text:p>
          </table:table-cell>
          <table:table-cell table:formula="of:=[counters.D175]/1000000000" office:value-type="float" office:value="2.197189366">
            <text:p>2,197189366</text:p>
          </table:table-cell>
          <table:table-cell table:formula="of:=[counters.E175]/12500000" office:value-type="float" office:value="2.11736232">
            <text:p>2,11736232</text:p>
          </table:table-cell>
          <table:table-cell table:formula="of:=[counters.F175]/1050000000" office:value-type="float" office:value="2.19545977809524">
            <text:p>2,1954597781</text:p>
          </table:table-cell>
          <table:table-cell table:formula="of:=[counters.G175]/3500000000" office:value-type="float" office:value="0.596502065714286">
            <text:p>0,5965020657</text:p>
          </table:table-cell>
          <table:table-cell table:style-name="ce6" table:formula="of:=[.E175]/[.J175]" office:value-type="float" office:value="4.49032250914326">
            <text:p>4,4903225091</text:p>
          </table:table-cell>
          <table:table-cell table:style-name="ce6" table:formula="of:=[.F175]/[.$J175]" office:value-type="float" office:value="16.3784017672148">
            <text:p>16,3784017672</text:p>
          </table:table-cell>
          <table:table-cell table:style-name="ce6" table:formula="of:=[.G175]/[.$J175]" office:value-type="float" office:value="1.0103961781144">
            <text:p>1,0103961781</text:p>
          </table:table-cell>
          <table:table-cell table:style-name="ce6" table:formula="of:=[.H175]/[.$J175]" office:value-type="float" office:value="0.226341188745768">
            <text:p>0,2263411887</text:p>
          </table:table-cell>
          <table:table-cell table:style-name="ce6" table:formula="of:=[.I175]/[.$J175]" office:value-type="float" office:value="0">
            <text:p>0</text:p>
          </table:table-cell>
          <table:table-cell table:formula="of:=[.O175]-[.P175]-[.Q175]" office:value-type="float" office:value="15.1416644003547">
            <text:p>15,1416644004</text:p>
          </table:table-cell>
          <table:table-cell table:formula="of:=[.E175]/[.$M175]" office:value-type="float" office:value="16.5399072930046">
            <text:p>16,539907293</text:p>
          </table:table-cell>
          <table:table-cell table:formula="of:=[.F175]/[.$M175]" office:value-type="float" office:value="60.3291292074702">
            <text:p>60,3291292075</text:p>
          </table:table-cell>
          <table:table-cell table:formula="of:=[.G175]/[.$M175]" office:value-type="float" office:value="3.72175029325608">
            <text:p>3,7217502933</text:p>
          </table:table-cell>
          <table:table-cell table:formula="of:=[.H175]/[.$M175]" office:value-type="float" office:value="0.8337179057452">
            <text:p>0,8337179057</text:p>
          </table:table-cell>
          <table:table-cell table:formula="of:=[.I175]/[.$M175]" office:value-type="float" office:value="0">
            <text:p>0</text:p>
          </table:table-cell>
          <table:table-cell table:formula="of:=[.U175]-[.V175]-[.W175]" office:value-type="float" office:value="55.7736610084689">
            <text:p>55,7736610085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176]*[.C176]" office:value-type="float" office:value="1792">
            <text:p>1792</text:p>
          </table:table-cell>
          <table:table-cell table:formula="of:=[counters.BH176]/1000000000" office:value-type="float" office:value="12.512695312">
            <text:p>12,512695312</text:p>
          </table:table-cell>
          <table:table-cell table:style-name="Default" table:formula="of:=[counters.BI176]/1000000000" office:value-type="float" office:value="45.790893554">
            <text:p>45,790893554</text:p>
          </table:table-cell>
          <table:table-cell table:style-name="Default" table:formula="of:=[counters.BJ176]/1000000000" office:value-type="float" office:value="2.893493652">
            <text:p>2,893493652</text:p>
          </table:table-cell>
          <table:table-cell table:formula="of:=[counters.BK176]/1000000000" office:value-type="float" office:value="0.653564453">
            <text:p>0,653564453</text:p>
          </table:table-cell>
          <table:table-cell table:formula="of:=[counters.BL176]/(2^-32)" office:value-type="float" office:value="0">
            <text:p>0</text:p>
          </table:table-cell>
          <table:table-cell table:formula="of:=[counters.D176]/1000000000" office:value-type="float" office:value="2.883827609">
            <text:p>2,883827609</text:p>
          </table:table-cell>
          <table:table-cell table:formula="of:=[counters.E176]/12500000" office:value-type="float" office:value="2.77656576">
            <text:p>2,77656576</text:p>
          </table:table-cell>
          <table:table-cell table:formula="of:=[counters.F176]/1050000000" office:value-type="float" office:value="2.87692957428571">
            <text:p>2,8769295743</text:p>
          </table:table-cell>
          <table:table-cell table:formula="of:=[counters.G176]/3500000000" office:value-type="float" office:value="1.16619367257143">
            <text:p>1,1661936726</text:p>
          </table:table-cell>
          <table:table-cell table:style-name="ce6" table:formula="of:=[.E176]/[.J176]" office:value-type="float" office:value="4.33891931436877">
            <text:p>4,3389193144</text:p>
          </table:table-cell>
          <table:table-cell table:style-name="ce6" table:formula="of:=[.F176]/[.$J176]" office:value-type="float" office:value="15.8785127831821">
            <text:p>15,8785127832</text:p>
          </table:table-cell>
          <table:table-cell table:style-name="ce6" table:formula="of:=[.G176]/[.$J176]" office:value-type="float" office:value="1.00335181027113">
            <text:p>1,0033518103</text:p>
          </table:table-cell>
          <table:table-cell table:style-name="ce6" table:formula="of:=[.H176]/[.$J176]" office:value-type="float" office:value="0.226630902263479">
            <text:p>0,2266309023</text:p>
          </table:table-cell>
          <table:table-cell table:style-name="ce6" table:formula="of:=[.I176]/[.$J176]" office:value-type="float" office:value="0">
            <text:p>0</text:p>
          </table:table-cell>
          <table:table-cell table:formula="of:=[.O176]-[.P176]-[.Q176]" office:value-type="float" office:value="14.6485300706475">
            <text:p>14,6485300706</text:p>
          </table:table-cell>
          <table:table-cell table:formula="of:=[.E176]/[.$M176]" office:value-type="float" office:value="10.7295174088964">
            <text:p>10,7295174089</text:p>
          </table:table-cell>
          <table:table-cell table:formula="of:=[.F176]/[.$M176]" office:value-type="float" office:value="39.2652563900747">
            <text:p>39,2652563901</text:p>
          </table:table-cell>
          <table:table-cell table:formula="of:=[.G176]/[.$M176]" office:value-type="float" office:value="2.4811433298381">
            <text:p>2,4811433298</text:p>
          </table:table-cell>
          <table:table-cell table:formula="of:=[.H176]/[.$M176]" office:value-type="float" office:value="0.560425312168695">
            <text:p>0,5604253122</text:p>
          </table:table-cell>
          <table:table-cell table:formula="of:=[.I176]/[.$M176]" office:value-type="float" office:value="0">
            <text:p>0</text:p>
          </table:table-cell>
          <table:table-cell table:formula="of:=[.U176]-[.V176]-[.W176]" office:value-type="float" office:value="36.2236877480679">
            <text:p>36,2236877481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177]*[.C177]" office:value-type="float" office:value="2048">
            <text:p>2048</text:p>
          </table:table-cell>
          <table:table-cell table:formula="of:=[counters.BH177]/1000000000" office:value-type="float" office:value="14.262329101">
            <text:p>14,262329101</text:p>
          </table:table-cell>
          <table:table-cell table:style-name="Default" table:formula="of:=[counters.BI177]/1000000000" office:value-type="float" office:value="51.539733886">
            <text:p>51,539733886</text:p>
          </table:table-cell>
          <table:table-cell table:style-name="Default" table:formula="of:=[counters.BJ177]/1000000000" office:value-type="float" office:value="3.328002929">
            <text:p>3,328002929</text:p>
          </table:table-cell>
          <table:table-cell table:formula="of:=[counters.BK177]/1000000000" office:value-type="float" office:value="0.73272705">
            <text:p>0,73272705</text:p>
          </table:table-cell>
          <table:table-cell table:formula="of:=[counters.BL177]/(2^-32)" office:value-type="float" office:value="0">
            <text:p>0</text:p>
          </table:table-cell>
          <table:table-cell table:formula="of:=[counters.D177]/1000000000" office:value-type="float" office:value="3.240166428">
            <text:p>3,240166428</text:p>
          </table:table-cell>
          <table:table-cell table:formula="of:=[counters.E177]/12500000" office:value-type="float" office:value="3.12108536">
            <text:p>3,12108536</text:p>
          </table:table-cell>
          <table:table-cell table:formula="of:=[counters.F177]/1050000000" office:value-type="float" office:value="3.23682483238095">
            <text:p>3,2368248324</text:p>
          </table:table-cell>
          <table:table-cell table:formula="of:=[counters.G177]/3500000000" office:value-type="float" office:value="0.234701839142857">
            <text:p>0,2347018391</text:p>
          </table:table-cell>
          <table:table-cell table:style-name="ce6" table:formula="of:=[.E177]/[.J177]" office:value-type="float" office:value="4.40172732417435">
            <text:p>4,4017273242</text:p>
          </table:table-cell>
          <table:table-cell table:style-name="ce6" table:formula="of:=[.F177]/[.$J177]" office:value-type="float" office:value="15.9065082091518">
            <text:p>15,9065082092</text:p>
          </table:table-cell>
          <table:table-cell table:style-name="ce6" table:formula="of:=[.G177]/[.$J177]" office:value-type="float" office:value="1.02710863869243">
            <text:p>1,0271086387</text:p>
          </table:table-cell>
          <table:table-cell table:style-name="ce6" table:formula="of:=[.H177]/[.$J177]" office:value-type="float" office:value="0.226138708082436">
            <text:p>0,2261387081</text:p>
          </table:table-cell>
          <table:table-cell table:style-name="ce6" table:formula="of:=[.I177]/[.$J177]" office:value-type="float" office:value="0">
            <text:p>0</text:p>
          </table:table-cell>
          <table:table-cell table:formula="of:=[.O177]-[.P177]-[.Q177]" office:value-type="float" office:value="14.6532608623769">
            <text:p>14,6532608624</text:p>
          </table:table-cell>
          <table:table-cell table:formula="of:=[.E177]/[.$M177]" office:value-type="float" office:value="60.7678625488694">
            <text:p>60,7678625489</text:p>
          </table:table-cell>
          <table:table-cell table:formula="of:=[.F177]/[.$M177]" office:value-type="float" office:value="219.59663407081">
            <text:p>219,5966340708</text:p>
          </table:table-cell>
          <table:table-cell table:formula="of:=[.G177]/[.$M177]" office:value-type="float" office:value="14.1797053706696">
            <text:p>14,1797053707</text:p>
          </table:table-cell>
          <table:table-cell table:formula="of:=[.H177]/[.$M177]" office:value-type="float" office:value="3.12194848014807">
            <text:p>3,1219484801</text:p>
          </table:table-cell>
          <table:table-cell table:formula="of:=[.I177]/[.$M177]" office:value-type="float" office:value="0">
            <text:p>0</text:p>
          </table:table-cell>
          <table:table-cell table:formula="of:=[.U177]-[.V177]-[.W177]" office:value-type="float" office:value="202.294980219992">
            <text:p>202,29498022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178]*[.C178]" office:value-type="float" office:value="2304">
            <text:p>2304</text:p>
          </table:table-cell>
          <table:table-cell table:formula="of:=[counters.BH178]/1000000000" office:value-type="float" office:value="15.434082031">
            <text:p>15,434082031</text:p>
          </table:table-cell>
          <table:table-cell table:style-name="Default" table:formula="of:=[counters.BI178]/1000000000" office:value-type="float" office:value="56.259643554">
            <text:p>56,259643554</text:p>
          </table:table-cell>
          <table:table-cell table:style-name="Default" table:formula="of:=[counters.BJ178]/1000000000" office:value-type="float" office:value="3.459777832">
            <text:p>3,459777832</text:p>
          </table:table-cell>
          <table:table-cell table:formula="of:=[counters.BK178]/1000000000" office:value-type="float" office:value="0.806213378">
            <text:p>0,806213378</text:p>
          </table:table-cell>
          <table:table-cell table:formula="of:=[counters.BL178]/(2^-32)" office:value-type="float" office:value="0">
            <text:p>0</text:p>
          </table:table-cell>
          <table:table-cell table:formula="of:=[counters.D178]/1000000000" office:value-type="float" office:value="3.558483381">
            <text:p>3,558483381</text:p>
          </table:table-cell>
          <table:table-cell table:formula="of:=[counters.E178]/12500000" office:value-type="float" office:value="3.42402024">
            <text:p>3,42402024</text:p>
          </table:table-cell>
          <table:table-cell table:formula="of:=[counters.F178]/1050000000" office:value-type="float" office:value="3.53480926857143">
            <text:p>3,5348092686</text:p>
          </table:table-cell>
          <table:table-cell table:formula="of:=[counters.G178]/3500000000" office:value-type="float" office:value="0.498559203714286">
            <text:p>0,4985592037</text:p>
          </table:table-cell>
          <table:table-cell table:style-name="ce6" table:formula="of:=[.E178]/[.J178]" office:value-type="float" office:value="4.33726404720843">
            <text:p>4,3372640472</text:p>
          </table:table-cell>
          <table:table-cell table:style-name="ce6" table:formula="of:=[.F178]/[.$J178]" office:value-type="float" office:value="15.8100059858057">
            <text:p>15,8100059858</text:p>
          </table:table-cell>
          <table:table-cell table:style-name="ce6" table:formula="of:=[.G178]/[.$J178]" office:value-type="float" office:value="0.972261905302966">
            <text:p>0,9722619053</text:p>
          </table:table-cell>
          <table:table-cell table:style-name="ce6" table:formula="of:=[.H178]/[.$J178]" office:value-type="float" office:value="0.22656095074229">
            <text:p>0,2265609507</text:p>
          </table:table-cell>
          <table:table-cell table:style-name="ce6" table:formula="of:=[.I178]/[.$J178]" office:value-type="float" office:value="0">
            <text:p>0</text:p>
          </table:table-cell>
          <table:table-cell table:formula="of:=[.O178]-[.P178]-[.Q178]" office:value-type="float" office:value="14.6111831297604">
            <text:p>14,6111831298</text:p>
          </table:table-cell>
          <table:table-cell table:formula="of:=[.E178]/[.$M178]" office:value-type="float" office:value="30.9573705911264">
            <text:p>30,9573705911</text:p>
          </table:table-cell>
          <table:table-cell table:formula="of:=[.F178]/[.$M178]" office:value-type="float" office:value="112.844458862385">
            <text:p>112,8444588624</text:p>
          </table:table-cell>
          <table:table-cell table:formula="of:=[.G178]/[.$M178]" office:value-type="float" office:value="6.93955262729987">
            <text:p>6,9395526273</text:p>
          </table:table-cell>
          <table:table-cell table:formula="of:=[.H178]/[.$M178]" office:value-type="float" office:value="1.61708654056264">
            <text:p>1,6170865406</text:p>
          </table:table-cell>
          <table:table-cell table:formula="of:=[.I178]/[.$M178]" office:value-type="float" office:value="0">
            <text:p>0</text:p>
          </table:table-cell>
          <table:table-cell table:formula="of:=[.U178]-[.V178]-[.W178]" office:value-type="float" office:value="104.287819694522">
            <text:p>104,2878196945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179]*[.C179]" office:value-type="float" office:value="2560">
            <text:p>2560</text:p>
          </table:table-cell>
          <table:table-cell table:formula="of:=[counters.BH179]/1000000000" office:value-type="float" office:value="15.68560791">
            <text:p>15,68560791</text:p>
          </table:table-cell>
          <table:table-cell table:style-name="Default" table:formula="of:=[counters.BI179]/1000000000" office:value-type="float" office:value="56.802856445">
            <text:p>56,802856445</text:p>
          </table:table-cell>
          <table:table-cell table:style-name="Default" table:formula="of:=[counters.BJ179]/1000000000" office:value-type="float" office:value="3.49822998">
            <text:p>3,49822998</text:p>
          </table:table-cell>
          <table:table-cell table:formula="of:=[counters.BK179]/1000000000" office:value-type="float" office:value="0.835693359">
            <text:p>0,835693359</text:p>
          </table:table-cell>
          <table:table-cell table:formula="of:=[counters.BL179]/(2^-32)" office:value-type="float" office:value="0">
            <text:p>0</text:p>
          </table:table-cell>
          <table:table-cell table:formula="of:=[counters.D179]/1000000000" office:value-type="float" office:value="3.693699681">
            <text:p>3,693699681</text:p>
          </table:table-cell>
          <table:table-cell table:formula="of:=[counters.E179]/12500000" office:value-type="float" office:value="3.5570516">
            <text:p>3,5570516</text:p>
          </table:table-cell>
          <table:table-cell table:formula="of:=[counters.F179]/1050000000" office:value-type="float" office:value="3.58428463238095">
            <text:p>3,5842846324</text:p>
          </table:table-cell>
          <table:table-cell table:formula="of:=[counters.G179]/3500000000" office:value-type="float" office:value="0.610808488857143">
            <text:p>0,6108084889</text:p>
          </table:table-cell>
          <table:table-cell table:style-name="ce6" table:formula="of:=[.E179]/[.J179]" office:value-type="float" office:value="4.24658452626376">
            <text:p>4,2465845263</text:p>
          </table:table-cell>
          <table:table-cell table:style-name="ce6" table:formula="of:=[.F179]/[.$J179]" office:value-type="float" office:value="15.3783093783146">
            <text:p>15,3783093783</text:p>
          </table:table-cell>
          <table:table-cell table:style-name="ce6" table:formula="of:=[.G179]/[.$J179]" office:value-type="float" office:value="0.947080239899991">
            <text:p>0,9470802399</text:p>
          </table:table-cell>
          <table:table-cell table:style-name="ce6" table:formula="of:=[.H179]/[.$J179]" office:value-type="float" office:value="0.226248323137563">
            <text:p>0,2262483231</text:p>
          </table:table-cell>
          <table:table-cell table:style-name="ce6" table:formula="of:=[.I179]/[.$J179]" office:value-type="float" office:value="0">
            <text:p>0</text:p>
          </table:table-cell>
          <table:table-cell table:formula="of:=[.O179]-[.P179]-[.Q179]" office:value-type="float" office:value="14.2049808152771">
            <text:p>14,2049808153</text:p>
          </table:table-cell>
          <table:table-cell table:formula="of:=[.E179]/[.$M179]" office:value-type="float" office:value="25.6800751727414">
            <text:p>25,6800751727</text:p>
          </table:table-cell>
          <table:table-cell table:formula="of:=[.F179]/[.$M179]" office:value-type="float" office:value="92.9961804415674">
            <text:p>92,9961804416</text:p>
          </table:table-cell>
          <table:table-cell table:formula="of:=[.G179]/[.$M179]" office:value-type="float" office:value="5.72721244681027">
            <text:p>5,7272124468</text:p>
          </table:table-cell>
          <table:table-cell table:formula="of:=[.H179]/[.$M179]" office:value-type="float" office:value="1.36817574451794">
            <text:p>1,3681757445</text:p>
          </table:table-cell>
          <table:table-cell table:formula="of:=[.I179]/[.$M179]" office:value-type="float" office:value="0">
            <text:p>0</text:p>
          </table:table-cell>
          <table:table-cell table:formula="of:=[.U179]-[.V179]-[.W179]" office:value-type="float" office:value="85.9007922502392">
            <text:p>85,9007922502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180]*[.C180]" office:value-type="float" office:value="2816">
            <text:p>2816</text:p>
          </table:table-cell>
          <table:table-cell table:formula="of:=[counters.BH180]/1000000000" office:value-type="float" office:value="17.977722167">
            <text:p>17,977722167</text:p>
          </table:table-cell>
          <table:table-cell table:style-name="Default" table:formula="of:=[counters.BI180]/1000000000" office:value-type="float" office:value="64.324096679">
            <text:p>64,324096679</text:p>
          </table:table-cell>
          <table:table-cell table:style-name="Default" table:formula="of:=[counters.BJ180]/1000000000" office:value-type="float" office:value="4.064453125">
            <text:p>4,064453125</text:p>
          </table:table-cell>
          <table:table-cell table:formula="of:=[counters.BK180]/1000000000" office:value-type="float" office:value="0.974365234">
            <text:p>0,974365234</text:p>
          </table:table-cell>
          <table:table-cell table:formula="of:=[counters.BL180]/(2^-32)" office:value-type="float" office:value="0">
            <text:p>0</text:p>
          </table:table-cell>
          <table:table-cell table:formula="of:=[counters.D180]/1000000000" office:value-type="float" office:value="4.308204203">
            <text:p>4,308204203</text:p>
          </table:table-cell>
          <table:table-cell table:formula="of:=[counters.E180]/12500000" office:value-type="float" office:value="4.14385352">
            <text:p>4,14385352</text:p>
          </table:table-cell>
          <table:table-cell table:formula="of:=[counters.F180]/1050000000" office:value-type="float" office:value="0.0823463171428571">
            <text:p>0,0823463171</text:p>
          </table:table-cell>
          <table:table-cell table:formula="of:=[counters.G180]/3500000000" office:value-type="float" office:value="1.12067130828571">
            <text:p>1,1206713083</text:p>
          </table:table-cell>
          <table:table-cell table:style-name="ce6" table:formula="of:=[.E180]/[.J180]" office:value-type="float" office:value="4.17290391074808">
            <text:p>4,1729039107</text:p>
          </table:table-cell>
          <table:table-cell table:style-name="ce6" table:formula="of:=[.F180]/[.$J180]" office:value-type="float" office:value="14.9306053399716">
            <text:p>14,93060534</text:p>
          </table:table-cell>
          <table:table-cell table:style-name="ce6" table:formula="of:=[.G180]/[.$J180]" office:value-type="float" office:value="0.943421651687201">
            <text:p>0,9434216517</text:p>
          </table:table-cell>
          <table:table-cell table:style-name="ce6" table:formula="of:=[.H180]/[.$J180]" office:value-type="float" office:value="0.226165053485976">
            <text:p>0,2261650535</text:p>
          </table:table-cell>
          <table:table-cell table:style-name="ce6" table:formula="of:=[.I180]/[.$J180]" office:value-type="float" office:value="0">
            <text:p>0</text:p>
          </table:table-cell>
          <table:table-cell table:formula="of:=[.O180]-[.P180]-[.Q180]" office:value-type="float" office:value="13.7610186347984">
            <text:p>13,7610186348</text:p>
          </table:table-cell>
          <table:table-cell table:formula="of:=[.E180]/[.$M180]" office:value-type="float" office:value="16.0419224031892">
            <text:p>16,0419224032</text:p>
          </table:table-cell>
          <table:table-cell table:formula="of:=[.F180]/[.$M180]" office:value-type="float" office:value="57.3978259311343">
            <text:p>57,3978259311</text:p>
          </table:table-cell>
          <table:table-cell table:formula="of:=[.G180]/[.$M180]" office:value-type="float" office:value="3.62680216308685">
            <text:p>3,6268021631</text:p>
          </table:table-cell>
          <table:table-cell table:formula="of:=[.H180]/[.$M180]" office:value-type="float" office:value="0.869447827205001">
            <text:p>0,8694478272</text:p>
          </table:table-cell>
          <table:table-cell table:formula="of:=[.I180]/[.$M180]" office:value-type="float" office:value="0">
            <text:p>0</text:p>
          </table:table-cell>
          <table:table-cell table:formula="of:=[.U180]-[.V180]-[.W180]" office:value-type="float" office:value="52.9015759408425">
            <text:p>52,9015759408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181]*[.C181]" office:value-type="float" office:value="3072">
            <text:p>3072</text:p>
          </table:table-cell>
          <table:table-cell table:formula="of:=[counters.BH181]/1000000000" office:value-type="float" office:value="19.117492675">
            <text:p>19,117492675</text:p>
          </table:table-cell>
          <table:table-cell table:style-name="Default" table:formula="of:=[counters.BI181]/1000000000" office:value-type="float" office:value="69.091613769">
            <text:p>69,091613769</text:p>
          </table:table-cell>
          <table:table-cell table:style-name="Default" table:formula="of:=[counters.BJ181]/1000000000" office:value-type="float" office:value="4.349548339">
            <text:p>4,349548339</text:p>
          </table:table-cell>
          <table:table-cell table:formula="of:=[counters.BK181]/1000000000" office:value-type="float" office:value="1.018188476">
            <text:p>1,018188476</text:p>
          </table:table-cell>
          <table:table-cell table:formula="of:=[counters.BL181]/(2^-32)" office:value-type="float" office:value="0">
            <text:p>0</text:p>
          </table:table-cell>
          <table:table-cell table:formula="of:=[counters.D181]/1000000000" office:value-type="float" office:value="4.506205568">
            <text:p>4,506205568</text:p>
          </table:table-cell>
          <table:table-cell table:formula="of:=[counters.E181]/12500000" office:value-type="float" office:value="4.33385968">
            <text:p>4,33385968</text:p>
          </table:table-cell>
          <table:table-cell table:formula="of:=[counters.F181]/1050000000" office:value-type="float" office:value="0.290527115238095">
            <text:p>0,2905271152</text:p>
          </table:table-cell>
          <table:table-cell table:formula="of:=[counters.G181]/3500000000" office:value-type="float" office:value="0.0577915148571429">
            <text:p>0,0577915149</text:p>
          </table:table-cell>
          <table:table-cell table:style-name="ce6" table:formula="of:=[.E181]/[.J181]" office:value-type="float" office:value="4.2424812597897">
            <text:p>4,2424812598</text:p>
          </table:table-cell>
          <table:table-cell table:style-name="ce6" table:formula="of:=[.F181]/[.$J181]" office:value-type="float" office:value="15.3325481330993">
            <text:p>15,3325481331</text:p>
          </table:table-cell>
          <table:table-cell table:style-name="ce6" table:formula="of:=[.G181]/[.$J181]" office:value-type="float" office:value="0.965235223596439">
            <text:p>0,9652352236</text:p>
          </table:table-cell>
          <table:table-cell table:style-name="ce6" table:formula="of:=[.H181]/[.$J181]" office:value-type="float" office:value="0.225952513846789">
            <text:p>0,2259525138</text:p>
          </table:table-cell>
          <table:table-cell table:style-name="ce6" table:formula="of:=[.I181]/[.$J181]" office:value-type="float" office:value="0">
            <text:p>0</text:p>
          </table:table-cell>
          <table:table-cell table:formula="of:=[.O181]-[.P181]-[.Q181]" office:value-type="float" office:value="14.1413603956561">
            <text:p>14,1413603957</text:p>
          </table:table-cell>
          <table:table-cell table:formula="of:=[.E181]/[.$M181]" office:value-type="float" office:value="330.801030605571">
            <text:p>330,8010306056</text:p>
          </table:table-cell>
          <table:table-cell table:formula="of:=[.F181]/[.$M181]" office:value-type="float" office:value="1195.53214584858">
            <text:p>1195,5321458486</text:p>
          </table:table-cell>
          <table:table-cell table:formula="of:=[.G181]/[.$M181]" office:value-type="float" office:value="75.2627500724254">
            <text:p>75,2627500724</text:p>
          </table:table-cell>
          <table:table-cell table:formula="of:=[.H181]/[.$M181]" office:value-type="float" office:value="17.6183039762308">
            <text:p>17,6183039762</text:p>
          </table:table-cell>
          <table:table-cell table:formula="of:=[.I181]/[.$M181]" office:value-type="float" office:value="0">
            <text:p>0</text:p>
          </table:table-cell>
          <table:table-cell table:formula="of:=[.U181]-[.V181]-[.W181]" office:value-type="float" office:value="1102.65109179992">
            <text:p>1102,6510917999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182]*[.C182]" office:value-type="float" office:value="3328">
            <text:p>3328</text:p>
          </table:table-cell>
          <table:table-cell table:formula="of:=[counters.BH182]/1000000000" office:value-type="float" office:value="20.578613281">
            <text:p>20,578613281</text:p>
          </table:table-cell>
          <table:table-cell table:style-name="Default" table:formula="of:=[counters.BI182]/1000000000" office:value-type="float" office:value="74.381530761">
            <text:p>74,381530761</text:p>
          </table:table-cell>
          <table:table-cell table:style-name="Default" table:formula="of:=[counters.BJ182]/1000000000" office:value-type="float" office:value="4.408569335">
            <text:p>4,408569335</text:p>
          </table:table-cell>
          <table:table-cell table:formula="of:=[counters.BK182]/1000000000" office:value-type="float" office:value="1.10961914">
            <text:p>1,10961914</text:p>
          </table:table-cell>
          <table:table-cell table:formula="of:=[counters.BL182]/(2^-32)" office:value-type="float" office:value="0">
            <text:p>0</text:p>
          </table:table-cell>
          <table:table-cell table:formula="of:=[counters.D182]/1000000000" office:value-type="float" office:value="4.907548593">
            <text:p>4,907548593</text:p>
          </table:table-cell>
          <table:table-cell table:formula="of:=[counters.E182]/12500000" office:value-type="float" office:value="4.72181976">
            <text:p>4,72181976</text:p>
          </table:table-cell>
          <table:table-cell table:formula="of:=[counters.F182]/1050000000" office:value-type="float" office:value="0.668108807619048">
            <text:p>0,6681088076</text:p>
          </table:table-cell>
          <table:table-cell table:formula="of:=[counters.G182]/3500000000" office:value-type="float" office:value="0.390774493714286">
            <text:p>0,3907744937</text:p>
          </table:table-cell>
          <table:table-cell table:style-name="ce6" table:formula="of:=[.E182]/[.J182]" office:value-type="float" office:value="4.19325716109114">
            <text:p>4,1932571611</text:p>
          </table:table-cell>
          <table:table-cell table:style-name="ce6" table:formula="of:=[.F182]/[.$J182]" office:value-type="float" office:value="15.1565551214502">
            <text:p>15,1565551215</text:p>
          </table:table-cell>
          <table:table-cell table:style-name="ce6" table:formula="of:=[.G182]/[.$J182]" office:value-type="float" office:value="0.898324133007724">
            <text:p>0,898324133</text:p>
          </table:table-cell>
          <table:table-cell table:style-name="ce6" table:formula="of:=[.H182]/[.$J182]" office:value-type="float" office:value="0.22610456503329">
            <text:p>0,226104565</text:p>
          </table:table-cell>
          <table:table-cell table:style-name="ce6" table:formula="of:=[.I182]/[.$J182]" office:value-type="float" office:value="0">
            <text:p>0</text:p>
          </table:table-cell>
          <table:table-cell table:formula="of:=[.O182]-[.P182]-[.Q182]" office:value-type="float" office:value="14.0321264234092">
            <text:p>14,0321264234</text:p>
          </table:table-cell>
          <table:table-cell table:formula="of:=[.E182]/[.$M182]" office:value-type="float" office:value="52.6610963919412">
            <text:p>52,6610963919</text:p>
          </table:table-cell>
          <table:table-cell table:formula="of:=[.F182]/[.$M182]" office:value-type="float" office:value="190.343873403836">
            <text:p>190,3438734038</text:p>
          </table:table-cell>
          <table:table-cell table:formula="of:=[.G182]/[.$M182]" office:value-type="float" office:value="11.2816199775396">
            <text:p>11,2816199775</text:p>
          </table:table-cell>
          <table:table-cell table:formula="of:=[.H182]/[.$M182]" office:value-type="float" office:value="2.83953829599558">
            <text:p>2,839538296</text:p>
          </table:table-cell>
          <table:table-cell table:formula="of:=[.I182]/[.$M182]" office:value-type="float" office:value="0">
            <text:p>0</text:p>
          </table:table-cell>
          <table:table-cell table:formula="of:=[.U182]-[.V182]-[.W182]" office:value-type="float" office:value="176.222715130301">
            <text:p>176,2227151303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183]*[.C183]" office:value-type="float" office:value="3584">
            <text:p>3584</text:p>
          </table:table-cell>
          <table:table-cell table:formula="of:=[counters.BH183]/1000000000" office:value-type="float" office:value="22.730163574">
            <text:p>22,730163574</text:p>
          </table:table-cell>
          <table:table-cell table:style-name="Default" table:formula="of:=[counters.BI183]/1000000000" office:value-type="float" office:value="81.890380859">
            <text:p>81,890380859</text:p>
          </table:table-cell>
          <table:table-cell table:style-name="Default" table:formula="of:=[counters.BJ183]/1000000000" office:value-type="float" office:value="4.997558593">
            <text:p>4,997558593</text:p>
          </table:table-cell>
          <table:table-cell table:formula="of:=[counters.BK183]/1000000000" office:value-type="float" office:value="1.233520507">
            <text:p>1,233520507</text:p>
          </table:table-cell>
          <table:table-cell table:formula="of:=[counters.BL183]/(2^-32)" office:value-type="float" office:value="0">
            <text:p>0</text:p>
          </table:table-cell>
          <table:table-cell table:formula="of:=[counters.D183]/1000000000" office:value-type="float" office:value="5.428257093">
            <text:p>5,428257093</text:p>
          </table:table-cell>
          <table:table-cell table:formula="of:=[counters.E183]/12500000" office:value-type="float" office:value="5.22172848">
            <text:p>5,22172848</text:p>
          </table:table-cell>
          <table:table-cell table:formula="of:=[counters.F183]/1050000000" office:value-type="float" office:value="1.18399990571429">
            <text:p>1,1839999057</text:p>
          </table:table-cell>
          <table:table-cell table:formula="of:=[counters.G183]/3500000000" office:value-type="float" office:value="0.826860048">
            <text:p>0,826860048</text:p>
          </table:table-cell>
          <table:table-cell table:style-name="ce6" table:formula="of:=[.E183]/[.J183]" office:value-type="float" office:value="4.1873778608076">
            <text:p>4,1873778608</text:p>
          </table:table-cell>
          <table:table-cell table:style-name="ce6" table:formula="of:=[.F183]/[.$J183]" office:value-type="float" office:value="15.0859436935295">
            <text:p>15,0859436935</text:p>
          </table:table-cell>
          <table:table-cell table:style-name="ce6" table:formula="of:=[.G183]/[.$J183]" office:value-type="float" office:value="0.920656208314929">
            <text:p>0,9206562083</text:p>
          </table:table-cell>
          <table:table-cell table:style-name="ce6" table:formula="of:=[.H183]/[.$J183]" office:value-type="float" office:value="0.227240619938706">
            <text:p>0,2272406199</text:p>
          </table:table-cell>
          <table:table-cell table:style-name="ce6" table:formula="of:=[.I183]/[.$J183]" office:value-type="float" office:value="0">
            <text:p>0</text:p>
          </table:table-cell>
          <table:table-cell table:formula="of:=[.O183]-[.P183]-[.Q183]" office:value-type="float" office:value="13.9380468652758">
            <text:p>13,9380468653</text:p>
          </table:table-cell>
          <table:table-cell table:formula="of:=[.E183]/[.$M183]" office:value-type="float" office:value="27.4897349666119">
            <text:p>27,4897349666</text:p>
          </table:table-cell>
          <table:table-cell table:formula="of:=[.F183]/[.$M183]" office:value-type="float" office:value="99.0377767762218">
            <text:p>99,0377767762</text:p>
          </table:table-cell>
          <table:table-cell table:formula="of:=[.G183]/[.$M183]" office:value-type="float" office:value="6.04401991012631">
            <text:p>6,0440199101</text:p>
          </table:table-cell>
          <table:table-cell table:formula="of:=[.H183]/[.$M183]" office:value-type="float" office:value="1.49181292527511">
            <text:p>1,4918129253</text:p>
          </table:table-cell>
          <table:table-cell table:formula="of:=[.I183]/[.$M183]" office:value-type="float" office:value="0">
            <text:p>0</text:p>
          </table:table-cell>
          <table:table-cell table:formula="of:=[.U183]-[.V183]-[.W183]" office:value-type="float" office:value="91.5019439408203">
            <text:p>91,5019439408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184]*[.C184]" office:value-type="float" office:value="3840">
            <text:p>3840</text:p>
          </table:table-cell>
          <table:table-cell table:formula="of:=[counters.BH184]/1000000000" office:value-type="float" office:value="24.36352539">
            <text:p>24,36352539</text:p>
          </table:table-cell>
          <table:table-cell table:style-name="Default" table:formula="of:=[counters.BI184]/1000000000" office:value-type="float" office:value="89.772277832">
            <text:p>89,772277832</text:p>
          </table:table-cell>
          <table:table-cell table:style-name="Default" table:formula="of:=[counters.BJ184]/1000000000" office:value-type="float" office:value="5.888549804">
            <text:p>5,888549804</text:p>
          </table:table-cell>
          <table:table-cell table:formula="of:=[counters.BK184]/1000000000" office:value-type="float" office:value="1.213562011">
            <text:p>1,213562011</text:p>
          </table:table-cell>
          <table:table-cell table:formula="of:=[counters.BL184]/(2^-32)" office:value-type="float" office:value="0">
            <text:p>0</text:p>
          </table:table-cell>
          <table:table-cell table:formula="of:=[counters.D184]/1000000000" office:value-type="float" office:value="5.37670676">
            <text:p>5,37670676</text:p>
          </table:table-cell>
          <table:table-cell table:formula="of:=[counters.E184]/12500000" office:value-type="float" office:value="5.16970392">
            <text:p>5,16970392</text:p>
          </table:table-cell>
          <table:table-cell table:formula="of:=[counters.F184]/1050000000" office:value-type="float" office:value="1.26747584761905">
            <text:p>1,2674758476</text:p>
          </table:table-cell>
          <table:table-cell table:formula="of:=[counters.G184]/3500000000" office:value-type="float" office:value="0.780332406571429">
            <text:p>0,7803324066</text:p>
          </table:table-cell>
          <table:table-cell table:style-name="ce6" table:formula="of:=[.E184]/[.J184]" office:value-type="float" office:value="4.53131005232653">
            <text:p>4,5313100523</text:p>
          </table:table-cell>
          <table:table-cell table:style-name="ce6" table:formula="of:=[.F184]/[.$J184]" office:value-type="float" office:value="16.6965173737688">
            <text:p>16,6965173738</text:p>
          </table:table-cell>
          <table:table-cell table:style-name="ce6" table:formula="of:=[.G184]/[.$J184]" office:value-type="float" office:value="1.09519638448722">
            <text:p>1,0951963845</text:p>
          </table:table-cell>
          <table:table-cell table:style-name="ce6" table:formula="of:=[.H184]/[.$J184]" office:value-type="float" office:value="0.225707308426841">
            <text:p>0,2257073084</text:p>
          </table:table-cell>
          <table:table-cell table:style-name="ce6" table:formula="of:=[.I184]/[.$J184]" office:value-type="float" office:value="0">
            <text:p>0</text:p>
          </table:table-cell>
          <table:table-cell table:formula="of:=[.O184]-[.P184]-[.Q184]" office:value-type="float" office:value="15.3756136808547">
            <text:p>15,3756136809</text:p>
          </table:table-cell>
          <table:table-cell table:formula="of:=[.E184]/[.$M184]" office:value-type="float" office:value="31.2219833302154">
            <text:p>31,2219833302</text:p>
          </table:table-cell>
          <table:table-cell table:formula="of:=[.F184]/[.$M184]" office:value-type="float" office:value="115.043636629722">
            <text:p>115,0436366297</text:p>
          </table:table-cell>
          <table:table-cell table:formula="of:=[.G184]/[.$M184]" office:value-type="float" office:value="7.54620691696339">
            <text:p>7,546206917</text:p>
          </table:table-cell>
          <table:table-cell table:formula="of:=[.H184]/[.$M184]" office:value-type="float" office:value="1.55518597046618">
            <text:p>1,5551859705</text:p>
          </table:table-cell>
          <table:table-cell table:formula="of:=[.I184]/[.$M184]" office:value-type="float" office:value="0">
            <text:p>0</text:p>
          </table:table-cell>
          <table:table-cell table:formula="of:=[.U184]-[.V184]-[.W184]" office:value-type="float" office:value="105.942243742293">
            <text:p>105,9422437423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185]*[.C185]" office:value-type="float" office:value="4096">
            <text:p>4096</text:p>
          </table:table-cell>
          <table:table-cell table:formula="of:=[counters.BH185]/1000000000" office:value-type="float" office:value="26.125732421">
            <text:p>26,125732421</text:p>
          </table:table-cell>
          <table:table-cell table:style-name="Default" table:formula="of:=[counters.BI185]/1000000000" office:value-type="float" office:value="96.297790527">
            <text:p>96,297790527</text:p>
          </table:table-cell>
          <table:table-cell table:style-name="Default" table:formula="of:=[counters.BJ185]/1000000000" office:value-type="float" office:value="6.467041015">
            <text:p>6,467041015</text:p>
          </table:table-cell>
          <table:table-cell table:formula="of:=[counters.BK185]/1000000000" office:value-type="float" office:value="1.345336914">
            <text:p>1,345336914</text:p>
          </table:table-cell>
          <table:table-cell table:formula="of:=[counters.BL185]/(2^-32)" office:value-type="float" office:value="0">
            <text:p>0</text:p>
          </table:table-cell>
          <table:table-cell table:formula="of:=[counters.D185]/1000000000" office:value-type="float" office:value="5.873451017">
            <text:p>5,873451017</text:p>
          </table:table-cell>
          <table:table-cell table:formula="of:=[counters.E185]/12500000" office:value-type="float" office:value="5.65608112">
            <text:p>5,65608112</text:p>
          </table:table-cell>
          <table:table-cell table:formula="of:=[counters.F185]/1050000000" office:value-type="float" office:value="1.73218887333333">
            <text:p>1,7321888733</text:p>
          </table:table-cell>
          <table:table-cell table:formula="of:=[counters.G185]/3500000000" office:value-type="float" office:value="1.20589410542857">
            <text:p>1,2058941054</text:p>
          </table:table-cell>
          <table:table-cell table:style-name="ce6" table:formula="of:=[.E185]/[.J185]" office:value-type="float" office:value="4.44810595089364">
            <text:p>4,4481059509</text:p>
          </table:table-cell>
          <table:table-cell table:style-name="ce6" table:formula="of:=[.F185]/[.$J185]" office:value-type="float" office:value="16.3954360474409">
            <text:p>16,3954360474</text:p>
          </table:table-cell>
          <table:table-cell table:style-name="ce6" table:formula="of:=[.G185]/[.$J185]" office:value-type="float" office:value="1.10106324140304">
            <text:p>1,1010632414</text:p>
          </table:table-cell>
          <table:table-cell table:style-name="ce6" table:formula="of:=[.H185]/[.$J185]" office:value-type="float" office:value="0.229053908869944">
            <text:p>0,2290539089</text:p>
          </table:table-cell>
          <table:table-cell table:style-name="ce6" table:formula="of:=[.I185]/[.$J185]" office:value-type="float" office:value="0">
            <text:p>0</text:p>
          </table:table-cell>
          <table:table-cell table:formula="of:=[.O185]-[.P185]-[.Q185]" office:value-type="float" office:value="15.0653188971679">
            <text:p>15,0653188972</text:p>
          </table:table-cell>
          <table:table-cell table:formula="of:=[.E185]/[.$M185]" office:value-type="float" office:value="21.6650303732225">
            <text:p>21,6650303732</text:p>
          </table:table-cell>
          <table:table-cell table:formula="of:=[.F185]/[.$M185]" office:value-type="float" office:value="79.8559260663904">
            <text:p>79,8559260664</text:p>
          </table:table-cell>
          <table:table-cell table:formula="of:=[.G185]/[.$M185]" office:value-type="float" office:value="5.36285979497481">
            <text:p>5,362859795</text:p>
          </table:table-cell>
          <table:table-cell table:formula="of:=[.H185]/[.$M185]" office:value-type="float" office:value="1.11563437282237">
            <text:p>1,1156343728</text:p>
          </table:table-cell>
          <table:table-cell table:formula="of:=[.I185]/[.$M185]" office:value-type="float" office:value="0">
            <text:p>0</text:p>
          </table:table-cell>
          <table:table-cell table:formula="of:=[.U185]-[.V185]-[.W185]" office:value-type="float" office:value="73.3774318985932">
            <text:p>73,3774318986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186]*[.C186]" office:value-type="float" office:value="4352">
            <text:p>4352</text:p>
          </table:table-cell>
          <table:table-cell table:formula="of:=[counters.BH186]/1000000000" office:value-type="float" office:value="28.410949707">
            <text:p>28,410949707</text:p>
          </table:table-cell>
          <table:table-cell table:style-name="Default" table:formula="of:=[counters.BI186]/1000000000" office:value-type="float" office:value="104.726501464">
            <text:p>104,726501464</text:p>
          </table:table-cell>
          <table:table-cell table:style-name="Default" table:formula="of:=[counters.BJ186]/1000000000" office:value-type="float" office:value="7.563293457">
            <text:p>7,563293457</text:p>
          </table:table-cell>
          <table:table-cell table:formula="of:=[counters.BK186]/1000000000" office:value-type="float" office:value="1.460510253">
            <text:p>1,460510253</text:p>
          </table:table-cell>
          <table:table-cell table:formula="of:=[counters.BL186]/(2^-32)" office:value-type="float" office:value="0">
            <text:p>0</text:p>
          </table:table-cell>
          <table:table-cell table:formula="of:=[counters.D186]/1000000000" office:value-type="float" office:value="6.384792086">
            <text:p>6,384792086</text:p>
          </table:table-cell>
          <table:table-cell table:formula="of:=[counters.E186]/12500000" office:value-type="float" office:value="6.14718288">
            <text:p>6,14718288</text:p>
          </table:table-cell>
          <table:table-cell table:formula="of:=[counters.F186]/1050000000" office:value-type="float" office:value="2.24273405714286">
            <text:p>2,2427340571</text:p>
          </table:table-cell>
          <table:table-cell table:formula="of:=[counters.G186]/3500000000" office:value-type="float" office:value="0.401180532571429">
            <text:p>0,4011805326</text:p>
          </table:table-cell>
          <table:table-cell table:style-name="ce6" table:formula="of:=[.E186]/[.J186]" office:value-type="float" office:value="4.44978463265812">
            <text:p>4,4497846327</text:p>
          </table:table-cell>
          <table:table-cell table:style-name="ce6" table:formula="of:=[.F186]/[.$J186]" office:value-type="float" office:value="16.4024920550874">
            <text:p>16,4024920551</text:p>
          </table:table-cell>
          <table:table-cell table:style-name="ce6" table:formula="of:=[.G186]/[.$J186]" office:value-type="float" office:value="1.18457944364142">
            <text:p>1,1845794436</text:p>
          </table:table-cell>
          <table:table-cell table:style-name="ce6" table:formula="of:=[.H186]/[.$J186]" office:value-type="float" office:value="0.228748287074606">
            <text:p>0,2287482871</text:p>
          </table:table-cell>
          <table:table-cell table:style-name="ce6" table:formula="of:=[.I186]/[.$J186]" office:value-type="float" office:value="0">
            <text:p>0</text:p>
          </table:table-cell>
          <table:table-cell table:formula="of:=[.O186]-[.P186]-[.Q186]" office:value-type="float" office:value="14.9891643243714">
            <text:p>14,9891643244</text:p>
          </table:table-cell>
          <table:table-cell table:formula="of:=[.E186]/[.$M186]" office:value-type="float" office:value="70.8183657987979">
            <text:p>70,8183657988</text:p>
          </table:table-cell>
          <table:table-cell table:formula="of:=[.F186]/[.$M186]" office:value-type="float" office:value="261.045820924409">
            <text:p>261,0458209244</text:p>
          </table:table-cell>
          <table:table-cell table:formula="of:=[.G186]/[.$M186]" office:value-type="float" office:value="18.8525933911147">
            <text:p>18,8525933911</text:p>
          </table:table-cell>
          <table:table-cell table:formula="of:=[.H186]/[.$M186]" office:value-type="float" office:value="3.64053121829874">
            <text:p>3,6405312183</text:p>
          </table:table-cell>
          <table:table-cell table:formula="of:=[.I186]/[.$M186]" office:value-type="float" office:value="0">
            <text:p>0</text:p>
          </table:table-cell>
          <table:table-cell table:formula="of:=[.U186]-[.V186]-[.W186]" office:value-type="float" office:value="238.552696314995">
            <text:p>238,552696315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187]*[.C187]" office:value-type="float" office:value="4608">
            <text:p>4608</text:p>
          </table:table-cell>
          <table:table-cell table:formula="of:=[counters.BH187]/1000000000" office:value-type="float" office:value="30.47680664">
            <text:p>30,47680664</text:p>
          </table:table-cell>
          <table:table-cell table:style-name="Default" table:formula="of:=[counters.BI187]/1000000000" office:value-type="float" office:value="110.311645507">
            <text:p>110,311645507</text:p>
          </table:table-cell>
          <table:table-cell table:style-name="Default" table:formula="of:=[counters.BJ187]/1000000000" office:value-type="float" office:value="8.279724121">
            <text:p>8,279724121</text:p>
          </table:table-cell>
          <table:table-cell table:formula="of:=[counters.BK187]/1000000000" office:value-type="float" office:value="1.637939453">
            <text:p>1,637939453</text:p>
          </table:table-cell>
          <table:table-cell table:formula="of:=[counters.BL187]/(2^-32)" office:value-type="float" office:value="0">
            <text:p>0</text:p>
          </table:table-cell>
          <table:table-cell table:formula="of:=[counters.D187]/1000000000" office:value-type="float" office:value="6.853381355">
            <text:p>6,853381355</text:p>
          </table:table-cell>
          <table:table-cell table:formula="of:=[counters.E187]/12500000" office:value-type="float" office:value="6.862932">
            <text:p>6,862932</text:p>
          </table:table-cell>
          <table:table-cell table:formula="of:=[counters.F187]/1050000000" office:value-type="float" office:value="2.89211508285714">
            <text:p>2,8921150829</text:p>
          </table:table-cell>
          <table:table-cell table:formula="of:=[counters.G187]/3500000000" office:value-type="float" office:value="1.02289379114286">
            <text:p>1,0228937911</text:p>
          </table:table-cell>
          <table:table-cell table:style-name="ce6" table:formula="of:=[.E187]/[.J187]" office:value-type="float" office:value="4.44697369974387">
            <text:p>4,4469736997</text:p>
          </table:table-cell>
          <table:table-cell table:style-name="ce6" table:formula="of:=[.F187]/[.$J187]" office:value-type="float" office:value="16.0959444386559">
            <text:p>16,0959444387</text:p>
          </table:table-cell>
          <table:table-cell table:style-name="ce6" table:formula="of:=[.G187]/[.$J187]" office:value-type="float" office:value="1.20812248613006">
            <text:p>1,2081224861</text:p>
          </table:table-cell>
          <table:table-cell table:style-name="ce6" table:formula="of:=[.H187]/[.$J187]" office:value-type="float" office:value="0.238997272755734">
            <text:p>0,2389972728</text:p>
          </table:table-cell>
          <table:table-cell table:style-name="ce6" table:formula="of:=[.I187]/[.$J187]" office:value-type="float" office:value="0">
            <text:p>0</text:p>
          </table:table-cell>
          <table:table-cell table:formula="of:=[.O187]-[.P187]-[.Q187]" office:value-type="float" office:value="14.6488246797701">
            <text:p>14,6488246798</text:p>
          </table:table-cell>
          <table:table-cell table:formula="of:=[.E187]/[.$M187]" office:value-type="float" office:value="29.7946931576825">
            <text:p>29,7946931577</text:p>
          </table:table-cell>
          <table:table-cell table:formula="of:=[.F187]/[.$M187]" office:value-type="float" office:value="107.842716870684">
            <text:p>107,8427168707</text:p>
          </table:table-cell>
          <table:table-cell table:formula="of:=[.G187]/[.$M187]" office:value-type="float" office:value="8.0944123355654">
            <text:p>8,0944123356</text:p>
          </table:table-cell>
          <table:table-cell table:formula="of:=[.H187]/[.$M187]" office:value-type="float" office:value="1.60128008125845">
            <text:p>1,6012800813</text:p>
          </table:table-cell>
          <table:table-cell table:formula="of:=[.I187]/[.$M187]" office:value-type="float" office:value="0">
            <text:p>0</text:p>
          </table:table-cell>
          <table:table-cell table:formula="of:=[.U187]-[.V187]-[.W187]" office:value-type="float" office:value="98.1470244538604">
            <text:p>98,1470244539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188]*[.C188]" office:value-type="float" office:value="4864">
            <text:p>4864</text:p>
          </table:table-cell>
          <table:table-cell table:formula="of:=[counters.BH188]/1000000000" office:value-type="float" office:value="31.05883789">
            <text:p>31,05883789</text:p>
          </table:table-cell>
          <table:table-cell table:style-name="Default" table:formula="of:=[counters.BI188]/1000000000" office:value-type="float" office:value="112.95715332">
            <text:p>112,95715332</text:p>
          </table:table-cell>
          <table:table-cell table:style-name="Default" table:formula="of:=[counters.BJ188]/1000000000" office:value-type="float" office:value="8.205810546">
            <text:p>8,205810546</text:p>
          </table:table-cell>
          <table:table-cell table:formula="of:=[counters.BK188]/1000000000" office:value-type="float" office:value="1.619689941">
            <text:p>1,619689941</text:p>
          </table:table-cell>
          <table:table-cell table:formula="of:=[counters.BL188]/(2^-32)" office:value-type="float" office:value="0">
            <text:p>0</text:p>
          </table:table-cell>
          <table:table-cell table:formula="of:=[counters.D188]/1000000000" office:value-type="float" office:value="6.973189665">
            <text:p>6,973189665</text:p>
          </table:table-cell>
          <table:table-cell table:formula="of:=[counters.E188]/12500000" office:value-type="float" office:value="6.88053712">
            <text:p>6,88053712</text:p>
          </table:table-cell>
          <table:table-cell table:formula="of:=[counters.F188]/1050000000" office:value-type="float" office:value="2.90591338">
            <text:p>2,90591338</text:p>
          </table:table-cell>
          <table:table-cell table:formula="of:=[counters.G188]/3500000000" office:value-type="float" office:value="1.03332268542857">
            <text:p>1,0333226854</text:p>
          </table:table-cell>
          <table:table-cell table:style-name="ce6" table:formula="of:=[.E188]/[.J188]" office:value-type="float" office:value="4.45403601251394">
            <text:p>4,4540360125</text:p>
          </table:table-cell>
          <table:table-cell table:style-name="ce6" table:formula="of:=[.F188]/[.$J188]" office:value-type="float" office:value="16.1987782846288">
            <text:p>16,1987782846</text:p>
          </table:table-cell>
          <table:table-cell table:style-name="ce6" table:formula="of:=[.G188]/[.$J188]" office:value-type="float" office:value="1.17676571844687">
            <text:p>1,1767657184</text:p>
          </table:table-cell>
          <table:table-cell table:style-name="ce6" table:formula="of:=[.H188]/[.$J188]" office:value-type="float" office:value="0.232273897428832">
            <text:p>0,2322738974</text:p>
          </table:table-cell>
          <table:table-cell table:style-name="ce6" table:formula="of:=[.I188]/[.$J188]" office:value-type="float" office:value="0">
            <text:p>0</text:p>
          </table:table-cell>
          <table:table-cell table:formula="of:=[.O188]-[.P188]-[.Q188]" office:value-type="float" office:value="14.7897386687531">
            <text:p>14,7897386688</text:p>
          </table:table-cell>
          <table:table-cell table:formula="of:=[.E188]/[.$M188]" office:value-type="float" office:value="30.0572496161916">
            <text:p>30,0572496162</text:p>
          </table:table-cell>
          <table:table-cell table:formula="of:=[.F188]/[.$M188]" office:value-type="float" office:value="109.314500603605">
            <text:p>109,3145006036</text:p>
          </table:table-cell>
          <table:table-cell table:formula="of:=[.G188]/[.$M188]" office:value-type="float" office:value="7.94118880937626">
            <text:p>7,9411888094</text:p>
          </table:table-cell>
          <table:table-cell table:formula="of:=[.H188]/[.$M188]" office:value-type="float" office:value="1.56745803013918">
            <text:p>1,5674580301</text:p>
          </table:table-cell>
          <table:table-cell table:formula="of:=[.I188]/[.$M188]" office:value-type="float" office:value="0">
            <text:p>0</text:p>
          </table:table-cell>
          <table:table-cell table:formula="of:=[.U188]-[.V188]-[.W188]" office:value-type="float" office:value="99.8058537640893">
            <text:p>99,8058537641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189]*[.C189]" office:value-type="float" office:value="5120">
            <text:p>5120</text:p>
          </table:table-cell>
          <table:table-cell table:formula="of:=[counters.BH189]/1000000000" office:value-type="float" office:value="31.181884765">
            <text:p>31,181884765</text:p>
          </table:table-cell>
          <table:table-cell table:style-name="Default" table:formula="of:=[counters.BI189]/1000000000" office:value-type="float" office:value="115.858093261">
            <text:p>115,858093261</text:p>
          </table:table-cell>
          <table:table-cell table:style-name="Default" table:formula="of:=[counters.BJ189]/1000000000" office:value-type="float" office:value="8.666503906">
            <text:p>8,666503906</text:p>
          </table:table-cell>
          <table:table-cell table:formula="of:=[counters.BK189]/1000000000" office:value-type="float" office:value="1.653076171">
            <text:p>1,653076171</text:p>
          </table:table-cell>
          <table:table-cell table:formula="of:=[counters.BL189]/(2^-32)" office:value-type="float" office:value="0">
            <text:p>0</text:p>
          </table:table-cell>
          <table:table-cell table:formula="of:=[counters.D189]/1000000000" office:value-type="float" office:value="7.311648337">
            <text:p>7,311648337</text:p>
          </table:table-cell>
          <table:table-cell table:formula="of:=[counters.E189]/12500000" office:value-type="float" office:value="7.02989304">
            <text:p>7,02989304</text:p>
          </table:table-cell>
          <table:table-cell table:formula="of:=[counters.F189]/1050000000" office:value-type="float" office:value="3.0254277847619">
            <text:p>3,0254277848</text:p>
          </table:table-cell>
          <table:table-cell table:formula="of:=[counters.G189]/3500000000" office:value-type="float" office:value="1.15836738828571">
            <text:p>1,1583673883</text:p>
          </table:table-cell>
          <table:table-cell table:style-name="ce6" table:formula="of:=[.E189]/[.J189]" office:value-type="float" office:value="4.26468606363446">
            <text:p>4,2646860636</text:p>
          </table:table-cell>
          <table:table-cell table:style-name="ce6" table:formula="of:=[.F189]/[.$J189]" office:value-type="float" office:value="15.8456873089355">
            <text:p>15,8456873089</text:p>
          </table:table-cell>
          <table:table-cell table:style-name="ce6" table:formula="of:=[.G189]/[.$J189]" office:value-type="float" office:value="1.18530097545089">
            <text:p>1,1853009755</text:p>
          </table:table-cell>
          <table:table-cell table:style-name="ce6" table:formula="of:=[.H189]/[.$J189]" office:value-type="float" office:value="0.226088030333016">
            <text:p>0,2260880303</text:p>
          </table:table-cell>
          <table:table-cell table:style-name="ce6" table:formula="of:=[.I189]/[.$J189]" office:value-type="float" office:value="0">
            <text:p>0</text:p>
          </table:table-cell>
          <table:table-cell table:formula="of:=[.O189]-[.P189]-[.Q189]" office:value-type="float" office:value="14.4342983031516">
            <text:p>14,4342983032</text:p>
          </table:table-cell>
          <table:table-cell table:formula="of:=[.E189]/[.$M189]" office:value-type="float" office:value="26.918821334522">
            <text:p>26,9188213345</text:p>
          </table:table-cell>
          <table:table-cell table:formula="of:=[.F189]/[.$M189]" office:value-type="float" office:value="100.018434939247">
            <text:p>100,0184349392</text:p>
          </table:table-cell>
          <table:table-cell table:formula="of:=[.G189]/[.$M189]" office:value-type="float" office:value="7.48165391536591">
            <text:p>7,4816539154</text:p>
          </table:table-cell>
          <table:table-cell table:formula="of:=[.H189]/[.$M189]" office:value-type="float" office:value="1.4270741629272">
            <text:p>1,4270741629</text:p>
          </table:table-cell>
          <table:table-cell table:formula="of:=[.I189]/[.$M189]" office:value-type="float" office:value="0">
            <text:p>0</text:p>
          </table:table-cell>
          <table:table-cell table:formula="of:=[.U189]-[.V189]-[.W189]" office:value-type="float" office:value="91.1097068609537">
            <text:p>91,109706861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190]*[.C190]" office:value-type="float" office:value="5376">
            <text:p>5376</text:p>
          </table:table-cell>
          <table:table-cell table:formula="of:=[counters.BH190]/1000000000" office:value-type="float" office:value="32.413879394">
            <text:p>32,413879394</text:p>
          </table:table-cell>
          <table:table-cell table:style-name="Default" table:formula="of:=[counters.BI190]/1000000000" office:value-type="float" office:value="120.267272949">
            <text:p>120,267272949</text:p>
          </table:table-cell>
          <table:table-cell table:style-name="Default" table:formula="of:=[counters.BJ190]/1000000000" office:value-type="float" office:value="8.656860351">
            <text:p>8,656860351</text:p>
          </table:table-cell>
          <table:table-cell table:formula="of:=[counters.BK190]/1000000000" office:value-type="float" office:value="1.745666503">
            <text:p>1,745666503</text:p>
          </table:table-cell>
          <table:table-cell table:formula="of:=[counters.BL190]/(2^-32)" office:value-type="float" office:value="0">
            <text:p>0</text:p>
          </table:table-cell>
          <table:table-cell table:formula="of:=[counters.D190]/1000000000" office:value-type="float" office:value="7.716461125">
            <text:p>7,716461125</text:p>
          </table:table-cell>
          <table:table-cell table:formula="of:=[counters.E190]/12500000" office:value-type="float" office:value="7.41870064">
            <text:p>7,41870064</text:p>
          </table:table-cell>
          <table:table-cell table:formula="of:=[counters.F190]/1050000000" office:value-type="float" office:value="3.40208984190476">
            <text:p>3,4020898419</text:p>
          </table:table-cell>
          <table:table-cell table:formula="of:=[counters.G190]/3500000000" office:value-type="float" office:value="0.267074555714286">
            <text:p>0,2670745557</text:p>
          </table:table-cell>
          <table:table-cell table:style-name="ce6" table:formula="of:=[.E190]/[.J190]" office:value-type="float" office:value="4.20061461710533">
            <text:p>4,2006146171</text:p>
          </table:table-cell>
          <table:table-cell table:style-name="ce6" table:formula="of:=[.F190]/[.$J190]" office:value-type="float" office:value="15.5858068874804">
            <text:p>15,5858068875</text:p>
          </table:table-cell>
          <table:table-cell table:style-name="ce6" table:formula="of:=[.G190]/[.$J190]" office:value-type="float" office:value="1.12186923652777">
            <text:p>1,1218692365</text:p>
          </table:table-cell>
          <table:table-cell table:style-name="ce6" table:formula="of:=[.H190]/[.$J190]" office:value-type="float" office:value="0.226226306945854">
            <text:p>0,2262263069</text:p>
          </table:table-cell>
          <table:table-cell table:style-name="ce6" table:formula="of:=[.I190]/[.$J190]" office:value-type="float" office:value="0">
            <text:p>0</text:p>
          </table:table-cell>
          <table:table-cell table:formula="of:=[.O190]-[.P190]-[.Q190]" office:value-type="float" office:value="14.2377113440068">
            <text:p>14,237711344</text:p>
          </table:table-cell>
          <table:table-cell table:formula="of:=[.E190]/[.$M190]" office:value-type="float" office:value="121.366407620935">
            <text:p>121,3664076209</text:p>
          </table:table-cell>
          <table:table-cell table:formula="of:=[.F190]/[.$M190]" office:value-type="float" office:value="450.313481294942">
            <text:p>450,3134812949</text:p>
          </table:table-cell>
          <table:table-cell table:formula="of:=[.G190]/[.$M190]" office:value-type="float" office:value="32.4136469228504">
            <text:p>32,4136469229</text:p>
          </table:table-cell>
          <table:table-cell table:formula="of:=[.H190]/[.$M190]" office:value-type="float" office:value="6.53625164078715">
            <text:p>6,5362516408</text:p>
          </table:table-cell>
          <table:table-cell table:formula="of:=[.I190]/[.$M190]" office:value-type="float" office:value="0">
            <text:p>0</text:p>
          </table:table-cell>
          <table:table-cell table:formula="of:=[.U190]-[.V190]-[.W190]" office:value-type="float" office:value="411.363582731305">
            <text:p>411,3635827313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191]*[.C191]" office:value-type="float" office:value="5632">
            <text:p>5632</text:p>
          </table:table-cell>
          <table:table-cell table:formula="of:=[counters.BH191]/1000000000" office:value-type="float" office:value="34.331115722">
            <text:p>34,331115722</text:p>
          </table:table-cell>
          <table:table-cell table:style-name="Default" table:formula="of:=[counters.BI191]/1000000000" office:value-type="float" office:value="127.272399902">
            <text:p>127,272399902</text:p>
          </table:table-cell>
          <table:table-cell table:style-name="Default" table:formula="of:=[counters.BJ191]/1000000000" office:value-type="float" office:value="9.135681152">
            <text:p>9,135681152</text:p>
          </table:table-cell>
          <table:table-cell table:formula="of:=[counters.BK191]/1000000000" office:value-type="float" office:value="1.858947753">
            <text:p>1,858947753</text:p>
          </table:table-cell>
          <table:table-cell table:formula="of:=[counters.BL191]/(2^-32)" office:value-type="float" office:value="0">
            <text:p>0</text:p>
          </table:table-cell>
          <table:table-cell table:formula="of:=[counters.D191]/1000000000" office:value-type="float" office:value="8.220900695">
            <text:p>8,220900695</text:p>
          </table:table-cell>
          <table:table-cell table:formula="of:=[counters.E191]/12500000" office:value-type="float" office:value="7.90284664">
            <text:p>7,90284664</text:p>
          </table:table-cell>
          <table:table-cell table:formula="of:=[counters.F191]/1050000000" office:value-type="float" office:value="3.89582929904762">
            <text:p>3,895829299</text:p>
          </table:table-cell>
          <table:table-cell table:formula="of:=[counters.G191]/3500000000" office:value-type="float" office:value="0.685676045714286">
            <text:p>0,6856760457</text:p>
          </table:table-cell>
          <table:table-cell table:style-name="ce6" table:formula="of:=[.E191]/[.J191]" office:value-type="float" office:value="4.17607717155377">
            <text:p>4,1760771716</text:p>
          </table:table-cell>
          <table:table-cell table:style-name="ce6" table:formula="of:=[.F191]/[.$J191]" office:value-type="float" office:value="15.4815639579989">
            <text:p>15,481563958</text:p>
          </table:table-cell>
          <table:table-cell table:style-name="ce6" table:formula="of:=[.G191]/[.$J191]" office:value-type="float" office:value="1.1112749674201">
            <text:p>1,1112749674</text:p>
          </table:table-cell>
          <table:table-cell table:style-name="ce6" table:formula="of:=[.H191]/[.$J191]" office:value-type="float" office:value="0.226124584393852">
            <text:p>0,2261245844</text:p>
          </table:table-cell>
          <table:table-cell table:style-name="ce6" table:formula="of:=[.I191]/[.$J191]" office:value-type="float" office:value="0">
            <text:p>0</text:p>
          </table:table-cell>
          <table:table-cell table:formula="of:=[.O191]-[.P191]-[.Q191]" office:value-type="float" office:value="14.1441644061849">
            <text:p>14,1441644062</text:p>
          </table:table-cell>
          <table:table-cell table:formula="of:=[.E191]/[.$M191]" office:value-type="float" office:value="50.0690026092955">
            <text:p>50,0690026093</text:p>
          </table:table-cell>
          <table:table-cell table:formula="of:=[.F191]/[.$M191]" office:value-type="float" office:value="185.615934372357">
            <text:p>185,6159343724</text:p>
          </table:table-cell>
          <table:table-cell table:formula="of:=[.G191]/[.$M191]" office:value-type="float" office:value="13.3236113600602">
            <text:p>13,3236113601</text:p>
          </table:table-cell>
          <table:table-cell table:formula="of:=[.H191]/[.$M191]" office:value-type="float" office:value="2.71111666306424">
            <text:p>2,7111166631</text:p>
          </table:table-cell>
          <table:table-cell table:formula="of:=[.I191]/[.$M191]" office:value-type="float" office:value="0">
            <text:p>0</text:p>
          </table:table-cell>
          <table:table-cell table:formula="of:=[.U191]-[.V191]-[.W191]" office:value-type="float" office:value="169.581206349232">
            <text:p>169,5812063492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192]*[.C192]" office:value-type="float" office:value="5888">
            <text:p>5888</text:p>
          </table:table-cell>
          <table:table-cell table:formula="of:=[counters.BH192]/1000000000" office:value-type="float" office:value="35.843505859">
            <text:p>35,843505859</text:p>
          </table:table-cell>
          <table:table-cell table:style-name="Default" table:formula="of:=[counters.BI192]/1000000000" office:value-type="float" office:value="133.694091796">
            <text:p>133,694091796</text:p>
          </table:table-cell>
          <table:table-cell table:style-name="Default" table:formula="of:=[counters.BJ192]/1000000000" office:value-type="float" office:value="9.206054687">
            <text:p>9,206054687</text:p>
          </table:table-cell>
          <table:table-cell table:formula="of:=[counters.BK192]/1000000000" office:value-type="float" office:value="1.943481445">
            <text:p>1,943481445</text:p>
          </table:table-cell>
          <table:table-cell table:formula="of:=[counters.BL192]/(2^-32)" office:value-type="float" office:value="0">
            <text:p>0</text:p>
          </table:table-cell>
          <table:table-cell table:formula="of:=[counters.D192]/1000000000" office:value-type="float" office:value="8.594374071">
            <text:p>8,594374071</text:p>
          </table:table-cell>
          <table:table-cell table:formula="of:=[counters.E192]/12500000" office:value-type="float" office:value="8.2620772">
            <text:p>8,2620772</text:p>
          </table:table-cell>
          <table:table-cell table:formula="of:=[counters.F192]/1050000000" office:value-type="float" office:value="0.190255532380952">
            <text:p>0,1902555324</text:p>
          </table:table-cell>
          <table:table-cell table:formula="of:=[counters.G192]/3500000000" office:value-type="float" office:value="0.995529710857143">
            <text:p>0,9955297109</text:p>
          </table:table-cell>
          <table:table-cell table:style-name="ce6" table:formula="of:=[.E192]/[.J192]" office:value-type="float" office:value="4.1705778178712">
            <text:p>4,1705778179</text:p>
          </table:table-cell>
          <table:table-cell table:style-name="ce6" table:formula="of:=[.F192]/[.$J192]" office:value-type="float" office:value="15.5560010178198">
            <text:p>15,5560010178</text:p>
          </table:table-cell>
          <table:table-cell table:style-name="ce6" table:formula="of:=[.G192]/[.$J192]" office:value-type="float" office:value="1.07117221230386">
            <text:p>1,0711722123</text:p>
          </table:table-cell>
          <table:table-cell table:style-name="ce6" table:formula="of:=[.H192]/[.$J192]" office:value-type="float" office:value="0.226134146471224">
            <text:p>0,2261341465</text:p>
          </table:table-cell>
          <table:table-cell table:style-name="ce6" table:formula="of:=[.I192]/[.$J192]" office:value-type="float" office:value="0">
            <text:p>0</text:p>
          </table:table-cell>
          <table:table-cell table:formula="of:=[.O192]-[.P192]-[.Q192]" office:value-type="float" office:value="14.2586946590447">
            <text:p>14,258694659</text:p>
          </table:table-cell>
          <table:table-cell table:formula="of:=[.E192]/[.$M192]" office:value-type="float" office:value="36.0044561885943">
            <text:p>36,0044561886</text:p>
          </table:table-cell>
          <table:table-cell table:formula="of:=[.F192]/[.$M192]" office:value-type="float" office:value="134.294426713684">
            <text:p>134,2944267137</text:p>
          </table:table-cell>
          <table:table-cell table:formula="of:=[.G192]/[.$M192]" office:value-type="float" office:value="9.24739320845951">
            <text:p>9,2473932085</text:p>
          </table:table-cell>
          <table:table-cell table:formula="of:=[.H192]/[.$M192]" office:value-type="float" office:value="1.95220838092987">
            <text:p>1,9522083809</text:p>
          </table:table-cell>
          <table:table-cell table:formula="of:=[.I192]/[.$M192]" office:value-type="float" office:value="0">
            <text:p>0</text:p>
          </table:table-cell>
          <table:table-cell table:formula="of:=[.U192]-[.V192]-[.W192]" office:value-type="float" office:value="123.094825124295">
            <text:p>123,0948251243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193]*[.C193]" office:value-type="float" office:value="6144">
            <text:p>6144</text:p>
          </table:table-cell>
          <table:table-cell table:formula="of:=[counters.BH193]/1000000000" office:value-type="float" office:value="37.604370117">
            <text:p>37,604370117</text:p>
          </table:table-cell>
          <table:table-cell table:style-name="Default" table:formula="of:=[counters.BI193]/1000000000" office:value-type="float" office:value="138.999084472">
            <text:p>138,999084472</text:p>
          </table:table-cell>
          <table:table-cell table:style-name="Default" table:formula="of:=[counters.BJ193]/1000000000" office:value-type="float" office:value="15.866333007">
            <text:p>15,866333007</text:p>
          </table:table-cell>
          <table:table-cell table:formula="of:=[counters.BK193]/1000000000" office:value-type="float" office:value="2.439697265">
            <text:p>2,439697265</text:p>
          </table:table-cell>
          <table:table-cell table:formula="of:=[counters.BL193]/(2^-32)" office:value-type="float" office:value="0">
            <text:p>0</text:p>
          </table:table-cell>
          <table:table-cell table:formula="of:=[counters.D193]/1000000000" office:value-type="float" office:value="9.170313608">
            <text:p>9,170313608</text:p>
          </table:table-cell>
          <table:table-cell table:formula="of:=[counters.E193]/12500000" office:value-type="float" office:value="8.812174">
            <text:p>8,812174</text:p>
          </table:table-cell>
          <table:table-cell table:formula="of:=[counters.F193]/1050000000" office:value-type="float" office:value="0.518881405714286">
            <text:p>0,5188814057</text:p>
          </table:table-cell>
          <table:table-cell table:formula="of:=[counters.G193]/3500000000" office:value-type="float" office:value="0.246289365428571">
            <text:p>0,2462893654</text:p>
          </table:table-cell>
          <table:table-cell table:style-name="ce6" table:formula="of:=[.E193]/[.J193]" office:value-type="float" office:value="4.1006634804937">
            <text:p>4,1006634805</text:p>
          </table:table-cell>
          <table:table-cell table:style-name="ce6" table:formula="of:=[.F193]/[.$J193]" office:value-type="float" office:value="15.1575061021621">
            <text:p>15,1575061022</text:p>
          </table:table-cell>
          <table:table-cell table:style-name="ce6" table:formula="of:=[.G193]/[.$J193]" office:value-type="float" office:value="1.73018434104135">
            <text:p>1,730184341</text:p>
          </table:table-cell>
          <table:table-cell table:style-name="ce6" table:formula="of:=[.H193]/[.$J193]" office:value-type="float" office:value="0.26604294785204">
            <text:p>0,2660429479</text:p>
          </table:table-cell>
          <table:table-cell table:style-name="ce6" table:formula="of:=[.I193]/[.$J193]" office:value-type="float" office:value="0">
            <text:p>0</text:p>
          </table:table-cell>
          <table:table-cell table:formula="of:=[.O193]-[.P193]-[.Q193]" office:value-type="float" office:value="13.1612788132687">
            <text:p>13,1612788133</text:p>
          </table:table-cell>
          <table:table-cell table:formula="of:=[.E193]/[.$M193]" office:value-type="float" office:value="152.683694042429">
            <text:p>152,6836940424</text:p>
          </table:table-cell>
          <table:table-cell table:formula="of:=[.F193]/[.$M193]" office:value-type="float" office:value="564.373066738492">
            <text:p>564,3730667385</text:p>
          </table:table-cell>
          <table:table-cell table:formula="of:=[.G193]/[.$M193]" office:value-type="float" office:value="64.4215107679976">
            <text:p>64,421510768</text:p>
          </table:table-cell>
          <table:table-cell table:formula="of:=[.H193]/[.$M193]" office:value-type="float" office:value="9.90581652096366">
            <text:p>9,905816521</text:p>
          </table:table-cell>
          <table:table-cell table:formula="of:=[.I193]/[.$M193]" office:value-type="float" office:value="0">
            <text:p>0</text:p>
          </table:table-cell>
          <table:table-cell table:formula="of:=[.U193]-[.V193]-[.W193]" office:value-type="float" office:value="490.045739449531">
            <text:p>490,0457394495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194]*[.C194]" office:value-type="float" office:value="6400">
            <text:p>6400</text:p>
          </table:table-cell>
          <table:table-cell table:formula="of:=[counters.BH194]/1000000000" office:value-type="float" office:value="37.944335937">
            <text:p>37,944335937</text:p>
          </table:table-cell>
          <table:table-cell table:style-name="Default" table:formula="of:=[counters.BI194]/1000000000" office:value-type="float" office:value="142.928100585">
            <text:p>142,928100585</text:p>
          </table:table-cell>
          <table:table-cell table:style-name="Default" table:formula="of:=[counters.BJ194]/1000000000" office:value-type="float" office:value="9.796386718">
            <text:p>9,796386718</text:p>
          </table:table-cell>
          <table:table-cell table:formula="of:=[counters.BK194]/1000000000" office:value-type="float" office:value="2.067138671">
            <text:p>2,067138671</text:p>
          </table:table-cell>
          <table:table-cell table:formula="of:=[counters.BL194]/(2^-32)" office:value-type="float" office:value="0">
            <text:p>0</text:p>
          </table:table-cell>
          <table:table-cell table:formula="of:=[counters.D194]/1000000000" office:value-type="float" office:value="9.143086019">
            <text:p>9,143086019</text:p>
          </table:table-cell>
          <table:table-cell table:formula="of:=[counters.E194]/12500000" office:value-type="float" office:value="8.78836384">
            <text:p>8,78836384</text:p>
          </table:table-cell>
          <table:table-cell table:formula="of:=[counters.F194]/1050000000" office:value-type="float" office:value="0.732205936190476">
            <text:p>0,7322059362</text:p>
          </table:table-cell>
          <table:table-cell table:formula="of:=[counters.G194]/3500000000" office:value-type="float" office:value="0.223695055714286">
            <text:p>0,2236950557</text:p>
          </table:table-cell>
          <table:table-cell table:style-name="ce6" table:formula="of:=[.E194]/[.J194]" office:value-type="float" office:value="4.15005785334939">
            <text:p>4,1500578533</text:p>
          </table:table-cell>
          <table:table-cell table:style-name="ce6" table:formula="of:=[.F194]/[.$J194]" office:value-type="float" office:value="15.632369671245">
            <text:p>15,6323696712</text:p>
          </table:table-cell>
          <table:table-cell table:style-name="ce6" table:formula="of:=[.G194]/[.$J194]" office:value-type="float" office:value="1.07145297524735">
            <text:p>1,0714529752</text:p>
          </table:table-cell>
          <table:table-cell table:style-name="ce6" table:formula="of:=[.H194]/[.$J194]" office:value-type="float" office:value="0.226087632414738">
            <text:p>0,2260876324</text:p>
          </table:table-cell>
          <table:table-cell table:style-name="ce6" table:formula="of:=[.I194]/[.$J194]" office:value-type="float" office:value="0">
            <text:p>0</text:p>
          </table:table-cell>
          <table:table-cell table:formula="of:=[.O194]-[.P194]-[.Q194]" office:value-type="float" office:value="14.3348290635829">
            <text:p>14,3348290636</text:p>
          </table:table-cell>
          <table:table-cell table:formula="of:=[.E194]/[.$M194]" office:value-type="float" office:value="169.625277661319">
            <text:p>169,6252776613</text:p>
          </table:table-cell>
          <table:table-cell table:formula="of:=[.F194]/[.$M194]" office:value-type="float" office:value="638.941706282301">
            <text:p>638,9417062823</text:p>
          </table:table-cell>
          <table:table-cell table:formula="of:=[.G194]/[.$M194]" office:value-type="float" office:value="43.793487910222">
            <text:p>43,7934879102</text:p>
          </table:table-cell>
          <table:table-cell table:formula="of:=[.H194]/[.$M194]" office:value-type="float" office:value="9.24087778515879">
            <text:p>9,2408777852</text:p>
          </table:table-cell>
          <table:table-cell table:formula="of:=[.I194]/[.$M194]" office:value-type="float" office:value="0">
            <text:p>0</text:p>
          </table:table-cell>
          <table:table-cell table:formula="of:=[.U194]-[.V194]-[.W194]" office:value-type="float" office:value="585.90734058692">
            <text:p>585,9073405869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195]*[.C195]" office:value-type="float" office:value="6656">
            <text:p>6656</text:p>
          </table:table-cell>
          <table:table-cell table:formula="of:=[counters.BH195]/1000000000" office:value-type="float" office:value="39.58605957">
            <text:p>39,58605957</text:p>
          </table:table-cell>
          <table:table-cell table:style-name="Default" table:formula="of:=[counters.BI195]/1000000000" office:value-type="float" office:value="148.829467773">
            <text:p>148,829467773</text:p>
          </table:table-cell>
          <table:table-cell table:style-name="Default" table:formula="of:=[counters.BJ195]/1000000000" office:value-type="float" office:value="10.122863769">
            <text:p>10,122863769</text:p>
          </table:table-cell>
          <table:table-cell table:formula="of:=[counters.BK195]/1000000000" office:value-type="float" office:value="2.186157226">
            <text:p>2,186157226</text:p>
          </table:table-cell>
          <table:table-cell table:formula="of:=[counters.BL195]/(2^-32)" office:value-type="float" office:value="0">
            <text:p>0</text:p>
          </table:table-cell>
          <table:table-cell table:formula="of:=[counters.D195]/1000000000" office:value-type="float" office:value="9.669190237">
            <text:p>9,669190237</text:p>
          </table:table-cell>
          <table:table-cell table:formula="of:=[counters.E195]/12500000" office:value-type="float" office:value="9.2931576">
            <text:p>9,2931576</text:p>
          </table:table-cell>
          <table:table-cell table:formula="of:=[counters.F195]/1050000000" office:value-type="float" office:value="1.21573709238095">
            <text:p>1,2157370924</text:p>
          </table:table-cell>
          <table:table-cell table:formula="of:=[counters.G195]/3500000000" office:value-type="float" office:value="0.66018558">
            <text:p>0,66018558</text:p>
          </table:table-cell>
          <table:table-cell table:style-name="ce6" table:formula="of:=[.E195]/[.J195]" office:value-type="float" office:value="4.09404082448606">
            <text:p>4,0940408245</text:p>
          </table:table-cell>
          <table:table-cell table:style-name="ce6" table:formula="of:=[.F195]/[.$J195]" office:value-type="float" office:value="15.392133583585">
            <text:p>15,3921335836</text:p>
          </table:table-cell>
          <table:table-cell table:style-name="ce6" table:formula="of:=[.G195]/[.$J195]" office:value-type="float" office:value="1.04691949593297">
            <text:p>1,0469194959</text:p>
          </table:table-cell>
          <table:table-cell table:style-name="ce6" table:formula="of:=[.H195]/[.$J195]" office:value-type="float" office:value="0.226095171613697">
            <text:p>0,2260951716</text:p>
          </table:table-cell>
          <table:table-cell table:style-name="ce6" table:formula="of:=[.I195]/[.$J195]" office:value-type="float" office:value="0">
            <text:p>0</text:p>
          </table:table-cell>
          <table:table-cell table:formula="of:=[.O195]-[.P195]-[.Q195]" office:value-type="float" office:value="14.1191189160383">
            <text:p>14,119118916</text:p>
          </table:table-cell>
          <table:table-cell table:formula="of:=[.E195]/[.$M195]" office:value-type="float" office:value="59.9620179071467">
            <text:p>59,9620179071</text:p>
          </table:table-cell>
          <table:table-cell table:formula="of:=[.F195]/[.$M195]" office:value-type="float" office:value="225.43580514588">
            <text:p>225,4358051459</text:p>
          </table:table-cell>
          <table:table-cell table:formula="of:=[.G195]/[.$M195]" office:value-type="float" office:value="15.3333609149718">
            <text:p>15,333360915</text:p>
          </table:table-cell>
          <table:table-cell table:formula="of:=[.H195]/[.$M195]" office:value-type="float" office:value="3.31142831989757">
            <text:p>3,3114283199</text:p>
          </table:table-cell>
          <table:table-cell table:formula="of:=[.I195]/[.$M195]" office:value-type="float" office:value="0">
            <text:p>0</text:p>
          </table:table-cell>
          <table:table-cell table:formula="of:=[.U195]-[.V195]-[.W195]" office:value-type="float" office:value="206.791015911011">
            <text:p>206,791015911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196]*[.C196]" office:value-type="float" office:value="6912">
            <text:p>6912</text:p>
          </table:table-cell>
          <table:table-cell table:formula="of:=[counters.BH196]/1000000000" office:value-type="float" office:value="41.062194824">
            <text:p>41,062194824</text:p>
          </table:table-cell>
          <table:table-cell table:style-name="Default" table:formula="of:=[counters.BI196]/1000000000" office:value-type="float" office:value="155.345336914">
            <text:p>155,345336914</text:p>
          </table:table-cell>
          <table:table-cell table:style-name="Default" table:formula="of:=[counters.BJ196]/1000000000" office:value-type="float" office:value="10.700134277">
            <text:p>10,700134277</text:p>
          </table:table-cell>
          <table:table-cell table:formula="of:=[counters.BK196]/1000000000" office:value-type="float" office:value="2.294311523">
            <text:p>2,294311523</text:p>
          </table:table-cell>
          <table:table-cell table:formula="of:=[counters.BL196]/(2^-32)" office:value-type="float" office:value="0">
            <text:p>0</text:p>
          </table:table-cell>
          <table:table-cell table:formula="of:=[counters.D196]/1000000000" office:value-type="float" office:value="10.059042338">
            <text:p>10,059042338</text:p>
          </table:table-cell>
          <table:table-cell table:formula="of:=[counters.E196]/12500000" office:value-type="float" office:value="9.66755512">
            <text:p>9,66755512</text:p>
          </table:table-cell>
          <table:table-cell table:formula="of:=[counters.F196]/1050000000" office:value-type="float" office:value="1.60840185333333">
            <text:p>1,6084018533</text:p>
          </table:table-cell>
          <table:table-cell table:formula="of:=[counters.G196]/3500000000" office:value-type="float" office:value="0.983666031142857">
            <text:p>0,9836660311</text:p>
          </table:table-cell>
          <table:table-cell table:style-name="ce6" table:formula="of:=[.E196]/[.J196]" office:value-type="float" office:value="4.08211770507015">
            <text:p>4,0821177051</text:p>
          </table:table-cell>
          <table:table-cell table:style-name="ce6" table:formula="of:=[.F196]/[.$J196]" office:value-type="float" office:value="15.4433525274223">
            <text:p>15,4433525274</text:p>
          </table:table-cell>
          <table:table-cell table:style-name="ce6" table:formula="of:=[.G196]/[.$J196]" office:value-type="float" office:value="1.0637328999579">
            <text:p>1,0637329</text:p>
          </table:table-cell>
          <table:table-cell table:style-name="ce6" table:formula="of:=[.H196]/[.$J196]" office:value-type="float" office:value="0.228084488155775">
            <text:p>0,2280844882</text:p>
          </table:table-cell>
          <table:table-cell table:style-name="ce6" table:formula="of:=[.I196]/[.$J196]" office:value-type="float" office:value="0">
            <text:p>0</text:p>
          </table:table-cell>
          <table:table-cell table:formula="of:=[.O196]-[.P196]-[.Q196]" office:value-type="float" office:value="14.1515351393086">
            <text:p>14,1515351393</text:p>
          </table:table-cell>
          <table:table-cell table:formula="of:=[.E196]/[.$M196]" office:value-type="float" office:value="41.7440406845121">
            <text:p>41,7440406845</text:p>
          </table:table-cell>
          <table:table-cell table:formula="of:=[.F196]/[.$M196]" office:value-type="float" office:value="157.924876935635">
            <text:p>157,9248769356</text:p>
          </table:table-cell>
          <table:table-cell table:formula="of:=[.G196]/[.$M196]" office:value-type="float" office:value="10.8778121214252">
            <text:p>10,8778121214</text:p>
          </table:table-cell>
          <table:table-cell table:formula="of:=[.H196]/[.$M196]" office:value-type="float" office:value="2.33240901928309">
            <text:p>2,3324090193</text:p>
          </table:table-cell>
          <table:table-cell table:formula="of:=[.I196]/[.$M196]" office:value-type="float" office:value="0">
            <text:p>0</text:p>
          </table:table-cell>
          <table:table-cell table:formula="of:=[.U196]-[.V196]-[.W196]" office:value-type="float" office:value="144.714655794926">
            <text:p>144,7146557949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197]*[.C197]" office:value-type="float" office:value="7168">
            <text:p>7168</text:p>
          </table:table-cell>
          <table:table-cell table:formula="of:=[counters.BH197]/1000000000" office:value-type="float" office:value="42.344604492">
            <text:p>42,344604492</text:p>
          </table:table-cell>
          <table:table-cell table:style-name="Default" table:formula="of:=[counters.BI197]/1000000000" office:value-type="float" office:value="161.15447998">
            <text:p>161,15447998</text:p>
          </table:table-cell>
          <table:table-cell table:style-name="Default" table:formula="of:=[counters.BJ197]/1000000000" office:value-type="float" office:value="10.919494628">
            <text:p>10,919494628</text:p>
          </table:table-cell>
          <table:table-cell table:formula="of:=[counters.BK197]/1000000000" office:value-type="float" office:value="2.35974121">
            <text:p>2,35974121</text:p>
          </table:table-cell>
          <table:table-cell table:formula="of:=[counters.BL197]/(2^-32)" office:value-type="float" office:value="0">
            <text:p>0</text:p>
          </table:table-cell>
          <table:table-cell table:formula="of:=[counters.D197]/1000000000" office:value-type="float" office:value="10.412836016">
            <text:p>10,412836016</text:p>
          </table:table-cell>
          <table:table-cell table:formula="of:=[counters.E197]/12500000" office:value-type="float" office:value="10.00716896">
            <text:p>10,00716896</text:p>
          </table:table-cell>
          <table:table-cell table:formula="of:=[counters.F197]/1050000000" office:value-type="float" office:value="1.96855468476191">
            <text:p>1,9685546848</text:p>
          </table:table-cell>
          <table:table-cell table:formula="of:=[counters.G197]/3500000000" office:value-type="float" office:value="0.050123568">
            <text:p>0,050123568</text:p>
          </table:table-cell>
          <table:table-cell table:style-name="ce6" table:formula="of:=[.E197]/[.J197]" office:value-type="float" office:value="4.06657748445618">
            <text:p>4,0665774845</text:p>
          </table:table-cell>
          <table:table-cell table:style-name="ce6" table:formula="of:=[.F197]/[.$J197]" office:value-type="float" office:value="15.476521452213">
            <text:p>15,4765214522</text:p>
          </table:table-cell>
          <table:table-cell table:style-name="ce6" table:formula="of:=[.G197]/[.$J197]" office:value-type="float" office:value="1.04865712004122">
            <text:p>1,04865712</text:p>
          </table:table-cell>
          <table:table-cell table:style-name="ce6" table:formula="of:=[.H197]/[.$J197]" office:value-type="float" office:value="0.226618493403152">
            <text:p>0,2266184934</text:p>
          </table:table-cell>
          <table:table-cell table:style-name="ce6" table:formula="of:=[.I197]/[.$J197]" office:value-type="float" office:value="0">
            <text:p>0</text:p>
          </table:table-cell>
          <table:table-cell table:formula="of:=[.O197]-[.P197]-[.Q197]" office:value-type="float" office:value="14.2012458387686">
            <text:p>14,2012458388</text:p>
          </table:table-cell>
          <table:table-cell table:formula="of:=[.E197]/[.$M197]" office:value-type="float" office:value="844.804274348546">
            <text:p>844,8042743485</text:p>
          </table:table-cell>
          <table:table-cell table:formula="of:=[.F197]/[.$M197]" office:value-type="float" office:value="3215.14382176464">
            <text:p>3215,1438217647</text:p>
          </table:table-cell>
          <table:table-cell table:formula="of:=[.G197]/[.$M197]" office:value-type="float" office:value="217.851503069374">
            <text:p>217,8515030694</text:p>
          </table:table-cell>
          <table:table-cell table:formula="of:=[.H197]/[.$M197]" office:value-type="float" office:value="47.0784763367205">
            <text:p>47,0784763367</text:p>
          </table:table-cell>
          <table:table-cell table:formula="of:=[.I197]/[.$M197]" office:value-type="float" office:value="0">
            <text:p>0</text:p>
          </table:table-cell>
          <table:table-cell table:formula="of:=[.U197]-[.V197]-[.W197]" office:value-type="float" office:value="2950.21384235855">
            <text:p>2950,2138423586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198]*[.C198]" office:value-type="float" office:value="7424">
            <text:p>7424</text:p>
          </table:table-cell>
          <table:table-cell table:formula="of:=[counters.BH198]/1000000000" office:value-type="float" office:value="43.018371582">
            <text:p>43,018371582</text:p>
          </table:table-cell>
          <table:table-cell table:style-name="Default" table:formula="of:=[counters.BI198]/1000000000" office:value-type="float" office:value="166.234191894">
            <text:p>166,234191894</text:p>
          </table:table-cell>
          <table:table-cell table:style-name="Default" table:formula="of:=[counters.BJ198]/1000000000" office:value-type="float" office:value="12.879516601">
            <text:p>12,879516601</text:p>
          </table:table-cell>
          <table:table-cell table:formula="of:=[counters.BK198]/1000000000" office:value-type="float" office:value="2.437316894">
            <text:p>2,437316894</text:p>
          </table:table-cell>
          <table:table-cell table:formula="of:=[counters.BL198]/(2^-32)" office:value-type="float" office:value="0">
            <text:p>0</text:p>
          </table:table-cell>
          <table:table-cell table:formula="of:=[counters.D198]/1000000000" office:value-type="float" office:value="10.764018699">
            <text:p>10,764018699</text:p>
          </table:table-cell>
          <table:table-cell table:formula="of:=[counters.E198]/12500000" office:value-type="float" office:value="10.3546968">
            <text:p>10,3546968</text:p>
          </table:table-cell>
          <table:table-cell table:formula="of:=[counters.F198]/1050000000" office:value-type="float" office:value="2.28380793428571">
            <text:p>2,2838079343</text:p>
          </table:table-cell>
          <table:table-cell table:formula="of:=[counters.G198]/3500000000" office:value-type="float" office:value="0.341475016857143">
            <text:p>0,3414750169</text:p>
          </table:table-cell>
          <table:table-cell table:style-name="ce6" table:formula="of:=[.E198]/[.J198]" office:value-type="float" office:value="3.99649729203801">
            <text:p>3,996497292</text:p>
          </table:table-cell>
          <table:table-cell table:style-name="ce6" table:formula="of:=[.F198]/[.$J198]" office:value-type="float" office:value="15.4435064210213">
            <text:p>15,443506421</text:p>
          </table:table-cell>
          <table:table-cell table:style-name="ce6" table:formula="of:=[.G198]/[.$J198]" office:value-type="float" office:value="1.19653420912364">
            <text:p>1,1965342091</text:p>
          </table:table-cell>
          <table:table-cell table:style-name="ce6" table:formula="of:=[.H198]/[.$J198]" office:value-type="float" office:value="0.22643187104705">
            <text:p>0,226431871</text:p>
          </table:table-cell>
          <table:table-cell table:style-name="ce6" table:formula="of:=[.I198]/[.$J198]" office:value-type="float" office:value="0">
            <text:p>0</text:p>
          </table:table-cell>
          <table:table-cell table:formula="of:=[.O198]-[.P198]-[.Q198]" office:value-type="float" office:value="14.0205403408506">
            <text:p>14,0205403409</text:p>
          </table:table-cell>
          <table:table-cell table:formula="of:=[.E198]/[.$M198]" office:value-type="float" office:value="125.978093442768">
            <text:p>125,9780934428</text:p>
          </table:table-cell>
          <table:table-cell table:formula="of:=[.F198]/[.$M198]" office:value-type="float" office:value="486.812163958526">
            <text:p>486,8121639585</text:p>
          </table:table-cell>
          <table:table-cell table:formula="of:=[.G198]/[.$M198]" office:value-type="float" office:value="37.7173027752955">
            <text:p>37,7173027753</text:p>
          </table:table-cell>
          <table:table-cell table:formula="of:=[.H198]/[.$M198]" office:value-type="float" office:value="7.13761409672807">
            <text:p>7,1376140967</text:p>
          </table:table-cell>
          <table:table-cell table:formula="of:=[.I198]/[.$M198]" office:value-type="float" office:value="0">
            <text:p>0</text:p>
          </table:table-cell>
          <table:table-cell table:formula="of:=[.U198]-[.V198]-[.W198]" office:value-type="float" office:value="441.957247086503">
            <text:p>441,9572470865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199]*[.C199]" office:value-type="float" office:value="7680">
            <text:p>7680</text:p>
          </table:table-cell>
          <table:table-cell table:formula="of:=[counters.BH199]/1000000000" office:value-type="float" office:value="43.002624511">
            <text:p>43,002624511</text:p>
          </table:table-cell>
          <table:table-cell table:style-name="Default" table:formula="of:=[counters.BI199]/1000000000" office:value-type="float" office:value="169.510986328">
            <text:p>169,510986328</text:p>
          </table:table-cell>
          <table:table-cell table:style-name="Default" table:formula="of:=[counters.BJ199]/1000000000" office:value-type="float" office:value="11.335449218">
            <text:p>11,335449218</text:p>
          </table:table-cell>
          <table:table-cell table:formula="of:=[counters.BK199]/1000000000" office:value-type="float" office:value="2.467712402">
            <text:p>2,467712402</text:p>
          </table:table-cell>
          <table:table-cell table:formula="of:=[counters.BL199]/(2^-32)" office:value-type="float" office:value="0">
            <text:p>0</text:p>
          </table:table-cell>
          <table:table-cell table:formula="of:=[counters.D199]/1000000000" office:value-type="float" office:value="11.01657932">
            <text:p>11,01657932</text:p>
          </table:table-cell>
          <table:table-cell table:formula="of:=[counters.E199]/12500000" office:value-type="float" office:value="10.58894096">
            <text:p>10,58894096</text:p>
          </table:table-cell>
          <table:table-cell table:formula="of:=[counters.F199]/1050000000" office:value-type="float" office:value="2.52387983904762">
            <text:p>2,523879839</text:p>
          </table:table-cell>
          <table:table-cell table:formula="of:=[counters.G199]/3500000000" office:value-type="float" office:value="0.551285654857143">
            <text:p>0,5512856549</text:p>
          </table:table-cell>
          <table:table-cell table:style-name="ce6" table:formula="of:=[.E199]/[.J199]" office:value-type="float" office:value="3.90344618432793">
            <text:p>3,9034461843</text:p>
          </table:table-cell>
          <table:table-cell table:style-name="ce6" table:formula="of:=[.F199]/[.$J199]" office:value-type="float" office:value="15.3868983651089">
            <text:p>15,3868983651</text:p>
          </table:table-cell>
          <table:table-cell table:style-name="ce6" table:formula="of:=[.G199]/[.$J199]" office:value-type="float" office:value="1.02894454700844">
            <text:p>1,028944547</text:p>
          </table:table-cell>
          <table:table-cell table:style-name="ce6" table:formula="of:=[.H199]/[.$J199]" office:value-type="float" office:value="0.223999876034115">
            <text:p>0,223999876</text:p>
          </table:table-cell>
          <table:table-cell table:style-name="ce6" table:formula="of:=[.I199]/[.$J199]" office:value-type="float" office:value="0">
            <text:p>0</text:p>
          </table:table-cell>
          <table:table-cell table:formula="of:=[.O199]-[.P199]-[.Q199]" office:value-type="float" office:value="14.1339539420663">
            <text:p>14,1339539421</text:p>
          </table:table-cell>
          <table:table-cell table:formula="of:=[.E199]/[.$M199]" office:value-type="float" office:value="78.0042508491237">
            <text:p>78,0042508491</text:p>
          </table:table-cell>
          <table:table-cell table:formula="of:=[.F199]/[.$M199]" office:value-type="float" office:value="307.4830350373">
            <text:p>307,4830350373</text:p>
          </table:table-cell>
          <table:table-cell table:formula="of:=[.G199]/[.$M199]" office:value-type="float" office:value="20.561843244293">
            <text:p>20,5618432443</text:p>
          </table:table-cell>
          <table:table-cell table:formula="of:=[.H199]/[.$M199]" office:value-type="float" office:value="4.47628625968776">
            <text:p>4,4762862597</text:p>
          </table:table-cell>
          <table:table-cell table:formula="of:=[.I199]/[.$M199]" office:value-type="float" office:value="0">
            <text:p>0</text:p>
          </table:table-cell>
          <table:table-cell table:formula="of:=[.U199]-[.V199]-[.W199]" office:value-type="float" office:value="282.44490553332">
            <text:p>282,4449055333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200]*[.C200]" office:value-type="float" office:value="7936">
            <text:p>7936</text:p>
          </table:table-cell>
          <table:table-cell table:formula="of:=[counters.BH200]/1000000000" office:value-type="float" office:value="43.682250976">
            <text:p>43,682250976</text:p>
          </table:table-cell>
          <table:table-cell table:style-name="Default" table:formula="of:=[counters.BI200]/1000000000" office:value-type="float" office:value="175.912475585">
            <text:p>175,912475585</text:p>
          </table:table-cell>
          <table:table-cell table:style-name="Default" table:formula="of:=[counters.BJ200]/1000000000" office:value-type="float" office:value="12.126037597">
            <text:p>12,126037597</text:p>
          </table:table-cell>
          <table:table-cell table:formula="of:=[counters.BK200]/1000000000" office:value-type="float" office:value="2.616394042">
            <text:p>2,616394042</text:p>
          </table:table-cell>
          <table:table-cell table:formula="of:=[counters.BL200]/(2^-32)" office:value-type="float" office:value="0">
            <text:p>0</text:p>
          </table:table-cell>
          <table:table-cell table:formula="of:=[counters.D200]/1000000000" office:value-type="float" office:value="11.470032537">
            <text:p>11,470032537</text:p>
          </table:table-cell>
          <table:table-cell table:formula="of:=[counters.E200]/12500000" office:value-type="float" office:value="11.02065576">
            <text:p>11,02065576</text:p>
          </table:table-cell>
          <table:table-cell table:formula="of:=[counters.F200]/1050000000" office:value-type="float" office:value="2.97966960285714">
            <text:p>2,9796696029</text:p>
          </table:table-cell>
          <table:table-cell table:formula="of:=[counters.G200]/3500000000" office:value-type="float" office:value="0.927359614857143">
            <text:p>0,9273596149</text:p>
          </table:table-cell>
          <table:table-cell table:style-name="ce6" table:formula="of:=[.E200]/[.J200]" office:value-type="float" office:value="3.80838073781307">
            <text:p>3,8083807378</text:p>
          </table:table-cell>
          <table:table-cell table:style-name="ce6" table:formula="of:=[.F200]/[.$J200]" office:value-type="float" office:value="15.3367024040727">
            <text:p>15,3367024041</text:p>
          </table:table-cell>
          <table:table-cell table:style-name="ce6" table:formula="of:=[.G200]/[.$J200]" office:value-type="float" office:value="1.05719295545883">
            <text:p>1,0571929555</text:p>
          </table:table-cell>
          <table:table-cell table:style-name="ce6" table:formula="of:=[.H200]/[.$J200]" office:value-type="float" office:value="0.22810694159411">
            <text:p>0,2281069416</text:p>
          </table:table-cell>
          <table:table-cell table:style-name="ce6" table:formula="of:=[.I200]/[.$J200]" office:value-type="float" office:value="0">
            <text:p>0</text:p>
          </table:table-cell>
          <table:table-cell table:formula="of:=[.O200]-[.P200]-[.Q200]" office:value-type="float" office:value="14.0514025070198">
            <text:p>14,051402507</text:p>
          </table:table-cell>
          <table:table-cell table:formula="of:=[.E200]/[.$M200]" office:value-type="float" office:value="47.103896132817">
            <text:p>47,1038961328</text:p>
          </table:table-cell>
          <table:table-cell table:formula="of:=[.F200]/[.$M200]" office:value-type="float" office:value="189.691757940202">
            <text:p>189,6917579402</text:p>
          </table:table-cell>
          <table:table-cell table:formula="of:=[.G200]/[.$M200]" office:value-type="float" office:value="13.0758741298735">
            <text:p>13,0758741299</text:p>
          </table:table-cell>
          <table:table-cell table:formula="of:=[.H200]/[.$M200]" office:value-type="float" office:value="2.82133705208098">
            <text:p>2,8213370521</text:p>
          </table:table-cell>
          <table:table-cell table:formula="of:=[.I200]/[.$M200]" office:value-type="float" office:value="0">
            <text:p>0</text:p>
          </table:table-cell>
          <table:table-cell table:formula="of:=[.U200]-[.V200]-[.W200]" office:value-type="float" office:value="173.794546758247">
            <text:p>173,7945467582</text:p>
          </table:table-cell>
          <table:table-cell table:number-columns-repeated="998"/>
        </table:table-row>
        <table:table-row table:style-name="ro1">
          <table:table-cell office:value-type="string">
            <text:p>vect16_sp_add_power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201]*[.C201]" office:value-type="float" office:value="8192">
            <text:p>8192</text:p>
          </table:table-cell>
          <table:table-cell table:formula="of:=[counters.BH201]/1000000000" office:value-type="float" office:value="50.289001464">
            <text:p>50,289001464</text:p>
          </table:table-cell>
          <table:table-cell table:style-name="Default" table:formula="of:=[counters.BI201]/1000000000" office:value-type="float" office:value="185.159057617">
            <text:p>185,159057617</text:p>
          </table:table-cell>
          <table:table-cell table:style-name="Default" table:formula="of:=[counters.BJ201]/1000000000" office:value-type="float" office:value="16.380676269">
            <text:p>16,380676269</text:p>
          </table:table-cell>
          <table:table-cell table:formula="of:=[counters.BK201]/1000000000" office:value-type="float" office:value="2.63482666">
            <text:p>2,63482666</text:p>
          </table:table-cell>
          <table:table-cell table:formula="of:=[counters.BL201]/(2^-32)" office:value-type="float" office:value="0">
            <text:p>0</text:p>
          </table:table-cell>
          <table:table-cell table:formula="of:=[counters.D201]/1000000000" office:value-type="float" office:value="11.635224741">
            <text:p>11,635224741</text:p>
          </table:table-cell>
          <table:table-cell table:formula="of:=[counters.E201]/12500000" office:value-type="float" office:value="11.17229896">
            <text:p>11,17229896</text:p>
          </table:table-cell>
          <table:table-cell table:formula="of:=[counters.F201]/1050000000" office:value-type="float" office:value="3.38978800952381">
            <text:p>3,3897880095</text:p>
          </table:table-cell>
          <table:table-cell table:formula="of:=[counters.G201]/3500000000" office:value-type="float" office:value="1.064550448">
            <text:p>1,064550448</text:p>
          </table:table-cell>
          <table:table-cell table:style-name="ce6" table:formula="of:=[.E201]/[.J201]" office:value-type="float" office:value="4.32213408708751">
            <text:p>4,3221340871</text:p>
          </table:table-cell>
          <table:table-cell table:style-name="ce6" table:formula="of:=[.F201]/[.$J201]" office:value-type="float" office:value="15.9136640450562">
            <text:p>15,9136640451</text:p>
          </table:table-cell>
          <table:table-cell table:style-name="ce6" table:formula="of:=[.G201]/[.$J201]" office:value-type="float" office:value="1.4078521587364">
            <text:p>1,4078521587</text:p>
          </table:table-cell>
          <table:table-cell table:style-name="ce6" table:formula="of:=[.H201]/[.$J201]" office:value-type="float" office:value="0.226452579872862">
            <text:p>0,2264525799</text:p>
          </table:table-cell>
          <table:table-cell table:style-name="ce6" table:formula="of:=[.I201]/[.$J201]" office:value-type="float" office:value="0">
            <text:p>0</text:p>
          </table:table-cell>
          <table:table-cell table:formula="of:=[.O201]-[.P201]-[.Q201]" office:value-type="float" office:value="14.2793593064469">
            <text:p>14,2793593064</text:p>
          </table:table-cell>
          <table:table-cell table:formula="of:=[.E201]/[.$M201]" office:value-type="float" office:value="47.2396602326168">
            <text:p>47,2396602326</text:p>
          </table:table-cell>
          <table:table-cell table:formula="of:=[.F201]/[.$M201]" office:value-type="float" office:value="173.931689160306">
            <text:p>173,9316891603</text:p>
          </table:table-cell>
          <table:table-cell table:formula="of:=[.G201]/[.$M201]" office:value-type="float" office:value="15.3874119350331">
            <text:p>15,387411935</text:p>
          </table:table-cell>
          <table:table-cell table:formula="of:=[.H201]/[.$M201]" office:value-type="float" office:value="2.47506040221027">
            <text:p>2,4750604022</text:p>
          </table:table-cell>
          <table:table-cell table:formula="of:=[.I201]/[.$M201]" office:value-type="float" office:value="0">
            <text:p>0</text:p>
          </table:table-cell>
          <table:table-cell table:formula="of:=[.U201]-[.V201]-[.W201]" office:value-type="float" office:value="156.069216823062">
            <text:p>156,0692168231</text:p>
          </table:table-cell>
          <table:table-cell table:number-columns-repeated="998"/>
        </table:table-row>
        <table:table-row table:style-name="ro1" table:number-rows-repeated="3492">
          <table:table-cell table:number-columns-repeated="7"/>
          <table:table-cell table:style-name="ce5" table:number-columns-repeated="7"/>
          <table:table-cell table:number-columns-repeated="1009"/>
        </table:table-row>
        <table:table-row table:style-name="ro1" table:number-rows-repeated="1044882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pt" fo:country="PT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pt" fo:country="P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AR PL KaitiM G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9">29-03-2018</text:date>, <text:time>13:0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9T13:01:59</dc:date>
    <dc:creator>Helder Duarte</dc:creator>
    <meta:generator>OpenOffice/4.1.4$Unix OpenOffice.org_project/414m5$Build-9788</meta:generator>
    <meta:editing-duration>PT13H58M52S</meta:editing-duration>
    <meta:editing-cycles>56</meta:editing-cycles>
    <meta:document-statistic meta:table-count="2" meta:cell-count="17889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627cm" svg:height="13.565cm" xlink:href=".." xlink:type="simple" chart:class="chart:line" chart:column-mapping="0 1 2" chart:style-name="ch1">
        <chart:title svg:x="12.433cm" svg:y="0.407cm" chart:style-name="ch2">
          <text:p>Power scalar</text:p>
        </chart:title>
        <chart:subtitle svg:x="12.049cm" svg:y="1.457cm" chart:style-name="ch3">
          <text:p>Using OCL_TIMER</text:p>
        </chart:subtitle>
        <chart:legend chart:legend-position="end" svg:x="21.203cm" svg:y="5.487cm" style:legend-expansion="high" chart:style-name="ch4"/>
        <chart:plot-area chart:style-name="ch5" table:cell-range-address="analysis.D2:analysis.D41 analysis.N1:analysis.Q41 analysis.S1:analysis.S41" chart:data-source-has-labels="both" svg:x="1.563cm" svg:y="2.682cm" svg:width="18.536cm" svg:height="9.631cm">
          <chartooo:coordinate-region svg:x="2.184cm" svg:y="2.881cm" svg:width="17.543cm" svg:height="8.387cm"/>
          <chart:axis chart:dimension="x" chart:name="primary-x" chart:style-name="ch6" chartooo:axis-type="auto">
            <chartooo:date-scale/>
            <chart:title svg:x="10.099cm" svg:y="12.584cm" chart:style-name="ch7">
              <text:p># threads</text:p>
            </chart:title>
            <chart:categories table:cell-range-address="analysis.D2:analysis.D41"/>
          </chart:axis>
          <chart:axis chart:dimension="y" chart:name="primary-y" chart:style-name="ch6">
            <chart:title svg:x="0.451cm" svg:y="8.282cm" chart:style-name="ch8">
              <text:p>Power [W]</text:p>
            </chart:title>
            <chart:grid chart:style-name="ch9" chart:class="major"/>
          </chart:axis>
          <chart:series chart:style-name="ch10" chart:values-cell-range-address="analysis.N2:analysis.N41" chart:label-cell-address="analysis.N1:analysis.N1" chart:class="chart:line">
            <chart:data-point chart:repeated="40"/>
          </chart:series>
          <chart:series chart:style-name="ch11" chart:values-cell-range-address="analysis.S2:analysis.S41" chart:label-cell-address="analysis.S1:analysis.S1" chart:class="chart:line">
            <chart:data-point chart:repeated="40"/>
          </chart:series>
          <chart:series chart:style-name="ch12" chart:values-cell-range-address="analysis.O2:analysis.O41" chart:label-cell-address="analysis.O1:analysis.O1" chart:class="chart:line">
            <chart:data-point chart:repeated="40"/>
          </chart:series>
          <chart:series chart:style-name="ch13" chart:values-cell-range-address="analysis.P2:analysis.P41" chart:label-cell-address="analysis.P1:analysis.P1" chart:class="chart:line">
            <chart:data-point chart:repeated="40"/>
          </chart:series>
          <chart:series chart:style-name="ch14" chart:values-cell-range-address="analysis.Q2:analysis.Q41" chart:label-cell-address="analysis.Q1:analysis.Q1" chart:class="chart:line"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S Power [W] (OCL_TIMER)</text:p>
                <draw:g>
                  <svg:desc>analysis.N1:analysis.N1</svg:desc>
                </draw:g>
              </table:table-cell>
              <table:table-cell office:value-type="string">
                <text:p>GPU Power (pkg – pp0 – dram)</text:p>
                <draw:g>
                  <svg:desc>analysis.S1:analysis.S1</svg:desc>
                </draw:g>
              </table:table-cell>
              <table:table-cell office:value-type="string">
                <text:p>PKG Power (OCL_TIMER) [W]</text:p>
                <draw:g>
                  <svg:desc>analysis.O1:analysis.O1</svg:desc>
                </draw:g>
              </table:table-cell>
              <table:table-cell office:value-type="string">
                <text:p>PP0 Power (OCL_TIMER) [W]</text:p>
                <draw:g>
                  <svg:desc>analysis.P1:analysis.P1</svg:desc>
                </draw:g>
              </table:table-cell>
              <table:table-cell office:value-type="string">
                <text:p>DRAM Power (OCL_TIMER)  [W]</text:p>
                <draw:g>
                  <svg:desc>analysis.Q1:analysis.Q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nalysis.D2:analysis.D41</svg:desc>
                </draw:g>
              </table:table-cell>
              <table:table-cell office:value-type="float" office:value="2.12807191038542">
                <text:p>2.12807191038542</text:p>
                <draw:g>
                  <svg:desc>analysis.N2:analysis.N41</svg:desc>
                </draw:g>
              </table:table-cell>
              <table:table-cell office:value-type="float" office:value="7.50112644388621">
                <text:p>7.50112644388621</text:p>
                <draw:g>
                  <svg:desc>analysis.S2:analysis.S41</svg:desc>
                </draw:g>
              </table:table-cell>
              <table:table-cell office:value-type="float" office:value="8.57047887302316">
                <text:p>8.57047887302316</text:p>
                <draw:g>
                  <svg:desc>analysis.O2:analysis.O41</svg:desc>
                </draw:g>
              </table:table-cell>
              <table:table-cell office:value-type="float" office:value="0.844997211796916">
                <text:p>0.844997211796916</text:p>
                <draw:g>
                  <svg:desc>analysis.P2:analysis.P41</svg:desc>
                </draw:g>
              </table:table-cell>
              <table:table-cell office:value-type="float" office:value="0.224355217340034">
                <text:p>0.224355217340034</text:p>
                <draw:g>
                  <svg:desc>analysis.Q2:analysis.Q4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09247748583284">
                <text:p>2.09247748583284</text:p>
              </table:table-cell>
              <table:table-cell office:value-type="float" office:value="7.47472672897207">
                <text:p>7.47472672897207</text:p>
              </table:table-cell>
              <table:table-cell office:value-type="float" office:value="8.54827630928396">
                <text:p>8.54827630928396</text:p>
              </table:table-cell>
              <table:table-cell office:value-type="float" office:value="0.848972315382647">
                <text:p>0.848972315382647</text:p>
              </table:table-cell>
              <table:table-cell office:value-type="float" office:value="0.22457726492924">
                <text:p>0.2245772649292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16870125471379">
                <text:p>2.16870125471379</text:p>
              </table:table-cell>
              <table:table-cell office:value-type="float" office:value="7.53113634733716">
                <text:p>7.53113634733716</text:p>
              </table:table-cell>
              <table:table-cell office:value-type="float" office:value="8.63288607531316">
                <text:p>8.63288607531316</text:p>
              </table:table-cell>
              <table:table-cell office:value-type="float" office:value="0.87775241536682">
                <text:p>0.87775241536682</text:p>
              </table:table-cell>
              <table:table-cell office:value-type="float" office:value="0.223997312609178">
                <text:p>0.22399731260917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16470913128653">
                <text:p>2.16470913128653</text:p>
              </table:table-cell>
              <table:table-cell office:value-type="float" office:value="7.47116734594586">
                <text:p>7.47116734594586</text:p>
              </table:table-cell>
              <table:table-cell office:value-type="float" office:value="8.53223988395122">
                <text:p>8.53223988395122</text:p>
              </table:table-cell>
              <table:table-cell office:value-type="float" office:value="0.836717125950926">
                <text:p>0.836717125950926</text:p>
              </table:table-cell>
              <table:table-cell office:value-type="float" office:value="0.224355412054439">
                <text:p>0.22435541205443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17107669470815">
                <text:p>2.17107669470815</text:p>
              </table:table-cell>
              <table:table-cell office:value-type="float" office:value="7.45481371747811">
                <text:p>7.45481371747811</text:p>
              </table:table-cell>
              <table:table-cell office:value-type="float" office:value="8.51268918247655">
                <text:p>8.51268918247655</text:p>
              </table:table-cell>
              <table:table-cell office:value-type="float" office:value="0.833372015939373">
                <text:p>0.833372015939373</text:p>
              </table:table-cell>
              <table:table-cell office:value-type="float" office:value="0.224503449059067">
                <text:p>0.2245034490590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17781642220107">
                <text:p>2.17781642220107</text:p>
              </table:table-cell>
              <table:table-cell office:value-type="float" office:value="7.45982772144018">
                <text:p>7.45982772144018</text:p>
              </table:table-cell>
              <table:table-cell office:value-type="float" office:value="8.51486104003112">
                <text:p>8.51486104003112</text:p>
              </table:table-cell>
              <table:table-cell office:value-type="float" office:value="0.830584439475514">
                <text:p>0.830584439475514</text:p>
              </table:table-cell>
              <table:table-cell office:value-type="float" office:value="0.224448879115422">
                <text:p>0.22444887911542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27220266861773">
                <text:p>2.27220266861773</text:p>
              </table:table-cell>
              <table:table-cell office:value-type="float" office:value="7.65940384392479">
                <text:p>7.65940384392479</text:p>
              </table:table-cell>
              <table:table-cell office:value-type="float" office:value="8.93582856169494">
                <text:p>8.93582856169494</text:p>
              </table:table-cell>
              <table:table-cell office:value-type="float" office:value="1.05246498533143">
                <text:p>1.05246498533143</text:p>
              </table:table-cell>
              <table:table-cell office:value-type="float" office:value="0.223959732438723">
                <text:p>0.22395973243872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.29862554262461">
                <text:p>2.29862554262461</text:p>
              </table:table-cell>
              <table:table-cell office:value-type="float" office:value="7.94001234652466">
                <text:p>7.94001234652466</text:p>
              </table:table-cell>
              <table:table-cell office:value-type="float" office:value="9.07988452543249">
                <text:p>9.07988452543249</text:p>
              </table:table-cell>
              <table:table-cell office:value-type="float" office:value="0.915769019456675">
                <text:p>0.915769019456675</text:p>
              </table:table-cell>
              <table:table-cell office:value-type="float" office:value="0.224103159451156">
                <text:p>0.22410315945115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.30671446221127">
                <text:p>2.30671446221127</text:p>
              </table:table-cell>
              <table:table-cell office:value-type="float" office:value="8.53841590370919">
                <text:p>8.53841590370919</text:p>
              </table:table-cell>
              <table:table-cell office:value-type="float" office:value="9.58199205891834">
                <text:p>9.58199205891834</text:p>
              </table:table-cell>
              <table:table-cell office:value-type="float" office:value="0.8197179117998">
                <text:p>0.8197179117998</text:p>
              </table:table-cell>
              <table:table-cell office:value-type="float" office:value="0.223858243409345">
                <text:p>0.22385824340934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53320271660958">
                <text:p>2.53320271660958</text:p>
              </table:table-cell>
              <table:table-cell office:value-type="float" office:value="9.48331489796369">
                <text:p>9.48331489796369</text:p>
              </table:table-cell>
              <table:table-cell office:value-type="float" office:value="10.5390665159232">
                <text:p>10.5390665159232</text:p>
              </table:table-cell>
              <table:table-cell office:value-type="float" office:value="0.831608784106212">
                <text:p>0.831608784106212</text:p>
              </table:table-cell>
              <table:table-cell office:value-type="float" office:value="0.224142833853265">
                <text:p>0.224142833853265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2.6967111439426">
                <text:p>2.6967111439426</text:p>
              </table:table-cell>
              <table:table-cell office:value-type="float" office:value="10.2829606697648">
                <text:p>10.2829606697648</text:p>
              </table:table-cell>
              <table:table-cell office:value-type="float" office:value="11.3457828194524">
                <text:p>11.3457828194524</text:p>
              </table:table-cell>
              <table:table-cell office:value-type="float" office:value="0.836968578563923">
                <text:p>0.836968578563923</text:p>
              </table:table-cell>
              <table:table-cell office:value-type="float" office:value="0.225853571123655">
                <text:p>0.22585357112365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.92140493686594">
                <text:p>2.92140493686594</text:p>
              </table:table-cell>
              <table:table-cell office:value-type="float" office:value="11.2417687382885">
                <text:p>11.2417687382885</text:p>
              </table:table-cell>
              <table:table-cell office:value-type="float" office:value="12.3086619740214">
                <text:p>12.3086619740214</text:p>
              </table:table-cell>
              <table:table-cell office:value-type="float" office:value="0.841156225638549">
                <text:p>0.841156225638549</text:p>
              </table:table-cell>
              <table:table-cell office:value-type="float" office:value="0.225737010094356">
                <text:p>0.225737010094356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3.10216188284828">
                <text:p>3.10216188284828</text:p>
              </table:table-cell>
              <table:table-cell office:value-type="float" office:value="11.9250358782488">
                <text:p>11.9250358782488</text:p>
              </table:table-cell>
              <table:table-cell office:value-type="float" office:value="13.2227952349651">
                <text:p>13.2227952349651</text:p>
              </table:table-cell>
              <table:table-cell office:value-type="float" office:value="1.07353416791617">
                <text:p>1.07353416791617</text:p>
              </table:table-cell>
              <table:table-cell office:value-type="float" office:value="0.224225188800069">
                <text:p>0.224225188800069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3.12760322065367">
                <text:p>3.12760322065367</text:p>
              </table:table-cell>
              <table:table-cell office:value-type="float" office:value="12.3183387574042">
                <text:p>12.3183387574042</text:p>
              </table:table-cell>
              <table:table-cell office:value-type="float" office:value="13.4383868724857">
                <text:p>13.4383868724857</text:p>
              </table:table-cell>
              <table:table-cell office:value-type="float" office:value="0.893640447965251">
                <text:p>0.893640447965251</text:p>
              </table:table-cell>
              <table:table-cell office:value-type="float" office:value="0.226407667116175">
                <text:p>0.226407667116175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3.08185319373995">
                <text:p>3.08185319373995</text:p>
              </table:table-cell>
              <table:table-cell office:value-type="float" office:value="12.1810395301593">
                <text:p>12.1810395301593</text:p>
              </table:table-cell>
              <table:table-cell office:value-type="float" office:value="13.2735808157082">
                <text:p>13.2735808157082</text:p>
              </table:table-cell>
              <table:table-cell office:value-type="float" office:value="0.865866443858995">
                <text:p>0.865866443858995</text:p>
              </table:table-cell>
              <table:table-cell office:value-type="float" office:value="0.226674841689899">
                <text:p>0.22667484168989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.0402335657543">
                <text:p>3.0402335657543</text:p>
              </table:table-cell>
              <table:table-cell office:value-type="float" office:value="12.1107313618924">
                <text:p>12.1107313618924</text:p>
              </table:table-cell>
              <table:table-cell office:value-type="float" office:value="13.1688000367651">
                <text:p>13.1688000367651</text:p>
              </table:table-cell>
              <table:table-cell office:value-type="float" office:value="0.83191047916821">
                <text:p>0.83191047916821</text:p>
              </table:table-cell>
              <table:table-cell office:value-type="float" office:value="0.226158195704551">
                <text:p>0.22615819570455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3.25404659325623">
                <text:p>3.25404659325623</text:p>
              </table:table-cell>
              <table:table-cell office:value-type="float" office:value="12.5870813303128">
                <text:p>12.5870813303128</text:p>
              </table:table-cell>
              <table:table-cell office:value-type="float" office:value="13.9050966639599">
                <text:p>13.9050966639599</text:p>
              </table:table-cell>
              <table:table-cell office:value-type="float" office:value="1.09180751921953">
                <text:p>1.09180751921953</text:p>
              </table:table-cell>
              <table:table-cell office:value-type="float" office:value="0.226207814427643">
                <text:p>0.226207814427643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3.10303887511765">
                <text:p>3.10303887511765</text:p>
              </table:table-cell>
              <table:table-cell office:value-type="float" office:value="12.2358510495659">
                <text:p>12.2358510495659</text:p>
              </table:table-cell>
              <table:table-cell office:value-type="float" office:value="13.4292872873488">
                <text:p>13.4292872873488</text:p>
              </table:table-cell>
              <table:table-cell office:value-type="float" office:value="0.968695021434083">
                <text:p>0.968695021434083</text:p>
              </table:table-cell>
              <table:table-cell office:value-type="float" office:value="0.224741216348779">
                <text:p>0.224741216348779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3.1183512235807">
                <text:p>3.1183512235807</text:p>
              </table:table-cell>
              <table:table-cell office:value-type="float" office:value="12.3961984713068">
                <text:p>12.3961984713068</text:p>
              </table:table-cell>
              <table:table-cell office:value-type="float" office:value="13.4747086275087">
                <text:p>13.4747086275087</text:p>
              </table:table-cell>
              <table:table-cell office:value-type="float" office:value="0.853100616500019">
                <text:p>0.853100616500019</text:p>
              </table:table-cell>
              <table:table-cell office:value-type="float" office:value="0.225409539701882">
                <text:p>0.225409539701882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3.17358220523084">
                <text:p>3.17358220523084</text:p>
              </table:table-cell>
              <table:table-cell office:value-type="float" office:value="12.6583022871934">
                <text:p>12.6583022871934</text:p>
              </table:table-cell>
              <table:table-cell office:value-type="float" office:value="13.7172850101961">
                <text:p>13.7172850101961</text:p>
              </table:table-cell>
              <table:table-cell office:value-type="float" office:value="0.833819845889504">
                <text:p>0.833819845889504</text:p>
              </table:table-cell>
              <table:table-cell office:value-type="float" office:value="0.225162877113204">
                <text:p>0.225162877113204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3.11923892011664">
                <text:p>3.11923892011664</text:p>
              </table:table-cell>
              <table:table-cell office:value-type="float" office:value="12.4188345308878">
                <text:p>12.4188345308878</text:p>
              </table:table-cell>
              <table:table-cell office:value-type="float" office:value="13.4856821938983">
                <text:p>13.4856821938983</text:p>
              </table:table-cell>
              <table:table-cell office:value-type="float" office:value="0.842587550277075">
                <text:p>0.842587550277075</text:p>
              </table:table-cell>
              <table:table-cell office:value-type="float" office:value="0.224260112733414">
                <text:p>0.224260112733414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.16658716105721">
                <text:p>3.16658716105721</text:p>
              </table:table-cell>
              <table:table-cell office:value-type="float" office:value="12.5284640989829">
                <text:p>12.5284640989829</text:p>
              </table:table-cell>
              <table:table-cell office:value-type="float" office:value="13.5917485528508">
                <text:p>13.5917485528508</text:p>
              </table:table-cell>
              <table:table-cell office:value-type="float" office:value="0.839225822139296">
                <text:p>0.839225822139296</text:p>
              </table:table-cell>
              <table:table-cell office:value-type="float" office:value="0.22405863172869">
                <text:p>0.22405863172869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3.15944578132482">
                <text:p>3.15944578132482</text:p>
              </table:table-cell>
              <table:table-cell office:value-type="float" office:value="12.621865972602">
                <text:p>12.621865972602</text:p>
              </table:table-cell>
              <table:table-cell office:value-type="float" office:value="13.6740916942899">
                <text:p>13.6740916942899</text:p>
              </table:table-cell>
              <table:table-cell office:value-type="float" office:value="0.828329487733422">
                <text:p>0.828329487733422</text:p>
              </table:table-cell>
              <table:table-cell office:value-type="float" office:value="0.223896233954476">
                <text:p>0.22389623395447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.13886246206386">
                <text:p>3.13886246206386</text:p>
              </table:table-cell>
              <table:table-cell office:value-type="float" office:value="12.4475541286631">
                <text:p>12.4475541286631</text:p>
              </table:table-cell>
              <table:table-cell office:value-type="float" office:value="13.5195224235649">
                <text:p>13.5195224235649</text:p>
              </table:table-cell>
              <table:table-cell office:value-type="float" office:value="0.848054832467129">
                <text:p>0.848054832467129</text:p>
              </table:table-cell>
              <table:table-cell office:value-type="float" office:value="0.223913462434673">
                <text:p>0.223913462434673</text:p>
              </table:table-cell>
            </table:table-row>
            <table:table-row>
              <table:table-cell office:value-type="float" office:value="4352">
                <text:p>4350</text:p>
              </table:table-cell>
              <table:table-cell office:value-type="float" office:value="3.16007645407755">
                <text:p>3.16007645407755</text:p>
              </table:table-cell>
              <table:table-cell office:value-type="float" office:value="12.6090649515968">
                <text:p>12.6090649515968</text:p>
              </table:table-cell>
              <table:table-cell office:value-type="float" office:value="13.6569577210511">
                <text:p>13.6569577210511</text:p>
              </table:table-cell>
              <table:table-cell office:value-type="float" office:value="0.823936467545378">
                <text:p>0.823936467545378</text:p>
              </table:table-cell>
              <table:table-cell office:value-type="float" office:value="0.223956301908919">
                <text:p>0.223956301908919</text:p>
              </table:table-cell>
            </table:table-row>
            <table:table-row>
              <table:table-cell office:value-type="float" office:value="4608">
                <text:p>4610</text:p>
              </table:table-cell>
              <table:table-cell office:value-type="float" office:value="3.18618354489484">
                <text:p>3.18618354489484</text:p>
              </table:table-cell>
              <table:table-cell office:value-type="float" office:value="12.6909482254442">
                <text:p>12.6909482254442</text:p>
              </table:table-cell>
              <table:table-cell office:value-type="float" office:value="13.8188438168719">
                <text:p>13.8188438168719</text:p>
              </table:table-cell>
              <table:table-cell office:value-type="float" office:value="0.904839275603872">
                <text:p>0.904839275603872</text:p>
              </table:table-cell>
              <table:table-cell office:value-type="float" office:value="0.223056315823836">
                <text:p>0.223056315823836</text:p>
              </table:table-cell>
            </table:table-row>
            <table:table-row>
              <table:table-cell office:value-type="float" office:value="4864">
                <text:p>4860</text:p>
              </table:table-cell>
              <table:table-cell office:value-type="float" office:value="3.12969783889882">
                <text:p>3.12969783889882</text:p>
              </table:table-cell>
              <table:table-cell office:value-type="float" office:value="12.5138078192225">
                <text:p>12.5138078192225</text:p>
              </table:table-cell>
              <table:table-cell office:value-type="float" office:value="13.617679563883">
                <text:p>13.617679563883</text:p>
              </table:table-cell>
              <table:table-cell office:value-type="float" office:value="0.879546717196967">
                <text:p>0.879546717196967</text:p>
              </table:table-cell>
              <table:table-cell office:value-type="float" office:value="0.224325027463518">
                <text:p>0.224325027463518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3.15082542617112">
                <text:p>3.15082542617112</text:p>
              </table:table-cell>
              <table:table-cell office:value-type="float" office:value="12.6541320351799">
                <text:p>12.6541320351799</text:p>
              </table:table-cell>
              <table:table-cell office:value-type="float" office:value="13.7669831136464">
                <text:p>13.7669831136464</text:p>
              </table:table-cell>
              <table:table-cell office:value-type="float" office:value="0.888872235242582">
                <text:p>0.888872235242582</text:p>
              </table:table-cell>
              <table:table-cell office:value-type="float" office:value="0.223978843223938">
                <text:p>0.223978843223938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3.00338196045689">
                <text:p>3.00338196045689</text:p>
              </table:table-cell>
              <table:table-cell office:value-type="float" office:value="11.8329043347692">
                <text:p>11.8329043347692</text:p>
              </table:table-cell>
              <table:table-cell office:value-type="float" office:value="12.9785197705788">
                <text:p>12.9785197705788</text:p>
              </table:table-cell>
              <table:table-cell office:value-type="float" office:value="0.922314405807673">
                <text:p>0.922314405807673</text:p>
              </table:table-cell>
              <table:table-cell office:value-type="float" office:value="0.223301030001885">
                <text:p>0.223301030001885</text:p>
              </table:table-cell>
            </table:table-row>
            <table:table-row>
              <table:table-cell office:value-type="float" office:value="5632">
                <text:p>5630</text:p>
              </table:table-cell>
              <table:table-cell office:value-type="float" office:value="3.02812998717009">
                <text:p>3.02812998717009</text:p>
              </table:table-cell>
              <table:table-cell office:value-type="float" office:value="12.0071846855672">
                <text:p>12.0071846855672</text:p>
              </table:table-cell>
              <table:table-cell office:value-type="float" office:value="13.0955156046402">
                <text:p>13.0955156046402</text:p>
              </table:table-cell>
              <table:table-cell office:value-type="float" office:value="0.865041897238237">
                <text:p>0.865041897238237</text:p>
              </table:table-cell>
              <table:table-cell office:value-type="float" office:value="0.223289021834752">
                <text:p>0.223289021834752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3.07320461455882">
                <text:p>3.07320461455882</text:p>
              </table:table-cell>
              <table:table-cell office:value-type="float" office:value="12.1478351686928">
                <text:p>12.1478351686928</text:p>
              </table:table-cell>
              <table:table-cell office:value-type="float" office:value="13.3162409295133">
                <text:p>13.3162409295133</text:p>
              </table:table-cell>
              <table:table-cell office:value-type="float" office:value="0.945036572963594">
                <text:p>0.945036572963594</text:p>
              </table:table-cell>
              <table:table-cell office:value-type="float" office:value="0.223369187856927">
                <text:p>0.223369187856927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3.10286175542574">
                <text:p>3.10286175542574</text:p>
              </table:table-cell>
              <table:table-cell office:value-type="float" office:value="12.3575424146097">
                <text:p>12.3575424146097</text:p>
              </table:table-cell>
              <table:table-cell office:value-type="float" office:value="13.4823154208329">
                <text:p>13.4823154208329</text:p>
              </table:table-cell>
              <table:table-cell office:value-type="float" office:value="0.900989092102258">
                <text:p>0.900989092102258</text:p>
              </table:table-cell>
              <table:table-cell office:value-type="float" office:value="0.223783914120927">
                <text:p>0.223783914120927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3.06596668568629">
                <text:p>3.06596668568629</text:p>
              </table:table-cell>
              <table:table-cell office:value-type="float" office:value="12.1304956341723">
                <text:p>12.1304956341723</text:p>
              </table:table-cell>
              <table:table-cell office:value-type="float" office:value="13.2486724006749">
                <text:p>13.2486724006749</text:p>
              </table:table-cell>
              <table:table-cell office:value-type="float" office:value="0.89479832134703">
                <text:p>0.89479832134703</text:p>
              </table:table-cell>
              <table:table-cell office:value-type="float" office:value="0.223378445155534">
                <text:p>0.223378445155534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3.02698266846312">
                <text:p>3.02698266846312</text:p>
              </table:table-cell>
              <table:table-cell office:value-type="float" office:value="11.9859338954565">
                <text:p>11.9859338954565</text:p>
              </table:table-cell>
              <table:table-cell office:value-type="float" office:value="13.057218721799">
                <text:p>13.057218721799</text:p>
              </table:table-cell>
              <table:table-cell office:value-type="float" office:value="0.847991171430234">
                <text:p>0.847991171430234</text:p>
              </table:table-cell>
              <table:table-cell office:value-type="float" office:value="0.223293654912274">
                <text:p>0.223293654912274</text:p>
              </table:table-cell>
            </table:table-row>
            <table:table-row>
              <table:table-cell office:value-type="float" office:value="6912">
                <text:p>6910</text:p>
              </table:table-cell>
              <table:table-cell office:value-type="float" office:value="2.96235238617056">
                <text:p>2.96235238617056</text:p>
              </table:table-cell>
              <table:table-cell office:value-type="float" office:value="11.6458184374498">
                <text:p>11.6458184374498</text:p>
              </table:table-cell>
              <table:table-cell office:value-type="float" office:value="12.7435151310078">
                <text:p>12.7435151310078</text:p>
              </table:table-cell>
              <table:table-cell office:value-type="float" office:value="0.874391015128392">
                <text:p>0.874391015128392</text:p>
              </table:table-cell>
              <table:table-cell office:value-type="float" office:value="0.223305678429587">
                <text:p>0.223305678429587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3.07652707864461">
                <text:p>3.07652707864461</text:p>
              </table:table-cell>
              <table:table-cell office:value-type="float" office:value="11.8428221041196">
                <text:p>11.8428221041196</text:p>
              </table:table-cell>
              <table:table-cell office:value-type="float" office:value="13.0470288671544">
                <text:p>13.0470288671544</text:p>
              </table:table-cell>
              <table:table-cell office:value-type="float" office:value="0.974417144039706">
                <text:p>0.974417144039706</text:p>
              </table:table-cell>
              <table:table-cell office:value-type="float" office:value="0.229789618995068">
                <text:p>0.229789618995068</text:p>
              </table:table-cell>
            </table:table-row>
            <table:table-row>
              <table:table-cell office:value-type="float" office:value="7424">
                <text:p>7420</text:p>
              </table:table-cell>
              <table:table-cell office:value-type="float" office:value="3.01188325578345">
                <text:p>3.01188325578345</text:p>
              </table:table-cell>
              <table:table-cell office:value-type="float" office:value="11.7190450602741">
                <text:p>11.7190450602741</text:p>
              </table:table-cell>
              <table:table-cell office:value-type="float" office:value="12.8522516239305">
                <text:p>12.8522516239305</text:p>
              </table:table-cell>
              <table:table-cell office:value-type="float" office:value="0.906259223790606">
                <text:p>0.906259223790606</text:p>
              </table:table-cell>
              <table:table-cell office:value-type="float" office:value="0.226947339865764">
                <text:p>0.226947339865764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3.00789343490384">
                <text:p>3.00789343490384</text:p>
              </table:table-cell>
              <table:table-cell office:value-type="float" office:value="11.8625467949429">
                <text:p>11.8625467949429</text:p>
              </table:table-cell>
              <table:table-cell office:value-type="float" office:value="12.9572526449942">
                <text:p>12.9572526449942</text:p>
              </table:table-cell>
              <table:table-cell office:value-type="float" office:value="0.871650497834198">
                <text:p>0.871650497834198</text:p>
              </table:table-cell>
              <table:table-cell office:value-type="float" office:value="0.223055352217112">
                <text:p>0.223055352217112</text:p>
              </table:table-cell>
            </table:table-row>
            <table:table-row>
              <table:table-cell office:value-type="float" office:value="7936">
                <text:p>7940</text:p>
              </table:table-cell>
              <table:table-cell office:value-type="float" office:value="3.03156719755594">
                <text:p>3.03156719755594</text:p>
              </table:table-cell>
              <table:table-cell office:value-type="float" office:value="11.9368826299726">
                <text:p>11.9368826299726</text:p>
              </table:table-cell>
              <table:table-cell office:value-type="float" office:value="13.0245383916416">
                <text:p>13.0245383916416</text:p>
              </table:table-cell>
              <table:table-cell office:value-type="float" office:value="0.864461210876166">
                <text:p>0.864461210876166</text:p>
              </table:table-cell>
              <table:table-cell office:value-type="float" office:value="0.223194550792908">
                <text:p>0.22319455079290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.0560839473878">
                <text:p>3.0560839473878</text:p>
              </table:table-cell>
              <table:table-cell office:value-type="float" office:value="11.9261294260215">
                <text:p>11.9261294260215</text:p>
              </table:table-cell>
              <table:table-cell office:value-type="float" office:value="13.0977972935567">
                <text:p>13.0977972935567</text:p>
              </table:table-cell>
              <table:table-cell office:value-type="float" office:value="0.946216105949522">
                <text:p>0.946216105949522</text:p>
              </table:table-cell>
              <table:table-cell office:value-type="float" office:value="0.225451761585643">
                <text:p>0.2254517615856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134cm" svg:height="11.923cm" xlink:href=".." xlink:type="simple" chart:class="chart:line" chart:column-mapping="0 1 2" chart:style-name="ch1">
        <chart:title svg:x="12.187cm" svg:y="0.374cm" chart:style-name="ch2">
          <text:p>Power scalar</text:p>
        </chart:title>
        <chart:subtitle svg:x="11.83cm" svg:y="1.391cm" chart:style-name="ch3">
          <text:p>Using CPU_TICKS</text:p>
        </chart:subtitle>
        <chart:legend chart:legend-position="end" svg:x="20.736cm" svg:y="4.666cm" style:legend-expansion="high" chart:style-name="ch4"/>
        <chart:plot-area chart:style-name="ch5" table:cell-range-address="analysis.D2:analysis.D41 analysis.T1:analysis.W41 analysis.Y1:analysis.Y41" chart:data-source-has-labels="both" svg:x="1.553cm" svg:y="2.55cm" svg:width="18.099cm" svg:height="8.154cm">
          <chartooo:coordinate-region svg:x="2.545cm" svg:y="2.75cm" svg:width="16.735cm" svg:height="6.909cm"/>
          <chart:axis chart:dimension="x" chart:name="primary-x" chart:style-name="ch6" chartooo:axis-type="auto">
            <chartooo:date-scale/>
            <chart:title svg:x="9.87cm" svg:y="10.942cm" chart:style-name="ch7">
              <text:p># threads</text:p>
            </chart:title>
            <chart:categories table:cell-range-address="analysis.D2:analysis.D41"/>
          </chart:axis>
          <chart:axis chart:dimension="y" chart:name="primary-y" chart:style-name="ch8">
            <chart:title svg:x="0.451cm" svg:y="7.782cm" chart:style-name="ch9">
              <text:p>Power [W] (log)</text:p>
            </chart:title>
            <chart:grid chart:style-name="ch10" chart:class="major"/>
          </chart:axis>
          <chart:series chart:style-name="ch11" chart:values-cell-range-address="analysis.T2:analysis.T41" chart:label-cell-address="analysis.T1:analysis.T1" chart:class="chart:line">
            <chart:data-point chart:repeated="40"/>
          </chart:series>
          <chart:series chart:style-name="ch12" chart:values-cell-range-address="analysis.U2:analysis.U41" chart:label-cell-address="analysis.U1:analysis.U1" chart:class="chart:line">
            <chart:data-point chart:repeated="40"/>
          </chart:series>
          <chart:series chart:style-name="ch13" chart:values-cell-range-address="analysis.V2:analysis.V41" chart:label-cell-address="analysis.V1:analysis.V1" chart:class="chart:line">
            <chart:data-point chart:repeated="40"/>
          </chart:series>
          <chart:series chart:style-name="ch14" chart:values-cell-range-address="analysis.W2:analysis.W41" chart:label-cell-address="analysis.W1:analysis.W1" chart:class="chart:line">
            <chart:data-point chart:repeated="40"/>
          </chart:series>
          <chart:series chart:style-name="ch15" chart:values-cell-range-address="analysis.Y2:analysis.Y41" chart:label-cell-address="analysis.Y1:analysis.Y1" chart:class="chart:line">
            <chart:data-point chart:repeated="4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S Power [W] (CPU_TICKS)</text:p>
                <draw:g>
                  <svg:desc>analysis.T1:analysis.T1</svg:desc>
                </draw:g>
              </table:table-cell>
              <table:table-cell office:value-type="string">
                <text:p>PKG Power (CPU_TICKS) [W]</text:p>
                <draw:g>
                  <svg:desc>analysis.U1:analysis.U1</svg:desc>
                </draw:g>
              </table:table-cell>
              <table:table-cell office:value-type="string">
                <text:p>PP0 Power (CPU_TICKS) [W]</text:p>
                <draw:g>
                  <svg:desc>analysis.V1:analysis.V1</svg:desc>
                </draw:g>
              </table:table-cell>
              <table:table-cell office:value-type="string">
                <text:p>DRAM Power (CPU_TICKS)  [W]</text:p>
                <draw:g>
                  <svg:desc>analysis.W1:analysis.W1</svg:desc>
                </draw:g>
              </table:table-cell>
              <table:table-cell office:value-type="string">
                <text:p>GPU Power (pkg – pp0 – dram)</text:p>
                <draw:g>
                  <svg:desc>analysis.Y1:analysis.Y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nalysis.D2:analysis.D41</svg:desc>
                </draw:g>
              </table:table-cell>
              <table:table-cell office:value-type="float" office:value="2.5637233306857">
                <text:p>2.5637233306857</text:p>
                <draw:g>
                  <svg:desc>analysis.T2:analysis.T41</svg:desc>
                </draw:g>
              </table:table-cell>
              <table:table-cell office:value-type="float" office:value="10.3249972591099">
                <text:p>10.3249972591099</text:p>
                <draw:g>
                  <svg:desc>analysis.U2:analysis.U41</svg:desc>
                </draw:g>
              </table:table-cell>
              <table:table-cell office:value-type="float" office:value="1.01798207836678">
                <text:p>1.01798207836678</text:p>
                <draw:g>
                  <svg:desc>analysis.V2:analysis.V41</svg:desc>
                </draw:g>
              </table:table-cell>
              <table:table-cell office:value-type="float" office:value="0.270284430826181">
                <text:p>0.270284430826181</text:p>
                <draw:g>
                  <svg:desc>analysis.W2:analysis.W41</svg:desc>
                </draw:g>
              </table:table-cell>
              <table:table-cell office:value-type="float" office:value="9.03673074991699">
                <text:p>9.03673074991699</text:p>
                <draw:g>
                  <svg:desc>analysis.Y2:analysis.Y4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52077300705659">
                <text:p>2.52077300705659</text:p>
              </table:table-cell>
              <table:table-cell office:value-type="float" office:value="10.2979670382106">
                <text:p>10.2979670382106</text:p>
              </table:table-cell>
              <table:table-cell office:value-type="float" office:value="1.02274290205953">
                <text:p>1.02274290205953</text:p>
              </table:table-cell>
              <table:table-cell office:value-type="float" office:value="0.270544515420152">
                <text:p>0.270544515420152</text:p>
              </table:table-cell>
              <table:table-cell office:value-type="float" office:value="9.0046796207309">
                <text:p>9.004679620730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61298153620541">
                <text:p>2.61298153620541</text:p>
              </table:table-cell>
              <table:table-cell office:value-type="float" office:value="10.4014196837521">
                <text:p>10.4014196837521</text:p>
              </table:table-cell>
              <table:table-cell office:value-type="float" office:value="1.05756883283395">
                <text:p>1.05756883283395</text:p>
              </table:table-cell>
              <table:table-cell office:value-type="float" office:value="0.269885416783537">
                <text:p>0.269885416783537</text:p>
              </table:table-cell>
              <table:table-cell office:value-type="float" office:value="9.07396543413465">
                <text:p>9.073965434134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6079361332817">
                <text:p>2.6079361332817</text:p>
              </table:table-cell>
              <table:table-cell office:value-type="float" office:value="10.2792270654668">
                <text:p>10.2792270654668</text:p>
              </table:table-cell>
              <table:table-cell office:value-type="float" office:value="1.00803604260965">
                <text:p>1.00803604260965</text:p>
              </table:table-cell>
              <table:table-cell office:value-type="float" office:value="0.270292473634247">
                <text:p>0.270292473634247</text:p>
              </table:table-cell>
              <table:table-cell office:value-type="float" office:value="9.00089854922294">
                <text:p>9.0008985492229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61550354292646">
                <text:p>2.61550354292646</text:p>
              </table:table-cell>
              <table:table-cell office:value-type="float" office:value="10.2552658645678">
                <text:p>10.2552658645678</text:p>
              </table:table-cell>
              <table:table-cell office:value-type="float" office:value="1.00396612684298">
                <text:p>1.00396612684298</text:p>
              </table:table-cell>
              <table:table-cell office:value-type="float" office:value="0.270460075337012">
                <text:p>0.270460075337012</text:p>
              </table:table-cell>
              <table:table-cell office:value-type="float" office:value="8.98083966238778">
                <text:p>8.9808396623877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62374586550497">
                <text:p>2.62374586550497</text:p>
              </table:table-cell>
              <table:table-cell office:value-type="float" office:value="10.258363019667">
                <text:p>10.258363019667</text:p>
              </table:table-cell>
              <table:table-cell office:value-type="float" office:value="1.00065481498396">
                <text:p>1.00065481498396</text:p>
              </table:table-cell>
              <table:table-cell office:value-type="float" office:value="0.270407006115386">
                <text:p>0.270407006115386</text:p>
              </table:table-cell>
              <table:table-cell office:value-type="float" office:value="8.98730119856768">
                <text:p>8.9873011985676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73790390627752">
                <text:p>2.73790390627752</text:p>
              </table:table-cell>
              <table:table-cell office:value-type="float" office:value="10.7672789328137">
                <text:p>10.7672789328137</text:p>
              </table:table-cell>
              <table:table-cell office:value-type="float" office:value="1.26817384485873">
                <text:p>1.26817384485873</text:p>
              </table:table-cell>
              <table:table-cell office:value-type="float" office:value="0.269861590588603">
                <text:p>0.269861590588603</text:p>
              </table:table-cell>
              <table:table-cell office:value-type="float" office:value="9.22924349736639">
                <text:p>9.229243497366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.76921791234547">
                <text:p>2.76921791234547</text:p>
              </table:table-cell>
              <table:table-cell office:value-type="float" office:value="10.938788595008">
                <text:p>10.938788595008</text:p>
              </table:table-cell>
              <table:table-cell office:value-type="float" office:value="1.10325232414971">
                <text:p>1.10325232414971</text:p>
              </table:table-cell>
              <table:table-cell office:value-type="float" office:value="0.269983288646813">
                <text:p>0.269983288646813</text:p>
              </table:table-cell>
              <table:table-cell office:value-type="float" office:value="9.56555298221148">
                <text:p>9.5655529822114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.77916727731268">
                <text:p>2.77916727731268</text:p>
              </table:table-cell>
              <table:table-cell office:value-type="float" office:value="11.544540608675">
                <text:p>11.544540608675</text:p>
              </table:table-cell>
              <table:table-cell office:value-type="float" office:value="0.987609534869443">
                <text:p>0.987609534869443</text:p>
              </table:table-cell>
              <table:table-cell office:value-type="float" office:value="0.269708069651392">
                <text:p>0.269708069651392</text:p>
              </table:table-cell>
              <table:table-cell office:value-type="float" office:value="10.2872230041541">
                <text:p>10.287223004154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.05208292268734">
                <text:p>3.05208292268734</text:p>
              </table:table-cell>
              <table:table-cell office:value-type="float" office:value="12.6978013734984">
                <text:p>12.6978013734984</text:p>
              </table:table-cell>
              <table:table-cell office:value-type="float" office:value="1.00194862088431">
                <text:p>1.00194862088431</text:p>
              </table:table-cell>
              <table:table-cell office:value-type="float" office:value="0.270054390420793">
                <text:p>0.270054390420793</text:p>
              </table:table-cell>
              <table:table-cell office:value-type="float" office:value="11.4257983621933">
                <text:p>11.4257983621933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49051391985">
                <text:p>3.249051391985</text:p>
              </table:table-cell>
              <table:table-cell office:value-type="float" office:value="13.6696255160674">
                <text:p>13.6696255160674</text:p>
              </table:table-cell>
              <table:table-cell office:value-type="float" office:value="1.00839644295574">
                <text:p>1.00839644295574</text:p>
              </table:table-cell>
              <table:table-cell office:value-type="float" office:value="0.272112888802492">
                <text:p>0.272112888802492</text:p>
              </table:table-cell>
              <table:table-cell office:value-type="float" office:value="12.3891161843092">
                <text:p>12.389116184309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.51608421856077">
                <text:p>3.51608421856077</text:p>
              </table:table-cell>
              <table:table-cell office:value-type="float" office:value="14.8142051696826">
                <text:p>14.8142051696826</text:p>
              </table:table-cell>
              <table:table-cell office:value-type="float" office:value="1.01238143777655">
                <text:p>1.01238143777655</text:p>
              </table:table-cell>
              <table:table-cell office:value-type="float" office:value="0.271687888495645">
                <text:p>0.271687888495645</text:p>
              </table:table-cell>
              <table:table-cell office:value-type="float" office:value="13.5301358434105">
                <text:p>13.5301358434105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3.73766869351049">
                <text:p>3.73766869351049</text:p>
              </table:table-cell>
              <table:table-cell office:value-type="float" office:value="15.9316082322084">
                <text:p>15.9316082322084</text:p>
              </table:table-cell>
              <table:table-cell office:value-type="float" office:value="1.2934576602914">
                <text:p>1.2934576602914</text:p>
              </table:table-cell>
              <table:table-cell office:value-type="float" office:value="0.270159811165305">
                <text:p>0.270159811165305</text:p>
              </table:table-cell>
              <table:table-cell office:value-type="float" office:value="14.3679907607517">
                <text:p>14.3679907607517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3.76467609584626">
                <text:p>3.76467609584626</text:p>
              </table:table-cell>
              <table:table-cell office:value-type="float" office:value="16.1757007703194">
                <text:p>16.1757007703194</text:p>
              </table:table-cell>
              <table:table-cell office:value-type="float" office:value="1.07566932100581">
                <text:p>1.07566932100581</text:p>
              </table:table-cell>
              <table:table-cell office:value-type="float" office:value="0.272525468281888">
                <text:p>0.272525468281888</text:p>
              </table:table-cell>
              <table:table-cell office:value-type="float" office:value="14.8275059810317">
                <text:p>14.8275059810317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44.5618823405142">
                <text:p>44.5618823405142</text:p>
              </table:table-cell>
              <table:table-cell office:value-type="float" office:value="191.92859275334">
                <text:p>191.92859275334</text:p>
              </table:table-cell>
              <table:table-cell office:value-type="float" office:value="12.5199469826206">
                <text:p>12.5199469826206</text:p>
              </table:table-cell>
              <table:table-cell office:value-type="float" office:value="3.27759208175713">
                <text:p>3.27759208175713</text:p>
              </table:table-cell>
              <table:table-cell office:value-type="float" office:value="176.131053688962">
                <text:p>176.13105368896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7.5183650697439">
                <text:p>17.5183650697439</text:p>
              </table:table-cell>
              <table:table-cell office:value-type="float" office:value="75.8809616383112">
                <text:p>75.8809616383112</text:p>
              </table:table-cell>
              <table:table-cell office:value-type="float" office:value="4.79361574175583">
                <text:p>4.79361574175583</text:p>
              </table:table-cell>
              <table:table-cell office:value-type="float" office:value="1.30316363864101">
                <text:p>1.30316363864101</text:p>
              </table:table-cell>
              <table:table-cell office:value-type="float" office:value="69.7841822579144">
                <text:p>69.7841822579144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16.8059649977837">
                <text:p>16.8059649977837</text:p>
              </table:table-cell>
              <table:table-cell office:value-type="float" office:value="71.8147577571915">
                <text:p>71.8147577571915</text:p>
              </table:table-cell>
              <table:table-cell office:value-type="float" office:value="5.63878802176564">
                <text:p>5.63878802176564</text:p>
              </table:table-cell>
              <table:table-cell office:value-type="float" office:value="1.16828093960755">
                <text:p>1.16828093960755</text:p>
              </table:table-cell>
              <table:table-cell office:value-type="float" office:value="65.0076887958183">
                <text:p>65.0076887958183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10.6666640588311">
                <text:p>10.6666640588311</text:p>
              </table:table-cell>
              <table:table-cell office:value-type="float" office:value="46.1630362391928">
                <text:p>46.1630362391928</text:p>
              </table:table-cell>
              <table:table-cell office:value-type="float" office:value="3.32987912331835">
                <text:p>3.32987912331835</text:p>
              </table:table-cell>
              <table:table-cell office:value-type="float" office:value="0.772545608174054">
                <text:p>0.772545608174054</text:p>
              </table:table-cell>
              <table:table-cell office:value-type="float" office:value="42.0606115077004">
                <text:p>42.0606115077004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9.37846541417586">
                <text:p>9.37846541417586</text:p>
              </table:table-cell>
              <table:table-cell office:value-type="float" office:value="40.5252903757515">
                <text:p>40.5252903757515</text:p>
              </table:table-cell>
              <table:table-cell office:value-type="float" office:value="2.56570669979583">
                <text:p>2.56570669979583</text:p>
              </table:table-cell>
              <table:table-cell office:value-type="float" office:value="0.677920933387345">
                <text:p>0.677920933387345</text:p>
              </table:table-cell>
              <table:table-cell office:value-type="float" office:value="37.2816627425683">
                <text:p>37.281662742568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9.00551659978521">
                <text:p>9.00551659978521</text:p>
              </table:table-cell>
              <table:table-cell office:value-type="float" office:value="38.9248583697301">
                <text:p>38.9248583697301</text:p>
              </table:table-cell>
              <table:table-cell office:value-type="float" office:value="2.36608916290609">
                <text:p>2.36608916290609</text:p>
              </table:table-cell>
              <table:table-cell office:value-type="float" office:value="0.638933513099551">
                <text:p>0.638933513099551</text:p>
              </table:table-cell>
              <table:table-cell office:value-type="float" office:value="35.9198356937245">
                <text:p>35.9198356937245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7.69905366437584">
                <text:p>7.69905366437584</text:p>
              </table:table-cell>
              <table:table-cell office:value-type="float" office:value="33.2860013517842">
                <text:p>33.2860013517842</text:p>
              </table:table-cell>
              <table:table-cell office:value-type="float" office:value="2.07971461393396">
                <text:p>2.07971461393396</text:p>
              </table:table-cell>
              <table:table-cell office:value-type="float" office:value="0.553529462452644">
                <text:p>0.553529462452644</text:p>
              </table:table-cell>
              <table:table-cell office:value-type="float" office:value="30.6527572753976">
                <text:p>30.6527572753976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129.251727661376">
                <text:p>129.251727661376</text:p>
              </table:table-cell>
              <table:table-cell office:value-type="float" office:value="554.779291724428">
                <text:p>554.779291724428</text:p>
              </table:table-cell>
              <table:table-cell office:value-type="float" office:value="34.2549823808824">
                <text:p>34.2549823808824</text:p>
              </table:table-cell>
              <table:table-cell office:value-type="float" office:value="9.14548179962575">
                <text:p>9.14548179962575</text:p>
              </table:table-cell>
              <table:table-cell office:value-type="float" office:value="511.378827543919">
                <text:p>511.378827543919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8.7531461311449">
                <text:p>48.7531461311449</text:p>
              </table:table-cell>
              <table:table-cell office:value-type="float" office:value="211.003776207499">
                <text:p>211.003776207499</text:p>
              </table:table-cell>
              <table:table-cell office:value-type="float" office:value="12.7818837084997">
                <text:p>12.7818837084997</text:p>
              </table:table-cell>
              <table:table-cell office:value-type="float" office:value="3.45492423915513">
                <text:p>3.45492423915513</text:p>
              </table:table-cell>
              <table:table-cell office:value-type="float" office:value="194.766968259844">
                <text:p>194.76696825984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3.3248790283193">
                <text:p>23.3248790283193</text:p>
              </table:table-cell>
              <table:table-cell office:value-type="float" office:value="100.463536985612">
                <text:p>100.463536985612</text:p>
              </table:table-cell>
              <table:table-cell office:value-type="float" office:value="6.30189331827911">
                <text:p>6.30189331827911</text:p>
              </table:table-cell>
              <table:table-cell office:value-type="float" office:value="1.66390037385289">
                <text:p>1.66390037385289</text:p>
              </table:table-cell>
              <table:table-cell office:value-type="float" office:value="92.4977432934802">
                <text:p>92.4977432934802</text:p>
              </table:table-cell>
            </table:table-row>
            <table:table-row>
              <table:table-cell office:value-type="float" office:value="4352">
                <text:p>4350</text:p>
              </table:table-cell>
              <table:table-cell office:value-type="float" office:value="19.1716150190418">
                <text:p>19.1716150190418</text:p>
              </table:table-cell>
              <table:table-cell office:value-type="float" office:value="82.8543041803565">
                <text:p>82.8543041803565</text:p>
              </table:table-cell>
              <table:table-cell office:value-type="float" office:value="4.99867423636124">
                <text:p>4.99867423636124</text:p>
              </table:table-cell>
              <table:table-cell office:value-type="float" office:value="1.35870257054887">
                <text:p>1.35870257054887</text:p>
              </table:table-cell>
              <table:table-cell office:value-type="float" office:value="76.4969273734463">
                <text:p>76.4969273734463</text:p>
              </table:table-cell>
            </table:table-row>
            <table:table-row>
              <table:table-cell office:value-type="float" office:value="4608">
                <text:p>4610</text:p>
              </table:table-cell>
              <table:table-cell office:value-type="float" office:value="16.5768803096045">
                <text:p>16.5768803096045</text:p>
              </table:table-cell>
              <table:table-cell office:value-type="float" office:value="71.895832974357">
                <text:p>71.895832974357</text:p>
              </table:table-cell>
              <table:table-cell office:value-type="float" office:value="4.70764228104432">
                <text:p>4.70764228104432</text:p>
              </table:table-cell>
              <table:table-cell office:value-type="float" office:value="1.16050371788456">
                <text:p>1.16050371788456</text:p>
              </table:table-cell>
              <table:table-cell office:value-type="float" office:value="66.0276869754281">
                <text:p>66.0276869754281</text:p>
              </table:table-cell>
            </table:table-row>
            <table:table-row>
              <table:table-cell office:value-type="float" office:value="4864">
                <text:p>4860</text:p>
              </table:table-cell>
              <table:table-cell office:value-type="float" office:value="12.9386486900581">
                <text:p>12.9386486900581</text:p>
              </table:table-cell>
              <table:table-cell office:value-type="float" office:value="56.2975663851499">
                <text:p>56.2975663851499</text:p>
              </table:table-cell>
              <table:table-cell office:value-type="float" office:value="3.63618041296587">
                <text:p>3.63618041296587</text:p>
              </table:table-cell>
              <table:table-cell office:value-type="float" office:value="0.927393912173751">
                <text:p>0.927393912173751</text:p>
              </table:table-cell>
              <table:table-cell office:value-type="float" office:value="51.7339920600103">
                <text:p>51.7339920600103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11.9482729396346">
                <text:p>11.9482729396346</text:p>
              </table:table-cell>
              <table:table-cell office:value-type="float" office:value="52.205898311884">
                <text:p>52.205898311884</text:p>
              </table:table-cell>
              <table:table-cell office:value-type="float" office:value="3.37070025743937">
                <text:p>3.37070025743937</text:p>
              </table:table-cell>
              <table:table-cell office:value-type="float" office:value="0.849352150491979">
                <text:p>0.849352150491979</text:p>
              </table:table-cell>
              <table:table-cell office:value-type="float" office:value="47.9858459039526">
                <text:p>47.9858459039526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21.605053375321">
                <text:p>21.605053375321</text:p>
              </table:table-cell>
              <table:table-cell office:value-type="float" office:value="93.3619553116572">
                <text:p>93.3619553116572</text:p>
              </table:table-cell>
              <table:table-cell office:value-type="float" office:value="6.63473784841901">
                <text:p>6.63473784841901</text:p>
              </table:table-cell>
              <table:table-cell office:value-type="float" office:value="1.60633270608743">
                <text:p>1.60633270608743</text:p>
              </table:table-cell>
              <table:table-cell office:value-type="float" office:value="85.1208847571507">
                <text:p>85.1208847571507</text:p>
              </table:table-cell>
            </table:table-row>
            <table:table-row>
              <table:table-cell office:value-type="float" office:value="5632">
                <text:p>5630</text:p>
              </table:table-cell>
              <table:table-cell office:value-type="float" office:value="21.6237617434327">
                <text:p>21.6237617434327</text:p>
              </table:table-cell>
              <table:table-cell office:value-type="float" office:value="93.5145817854347">
                <text:p>93.5145817854347</text:p>
              </table:table-cell>
              <table:table-cell office:value-type="float" office:value="6.1772314805573">
                <text:p>6.1772314805573</text:p>
              </table:table-cell>
              <table:table-cell office:value-type="float" office:value="1.5944984622642">
                <text:p>1.5944984622642</text:p>
              </table:table-cell>
              <table:table-cell office:value-type="float" office:value="85.7428518426132">
                <text:p>85.7428518426132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21.0608583551989">
                <text:p>21.0608583551989</text:p>
              </table:table-cell>
              <table:table-cell office:value-type="float" office:value="91.2570099340562">
                <text:p>91.2570099340562</text:p>
              </table:table-cell>
              <table:table-cell office:value-type="float" office:value="6.47639317908746">
                <text:p>6.47639317908746</text:p>
              </table:table-cell>
              <table:table-cell office:value-type="float" office:value="1.53076264563852">
                <text:p>1.53076264563852</text:p>
              </table:table-cell>
              <table:table-cell office:value-type="float" office:value="83.2498541093302">
                <text:p>83.2498541093302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20.7041387803013">
                <text:p>20.7041387803013</text:p>
              </table:table-cell>
              <table:table-cell office:value-type="float" office:value="89.9620258829157">
                <text:p>89.9620258829157</text:p>
              </table:table-cell>
              <table:table-cell office:value-type="float" office:value="6.01193500477538">
                <text:p>6.01193500477538</text:p>
              </table:table-cell>
              <table:table-cell office:value-type="float" office:value="1.49321935038094">
                <text:p>1.49321935038094</text:p>
              </table:table-cell>
              <table:table-cell office:value-type="float" office:value="82.4568715277594">
                <text:p>82.4568715277594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6.7684726742753">
                <text:p>16.7684726742753</text:p>
              </table:table-cell>
              <table:table-cell office:value-type="float" office:value="72.4600179637678">
                <text:p>72.4600179637678</text:p>
              </table:table-cell>
              <table:table-cell office:value-type="float" office:value="4.89385656750425">
                <text:p>4.89385656750425</text:p>
              </table:table-cell>
              <table:table-cell office:value-type="float" office:value="1.22170778015947">
                <text:p>1.22170778015947</text:p>
              </table:table-cell>
              <table:table-cell office:value-type="float" office:value="66.3444536161041">
                <text:p>66.3444536161041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70.8790054586523">
                <text:p>70.8790054586523</text:p>
              </table:table-cell>
              <table:table-cell office:value-type="float" office:value="305.744293384772">
                <text:p>305.744293384772</text:p>
              </table:table-cell>
              <table:table-cell office:value-type="float" office:value="19.8563313542886">
                <text:p>19.8563313542886</text:p>
              </table:table-cell>
              <table:table-cell office:value-type="float" office:value="5.2285836817973">
                <text:p>5.2285836817973</text:p>
              </table:table-cell>
              <table:table-cell office:value-type="float" office:value="280.659378348686">
                <text:p>280.659378348686</text:p>
              </table:table-cell>
            </table:table-row>
            <table:table-row>
              <table:table-cell office:value-type="float" office:value="6912">
                <text:p>6910</text:p>
              </table:table-cell>
              <table:table-cell office:value-type="float" office:value="22.700320664745">
                <text:p>22.700320664745</text:p>
              </table:table-cell>
              <table:table-cell office:value-type="float" office:value="97.6527577274029">
                <text:p>97.6527577274029</text:p>
              </table:table-cell>
              <table:table-cell office:value-type="float" office:value="6.70040354498311">
                <text:p>6.70040354498311</text:p>
              </table:table-cell>
              <table:table-cell office:value-type="float" office:value="1.71117741774229">
                <text:p>1.71117741774229</text:p>
              </table:table-cell>
              <table:table-cell office:value-type="float" office:value="89.2411767646775">
                <text:p>89.2411767646775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21.8683649941527">
                <text:p>21.8683649941527</text:p>
              </table:table-cell>
              <table:table-cell office:value-type="float" office:value="92.740022129718">
                <text:p>92.740022129718</text:p>
              </table:table-cell>
              <table:table-cell office:value-type="float" office:value="6.92628708205876">
                <text:p>6.92628708205876</text:p>
              </table:table-cell>
              <table:table-cell office:value-type="float" office:value="1.63337527400061">
                <text:p>1.63337527400061</text:p>
              </table:table-cell>
              <table:table-cell office:value-type="float" office:value="84.1803597736586">
                <text:p>84.1803597736586</text:p>
              </table:table-cell>
            </table:table-row>
            <table:table-row>
              <table:table-cell office:value-type="float" office:value="7424">
                <text:p>7420</text:p>
              </table:table-cell>
              <table:table-cell office:value-type="float" office:value="80.148664939004">
                <text:p>80.148664939004</text:p>
              </table:table-cell>
              <table:table-cell office:value-type="float" office:value="342.008876718638">
                <text:p>342.008876718638</text:p>
              </table:table-cell>
              <table:table-cell office:value-type="float" office:value="24.1162955888146">
                <text:p>24.1162955888146</text:p>
              </table:table-cell>
              <table:table-cell office:value-type="float" office:value="6.03925343612561">
                <text:p>6.03925343612561</text:p>
              </table:table-cell>
              <table:table-cell office:value-type="float" office:value="311.853327693698">
                <text:p>311.853327693698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85.9010167832244">
                <text:p>85.9010167832244</text:p>
              </table:table-cell>
              <table:table-cell office:value-type="float" office:value="370.040096502857">
                <text:p>370.040096502857</text:p>
              </table:table-cell>
              <table:table-cell office:value-type="float" office:value="24.8930574383713">
                <text:p>24.8930574383713</text:p>
              </table:table-cell>
              <table:table-cell office:value-type="float" office:value="6.37013310779168">
                <text:p>6.37013310779168</text:p>
              </table:table-cell>
              <table:table-cell office:value-type="float" office:value="338.776905956694">
                <text:p>338.776905956694</text:p>
              </table:table-cell>
            </table:table-row>
            <table:table-row>
              <table:table-cell office:value-type="float" office:value="7936">
                <text:p>7940</text:p>
              </table:table-cell>
              <table:table-cell office:value-type="float" office:value="82.4475130091911">
                <text:p>82.4475130091911</text:p>
              </table:table-cell>
              <table:table-cell office:value-type="float" office:value="354.219691831115">
                <text:p>354.219691831115</text:p>
              </table:table-cell>
              <table:table-cell office:value-type="float" office:value="23.5101755247629">
                <text:p>23.5101755247629</text:p>
              </table:table-cell>
              <table:table-cell office:value-type="float" office:value="6.07007347385023">
                <text:p>6.07007347385023</text:p>
              </table:table-cell>
              <table:table-cell office:value-type="float" office:value="324.639442832502">
                <text:p>324.63944283250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68.6899554416263">
                <text:p>68.6899554416263</text:p>
              </table:table-cell>
              <table:table-cell office:value-type="float" office:value="294.392146278204">
                <text:p>294.392146278204</text:p>
              </table:table-cell>
              <table:table-cell office:value-type="float" office:value="21.267590574983">
                <text:p>21.267590574983</text:p>
              </table:table-cell>
              <table:table-cell office:value-type="float" office:value="5.06735800591829">
                <text:p>5.06735800591829</text:p>
              </table:table-cell>
              <table:table-cell office:value-type="float" office:value="268.057197697303">
                <text:p>268.0571976973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12cm" svg:height="13.943cm" xlink:href=".." xlink:type="simple" chart:class="chart:line" chart:style-name="ch1">
        <chart:title svg:x="13.101cm" svg:y="0.414cm" chart:style-name="ch2">
          <text:p>Energy scalar</text:p>
        </chart:title>
        <chart:legend chart:legend-position="end" svg:x="25.077cm" svg:y="5.925cm" style:legend-expansion="high" chart:style-name="ch3"/>
        <chart:plot-area chart:style-name="ch4" table:cell-range-address="analysis.D1:analysis.H41" chart:data-source-has-labels="both" svg:x="1.593cm" svg:y="2.027cm" svg:width="22.32cm" svg:height="10.657cm">
          <chartooo:coordinate-region svg:x="2.585cm" svg:y="2.227cm" svg:width="20.956cm" svg:height="9.412cm"/>
          <chart:axis chart:dimension="x" chart:name="primary-x" chart:style-name="ch5" chartooo:axis-type="auto">
            <chartooo:date-scale/>
            <chart:title svg:x="12.021cm" svg:y="12.962cm" chart:style-name="ch6">
              <text:p># threads</text:p>
            </chart:title>
            <chart:categories table:cell-range-address="analysis.D2:analysis.D41"/>
          </chart:axis>
          <chart:axis chart:dimension="y" chart:name="primary-y" chart:style-name="ch7">
            <chart:title svg:x="0.451cm" svg:y="8.497cm" chart:style-name="ch8">
              <text:p>Energy [J] (log)</text:p>
            </chart:title>
            <chart:grid chart:style-name="ch9" chart:class="major"/>
          </chart:axis>
          <chart:series chart:style-name="ch10" chart:values-cell-range-address="analysis.E2:analysis.E41" chart:label-cell-address="analysis.E1:analysis.E1" chart:class="chart:line">
            <chart:data-point chart:repeated="40"/>
          </chart:series>
          <chart:series chart:style-name="ch11" chart:values-cell-range-address="analysis.F2:analysis.F41" chart:label-cell-address="analysis.F1:analysis.F1" chart:class="chart:line">
            <chart:data-point chart:repeated="40"/>
          </chart:series>
          <chart:series chart:style-name="ch12" chart:values-cell-range-address="analysis.G2:analysis.G41" chart:label-cell-address="analysis.G1:analysis.G1" chart:class="chart:line">
            <chart:data-point chart:repeated="40"/>
          </chart:series>
          <chart:series chart:style-name="ch13" chart:values-cell-range-address="analysis.H2:analysis.H41" chart:label-cell-address="analysis.H1:analysis.H1" chart:class="chart:line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S Energy [J]</text:p>
                <draw:g>
                  <svg:desc>analysis.E1:analysis.E1</svg:desc>
                </draw:g>
              </table:table-cell>
              <table:table-cell office:value-type="string">
                <text:p>PKG Energy [J]</text:p>
                <draw:g>
                  <svg:desc>analysis.F1:analysis.F1</svg:desc>
                </draw:g>
              </table:table-cell>
              <table:table-cell office:value-type="string">
                <text:p>PP0 Energy [J]</text:p>
                <draw:g>
                  <svg:desc>analysis.G1:analysis.G1</svg:desc>
                </draw:g>
              </table:table-cell>
              <table:table-cell office:value-type="string">
                <text:p>DRAM Energy [J]</text:p>
                <draw:g>
                  <svg:desc>analysis.H1:analysis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nalysis.D2:analysis.D41</svg:desc>
                </draw:g>
              </table:table-cell>
              <table:table-cell office:value-type="float" office:value="2.015563964">
                <text:p>2.015563964</text:p>
                <draw:g>
                  <svg:desc>analysis.E2:analysis.E41</svg:desc>
                </draw:g>
              </table:table-cell>
              <table:table-cell office:value-type="float" office:value="8.117370605">
                <text:p>8.117370605</text:p>
                <draw:g>
                  <svg:desc>analysis.F2:analysis.F41</svg:desc>
                </draw:g>
              </table:table-cell>
              <table:table-cell office:value-type="float" office:value="0.800323486">
                <text:p>0.800323486</text:p>
                <draw:g>
                  <svg:desc>analysis.G2:analysis.G41</svg:desc>
                </draw:g>
              </table:table-cell>
              <table:table-cell office:value-type="float" office:value="0.212493896">
                <text:p>0.212493896</text:p>
                <draw:g>
                  <svg:desc>analysis.H2:analysis.H4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81597899">
                <text:p>1.981597899</text:p>
              </table:table-cell>
              <table:table-cell office:value-type="float" office:value="8.095306396">
                <text:p>8.095306396</text:p>
              </table:table-cell>
              <table:table-cell office:value-type="float" office:value="0.803985595">
                <text:p>0.803985595</text:p>
              </table:table-cell>
              <table:table-cell office:value-type="float" office:value="0.212677001">
                <text:p>0.21267700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054077148">
                <text:p>2.054077148</text:p>
              </table:table-cell>
              <table:table-cell office:value-type="float" office:value="8.176605224">
                <text:p>8.176605224</text:p>
              </table:table-cell>
              <table:table-cell office:value-type="float" office:value="0.831359863">
                <text:p>0.831359863</text:p>
              </table:table-cell>
              <table:table-cell office:value-type="float" office:value="0.212158203">
                <text:p>0.21215820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050262451">
                <text:p>2.050262451</text:p>
              </table:table-cell>
              <table:table-cell office:value-type="float" office:value="8.08114624">
                <text:p>8.08114624</text:p>
              </table:table-cell>
              <table:table-cell office:value-type="float" office:value="0.792480468">
                <text:p>0.792480468</text:p>
              </table:table-cell>
              <table:table-cell office:value-type="float" office:value="0.212493896">
                <text:p>0.21249389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090942382">
                <text:p>2.090942382</text:p>
              </table:table-cell>
              <table:table-cell office:value-type="float" office:value="8.198486327">
                <text:p>8.198486327</text:p>
              </table:table-cell>
              <table:table-cell office:value-type="float" office:value="0.802612304">
                <text:p>0.802612304</text:p>
              </table:table-cell>
              <table:table-cell office:value-type="float" office:value="0.21621704">
                <text:p>0.2162170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097351073">
                <text:p>2.097351073</text:p>
              </table:table-cell>
              <table:table-cell office:value-type="float" office:value="8.200256347">
                <text:p>8.200256347</text:p>
              </table:table-cell>
              <table:table-cell office:value-type="float" office:value="0.799896239">
                <text:p>0.799896239</text:p>
              </table:table-cell>
              <table:table-cell office:value-type="float" office:value="0.216156005">
                <text:p>0.21615600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188385009">
                <text:p>2.188385009</text:p>
              </table:table-cell>
              <table:table-cell office:value-type="float" office:value="8.606201171">
                <text:p>8.606201171</text:p>
              </table:table-cell>
              <table:table-cell office:value-type="float" office:value="1.013641357">
                <text:p>1.013641357</text:p>
              </table:table-cell>
              <table:table-cell office:value-type="float" office:value="0.215698242">
                <text:p>0.21569824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.214294433">
                <text:p>2.214294433</text:p>
              </table:table-cell>
              <table:table-cell office:value-type="float" office:value="8.746765136">
                <text:p>8.746765136</text:p>
              </table:table-cell>
              <table:table-cell office:value-type="float" office:value="0.88217163">
                <text:p>0.88217163</text:p>
              </table:table-cell>
              <table:table-cell office:value-type="float" office:value="0.215881347">
                <text:p>0.21588134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.441497802">
                <text:p>2.441497802</text:p>
              </table:table-cell>
              <table:table-cell office:value-type="float" office:value="10.14187622">
                <text:p>10.14187622</text:p>
              </table:table-cell>
              <table:table-cell office:value-type="float" office:value="0.867614745">
                <text:p>0.867614745</text:p>
              </table:table-cell>
              <table:table-cell office:value-type="float" office:value="0.236938476">
                <text:p>0.23693847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983398437">
                <text:p>2.983398437</text:p>
              </table:table-cell>
              <table:table-cell office:value-type="float" office:value="12.412048339">
                <text:p>12.412048339</text:p>
              </table:table-cell>
              <table:table-cell office:value-type="float" office:value="0.979400634">
                <text:p>0.979400634</text:p>
              </table:table-cell>
              <table:table-cell office:value-type="float" office:value="0.26397705">
                <text:p>0.26397705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460540771">
                <text:p>3.460540771</text:p>
              </table:table-cell>
              <table:table-cell office:value-type="float" office:value="14.559417724">
                <text:p>14.559417724</text:p>
              </table:table-cell>
              <table:table-cell office:value-type="float" office:value="1.074035644">
                <text:p>1.074035644</text:p>
              </table:table-cell>
              <table:table-cell office:value-type="float" office:value="0.289825439">
                <text:p>0.28982543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.532012939">
                <text:p>3.532012939</text:p>
              </table:table-cell>
              <table:table-cell office:value-type="float" office:value="14.881317138">
                <text:p>14.881317138</text:p>
              </table:table-cell>
              <table:table-cell office:value-type="float" office:value="1.016967773">
                <text:p>1.016967773</text:p>
              </table:table-cell>
              <table:table-cell office:value-type="float" office:value="0.272918701">
                <text:p>0.272918701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3.777526855">
                <text:p>3.777526855</text:p>
              </table:table-cell>
              <table:table-cell office:value-type="float" office:value="16.101501464">
                <text:p>16.101501464</text:p>
              </table:table-cell>
              <table:table-cell office:value-type="float" office:value="1.307250976">
                <text:p>1.307250976</text:p>
              </table:table-cell>
              <table:table-cell office:value-type="float" office:value="0.273040771">
                <text:p>0.273040771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4.139404296">
                <text:p>4.139404296</text:p>
              </table:table-cell>
              <table:table-cell office:value-type="float" office:value="17.785797119">
                <text:p>17.785797119</text:p>
              </table:table-cell>
              <table:table-cell office:value-type="float" office:value="1.182739257">
                <text:p>1.182739257</text:p>
              </table:table-cell>
              <table:table-cell office:value-type="float" office:value="0.299652099">
                <text:p>0.299652099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4.963623046">
                <text:p>4.963623046</text:p>
              </table:table-cell>
              <table:table-cell office:value-type="float" office:value="21.37838745">
                <text:p>21.37838745</text:p>
              </table:table-cell>
              <table:table-cell office:value-type="float" office:value="1.394561767">
                <text:p>1.394561767</text:p>
              </table:table-cell>
              <table:table-cell office:value-type="float" office:value="0.365081786">
                <text:p>0.36508178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5.677398681">
                <text:p>5.677398681</text:p>
              </table:table-cell>
              <table:table-cell office:value-type="float" office:value="24.591705322">
                <text:p>24.591705322</text:p>
              </table:table-cell>
              <table:table-cell office:value-type="float" office:value="1.553527831">
                <text:p>1.553527831</text:p>
              </table:table-cell>
              <table:table-cell office:value-type="float" office:value="0.422332763">
                <text:p>0.422332763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6.262359618">
                <text:p>6.262359618</text:p>
              </table:table-cell>
              <table:table-cell office:value-type="float" office:value="26.760131835">
                <text:p>26.760131835</text:p>
              </table:table-cell>
              <table:table-cell office:value-type="float" office:value="2.101165771">
                <text:p>2.101165771</text:p>
              </table:table-cell>
              <table:table-cell office:value-type="float" office:value="0.435333251">
                <text:p>0.435333251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7.057800292">
                <text:p>7.057800292</text:p>
              </table:table-cell>
              <table:table-cell office:value-type="float" office:value="30.544647216">
                <text:p>30.544647216</text:p>
              </table:table-cell>
              <table:table-cell office:value-type="float" office:value="2.203277587">
                <text:p>2.203277587</text:p>
              </table:table-cell>
              <table:table-cell office:value-type="float" office:value="0.511169433">
                <text:p>0.511169433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7.677856445">
                <text:p>7.677856445</text:p>
              </table:table-cell>
              <table:table-cell office:value-type="float" office:value="33.176788329">
                <text:p>33.176788329</text:p>
              </table:table-cell>
              <table:table-cell office:value-type="float" office:value="2.100463866">
                <text:p>2.100463866</text:p>
              </table:table-cell>
              <table:table-cell office:value-type="float" office:value="0.554992675">
                <text:p>0.55499267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8.142852782">
                <text:p>8.142852782</text:p>
              </table:table-cell>
              <table:table-cell office:value-type="float" office:value="35.196136474">
                <text:p>35.196136474</text:p>
              </table:table-cell>
              <table:table-cell office:value-type="float" office:value="2.139434813">
                <text:p>2.139434813</text:p>
              </table:table-cell>
              <table:table-cell office:value-type="float" office:value="0.577728271">
                <text:p>0.577728271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9.004699706">
                <text:p>9.004699706</text:p>
              </table:table-cell>
              <table:table-cell office:value-type="float" office:value="38.93081665">
                <text:p>38.93081665</text:p>
              </table:table-cell>
              <table:table-cell office:value-type="float" office:value="2.432403564">
                <text:p>2.432403564</text:p>
              </table:table-cell>
              <table:table-cell office:value-type="float" office:value="0.647399902">
                <text:p>0.647399902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9.648620605">
                <text:p>9.648620605</text:p>
              </table:table-cell>
              <table:table-cell office:value-type="float" office:value="41.41418457">
                <text:p>41.41418457</text:p>
              </table:table-cell>
              <table:table-cell office:value-type="float" office:value="2.557128905">
                <text:p>2.557128905</text:p>
              </table:table-cell>
              <table:table-cell office:value-type="float" office:value="0.68270874">
                <text:p>0.68270874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10.134246825">
                <text:p>10.134246825</text:p>
              </table:table-cell>
              <table:table-cell office:value-type="float" office:value="43.861053466">
                <text:p>43.861053466</text:p>
              </table:table-cell>
              <table:table-cell office:value-type="float" office:value="2.656951903">
                <text:p>2.656951903</text:p>
              </table:table-cell>
              <table:table-cell office:value-type="float" office:value="0.718170165">
                <text:p>0.71817016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1.074493407">
                <text:p>11.074493407</text:p>
              </table:table-cell>
              <table:table-cell office:value-type="float" office:value="47.699401855">
                <text:p>47.699401855</text:p>
              </table:table-cell>
              <table:table-cell office:value-type="float" office:value="2.992095947">
                <text:p>2.992095947</text:p>
              </table:table-cell>
              <table:table-cell office:value-type="float" office:value="0.790008544">
                <text:p>0.790008544</text:p>
              </table:table-cell>
            </table:table-row>
            <table:table-row>
              <table:table-cell office:value-type="float" office:value="4352">
                <text:p>4350</text:p>
              </table:table-cell>
              <table:table-cell office:value-type="float" office:value="11.656188964">
                <text:p>11.656188964</text:p>
              </table:table-cell>
              <table:table-cell office:value-type="float" office:value="50.374755859">
                <text:p>50.374755859</text:p>
              </table:table-cell>
              <table:table-cell office:value-type="float" office:value="3.039154052">
                <text:p>3.039154052</text:p>
              </table:table-cell>
              <table:table-cell office:value-type="float" office:value="0.826080322">
                <text:p>0.826080322</text:p>
              </table:table-cell>
            </table:table-row>
            <table:table-row>
              <table:table-cell office:value-type="float" office:value="4608">
                <text:p>4610</text:p>
              </table:table-cell>
              <table:table-cell office:value-type="float" office:value="12.264160156">
                <text:p>12.264160156</text:p>
              </table:table-cell>
              <table:table-cell office:value-type="float" office:value="53.191070556">
                <text:p>53.191070556</text:p>
              </table:table-cell>
              <table:table-cell office:value-type="float" office:value="3.482879638">
                <text:p>3.482879638</text:p>
              </table:table-cell>
              <table:table-cell office:value-type="float" office:value="0.858581542">
                <text:p>0.858581542</text:p>
              </table:table-cell>
            </table:table-row>
            <table:table-row>
              <table:table-cell office:value-type="float" office:value="4864">
                <text:p>4860</text:p>
              </table:table-cell>
              <table:table-cell office:value-type="float" office:value="13.051544189">
                <text:p>13.051544189</text:p>
              </table:table-cell>
              <table:table-cell office:value-type="float" office:value="56.788787841">
                <text:p>56.788787841</text:p>
              </table:table-cell>
              <table:table-cell office:value-type="float" office:value="3.667907714">
                <text:p>3.667907714</text:p>
              </table:table-cell>
              <table:table-cell office:value-type="float" office:value="0.935485839">
                <text:p>0.935485839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13.652374267">
                <text:p>13.652374267</text:p>
              </table:table-cell>
              <table:table-cell office:value-type="float" office:value="59.651672363">
                <text:p>59.651672363</text:p>
              </table:table-cell>
              <table:table-cell office:value-type="float" office:value="3.851440429">
                <text:p>3.851440429</text:p>
              </table:table-cell>
              <table:table-cell office:value-type="float" office:value="0.970489501">
                <text:p>0.970489501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16.004211425">
                <text:p>16.004211425</text:p>
              </table:table-cell>
              <table:table-cell office:value-type="float" office:value="69.159027099">
                <text:p>69.159027099</text:p>
              </table:table-cell>
              <table:table-cell office:value-type="float" office:value="4.914764404">
                <text:p>4.914764404</text:p>
              </table:table-cell>
              <table:table-cell office:value-type="float" office:value="1.189910888">
                <text:p>1.189910888</text:p>
              </table:table-cell>
            </table:table-row>
            <table:table-row>
              <table:table-cell office:value-type="float" office:value="5632">
                <text:p>5630</text:p>
              </table:table-cell>
              <table:table-cell office:value-type="float" office:value="16.155578613">
                <text:p>16.155578613</text:p>
              </table:table-cell>
              <table:table-cell office:value-type="float" office:value="69.866760253">
                <text:p>69.866760253</text:p>
              </table:table-cell>
              <table:table-cell office:value-type="float" office:value="4.615142822">
                <text:p>4.615142822</text:p>
              </table:table-cell>
              <table:table-cell office:value-type="float" office:value="1.191284179">
                <text:p>1.191284179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16.540069579">
                <text:p>16.540069579</text:p>
              </table:table-cell>
              <table:table-cell office:value-type="float" office:value="71.668365478">
                <text:p>71.668365478</text:p>
              </table:table-cell>
              <table:table-cell office:value-type="float" office:value="5.086212157">
                <text:p>5.086212157</text:p>
              </table:table-cell>
              <table:table-cell office:value-type="float" office:value="1.202178954">
                <text:p>1.202178954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16.791870117">
                <text:p>16.791870117</text:p>
              </table:table-cell>
              <table:table-cell office:value-type="float" office:value="72.962738036">
                <text:p>72.962738036</text:p>
              </table:table-cell>
              <table:table-cell office:value-type="float" office:value="4.875915527">
                <text:p>4.875915527</text:p>
              </table:table-cell>
              <table:table-cell office:value-type="float" office:value="1.211059569">
                <text:p>1.211059569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7.772949218">
                <text:p>17.772949218</text:p>
              </table:table-cell>
              <table:table-cell office:value-type="float" office:value="76.800567626">
                <text:p>76.800567626</text:p>
              </table:table-cell>
              <table:table-cell office:value-type="float" office:value="5.187011718">
                <text:p>5.187011718</text:p>
              </table:table-cell>
              <table:table-cell office:value-type="float" office:value="1.294891357">
                <text:p>1.294891357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18.872497558">
                <text:p>18.872497558</text:p>
              </table:table-cell>
              <table:table-cell office:value-type="float" office:value="81.408569335">
                <text:p>81.408569335</text:p>
              </table:table-cell>
              <table:table-cell office:value-type="float" office:value="5.287017821">
                <text:p>5.287017821</text:p>
              </table:table-cell>
              <table:table-cell office:value-type="float" office:value="1.392181396">
                <text:p>1.392181396</text:p>
              </table:table-cell>
            </table:table-row>
            <table:table-row>
              <table:table-cell office:value-type="float" office:value="6912">
                <text:p>6910</text:p>
              </table:table-cell>
              <table:table-cell office:value-type="float" office:value="20.786682128">
                <text:p>20.786682128</text:p>
              </table:table-cell>
              <table:table-cell office:value-type="float" office:value="89.420623778">
                <text:p>89.420623778</text:p>
              </table:table-cell>
              <table:table-cell office:value-type="float" office:value="6.135559082">
                <text:p>6.135559082</text:p>
              </table:table-cell>
              <table:table-cell office:value-type="float" office:value="1.566925048">
                <text:p>1.566925048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21.984222411">
                <text:p>21.984222411</text:p>
              </table:table-cell>
              <table:table-cell office:value-type="float" office:value="93.231353759">
                <text:p>93.231353759</text:p>
              </table:table-cell>
              <table:table-cell office:value-type="float" office:value="6.962982177">
                <text:p>6.962982177</text:p>
              </table:table-cell>
              <table:table-cell office:value-type="float" office:value="1.642028808">
                <text:p>1.642028808</text:p>
              </table:table-cell>
            </table:table-row>
            <table:table-row>
              <table:table-cell office:value-type="float" office:value="7424">
                <text:p>7420</text:p>
              </table:table-cell>
              <table:table-cell office:value-type="float" office:value="22.826629638">
                <text:p>22.826629638</text:p>
              </table:table-cell>
              <table:table-cell office:value-type="float" office:value="97.405364989">
                <text:p>97.405364989</text:p>
              </table:table-cell>
              <table:table-cell office:value-type="float" office:value="6.868408202">
                <text:p>6.868408202</text:p>
              </table:table-cell>
              <table:table-cell office:value-type="float" office:value="1.72000122">
                <text:p>1.72000122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22.744354247">
                <text:p>22.744354247</text:p>
              </table:table-cell>
              <table:table-cell office:value-type="float" office:value="97.976989745">
                <text:p>97.976989745</text:p>
              </table:table-cell>
              <table:table-cell office:value-type="float" office:value="6.591033935">
                <text:p>6.591033935</text:p>
              </table:table-cell>
              <table:table-cell office:value-type="float" office:value="1.686645507">
                <text:p>1.686645507</text:p>
              </table:table-cell>
            </table:table-row>
            <table:table-row>
              <table:table-cell office:value-type="float" office:value="7936">
                <text:p>7940</text:p>
              </table:table-cell>
              <table:table-cell office:value-type="float" office:value="23.451660156">
                <text:p>23.451660156</text:p>
              </table:table-cell>
              <table:table-cell office:value-type="float" office:value="100.755493164">
                <text:p>100.755493164</text:p>
              </table:table-cell>
              <table:table-cell office:value-type="float" office:value="6.687316894">
                <text:p>6.687316894</text:p>
              </table:table-cell>
              <table:table-cell office:value-type="float" office:value="1.726593017">
                <text:p>1.72659301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3.874145507">
                <text:p>23.874145507</text:p>
              </table:table-cell>
              <table:table-cell office:value-type="float" office:value="102.320068359">
                <text:p>102.320068359</text:p>
              </table:table-cell>
              <table:table-cell office:value-type="float" office:value="7.391845703">
                <text:p>7.391845703</text:p>
              </table:table-cell>
              <table:table-cell office:value-type="float" office:value="1.761230468">
                <text:p>1.7612304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311cm" svg:height="13.485cm" xlink:href=".." xlink:type="simple" chart:class="chart:line" chart:column-mapping="0 1 2" chart:style-name="ch1">
        <chart:title svg:x="14.341cm" svg:y="0.405cm" chart:style-name="ch2">
          <text:p>Power vect2</text:p>
        </chart:title>
        <chart:subtitle svg:x="13.891cm" svg:y="1.453cm" chart:style-name="ch3">
          <text:p>Using OCL_TIMER</text:p>
        </chart:subtitle>
        <chart:legend chart:legend-position="end" svg:x="24.887cm" svg:y="5.447cm" style:legend-expansion="high" chart:style-name="ch4"/>
        <chart:plot-area chart:style-name="ch5" table:cell-range-address="analysis.D42:analysis.D81 analysis.N1:analysis.Q1 analysis.N42:analysis.Q81 analysis.S1:analysis.S1 analysis.S42:analysis.S81" chart:data-source-has-labels="both" svg:x="1.637cm" svg:y="2.674cm" svg:width="21.998cm" svg:height="9.561cm">
          <chartooo:coordinate-region svg:x="2.258cm" svg:y="2.873cm" svg:width="21.005cm" svg:height="8.317cm"/>
          <chart:axis chart:dimension="x" chart:name="primary-x" chart:style-name="ch6" chartooo:axis-type="auto">
            <chartooo:date-scale/>
            <chart:title svg:x="11.904cm" svg:y="12.504cm" chart:style-name="ch7">
              <text:p># threads</text:p>
            </chart:title>
            <chart:categories table:cell-range-address="analysis.D42:analysis.D81"/>
          </chart:axis>
          <chart:axis chart:dimension="y" chart:name="primary-y" chart:style-name="ch6">
            <chart:title svg:x="0.451cm" svg:y="8.239cm" chart:style-name="ch8">
              <text:p>Power [W]</text:p>
            </chart:title>
            <chart:grid chart:style-name="ch9" chart:class="major"/>
          </chart:axis>
          <chart:series chart:style-name="ch10" chart:values-cell-range-address="analysis.N42:analysis.N81" chart:label-cell-address="analysis.N1:analysis.N1" chart:class="chart:line">
            <chart:data-point chart:repeated="40"/>
          </chart:series>
          <chart:series chart:style-name="ch11" chart:values-cell-range-address="analysis.O42:analysis.O81" chart:label-cell-address="analysis.O1:analysis.O1" chart:class="chart:line">
            <chart:data-point chart:repeated="40"/>
          </chart:series>
          <chart:series chart:style-name="ch12" chart:values-cell-range-address="analysis.P42:analysis.P81" chart:label-cell-address="analysis.P1:analysis.P1" chart:class="chart:line">
            <chart:data-point chart:repeated="40"/>
          </chart:series>
          <chart:series chart:style-name="ch13" chart:values-cell-range-address="analysis.Q42:analysis.Q81" chart:label-cell-address="analysis.Q1:analysis.Q1" chart:class="chart:line">
            <chart:data-point chart:repeated="40"/>
          </chart:series>
          <chart:series chart:style-name="ch14" chart:values-cell-range-address="analysis.S42:analysis.S81" chart:label-cell-address="analysis.S1:analysis.S1" chart:class="chart:line"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S Power [W] (OCL_TIMER)</text:p>
                <draw:g>
                  <svg:desc>analysis.N1:analysis.N1</svg:desc>
                </draw:g>
              </table:table-cell>
              <table:table-cell office:value-type="string">
                <text:p>PKG Power (OCL_TIMER) [W]</text:p>
                <draw:g>
                  <svg:desc>analysis.O1:analysis.O1</svg:desc>
                </draw:g>
              </table:table-cell>
              <table:table-cell office:value-type="string">
                <text:p>PP0 Power (OCL_TIMER) [W]</text:p>
                <draw:g>
                  <svg:desc>analysis.P1:analysis.P1</svg:desc>
                </draw:g>
              </table:table-cell>
              <table:table-cell office:value-type="string">
                <text:p>DRAM Power (OCL_TIMER)  [W]</text:p>
                <draw:g>
                  <svg:desc>analysis.Q1:analysis.Q1</svg:desc>
                </draw:g>
              </table:table-cell>
              <table:table-cell office:value-type="string">
                <text:p>GPU Power (pkg – pp0 – dram)</text:p>
                <draw:g>
                  <svg:desc>analysis.S1:analysis.S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nalysis.D42:analysis.D81</svg:desc>
                </draw:g>
              </table:table-cell>
              <table:table-cell office:value-type="float" office:value="5.10764256415277">
                <text:p>5.10764256415277</text:p>
                <draw:g>
                  <svg:desc>analysis.N42:analysis.N81</svg:desc>
                </draw:g>
              </table:table-cell>
              <table:table-cell office:value-type="float" office:value="16.9241842977376">
                <text:p>16.9241842977376</text:p>
                <draw:g>
                  <svg:desc>analysis.O42:analysis.O81</svg:desc>
                </draw:g>
              </table:table-cell>
              <table:table-cell office:value-type="float" office:value="5.6307106272056">
                <text:p>5.6307106272056</text:p>
                <draw:g>
                  <svg:desc>analysis.P42:analysis.P81</svg:desc>
                </draw:g>
              </table:table-cell>
              <table:table-cell office:value-type="float" office:value="0.332799496887118">
                <text:p>0.332799496887118</text:p>
                <draw:g>
                  <svg:desc>analysis.Q42:analysis.Q81</svg:desc>
                </draw:g>
              </table:table-cell>
              <table:table-cell office:value-type="float" office:value="10.9606741736449">
                <text:p>10.9606741736449</text:p>
                <draw:g>
                  <svg:desc>analysis.S42:analysis.S8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99337775042139">
                <text:p>2.99337775042139</text:p>
              </table:table-cell>
              <table:table-cell office:value-type="float" office:value="9.92373565860694">
                <text:p>9.92373565860694</text:p>
              </table:table-cell>
              <table:table-cell office:value-type="float" office:value="1.56814377231148">
                <text:p>1.56814377231148</text:p>
              </table:table-cell>
              <table:table-cell office:value-type="float" office:value="0.224507592831255">
                <text:p>0.224507592831255</text:p>
              </table:table-cell>
              <table:table-cell office:value-type="float" office:value="8.13108429346421">
                <text:p>8.131084293464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03062205151191">
                <text:p>3.03062205151191</text:p>
              </table:table-cell>
              <table:table-cell office:value-type="float" office:value="10.0159457372892">
                <text:p>10.0159457372892</text:p>
              </table:table-cell>
              <table:table-cell office:value-type="float" office:value="1.64981348133562">
                <text:p>1.64981348133562</text:p>
              </table:table-cell>
              <table:table-cell office:value-type="float" office:value="0.246341699322401">
                <text:p>0.246341699322401</text:p>
              </table:table-cell>
              <table:table-cell office:value-type="float" office:value="8.11979055663123">
                <text:p>8.1197905566312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81648925044363">
                <text:p>2.81648925044363</text:p>
              </table:table-cell>
              <table:table-cell office:value-type="float" office:value="9.03847129382138">
                <text:p>9.03847129382138</text:p>
              </table:table-cell>
              <table:table-cell office:value-type="float" office:value="0.844071734436582">
                <text:p>0.844071734436582</text:p>
              </table:table-cell>
              <table:table-cell office:value-type="float" office:value="0.224328186008103">
                <text:p>0.224328186008103</text:p>
              </table:table-cell>
              <table:table-cell office:value-type="float" office:value="7.9700713733767">
                <text:p>7.97007137337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74234811144046">
                <text:p>3.74234811144046</text:p>
              </table:table-cell>
              <table:table-cell office:value-type="float" office:value="12.91151445477">
                <text:p>12.91151445477</text:p>
              </table:table-cell>
              <table:table-cell office:value-type="float" office:value="4.89253459302904">
                <text:p>4.89253459302904</text:p>
              </table:table-cell>
              <table:table-cell office:value-type="float" office:value="0.245985259239069">
                <text:p>0.245985259239069</text:p>
              </table:table-cell>
              <table:table-cell office:value-type="float" office:value="7.77299460250187">
                <text:p>7.7729946025018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.74065996134449">
                <text:p>4.74065996134449</text:p>
              </table:table-cell>
              <table:table-cell office:value-type="float" office:value="16.6809083746007">
                <text:p>16.6809083746007</text:p>
              </table:table-cell>
              <table:table-cell office:value-type="float" office:value="6.42546779269644">
                <text:p>6.42546779269644</text:p>
              </table:table-cell>
              <table:table-cell office:value-type="float" office:value="0.318985965495661">
                <text:p>0.318985965495661</text:p>
              </table:table-cell>
              <table:table-cell office:value-type="float" office:value="9.93645461640864">
                <text:p>9.9364546164086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17364822256872">
                <text:p>3.17364822256872</text:p>
              </table:table-cell>
              <table:table-cell office:value-type="float" office:value="10.3000547891055">
                <text:p>10.3000547891055</text:p>
              </table:table-cell>
              <table:table-cell office:value-type="float" office:value="1.72666238277325">
                <text:p>1.72666238277325</text:p>
              </table:table-cell>
              <table:table-cell office:value-type="float" office:value="0.24009524545589">
                <text:p>0.24009524545589</text:p>
              </table:table-cell>
              <table:table-cell office:value-type="float" office:value="8.33329716087635">
                <text:p>8.3332971608763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17189223003274">
                <text:p>3.17189223003274</text:p>
              </table:table-cell>
              <table:table-cell office:value-type="float" office:value="10.6831103345646">
                <text:p>10.6831103345646</text:p>
              </table:table-cell>
              <table:table-cell office:value-type="float" office:value="1.68958994078466">
                <text:p>1.68958994078466</text:p>
              </table:table-cell>
              <table:table-cell office:value-type="float" office:value="0.244990539961312">
                <text:p>0.244990539961312</text:p>
              </table:table-cell>
              <table:table-cell office:value-type="float" office:value="8.74852985381864">
                <text:p>8.7485298538186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.28735662708468">
                <text:p>3.28735662708468</text:p>
              </table:table-cell>
              <table:table-cell office:value-type="float" office:value="12.293472032254">
                <text:p>12.293472032254</text:p>
              </table:table-cell>
              <table:table-cell office:value-type="float" office:value="3.15564959659125">
                <text:p>3.15564959659125</text:p>
              </table:table-cell>
              <table:table-cell office:value-type="float" office:value="0.225332934196553">
                <text:p>0.225332934196553</text:p>
              </table:table-cell>
              <table:table-cell office:value-type="float" office:value="8.91248950146624">
                <text:p>8.9124895014662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7331136642495">
                <text:p>2.7331136642495</text:p>
              </table:table-cell>
              <table:table-cell office:value-type="float" office:value="11.5265771588236">
                <text:p>11.5265771588236</text:p>
              </table:table-cell>
              <table:table-cell office:value-type="float" office:value="1.38712004421191">
                <text:p>1.38712004421191</text:p>
              </table:table-cell>
              <table:table-cell office:value-type="float" office:value="0.224401786882821">
                <text:p>0.224401786882821</text:p>
              </table:table-cell>
              <table:table-cell office:value-type="float" office:value="9.91505532772883">
                <text:p>9.91505532772883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2.7171223318314">
                <text:p>2.7171223318314</text:p>
              </table:table-cell>
              <table:table-cell office:value-type="float" office:value="11.9985736829926">
                <text:p>11.9985736829926</text:p>
              </table:table-cell>
              <table:table-cell office:value-type="float" office:value="0.840966133050452">
                <text:p>0.840966133050452</text:p>
              </table:table-cell>
              <table:table-cell office:value-type="float" office:value="0.224339633190079">
                <text:p>0.224339633190079</text:p>
              </table:table-cell>
              <table:table-cell office:value-type="float" office:value="10.9332679167521">
                <text:p>10.933267916752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.05840903853771">
                <text:p>3.05840903853771</text:p>
              </table:table-cell>
              <table:table-cell office:value-type="float" office:value="13.5081846924078">
                <text:p>13.5081846924078</text:p>
              </table:table-cell>
              <table:table-cell office:value-type="float" office:value="1.20221749848458">
                <text:p>1.20221749848458</text:p>
              </table:table-cell>
              <table:table-cell office:value-type="float" office:value="0.224313553059187">
                <text:p>0.224313553059187</text:p>
              </table:table-cell>
              <table:table-cell office:value-type="float" office:value="12.081653640864">
                <text:p>12.081653640864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3.11540798231276">
                <text:p>3.11540798231276</text:p>
              </table:table-cell>
              <table:table-cell office:value-type="float" office:value="13.6698177664282">
                <text:p>13.6698177664282</text:p>
              </table:table-cell>
              <table:table-cell office:value-type="float" office:value="0.845887204808563">
                <text:p>0.845887204808563</text:p>
              </table:table-cell>
              <table:table-cell office:value-type="float" office:value="0.223840309306565">
                <text:p>0.223840309306565</text:p>
              </table:table-cell>
              <table:table-cell office:value-type="float" office:value="12.6000902523131">
                <text:p>12.6000902523131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3.1928695801966">
                <text:p>3.1928695801966</text:p>
              </table:table-cell>
              <table:table-cell office:value-type="float" office:value="14.3432262662345">
                <text:p>14.3432262662345</text:p>
              </table:table-cell>
              <table:table-cell office:value-type="float" office:value="0.846047011244118">
                <text:p>0.846047011244118</text:p>
              </table:table-cell>
              <table:table-cell office:value-type="float" office:value="0.224308232010711">
                <text:p>0.224308232010711</text:p>
              </table:table-cell>
              <table:table-cell office:value-type="float" office:value="13.2728710229797">
                <text:p>13.2728710229797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3.1885913331069">
                <text:p>3.1885913331069</text:p>
              </table:table-cell>
              <table:table-cell office:value-type="float" office:value="14.2853924119188">
                <text:p>14.2853924119188</text:p>
              </table:table-cell>
              <table:table-cell office:value-type="float" office:value="0.835594206261679">
                <text:p>0.835594206261679</text:p>
              </table:table-cell>
              <table:table-cell office:value-type="float" office:value="0.224213879699187">
                <text:p>0.224213879699187</text:p>
              </table:table-cell>
              <table:table-cell office:value-type="float" office:value="13.225584325958">
                <text:p>13.22558432595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.2541343425003">
                <text:p>3.2541343425003</text:p>
              </table:table-cell>
              <table:table-cell office:value-type="float" office:value="14.1595876784032">
                <text:p>14.1595876784032</text:p>
              </table:table-cell>
              <table:table-cell office:value-type="float" office:value="0.854993303208243">
                <text:p>0.854993303208243</text:p>
              </table:table-cell>
              <table:table-cell office:value-type="float" office:value="0.224106584720392">
                <text:p>0.224106584720392</text:p>
              </table:table-cell>
              <table:table-cell office:value-type="float" office:value="13.0804877904746">
                <text:p>13.0804877904746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3.29619560581756">
                <text:p>3.29619560581756</text:p>
              </table:table-cell>
              <table:table-cell office:value-type="float" office:value="14.765671058916">
                <text:p>14.765671058916</text:p>
              </table:table-cell>
              <table:table-cell office:value-type="float" office:value="0.839434212259604">
                <text:p>0.839434212259604</text:p>
              </table:table-cell>
              <table:table-cell office:value-type="float" office:value="0.223942487363359">
                <text:p>0.223942487363359</text:p>
              </table:table-cell>
              <table:table-cell office:value-type="float" office:value="13.7022943592931">
                <text:p>13.7022943592931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3.21105231073365">
                <text:p>3.21105231073365</text:p>
              </table:table-cell>
              <table:table-cell office:value-type="float" office:value="14.4355831098842">
                <text:p>14.4355831098842</text:p>
              </table:table-cell>
              <table:table-cell office:value-type="float" office:value="0.843199791527211">
                <text:p>0.843199791527211</text:p>
              </table:table-cell>
              <table:table-cell office:value-type="float" office:value="0.223847288357189">
                <text:p>0.223847288357189</text:p>
              </table:table-cell>
              <table:table-cell office:value-type="float" office:value="13.3685360299998">
                <text:p>13.3685360299998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3.28363164874145">
                <text:p>3.28363164874145</text:p>
              </table:table-cell>
              <table:table-cell office:value-type="float" office:value="14.7202922064919">
                <text:p>14.7202922064919</text:p>
              </table:table-cell>
              <table:table-cell office:value-type="float" office:value="0.971227213352882">
                <text:p>0.971227213352882</text:p>
              </table:table-cell>
              <table:table-cell office:value-type="float" office:value="0.227381891809515">
                <text:p>0.227381891809515</text:p>
              </table:table-cell>
              <table:table-cell office:value-type="float" office:value="13.5216831013295">
                <text:p>13.521683101329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3.29933858820305">
                <text:p>3.29933858820305</text:p>
              </table:table-cell>
              <table:table-cell office:value-type="float" office:value="14.8408023023633">
                <text:p>14.8408023023633</text:p>
              </table:table-cell>
              <table:table-cell office:value-type="float" office:value="0.870571972795088">
                <text:p>0.870571972795088</text:p>
              </table:table-cell>
              <table:table-cell office:value-type="float" office:value="0.227223075042727">
                <text:p>0.227223075042727</text:p>
              </table:table-cell>
              <table:table-cell office:value-type="float" office:value="13.7430072545254">
                <text:p>13.7430072545254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3.2904018265171">
                <text:p>3.2904018265171</text:p>
              </table:table-cell>
              <table:table-cell office:value-type="float" office:value="14.6141846408928">
                <text:p>14.6141846408928</text:p>
              </table:table-cell>
              <table:table-cell office:value-type="float" office:value="0.843703615891594">
                <text:p>0.843703615891594</text:p>
              </table:table-cell>
              <table:table-cell office:value-type="float" office:value="0.226480235711987">
                <text:p>0.226480235711987</text:p>
              </table:table-cell>
              <table:table-cell office:value-type="float" office:value="13.5440007892892">
                <text:p>13.5440007892892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.28947391945172">
                <text:p>3.28947391945172</text:p>
              </table:table-cell>
              <table:table-cell office:value-type="float" office:value="14.6892364549271">
                <text:p>14.6892364549271</text:p>
              </table:table-cell>
              <table:table-cell office:value-type="float" office:value="0.809443483745277">
                <text:p>0.809443483745277</text:p>
              </table:table-cell>
              <table:table-cell office:value-type="float" office:value="0.225006730964076">
                <text:p>0.225006730964076</text:p>
              </table:table-cell>
              <table:table-cell office:value-type="float" office:value="13.6547862402178">
                <text:p>13.6547862402178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3.31398623129003">
                <text:p>3.31398623129003</text:p>
              </table:table-cell>
              <table:table-cell office:value-type="float" office:value="14.8053565372705">
                <text:p>14.8053565372705</text:p>
              </table:table-cell>
              <table:table-cell office:value-type="float" office:value="0.831879050416434">
                <text:p>0.831879050416434</text:p>
              </table:table-cell>
              <table:table-cell office:value-type="float" office:value="0.225901335100612">
                <text:p>0.225901335100612</text:p>
              </table:table-cell>
              <table:table-cell office:value-type="float" office:value="13.7475761517535">
                <text:p>13.747576151753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.30861562056065">
                <text:p>3.30861562056065</text:p>
              </table:table-cell>
              <table:table-cell office:value-type="float" office:value="14.6975964818973">
                <text:p>14.6975964818973</text:p>
              </table:table-cell>
              <table:table-cell office:value-type="float" office:value="0.835996269956391">
                <text:p>0.835996269956391</text:p>
              </table:table-cell>
              <table:table-cell office:value-type="float" office:value="0.22485695185525">
                <text:p>0.22485695185525</text:p>
              </table:table-cell>
              <table:table-cell office:value-type="float" office:value="13.6367432600857">
                <text:p>13.6367432600857</text:p>
              </table:table-cell>
            </table:table-row>
            <table:table-row>
              <table:table-cell office:value-type="float" office:value="4352">
                <text:p>4350</text:p>
              </table:table-cell>
              <table:table-cell office:value-type="float" office:value="3.2771018834375">
                <text:p>3.2771018834375</text:p>
              </table:table-cell>
              <table:table-cell office:value-type="float" office:value="14.8135159047547">
                <text:p>14.8135159047547</text:p>
              </table:table-cell>
              <table:table-cell office:value-type="float" office:value="0.82761755577625">
                <text:p>0.82761755577625</text:p>
              </table:table-cell>
              <table:table-cell office:value-type="float" office:value="0.224808846933589">
                <text:p>0.224808846933589</text:p>
              </table:table-cell>
              <table:table-cell office:value-type="float" office:value="13.7610895020449">
                <text:p>13.7610895020449</text:p>
              </table:table-cell>
            </table:table-row>
            <table:table-row>
              <table:table-cell office:value-type="float" office:value="4608">
                <text:p>4610</text:p>
              </table:table-cell>
              <table:table-cell office:value-type="float" office:value="3.28874268842013">
                <text:p>3.28874268842013</text:p>
              </table:table-cell>
              <table:table-cell office:value-type="float" office:value="14.8526337167955">
                <text:p>14.8526337167955</text:p>
              </table:table-cell>
              <table:table-cell office:value-type="float" office:value="0.820470105901782">
                <text:p>0.820470105901782</text:p>
              </table:table-cell>
              <table:table-cell office:value-type="float" office:value="0.224656463907137">
                <text:p>0.224656463907137</text:p>
              </table:table-cell>
              <table:table-cell office:value-type="float" office:value="13.8075071469866">
                <text:p>13.8075071469866</text:p>
              </table:table-cell>
            </table:table-row>
            <table:table-row>
              <table:table-cell office:value-type="float" office:value="4864">
                <text:p>4860</text:p>
              </table:table-cell>
              <table:table-cell office:value-type="float" office:value="3.30256429616433">
                <text:p>3.30256429616433</text:p>
              </table:table-cell>
              <table:table-cell office:value-type="float" office:value="14.7770111135187">
                <text:p>14.7770111135187</text:p>
              </table:table-cell>
              <table:table-cell office:value-type="float" office:value="0.825586193146239">
                <text:p>0.825586193146239</text:p>
              </table:table-cell>
              <table:table-cell office:value-type="float" office:value="0.225034587921686">
                <text:p>0.225034587921686</text:p>
              </table:table-cell>
              <table:table-cell office:value-type="float" office:value="13.7263903324508">
                <text:p>13.7263903324508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3.28495280266702">
                <text:p>3.28495280266702</text:p>
              </table:table-cell>
              <table:table-cell office:value-type="float" office:value="14.8285924303374">
                <text:p>14.8285924303374</text:p>
              </table:table-cell>
              <table:table-cell office:value-type="float" office:value="0.815566065779252">
                <text:p>0.815566065779252</text:p>
              </table:table-cell>
              <table:table-cell office:value-type="float" office:value="0.224019961223384">
                <text:p>0.224019961223384</text:p>
              </table:table-cell>
              <table:table-cell office:value-type="float" office:value="13.7890064033348">
                <text:p>13.7890064033348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3.14914245202193">
                <text:p>3.14914245202193</text:p>
              </table:table-cell>
              <table:table-cell office:value-type="float" office:value="13.9830301250561">
                <text:p>13.9830301250561</text:p>
              </table:table-cell>
              <table:table-cell office:value-type="float" office:value="0.81535229649729">
                <text:p>0.81535229649729</text:p>
              </table:table-cell>
              <table:table-cell office:value-type="float" office:value="0.22343683419701">
                <text:p>0.22343683419701</text:p>
              </table:table-cell>
              <table:table-cell office:value-type="float" office:value="12.9442409943618">
                <text:p>12.9442409943618</text:p>
              </table:table-cell>
            </table:table-row>
            <table:table-row>
              <table:table-cell office:value-type="float" office:value="5632">
                <text:p>5630</text:p>
              </table:table-cell>
              <table:table-cell office:value-type="float" office:value="3.20180720589468">
                <text:p>3.20180720589468</text:p>
              </table:table-cell>
              <table:table-cell office:value-type="float" office:value="14.2637956552894">
                <text:p>14.2637956552894</text:p>
              </table:table-cell>
              <table:table-cell office:value-type="float" office:value="0.867804033643367">
                <text:p>0.867804033643367</text:p>
              </table:table-cell>
              <table:table-cell office:value-type="float" office:value="0.224175238036858">
                <text:p>0.224175238036858</text:p>
              </table:table-cell>
              <table:table-cell office:value-type="float" office:value="13.1718163836092">
                <text:p>13.1718163836092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3.26665217259266">
                <text:p>3.26665217259266</text:p>
              </table:table-cell>
              <table:table-cell office:value-type="float" office:value="14.5762589543795">
                <text:p>14.5762589543795</text:p>
              </table:table-cell>
              <table:table-cell office:value-type="float" office:value="0.906703000998042">
                <text:p>0.906703000998042</text:p>
              </table:table-cell>
              <table:table-cell office:value-type="float" office:value="0.224617048542584">
                <text:p>0.224617048542584</text:p>
              </table:table-cell>
              <table:table-cell office:value-type="float" office:value="13.4449389048389">
                <text:p>13.4449389048389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3.28861695832258">
                <text:p>3.28861695832258</text:p>
              </table:table-cell>
              <table:table-cell office:value-type="float" office:value="14.7385422835409">
                <text:p>14.7385422835409</text:p>
              </table:table-cell>
              <table:table-cell office:value-type="float" office:value="0.824114715672478">
                <text:p>0.824114715672478</text:p>
              </table:table-cell>
              <table:table-cell office:value-type="float" office:value="0.223937380341838">
                <text:p>0.223937380341838</text:p>
              </table:table-cell>
              <table:table-cell office:value-type="float" office:value="13.6904901875265">
                <text:p>13.6904901875265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3.33580838131347">
                <text:p>3.33580838131347</text:p>
              </table:table-cell>
              <table:table-cell office:value-type="float" office:value="14.8958219709399">
                <text:p>14.8958219709399</text:p>
              </table:table-cell>
              <table:table-cell office:value-type="float" office:value="0.950098941465426">
                <text:p>0.950098941465426</text:p>
              </table:table-cell>
              <table:table-cell office:value-type="float" office:value="0.223638143804497">
                <text:p>0.223638143804497</text:p>
              </table:table-cell>
              <table:table-cell office:value-type="float" office:value="13.72208488567">
                <text:p>13.72208488567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3.2032368176757">
                <text:p>3.2032368176757</text:p>
              </table:table-cell>
              <table:table-cell office:value-type="float" office:value="14.1950270517585">
                <text:p>14.1950270517585</text:p>
              </table:table-cell>
              <table:table-cell office:value-type="float" office:value="0.843113895113512">
                <text:p>0.843113895113512</text:p>
              </table:table-cell>
              <table:table-cell office:value-type="float" office:value="0.22351866178441">
                <text:p>0.22351866178441</text:p>
              </table:table-cell>
              <table:table-cell office:value-type="float" office:value="13.1283944948605">
                <text:p>13.1283944948605</text:p>
              </table:table-cell>
            </table:table-row>
            <table:table-row>
              <table:table-cell office:value-type="float" office:value="6912">
                <text:p>6910</text:p>
              </table:table-cell>
              <table:table-cell office:value-type="float" office:value="3.08879960045638">
                <text:p>3.08879960045638</text:p>
              </table:table-cell>
              <table:table-cell office:value-type="float" office:value="13.7222790943509">
                <text:p>13.7222790943509</text:p>
              </table:table-cell>
              <table:table-cell office:value-type="float" office:value="0.836347004848732">
                <text:p>0.836347004848732</text:p>
              </table:table-cell>
              <table:table-cell office:value-type="float" office:value="0.224066380556701">
                <text:p>0.224066380556701</text:p>
              </table:table-cell>
              <table:table-cell office:value-type="float" office:value="12.6618657089455">
                <text:p>12.6618657089455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3.10101293711355">
                <text:p>3.10101293711355</text:p>
              </table:table-cell>
              <table:table-cell office:value-type="float" office:value="13.7662224308775">
                <text:p>13.7662224308775</text:p>
              </table:table-cell>
              <table:table-cell office:value-type="float" office:value="0.852958358306286">
                <text:p>0.852958358306286</text:p>
              </table:table-cell>
              <table:table-cell office:value-type="float" office:value="0.223364921051269">
                <text:p>0.223364921051269</text:p>
              </table:table-cell>
              <table:table-cell office:value-type="float" office:value="12.68989915152">
                <text:p>12.68989915152</text:p>
              </table:table-cell>
            </table:table-row>
            <table:table-row>
              <table:table-cell office:value-type="float" office:value="7424">
                <text:p>7420</text:p>
              </table:table-cell>
              <table:table-cell office:value-type="float" office:value="3.10865663665608">
                <text:p>3.10865663665608</text:p>
              </table:table-cell>
              <table:table-cell office:value-type="float" office:value="13.8386958814228">
                <text:p>13.8386958814228</text:p>
              </table:table-cell>
              <table:table-cell office:value-type="float" office:value="0.849015559142012">
                <text:p>0.849015559142012</text:p>
              </table:table-cell>
              <table:table-cell office:value-type="float" office:value="0.223347786947391">
                <text:p>0.223347786947391</text:p>
              </table:table-cell>
              <table:table-cell office:value-type="float" office:value="12.7663325353334">
                <text:p>12.7663325353334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3.15444821493953">
                <text:p>3.15444821493953</text:p>
              </table:table-cell>
              <table:table-cell office:value-type="float" office:value="14.0839251170925">
                <text:p>14.0839251170925</text:p>
              </table:table-cell>
              <table:table-cell office:value-type="float" office:value="0.892985078131685">
                <text:p>0.892985078131685</text:p>
              </table:table-cell>
              <table:table-cell office:value-type="float" office:value="0.223278571528318">
                <text:p>0.223278571528318</text:p>
              </table:table-cell>
              <table:table-cell office:value-type="float" office:value="12.9676614674325">
                <text:p>12.9676614674325</text:p>
              </table:table-cell>
            </table:table-row>
            <table:table-row>
              <table:table-cell office:value-type="float" office:value="7936">
                <text:p>7940</text:p>
              </table:table-cell>
              <table:table-cell office:value-type="float" office:value="3.16355939949815">
                <text:p>3.16355939949815</text:p>
              </table:table-cell>
              <table:table-cell office:value-type="float" office:value="14.1971364765669">
                <text:p>14.1971364765669</text:p>
              </table:table-cell>
              <table:table-cell office:value-type="float" office:value="0.903930111742373">
                <text:p>0.903930111742373</text:p>
              </table:table-cell>
              <table:table-cell office:value-type="float" office:value="0.223735374457101">
                <text:p>0.223735374457101</text:p>
              </table:table-cell>
              <table:table-cell office:value-type="float" office:value="13.0694709903674">
                <text:p>13.069470990367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.17041695533985">
                <text:p>3.17041695533985</text:p>
              </table:table-cell>
              <table:table-cell office:value-type="float" office:value="14.198426485551">
                <text:p>14.198426485551</text:p>
              </table:table-cell>
              <table:table-cell office:value-type="float" office:value="0.897082859599542">
                <text:p>0.897082859599542</text:p>
              </table:table-cell>
              <table:table-cell office:value-type="float" office:value="0.223526196106473">
                <text:p>0.223526196106473</text:p>
              </table:table-cell>
              <table:table-cell office:value-type="float" office:value="13.077817429845">
                <text:p>13.0778174298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4.592cm" svg:height="13.633cm" xlink:href=".." xlink:type="simple" chart:class="chart:line" chart:column-mapping="0 2 1" chart:style-name="ch1">
        <chart:title svg:x="21.062cm" svg:y="0.408cm" chart:style-name="ch2">
          <text:p>Duration [s]</text:p>
        </chart:title>
        <chart:subtitle svg:x="19.289cm" svg:y="1.459cm" chart:style-name="ch3">
          <text:p>Difference between clock sources</text:p>
        </chart:subtitle>
        <chart:legend chart:legend-position="end" svg:x="40.682cm" svg:y="5.77cm" style:legend-expansion="high" chart:style-name="ch4"/>
        <chart:plot-area chart:style-name="ch5" table:cell-range-address="analysis.D2:analysis.D82 analysis.J1:analysis.M81" chart:data-source-has-labels="both" svg:x="1.902cm" svg:y="2.686cm" svg:width="36.998cm" svg:height="9.694cm">
          <chartooo:coordinate-region svg:x="2.338cm" svg:y="2.885cm" svg:width="36.19cm" svg:height="8.45cm"/>
          <chart:axis chart:dimension="x" chart:name="primary-x" chart:style-name="ch6" chartooo:axis-type="auto">
            <chartooo:date-scale/>
            <chart:title svg:x="19.669cm" svg:y="12.652cm" chart:style-name="ch7">
              <text:p># threads</text:p>
            </chart:title>
            <chart:categories table:cell-range-address="analysis.D2:analysis.D82"/>
          </chart:axis>
          <chart:axis chart:dimension="y" chart:name="primary-y" chart:style-name="ch6">
            <chart:title svg:x="0.451cm" svg:y="8.225cm" chart:style-name="ch8">
              <text:p>Seconds</text:p>
            </chart:title>
            <chart:grid chart:style-name="ch9" chart:class="major"/>
          </chart:axis>
          <chart:series chart:style-name="ch10" chart:values-cell-range-address="analysis.J2:analysis.J81" chart:label-cell-address="analysis.J1:analysis.J1" chart:class="chart:line">
            <chart:data-point chart:repeated="80"/>
          </chart:series>
          <chart:series chart:style-name="ch11" chart:values-cell-range-address="analysis.K2:analysis.K81" chart:label-cell-address="analysis.K1:analysis.K1" chart:class="chart:line">
            <chart:data-point chart:repeated="80"/>
          </chart:series>
          <chart:series chart:style-name="ch12" chart:values-cell-range-address="analysis.M2:analysis.M81" chart:label-cell-address="analysis.M1:analysis.M1" chart:class="chart:line">
            <chart:data-point chart:repeated="80"/>
          </chart:series>
          <chart:series chart:style-name="ch13" chart:values-cell-range-address="analysis.L2:analysis.L81" chart:label-cell-address="analysis.L1:analysis.L1" chart:class="chart:line">
            <chart:data-point chart:repeated="8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L_TIMER [s]</text:p>
                <draw:g>
                  <svg:desc>analysis.J1:analysis.J1</svg:desc>
                </draw:g>
              </table:table-cell>
              <table:table-cell office:value-type="string">
                <text:p>TIMESTAMP [s]</text:p>
                <draw:g>
                  <svg:desc>analysis.K1:analysis.K1</svg:desc>
                </draw:g>
              </table:table-cell>
              <table:table-cell office:value-type="string">
                <text:p>CPU_TICKS [s]</text:p>
                <draw:g>
                  <svg:desc>analysis.M1:analysis.M1</svg:desc>
                </draw:g>
              </table:table-cell>
              <table:table-cell office:value-type="string">
                <text:p>GPU_TICKS [s]</text:p>
                <draw:g>
                  <svg:desc>analysis.L1:analysis.L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nalysis.D2:analysis.D82</svg:desc>
                </draw:g>
              </table:table-cell>
              <table:table-cell office:value-type="float" office:value="0.947131511">
                <text:p>0.947131511</text:p>
                <draw:g>
                  <svg:desc>analysis.J2:analysis.J81</svg:desc>
                </draw:g>
              </table:table-cell>
              <table:table-cell office:value-type="float" office:value="0.91665912">
                <text:p>0.91665912</text:p>
                <draw:g>
                  <svg:desc>analysis.K2:analysis.K81</svg:desc>
                </draw:g>
              </table:table-cell>
              <table:table-cell office:value-type="float" office:value="0.786186223714286">
                <text:p>0.786186223714286</text:p>
                <draw:g>
                  <svg:desc>analysis.M2:analysis.M81</svg:desc>
                </draw:g>
              </table:table-cell>
              <table:table-cell office:value-type="float" office:value="0.951608263809524">
                <text:p>0.951608263809524</text:p>
                <draw:g>
                  <svg:desc>analysis.L2:analysis.L8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94701038">
                <text:p>0.94701038</text:p>
              </table:table-cell>
              <table:table-cell office:value-type="float" office:value="0.91649488">
                <text:p>0.91649488</text:p>
              </table:table-cell>
              <table:table-cell office:value-type="float" office:value="0.786107235142857">
                <text:p>0.786107235142857</text:p>
              </table:table-cell>
              <table:table-cell office:value-type="float" office:value="0.951543606666667">
                <text:p>0.95154360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47146198">
                <text:p>0.947146198</text:p>
              </table:table-cell>
              <table:table-cell office:value-type="float" office:value="0.9164568">
                <text:p>0.9164568</text:p>
              </table:table-cell>
              <table:table-cell office:value-type="float" office:value="0.786104731142857">
                <text:p>0.786104731142857</text:p>
              </table:table-cell>
              <table:table-cell office:value-type="float" office:value="0.95152662">
                <text:p>0.951526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47130689">
                <text:p>0.947130689</text:p>
              </table:table-cell>
              <table:table-cell office:value-type="float" office:value="0.91661712">
                <text:p>0.91661712</text:p>
              </table:table-cell>
              <table:table-cell office:value-type="float" office:value="0.78616283">
                <text:p>0.78616283</text:p>
              </table:table-cell>
              <table:table-cell office:value-type="float" office:value="0.951578934285714">
                <text:p>0.9515789342857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63090059">
                <text:p>0.963090059</text:p>
              </table:table-cell>
              <table:table-cell office:value-type="float" office:value="0.9319756">
                <text:p>0.9319756</text:p>
              </table:table-cell>
              <table:table-cell office:value-type="float" office:value="0.799441617142857">
                <text:p>0.799441617142857</text:p>
              </table:table-cell>
              <table:table-cell office:value-type="float" office:value="0.967589669523809">
                <text:p>0.96758966952380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963052281">
                <text:p>0.963052281</text:p>
              </table:table-cell>
              <table:table-cell office:value-type="float" office:value="0.93198072">
                <text:p>0.93198072</text:p>
              </table:table-cell>
              <table:table-cell office:value-type="float" office:value="0.799372797714286">
                <text:p>0.799372797714286</text:p>
              </table:table-cell>
              <table:table-cell office:value-type="float" office:value="0.967566339047619">
                <text:p>0.96756633904761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963111715">
                <text:p>0.963111715</text:p>
              </table:table-cell>
              <table:table-cell office:value-type="float" office:value="0.93180312">
                <text:p>0.93180312</text:p>
              </table:table-cell>
              <table:table-cell office:value-type="float" office:value="0.799292116857143">
                <text:p>0.799292116857143</text:p>
              </table:table-cell>
              <table:table-cell office:value-type="float" office:value="0.967493930476191">
                <text:p>0.96749393047619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963312376">
                <text:p>0.963312376</text:p>
              </table:table-cell>
              <table:table-cell office:value-type="float" office:value="0.93219112">
                <text:p>0.93219112</text:p>
              </table:table-cell>
              <table:table-cell office:value-type="float" office:value="0.799610035428571">
                <text:p>0.799610035428571</text:p>
              </table:table-cell>
              <table:table-cell office:value-type="float" office:value="0.967696357142857">
                <text:p>0.96769635714285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058430873">
                <text:p>1.058430873</text:p>
              </table:table-cell>
              <table:table-cell office:value-type="float" office:value="1.02406048">
                <text:p>1.02406048</text:p>
              </table:table-cell>
              <table:table-cell office:value-type="float" office:value="0.878499765714286">
                <text:p>0.878499765714286</text:p>
              </table:table-cell>
              <table:table-cell office:value-type="float" office:value="1.06291589047619">
                <text:p>1.0629158904761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177718">
                <text:p>1.177718</text:p>
              </table:table-cell>
              <table:table-cell office:value-type="float" office:value="1.13784904">
                <text:p>1.13784904</text:p>
              </table:table-cell>
              <table:table-cell office:value-type="float" office:value="0.977495865142857">
                <text:p>0.977495865142857</text:p>
              </table:table-cell>
              <table:table-cell office:value-type="float" office:value="1.18143219619048">
                <text:p>1.18143219619048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.283244881">
                <text:p>1.283244881</text:p>
              </table:table-cell>
              <table:table-cell office:value-type="float" office:value="1.24072624">
                <text:p>1.24072624</text:p>
              </table:table-cell>
              <table:table-cell office:value-type="float" office:value="1.06509265428571">
                <text:p>1.06509265428571</text:p>
              </table:table-cell>
              <table:table-cell office:value-type="float" office:value="1.28714003809524">
                <text:p>1.2871400380952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209011765">
                <text:p>1.209011765</text:p>
              </table:table-cell>
              <table:table-cell office:value-type="float" office:value="1.16936024">
                <text:p>1.16936024</text:p>
              </table:table-cell>
              <table:table-cell office:value-type="float" office:value="1.00453024428571">
                <text:p>1.00453024428571</text:p>
              </table:table-cell>
              <table:table-cell office:value-type="float" office:value="1.21395068571429">
                <text:p>1.21395068571429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.217707843">
                <text:p>1.217707843</text:p>
              </table:table-cell>
              <table:table-cell office:value-type="float" office:value="1.17663992">
                <text:p>1.17663992</text:p>
              </table:table-cell>
              <table:table-cell office:value-type="float" office:value="1.01066390971429">
                <text:p>1.01066390971429</text:p>
              </table:table-cell>
              <table:table-cell office:value-type="float" office:value="1.22173199904762">
                <text:p>1.22173199904762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.323506853">
                <text:p>1.323506853</text:p>
              </table:table-cell>
              <table:table-cell office:value-type="float" office:value="1.2783208">
                <text:p>1.2783208</text:p>
              </table:table-cell>
              <table:table-cell office:value-type="float" office:value="1.09953796571429">
                <text:p>1.09953796571429</text:p>
              </table:table-cell>
              <table:table-cell office:value-type="float" office:value="1.32697359809524">
                <text:p>1.32697359809524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.61059685">
                <text:p>1.61059685</text:p>
              </table:table-cell>
              <table:table-cell office:value-type="float" office:value="1.55611456">
                <text:p>1.55611456</text:p>
              </table:table-cell>
              <table:table-cell office:value-type="float" office:value="0.111387194285714">
                <text:p>0.111387194285714</text:p>
              </table:table-cell>
              <table:table-cell office:value-type="float" office:value="1.61553043238095">
                <text:p>1.6155304323809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.86742188">
                <text:p>1.86742188</text:p>
              </table:table-cell>
              <table:table-cell office:value-type="float" office:value="1.80213688">
                <text:p>1.80213688</text:p>
              </table:table-cell>
              <table:table-cell office:value-type="float" office:value="0.324082678857143">
                <text:p>0.324082678857143</text:p>
              </table:table-cell>
              <table:table-cell office:value-type="float" office:value="1.87074908857143">
                <text:p>1.87074908857143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1.924483697">
                <text:p>1.924483697</text:p>
              </table:table-cell>
              <table:table-cell office:value-type="float" office:value="1.85861792">
                <text:p>1.85861792</text:p>
              </table:table-cell>
              <table:table-cell office:value-type="float" office:value="0.372627196285714">
                <text:p>0.372627196285714</text:p>
              </table:table-cell>
              <table:table-cell office:value-type="float" office:value="1.92971004380952">
                <text:p>1.92971004380952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2.274480139">
                <text:p>2.274480139</text:p>
              </table:table-cell>
              <table:table-cell office:value-type="float" office:value="2.19541024">
                <text:p>2.19541024</text:p>
              </table:table-cell>
              <table:table-cell office:value-type="float" office:value="0.661668939142857">
                <text:p>0.661668939142857</text:p>
              </table:table-cell>
              <table:table-cell office:value-type="float" office:value="2.27913983142857">
                <text:p>2.27913983142857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2.462152559">
                <text:p>2.462152559</text:p>
              </table:table-cell>
              <table:table-cell office:value-type="float" office:value="2.3754348">
                <text:p>2.3754348</text:p>
              </table:table-cell>
              <table:table-cell office:value-type="float" office:value="0.818668738">
                <text:p>0.818668738</text:p>
              </table:table-cell>
              <table:table-cell office:value-type="float" office:value="2.46643551142857">
                <text:p>2.46643551142857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2.565823809">
                <text:p>2.565823809</text:p>
              </table:table-cell>
              <table:table-cell office:value-type="float" office:value="2.47535432">
                <text:p>2.47535432</text:p>
              </table:table-cell>
              <table:table-cell office:value-type="float" office:value="0.904207181428571">
                <text:p>0.904207181428571</text:p>
              </table:table-cell>
              <table:table-cell office:value-type="float" office:value="2.57002192190476">
                <text:p>2.57002192190476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2.886825901">
                <text:p>2.886825901</text:p>
              </table:table-cell>
              <table:table-cell office:value-type="float" office:value="2.78140856">
                <text:p>2.78140856</text:p>
              </table:table-cell>
              <table:table-cell office:value-type="float" office:value="1.16958526314286">
                <text:p>1.16958526314286</text:p>
              </table:table-cell>
              <table:table-cell office:value-type="float" office:value="2.8877008447619">
                <text:p>2.8877008447619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.047009324">
                <text:p>3.047009324</text:p>
              </table:table-cell>
              <table:table-cell office:value-type="float" office:value="2.93654752">
                <text:p>2.93654752</text:p>
              </table:table-cell>
              <table:table-cell office:value-type="float" office:value="0.0746498385714286">
                <text:p>0.0746498385714286</text:p>
              </table:table-cell>
              <table:table-cell office:value-type="float" office:value="3.04917313142857">
                <text:p>3.04917313142857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3.207602702">
                <text:p>3.207602702</text:p>
              </table:table-cell>
              <table:table-cell office:value-type="float" office:value="3.0895644">
                <text:p>3.0895644</text:p>
              </table:table-cell>
              <table:table-cell office:value-type="float" office:value="0.207868571142857">
                <text:p>0.207868571142857</text:p>
              </table:table-cell>
              <table:table-cell office:value-type="float" office:value="3.20731848">
                <text:p>3.2073184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.528186896">
                <text:p>3.528186896</text:p>
              </table:table-cell>
              <table:table-cell office:value-type="float" office:value="3.39878864">
                <text:p>3.39878864</text:p>
              </table:table-cell>
              <table:table-cell office:value-type="float" office:value="0.474793176571429">
                <text:p>0.474793176571429</text:p>
              </table:table-cell>
              <table:table-cell office:value-type="float" office:value="3.52881013428571">
                <text:p>3.52881013428571</text:p>
              </table:table-cell>
            </table:table-row>
            <table:table-row>
              <table:table-cell office:value-type="float" office:value="4352">
                <text:p>4350</text:p>
              </table:table-cell>
              <table:table-cell office:value-type="float" office:value="3.688578151">
                <text:p>3.688578151</text:p>
              </table:table-cell>
              <table:table-cell office:value-type="float" office:value="3.55232488">
                <text:p>3.55232488</text:p>
              </table:table-cell>
              <table:table-cell office:value-type="float" office:value="0.607992021142857">
                <text:p>0.607992021142857</text:p>
              </table:table-cell>
              <table:table-cell office:value-type="float" office:value="3.68844464666667">
                <text:p>3.68844464666667</text:p>
              </table:table-cell>
            </table:table-row>
            <table:table-row>
              <table:table-cell office:value-type="float" office:value="4608">
                <text:p>4610</text:p>
              </table:table-cell>
              <table:table-cell office:value-type="float" office:value="3.849169385">
                <text:p>3.849169385</text:p>
              </table:table-cell>
              <table:table-cell office:value-type="float" office:value="3.70498744">
                <text:p>3.70498744</text:p>
              </table:table-cell>
              <table:table-cell office:value-type="float" office:value="0.739835236">
                <text:p>0.739835236</text:p>
              </table:table-cell>
              <table:table-cell office:value-type="float" office:value="3.84662202285714">
                <text:p>3.84662202285714</text:p>
              </table:table-cell>
            </table:table-row>
            <table:table-row>
              <table:table-cell office:value-type="float" office:value="4864">
                <text:p>4860</text:p>
              </table:table-cell>
              <table:table-cell office:value-type="float" office:value="4.170225006">
                <text:p>4.170225006</text:p>
              </table:table-cell>
              <table:table-cell office:value-type="float" office:value="4.014944">
                <text:p>4.014944</text:p>
              </table:table-cell>
              <table:table-cell office:value-type="float" office:value="1.00872544742857">
                <text:p>1.00872544742857</text:p>
              </table:table-cell>
              <table:table-cell office:value-type="float" office:value="0.0779396476190476">
                <text:p>0.0779396476190476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4.332951662">
                <text:p>4.332951662</text:p>
              </table:table-cell>
              <table:table-cell office:value-type="float" office:value="4.17067168">
                <text:p>4.17067168</text:p>
              </table:table-cell>
              <table:table-cell office:value-type="float" office:value="1.142623234">
                <text:p>1.142623234</text:p>
              </table:table-cell>
              <table:table-cell office:value-type="float" office:value="0.238749426666667">
                <text:p>0.238749426666667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5.328729957">
                <text:p>5.328729957</text:p>
              </table:table-cell>
              <table:table-cell office:value-type="float" office:value="5.1263884">
                <text:p>5.1263884</text:p>
              </table:table-cell>
              <table:table-cell office:value-type="float" office:value="0.740762410857143">
                <text:p>0.740762410857143</text:p>
              </table:table-cell>
              <table:table-cell office:value-type="float" office:value="1.21990820571429">
                <text:p>1.21990820571429</text:p>
              </table:table-cell>
            </table:table-row>
            <table:table-row>
              <table:table-cell office:value-type="float" office:value="5632">
                <text:p>5630</text:p>
              </table:table-cell>
              <table:table-cell office:value-type="float" office:value="5.335166813">
                <text:p>5.335166813</text:p>
              </table:table-cell>
              <table:table-cell office:value-type="float" office:value="5.13275528">
                <text:p>5.13275528</text:p>
              </table:table-cell>
              <table:table-cell office:value-type="float" office:value="0.747121560285714">
                <text:p>0.747121560285714</text:p>
              </table:table-cell>
              <table:table-cell office:value-type="float" office:value="1.23337179333333">
                <text:p>1.23337179333333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5.382026794">
                <text:p>5.382026794</text:p>
              </table:table-cell>
              <table:table-cell office:value-type="float" office:value="5.1774748">
                <text:p>5.1774748</text:p>
              </table:table-cell>
              <table:table-cell office:value-type="float" office:value="0.785346413714286">
                <text:p>0.785346413714286</text:p>
              </table:table-cell>
              <table:table-cell office:value-type="float" office:value="1.27582842">
                <text:p>1.27582842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5.411736468">
                <text:p>5.411736468</text:p>
              </table:table-cell>
              <table:table-cell office:value-type="float" office:value="5.20695632">
                <text:p>5.20695632</text:p>
              </table:table-cell>
              <table:table-cell office:value-type="float" office:value="0.811039294857143">
                <text:p>0.811039294857143</text:p>
              </table:table-cell>
              <table:table-cell office:value-type="float" office:value="1.30323074285714">
                <text:p>1.30323074285714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5.796850077">
                <text:p>5.796850077</text:p>
              </table:table-cell>
              <table:table-cell office:value-type="float" office:value="5.57511752">
                <text:p>5.57511752</text:p>
              </table:table-cell>
              <table:table-cell office:value-type="float" office:value="1.05990268542857">
                <text:p>1.05990268542857</text:p>
              </table:table-cell>
              <table:table-cell office:value-type="float" office:value="1.68417407428571">
                <text:p>1.68417407428571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6.234755737">
                <text:p>6.234755737</text:p>
              </table:table-cell>
              <table:table-cell office:value-type="float" office:value="5.99666424">
                <text:p>5.99666424</text:p>
              </table:table-cell>
              <table:table-cell office:value-type="float" office:value="0.266263577428571">
                <text:p>0.266263577428571</text:p>
              </table:table-cell>
              <table:table-cell office:value-type="float" office:value="2.13026270952381">
                <text:p>2.13026270952381</text:p>
              </table:table-cell>
            </table:table-row>
            <table:table-row>
              <table:table-cell office:value-type="float" office:value="6912">
                <text:p>6910</text:p>
              </table:table-cell>
              <table:table-cell office:value-type="float" office:value="7.016951199">
                <text:p>7.016951199</text:p>
              </table:table-cell>
              <table:table-cell office:value-type="float" office:value="6.748002">
                <text:p>6.748002</text:p>
              </table:table-cell>
              <table:table-cell office:value-type="float" office:value="0.915699933714286">
                <text:p>0.915699933714286</text:p>
              </table:table-cell>
              <table:table-cell office:value-type="float" office:value="2.90400177142857">
                <text:p>2.90400177142857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7.145791943">
                <text:p>7.145791943</text:p>
              </table:table-cell>
              <table:table-cell office:value-type="float" office:value="6.87202328">
                <text:p>6.87202328</text:p>
              </table:table-cell>
              <table:table-cell office:value-type="float" office:value="1.005297946">
                <text:p>1.005297946</text:p>
              </table:table-cell>
              <table:table-cell office:value-type="float" office:value="3.02680158380952">
                <text:p>3.02680158380952</text:p>
              </table:table-cell>
            </table:table-row>
            <table:table-row>
              <table:table-cell office:value-type="float" office:value="7424">
                <text:p>7420</text:p>
              </table:table-cell>
              <table:table-cell office:value-type="float" office:value="7.578856051">
                <text:p>7.578856051</text:p>
              </table:table-cell>
              <table:table-cell office:value-type="float" office:value="7.28463424">
                <text:p>7.28463424</text:p>
              </table:table-cell>
              <table:table-cell office:value-type="float" office:value="0.284803616571429">
                <text:p>0.284803616571429</text:p>
              </table:table-cell>
              <table:table-cell office:value-type="float" office:value="3.44072341619048">
                <text:p>3.44072341619048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7.561555866">
                <text:p>7.561555866</text:p>
              </table:table-cell>
              <table:table-cell office:value-type="float" office:value="7.27100192">
                <text:p>7.27100192</text:p>
              </table:table-cell>
              <table:table-cell office:value-type="float" office:value="0.264773981714286">
                <text:p>0.264773981714286</text:p>
              </table:table-cell>
              <table:table-cell office:value-type="float" office:value="3.4464183047619">
                <text:p>3.4464183047619</text:p>
              </table:table-cell>
            </table:table-row>
            <table:table-row>
              <table:table-cell office:value-type="float" office:value="7936">
                <text:p>7940</text:p>
              </table:table-cell>
              <table:table-cell office:value-type="float" office:value="7.735820659">
                <text:p>7.735820659</text:p>
              </table:table-cell>
              <table:table-cell office:value-type="float" office:value="7.4382936">
                <text:p>7.4382936</text:p>
              </table:table-cell>
              <table:table-cell office:value-type="float" office:value="0.284443512">
                <text:p>0.284443512</text:p>
              </table:table-cell>
              <table:table-cell office:value-type="float" office:value="3.61995353428571">
                <text:p>3.6199535342857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7.812005795">
                <text:p>7.812005795</text:p>
              </table:table-cell>
              <table:table-cell office:value-type="float" office:value="7.51310016">
                <text:p>7.51310016</text:p>
              </table:table-cell>
              <table:table-cell office:value-type="float" office:value="0.347563852">
                <text:p>0.347563852</text:p>
              </table:table-cell>
              <table:table-cell office:value-type="float" office:value="3.69940163142857">
                <text:p>3.6994016314285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53699281">
                <text:p>0.53699281</text:p>
              </table:table-cell>
              <table:table-cell office:value-type="float" office:value="0.7419036">
                <text:p>0.7419036</text:p>
              </table:table-cell>
              <table:table-cell office:value-type="float" office:value="0.641187127714286">
                <text:p>0.641187127714286</text:p>
              </table:table-cell>
              <table:table-cell office:value-type="float" office:value="0.770772777142857">
                <text:p>0.77077277714285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37064023">
                <text:p>0.537064023</text:p>
              </table:table-cell>
              <table:table-cell office:value-type="float" office:value="0.52337736">
                <text:p>0.52337736</text:p>
              </table:table-cell>
              <table:table-cell office:value-type="float" office:value="0.446291215714286">
                <text:p>0.446291215714286</text:p>
              </table:table-cell>
              <table:table-cell office:value-type="float" office:value="0.543120119047619">
                <text:p>0.54312011904761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37281083">
                <text:p>0.537281083</text:p>
              </table:table-cell>
              <table:table-cell office:value-type="float" office:value="0.527522">
                <text:p>0.527522</text:p>
              </table:table-cell>
              <table:table-cell office:value-type="float" office:value="0.455899267428571">
                <text:p>0.455899267428571</text:p>
              </table:table-cell>
              <table:table-cell office:value-type="float" office:value="0.547632582857143">
                <text:p>0.54763258285714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53708542">
                <text:p>0.53708542</text:p>
              </table:table-cell>
              <table:table-cell office:value-type="float" office:value="0.51609336">
                <text:p>0.51609336</text:p>
              </table:table-cell>
              <table:table-cell office:value-type="float" office:value="0.446014327714286">
                <text:p>0.446014327714286</text:p>
              </table:table-cell>
              <table:table-cell office:value-type="float" office:value="0.535837316190476">
                <text:p>0.53583731619047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568330905">
                <text:p>0.568330905</text:p>
              </table:table-cell>
              <table:table-cell office:value-type="float" office:value="0.55942776">
                <text:p>0.55942776</text:p>
              </table:table-cell>
              <table:table-cell office:value-type="float" office:value="0.483475553714286">
                <text:p>0.483475553714286</text:p>
              </table:table-cell>
              <table:table-cell office:value-type="float" office:value="0.581382438095238">
                <text:p>0.58138243809523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584356013">
                <text:p>0.584356013</text:p>
              </table:table-cell>
              <table:table-cell office:value-type="float" office:value="0.75632088">
                <text:p>0.75632088</text:p>
              </table:table-cell>
              <table:table-cell office:value-type="float" office:value="0.653647886857143">
                <text:p>0.653647886857143</text:p>
              </table:table-cell>
              <table:table-cell office:value-type="float" office:value="0.786002565714286">
                <text:p>0.78600256571428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585196632">
                <text:p>0.585196632</text:p>
              </table:table-cell>
              <table:table-cell office:value-type="float" office:value="0.57110696">
                <text:p>0.57110696</text:p>
              </table:table-cell>
              <table:table-cell office:value-type="float" office:value="0.492092742">
                <text:p>0.492092742</text:p>
              </table:table-cell>
              <table:table-cell office:value-type="float" office:value="0.592486140952381">
                <text:p>0.59248614095238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585212723">
                <text:p>0.585212723</text:p>
              </table:table-cell>
              <table:table-cell office:value-type="float" office:value="0.57203384">
                <text:p>0.57203384</text:p>
              </table:table-cell>
              <table:table-cell office:value-type="float" office:value="0.494366157714286">
                <text:p>0.494366157714286</text:p>
              </table:table-cell>
              <table:table-cell office:value-type="float" office:value="0.593995704761905">
                <text:p>0.59399570476190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648319104">
                <text:p>0.648319104</text:p>
              </table:table-cell>
              <table:table-cell office:value-type="float" office:value="0.6304564">
                <text:p>0.6304564</text:p>
              </table:table-cell>
              <table:table-cell office:value-type="float" office:value="0.540062399428571">
                <text:p>0.540062399428571</text:p>
              </table:table-cell>
              <table:table-cell office:value-type="float" office:value="0.654301241904762">
                <text:p>0.65430124190476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731654468">
                <text:p>0.731654468</text:p>
              </table:table-cell>
              <table:table-cell office:value-type="float" office:value="0.70860888">
                <text:p>0.70860888</text:p>
              </table:table-cell>
              <table:table-cell office:value-type="float" office:value="0.607340445714286">
                <text:p>0.607340445714286</text:p>
              </table:table-cell>
              <table:table-cell office:value-type="float" office:value="0.735929549523809">
                <text:p>0.73592954952380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0.818782216">
                <text:p>0.818782216</text:p>
              </table:table-cell>
              <table:table-cell office:value-type="float" office:value="0.79334784">
                <text:p>0.79334784</text:p>
              </table:table-cell>
              <table:table-cell office:value-type="float" office:value="0.679576910285714">
                <text:p>0.679576910285714</text:p>
              </table:table-cell>
              <table:table-cell office:value-type="float" office:value="0.823480445714286">
                <text:p>0.82348044571428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733710896">
                <text:p>0.733710896</text:p>
              </table:table-cell>
              <table:table-cell office:value-type="float" office:value="0.71178736">
                <text:p>0.71178736</text:p>
              </table:table-cell>
              <table:table-cell office:value-type="float" office:value="0.609080446571429">
                <text:p>0.609080446571429</text:p>
              </table:table-cell>
              <table:table-cell office:value-type="float" office:value="0.738836393333333">
                <text:p>0.73883639333333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0.796340809">
                <text:p>0.796340809</text:p>
              </table:table-cell>
              <table:table-cell office:value-type="float" office:value="0.7688636">
                <text:p>0.7688636</text:p>
              </table:table-cell>
              <table:table-cell office:value-type="float" office:value="0.661026804">
                <text:p>0.661026804</text:p>
              </table:table-cell>
              <table:table-cell office:value-type="float" office:value="0.797960776190476">
                <text:p>0.797960776190476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0.825155231">
                <text:p>0.825155231</text:p>
              </table:table-cell>
              <table:table-cell office:value-type="float" office:value="0.79956944">
                <text:p>0.79956944</text:p>
              </table:table-cell>
              <table:table-cell office:value-type="float" office:value="0.684970927428571">
                <text:p>0.684970927428571</text:p>
              </table:table-cell>
              <table:table-cell office:value-type="float" office:value="0.830036484761905">
                <text:p>0.830036484761905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0.965422753">
                <text:p>0.965422753</text:p>
              </table:table-cell>
              <table:table-cell office:value-type="float" office:value="0.93353944">
                <text:p>0.93353944</text:p>
              </table:table-cell>
              <table:table-cell office:value-type="float" office:value="0.801369551428572">
                <text:p>0.801369551428572</text:p>
              </table:table-cell>
              <table:table-cell office:value-type="float" office:value="0.969023524761905">
                <text:p>0.96902352476190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.143864895">
                <text:p>1.143864895</text:p>
              </table:table-cell>
              <table:table-cell office:value-type="float" office:value="1.10671128">
                <text:p>1.10671128</text:p>
              </table:table-cell>
              <table:table-cell office:value-type="float" office:value="0.949439514">
                <text:p>0.949439514</text:p>
              </table:table-cell>
              <table:table-cell office:value-type="float" office:value="1.14923919333333">
                <text:p>1.14923919333333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1.154923646">
                <text:p>1.154923646</text:p>
              </table:table-cell>
              <table:table-cell office:value-type="float" office:value="1.11617472">
                <text:p>1.11617472</text:p>
              </table:table-cell>
              <table:table-cell office:value-type="float" office:value="0.958620375714286">
                <text:p>0.958620375714286</text:p>
              </table:table-cell>
              <table:table-cell office:value-type="float" office:value="1.15868240190476">
                <text:p>1.15868240190476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1.367138616">
                <text:p>1.367138616</text:p>
              </table:table-cell>
              <table:table-cell office:value-type="float" office:value="1.32149168">
                <text:p>1.32149168</text:p>
              </table:table-cell>
              <table:table-cell office:value-type="float" office:value="1.13472828771429">
                <text:p>1.13472828771429</text:p>
              </table:table-cell>
              <table:table-cell office:value-type="float" office:value="1.37180319142857">
                <text:p>1.37180319142857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1.477415362">
                <text:p>1.477415362</text:p>
              </table:table-cell>
              <table:table-cell office:value-type="float" office:value="1.4278876">
                <text:p>1.4278876</text:p>
              </table:table-cell>
              <table:table-cell office:value-type="float" office:value="0.001777788">
                <text:p>0.001777788</text:p>
              </table:table-cell>
              <table:table-cell office:value-type="float" office:value="1.48243935619048">
                <text:p>1.48243935619048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1.537811549">
                <text:p>1.537811549</text:p>
              </table:table-cell>
              <table:table-cell office:value-type="float" office:value="1.48657744">
                <text:p>1.48657744</text:p>
              </table:table-cell>
              <table:table-cell office:value-type="float" office:value="0.0516023262857143">
                <text:p>0.0516023262857143</text:p>
              </table:table-cell>
              <table:table-cell office:value-type="float" office:value="1.54394338571429">
                <text:p>1.54394338571429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1.732444775">
                <text:p>1.732444775</text:p>
              </table:table-cell>
              <table:table-cell office:value-type="float" office:value="1.67441176">
                <text:p>1.67441176</text:p>
              </table:table-cell>
              <table:table-cell office:value-type="float" office:value="0.212845662">
                <text:p>0.212845662</text:p>
              </table:table-cell>
              <table:table-cell office:value-type="float" office:value="1.73809331809524">
                <text:p>1.73809331809524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1.828694205">
                <text:p>1.828694205</text:p>
              </table:table-cell>
              <table:table-cell office:value-type="float" office:value="1.76503928">
                <text:p>1.76503928</text:p>
              </table:table-cell>
              <table:table-cell office:value-type="float" office:value="0.291792055142857">
                <text:p>0.291792055142857</text:p>
              </table:table-cell>
              <table:table-cell office:value-type="float" office:value="1.83212896952381">
                <text:p>1.83212896952381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1.923987509">
                <text:p>1.923987509</text:p>
              </table:table-cell>
              <table:table-cell office:value-type="float" office:value="1.8559468">
                <text:p>1.8559468</text:p>
              </table:table-cell>
              <table:table-cell office:value-type="float" office:value="0.371715381714286">
                <text:p>0.371715381714286</text:p>
              </table:table-cell>
              <table:table-cell office:value-type="float" office:value="1.92696831714286">
                <text:p>1.9269683171428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.117367202">
                <text:p>2.117367202</text:p>
              </table:table-cell>
              <table:table-cell office:value-type="float" office:value="2.04530056">
                <text:p>2.04530056</text:p>
              </table:table-cell>
              <table:table-cell office:value-type="float" office:value="0.531283241714286">
                <text:p>0.531283241714286</text:p>
              </table:table-cell>
              <table:table-cell office:value-type="float" office:value="2.12341305142857">
                <text:p>2.12341305142857</text:p>
              </table:table-cell>
            </table:table-row>
            <table:table-row>
              <table:table-cell office:value-type="float" office:value="4352">
                <text:p>4350</text:p>
              </table:table-cell>
              <table:table-cell office:value-type="float" office:value="2.213251835">
                <text:p>2.213251835</text:p>
              </table:table-cell>
              <table:table-cell office:value-type="float" office:value="2.13482152">
                <text:p>2.13482152</text:p>
              </table:table-cell>
              <table:table-cell office:value-type="float" office:value="0.610558681142857">
                <text:p>0.610558681142857</text:p>
              </table:table-cell>
              <table:table-cell office:value-type="float" office:value="2.21747872952381">
                <text:p>2.21747872952381</text:p>
              </table:table-cell>
            </table:table-row>
            <table:table-row>
              <table:table-cell office:value-type="float" office:value="4608">
                <text:p>4610</text:p>
              </table:table-cell>
              <table:table-cell office:value-type="float" office:value="2.308075895">
                <text:p>2.308075895</text:p>
              </table:table-cell>
              <table:table-cell office:value-type="float" office:value="2.22684952">
                <text:p>2.22684952</text:p>
              </table:table-cell>
              <table:table-cell office:value-type="float" office:value="0.689445565428571">
                <text:p>0.689445565428571</text:p>
              </table:table-cell>
              <table:table-cell office:value-type="float" office:value="2.31272940571429">
                <text:p>2.31272940571429</text:p>
              </table:table-cell>
            </table:table-row>
            <table:table-row>
              <table:table-cell office:value-type="float" office:value="4864">
                <text:p>4860</text:p>
              </table:table-cell>
              <table:table-cell office:value-type="float" office:value="2.502328003">
                <text:p>2.502328003</text:p>
              </table:table-cell>
              <table:table-cell office:value-type="float" office:value="2.41342344">
                <text:p>2.41342344</text:p>
              </table:table-cell>
              <table:table-cell office:value-type="float" office:value="0.851661025142857">
                <text:p>0.851661025142857</text:p>
              </table:table-cell>
              <table:table-cell office:value-type="float" office:value="2.50442341904762">
                <text:p>2.5044234190476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2.598667176">
                <text:p>2.598667176</text:p>
              </table:table-cell>
              <table:table-cell office:value-type="float" office:value="2.50648848">
                <text:p>2.50648848</text:p>
              </table:table-cell>
              <table:table-cell office:value-type="float" office:value="0.930231314571429">
                <text:p>0.930231314571429</text:p>
              </table:table-cell>
              <table:table-cell office:value-type="float" office:value="2.60188437809524">
                <text:p>2.60188437809524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3.200266306">
                <text:p>3.200266306</text:p>
              </table:table-cell>
              <table:table-cell office:value-type="float" office:value="3.0819356">
                <text:p>3.0819356</text:p>
              </table:table-cell>
              <table:table-cell office:value-type="float" office:value="0.201526604857143">
                <text:p>0.201526604857143</text:p>
              </table:table-cell>
              <table:table-cell office:value-type="float" office:value="3.1996563047619">
                <text:p>3.1996563047619</text:p>
              </table:table-cell>
            </table:table-row>
            <table:table-row>
              <table:table-cell office:value-type="float" office:value="5632">
                <text:p>5630</text:p>
              </table:table-cell>
              <table:table-cell office:value-type="float" office:value="3.199935003">
                <text:p>3.199935003</text:p>
              </table:table-cell>
              <table:table-cell office:value-type="float" office:value="3.08243336">
                <text:p>3.08243336</text:p>
              </table:table-cell>
              <table:table-cell office:value-type="float" office:value="0.202806607714286">
                <text:p>0.202806607714286</text:p>
              </table:table-cell>
              <table:table-cell office:value-type="float" office:value="3.19992723809524">
                <text:p>3.19992723809524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3.175978447">
                <text:p>3.175978447</text:p>
              </table:table-cell>
              <table:table-cell office:value-type="float" office:value="3.06121016">
                <text:p>3.06121016</text:p>
              </table:table-cell>
              <table:table-cell office:value-type="float" office:value="0.183396683428571">
                <text:p>0.183396683428571</text:p>
              </table:table-cell>
              <table:table-cell office:value-type="float" office:value="3.17766969047619">
                <text:p>3.17766969047619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3.202788739">
                <text:p>3.202788739</text:p>
              </table:table-cell>
              <table:table-cell office:value-type="float" office:value="3.08606344">
                <text:p>3.08606344</text:p>
              </table:table-cell>
              <table:table-cell office:value-type="float" office:value="0.204873105428571">
                <text:p>0.204873105428571</text:p>
              </table:table-cell>
              <table:table-cell office:value-type="float" office:value="3.20357534952381">
                <text:p>3.20357534952381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3.277214448">
                <text:p>3.277214448</text:p>
              </table:table-cell>
              <table:table-cell office:value-type="float" office:value="3.15754792">
                <text:p>3.15754792</text:p>
              </table:table-cell>
              <table:table-cell office:value-type="float" office:value="0.265674232571429">
                <text:p>0.265674232571429</text:p>
              </table:table-cell>
              <table:table-cell office:value-type="float" office:value="3.2782093752381">
                <text:p>3.2782093752381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3.737988794">
                <text:p>3.737988794</text:p>
              </table:table-cell>
              <table:table-cell office:value-type="float" office:value="3.59891064">
                <text:p>3.59891064</text:p>
              </table:table-cell>
              <table:table-cell office:value-type="float" office:value="0.648065667714286">
                <text:p>0.648065667714286</text:p>
              </table:table-cell>
              <table:table-cell office:value-type="float" office:value="3.73575868285714">
                <text:p>3.73575868285714</text:p>
              </table:table-cell>
            </table:table-row>
            <table:table-row>
              <table:table-cell office:value-type="float" office:value="6912">
                <text:p>6910</text:p>
              </table:table-cell>
              <table:table-cell office:value-type="float" office:value="4.227339178">
                <text:p>4.227339178</text:p>
              </table:table-cell>
              <table:table-cell office:value-type="float" office:value="4.07005232">
                <text:p>4.07005232</text:p>
              </table:table-cell>
              <table:table-cell office:value-type="float" office:value="1.05558440742857">
                <text:p>1.05558440742857</text:p>
              </table:table-cell>
              <table:table-cell office:value-type="float" office:value="0.161175332380952">
                <text:p>0.161175332380952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4.294172404">
                <text:p>4.294172404</text:p>
              </table:table-cell>
              <table:table-cell office:value-type="float" office:value="4.13311456">
                <text:p>4.13311456</text:p>
              </table:table-cell>
              <table:table-cell office:value-type="float" office:value="1.07272751542857">
                <text:p>1.07272751542857</text:p>
              </table:table-cell>
              <table:table-cell office:value-type="float" office:value="0.194679332380952">
                <text:p>0.194679332380952</text:p>
              </table:table-cell>
            </table:table-row>
            <table:table-row>
              <table:table-cell office:value-type="float" office:value="7424">
                <text:p>7420</text:p>
              </table:table-cell>
              <table:table-cell office:value-type="float" office:value="4.463931748">
                <text:p>4.463931748</text:p>
              </table:table-cell>
              <table:table-cell office:value-type="float" office:value="4.29640808">
                <text:p>4.29640808</text:p>
              </table:table-cell>
              <table:table-cell office:value-type="float" office:value="0.140840639142857">
                <text:p>0.140840639142857</text:p>
              </table:table-cell>
              <table:table-cell office:value-type="float" office:value="0.367268719047619">
                <text:p>0.367268719047619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4.487594287">
                <text:p>4.487594287</text:p>
              </table:table-cell>
              <table:table-cell office:value-type="float" office:value="4.318288">
                <text:p>4.318288</text:p>
              </table:table-cell>
              <table:table-cell office:value-type="float" office:value="0.0450791714285714">
                <text:p>0.0450791714285714</text:p>
              </table:table-cell>
              <table:table-cell office:value-type="float" office:value="0.382785595238095">
                <text:p>0.382785595238095</text:p>
              </table:table-cell>
            </table:table-row>
            <table:table-row>
              <table:table-cell office:value-type="float" office:value="7936">
                <text:p>7940</text:p>
              </table:table-cell>
              <table:table-cell office:value-type="float" office:value="4.515532805">
                <text:p>4.515532805</text:p>
              </table:table-cell>
              <table:table-cell office:value-type="float" office:value="4.34659936">
                <text:p>4.34659936</text:p>
              </table:table-cell>
              <table:table-cell office:value-type="float" office:value="0.101206522285714">
                <text:p>0.101206522285714</text:p>
              </table:table-cell>
              <table:table-cell office:value-type="float" office:value="0.417459274285714">
                <text:p>0.41745927428571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4.652327155">
                <text:p>4.652327155</text:p>
              </table:table-cell>
              <table:table-cell office:value-type="float" office:value="4.47769936">
                <text:p>4.47769936</text:p>
              </table:table-cell>
              <table:table-cell office:value-type="float" office:value="0.180559850285714">
                <text:p>0.180559850285714</text:p>
              </table:table-cell>
              <table:table-cell office:value-type="float" office:value="0.55502488952381">
                <text:p>0.55502488952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941cm" svg:height="12.499cm" xlink:href=".." xlink:type="simple" chart:class="chart:line" chart:column-mapping="0 1 2" chart:style-name="ch1">
        <chart:title svg:x="14.156cm" svg:y="0.385cm" chart:style-name="ch2">
          <text:p>Power vect4</text:p>
        </chart:title>
        <chart:subtitle svg:x="13.706cm" svg:y="1.413cm" chart:style-name="ch3">
          <text:p>Using OCL_TIMER</text:p>
        </chart:subtitle>
        <chart:legend chart:legend-position="end" svg:x="24.517cm" svg:y="4.954cm" style:legend-expansion="high" chart:style-name="ch4"/>
        <chart:plot-area chart:style-name="ch5" table:cell-range-address="analysis.D82:analysis.D121 analysis.N1:analysis.Q1 analysis.N82:analysis.Q121 analysis.S1:analysis.S1 analysis.S82:analysis.S121" chart:data-source-has-labels="both" svg:x="1.629cm" svg:y="2.594cm" svg:width="21.652cm" svg:height="8.675cm">
          <chartooo:coordinate-region svg:x="2.25cm" svg:y="2.793cm" svg:width="20.659cm" svg:height="7.431cm"/>
          <chart:axis chart:dimension="x" chart:name="primary-x" chart:style-name="ch6" chartooo:axis-type="auto">
            <chartooo:date-scale/>
            <chart:title svg:x="11.723cm" svg:y="11.518cm" chart:style-name="ch7">
              <text:p># threads</text:p>
            </chart:title>
            <chart:categories table:cell-range-address="analysis.D82:analysis.D121"/>
          </chart:axis>
          <chart:axis chart:dimension="y" chart:name="primary-y" chart:style-name="ch6">
            <chart:title svg:x="0.451cm" svg:y="7.716cm" chart:style-name="ch8">
              <text:p>Power [W]</text:p>
            </chart:title>
            <chart:grid chart:style-name="ch9" chart:class="major"/>
          </chart:axis>
          <chart:series chart:style-name="ch10" chart:values-cell-range-address="analysis.N82:analysis.N121" chart:label-cell-address="analysis.N1:analysis.N1" chart:class="chart:line">
            <chart:data-point chart:repeated="40"/>
          </chart:series>
          <chart:series chart:style-name="ch11" chart:values-cell-range-address="analysis.O82:analysis.O121" chart:label-cell-address="analysis.O1:analysis.O1" chart:class="chart:line">
            <chart:data-point chart:repeated="40"/>
          </chart:series>
          <chart:series chart:style-name="ch12" chart:values-cell-range-address="analysis.P82:analysis.P121" chart:label-cell-address="analysis.P1:analysis.P1" chart:class="chart:line">
            <chart:data-point chart:repeated="40"/>
          </chart:series>
          <chart:series chart:style-name="ch13" chart:values-cell-range-address="analysis.Q82:analysis.Q121" chart:label-cell-address="analysis.Q1:analysis.Q1" chart:class="chart:line">
            <chart:data-point chart:repeated="40"/>
          </chart:series>
          <chart:series chart:style-name="ch14" chart:values-cell-range-address="analysis.S82:analysis.S121" chart:label-cell-address="analysis.S1:analysis.S1" chart:class="chart:line"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S Power [W] (OCL_TIMER)</text:p>
                <draw:g>
                  <svg:desc>analysis.N1:analysis.N1</svg:desc>
                </draw:g>
              </table:table-cell>
              <table:table-cell office:value-type="string">
                <text:p>PKG Power (OCL_TIMER) [W]</text:p>
                <draw:g>
                  <svg:desc>analysis.O1:analysis.O1</svg:desc>
                </draw:g>
              </table:table-cell>
              <table:table-cell office:value-type="string">
                <text:p>PP0 Power (OCL_TIMER) [W]</text:p>
                <draw:g>
                  <svg:desc>analysis.P1:analysis.P1</svg:desc>
                </draw:g>
              </table:table-cell>
              <table:table-cell office:value-type="string">
                <text:p>DRAM Power (OCL_TIMER)  [W]</text:p>
                <draw:g>
                  <svg:desc>analysis.Q1:analysis.Q1</svg:desc>
                </draw:g>
              </table:table-cell>
              <table:table-cell office:value-type="string">
                <text:p>GPU Power (pkg – pp0 – dram)</text:p>
                <draw:g>
                  <svg:desc>analysis.S1:analysis.S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nalysis.D82:analysis.D121</svg:desc>
                </draw:g>
              </table:table-cell>
              <table:table-cell office:value-type="float" office:value="2.77141406079885">
                <text:p>2.77141406079885</text:p>
                <draw:g>
                  <svg:desc>analysis.N82:analysis.N121</svg:desc>
                </draw:g>
              </table:table-cell>
              <table:table-cell office:value-type="float" office:value="9.12478198632737">
                <text:p>9.12478198632737</text:p>
                <draw:g>
                  <svg:desc>analysis.O82:analysis.O121</svg:desc>
                </draw:g>
              </table:table-cell>
              <table:table-cell office:value-type="float" office:value="0.902350072373547">
                <text:p>0.902350072373547</text:p>
                <draw:g>
                  <svg:desc>analysis.P82:analysis.P121</svg:desc>
                </draw:g>
              </table:table-cell>
              <table:table-cell office:value-type="float" office:value="0.22430700444451">
                <text:p>0.22430700444451</text:p>
                <draw:g>
                  <svg:desc>analysis.Q82:analysis.Q121</svg:desc>
                </draw:g>
              </table:table-cell>
              <table:table-cell office:value-type="float" office:value="7.99812490950932">
                <text:p>7.99812490950932</text:p>
                <draw:g>
                  <svg:desc>analysis.S82:analysis.S12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77342357705919">
                <text:p>2.77342357705919</text:p>
              </table:table-cell>
              <table:table-cell office:value-type="float" office:value="9.14221913369196">
                <text:p>9.14221913369196</text:p>
              </table:table-cell>
              <table:table-cell office:value-type="float" office:value="0.899736833726738">
                <text:p>0.899736833726738</text:p>
              </table:table-cell>
              <table:table-cell office:value-type="float" office:value="0.225441522642253">
                <text:p>0.225441522642253</text:p>
              </table:table-cell>
              <table:table-cell office:value-type="float" office:value="8.01704077732297">
                <text:p>8.0170407773229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78051576579745">
                <text:p>2.78051576579745</text:p>
              </table:table-cell>
              <table:table-cell office:value-type="float" office:value="9.09517755649671">
                <text:p>9.09517755649671</text:p>
              </table:table-cell>
              <table:table-cell office:value-type="float" office:value="0.895328586882748">
                <text:p>0.895328586882748</text:p>
              </table:table-cell>
              <table:table-cell office:value-type="float" office:value="0.225112844024659">
                <text:p>0.225112844024659</text:p>
              </table:table-cell>
              <table:table-cell office:value-type="float" office:value="7.9747361255893">
                <text:p>7.974736125589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76453870919389">
                <text:p>2.76453870919389</text:p>
              </table:table-cell>
              <table:table-cell office:value-type="float" office:value="9.07344594420562">
                <text:p>9.07344594420562</text:p>
              </table:table-cell>
              <table:table-cell office:value-type="float" office:value="0.828139546525322">
                <text:p>0.828139546525322</text:p>
              </table:table-cell>
              <table:table-cell office:value-type="float" office:value="0.223408637494241">
                <text:p>0.223408637494241</text:p>
              </table:table-cell>
              <table:table-cell office:value-type="float" office:value="8.02189776018606">
                <text:p>8.0218977601860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78741949448715">
                <text:p>2.78741949448715</text:p>
              </table:table-cell>
              <table:table-cell office:value-type="float" office:value="9.10603734981007">
                <text:p>9.10603734981007</text:p>
              </table:table-cell>
              <table:table-cell office:value-type="float" office:value="0.87759080109645">
                <text:p>0.87759080109645</text:p>
              </table:table-cell>
              <table:table-cell office:value-type="float" office:value="0.224696292886284">
                <text:p>0.224696292886284</text:p>
              </table:table-cell>
              <table:table-cell office:value-type="float" office:value="8.00375025582734">
                <text:p>8.0037502558273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78986967616569">
                <text:p>2.78986967616569</text:p>
              </table:table-cell>
              <table:table-cell office:value-type="float" office:value="9.24069371448469">
                <text:p>9.24069371448469</text:p>
              </table:table-cell>
              <table:table-cell office:value-type="float" office:value="0.886199693786148">
                <text:p>0.886199693786148</text:p>
              </table:table-cell>
              <table:table-cell office:value-type="float" office:value="0.224917940420662">
                <text:p>0.224917940420662</text:p>
              </table:table-cell>
              <table:table-cell office:value-type="float" office:value="8.12957608027788">
                <text:p>8.1295760802778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83302525977829">
                <text:p>2.83302525977829</text:p>
              </table:table-cell>
              <table:table-cell office:value-type="float" office:value="9.40799582133411">
                <text:p>9.40799582133411</text:p>
              </table:table-cell>
              <table:table-cell office:value-type="float" office:value="0.870651451751347">
                <text:p>0.870651451751347</text:p>
              </table:table-cell>
              <table:table-cell office:value-type="float" office:value="0.225341216278426">
                <text:p>0.225341216278426</text:p>
              </table:table-cell>
              <table:table-cell office:value-type="float" office:value="8.31200315330433">
                <text:p>8.312003153304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.96285445892064">
                <text:p>2.96285445892064</text:p>
              </table:table-cell>
              <table:table-cell office:value-type="float" office:value="9.98512768138075">
                <text:p>9.98512768138075</text:p>
              </table:table-cell>
              <table:table-cell office:value-type="float" office:value="0.854139996684246">
                <text:p>0.854139996684246</text:p>
              </table:table-cell>
              <table:table-cell office:value-type="float" office:value="0.224558011012779">
                <text:p>0.224558011012779</text:p>
              </table:table-cell>
              <table:table-cell office:value-type="float" office:value="8.90642967368373">
                <text:p>8.9064296736837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.13799823913481">
                <text:p>3.13799823913481</text:p>
              </table:table-cell>
              <table:table-cell office:value-type="float" office:value="10.8759503220522">
                <text:p>10.8759503220522</text:p>
              </table:table-cell>
              <table:table-cell office:value-type="float" office:value="0.873253669851795">
                <text:p>0.873253669851795</text:p>
              </table:table-cell>
              <table:table-cell office:value-type="float" office:value="0.224409885134028">
                <text:p>0.224409885134028</text:p>
              </table:table-cell>
              <table:table-cell office:value-type="float" office:value="9.77828676706633">
                <text:p>9.778286767066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.47797105600949">
                <text:p>3.47797105600949</text:p>
              </table:table-cell>
              <table:table-cell office:value-type="float" office:value="12.5468507485062">
                <text:p>12.5468507485062</text:p>
              </table:table-cell>
              <table:table-cell office:value-type="float" office:value="0.838752023003548">
                <text:p>0.838752023003548</text:p>
              </table:table-cell>
              <table:table-cell office:value-type="float" office:value="0.224371229113659">
                <text:p>0.224371229113659</text:p>
              </table:table-cell>
              <table:table-cell office:value-type="float" office:value="11.483727496389">
                <text:p>11.48372749638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69589169335426">
                <text:p>3.69589169335426</text:p>
              </table:table-cell>
              <table:table-cell office:value-type="float" office:value="13.4946589729736">
                <text:p>13.4946589729736</text:p>
              </table:table-cell>
              <table:table-cell office:value-type="float" office:value="0.939923025305877">
                <text:p>0.939923025305877</text:p>
              </table:table-cell>
              <table:table-cell office:value-type="float" office:value="0.228937728752907">
                <text:p>0.228937728752907</text:p>
              </table:table-cell>
              <table:table-cell office:value-type="float" office:value="12.3257982189148">
                <text:p>12.325798218914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.92871573524174">
                <text:p>3.92871573524174</text:p>
              </table:table-cell>
              <table:table-cell office:value-type="float" office:value="14.6591854362259">
                <text:p>14.6591854362259</text:p>
              </table:table-cell>
              <table:table-cell office:value-type="float" office:value="0.835921602197217">
                <text:p>0.835921602197217</text:p>
              </table:table-cell>
              <table:table-cell office:value-type="float" office:value="0.224645083405209">
                <text:p>0.224645083405209</text:p>
              </table:table-cell>
              <table:table-cell office:value-type="float" office:value="13.5986187506235">
                <text:p>13.5986187506235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4.1776744647181">
                <text:p>4.1776744647181</text:p>
              </table:table-cell>
              <table:table-cell office:value-type="float" office:value="16.9968351363147">
                <text:p>16.9968351363147</text:p>
              </table:table-cell>
              <table:table-cell office:value-type="float" office:value="3.28238324342869">
                <text:p>3.28238324342869</text:p>
              </table:table-cell>
              <table:table-cell office:value-type="float" office:value="0.361300994536924">
                <text:p>0.361300994536924</text:p>
              </table:table-cell>
              <table:table-cell office:value-type="float" office:value="13.353150898349">
                <text:p>13.353150898349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4.2912799203584">
                <text:p>4.2912799203584</text:p>
              </table:table-cell>
              <table:table-cell office:value-type="float" office:value="15.7976369771425">
                <text:p>15.7976369771425</text:p>
              </table:table-cell>
              <table:table-cell office:value-type="float" office:value="0.882468023272374">
                <text:p>0.882468023272374</text:p>
              </table:table-cell>
              <table:table-cell office:value-type="float" office:value="0.224762901843512">
                <text:p>0.224762901843512</text:p>
              </table:table-cell>
              <table:table-cell office:value-type="float" office:value="14.6904060520266">
                <text:p>14.6904060520266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3.76864850133253">
                <text:p>3.76864850133253</text:p>
              </table:table-cell>
              <table:table-cell office:value-type="float" office:value="15.8313430218852">
                <text:p>15.8313430218852</text:p>
              </table:table-cell>
              <table:table-cell office:value-type="float" office:value="1.37342031186344">
                <text:p>1.37342031186344</text:p>
              </table:table-cell>
              <table:table-cell office:value-type="float" office:value="0.226905760036834">
                <text:p>0.226905760036834</text:p>
              </table:table-cell>
              <table:table-cell office:value-type="float" office:value="14.2310169499849">
                <text:p>14.231016949984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.62936278708999">
                <text:p>3.62936278708999</text:p>
              </table:table-cell>
              <table:table-cell office:value-type="float" office:value="15.7707882493942">
                <text:p>15.7707882493942</text:p>
              </table:table-cell>
              <table:table-cell office:value-type="float" office:value="1.1647297681117">
                <text:p>1.1647297681117</text:p>
              </table:table-cell>
              <table:table-cell office:value-type="float" office:value="0.224027629422741">
                <text:p>0.224027629422741</text:p>
              </table:table-cell>
              <table:table-cell office:value-type="float" office:value="14.3820308518597">
                <text:p>14.3820308518597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3.48080474578655">
                <text:p>3.48080474578655</text:p>
              </table:table-cell>
              <table:table-cell office:value-type="float" office:value="15.5972566432965">
                <text:p>15.5972566432965</text:p>
              </table:table-cell>
              <table:table-cell office:value-type="float" office:value="0.827802556608313">
                <text:p>0.827802556608313</text:p>
              </table:table-cell>
              <table:table-cell office:value-type="float" office:value="0.227233992605938">
                <text:p>0.227233992605938</text:p>
              </table:table-cell>
              <table:table-cell office:value-type="float" office:value="14.5422200940823">
                <text:p>14.5422200940823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3.31087909225934">
                <text:p>3.31087909225934</text:p>
              </table:table-cell>
              <table:table-cell office:value-type="float" office:value="14.8883916135473">
                <text:p>14.8883916135473</text:p>
              </table:table-cell>
              <table:table-cell office:value-type="float" office:value="0.811841106664621">
                <text:p>0.811841106664621</text:p>
              </table:table-cell>
              <table:table-cell office:value-type="float" office:value="0.224362657494831">
                <text:p>0.224362657494831</text:p>
              </table:table-cell>
              <table:table-cell office:value-type="float" office:value="13.8521878493878">
                <text:p>13.8521878493878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3.31836490982808">
                <text:p>3.31836490982808</text:p>
              </table:table-cell>
              <table:table-cell office:value-type="float" office:value="14.9007722152176">
                <text:p>14.9007722152176</text:p>
              </table:table-cell>
              <table:table-cell office:value-type="float" office:value="0.804392137125432">
                <text:p>0.804392137125432</text:p>
              </table:table-cell>
              <table:table-cell office:value-type="float" office:value="0.22401856241225">
                <text:p>0.22401856241225</text:p>
              </table:table-cell>
              <table:table-cell office:value-type="float" office:value="13.8723615156799">
                <text:p>13.8723615156799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3.33781674327084">
                <text:p>3.33781674327084</text:p>
              </table:table-cell>
              <table:table-cell office:value-type="float" office:value="14.9012791874498">
                <text:p>14.9012791874498</text:p>
              </table:table-cell>
              <table:table-cell office:value-type="float" office:value="0.803248138192172">
                <text:p>0.803248138192172</text:p>
              </table:table-cell>
              <table:table-cell office:value-type="float" office:value="0.223643340132837">
                <text:p>0.223643340132837</text:p>
              </table:table-cell>
              <table:table-cell office:value-type="float" office:value="13.8743877091248">
                <text:p>13.8743877091248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3.35156376874776">
                <text:p>3.35156376874776</text:p>
              </table:table-cell>
              <table:table-cell office:value-type="float" office:value="14.9375023758782">
                <text:p>14.9375023758782</text:p>
              </table:table-cell>
              <table:table-cell office:value-type="float" office:value="0.809504258930841">
                <text:p>0.809504258930841</text:p>
              </table:table-cell>
              <table:table-cell office:value-type="float" office:value="0.224328935395365">
                <text:p>0.224328935395365</text:p>
              </table:table-cell>
              <table:table-cell office:value-type="float" office:value="13.903669181552">
                <text:p>13.903669181552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.33950947666075">
                <text:p>3.33950947666075</text:p>
              </table:table-cell>
              <table:table-cell office:value-type="float" office:value="14.9283186990118">
                <text:p>14.9283186990118</text:p>
              </table:table-cell>
              <table:table-cell office:value-type="float" office:value="0.822809185568765">
                <text:p>0.822809185568765</text:p>
              </table:table-cell>
              <table:table-cell office:value-type="float" office:value="0.225068069190586">
                <text:p>0.225068069190586</text:p>
              </table:table-cell>
              <table:table-cell office:value-type="float" office:value="13.8804414442525">
                <text:p>13.8804414442525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3.32587668387609">
                <text:p>3.32587668387609</text:p>
              </table:table-cell>
              <table:table-cell office:value-type="float" office:value="14.9368670369541">
                <text:p>14.9368670369541</text:p>
              </table:table-cell>
              <table:table-cell office:value-type="float" office:value="0.812725985141628">
                <text:p>0.812725985141628</text:p>
              </table:table-cell>
              <table:table-cell office:value-type="float" office:value="0.226392663982267">
                <text:p>0.226392663982267</text:p>
              </table:table-cell>
              <table:table-cell office:value-type="float" office:value="13.8977483878302">
                <text:p>13.8977483878302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.34127095626005">
                <text:p>3.34127095626005</text:p>
              </table:table-cell>
              <table:table-cell office:value-type="float" office:value="14.9814523420409">
                <text:p>14.9814523420409</text:p>
              </table:table-cell>
              <table:table-cell office:value-type="float" office:value="0.818717950844815">
                <text:p>0.818717950844815</text:p>
              </table:table-cell>
              <table:table-cell office:value-type="float" office:value="0.227314630697832">
                <text:p>0.227314630697832</text:p>
              </table:table-cell>
              <table:table-cell office:value-type="float" office:value="13.9354197604983">
                <text:p>13.9354197604983</text:p>
              </table:table-cell>
            </table:table-row>
            <table:table-row>
              <table:table-cell office:value-type="float" office:value="4352">
                <text:p>4350</text:p>
              </table:table-cell>
              <table:table-cell office:value-type="float" office:value="3.36076996645286">
                <text:p>3.36076996645286</text:p>
              </table:table-cell>
              <table:table-cell office:value-type="float" office:value="14.9439115176524">
                <text:p>14.9439115176524</text:p>
              </table:table-cell>
              <table:table-cell office:value-type="float" office:value="0.794835758291881">
                <text:p>0.794835758291881</text:p>
              </table:table-cell>
              <table:table-cell office:value-type="float" office:value="0.223817130504967">
                <text:p>0.223817130504967</text:p>
              </table:table-cell>
              <table:table-cell office:value-type="float" office:value="13.9252586288556">
                <text:p>13.9252586288556</text:p>
              </table:table-cell>
            </table:table-row>
            <table:table-row>
              <table:table-cell office:value-type="float" office:value="4608">
                <text:p>4610</text:p>
              </table:table-cell>
              <table:table-cell office:value-type="float" office:value="3.37473454413102">
                <text:p>3.37473454413102</text:p>
              </table:table-cell>
              <table:table-cell office:value-type="float" office:value="14.9542933818233">
                <text:p>14.9542933818233</text:p>
              </table:table-cell>
              <table:table-cell office:value-type="float" office:value="0.793102099883271">
                <text:p>0.793102099883271</text:p>
              </table:table-cell>
              <table:table-cell office:value-type="float" office:value="0.225829053080409">
                <text:p>0.225829053080409</text:p>
              </table:table-cell>
              <table:table-cell office:value-type="float" office:value="13.9353622288596">
                <text:p>13.9353622288596</text:p>
              </table:table-cell>
            </table:table-row>
            <table:table-row>
              <table:table-cell office:value-type="float" office:value="4864">
                <text:p>4860</text:p>
              </table:table-cell>
              <table:table-cell office:value-type="float" office:value="3.3565248419958">
                <text:p>3.3565248419958</text:p>
              </table:table-cell>
              <table:table-cell office:value-type="float" office:value="14.9605482717572">
                <text:p>14.9605482717572</text:p>
              </table:table-cell>
              <table:table-cell office:value-type="float" office:value="0.804193707344855">
                <text:p>0.804193707344855</text:p>
              </table:table-cell>
              <table:table-cell office:value-type="float" office:value="0.225412169103168">
                <text:p>0.225412169103168</text:p>
              </table:table-cell>
              <table:table-cell office:value-type="float" office:value="13.9309423953092">
                <text:p>13.930942395309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3.34564886630371">
                <text:p>3.34564886630371</text:p>
              </table:table-cell>
              <table:table-cell office:value-type="float" office:value="14.9588291474677">
                <text:p>14.9588291474677</text:p>
              </table:table-cell>
              <table:table-cell office:value-type="float" office:value="0.812496717969411">
                <text:p>0.812496717969411</text:p>
              </table:table-cell>
              <table:table-cell office:value-type="float" office:value="0.225986533322163">
                <text:p>0.225986533322163</text:p>
              </table:table-cell>
              <table:table-cell office:value-type="float" office:value="13.9203458961761">
                <text:p>13.9203458961761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3.34832732720285">
                <text:p>3.34832732720285</text:p>
              </table:table-cell>
              <table:table-cell office:value-type="float" office:value="14.9032524687021">
                <text:p>14.9032524687021</text:p>
              </table:table-cell>
              <table:table-cell office:value-type="float" office:value="0.819855561630074">
                <text:p>0.819855561630074</text:p>
              </table:table-cell>
              <table:table-cell office:value-type="float" office:value="0.224649054304586">
                <text:p>0.224649054304586</text:p>
              </table:table-cell>
              <table:table-cell office:value-type="float" office:value="13.8587478527674">
                <text:p>13.8587478527674</text:p>
              </table:table-cell>
            </table:table-row>
            <table:table-row>
              <table:table-cell office:value-type="float" office:value="5632">
                <text:p>5630</text:p>
              </table:table-cell>
              <table:table-cell office:value-type="float" office:value="3.320098151092">
                <text:p>3.320098151092</text:p>
              </table:table-cell>
              <table:table-cell office:value-type="float" office:value="14.9448499999977">
                <text:p>14.9448499999977</text:p>
              </table:table-cell>
              <table:table-cell office:value-type="float" office:value="0.829950391475409">
                <text:p>0.829950391475409</text:p>
              </table:table-cell>
              <table:table-cell office:value-type="float" office:value="0.224460301505352">
                <text:p>0.224460301505352</text:p>
              </table:table-cell>
              <table:table-cell office:value-type="float" office:value="13.8904393070169">
                <text:p>13.8904393070169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3.32563972283269">
                <text:p>3.32563972283269</text:p>
              </table:table-cell>
              <table:table-cell office:value-type="float" office:value="14.960748214777">
                <text:p>14.960748214777</text:p>
              </table:table-cell>
              <table:table-cell office:value-type="float" office:value="0.817444493390692">
                <text:p>0.817444493390692</text:p>
              </table:table-cell>
              <table:table-cell office:value-type="float" office:value="0.225245525523677">
                <text:p>0.225245525523677</text:p>
              </table:table-cell>
              <table:table-cell office:value-type="float" office:value="13.9180581958627">
                <text:p>13.9180581958627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3.32178562073673">
                <text:p>3.32178562073673</text:p>
              </table:table-cell>
              <table:table-cell office:value-type="float" office:value="14.9578921061955">
                <text:p>14.9578921061955</text:p>
              </table:table-cell>
              <table:table-cell office:value-type="float" office:value="0.803296823865478">
                <text:p>0.803296823865478</text:p>
              </table:table-cell>
              <table:table-cell office:value-type="float" office:value="0.224185783770938">
                <text:p>0.224185783770938</text:p>
              </table:table-cell>
              <table:table-cell office:value-type="float" office:value="13.9304094985591">
                <text:p>13.9304094985591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3.32882463092108">
                <text:p>3.32882463092108</text:p>
              </table:table-cell>
              <table:table-cell office:value-type="float" office:value="14.6369853842704">
                <text:p>14.6369853842704</text:p>
              </table:table-cell>
              <table:table-cell office:value-type="float" office:value="0.817287947454103">
                <text:p>0.817287947454103</text:p>
              </table:table-cell>
              <table:table-cell office:value-type="float" office:value="0.224795944079877">
                <text:p>0.224795944079877</text:p>
              </table:table-cell>
              <table:table-cell office:value-type="float" office:value="13.5949014927364">
                <text:p>13.5949014927364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3.33036443777119">
                <text:p>3.33036443777119</text:p>
              </table:table-cell>
              <table:table-cell office:value-type="float" office:value="14.8172958877701">
                <text:p>14.8172958877701</text:p>
              </table:table-cell>
              <table:table-cell office:value-type="float" office:value="0.798277075417286">
                <text:p>0.798277075417286</text:p>
              </table:table-cell>
              <table:table-cell office:value-type="float" office:value="0.223785172620134">
                <text:p>0.223785172620134</text:p>
              </table:table-cell>
              <table:table-cell office:value-type="float" office:value="13.7952336397327">
                <text:p>13.7952336397327</text:p>
              </table:table-cell>
            </table:table-row>
            <table:table-row>
              <table:table-cell office:value-type="float" office:value="6912">
                <text:p>6910</text:p>
              </table:table-cell>
              <table:table-cell office:value-type="float" office:value="3.29985117479774">
                <text:p>3.29985117479774</text:p>
              </table:table-cell>
              <table:table-cell office:value-type="float" office:value="14.7167305836892">
                <text:p>14.7167305836892</text:p>
              </table:table-cell>
              <table:table-cell office:value-type="float" office:value="0.940145777264048">
                <text:p>0.940145777264048</text:p>
              </table:table-cell>
              <table:table-cell office:value-type="float" office:value="0.22469303475138">
                <text:p>0.22469303475138</text:p>
              </table:table-cell>
              <table:table-cell office:value-type="float" office:value="13.5518917716738">
                <text:p>13.5518917716738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3.16548091383467">
                <text:p>3.16548091383467</text:p>
              </table:table-cell>
              <table:table-cell office:value-type="float" office:value="14.0181243384936">
                <text:p>14.0181243384936</text:p>
              </table:table-cell>
              <table:table-cell office:value-type="float" office:value="0.834991452083897">
                <text:p>0.834991452083897</text:p>
              </table:table-cell>
              <table:table-cell office:value-type="float" office:value="0.223470988926272">
                <text:p>0.223470988926272</text:p>
              </table:table-cell>
              <table:table-cell office:value-type="float" office:value="12.9596618974834">
                <text:p>12.9596618974834</text:p>
              </table:table-cell>
            </table:table-row>
            <table:table-row>
              <table:table-cell office:value-type="float" office:value="7424">
                <text:p>7420</text:p>
              </table:table-cell>
              <table:table-cell office:value-type="float" office:value="3.12684659858502">
                <text:p>3.12684659858502</text:p>
              </table:table-cell>
              <table:table-cell office:value-type="float" office:value="13.9217289368994">
                <text:p>13.9217289368994</text:p>
              </table:table-cell>
              <table:table-cell office:value-type="float" office:value="0.850427641714252">
                <text:p>0.850427641714252</text:p>
              </table:table-cell>
              <table:table-cell office:value-type="float" office:value="0.223864869122779">
                <text:p>0.223864869122779</text:p>
              </table:table-cell>
              <table:table-cell office:value-type="float" office:value="12.8474364260624">
                <text:p>12.8474364260624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3.18604924602729">
                <text:p>3.18604924602729</text:p>
              </table:table-cell>
              <table:table-cell office:value-type="float" office:value="14.133689689167">
                <text:p>14.133689689167</text:p>
              </table:table-cell>
              <table:table-cell office:value-type="float" office:value="0.893527256868271">
                <text:p>0.893527256868271</text:p>
              </table:table-cell>
              <table:table-cell office:value-type="float" office:value="0.223411271269168">
                <text:p>0.223411271269168</text:p>
              </table:table-cell>
              <table:table-cell office:value-type="float" office:value="13.0167511610296">
                <text:p>13.0167511610296</text:p>
              </table:table-cell>
            </table:table-row>
            <table:table-row>
              <table:table-cell office:value-type="float" office:value="7936">
                <text:p>7940</text:p>
              </table:table-cell>
              <table:table-cell office:value-type="float" office:value="3.21836565875217">
                <text:p>3.21836565875217</text:p>
              </table:table-cell>
              <table:table-cell office:value-type="float" office:value="14.2729092007466">
                <text:p>14.2729092007466</text:p>
              </table:table-cell>
              <table:table-cell office:value-type="float" office:value="0.849342772076312">
                <text:p>0.849342772076312</text:p>
              </table:table-cell>
              <table:table-cell office:value-type="float" office:value="0.223832437602371">
                <text:p>0.223832437602371</text:p>
              </table:table-cell>
              <table:table-cell office:value-type="float" office:value="13.1997339910679">
                <text:p>13.1997339910679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.27201992110792">
                <text:p>3.27201992110792</text:p>
              </table:table-cell>
              <table:table-cell office:value-type="float" office:value="14.5236554750366">
                <text:p>14.5236554750366</text:p>
              </table:table-cell>
              <table:table-cell office:value-type="float" office:value="0.881917055211468">
                <text:p>0.881917055211468</text:p>
              </table:table-cell>
              <table:table-cell office:value-type="float" office:value="0.223966825002034">
                <text:p>0.223966825002034</text:p>
              </table:table-cell>
              <table:table-cell office:value-type="float" office:value="13.4177715948231">
                <text:p>13.41777159482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192cm" svg:height="11.9cm" xlink:href=".." xlink:type="simple" chart:class="chart:line" chart:column-mapping="0 1 2" chart:style-name="ch1">
        <chart:title svg:x="14.282cm" svg:y="0.374cm" chart:style-name="ch2">
          <text:p>Power vect8</text:p>
        </chart:title>
        <chart:subtitle svg:x="13.832cm" svg:y="1.391cm" chart:style-name="ch3">
          <text:p>Using OCL_TIMER</text:p>
        </chart:subtitle>
        <chart:legend chart:legend-position="end" svg:x="24.768cm" svg:y="4.655cm" style:legend-expansion="high" chart:style-name="ch4"/>
        <chart:plot-area chart:style-name="ch5" table:cell-range-address="analysis.D122:analysis.D161 analysis.N1:analysis.Q1 analysis.N122:analysis.Q161 analysis.S1:analysis.S1 analysis.S122:analysis.S161" chart:data-source-has-labels="both" svg:x="1.634cm" svg:y="2.55cm" svg:width="21.888cm" svg:height="8.131cm">
          <chartooo:coordinate-region svg:x="2.255cm" svg:y="2.749cm" svg:width="20.895cm" svg:height="6.887cm"/>
          <chart:axis chart:dimension="x" chart:name="primary-x" chart:style-name="ch6" chartooo:axis-type="auto">
            <chartooo:date-scale/>
            <chart:title svg:x="11.846cm" svg:y="10.919cm" chart:style-name="ch7">
              <text:p># threads</text:p>
            </chart:title>
            <chart:categories table:cell-range-address="analysis.D122:analysis.D161"/>
          </chart:axis>
          <chart:axis chart:dimension="y" chart:name="primary-y" chart:style-name="ch6">
            <chart:title svg:x="0.451cm" svg:y="7.4cm" chart:style-name="ch8">
              <text:p>Power [W]</text:p>
            </chart:title>
            <chart:grid chart:style-name="ch9" chart:class="major"/>
          </chart:axis>
          <chart:series chart:style-name="ch10" chart:values-cell-range-address="analysis.N122:analysis.N161" chart:label-cell-address="analysis.N1:analysis.N1" chart:class="chart:line">
            <chart:data-point chart:repeated="40"/>
          </chart:series>
          <chart:series chart:style-name="ch11" chart:values-cell-range-address="analysis.O122:analysis.O161" chart:label-cell-address="analysis.O1:analysis.O1" chart:class="chart:line">
            <chart:data-point chart:repeated="40"/>
          </chart:series>
          <chart:series chart:style-name="ch12" chart:values-cell-range-address="analysis.P122:analysis.P161" chart:label-cell-address="analysis.P1:analysis.P1" chart:class="chart:line">
            <chart:data-point chart:repeated="40"/>
          </chart:series>
          <chart:series chart:style-name="ch13" chart:values-cell-range-address="analysis.Q122:analysis.Q161" chart:label-cell-address="analysis.Q1:analysis.Q1" chart:class="chart:line">
            <chart:data-point chart:repeated="40"/>
          </chart:series>
          <chart:series chart:style-name="ch14" chart:values-cell-range-address="analysis.S122:analysis.S161" chart:label-cell-address="analysis.S1:analysis.S1" chart:class="chart:line"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S Power [W] (OCL_TIMER)</text:p>
                <draw:g>
                  <svg:desc>analysis.N1:analysis.N1</svg:desc>
                </draw:g>
              </table:table-cell>
              <table:table-cell office:value-type="string">
                <text:p>PKG Power (OCL_TIMER) [W]</text:p>
                <draw:g>
                  <svg:desc>analysis.O1:analysis.O1</svg:desc>
                </draw:g>
              </table:table-cell>
              <table:table-cell office:value-type="string">
                <text:p>PP0 Power (OCL_TIMER) [W]</text:p>
                <draw:g>
                  <svg:desc>analysis.P1:analysis.P1</svg:desc>
                </draw:g>
              </table:table-cell>
              <table:table-cell office:value-type="string">
                <text:p>DRAM Power (OCL_TIMER)  [W]</text:p>
                <draw:g>
                  <svg:desc>analysis.Q1:analysis.Q1</svg:desc>
                </draw:g>
              </table:table-cell>
              <table:table-cell office:value-type="string">
                <text:p>GPU Power (pkg – pp0 – dram)</text:p>
                <draw:g>
                  <svg:desc>analysis.S1:analysis.S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nalysis.D122:analysis.D161</svg:desc>
                </draw:g>
              </table:table-cell>
              <table:table-cell office:value-type="float" office:value="2.80205401342668">
                <text:p>2.80205401342668</text:p>
                <draw:g>
                  <svg:desc>analysis.N122:analysis.N161</svg:desc>
                </draw:g>
              </table:table-cell>
              <table:table-cell office:value-type="float" office:value="9.31548244875336">
                <text:p>9.31548244875336</text:p>
                <draw:g>
                  <svg:desc>analysis.O122:analysis.O161</svg:desc>
                </draw:g>
              </table:table-cell>
              <table:table-cell office:value-type="float" office:value="0.879896005063774">
                <text:p>0.879896005063774</text:p>
                <draw:g>
                  <svg:desc>analysis.P122:analysis.P161</svg:desc>
                </draw:g>
              </table:table-cell>
              <table:table-cell office:value-type="float" office:value="0.22405087323558">
                <text:p>0.22405087323558</text:p>
                <draw:g>
                  <svg:desc>analysis.Q122:analysis.Q161</svg:desc>
                </draw:g>
              </table:table-cell>
              <table:table-cell office:value-type="float" office:value="8.211535570454">
                <text:p>8.211535570454</text:p>
                <draw:g>
                  <svg:desc>analysis.S122:analysis.S16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78541114107516">
                <text:p>2.78541114107516</text:p>
              </table:table-cell>
              <table:table-cell office:value-type="float" office:value="9.24947985071608">
                <text:p>9.24947985071608</text:p>
              </table:table-cell>
              <table:table-cell office:value-type="float" office:value="0.874807036100237">
                <text:p>0.874807036100237</text:p>
              </table:table-cell>
              <table:table-cell office:value-type="float" office:value="0.223045651961463">
                <text:p>0.223045651961463</text:p>
              </table:table-cell>
              <table:table-cell office:value-type="float" office:value="8.15162716265438">
                <text:p>8.1516271626543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91618262229275">
                <text:p>2.91618262229275</text:p>
              </table:table-cell>
              <table:table-cell office:value-type="float" office:value="9.29215376676322">
                <text:p>9.29215376676322</text:p>
              </table:table-cell>
              <table:table-cell office:value-type="float" office:value="0.862404457108494">
                <text:p>0.862404457108494</text:p>
              </table:table-cell>
              <table:table-cell office:value-type="float" office:value="0.224105911742027">
                <text:p>0.224105911742027</text:p>
              </table:table-cell>
              <table:table-cell office:value-type="float" office:value="8.2056433979127">
                <text:p>8.205643397912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8339367678574">
                <text:p>2.8339367678574</text:p>
              </table:table-cell>
              <table:table-cell office:value-type="float" office:value="9.47176200016586">
                <text:p>9.47176200016586</text:p>
              </table:table-cell>
              <table:table-cell office:value-type="float" office:value="0.925579347606883">
                <text:p>0.925579347606883</text:p>
              </table:table-cell>
              <table:table-cell office:value-type="float" office:value="0.224634986572347">
                <text:p>0.224634986572347</text:p>
              </table:table-cell>
              <table:table-cell office:value-type="float" office:value="8.32154766598663">
                <text:p>8.3215476659866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83621511774494">
                <text:p>2.83621511774494</text:p>
              </table:table-cell>
              <table:table-cell office:value-type="float" office:value="9.4197878062465">
                <text:p>9.4197878062465</text:p>
              </table:table-cell>
              <table:table-cell office:value-type="float" office:value="0.858080904683921">
                <text:p>0.858080904683921</text:p>
              </table:table-cell>
              <table:table-cell office:value-type="float" office:value="0.223768093268825">
                <text:p>0.223768093268825</text:p>
              </table:table-cell>
              <table:table-cell office:value-type="float" office:value="8.33793880829376">
                <text:p>8.3379388082937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03267128504044">
                <text:p>3.03267128504044</text:p>
              </table:table-cell>
              <table:table-cell office:value-type="float" office:value="9.8429230259475">
                <text:p>9.8429230259475</text:p>
              </table:table-cell>
              <table:table-cell office:value-type="float" office:value="0.888254171775746">
                <text:p>0.888254171775746</text:p>
              </table:table-cell>
              <table:table-cell office:value-type="float" office:value="0.223957635508407">
                <text:p>0.223957635508407</text:p>
              </table:table-cell>
              <table:table-cell office:value-type="float" office:value="8.73071121866334">
                <text:p>8.7307112186633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13345044231813">
                <text:p>3.13345044231813</text:p>
              </table:table-cell>
              <table:table-cell office:value-type="float" office:value="10.7568879130556">
                <text:p>10.7568879130556</text:p>
              </table:table-cell>
              <table:table-cell office:value-type="float" office:value="0.844630358895444">
                <text:p>0.844630358895444</text:p>
              </table:table-cell>
              <table:table-cell office:value-type="float" office:value="0.223306791662983">
                <text:p>0.223306791662983</text:p>
              </table:table-cell>
              <table:table-cell office:value-type="float" office:value="9.68895076249715">
                <text:p>9.688950762497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40888935132478">
                <text:p>3.40888935132478</text:p>
              </table:table-cell>
              <table:table-cell office:value-type="float" office:value="12.1661207841654">
                <text:p>12.1661207841654</text:p>
              </table:table-cell>
              <table:table-cell office:value-type="float" office:value="0.915428471309635">
                <text:p>0.915428471309635</text:p>
              </table:table-cell>
              <table:table-cell office:value-type="float" office:value="0.22510999704031">
                <text:p>0.22510999704031</text:p>
              </table:table-cell>
              <table:table-cell office:value-type="float" office:value="11.0255823158154">
                <text:p>11.025582315815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.82538449416456">
                <text:p>3.82538449416456</text:p>
              </table:table-cell>
              <table:table-cell office:value-type="float" office:value="14.171691510731">
                <text:p>14.171691510731</text:p>
              </table:table-cell>
              <table:table-cell office:value-type="float" office:value="0.837167753921605">
                <text:p>0.837167753921605</text:p>
              </table:table-cell>
              <table:table-cell office:value-type="float" office:value="0.223633954926838">
                <text:p>0.223633954926838</text:p>
              </table:table-cell>
              <table:table-cell office:value-type="float" office:value="13.1108898018825">
                <text:p>13.11088980188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4.06917362763178">
                <text:p>4.06917362763178</text:p>
              </table:table-cell>
              <table:table-cell office:value-type="float" office:value="15.39446949992">
                <text:p>15.39446949992</text:p>
              </table:table-cell>
              <table:table-cell office:value-type="float" office:value="0.81860614119741">
                <text:p>0.81860614119741</text:p>
              </table:table-cell>
              <table:table-cell office:value-type="float" office:value="0.223477528705568">
                <text:p>0.223477528705568</text:p>
              </table:table-cell>
              <table:table-cell office:value-type="float" office:value="14.352385830017">
                <text:p>14.352385830017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4.5130111180143">
                <text:p>4.5130111180143</text:p>
              </table:table-cell>
              <table:table-cell office:value-type="float" office:value="17.2936650578241">
                <text:p>17.2936650578241</text:p>
              </table:table-cell>
              <table:table-cell office:value-type="float" office:value="2.25667755362897">
                <text:p>2.25667755362897</text:p>
              </table:table-cell>
              <table:table-cell office:value-type="float" office:value="0.248015523261846">
                <text:p>0.248015523261846</text:p>
              </table:table-cell>
              <table:table-cell office:value-type="float" office:value="14.7889719809333">
                <text:p>14.788971980933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.41726977170622">
                <text:p>3.41726977170622</text:p>
              </table:table-cell>
              <table:table-cell office:value-type="float" office:value="15.6598011071051">
                <text:p>15.6598011071051</text:p>
              </table:table-cell>
              <table:table-cell office:value-type="float" office:value="0.967394393276935">
                <text:p>0.967394393276935</text:p>
              </table:table-cell>
              <table:table-cell office:value-type="float" office:value="0.224651217395501">
                <text:p>0.224651217395501</text:p>
              </table:table-cell>
              <table:table-cell office:value-type="float" office:value="14.4677554964326">
                <text:p>14.4677554964326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3.38273936678838">
                <text:p>3.38273936678838</text:p>
              </table:table-cell>
              <table:table-cell office:value-type="float" office:value="15.2860021674321">
                <text:p>15.2860021674321</text:p>
              </table:table-cell>
              <table:table-cell office:value-type="float" office:value="0.842935919970081">
                <text:p>0.842935919970081</text:p>
              </table:table-cell>
              <table:table-cell office:value-type="float" office:value="0.223645580182558">
                <text:p>0.223645580182558</text:p>
              </table:table-cell>
              <table:table-cell office:value-type="float" office:value="14.2194206672795">
                <text:p>14.2194206672795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3.43204435556036">
                <text:p>3.43204435556036</text:p>
              </table:table-cell>
              <table:table-cell office:value-type="float" office:value="15.4889110986463">
                <text:p>15.4889110986463</text:p>
              </table:table-cell>
              <table:table-cell office:value-type="float" office:value="0.871430266377142">
                <text:p>0.871430266377142</text:p>
              </table:table-cell>
              <table:table-cell office:value-type="float" office:value="0.223987137218021">
                <text:p>0.223987137218021</text:p>
              </table:table-cell>
              <table:table-cell office:value-type="float" office:value="14.3934936950512">
                <text:p>14.3934936950512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3.33311227267887">
                <text:p>3.33311227267887</text:p>
              </table:table-cell>
              <table:table-cell office:value-type="float" office:value="14.8540156787615">
                <text:p>14.8540156787615</text:p>
              </table:table-cell>
              <table:table-cell office:value-type="float" office:value="0.794207526429113">
                <text:p>0.794207526429113</text:p>
              </table:table-cell>
              <table:table-cell office:value-type="float" office:value="0.223751365942962">
                <text:p>0.223751365942962</text:p>
              </table:table-cell>
              <table:table-cell office:value-type="float" office:value="13.8360567863894">
                <text:p>13.836056786389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.33288424431051">
                <text:p>3.33288424431051</text:p>
              </table:table-cell>
              <table:table-cell office:value-type="float" office:value="14.9075649727827">
                <text:p>14.9075649727827</text:p>
              </table:table-cell>
              <table:table-cell office:value-type="float" office:value="0.794264592359139">
                <text:p>0.794264592359139</text:p>
              </table:table-cell>
              <table:table-cell office:value-type="float" office:value="0.223808936076389">
                <text:p>0.223808936076389</text:p>
              </table:table-cell>
              <table:table-cell office:value-type="float" office:value="13.8894914443472">
                <text:p>13.8894914443472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3.34424888538966">
                <text:p>3.34424888538966</text:p>
              </table:table-cell>
              <table:table-cell office:value-type="float" office:value="14.9262585710526">
                <text:p>14.9262585710526</text:p>
              </table:table-cell>
              <table:table-cell office:value-type="float" office:value="0.796047032490507">
                <text:p>0.796047032490507</text:p>
              </table:table-cell>
              <table:table-cell office:value-type="float" office:value="0.223911771462793">
                <text:p>0.223911771462793</text:p>
              </table:table-cell>
              <table:table-cell office:value-type="float" office:value="13.9062997670993">
                <text:p>13.9062997670993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3.34744976109683">
                <text:p>3.34744976109683</text:p>
              </table:table-cell>
              <table:table-cell office:value-type="float" office:value="14.954509550465">
                <text:p>14.954509550465</text:p>
              </table:table-cell>
              <table:table-cell office:value-type="float" office:value="0.795365128974839">
                <text:p>0.795365128974839</text:p>
              </table:table-cell>
              <table:table-cell office:value-type="float" office:value="0.225247135867583">
                <text:p>0.225247135867583</text:p>
              </table:table-cell>
              <table:table-cell office:value-type="float" office:value="13.9338972856226">
                <text:p>13.9338972856226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3.32009785258738">
                <text:p>3.32009785258738</text:p>
              </table:table-cell>
              <table:table-cell office:value-type="float" office:value="14.9156833794847">
                <text:p>14.9156833794847</text:p>
              </table:table-cell>
              <table:table-cell office:value-type="float" office:value="0.796597499523611">
                <text:p>0.796597499523611</text:p>
              </table:table-cell>
              <table:table-cell office:value-type="float" office:value="0.226390720108729">
                <text:p>0.226390720108729</text:p>
              </table:table-cell>
              <table:table-cell office:value-type="float" office:value="13.8926951598523">
                <text:p>13.892695159852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3.31518879125189">
                <text:p>3.31518879125189</text:p>
              </table:table-cell>
              <table:table-cell office:value-type="float" office:value="14.9660642116816">
                <text:p>14.9660642116816</text:p>
              </table:table-cell>
              <table:table-cell office:value-type="float" office:value="0.797518186565931">
                <text:p>0.797518186565931</text:p>
              </table:table-cell>
              <table:table-cell office:value-type="float" office:value="0.224595959009905">
                <text:p>0.224595959009905</text:p>
              </table:table-cell>
              <table:table-cell office:value-type="float" office:value="13.9439500661057">
                <text:p>13.9439500661057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3.30990583402429">
                <text:p>3.30990583402429</text:p>
              </table:table-cell>
              <table:table-cell office:value-type="float" office:value="14.7621776517586">
                <text:p>14.7621776517586</text:p>
              </table:table-cell>
              <table:table-cell office:value-type="float" office:value="0.803582176152892">
                <text:p>0.803582176152892</text:p>
              </table:table-cell>
              <table:table-cell office:value-type="float" office:value="0.224458207689586">
                <text:p>0.224458207689586</text:p>
              </table:table-cell>
              <table:table-cell office:value-type="float" office:value="13.7341372679162">
                <text:p>13.7341372679162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.29760744246854">
                <text:p>3.29760744246854</text:p>
              </table:table-cell>
              <table:table-cell office:value-type="float" office:value="14.8697361493835">
                <text:p>14.8697361493835</text:p>
              </table:table-cell>
              <table:table-cell office:value-type="float" office:value="0.838492113104003">
                <text:p>0.838492113104003</text:p>
              </table:table-cell>
              <table:table-cell office:value-type="float" office:value="0.224380628278274">
                <text:p>0.224380628278274</text:p>
              </table:table-cell>
              <table:table-cell office:value-type="float" office:value="13.8068634080012">
                <text:p>13.8068634080012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3.35983784576693">
                <text:p>3.35983784576693</text:p>
              </table:table-cell>
              <table:table-cell office:value-type="float" office:value="15.1235175776535">
                <text:p>15.1235175776535</text:p>
              </table:table-cell>
              <table:table-cell office:value-type="float" office:value="0.796561332756465">
                <text:p>0.796561332756465</text:p>
              </table:table-cell>
              <table:table-cell office:value-type="float" office:value="0.224581168793152">
                <text:p>0.224581168793152</text:p>
              </table:table-cell>
              <table:table-cell office:value-type="float" office:value="14.1023750761039">
                <text:p>14.102375076103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.42903831239486">
                <text:p>3.42903831239486</text:p>
              </table:table-cell>
              <table:table-cell office:value-type="float" office:value="15.3819122234534">
                <text:p>15.3819122234534</text:p>
              </table:table-cell>
              <table:table-cell office:value-type="float" office:value="0.826818660714123">
                <text:p>0.826818660714123</text:p>
              </table:table-cell>
              <table:table-cell office:value-type="float" office:value="0.223640253108494">
                <text:p>0.223640253108494</text:p>
              </table:table-cell>
              <table:table-cell office:value-type="float" office:value="14.3314533096307">
                <text:p>14.3314533096307</text:p>
              </table:table-cell>
            </table:table-row>
            <table:table-row>
              <table:table-cell office:value-type="float" office:value="4352">
                <text:p>4350</text:p>
              </table:table-cell>
              <table:table-cell office:value-type="float" office:value="3.35377298246284">
                <text:p>3.35377298246284</text:p>
              </table:table-cell>
              <table:table-cell office:value-type="float" office:value="14.9626435597274">
                <text:p>14.9626435597274</text:p>
              </table:table-cell>
              <table:table-cell office:value-type="float" office:value="0.856918357472439">
                <text:p>0.856918357472439</text:p>
              </table:table-cell>
              <table:table-cell office:value-type="float" office:value="0.224461260486646">
                <text:p>0.224461260486646</text:p>
              </table:table-cell>
              <table:table-cell office:value-type="float" office:value="13.8812639417683">
                <text:p>13.8812639417683</text:p>
              </table:table-cell>
            </table:table-row>
            <table:table-row>
              <table:table-cell office:value-type="float" office:value="4608">
                <text:p>4610</text:p>
              </table:table-cell>
              <table:table-cell office:value-type="float" office:value="3.32441051305098">
                <text:p>3.32441051305098</text:p>
              </table:table-cell>
              <table:table-cell office:value-type="float" office:value="14.9065224491156">
                <text:p>14.9065224491156</text:p>
              </table:table-cell>
              <table:table-cell office:value-type="float" office:value="0.796225885993301">
                <text:p>0.796225885993301</text:p>
              </table:table-cell>
              <table:table-cell office:value-type="float" office:value="0.223933737310729">
                <text:p>0.223933737310729</text:p>
              </table:table-cell>
              <table:table-cell office:value-type="float" office:value="13.8863628258115">
                <text:p>13.8863628258115</text:p>
              </table:table-cell>
            </table:table-row>
            <table:table-row>
              <table:table-cell office:value-type="float" office:value="4864">
                <text:p>4860</text:p>
              </table:table-cell>
              <table:table-cell office:value-type="float" office:value="3.33604795999475">
                <text:p>3.33604795999475</text:p>
              </table:table-cell>
              <table:table-cell office:value-type="float" office:value="14.9479275903733">
                <text:p>14.9479275903733</text:p>
              </table:table-cell>
              <table:table-cell office:value-type="float" office:value="0.800031310139752">
                <text:p>0.800031310139752</text:p>
              </table:table-cell>
              <table:table-cell office:value-type="float" office:value="0.223553095489865">
                <text:p>0.223553095489865</text:p>
              </table:table-cell>
              <table:table-cell office:value-type="float" office:value="13.9243431847436">
                <text:p>13.9243431847436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3.34785232627758">
                <text:p>3.34785232627758</text:p>
              </table:table-cell>
              <table:table-cell office:value-type="float" office:value="14.9496358574898">
                <text:p>14.9496358574898</text:p>
              </table:table-cell>
              <table:table-cell office:value-type="float" office:value="0.818924795154137">
                <text:p>0.818924795154137</text:p>
              </table:table-cell>
              <table:table-cell office:value-type="float" office:value="0.223912579555202">
                <text:p>0.223912579555202</text:p>
              </table:table-cell>
              <table:table-cell office:value-type="float" office:value="13.9067984827805">
                <text:p>13.9067984827805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3.31600484708196">
                <text:p>3.31600484708196</text:p>
              </table:table-cell>
              <table:table-cell office:value-type="float" office:value="14.8872075976199">
                <text:p>14.8872075976199</text:p>
              </table:table-cell>
              <table:table-cell office:value-type="float" office:value="0.81644996996236">
                <text:p>0.81644996996236</text:p>
              </table:table-cell>
              <table:table-cell office:value-type="float" office:value="0.223324501491009">
                <text:p>0.223324501491009</text:p>
              </table:table-cell>
              <table:table-cell office:value-type="float" office:value="13.8474331261665">
                <text:p>13.8474331261665</text:p>
              </table:table-cell>
            </table:table-row>
            <table:table-row>
              <table:table-cell office:value-type="float" office:value="5632">
                <text:p>5630</text:p>
              </table:table-cell>
              <table:table-cell office:value-type="float" office:value="3.32656997305254">
                <text:p>3.32656997305254</text:p>
              </table:table-cell>
              <table:table-cell office:value-type="float" office:value="14.9587885990245">
                <text:p>14.9587885990245</text:p>
              </table:table-cell>
              <table:table-cell office:value-type="float" office:value="0.8077765661339">
                <text:p>0.8077765661339</text:p>
              </table:table-cell>
              <table:table-cell office:value-type="float" office:value="0.223350978115212">
                <text:p>0.223350978115212</text:p>
              </table:table-cell>
              <table:table-cell office:value-type="float" office:value="13.9276610547753">
                <text:p>13.9276610547753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3.33784088266788">
                <text:p>3.33784088266788</text:p>
              </table:table-cell>
              <table:table-cell office:value-type="float" office:value="14.9065872407583">
                <text:p>14.9065872407583</text:p>
              </table:table-cell>
              <table:table-cell office:value-type="float" office:value="0.795644760318247">
                <text:p>0.795644760318247</text:p>
              </table:table-cell>
              <table:table-cell office:value-type="float" office:value="0.222901080881713">
                <text:p>0.222901080881713</text:p>
              </table:table-cell>
              <table:table-cell office:value-type="float" office:value="13.8880413995583">
                <text:p>13.8880413995583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3.32756435383019">
                <text:p>3.32756435383019</text:p>
              </table:table-cell>
              <table:table-cell office:value-type="float" office:value="14.9423206600902">
                <text:p>14.9423206600902</text:p>
              </table:table-cell>
              <table:table-cell office:value-type="float" office:value="0.798731011587671">
                <text:p>0.798731011587671</text:p>
              </table:table-cell>
              <table:table-cell office:value-type="float" office:value="0.223869212741635">
                <text:p>0.223869212741635</text:p>
              </table:table-cell>
              <table:table-cell office:value-type="float" office:value="13.9197204357609">
                <text:p>13.9197204357609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3.33149988354912">
                <text:p>3.33149988354912</text:p>
              </table:table-cell>
              <table:table-cell office:value-type="float" office:value="15.0131076150691">
                <text:p>15.0131076150691</text:p>
              </table:table-cell>
              <table:table-cell office:value-type="float" office:value="0.814449117810061">
                <text:p>0.814449117810061</text:p>
              </table:table-cell>
              <table:table-cell office:value-type="float" office:value="0.223659475250151">
                <text:p>0.223659475250151</text:p>
              </table:table-cell>
              <table:table-cell office:value-type="float" office:value="13.9749990220089">
                <text:p>13.9749990220089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3.35152173040696">
                <text:p>3.35152173040696</text:p>
              </table:table-cell>
              <table:table-cell office:value-type="float" office:value="15.0063426314506">
                <text:p>15.0063426314506</text:p>
              </table:table-cell>
              <table:table-cell office:value-type="float" office:value="0.802264202206976">
                <text:p>0.802264202206976</text:p>
              </table:table-cell>
              <table:table-cell office:value-type="float" office:value="0.223382991661511">
                <text:p>0.223382991661511</text:p>
              </table:table-cell>
              <table:table-cell office:value-type="float" office:value="13.9806954375821">
                <text:p>13.9806954375821</text:p>
              </table:table-cell>
            </table:table-row>
            <table:table-row>
              <table:table-cell office:value-type="float" office:value="6912">
                <text:p>6910</text:p>
              </table:table-cell>
              <table:table-cell office:value-type="float" office:value="3.3371061739768">
                <text:p>3.3371061739768</text:p>
              </table:table-cell>
              <table:table-cell office:value-type="float" office:value="14.9438850026412">
                <text:p>14.9438850026412</text:p>
              </table:table-cell>
              <table:table-cell office:value-type="float" office:value="0.804770436460582">
                <text:p>0.804770436460582</text:p>
              </table:table-cell>
              <table:table-cell office:value-type="float" office:value="0.224170236816496">
                <text:p>0.224170236816496</text:p>
              </table:table-cell>
              <table:table-cell office:value-type="float" office:value="13.9149443293641">
                <text:p>13.9149443293641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3.33737935491302">
                <text:p>3.33737935491302</text:p>
              </table:table-cell>
              <table:table-cell office:value-type="float" office:value="14.9381534633619">
                <text:p>14.9381534633619</text:p>
              </table:table-cell>
              <table:table-cell office:value-type="float" office:value="0.795033301253822">
                <text:p>0.795033301253822</text:p>
              </table:table-cell>
              <table:table-cell office:value-type="float" office:value="0.223074948299827">
                <text:p>0.223074948299827</text:p>
              </table:table-cell>
              <table:table-cell office:value-type="float" office:value="13.9200452138083">
                <text:p>13.9200452138083</text:p>
              </table:table-cell>
            </table:table-row>
            <table:table-row>
              <table:table-cell office:value-type="float" office:value="7424">
                <text:p>7420</text:p>
              </table:table-cell>
              <table:table-cell office:value-type="float" office:value="3.34330605533928">
                <text:p>3.34330605533928</text:p>
              </table:table-cell>
              <table:table-cell office:value-type="float" office:value="14.9533254838142">
                <text:p>14.9533254838142</text:p>
              </table:table-cell>
              <table:table-cell office:value-type="float" office:value="0.792045982471862">
                <text:p>0.792045982471862</text:p>
              </table:table-cell>
              <table:table-cell office:value-type="float" office:value="0.223559429395043">
                <text:p>0.223559429395043</text:p>
              </table:table-cell>
              <table:table-cell office:value-type="float" office:value="13.9377200719473">
                <text:p>13.9377200719473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3.3376317405998">
                <text:p>3.3376317405998</text:p>
              </table:table-cell>
              <table:table-cell office:value-type="float" office:value="14.9864798015521">
                <text:p>14.9864798015521</text:p>
              </table:table-cell>
              <table:table-cell office:value-type="float" office:value="0.793098954046531">
                <text:p>0.793098954046531</text:p>
              </table:table-cell>
              <table:table-cell office:value-type="float" office:value="0.223573524837679">
                <text:p>0.223573524837679</text:p>
              </table:table-cell>
              <table:table-cell office:value-type="float" office:value="13.9698073226679">
                <text:p>13.9698073226679</text:p>
              </table:table-cell>
            </table:table-row>
            <table:table-row>
              <table:table-cell office:value-type="float" office:value="7936">
                <text:p>7940</text:p>
              </table:table-cell>
              <table:table-cell office:value-type="float" office:value="3.346408505699">
                <text:p>3.346408505699</text:p>
              </table:table-cell>
              <table:table-cell office:value-type="float" office:value="15.0047919813735">
                <text:p>15.0047919813735</text:p>
              </table:table-cell>
              <table:table-cell office:value-type="float" office:value="0.819460106470237">
                <text:p>0.819460106470237</text:p>
              </table:table-cell>
              <table:table-cell office:value-type="float" office:value="0.223351363845979">
                <text:p>0.223351363845979</text:p>
              </table:table-cell>
              <table:table-cell office:value-type="float" office:value="13.9619805110572">
                <text:p>13.961980511057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.31657078318186">
                <text:p>3.31657078318186</text:p>
              </table:table-cell>
              <table:table-cell office:value-type="float" office:value="14.9192882407611">
                <text:p>14.9192882407611</text:p>
              </table:table-cell>
              <table:table-cell office:value-type="float" office:value="0.814047917165702">
                <text:p>0.814047917165702</text:p>
              </table:table-cell>
              <table:table-cell office:value-type="float" office:value="0.223389659774091">
                <text:p>0.223389659774091</text:p>
              </table:table-cell>
              <table:table-cell office:value-type="float" office:value="13.8818506638213">
                <text:p>13.881850663821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529cm" svg:height="11.694cm" xlink:href=".." xlink:type="simple" chart:class="chart:line" chart:column-mapping="0 1 2" chart:style-name="ch1">
        <chart:title svg:x="14.331cm" svg:y="0.369cm" chart:style-name="ch2">
          <text:p>Power vect16</text:p>
        </chart:title>
        <chart:subtitle svg:x="14cm" svg:y="1.381cm" chart:style-name="ch3">
          <text:p>Using OCL_TIEMR</text:p>
        </chart:subtitle>
        <chart:legend chart:legend-position="end" svg:x="25.105cm" svg:y="4.552cm" style:legend-expansion="high" chart:style-name="ch4"/>
        <chart:plot-area chart:style-name="ch5" table:cell-range-address="analysis.D162:analysis.D201 analysis.N1:analysis.Q1 analysis.N162:analysis.Q201 analysis.S1:analysis.S1 analysis.S162:analysis.S201" chart:data-source-has-labels="both" svg:x="1.641cm" svg:y="2.53cm" svg:width="22.204cm" svg:height="7.95cm">
          <chartooo:coordinate-region svg:x="2.262cm" svg:y="2.729cm" svg:width="21.211cm" svg:height="6.706cm"/>
          <chart:axis chart:dimension="x" chart:name="primary-x" chart:style-name="ch6" chartooo:axis-type="auto">
            <chartooo:date-scale/>
            <chart:title svg:x="12.011cm" svg:y="10.713cm" chart:style-name="ch7">
              <text:p># threads</text:p>
            </chart:title>
            <chart:categories table:cell-range-address="analysis.D162:analysis.D201"/>
          </chart:axis>
          <chart:axis chart:dimension="y" chart:name="primary-y" chart:style-name="ch6">
            <chart:title svg:x="0.451cm" svg:y="7.29cm" chart:style-name="ch8">
              <text:p>Power [W]</text:p>
            </chart:title>
            <chart:grid chart:style-name="ch9" chart:class="major"/>
          </chart:axis>
          <chart:series chart:style-name="ch10" chart:values-cell-range-address="analysis.N162:analysis.N201" chart:label-cell-address="analysis.N1:analysis.N1" chart:class="chart:line">
            <chart:data-point chart:repeated="40"/>
          </chart:series>
          <chart:series chart:style-name="ch11" chart:values-cell-range-address="analysis.O162:analysis.O201" chart:label-cell-address="analysis.O1:analysis.O1" chart:class="chart:line">
            <chart:data-point chart:repeated="40"/>
          </chart:series>
          <chart:series chart:style-name="ch12" chart:values-cell-range-address="analysis.P162:analysis.P201" chart:label-cell-address="analysis.P1:analysis.P1" chart:class="chart:line">
            <chart:data-point chart:repeated="40"/>
          </chart:series>
          <chart:series chart:style-name="ch13" chart:values-cell-range-address="analysis.Q162:analysis.Q201" chart:label-cell-address="analysis.Q1:analysis.Q1" chart:class="chart:line">
            <chart:data-point chart:repeated="40"/>
          </chart:series>
          <chart:series chart:style-name="ch14" chart:values-cell-range-address="analysis.S162:analysis.S201" chart:label-cell-address="analysis.S1:analysis.S1" chart:class="chart:line"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S Power [W] (OCL_TIMER)</text:p>
                <draw:g>
                  <svg:desc>analysis.N1:analysis.N1</svg:desc>
                </draw:g>
              </table:table-cell>
              <table:table-cell office:value-type="string">
                <text:p>PKG Power (OCL_TIMER) [W]</text:p>
                <draw:g>
                  <svg:desc>analysis.O1:analysis.O1</svg:desc>
                </draw:g>
              </table:table-cell>
              <table:table-cell office:value-type="string">
                <text:p>PP0 Power (OCL_TIMER) [W]</text:p>
                <draw:g>
                  <svg:desc>analysis.P1:analysis.P1</svg:desc>
                </draw:g>
              </table:table-cell>
              <table:table-cell office:value-type="string">
                <text:p>DRAM Power (OCL_TIMER)  [W]</text:p>
                <draw:g>
                  <svg:desc>analysis.Q1:analysis.Q1</svg:desc>
                </draw:g>
              </table:table-cell>
              <table:table-cell office:value-type="string">
                <text:p>GPU Power (pkg – pp0 – dram)</text:p>
                <draw:g>
                  <svg:desc>analysis.S1:analysis.S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nalysis.D162:analysis.D201</svg:desc>
                </draw:g>
              </table:table-cell>
              <table:table-cell office:value-type="float" office:value="3.11156651262241">
                <text:p>3.11156651262241</text:p>
                <draw:g>
                  <svg:desc>analysis.N162:analysis.N201</svg:desc>
                </draw:g>
              </table:table-cell>
              <table:table-cell office:value-type="float" office:value="10.0648601167365">
                <text:p>10.0648601167365</text:p>
                <draw:g>
                  <svg:desc>analysis.O162:analysis.O201</svg:desc>
                </draw:g>
              </table:table-cell>
              <table:table-cell office:value-type="float" office:value="1.03099071789799">
                <text:p>1.03099071789799</text:p>
                <draw:g>
                  <svg:desc>analysis.P162:analysis.P201</svg:desc>
                </draw:g>
              </table:table-cell>
              <table:table-cell office:value-type="float" office:value="0.229773132129519">
                <text:p>0.229773132129519</text:p>
                <draw:g>
                  <svg:desc>analysis.Q162:analysis.Q201</svg:desc>
                </draw:g>
              </table:table-cell>
              <table:table-cell office:value-type="float" office:value="8.80409626670902">
                <text:p>8.80409626670902</text:p>
                <draw:g>
                  <svg:desc>analysis.S162:analysis.S20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23525768794923">
                <text:p>3.23525768794923</text:p>
              </table:table-cell>
              <table:table-cell office:value-type="float" office:value="10.1894009214558">
                <text:p>10.1894009214558</text:p>
              </table:table-cell>
              <table:table-cell office:value-type="float" office:value="1.22899932817303">
                <text:p>1.22899932817303</text:p>
              </table:table-cell>
              <table:table-cell office:value-type="float" office:value="0.230852573404685">
                <text:p>0.230852573404685</text:p>
              </table:table-cell>
              <table:table-cell office:value-type="float" office:value="8.72954901987814">
                <text:p>8.729549019878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25687762262574">
                <text:p>3.25687762262574</text:p>
              </table:table-cell>
              <table:table-cell office:value-type="float" office:value="10.1370726855909">
                <text:p>10.1370726855909</text:p>
              </table:table-cell>
              <table:table-cell office:value-type="float" office:value="1.0431210425495">
                <text:p>1.0431210425495</text:p>
              </table:table-cell>
              <table:table-cell office:value-type="float" office:value="0.228737314527406">
                <text:p>0.228737314527406</text:p>
              </table:table-cell>
              <table:table-cell office:value-type="float" office:value="8.86521432851398">
                <text:p>8.8652143285139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32630632369451">
                <text:p>3.32630632369451</text:p>
              </table:table-cell>
              <table:table-cell office:value-type="float" office:value="10.3913262249492">
                <text:p>10.3913262249492</text:p>
              </table:table-cell>
              <table:table-cell office:value-type="float" office:value="1.07238613652892">
                <text:p>1.07238613652892</text:p>
              </table:table-cell>
              <table:table-cell office:value-type="float" office:value="0.22975156629545">
                <text:p>0.22975156629545</text:p>
              </table:table-cell>
              <table:table-cell office:value-type="float" office:value="9.0891885221248">
                <text:p>9.089188522124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47763775836758">
                <text:p>3.47763775836758</text:p>
              </table:table-cell>
              <table:table-cell office:value-type="float" office:value="11.2320666065893">
                <text:p>11.2320666065893</text:p>
              </table:table-cell>
              <table:table-cell office:value-type="float" office:value="1.55024924722228">
                <text:p>1.55024924722228</text:p>
              </table:table-cell>
              <table:table-cell office:value-type="float" office:value="0.23169399164119">
                <text:p>0.23169399164119</text:p>
              </table:table-cell>
              <table:table-cell office:value-type="float" office:value="9.4501233677258">
                <text:p>9.450123367725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54870056566243">
                <text:p>3.54870056566243</text:p>
              </table:table-cell>
              <table:table-cell office:value-type="float" office:value="11.6173787261316">
                <text:p>11.6173787261316</text:p>
              </table:table-cell>
              <table:table-cell office:value-type="float" office:value="1.0082658998977">
                <text:p>1.0082658998977</text:p>
              </table:table-cell>
              <table:table-cell office:value-type="float" office:value="0.228310679982935">
                <text:p>0.228310679982935</text:p>
              </table:table-cell>
              <table:table-cell office:value-type="float" office:value="10.380802146251">
                <text:p>10.38080214625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79866407317418">
                <text:p>3.79866407317418</text:p>
              </table:table-cell>
              <table:table-cell office:value-type="float" office:value="13.4165785297302">
                <text:p>13.4165785297302</text:p>
              </table:table-cell>
              <table:table-cell office:value-type="float" office:value="1.27651152419308">
                <text:p>1.27651152419308</text:p>
              </table:table-cell>
              <table:table-cell office:value-type="float" office:value="0.236461746023263">
                <text:p>0.236461746023263</text:p>
              </table:table-cell>
              <table:table-cell office:value-type="float" office:value="11.9036052595138">
                <text:p>11.903605259513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1990445115861">
                <text:p>4.1990445115861</text:p>
              </table:table-cell>
              <table:table-cell office:value-type="float" office:value="15.2964122821399">
                <text:p>15.2964122821399</text:p>
              </table:table-cell>
              <table:table-cell office:value-type="float" office:value="1.00443853278965">
                <text:p>1.00443853278965</text:p>
              </table:table-cell>
              <table:table-cell office:value-type="float" office:value="0.230433541758785">
                <text:p>0.230433541758785</text:p>
              </table:table-cell>
              <table:table-cell office:value-type="float" office:value="14.0615402075914">
                <text:p>14.061540207591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.36703869695271">
                <text:p>4.36703869695271</text:p>
              </table:table-cell>
              <table:table-cell office:value-type="float" office:value="15.9903683950554">
                <text:p>15.9903683950554</text:p>
              </table:table-cell>
              <table:table-cell office:value-type="float" office:value="1.00890050582055">
                <text:p>1.00890050582055</text:p>
              </table:table-cell>
              <table:table-cell office:value-type="float" office:value="0.228639900197991">
                <text:p>0.228639900197991</text:p>
              </table:table-cell>
              <table:table-cell office:value-type="float" office:value="14.7528279890369">
                <text:p>14.752827989036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4.49459442048063">
                <text:p>4.49459442048063</text:p>
              </table:table-cell>
              <table:table-cell office:value-type="float" office:value="16.1935174628852">
                <text:p>16.1935174628852</text:p>
              </table:table-cell>
              <table:table-cell office:value-type="float" office:value="1.19476457391527">
                <text:p>1.19476457391527</text:p>
              </table:table-cell>
              <table:table-cell office:value-type="float" office:value="0.226903499960987">
                <text:p>0.226903499960987</text:p>
              </table:table-cell>
              <table:table-cell office:value-type="float" office:value="14.7718493890089">
                <text:p>14.771849389008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4.49273397978307">
                <text:p>4.49273397978307</text:p>
              </table:table-cell>
              <table:table-cell office:value-type="float" office:value="16.5726398111455">
                <text:p>16.5726398111455</text:p>
              </table:table-cell>
              <table:table-cell office:value-type="float" office:value="1.13196216332252">
                <text:p>1.13196216332252</text:p>
              </table:table-cell>
              <table:table-cell office:value-type="float" office:value="0.228016628588493">
                <text:p>0.228016628588493</text:p>
              </table:table-cell>
              <table:table-cell office:value-type="float" office:value="15.2126610192345">
                <text:p>15.212661019234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.55334242929278">
                <text:p>4.55334242929278</text:p>
              </table:table-cell>
              <table:table-cell office:value-type="float" office:value="16.6017276613629">
                <text:p>16.6017276613629</text:p>
              </table:table-cell>
              <table:table-cell office:value-type="float" office:value="1.0719434337932">
                <text:p>1.0719434337932</text:p>
              </table:table-cell>
              <table:table-cell office:value-type="float" office:value="0.226979240610196">
                <text:p>0.226979240610196</text:p>
              </table:table-cell>
              <table:table-cell office:value-type="float" office:value="15.3028049869595">
                <text:p>15.3028049869595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4.47333201862151">
                <text:p>4.47333201862151</text:p>
              </table:table-cell>
              <table:table-cell office:value-type="float" office:value="16.6779986171987">
                <text:p>16.6779986171987</text:p>
              </table:table-cell>
              <table:table-cell office:value-type="float" office:value="1.07437009480223">
                <text:p>1.07437009480223</text:p>
              </table:table-cell>
              <table:table-cell office:value-type="float" office:value="0.226409832103339">
                <text:p>0.226409832103339</text:p>
              </table:table-cell>
              <table:table-cell office:value-type="float" office:value="15.3772186902931">
                <text:p>15.3772186902931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4.49032250914326">
                <text:p>4.49032250914326</text:p>
              </table:table-cell>
              <table:table-cell office:value-type="float" office:value="16.3784017672148">
                <text:p>16.3784017672148</text:p>
              </table:table-cell>
              <table:table-cell office:value-type="float" office:value="1.0103961781144">
                <text:p>1.0103961781144</text:p>
              </table:table-cell>
              <table:table-cell office:value-type="float" office:value="0.226341188745768">
                <text:p>0.226341188745768</text:p>
              </table:table-cell>
              <table:table-cell office:value-type="float" office:value="15.1416644003547">
                <text:p>15.1416644003547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4.33891931436877">
                <text:p>4.33891931436877</text:p>
              </table:table-cell>
              <table:table-cell office:value-type="float" office:value="15.8785127831821">
                <text:p>15.8785127831821</text:p>
              </table:table-cell>
              <table:table-cell office:value-type="float" office:value="1.00335181027113">
                <text:p>1.00335181027113</text:p>
              </table:table-cell>
              <table:table-cell office:value-type="float" office:value="0.226630902263479">
                <text:p>0.226630902263479</text:p>
              </table:table-cell>
              <table:table-cell office:value-type="float" office:value="14.6485300706475">
                <text:p>14.64853007064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.40172732417435">
                <text:p>4.40172732417435</text:p>
              </table:table-cell>
              <table:table-cell office:value-type="float" office:value="15.9065082091518">
                <text:p>15.9065082091518</text:p>
              </table:table-cell>
              <table:table-cell office:value-type="float" office:value="1.02710863869243">
                <text:p>1.02710863869243</text:p>
              </table:table-cell>
              <table:table-cell office:value-type="float" office:value="0.226138708082436">
                <text:p>0.226138708082436</text:p>
              </table:table-cell>
              <table:table-cell office:value-type="float" office:value="14.6532608623769">
                <text:p>14.6532608623769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.33726404720843">
                <text:p>4.33726404720843</text:p>
              </table:table-cell>
              <table:table-cell office:value-type="float" office:value="15.8100059858057">
                <text:p>15.8100059858057</text:p>
              </table:table-cell>
              <table:table-cell office:value-type="float" office:value="0.972261905302966">
                <text:p>0.972261905302966</text:p>
              </table:table-cell>
              <table:table-cell office:value-type="float" office:value="0.22656095074229">
                <text:p>0.22656095074229</text:p>
              </table:table-cell>
              <table:table-cell office:value-type="float" office:value="14.6111831297604">
                <text:p>14.6111831297604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.24658452626376">
                <text:p>4.24658452626376</text:p>
              </table:table-cell>
              <table:table-cell office:value-type="float" office:value="15.3783093783146">
                <text:p>15.3783093783146</text:p>
              </table:table-cell>
              <table:table-cell office:value-type="float" office:value="0.947080239899991">
                <text:p>0.947080239899991</text:p>
              </table:table-cell>
              <table:table-cell office:value-type="float" office:value="0.226248323137563">
                <text:p>0.226248323137563</text:p>
              </table:table-cell>
              <table:table-cell office:value-type="float" office:value="14.2049808152771">
                <text:p>14.2049808152771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4.17290391074808">
                <text:p>4.17290391074808</text:p>
              </table:table-cell>
              <table:table-cell office:value-type="float" office:value="14.9306053399716">
                <text:p>14.9306053399716</text:p>
              </table:table-cell>
              <table:table-cell office:value-type="float" office:value="0.943421651687201">
                <text:p>0.943421651687201</text:p>
              </table:table-cell>
              <table:table-cell office:value-type="float" office:value="0.226165053485976">
                <text:p>0.226165053485976</text:p>
              </table:table-cell>
              <table:table-cell office:value-type="float" office:value="13.7610186347984">
                <text:p>13.7610186347984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.2424812597897">
                <text:p>4.2424812597897</text:p>
              </table:table-cell>
              <table:table-cell office:value-type="float" office:value="15.3325481330993">
                <text:p>15.3325481330993</text:p>
              </table:table-cell>
              <table:table-cell office:value-type="float" office:value="0.965235223596439">
                <text:p>0.965235223596439</text:p>
              </table:table-cell>
              <table:table-cell office:value-type="float" office:value="0.225952513846789">
                <text:p>0.225952513846789</text:p>
              </table:table-cell>
              <table:table-cell office:value-type="float" office:value="14.1413603956561">
                <text:p>14.1413603956561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4.19325716109114">
                <text:p>4.19325716109114</text:p>
              </table:table-cell>
              <table:table-cell office:value-type="float" office:value="15.1565551214502">
                <text:p>15.1565551214502</text:p>
              </table:table-cell>
              <table:table-cell office:value-type="float" office:value="0.898324133007724">
                <text:p>0.898324133007724</text:p>
              </table:table-cell>
              <table:table-cell office:value-type="float" office:value="0.22610456503329">
                <text:p>0.22610456503329</text:p>
              </table:table-cell>
              <table:table-cell office:value-type="float" office:value="14.0321264234092">
                <text:p>14.0321264234092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4.1873778608076">
                <text:p>4.1873778608076</text:p>
              </table:table-cell>
              <table:table-cell office:value-type="float" office:value="15.0859436935295">
                <text:p>15.0859436935295</text:p>
              </table:table-cell>
              <table:table-cell office:value-type="float" office:value="0.920656208314929">
                <text:p>0.920656208314929</text:p>
              </table:table-cell>
              <table:table-cell office:value-type="float" office:value="0.227240619938706">
                <text:p>0.227240619938706</text:p>
              </table:table-cell>
              <table:table-cell office:value-type="float" office:value="13.9380468652758">
                <text:p>13.9380468652758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.53131005232653">
                <text:p>4.53131005232653</text:p>
              </table:table-cell>
              <table:table-cell office:value-type="float" office:value="16.6965173737688">
                <text:p>16.6965173737688</text:p>
              </table:table-cell>
              <table:table-cell office:value-type="float" office:value="1.09519638448722">
                <text:p>1.09519638448722</text:p>
              </table:table-cell>
              <table:table-cell office:value-type="float" office:value="0.225707308426841">
                <text:p>0.225707308426841</text:p>
              </table:table-cell>
              <table:table-cell office:value-type="float" office:value="15.3756136808547">
                <text:p>15.375613680854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4.44810595089364">
                <text:p>4.44810595089364</text:p>
              </table:table-cell>
              <table:table-cell office:value-type="float" office:value="16.3954360474409">
                <text:p>16.3954360474409</text:p>
              </table:table-cell>
              <table:table-cell office:value-type="float" office:value="1.10106324140304">
                <text:p>1.10106324140304</text:p>
              </table:table-cell>
              <table:table-cell office:value-type="float" office:value="0.229053908869944">
                <text:p>0.229053908869944</text:p>
              </table:table-cell>
              <table:table-cell office:value-type="float" office:value="15.0653188971679">
                <text:p>15.0653188971679</text:p>
              </table:table-cell>
            </table:table-row>
            <table:table-row>
              <table:table-cell office:value-type="float" office:value="4352">
                <text:p>4350</text:p>
              </table:table-cell>
              <table:table-cell office:value-type="float" office:value="4.44978463265812">
                <text:p>4.44978463265812</text:p>
              </table:table-cell>
              <table:table-cell office:value-type="float" office:value="16.4024920550874">
                <text:p>16.4024920550874</text:p>
              </table:table-cell>
              <table:table-cell office:value-type="float" office:value="1.18457944364142">
                <text:p>1.18457944364142</text:p>
              </table:table-cell>
              <table:table-cell office:value-type="float" office:value="0.228748287074606">
                <text:p>0.228748287074606</text:p>
              </table:table-cell>
              <table:table-cell office:value-type="float" office:value="14.9891643243714">
                <text:p>14.9891643243714</text:p>
              </table:table-cell>
            </table:table-row>
            <table:table-row>
              <table:table-cell office:value-type="float" office:value="4608">
                <text:p>4610</text:p>
              </table:table-cell>
              <table:table-cell office:value-type="float" office:value="4.44697369974387">
                <text:p>4.44697369974387</text:p>
              </table:table-cell>
              <table:table-cell office:value-type="float" office:value="16.0959444386559">
                <text:p>16.0959444386559</text:p>
              </table:table-cell>
              <table:table-cell office:value-type="float" office:value="1.20812248613006">
                <text:p>1.20812248613006</text:p>
              </table:table-cell>
              <table:table-cell office:value-type="float" office:value="0.238997272755734">
                <text:p>0.238997272755734</text:p>
              </table:table-cell>
              <table:table-cell office:value-type="float" office:value="14.6488246797701">
                <text:p>14.6488246797701</text:p>
              </table:table-cell>
            </table:table-row>
            <table:table-row>
              <table:table-cell office:value-type="float" office:value="4864">
                <text:p>4860</text:p>
              </table:table-cell>
              <table:table-cell office:value-type="float" office:value="4.45403601251394">
                <text:p>4.45403601251394</text:p>
              </table:table-cell>
              <table:table-cell office:value-type="float" office:value="16.1987782846288">
                <text:p>16.1987782846288</text:p>
              </table:table-cell>
              <table:table-cell office:value-type="float" office:value="1.17676571844687">
                <text:p>1.17676571844687</text:p>
              </table:table-cell>
              <table:table-cell office:value-type="float" office:value="0.232273897428832">
                <text:p>0.232273897428832</text:p>
              </table:table-cell>
              <table:table-cell office:value-type="float" office:value="14.7897386687531">
                <text:p>14.7897386687531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4.26468606363446">
                <text:p>4.26468606363446</text:p>
              </table:table-cell>
              <table:table-cell office:value-type="float" office:value="15.8456873089355">
                <text:p>15.8456873089355</text:p>
              </table:table-cell>
              <table:table-cell office:value-type="float" office:value="1.18530097545089">
                <text:p>1.18530097545089</text:p>
              </table:table-cell>
              <table:table-cell office:value-type="float" office:value="0.226088030333016">
                <text:p>0.226088030333016</text:p>
              </table:table-cell>
              <table:table-cell office:value-type="float" office:value="14.4342983031516">
                <text:p>14.4342983031516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4.20061461710533">
                <text:p>4.20061461710533</text:p>
              </table:table-cell>
              <table:table-cell office:value-type="float" office:value="15.5858068874804">
                <text:p>15.5858068874804</text:p>
              </table:table-cell>
              <table:table-cell office:value-type="float" office:value="1.12186923652777">
                <text:p>1.12186923652777</text:p>
              </table:table-cell>
              <table:table-cell office:value-type="float" office:value="0.226226306945854">
                <text:p>0.226226306945854</text:p>
              </table:table-cell>
              <table:table-cell office:value-type="float" office:value="14.2377113440068">
                <text:p>14.2377113440068</text:p>
              </table:table-cell>
            </table:table-row>
            <table:table-row>
              <table:table-cell office:value-type="float" office:value="5632">
                <text:p>5630</text:p>
              </table:table-cell>
              <table:table-cell office:value-type="float" office:value="4.17607717155377">
                <text:p>4.17607717155377</text:p>
              </table:table-cell>
              <table:table-cell office:value-type="float" office:value="15.4815639579989">
                <text:p>15.4815639579989</text:p>
              </table:table-cell>
              <table:table-cell office:value-type="float" office:value="1.1112749674201">
                <text:p>1.1112749674201</text:p>
              </table:table-cell>
              <table:table-cell office:value-type="float" office:value="0.226124584393852">
                <text:p>0.226124584393852</text:p>
              </table:table-cell>
              <table:table-cell office:value-type="float" office:value="14.1441644061849">
                <text:p>14.1441644061849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4.1705778178712">
                <text:p>4.1705778178712</text:p>
              </table:table-cell>
              <table:table-cell office:value-type="float" office:value="15.5560010178198">
                <text:p>15.5560010178198</text:p>
              </table:table-cell>
              <table:table-cell office:value-type="float" office:value="1.07117221230386">
                <text:p>1.07117221230386</text:p>
              </table:table-cell>
              <table:table-cell office:value-type="float" office:value="0.226134146471224">
                <text:p>0.226134146471224</text:p>
              </table:table-cell>
              <table:table-cell office:value-type="float" office:value="14.2586946590447">
                <text:p>14.2586946590447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4.1006634804937">
                <text:p>4.1006634804937</text:p>
              </table:table-cell>
              <table:table-cell office:value-type="float" office:value="15.1575061021621">
                <text:p>15.1575061021621</text:p>
              </table:table-cell>
              <table:table-cell office:value-type="float" office:value="1.73018434104135">
                <text:p>1.73018434104135</text:p>
              </table:table-cell>
              <table:table-cell office:value-type="float" office:value="0.26604294785204">
                <text:p>0.26604294785204</text:p>
              </table:table-cell>
              <table:table-cell office:value-type="float" office:value="13.1612788132687">
                <text:p>13.1612788132687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4.15005785334939">
                <text:p>4.15005785334939</text:p>
              </table:table-cell>
              <table:table-cell office:value-type="float" office:value="15.632369671245">
                <text:p>15.632369671245</text:p>
              </table:table-cell>
              <table:table-cell office:value-type="float" office:value="1.07145297524735">
                <text:p>1.07145297524735</text:p>
              </table:table-cell>
              <table:table-cell office:value-type="float" office:value="0.226087632414738">
                <text:p>0.226087632414738</text:p>
              </table:table-cell>
              <table:table-cell office:value-type="float" office:value="14.3348290635829">
                <text:p>14.3348290635829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4.09404082448606">
                <text:p>4.09404082448606</text:p>
              </table:table-cell>
              <table:table-cell office:value-type="float" office:value="15.392133583585">
                <text:p>15.392133583585</text:p>
              </table:table-cell>
              <table:table-cell office:value-type="float" office:value="1.04691949593297">
                <text:p>1.04691949593297</text:p>
              </table:table-cell>
              <table:table-cell office:value-type="float" office:value="0.226095171613697">
                <text:p>0.226095171613697</text:p>
              </table:table-cell>
              <table:table-cell office:value-type="float" office:value="14.1191189160383">
                <text:p>14.1191189160383</text:p>
              </table:table-cell>
            </table:table-row>
            <table:table-row>
              <table:table-cell office:value-type="float" office:value="6912">
                <text:p>6910</text:p>
              </table:table-cell>
              <table:table-cell office:value-type="float" office:value="4.08211770507015">
                <text:p>4.08211770507015</text:p>
              </table:table-cell>
              <table:table-cell office:value-type="float" office:value="15.4433525274223">
                <text:p>15.4433525274223</text:p>
              </table:table-cell>
              <table:table-cell office:value-type="float" office:value="1.0637328999579">
                <text:p>1.0637328999579</text:p>
              </table:table-cell>
              <table:table-cell office:value-type="float" office:value="0.228084488155775">
                <text:p>0.228084488155775</text:p>
              </table:table-cell>
              <table:table-cell office:value-type="float" office:value="14.1515351393086">
                <text:p>14.1515351393086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4.06657748445618">
                <text:p>4.06657748445618</text:p>
              </table:table-cell>
              <table:table-cell office:value-type="float" office:value="15.476521452213">
                <text:p>15.476521452213</text:p>
              </table:table-cell>
              <table:table-cell office:value-type="float" office:value="1.04865712004122">
                <text:p>1.04865712004122</text:p>
              </table:table-cell>
              <table:table-cell office:value-type="float" office:value="0.226618493403152">
                <text:p>0.226618493403152</text:p>
              </table:table-cell>
              <table:table-cell office:value-type="float" office:value="14.2012458387686">
                <text:p>14.2012458387686</text:p>
              </table:table-cell>
            </table:table-row>
            <table:table-row>
              <table:table-cell office:value-type="float" office:value="7424">
                <text:p>7420</text:p>
              </table:table-cell>
              <table:table-cell office:value-type="float" office:value="3.99649729203801">
                <text:p>3.99649729203801</text:p>
              </table:table-cell>
              <table:table-cell office:value-type="float" office:value="15.4435064210213">
                <text:p>15.4435064210213</text:p>
              </table:table-cell>
              <table:table-cell office:value-type="float" office:value="1.19653420912364">
                <text:p>1.19653420912364</text:p>
              </table:table-cell>
              <table:table-cell office:value-type="float" office:value="0.22643187104705">
                <text:p>0.22643187104705</text:p>
              </table:table-cell>
              <table:table-cell office:value-type="float" office:value="14.0205403408506">
                <text:p>14.0205403408506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3.90344618432793">
                <text:p>3.90344618432793</text:p>
              </table:table-cell>
              <table:table-cell office:value-type="float" office:value="15.3868983651089">
                <text:p>15.3868983651089</text:p>
              </table:table-cell>
              <table:table-cell office:value-type="float" office:value="1.02894454700844">
                <text:p>1.02894454700844</text:p>
              </table:table-cell>
              <table:table-cell office:value-type="float" office:value="0.223999876034115">
                <text:p>0.223999876034115</text:p>
              </table:table-cell>
              <table:table-cell office:value-type="float" office:value="14.1339539420663">
                <text:p>14.1339539420663</text:p>
              </table:table-cell>
            </table:table-row>
            <table:table-row>
              <table:table-cell office:value-type="float" office:value="7936">
                <text:p>7940</text:p>
              </table:table-cell>
              <table:table-cell office:value-type="float" office:value="3.80838073781307">
                <text:p>3.80838073781307</text:p>
              </table:table-cell>
              <table:table-cell office:value-type="float" office:value="15.3367024040727">
                <text:p>15.3367024040727</text:p>
              </table:table-cell>
              <table:table-cell office:value-type="float" office:value="1.05719295545883">
                <text:p>1.05719295545883</text:p>
              </table:table-cell>
              <table:table-cell office:value-type="float" office:value="0.22810694159411">
                <text:p>0.22810694159411</text:p>
              </table:table-cell>
              <table:table-cell office:value-type="float" office:value="14.0514025070198">
                <text:p>14.051402507019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4.32213408708751">
                <text:p>4.32213408708751</text:p>
              </table:table-cell>
              <table:table-cell office:value-type="float" office:value="15.9136640450562">
                <text:p>15.9136640450562</text:p>
              </table:table-cell>
              <table:table-cell office:value-type="float" office:value="1.4078521587364">
                <text:p>1.4078521587364</text:p>
              </table:table-cell>
              <table:table-cell office:value-type="float" office:value="0.226452579872862">
                <text:p>0.226452579872862</text:p>
              </table:table-cell>
              <table:table-cell office:value-type="float" office:value="14.2793593064469">
                <text:p>14.279359306446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356cm" svg:height="13.887cm" xlink:href=".." xlink:type="simple" chart:class="chart:line" chart:style-name="ch1">
        <chart:title svg:x="12.213cm" svg:y="0.413cm" chart:style-name="ch2">
          <text:p>Power comparison GPU</text:p>
        </chart:title>
        <chart:subtitle svg:x="13.84cm" svg:y="1.469cm" chart:style-name="ch3">
          <text:p>All SIMD</text:p>
        </chart:subtitle>
        <chart:legend chart:legend-position="end" svg:x="23.488cm" svg:y="5.648cm" style:legend-expansion="high" chart:style-name="ch4"/>
        <chart:plot-area chart:style-name="ch5" table:cell-range-address="analysis.D2:analysis.D41 analysis.A2:analysis.A2 analysis.S2:analysis.S201 analysis.A42:analysis.A42 analysis.A82:analysis.A82 analysis.A122:analysis.A122 analysis.A162:analysis.A162" chart:data-source-has-labels="both" svg:x="1.598cm" svg:y="2.706cm" svg:width="20.716cm" svg:height="9.923cm">
          <chartooo:coordinate-region svg:x="2.219cm" svg:y="2.905cm" svg:width="19.724cm" svg:height="8.679cm"/>
          <chart:axis chart:dimension="x" chart:name="primary-x" chart:style-name="ch6" chartooo:axis-type="auto">
            <chartooo:date-scale/>
            <chart:title svg:x="11.224cm" svg:y="12.906cm" chart:style-name="ch7">
              <text:p># threads</text:p>
            </chart:title>
            <chart:categories table:cell-range-address="analysis.D2:analysis.D41"/>
          </chart:axis>
          <chart:axis chart:dimension="y" chart:name="primary-y" chart:style-name="ch6">
            <chart:title svg:x="0.451cm" svg:y="8.452cm" chart:style-name="ch8">
              <text:p>Power [W]</text:p>
            </chart:title>
            <chart:grid chart:style-name="ch9" chart:class="major"/>
          </chart:axis>
          <chart:series chart:style-name="ch10" chart:values-cell-range-address="analysis.S2:analysis.S41" chart:label-cell-address="analysis.A2:analysis.A2" chart:class="chart:line">
            <chart:data-point chart:repeated="40"/>
          </chart:series>
          <chart:series chart:style-name="ch11" chart:values-cell-range-address="analysis.S42:analysis.S81" chart:label-cell-address="analysis.A42:analysis.A42" chart:class="chart:line">
            <chart:data-point chart:repeated="40"/>
          </chart:series>
          <chart:series chart:style-name="ch12" chart:values-cell-range-address="analysis.S82:analysis.S121" chart:label-cell-address="analysis.A82:analysis.A82" chart:class="chart:line">
            <chart:data-point chart:repeated="40"/>
          </chart:series>
          <chart:series chart:style-name="ch13" chart:values-cell-range-address="analysis.S122:analysis.S161" chart:label-cell-address="analysis.A122:analysis.A122" chart:class="chart:line">
            <chart:data-point chart:repeated="40"/>
          </chart:series>
          <chart:series chart:style-name="ch14" chart:values-cell-range-address="analysis.S162:analysis.S201" chart:label-cell-address="analysis.A162:analysis.A162" chart:class="chart:line"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alar_sp_add_power_kernel</text:p>
                <draw:g>
                  <svg:desc>analysis.A2:analysis.A2</svg:desc>
                </draw:g>
              </table:table-cell>
              <table:table-cell office:value-type="string">
                <text:p>vect2_sp_add_power_kernel</text:p>
                <draw:g>
                  <svg:desc>analysis.A42:analysis.A42</svg:desc>
                </draw:g>
              </table:table-cell>
              <table:table-cell office:value-type="string">
                <text:p>vect4_sp_add_power_kernel</text:p>
                <draw:g>
                  <svg:desc>analysis.A82:analysis.A82</svg:desc>
                </draw:g>
              </table:table-cell>
              <table:table-cell office:value-type="string">
                <text:p>vect8_sp_add_power_kernel</text:p>
                <draw:g>
                  <svg:desc>analysis.A122:analysis.A122</svg:desc>
                </draw:g>
              </table:table-cell>
              <table:table-cell office:value-type="string">
                <text:p>vect16_sp_add_power_kernel</text:p>
                <draw:g>
                  <svg:desc>analysis.A162:analysis.A16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nalysis.D2:analysis.D41</svg:desc>
                </draw:g>
              </table:table-cell>
              <table:table-cell office:value-type="float" office:value="7.50112644388621">
                <text:p>7.50112644388621</text:p>
                <draw:g>
                  <svg:desc>analysis.S2:analysis.S41</svg:desc>
                </draw:g>
              </table:table-cell>
              <table:table-cell office:value-type="float" office:value="10.9606741736449">
                <text:p>10.9606741736449</text:p>
                <draw:g>
                  <svg:desc>analysis.S42:analysis.S81</svg:desc>
                </draw:g>
              </table:table-cell>
              <table:table-cell office:value-type="float" office:value="7.99812490950932">
                <text:p>7.99812490950932</text:p>
                <draw:g>
                  <svg:desc>analysis.S82:analysis.S121</svg:desc>
                </draw:g>
              </table:table-cell>
              <table:table-cell office:value-type="float" office:value="8.211535570454">
                <text:p>8.211535570454</text:p>
                <draw:g>
                  <svg:desc>analysis.S122:analysis.S161</svg:desc>
                </draw:g>
              </table:table-cell>
              <table:table-cell office:value-type="float" office:value="8.80409626670902">
                <text:p>8.80409626670902</text:p>
                <draw:g>
                  <svg:desc>analysis.S162:analysis.S20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.47472672897207">
                <text:p>7.47472672897207</text:p>
              </table:table-cell>
              <table:table-cell office:value-type="float" office:value="8.13108429346421">
                <text:p>8.13108429346421</text:p>
              </table:table-cell>
              <table:table-cell office:value-type="float" office:value="8.01704077732297">
                <text:p>8.01704077732297</text:p>
              </table:table-cell>
              <table:table-cell office:value-type="float" office:value="8.15162716265438">
                <text:p>8.15162716265438</text:p>
              </table:table-cell>
              <table:table-cell office:value-type="float" office:value="8.72954901987814">
                <text:p>8.729549019878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.53113634733716">
                <text:p>7.53113634733716</text:p>
              </table:table-cell>
              <table:table-cell office:value-type="float" office:value="8.11979055663123">
                <text:p>8.11979055663123</text:p>
              </table:table-cell>
              <table:table-cell office:value-type="float" office:value="7.9747361255893">
                <text:p>7.9747361255893</text:p>
              </table:table-cell>
              <table:table-cell office:value-type="float" office:value="8.2056433979127">
                <text:p>8.2056433979127</text:p>
              </table:table-cell>
              <table:table-cell office:value-type="float" office:value="8.86521432851398">
                <text:p>8.8652143285139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47116734594586">
                <text:p>7.47116734594586</text:p>
              </table:table-cell>
              <table:table-cell office:value-type="float" office:value="7.9700713733767">
                <text:p>7.9700713733767</text:p>
              </table:table-cell>
              <table:table-cell office:value-type="float" office:value="8.02189776018606">
                <text:p>8.02189776018606</text:p>
              </table:table-cell>
              <table:table-cell office:value-type="float" office:value="8.32154766598663">
                <text:p>8.32154766598663</text:p>
              </table:table-cell>
              <table:table-cell office:value-type="float" office:value="9.0891885221248">
                <text:p>9.089188522124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.45481371747811">
                <text:p>7.45481371747811</text:p>
              </table:table-cell>
              <table:table-cell office:value-type="float" office:value="7.77299460250187">
                <text:p>7.77299460250187</text:p>
              </table:table-cell>
              <table:table-cell office:value-type="float" office:value="8.00375025582734">
                <text:p>8.00375025582734</text:p>
              </table:table-cell>
              <table:table-cell office:value-type="float" office:value="8.33793880829376">
                <text:p>8.33793880829376</text:p>
              </table:table-cell>
              <table:table-cell office:value-type="float" office:value="9.4501233677258">
                <text:p>9.450123367725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7.45982772144018">
                <text:p>7.45982772144018</text:p>
              </table:table-cell>
              <table:table-cell office:value-type="float" office:value="9.93645461640864">
                <text:p>9.93645461640864</text:p>
              </table:table-cell>
              <table:table-cell office:value-type="float" office:value="8.12957608027788">
                <text:p>8.12957608027788</text:p>
              </table:table-cell>
              <table:table-cell office:value-type="float" office:value="8.73071121866334">
                <text:p>8.73071121866334</text:p>
              </table:table-cell>
              <table:table-cell office:value-type="float" office:value="10.380802146251">
                <text:p>10.38080214625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7.65940384392479">
                <text:p>7.65940384392479</text:p>
              </table:table-cell>
              <table:table-cell office:value-type="float" office:value="8.33329716087635">
                <text:p>8.33329716087635</text:p>
              </table:table-cell>
              <table:table-cell office:value-type="float" office:value="8.31200315330433">
                <text:p>8.31200315330433</text:p>
              </table:table-cell>
              <table:table-cell office:value-type="float" office:value="9.68895076249715">
                <text:p>9.68895076249715</text:p>
              </table:table-cell>
              <table:table-cell office:value-type="float" office:value="11.9036052595138">
                <text:p>11.903605259513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7.94001234652466">
                <text:p>7.94001234652466</text:p>
              </table:table-cell>
              <table:table-cell office:value-type="float" office:value="8.74852985381864">
                <text:p>8.74852985381864</text:p>
              </table:table-cell>
              <table:table-cell office:value-type="float" office:value="8.90642967368373">
                <text:p>8.90642967368373</text:p>
              </table:table-cell>
              <table:table-cell office:value-type="float" office:value="11.0255823158154">
                <text:p>11.0255823158154</text:p>
              </table:table-cell>
              <table:table-cell office:value-type="float" office:value="14.0615402075914">
                <text:p>14.061540207591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8.53841590370919">
                <text:p>8.53841590370919</text:p>
              </table:table-cell>
              <table:table-cell office:value-type="float" office:value="8.91248950146624">
                <text:p>8.91248950146624</text:p>
              </table:table-cell>
              <table:table-cell office:value-type="float" office:value="9.77828676706633">
                <text:p>9.77828676706633</text:p>
              </table:table-cell>
              <table:table-cell office:value-type="float" office:value="13.1108898018825">
                <text:p>13.1108898018825</text:p>
              </table:table-cell>
              <table:table-cell office:value-type="float" office:value="14.7528279890369">
                <text:p>14.752827989036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9.48331489796369">
                <text:p>9.48331489796369</text:p>
              </table:table-cell>
              <table:table-cell office:value-type="float" office:value="9.91505532772883">
                <text:p>9.91505532772883</text:p>
              </table:table-cell>
              <table:table-cell office:value-type="float" office:value="11.483727496389">
                <text:p>11.483727496389</text:p>
              </table:table-cell>
              <table:table-cell office:value-type="float" office:value="14.352385830017">
                <text:p>14.352385830017</text:p>
              </table:table-cell>
              <table:table-cell office:value-type="float" office:value="14.7718493890089">
                <text:p>14.771849389008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0.2829606697648">
                <text:p>10.2829606697648</text:p>
              </table:table-cell>
              <table:table-cell office:value-type="float" office:value="10.9332679167521">
                <text:p>10.9332679167521</text:p>
              </table:table-cell>
              <table:table-cell office:value-type="float" office:value="12.3257982189148">
                <text:p>12.3257982189148</text:p>
              </table:table-cell>
              <table:table-cell office:value-type="float" office:value="14.7889719809333">
                <text:p>14.7889719809333</text:p>
              </table:table-cell>
              <table:table-cell office:value-type="float" office:value="15.2126610192345">
                <text:p>15.212661019234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1.2417687382885">
                <text:p>11.2417687382885</text:p>
              </table:table-cell>
              <table:table-cell office:value-type="float" office:value="12.081653640864">
                <text:p>12.081653640864</text:p>
              </table:table-cell>
              <table:table-cell office:value-type="float" office:value="13.5986187506235">
                <text:p>13.5986187506235</text:p>
              </table:table-cell>
              <table:table-cell office:value-type="float" office:value="14.4677554964326">
                <text:p>14.4677554964326</text:p>
              </table:table-cell>
              <table:table-cell office:value-type="float" office:value="15.3028049869595">
                <text:p>15.3028049869595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1.9250358782488">
                <text:p>11.9250358782488</text:p>
              </table:table-cell>
              <table:table-cell office:value-type="float" office:value="12.6000902523131">
                <text:p>12.6000902523131</text:p>
              </table:table-cell>
              <table:table-cell office:value-type="float" office:value="13.353150898349">
                <text:p>13.353150898349</text:p>
              </table:table-cell>
              <table:table-cell office:value-type="float" office:value="14.2194206672795">
                <text:p>14.2194206672795</text:p>
              </table:table-cell>
              <table:table-cell office:value-type="float" office:value="15.3772186902931">
                <text:p>15.3772186902931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2.3183387574042">
                <text:p>12.3183387574042</text:p>
              </table:table-cell>
              <table:table-cell office:value-type="float" office:value="13.2728710229797">
                <text:p>13.2728710229797</text:p>
              </table:table-cell>
              <table:table-cell office:value-type="float" office:value="14.6904060520266">
                <text:p>14.6904060520266</text:p>
              </table:table-cell>
              <table:table-cell office:value-type="float" office:value="14.3934936950512">
                <text:p>14.3934936950512</text:p>
              </table:table-cell>
              <table:table-cell office:value-type="float" office:value="15.1416644003547">
                <text:p>15.1416644003547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2.1810395301593">
                <text:p>12.1810395301593</text:p>
              </table:table-cell>
              <table:table-cell office:value-type="float" office:value="13.225584325958">
                <text:p>13.225584325958</text:p>
              </table:table-cell>
              <table:table-cell office:value-type="float" office:value="14.2310169499849">
                <text:p>14.2310169499849</text:p>
              </table:table-cell>
              <table:table-cell office:value-type="float" office:value="13.8360567863894">
                <text:p>13.8360567863894</text:p>
              </table:table-cell>
              <table:table-cell office:value-type="float" office:value="14.6485300706475">
                <text:p>14.64853007064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2.1107313618924">
                <text:p>12.1107313618924</text:p>
              </table:table-cell>
              <table:table-cell office:value-type="float" office:value="13.0804877904746">
                <text:p>13.0804877904746</text:p>
              </table:table-cell>
              <table:table-cell office:value-type="float" office:value="14.3820308518597">
                <text:p>14.3820308518597</text:p>
              </table:table-cell>
              <table:table-cell office:value-type="float" office:value="13.8894914443472">
                <text:p>13.8894914443472</text:p>
              </table:table-cell>
              <table:table-cell office:value-type="float" office:value="14.6532608623769">
                <text:p>14.6532608623769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12.5870813303128">
                <text:p>12.5870813303128</text:p>
              </table:table-cell>
              <table:table-cell office:value-type="float" office:value="13.7022943592931">
                <text:p>13.7022943592931</text:p>
              </table:table-cell>
              <table:table-cell office:value-type="float" office:value="14.5422200940823">
                <text:p>14.5422200940823</text:p>
              </table:table-cell>
              <table:table-cell office:value-type="float" office:value="13.9062997670993">
                <text:p>13.9062997670993</text:p>
              </table:table-cell>
              <table:table-cell office:value-type="float" office:value="14.6111831297604">
                <text:p>14.6111831297604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12.2358510495659">
                <text:p>12.2358510495659</text:p>
              </table:table-cell>
              <table:table-cell office:value-type="float" office:value="13.3685360299998">
                <text:p>13.3685360299998</text:p>
              </table:table-cell>
              <table:table-cell office:value-type="float" office:value="13.8521878493878">
                <text:p>13.8521878493878</text:p>
              </table:table-cell>
              <table:table-cell office:value-type="float" office:value="13.9338972856226">
                <text:p>13.9338972856226</text:p>
              </table:table-cell>
              <table:table-cell office:value-type="float" office:value="14.2049808152771">
                <text:p>14.2049808152771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12.3961984713068">
                <text:p>12.3961984713068</text:p>
              </table:table-cell>
              <table:table-cell office:value-type="float" office:value="13.5216831013295">
                <text:p>13.5216831013295</text:p>
              </table:table-cell>
              <table:table-cell office:value-type="float" office:value="13.8723615156799">
                <text:p>13.8723615156799</text:p>
              </table:table-cell>
              <table:table-cell office:value-type="float" office:value="13.8926951598523">
                <text:p>13.8926951598523</text:p>
              </table:table-cell>
              <table:table-cell office:value-type="float" office:value="13.7610186347984">
                <text:p>13.7610186347984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12.6583022871934">
                <text:p>12.6583022871934</text:p>
              </table:table-cell>
              <table:table-cell office:value-type="float" office:value="13.7430072545254">
                <text:p>13.7430072545254</text:p>
              </table:table-cell>
              <table:table-cell office:value-type="float" office:value="13.8743877091248">
                <text:p>13.8743877091248</text:p>
              </table:table-cell>
              <table:table-cell office:value-type="float" office:value="13.9439500661057">
                <text:p>13.9439500661057</text:p>
              </table:table-cell>
              <table:table-cell office:value-type="float" office:value="14.1413603956561">
                <text:p>14.1413603956561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12.4188345308878">
                <text:p>12.4188345308878</text:p>
              </table:table-cell>
              <table:table-cell office:value-type="float" office:value="13.5440007892892">
                <text:p>13.5440007892892</text:p>
              </table:table-cell>
              <table:table-cell office:value-type="float" office:value="13.903669181552">
                <text:p>13.903669181552</text:p>
              </table:table-cell>
              <table:table-cell office:value-type="float" office:value="13.7341372679162">
                <text:p>13.7341372679162</text:p>
              </table:table-cell>
              <table:table-cell office:value-type="float" office:value="14.0321264234092">
                <text:p>14.0321264234092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12.5284640989829">
                <text:p>12.5284640989829</text:p>
              </table:table-cell>
              <table:table-cell office:value-type="float" office:value="13.6547862402178">
                <text:p>13.6547862402178</text:p>
              </table:table-cell>
              <table:table-cell office:value-type="float" office:value="13.8804414442525">
                <text:p>13.8804414442525</text:p>
              </table:table-cell>
              <table:table-cell office:value-type="float" office:value="13.8068634080012">
                <text:p>13.8068634080012</text:p>
              </table:table-cell>
              <table:table-cell office:value-type="float" office:value="13.9380468652758">
                <text:p>13.9380468652758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12.621865972602">
                <text:p>12.621865972602</text:p>
              </table:table-cell>
              <table:table-cell office:value-type="float" office:value="13.7475761517535">
                <text:p>13.7475761517535</text:p>
              </table:table-cell>
              <table:table-cell office:value-type="float" office:value="13.8977483878302">
                <text:p>13.8977483878302</text:p>
              </table:table-cell>
              <table:table-cell office:value-type="float" office:value="14.1023750761039">
                <text:p>14.1023750761039</text:p>
              </table:table-cell>
              <table:table-cell office:value-type="float" office:value="15.3756136808547">
                <text:p>15.375613680854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2.4475541286631">
                <text:p>12.4475541286631</text:p>
              </table:table-cell>
              <table:table-cell office:value-type="float" office:value="13.6367432600857">
                <text:p>13.6367432600857</text:p>
              </table:table-cell>
              <table:table-cell office:value-type="float" office:value="13.9354197604983">
                <text:p>13.9354197604983</text:p>
              </table:table-cell>
              <table:table-cell office:value-type="float" office:value="14.3314533096307">
                <text:p>14.3314533096307</text:p>
              </table:table-cell>
              <table:table-cell office:value-type="float" office:value="15.0653188971679">
                <text:p>15.0653188971679</text:p>
              </table:table-cell>
            </table:table-row>
            <table:table-row>
              <table:table-cell office:value-type="float" office:value="4352">
                <text:p>4350</text:p>
              </table:table-cell>
              <table:table-cell office:value-type="float" office:value="12.6090649515968">
                <text:p>12.6090649515968</text:p>
              </table:table-cell>
              <table:table-cell office:value-type="float" office:value="13.7610895020449">
                <text:p>13.7610895020449</text:p>
              </table:table-cell>
              <table:table-cell office:value-type="float" office:value="13.9252586288556">
                <text:p>13.9252586288556</text:p>
              </table:table-cell>
              <table:table-cell office:value-type="float" office:value="13.8812639417683">
                <text:p>13.8812639417683</text:p>
              </table:table-cell>
              <table:table-cell office:value-type="float" office:value="14.9891643243714">
                <text:p>14.9891643243714</text:p>
              </table:table-cell>
            </table:table-row>
            <table:table-row>
              <table:table-cell office:value-type="float" office:value="4608">
                <text:p>4610</text:p>
              </table:table-cell>
              <table:table-cell office:value-type="float" office:value="12.6909482254442">
                <text:p>12.6909482254442</text:p>
              </table:table-cell>
              <table:table-cell office:value-type="float" office:value="13.8075071469866">
                <text:p>13.8075071469866</text:p>
              </table:table-cell>
              <table:table-cell office:value-type="float" office:value="13.9353622288596">
                <text:p>13.9353622288596</text:p>
              </table:table-cell>
              <table:table-cell office:value-type="float" office:value="13.8863628258115">
                <text:p>13.8863628258115</text:p>
              </table:table-cell>
              <table:table-cell office:value-type="float" office:value="14.6488246797701">
                <text:p>14.6488246797701</text:p>
              </table:table-cell>
            </table:table-row>
            <table:table-row>
              <table:table-cell office:value-type="float" office:value="4864">
                <text:p>4860</text:p>
              </table:table-cell>
              <table:table-cell office:value-type="float" office:value="12.5138078192225">
                <text:p>12.5138078192225</text:p>
              </table:table-cell>
              <table:table-cell office:value-type="float" office:value="13.7263903324508">
                <text:p>13.7263903324508</text:p>
              </table:table-cell>
              <table:table-cell office:value-type="float" office:value="13.9309423953092">
                <text:p>13.9309423953092</text:p>
              </table:table-cell>
              <table:table-cell office:value-type="float" office:value="13.9243431847436">
                <text:p>13.9243431847436</text:p>
              </table:table-cell>
              <table:table-cell office:value-type="float" office:value="14.7897386687531">
                <text:p>14.7897386687531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12.6541320351799">
                <text:p>12.6541320351799</text:p>
              </table:table-cell>
              <table:table-cell office:value-type="float" office:value="13.7890064033348">
                <text:p>13.7890064033348</text:p>
              </table:table-cell>
              <table:table-cell office:value-type="float" office:value="13.9203458961761">
                <text:p>13.9203458961761</text:p>
              </table:table-cell>
              <table:table-cell office:value-type="float" office:value="13.9067984827805">
                <text:p>13.9067984827805</text:p>
              </table:table-cell>
              <table:table-cell office:value-type="float" office:value="14.4342983031516">
                <text:p>14.4342983031516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11.8329043347692">
                <text:p>11.8329043347692</text:p>
              </table:table-cell>
              <table:table-cell office:value-type="float" office:value="12.9442409943618">
                <text:p>12.9442409943618</text:p>
              </table:table-cell>
              <table:table-cell office:value-type="float" office:value="13.8587478527674">
                <text:p>13.8587478527674</text:p>
              </table:table-cell>
              <table:table-cell office:value-type="float" office:value="13.8474331261665">
                <text:p>13.8474331261665</text:p>
              </table:table-cell>
              <table:table-cell office:value-type="float" office:value="14.2377113440068">
                <text:p>14.2377113440068</text:p>
              </table:table-cell>
            </table:table-row>
            <table:table-row>
              <table:table-cell office:value-type="float" office:value="5632">
                <text:p>5630</text:p>
              </table:table-cell>
              <table:table-cell office:value-type="float" office:value="12.0071846855672">
                <text:p>12.0071846855672</text:p>
              </table:table-cell>
              <table:table-cell office:value-type="float" office:value="13.1718163836092">
                <text:p>13.1718163836092</text:p>
              </table:table-cell>
              <table:table-cell office:value-type="float" office:value="13.8904393070169">
                <text:p>13.8904393070169</text:p>
              </table:table-cell>
              <table:table-cell office:value-type="float" office:value="13.9276610547753">
                <text:p>13.9276610547753</text:p>
              </table:table-cell>
              <table:table-cell office:value-type="float" office:value="14.1441644061849">
                <text:p>14.1441644061849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12.1478351686928">
                <text:p>12.1478351686928</text:p>
              </table:table-cell>
              <table:table-cell office:value-type="float" office:value="13.4449389048389">
                <text:p>13.4449389048389</text:p>
              </table:table-cell>
              <table:table-cell office:value-type="float" office:value="13.9180581958627">
                <text:p>13.9180581958627</text:p>
              </table:table-cell>
              <table:table-cell office:value-type="float" office:value="13.8880413995583">
                <text:p>13.8880413995583</text:p>
              </table:table-cell>
              <table:table-cell office:value-type="float" office:value="14.2586946590447">
                <text:p>14.2586946590447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12.3575424146097">
                <text:p>12.3575424146097</text:p>
              </table:table-cell>
              <table:table-cell office:value-type="float" office:value="13.6904901875265">
                <text:p>13.6904901875265</text:p>
              </table:table-cell>
              <table:table-cell office:value-type="float" office:value="13.9304094985591">
                <text:p>13.9304094985591</text:p>
              </table:table-cell>
              <table:table-cell office:value-type="float" office:value="13.9197204357609">
                <text:p>13.9197204357609</text:p>
              </table:table-cell>
              <table:table-cell office:value-type="float" office:value="13.1612788132687">
                <text:p>13.1612788132687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2.1304956341723">
                <text:p>12.1304956341723</text:p>
              </table:table-cell>
              <table:table-cell office:value-type="float" office:value="13.72208488567">
                <text:p>13.72208488567</text:p>
              </table:table-cell>
              <table:table-cell office:value-type="float" office:value="13.5949014927364">
                <text:p>13.5949014927364</text:p>
              </table:table-cell>
              <table:table-cell office:value-type="float" office:value="13.9749990220089">
                <text:p>13.9749990220089</text:p>
              </table:table-cell>
              <table:table-cell office:value-type="float" office:value="14.3348290635829">
                <text:p>14.3348290635829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11.9859338954565">
                <text:p>11.9859338954565</text:p>
              </table:table-cell>
              <table:table-cell office:value-type="float" office:value="13.1283944948605">
                <text:p>13.1283944948605</text:p>
              </table:table-cell>
              <table:table-cell office:value-type="float" office:value="13.7952336397327">
                <text:p>13.7952336397327</text:p>
              </table:table-cell>
              <table:table-cell office:value-type="float" office:value="13.9806954375821">
                <text:p>13.9806954375821</text:p>
              </table:table-cell>
              <table:table-cell office:value-type="float" office:value="14.1191189160383">
                <text:p>14.1191189160383</text:p>
              </table:table-cell>
            </table:table-row>
            <table:table-row>
              <table:table-cell office:value-type="float" office:value="6912">
                <text:p>6910</text:p>
              </table:table-cell>
              <table:table-cell office:value-type="float" office:value="11.6458184374498">
                <text:p>11.6458184374498</text:p>
              </table:table-cell>
              <table:table-cell office:value-type="float" office:value="12.6618657089455">
                <text:p>12.6618657089455</text:p>
              </table:table-cell>
              <table:table-cell office:value-type="float" office:value="13.5518917716738">
                <text:p>13.5518917716738</text:p>
              </table:table-cell>
              <table:table-cell office:value-type="float" office:value="13.9149443293641">
                <text:p>13.9149443293641</text:p>
              </table:table-cell>
              <table:table-cell office:value-type="float" office:value="14.1515351393086">
                <text:p>14.1515351393086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11.8428221041196">
                <text:p>11.8428221041196</text:p>
              </table:table-cell>
              <table:table-cell office:value-type="float" office:value="12.68989915152">
                <text:p>12.68989915152</text:p>
              </table:table-cell>
              <table:table-cell office:value-type="float" office:value="12.9596618974834">
                <text:p>12.9596618974834</text:p>
              </table:table-cell>
              <table:table-cell office:value-type="float" office:value="13.9200452138083">
                <text:p>13.9200452138083</text:p>
              </table:table-cell>
              <table:table-cell office:value-type="float" office:value="14.2012458387686">
                <text:p>14.2012458387686</text:p>
              </table:table-cell>
            </table:table-row>
            <table:table-row>
              <table:table-cell office:value-type="float" office:value="7424">
                <text:p>7420</text:p>
              </table:table-cell>
              <table:table-cell office:value-type="float" office:value="11.7190450602741">
                <text:p>11.7190450602741</text:p>
              </table:table-cell>
              <table:table-cell office:value-type="float" office:value="12.7663325353334">
                <text:p>12.7663325353334</text:p>
              </table:table-cell>
              <table:table-cell office:value-type="float" office:value="12.8474364260624">
                <text:p>12.8474364260624</text:p>
              </table:table-cell>
              <table:table-cell office:value-type="float" office:value="13.9377200719473">
                <text:p>13.9377200719473</text:p>
              </table:table-cell>
              <table:table-cell office:value-type="float" office:value="14.0205403408506">
                <text:p>14.0205403408506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11.8625467949429">
                <text:p>11.8625467949429</text:p>
              </table:table-cell>
              <table:table-cell office:value-type="float" office:value="12.9676614674325">
                <text:p>12.9676614674325</text:p>
              </table:table-cell>
              <table:table-cell office:value-type="float" office:value="13.0167511610296">
                <text:p>13.0167511610296</text:p>
              </table:table-cell>
              <table:table-cell office:value-type="float" office:value="13.9698073226679">
                <text:p>13.9698073226679</text:p>
              </table:table-cell>
              <table:table-cell office:value-type="float" office:value="14.1339539420663">
                <text:p>14.1339539420663</text:p>
              </table:table-cell>
            </table:table-row>
            <table:table-row>
              <table:table-cell office:value-type="float" office:value="7936">
                <text:p>7940</text:p>
              </table:table-cell>
              <table:table-cell office:value-type="float" office:value="11.9368826299726">
                <text:p>11.9368826299726</text:p>
              </table:table-cell>
              <table:table-cell office:value-type="float" office:value="13.0694709903674">
                <text:p>13.0694709903674</text:p>
              </table:table-cell>
              <table:table-cell office:value-type="float" office:value="13.1997339910679">
                <text:p>13.1997339910679</text:p>
              </table:table-cell>
              <table:table-cell office:value-type="float" office:value="13.9619805110572">
                <text:p>13.9619805110572</text:p>
              </table:table-cell>
              <table:table-cell office:value-type="float" office:value="14.0514025070198">
                <text:p>14.051402507019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1.9261294260215">
                <text:p>11.9261294260215</text:p>
              </table:table-cell>
              <table:table-cell office:value-type="float" office:value="13.077817429845">
                <text:p>13.077817429845</text:p>
              </table:table-cell>
              <table:table-cell office:value-type="float" office:value="13.4177715948231">
                <text:p>13.4177715948231</text:p>
              </table:table-cell>
              <table:table-cell office:value-type="float" office:value="13.8818506638213">
                <text:p>13.8818506638213</text:p>
              </table:table-cell>
              <table:table-cell office:value-type="float" office:value="14.2793593064469">
                <text:p>14.279359306446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